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0.2752in"/>
    </style:style>
    <style:style style:name="co3" style:family="table-column">
      <style:table-column-properties fo:break-before="auto" style:column-width="0.3516in"/>
    </style:style>
    <style:style style:name="co4" style:family="table-column">
      <style:table-column-properties fo:break-before="auto" style:column-width="0.3728in"/>
    </style:style>
    <style:style style:name="co5" style:family="table-column">
      <style:table-column-properties fo:break-before="auto" style:column-width="0.548in"/>
    </style:style>
    <style:style style:name="co6" style:family="table-column">
      <style:table-column-properties fo:break-before="auto" style:column-width="0.3953in"/>
    </style:style>
    <style:style style:name="co7" style:family="table-column">
      <style:table-column-properties fo:break-before="auto" style:column-width="0.428in"/>
    </style:style>
    <style:style style:name="co8" style:family="table-column">
      <style:table-column-properties fo:break-before="auto" style:column-width="0.4165in"/>
    </style:style>
    <style:style style:name="co13" style:family="table-column">
      <style:table-column-properties fo:break-before="auto" style:column-width="0.5043in"/>
    </style:style>
    <style:style style:name="co14" style:family="table-column">
      <style:table-column-properties fo:break-before="auto" style:column-width="0.5366in"/>
    </style:style>
    <style:style style:name="co15" style:family="table-column">
      <style:table-column-properties fo:break-before="auto" style:column-width="0.2854in"/>
    </style:style>
    <style:style style:name="co16" style:family="table-column">
      <style:table-column-properties fo:break-before="auto" style:column-width="0.5154in"/>
    </style:style>
    <style:style style:name="co9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422in"/>
    </style:style>
    <style:style style:name="co19" style:family="table-column">
      <style:table-column-properties fo:break-before="auto" style:column-width="0.5917in"/>
    </style:style>
    <style:style style:name="co20" style:family="table-column">
      <style:table-column-properties fo:break-before="auto" style:column-width="1.3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9999"/>
    </style:style>
    <style:style style:name="ce8" style:family="table-cell" style:parent-style-name="Default">
      <style:table-cell-properties fo:background-color="#cc66ff"/>
    </style:style>
  </office:automatic-styles>
  <office:body>
    <office:spreadsheet>
      <table:table table:name="EEmap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ce2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ce2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ce2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Tode0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H</text:p>
          </table:table-cell>
          <table:table-cell table:style-name="ce1" office:value-type="string">
            <text:p>Tode1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H</text:p>
          </table:table-cell>
          <table:table-cell table:style-name="ce1" office:value-type="string">
            <text:p>Tode2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H</text:p>
          </table:table-cell>
          <table:table-cell table:style-name="ce1" office:value-type="string">
            <text:p>Tode3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H</text:p>
          </table:table-cell>
          <table:table-cell table:style-name="ce1" office:value-type="string">
            <text:p>Tode4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H</text:p>
          </table:table-cell>
          <table:table-cell table:style-name="ce1" office:value-type="string">
            <text:p>Tode5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H</text:p>
          </table:table-cell>
          <table:table-cell table:style-name="ce1" office:value-type="string">
            <text:p>Tode6</text:p>
          </table:table-cell>
          <table:table-cell office:value-type="string">
            <text:p>B</text:p>
          </table:table-cell>
          <table:table-cell table:style-name="ce2" office:value-type="string">
            <text:p>D</text:p>
          </table:table-cell>
          <table:table-cell office:value-type="string">
            <text:p>H</text:p>
          </table:table-cell>
          <table:table-cell table:style-name="ce1" office:value-type="string">
            <text:p>Tode7</text:p>
          </table:table-cell>
          <table:table-cell office:value-type="string">
            <text:p>B</text:p>
          </table:table-cell>
          <table:table-cell table:style-name="ce2" office:value-type="string">
            <text:p>D</text:p>
          </table:table-cell>
          <table:table-cell office:value-type="string">
            <text:p>H</text:p>
          </table:table-cell>
          <table:table-cell table:style-name="ce1" office:value-type="string">
            <text:p>Tode8</text:p>
          </table:table-cell>
          <table:table-cell office:value-type="string">
            <text:p>B</text:p>
          </table:table-cell>
          <table:table-cell table:style-name="ce2" office:value-type="string">
            <text:p>D</text:p>
          </table:table-cell>
          <table:table-cell office:value-type="string">
            <text:p>H</text:p>
          </table:table-cell>
          <table:table-cell table:style-name="ce1" office:value-type="string">
            <text:p>Tode9</text:p>
          </table:table-cell>
          <table:table-cell office:value-type="string">
            <text:p>B</text:p>
          </table:table-cell>
          <table:table-cell table:style-name="ce2" office:value-type="string">
            <text:p>D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RFH</text:p>
          </table:table-cell>
          <table:table-cell table:number-columns-repeated="2" office:value-type="float" office:value="0">
            <text:p>0</text:p>
          </table:table-cell>
          <table:table-cell table:formula="of:=DEC2HEX([.C2])" office:value-type="string" office:string-value="0">
            <text:p>0</text:p>
          </table:table-cell>
          <table:table-cell office:value-type="string">
            <text:p>RFH</text:p>
          </table:table-cell>
          <table:table-cell office:value-type="float" office:value="0">
            <text:p>0</text:p>
          </table:table-cell>
          <table:table-cell table:formula="of:=[.C374]+1" office:value-type="float" office:value="373">
            <text:p>373</text:p>
          </table:table-cell>
          <table:table-cell table:formula="of:=DEC2HEX([.G2])" office:value-type="string" office:string-value="175">
            <text:p>175</text:p>
          </table:table-cell>
          <table:table-cell office:value-type="string">
            <text:p>RFH</text:p>
          </table:table-cell>
          <table:table-cell office:value-type="float" office:value="0">
            <text:p>0</text:p>
          </table:table-cell>
          <table:table-cell table:formula="of:=[.G374]+1" office:value-type="float" office:value="746">
            <text:p>746</text:p>
          </table:table-cell>
          <table:table-cell table:formula="of:=DEC2HEX([.K2])" office:value-type="string" office:string-value="2EA">
            <text:p>2EA</text:p>
          </table:table-cell>
          <table:table-cell office:value-type="string">
            <text:p>RFH</text:p>
          </table:table-cell>
          <table:table-cell office:value-type="float" office:value="0">
            <text:p>0</text:p>
          </table:table-cell>
          <table:table-cell table:formula="of:=[.K374]+1" office:value-type="float" office:value="1119">
            <text:p>1119</text:p>
          </table:table-cell>
          <table:table-cell table:formula="of:=DEC2HEX([.O2])" office:value-type="string" office:string-value="45F">
            <text:p>45F</text:p>
          </table:table-cell>
          <table:table-cell office:value-type="string">
            <text:p>RFH</text:p>
          </table:table-cell>
          <table:table-cell office:value-type="float" office:value="0">
            <text:p>0</text:p>
          </table:table-cell>
          <table:table-cell table:formula="of:=[.O374]+1" office:value-type="float" office:value="1492">
            <text:p>1492</text:p>
          </table:table-cell>
          <table:table-cell table:formula="of:=DEC2HEX([.S2])" office:value-type="string" office:string-value="5D4">
            <text:p>5D4</text:p>
          </table:table-cell>
          <table:table-cell office:value-type="string">
            <text:p>RFH</text:p>
          </table:table-cell>
          <table:table-cell office:value-type="float" office:value="0">
            <text:p>0</text:p>
          </table:table-cell>
          <table:table-cell table:formula="of:=[.S374]+1" office:value-type="float" office:value="1865">
            <text:p>1865</text:p>
          </table:table-cell>
          <table:table-cell table:formula="of:=DEC2HEX([.W2])" office:value-type="string" office:string-value="749">
            <text:p>749</text:p>
          </table:table-cell>
          <table:table-cell office:value-type="string">
            <text:p>RFH</text:p>
          </table:table-cell>
          <table:table-cell office:value-type="float" office:value="0">
            <text:p>0</text:p>
          </table:table-cell>
          <table:table-cell table:style-name="ce2" table:formula="of:=[.W374]+1" office:value-type="float" office:value="2238">
            <text:p>2238</text:p>
          </table:table-cell>
          <table:table-cell table:formula="of:=DEC2HEX([.AA2])" office:value-type="string" office:string-value="8BE">
            <text:p>8BE</text:p>
          </table:table-cell>
          <table:table-cell office:value-type="string">
            <text:p>RFH</text:p>
          </table:table-cell>
          <table:table-cell office:value-type="float" office:value="0">
            <text:p>0</text:p>
          </table:table-cell>
          <table:table-cell table:style-name="ce2" table:formula="of:=[.AA374]+1" office:value-type="float" office:value="2611">
            <text:p>2611</text:p>
          </table:table-cell>
          <table:table-cell table:formula="of:=DEC2HEX([.AE2])" office:value-type="string" office:string-value="A33">
            <text:p>A33</text:p>
          </table:table-cell>
          <table:table-cell office:value-type="string">
            <text:p>RFH</text:p>
          </table:table-cell>
          <table:table-cell office:value-type="float" office:value="0">
            <text:p>0</text:p>
          </table:table-cell>
          <table:table-cell table:style-name="ce2" table:formula="of:=[.AE374]+1" office:value-type="float" office:value="2984">
            <text:p>2984</text:p>
          </table:table-cell>
          <table:table-cell table:formula="of:=DEC2HEX([.AI2])" office:value-type="string" office:string-value="BA8">
            <text:p>BA8</text:p>
          </table:table-cell>
          <table:table-cell office:value-type="string">
            <text:p>RFH</text:p>
          </table:table-cell>
          <table:table-cell office:value-type="float" office:value="0">
            <text:p>0</text:p>
          </table:table-cell>
          <table:table-cell table:style-name="ce2" table:formula="of:=[.AI374]+1" office:value-type="float" office:value="3357">
            <text:p>3357</text:p>
          </table:table-cell>
          <table:table-cell table:formula="of:=DEC2HEX([.AM2])" office:value-type="string" office:string-value="D1D">
            <text:p>D1D</text:p>
          </table:table-cell>
        </table:table-row>
        <table:table-row table:style-name="ro1">
          <table:table-cell office:value-type="string">
            <text:p>RFL</text:p>
          </table:table-cell>
          <table:table-cell table:formula="of:=[.B2]+1" office:value-type="float" office:value="1">
            <text:p>1</text:p>
          </table:table-cell>
          <table:table-cell table:formula="of:=[.C2]+1" office:value-type="float" office:value="1">
            <text:p>1</text:p>
          </table:table-cell>
          <table:table-cell table:formula="of:=DEC2HEX([.C3])" office:value-type="string" office:string-value="1">
            <text:p>1</text:p>
          </table:table-cell>
          <table:table-cell office:value-type="string">
            <text:p>RFL</text:p>
          </table:table-cell>
          <table:table-cell table:formula="of:=[.F2]+1" office:value-type="float" office:value="1">
            <text:p>1</text:p>
          </table:table-cell>
          <table:table-cell table:formula="of:=[.G2]+1" office:value-type="float" office:value="374">
            <text:p>374</text:p>
          </table:table-cell>
          <table:table-cell table:formula="of:=DEC2HEX([.G3])" office:value-type="string" office:string-value="176">
            <text:p>176</text:p>
          </table:table-cell>
          <table:table-cell office:value-type="string">
            <text:p>RFL</text:p>
          </table:table-cell>
          <table:table-cell table:formula="of:=[.J2]+1" office:value-type="float" office:value="1">
            <text:p>1</text:p>
          </table:table-cell>
          <table:table-cell table:formula="of:=[.K2]+1" office:value-type="float" office:value="747">
            <text:p>747</text:p>
          </table:table-cell>
          <table:table-cell table:formula="of:=DEC2HEX([.K3])" office:value-type="string" office:string-value="2EB">
            <text:p>2EB</text:p>
          </table:table-cell>
          <table:table-cell office:value-type="string">
            <text:p>RFL</text:p>
          </table:table-cell>
          <table:table-cell table:formula="of:=[.N2]+1" office:value-type="float" office:value="1">
            <text:p>1</text:p>
          </table:table-cell>
          <table:table-cell table:formula="of:=[.O2]+1" office:value-type="float" office:value="1120">
            <text:p>1120</text:p>
          </table:table-cell>
          <table:table-cell table:formula="of:=DEC2HEX([.O3])" office:value-type="string" office:string-value="460">
            <text:p>460</text:p>
          </table:table-cell>
          <table:table-cell office:value-type="string">
            <text:p>RFL</text:p>
          </table:table-cell>
          <table:table-cell table:formula="of:=[.R2]+1" office:value-type="float" office:value="1">
            <text:p>1</text:p>
          </table:table-cell>
          <table:table-cell table:formula="of:=[.S2]+1" office:value-type="float" office:value="1493">
            <text:p>1493</text:p>
          </table:table-cell>
          <table:table-cell table:formula="of:=DEC2HEX([.S3])" office:value-type="string" office:string-value="5D5">
            <text:p>5D5</text:p>
          </table:table-cell>
          <table:table-cell office:value-type="string">
            <text:p>RFL</text:p>
          </table:table-cell>
          <table:table-cell table:formula="of:=[.V2]+1" office:value-type="float" office:value="1">
            <text:p>1</text:p>
          </table:table-cell>
          <table:table-cell table:formula="of:=[.W2]+1" office:value-type="float" office:value="1866">
            <text:p>1866</text:p>
          </table:table-cell>
          <table:table-cell table:formula="of:=DEC2HEX([.W3])" office:value-type="string" office:string-value="74A">
            <text:p>74A</text:p>
          </table:table-cell>
          <table:table-cell office:value-type="string">
            <text:p>RFL</text:p>
          </table:table-cell>
          <table:table-cell table:formula="of:=[.Z2]+1" office:value-type="float" office:value="1">
            <text:p>1</text:p>
          </table:table-cell>
          <table:table-cell table:style-name="ce2" table:formula="of:=[.AA2]+1" office:value-type="float" office:value="2239">
            <text:p>2239</text:p>
          </table:table-cell>
          <table:table-cell table:formula="of:=DEC2HEX([.AA3])" office:value-type="string" office:string-value="8BF">
            <text:p>8BF</text:p>
          </table:table-cell>
          <table:table-cell office:value-type="string">
            <text:p>RFL</text:p>
          </table:table-cell>
          <table:table-cell table:formula="of:=[.AD2]+1" office:value-type="float" office:value="1">
            <text:p>1</text:p>
          </table:table-cell>
          <table:table-cell table:style-name="ce2" table:formula="of:=[.AE2]+1" office:value-type="float" office:value="2612">
            <text:p>2612</text:p>
          </table:table-cell>
          <table:table-cell table:formula="of:=DEC2HEX([.AE3])" office:value-type="string" office:string-value="A34">
            <text:p>A34</text:p>
          </table:table-cell>
          <table:table-cell office:value-type="string">
            <text:p>RFL</text:p>
          </table:table-cell>
          <table:table-cell table:formula="of:=[.AH2]+1" office:value-type="float" office:value="1">
            <text:p>1</text:p>
          </table:table-cell>
          <table:table-cell table:style-name="ce2" table:formula="of:=[.AI2]+1" office:value-type="float" office:value="2985">
            <text:p>2985</text:p>
          </table:table-cell>
          <table:table-cell table:formula="of:=DEC2HEX([.AI3])" office:value-type="string" office:string-value="BA9">
            <text:p>BA9</text:p>
          </table:table-cell>
          <table:table-cell office:value-type="string">
            <text:p>RFL</text:p>
          </table:table-cell>
          <table:table-cell table:formula="of:=[.AL2]+1" office:value-type="float" office:value="1">
            <text:p>1</text:p>
          </table:table-cell>
          <table:table-cell table:style-name="ce2" table:formula="of:=[.AM2]+1" office:value-type="float" office:value="3358">
            <text:p>3358</text:p>
          </table:table-cell>
          <table:table-cell table:formula="of:=DEC2HEX([.AM3])" office:value-type="string" office:string-value="D1E">
            <text:p>D1E</text:p>
          </table:table-cell>
        </table:table-row>
        <table:table-row table:style-name="ro1">
          <table:table-cell office:value-type="string">
            <text:p>VER</text:p>
          </table:table-cell>
          <table:table-cell table:formula="of:=[.B3]+1" office:value-type="float" office:value="2">
            <text:p>2</text:p>
          </table:table-cell>
          <table:table-cell table:formula="of:=[.C3]+1" office:value-type="float" office:value="2">
            <text:p>2</text:p>
          </table:table-cell>
          <table:table-cell table:formula="of:=DEC2HEX([.C4])" office:value-type="string" office:string-value="2">
            <text:p>2</text:p>
          </table:table-cell>
          <table:table-cell office:value-type="string">
            <text:p>VER</text:p>
          </table:table-cell>
          <table:table-cell table:formula="of:=[.F3]+1" office:value-type="float" office:value="2">
            <text:p>2</text:p>
          </table:table-cell>
          <table:table-cell table:formula="of:=[.G3]+1" office:value-type="float" office:value="375">
            <text:p>375</text:p>
          </table:table-cell>
          <table:table-cell table:formula="of:=DEC2HEX([.G4])" office:value-type="string" office:string-value="177">
            <text:p>177</text:p>
          </table:table-cell>
          <table:table-cell office:value-type="string">
            <text:p>VER</text:p>
          </table:table-cell>
          <table:table-cell table:formula="of:=[.J3]+1" office:value-type="float" office:value="2">
            <text:p>2</text:p>
          </table:table-cell>
          <table:table-cell table:formula="of:=[.K3]+1" office:value-type="float" office:value="748">
            <text:p>748</text:p>
          </table:table-cell>
          <table:table-cell table:formula="of:=DEC2HEX([.K4])" office:value-type="string" office:string-value="2EC">
            <text:p>2EC</text:p>
          </table:table-cell>
          <table:table-cell office:value-type="string">
            <text:p>VER</text:p>
          </table:table-cell>
          <table:table-cell table:formula="of:=[.N3]+1" office:value-type="float" office:value="2">
            <text:p>2</text:p>
          </table:table-cell>
          <table:table-cell table:formula="of:=[.O3]+1" office:value-type="float" office:value="1121">
            <text:p>1121</text:p>
          </table:table-cell>
          <table:table-cell table:formula="of:=DEC2HEX([.O4])" office:value-type="string" office:string-value="461">
            <text:p>461</text:p>
          </table:table-cell>
          <table:table-cell office:value-type="string">
            <text:p>VER</text:p>
          </table:table-cell>
          <table:table-cell table:formula="of:=[.R3]+1" office:value-type="float" office:value="2">
            <text:p>2</text:p>
          </table:table-cell>
          <table:table-cell table:formula="of:=[.S3]+1" office:value-type="float" office:value="1494">
            <text:p>1494</text:p>
          </table:table-cell>
          <table:table-cell table:formula="of:=DEC2HEX([.S4])" office:value-type="string" office:string-value="5D6">
            <text:p>5D6</text:p>
          </table:table-cell>
          <table:table-cell office:value-type="string">
            <text:p>VER</text:p>
          </table:table-cell>
          <table:table-cell table:formula="of:=[.V3]+1" office:value-type="float" office:value="2">
            <text:p>2</text:p>
          </table:table-cell>
          <table:table-cell table:formula="of:=[.W3]+1" office:value-type="float" office:value="1867">
            <text:p>1867</text:p>
          </table:table-cell>
          <table:table-cell table:formula="of:=DEC2HEX([.W4])" office:value-type="string" office:string-value="74B">
            <text:p>74B</text:p>
          </table:table-cell>
          <table:table-cell office:value-type="string">
            <text:p>VER</text:p>
          </table:table-cell>
          <table:table-cell table:formula="of:=[.Z3]+1" office:value-type="float" office:value="2">
            <text:p>2</text:p>
          </table:table-cell>
          <table:table-cell table:style-name="ce2" table:formula="of:=[.AA3]+1" office:value-type="float" office:value="2240">
            <text:p>2240</text:p>
          </table:table-cell>
          <table:table-cell table:formula="of:=DEC2HEX([.AA4])" office:value-type="string" office:string-value="8C0">
            <text:p>8C0</text:p>
          </table:table-cell>
          <table:table-cell office:value-type="string">
            <text:p>VER</text:p>
          </table:table-cell>
          <table:table-cell table:formula="of:=[.AD3]+1" office:value-type="float" office:value="2">
            <text:p>2</text:p>
          </table:table-cell>
          <table:table-cell table:style-name="ce2" table:formula="of:=[.AE3]+1" office:value-type="float" office:value="2613">
            <text:p>2613</text:p>
          </table:table-cell>
          <table:table-cell table:formula="of:=DEC2HEX([.AE4])" office:value-type="string" office:string-value="A35">
            <text:p>A35</text:p>
          </table:table-cell>
          <table:table-cell office:value-type="string">
            <text:p>VER</text:p>
          </table:table-cell>
          <table:table-cell table:formula="of:=[.AH3]+1" office:value-type="float" office:value="2">
            <text:p>2</text:p>
          </table:table-cell>
          <table:table-cell table:style-name="ce2" table:formula="of:=[.AI3]+1" office:value-type="float" office:value="2986">
            <text:p>2986</text:p>
          </table:table-cell>
          <table:table-cell table:formula="of:=DEC2HEX([.AI4])" office:value-type="string" office:string-value="BAA">
            <text:p>BAA</text:p>
          </table:table-cell>
          <table:table-cell office:value-type="string">
            <text:p>VER</text:p>
          </table:table-cell>
          <table:table-cell table:formula="of:=[.AL3]+1" office:value-type="float" office:value="2">
            <text:p>2</text:p>
          </table:table-cell>
          <table:table-cell table:style-name="ce2" table:formula="of:=[.AM3]+1" office:value-type="float" office:value="3359">
            <text:p>3359</text:p>
          </table:table-cell>
          <table:table-cell table:formula="of:=DEC2HEX([.AM4])" office:value-type="string" office:string-value="D1F">
            <text:p>D1F</text:p>
          </table:table-cell>
        </table:table-row>
        <table:table-row table:style-name="ro1">
          <table:table-cell office:value-type="string">
            <text:p>name0</text:p>
          </table:table-cell>
          <table:table-cell table:formula="of:=[.B4]+1" office:value-type="float" office:value="3">
            <text:p>3</text:p>
          </table:table-cell>
          <table:table-cell table:formula="of:=[.C4]+1" office:value-type="float" office:value="3">
            <text:p>3</text:p>
          </table:table-cell>
          <table:table-cell table:formula="of:=DEC2HEX([.C5])" office:value-type="string" office:string-value="3">
            <text:p>3</text:p>
          </table:table-cell>
          <table:table-cell office:value-type="string">
            <text:p>name0</text:p>
          </table:table-cell>
          <table:table-cell table:formula="of:=[.F4]+1" office:value-type="float" office:value="3">
            <text:p>3</text:p>
          </table:table-cell>
          <table:table-cell table:formula="of:=[.G4]+1" office:value-type="float" office:value="376">
            <text:p>376</text:p>
          </table:table-cell>
          <table:table-cell table:formula="of:=DEC2HEX([.G5])" office:value-type="string" office:string-value="178">
            <text:p>178</text:p>
          </table:table-cell>
          <table:table-cell office:value-type="string">
            <text:p>name0</text:p>
          </table:table-cell>
          <table:table-cell table:formula="of:=[.J4]+1" office:value-type="float" office:value="3">
            <text:p>3</text:p>
          </table:table-cell>
          <table:table-cell table:formula="of:=[.K4]+1" office:value-type="float" office:value="749">
            <text:p>749</text:p>
          </table:table-cell>
          <table:table-cell table:formula="of:=DEC2HEX([.K5])" office:value-type="string" office:string-value="2ED">
            <text:p>2ED</text:p>
          </table:table-cell>
          <table:table-cell office:value-type="string">
            <text:p>name0</text:p>
          </table:table-cell>
          <table:table-cell table:formula="of:=[.N4]+1" office:value-type="float" office:value="3">
            <text:p>3</text:p>
          </table:table-cell>
          <table:table-cell table:formula="of:=[.O4]+1" office:value-type="float" office:value="1122">
            <text:p>1122</text:p>
          </table:table-cell>
          <table:table-cell table:formula="of:=DEC2HEX([.O5])" office:value-type="string" office:string-value="462">
            <text:p>462</text:p>
          </table:table-cell>
          <table:table-cell office:value-type="string">
            <text:p>name0</text:p>
          </table:table-cell>
          <table:table-cell table:formula="of:=[.R4]+1" office:value-type="float" office:value="3">
            <text:p>3</text:p>
          </table:table-cell>
          <table:table-cell table:formula="of:=[.S4]+1" office:value-type="float" office:value="1495">
            <text:p>1495</text:p>
          </table:table-cell>
          <table:table-cell table:formula="of:=DEC2HEX([.S5])" office:value-type="string" office:string-value="5D7">
            <text:p>5D7</text:p>
          </table:table-cell>
          <table:table-cell office:value-type="string">
            <text:p>name0</text:p>
          </table:table-cell>
          <table:table-cell table:formula="of:=[.V4]+1" office:value-type="float" office:value="3">
            <text:p>3</text:p>
          </table:table-cell>
          <table:table-cell table:formula="of:=[.W4]+1" office:value-type="float" office:value="1868">
            <text:p>1868</text:p>
          </table:table-cell>
          <table:table-cell table:formula="of:=DEC2HEX([.W5])" office:value-type="string" office:string-value="74C">
            <text:p>74C</text:p>
          </table:table-cell>
          <table:table-cell office:value-type="string">
            <text:p>name0</text:p>
          </table:table-cell>
          <table:table-cell table:formula="of:=[.Z4]+1" office:value-type="float" office:value="3">
            <text:p>3</text:p>
          </table:table-cell>
          <table:table-cell table:style-name="ce2" table:formula="of:=[.AA4]+1" office:value-type="float" office:value="2241">
            <text:p>2241</text:p>
          </table:table-cell>
          <table:table-cell table:formula="of:=DEC2HEX([.AA5])" office:value-type="string" office:string-value="8C1">
            <text:p>8C1</text:p>
          </table:table-cell>
          <table:table-cell office:value-type="string">
            <text:p>name0</text:p>
          </table:table-cell>
          <table:table-cell table:formula="of:=[.AD4]+1" office:value-type="float" office:value="3">
            <text:p>3</text:p>
          </table:table-cell>
          <table:table-cell table:style-name="ce2" table:formula="of:=[.AE4]+1" office:value-type="float" office:value="2614">
            <text:p>2614</text:p>
          </table:table-cell>
          <table:table-cell table:formula="of:=DEC2HEX([.AE5])" office:value-type="string" office:string-value="A36">
            <text:p>A36</text:p>
          </table:table-cell>
          <table:table-cell office:value-type="string">
            <text:p>name0</text:p>
          </table:table-cell>
          <table:table-cell table:formula="of:=[.AH4]+1" office:value-type="float" office:value="3">
            <text:p>3</text:p>
          </table:table-cell>
          <table:table-cell table:style-name="ce2" table:formula="of:=[.AI4]+1" office:value-type="float" office:value="2987">
            <text:p>2987</text:p>
          </table:table-cell>
          <table:table-cell table:formula="of:=DEC2HEX([.AI5])" office:value-type="string" office:string-value="BAB">
            <text:p>BAB</text:p>
          </table:table-cell>
          <table:table-cell office:value-type="string">
            <text:p>name0</text:p>
          </table:table-cell>
          <table:table-cell table:formula="of:=[.AL4]+1" office:value-type="float" office:value="3">
            <text:p>3</text:p>
          </table:table-cell>
          <table:table-cell table:style-name="ce2" table:formula="of:=[.AM4]+1" office:value-type="float" office:value="3360">
            <text:p>3360</text:p>
          </table:table-cell>
          <table:table-cell table:formula="of:=DEC2HEX([.AM5])" office:value-type="string" office:string-value="D20">
            <text:p>D20</text:p>
          </table:table-cell>
        </table:table-row>
        <table:table-row table:style-name="ro1">
          <table:table-cell office:value-type="string">
            <text:p>name1</text:p>
          </table:table-cell>
          <table:table-cell table:formula="of:=[.B5]+1" office:value-type="float" office:value="4">
            <text:p>4</text:p>
          </table:table-cell>
          <table:table-cell table:formula="of:=[.C5]+1" office:value-type="float" office:value="4">
            <text:p>4</text:p>
          </table:table-cell>
          <table:table-cell table:formula="of:=DEC2HEX([.C6])" office:value-type="string" office:string-value="4">
            <text:p>4</text:p>
          </table:table-cell>
          <table:table-cell office:value-type="string">
            <text:p>name1</text:p>
          </table:table-cell>
          <table:table-cell table:formula="of:=[.F5]+1" office:value-type="float" office:value="4">
            <text:p>4</text:p>
          </table:table-cell>
          <table:table-cell table:formula="of:=[.G5]+1" office:value-type="float" office:value="377">
            <text:p>377</text:p>
          </table:table-cell>
          <table:table-cell table:formula="of:=DEC2HEX([.G6])" office:value-type="string" office:string-value="179">
            <text:p>179</text:p>
          </table:table-cell>
          <table:table-cell office:value-type="string">
            <text:p>name1</text:p>
          </table:table-cell>
          <table:table-cell table:formula="of:=[.J5]+1" office:value-type="float" office:value="4">
            <text:p>4</text:p>
          </table:table-cell>
          <table:table-cell table:formula="of:=[.K5]+1" office:value-type="float" office:value="750">
            <text:p>750</text:p>
          </table:table-cell>
          <table:table-cell table:formula="of:=DEC2HEX([.K6])" office:value-type="string" office:string-value="2EE">
            <text:p>2EE</text:p>
          </table:table-cell>
          <table:table-cell office:value-type="string">
            <text:p>name1</text:p>
          </table:table-cell>
          <table:table-cell table:formula="of:=[.N5]+1" office:value-type="float" office:value="4">
            <text:p>4</text:p>
          </table:table-cell>
          <table:table-cell table:formula="of:=[.O5]+1" office:value-type="float" office:value="1123">
            <text:p>1123</text:p>
          </table:table-cell>
          <table:table-cell table:formula="of:=DEC2HEX([.O6])" office:value-type="string" office:string-value="463">
            <text:p>463</text:p>
          </table:table-cell>
          <table:table-cell office:value-type="string">
            <text:p>name1</text:p>
          </table:table-cell>
          <table:table-cell table:formula="of:=[.R5]+1" office:value-type="float" office:value="4">
            <text:p>4</text:p>
          </table:table-cell>
          <table:table-cell table:formula="of:=[.S5]+1" office:value-type="float" office:value="1496">
            <text:p>1496</text:p>
          </table:table-cell>
          <table:table-cell table:formula="of:=DEC2HEX([.S6])" office:value-type="string" office:string-value="5D8">
            <text:p>5D8</text:p>
          </table:table-cell>
          <table:table-cell office:value-type="string">
            <text:p>name1</text:p>
          </table:table-cell>
          <table:table-cell table:formula="of:=[.V5]+1" office:value-type="float" office:value="4">
            <text:p>4</text:p>
          </table:table-cell>
          <table:table-cell table:formula="of:=[.W5]+1" office:value-type="float" office:value="1869">
            <text:p>1869</text:p>
          </table:table-cell>
          <table:table-cell table:formula="of:=DEC2HEX([.W6])" office:value-type="string" office:string-value="74D">
            <text:p>74D</text:p>
          </table:table-cell>
          <table:table-cell office:value-type="string">
            <text:p>name1</text:p>
          </table:table-cell>
          <table:table-cell table:formula="of:=[.Z5]+1" office:value-type="float" office:value="4">
            <text:p>4</text:p>
          </table:table-cell>
          <table:table-cell table:style-name="ce2" table:formula="of:=[.AA5]+1" office:value-type="float" office:value="2242">
            <text:p>2242</text:p>
          </table:table-cell>
          <table:table-cell table:formula="of:=DEC2HEX([.AA6])" office:value-type="string" office:string-value="8C2">
            <text:p>8C2</text:p>
          </table:table-cell>
          <table:table-cell office:value-type="string">
            <text:p>name1</text:p>
          </table:table-cell>
          <table:table-cell table:formula="of:=[.AD5]+1" office:value-type="float" office:value="4">
            <text:p>4</text:p>
          </table:table-cell>
          <table:table-cell table:style-name="ce2" table:formula="of:=[.AE5]+1" office:value-type="float" office:value="2615">
            <text:p>2615</text:p>
          </table:table-cell>
          <table:table-cell table:formula="of:=DEC2HEX([.AE6])" office:value-type="string" office:string-value="A37">
            <text:p>A37</text:p>
          </table:table-cell>
          <table:table-cell office:value-type="string">
            <text:p>name1</text:p>
          </table:table-cell>
          <table:table-cell table:formula="of:=[.AH5]+1" office:value-type="float" office:value="4">
            <text:p>4</text:p>
          </table:table-cell>
          <table:table-cell table:style-name="ce2" table:formula="of:=[.AI5]+1" office:value-type="float" office:value="2988">
            <text:p>2988</text:p>
          </table:table-cell>
          <table:table-cell table:formula="of:=DEC2HEX([.AI6])" office:value-type="string" office:string-value="BAC">
            <text:p>BAC</text:p>
          </table:table-cell>
          <table:table-cell office:value-type="string">
            <text:p>name1</text:p>
          </table:table-cell>
          <table:table-cell table:formula="of:=[.AL5]+1" office:value-type="float" office:value="4">
            <text:p>4</text:p>
          </table:table-cell>
          <table:table-cell table:style-name="ce2" table:formula="of:=[.AM5]+1" office:value-type="float" office:value="3361">
            <text:p>3361</text:p>
          </table:table-cell>
          <table:table-cell table:formula="of:=DEC2HEX([.AM6])" office:value-type="string" office:string-value="D21">
            <text:p>D21</text:p>
          </table:table-cell>
        </table:table-row>
        <table:table-row table:style-name="ro1">
          <table:table-cell office:value-type="string">
            <text:p>name2</text:p>
          </table:table-cell>
          <table:table-cell table:formula="of:=[.B6]+1" office:value-type="float" office:value="5">
            <text:p>5</text:p>
          </table:table-cell>
          <table:table-cell table:formula="of:=[.C6]+1" office:value-type="float" office:value="5">
            <text:p>5</text:p>
          </table:table-cell>
          <table:table-cell table:formula="of:=DEC2HEX([.C7])" office:value-type="string" office:string-value="5">
            <text:p>5</text:p>
          </table:table-cell>
          <table:table-cell office:value-type="string">
            <text:p>name2</text:p>
          </table:table-cell>
          <table:table-cell table:formula="of:=[.F6]+1" office:value-type="float" office:value="5">
            <text:p>5</text:p>
          </table:table-cell>
          <table:table-cell table:formula="of:=[.G6]+1" office:value-type="float" office:value="378">
            <text:p>378</text:p>
          </table:table-cell>
          <table:table-cell table:formula="of:=DEC2HEX([.G7])" office:value-type="string" office:string-value="17A">
            <text:p>17A</text:p>
          </table:table-cell>
          <table:table-cell office:value-type="string">
            <text:p>name2</text:p>
          </table:table-cell>
          <table:table-cell table:formula="of:=[.J6]+1" office:value-type="float" office:value="5">
            <text:p>5</text:p>
          </table:table-cell>
          <table:table-cell table:formula="of:=[.K6]+1" office:value-type="float" office:value="751">
            <text:p>751</text:p>
          </table:table-cell>
          <table:table-cell table:formula="of:=DEC2HEX([.K7])" office:value-type="string" office:string-value="2EF">
            <text:p>2EF</text:p>
          </table:table-cell>
          <table:table-cell office:value-type="string">
            <text:p>name2</text:p>
          </table:table-cell>
          <table:table-cell table:formula="of:=[.N6]+1" office:value-type="float" office:value="5">
            <text:p>5</text:p>
          </table:table-cell>
          <table:table-cell table:formula="of:=[.O6]+1" office:value-type="float" office:value="1124">
            <text:p>1124</text:p>
          </table:table-cell>
          <table:table-cell table:formula="of:=DEC2HEX([.O7])" office:value-type="string" office:string-value="464">
            <text:p>464</text:p>
          </table:table-cell>
          <table:table-cell office:value-type="string">
            <text:p>name2</text:p>
          </table:table-cell>
          <table:table-cell table:formula="of:=[.R6]+1" office:value-type="float" office:value="5">
            <text:p>5</text:p>
          </table:table-cell>
          <table:table-cell table:formula="of:=[.S6]+1" office:value-type="float" office:value="1497">
            <text:p>1497</text:p>
          </table:table-cell>
          <table:table-cell table:formula="of:=DEC2HEX([.S7])" office:value-type="string" office:string-value="5D9">
            <text:p>5D9</text:p>
          </table:table-cell>
          <table:table-cell office:value-type="string">
            <text:p>name2</text:p>
          </table:table-cell>
          <table:table-cell table:formula="of:=[.V6]+1" office:value-type="float" office:value="5">
            <text:p>5</text:p>
          </table:table-cell>
          <table:table-cell table:formula="of:=[.W6]+1" office:value-type="float" office:value="1870">
            <text:p>1870</text:p>
          </table:table-cell>
          <table:table-cell table:formula="of:=DEC2HEX([.W7])" office:value-type="string" office:string-value="74E">
            <text:p>74E</text:p>
          </table:table-cell>
          <table:table-cell office:value-type="string">
            <text:p>name2</text:p>
          </table:table-cell>
          <table:table-cell table:formula="of:=[.Z6]+1" office:value-type="float" office:value="5">
            <text:p>5</text:p>
          </table:table-cell>
          <table:table-cell table:style-name="ce2" table:formula="of:=[.AA6]+1" office:value-type="float" office:value="2243">
            <text:p>2243</text:p>
          </table:table-cell>
          <table:table-cell table:formula="of:=DEC2HEX([.AA7])" office:value-type="string" office:string-value="8C3">
            <text:p>8C3</text:p>
          </table:table-cell>
          <table:table-cell office:value-type="string">
            <text:p>name2</text:p>
          </table:table-cell>
          <table:table-cell table:formula="of:=[.AD6]+1" office:value-type="float" office:value="5">
            <text:p>5</text:p>
          </table:table-cell>
          <table:table-cell table:style-name="ce2" table:formula="of:=[.AE6]+1" office:value-type="float" office:value="2616">
            <text:p>2616</text:p>
          </table:table-cell>
          <table:table-cell table:formula="of:=DEC2HEX([.AE7])" office:value-type="string" office:string-value="A38">
            <text:p>A38</text:p>
          </table:table-cell>
          <table:table-cell office:value-type="string">
            <text:p>name2</text:p>
          </table:table-cell>
          <table:table-cell table:formula="of:=[.AH6]+1" office:value-type="float" office:value="5">
            <text:p>5</text:p>
          </table:table-cell>
          <table:table-cell table:style-name="ce2" table:formula="of:=[.AI6]+1" office:value-type="float" office:value="2989">
            <text:p>2989</text:p>
          </table:table-cell>
          <table:table-cell table:formula="of:=DEC2HEX([.AI7])" office:value-type="string" office:string-value="BAD">
            <text:p>BAD</text:p>
          </table:table-cell>
          <table:table-cell office:value-type="string">
            <text:p>name2</text:p>
          </table:table-cell>
          <table:table-cell table:formula="of:=[.AL6]+1" office:value-type="float" office:value="5">
            <text:p>5</text:p>
          </table:table-cell>
          <table:table-cell table:style-name="ce2" table:formula="of:=[.AM6]+1" office:value-type="float" office:value="3362">
            <text:p>3362</text:p>
          </table:table-cell>
          <table:table-cell table:formula="of:=DEC2HEX([.AM7])" office:value-type="string" office:string-value="D22">
            <text:p>D22</text:p>
          </table:table-cell>
        </table:table-row>
        <table:table-row table:style-name="ro1">
          <table:table-cell office:value-type="string">
            <text:p>name3</text:p>
          </table:table-cell>
          <table:table-cell table:formula="of:=[.B7]+1" office:value-type="float" office:value="6">
            <text:p>6</text:p>
          </table:table-cell>
          <table:table-cell table:formula="of:=[.C7]+1" office:value-type="float" office:value="6">
            <text:p>6</text:p>
          </table:table-cell>
          <table:table-cell table:formula="of:=DEC2HEX([.C8])" office:value-type="string" office:string-value="6">
            <text:p>6</text:p>
          </table:table-cell>
          <table:table-cell office:value-type="string">
            <text:p>name3</text:p>
          </table:table-cell>
          <table:table-cell table:formula="of:=[.F7]+1" office:value-type="float" office:value="6">
            <text:p>6</text:p>
          </table:table-cell>
          <table:table-cell table:formula="of:=[.G7]+1" office:value-type="float" office:value="379">
            <text:p>379</text:p>
          </table:table-cell>
          <table:table-cell table:formula="of:=DEC2HEX([.G8])" office:value-type="string" office:string-value="17B">
            <text:p>17B</text:p>
          </table:table-cell>
          <table:table-cell office:value-type="string">
            <text:p>name3</text:p>
          </table:table-cell>
          <table:table-cell table:formula="of:=[.J7]+1" office:value-type="float" office:value="6">
            <text:p>6</text:p>
          </table:table-cell>
          <table:table-cell table:formula="of:=[.K7]+1" office:value-type="float" office:value="752">
            <text:p>752</text:p>
          </table:table-cell>
          <table:table-cell table:formula="of:=DEC2HEX([.K8])" office:value-type="string" office:string-value="2F0">
            <text:p>2F0</text:p>
          </table:table-cell>
          <table:table-cell office:value-type="string">
            <text:p>name3</text:p>
          </table:table-cell>
          <table:table-cell table:formula="of:=[.N7]+1" office:value-type="float" office:value="6">
            <text:p>6</text:p>
          </table:table-cell>
          <table:table-cell table:formula="of:=[.O7]+1" office:value-type="float" office:value="1125">
            <text:p>1125</text:p>
          </table:table-cell>
          <table:table-cell table:formula="of:=DEC2HEX([.O8])" office:value-type="string" office:string-value="465">
            <text:p>465</text:p>
          </table:table-cell>
          <table:table-cell office:value-type="string">
            <text:p>name3</text:p>
          </table:table-cell>
          <table:table-cell table:formula="of:=[.R7]+1" office:value-type="float" office:value="6">
            <text:p>6</text:p>
          </table:table-cell>
          <table:table-cell table:formula="of:=[.S7]+1" office:value-type="float" office:value="1498">
            <text:p>1498</text:p>
          </table:table-cell>
          <table:table-cell table:formula="of:=DEC2HEX([.S8])" office:value-type="string" office:string-value="5DA">
            <text:p>5DA</text:p>
          </table:table-cell>
          <table:table-cell office:value-type="string">
            <text:p>name3</text:p>
          </table:table-cell>
          <table:table-cell table:formula="of:=[.V7]+1" office:value-type="float" office:value="6">
            <text:p>6</text:p>
          </table:table-cell>
          <table:table-cell table:formula="of:=[.W7]+1" office:value-type="float" office:value="1871">
            <text:p>1871</text:p>
          </table:table-cell>
          <table:table-cell table:formula="of:=DEC2HEX([.W8])" office:value-type="string" office:string-value="74F">
            <text:p>74F</text:p>
          </table:table-cell>
          <table:table-cell office:value-type="string">
            <text:p>name3</text:p>
          </table:table-cell>
          <table:table-cell table:formula="of:=[.Z7]+1" office:value-type="float" office:value="6">
            <text:p>6</text:p>
          </table:table-cell>
          <table:table-cell table:style-name="ce2" table:formula="of:=[.AA7]+1" office:value-type="float" office:value="2244">
            <text:p>2244</text:p>
          </table:table-cell>
          <table:table-cell table:formula="of:=DEC2HEX([.AA8])" office:value-type="string" office:string-value="8C4">
            <text:p>8C4</text:p>
          </table:table-cell>
          <table:table-cell office:value-type="string">
            <text:p>name3</text:p>
          </table:table-cell>
          <table:table-cell table:formula="of:=[.AD7]+1" office:value-type="float" office:value="6">
            <text:p>6</text:p>
          </table:table-cell>
          <table:table-cell table:style-name="ce2" table:formula="of:=[.AE7]+1" office:value-type="float" office:value="2617">
            <text:p>2617</text:p>
          </table:table-cell>
          <table:table-cell table:formula="of:=DEC2HEX([.AE8])" office:value-type="string" office:string-value="A39">
            <text:p>A39</text:p>
          </table:table-cell>
          <table:table-cell office:value-type="string">
            <text:p>name3</text:p>
          </table:table-cell>
          <table:table-cell table:formula="of:=[.AH7]+1" office:value-type="float" office:value="6">
            <text:p>6</text:p>
          </table:table-cell>
          <table:table-cell table:style-name="ce2" table:formula="of:=[.AI7]+1" office:value-type="float" office:value="2990">
            <text:p>2990</text:p>
          </table:table-cell>
          <table:table-cell table:formula="of:=DEC2HEX([.AI8])" office:value-type="string" office:string-value="BAE">
            <text:p>BAE</text:p>
          </table:table-cell>
          <table:table-cell office:value-type="string">
            <text:p>name3</text:p>
          </table:table-cell>
          <table:table-cell table:formula="of:=[.AL7]+1" office:value-type="float" office:value="6">
            <text:p>6</text:p>
          </table:table-cell>
          <table:table-cell table:style-name="ce2" table:formula="of:=[.AM7]+1" office:value-type="float" office:value="3363">
            <text:p>3363</text:p>
          </table:table-cell>
          <table:table-cell table:formula="of:=DEC2HEX([.AM8])" office:value-type="string" office:string-value="D23">
            <text:p>D23</text:p>
          </table:table-cell>
        </table:table-row>
        <table:table-row table:style-name="ro1">
          <table:table-cell office:value-type="string">
            <text:p>name4</text:p>
          </table:table-cell>
          <table:table-cell table:formula="of:=[.B8]+1" office:value-type="float" office:value="7">
            <text:p>7</text:p>
          </table:table-cell>
          <table:table-cell table:formula="of:=[.C8]+1" office:value-type="float" office:value="7">
            <text:p>7</text:p>
          </table:table-cell>
          <table:table-cell table:formula="of:=DEC2HEX([.C9])" office:value-type="string" office:string-value="7">
            <text:p>7</text:p>
          </table:table-cell>
          <table:table-cell office:value-type="string">
            <text:p>name4</text:p>
          </table:table-cell>
          <table:table-cell table:formula="of:=[.F8]+1" office:value-type="float" office:value="7">
            <text:p>7</text:p>
          </table:table-cell>
          <table:table-cell table:formula="of:=[.G8]+1" office:value-type="float" office:value="380">
            <text:p>380</text:p>
          </table:table-cell>
          <table:table-cell table:formula="of:=DEC2HEX([.G9])" office:value-type="string" office:string-value="17C">
            <text:p>17C</text:p>
          </table:table-cell>
          <table:table-cell office:value-type="string">
            <text:p>name4</text:p>
          </table:table-cell>
          <table:table-cell table:formula="of:=[.J8]+1" office:value-type="float" office:value="7">
            <text:p>7</text:p>
          </table:table-cell>
          <table:table-cell table:formula="of:=[.K8]+1" office:value-type="float" office:value="753">
            <text:p>753</text:p>
          </table:table-cell>
          <table:table-cell table:formula="of:=DEC2HEX([.K9])" office:value-type="string" office:string-value="2F1">
            <text:p>2F1</text:p>
          </table:table-cell>
          <table:table-cell office:value-type="string">
            <text:p>name4</text:p>
          </table:table-cell>
          <table:table-cell table:formula="of:=[.N8]+1" office:value-type="float" office:value="7">
            <text:p>7</text:p>
          </table:table-cell>
          <table:table-cell table:formula="of:=[.O8]+1" office:value-type="float" office:value="1126">
            <text:p>1126</text:p>
          </table:table-cell>
          <table:table-cell table:formula="of:=DEC2HEX([.O9])" office:value-type="string" office:string-value="466">
            <text:p>466</text:p>
          </table:table-cell>
          <table:table-cell office:value-type="string">
            <text:p>name4</text:p>
          </table:table-cell>
          <table:table-cell table:formula="of:=[.R8]+1" office:value-type="float" office:value="7">
            <text:p>7</text:p>
          </table:table-cell>
          <table:table-cell table:formula="of:=[.S8]+1" office:value-type="float" office:value="1499">
            <text:p>1499</text:p>
          </table:table-cell>
          <table:table-cell table:formula="of:=DEC2HEX([.S9])" office:value-type="string" office:string-value="5DB">
            <text:p>5DB</text:p>
          </table:table-cell>
          <table:table-cell office:value-type="string">
            <text:p>name4</text:p>
          </table:table-cell>
          <table:table-cell table:formula="of:=[.V8]+1" office:value-type="float" office:value="7">
            <text:p>7</text:p>
          </table:table-cell>
          <table:table-cell table:formula="of:=[.W8]+1" office:value-type="float" office:value="1872">
            <text:p>1872</text:p>
          </table:table-cell>
          <table:table-cell table:formula="of:=DEC2HEX([.W9])" office:value-type="string" office:string-value="750">
            <text:p>750</text:p>
          </table:table-cell>
          <table:table-cell office:value-type="string">
            <text:p>name4</text:p>
          </table:table-cell>
          <table:table-cell table:formula="of:=[.Z8]+1" office:value-type="float" office:value="7">
            <text:p>7</text:p>
          </table:table-cell>
          <table:table-cell table:style-name="ce2" table:formula="of:=[.AA8]+1" office:value-type="float" office:value="2245">
            <text:p>2245</text:p>
          </table:table-cell>
          <table:table-cell table:formula="of:=DEC2HEX([.AA9])" office:value-type="string" office:string-value="8C5">
            <text:p>8C5</text:p>
          </table:table-cell>
          <table:table-cell office:value-type="string">
            <text:p>name4</text:p>
          </table:table-cell>
          <table:table-cell table:formula="of:=[.AD8]+1" office:value-type="float" office:value="7">
            <text:p>7</text:p>
          </table:table-cell>
          <table:table-cell table:style-name="ce2" table:formula="of:=[.AE8]+1" office:value-type="float" office:value="2618">
            <text:p>2618</text:p>
          </table:table-cell>
          <table:table-cell table:formula="of:=DEC2HEX([.AE9])" office:value-type="string" office:string-value="A3A">
            <text:p>A3A</text:p>
          </table:table-cell>
          <table:table-cell office:value-type="string">
            <text:p>name4</text:p>
          </table:table-cell>
          <table:table-cell table:formula="of:=[.AH8]+1" office:value-type="float" office:value="7">
            <text:p>7</text:p>
          </table:table-cell>
          <table:table-cell table:style-name="ce2" table:formula="of:=[.AI8]+1" office:value-type="float" office:value="2991">
            <text:p>2991</text:p>
          </table:table-cell>
          <table:table-cell table:formula="of:=DEC2HEX([.AI9])" office:value-type="string" office:string-value="BAF">
            <text:p>BAF</text:p>
          </table:table-cell>
          <table:table-cell office:value-type="string">
            <text:p>name4</text:p>
          </table:table-cell>
          <table:table-cell table:formula="of:=[.AL8]+1" office:value-type="float" office:value="7">
            <text:p>7</text:p>
          </table:table-cell>
          <table:table-cell table:style-name="ce2" table:formula="of:=[.AM8]+1" office:value-type="float" office:value="3364">
            <text:p>3364</text:p>
          </table:table-cell>
          <table:table-cell table:formula="of:=DEC2HEX([.AM9])" office:value-type="string" office:string-value="D24">
            <text:p>D24</text:p>
          </table:table-cell>
        </table:table-row>
        <table:table-row table:style-name="ro1">
          <table:table-cell office:value-type="string">
            <text:p>name5</text:p>
          </table:table-cell>
          <table:table-cell table:formula="of:=[.B9]+1" office:value-type="float" office:value="8">
            <text:p>8</text:p>
          </table:table-cell>
          <table:table-cell table:formula="of:=[.C9]+1" office:value-type="float" office:value="8">
            <text:p>8</text:p>
          </table:table-cell>
          <table:table-cell table:formula="of:=DEC2HEX([.C10])" office:value-type="string" office:string-value="8">
            <text:p>8</text:p>
          </table:table-cell>
          <table:table-cell office:value-type="string">
            <text:p>name5</text:p>
          </table:table-cell>
          <table:table-cell table:formula="of:=[.F9]+1" office:value-type="float" office:value="8">
            <text:p>8</text:p>
          </table:table-cell>
          <table:table-cell table:formula="of:=[.G9]+1" office:value-type="float" office:value="381">
            <text:p>381</text:p>
          </table:table-cell>
          <table:table-cell table:formula="of:=DEC2HEX([.G10])" office:value-type="string" office:string-value="17D">
            <text:p>17D</text:p>
          </table:table-cell>
          <table:table-cell office:value-type="string">
            <text:p>name5</text:p>
          </table:table-cell>
          <table:table-cell table:formula="of:=[.J9]+1" office:value-type="float" office:value="8">
            <text:p>8</text:p>
          </table:table-cell>
          <table:table-cell table:formula="of:=[.K9]+1" office:value-type="float" office:value="754">
            <text:p>754</text:p>
          </table:table-cell>
          <table:table-cell table:formula="of:=DEC2HEX([.K10])" office:value-type="string" office:string-value="2F2">
            <text:p>2F2</text:p>
          </table:table-cell>
          <table:table-cell office:value-type="string">
            <text:p>name5</text:p>
          </table:table-cell>
          <table:table-cell table:formula="of:=[.N9]+1" office:value-type="float" office:value="8">
            <text:p>8</text:p>
          </table:table-cell>
          <table:table-cell table:formula="of:=[.O9]+1" office:value-type="float" office:value="1127">
            <text:p>1127</text:p>
          </table:table-cell>
          <table:table-cell table:formula="of:=DEC2HEX([.O10])" office:value-type="string" office:string-value="467">
            <text:p>467</text:p>
          </table:table-cell>
          <table:table-cell office:value-type="string">
            <text:p>name5</text:p>
          </table:table-cell>
          <table:table-cell table:formula="of:=[.R9]+1" office:value-type="float" office:value="8">
            <text:p>8</text:p>
          </table:table-cell>
          <table:table-cell table:formula="of:=[.S9]+1" office:value-type="float" office:value="1500">
            <text:p>1500</text:p>
          </table:table-cell>
          <table:table-cell table:formula="of:=DEC2HEX([.S10])" office:value-type="string" office:string-value="5DC">
            <text:p>5DC</text:p>
          </table:table-cell>
          <table:table-cell office:value-type="string">
            <text:p>name5</text:p>
          </table:table-cell>
          <table:table-cell table:formula="of:=[.V9]+1" office:value-type="float" office:value="8">
            <text:p>8</text:p>
          </table:table-cell>
          <table:table-cell table:formula="of:=[.W9]+1" office:value-type="float" office:value="1873">
            <text:p>1873</text:p>
          </table:table-cell>
          <table:table-cell table:formula="of:=DEC2HEX([.W10])" office:value-type="string" office:string-value="751">
            <text:p>751</text:p>
          </table:table-cell>
          <table:table-cell office:value-type="string">
            <text:p>name5</text:p>
          </table:table-cell>
          <table:table-cell table:formula="of:=[.Z9]+1" office:value-type="float" office:value="8">
            <text:p>8</text:p>
          </table:table-cell>
          <table:table-cell table:style-name="ce2" table:formula="of:=[.AA9]+1" office:value-type="float" office:value="2246">
            <text:p>2246</text:p>
          </table:table-cell>
          <table:table-cell table:formula="of:=DEC2HEX([.AA10])" office:value-type="string" office:string-value="8C6">
            <text:p>8C6</text:p>
          </table:table-cell>
          <table:table-cell office:value-type="string">
            <text:p>name5</text:p>
          </table:table-cell>
          <table:table-cell table:formula="of:=[.AD9]+1" office:value-type="float" office:value="8">
            <text:p>8</text:p>
          </table:table-cell>
          <table:table-cell table:style-name="ce2" table:formula="of:=[.AE9]+1" office:value-type="float" office:value="2619">
            <text:p>2619</text:p>
          </table:table-cell>
          <table:table-cell table:formula="of:=DEC2HEX([.AE10])" office:value-type="string" office:string-value="A3B">
            <text:p>A3B</text:p>
          </table:table-cell>
          <table:table-cell office:value-type="string">
            <text:p>name5</text:p>
          </table:table-cell>
          <table:table-cell table:formula="of:=[.AH9]+1" office:value-type="float" office:value="8">
            <text:p>8</text:p>
          </table:table-cell>
          <table:table-cell table:style-name="ce2" table:formula="of:=[.AI9]+1" office:value-type="float" office:value="2992">
            <text:p>2992</text:p>
          </table:table-cell>
          <table:table-cell table:formula="of:=DEC2HEX([.AI10])" office:value-type="string" office:string-value="BB0">
            <text:p>BB0</text:p>
          </table:table-cell>
          <table:table-cell office:value-type="string">
            <text:p>name5</text:p>
          </table:table-cell>
          <table:table-cell table:formula="of:=[.AL9]+1" office:value-type="float" office:value="8">
            <text:p>8</text:p>
          </table:table-cell>
          <table:table-cell table:style-name="ce2" table:formula="of:=[.AM9]+1" office:value-type="float" office:value="3365">
            <text:p>3365</text:p>
          </table:table-cell>
          <table:table-cell table:formula="of:=DEC2HEX([.AM10])" office:value-type="string" office:string-value="D25">
            <text:p>D25</text:p>
          </table:table-cell>
        </table:table-row>
        <table:table-row table:style-name="ro1">
          <table:table-cell office:value-type="string">
            <text:p>name6</text:p>
          </table:table-cell>
          <table:table-cell table:formula="of:=[.B10]+1" office:value-type="float" office:value="9">
            <text:p>9</text:p>
          </table:table-cell>
          <table:table-cell table:formula="of:=[.C10]+1" office:value-type="float" office:value="9">
            <text:p>9</text:p>
          </table:table-cell>
          <table:table-cell table:formula="of:=DEC2HEX([.C11])" office:value-type="string" office:string-value="9">
            <text:p>9</text:p>
          </table:table-cell>
          <table:table-cell office:value-type="string">
            <text:p>name6</text:p>
          </table:table-cell>
          <table:table-cell table:formula="of:=[.F10]+1" office:value-type="float" office:value="9">
            <text:p>9</text:p>
          </table:table-cell>
          <table:table-cell table:formula="of:=[.G10]+1" office:value-type="float" office:value="382">
            <text:p>382</text:p>
          </table:table-cell>
          <table:table-cell table:formula="of:=DEC2HEX([.G11])" office:value-type="string" office:string-value="17E">
            <text:p>17E</text:p>
          </table:table-cell>
          <table:table-cell office:value-type="string">
            <text:p>name6</text:p>
          </table:table-cell>
          <table:table-cell table:formula="of:=[.J10]+1" office:value-type="float" office:value="9">
            <text:p>9</text:p>
          </table:table-cell>
          <table:table-cell table:formula="of:=[.K10]+1" office:value-type="float" office:value="755">
            <text:p>755</text:p>
          </table:table-cell>
          <table:table-cell table:formula="of:=DEC2HEX([.K11])" office:value-type="string" office:string-value="2F3">
            <text:p>2F3</text:p>
          </table:table-cell>
          <table:table-cell office:value-type="string">
            <text:p>name6</text:p>
          </table:table-cell>
          <table:table-cell table:formula="of:=[.N10]+1" office:value-type="float" office:value="9">
            <text:p>9</text:p>
          </table:table-cell>
          <table:table-cell table:formula="of:=[.O10]+1" office:value-type="float" office:value="1128">
            <text:p>1128</text:p>
          </table:table-cell>
          <table:table-cell table:formula="of:=DEC2HEX([.O11])" office:value-type="string" office:string-value="468">
            <text:p>468</text:p>
          </table:table-cell>
          <table:table-cell office:value-type="string">
            <text:p>name6</text:p>
          </table:table-cell>
          <table:table-cell table:formula="of:=[.R10]+1" office:value-type="float" office:value="9">
            <text:p>9</text:p>
          </table:table-cell>
          <table:table-cell table:formula="of:=[.S10]+1" office:value-type="float" office:value="1501">
            <text:p>1501</text:p>
          </table:table-cell>
          <table:table-cell table:formula="of:=DEC2HEX([.S11])" office:value-type="string" office:string-value="5DD">
            <text:p>5DD</text:p>
          </table:table-cell>
          <table:table-cell office:value-type="string">
            <text:p>name6</text:p>
          </table:table-cell>
          <table:table-cell table:formula="of:=[.V10]+1" office:value-type="float" office:value="9">
            <text:p>9</text:p>
          </table:table-cell>
          <table:table-cell table:formula="of:=[.W10]+1" office:value-type="float" office:value="1874">
            <text:p>1874</text:p>
          </table:table-cell>
          <table:table-cell table:formula="of:=DEC2HEX([.W11])" office:value-type="string" office:string-value="752">
            <text:p>752</text:p>
          </table:table-cell>
          <table:table-cell office:value-type="string">
            <text:p>name6</text:p>
          </table:table-cell>
          <table:table-cell table:formula="of:=[.Z10]+1" office:value-type="float" office:value="9">
            <text:p>9</text:p>
          </table:table-cell>
          <table:table-cell table:style-name="ce2" table:formula="of:=[.AA10]+1" office:value-type="float" office:value="2247">
            <text:p>2247</text:p>
          </table:table-cell>
          <table:table-cell table:formula="of:=DEC2HEX([.AA11])" office:value-type="string" office:string-value="8C7">
            <text:p>8C7</text:p>
          </table:table-cell>
          <table:table-cell office:value-type="string">
            <text:p>name6</text:p>
          </table:table-cell>
          <table:table-cell table:formula="of:=[.AD10]+1" office:value-type="float" office:value="9">
            <text:p>9</text:p>
          </table:table-cell>
          <table:table-cell table:style-name="ce2" table:formula="of:=[.AE10]+1" office:value-type="float" office:value="2620">
            <text:p>2620</text:p>
          </table:table-cell>
          <table:table-cell table:formula="of:=DEC2HEX([.AE11])" office:value-type="string" office:string-value="A3C">
            <text:p>A3C</text:p>
          </table:table-cell>
          <table:table-cell office:value-type="string">
            <text:p>name6</text:p>
          </table:table-cell>
          <table:table-cell table:formula="of:=[.AH10]+1" office:value-type="float" office:value="9">
            <text:p>9</text:p>
          </table:table-cell>
          <table:table-cell table:style-name="ce2" table:formula="of:=[.AI10]+1" office:value-type="float" office:value="2993">
            <text:p>2993</text:p>
          </table:table-cell>
          <table:table-cell table:formula="of:=DEC2HEX([.AI11])" office:value-type="string" office:string-value="BB1">
            <text:p>BB1</text:p>
          </table:table-cell>
          <table:table-cell office:value-type="string">
            <text:p>name6</text:p>
          </table:table-cell>
          <table:table-cell table:formula="of:=[.AL10]+1" office:value-type="float" office:value="9">
            <text:p>9</text:p>
          </table:table-cell>
          <table:table-cell table:style-name="ce2" table:formula="of:=[.AM10]+1" office:value-type="float" office:value="3366">
            <text:p>3366</text:p>
          </table:table-cell>
          <table:table-cell table:formula="of:=DEC2HEX([.AM11])" office:value-type="string" office:string-value="D26">
            <text:p>D26</text:p>
          </table:table-cell>
        </table:table-row>
        <table:table-row table:style-name="ro1">
          <table:table-cell office:value-type="string">
            <text:p>name7</text:p>
          </table:table-cell>
          <table:table-cell table:formula="of:=[.B11]+1" office:value-type="float" office:value="10">
            <text:p>10</text:p>
          </table:table-cell>
          <table:table-cell table:formula="of:=[.C11]+1" office:value-type="float" office:value="10">
            <text:p>10</text:p>
          </table:table-cell>
          <table:table-cell table:formula="of:=DEC2HEX([.C12])" office:value-type="string" office:string-value="A">
            <text:p>A</text:p>
          </table:table-cell>
          <table:table-cell office:value-type="string">
            <text:p>name7</text:p>
          </table:table-cell>
          <table:table-cell table:formula="of:=[.F11]+1" office:value-type="float" office:value="10">
            <text:p>10</text:p>
          </table:table-cell>
          <table:table-cell table:formula="of:=[.G11]+1" office:value-type="float" office:value="383">
            <text:p>383</text:p>
          </table:table-cell>
          <table:table-cell table:formula="of:=DEC2HEX([.G12])" office:value-type="string" office:string-value="17F">
            <text:p>17F</text:p>
          </table:table-cell>
          <table:table-cell office:value-type="string">
            <text:p>name7</text:p>
          </table:table-cell>
          <table:table-cell table:formula="of:=[.J11]+1" office:value-type="float" office:value="10">
            <text:p>10</text:p>
          </table:table-cell>
          <table:table-cell table:formula="of:=[.K11]+1" office:value-type="float" office:value="756">
            <text:p>756</text:p>
          </table:table-cell>
          <table:table-cell table:formula="of:=DEC2HEX([.K12])" office:value-type="string" office:string-value="2F4">
            <text:p>2F4</text:p>
          </table:table-cell>
          <table:table-cell office:value-type="string">
            <text:p>name7</text:p>
          </table:table-cell>
          <table:table-cell table:formula="of:=[.N11]+1" office:value-type="float" office:value="10">
            <text:p>10</text:p>
          </table:table-cell>
          <table:table-cell table:formula="of:=[.O11]+1" office:value-type="float" office:value="1129">
            <text:p>1129</text:p>
          </table:table-cell>
          <table:table-cell table:formula="of:=DEC2HEX([.O12])" office:value-type="string" office:string-value="469">
            <text:p>469</text:p>
          </table:table-cell>
          <table:table-cell office:value-type="string">
            <text:p>name7</text:p>
          </table:table-cell>
          <table:table-cell table:formula="of:=[.R11]+1" office:value-type="float" office:value="10">
            <text:p>10</text:p>
          </table:table-cell>
          <table:table-cell table:formula="of:=[.S11]+1" office:value-type="float" office:value="1502">
            <text:p>1502</text:p>
          </table:table-cell>
          <table:table-cell table:formula="of:=DEC2HEX([.S12])" office:value-type="string" office:string-value="5DE">
            <text:p>5DE</text:p>
          </table:table-cell>
          <table:table-cell office:value-type="string">
            <text:p>name7</text:p>
          </table:table-cell>
          <table:table-cell table:formula="of:=[.V11]+1" office:value-type="float" office:value="10">
            <text:p>10</text:p>
          </table:table-cell>
          <table:table-cell table:formula="of:=[.W11]+1" office:value-type="float" office:value="1875">
            <text:p>1875</text:p>
          </table:table-cell>
          <table:table-cell table:formula="of:=DEC2HEX([.W12])" office:value-type="string" office:string-value="753">
            <text:p>753</text:p>
          </table:table-cell>
          <table:table-cell office:value-type="string">
            <text:p>name7</text:p>
          </table:table-cell>
          <table:table-cell table:formula="of:=[.Z11]+1" office:value-type="float" office:value="10">
            <text:p>10</text:p>
          </table:table-cell>
          <table:table-cell table:style-name="ce2" table:formula="of:=[.AA11]+1" office:value-type="float" office:value="2248">
            <text:p>2248</text:p>
          </table:table-cell>
          <table:table-cell table:formula="of:=DEC2HEX([.AA12])" office:value-type="string" office:string-value="8C8">
            <text:p>8C8</text:p>
          </table:table-cell>
          <table:table-cell office:value-type="string">
            <text:p>name7</text:p>
          </table:table-cell>
          <table:table-cell table:formula="of:=[.AD11]+1" office:value-type="float" office:value="10">
            <text:p>10</text:p>
          </table:table-cell>
          <table:table-cell table:style-name="ce2" table:formula="of:=[.AE11]+1" office:value-type="float" office:value="2621">
            <text:p>2621</text:p>
          </table:table-cell>
          <table:table-cell table:formula="of:=DEC2HEX([.AE12])" office:value-type="string" office:string-value="A3D">
            <text:p>A3D</text:p>
          </table:table-cell>
          <table:table-cell office:value-type="string">
            <text:p>name7</text:p>
          </table:table-cell>
          <table:table-cell table:formula="of:=[.AH11]+1" office:value-type="float" office:value="10">
            <text:p>10</text:p>
          </table:table-cell>
          <table:table-cell table:style-name="ce2" table:formula="of:=[.AI11]+1" office:value-type="float" office:value="2994">
            <text:p>2994</text:p>
          </table:table-cell>
          <table:table-cell table:formula="of:=DEC2HEX([.AI12])" office:value-type="string" office:string-value="BB2">
            <text:p>BB2</text:p>
          </table:table-cell>
          <table:table-cell office:value-type="string">
            <text:p>name7</text:p>
          </table:table-cell>
          <table:table-cell table:formula="of:=[.AL11]+1" office:value-type="float" office:value="10">
            <text:p>10</text:p>
          </table:table-cell>
          <table:table-cell table:style-name="ce2" table:formula="of:=[.AM11]+1" office:value-type="float" office:value="3367">
            <text:p>3367</text:p>
          </table:table-cell>
          <table:table-cell table:formula="of:=DEC2HEX([.AM12])" office:value-type="string" office:string-value="D27">
            <text:p>D27</text:p>
          </table:table-cell>
        </table:table-row>
        <table:table-row table:style-name="ro1">
          <table:table-cell office:value-type="string">
            <text:p>name8</text:p>
          </table:table-cell>
          <table:table-cell table:formula="of:=[.B12]+1" office:value-type="float" office:value="11">
            <text:p>11</text:p>
          </table:table-cell>
          <table:table-cell table:formula="of:=[.C12]+1" office:value-type="float" office:value="11">
            <text:p>11</text:p>
          </table:table-cell>
          <table:table-cell table:formula="of:=DEC2HEX([.C13])" office:value-type="string" office:string-value="B">
            <text:p>B</text:p>
          </table:table-cell>
          <table:table-cell office:value-type="string">
            <text:p>name8</text:p>
          </table:table-cell>
          <table:table-cell table:formula="of:=[.F12]+1" office:value-type="float" office:value="11">
            <text:p>11</text:p>
          </table:table-cell>
          <table:table-cell table:formula="of:=[.G12]+1" office:value-type="float" office:value="384">
            <text:p>384</text:p>
          </table:table-cell>
          <table:table-cell table:formula="of:=DEC2HEX([.G13])" office:value-type="string" office:string-value="180">
            <text:p>180</text:p>
          </table:table-cell>
          <table:table-cell office:value-type="string">
            <text:p>name8</text:p>
          </table:table-cell>
          <table:table-cell table:formula="of:=[.J12]+1" office:value-type="float" office:value="11">
            <text:p>11</text:p>
          </table:table-cell>
          <table:table-cell table:formula="of:=[.K12]+1" office:value-type="float" office:value="757">
            <text:p>757</text:p>
          </table:table-cell>
          <table:table-cell table:formula="of:=DEC2HEX([.K13])" office:value-type="string" office:string-value="2F5">
            <text:p>2F5</text:p>
          </table:table-cell>
          <table:table-cell office:value-type="string">
            <text:p>name8</text:p>
          </table:table-cell>
          <table:table-cell table:formula="of:=[.N12]+1" office:value-type="float" office:value="11">
            <text:p>11</text:p>
          </table:table-cell>
          <table:table-cell table:formula="of:=[.O12]+1" office:value-type="float" office:value="1130">
            <text:p>1130</text:p>
          </table:table-cell>
          <table:table-cell table:formula="of:=DEC2HEX([.O13])" office:value-type="string" office:string-value="46A">
            <text:p>46A</text:p>
          </table:table-cell>
          <table:table-cell office:value-type="string">
            <text:p>name8</text:p>
          </table:table-cell>
          <table:table-cell table:formula="of:=[.R12]+1" office:value-type="float" office:value="11">
            <text:p>11</text:p>
          </table:table-cell>
          <table:table-cell table:formula="of:=[.S12]+1" office:value-type="float" office:value="1503">
            <text:p>1503</text:p>
          </table:table-cell>
          <table:table-cell table:formula="of:=DEC2HEX([.S13])" office:value-type="string" office:string-value="5DF">
            <text:p>5DF</text:p>
          </table:table-cell>
          <table:table-cell office:value-type="string">
            <text:p>name8</text:p>
          </table:table-cell>
          <table:table-cell table:formula="of:=[.V12]+1" office:value-type="float" office:value="11">
            <text:p>11</text:p>
          </table:table-cell>
          <table:table-cell table:formula="of:=[.W12]+1" office:value-type="float" office:value="1876">
            <text:p>1876</text:p>
          </table:table-cell>
          <table:table-cell table:formula="of:=DEC2HEX([.W13])" office:value-type="string" office:string-value="754">
            <text:p>754</text:p>
          </table:table-cell>
          <table:table-cell office:value-type="string">
            <text:p>name8</text:p>
          </table:table-cell>
          <table:table-cell table:formula="of:=[.Z12]+1" office:value-type="float" office:value="11">
            <text:p>11</text:p>
          </table:table-cell>
          <table:table-cell table:style-name="ce2" table:formula="of:=[.AA12]+1" office:value-type="float" office:value="2249">
            <text:p>2249</text:p>
          </table:table-cell>
          <table:table-cell table:formula="of:=DEC2HEX([.AA13])" office:value-type="string" office:string-value="8C9">
            <text:p>8C9</text:p>
          </table:table-cell>
          <table:table-cell office:value-type="string">
            <text:p>name8</text:p>
          </table:table-cell>
          <table:table-cell table:formula="of:=[.AD12]+1" office:value-type="float" office:value="11">
            <text:p>11</text:p>
          </table:table-cell>
          <table:table-cell table:style-name="ce2" table:formula="of:=[.AE12]+1" office:value-type="float" office:value="2622">
            <text:p>2622</text:p>
          </table:table-cell>
          <table:table-cell table:formula="of:=DEC2HEX([.AE13])" office:value-type="string" office:string-value="A3E">
            <text:p>A3E</text:p>
          </table:table-cell>
          <table:table-cell office:value-type="string">
            <text:p>name8</text:p>
          </table:table-cell>
          <table:table-cell table:formula="of:=[.AH12]+1" office:value-type="float" office:value="11">
            <text:p>11</text:p>
          </table:table-cell>
          <table:table-cell table:style-name="ce2" table:formula="of:=[.AI12]+1" office:value-type="float" office:value="2995">
            <text:p>2995</text:p>
          </table:table-cell>
          <table:table-cell table:formula="of:=DEC2HEX([.AI13])" office:value-type="string" office:string-value="BB3">
            <text:p>BB3</text:p>
          </table:table-cell>
          <table:table-cell office:value-type="string">
            <text:p>name8</text:p>
          </table:table-cell>
          <table:table-cell table:formula="of:=[.AL12]+1" office:value-type="float" office:value="11">
            <text:p>11</text:p>
          </table:table-cell>
          <table:table-cell table:style-name="ce2" table:formula="of:=[.AM12]+1" office:value-type="float" office:value="3368">
            <text:p>3368</text:p>
          </table:table-cell>
          <table:table-cell table:formula="of:=DEC2HEX([.AM13])" office:value-type="string" office:string-value="D28">
            <text:p>D28</text:p>
          </table:table-cell>
        </table:table-row>
        <table:table-row table:style-name="ro1">
          <table:table-cell office:value-type="string">
            <text:p>name9</text:p>
          </table:table-cell>
          <table:table-cell table:formula="of:=[.B13]+1" office:value-type="float" office:value="12">
            <text:p>12</text:p>
          </table:table-cell>
          <table:table-cell table:formula="of:=[.C13]+1" office:value-type="float" office:value="12">
            <text:p>12</text:p>
          </table:table-cell>
          <table:table-cell table:formula="of:=DEC2HEX([.C14])" office:value-type="string" office:string-value="C">
            <text:p>C</text:p>
          </table:table-cell>
          <table:table-cell office:value-type="string">
            <text:p>name9</text:p>
          </table:table-cell>
          <table:table-cell table:formula="of:=[.F13]+1" office:value-type="float" office:value="12">
            <text:p>12</text:p>
          </table:table-cell>
          <table:table-cell table:formula="of:=[.G13]+1" office:value-type="float" office:value="385">
            <text:p>385</text:p>
          </table:table-cell>
          <table:table-cell table:formula="of:=DEC2HEX([.G14])" office:value-type="string" office:string-value="181">
            <text:p>181</text:p>
          </table:table-cell>
          <table:table-cell office:value-type="string">
            <text:p>name9</text:p>
          </table:table-cell>
          <table:table-cell table:formula="of:=[.J13]+1" office:value-type="float" office:value="12">
            <text:p>12</text:p>
          </table:table-cell>
          <table:table-cell table:formula="of:=[.K13]+1" office:value-type="float" office:value="758">
            <text:p>758</text:p>
          </table:table-cell>
          <table:table-cell table:formula="of:=DEC2HEX([.K14])" office:value-type="string" office:string-value="2F6">
            <text:p>2F6</text:p>
          </table:table-cell>
          <table:table-cell office:value-type="string">
            <text:p>name9</text:p>
          </table:table-cell>
          <table:table-cell table:formula="of:=[.N13]+1" office:value-type="float" office:value="12">
            <text:p>12</text:p>
          </table:table-cell>
          <table:table-cell table:formula="of:=[.O13]+1" office:value-type="float" office:value="1131">
            <text:p>1131</text:p>
          </table:table-cell>
          <table:table-cell table:formula="of:=DEC2HEX([.O14])" office:value-type="string" office:string-value="46B">
            <text:p>46B</text:p>
          </table:table-cell>
          <table:table-cell office:value-type="string">
            <text:p>name9</text:p>
          </table:table-cell>
          <table:table-cell table:formula="of:=[.R13]+1" office:value-type="float" office:value="12">
            <text:p>12</text:p>
          </table:table-cell>
          <table:table-cell table:formula="of:=[.S13]+1" office:value-type="float" office:value="1504">
            <text:p>1504</text:p>
          </table:table-cell>
          <table:table-cell table:formula="of:=DEC2HEX([.S14])" office:value-type="string" office:string-value="5E0">
            <text:p>5E0</text:p>
          </table:table-cell>
          <table:table-cell office:value-type="string">
            <text:p>name9</text:p>
          </table:table-cell>
          <table:table-cell table:formula="of:=[.V13]+1" office:value-type="float" office:value="12">
            <text:p>12</text:p>
          </table:table-cell>
          <table:table-cell table:formula="of:=[.W13]+1" office:value-type="float" office:value="1877">
            <text:p>1877</text:p>
          </table:table-cell>
          <table:table-cell table:formula="of:=DEC2HEX([.W14])" office:value-type="string" office:string-value="755">
            <text:p>755</text:p>
          </table:table-cell>
          <table:table-cell office:value-type="string">
            <text:p>name9</text:p>
          </table:table-cell>
          <table:table-cell table:formula="of:=[.Z13]+1" office:value-type="float" office:value="12">
            <text:p>12</text:p>
          </table:table-cell>
          <table:table-cell table:style-name="ce2" table:formula="of:=[.AA13]+1" office:value-type="float" office:value="2250">
            <text:p>2250</text:p>
          </table:table-cell>
          <table:table-cell table:formula="of:=DEC2HEX([.AA14])" office:value-type="string" office:string-value="8CA">
            <text:p>8CA</text:p>
          </table:table-cell>
          <table:table-cell office:value-type="string">
            <text:p>name9</text:p>
          </table:table-cell>
          <table:table-cell table:formula="of:=[.AD13]+1" office:value-type="float" office:value="12">
            <text:p>12</text:p>
          </table:table-cell>
          <table:table-cell table:style-name="ce2" table:formula="of:=[.AE13]+1" office:value-type="float" office:value="2623">
            <text:p>2623</text:p>
          </table:table-cell>
          <table:table-cell table:formula="of:=DEC2HEX([.AE14])" office:value-type="string" office:string-value="A3F">
            <text:p>A3F</text:p>
          </table:table-cell>
          <table:table-cell office:value-type="string">
            <text:p>name9</text:p>
          </table:table-cell>
          <table:table-cell table:formula="of:=[.AH13]+1" office:value-type="float" office:value="12">
            <text:p>12</text:p>
          </table:table-cell>
          <table:table-cell table:style-name="ce2" table:formula="of:=[.AI13]+1" office:value-type="float" office:value="2996">
            <text:p>2996</text:p>
          </table:table-cell>
          <table:table-cell table:formula="of:=DEC2HEX([.AI14])" office:value-type="string" office:string-value="BB4">
            <text:p>BB4</text:p>
          </table:table-cell>
          <table:table-cell office:value-type="string">
            <text:p>name9</text:p>
          </table:table-cell>
          <table:table-cell table:formula="of:=[.AL13]+1" office:value-type="float" office:value="12">
            <text:p>12</text:p>
          </table:table-cell>
          <table:table-cell table:style-name="ce2" table:formula="of:=[.AM13]+1" office:value-type="float" office:value="3369">
            <text:p>3369</text:p>
          </table:table-cell>
          <table:table-cell table:formula="of:=DEC2HEX([.AM14])" office:value-type="string" office:string-value="D29">
            <text:p>D29</text:p>
          </table:table-cell>
        </table:table-row>
        <table:table-row table:style-name="ro1">
          <table:table-cell table:style-name="ce1" office:value-type="string">
            <text:p>DT0</text:p>
          </table:table-cell>
          <table:table-cell office:value-type="float" office:value="0">
            <text:p>0</text:p>
          </table:table-cell>
          <table:table-cell table:formula="of:=[.C14]+1" office:value-type="float" office:value="13">
            <text:p>13</text:p>
          </table:table-cell>
          <table:table-cell table:formula="of:=DEC2HEX([.C15])" office:value-type="string" office:string-value="D">
            <text:p>D</text:p>
          </table:table-cell>
          <table:table-cell table:style-name="ce1" office:value-type="string">
            <text:p>DT0</text:p>
          </table:table-cell>
          <table:table-cell office:value-type="float" office:value="0">
            <text:p>0</text:p>
          </table:table-cell>
          <table:table-cell table:formula="of:=[.G14]+1" office:value-type="float" office:value="386">
            <text:p>386</text:p>
          </table:table-cell>
          <table:table-cell table:formula="of:=DEC2HEX([.G15])" office:value-type="string" office:string-value="182">
            <text:p>182</text:p>
          </table:table-cell>
          <table:table-cell table:style-name="ce1" office:value-type="string">
            <text:p>DT0</text:p>
          </table:table-cell>
          <table:table-cell office:value-type="float" office:value="0">
            <text:p>0</text:p>
          </table:table-cell>
          <table:table-cell table:formula="of:=[.K14]+1" office:value-type="float" office:value="759">
            <text:p>759</text:p>
          </table:table-cell>
          <table:table-cell table:formula="of:=DEC2HEX([.K15])" office:value-type="string" office:string-value="2F7">
            <text:p>2F7</text:p>
          </table:table-cell>
          <table:table-cell table:style-name="ce1" office:value-type="string">
            <text:p>DT0</text:p>
          </table:table-cell>
          <table:table-cell office:value-type="float" office:value="0">
            <text:p>0</text:p>
          </table:table-cell>
          <table:table-cell table:formula="of:=[.O14]+1" office:value-type="float" office:value="1132">
            <text:p>1132</text:p>
          </table:table-cell>
          <table:table-cell table:formula="of:=DEC2HEX([.O15])" office:value-type="string" office:string-value="46C">
            <text:p>46C</text:p>
          </table:table-cell>
          <table:table-cell table:style-name="ce1" office:value-type="string">
            <text:p>DT0</text:p>
          </table:table-cell>
          <table:table-cell office:value-type="float" office:value="0">
            <text:p>0</text:p>
          </table:table-cell>
          <table:table-cell table:formula="of:=[.S14]+1" office:value-type="float" office:value="1505">
            <text:p>1505</text:p>
          </table:table-cell>
          <table:table-cell table:formula="of:=DEC2HEX([.S15])" office:value-type="string" office:string-value="5E1">
            <text:p>5E1</text:p>
          </table:table-cell>
          <table:table-cell table:style-name="ce1" office:value-type="string">
            <text:p>DT0</text:p>
          </table:table-cell>
          <table:table-cell office:value-type="float" office:value="0">
            <text:p>0</text:p>
          </table:table-cell>
          <table:table-cell table:formula="of:=[.W14]+1" office:value-type="float" office:value="1878">
            <text:p>1878</text:p>
          </table:table-cell>
          <table:table-cell table:formula="of:=DEC2HEX([.W15])" office:value-type="string" office:string-value="756">
            <text:p>756</text:p>
          </table:table-cell>
          <table:table-cell table:style-name="ce1" office:value-type="string">
            <text:p>DT0</text:p>
          </table:table-cell>
          <table:table-cell office:value-type="float" office:value="0">
            <text:p>0</text:p>
          </table:table-cell>
          <table:table-cell table:style-name="ce2" table:formula="of:=[.AA14]+1" office:value-type="float" office:value="2251">
            <text:p>2251</text:p>
          </table:table-cell>
          <table:table-cell table:formula="of:=DEC2HEX([.AA15])" office:value-type="string" office:string-value="8CB">
            <text:p>8CB</text:p>
          </table:table-cell>
          <table:table-cell table:style-name="ce1" office:value-type="string">
            <text:p>DT0</text:p>
          </table:table-cell>
          <table:table-cell office:value-type="float" office:value="0">
            <text:p>0</text:p>
          </table:table-cell>
          <table:table-cell table:style-name="ce2" table:formula="of:=[.AE14]+1" office:value-type="float" office:value="2624">
            <text:p>2624</text:p>
          </table:table-cell>
          <table:table-cell table:formula="of:=DEC2HEX([.AE15])" office:value-type="string" office:string-value="A40">
            <text:p>A40</text:p>
          </table:table-cell>
          <table:table-cell table:style-name="ce1" office:value-type="string">
            <text:p>DT0</text:p>
          </table:table-cell>
          <table:table-cell office:value-type="float" office:value="0">
            <text:p>0</text:p>
          </table:table-cell>
          <table:table-cell table:style-name="ce2" table:formula="of:=[.AI14]+1" office:value-type="float" office:value="2997">
            <text:p>2997</text:p>
          </table:table-cell>
          <table:table-cell table:formula="of:=DEC2HEX([.AI15])" office:value-type="string" office:string-value="BB5">
            <text:p>BB5</text:p>
          </table:table-cell>
          <table:table-cell table:style-name="ce1" office:value-type="string">
            <text:p>DT0</text:p>
          </table:table-cell>
          <table:table-cell office:value-type="float" office:value="0">
            <text:p>0</text:p>
          </table:table-cell>
          <table:table-cell table:style-name="ce2" table:formula="of:=[.AM14]+1" office:value-type="float" office:value="3370">
            <text:p>3370</text:p>
          </table:table-cell>
          <table:table-cell table:formula="of:=DEC2HEX([.AM15])" office:value-type="string" office:string-value="D2A">
            <text:p>D2A</text:p>
          </table:table-cell>
        </table:table-row>
        <table:table-row table:style-name="ro1">
          <table:table-cell office:value-type="string">
            <text:p>id</text:p>
          </table:table-cell>
          <table:table-cell table:formula="of:=[.B15]+1" office:value-type="float" office:value="1">
            <text:p>1</text:p>
          </table:table-cell>
          <table:table-cell table:formula="of:=[.C15]+1" office:value-type="float" office:value="14">
            <text:p>14</text:p>
          </table:table-cell>
          <table:table-cell table:formula="of:=DEC2HEX([.C16])" office:value-type="string" office:string-value="E">
            <text:p>E</text:p>
          </table:table-cell>
          <table:table-cell office:value-type="string">
            <text:p>id</text:p>
          </table:table-cell>
          <table:table-cell table:formula="of:=[.F15]+1" office:value-type="float" office:value="1">
            <text:p>1</text:p>
          </table:table-cell>
          <table:table-cell table:formula="of:=[.G15]+1" office:value-type="float" office:value="387">
            <text:p>387</text:p>
          </table:table-cell>
          <table:table-cell table:formula="of:=DEC2HEX([.G16])" office:value-type="string" office:string-value="183">
            <text:p>183</text:p>
          </table:table-cell>
          <table:table-cell office:value-type="string">
            <text:p>id</text:p>
          </table:table-cell>
          <table:table-cell table:formula="of:=[.J15]+1" office:value-type="float" office:value="1">
            <text:p>1</text:p>
          </table:table-cell>
          <table:table-cell table:formula="of:=[.K15]+1" office:value-type="float" office:value="760">
            <text:p>760</text:p>
          </table:table-cell>
          <table:table-cell table:formula="of:=DEC2HEX([.K16])" office:value-type="string" office:string-value="2F8">
            <text:p>2F8</text:p>
          </table:table-cell>
          <table:table-cell office:value-type="string">
            <text:p>id</text:p>
          </table:table-cell>
          <table:table-cell table:formula="of:=[.N15]+1" office:value-type="float" office:value="1">
            <text:p>1</text:p>
          </table:table-cell>
          <table:table-cell table:formula="of:=[.O15]+1" office:value-type="float" office:value="1133">
            <text:p>1133</text:p>
          </table:table-cell>
          <table:table-cell table:formula="of:=DEC2HEX([.O16])" office:value-type="string" office:string-value="46D">
            <text:p>46D</text:p>
          </table:table-cell>
          <table:table-cell office:value-type="string">
            <text:p>id</text:p>
          </table:table-cell>
          <table:table-cell table:formula="of:=[.R15]+1" office:value-type="float" office:value="1">
            <text:p>1</text:p>
          </table:table-cell>
          <table:table-cell table:formula="of:=[.S15]+1" office:value-type="float" office:value="1506">
            <text:p>1506</text:p>
          </table:table-cell>
          <table:table-cell table:formula="of:=DEC2HEX([.S16])" office:value-type="string" office:string-value="5E2">
            <text:p>5E2</text:p>
          </table:table-cell>
          <table:table-cell office:value-type="string">
            <text:p>id</text:p>
          </table:table-cell>
          <table:table-cell table:formula="of:=[.V15]+1" office:value-type="float" office:value="1">
            <text:p>1</text:p>
          </table:table-cell>
          <table:table-cell table:formula="of:=[.W15]+1" office:value-type="float" office:value="1879">
            <text:p>1879</text:p>
          </table:table-cell>
          <table:table-cell table:formula="of:=DEC2HEX([.W16])" office:value-type="string" office:string-value="757">
            <text:p>757</text:p>
          </table:table-cell>
          <table:table-cell office:value-type="string">
            <text:p>id</text:p>
          </table:table-cell>
          <table:table-cell table:formula="of:=[.Z15]+1" office:value-type="float" office:value="1">
            <text:p>1</text:p>
          </table:table-cell>
          <table:table-cell table:style-name="ce2" table:formula="of:=[.AA15]+1" office:value-type="float" office:value="2252">
            <text:p>2252</text:p>
          </table:table-cell>
          <table:table-cell table:formula="of:=DEC2HEX([.AA16])" office:value-type="string" office:string-value="8CC">
            <text:p>8CC</text:p>
          </table:table-cell>
          <table:table-cell office:value-type="string">
            <text:p>id</text:p>
          </table:table-cell>
          <table:table-cell table:formula="of:=[.AD15]+1" office:value-type="float" office:value="1">
            <text:p>1</text:p>
          </table:table-cell>
          <table:table-cell table:style-name="ce2" table:formula="of:=[.AE15]+1" office:value-type="float" office:value="2625">
            <text:p>2625</text:p>
          </table:table-cell>
          <table:table-cell table:formula="of:=DEC2HEX([.AE16])" office:value-type="string" office:string-value="A41">
            <text:p>A41</text:p>
          </table:table-cell>
          <table:table-cell office:value-type="string">
            <text:p>id</text:p>
          </table:table-cell>
          <table:table-cell table:formula="of:=[.AH15]+1" office:value-type="float" office:value="1">
            <text:p>1</text:p>
          </table:table-cell>
          <table:table-cell table:style-name="ce2" table:formula="of:=[.AI15]+1" office:value-type="float" office:value="2998">
            <text:p>2998</text:p>
          </table:table-cell>
          <table:table-cell table:formula="of:=DEC2HEX([.AI16])" office:value-type="string" office:string-value="BB6">
            <text:p>BB6</text:p>
          </table:table-cell>
          <table:table-cell office:value-type="string">
            <text:p>id</text:p>
          </table:table-cell>
          <table:table-cell table:formula="of:=[.AL15]+1" office:value-type="float" office:value="1">
            <text:p>1</text:p>
          </table:table-cell>
          <table:table-cell table:style-name="ce2" table:formula="of:=[.AM15]+1" office:value-type="float" office:value="3371">
            <text:p>3371</text:p>
          </table:table-cell>
          <table:table-cell table:formula="of:=DEC2HEX([.AM16])" office:value-type="string" office:string-value="D2B">
            <text:p>D2B</text:p>
          </table:table-cell>
        </table:table-row>
        <table:table-row table:style-name="ro1">
          <table:table-cell office:value-type="string">
            <text:p>name0</text:p>
          </table:table-cell>
          <table:table-cell table:formula="of:=[.B16]+1" office:value-type="float" office:value="2">
            <text:p>2</text:p>
          </table:table-cell>
          <table:table-cell table:formula="of:=[.C16]+1" office:value-type="float" office:value="15">
            <text:p>15</text:p>
          </table:table-cell>
          <table:table-cell table:formula="of:=DEC2HEX([.C17])" office:value-type="string" office:string-value="F">
            <text:p>F</text:p>
          </table:table-cell>
          <table:table-cell office:value-type="string">
            <text:p>name0</text:p>
          </table:table-cell>
          <table:table-cell table:formula="of:=[.F16]+1" office:value-type="float" office:value="2">
            <text:p>2</text:p>
          </table:table-cell>
          <table:table-cell table:formula="of:=[.G16]+1" office:value-type="float" office:value="388">
            <text:p>388</text:p>
          </table:table-cell>
          <table:table-cell table:formula="of:=DEC2HEX([.G17])" office:value-type="string" office:string-value="184">
            <text:p>184</text:p>
          </table:table-cell>
          <table:table-cell office:value-type="string">
            <text:p>name0</text:p>
          </table:table-cell>
          <table:table-cell table:formula="of:=[.J16]+1" office:value-type="float" office:value="2">
            <text:p>2</text:p>
          </table:table-cell>
          <table:table-cell table:formula="of:=[.K16]+1" office:value-type="float" office:value="761">
            <text:p>761</text:p>
          </table:table-cell>
          <table:table-cell table:formula="of:=DEC2HEX([.K17])" office:value-type="string" office:string-value="2F9">
            <text:p>2F9</text:p>
          </table:table-cell>
          <table:table-cell office:value-type="string">
            <text:p>name0</text:p>
          </table:table-cell>
          <table:table-cell table:formula="of:=[.N16]+1" office:value-type="float" office:value="2">
            <text:p>2</text:p>
          </table:table-cell>
          <table:table-cell table:formula="of:=[.O16]+1" office:value-type="float" office:value="1134">
            <text:p>1134</text:p>
          </table:table-cell>
          <table:table-cell table:formula="of:=DEC2HEX([.O17])" office:value-type="string" office:string-value="46E">
            <text:p>46E</text:p>
          </table:table-cell>
          <table:table-cell office:value-type="string">
            <text:p>name0</text:p>
          </table:table-cell>
          <table:table-cell table:formula="of:=[.R16]+1" office:value-type="float" office:value="2">
            <text:p>2</text:p>
          </table:table-cell>
          <table:table-cell table:formula="of:=[.S16]+1" office:value-type="float" office:value="1507">
            <text:p>1507</text:p>
          </table:table-cell>
          <table:table-cell table:formula="of:=DEC2HEX([.S17])" office:value-type="string" office:string-value="5E3">
            <text:p>5E3</text:p>
          </table:table-cell>
          <table:table-cell office:value-type="string">
            <text:p>name0</text:p>
          </table:table-cell>
          <table:table-cell table:formula="of:=[.V16]+1" office:value-type="float" office:value="2">
            <text:p>2</text:p>
          </table:table-cell>
          <table:table-cell table:formula="of:=[.W16]+1" office:value-type="float" office:value="1880">
            <text:p>1880</text:p>
          </table:table-cell>
          <table:table-cell table:formula="of:=DEC2HEX([.W17])" office:value-type="string" office:string-value="758">
            <text:p>758</text:p>
          </table:table-cell>
          <table:table-cell office:value-type="string">
            <text:p>name0</text:p>
          </table:table-cell>
          <table:table-cell table:formula="of:=[.Z16]+1" office:value-type="float" office:value="2">
            <text:p>2</text:p>
          </table:table-cell>
          <table:table-cell table:style-name="ce2" table:formula="of:=[.AA16]+1" office:value-type="float" office:value="2253">
            <text:p>2253</text:p>
          </table:table-cell>
          <table:table-cell table:formula="of:=DEC2HEX([.AA17])" office:value-type="string" office:string-value="8CD">
            <text:p>8CD</text:p>
          </table:table-cell>
          <table:table-cell office:value-type="string">
            <text:p>name0</text:p>
          </table:table-cell>
          <table:table-cell table:formula="of:=[.AD16]+1" office:value-type="float" office:value="2">
            <text:p>2</text:p>
          </table:table-cell>
          <table:table-cell table:style-name="ce2" table:formula="of:=[.AE16]+1" office:value-type="float" office:value="2626">
            <text:p>2626</text:p>
          </table:table-cell>
          <table:table-cell table:formula="of:=DEC2HEX([.AE17])" office:value-type="string" office:string-value="A42">
            <text:p>A42</text:p>
          </table:table-cell>
          <table:table-cell office:value-type="string">
            <text:p>name0</text:p>
          </table:table-cell>
          <table:table-cell table:formula="of:=[.AH16]+1" office:value-type="float" office:value="2">
            <text:p>2</text:p>
          </table:table-cell>
          <table:table-cell table:style-name="ce2" table:formula="of:=[.AI16]+1" office:value-type="float" office:value="2999">
            <text:p>2999</text:p>
          </table:table-cell>
          <table:table-cell table:formula="of:=DEC2HEX([.AI17])" office:value-type="string" office:string-value="BB7">
            <text:p>BB7</text:p>
          </table:table-cell>
          <table:table-cell office:value-type="string">
            <text:p>name0</text:p>
          </table:table-cell>
          <table:table-cell table:formula="of:=[.AL16]+1" office:value-type="float" office:value="2">
            <text:p>2</text:p>
          </table:table-cell>
          <table:table-cell table:style-name="ce2" table:formula="of:=[.AM16]+1" office:value-type="float" office:value="3372">
            <text:p>3372</text:p>
          </table:table-cell>
          <table:table-cell table:formula="of:=DEC2HEX([.AM17])" office:value-type="string" office:string-value="D2C">
            <text:p>D2C</text:p>
          </table:table-cell>
        </table:table-row>
        <table:table-row table:style-name="ro1">
          <table:table-cell office:value-type="string">
            <text:p>name1</text:p>
          </table:table-cell>
          <table:table-cell table:formula="of:=[.B17]+1" office:value-type="float" office:value="3">
            <text:p>3</text:p>
          </table:table-cell>
          <table:table-cell table:formula="of:=[.C17]+1" office:value-type="float" office:value="16">
            <text:p>16</text:p>
          </table:table-cell>
          <table:table-cell table:formula="of:=DEC2HEX([.C18])" office:value-type="string" office:string-value="10">
            <text:p>10</text:p>
          </table:table-cell>
          <table:table-cell office:value-type="string">
            <text:p>name1</text:p>
          </table:table-cell>
          <table:table-cell table:formula="of:=[.F17]+1" office:value-type="float" office:value="3">
            <text:p>3</text:p>
          </table:table-cell>
          <table:table-cell table:formula="of:=[.G17]+1" office:value-type="float" office:value="389">
            <text:p>389</text:p>
          </table:table-cell>
          <table:table-cell table:formula="of:=DEC2HEX([.G18])" office:value-type="string" office:string-value="185">
            <text:p>185</text:p>
          </table:table-cell>
          <table:table-cell office:value-type="string">
            <text:p>name1</text:p>
          </table:table-cell>
          <table:table-cell table:formula="of:=[.J17]+1" office:value-type="float" office:value="3">
            <text:p>3</text:p>
          </table:table-cell>
          <table:table-cell table:formula="of:=[.K17]+1" office:value-type="float" office:value="762">
            <text:p>762</text:p>
          </table:table-cell>
          <table:table-cell table:formula="of:=DEC2HEX([.K18])" office:value-type="string" office:string-value="2FA">
            <text:p>2FA</text:p>
          </table:table-cell>
          <table:table-cell office:value-type="string">
            <text:p>name1</text:p>
          </table:table-cell>
          <table:table-cell table:formula="of:=[.N17]+1" office:value-type="float" office:value="3">
            <text:p>3</text:p>
          </table:table-cell>
          <table:table-cell table:formula="of:=[.O17]+1" office:value-type="float" office:value="1135">
            <text:p>1135</text:p>
          </table:table-cell>
          <table:table-cell table:formula="of:=DEC2HEX([.O18])" office:value-type="string" office:string-value="46F">
            <text:p>46F</text:p>
          </table:table-cell>
          <table:table-cell office:value-type="string">
            <text:p>name1</text:p>
          </table:table-cell>
          <table:table-cell table:formula="of:=[.R17]+1" office:value-type="float" office:value="3">
            <text:p>3</text:p>
          </table:table-cell>
          <table:table-cell table:formula="of:=[.S17]+1" office:value-type="float" office:value="1508">
            <text:p>1508</text:p>
          </table:table-cell>
          <table:table-cell table:formula="of:=DEC2HEX([.S18])" office:value-type="string" office:string-value="5E4">
            <text:p>5E4</text:p>
          </table:table-cell>
          <table:table-cell office:value-type="string">
            <text:p>name1</text:p>
          </table:table-cell>
          <table:table-cell table:formula="of:=[.V17]+1" office:value-type="float" office:value="3">
            <text:p>3</text:p>
          </table:table-cell>
          <table:table-cell table:formula="of:=[.W17]+1" office:value-type="float" office:value="1881">
            <text:p>1881</text:p>
          </table:table-cell>
          <table:table-cell table:formula="of:=DEC2HEX([.W18])" office:value-type="string" office:string-value="759">
            <text:p>759</text:p>
          </table:table-cell>
          <table:table-cell office:value-type="string">
            <text:p>name1</text:p>
          </table:table-cell>
          <table:table-cell table:formula="of:=[.Z17]+1" office:value-type="float" office:value="3">
            <text:p>3</text:p>
          </table:table-cell>
          <table:table-cell table:style-name="ce2" table:formula="of:=[.AA17]+1" office:value-type="float" office:value="2254">
            <text:p>2254</text:p>
          </table:table-cell>
          <table:table-cell table:formula="of:=DEC2HEX([.AA18])" office:value-type="string" office:string-value="8CE">
            <text:p>8CE</text:p>
          </table:table-cell>
          <table:table-cell office:value-type="string">
            <text:p>name1</text:p>
          </table:table-cell>
          <table:table-cell table:formula="of:=[.AD17]+1" office:value-type="float" office:value="3">
            <text:p>3</text:p>
          </table:table-cell>
          <table:table-cell table:style-name="ce2" table:formula="of:=[.AE17]+1" office:value-type="float" office:value="2627">
            <text:p>2627</text:p>
          </table:table-cell>
          <table:table-cell table:formula="of:=DEC2HEX([.AE18])" office:value-type="string" office:string-value="A43">
            <text:p>A43</text:p>
          </table:table-cell>
          <table:table-cell office:value-type="string">
            <text:p>name1</text:p>
          </table:table-cell>
          <table:table-cell table:formula="of:=[.AH17]+1" office:value-type="float" office:value="3">
            <text:p>3</text:p>
          </table:table-cell>
          <table:table-cell table:style-name="ce2" table:formula="of:=[.AI17]+1" office:value-type="float" office:value="3000">
            <text:p>3000</text:p>
          </table:table-cell>
          <table:table-cell table:formula="of:=DEC2HEX([.AI18])" office:value-type="string" office:string-value="BB8">
            <text:p>BB8</text:p>
          </table:table-cell>
          <table:table-cell office:value-type="string">
            <text:p>name1</text:p>
          </table:table-cell>
          <table:table-cell table:formula="of:=[.AL17]+1" office:value-type="float" office:value="3">
            <text:p>3</text:p>
          </table:table-cell>
          <table:table-cell table:style-name="ce2" table:formula="of:=[.AM17]+1" office:value-type="float" office:value="3373">
            <text:p>3373</text:p>
          </table:table-cell>
          <table:table-cell table:formula="of:=DEC2HEX([.AM18])" office:value-type="string" office:string-value="D2D">
            <text:p>D2D</text:p>
          </table:table-cell>
        </table:table-row>
        <table:table-row table:style-name="ro1">
          <table:table-cell office:value-type="string">
            <text:p>name2</text:p>
          </table:table-cell>
          <table:table-cell table:formula="of:=[.B18]+1" office:value-type="float" office:value="4">
            <text:p>4</text:p>
          </table:table-cell>
          <table:table-cell table:formula="of:=[.C18]+1" office:value-type="float" office:value="17">
            <text:p>17</text:p>
          </table:table-cell>
          <table:table-cell table:formula="of:=DEC2HEX([.C19])" office:value-type="string" office:string-value="11">
            <text:p>11</text:p>
          </table:table-cell>
          <table:table-cell office:value-type="string">
            <text:p>name2</text:p>
          </table:table-cell>
          <table:table-cell table:formula="of:=[.F18]+1" office:value-type="float" office:value="4">
            <text:p>4</text:p>
          </table:table-cell>
          <table:table-cell table:formula="of:=[.G18]+1" office:value-type="float" office:value="390">
            <text:p>390</text:p>
          </table:table-cell>
          <table:table-cell table:formula="of:=DEC2HEX([.G19])" office:value-type="string" office:string-value="186">
            <text:p>186</text:p>
          </table:table-cell>
          <table:table-cell office:value-type="string">
            <text:p>name2</text:p>
          </table:table-cell>
          <table:table-cell table:formula="of:=[.J18]+1" office:value-type="float" office:value="4">
            <text:p>4</text:p>
          </table:table-cell>
          <table:table-cell table:formula="of:=[.K18]+1" office:value-type="float" office:value="763">
            <text:p>763</text:p>
          </table:table-cell>
          <table:table-cell table:formula="of:=DEC2HEX([.K19])" office:value-type="string" office:string-value="2FB">
            <text:p>2FB</text:p>
          </table:table-cell>
          <table:table-cell office:value-type="string">
            <text:p>name2</text:p>
          </table:table-cell>
          <table:table-cell table:formula="of:=[.N18]+1" office:value-type="float" office:value="4">
            <text:p>4</text:p>
          </table:table-cell>
          <table:table-cell table:formula="of:=[.O18]+1" office:value-type="float" office:value="1136">
            <text:p>1136</text:p>
          </table:table-cell>
          <table:table-cell table:formula="of:=DEC2HEX([.O19])" office:value-type="string" office:string-value="470">
            <text:p>470</text:p>
          </table:table-cell>
          <table:table-cell office:value-type="string">
            <text:p>name2</text:p>
          </table:table-cell>
          <table:table-cell table:formula="of:=[.R18]+1" office:value-type="float" office:value="4">
            <text:p>4</text:p>
          </table:table-cell>
          <table:table-cell table:formula="of:=[.S18]+1" office:value-type="float" office:value="1509">
            <text:p>1509</text:p>
          </table:table-cell>
          <table:table-cell table:formula="of:=DEC2HEX([.S19])" office:value-type="string" office:string-value="5E5">
            <text:p>5E5</text:p>
          </table:table-cell>
          <table:table-cell office:value-type="string">
            <text:p>name2</text:p>
          </table:table-cell>
          <table:table-cell table:formula="of:=[.V18]+1" office:value-type="float" office:value="4">
            <text:p>4</text:p>
          </table:table-cell>
          <table:table-cell table:formula="of:=[.W18]+1" office:value-type="float" office:value="1882">
            <text:p>1882</text:p>
          </table:table-cell>
          <table:table-cell table:formula="of:=DEC2HEX([.W19])" office:value-type="string" office:string-value="75A">
            <text:p>75A</text:p>
          </table:table-cell>
          <table:table-cell office:value-type="string">
            <text:p>name2</text:p>
          </table:table-cell>
          <table:table-cell table:formula="of:=[.Z18]+1" office:value-type="float" office:value="4">
            <text:p>4</text:p>
          </table:table-cell>
          <table:table-cell table:style-name="ce2" table:formula="of:=[.AA18]+1" office:value-type="float" office:value="2255">
            <text:p>2255</text:p>
          </table:table-cell>
          <table:table-cell table:formula="of:=DEC2HEX([.AA19])" office:value-type="string" office:string-value="8CF">
            <text:p>8CF</text:p>
          </table:table-cell>
          <table:table-cell office:value-type="string">
            <text:p>name2</text:p>
          </table:table-cell>
          <table:table-cell table:formula="of:=[.AD18]+1" office:value-type="float" office:value="4">
            <text:p>4</text:p>
          </table:table-cell>
          <table:table-cell table:style-name="ce2" table:formula="of:=[.AE18]+1" office:value-type="float" office:value="2628">
            <text:p>2628</text:p>
          </table:table-cell>
          <table:table-cell table:formula="of:=DEC2HEX([.AE19])" office:value-type="string" office:string-value="A44">
            <text:p>A44</text:p>
          </table:table-cell>
          <table:table-cell office:value-type="string">
            <text:p>name2</text:p>
          </table:table-cell>
          <table:table-cell table:formula="of:=[.AH18]+1" office:value-type="float" office:value="4">
            <text:p>4</text:p>
          </table:table-cell>
          <table:table-cell table:style-name="ce2" table:formula="of:=[.AI18]+1" office:value-type="float" office:value="3001">
            <text:p>3001</text:p>
          </table:table-cell>
          <table:table-cell table:formula="of:=DEC2HEX([.AI19])" office:value-type="string" office:string-value="BB9">
            <text:p>BB9</text:p>
          </table:table-cell>
          <table:table-cell office:value-type="string">
            <text:p>name2</text:p>
          </table:table-cell>
          <table:table-cell table:formula="of:=[.AL18]+1" office:value-type="float" office:value="4">
            <text:p>4</text:p>
          </table:table-cell>
          <table:table-cell table:style-name="ce2" table:formula="of:=[.AM18]+1" office:value-type="float" office:value="3374">
            <text:p>3374</text:p>
          </table:table-cell>
          <table:table-cell table:formula="of:=DEC2HEX([.AM19])" office:value-type="string" office:string-value="D2E">
            <text:p>D2E</text:p>
          </table:table-cell>
        </table:table-row>
        <table:table-row table:style-name="ro1">
          <table:table-cell office:value-type="string">
            <text:p>name3</text:p>
          </table:table-cell>
          <table:table-cell table:formula="of:=[.B19]+1" office:value-type="float" office:value="5">
            <text:p>5</text:p>
          </table:table-cell>
          <table:table-cell table:formula="of:=[.C19]+1" office:value-type="float" office:value="18">
            <text:p>18</text:p>
          </table:table-cell>
          <table:table-cell table:formula="of:=DEC2HEX([.C20])" office:value-type="string" office:string-value="12">
            <text:p>12</text:p>
          </table:table-cell>
          <table:table-cell office:value-type="string">
            <text:p>name3</text:p>
          </table:table-cell>
          <table:table-cell table:formula="of:=[.F19]+1" office:value-type="float" office:value="5">
            <text:p>5</text:p>
          </table:table-cell>
          <table:table-cell table:formula="of:=[.G19]+1" office:value-type="float" office:value="391">
            <text:p>391</text:p>
          </table:table-cell>
          <table:table-cell table:formula="of:=DEC2HEX([.G20])" office:value-type="string" office:string-value="187">
            <text:p>187</text:p>
          </table:table-cell>
          <table:table-cell office:value-type="string">
            <text:p>name3</text:p>
          </table:table-cell>
          <table:table-cell table:formula="of:=[.J19]+1" office:value-type="float" office:value="5">
            <text:p>5</text:p>
          </table:table-cell>
          <table:table-cell table:formula="of:=[.K19]+1" office:value-type="float" office:value="764">
            <text:p>764</text:p>
          </table:table-cell>
          <table:table-cell table:formula="of:=DEC2HEX([.K20])" office:value-type="string" office:string-value="2FC">
            <text:p>2FC</text:p>
          </table:table-cell>
          <table:table-cell office:value-type="string">
            <text:p>name3</text:p>
          </table:table-cell>
          <table:table-cell table:formula="of:=[.N19]+1" office:value-type="float" office:value="5">
            <text:p>5</text:p>
          </table:table-cell>
          <table:table-cell table:formula="of:=[.O19]+1" office:value-type="float" office:value="1137">
            <text:p>1137</text:p>
          </table:table-cell>
          <table:table-cell table:formula="of:=DEC2HEX([.O20])" office:value-type="string" office:string-value="471">
            <text:p>471</text:p>
          </table:table-cell>
          <table:table-cell office:value-type="string">
            <text:p>name3</text:p>
          </table:table-cell>
          <table:table-cell table:formula="of:=[.R19]+1" office:value-type="float" office:value="5">
            <text:p>5</text:p>
          </table:table-cell>
          <table:table-cell table:formula="of:=[.S19]+1" office:value-type="float" office:value="1510">
            <text:p>1510</text:p>
          </table:table-cell>
          <table:table-cell table:formula="of:=DEC2HEX([.S20])" office:value-type="string" office:string-value="5E6">
            <text:p>5E6</text:p>
          </table:table-cell>
          <table:table-cell office:value-type="string">
            <text:p>name3</text:p>
          </table:table-cell>
          <table:table-cell table:formula="of:=[.V19]+1" office:value-type="float" office:value="5">
            <text:p>5</text:p>
          </table:table-cell>
          <table:table-cell table:formula="of:=[.W19]+1" office:value-type="float" office:value="1883">
            <text:p>1883</text:p>
          </table:table-cell>
          <table:table-cell table:formula="of:=DEC2HEX([.W20])" office:value-type="string" office:string-value="75B">
            <text:p>75B</text:p>
          </table:table-cell>
          <table:table-cell office:value-type="string">
            <text:p>name3</text:p>
          </table:table-cell>
          <table:table-cell table:formula="of:=[.Z19]+1" office:value-type="float" office:value="5">
            <text:p>5</text:p>
          </table:table-cell>
          <table:table-cell table:style-name="ce2" table:formula="of:=[.AA19]+1" office:value-type="float" office:value="2256">
            <text:p>2256</text:p>
          </table:table-cell>
          <table:table-cell table:formula="of:=DEC2HEX([.AA20])" office:value-type="string" office:string-value="8D0">
            <text:p>8D0</text:p>
          </table:table-cell>
          <table:table-cell office:value-type="string">
            <text:p>name3</text:p>
          </table:table-cell>
          <table:table-cell table:formula="of:=[.AD19]+1" office:value-type="float" office:value="5">
            <text:p>5</text:p>
          </table:table-cell>
          <table:table-cell table:style-name="ce2" table:formula="of:=[.AE19]+1" office:value-type="float" office:value="2629">
            <text:p>2629</text:p>
          </table:table-cell>
          <table:table-cell table:formula="of:=DEC2HEX([.AE20])" office:value-type="string" office:string-value="A45">
            <text:p>A45</text:p>
          </table:table-cell>
          <table:table-cell office:value-type="string">
            <text:p>name3</text:p>
          </table:table-cell>
          <table:table-cell table:formula="of:=[.AH19]+1" office:value-type="float" office:value="5">
            <text:p>5</text:p>
          </table:table-cell>
          <table:table-cell table:style-name="ce2" table:formula="of:=[.AI19]+1" office:value-type="float" office:value="3002">
            <text:p>3002</text:p>
          </table:table-cell>
          <table:table-cell table:formula="of:=DEC2HEX([.AI20])" office:value-type="string" office:string-value="BBA">
            <text:p>BBA</text:p>
          </table:table-cell>
          <table:table-cell office:value-type="string">
            <text:p>name3</text:p>
          </table:table-cell>
          <table:table-cell table:formula="of:=[.AL19]+1" office:value-type="float" office:value="5">
            <text:p>5</text:p>
          </table:table-cell>
          <table:table-cell table:style-name="ce2" table:formula="of:=[.AM19]+1" office:value-type="float" office:value="3375">
            <text:p>3375</text:p>
          </table:table-cell>
          <table:table-cell table:formula="of:=DEC2HEX([.AM20])" office:value-type="string" office:string-value="D2F">
            <text:p>D2F</text:p>
          </table:table-cell>
        </table:table-row>
        <table:table-row table:style-name="ro1">
          <table:table-cell office:value-type="string">
            <text:p>name4</text:p>
          </table:table-cell>
          <table:table-cell table:formula="of:=[.B20]+1" office:value-type="float" office:value="6">
            <text:p>6</text:p>
          </table:table-cell>
          <table:table-cell table:formula="of:=[.C20]+1" office:value-type="float" office:value="19">
            <text:p>19</text:p>
          </table:table-cell>
          <table:table-cell table:formula="of:=DEC2HEX([.C21])" office:value-type="string" office:string-value="13">
            <text:p>13</text:p>
          </table:table-cell>
          <table:table-cell office:value-type="string">
            <text:p>name4</text:p>
          </table:table-cell>
          <table:table-cell table:formula="of:=[.F20]+1" office:value-type="float" office:value="6">
            <text:p>6</text:p>
          </table:table-cell>
          <table:table-cell table:formula="of:=[.G20]+1" office:value-type="float" office:value="392">
            <text:p>392</text:p>
          </table:table-cell>
          <table:table-cell table:formula="of:=DEC2HEX([.G21])" office:value-type="string" office:string-value="188">
            <text:p>188</text:p>
          </table:table-cell>
          <table:table-cell office:value-type="string">
            <text:p>name4</text:p>
          </table:table-cell>
          <table:table-cell table:formula="of:=[.J20]+1" office:value-type="float" office:value="6">
            <text:p>6</text:p>
          </table:table-cell>
          <table:table-cell table:formula="of:=[.K20]+1" office:value-type="float" office:value="765">
            <text:p>765</text:p>
          </table:table-cell>
          <table:table-cell table:formula="of:=DEC2HEX([.K21])" office:value-type="string" office:string-value="2FD">
            <text:p>2FD</text:p>
          </table:table-cell>
          <table:table-cell office:value-type="string">
            <text:p>name4</text:p>
          </table:table-cell>
          <table:table-cell table:formula="of:=[.N20]+1" office:value-type="float" office:value="6">
            <text:p>6</text:p>
          </table:table-cell>
          <table:table-cell table:formula="of:=[.O20]+1" office:value-type="float" office:value="1138">
            <text:p>1138</text:p>
          </table:table-cell>
          <table:table-cell table:formula="of:=DEC2HEX([.O21])" office:value-type="string" office:string-value="472">
            <text:p>472</text:p>
          </table:table-cell>
          <table:table-cell office:value-type="string">
            <text:p>name4</text:p>
          </table:table-cell>
          <table:table-cell table:formula="of:=[.R20]+1" office:value-type="float" office:value="6">
            <text:p>6</text:p>
          </table:table-cell>
          <table:table-cell table:formula="of:=[.S20]+1" office:value-type="float" office:value="1511">
            <text:p>1511</text:p>
          </table:table-cell>
          <table:table-cell table:formula="of:=DEC2HEX([.S21])" office:value-type="string" office:string-value="5E7">
            <text:p>5E7</text:p>
          </table:table-cell>
          <table:table-cell office:value-type="string">
            <text:p>name4</text:p>
          </table:table-cell>
          <table:table-cell table:formula="of:=[.V20]+1" office:value-type="float" office:value="6">
            <text:p>6</text:p>
          </table:table-cell>
          <table:table-cell table:formula="of:=[.W20]+1" office:value-type="float" office:value="1884">
            <text:p>1884</text:p>
          </table:table-cell>
          <table:table-cell table:formula="of:=DEC2HEX([.W21])" office:value-type="string" office:string-value="75C">
            <text:p>75C</text:p>
          </table:table-cell>
          <table:table-cell office:value-type="string">
            <text:p>name4</text:p>
          </table:table-cell>
          <table:table-cell table:formula="of:=[.Z20]+1" office:value-type="float" office:value="6">
            <text:p>6</text:p>
          </table:table-cell>
          <table:table-cell table:style-name="ce2" table:formula="of:=[.AA20]+1" office:value-type="float" office:value="2257">
            <text:p>2257</text:p>
          </table:table-cell>
          <table:table-cell table:formula="of:=DEC2HEX([.AA21])" office:value-type="string" office:string-value="8D1">
            <text:p>8D1</text:p>
          </table:table-cell>
          <table:table-cell office:value-type="string">
            <text:p>name4</text:p>
          </table:table-cell>
          <table:table-cell table:formula="of:=[.AD20]+1" office:value-type="float" office:value="6">
            <text:p>6</text:p>
          </table:table-cell>
          <table:table-cell table:style-name="ce2" table:formula="of:=[.AE20]+1" office:value-type="float" office:value="2630">
            <text:p>2630</text:p>
          </table:table-cell>
          <table:table-cell table:formula="of:=DEC2HEX([.AE21])" office:value-type="string" office:string-value="A46">
            <text:p>A46</text:p>
          </table:table-cell>
          <table:table-cell office:value-type="string">
            <text:p>name4</text:p>
          </table:table-cell>
          <table:table-cell table:formula="of:=[.AH20]+1" office:value-type="float" office:value="6">
            <text:p>6</text:p>
          </table:table-cell>
          <table:table-cell table:style-name="ce2" table:formula="of:=[.AI20]+1" office:value-type="float" office:value="3003">
            <text:p>3003</text:p>
          </table:table-cell>
          <table:table-cell table:formula="of:=DEC2HEX([.AI21])" office:value-type="string" office:string-value="BBB">
            <text:p>BBB</text:p>
          </table:table-cell>
          <table:table-cell office:value-type="string">
            <text:p>name4</text:p>
          </table:table-cell>
          <table:table-cell table:formula="of:=[.AL20]+1" office:value-type="float" office:value="6">
            <text:p>6</text:p>
          </table:table-cell>
          <table:table-cell table:style-name="ce2" table:formula="of:=[.AM20]+1" office:value-type="float" office:value="3376">
            <text:p>3376</text:p>
          </table:table-cell>
          <table:table-cell table:formula="of:=DEC2HEX([.AM21])" office:value-type="string" office:string-value="D30">
            <text:p>D30</text:p>
          </table:table-cell>
        </table:table-row>
        <table:table-row table:style-name="ro1">
          <table:table-cell office:value-type="string">
            <text:p>name5</text:p>
          </table:table-cell>
          <table:table-cell table:formula="of:=[.B21]+1" office:value-type="float" office:value="7">
            <text:p>7</text:p>
          </table:table-cell>
          <table:table-cell table:formula="of:=[.C21]+1" office:value-type="float" office:value="20">
            <text:p>20</text:p>
          </table:table-cell>
          <table:table-cell table:formula="of:=DEC2HEX([.C22])" office:value-type="string" office:string-value="14">
            <text:p>14</text:p>
          </table:table-cell>
          <table:table-cell office:value-type="string">
            <text:p>name5</text:p>
          </table:table-cell>
          <table:table-cell table:formula="of:=[.F21]+1" office:value-type="float" office:value="7">
            <text:p>7</text:p>
          </table:table-cell>
          <table:table-cell table:formula="of:=[.G21]+1" office:value-type="float" office:value="393">
            <text:p>393</text:p>
          </table:table-cell>
          <table:table-cell table:formula="of:=DEC2HEX([.G22])" office:value-type="string" office:string-value="189">
            <text:p>189</text:p>
          </table:table-cell>
          <table:table-cell office:value-type="string">
            <text:p>name5</text:p>
          </table:table-cell>
          <table:table-cell table:formula="of:=[.J21]+1" office:value-type="float" office:value="7">
            <text:p>7</text:p>
          </table:table-cell>
          <table:table-cell table:formula="of:=[.K21]+1" office:value-type="float" office:value="766">
            <text:p>766</text:p>
          </table:table-cell>
          <table:table-cell table:formula="of:=DEC2HEX([.K22])" office:value-type="string" office:string-value="2FE">
            <text:p>2FE</text:p>
          </table:table-cell>
          <table:table-cell office:value-type="string">
            <text:p>name5</text:p>
          </table:table-cell>
          <table:table-cell table:formula="of:=[.N21]+1" office:value-type="float" office:value="7">
            <text:p>7</text:p>
          </table:table-cell>
          <table:table-cell table:formula="of:=[.O21]+1" office:value-type="float" office:value="1139">
            <text:p>1139</text:p>
          </table:table-cell>
          <table:table-cell table:formula="of:=DEC2HEX([.O22])" office:value-type="string" office:string-value="473">
            <text:p>473</text:p>
          </table:table-cell>
          <table:table-cell office:value-type="string">
            <text:p>name5</text:p>
          </table:table-cell>
          <table:table-cell table:formula="of:=[.R21]+1" office:value-type="float" office:value="7">
            <text:p>7</text:p>
          </table:table-cell>
          <table:table-cell table:formula="of:=[.S21]+1" office:value-type="float" office:value="1512">
            <text:p>1512</text:p>
          </table:table-cell>
          <table:table-cell table:formula="of:=DEC2HEX([.S22])" office:value-type="string" office:string-value="5E8">
            <text:p>5E8</text:p>
          </table:table-cell>
          <table:table-cell office:value-type="string">
            <text:p>name5</text:p>
          </table:table-cell>
          <table:table-cell table:formula="of:=[.V21]+1" office:value-type="float" office:value="7">
            <text:p>7</text:p>
          </table:table-cell>
          <table:table-cell table:formula="of:=[.W21]+1" office:value-type="float" office:value="1885">
            <text:p>1885</text:p>
          </table:table-cell>
          <table:table-cell table:formula="of:=DEC2HEX([.W22])" office:value-type="string" office:string-value="75D">
            <text:p>75D</text:p>
          </table:table-cell>
          <table:table-cell office:value-type="string">
            <text:p>name5</text:p>
          </table:table-cell>
          <table:table-cell table:formula="of:=[.Z21]+1" office:value-type="float" office:value="7">
            <text:p>7</text:p>
          </table:table-cell>
          <table:table-cell table:style-name="ce2" table:formula="of:=[.AA21]+1" office:value-type="float" office:value="2258">
            <text:p>2258</text:p>
          </table:table-cell>
          <table:table-cell table:formula="of:=DEC2HEX([.AA22])" office:value-type="string" office:string-value="8D2">
            <text:p>8D2</text:p>
          </table:table-cell>
          <table:table-cell office:value-type="string">
            <text:p>name5</text:p>
          </table:table-cell>
          <table:table-cell table:formula="of:=[.AD21]+1" office:value-type="float" office:value="7">
            <text:p>7</text:p>
          </table:table-cell>
          <table:table-cell table:style-name="ce2" table:formula="of:=[.AE21]+1" office:value-type="float" office:value="2631">
            <text:p>2631</text:p>
          </table:table-cell>
          <table:table-cell table:formula="of:=DEC2HEX([.AE22])" office:value-type="string" office:string-value="A47">
            <text:p>A47</text:p>
          </table:table-cell>
          <table:table-cell office:value-type="string">
            <text:p>name5</text:p>
          </table:table-cell>
          <table:table-cell table:formula="of:=[.AH21]+1" office:value-type="float" office:value="7">
            <text:p>7</text:p>
          </table:table-cell>
          <table:table-cell table:style-name="ce2" table:formula="of:=[.AI21]+1" office:value-type="float" office:value="3004">
            <text:p>3004</text:p>
          </table:table-cell>
          <table:table-cell table:formula="of:=DEC2HEX([.AI22])" office:value-type="string" office:string-value="BBC">
            <text:p>BBC</text:p>
          </table:table-cell>
          <table:table-cell office:value-type="string">
            <text:p>name5</text:p>
          </table:table-cell>
          <table:table-cell table:formula="of:=[.AL21]+1" office:value-type="float" office:value="7">
            <text:p>7</text:p>
          </table:table-cell>
          <table:table-cell table:style-name="ce2" table:formula="of:=[.AM21]+1" office:value-type="float" office:value="3377">
            <text:p>3377</text:p>
          </table:table-cell>
          <table:table-cell table:formula="of:=DEC2HEX([.AM22])" office:value-type="string" office:string-value="D31">
            <text:p>D31</text:p>
          </table:table-cell>
        </table:table-row>
        <table:table-row table:style-name="ro1">
          <table:table-cell office:value-type="string">
            <text:p>name6</text:p>
          </table:table-cell>
          <table:table-cell table:formula="of:=[.B22]+1" office:value-type="float" office:value="8">
            <text:p>8</text:p>
          </table:table-cell>
          <table:table-cell table:formula="of:=[.C22]+1" office:value-type="float" office:value="21">
            <text:p>21</text:p>
          </table:table-cell>
          <table:table-cell table:formula="of:=DEC2HEX([.C23])" office:value-type="string" office:string-value="15">
            <text:p>15</text:p>
          </table:table-cell>
          <table:table-cell office:value-type="string">
            <text:p>name6</text:p>
          </table:table-cell>
          <table:table-cell table:formula="of:=[.F22]+1" office:value-type="float" office:value="8">
            <text:p>8</text:p>
          </table:table-cell>
          <table:table-cell table:formula="of:=[.G22]+1" office:value-type="float" office:value="394">
            <text:p>394</text:p>
          </table:table-cell>
          <table:table-cell table:formula="of:=DEC2HEX([.G23])" office:value-type="string" office:string-value="18A">
            <text:p>18A</text:p>
          </table:table-cell>
          <table:table-cell office:value-type="string">
            <text:p>name6</text:p>
          </table:table-cell>
          <table:table-cell table:formula="of:=[.J22]+1" office:value-type="float" office:value="8">
            <text:p>8</text:p>
          </table:table-cell>
          <table:table-cell table:formula="of:=[.K22]+1" office:value-type="float" office:value="767">
            <text:p>767</text:p>
          </table:table-cell>
          <table:table-cell table:formula="of:=DEC2HEX([.K23])" office:value-type="string" office:string-value="2FF">
            <text:p>2FF</text:p>
          </table:table-cell>
          <table:table-cell office:value-type="string">
            <text:p>name6</text:p>
          </table:table-cell>
          <table:table-cell table:formula="of:=[.N22]+1" office:value-type="float" office:value="8">
            <text:p>8</text:p>
          </table:table-cell>
          <table:table-cell table:formula="of:=[.O22]+1" office:value-type="float" office:value="1140">
            <text:p>1140</text:p>
          </table:table-cell>
          <table:table-cell table:formula="of:=DEC2HEX([.O23])" office:value-type="string" office:string-value="474">
            <text:p>474</text:p>
          </table:table-cell>
          <table:table-cell office:value-type="string">
            <text:p>name6</text:p>
          </table:table-cell>
          <table:table-cell table:formula="of:=[.R22]+1" office:value-type="float" office:value="8">
            <text:p>8</text:p>
          </table:table-cell>
          <table:table-cell table:formula="of:=[.S22]+1" office:value-type="float" office:value="1513">
            <text:p>1513</text:p>
          </table:table-cell>
          <table:table-cell table:formula="of:=DEC2HEX([.S23])" office:value-type="string" office:string-value="5E9">
            <text:p>5E9</text:p>
          </table:table-cell>
          <table:table-cell office:value-type="string">
            <text:p>name6</text:p>
          </table:table-cell>
          <table:table-cell table:formula="of:=[.V22]+1" office:value-type="float" office:value="8">
            <text:p>8</text:p>
          </table:table-cell>
          <table:table-cell table:formula="of:=[.W22]+1" office:value-type="float" office:value="1886">
            <text:p>1886</text:p>
          </table:table-cell>
          <table:table-cell table:formula="of:=DEC2HEX([.W23])" office:value-type="string" office:string-value="75E">
            <text:p>75E</text:p>
          </table:table-cell>
          <table:table-cell office:value-type="string">
            <text:p>name6</text:p>
          </table:table-cell>
          <table:table-cell table:formula="of:=[.Z22]+1" office:value-type="float" office:value="8">
            <text:p>8</text:p>
          </table:table-cell>
          <table:table-cell table:style-name="ce2" table:formula="of:=[.AA22]+1" office:value-type="float" office:value="2259">
            <text:p>2259</text:p>
          </table:table-cell>
          <table:table-cell table:formula="of:=DEC2HEX([.AA23])" office:value-type="string" office:string-value="8D3">
            <text:p>8D3</text:p>
          </table:table-cell>
          <table:table-cell office:value-type="string">
            <text:p>name6</text:p>
          </table:table-cell>
          <table:table-cell table:formula="of:=[.AD22]+1" office:value-type="float" office:value="8">
            <text:p>8</text:p>
          </table:table-cell>
          <table:table-cell table:style-name="ce2" table:formula="of:=[.AE22]+1" office:value-type="float" office:value="2632">
            <text:p>2632</text:p>
          </table:table-cell>
          <table:table-cell table:formula="of:=DEC2HEX([.AE23])" office:value-type="string" office:string-value="A48">
            <text:p>A48</text:p>
          </table:table-cell>
          <table:table-cell office:value-type="string">
            <text:p>name6</text:p>
          </table:table-cell>
          <table:table-cell table:formula="of:=[.AH22]+1" office:value-type="float" office:value="8">
            <text:p>8</text:p>
          </table:table-cell>
          <table:table-cell table:style-name="ce2" table:formula="of:=[.AI22]+1" office:value-type="float" office:value="3005">
            <text:p>3005</text:p>
          </table:table-cell>
          <table:table-cell table:formula="of:=DEC2HEX([.AI23])" office:value-type="string" office:string-value="BBD">
            <text:p>BBD</text:p>
          </table:table-cell>
          <table:table-cell office:value-type="string">
            <text:p>name6</text:p>
          </table:table-cell>
          <table:table-cell table:formula="of:=[.AL22]+1" office:value-type="float" office:value="8">
            <text:p>8</text:p>
          </table:table-cell>
          <table:table-cell table:style-name="ce2" table:formula="of:=[.AM22]+1" office:value-type="float" office:value="3378">
            <text:p>3378</text:p>
          </table:table-cell>
          <table:table-cell table:formula="of:=DEC2HEX([.AM23])" office:value-type="string" office:string-value="D32">
            <text:p>D32</text:p>
          </table:table-cell>
        </table:table-row>
        <table:table-row table:style-name="ro1">
          <table:table-cell office:value-type="string">
            <text:p>name7</text:p>
          </table:table-cell>
          <table:table-cell table:formula="of:=[.B23]+1" office:value-type="float" office:value="9">
            <text:p>9</text:p>
          </table:table-cell>
          <table:table-cell table:formula="of:=[.C23]+1" office:value-type="float" office:value="22">
            <text:p>22</text:p>
          </table:table-cell>
          <table:table-cell table:formula="of:=DEC2HEX([.C24])" office:value-type="string" office:string-value="16">
            <text:p>16</text:p>
          </table:table-cell>
          <table:table-cell office:value-type="string">
            <text:p>name7</text:p>
          </table:table-cell>
          <table:table-cell table:formula="of:=[.F23]+1" office:value-type="float" office:value="9">
            <text:p>9</text:p>
          </table:table-cell>
          <table:table-cell table:formula="of:=[.G23]+1" office:value-type="float" office:value="395">
            <text:p>395</text:p>
          </table:table-cell>
          <table:table-cell table:formula="of:=DEC2HEX([.G24])" office:value-type="string" office:string-value="18B">
            <text:p>18B</text:p>
          </table:table-cell>
          <table:table-cell office:value-type="string">
            <text:p>name7</text:p>
          </table:table-cell>
          <table:table-cell table:formula="of:=[.J23]+1" office:value-type="float" office:value="9">
            <text:p>9</text:p>
          </table:table-cell>
          <table:table-cell table:formula="of:=[.K23]+1" office:value-type="float" office:value="768">
            <text:p>768</text:p>
          </table:table-cell>
          <table:table-cell table:formula="of:=DEC2HEX([.K24])" office:value-type="string" office:string-value="300">
            <text:p>300</text:p>
          </table:table-cell>
          <table:table-cell office:value-type="string">
            <text:p>name7</text:p>
          </table:table-cell>
          <table:table-cell table:formula="of:=[.N23]+1" office:value-type="float" office:value="9">
            <text:p>9</text:p>
          </table:table-cell>
          <table:table-cell table:formula="of:=[.O23]+1" office:value-type="float" office:value="1141">
            <text:p>1141</text:p>
          </table:table-cell>
          <table:table-cell table:formula="of:=DEC2HEX([.O24])" office:value-type="string" office:string-value="475">
            <text:p>475</text:p>
          </table:table-cell>
          <table:table-cell office:value-type="string">
            <text:p>name7</text:p>
          </table:table-cell>
          <table:table-cell table:formula="of:=[.R23]+1" office:value-type="float" office:value="9">
            <text:p>9</text:p>
          </table:table-cell>
          <table:table-cell table:formula="of:=[.S23]+1" office:value-type="float" office:value="1514">
            <text:p>1514</text:p>
          </table:table-cell>
          <table:table-cell table:formula="of:=DEC2HEX([.S24])" office:value-type="string" office:string-value="5EA">
            <text:p>5EA</text:p>
          </table:table-cell>
          <table:table-cell office:value-type="string">
            <text:p>name7</text:p>
          </table:table-cell>
          <table:table-cell table:formula="of:=[.V23]+1" office:value-type="float" office:value="9">
            <text:p>9</text:p>
          </table:table-cell>
          <table:table-cell table:formula="of:=[.W23]+1" office:value-type="float" office:value="1887">
            <text:p>1887</text:p>
          </table:table-cell>
          <table:table-cell table:formula="of:=DEC2HEX([.W24])" office:value-type="string" office:string-value="75F">
            <text:p>75F</text:p>
          </table:table-cell>
          <table:table-cell office:value-type="string">
            <text:p>name7</text:p>
          </table:table-cell>
          <table:table-cell table:formula="of:=[.Z23]+1" office:value-type="float" office:value="9">
            <text:p>9</text:p>
          </table:table-cell>
          <table:table-cell table:style-name="ce2" table:formula="of:=[.AA23]+1" office:value-type="float" office:value="2260">
            <text:p>2260</text:p>
          </table:table-cell>
          <table:table-cell table:formula="of:=DEC2HEX([.AA24])" office:value-type="string" office:string-value="8D4">
            <text:p>8D4</text:p>
          </table:table-cell>
          <table:table-cell office:value-type="string">
            <text:p>name7</text:p>
          </table:table-cell>
          <table:table-cell table:formula="of:=[.AD23]+1" office:value-type="float" office:value="9">
            <text:p>9</text:p>
          </table:table-cell>
          <table:table-cell table:style-name="ce2" table:formula="of:=[.AE23]+1" office:value-type="float" office:value="2633">
            <text:p>2633</text:p>
          </table:table-cell>
          <table:table-cell table:formula="of:=DEC2HEX([.AE24])" office:value-type="string" office:string-value="A49">
            <text:p>A49</text:p>
          </table:table-cell>
          <table:table-cell office:value-type="string">
            <text:p>name7</text:p>
          </table:table-cell>
          <table:table-cell table:formula="of:=[.AH23]+1" office:value-type="float" office:value="9">
            <text:p>9</text:p>
          </table:table-cell>
          <table:table-cell table:style-name="ce2" table:formula="of:=[.AI23]+1" office:value-type="float" office:value="3006">
            <text:p>3006</text:p>
          </table:table-cell>
          <table:table-cell table:formula="of:=DEC2HEX([.AI24])" office:value-type="string" office:string-value="BBE">
            <text:p>BBE</text:p>
          </table:table-cell>
          <table:table-cell office:value-type="string">
            <text:p>name7</text:p>
          </table:table-cell>
          <table:table-cell table:formula="of:=[.AL23]+1" office:value-type="float" office:value="9">
            <text:p>9</text:p>
          </table:table-cell>
          <table:table-cell table:style-name="ce2" table:formula="of:=[.AM23]+1" office:value-type="float" office:value="3379">
            <text:p>3379</text:p>
          </table:table-cell>
          <table:table-cell table:formula="of:=DEC2HEX([.AM24])" office:value-type="string" office:string-value="D33">
            <text:p>D33</text:p>
          </table:table-cell>
        </table:table-row>
        <table:table-row table:style-name="ro1">
          <table:table-cell office:value-type="string">
            <text:p>name8</text:p>
          </table:table-cell>
          <table:table-cell table:formula="of:=[.B24]+1" office:value-type="float" office:value="10">
            <text:p>10</text:p>
          </table:table-cell>
          <table:table-cell table:formula="of:=[.C24]+1" office:value-type="float" office:value="23">
            <text:p>23</text:p>
          </table:table-cell>
          <table:table-cell table:formula="of:=DEC2HEX([.C25])" office:value-type="string" office:string-value="17">
            <text:p>17</text:p>
          </table:table-cell>
          <table:table-cell office:value-type="string">
            <text:p>name8</text:p>
          </table:table-cell>
          <table:table-cell table:formula="of:=[.F24]+1" office:value-type="float" office:value="10">
            <text:p>10</text:p>
          </table:table-cell>
          <table:table-cell table:formula="of:=[.G24]+1" office:value-type="float" office:value="396">
            <text:p>396</text:p>
          </table:table-cell>
          <table:table-cell table:formula="of:=DEC2HEX([.G25])" office:value-type="string" office:string-value="18C">
            <text:p>18C</text:p>
          </table:table-cell>
          <table:table-cell office:value-type="string">
            <text:p>name8</text:p>
          </table:table-cell>
          <table:table-cell table:formula="of:=[.J24]+1" office:value-type="float" office:value="10">
            <text:p>10</text:p>
          </table:table-cell>
          <table:table-cell table:formula="of:=[.K24]+1" office:value-type="float" office:value="769">
            <text:p>769</text:p>
          </table:table-cell>
          <table:table-cell table:formula="of:=DEC2HEX([.K25])" office:value-type="string" office:string-value="301">
            <text:p>301</text:p>
          </table:table-cell>
          <table:table-cell office:value-type="string">
            <text:p>name8</text:p>
          </table:table-cell>
          <table:table-cell table:formula="of:=[.N24]+1" office:value-type="float" office:value="10">
            <text:p>10</text:p>
          </table:table-cell>
          <table:table-cell table:formula="of:=[.O24]+1" office:value-type="float" office:value="1142">
            <text:p>1142</text:p>
          </table:table-cell>
          <table:table-cell table:formula="of:=DEC2HEX([.O25])" office:value-type="string" office:string-value="476">
            <text:p>476</text:p>
          </table:table-cell>
          <table:table-cell office:value-type="string">
            <text:p>name8</text:p>
          </table:table-cell>
          <table:table-cell table:formula="of:=[.R24]+1" office:value-type="float" office:value="10">
            <text:p>10</text:p>
          </table:table-cell>
          <table:table-cell table:formula="of:=[.S24]+1" office:value-type="float" office:value="1515">
            <text:p>1515</text:p>
          </table:table-cell>
          <table:table-cell table:formula="of:=DEC2HEX([.S25])" office:value-type="string" office:string-value="5EB">
            <text:p>5EB</text:p>
          </table:table-cell>
          <table:table-cell office:value-type="string">
            <text:p>name8</text:p>
          </table:table-cell>
          <table:table-cell table:formula="of:=[.V24]+1" office:value-type="float" office:value="10">
            <text:p>10</text:p>
          </table:table-cell>
          <table:table-cell table:formula="of:=[.W24]+1" office:value-type="float" office:value="1888">
            <text:p>1888</text:p>
          </table:table-cell>
          <table:table-cell table:formula="of:=DEC2HEX([.W25])" office:value-type="string" office:string-value="760">
            <text:p>760</text:p>
          </table:table-cell>
          <table:table-cell office:value-type="string">
            <text:p>name8</text:p>
          </table:table-cell>
          <table:table-cell table:formula="of:=[.Z24]+1" office:value-type="float" office:value="10">
            <text:p>10</text:p>
          </table:table-cell>
          <table:table-cell table:style-name="ce2" table:formula="of:=[.AA24]+1" office:value-type="float" office:value="2261">
            <text:p>2261</text:p>
          </table:table-cell>
          <table:table-cell table:formula="of:=DEC2HEX([.AA25])" office:value-type="string" office:string-value="8D5">
            <text:p>8D5</text:p>
          </table:table-cell>
          <table:table-cell office:value-type="string">
            <text:p>name8</text:p>
          </table:table-cell>
          <table:table-cell table:formula="of:=[.AD24]+1" office:value-type="float" office:value="10">
            <text:p>10</text:p>
          </table:table-cell>
          <table:table-cell table:style-name="ce2" table:formula="of:=[.AE24]+1" office:value-type="float" office:value="2634">
            <text:p>2634</text:p>
          </table:table-cell>
          <table:table-cell table:formula="of:=DEC2HEX([.AE25])" office:value-type="string" office:string-value="A4A">
            <text:p>A4A</text:p>
          </table:table-cell>
          <table:table-cell office:value-type="string">
            <text:p>name8</text:p>
          </table:table-cell>
          <table:table-cell table:formula="of:=[.AH24]+1" office:value-type="float" office:value="10">
            <text:p>10</text:p>
          </table:table-cell>
          <table:table-cell table:style-name="ce2" table:formula="of:=[.AI24]+1" office:value-type="float" office:value="3007">
            <text:p>3007</text:p>
          </table:table-cell>
          <table:table-cell table:formula="of:=DEC2HEX([.AI25])" office:value-type="string" office:string-value="BBF">
            <text:p>BBF</text:p>
          </table:table-cell>
          <table:table-cell office:value-type="string">
            <text:p>name8</text:p>
          </table:table-cell>
          <table:table-cell table:formula="of:=[.AL24]+1" office:value-type="float" office:value="10">
            <text:p>10</text:p>
          </table:table-cell>
          <table:table-cell table:style-name="ce2" table:formula="of:=[.AM24]+1" office:value-type="float" office:value="3380">
            <text:p>3380</text:p>
          </table:table-cell>
          <table:table-cell table:formula="of:=DEC2HEX([.AM25])" office:value-type="string" office:string-value="D34">
            <text:p>D34</text:p>
          </table:table-cell>
        </table:table-row>
        <table:table-row table:style-name="ro1">
          <table:table-cell office:value-type="string">
            <text:p>name9</text:p>
          </table:table-cell>
          <table:table-cell table:formula="of:=[.B25]+1" office:value-type="float" office:value="11">
            <text:p>11</text:p>
          </table:table-cell>
          <table:table-cell table:formula="of:=[.C25]+1" office:value-type="float" office:value="24">
            <text:p>24</text:p>
          </table:table-cell>
          <table:table-cell table:formula="of:=DEC2HEX([.C26])" office:value-type="string" office:string-value="18">
            <text:p>18</text:p>
          </table:table-cell>
          <table:table-cell office:value-type="string">
            <text:p>name9</text:p>
          </table:table-cell>
          <table:table-cell table:formula="of:=[.F25]+1" office:value-type="float" office:value="11">
            <text:p>11</text:p>
          </table:table-cell>
          <table:table-cell table:formula="of:=[.G25]+1" office:value-type="float" office:value="397">
            <text:p>397</text:p>
          </table:table-cell>
          <table:table-cell table:formula="of:=DEC2HEX([.G26])" office:value-type="string" office:string-value="18D">
            <text:p>18D</text:p>
          </table:table-cell>
          <table:table-cell office:value-type="string">
            <text:p>name9</text:p>
          </table:table-cell>
          <table:table-cell table:formula="of:=[.J25]+1" office:value-type="float" office:value="11">
            <text:p>11</text:p>
          </table:table-cell>
          <table:table-cell table:formula="of:=[.K25]+1" office:value-type="float" office:value="770">
            <text:p>770</text:p>
          </table:table-cell>
          <table:table-cell table:formula="of:=DEC2HEX([.K26])" office:value-type="string" office:string-value="302">
            <text:p>302</text:p>
          </table:table-cell>
          <table:table-cell office:value-type="string">
            <text:p>name9</text:p>
          </table:table-cell>
          <table:table-cell table:formula="of:=[.N25]+1" office:value-type="float" office:value="11">
            <text:p>11</text:p>
          </table:table-cell>
          <table:table-cell table:formula="of:=[.O25]+1" office:value-type="float" office:value="1143">
            <text:p>1143</text:p>
          </table:table-cell>
          <table:table-cell table:formula="of:=DEC2HEX([.O26])" office:value-type="string" office:string-value="477">
            <text:p>477</text:p>
          </table:table-cell>
          <table:table-cell office:value-type="string">
            <text:p>name9</text:p>
          </table:table-cell>
          <table:table-cell table:formula="of:=[.R25]+1" office:value-type="float" office:value="11">
            <text:p>11</text:p>
          </table:table-cell>
          <table:table-cell table:formula="of:=[.S25]+1" office:value-type="float" office:value="1516">
            <text:p>1516</text:p>
          </table:table-cell>
          <table:table-cell table:formula="of:=DEC2HEX([.S26])" office:value-type="string" office:string-value="5EC">
            <text:p>5EC</text:p>
          </table:table-cell>
          <table:table-cell office:value-type="string">
            <text:p>name9</text:p>
          </table:table-cell>
          <table:table-cell table:formula="of:=[.V25]+1" office:value-type="float" office:value="11">
            <text:p>11</text:p>
          </table:table-cell>
          <table:table-cell table:formula="of:=[.W25]+1" office:value-type="float" office:value="1889">
            <text:p>1889</text:p>
          </table:table-cell>
          <table:table-cell table:formula="of:=DEC2HEX([.W26])" office:value-type="string" office:string-value="761">
            <text:p>761</text:p>
          </table:table-cell>
          <table:table-cell office:value-type="string">
            <text:p>name9</text:p>
          </table:table-cell>
          <table:table-cell table:formula="of:=[.Z25]+1" office:value-type="float" office:value="11">
            <text:p>11</text:p>
          </table:table-cell>
          <table:table-cell table:style-name="ce2" table:formula="of:=[.AA25]+1" office:value-type="float" office:value="2262">
            <text:p>2262</text:p>
          </table:table-cell>
          <table:table-cell table:formula="of:=DEC2HEX([.AA26])" office:value-type="string" office:string-value="8D6">
            <text:p>8D6</text:p>
          </table:table-cell>
          <table:table-cell office:value-type="string">
            <text:p>name9</text:p>
          </table:table-cell>
          <table:table-cell table:formula="of:=[.AD25]+1" office:value-type="float" office:value="11">
            <text:p>11</text:p>
          </table:table-cell>
          <table:table-cell table:style-name="ce2" table:formula="of:=[.AE25]+1" office:value-type="float" office:value="2635">
            <text:p>2635</text:p>
          </table:table-cell>
          <table:table-cell table:formula="of:=DEC2HEX([.AE26])" office:value-type="string" office:string-value="A4B">
            <text:p>A4B</text:p>
          </table:table-cell>
          <table:table-cell office:value-type="string">
            <text:p>name9</text:p>
          </table:table-cell>
          <table:table-cell table:formula="of:=[.AH25]+1" office:value-type="float" office:value="11">
            <text:p>11</text:p>
          </table:table-cell>
          <table:table-cell table:style-name="ce2" table:formula="of:=[.AI25]+1" office:value-type="float" office:value="3008">
            <text:p>3008</text:p>
          </table:table-cell>
          <table:table-cell table:formula="of:=DEC2HEX([.AI26])" office:value-type="string" office:string-value="BC0">
            <text:p>BC0</text:p>
          </table:table-cell>
          <table:table-cell office:value-type="string">
            <text:p>name9</text:p>
          </table:table-cell>
          <table:table-cell table:formula="of:=[.AL25]+1" office:value-type="float" office:value="11">
            <text:p>11</text:p>
          </table:table-cell>
          <table:table-cell table:style-name="ce2" table:formula="of:=[.AM25]+1" office:value-type="float" office:value="3381">
            <text:p>3381</text:p>
          </table:table-cell>
          <table:table-cell table:formula="of:=DEC2HEX([.AM26])" office:value-type="string" office:string-value="D35">
            <text:p>D35</text:p>
          </table:table-cell>
        </table:table-row>
        <table:table-row table:style-name="ro1">
          <table:table-cell table:style-name="ce1" office:value-type="string">
            <text:p>DT1</text:p>
          </table:table-cell>
          <table:table-cell office:value-type="float" office:value="0">
            <text:p>0</text:p>
          </table:table-cell>
          <table:table-cell table:formula="of:=[.C26]+1" office:value-type="float" office:value="25">
            <text:p>25</text:p>
          </table:table-cell>
          <table:table-cell table:formula="of:=DEC2HEX([.C27])" office:value-type="string" office:string-value="19">
            <text:p>19</text:p>
          </table:table-cell>
          <table:table-cell table:style-name="ce1" office:value-type="string">
            <text:p>DT1</text:p>
          </table:table-cell>
          <table:table-cell office:value-type="float" office:value="0">
            <text:p>0</text:p>
          </table:table-cell>
          <table:table-cell table:formula="of:=[.G26]+1" office:value-type="float" office:value="398">
            <text:p>398</text:p>
          </table:table-cell>
          <table:table-cell table:formula="of:=DEC2HEX([.G27])" office:value-type="string" office:string-value="18E">
            <text:p>18E</text:p>
          </table:table-cell>
          <table:table-cell table:style-name="ce1" office:value-type="string">
            <text:p>DT1</text:p>
          </table:table-cell>
          <table:table-cell office:value-type="float" office:value="0">
            <text:p>0</text:p>
          </table:table-cell>
          <table:table-cell table:formula="of:=[.K26]+1" office:value-type="float" office:value="771">
            <text:p>771</text:p>
          </table:table-cell>
          <table:table-cell table:formula="of:=DEC2HEX([.K27])" office:value-type="string" office:string-value="303">
            <text:p>303</text:p>
          </table:table-cell>
          <table:table-cell table:style-name="ce1" office:value-type="string">
            <text:p>DT1</text:p>
          </table:table-cell>
          <table:table-cell office:value-type="float" office:value="0">
            <text:p>0</text:p>
          </table:table-cell>
          <table:table-cell table:formula="of:=[.O26]+1" office:value-type="float" office:value="1144">
            <text:p>1144</text:p>
          </table:table-cell>
          <table:table-cell table:formula="of:=DEC2HEX([.O27])" office:value-type="string" office:string-value="478">
            <text:p>478</text:p>
          </table:table-cell>
          <table:table-cell table:style-name="ce1" office:value-type="string">
            <text:p>DT1</text:p>
          </table:table-cell>
          <table:table-cell office:value-type="float" office:value="0">
            <text:p>0</text:p>
          </table:table-cell>
          <table:table-cell table:formula="of:=[.S26]+1" office:value-type="float" office:value="1517">
            <text:p>1517</text:p>
          </table:table-cell>
          <table:table-cell table:formula="of:=DEC2HEX([.S27])" office:value-type="string" office:string-value="5ED">
            <text:p>5ED</text:p>
          </table:table-cell>
          <table:table-cell table:style-name="ce1" office:value-type="string">
            <text:p>DT1</text:p>
          </table:table-cell>
          <table:table-cell office:value-type="float" office:value="0">
            <text:p>0</text:p>
          </table:table-cell>
          <table:table-cell table:formula="of:=[.W26]+1" office:value-type="float" office:value="1890">
            <text:p>1890</text:p>
          </table:table-cell>
          <table:table-cell table:formula="of:=DEC2HEX([.W27])" office:value-type="string" office:string-value="762">
            <text:p>762</text:p>
          </table:table-cell>
          <table:table-cell table:style-name="ce1" office:value-type="string">
            <text:p>DT1</text:p>
          </table:table-cell>
          <table:table-cell office:value-type="float" office:value="0">
            <text:p>0</text:p>
          </table:table-cell>
          <table:table-cell table:style-name="ce2" table:formula="of:=[.AA26]+1" office:value-type="float" office:value="2263">
            <text:p>2263</text:p>
          </table:table-cell>
          <table:table-cell table:formula="of:=DEC2HEX([.AA27])" office:value-type="string" office:string-value="8D7">
            <text:p>8D7</text:p>
          </table:table-cell>
          <table:table-cell table:style-name="ce1" office:value-type="string">
            <text:p>DT1</text:p>
          </table:table-cell>
          <table:table-cell office:value-type="float" office:value="0">
            <text:p>0</text:p>
          </table:table-cell>
          <table:table-cell table:style-name="ce2" table:formula="of:=[.AE26]+1" office:value-type="float" office:value="2636">
            <text:p>2636</text:p>
          </table:table-cell>
          <table:table-cell table:formula="of:=DEC2HEX([.AE27])" office:value-type="string" office:string-value="A4C">
            <text:p>A4C</text:p>
          </table:table-cell>
          <table:table-cell table:style-name="ce1" office:value-type="string">
            <text:p>DT1</text:p>
          </table:table-cell>
          <table:table-cell office:value-type="float" office:value="0">
            <text:p>0</text:p>
          </table:table-cell>
          <table:table-cell table:style-name="ce2" table:formula="of:=[.AI26]+1" office:value-type="float" office:value="3009">
            <text:p>3009</text:p>
          </table:table-cell>
          <table:table-cell table:formula="of:=DEC2HEX([.AI27])" office:value-type="string" office:string-value="BC1">
            <text:p>BC1</text:p>
          </table:table-cell>
          <table:table-cell table:style-name="ce1" office:value-type="string">
            <text:p>DT1</text:p>
          </table:table-cell>
          <table:table-cell office:value-type="float" office:value="0">
            <text:p>0</text:p>
          </table:table-cell>
          <table:table-cell table:style-name="ce2" table:formula="of:=[.AM26]+1" office:value-type="float" office:value="3382">
            <text:p>3382</text:p>
          </table:table-cell>
          <table:table-cell table:formula="of:=DEC2HEX([.AM27])" office:value-type="string" office:string-value="D36">
            <text:p>D36</text:p>
          </table:table-cell>
        </table:table-row>
        <table:table-row table:style-name="ro1">
          <table:table-cell office:value-type="string">
            <text:p>id</text:p>
          </table:table-cell>
          <table:table-cell table:formula="of:=[.B27]+1" office:value-type="float" office:value="1">
            <text:p>1</text:p>
          </table:table-cell>
          <table:table-cell table:formula="of:=[.C27]+1" office:value-type="float" office:value="26">
            <text:p>26</text:p>
          </table:table-cell>
          <table:table-cell table:formula="of:=DEC2HEX([.C28])" office:value-type="string" office:string-value="1A">
            <text:p>1A</text:p>
          </table:table-cell>
          <table:table-cell office:value-type="string">
            <text:p>id</text:p>
          </table:table-cell>
          <table:table-cell table:formula="of:=[.F27]+1" office:value-type="float" office:value="1">
            <text:p>1</text:p>
          </table:table-cell>
          <table:table-cell table:formula="of:=[.G27]+1" office:value-type="float" office:value="399">
            <text:p>399</text:p>
          </table:table-cell>
          <table:table-cell table:formula="of:=DEC2HEX([.G28])" office:value-type="string" office:string-value="18F">
            <text:p>18F</text:p>
          </table:table-cell>
          <table:table-cell office:value-type="string">
            <text:p>id</text:p>
          </table:table-cell>
          <table:table-cell table:formula="of:=[.J27]+1" office:value-type="float" office:value="1">
            <text:p>1</text:p>
          </table:table-cell>
          <table:table-cell table:formula="of:=[.K27]+1" office:value-type="float" office:value="772">
            <text:p>772</text:p>
          </table:table-cell>
          <table:table-cell table:formula="of:=DEC2HEX([.K28])" office:value-type="string" office:string-value="304">
            <text:p>304</text:p>
          </table:table-cell>
          <table:table-cell office:value-type="string">
            <text:p>id</text:p>
          </table:table-cell>
          <table:table-cell table:formula="of:=[.N27]+1" office:value-type="float" office:value="1">
            <text:p>1</text:p>
          </table:table-cell>
          <table:table-cell table:formula="of:=[.O27]+1" office:value-type="float" office:value="1145">
            <text:p>1145</text:p>
          </table:table-cell>
          <table:table-cell table:formula="of:=DEC2HEX([.O28])" office:value-type="string" office:string-value="479">
            <text:p>479</text:p>
          </table:table-cell>
          <table:table-cell office:value-type="string">
            <text:p>id</text:p>
          </table:table-cell>
          <table:table-cell table:formula="of:=[.R27]+1" office:value-type="float" office:value="1">
            <text:p>1</text:p>
          </table:table-cell>
          <table:table-cell table:formula="of:=[.S27]+1" office:value-type="float" office:value="1518">
            <text:p>1518</text:p>
          </table:table-cell>
          <table:table-cell table:formula="of:=DEC2HEX([.S28])" office:value-type="string" office:string-value="5EE">
            <text:p>5EE</text:p>
          </table:table-cell>
          <table:table-cell office:value-type="string">
            <text:p>id</text:p>
          </table:table-cell>
          <table:table-cell table:formula="of:=[.V27]+1" office:value-type="float" office:value="1">
            <text:p>1</text:p>
          </table:table-cell>
          <table:table-cell table:formula="of:=[.W27]+1" office:value-type="float" office:value="1891">
            <text:p>1891</text:p>
          </table:table-cell>
          <table:table-cell table:formula="of:=DEC2HEX([.W28])" office:value-type="string" office:string-value="763">
            <text:p>763</text:p>
          </table:table-cell>
          <table:table-cell office:value-type="string">
            <text:p>id</text:p>
          </table:table-cell>
          <table:table-cell table:formula="of:=[.Z27]+1" office:value-type="float" office:value="1">
            <text:p>1</text:p>
          </table:table-cell>
          <table:table-cell table:style-name="ce2" table:formula="of:=[.AA27]+1" office:value-type="float" office:value="2264">
            <text:p>2264</text:p>
          </table:table-cell>
          <table:table-cell table:formula="of:=DEC2HEX([.AA28])" office:value-type="string" office:string-value="8D8">
            <text:p>8D8</text:p>
          </table:table-cell>
          <table:table-cell office:value-type="string">
            <text:p>id</text:p>
          </table:table-cell>
          <table:table-cell table:formula="of:=[.AD27]+1" office:value-type="float" office:value="1">
            <text:p>1</text:p>
          </table:table-cell>
          <table:table-cell table:style-name="ce2" table:formula="of:=[.AE27]+1" office:value-type="float" office:value="2637">
            <text:p>2637</text:p>
          </table:table-cell>
          <table:table-cell table:formula="of:=DEC2HEX([.AE28])" office:value-type="string" office:string-value="A4D">
            <text:p>A4D</text:p>
          </table:table-cell>
          <table:table-cell office:value-type="string">
            <text:p>id</text:p>
          </table:table-cell>
          <table:table-cell table:formula="of:=[.AH27]+1" office:value-type="float" office:value="1">
            <text:p>1</text:p>
          </table:table-cell>
          <table:table-cell table:style-name="ce2" table:formula="of:=[.AI27]+1" office:value-type="float" office:value="3010">
            <text:p>3010</text:p>
          </table:table-cell>
          <table:table-cell table:formula="of:=DEC2HEX([.AI28])" office:value-type="string" office:string-value="BC2">
            <text:p>BC2</text:p>
          </table:table-cell>
          <table:table-cell office:value-type="string">
            <text:p>id</text:p>
          </table:table-cell>
          <table:table-cell table:formula="of:=[.AL27]+1" office:value-type="float" office:value="1">
            <text:p>1</text:p>
          </table:table-cell>
          <table:table-cell table:style-name="ce2" table:formula="of:=[.AM27]+1" office:value-type="float" office:value="3383">
            <text:p>3383</text:p>
          </table:table-cell>
          <table:table-cell table:formula="of:=DEC2HEX([.AM28])" office:value-type="string" office:string-value="D37">
            <text:p>D37</text:p>
          </table:table-cell>
        </table:table-row>
        <table:table-row table:style-name="ro1">
          <table:table-cell office:value-type="string">
            <text:p>name0</text:p>
          </table:table-cell>
          <table:table-cell table:formula="of:=[.B28]+1" office:value-type="float" office:value="2">
            <text:p>2</text:p>
          </table:table-cell>
          <table:table-cell table:formula="of:=[.C28]+1" office:value-type="float" office:value="27">
            <text:p>27</text:p>
          </table:table-cell>
          <table:table-cell table:formula="of:=DEC2HEX([.C29])" office:value-type="string" office:string-value="1B">
            <text:p>1B</text:p>
          </table:table-cell>
          <table:table-cell office:value-type="string">
            <text:p>name0</text:p>
          </table:table-cell>
          <table:table-cell table:formula="of:=[.F28]+1" office:value-type="float" office:value="2">
            <text:p>2</text:p>
          </table:table-cell>
          <table:table-cell table:formula="of:=[.G28]+1" office:value-type="float" office:value="400">
            <text:p>400</text:p>
          </table:table-cell>
          <table:table-cell table:formula="of:=DEC2HEX([.G29])" office:value-type="string" office:string-value="190">
            <text:p>190</text:p>
          </table:table-cell>
          <table:table-cell office:value-type="string">
            <text:p>name0</text:p>
          </table:table-cell>
          <table:table-cell table:formula="of:=[.J28]+1" office:value-type="float" office:value="2">
            <text:p>2</text:p>
          </table:table-cell>
          <table:table-cell table:formula="of:=[.K28]+1" office:value-type="float" office:value="773">
            <text:p>773</text:p>
          </table:table-cell>
          <table:table-cell table:formula="of:=DEC2HEX([.K29])" office:value-type="string" office:string-value="305">
            <text:p>305</text:p>
          </table:table-cell>
          <table:table-cell office:value-type="string">
            <text:p>name0</text:p>
          </table:table-cell>
          <table:table-cell table:formula="of:=[.N28]+1" office:value-type="float" office:value="2">
            <text:p>2</text:p>
          </table:table-cell>
          <table:table-cell table:formula="of:=[.O28]+1" office:value-type="float" office:value="1146">
            <text:p>1146</text:p>
          </table:table-cell>
          <table:table-cell table:formula="of:=DEC2HEX([.O29])" office:value-type="string" office:string-value="47A">
            <text:p>47A</text:p>
          </table:table-cell>
          <table:table-cell office:value-type="string">
            <text:p>name0</text:p>
          </table:table-cell>
          <table:table-cell table:formula="of:=[.R28]+1" office:value-type="float" office:value="2">
            <text:p>2</text:p>
          </table:table-cell>
          <table:table-cell table:formula="of:=[.S28]+1" office:value-type="float" office:value="1519">
            <text:p>1519</text:p>
          </table:table-cell>
          <table:table-cell table:formula="of:=DEC2HEX([.S29])" office:value-type="string" office:string-value="5EF">
            <text:p>5EF</text:p>
          </table:table-cell>
          <table:table-cell office:value-type="string">
            <text:p>name0</text:p>
          </table:table-cell>
          <table:table-cell table:formula="of:=[.V28]+1" office:value-type="float" office:value="2">
            <text:p>2</text:p>
          </table:table-cell>
          <table:table-cell table:formula="of:=[.W28]+1" office:value-type="float" office:value="1892">
            <text:p>1892</text:p>
          </table:table-cell>
          <table:table-cell table:formula="of:=DEC2HEX([.W29])" office:value-type="string" office:string-value="764">
            <text:p>764</text:p>
          </table:table-cell>
          <table:table-cell office:value-type="string">
            <text:p>name0</text:p>
          </table:table-cell>
          <table:table-cell table:formula="of:=[.Z28]+1" office:value-type="float" office:value="2">
            <text:p>2</text:p>
          </table:table-cell>
          <table:table-cell table:style-name="ce2" table:formula="of:=[.AA28]+1" office:value-type="float" office:value="2265">
            <text:p>2265</text:p>
          </table:table-cell>
          <table:table-cell table:formula="of:=DEC2HEX([.AA29])" office:value-type="string" office:string-value="8D9">
            <text:p>8D9</text:p>
          </table:table-cell>
          <table:table-cell office:value-type="string">
            <text:p>name0</text:p>
          </table:table-cell>
          <table:table-cell table:formula="of:=[.AD28]+1" office:value-type="float" office:value="2">
            <text:p>2</text:p>
          </table:table-cell>
          <table:table-cell table:style-name="ce2" table:formula="of:=[.AE28]+1" office:value-type="float" office:value="2638">
            <text:p>2638</text:p>
          </table:table-cell>
          <table:table-cell table:formula="of:=DEC2HEX([.AE29])" office:value-type="string" office:string-value="A4E">
            <text:p>A4E</text:p>
          </table:table-cell>
          <table:table-cell office:value-type="string">
            <text:p>name0</text:p>
          </table:table-cell>
          <table:table-cell table:formula="of:=[.AH28]+1" office:value-type="float" office:value="2">
            <text:p>2</text:p>
          </table:table-cell>
          <table:table-cell table:style-name="ce2" table:formula="of:=[.AI28]+1" office:value-type="float" office:value="3011">
            <text:p>3011</text:p>
          </table:table-cell>
          <table:table-cell table:formula="of:=DEC2HEX([.AI29])" office:value-type="string" office:string-value="BC3">
            <text:p>BC3</text:p>
          </table:table-cell>
          <table:table-cell office:value-type="string">
            <text:p>name0</text:p>
          </table:table-cell>
          <table:table-cell table:formula="of:=[.AL28]+1" office:value-type="float" office:value="2">
            <text:p>2</text:p>
          </table:table-cell>
          <table:table-cell table:style-name="ce2" table:formula="of:=[.AM28]+1" office:value-type="float" office:value="3384">
            <text:p>3384</text:p>
          </table:table-cell>
          <table:table-cell table:formula="of:=DEC2HEX([.AM29])" office:value-type="string" office:string-value="D38">
            <text:p>D38</text:p>
          </table:table-cell>
        </table:table-row>
        <table:table-row table:style-name="ro1">
          <table:table-cell office:value-type="string">
            <text:p>name1</text:p>
          </table:table-cell>
          <table:table-cell table:formula="of:=[.B29]+1" office:value-type="float" office:value="3">
            <text:p>3</text:p>
          </table:table-cell>
          <table:table-cell table:formula="of:=[.C29]+1" office:value-type="float" office:value="28">
            <text:p>28</text:p>
          </table:table-cell>
          <table:table-cell table:formula="of:=DEC2HEX([.C30])" office:value-type="string" office:string-value="1C">
            <text:p>1C</text:p>
          </table:table-cell>
          <table:table-cell office:value-type="string">
            <text:p>name1</text:p>
          </table:table-cell>
          <table:table-cell table:formula="of:=[.F29]+1" office:value-type="float" office:value="3">
            <text:p>3</text:p>
          </table:table-cell>
          <table:table-cell table:formula="of:=[.G29]+1" office:value-type="float" office:value="401">
            <text:p>401</text:p>
          </table:table-cell>
          <table:table-cell table:formula="of:=DEC2HEX([.G30])" office:value-type="string" office:string-value="191">
            <text:p>191</text:p>
          </table:table-cell>
          <table:table-cell office:value-type="string">
            <text:p>name1</text:p>
          </table:table-cell>
          <table:table-cell table:formula="of:=[.J29]+1" office:value-type="float" office:value="3">
            <text:p>3</text:p>
          </table:table-cell>
          <table:table-cell table:formula="of:=[.K29]+1" office:value-type="float" office:value="774">
            <text:p>774</text:p>
          </table:table-cell>
          <table:table-cell table:formula="of:=DEC2HEX([.K30])" office:value-type="string" office:string-value="306">
            <text:p>306</text:p>
          </table:table-cell>
          <table:table-cell office:value-type="string">
            <text:p>name1</text:p>
          </table:table-cell>
          <table:table-cell table:formula="of:=[.N29]+1" office:value-type="float" office:value="3">
            <text:p>3</text:p>
          </table:table-cell>
          <table:table-cell table:formula="of:=[.O29]+1" office:value-type="float" office:value="1147">
            <text:p>1147</text:p>
          </table:table-cell>
          <table:table-cell table:formula="of:=DEC2HEX([.O30])" office:value-type="string" office:string-value="47B">
            <text:p>47B</text:p>
          </table:table-cell>
          <table:table-cell office:value-type="string">
            <text:p>name1</text:p>
          </table:table-cell>
          <table:table-cell table:formula="of:=[.R29]+1" office:value-type="float" office:value="3">
            <text:p>3</text:p>
          </table:table-cell>
          <table:table-cell table:formula="of:=[.S29]+1" office:value-type="float" office:value="1520">
            <text:p>1520</text:p>
          </table:table-cell>
          <table:table-cell table:formula="of:=DEC2HEX([.S30])" office:value-type="string" office:string-value="5F0">
            <text:p>5F0</text:p>
          </table:table-cell>
          <table:table-cell office:value-type="string">
            <text:p>name1</text:p>
          </table:table-cell>
          <table:table-cell table:formula="of:=[.V29]+1" office:value-type="float" office:value="3">
            <text:p>3</text:p>
          </table:table-cell>
          <table:table-cell table:formula="of:=[.W29]+1" office:value-type="float" office:value="1893">
            <text:p>1893</text:p>
          </table:table-cell>
          <table:table-cell table:formula="of:=DEC2HEX([.W30])" office:value-type="string" office:string-value="765">
            <text:p>765</text:p>
          </table:table-cell>
          <table:table-cell office:value-type="string">
            <text:p>name1</text:p>
          </table:table-cell>
          <table:table-cell table:formula="of:=[.Z29]+1" office:value-type="float" office:value="3">
            <text:p>3</text:p>
          </table:table-cell>
          <table:table-cell table:style-name="ce2" table:formula="of:=[.AA29]+1" office:value-type="float" office:value="2266">
            <text:p>2266</text:p>
          </table:table-cell>
          <table:table-cell table:formula="of:=DEC2HEX([.AA30])" office:value-type="string" office:string-value="8DA">
            <text:p>8DA</text:p>
          </table:table-cell>
          <table:table-cell office:value-type="string">
            <text:p>name1</text:p>
          </table:table-cell>
          <table:table-cell table:formula="of:=[.AD29]+1" office:value-type="float" office:value="3">
            <text:p>3</text:p>
          </table:table-cell>
          <table:table-cell table:style-name="ce2" table:formula="of:=[.AE29]+1" office:value-type="float" office:value="2639">
            <text:p>2639</text:p>
          </table:table-cell>
          <table:table-cell table:formula="of:=DEC2HEX([.AE30])" office:value-type="string" office:string-value="A4F">
            <text:p>A4F</text:p>
          </table:table-cell>
          <table:table-cell office:value-type="string">
            <text:p>name1</text:p>
          </table:table-cell>
          <table:table-cell table:formula="of:=[.AH29]+1" office:value-type="float" office:value="3">
            <text:p>3</text:p>
          </table:table-cell>
          <table:table-cell table:style-name="ce2" table:formula="of:=[.AI29]+1" office:value-type="float" office:value="3012">
            <text:p>3012</text:p>
          </table:table-cell>
          <table:table-cell table:formula="of:=DEC2HEX([.AI30])" office:value-type="string" office:string-value="BC4">
            <text:p>BC4</text:p>
          </table:table-cell>
          <table:table-cell office:value-type="string">
            <text:p>name1</text:p>
          </table:table-cell>
          <table:table-cell table:formula="of:=[.AL29]+1" office:value-type="float" office:value="3">
            <text:p>3</text:p>
          </table:table-cell>
          <table:table-cell table:style-name="ce2" table:formula="of:=[.AM29]+1" office:value-type="float" office:value="3385">
            <text:p>3385</text:p>
          </table:table-cell>
          <table:table-cell table:formula="of:=DEC2HEX([.AM30])" office:value-type="string" office:string-value="D39">
            <text:p>D39</text:p>
          </table:table-cell>
        </table:table-row>
        <table:table-row table:style-name="ro1">
          <table:table-cell office:value-type="string">
            <text:p>name2</text:p>
          </table:table-cell>
          <table:table-cell table:formula="of:=[.B30]+1" office:value-type="float" office:value="4">
            <text:p>4</text:p>
          </table:table-cell>
          <table:table-cell table:formula="of:=[.C30]+1" office:value-type="float" office:value="29">
            <text:p>29</text:p>
          </table:table-cell>
          <table:table-cell table:formula="of:=DEC2HEX([.C31])" office:value-type="string" office:string-value="1D">
            <text:p>1D</text:p>
          </table:table-cell>
          <table:table-cell office:value-type="string">
            <text:p>name2</text:p>
          </table:table-cell>
          <table:table-cell table:formula="of:=[.F30]+1" office:value-type="float" office:value="4">
            <text:p>4</text:p>
          </table:table-cell>
          <table:table-cell table:formula="of:=[.G30]+1" office:value-type="float" office:value="402">
            <text:p>402</text:p>
          </table:table-cell>
          <table:table-cell table:formula="of:=DEC2HEX([.G31])" office:value-type="string" office:string-value="192">
            <text:p>192</text:p>
          </table:table-cell>
          <table:table-cell office:value-type="string">
            <text:p>name2</text:p>
          </table:table-cell>
          <table:table-cell table:formula="of:=[.J30]+1" office:value-type="float" office:value="4">
            <text:p>4</text:p>
          </table:table-cell>
          <table:table-cell table:formula="of:=[.K30]+1" office:value-type="float" office:value="775">
            <text:p>775</text:p>
          </table:table-cell>
          <table:table-cell table:formula="of:=DEC2HEX([.K31])" office:value-type="string" office:string-value="307">
            <text:p>307</text:p>
          </table:table-cell>
          <table:table-cell office:value-type="string">
            <text:p>name2</text:p>
          </table:table-cell>
          <table:table-cell table:formula="of:=[.N30]+1" office:value-type="float" office:value="4">
            <text:p>4</text:p>
          </table:table-cell>
          <table:table-cell table:formula="of:=[.O30]+1" office:value-type="float" office:value="1148">
            <text:p>1148</text:p>
          </table:table-cell>
          <table:table-cell table:formula="of:=DEC2HEX([.O31])" office:value-type="string" office:string-value="47C">
            <text:p>47C</text:p>
          </table:table-cell>
          <table:table-cell office:value-type="string">
            <text:p>name2</text:p>
          </table:table-cell>
          <table:table-cell table:formula="of:=[.R30]+1" office:value-type="float" office:value="4">
            <text:p>4</text:p>
          </table:table-cell>
          <table:table-cell table:formula="of:=[.S30]+1" office:value-type="float" office:value="1521">
            <text:p>1521</text:p>
          </table:table-cell>
          <table:table-cell table:formula="of:=DEC2HEX([.S31])" office:value-type="string" office:string-value="5F1">
            <text:p>5F1</text:p>
          </table:table-cell>
          <table:table-cell office:value-type="string">
            <text:p>name2</text:p>
          </table:table-cell>
          <table:table-cell table:formula="of:=[.V30]+1" office:value-type="float" office:value="4">
            <text:p>4</text:p>
          </table:table-cell>
          <table:table-cell table:formula="of:=[.W30]+1" office:value-type="float" office:value="1894">
            <text:p>1894</text:p>
          </table:table-cell>
          <table:table-cell table:formula="of:=DEC2HEX([.W31])" office:value-type="string" office:string-value="766">
            <text:p>766</text:p>
          </table:table-cell>
          <table:table-cell office:value-type="string">
            <text:p>name2</text:p>
          </table:table-cell>
          <table:table-cell table:formula="of:=[.Z30]+1" office:value-type="float" office:value="4">
            <text:p>4</text:p>
          </table:table-cell>
          <table:table-cell table:style-name="ce2" table:formula="of:=[.AA30]+1" office:value-type="float" office:value="2267">
            <text:p>2267</text:p>
          </table:table-cell>
          <table:table-cell table:formula="of:=DEC2HEX([.AA31])" office:value-type="string" office:string-value="8DB">
            <text:p>8DB</text:p>
          </table:table-cell>
          <table:table-cell office:value-type="string">
            <text:p>name2</text:p>
          </table:table-cell>
          <table:table-cell table:formula="of:=[.AD30]+1" office:value-type="float" office:value="4">
            <text:p>4</text:p>
          </table:table-cell>
          <table:table-cell table:style-name="ce2" table:formula="of:=[.AE30]+1" office:value-type="float" office:value="2640">
            <text:p>2640</text:p>
          </table:table-cell>
          <table:table-cell table:formula="of:=DEC2HEX([.AE31])" office:value-type="string" office:string-value="A50">
            <text:p>A50</text:p>
          </table:table-cell>
          <table:table-cell office:value-type="string">
            <text:p>name2</text:p>
          </table:table-cell>
          <table:table-cell table:formula="of:=[.AH30]+1" office:value-type="float" office:value="4">
            <text:p>4</text:p>
          </table:table-cell>
          <table:table-cell table:style-name="ce2" table:formula="of:=[.AI30]+1" office:value-type="float" office:value="3013">
            <text:p>3013</text:p>
          </table:table-cell>
          <table:table-cell table:formula="of:=DEC2HEX([.AI31])" office:value-type="string" office:string-value="BC5">
            <text:p>BC5</text:p>
          </table:table-cell>
          <table:table-cell office:value-type="string">
            <text:p>name2</text:p>
          </table:table-cell>
          <table:table-cell table:formula="of:=[.AL30]+1" office:value-type="float" office:value="4">
            <text:p>4</text:p>
          </table:table-cell>
          <table:table-cell table:style-name="ce2" table:formula="of:=[.AM30]+1" office:value-type="float" office:value="3386">
            <text:p>3386</text:p>
          </table:table-cell>
          <table:table-cell table:formula="of:=DEC2HEX([.AM31])" office:value-type="string" office:string-value="D3A">
            <text:p>D3A</text:p>
          </table:table-cell>
        </table:table-row>
        <table:table-row table:style-name="ro1">
          <table:table-cell office:value-type="string">
            <text:p>name3</text:p>
          </table:table-cell>
          <table:table-cell table:formula="of:=[.B31]+1" office:value-type="float" office:value="5">
            <text:p>5</text:p>
          </table:table-cell>
          <table:table-cell table:formula="of:=[.C31]+1" office:value-type="float" office:value="30">
            <text:p>30</text:p>
          </table:table-cell>
          <table:table-cell table:formula="of:=DEC2HEX([.C32])" office:value-type="string" office:string-value="1E">
            <text:p>1E</text:p>
          </table:table-cell>
          <table:table-cell office:value-type="string">
            <text:p>name3</text:p>
          </table:table-cell>
          <table:table-cell table:formula="of:=[.F31]+1" office:value-type="float" office:value="5">
            <text:p>5</text:p>
          </table:table-cell>
          <table:table-cell table:formula="of:=[.G31]+1" office:value-type="float" office:value="403">
            <text:p>403</text:p>
          </table:table-cell>
          <table:table-cell table:formula="of:=DEC2HEX([.G32])" office:value-type="string" office:string-value="193">
            <text:p>193</text:p>
          </table:table-cell>
          <table:table-cell office:value-type="string">
            <text:p>name3</text:p>
          </table:table-cell>
          <table:table-cell table:formula="of:=[.J31]+1" office:value-type="float" office:value="5">
            <text:p>5</text:p>
          </table:table-cell>
          <table:table-cell table:formula="of:=[.K31]+1" office:value-type="float" office:value="776">
            <text:p>776</text:p>
          </table:table-cell>
          <table:table-cell table:formula="of:=DEC2HEX([.K32])" office:value-type="string" office:string-value="308">
            <text:p>308</text:p>
          </table:table-cell>
          <table:table-cell office:value-type="string">
            <text:p>name3</text:p>
          </table:table-cell>
          <table:table-cell table:formula="of:=[.N31]+1" office:value-type="float" office:value="5">
            <text:p>5</text:p>
          </table:table-cell>
          <table:table-cell table:formula="of:=[.O31]+1" office:value-type="float" office:value="1149">
            <text:p>1149</text:p>
          </table:table-cell>
          <table:table-cell table:formula="of:=DEC2HEX([.O32])" office:value-type="string" office:string-value="47D">
            <text:p>47D</text:p>
          </table:table-cell>
          <table:table-cell office:value-type="string">
            <text:p>name3</text:p>
          </table:table-cell>
          <table:table-cell table:formula="of:=[.R31]+1" office:value-type="float" office:value="5">
            <text:p>5</text:p>
          </table:table-cell>
          <table:table-cell table:formula="of:=[.S31]+1" office:value-type="float" office:value="1522">
            <text:p>1522</text:p>
          </table:table-cell>
          <table:table-cell table:formula="of:=DEC2HEX([.S32])" office:value-type="string" office:string-value="5F2">
            <text:p>5F2</text:p>
          </table:table-cell>
          <table:table-cell office:value-type="string">
            <text:p>name3</text:p>
          </table:table-cell>
          <table:table-cell table:formula="of:=[.V31]+1" office:value-type="float" office:value="5">
            <text:p>5</text:p>
          </table:table-cell>
          <table:table-cell table:formula="of:=[.W31]+1" office:value-type="float" office:value="1895">
            <text:p>1895</text:p>
          </table:table-cell>
          <table:table-cell table:formula="of:=DEC2HEX([.W32])" office:value-type="string" office:string-value="767">
            <text:p>767</text:p>
          </table:table-cell>
          <table:table-cell office:value-type="string">
            <text:p>name3</text:p>
          </table:table-cell>
          <table:table-cell table:formula="of:=[.Z31]+1" office:value-type="float" office:value="5">
            <text:p>5</text:p>
          </table:table-cell>
          <table:table-cell table:style-name="ce2" table:formula="of:=[.AA31]+1" office:value-type="float" office:value="2268">
            <text:p>2268</text:p>
          </table:table-cell>
          <table:table-cell table:formula="of:=DEC2HEX([.AA32])" office:value-type="string" office:string-value="8DC">
            <text:p>8DC</text:p>
          </table:table-cell>
          <table:table-cell office:value-type="string">
            <text:p>name3</text:p>
          </table:table-cell>
          <table:table-cell table:formula="of:=[.AD31]+1" office:value-type="float" office:value="5">
            <text:p>5</text:p>
          </table:table-cell>
          <table:table-cell table:style-name="ce2" table:formula="of:=[.AE31]+1" office:value-type="float" office:value="2641">
            <text:p>2641</text:p>
          </table:table-cell>
          <table:table-cell table:formula="of:=DEC2HEX([.AE32])" office:value-type="string" office:string-value="A51">
            <text:p>A51</text:p>
          </table:table-cell>
          <table:table-cell office:value-type="string">
            <text:p>name3</text:p>
          </table:table-cell>
          <table:table-cell table:formula="of:=[.AH31]+1" office:value-type="float" office:value="5">
            <text:p>5</text:p>
          </table:table-cell>
          <table:table-cell table:style-name="ce2" table:formula="of:=[.AI31]+1" office:value-type="float" office:value="3014">
            <text:p>3014</text:p>
          </table:table-cell>
          <table:table-cell table:formula="of:=DEC2HEX([.AI32])" office:value-type="string" office:string-value="BC6">
            <text:p>BC6</text:p>
          </table:table-cell>
          <table:table-cell office:value-type="string">
            <text:p>name3</text:p>
          </table:table-cell>
          <table:table-cell table:formula="of:=[.AL31]+1" office:value-type="float" office:value="5">
            <text:p>5</text:p>
          </table:table-cell>
          <table:table-cell table:style-name="ce2" table:formula="of:=[.AM31]+1" office:value-type="float" office:value="3387">
            <text:p>3387</text:p>
          </table:table-cell>
          <table:table-cell table:formula="of:=DEC2HEX([.AM32])" office:value-type="string" office:string-value="D3B">
            <text:p>D3B</text:p>
          </table:table-cell>
        </table:table-row>
        <table:table-row table:style-name="ro1">
          <table:table-cell office:value-type="string">
            <text:p>name4</text:p>
          </table:table-cell>
          <table:table-cell table:formula="of:=[.B32]+1" office:value-type="float" office:value="6">
            <text:p>6</text:p>
          </table:table-cell>
          <table:table-cell table:formula="of:=[.C32]+1" office:value-type="float" office:value="31">
            <text:p>31</text:p>
          </table:table-cell>
          <table:table-cell table:formula="of:=DEC2HEX([.C33])" office:value-type="string" office:string-value="1F">
            <text:p>1F</text:p>
          </table:table-cell>
          <table:table-cell office:value-type="string">
            <text:p>name4</text:p>
          </table:table-cell>
          <table:table-cell table:formula="of:=[.F32]+1" office:value-type="float" office:value="6">
            <text:p>6</text:p>
          </table:table-cell>
          <table:table-cell table:formula="of:=[.G32]+1" office:value-type="float" office:value="404">
            <text:p>404</text:p>
          </table:table-cell>
          <table:table-cell table:formula="of:=DEC2HEX([.G33])" office:value-type="string" office:string-value="194">
            <text:p>194</text:p>
          </table:table-cell>
          <table:table-cell office:value-type="string">
            <text:p>name4</text:p>
          </table:table-cell>
          <table:table-cell table:formula="of:=[.J32]+1" office:value-type="float" office:value="6">
            <text:p>6</text:p>
          </table:table-cell>
          <table:table-cell table:formula="of:=[.K32]+1" office:value-type="float" office:value="777">
            <text:p>777</text:p>
          </table:table-cell>
          <table:table-cell table:formula="of:=DEC2HEX([.K33])" office:value-type="string" office:string-value="309">
            <text:p>309</text:p>
          </table:table-cell>
          <table:table-cell office:value-type="string">
            <text:p>name4</text:p>
          </table:table-cell>
          <table:table-cell table:formula="of:=[.N32]+1" office:value-type="float" office:value="6">
            <text:p>6</text:p>
          </table:table-cell>
          <table:table-cell table:formula="of:=[.O32]+1" office:value-type="float" office:value="1150">
            <text:p>1150</text:p>
          </table:table-cell>
          <table:table-cell table:formula="of:=DEC2HEX([.O33])" office:value-type="string" office:string-value="47E">
            <text:p>47E</text:p>
          </table:table-cell>
          <table:table-cell office:value-type="string">
            <text:p>name4</text:p>
          </table:table-cell>
          <table:table-cell table:formula="of:=[.R32]+1" office:value-type="float" office:value="6">
            <text:p>6</text:p>
          </table:table-cell>
          <table:table-cell table:formula="of:=[.S32]+1" office:value-type="float" office:value="1523">
            <text:p>1523</text:p>
          </table:table-cell>
          <table:table-cell table:formula="of:=DEC2HEX([.S33])" office:value-type="string" office:string-value="5F3">
            <text:p>5F3</text:p>
          </table:table-cell>
          <table:table-cell office:value-type="string">
            <text:p>name4</text:p>
          </table:table-cell>
          <table:table-cell table:formula="of:=[.V32]+1" office:value-type="float" office:value="6">
            <text:p>6</text:p>
          </table:table-cell>
          <table:table-cell table:formula="of:=[.W32]+1" office:value-type="float" office:value="1896">
            <text:p>1896</text:p>
          </table:table-cell>
          <table:table-cell table:formula="of:=DEC2HEX([.W33])" office:value-type="string" office:string-value="768">
            <text:p>768</text:p>
          </table:table-cell>
          <table:table-cell office:value-type="string">
            <text:p>name4</text:p>
          </table:table-cell>
          <table:table-cell table:formula="of:=[.Z32]+1" office:value-type="float" office:value="6">
            <text:p>6</text:p>
          </table:table-cell>
          <table:table-cell table:style-name="ce2" table:formula="of:=[.AA32]+1" office:value-type="float" office:value="2269">
            <text:p>2269</text:p>
          </table:table-cell>
          <table:table-cell table:formula="of:=DEC2HEX([.AA33])" office:value-type="string" office:string-value="8DD">
            <text:p>8DD</text:p>
          </table:table-cell>
          <table:table-cell office:value-type="string">
            <text:p>name4</text:p>
          </table:table-cell>
          <table:table-cell table:formula="of:=[.AD32]+1" office:value-type="float" office:value="6">
            <text:p>6</text:p>
          </table:table-cell>
          <table:table-cell table:style-name="ce2" table:formula="of:=[.AE32]+1" office:value-type="float" office:value="2642">
            <text:p>2642</text:p>
          </table:table-cell>
          <table:table-cell table:formula="of:=DEC2HEX([.AE33])" office:value-type="string" office:string-value="A52">
            <text:p>A52</text:p>
          </table:table-cell>
          <table:table-cell office:value-type="string">
            <text:p>name4</text:p>
          </table:table-cell>
          <table:table-cell table:formula="of:=[.AH32]+1" office:value-type="float" office:value="6">
            <text:p>6</text:p>
          </table:table-cell>
          <table:table-cell table:style-name="ce2" table:formula="of:=[.AI32]+1" office:value-type="float" office:value="3015">
            <text:p>3015</text:p>
          </table:table-cell>
          <table:table-cell table:formula="of:=DEC2HEX([.AI33])" office:value-type="string" office:string-value="BC7">
            <text:p>BC7</text:p>
          </table:table-cell>
          <table:table-cell office:value-type="string">
            <text:p>name4</text:p>
          </table:table-cell>
          <table:table-cell table:formula="of:=[.AL32]+1" office:value-type="float" office:value="6">
            <text:p>6</text:p>
          </table:table-cell>
          <table:table-cell table:style-name="ce2" table:formula="of:=[.AM32]+1" office:value-type="float" office:value="3388">
            <text:p>3388</text:p>
          </table:table-cell>
          <table:table-cell table:formula="of:=DEC2HEX([.AM33])" office:value-type="string" office:string-value="D3C">
            <text:p>D3C</text:p>
          </table:table-cell>
        </table:table-row>
        <table:table-row table:style-name="ro1">
          <table:table-cell office:value-type="string">
            <text:p>name5</text:p>
          </table:table-cell>
          <table:table-cell table:formula="of:=[.B33]+1" office:value-type="float" office:value="7">
            <text:p>7</text:p>
          </table:table-cell>
          <table:table-cell table:formula="of:=[.C33]+1" office:value-type="float" office:value="32">
            <text:p>32</text:p>
          </table:table-cell>
          <table:table-cell table:formula="of:=DEC2HEX([.C34])" office:value-type="string" office:string-value="20">
            <text:p>20</text:p>
          </table:table-cell>
          <table:table-cell office:value-type="string">
            <text:p>name5</text:p>
          </table:table-cell>
          <table:table-cell table:formula="of:=[.F33]+1" office:value-type="float" office:value="7">
            <text:p>7</text:p>
          </table:table-cell>
          <table:table-cell table:formula="of:=[.G33]+1" office:value-type="float" office:value="405">
            <text:p>405</text:p>
          </table:table-cell>
          <table:table-cell table:formula="of:=DEC2HEX([.G34])" office:value-type="string" office:string-value="195">
            <text:p>195</text:p>
          </table:table-cell>
          <table:table-cell office:value-type="string">
            <text:p>name5</text:p>
          </table:table-cell>
          <table:table-cell table:formula="of:=[.J33]+1" office:value-type="float" office:value="7">
            <text:p>7</text:p>
          </table:table-cell>
          <table:table-cell table:formula="of:=[.K33]+1" office:value-type="float" office:value="778">
            <text:p>778</text:p>
          </table:table-cell>
          <table:table-cell table:formula="of:=DEC2HEX([.K34])" office:value-type="string" office:string-value="30A">
            <text:p>30A</text:p>
          </table:table-cell>
          <table:table-cell office:value-type="string">
            <text:p>name5</text:p>
          </table:table-cell>
          <table:table-cell table:formula="of:=[.N33]+1" office:value-type="float" office:value="7">
            <text:p>7</text:p>
          </table:table-cell>
          <table:table-cell table:formula="of:=[.O33]+1" office:value-type="float" office:value="1151">
            <text:p>1151</text:p>
          </table:table-cell>
          <table:table-cell table:formula="of:=DEC2HEX([.O34])" office:value-type="string" office:string-value="47F">
            <text:p>47F</text:p>
          </table:table-cell>
          <table:table-cell office:value-type="string">
            <text:p>name5</text:p>
          </table:table-cell>
          <table:table-cell table:formula="of:=[.R33]+1" office:value-type="float" office:value="7">
            <text:p>7</text:p>
          </table:table-cell>
          <table:table-cell table:formula="of:=[.S33]+1" office:value-type="float" office:value="1524">
            <text:p>1524</text:p>
          </table:table-cell>
          <table:table-cell table:formula="of:=DEC2HEX([.S34])" office:value-type="string" office:string-value="5F4">
            <text:p>5F4</text:p>
          </table:table-cell>
          <table:table-cell office:value-type="string">
            <text:p>name5</text:p>
          </table:table-cell>
          <table:table-cell table:formula="of:=[.V33]+1" office:value-type="float" office:value="7">
            <text:p>7</text:p>
          </table:table-cell>
          <table:table-cell table:formula="of:=[.W33]+1" office:value-type="float" office:value="1897">
            <text:p>1897</text:p>
          </table:table-cell>
          <table:table-cell table:formula="of:=DEC2HEX([.W34])" office:value-type="string" office:string-value="769">
            <text:p>769</text:p>
          </table:table-cell>
          <table:table-cell office:value-type="string">
            <text:p>name5</text:p>
          </table:table-cell>
          <table:table-cell table:formula="of:=[.Z33]+1" office:value-type="float" office:value="7">
            <text:p>7</text:p>
          </table:table-cell>
          <table:table-cell table:style-name="ce2" table:formula="of:=[.AA33]+1" office:value-type="float" office:value="2270">
            <text:p>2270</text:p>
          </table:table-cell>
          <table:table-cell table:formula="of:=DEC2HEX([.AA34])" office:value-type="string" office:string-value="8DE">
            <text:p>8DE</text:p>
          </table:table-cell>
          <table:table-cell office:value-type="string">
            <text:p>name5</text:p>
          </table:table-cell>
          <table:table-cell table:formula="of:=[.AD33]+1" office:value-type="float" office:value="7">
            <text:p>7</text:p>
          </table:table-cell>
          <table:table-cell table:style-name="ce2" table:formula="of:=[.AE33]+1" office:value-type="float" office:value="2643">
            <text:p>2643</text:p>
          </table:table-cell>
          <table:table-cell table:formula="of:=DEC2HEX([.AE34])" office:value-type="string" office:string-value="A53">
            <text:p>A53</text:p>
          </table:table-cell>
          <table:table-cell office:value-type="string">
            <text:p>name5</text:p>
          </table:table-cell>
          <table:table-cell table:formula="of:=[.AH33]+1" office:value-type="float" office:value="7">
            <text:p>7</text:p>
          </table:table-cell>
          <table:table-cell table:style-name="ce2" table:formula="of:=[.AI33]+1" office:value-type="float" office:value="3016">
            <text:p>3016</text:p>
          </table:table-cell>
          <table:table-cell table:formula="of:=DEC2HEX([.AI34])" office:value-type="string" office:string-value="BC8">
            <text:p>BC8</text:p>
          </table:table-cell>
          <table:table-cell office:value-type="string">
            <text:p>name5</text:p>
          </table:table-cell>
          <table:table-cell table:formula="of:=[.AL33]+1" office:value-type="float" office:value="7">
            <text:p>7</text:p>
          </table:table-cell>
          <table:table-cell table:style-name="ce2" table:formula="of:=[.AM33]+1" office:value-type="float" office:value="3389">
            <text:p>3389</text:p>
          </table:table-cell>
          <table:table-cell table:formula="of:=DEC2HEX([.AM34])" office:value-type="string" office:string-value="D3D">
            <text:p>D3D</text:p>
          </table:table-cell>
        </table:table-row>
        <table:table-row table:style-name="ro1">
          <table:table-cell office:value-type="string">
            <text:p>name6</text:p>
          </table:table-cell>
          <table:table-cell table:formula="of:=[.B34]+1" office:value-type="float" office:value="8">
            <text:p>8</text:p>
          </table:table-cell>
          <table:table-cell table:formula="of:=[.C34]+1" office:value-type="float" office:value="33">
            <text:p>33</text:p>
          </table:table-cell>
          <table:table-cell table:formula="of:=DEC2HEX([.C35])" office:value-type="string" office:string-value="21">
            <text:p>21</text:p>
          </table:table-cell>
          <table:table-cell office:value-type="string">
            <text:p>name6</text:p>
          </table:table-cell>
          <table:table-cell table:formula="of:=[.F34]+1" office:value-type="float" office:value="8">
            <text:p>8</text:p>
          </table:table-cell>
          <table:table-cell table:formula="of:=[.G34]+1" office:value-type="float" office:value="406">
            <text:p>406</text:p>
          </table:table-cell>
          <table:table-cell table:formula="of:=DEC2HEX([.G35])" office:value-type="string" office:string-value="196">
            <text:p>196</text:p>
          </table:table-cell>
          <table:table-cell office:value-type="string">
            <text:p>name6</text:p>
          </table:table-cell>
          <table:table-cell table:formula="of:=[.J34]+1" office:value-type="float" office:value="8">
            <text:p>8</text:p>
          </table:table-cell>
          <table:table-cell table:formula="of:=[.K34]+1" office:value-type="float" office:value="779">
            <text:p>779</text:p>
          </table:table-cell>
          <table:table-cell table:formula="of:=DEC2HEX([.K35])" office:value-type="string" office:string-value="30B">
            <text:p>30B</text:p>
          </table:table-cell>
          <table:table-cell office:value-type="string">
            <text:p>name6</text:p>
          </table:table-cell>
          <table:table-cell table:formula="of:=[.N34]+1" office:value-type="float" office:value="8">
            <text:p>8</text:p>
          </table:table-cell>
          <table:table-cell table:formula="of:=[.O34]+1" office:value-type="float" office:value="1152">
            <text:p>1152</text:p>
          </table:table-cell>
          <table:table-cell table:formula="of:=DEC2HEX([.O35])" office:value-type="string" office:string-value="480">
            <text:p>480</text:p>
          </table:table-cell>
          <table:table-cell office:value-type="string">
            <text:p>name6</text:p>
          </table:table-cell>
          <table:table-cell table:formula="of:=[.R34]+1" office:value-type="float" office:value="8">
            <text:p>8</text:p>
          </table:table-cell>
          <table:table-cell table:formula="of:=[.S34]+1" office:value-type="float" office:value="1525">
            <text:p>1525</text:p>
          </table:table-cell>
          <table:table-cell table:formula="of:=DEC2HEX([.S35])" office:value-type="string" office:string-value="5F5">
            <text:p>5F5</text:p>
          </table:table-cell>
          <table:table-cell office:value-type="string">
            <text:p>name6</text:p>
          </table:table-cell>
          <table:table-cell table:formula="of:=[.V34]+1" office:value-type="float" office:value="8">
            <text:p>8</text:p>
          </table:table-cell>
          <table:table-cell table:formula="of:=[.W34]+1" office:value-type="float" office:value="1898">
            <text:p>1898</text:p>
          </table:table-cell>
          <table:table-cell table:formula="of:=DEC2HEX([.W35])" office:value-type="string" office:string-value="76A">
            <text:p>76A</text:p>
          </table:table-cell>
          <table:table-cell office:value-type="string">
            <text:p>name6</text:p>
          </table:table-cell>
          <table:table-cell table:formula="of:=[.Z34]+1" office:value-type="float" office:value="8">
            <text:p>8</text:p>
          </table:table-cell>
          <table:table-cell table:style-name="ce2" table:formula="of:=[.AA34]+1" office:value-type="float" office:value="2271">
            <text:p>2271</text:p>
          </table:table-cell>
          <table:table-cell table:formula="of:=DEC2HEX([.AA35])" office:value-type="string" office:string-value="8DF">
            <text:p>8DF</text:p>
          </table:table-cell>
          <table:table-cell office:value-type="string">
            <text:p>name6</text:p>
          </table:table-cell>
          <table:table-cell table:formula="of:=[.AD34]+1" office:value-type="float" office:value="8">
            <text:p>8</text:p>
          </table:table-cell>
          <table:table-cell table:style-name="ce2" table:formula="of:=[.AE34]+1" office:value-type="float" office:value="2644">
            <text:p>2644</text:p>
          </table:table-cell>
          <table:table-cell table:formula="of:=DEC2HEX([.AE35])" office:value-type="string" office:string-value="A54">
            <text:p>A54</text:p>
          </table:table-cell>
          <table:table-cell office:value-type="string">
            <text:p>name6</text:p>
          </table:table-cell>
          <table:table-cell table:formula="of:=[.AH34]+1" office:value-type="float" office:value="8">
            <text:p>8</text:p>
          </table:table-cell>
          <table:table-cell table:style-name="ce2" table:formula="of:=[.AI34]+1" office:value-type="float" office:value="3017">
            <text:p>3017</text:p>
          </table:table-cell>
          <table:table-cell table:formula="of:=DEC2HEX([.AI35])" office:value-type="string" office:string-value="BC9">
            <text:p>BC9</text:p>
          </table:table-cell>
          <table:table-cell office:value-type="string">
            <text:p>name6</text:p>
          </table:table-cell>
          <table:table-cell table:formula="of:=[.AL34]+1" office:value-type="float" office:value="8">
            <text:p>8</text:p>
          </table:table-cell>
          <table:table-cell table:style-name="ce2" table:formula="of:=[.AM34]+1" office:value-type="float" office:value="3390">
            <text:p>3390</text:p>
          </table:table-cell>
          <table:table-cell table:formula="of:=DEC2HEX([.AM35])" office:value-type="string" office:string-value="D3E">
            <text:p>D3E</text:p>
          </table:table-cell>
        </table:table-row>
        <table:table-row table:style-name="ro1">
          <table:table-cell office:value-type="string">
            <text:p>name7</text:p>
          </table:table-cell>
          <table:table-cell table:formula="of:=[.B35]+1" office:value-type="float" office:value="9">
            <text:p>9</text:p>
          </table:table-cell>
          <table:table-cell table:formula="of:=[.C35]+1" office:value-type="float" office:value="34">
            <text:p>34</text:p>
          </table:table-cell>
          <table:table-cell table:formula="of:=DEC2HEX([.C36])" office:value-type="string" office:string-value="22">
            <text:p>22</text:p>
          </table:table-cell>
          <table:table-cell office:value-type="string">
            <text:p>name7</text:p>
          </table:table-cell>
          <table:table-cell table:formula="of:=[.F35]+1" office:value-type="float" office:value="9">
            <text:p>9</text:p>
          </table:table-cell>
          <table:table-cell table:formula="of:=[.G35]+1" office:value-type="float" office:value="407">
            <text:p>407</text:p>
          </table:table-cell>
          <table:table-cell table:formula="of:=DEC2HEX([.G36])" office:value-type="string" office:string-value="197">
            <text:p>197</text:p>
          </table:table-cell>
          <table:table-cell office:value-type="string">
            <text:p>name7</text:p>
          </table:table-cell>
          <table:table-cell table:formula="of:=[.J35]+1" office:value-type="float" office:value="9">
            <text:p>9</text:p>
          </table:table-cell>
          <table:table-cell table:formula="of:=[.K35]+1" office:value-type="float" office:value="780">
            <text:p>780</text:p>
          </table:table-cell>
          <table:table-cell table:formula="of:=DEC2HEX([.K36])" office:value-type="string" office:string-value="30C">
            <text:p>30C</text:p>
          </table:table-cell>
          <table:table-cell office:value-type="string">
            <text:p>name7</text:p>
          </table:table-cell>
          <table:table-cell table:formula="of:=[.N35]+1" office:value-type="float" office:value="9">
            <text:p>9</text:p>
          </table:table-cell>
          <table:table-cell table:formula="of:=[.O35]+1" office:value-type="float" office:value="1153">
            <text:p>1153</text:p>
          </table:table-cell>
          <table:table-cell table:formula="of:=DEC2HEX([.O36])" office:value-type="string" office:string-value="481">
            <text:p>481</text:p>
          </table:table-cell>
          <table:table-cell office:value-type="string">
            <text:p>name7</text:p>
          </table:table-cell>
          <table:table-cell table:formula="of:=[.R35]+1" office:value-type="float" office:value="9">
            <text:p>9</text:p>
          </table:table-cell>
          <table:table-cell table:formula="of:=[.S35]+1" office:value-type="float" office:value="1526">
            <text:p>1526</text:p>
          </table:table-cell>
          <table:table-cell table:formula="of:=DEC2HEX([.S36])" office:value-type="string" office:string-value="5F6">
            <text:p>5F6</text:p>
          </table:table-cell>
          <table:table-cell office:value-type="string">
            <text:p>name7</text:p>
          </table:table-cell>
          <table:table-cell table:formula="of:=[.V35]+1" office:value-type="float" office:value="9">
            <text:p>9</text:p>
          </table:table-cell>
          <table:table-cell table:formula="of:=[.W35]+1" office:value-type="float" office:value="1899">
            <text:p>1899</text:p>
          </table:table-cell>
          <table:table-cell table:formula="of:=DEC2HEX([.W36])" office:value-type="string" office:string-value="76B">
            <text:p>76B</text:p>
          </table:table-cell>
          <table:table-cell office:value-type="string">
            <text:p>name7</text:p>
          </table:table-cell>
          <table:table-cell table:formula="of:=[.Z35]+1" office:value-type="float" office:value="9">
            <text:p>9</text:p>
          </table:table-cell>
          <table:table-cell table:style-name="ce2" table:formula="of:=[.AA35]+1" office:value-type="float" office:value="2272">
            <text:p>2272</text:p>
          </table:table-cell>
          <table:table-cell table:formula="of:=DEC2HEX([.AA36])" office:value-type="string" office:string-value="8E0">
            <text:p>8E0</text:p>
          </table:table-cell>
          <table:table-cell office:value-type="string">
            <text:p>name7</text:p>
          </table:table-cell>
          <table:table-cell table:formula="of:=[.AD35]+1" office:value-type="float" office:value="9">
            <text:p>9</text:p>
          </table:table-cell>
          <table:table-cell table:style-name="ce2" table:formula="of:=[.AE35]+1" office:value-type="float" office:value="2645">
            <text:p>2645</text:p>
          </table:table-cell>
          <table:table-cell table:formula="of:=DEC2HEX([.AE36])" office:value-type="string" office:string-value="A55">
            <text:p>A55</text:p>
          </table:table-cell>
          <table:table-cell office:value-type="string">
            <text:p>name7</text:p>
          </table:table-cell>
          <table:table-cell table:formula="of:=[.AH35]+1" office:value-type="float" office:value="9">
            <text:p>9</text:p>
          </table:table-cell>
          <table:table-cell table:style-name="ce2" table:formula="of:=[.AI35]+1" office:value-type="float" office:value="3018">
            <text:p>3018</text:p>
          </table:table-cell>
          <table:table-cell table:formula="of:=DEC2HEX([.AI36])" office:value-type="string" office:string-value="BCA">
            <text:p>BCA</text:p>
          </table:table-cell>
          <table:table-cell office:value-type="string">
            <text:p>name7</text:p>
          </table:table-cell>
          <table:table-cell table:formula="of:=[.AL35]+1" office:value-type="float" office:value="9">
            <text:p>9</text:p>
          </table:table-cell>
          <table:table-cell table:style-name="ce2" table:formula="of:=[.AM35]+1" office:value-type="float" office:value="3391">
            <text:p>3391</text:p>
          </table:table-cell>
          <table:table-cell table:formula="of:=DEC2HEX([.AM36])" office:value-type="string" office:string-value="D3F">
            <text:p>D3F</text:p>
          </table:table-cell>
        </table:table-row>
        <table:table-row table:style-name="ro1">
          <table:table-cell office:value-type="string">
            <text:p>name8</text:p>
          </table:table-cell>
          <table:table-cell table:formula="of:=[.B36]+1" office:value-type="float" office:value="10">
            <text:p>10</text:p>
          </table:table-cell>
          <table:table-cell table:formula="of:=[.C36]+1" office:value-type="float" office:value="35">
            <text:p>35</text:p>
          </table:table-cell>
          <table:table-cell table:formula="of:=DEC2HEX([.C37])" office:value-type="string" office:string-value="23">
            <text:p>23</text:p>
          </table:table-cell>
          <table:table-cell office:value-type="string">
            <text:p>name8</text:p>
          </table:table-cell>
          <table:table-cell table:formula="of:=[.F36]+1" office:value-type="float" office:value="10">
            <text:p>10</text:p>
          </table:table-cell>
          <table:table-cell table:formula="of:=[.G36]+1" office:value-type="float" office:value="408">
            <text:p>408</text:p>
          </table:table-cell>
          <table:table-cell table:formula="of:=DEC2HEX([.G37])" office:value-type="string" office:string-value="198">
            <text:p>198</text:p>
          </table:table-cell>
          <table:table-cell office:value-type="string">
            <text:p>name8</text:p>
          </table:table-cell>
          <table:table-cell table:formula="of:=[.J36]+1" office:value-type="float" office:value="10">
            <text:p>10</text:p>
          </table:table-cell>
          <table:table-cell table:formula="of:=[.K36]+1" office:value-type="float" office:value="781">
            <text:p>781</text:p>
          </table:table-cell>
          <table:table-cell table:formula="of:=DEC2HEX([.K37])" office:value-type="string" office:string-value="30D">
            <text:p>30D</text:p>
          </table:table-cell>
          <table:table-cell office:value-type="string">
            <text:p>name8</text:p>
          </table:table-cell>
          <table:table-cell table:formula="of:=[.N36]+1" office:value-type="float" office:value="10">
            <text:p>10</text:p>
          </table:table-cell>
          <table:table-cell table:formula="of:=[.O36]+1" office:value-type="float" office:value="1154">
            <text:p>1154</text:p>
          </table:table-cell>
          <table:table-cell table:formula="of:=DEC2HEX([.O37])" office:value-type="string" office:string-value="482">
            <text:p>482</text:p>
          </table:table-cell>
          <table:table-cell office:value-type="string">
            <text:p>name8</text:p>
          </table:table-cell>
          <table:table-cell table:formula="of:=[.R36]+1" office:value-type="float" office:value="10">
            <text:p>10</text:p>
          </table:table-cell>
          <table:table-cell table:formula="of:=[.S36]+1" office:value-type="float" office:value="1527">
            <text:p>1527</text:p>
          </table:table-cell>
          <table:table-cell table:formula="of:=DEC2HEX([.S37])" office:value-type="string" office:string-value="5F7">
            <text:p>5F7</text:p>
          </table:table-cell>
          <table:table-cell office:value-type="string">
            <text:p>name8</text:p>
          </table:table-cell>
          <table:table-cell table:formula="of:=[.V36]+1" office:value-type="float" office:value="10">
            <text:p>10</text:p>
          </table:table-cell>
          <table:table-cell table:formula="of:=[.W36]+1" office:value-type="float" office:value="1900">
            <text:p>1900</text:p>
          </table:table-cell>
          <table:table-cell table:formula="of:=DEC2HEX([.W37])" office:value-type="string" office:string-value="76C">
            <text:p>76C</text:p>
          </table:table-cell>
          <table:table-cell office:value-type="string">
            <text:p>name8</text:p>
          </table:table-cell>
          <table:table-cell table:formula="of:=[.Z36]+1" office:value-type="float" office:value="10">
            <text:p>10</text:p>
          </table:table-cell>
          <table:table-cell table:style-name="ce2" table:formula="of:=[.AA36]+1" office:value-type="float" office:value="2273">
            <text:p>2273</text:p>
          </table:table-cell>
          <table:table-cell table:formula="of:=DEC2HEX([.AA37])" office:value-type="string" office:string-value="8E1">
            <text:p>8E1</text:p>
          </table:table-cell>
          <table:table-cell office:value-type="string">
            <text:p>name8</text:p>
          </table:table-cell>
          <table:table-cell table:formula="of:=[.AD36]+1" office:value-type="float" office:value="10">
            <text:p>10</text:p>
          </table:table-cell>
          <table:table-cell table:style-name="ce2" table:formula="of:=[.AE36]+1" office:value-type="float" office:value="2646">
            <text:p>2646</text:p>
          </table:table-cell>
          <table:table-cell table:formula="of:=DEC2HEX([.AE37])" office:value-type="string" office:string-value="A56">
            <text:p>A56</text:p>
          </table:table-cell>
          <table:table-cell office:value-type="string">
            <text:p>name8</text:p>
          </table:table-cell>
          <table:table-cell table:formula="of:=[.AH36]+1" office:value-type="float" office:value="10">
            <text:p>10</text:p>
          </table:table-cell>
          <table:table-cell table:style-name="ce2" table:formula="of:=[.AI36]+1" office:value-type="float" office:value="3019">
            <text:p>3019</text:p>
          </table:table-cell>
          <table:table-cell table:formula="of:=DEC2HEX([.AI37])" office:value-type="string" office:string-value="BCB">
            <text:p>BCB</text:p>
          </table:table-cell>
          <table:table-cell office:value-type="string">
            <text:p>name8</text:p>
          </table:table-cell>
          <table:table-cell table:formula="of:=[.AL36]+1" office:value-type="float" office:value="10">
            <text:p>10</text:p>
          </table:table-cell>
          <table:table-cell table:style-name="ce2" table:formula="of:=[.AM36]+1" office:value-type="float" office:value="3392">
            <text:p>3392</text:p>
          </table:table-cell>
          <table:table-cell table:formula="of:=DEC2HEX([.AM37])" office:value-type="string" office:string-value="D40">
            <text:p>D40</text:p>
          </table:table-cell>
        </table:table-row>
        <table:table-row table:style-name="ro1">
          <table:table-cell office:value-type="string">
            <text:p>name9</text:p>
          </table:table-cell>
          <table:table-cell table:formula="of:=[.B37]+1" office:value-type="float" office:value="11">
            <text:p>11</text:p>
          </table:table-cell>
          <table:table-cell table:formula="of:=[.C37]+1" office:value-type="float" office:value="36">
            <text:p>36</text:p>
          </table:table-cell>
          <table:table-cell table:formula="of:=DEC2HEX([.C38])" office:value-type="string" office:string-value="24">
            <text:p>24</text:p>
          </table:table-cell>
          <table:table-cell office:value-type="string">
            <text:p>name9</text:p>
          </table:table-cell>
          <table:table-cell table:formula="of:=[.F37]+1" office:value-type="float" office:value="11">
            <text:p>11</text:p>
          </table:table-cell>
          <table:table-cell table:formula="of:=[.G37]+1" office:value-type="float" office:value="409">
            <text:p>409</text:p>
          </table:table-cell>
          <table:table-cell table:formula="of:=DEC2HEX([.G38])" office:value-type="string" office:string-value="199">
            <text:p>199</text:p>
          </table:table-cell>
          <table:table-cell office:value-type="string">
            <text:p>name9</text:p>
          </table:table-cell>
          <table:table-cell table:formula="of:=[.J37]+1" office:value-type="float" office:value="11">
            <text:p>11</text:p>
          </table:table-cell>
          <table:table-cell table:formula="of:=[.K37]+1" office:value-type="float" office:value="782">
            <text:p>782</text:p>
          </table:table-cell>
          <table:table-cell table:formula="of:=DEC2HEX([.K38])" office:value-type="string" office:string-value="30E">
            <text:p>30E</text:p>
          </table:table-cell>
          <table:table-cell office:value-type="string">
            <text:p>name9</text:p>
          </table:table-cell>
          <table:table-cell table:formula="of:=[.N37]+1" office:value-type="float" office:value="11">
            <text:p>11</text:p>
          </table:table-cell>
          <table:table-cell table:formula="of:=[.O37]+1" office:value-type="float" office:value="1155">
            <text:p>1155</text:p>
          </table:table-cell>
          <table:table-cell table:formula="of:=DEC2HEX([.O38])" office:value-type="string" office:string-value="483">
            <text:p>483</text:p>
          </table:table-cell>
          <table:table-cell office:value-type="string">
            <text:p>name9</text:p>
          </table:table-cell>
          <table:table-cell table:formula="of:=[.R37]+1" office:value-type="float" office:value="11">
            <text:p>11</text:p>
          </table:table-cell>
          <table:table-cell table:formula="of:=[.S37]+1" office:value-type="float" office:value="1528">
            <text:p>1528</text:p>
          </table:table-cell>
          <table:table-cell table:formula="of:=DEC2HEX([.S38])" office:value-type="string" office:string-value="5F8">
            <text:p>5F8</text:p>
          </table:table-cell>
          <table:table-cell office:value-type="string">
            <text:p>name9</text:p>
          </table:table-cell>
          <table:table-cell table:formula="of:=[.V37]+1" office:value-type="float" office:value="11">
            <text:p>11</text:p>
          </table:table-cell>
          <table:table-cell table:formula="of:=[.W37]+1" office:value-type="float" office:value="1901">
            <text:p>1901</text:p>
          </table:table-cell>
          <table:table-cell table:formula="of:=DEC2HEX([.W38])" office:value-type="string" office:string-value="76D">
            <text:p>76D</text:p>
          </table:table-cell>
          <table:table-cell office:value-type="string">
            <text:p>name9</text:p>
          </table:table-cell>
          <table:table-cell table:formula="of:=[.Z37]+1" office:value-type="float" office:value="11">
            <text:p>11</text:p>
          </table:table-cell>
          <table:table-cell table:style-name="ce2" table:formula="of:=[.AA37]+1" office:value-type="float" office:value="2274">
            <text:p>2274</text:p>
          </table:table-cell>
          <table:table-cell table:formula="of:=DEC2HEX([.AA38])" office:value-type="string" office:string-value="8E2">
            <text:p>8E2</text:p>
          </table:table-cell>
          <table:table-cell office:value-type="string">
            <text:p>name9</text:p>
          </table:table-cell>
          <table:table-cell table:formula="of:=[.AD37]+1" office:value-type="float" office:value="11">
            <text:p>11</text:p>
          </table:table-cell>
          <table:table-cell table:style-name="ce2" table:formula="of:=[.AE37]+1" office:value-type="float" office:value="2647">
            <text:p>2647</text:p>
          </table:table-cell>
          <table:table-cell table:formula="of:=DEC2HEX([.AE38])" office:value-type="string" office:string-value="A57">
            <text:p>A57</text:p>
          </table:table-cell>
          <table:table-cell office:value-type="string">
            <text:p>name9</text:p>
          </table:table-cell>
          <table:table-cell table:formula="of:=[.AH37]+1" office:value-type="float" office:value="11">
            <text:p>11</text:p>
          </table:table-cell>
          <table:table-cell table:style-name="ce2" table:formula="of:=[.AI37]+1" office:value-type="float" office:value="3020">
            <text:p>3020</text:p>
          </table:table-cell>
          <table:table-cell table:formula="of:=DEC2HEX([.AI38])" office:value-type="string" office:string-value="BCC">
            <text:p>BCC</text:p>
          </table:table-cell>
          <table:table-cell office:value-type="string">
            <text:p>name9</text:p>
          </table:table-cell>
          <table:table-cell table:formula="of:=[.AL37]+1" office:value-type="float" office:value="11">
            <text:p>11</text:p>
          </table:table-cell>
          <table:table-cell table:style-name="ce2" table:formula="of:=[.AM37]+1" office:value-type="float" office:value="3393">
            <text:p>3393</text:p>
          </table:table-cell>
          <table:table-cell table:formula="of:=DEC2HEX([.AM38])" office:value-type="string" office:string-value="D41">
            <text:p>D41</text:p>
          </table:table-cell>
        </table:table-row>
        <table:table-row table:style-name="ro1">
          <table:table-cell table:style-name="ce1" office:value-type="string">
            <text:p>DT2</text:p>
          </table:table-cell>
          <table:table-cell office:value-type="float" office:value="0">
            <text:p>0</text:p>
          </table:table-cell>
          <table:table-cell table:formula="of:=[.C38]+1" office:value-type="float" office:value="37">
            <text:p>37</text:p>
          </table:table-cell>
          <table:table-cell table:formula="of:=DEC2HEX([.C39])" office:value-type="string" office:string-value="25">
            <text:p>25</text:p>
          </table:table-cell>
          <table:table-cell table:style-name="ce1" office:value-type="string">
            <text:p>DT2</text:p>
          </table:table-cell>
          <table:table-cell office:value-type="float" office:value="0">
            <text:p>0</text:p>
          </table:table-cell>
          <table:table-cell table:formula="of:=[.G38]+1" office:value-type="float" office:value="410">
            <text:p>410</text:p>
          </table:table-cell>
          <table:table-cell table:formula="of:=DEC2HEX([.G39])" office:value-type="string" office:string-value="19A">
            <text:p>19A</text:p>
          </table:table-cell>
          <table:table-cell table:style-name="ce1" office:value-type="string">
            <text:p>DT2</text:p>
          </table:table-cell>
          <table:table-cell office:value-type="float" office:value="0">
            <text:p>0</text:p>
          </table:table-cell>
          <table:table-cell table:formula="of:=[.K38]+1" office:value-type="float" office:value="783">
            <text:p>783</text:p>
          </table:table-cell>
          <table:table-cell table:formula="of:=DEC2HEX([.K39])" office:value-type="string" office:string-value="30F">
            <text:p>30F</text:p>
          </table:table-cell>
          <table:table-cell table:style-name="ce1" office:value-type="string">
            <text:p>DT2</text:p>
          </table:table-cell>
          <table:table-cell office:value-type="float" office:value="0">
            <text:p>0</text:p>
          </table:table-cell>
          <table:table-cell table:formula="of:=[.O38]+1" office:value-type="float" office:value="1156">
            <text:p>1156</text:p>
          </table:table-cell>
          <table:table-cell table:formula="of:=DEC2HEX([.O39])" office:value-type="string" office:string-value="484">
            <text:p>484</text:p>
          </table:table-cell>
          <table:table-cell table:style-name="ce1" office:value-type="string">
            <text:p>DT2</text:p>
          </table:table-cell>
          <table:table-cell office:value-type="float" office:value="0">
            <text:p>0</text:p>
          </table:table-cell>
          <table:table-cell table:formula="of:=[.S38]+1" office:value-type="float" office:value="1529">
            <text:p>1529</text:p>
          </table:table-cell>
          <table:table-cell table:formula="of:=DEC2HEX([.S39])" office:value-type="string" office:string-value="5F9">
            <text:p>5F9</text:p>
          </table:table-cell>
          <table:table-cell table:style-name="ce1" office:value-type="string">
            <text:p>DT2</text:p>
          </table:table-cell>
          <table:table-cell office:value-type="float" office:value="0">
            <text:p>0</text:p>
          </table:table-cell>
          <table:table-cell table:formula="of:=[.W38]+1" office:value-type="float" office:value="1902">
            <text:p>1902</text:p>
          </table:table-cell>
          <table:table-cell table:formula="of:=DEC2HEX([.W39])" office:value-type="string" office:string-value="76E">
            <text:p>76E</text:p>
          </table:table-cell>
          <table:table-cell table:style-name="ce1" office:value-type="string">
            <text:p>DT2</text:p>
          </table:table-cell>
          <table:table-cell office:value-type="float" office:value="0">
            <text:p>0</text:p>
          </table:table-cell>
          <table:table-cell table:style-name="ce2" table:formula="of:=[.AA38]+1" office:value-type="float" office:value="2275">
            <text:p>2275</text:p>
          </table:table-cell>
          <table:table-cell table:formula="of:=DEC2HEX([.AA39])" office:value-type="string" office:string-value="8E3">
            <text:p>8E3</text:p>
          </table:table-cell>
          <table:table-cell table:style-name="ce1" office:value-type="string">
            <text:p>DT2</text:p>
          </table:table-cell>
          <table:table-cell office:value-type="float" office:value="0">
            <text:p>0</text:p>
          </table:table-cell>
          <table:table-cell table:style-name="ce2" table:formula="of:=[.AE38]+1" office:value-type="float" office:value="2648">
            <text:p>2648</text:p>
          </table:table-cell>
          <table:table-cell table:formula="of:=DEC2HEX([.AE39])" office:value-type="string" office:string-value="A58">
            <text:p>A58</text:p>
          </table:table-cell>
          <table:table-cell table:style-name="ce1" office:value-type="string">
            <text:p>DT2</text:p>
          </table:table-cell>
          <table:table-cell office:value-type="float" office:value="0">
            <text:p>0</text:p>
          </table:table-cell>
          <table:table-cell table:style-name="ce2" table:formula="of:=[.AI38]+1" office:value-type="float" office:value="3021">
            <text:p>3021</text:p>
          </table:table-cell>
          <table:table-cell table:formula="of:=DEC2HEX([.AI39])" office:value-type="string" office:string-value="BCD">
            <text:p>BCD</text:p>
          </table:table-cell>
          <table:table-cell table:style-name="ce1" office:value-type="string">
            <text:p>DT2</text:p>
          </table:table-cell>
          <table:table-cell office:value-type="float" office:value="0">
            <text:p>0</text:p>
          </table:table-cell>
          <table:table-cell table:style-name="ce2" table:formula="of:=[.AM38]+1" office:value-type="float" office:value="3394">
            <text:p>3394</text:p>
          </table:table-cell>
          <table:table-cell table:formula="of:=DEC2HEX([.AM39])" office:value-type="string" office:string-value="D42">
            <text:p>D42</text:p>
          </table:table-cell>
        </table:table-row>
        <table:table-row table:style-name="ro1">
          <table:table-cell office:value-type="string">
            <text:p>id</text:p>
          </table:table-cell>
          <table:table-cell table:formula="of:=[.B39]+1" office:value-type="float" office:value="1">
            <text:p>1</text:p>
          </table:table-cell>
          <table:table-cell table:formula="of:=[.C39]+1" office:value-type="float" office:value="38">
            <text:p>38</text:p>
          </table:table-cell>
          <table:table-cell table:formula="of:=DEC2HEX([.C40])" office:value-type="string" office:string-value="26">
            <text:p>26</text:p>
          </table:table-cell>
          <table:table-cell office:value-type="string">
            <text:p>id</text:p>
          </table:table-cell>
          <table:table-cell table:formula="of:=[.F39]+1" office:value-type="float" office:value="1">
            <text:p>1</text:p>
          </table:table-cell>
          <table:table-cell table:formula="of:=[.G39]+1" office:value-type="float" office:value="411">
            <text:p>411</text:p>
          </table:table-cell>
          <table:table-cell table:formula="of:=DEC2HEX([.G40])" office:value-type="string" office:string-value="19B">
            <text:p>19B</text:p>
          </table:table-cell>
          <table:table-cell office:value-type="string">
            <text:p>id</text:p>
          </table:table-cell>
          <table:table-cell table:formula="of:=[.J39]+1" office:value-type="float" office:value="1">
            <text:p>1</text:p>
          </table:table-cell>
          <table:table-cell table:formula="of:=[.K39]+1" office:value-type="float" office:value="784">
            <text:p>784</text:p>
          </table:table-cell>
          <table:table-cell table:formula="of:=DEC2HEX([.K40])" office:value-type="string" office:string-value="310">
            <text:p>310</text:p>
          </table:table-cell>
          <table:table-cell office:value-type="string">
            <text:p>id</text:p>
          </table:table-cell>
          <table:table-cell table:formula="of:=[.N39]+1" office:value-type="float" office:value="1">
            <text:p>1</text:p>
          </table:table-cell>
          <table:table-cell table:formula="of:=[.O39]+1" office:value-type="float" office:value="1157">
            <text:p>1157</text:p>
          </table:table-cell>
          <table:table-cell table:formula="of:=DEC2HEX([.O40])" office:value-type="string" office:string-value="485">
            <text:p>485</text:p>
          </table:table-cell>
          <table:table-cell office:value-type="string">
            <text:p>id</text:p>
          </table:table-cell>
          <table:table-cell table:formula="of:=[.R39]+1" office:value-type="float" office:value="1">
            <text:p>1</text:p>
          </table:table-cell>
          <table:table-cell table:formula="of:=[.S39]+1" office:value-type="float" office:value="1530">
            <text:p>1530</text:p>
          </table:table-cell>
          <table:table-cell table:formula="of:=DEC2HEX([.S40])" office:value-type="string" office:string-value="5FA">
            <text:p>5FA</text:p>
          </table:table-cell>
          <table:table-cell office:value-type="string">
            <text:p>id</text:p>
          </table:table-cell>
          <table:table-cell table:formula="of:=[.V39]+1" office:value-type="float" office:value="1">
            <text:p>1</text:p>
          </table:table-cell>
          <table:table-cell table:formula="of:=[.W39]+1" office:value-type="float" office:value="1903">
            <text:p>1903</text:p>
          </table:table-cell>
          <table:table-cell table:formula="of:=DEC2HEX([.W40])" office:value-type="string" office:string-value="76F">
            <text:p>76F</text:p>
          </table:table-cell>
          <table:table-cell office:value-type="string">
            <text:p>id</text:p>
          </table:table-cell>
          <table:table-cell table:formula="of:=[.Z39]+1" office:value-type="float" office:value="1">
            <text:p>1</text:p>
          </table:table-cell>
          <table:table-cell table:style-name="ce2" table:formula="of:=[.AA39]+1" office:value-type="float" office:value="2276">
            <text:p>2276</text:p>
          </table:table-cell>
          <table:table-cell table:formula="of:=DEC2HEX([.AA40])" office:value-type="string" office:string-value="8E4">
            <text:p>8E4</text:p>
          </table:table-cell>
          <table:table-cell office:value-type="string">
            <text:p>id</text:p>
          </table:table-cell>
          <table:table-cell table:formula="of:=[.AD39]+1" office:value-type="float" office:value="1">
            <text:p>1</text:p>
          </table:table-cell>
          <table:table-cell table:style-name="ce2" table:formula="of:=[.AE39]+1" office:value-type="float" office:value="2649">
            <text:p>2649</text:p>
          </table:table-cell>
          <table:table-cell table:formula="of:=DEC2HEX([.AE40])" office:value-type="string" office:string-value="A59">
            <text:p>A59</text:p>
          </table:table-cell>
          <table:table-cell office:value-type="string">
            <text:p>id</text:p>
          </table:table-cell>
          <table:table-cell table:formula="of:=[.AH39]+1" office:value-type="float" office:value="1">
            <text:p>1</text:p>
          </table:table-cell>
          <table:table-cell table:style-name="ce2" table:formula="of:=[.AI39]+1" office:value-type="float" office:value="3022">
            <text:p>3022</text:p>
          </table:table-cell>
          <table:table-cell table:formula="of:=DEC2HEX([.AI40])" office:value-type="string" office:string-value="BCE">
            <text:p>BCE</text:p>
          </table:table-cell>
          <table:table-cell office:value-type="string">
            <text:p>id</text:p>
          </table:table-cell>
          <table:table-cell table:formula="of:=[.AL39]+1" office:value-type="float" office:value="1">
            <text:p>1</text:p>
          </table:table-cell>
          <table:table-cell table:style-name="ce2" table:formula="of:=[.AM39]+1" office:value-type="float" office:value="3395">
            <text:p>3395</text:p>
          </table:table-cell>
          <table:table-cell table:formula="of:=DEC2HEX([.AM40])" office:value-type="string" office:string-value="D43">
            <text:p>D43</text:p>
          </table:table-cell>
        </table:table-row>
        <table:table-row table:style-name="ro1">
          <table:table-cell office:value-type="string">
            <text:p>name0</text:p>
          </table:table-cell>
          <table:table-cell table:formula="of:=[.B40]+1" office:value-type="float" office:value="2">
            <text:p>2</text:p>
          </table:table-cell>
          <table:table-cell table:formula="of:=[.C40]+1" office:value-type="float" office:value="39">
            <text:p>39</text:p>
          </table:table-cell>
          <table:table-cell table:formula="of:=DEC2HEX([.C41])" office:value-type="string" office:string-value="27">
            <text:p>27</text:p>
          </table:table-cell>
          <table:table-cell office:value-type="string">
            <text:p>name0</text:p>
          </table:table-cell>
          <table:table-cell table:formula="of:=[.F40]+1" office:value-type="float" office:value="2">
            <text:p>2</text:p>
          </table:table-cell>
          <table:table-cell table:formula="of:=[.G40]+1" office:value-type="float" office:value="412">
            <text:p>412</text:p>
          </table:table-cell>
          <table:table-cell table:formula="of:=DEC2HEX([.G41])" office:value-type="string" office:string-value="19C">
            <text:p>19C</text:p>
          </table:table-cell>
          <table:table-cell office:value-type="string">
            <text:p>name0</text:p>
          </table:table-cell>
          <table:table-cell table:formula="of:=[.J40]+1" office:value-type="float" office:value="2">
            <text:p>2</text:p>
          </table:table-cell>
          <table:table-cell table:formula="of:=[.K40]+1" office:value-type="float" office:value="785">
            <text:p>785</text:p>
          </table:table-cell>
          <table:table-cell table:formula="of:=DEC2HEX([.K41])" office:value-type="string" office:string-value="311">
            <text:p>311</text:p>
          </table:table-cell>
          <table:table-cell office:value-type="string">
            <text:p>name0</text:p>
          </table:table-cell>
          <table:table-cell table:formula="of:=[.N40]+1" office:value-type="float" office:value="2">
            <text:p>2</text:p>
          </table:table-cell>
          <table:table-cell table:formula="of:=[.O40]+1" office:value-type="float" office:value="1158">
            <text:p>1158</text:p>
          </table:table-cell>
          <table:table-cell table:formula="of:=DEC2HEX([.O41])" office:value-type="string" office:string-value="486">
            <text:p>486</text:p>
          </table:table-cell>
          <table:table-cell office:value-type="string">
            <text:p>name0</text:p>
          </table:table-cell>
          <table:table-cell table:formula="of:=[.R40]+1" office:value-type="float" office:value="2">
            <text:p>2</text:p>
          </table:table-cell>
          <table:table-cell table:formula="of:=[.S40]+1" office:value-type="float" office:value="1531">
            <text:p>1531</text:p>
          </table:table-cell>
          <table:table-cell table:formula="of:=DEC2HEX([.S41])" office:value-type="string" office:string-value="5FB">
            <text:p>5FB</text:p>
          </table:table-cell>
          <table:table-cell office:value-type="string">
            <text:p>name0</text:p>
          </table:table-cell>
          <table:table-cell table:formula="of:=[.V40]+1" office:value-type="float" office:value="2">
            <text:p>2</text:p>
          </table:table-cell>
          <table:table-cell table:formula="of:=[.W40]+1" office:value-type="float" office:value="1904">
            <text:p>1904</text:p>
          </table:table-cell>
          <table:table-cell table:formula="of:=DEC2HEX([.W41])" office:value-type="string" office:string-value="770">
            <text:p>770</text:p>
          </table:table-cell>
          <table:table-cell office:value-type="string">
            <text:p>name0</text:p>
          </table:table-cell>
          <table:table-cell table:formula="of:=[.Z40]+1" office:value-type="float" office:value="2">
            <text:p>2</text:p>
          </table:table-cell>
          <table:table-cell table:style-name="ce2" table:formula="of:=[.AA40]+1" office:value-type="float" office:value="2277">
            <text:p>2277</text:p>
          </table:table-cell>
          <table:table-cell table:formula="of:=DEC2HEX([.AA41])" office:value-type="string" office:string-value="8E5">
            <text:p>8E5</text:p>
          </table:table-cell>
          <table:table-cell office:value-type="string">
            <text:p>name0</text:p>
          </table:table-cell>
          <table:table-cell table:formula="of:=[.AD40]+1" office:value-type="float" office:value="2">
            <text:p>2</text:p>
          </table:table-cell>
          <table:table-cell table:style-name="ce2" table:formula="of:=[.AE40]+1" office:value-type="float" office:value="2650">
            <text:p>2650</text:p>
          </table:table-cell>
          <table:table-cell table:formula="of:=DEC2HEX([.AE41])" office:value-type="string" office:string-value="A5A">
            <text:p>A5A</text:p>
          </table:table-cell>
          <table:table-cell office:value-type="string">
            <text:p>name0</text:p>
          </table:table-cell>
          <table:table-cell table:formula="of:=[.AH40]+1" office:value-type="float" office:value="2">
            <text:p>2</text:p>
          </table:table-cell>
          <table:table-cell table:style-name="ce2" table:formula="of:=[.AI40]+1" office:value-type="float" office:value="3023">
            <text:p>3023</text:p>
          </table:table-cell>
          <table:table-cell table:formula="of:=DEC2HEX([.AI41])" office:value-type="string" office:string-value="BCF">
            <text:p>BCF</text:p>
          </table:table-cell>
          <table:table-cell office:value-type="string">
            <text:p>name0</text:p>
          </table:table-cell>
          <table:table-cell table:formula="of:=[.AL40]+1" office:value-type="float" office:value="2">
            <text:p>2</text:p>
          </table:table-cell>
          <table:table-cell table:style-name="ce2" table:formula="of:=[.AM40]+1" office:value-type="float" office:value="3396">
            <text:p>3396</text:p>
          </table:table-cell>
          <table:table-cell table:formula="of:=DEC2HEX([.AM41])" office:value-type="string" office:string-value="D44">
            <text:p>D44</text:p>
          </table:table-cell>
        </table:table-row>
        <table:table-row table:style-name="ro1">
          <table:table-cell office:value-type="string">
            <text:p>name1</text:p>
          </table:table-cell>
          <table:table-cell table:formula="of:=[.B41]+1" office:value-type="float" office:value="3">
            <text:p>3</text:p>
          </table:table-cell>
          <table:table-cell table:formula="of:=[.C41]+1" office:value-type="float" office:value="40">
            <text:p>40</text:p>
          </table:table-cell>
          <table:table-cell table:formula="of:=DEC2HEX([.C42])" office:value-type="string" office:string-value="28">
            <text:p>28</text:p>
          </table:table-cell>
          <table:table-cell office:value-type="string">
            <text:p>name1</text:p>
          </table:table-cell>
          <table:table-cell table:formula="of:=[.F41]+1" office:value-type="float" office:value="3">
            <text:p>3</text:p>
          </table:table-cell>
          <table:table-cell table:formula="of:=[.G41]+1" office:value-type="float" office:value="413">
            <text:p>413</text:p>
          </table:table-cell>
          <table:table-cell table:formula="of:=DEC2HEX([.G42])" office:value-type="string" office:string-value="19D">
            <text:p>19D</text:p>
          </table:table-cell>
          <table:table-cell office:value-type="string">
            <text:p>name1</text:p>
          </table:table-cell>
          <table:table-cell table:formula="of:=[.J41]+1" office:value-type="float" office:value="3">
            <text:p>3</text:p>
          </table:table-cell>
          <table:table-cell table:formula="of:=[.K41]+1" office:value-type="float" office:value="786">
            <text:p>786</text:p>
          </table:table-cell>
          <table:table-cell table:formula="of:=DEC2HEX([.K42])" office:value-type="string" office:string-value="312">
            <text:p>312</text:p>
          </table:table-cell>
          <table:table-cell office:value-type="string">
            <text:p>name1</text:p>
          </table:table-cell>
          <table:table-cell table:formula="of:=[.N41]+1" office:value-type="float" office:value="3">
            <text:p>3</text:p>
          </table:table-cell>
          <table:table-cell table:formula="of:=[.O41]+1" office:value-type="float" office:value="1159">
            <text:p>1159</text:p>
          </table:table-cell>
          <table:table-cell table:formula="of:=DEC2HEX([.O42])" office:value-type="string" office:string-value="487">
            <text:p>487</text:p>
          </table:table-cell>
          <table:table-cell office:value-type="string">
            <text:p>name1</text:p>
          </table:table-cell>
          <table:table-cell table:formula="of:=[.R41]+1" office:value-type="float" office:value="3">
            <text:p>3</text:p>
          </table:table-cell>
          <table:table-cell table:formula="of:=[.S41]+1" office:value-type="float" office:value="1532">
            <text:p>1532</text:p>
          </table:table-cell>
          <table:table-cell table:formula="of:=DEC2HEX([.S42])" office:value-type="string" office:string-value="5FC">
            <text:p>5FC</text:p>
          </table:table-cell>
          <table:table-cell office:value-type="string">
            <text:p>name1</text:p>
          </table:table-cell>
          <table:table-cell table:formula="of:=[.V41]+1" office:value-type="float" office:value="3">
            <text:p>3</text:p>
          </table:table-cell>
          <table:table-cell table:formula="of:=[.W41]+1" office:value-type="float" office:value="1905">
            <text:p>1905</text:p>
          </table:table-cell>
          <table:table-cell table:formula="of:=DEC2HEX([.W42])" office:value-type="string" office:string-value="771">
            <text:p>771</text:p>
          </table:table-cell>
          <table:table-cell office:value-type="string">
            <text:p>name1</text:p>
          </table:table-cell>
          <table:table-cell table:formula="of:=[.Z41]+1" office:value-type="float" office:value="3">
            <text:p>3</text:p>
          </table:table-cell>
          <table:table-cell table:style-name="ce2" table:formula="of:=[.AA41]+1" office:value-type="float" office:value="2278">
            <text:p>2278</text:p>
          </table:table-cell>
          <table:table-cell table:formula="of:=DEC2HEX([.AA42])" office:value-type="string" office:string-value="8E6">
            <text:p>8E6</text:p>
          </table:table-cell>
          <table:table-cell office:value-type="string">
            <text:p>name1</text:p>
          </table:table-cell>
          <table:table-cell table:formula="of:=[.AD41]+1" office:value-type="float" office:value="3">
            <text:p>3</text:p>
          </table:table-cell>
          <table:table-cell table:style-name="ce2" table:formula="of:=[.AE41]+1" office:value-type="float" office:value="2651">
            <text:p>2651</text:p>
          </table:table-cell>
          <table:table-cell table:formula="of:=DEC2HEX([.AE42])" office:value-type="string" office:string-value="A5B">
            <text:p>A5B</text:p>
          </table:table-cell>
          <table:table-cell office:value-type="string">
            <text:p>name1</text:p>
          </table:table-cell>
          <table:table-cell table:formula="of:=[.AH41]+1" office:value-type="float" office:value="3">
            <text:p>3</text:p>
          </table:table-cell>
          <table:table-cell table:style-name="ce2" table:formula="of:=[.AI41]+1" office:value-type="float" office:value="3024">
            <text:p>3024</text:p>
          </table:table-cell>
          <table:table-cell table:formula="of:=DEC2HEX([.AI42])" office:value-type="string" office:string-value="BD0">
            <text:p>BD0</text:p>
          </table:table-cell>
          <table:table-cell office:value-type="string">
            <text:p>name1</text:p>
          </table:table-cell>
          <table:table-cell table:formula="of:=[.AL41]+1" office:value-type="float" office:value="3">
            <text:p>3</text:p>
          </table:table-cell>
          <table:table-cell table:style-name="ce2" table:formula="of:=[.AM41]+1" office:value-type="float" office:value="3397">
            <text:p>3397</text:p>
          </table:table-cell>
          <table:table-cell table:formula="of:=DEC2HEX([.AM42])" office:value-type="string" office:string-value="D45">
            <text:p>D45</text:p>
          </table:table-cell>
        </table:table-row>
        <table:table-row table:style-name="ro1">
          <table:table-cell office:value-type="string">
            <text:p>name2</text:p>
          </table:table-cell>
          <table:table-cell table:formula="of:=[.B42]+1" office:value-type="float" office:value="4">
            <text:p>4</text:p>
          </table:table-cell>
          <table:table-cell table:formula="of:=[.C42]+1" office:value-type="float" office:value="41">
            <text:p>41</text:p>
          </table:table-cell>
          <table:table-cell table:formula="of:=DEC2HEX([.C43])" office:value-type="string" office:string-value="29">
            <text:p>29</text:p>
          </table:table-cell>
          <table:table-cell office:value-type="string">
            <text:p>name2</text:p>
          </table:table-cell>
          <table:table-cell table:formula="of:=[.F42]+1" office:value-type="float" office:value="4">
            <text:p>4</text:p>
          </table:table-cell>
          <table:table-cell table:formula="of:=[.G42]+1" office:value-type="float" office:value="414">
            <text:p>414</text:p>
          </table:table-cell>
          <table:table-cell table:formula="of:=DEC2HEX([.G43])" office:value-type="string" office:string-value="19E">
            <text:p>19E</text:p>
          </table:table-cell>
          <table:table-cell office:value-type="string">
            <text:p>name2</text:p>
          </table:table-cell>
          <table:table-cell table:formula="of:=[.J42]+1" office:value-type="float" office:value="4">
            <text:p>4</text:p>
          </table:table-cell>
          <table:table-cell table:formula="of:=[.K42]+1" office:value-type="float" office:value="787">
            <text:p>787</text:p>
          </table:table-cell>
          <table:table-cell table:formula="of:=DEC2HEX([.K43])" office:value-type="string" office:string-value="313">
            <text:p>313</text:p>
          </table:table-cell>
          <table:table-cell office:value-type="string">
            <text:p>name2</text:p>
          </table:table-cell>
          <table:table-cell table:formula="of:=[.N42]+1" office:value-type="float" office:value="4">
            <text:p>4</text:p>
          </table:table-cell>
          <table:table-cell table:formula="of:=[.O42]+1" office:value-type="float" office:value="1160">
            <text:p>1160</text:p>
          </table:table-cell>
          <table:table-cell table:formula="of:=DEC2HEX([.O43])" office:value-type="string" office:string-value="488">
            <text:p>488</text:p>
          </table:table-cell>
          <table:table-cell office:value-type="string">
            <text:p>name2</text:p>
          </table:table-cell>
          <table:table-cell table:formula="of:=[.R42]+1" office:value-type="float" office:value="4">
            <text:p>4</text:p>
          </table:table-cell>
          <table:table-cell table:formula="of:=[.S42]+1" office:value-type="float" office:value="1533">
            <text:p>1533</text:p>
          </table:table-cell>
          <table:table-cell table:formula="of:=DEC2HEX([.S43])" office:value-type="string" office:string-value="5FD">
            <text:p>5FD</text:p>
          </table:table-cell>
          <table:table-cell office:value-type="string">
            <text:p>name2</text:p>
          </table:table-cell>
          <table:table-cell table:formula="of:=[.V42]+1" office:value-type="float" office:value="4">
            <text:p>4</text:p>
          </table:table-cell>
          <table:table-cell table:formula="of:=[.W42]+1" office:value-type="float" office:value="1906">
            <text:p>1906</text:p>
          </table:table-cell>
          <table:table-cell table:formula="of:=DEC2HEX([.W43])" office:value-type="string" office:string-value="772">
            <text:p>772</text:p>
          </table:table-cell>
          <table:table-cell office:value-type="string">
            <text:p>name2</text:p>
          </table:table-cell>
          <table:table-cell table:formula="of:=[.Z42]+1" office:value-type="float" office:value="4">
            <text:p>4</text:p>
          </table:table-cell>
          <table:table-cell table:style-name="ce2" table:formula="of:=[.AA42]+1" office:value-type="float" office:value="2279">
            <text:p>2279</text:p>
          </table:table-cell>
          <table:table-cell table:formula="of:=DEC2HEX([.AA43])" office:value-type="string" office:string-value="8E7">
            <text:p>8E7</text:p>
          </table:table-cell>
          <table:table-cell office:value-type="string">
            <text:p>name2</text:p>
          </table:table-cell>
          <table:table-cell table:formula="of:=[.AD42]+1" office:value-type="float" office:value="4">
            <text:p>4</text:p>
          </table:table-cell>
          <table:table-cell table:style-name="ce2" table:formula="of:=[.AE42]+1" office:value-type="float" office:value="2652">
            <text:p>2652</text:p>
          </table:table-cell>
          <table:table-cell table:formula="of:=DEC2HEX([.AE43])" office:value-type="string" office:string-value="A5C">
            <text:p>A5C</text:p>
          </table:table-cell>
          <table:table-cell office:value-type="string">
            <text:p>name2</text:p>
          </table:table-cell>
          <table:table-cell table:formula="of:=[.AH42]+1" office:value-type="float" office:value="4">
            <text:p>4</text:p>
          </table:table-cell>
          <table:table-cell table:style-name="ce2" table:formula="of:=[.AI42]+1" office:value-type="float" office:value="3025">
            <text:p>3025</text:p>
          </table:table-cell>
          <table:table-cell table:formula="of:=DEC2HEX([.AI43])" office:value-type="string" office:string-value="BD1">
            <text:p>BD1</text:p>
          </table:table-cell>
          <table:table-cell office:value-type="string">
            <text:p>name2</text:p>
          </table:table-cell>
          <table:table-cell table:formula="of:=[.AL42]+1" office:value-type="float" office:value="4">
            <text:p>4</text:p>
          </table:table-cell>
          <table:table-cell table:style-name="ce2" table:formula="of:=[.AM42]+1" office:value-type="float" office:value="3398">
            <text:p>3398</text:p>
          </table:table-cell>
          <table:table-cell table:formula="of:=DEC2HEX([.AM43])" office:value-type="string" office:string-value="D46">
            <text:p>D46</text:p>
          </table:table-cell>
        </table:table-row>
        <table:table-row table:style-name="ro1">
          <table:table-cell office:value-type="string">
            <text:p>name3</text:p>
          </table:table-cell>
          <table:table-cell table:formula="of:=[.B43]+1" office:value-type="float" office:value="5">
            <text:p>5</text:p>
          </table:table-cell>
          <table:table-cell table:formula="of:=[.C43]+1" office:value-type="float" office:value="42">
            <text:p>42</text:p>
          </table:table-cell>
          <table:table-cell table:formula="of:=DEC2HEX([.C44])" office:value-type="string" office:string-value="2A">
            <text:p>2A</text:p>
          </table:table-cell>
          <table:table-cell office:value-type="string">
            <text:p>name3</text:p>
          </table:table-cell>
          <table:table-cell table:formula="of:=[.F43]+1" office:value-type="float" office:value="5">
            <text:p>5</text:p>
          </table:table-cell>
          <table:table-cell table:formula="of:=[.G43]+1" office:value-type="float" office:value="415">
            <text:p>415</text:p>
          </table:table-cell>
          <table:table-cell table:formula="of:=DEC2HEX([.G44])" office:value-type="string" office:string-value="19F">
            <text:p>19F</text:p>
          </table:table-cell>
          <table:table-cell office:value-type="string">
            <text:p>name3</text:p>
          </table:table-cell>
          <table:table-cell table:formula="of:=[.J43]+1" office:value-type="float" office:value="5">
            <text:p>5</text:p>
          </table:table-cell>
          <table:table-cell table:formula="of:=[.K43]+1" office:value-type="float" office:value="788">
            <text:p>788</text:p>
          </table:table-cell>
          <table:table-cell table:formula="of:=DEC2HEX([.K44])" office:value-type="string" office:string-value="314">
            <text:p>314</text:p>
          </table:table-cell>
          <table:table-cell office:value-type="string">
            <text:p>name3</text:p>
          </table:table-cell>
          <table:table-cell table:formula="of:=[.N43]+1" office:value-type="float" office:value="5">
            <text:p>5</text:p>
          </table:table-cell>
          <table:table-cell table:formula="of:=[.O43]+1" office:value-type="float" office:value="1161">
            <text:p>1161</text:p>
          </table:table-cell>
          <table:table-cell table:formula="of:=DEC2HEX([.O44])" office:value-type="string" office:string-value="489">
            <text:p>489</text:p>
          </table:table-cell>
          <table:table-cell office:value-type="string">
            <text:p>name3</text:p>
          </table:table-cell>
          <table:table-cell table:formula="of:=[.R43]+1" office:value-type="float" office:value="5">
            <text:p>5</text:p>
          </table:table-cell>
          <table:table-cell table:formula="of:=[.S43]+1" office:value-type="float" office:value="1534">
            <text:p>1534</text:p>
          </table:table-cell>
          <table:table-cell table:formula="of:=DEC2HEX([.S44])" office:value-type="string" office:string-value="5FE">
            <text:p>5FE</text:p>
          </table:table-cell>
          <table:table-cell office:value-type="string">
            <text:p>name3</text:p>
          </table:table-cell>
          <table:table-cell table:formula="of:=[.V43]+1" office:value-type="float" office:value="5">
            <text:p>5</text:p>
          </table:table-cell>
          <table:table-cell table:formula="of:=[.W43]+1" office:value-type="float" office:value="1907">
            <text:p>1907</text:p>
          </table:table-cell>
          <table:table-cell table:formula="of:=DEC2HEX([.W44])" office:value-type="string" office:string-value="773">
            <text:p>773</text:p>
          </table:table-cell>
          <table:table-cell office:value-type="string">
            <text:p>name3</text:p>
          </table:table-cell>
          <table:table-cell table:formula="of:=[.Z43]+1" office:value-type="float" office:value="5">
            <text:p>5</text:p>
          </table:table-cell>
          <table:table-cell table:style-name="ce2" table:formula="of:=[.AA43]+1" office:value-type="float" office:value="2280">
            <text:p>2280</text:p>
          </table:table-cell>
          <table:table-cell table:formula="of:=DEC2HEX([.AA44])" office:value-type="string" office:string-value="8E8">
            <text:p>8E8</text:p>
          </table:table-cell>
          <table:table-cell office:value-type="string">
            <text:p>name3</text:p>
          </table:table-cell>
          <table:table-cell table:formula="of:=[.AD43]+1" office:value-type="float" office:value="5">
            <text:p>5</text:p>
          </table:table-cell>
          <table:table-cell table:style-name="ce2" table:formula="of:=[.AE43]+1" office:value-type="float" office:value="2653">
            <text:p>2653</text:p>
          </table:table-cell>
          <table:table-cell table:formula="of:=DEC2HEX([.AE44])" office:value-type="string" office:string-value="A5D">
            <text:p>A5D</text:p>
          </table:table-cell>
          <table:table-cell office:value-type="string">
            <text:p>name3</text:p>
          </table:table-cell>
          <table:table-cell table:formula="of:=[.AH43]+1" office:value-type="float" office:value="5">
            <text:p>5</text:p>
          </table:table-cell>
          <table:table-cell table:style-name="ce2" table:formula="of:=[.AI43]+1" office:value-type="float" office:value="3026">
            <text:p>3026</text:p>
          </table:table-cell>
          <table:table-cell table:formula="of:=DEC2HEX([.AI44])" office:value-type="string" office:string-value="BD2">
            <text:p>BD2</text:p>
          </table:table-cell>
          <table:table-cell office:value-type="string">
            <text:p>name3</text:p>
          </table:table-cell>
          <table:table-cell table:formula="of:=[.AL43]+1" office:value-type="float" office:value="5">
            <text:p>5</text:p>
          </table:table-cell>
          <table:table-cell table:style-name="ce2" table:formula="of:=[.AM43]+1" office:value-type="float" office:value="3399">
            <text:p>3399</text:p>
          </table:table-cell>
          <table:table-cell table:formula="of:=DEC2HEX([.AM44])" office:value-type="string" office:string-value="D47">
            <text:p>D47</text:p>
          </table:table-cell>
        </table:table-row>
        <table:table-row table:style-name="ro1">
          <table:table-cell office:value-type="string">
            <text:p>name4</text:p>
          </table:table-cell>
          <table:table-cell table:formula="of:=[.B44]+1" office:value-type="float" office:value="6">
            <text:p>6</text:p>
          </table:table-cell>
          <table:table-cell table:formula="of:=[.C44]+1" office:value-type="float" office:value="43">
            <text:p>43</text:p>
          </table:table-cell>
          <table:table-cell table:formula="of:=DEC2HEX([.C45])" office:value-type="string" office:string-value="2B">
            <text:p>2B</text:p>
          </table:table-cell>
          <table:table-cell office:value-type="string">
            <text:p>name4</text:p>
          </table:table-cell>
          <table:table-cell table:formula="of:=[.F44]+1" office:value-type="float" office:value="6">
            <text:p>6</text:p>
          </table:table-cell>
          <table:table-cell table:formula="of:=[.G44]+1" office:value-type="float" office:value="416">
            <text:p>416</text:p>
          </table:table-cell>
          <table:table-cell table:formula="of:=DEC2HEX([.G45])" office:value-type="string" office:string-value="1A0">
            <text:p>1A0</text:p>
          </table:table-cell>
          <table:table-cell office:value-type="string">
            <text:p>name4</text:p>
          </table:table-cell>
          <table:table-cell table:formula="of:=[.J44]+1" office:value-type="float" office:value="6">
            <text:p>6</text:p>
          </table:table-cell>
          <table:table-cell table:formula="of:=[.K44]+1" office:value-type="float" office:value="789">
            <text:p>789</text:p>
          </table:table-cell>
          <table:table-cell table:formula="of:=DEC2HEX([.K45])" office:value-type="string" office:string-value="315">
            <text:p>315</text:p>
          </table:table-cell>
          <table:table-cell office:value-type="string">
            <text:p>name4</text:p>
          </table:table-cell>
          <table:table-cell table:formula="of:=[.N44]+1" office:value-type="float" office:value="6">
            <text:p>6</text:p>
          </table:table-cell>
          <table:table-cell table:formula="of:=[.O44]+1" office:value-type="float" office:value="1162">
            <text:p>1162</text:p>
          </table:table-cell>
          <table:table-cell table:formula="of:=DEC2HEX([.O45])" office:value-type="string" office:string-value="48A">
            <text:p>48A</text:p>
          </table:table-cell>
          <table:table-cell office:value-type="string">
            <text:p>name4</text:p>
          </table:table-cell>
          <table:table-cell table:formula="of:=[.R44]+1" office:value-type="float" office:value="6">
            <text:p>6</text:p>
          </table:table-cell>
          <table:table-cell table:formula="of:=[.S44]+1" office:value-type="float" office:value="1535">
            <text:p>1535</text:p>
          </table:table-cell>
          <table:table-cell table:formula="of:=DEC2HEX([.S45])" office:value-type="string" office:string-value="5FF">
            <text:p>5FF</text:p>
          </table:table-cell>
          <table:table-cell office:value-type="string">
            <text:p>name4</text:p>
          </table:table-cell>
          <table:table-cell table:formula="of:=[.V44]+1" office:value-type="float" office:value="6">
            <text:p>6</text:p>
          </table:table-cell>
          <table:table-cell table:formula="of:=[.W44]+1" office:value-type="float" office:value="1908">
            <text:p>1908</text:p>
          </table:table-cell>
          <table:table-cell table:formula="of:=DEC2HEX([.W45])" office:value-type="string" office:string-value="774">
            <text:p>774</text:p>
          </table:table-cell>
          <table:table-cell office:value-type="string">
            <text:p>name4</text:p>
          </table:table-cell>
          <table:table-cell table:formula="of:=[.Z44]+1" office:value-type="float" office:value="6">
            <text:p>6</text:p>
          </table:table-cell>
          <table:table-cell table:style-name="ce2" table:formula="of:=[.AA44]+1" office:value-type="float" office:value="2281">
            <text:p>2281</text:p>
          </table:table-cell>
          <table:table-cell table:formula="of:=DEC2HEX([.AA45])" office:value-type="string" office:string-value="8E9">
            <text:p>8E9</text:p>
          </table:table-cell>
          <table:table-cell office:value-type="string">
            <text:p>name4</text:p>
          </table:table-cell>
          <table:table-cell table:formula="of:=[.AD44]+1" office:value-type="float" office:value="6">
            <text:p>6</text:p>
          </table:table-cell>
          <table:table-cell table:style-name="ce2" table:formula="of:=[.AE44]+1" office:value-type="float" office:value="2654">
            <text:p>2654</text:p>
          </table:table-cell>
          <table:table-cell table:formula="of:=DEC2HEX([.AE45])" office:value-type="string" office:string-value="A5E">
            <text:p>A5E</text:p>
          </table:table-cell>
          <table:table-cell office:value-type="string">
            <text:p>name4</text:p>
          </table:table-cell>
          <table:table-cell table:formula="of:=[.AH44]+1" office:value-type="float" office:value="6">
            <text:p>6</text:p>
          </table:table-cell>
          <table:table-cell table:style-name="ce2" table:formula="of:=[.AI44]+1" office:value-type="float" office:value="3027">
            <text:p>3027</text:p>
          </table:table-cell>
          <table:table-cell table:formula="of:=DEC2HEX([.AI45])" office:value-type="string" office:string-value="BD3">
            <text:p>BD3</text:p>
          </table:table-cell>
          <table:table-cell office:value-type="string">
            <text:p>name4</text:p>
          </table:table-cell>
          <table:table-cell table:formula="of:=[.AL44]+1" office:value-type="float" office:value="6">
            <text:p>6</text:p>
          </table:table-cell>
          <table:table-cell table:style-name="ce2" table:formula="of:=[.AM44]+1" office:value-type="float" office:value="3400">
            <text:p>3400</text:p>
          </table:table-cell>
          <table:table-cell table:formula="of:=DEC2HEX([.AM45])" office:value-type="string" office:string-value="D48">
            <text:p>D48</text:p>
          </table:table-cell>
        </table:table-row>
        <table:table-row table:style-name="ro1">
          <table:table-cell office:value-type="string">
            <text:p>name5</text:p>
          </table:table-cell>
          <table:table-cell table:formula="of:=[.B45]+1" office:value-type="float" office:value="7">
            <text:p>7</text:p>
          </table:table-cell>
          <table:table-cell table:formula="of:=[.C45]+1" office:value-type="float" office:value="44">
            <text:p>44</text:p>
          </table:table-cell>
          <table:table-cell table:formula="of:=DEC2HEX([.C46])" office:value-type="string" office:string-value="2C">
            <text:p>2C</text:p>
          </table:table-cell>
          <table:table-cell office:value-type="string">
            <text:p>name5</text:p>
          </table:table-cell>
          <table:table-cell table:formula="of:=[.F45]+1" office:value-type="float" office:value="7">
            <text:p>7</text:p>
          </table:table-cell>
          <table:table-cell table:formula="of:=[.G45]+1" office:value-type="float" office:value="417">
            <text:p>417</text:p>
          </table:table-cell>
          <table:table-cell table:formula="of:=DEC2HEX([.G46])" office:value-type="string" office:string-value="1A1">
            <text:p>1A1</text:p>
          </table:table-cell>
          <table:table-cell office:value-type="string">
            <text:p>name5</text:p>
          </table:table-cell>
          <table:table-cell table:formula="of:=[.J45]+1" office:value-type="float" office:value="7">
            <text:p>7</text:p>
          </table:table-cell>
          <table:table-cell table:formula="of:=[.K45]+1" office:value-type="float" office:value="790">
            <text:p>790</text:p>
          </table:table-cell>
          <table:table-cell table:formula="of:=DEC2HEX([.K46])" office:value-type="string" office:string-value="316">
            <text:p>316</text:p>
          </table:table-cell>
          <table:table-cell office:value-type="string">
            <text:p>name5</text:p>
          </table:table-cell>
          <table:table-cell table:formula="of:=[.N45]+1" office:value-type="float" office:value="7">
            <text:p>7</text:p>
          </table:table-cell>
          <table:table-cell table:formula="of:=[.O45]+1" office:value-type="float" office:value="1163">
            <text:p>1163</text:p>
          </table:table-cell>
          <table:table-cell table:formula="of:=DEC2HEX([.O46])" office:value-type="string" office:string-value="48B">
            <text:p>48B</text:p>
          </table:table-cell>
          <table:table-cell office:value-type="string">
            <text:p>name5</text:p>
          </table:table-cell>
          <table:table-cell table:formula="of:=[.R45]+1" office:value-type="float" office:value="7">
            <text:p>7</text:p>
          </table:table-cell>
          <table:table-cell table:formula="of:=[.S45]+1" office:value-type="float" office:value="1536">
            <text:p>1536</text:p>
          </table:table-cell>
          <table:table-cell table:formula="of:=DEC2HEX([.S46])" office:value-type="string" office:string-value="600">
            <text:p>600</text:p>
          </table:table-cell>
          <table:table-cell office:value-type="string">
            <text:p>name5</text:p>
          </table:table-cell>
          <table:table-cell table:formula="of:=[.V45]+1" office:value-type="float" office:value="7">
            <text:p>7</text:p>
          </table:table-cell>
          <table:table-cell table:formula="of:=[.W45]+1" office:value-type="float" office:value="1909">
            <text:p>1909</text:p>
          </table:table-cell>
          <table:table-cell table:formula="of:=DEC2HEX([.W46])" office:value-type="string" office:string-value="775">
            <text:p>775</text:p>
          </table:table-cell>
          <table:table-cell office:value-type="string">
            <text:p>name5</text:p>
          </table:table-cell>
          <table:table-cell table:formula="of:=[.Z45]+1" office:value-type="float" office:value="7">
            <text:p>7</text:p>
          </table:table-cell>
          <table:table-cell table:style-name="ce2" table:formula="of:=[.AA45]+1" office:value-type="float" office:value="2282">
            <text:p>2282</text:p>
          </table:table-cell>
          <table:table-cell table:formula="of:=DEC2HEX([.AA46])" office:value-type="string" office:string-value="8EA">
            <text:p>8EA</text:p>
          </table:table-cell>
          <table:table-cell office:value-type="string">
            <text:p>name5</text:p>
          </table:table-cell>
          <table:table-cell table:formula="of:=[.AD45]+1" office:value-type="float" office:value="7">
            <text:p>7</text:p>
          </table:table-cell>
          <table:table-cell table:style-name="ce2" table:formula="of:=[.AE45]+1" office:value-type="float" office:value="2655">
            <text:p>2655</text:p>
          </table:table-cell>
          <table:table-cell table:formula="of:=DEC2HEX([.AE46])" office:value-type="string" office:string-value="A5F">
            <text:p>A5F</text:p>
          </table:table-cell>
          <table:table-cell office:value-type="string">
            <text:p>name5</text:p>
          </table:table-cell>
          <table:table-cell table:formula="of:=[.AH45]+1" office:value-type="float" office:value="7">
            <text:p>7</text:p>
          </table:table-cell>
          <table:table-cell table:style-name="ce2" table:formula="of:=[.AI45]+1" office:value-type="float" office:value="3028">
            <text:p>3028</text:p>
          </table:table-cell>
          <table:table-cell table:formula="of:=DEC2HEX([.AI46])" office:value-type="string" office:string-value="BD4">
            <text:p>BD4</text:p>
          </table:table-cell>
          <table:table-cell office:value-type="string">
            <text:p>name5</text:p>
          </table:table-cell>
          <table:table-cell table:formula="of:=[.AL45]+1" office:value-type="float" office:value="7">
            <text:p>7</text:p>
          </table:table-cell>
          <table:table-cell table:style-name="ce2" table:formula="of:=[.AM45]+1" office:value-type="float" office:value="3401">
            <text:p>3401</text:p>
          </table:table-cell>
          <table:table-cell table:formula="of:=DEC2HEX([.AM46])" office:value-type="string" office:string-value="D49">
            <text:p>D49</text:p>
          </table:table-cell>
        </table:table-row>
        <table:table-row table:style-name="ro1">
          <table:table-cell office:value-type="string">
            <text:p>name6</text:p>
          </table:table-cell>
          <table:table-cell table:formula="of:=[.B46]+1" office:value-type="float" office:value="8">
            <text:p>8</text:p>
          </table:table-cell>
          <table:table-cell table:formula="of:=[.C46]+1" office:value-type="float" office:value="45">
            <text:p>45</text:p>
          </table:table-cell>
          <table:table-cell table:formula="of:=DEC2HEX([.C47])" office:value-type="string" office:string-value="2D">
            <text:p>2D</text:p>
          </table:table-cell>
          <table:table-cell office:value-type="string">
            <text:p>name6</text:p>
          </table:table-cell>
          <table:table-cell table:formula="of:=[.F46]+1" office:value-type="float" office:value="8">
            <text:p>8</text:p>
          </table:table-cell>
          <table:table-cell table:formula="of:=[.G46]+1" office:value-type="float" office:value="418">
            <text:p>418</text:p>
          </table:table-cell>
          <table:table-cell table:formula="of:=DEC2HEX([.G47])" office:value-type="string" office:string-value="1A2">
            <text:p>1A2</text:p>
          </table:table-cell>
          <table:table-cell office:value-type="string">
            <text:p>name6</text:p>
          </table:table-cell>
          <table:table-cell table:formula="of:=[.J46]+1" office:value-type="float" office:value="8">
            <text:p>8</text:p>
          </table:table-cell>
          <table:table-cell table:formula="of:=[.K46]+1" office:value-type="float" office:value="791">
            <text:p>791</text:p>
          </table:table-cell>
          <table:table-cell table:formula="of:=DEC2HEX([.K47])" office:value-type="string" office:string-value="317">
            <text:p>317</text:p>
          </table:table-cell>
          <table:table-cell office:value-type="string">
            <text:p>name6</text:p>
          </table:table-cell>
          <table:table-cell table:formula="of:=[.N46]+1" office:value-type="float" office:value="8">
            <text:p>8</text:p>
          </table:table-cell>
          <table:table-cell table:formula="of:=[.O46]+1" office:value-type="float" office:value="1164">
            <text:p>1164</text:p>
          </table:table-cell>
          <table:table-cell table:formula="of:=DEC2HEX([.O47])" office:value-type="string" office:string-value="48C">
            <text:p>48C</text:p>
          </table:table-cell>
          <table:table-cell office:value-type="string">
            <text:p>name6</text:p>
          </table:table-cell>
          <table:table-cell table:formula="of:=[.R46]+1" office:value-type="float" office:value="8">
            <text:p>8</text:p>
          </table:table-cell>
          <table:table-cell table:formula="of:=[.S46]+1" office:value-type="float" office:value="1537">
            <text:p>1537</text:p>
          </table:table-cell>
          <table:table-cell table:formula="of:=DEC2HEX([.S47])" office:value-type="string" office:string-value="601">
            <text:p>601</text:p>
          </table:table-cell>
          <table:table-cell office:value-type="string">
            <text:p>name6</text:p>
          </table:table-cell>
          <table:table-cell table:formula="of:=[.V46]+1" office:value-type="float" office:value="8">
            <text:p>8</text:p>
          </table:table-cell>
          <table:table-cell table:formula="of:=[.W46]+1" office:value-type="float" office:value="1910">
            <text:p>1910</text:p>
          </table:table-cell>
          <table:table-cell table:formula="of:=DEC2HEX([.W47])" office:value-type="string" office:string-value="776">
            <text:p>776</text:p>
          </table:table-cell>
          <table:table-cell office:value-type="string">
            <text:p>name6</text:p>
          </table:table-cell>
          <table:table-cell table:formula="of:=[.Z46]+1" office:value-type="float" office:value="8">
            <text:p>8</text:p>
          </table:table-cell>
          <table:table-cell table:style-name="ce2" table:formula="of:=[.AA46]+1" office:value-type="float" office:value="2283">
            <text:p>2283</text:p>
          </table:table-cell>
          <table:table-cell table:formula="of:=DEC2HEX([.AA47])" office:value-type="string" office:string-value="8EB">
            <text:p>8EB</text:p>
          </table:table-cell>
          <table:table-cell office:value-type="string">
            <text:p>name6</text:p>
          </table:table-cell>
          <table:table-cell table:formula="of:=[.AD46]+1" office:value-type="float" office:value="8">
            <text:p>8</text:p>
          </table:table-cell>
          <table:table-cell table:style-name="ce2" table:formula="of:=[.AE46]+1" office:value-type="float" office:value="2656">
            <text:p>2656</text:p>
          </table:table-cell>
          <table:table-cell table:formula="of:=DEC2HEX([.AE47])" office:value-type="string" office:string-value="A60">
            <text:p>A60</text:p>
          </table:table-cell>
          <table:table-cell office:value-type="string">
            <text:p>name6</text:p>
          </table:table-cell>
          <table:table-cell table:formula="of:=[.AH46]+1" office:value-type="float" office:value="8">
            <text:p>8</text:p>
          </table:table-cell>
          <table:table-cell table:style-name="ce2" table:formula="of:=[.AI46]+1" office:value-type="float" office:value="3029">
            <text:p>3029</text:p>
          </table:table-cell>
          <table:table-cell table:formula="of:=DEC2HEX([.AI47])" office:value-type="string" office:string-value="BD5">
            <text:p>BD5</text:p>
          </table:table-cell>
          <table:table-cell office:value-type="string">
            <text:p>name6</text:p>
          </table:table-cell>
          <table:table-cell table:formula="of:=[.AL46]+1" office:value-type="float" office:value="8">
            <text:p>8</text:p>
          </table:table-cell>
          <table:table-cell table:style-name="ce2" table:formula="of:=[.AM46]+1" office:value-type="float" office:value="3402">
            <text:p>3402</text:p>
          </table:table-cell>
          <table:table-cell table:formula="of:=DEC2HEX([.AM47])" office:value-type="string" office:string-value="D4A">
            <text:p>D4A</text:p>
          </table:table-cell>
        </table:table-row>
        <table:table-row table:style-name="ro1">
          <table:table-cell office:value-type="string">
            <text:p>name7</text:p>
          </table:table-cell>
          <table:table-cell table:formula="of:=[.B47]+1" office:value-type="float" office:value="9">
            <text:p>9</text:p>
          </table:table-cell>
          <table:table-cell table:formula="of:=[.C47]+1" office:value-type="float" office:value="46">
            <text:p>46</text:p>
          </table:table-cell>
          <table:table-cell table:formula="of:=DEC2HEX([.C48])" office:value-type="string" office:string-value="2E">
            <text:p>2E</text:p>
          </table:table-cell>
          <table:table-cell office:value-type="string">
            <text:p>name7</text:p>
          </table:table-cell>
          <table:table-cell table:formula="of:=[.F47]+1" office:value-type="float" office:value="9">
            <text:p>9</text:p>
          </table:table-cell>
          <table:table-cell table:formula="of:=[.G47]+1" office:value-type="float" office:value="419">
            <text:p>419</text:p>
          </table:table-cell>
          <table:table-cell table:formula="of:=DEC2HEX([.G48])" office:value-type="string" office:string-value="1A3">
            <text:p>1A3</text:p>
          </table:table-cell>
          <table:table-cell office:value-type="string">
            <text:p>name7</text:p>
          </table:table-cell>
          <table:table-cell table:formula="of:=[.J47]+1" office:value-type="float" office:value="9">
            <text:p>9</text:p>
          </table:table-cell>
          <table:table-cell table:formula="of:=[.K47]+1" office:value-type="float" office:value="792">
            <text:p>792</text:p>
          </table:table-cell>
          <table:table-cell table:formula="of:=DEC2HEX([.K48])" office:value-type="string" office:string-value="318">
            <text:p>318</text:p>
          </table:table-cell>
          <table:table-cell office:value-type="string">
            <text:p>name7</text:p>
          </table:table-cell>
          <table:table-cell table:formula="of:=[.N47]+1" office:value-type="float" office:value="9">
            <text:p>9</text:p>
          </table:table-cell>
          <table:table-cell table:formula="of:=[.O47]+1" office:value-type="float" office:value="1165">
            <text:p>1165</text:p>
          </table:table-cell>
          <table:table-cell table:formula="of:=DEC2HEX([.O48])" office:value-type="string" office:string-value="48D">
            <text:p>48D</text:p>
          </table:table-cell>
          <table:table-cell office:value-type="string">
            <text:p>name7</text:p>
          </table:table-cell>
          <table:table-cell table:formula="of:=[.R47]+1" office:value-type="float" office:value="9">
            <text:p>9</text:p>
          </table:table-cell>
          <table:table-cell table:formula="of:=[.S47]+1" office:value-type="float" office:value="1538">
            <text:p>1538</text:p>
          </table:table-cell>
          <table:table-cell table:formula="of:=DEC2HEX([.S48])" office:value-type="string" office:string-value="602">
            <text:p>602</text:p>
          </table:table-cell>
          <table:table-cell office:value-type="string">
            <text:p>name7</text:p>
          </table:table-cell>
          <table:table-cell table:formula="of:=[.V47]+1" office:value-type="float" office:value="9">
            <text:p>9</text:p>
          </table:table-cell>
          <table:table-cell table:formula="of:=[.W47]+1" office:value-type="float" office:value="1911">
            <text:p>1911</text:p>
          </table:table-cell>
          <table:table-cell table:formula="of:=DEC2HEX([.W48])" office:value-type="string" office:string-value="777">
            <text:p>777</text:p>
          </table:table-cell>
          <table:table-cell office:value-type="string">
            <text:p>name7</text:p>
          </table:table-cell>
          <table:table-cell table:formula="of:=[.Z47]+1" office:value-type="float" office:value="9">
            <text:p>9</text:p>
          </table:table-cell>
          <table:table-cell table:style-name="ce2" table:formula="of:=[.AA47]+1" office:value-type="float" office:value="2284">
            <text:p>2284</text:p>
          </table:table-cell>
          <table:table-cell table:formula="of:=DEC2HEX([.AA48])" office:value-type="string" office:string-value="8EC">
            <text:p>8EC</text:p>
          </table:table-cell>
          <table:table-cell office:value-type="string">
            <text:p>name7</text:p>
          </table:table-cell>
          <table:table-cell table:formula="of:=[.AD47]+1" office:value-type="float" office:value="9">
            <text:p>9</text:p>
          </table:table-cell>
          <table:table-cell table:style-name="ce2" table:formula="of:=[.AE47]+1" office:value-type="float" office:value="2657">
            <text:p>2657</text:p>
          </table:table-cell>
          <table:table-cell table:formula="of:=DEC2HEX([.AE48])" office:value-type="string" office:string-value="A61">
            <text:p>A61</text:p>
          </table:table-cell>
          <table:table-cell office:value-type="string">
            <text:p>name7</text:p>
          </table:table-cell>
          <table:table-cell table:formula="of:=[.AH47]+1" office:value-type="float" office:value="9">
            <text:p>9</text:p>
          </table:table-cell>
          <table:table-cell table:style-name="ce2" table:formula="of:=[.AI47]+1" office:value-type="float" office:value="3030">
            <text:p>3030</text:p>
          </table:table-cell>
          <table:table-cell table:formula="of:=DEC2HEX([.AI48])" office:value-type="string" office:string-value="BD6">
            <text:p>BD6</text:p>
          </table:table-cell>
          <table:table-cell office:value-type="string">
            <text:p>name7</text:p>
          </table:table-cell>
          <table:table-cell table:formula="of:=[.AL47]+1" office:value-type="float" office:value="9">
            <text:p>9</text:p>
          </table:table-cell>
          <table:table-cell table:style-name="ce2" table:formula="of:=[.AM47]+1" office:value-type="float" office:value="3403">
            <text:p>3403</text:p>
          </table:table-cell>
          <table:table-cell table:formula="of:=DEC2HEX([.AM48])" office:value-type="string" office:string-value="D4B">
            <text:p>D4B</text:p>
          </table:table-cell>
        </table:table-row>
        <table:table-row table:style-name="ro1">
          <table:table-cell office:value-type="string">
            <text:p>name8</text:p>
          </table:table-cell>
          <table:table-cell table:formula="of:=[.B48]+1" office:value-type="float" office:value="10">
            <text:p>10</text:p>
          </table:table-cell>
          <table:table-cell table:formula="of:=[.C48]+1" office:value-type="float" office:value="47">
            <text:p>47</text:p>
          </table:table-cell>
          <table:table-cell table:formula="of:=DEC2HEX([.C49])" office:value-type="string" office:string-value="2F">
            <text:p>2F</text:p>
          </table:table-cell>
          <table:table-cell office:value-type="string">
            <text:p>name8</text:p>
          </table:table-cell>
          <table:table-cell table:formula="of:=[.F48]+1" office:value-type="float" office:value="10">
            <text:p>10</text:p>
          </table:table-cell>
          <table:table-cell table:formula="of:=[.G48]+1" office:value-type="float" office:value="420">
            <text:p>420</text:p>
          </table:table-cell>
          <table:table-cell table:formula="of:=DEC2HEX([.G49])" office:value-type="string" office:string-value="1A4">
            <text:p>1A4</text:p>
          </table:table-cell>
          <table:table-cell office:value-type="string">
            <text:p>name8</text:p>
          </table:table-cell>
          <table:table-cell table:formula="of:=[.J48]+1" office:value-type="float" office:value="10">
            <text:p>10</text:p>
          </table:table-cell>
          <table:table-cell table:formula="of:=[.K48]+1" office:value-type="float" office:value="793">
            <text:p>793</text:p>
          </table:table-cell>
          <table:table-cell table:formula="of:=DEC2HEX([.K49])" office:value-type="string" office:string-value="319">
            <text:p>319</text:p>
          </table:table-cell>
          <table:table-cell office:value-type="string">
            <text:p>name8</text:p>
          </table:table-cell>
          <table:table-cell table:formula="of:=[.N48]+1" office:value-type="float" office:value="10">
            <text:p>10</text:p>
          </table:table-cell>
          <table:table-cell table:formula="of:=[.O48]+1" office:value-type="float" office:value="1166">
            <text:p>1166</text:p>
          </table:table-cell>
          <table:table-cell table:formula="of:=DEC2HEX([.O49])" office:value-type="string" office:string-value="48E">
            <text:p>48E</text:p>
          </table:table-cell>
          <table:table-cell office:value-type="string">
            <text:p>name8</text:p>
          </table:table-cell>
          <table:table-cell table:formula="of:=[.R48]+1" office:value-type="float" office:value="10">
            <text:p>10</text:p>
          </table:table-cell>
          <table:table-cell table:formula="of:=[.S48]+1" office:value-type="float" office:value="1539">
            <text:p>1539</text:p>
          </table:table-cell>
          <table:table-cell table:formula="of:=DEC2HEX([.S49])" office:value-type="string" office:string-value="603">
            <text:p>603</text:p>
          </table:table-cell>
          <table:table-cell office:value-type="string">
            <text:p>name8</text:p>
          </table:table-cell>
          <table:table-cell table:formula="of:=[.V48]+1" office:value-type="float" office:value="10">
            <text:p>10</text:p>
          </table:table-cell>
          <table:table-cell table:formula="of:=[.W48]+1" office:value-type="float" office:value="1912">
            <text:p>1912</text:p>
          </table:table-cell>
          <table:table-cell table:formula="of:=DEC2HEX([.W49])" office:value-type="string" office:string-value="778">
            <text:p>778</text:p>
          </table:table-cell>
          <table:table-cell office:value-type="string">
            <text:p>name8</text:p>
          </table:table-cell>
          <table:table-cell table:formula="of:=[.Z48]+1" office:value-type="float" office:value="10">
            <text:p>10</text:p>
          </table:table-cell>
          <table:table-cell table:style-name="ce2" table:formula="of:=[.AA48]+1" office:value-type="float" office:value="2285">
            <text:p>2285</text:p>
          </table:table-cell>
          <table:table-cell table:formula="of:=DEC2HEX([.AA49])" office:value-type="string" office:string-value="8ED">
            <text:p>8ED</text:p>
          </table:table-cell>
          <table:table-cell office:value-type="string">
            <text:p>name8</text:p>
          </table:table-cell>
          <table:table-cell table:formula="of:=[.AD48]+1" office:value-type="float" office:value="10">
            <text:p>10</text:p>
          </table:table-cell>
          <table:table-cell table:style-name="ce2" table:formula="of:=[.AE48]+1" office:value-type="float" office:value="2658">
            <text:p>2658</text:p>
          </table:table-cell>
          <table:table-cell table:formula="of:=DEC2HEX([.AE49])" office:value-type="string" office:string-value="A62">
            <text:p>A62</text:p>
          </table:table-cell>
          <table:table-cell office:value-type="string">
            <text:p>name8</text:p>
          </table:table-cell>
          <table:table-cell table:formula="of:=[.AH48]+1" office:value-type="float" office:value="10">
            <text:p>10</text:p>
          </table:table-cell>
          <table:table-cell table:style-name="ce2" table:formula="of:=[.AI48]+1" office:value-type="float" office:value="3031">
            <text:p>3031</text:p>
          </table:table-cell>
          <table:table-cell table:formula="of:=DEC2HEX([.AI49])" office:value-type="string" office:string-value="BD7">
            <text:p>BD7</text:p>
          </table:table-cell>
          <table:table-cell office:value-type="string">
            <text:p>name8</text:p>
          </table:table-cell>
          <table:table-cell table:formula="of:=[.AL48]+1" office:value-type="float" office:value="10">
            <text:p>10</text:p>
          </table:table-cell>
          <table:table-cell table:style-name="ce2" table:formula="of:=[.AM48]+1" office:value-type="float" office:value="3404">
            <text:p>3404</text:p>
          </table:table-cell>
          <table:table-cell table:formula="of:=DEC2HEX([.AM49])" office:value-type="string" office:string-value="D4C">
            <text:p>D4C</text:p>
          </table:table-cell>
        </table:table-row>
        <table:table-row table:style-name="ro1">
          <table:table-cell office:value-type="string">
            <text:p>name9</text:p>
          </table:table-cell>
          <table:table-cell table:formula="of:=[.B49]+1" office:value-type="float" office:value="11">
            <text:p>11</text:p>
          </table:table-cell>
          <table:table-cell table:formula="of:=[.C49]+1" office:value-type="float" office:value="48">
            <text:p>48</text:p>
          </table:table-cell>
          <table:table-cell table:formula="of:=DEC2HEX([.C50])" office:value-type="string" office:string-value="30">
            <text:p>30</text:p>
          </table:table-cell>
          <table:table-cell office:value-type="string">
            <text:p>name9</text:p>
          </table:table-cell>
          <table:table-cell table:formula="of:=[.F49]+1" office:value-type="float" office:value="11">
            <text:p>11</text:p>
          </table:table-cell>
          <table:table-cell table:formula="of:=[.G49]+1" office:value-type="float" office:value="421">
            <text:p>421</text:p>
          </table:table-cell>
          <table:table-cell table:formula="of:=DEC2HEX([.G50])" office:value-type="string" office:string-value="1A5">
            <text:p>1A5</text:p>
          </table:table-cell>
          <table:table-cell office:value-type="string">
            <text:p>name9</text:p>
          </table:table-cell>
          <table:table-cell table:formula="of:=[.J49]+1" office:value-type="float" office:value="11">
            <text:p>11</text:p>
          </table:table-cell>
          <table:table-cell table:formula="of:=[.K49]+1" office:value-type="float" office:value="794">
            <text:p>794</text:p>
          </table:table-cell>
          <table:table-cell table:formula="of:=DEC2HEX([.K50])" office:value-type="string" office:string-value="31A">
            <text:p>31A</text:p>
          </table:table-cell>
          <table:table-cell office:value-type="string">
            <text:p>name9</text:p>
          </table:table-cell>
          <table:table-cell table:formula="of:=[.N49]+1" office:value-type="float" office:value="11">
            <text:p>11</text:p>
          </table:table-cell>
          <table:table-cell table:formula="of:=[.O49]+1" office:value-type="float" office:value="1167">
            <text:p>1167</text:p>
          </table:table-cell>
          <table:table-cell table:formula="of:=DEC2HEX([.O50])" office:value-type="string" office:string-value="48F">
            <text:p>48F</text:p>
          </table:table-cell>
          <table:table-cell office:value-type="string">
            <text:p>name9</text:p>
          </table:table-cell>
          <table:table-cell table:formula="of:=[.R49]+1" office:value-type="float" office:value="11">
            <text:p>11</text:p>
          </table:table-cell>
          <table:table-cell table:formula="of:=[.S49]+1" office:value-type="float" office:value="1540">
            <text:p>1540</text:p>
          </table:table-cell>
          <table:table-cell table:formula="of:=DEC2HEX([.S50])" office:value-type="string" office:string-value="604">
            <text:p>604</text:p>
          </table:table-cell>
          <table:table-cell office:value-type="string">
            <text:p>name9</text:p>
          </table:table-cell>
          <table:table-cell table:formula="of:=[.V49]+1" office:value-type="float" office:value="11">
            <text:p>11</text:p>
          </table:table-cell>
          <table:table-cell table:formula="of:=[.W49]+1" office:value-type="float" office:value="1913">
            <text:p>1913</text:p>
          </table:table-cell>
          <table:table-cell table:formula="of:=DEC2HEX([.W50])" office:value-type="string" office:string-value="779">
            <text:p>779</text:p>
          </table:table-cell>
          <table:table-cell office:value-type="string">
            <text:p>name9</text:p>
          </table:table-cell>
          <table:table-cell table:formula="of:=[.Z49]+1" office:value-type="float" office:value="11">
            <text:p>11</text:p>
          </table:table-cell>
          <table:table-cell table:style-name="ce2" table:formula="of:=[.AA49]+1" office:value-type="float" office:value="2286">
            <text:p>2286</text:p>
          </table:table-cell>
          <table:table-cell table:formula="of:=DEC2HEX([.AA50])" office:value-type="string" office:string-value="8EE">
            <text:p>8EE</text:p>
          </table:table-cell>
          <table:table-cell office:value-type="string">
            <text:p>name9</text:p>
          </table:table-cell>
          <table:table-cell table:formula="of:=[.AD49]+1" office:value-type="float" office:value="11">
            <text:p>11</text:p>
          </table:table-cell>
          <table:table-cell table:style-name="ce2" table:formula="of:=[.AE49]+1" office:value-type="float" office:value="2659">
            <text:p>2659</text:p>
          </table:table-cell>
          <table:table-cell table:formula="of:=DEC2HEX([.AE50])" office:value-type="string" office:string-value="A63">
            <text:p>A63</text:p>
          </table:table-cell>
          <table:table-cell office:value-type="string">
            <text:p>name9</text:p>
          </table:table-cell>
          <table:table-cell table:formula="of:=[.AH49]+1" office:value-type="float" office:value="11">
            <text:p>11</text:p>
          </table:table-cell>
          <table:table-cell table:style-name="ce2" table:formula="of:=[.AI49]+1" office:value-type="float" office:value="3032">
            <text:p>3032</text:p>
          </table:table-cell>
          <table:table-cell table:formula="of:=DEC2HEX([.AI50])" office:value-type="string" office:string-value="BD8">
            <text:p>BD8</text:p>
          </table:table-cell>
          <table:table-cell office:value-type="string">
            <text:p>name9</text:p>
          </table:table-cell>
          <table:table-cell table:formula="of:=[.AL49]+1" office:value-type="float" office:value="11">
            <text:p>11</text:p>
          </table:table-cell>
          <table:table-cell table:style-name="ce2" table:formula="of:=[.AM49]+1" office:value-type="float" office:value="3405">
            <text:p>3405</text:p>
          </table:table-cell>
          <table:table-cell table:formula="of:=DEC2HEX([.AM50])" office:value-type="string" office:string-value="D4D">
            <text:p>D4D</text:p>
          </table:table-cell>
        </table:table-row>
        <table:table-row table:style-name="ro1">
          <table:table-cell table:style-name="ce1" office:value-type="string">
            <text:p>DT3</text:p>
          </table:table-cell>
          <table:table-cell office:value-type="float" office:value="0">
            <text:p>0</text:p>
          </table:table-cell>
          <table:table-cell table:formula="of:=[.C50]+1" office:value-type="float" office:value="49">
            <text:p>49</text:p>
          </table:table-cell>
          <table:table-cell table:formula="of:=DEC2HEX([.C51])" office:value-type="string" office:string-value="31">
            <text:p>31</text:p>
          </table:table-cell>
          <table:table-cell table:style-name="ce1" office:value-type="string">
            <text:p>DT3</text:p>
          </table:table-cell>
          <table:table-cell office:value-type="float" office:value="0">
            <text:p>0</text:p>
          </table:table-cell>
          <table:table-cell table:formula="of:=[.G50]+1" office:value-type="float" office:value="422">
            <text:p>422</text:p>
          </table:table-cell>
          <table:table-cell table:formula="of:=DEC2HEX([.G51])" office:value-type="string" office:string-value="1A6">
            <text:p>1A6</text:p>
          </table:table-cell>
          <table:table-cell table:style-name="ce1" office:value-type="string">
            <text:p>DT3</text:p>
          </table:table-cell>
          <table:table-cell office:value-type="float" office:value="0">
            <text:p>0</text:p>
          </table:table-cell>
          <table:table-cell table:formula="of:=[.K50]+1" office:value-type="float" office:value="795">
            <text:p>795</text:p>
          </table:table-cell>
          <table:table-cell table:formula="of:=DEC2HEX([.K51])" office:value-type="string" office:string-value="31B">
            <text:p>31B</text:p>
          </table:table-cell>
          <table:table-cell table:style-name="ce1" office:value-type="string">
            <text:p>DT3</text:p>
          </table:table-cell>
          <table:table-cell office:value-type="float" office:value="0">
            <text:p>0</text:p>
          </table:table-cell>
          <table:table-cell table:formula="of:=[.O50]+1" office:value-type="float" office:value="1168">
            <text:p>1168</text:p>
          </table:table-cell>
          <table:table-cell table:formula="of:=DEC2HEX([.O51])" office:value-type="string" office:string-value="490">
            <text:p>490</text:p>
          </table:table-cell>
          <table:table-cell table:style-name="ce1" office:value-type="string">
            <text:p>DT3</text:p>
          </table:table-cell>
          <table:table-cell office:value-type="float" office:value="0">
            <text:p>0</text:p>
          </table:table-cell>
          <table:table-cell table:formula="of:=[.S50]+1" office:value-type="float" office:value="1541">
            <text:p>1541</text:p>
          </table:table-cell>
          <table:table-cell table:formula="of:=DEC2HEX([.S51])" office:value-type="string" office:string-value="605">
            <text:p>605</text:p>
          </table:table-cell>
          <table:table-cell table:style-name="ce1" office:value-type="string">
            <text:p>DT3</text:p>
          </table:table-cell>
          <table:table-cell office:value-type="float" office:value="0">
            <text:p>0</text:p>
          </table:table-cell>
          <table:table-cell table:formula="of:=[.W50]+1" office:value-type="float" office:value="1914">
            <text:p>1914</text:p>
          </table:table-cell>
          <table:table-cell table:formula="of:=DEC2HEX([.W51])" office:value-type="string" office:string-value="77A">
            <text:p>77A</text:p>
          </table:table-cell>
          <table:table-cell table:style-name="ce1" office:value-type="string">
            <text:p>DT3</text:p>
          </table:table-cell>
          <table:table-cell office:value-type="float" office:value="0">
            <text:p>0</text:p>
          </table:table-cell>
          <table:table-cell table:style-name="ce2" table:formula="of:=[.AA50]+1" office:value-type="float" office:value="2287">
            <text:p>2287</text:p>
          </table:table-cell>
          <table:table-cell table:formula="of:=DEC2HEX([.AA51])" office:value-type="string" office:string-value="8EF">
            <text:p>8EF</text:p>
          </table:table-cell>
          <table:table-cell table:style-name="ce1" office:value-type="string">
            <text:p>DT3</text:p>
          </table:table-cell>
          <table:table-cell office:value-type="float" office:value="0">
            <text:p>0</text:p>
          </table:table-cell>
          <table:table-cell table:style-name="ce2" table:formula="of:=[.AE50]+1" office:value-type="float" office:value="2660">
            <text:p>2660</text:p>
          </table:table-cell>
          <table:table-cell table:formula="of:=DEC2HEX([.AE51])" office:value-type="string" office:string-value="A64">
            <text:p>A64</text:p>
          </table:table-cell>
          <table:table-cell table:style-name="ce1" office:value-type="string">
            <text:p>DT3</text:p>
          </table:table-cell>
          <table:table-cell office:value-type="float" office:value="0">
            <text:p>0</text:p>
          </table:table-cell>
          <table:table-cell table:style-name="ce2" table:formula="of:=[.AI50]+1" office:value-type="float" office:value="3033">
            <text:p>3033</text:p>
          </table:table-cell>
          <table:table-cell table:formula="of:=DEC2HEX([.AI51])" office:value-type="string" office:string-value="BD9">
            <text:p>BD9</text:p>
          </table:table-cell>
          <table:table-cell table:style-name="ce1" office:value-type="string">
            <text:p>DT3</text:p>
          </table:table-cell>
          <table:table-cell office:value-type="float" office:value="0">
            <text:p>0</text:p>
          </table:table-cell>
          <table:table-cell table:style-name="ce2" table:formula="of:=[.AM50]+1" office:value-type="float" office:value="3406">
            <text:p>3406</text:p>
          </table:table-cell>
          <table:table-cell table:formula="of:=DEC2HEX([.AM51])" office:value-type="string" office:string-value="D4E">
            <text:p>D4E</text:p>
          </table:table-cell>
        </table:table-row>
        <table:table-row table:style-name="ro1">
          <table:table-cell office:value-type="string">
            <text:p>id</text:p>
          </table:table-cell>
          <table:table-cell table:formula="of:=[.B51]+1" office:value-type="float" office:value="1">
            <text:p>1</text:p>
          </table:table-cell>
          <table:table-cell table:formula="of:=[.C51]+1" office:value-type="float" office:value="50">
            <text:p>50</text:p>
          </table:table-cell>
          <table:table-cell table:formula="of:=DEC2HEX([.C52])" office:value-type="string" office:string-value="32">
            <text:p>32</text:p>
          </table:table-cell>
          <table:table-cell office:value-type="string">
            <text:p>id</text:p>
          </table:table-cell>
          <table:table-cell table:formula="of:=[.F51]+1" office:value-type="float" office:value="1">
            <text:p>1</text:p>
          </table:table-cell>
          <table:table-cell table:formula="of:=[.G51]+1" office:value-type="float" office:value="423">
            <text:p>423</text:p>
          </table:table-cell>
          <table:table-cell table:formula="of:=DEC2HEX([.G52])" office:value-type="string" office:string-value="1A7">
            <text:p>1A7</text:p>
          </table:table-cell>
          <table:table-cell office:value-type="string">
            <text:p>id</text:p>
          </table:table-cell>
          <table:table-cell table:formula="of:=[.J51]+1" office:value-type="float" office:value="1">
            <text:p>1</text:p>
          </table:table-cell>
          <table:table-cell table:formula="of:=[.K51]+1" office:value-type="float" office:value="796">
            <text:p>796</text:p>
          </table:table-cell>
          <table:table-cell table:formula="of:=DEC2HEX([.K52])" office:value-type="string" office:string-value="31C">
            <text:p>31C</text:p>
          </table:table-cell>
          <table:table-cell office:value-type="string">
            <text:p>id</text:p>
          </table:table-cell>
          <table:table-cell table:formula="of:=[.N51]+1" office:value-type="float" office:value="1">
            <text:p>1</text:p>
          </table:table-cell>
          <table:table-cell table:formula="of:=[.O51]+1" office:value-type="float" office:value="1169">
            <text:p>1169</text:p>
          </table:table-cell>
          <table:table-cell table:formula="of:=DEC2HEX([.O52])" office:value-type="string" office:string-value="491">
            <text:p>491</text:p>
          </table:table-cell>
          <table:table-cell office:value-type="string">
            <text:p>id</text:p>
          </table:table-cell>
          <table:table-cell table:formula="of:=[.R51]+1" office:value-type="float" office:value="1">
            <text:p>1</text:p>
          </table:table-cell>
          <table:table-cell table:formula="of:=[.S51]+1" office:value-type="float" office:value="1542">
            <text:p>1542</text:p>
          </table:table-cell>
          <table:table-cell table:formula="of:=DEC2HEX([.S52])" office:value-type="string" office:string-value="606">
            <text:p>606</text:p>
          </table:table-cell>
          <table:table-cell office:value-type="string">
            <text:p>id</text:p>
          </table:table-cell>
          <table:table-cell table:formula="of:=[.V51]+1" office:value-type="float" office:value="1">
            <text:p>1</text:p>
          </table:table-cell>
          <table:table-cell table:formula="of:=[.W51]+1" office:value-type="float" office:value="1915">
            <text:p>1915</text:p>
          </table:table-cell>
          <table:table-cell table:formula="of:=DEC2HEX([.W52])" office:value-type="string" office:string-value="77B">
            <text:p>77B</text:p>
          </table:table-cell>
          <table:table-cell office:value-type="string">
            <text:p>id</text:p>
          </table:table-cell>
          <table:table-cell table:formula="of:=[.Z51]+1" office:value-type="float" office:value="1">
            <text:p>1</text:p>
          </table:table-cell>
          <table:table-cell table:style-name="ce2" table:formula="of:=[.AA51]+1" office:value-type="float" office:value="2288">
            <text:p>2288</text:p>
          </table:table-cell>
          <table:table-cell table:formula="of:=DEC2HEX([.AA52])" office:value-type="string" office:string-value="8F0">
            <text:p>8F0</text:p>
          </table:table-cell>
          <table:table-cell office:value-type="string">
            <text:p>id</text:p>
          </table:table-cell>
          <table:table-cell table:formula="of:=[.AD51]+1" office:value-type="float" office:value="1">
            <text:p>1</text:p>
          </table:table-cell>
          <table:table-cell table:style-name="ce2" table:formula="of:=[.AE51]+1" office:value-type="float" office:value="2661">
            <text:p>2661</text:p>
          </table:table-cell>
          <table:table-cell table:formula="of:=DEC2HEX([.AE52])" office:value-type="string" office:string-value="A65">
            <text:p>A65</text:p>
          </table:table-cell>
          <table:table-cell office:value-type="string">
            <text:p>id</text:p>
          </table:table-cell>
          <table:table-cell table:formula="of:=[.AH51]+1" office:value-type="float" office:value="1">
            <text:p>1</text:p>
          </table:table-cell>
          <table:table-cell table:style-name="ce2" table:formula="of:=[.AI51]+1" office:value-type="float" office:value="3034">
            <text:p>3034</text:p>
          </table:table-cell>
          <table:table-cell table:formula="of:=DEC2HEX([.AI52])" office:value-type="string" office:string-value="BDA">
            <text:p>BDA</text:p>
          </table:table-cell>
          <table:table-cell office:value-type="string">
            <text:p>id</text:p>
          </table:table-cell>
          <table:table-cell table:formula="of:=[.AL51]+1" office:value-type="float" office:value="1">
            <text:p>1</text:p>
          </table:table-cell>
          <table:table-cell table:style-name="ce2" table:formula="of:=[.AM51]+1" office:value-type="float" office:value="3407">
            <text:p>3407</text:p>
          </table:table-cell>
          <table:table-cell table:formula="of:=DEC2HEX([.AM52])" office:value-type="string" office:string-value="D4F">
            <text:p>D4F</text:p>
          </table:table-cell>
        </table:table-row>
        <table:table-row table:style-name="ro1">
          <table:table-cell office:value-type="string">
            <text:p>name0</text:p>
          </table:table-cell>
          <table:table-cell table:formula="of:=[.B52]+1" office:value-type="float" office:value="2">
            <text:p>2</text:p>
          </table:table-cell>
          <table:table-cell table:formula="of:=[.C52]+1" office:value-type="float" office:value="51">
            <text:p>51</text:p>
          </table:table-cell>
          <table:table-cell table:formula="of:=DEC2HEX([.C53])" office:value-type="string" office:string-value="33">
            <text:p>33</text:p>
          </table:table-cell>
          <table:table-cell office:value-type="string">
            <text:p>name0</text:p>
          </table:table-cell>
          <table:table-cell table:formula="of:=[.F52]+1" office:value-type="float" office:value="2">
            <text:p>2</text:p>
          </table:table-cell>
          <table:table-cell table:formula="of:=[.G52]+1" office:value-type="float" office:value="424">
            <text:p>424</text:p>
          </table:table-cell>
          <table:table-cell table:formula="of:=DEC2HEX([.G53])" office:value-type="string" office:string-value="1A8">
            <text:p>1A8</text:p>
          </table:table-cell>
          <table:table-cell office:value-type="string">
            <text:p>name0</text:p>
          </table:table-cell>
          <table:table-cell table:formula="of:=[.J52]+1" office:value-type="float" office:value="2">
            <text:p>2</text:p>
          </table:table-cell>
          <table:table-cell table:formula="of:=[.K52]+1" office:value-type="float" office:value="797">
            <text:p>797</text:p>
          </table:table-cell>
          <table:table-cell table:formula="of:=DEC2HEX([.K53])" office:value-type="string" office:string-value="31D">
            <text:p>31D</text:p>
          </table:table-cell>
          <table:table-cell office:value-type="string">
            <text:p>name0</text:p>
          </table:table-cell>
          <table:table-cell table:formula="of:=[.N52]+1" office:value-type="float" office:value="2">
            <text:p>2</text:p>
          </table:table-cell>
          <table:table-cell table:formula="of:=[.O52]+1" office:value-type="float" office:value="1170">
            <text:p>1170</text:p>
          </table:table-cell>
          <table:table-cell table:formula="of:=DEC2HEX([.O53])" office:value-type="string" office:string-value="492">
            <text:p>492</text:p>
          </table:table-cell>
          <table:table-cell office:value-type="string">
            <text:p>name0</text:p>
          </table:table-cell>
          <table:table-cell table:formula="of:=[.R52]+1" office:value-type="float" office:value="2">
            <text:p>2</text:p>
          </table:table-cell>
          <table:table-cell table:formula="of:=[.S52]+1" office:value-type="float" office:value="1543">
            <text:p>1543</text:p>
          </table:table-cell>
          <table:table-cell table:formula="of:=DEC2HEX([.S53])" office:value-type="string" office:string-value="607">
            <text:p>607</text:p>
          </table:table-cell>
          <table:table-cell office:value-type="string">
            <text:p>name0</text:p>
          </table:table-cell>
          <table:table-cell table:formula="of:=[.V52]+1" office:value-type="float" office:value="2">
            <text:p>2</text:p>
          </table:table-cell>
          <table:table-cell table:formula="of:=[.W52]+1" office:value-type="float" office:value="1916">
            <text:p>1916</text:p>
          </table:table-cell>
          <table:table-cell table:formula="of:=DEC2HEX([.W53])" office:value-type="string" office:string-value="77C">
            <text:p>77C</text:p>
          </table:table-cell>
          <table:table-cell office:value-type="string">
            <text:p>name0</text:p>
          </table:table-cell>
          <table:table-cell table:formula="of:=[.Z52]+1" office:value-type="float" office:value="2">
            <text:p>2</text:p>
          </table:table-cell>
          <table:table-cell table:style-name="ce2" table:formula="of:=[.AA52]+1" office:value-type="float" office:value="2289">
            <text:p>2289</text:p>
          </table:table-cell>
          <table:table-cell table:formula="of:=DEC2HEX([.AA53])" office:value-type="string" office:string-value="8F1">
            <text:p>8F1</text:p>
          </table:table-cell>
          <table:table-cell office:value-type="string">
            <text:p>name0</text:p>
          </table:table-cell>
          <table:table-cell table:formula="of:=[.AD52]+1" office:value-type="float" office:value="2">
            <text:p>2</text:p>
          </table:table-cell>
          <table:table-cell table:style-name="ce2" table:formula="of:=[.AE52]+1" office:value-type="float" office:value="2662">
            <text:p>2662</text:p>
          </table:table-cell>
          <table:table-cell table:formula="of:=DEC2HEX([.AE53])" office:value-type="string" office:string-value="A66">
            <text:p>A66</text:p>
          </table:table-cell>
          <table:table-cell office:value-type="string">
            <text:p>name0</text:p>
          </table:table-cell>
          <table:table-cell table:formula="of:=[.AH52]+1" office:value-type="float" office:value="2">
            <text:p>2</text:p>
          </table:table-cell>
          <table:table-cell table:style-name="ce2" table:formula="of:=[.AI52]+1" office:value-type="float" office:value="3035">
            <text:p>3035</text:p>
          </table:table-cell>
          <table:table-cell table:formula="of:=DEC2HEX([.AI53])" office:value-type="string" office:string-value="BDB">
            <text:p>BDB</text:p>
          </table:table-cell>
          <table:table-cell office:value-type="string">
            <text:p>name0</text:p>
          </table:table-cell>
          <table:table-cell table:formula="of:=[.AL52]+1" office:value-type="float" office:value="2">
            <text:p>2</text:p>
          </table:table-cell>
          <table:table-cell table:style-name="ce2" table:formula="of:=[.AM52]+1" office:value-type="float" office:value="3408">
            <text:p>3408</text:p>
          </table:table-cell>
          <table:table-cell table:formula="of:=DEC2HEX([.AM53])" office:value-type="string" office:string-value="D50">
            <text:p>D50</text:p>
          </table:table-cell>
        </table:table-row>
        <table:table-row table:style-name="ro1">
          <table:table-cell office:value-type="string">
            <text:p>name1</text:p>
          </table:table-cell>
          <table:table-cell table:formula="of:=[.B53]+1" office:value-type="float" office:value="3">
            <text:p>3</text:p>
          </table:table-cell>
          <table:table-cell table:formula="of:=[.C53]+1" office:value-type="float" office:value="52">
            <text:p>52</text:p>
          </table:table-cell>
          <table:table-cell table:formula="of:=DEC2HEX([.C54])" office:value-type="string" office:string-value="34">
            <text:p>34</text:p>
          </table:table-cell>
          <table:table-cell office:value-type="string">
            <text:p>name1</text:p>
          </table:table-cell>
          <table:table-cell table:formula="of:=[.F53]+1" office:value-type="float" office:value="3">
            <text:p>3</text:p>
          </table:table-cell>
          <table:table-cell table:formula="of:=[.G53]+1" office:value-type="float" office:value="425">
            <text:p>425</text:p>
          </table:table-cell>
          <table:table-cell table:formula="of:=DEC2HEX([.G54])" office:value-type="string" office:string-value="1A9">
            <text:p>1A9</text:p>
          </table:table-cell>
          <table:table-cell office:value-type="string">
            <text:p>name1</text:p>
          </table:table-cell>
          <table:table-cell table:formula="of:=[.J53]+1" office:value-type="float" office:value="3">
            <text:p>3</text:p>
          </table:table-cell>
          <table:table-cell table:formula="of:=[.K53]+1" office:value-type="float" office:value="798">
            <text:p>798</text:p>
          </table:table-cell>
          <table:table-cell table:formula="of:=DEC2HEX([.K54])" office:value-type="string" office:string-value="31E">
            <text:p>31E</text:p>
          </table:table-cell>
          <table:table-cell office:value-type="string">
            <text:p>name1</text:p>
          </table:table-cell>
          <table:table-cell table:formula="of:=[.N53]+1" office:value-type="float" office:value="3">
            <text:p>3</text:p>
          </table:table-cell>
          <table:table-cell table:formula="of:=[.O53]+1" office:value-type="float" office:value="1171">
            <text:p>1171</text:p>
          </table:table-cell>
          <table:table-cell table:formula="of:=DEC2HEX([.O54])" office:value-type="string" office:string-value="493">
            <text:p>493</text:p>
          </table:table-cell>
          <table:table-cell office:value-type="string">
            <text:p>name1</text:p>
          </table:table-cell>
          <table:table-cell table:formula="of:=[.R53]+1" office:value-type="float" office:value="3">
            <text:p>3</text:p>
          </table:table-cell>
          <table:table-cell table:formula="of:=[.S53]+1" office:value-type="float" office:value="1544">
            <text:p>1544</text:p>
          </table:table-cell>
          <table:table-cell table:formula="of:=DEC2HEX([.S54])" office:value-type="string" office:string-value="608">
            <text:p>608</text:p>
          </table:table-cell>
          <table:table-cell office:value-type="string">
            <text:p>name1</text:p>
          </table:table-cell>
          <table:table-cell table:formula="of:=[.V53]+1" office:value-type="float" office:value="3">
            <text:p>3</text:p>
          </table:table-cell>
          <table:table-cell table:formula="of:=[.W53]+1" office:value-type="float" office:value="1917">
            <text:p>1917</text:p>
          </table:table-cell>
          <table:table-cell table:formula="of:=DEC2HEX([.W54])" office:value-type="string" office:string-value="77D">
            <text:p>77D</text:p>
          </table:table-cell>
          <table:table-cell office:value-type="string">
            <text:p>name1</text:p>
          </table:table-cell>
          <table:table-cell table:formula="of:=[.Z53]+1" office:value-type="float" office:value="3">
            <text:p>3</text:p>
          </table:table-cell>
          <table:table-cell table:style-name="ce2" table:formula="of:=[.AA53]+1" office:value-type="float" office:value="2290">
            <text:p>2290</text:p>
          </table:table-cell>
          <table:table-cell table:formula="of:=DEC2HEX([.AA54])" office:value-type="string" office:string-value="8F2">
            <text:p>8F2</text:p>
          </table:table-cell>
          <table:table-cell office:value-type="string">
            <text:p>name1</text:p>
          </table:table-cell>
          <table:table-cell table:formula="of:=[.AD53]+1" office:value-type="float" office:value="3">
            <text:p>3</text:p>
          </table:table-cell>
          <table:table-cell table:style-name="ce2" table:formula="of:=[.AE53]+1" office:value-type="float" office:value="2663">
            <text:p>2663</text:p>
          </table:table-cell>
          <table:table-cell table:formula="of:=DEC2HEX([.AE54])" office:value-type="string" office:string-value="A67">
            <text:p>A67</text:p>
          </table:table-cell>
          <table:table-cell office:value-type="string">
            <text:p>name1</text:p>
          </table:table-cell>
          <table:table-cell table:formula="of:=[.AH53]+1" office:value-type="float" office:value="3">
            <text:p>3</text:p>
          </table:table-cell>
          <table:table-cell table:style-name="ce2" table:formula="of:=[.AI53]+1" office:value-type="float" office:value="3036">
            <text:p>3036</text:p>
          </table:table-cell>
          <table:table-cell table:formula="of:=DEC2HEX([.AI54])" office:value-type="string" office:string-value="BDC">
            <text:p>BDC</text:p>
          </table:table-cell>
          <table:table-cell office:value-type="string">
            <text:p>name1</text:p>
          </table:table-cell>
          <table:table-cell table:formula="of:=[.AL53]+1" office:value-type="float" office:value="3">
            <text:p>3</text:p>
          </table:table-cell>
          <table:table-cell table:style-name="ce2" table:formula="of:=[.AM53]+1" office:value-type="float" office:value="3409">
            <text:p>3409</text:p>
          </table:table-cell>
          <table:table-cell table:formula="of:=DEC2HEX([.AM54])" office:value-type="string" office:string-value="D51">
            <text:p>D51</text:p>
          </table:table-cell>
        </table:table-row>
        <table:table-row table:style-name="ro1">
          <table:table-cell office:value-type="string">
            <text:p>name2</text:p>
          </table:table-cell>
          <table:table-cell table:formula="of:=[.B54]+1" office:value-type="float" office:value="4">
            <text:p>4</text:p>
          </table:table-cell>
          <table:table-cell table:formula="of:=[.C54]+1" office:value-type="float" office:value="53">
            <text:p>53</text:p>
          </table:table-cell>
          <table:table-cell table:formula="of:=DEC2HEX([.C55])" office:value-type="string" office:string-value="35">
            <text:p>35</text:p>
          </table:table-cell>
          <table:table-cell office:value-type="string">
            <text:p>name2</text:p>
          </table:table-cell>
          <table:table-cell table:formula="of:=[.F54]+1" office:value-type="float" office:value="4">
            <text:p>4</text:p>
          </table:table-cell>
          <table:table-cell table:formula="of:=[.G54]+1" office:value-type="float" office:value="426">
            <text:p>426</text:p>
          </table:table-cell>
          <table:table-cell table:formula="of:=DEC2HEX([.G55])" office:value-type="string" office:string-value="1AA">
            <text:p>1AA</text:p>
          </table:table-cell>
          <table:table-cell office:value-type="string">
            <text:p>name2</text:p>
          </table:table-cell>
          <table:table-cell table:formula="of:=[.J54]+1" office:value-type="float" office:value="4">
            <text:p>4</text:p>
          </table:table-cell>
          <table:table-cell table:formula="of:=[.K54]+1" office:value-type="float" office:value="799">
            <text:p>799</text:p>
          </table:table-cell>
          <table:table-cell table:formula="of:=DEC2HEX([.K55])" office:value-type="string" office:string-value="31F">
            <text:p>31F</text:p>
          </table:table-cell>
          <table:table-cell office:value-type="string">
            <text:p>name2</text:p>
          </table:table-cell>
          <table:table-cell table:formula="of:=[.N54]+1" office:value-type="float" office:value="4">
            <text:p>4</text:p>
          </table:table-cell>
          <table:table-cell table:formula="of:=[.O54]+1" office:value-type="float" office:value="1172">
            <text:p>1172</text:p>
          </table:table-cell>
          <table:table-cell table:formula="of:=DEC2HEX([.O55])" office:value-type="string" office:string-value="494">
            <text:p>494</text:p>
          </table:table-cell>
          <table:table-cell office:value-type="string">
            <text:p>name2</text:p>
          </table:table-cell>
          <table:table-cell table:formula="of:=[.R54]+1" office:value-type="float" office:value="4">
            <text:p>4</text:p>
          </table:table-cell>
          <table:table-cell table:formula="of:=[.S54]+1" office:value-type="float" office:value="1545">
            <text:p>1545</text:p>
          </table:table-cell>
          <table:table-cell table:formula="of:=DEC2HEX([.S55])" office:value-type="string" office:string-value="609">
            <text:p>609</text:p>
          </table:table-cell>
          <table:table-cell office:value-type="string">
            <text:p>name2</text:p>
          </table:table-cell>
          <table:table-cell table:formula="of:=[.V54]+1" office:value-type="float" office:value="4">
            <text:p>4</text:p>
          </table:table-cell>
          <table:table-cell table:formula="of:=[.W54]+1" office:value-type="float" office:value="1918">
            <text:p>1918</text:p>
          </table:table-cell>
          <table:table-cell table:formula="of:=DEC2HEX([.W55])" office:value-type="string" office:string-value="77E">
            <text:p>77E</text:p>
          </table:table-cell>
          <table:table-cell office:value-type="string">
            <text:p>name2</text:p>
          </table:table-cell>
          <table:table-cell table:formula="of:=[.Z54]+1" office:value-type="float" office:value="4">
            <text:p>4</text:p>
          </table:table-cell>
          <table:table-cell table:style-name="ce2" table:formula="of:=[.AA54]+1" office:value-type="float" office:value="2291">
            <text:p>2291</text:p>
          </table:table-cell>
          <table:table-cell table:formula="of:=DEC2HEX([.AA55])" office:value-type="string" office:string-value="8F3">
            <text:p>8F3</text:p>
          </table:table-cell>
          <table:table-cell office:value-type="string">
            <text:p>name2</text:p>
          </table:table-cell>
          <table:table-cell table:formula="of:=[.AD54]+1" office:value-type="float" office:value="4">
            <text:p>4</text:p>
          </table:table-cell>
          <table:table-cell table:style-name="ce2" table:formula="of:=[.AE54]+1" office:value-type="float" office:value="2664">
            <text:p>2664</text:p>
          </table:table-cell>
          <table:table-cell table:formula="of:=DEC2HEX([.AE55])" office:value-type="string" office:string-value="A68">
            <text:p>A68</text:p>
          </table:table-cell>
          <table:table-cell office:value-type="string">
            <text:p>name2</text:p>
          </table:table-cell>
          <table:table-cell table:formula="of:=[.AH54]+1" office:value-type="float" office:value="4">
            <text:p>4</text:p>
          </table:table-cell>
          <table:table-cell table:style-name="ce2" table:formula="of:=[.AI54]+1" office:value-type="float" office:value="3037">
            <text:p>3037</text:p>
          </table:table-cell>
          <table:table-cell table:formula="of:=DEC2HEX([.AI55])" office:value-type="string" office:string-value="BDD">
            <text:p>BDD</text:p>
          </table:table-cell>
          <table:table-cell office:value-type="string">
            <text:p>name2</text:p>
          </table:table-cell>
          <table:table-cell table:formula="of:=[.AL54]+1" office:value-type="float" office:value="4">
            <text:p>4</text:p>
          </table:table-cell>
          <table:table-cell table:style-name="ce2" table:formula="of:=[.AM54]+1" office:value-type="float" office:value="3410">
            <text:p>3410</text:p>
          </table:table-cell>
          <table:table-cell table:formula="of:=DEC2HEX([.AM55])" office:value-type="string" office:string-value="D52">
            <text:p>D52</text:p>
          </table:table-cell>
        </table:table-row>
        <table:table-row table:style-name="ro1">
          <table:table-cell office:value-type="string">
            <text:p>name3</text:p>
          </table:table-cell>
          <table:table-cell table:formula="of:=[.B55]+1" office:value-type="float" office:value="5">
            <text:p>5</text:p>
          </table:table-cell>
          <table:table-cell table:formula="of:=[.C55]+1" office:value-type="float" office:value="54">
            <text:p>54</text:p>
          </table:table-cell>
          <table:table-cell table:formula="of:=DEC2HEX([.C56])" office:value-type="string" office:string-value="36">
            <text:p>36</text:p>
          </table:table-cell>
          <table:table-cell office:value-type="string">
            <text:p>name3</text:p>
          </table:table-cell>
          <table:table-cell table:formula="of:=[.F55]+1" office:value-type="float" office:value="5">
            <text:p>5</text:p>
          </table:table-cell>
          <table:table-cell table:formula="of:=[.G55]+1" office:value-type="float" office:value="427">
            <text:p>427</text:p>
          </table:table-cell>
          <table:table-cell table:formula="of:=DEC2HEX([.G56])" office:value-type="string" office:string-value="1AB">
            <text:p>1AB</text:p>
          </table:table-cell>
          <table:table-cell office:value-type="string">
            <text:p>name3</text:p>
          </table:table-cell>
          <table:table-cell table:formula="of:=[.J55]+1" office:value-type="float" office:value="5">
            <text:p>5</text:p>
          </table:table-cell>
          <table:table-cell table:formula="of:=[.K55]+1" office:value-type="float" office:value="800">
            <text:p>800</text:p>
          </table:table-cell>
          <table:table-cell table:formula="of:=DEC2HEX([.K56])" office:value-type="string" office:string-value="320">
            <text:p>320</text:p>
          </table:table-cell>
          <table:table-cell office:value-type="string">
            <text:p>name3</text:p>
          </table:table-cell>
          <table:table-cell table:formula="of:=[.N55]+1" office:value-type="float" office:value="5">
            <text:p>5</text:p>
          </table:table-cell>
          <table:table-cell table:formula="of:=[.O55]+1" office:value-type="float" office:value="1173">
            <text:p>1173</text:p>
          </table:table-cell>
          <table:table-cell table:formula="of:=DEC2HEX([.O56])" office:value-type="string" office:string-value="495">
            <text:p>495</text:p>
          </table:table-cell>
          <table:table-cell office:value-type="string">
            <text:p>name3</text:p>
          </table:table-cell>
          <table:table-cell table:formula="of:=[.R55]+1" office:value-type="float" office:value="5">
            <text:p>5</text:p>
          </table:table-cell>
          <table:table-cell table:formula="of:=[.S55]+1" office:value-type="float" office:value="1546">
            <text:p>1546</text:p>
          </table:table-cell>
          <table:table-cell table:formula="of:=DEC2HEX([.S56])" office:value-type="string" office:string-value="60A">
            <text:p>60A</text:p>
          </table:table-cell>
          <table:table-cell office:value-type="string">
            <text:p>name3</text:p>
          </table:table-cell>
          <table:table-cell table:formula="of:=[.V55]+1" office:value-type="float" office:value="5">
            <text:p>5</text:p>
          </table:table-cell>
          <table:table-cell table:formula="of:=[.W55]+1" office:value-type="float" office:value="1919">
            <text:p>1919</text:p>
          </table:table-cell>
          <table:table-cell table:formula="of:=DEC2HEX([.W56])" office:value-type="string" office:string-value="77F">
            <text:p>77F</text:p>
          </table:table-cell>
          <table:table-cell office:value-type="string">
            <text:p>name3</text:p>
          </table:table-cell>
          <table:table-cell table:formula="of:=[.Z55]+1" office:value-type="float" office:value="5">
            <text:p>5</text:p>
          </table:table-cell>
          <table:table-cell table:style-name="ce2" table:formula="of:=[.AA55]+1" office:value-type="float" office:value="2292">
            <text:p>2292</text:p>
          </table:table-cell>
          <table:table-cell table:formula="of:=DEC2HEX([.AA56])" office:value-type="string" office:string-value="8F4">
            <text:p>8F4</text:p>
          </table:table-cell>
          <table:table-cell office:value-type="string">
            <text:p>name3</text:p>
          </table:table-cell>
          <table:table-cell table:formula="of:=[.AD55]+1" office:value-type="float" office:value="5">
            <text:p>5</text:p>
          </table:table-cell>
          <table:table-cell table:style-name="ce2" table:formula="of:=[.AE55]+1" office:value-type="float" office:value="2665">
            <text:p>2665</text:p>
          </table:table-cell>
          <table:table-cell table:formula="of:=DEC2HEX([.AE56])" office:value-type="string" office:string-value="A69">
            <text:p>A69</text:p>
          </table:table-cell>
          <table:table-cell office:value-type="string">
            <text:p>name3</text:p>
          </table:table-cell>
          <table:table-cell table:formula="of:=[.AH55]+1" office:value-type="float" office:value="5">
            <text:p>5</text:p>
          </table:table-cell>
          <table:table-cell table:style-name="ce2" table:formula="of:=[.AI55]+1" office:value-type="float" office:value="3038">
            <text:p>3038</text:p>
          </table:table-cell>
          <table:table-cell table:formula="of:=DEC2HEX([.AI56])" office:value-type="string" office:string-value="BDE">
            <text:p>BDE</text:p>
          </table:table-cell>
          <table:table-cell office:value-type="string">
            <text:p>name3</text:p>
          </table:table-cell>
          <table:table-cell table:formula="of:=[.AL55]+1" office:value-type="float" office:value="5">
            <text:p>5</text:p>
          </table:table-cell>
          <table:table-cell table:style-name="ce2" table:formula="of:=[.AM55]+1" office:value-type="float" office:value="3411">
            <text:p>3411</text:p>
          </table:table-cell>
          <table:table-cell table:formula="of:=DEC2HEX([.AM56])" office:value-type="string" office:string-value="D53">
            <text:p>D53</text:p>
          </table:table-cell>
        </table:table-row>
        <table:table-row table:style-name="ro1">
          <table:table-cell office:value-type="string">
            <text:p>name4</text:p>
          </table:table-cell>
          <table:table-cell table:formula="of:=[.B56]+1" office:value-type="float" office:value="6">
            <text:p>6</text:p>
          </table:table-cell>
          <table:table-cell table:formula="of:=[.C56]+1" office:value-type="float" office:value="55">
            <text:p>55</text:p>
          </table:table-cell>
          <table:table-cell table:formula="of:=DEC2HEX([.C57])" office:value-type="string" office:string-value="37">
            <text:p>37</text:p>
          </table:table-cell>
          <table:table-cell office:value-type="string">
            <text:p>name4</text:p>
          </table:table-cell>
          <table:table-cell table:formula="of:=[.F56]+1" office:value-type="float" office:value="6">
            <text:p>6</text:p>
          </table:table-cell>
          <table:table-cell table:formula="of:=[.G56]+1" office:value-type="float" office:value="428">
            <text:p>428</text:p>
          </table:table-cell>
          <table:table-cell table:formula="of:=DEC2HEX([.G57])" office:value-type="string" office:string-value="1AC">
            <text:p>1AC</text:p>
          </table:table-cell>
          <table:table-cell office:value-type="string">
            <text:p>name4</text:p>
          </table:table-cell>
          <table:table-cell table:formula="of:=[.J56]+1" office:value-type="float" office:value="6">
            <text:p>6</text:p>
          </table:table-cell>
          <table:table-cell table:formula="of:=[.K56]+1" office:value-type="float" office:value="801">
            <text:p>801</text:p>
          </table:table-cell>
          <table:table-cell table:formula="of:=DEC2HEX([.K57])" office:value-type="string" office:string-value="321">
            <text:p>321</text:p>
          </table:table-cell>
          <table:table-cell office:value-type="string">
            <text:p>name4</text:p>
          </table:table-cell>
          <table:table-cell table:formula="of:=[.N56]+1" office:value-type="float" office:value="6">
            <text:p>6</text:p>
          </table:table-cell>
          <table:table-cell table:formula="of:=[.O56]+1" office:value-type="float" office:value="1174">
            <text:p>1174</text:p>
          </table:table-cell>
          <table:table-cell table:formula="of:=DEC2HEX([.O57])" office:value-type="string" office:string-value="496">
            <text:p>496</text:p>
          </table:table-cell>
          <table:table-cell office:value-type="string">
            <text:p>name4</text:p>
          </table:table-cell>
          <table:table-cell table:formula="of:=[.R56]+1" office:value-type="float" office:value="6">
            <text:p>6</text:p>
          </table:table-cell>
          <table:table-cell table:formula="of:=[.S56]+1" office:value-type="float" office:value="1547">
            <text:p>1547</text:p>
          </table:table-cell>
          <table:table-cell table:formula="of:=DEC2HEX([.S57])" office:value-type="string" office:string-value="60B">
            <text:p>60B</text:p>
          </table:table-cell>
          <table:table-cell office:value-type="string">
            <text:p>name4</text:p>
          </table:table-cell>
          <table:table-cell table:formula="of:=[.V56]+1" office:value-type="float" office:value="6">
            <text:p>6</text:p>
          </table:table-cell>
          <table:table-cell table:formula="of:=[.W56]+1" office:value-type="float" office:value="1920">
            <text:p>1920</text:p>
          </table:table-cell>
          <table:table-cell table:formula="of:=DEC2HEX([.W57])" office:value-type="string" office:string-value="780">
            <text:p>780</text:p>
          </table:table-cell>
          <table:table-cell office:value-type="string">
            <text:p>name4</text:p>
          </table:table-cell>
          <table:table-cell table:formula="of:=[.Z56]+1" office:value-type="float" office:value="6">
            <text:p>6</text:p>
          </table:table-cell>
          <table:table-cell table:style-name="ce2" table:formula="of:=[.AA56]+1" office:value-type="float" office:value="2293">
            <text:p>2293</text:p>
          </table:table-cell>
          <table:table-cell table:formula="of:=DEC2HEX([.AA57])" office:value-type="string" office:string-value="8F5">
            <text:p>8F5</text:p>
          </table:table-cell>
          <table:table-cell office:value-type="string">
            <text:p>name4</text:p>
          </table:table-cell>
          <table:table-cell table:formula="of:=[.AD56]+1" office:value-type="float" office:value="6">
            <text:p>6</text:p>
          </table:table-cell>
          <table:table-cell table:style-name="ce2" table:formula="of:=[.AE56]+1" office:value-type="float" office:value="2666">
            <text:p>2666</text:p>
          </table:table-cell>
          <table:table-cell table:formula="of:=DEC2HEX([.AE57])" office:value-type="string" office:string-value="A6A">
            <text:p>A6A</text:p>
          </table:table-cell>
          <table:table-cell office:value-type="string">
            <text:p>name4</text:p>
          </table:table-cell>
          <table:table-cell table:formula="of:=[.AH56]+1" office:value-type="float" office:value="6">
            <text:p>6</text:p>
          </table:table-cell>
          <table:table-cell table:style-name="ce2" table:formula="of:=[.AI56]+1" office:value-type="float" office:value="3039">
            <text:p>3039</text:p>
          </table:table-cell>
          <table:table-cell table:formula="of:=DEC2HEX([.AI57])" office:value-type="string" office:string-value="BDF">
            <text:p>BDF</text:p>
          </table:table-cell>
          <table:table-cell office:value-type="string">
            <text:p>name4</text:p>
          </table:table-cell>
          <table:table-cell table:formula="of:=[.AL56]+1" office:value-type="float" office:value="6">
            <text:p>6</text:p>
          </table:table-cell>
          <table:table-cell table:style-name="ce2" table:formula="of:=[.AM56]+1" office:value-type="float" office:value="3412">
            <text:p>3412</text:p>
          </table:table-cell>
          <table:table-cell table:formula="of:=DEC2HEX([.AM57])" office:value-type="string" office:string-value="D54">
            <text:p>D54</text:p>
          </table:table-cell>
        </table:table-row>
        <table:table-row table:style-name="ro1">
          <table:table-cell office:value-type="string">
            <text:p>name5</text:p>
          </table:table-cell>
          <table:table-cell table:formula="of:=[.B57]+1" office:value-type="float" office:value="7">
            <text:p>7</text:p>
          </table:table-cell>
          <table:table-cell table:formula="of:=[.C57]+1" office:value-type="float" office:value="56">
            <text:p>56</text:p>
          </table:table-cell>
          <table:table-cell table:formula="of:=DEC2HEX([.C58])" office:value-type="string" office:string-value="38">
            <text:p>38</text:p>
          </table:table-cell>
          <table:table-cell office:value-type="string">
            <text:p>name5</text:p>
          </table:table-cell>
          <table:table-cell table:formula="of:=[.F57]+1" office:value-type="float" office:value="7">
            <text:p>7</text:p>
          </table:table-cell>
          <table:table-cell table:formula="of:=[.G57]+1" office:value-type="float" office:value="429">
            <text:p>429</text:p>
          </table:table-cell>
          <table:table-cell table:formula="of:=DEC2HEX([.G58])" office:value-type="string" office:string-value="1AD">
            <text:p>1AD</text:p>
          </table:table-cell>
          <table:table-cell office:value-type="string">
            <text:p>name5</text:p>
          </table:table-cell>
          <table:table-cell table:formula="of:=[.J57]+1" office:value-type="float" office:value="7">
            <text:p>7</text:p>
          </table:table-cell>
          <table:table-cell table:formula="of:=[.K57]+1" office:value-type="float" office:value="802">
            <text:p>802</text:p>
          </table:table-cell>
          <table:table-cell table:formula="of:=DEC2HEX([.K58])" office:value-type="string" office:string-value="322">
            <text:p>322</text:p>
          </table:table-cell>
          <table:table-cell office:value-type="string">
            <text:p>name5</text:p>
          </table:table-cell>
          <table:table-cell table:formula="of:=[.N57]+1" office:value-type="float" office:value="7">
            <text:p>7</text:p>
          </table:table-cell>
          <table:table-cell table:formula="of:=[.O57]+1" office:value-type="float" office:value="1175">
            <text:p>1175</text:p>
          </table:table-cell>
          <table:table-cell table:formula="of:=DEC2HEX([.O58])" office:value-type="string" office:string-value="497">
            <text:p>497</text:p>
          </table:table-cell>
          <table:table-cell office:value-type="string">
            <text:p>name5</text:p>
          </table:table-cell>
          <table:table-cell table:formula="of:=[.R57]+1" office:value-type="float" office:value="7">
            <text:p>7</text:p>
          </table:table-cell>
          <table:table-cell table:formula="of:=[.S57]+1" office:value-type="float" office:value="1548">
            <text:p>1548</text:p>
          </table:table-cell>
          <table:table-cell table:formula="of:=DEC2HEX([.S58])" office:value-type="string" office:string-value="60C">
            <text:p>60C</text:p>
          </table:table-cell>
          <table:table-cell office:value-type="string">
            <text:p>name5</text:p>
          </table:table-cell>
          <table:table-cell table:formula="of:=[.V57]+1" office:value-type="float" office:value="7">
            <text:p>7</text:p>
          </table:table-cell>
          <table:table-cell table:formula="of:=[.W57]+1" office:value-type="float" office:value="1921">
            <text:p>1921</text:p>
          </table:table-cell>
          <table:table-cell table:formula="of:=DEC2HEX([.W58])" office:value-type="string" office:string-value="781">
            <text:p>781</text:p>
          </table:table-cell>
          <table:table-cell office:value-type="string">
            <text:p>name5</text:p>
          </table:table-cell>
          <table:table-cell table:formula="of:=[.Z57]+1" office:value-type="float" office:value="7">
            <text:p>7</text:p>
          </table:table-cell>
          <table:table-cell table:style-name="ce2" table:formula="of:=[.AA57]+1" office:value-type="float" office:value="2294">
            <text:p>2294</text:p>
          </table:table-cell>
          <table:table-cell table:formula="of:=DEC2HEX([.AA58])" office:value-type="string" office:string-value="8F6">
            <text:p>8F6</text:p>
          </table:table-cell>
          <table:table-cell office:value-type="string">
            <text:p>name5</text:p>
          </table:table-cell>
          <table:table-cell table:formula="of:=[.AD57]+1" office:value-type="float" office:value="7">
            <text:p>7</text:p>
          </table:table-cell>
          <table:table-cell table:style-name="ce2" table:formula="of:=[.AE57]+1" office:value-type="float" office:value="2667">
            <text:p>2667</text:p>
          </table:table-cell>
          <table:table-cell table:formula="of:=DEC2HEX([.AE58])" office:value-type="string" office:string-value="A6B">
            <text:p>A6B</text:p>
          </table:table-cell>
          <table:table-cell office:value-type="string">
            <text:p>name5</text:p>
          </table:table-cell>
          <table:table-cell table:formula="of:=[.AH57]+1" office:value-type="float" office:value="7">
            <text:p>7</text:p>
          </table:table-cell>
          <table:table-cell table:style-name="ce2" table:formula="of:=[.AI57]+1" office:value-type="float" office:value="3040">
            <text:p>3040</text:p>
          </table:table-cell>
          <table:table-cell table:formula="of:=DEC2HEX([.AI58])" office:value-type="string" office:string-value="BE0">
            <text:p>BE0</text:p>
          </table:table-cell>
          <table:table-cell office:value-type="string">
            <text:p>name5</text:p>
          </table:table-cell>
          <table:table-cell table:formula="of:=[.AL57]+1" office:value-type="float" office:value="7">
            <text:p>7</text:p>
          </table:table-cell>
          <table:table-cell table:style-name="ce2" table:formula="of:=[.AM57]+1" office:value-type="float" office:value="3413">
            <text:p>3413</text:p>
          </table:table-cell>
          <table:table-cell table:formula="of:=DEC2HEX([.AM58])" office:value-type="string" office:string-value="D55">
            <text:p>D55</text:p>
          </table:table-cell>
        </table:table-row>
        <table:table-row table:style-name="ro1">
          <table:table-cell office:value-type="string">
            <text:p>name6</text:p>
          </table:table-cell>
          <table:table-cell table:formula="of:=[.B58]+1" office:value-type="float" office:value="8">
            <text:p>8</text:p>
          </table:table-cell>
          <table:table-cell table:formula="of:=[.C58]+1" office:value-type="float" office:value="57">
            <text:p>57</text:p>
          </table:table-cell>
          <table:table-cell table:formula="of:=DEC2HEX([.C59])" office:value-type="string" office:string-value="39">
            <text:p>39</text:p>
          </table:table-cell>
          <table:table-cell office:value-type="string">
            <text:p>name6</text:p>
          </table:table-cell>
          <table:table-cell table:formula="of:=[.F58]+1" office:value-type="float" office:value="8">
            <text:p>8</text:p>
          </table:table-cell>
          <table:table-cell table:formula="of:=[.G58]+1" office:value-type="float" office:value="430">
            <text:p>430</text:p>
          </table:table-cell>
          <table:table-cell table:formula="of:=DEC2HEX([.G59])" office:value-type="string" office:string-value="1AE">
            <text:p>1AE</text:p>
          </table:table-cell>
          <table:table-cell office:value-type="string">
            <text:p>name6</text:p>
          </table:table-cell>
          <table:table-cell table:formula="of:=[.J58]+1" office:value-type="float" office:value="8">
            <text:p>8</text:p>
          </table:table-cell>
          <table:table-cell table:formula="of:=[.K58]+1" office:value-type="float" office:value="803">
            <text:p>803</text:p>
          </table:table-cell>
          <table:table-cell table:formula="of:=DEC2HEX([.K59])" office:value-type="string" office:string-value="323">
            <text:p>323</text:p>
          </table:table-cell>
          <table:table-cell office:value-type="string">
            <text:p>name6</text:p>
          </table:table-cell>
          <table:table-cell table:formula="of:=[.N58]+1" office:value-type="float" office:value="8">
            <text:p>8</text:p>
          </table:table-cell>
          <table:table-cell table:formula="of:=[.O58]+1" office:value-type="float" office:value="1176">
            <text:p>1176</text:p>
          </table:table-cell>
          <table:table-cell table:formula="of:=DEC2HEX([.O59])" office:value-type="string" office:string-value="498">
            <text:p>498</text:p>
          </table:table-cell>
          <table:table-cell office:value-type="string">
            <text:p>name6</text:p>
          </table:table-cell>
          <table:table-cell table:formula="of:=[.R58]+1" office:value-type="float" office:value="8">
            <text:p>8</text:p>
          </table:table-cell>
          <table:table-cell table:formula="of:=[.S58]+1" office:value-type="float" office:value="1549">
            <text:p>1549</text:p>
          </table:table-cell>
          <table:table-cell table:formula="of:=DEC2HEX([.S59])" office:value-type="string" office:string-value="60D">
            <text:p>60D</text:p>
          </table:table-cell>
          <table:table-cell office:value-type="string">
            <text:p>name6</text:p>
          </table:table-cell>
          <table:table-cell table:formula="of:=[.V58]+1" office:value-type="float" office:value="8">
            <text:p>8</text:p>
          </table:table-cell>
          <table:table-cell table:formula="of:=[.W58]+1" office:value-type="float" office:value="1922">
            <text:p>1922</text:p>
          </table:table-cell>
          <table:table-cell table:formula="of:=DEC2HEX([.W59])" office:value-type="string" office:string-value="782">
            <text:p>782</text:p>
          </table:table-cell>
          <table:table-cell office:value-type="string">
            <text:p>name6</text:p>
          </table:table-cell>
          <table:table-cell table:formula="of:=[.Z58]+1" office:value-type="float" office:value="8">
            <text:p>8</text:p>
          </table:table-cell>
          <table:table-cell table:style-name="ce2" table:formula="of:=[.AA58]+1" office:value-type="float" office:value="2295">
            <text:p>2295</text:p>
          </table:table-cell>
          <table:table-cell table:formula="of:=DEC2HEX([.AA59])" office:value-type="string" office:string-value="8F7">
            <text:p>8F7</text:p>
          </table:table-cell>
          <table:table-cell office:value-type="string">
            <text:p>name6</text:p>
          </table:table-cell>
          <table:table-cell table:formula="of:=[.AD58]+1" office:value-type="float" office:value="8">
            <text:p>8</text:p>
          </table:table-cell>
          <table:table-cell table:style-name="ce2" table:formula="of:=[.AE58]+1" office:value-type="float" office:value="2668">
            <text:p>2668</text:p>
          </table:table-cell>
          <table:table-cell table:formula="of:=DEC2HEX([.AE59])" office:value-type="string" office:string-value="A6C">
            <text:p>A6C</text:p>
          </table:table-cell>
          <table:table-cell office:value-type="string">
            <text:p>name6</text:p>
          </table:table-cell>
          <table:table-cell table:formula="of:=[.AH58]+1" office:value-type="float" office:value="8">
            <text:p>8</text:p>
          </table:table-cell>
          <table:table-cell table:style-name="ce2" table:formula="of:=[.AI58]+1" office:value-type="float" office:value="3041">
            <text:p>3041</text:p>
          </table:table-cell>
          <table:table-cell table:formula="of:=DEC2HEX([.AI59])" office:value-type="string" office:string-value="BE1">
            <text:p>BE1</text:p>
          </table:table-cell>
          <table:table-cell office:value-type="string">
            <text:p>name6</text:p>
          </table:table-cell>
          <table:table-cell table:formula="of:=[.AL58]+1" office:value-type="float" office:value="8">
            <text:p>8</text:p>
          </table:table-cell>
          <table:table-cell table:style-name="ce2" table:formula="of:=[.AM58]+1" office:value-type="float" office:value="3414">
            <text:p>3414</text:p>
          </table:table-cell>
          <table:table-cell table:formula="of:=DEC2HEX([.AM59])" office:value-type="string" office:string-value="D56">
            <text:p>D56</text:p>
          </table:table-cell>
        </table:table-row>
        <table:table-row table:style-name="ro1">
          <table:table-cell office:value-type="string">
            <text:p>name7</text:p>
          </table:table-cell>
          <table:table-cell table:formula="of:=[.B59]+1" office:value-type="float" office:value="9">
            <text:p>9</text:p>
          </table:table-cell>
          <table:table-cell table:formula="of:=[.C59]+1" office:value-type="float" office:value="58">
            <text:p>58</text:p>
          </table:table-cell>
          <table:table-cell table:formula="of:=DEC2HEX([.C60])" office:value-type="string" office:string-value="3A">
            <text:p>3A</text:p>
          </table:table-cell>
          <table:table-cell office:value-type="string">
            <text:p>name7</text:p>
          </table:table-cell>
          <table:table-cell table:formula="of:=[.F59]+1" office:value-type="float" office:value="9">
            <text:p>9</text:p>
          </table:table-cell>
          <table:table-cell table:formula="of:=[.G59]+1" office:value-type="float" office:value="431">
            <text:p>431</text:p>
          </table:table-cell>
          <table:table-cell table:formula="of:=DEC2HEX([.G60])" office:value-type="string" office:string-value="1AF">
            <text:p>1AF</text:p>
          </table:table-cell>
          <table:table-cell office:value-type="string">
            <text:p>name7</text:p>
          </table:table-cell>
          <table:table-cell table:formula="of:=[.J59]+1" office:value-type="float" office:value="9">
            <text:p>9</text:p>
          </table:table-cell>
          <table:table-cell table:formula="of:=[.K59]+1" office:value-type="float" office:value="804">
            <text:p>804</text:p>
          </table:table-cell>
          <table:table-cell table:formula="of:=DEC2HEX([.K60])" office:value-type="string" office:string-value="324">
            <text:p>324</text:p>
          </table:table-cell>
          <table:table-cell office:value-type="string">
            <text:p>name7</text:p>
          </table:table-cell>
          <table:table-cell table:formula="of:=[.N59]+1" office:value-type="float" office:value="9">
            <text:p>9</text:p>
          </table:table-cell>
          <table:table-cell table:formula="of:=[.O59]+1" office:value-type="float" office:value="1177">
            <text:p>1177</text:p>
          </table:table-cell>
          <table:table-cell table:formula="of:=DEC2HEX([.O60])" office:value-type="string" office:string-value="499">
            <text:p>499</text:p>
          </table:table-cell>
          <table:table-cell office:value-type="string">
            <text:p>name7</text:p>
          </table:table-cell>
          <table:table-cell table:formula="of:=[.R59]+1" office:value-type="float" office:value="9">
            <text:p>9</text:p>
          </table:table-cell>
          <table:table-cell table:formula="of:=[.S59]+1" office:value-type="float" office:value="1550">
            <text:p>1550</text:p>
          </table:table-cell>
          <table:table-cell table:formula="of:=DEC2HEX([.S60])" office:value-type="string" office:string-value="60E">
            <text:p>60E</text:p>
          </table:table-cell>
          <table:table-cell office:value-type="string">
            <text:p>name7</text:p>
          </table:table-cell>
          <table:table-cell table:formula="of:=[.V59]+1" office:value-type="float" office:value="9">
            <text:p>9</text:p>
          </table:table-cell>
          <table:table-cell table:formula="of:=[.W59]+1" office:value-type="float" office:value="1923">
            <text:p>1923</text:p>
          </table:table-cell>
          <table:table-cell table:formula="of:=DEC2HEX([.W60])" office:value-type="string" office:string-value="783">
            <text:p>783</text:p>
          </table:table-cell>
          <table:table-cell office:value-type="string">
            <text:p>name7</text:p>
          </table:table-cell>
          <table:table-cell table:formula="of:=[.Z59]+1" office:value-type="float" office:value="9">
            <text:p>9</text:p>
          </table:table-cell>
          <table:table-cell table:style-name="ce2" table:formula="of:=[.AA59]+1" office:value-type="float" office:value="2296">
            <text:p>2296</text:p>
          </table:table-cell>
          <table:table-cell table:formula="of:=DEC2HEX([.AA60])" office:value-type="string" office:string-value="8F8">
            <text:p>8F8</text:p>
          </table:table-cell>
          <table:table-cell office:value-type="string">
            <text:p>name7</text:p>
          </table:table-cell>
          <table:table-cell table:formula="of:=[.AD59]+1" office:value-type="float" office:value="9">
            <text:p>9</text:p>
          </table:table-cell>
          <table:table-cell table:style-name="ce2" table:formula="of:=[.AE59]+1" office:value-type="float" office:value="2669">
            <text:p>2669</text:p>
          </table:table-cell>
          <table:table-cell table:formula="of:=DEC2HEX([.AE60])" office:value-type="string" office:string-value="A6D">
            <text:p>A6D</text:p>
          </table:table-cell>
          <table:table-cell office:value-type="string">
            <text:p>name7</text:p>
          </table:table-cell>
          <table:table-cell table:formula="of:=[.AH59]+1" office:value-type="float" office:value="9">
            <text:p>9</text:p>
          </table:table-cell>
          <table:table-cell table:style-name="ce2" table:formula="of:=[.AI59]+1" office:value-type="float" office:value="3042">
            <text:p>3042</text:p>
          </table:table-cell>
          <table:table-cell table:formula="of:=DEC2HEX([.AI60])" office:value-type="string" office:string-value="BE2">
            <text:p>BE2</text:p>
          </table:table-cell>
          <table:table-cell office:value-type="string">
            <text:p>name7</text:p>
          </table:table-cell>
          <table:table-cell table:formula="of:=[.AL59]+1" office:value-type="float" office:value="9">
            <text:p>9</text:p>
          </table:table-cell>
          <table:table-cell table:style-name="ce2" table:formula="of:=[.AM59]+1" office:value-type="float" office:value="3415">
            <text:p>3415</text:p>
          </table:table-cell>
          <table:table-cell table:formula="of:=DEC2HEX([.AM60])" office:value-type="string" office:string-value="D57">
            <text:p>D57</text:p>
          </table:table-cell>
        </table:table-row>
        <table:table-row table:style-name="ro1">
          <table:table-cell office:value-type="string">
            <text:p>name8</text:p>
          </table:table-cell>
          <table:table-cell table:formula="of:=[.B60]+1" office:value-type="float" office:value="10">
            <text:p>10</text:p>
          </table:table-cell>
          <table:table-cell table:formula="of:=[.C60]+1" office:value-type="float" office:value="59">
            <text:p>59</text:p>
          </table:table-cell>
          <table:table-cell table:formula="of:=DEC2HEX([.C61])" office:value-type="string" office:string-value="3B">
            <text:p>3B</text:p>
          </table:table-cell>
          <table:table-cell office:value-type="string">
            <text:p>name8</text:p>
          </table:table-cell>
          <table:table-cell table:formula="of:=[.F60]+1" office:value-type="float" office:value="10">
            <text:p>10</text:p>
          </table:table-cell>
          <table:table-cell table:formula="of:=[.G60]+1" office:value-type="float" office:value="432">
            <text:p>432</text:p>
          </table:table-cell>
          <table:table-cell table:formula="of:=DEC2HEX([.G61])" office:value-type="string" office:string-value="1B0">
            <text:p>1B0</text:p>
          </table:table-cell>
          <table:table-cell office:value-type="string">
            <text:p>name8</text:p>
          </table:table-cell>
          <table:table-cell table:formula="of:=[.J60]+1" office:value-type="float" office:value="10">
            <text:p>10</text:p>
          </table:table-cell>
          <table:table-cell table:formula="of:=[.K60]+1" office:value-type="float" office:value="805">
            <text:p>805</text:p>
          </table:table-cell>
          <table:table-cell table:formula="of:=DEC2HEX([.K61])" office:value-type="string" office:string-value="325">
            <text:p>325</text:p>
          </table:table-cell>
          <table:table-cell office:value-type="string">
            <text:p>name8</text:p>
          </table:table-cell>
          <table:table-cell table:formula="of:=[.N60]+1" office:value-type="float" office:value="10">
            <text:p>10</text:p>
          </table:table-cell>
          <table:table-cell table:formula="of:=[.O60]+1" office:value-type="float" office:value="1178">
            <text:p>1178</text:p>
          </table:table-cell>
          <table:table-cell table:formula="of:=DEC2HEX([.O61])" office:value-type="string" office:string-value="49A">
            <text:p>49A</text:p>
          </table:table-cell>
          <table:table-cell office:value-type="string">
            <text:p>name8</text:p>
          </table:table-cell>
          <table:table-cell table:formula="of:=[.R60]+1" office:value-type="float" office:value="10">
            <text:p>10</text:p>
          </table:table-cell>
          <table:table-cell table:formula="of:=[.S60]+1" office:value-type="float" office:value="1551">
            <text:p>1551</text:p>
          </table:table-cell>
          <table:table-cell table:formula="of:=DEC2HEX([.S61])" office:value-type="string" office:string-value="60F">
            <text:p>60F</text:p>
          </table:table-cell>
          <table:table-cell office:value-type="string">
            <text:p>name8</text:p>
          </table:table-cell>
          <table:table-cell table:formula="of:=[.V60]+1" office:value-type="float" office:value="10">
            <text:p>10</text:p>
          </table:table-cell>
          <table:table-cell table:formula="of:=[.W60]+1" office:value-type="float" office:value="1924">
            <text:p>1924</text:p>
          </table:table-cell>
          <table:table-cell table:formula="of:=DEC2HEX([.W61])" office:value-type="string" office:string-value="784">
            <text:p>784</text:p>
          </table:table-cell>
          <table:table-cell office:value-type="string">
            <text:p>name8</text:p>
          </table:table-cell>
          <table:table-cell table:formula="of:=[.Z60]+1" office:value-type="float" office:value="10">
            <text:p>10</text:p>
          </table:table-cell>
          <table:table-cell table:style-name="ce2" table:formula="of:=[.AA60]+1" office:value-type="float" office:value="2297">
            <text:p>2297</text:p>
          </table:table-cell>
          <table:table-cell table:formula="of:=DEC2HEX([.AA61])" office:value-type="string" office:string-value="8F9">
            <text:p>8F9</text:p>
          </table:table-cell>
          <table:table-cell office:value-type="string">
            <text:p>name8</text:p>
          </table:table-cell>
          <table:table-cell table:formula="of:=[.AD60]+1" office:value-type="float" office:value="10">
            <text:p>10</text:p>
          </table:table-cell>
          <table:table-cell table:style-name="ce2" table:formula="of:=[.AE60]+1" office:value-type="float" office:value="2670">
            <text:p>2670</text:p>
          </table:table-cell>
          <table:table-cell table:formula="of:=DEC2HEX([.AE61])" office:value-type="string" office:string-value="A6E">
            <text:p>A6E</text:p>
          </table:table-cell>
          <table:table-cell office:value-type="string">
            <text:p>name8</text:p>
          </table:table-cell>
          <table:table-cell table:formula="of:=[.AH60]+1" office:value-type="float" office:value="10">
            <text:p>10</text:p>
          </table:table-cell>
          <table:table-cell table:style-name="ce2" table:formula="of:=[.AI60]+1" office:value-type="float" office:value="3043">
            <text:p>3043</text:p>
          </table:table-cell>
          <table:table-cell table:formula="of:=DEC2HEX([.AI61])" office:value-type="string" office:string-value="BE3">
            <text:p>BE3</text:p>
          </table:table-cell>
          <table:table-cell office:value-type="string">
            <text:p>name8</text:p>
          </table:table-cell>
          <table:table-cell table:formula="of:=[.AL60]+1" office:value-type="float" office:value="10">
            <text:p>10</text:p>
          </table:table-cell>
          <table:table-cell table:style-name="ce2" table:formula="of:=[.AM60]+1" office:value-type="float" office:value="3416">
            <text:p>3416</text:p>
          </table:table-cell>
          <table:table-cell table:formula="of:=DEC2HEX([.AM61])" office:value-type="string" office:string-value="D58">
            <text:p>D58</text:p>
          </table:table-cell>
        </table:table-row>
        <table:table-row table:style-name="ro1">
          <table:table-cell office:value-type="string">
            <text:p>name9</text:p>
          </table:table-cell>
          <table:table-cell table:formula="of:=[.B61]+1" office:value-type="float" office:value="11">
            <text:p>11</text:p>
          </table:table-cell>
          <table:table-cell table:formula="of:=[.C61]+1" office:value-type="float" office:value="60">
            <text:p>60</text:p>
          </table:table-cell>
          <table:table-cell table:formula="of:=DEC2HEX([.C62])" office:value-type="string" office:string-value="3C">
            <text:p>3C</text:p>
          </table:table-cell>
          <table:table-cell office:value-type="string">
            <text:p>name9</text:p>
          </table:table-cell>
          <table:table-cell table:formula="of:=[.F61]+1" office:value-type="float" office:value="11">
            <text:p>11</text:p>
          </table:table-cell>
          <table:table-cell table:formula="of:=[.G61]+1" office:value-type="float" office:value="433">
            <text:p>433</text:p>
          </table:table-cell>
          <table:table-cell table:formula="of:=DEC2HEX([.G62])" office:value-type="string" office:string-value="1B1">
            <text:p>1B1</text:p>
          </table:table-cell>
          <table:table-cell office:value-type="string">
            <text:p>name9</text:p>
          </table:table-cell>
          <table:table-cell table:formula="of:=[.J61]+1" office:value-type="float" office:value="11">
            <text:p>11</text:p>
          </table:table-cell>
          <table:table-cell table:formula="of:=[.K61]+1" office:value-type="float" office:value="806">
            <text:p>806</text:p>
          </table:table-cell>
          <table:table-cell table:formula="of:=DEC2HEX([.K62])" office:value-type="string" office:string-value="326">
            <text:p>326</text:p>
          </table:table-cell>
          <table:table-cell office:value-type="string">
            <text:p>name9</text:p>
          </table:table-cell>
          <table:table-cell table:formula="of:=[.N61]+1" office:value-type="float" office:value="11">
            <text:p>11</text:p>
          </table:table-cell>
          <table:table-cell table:formula="of:=[.O61]+1" office:value-type="float" office:value="1179">
            <text:p>1179</text:p>
          </table:table-cell>
          <table:table-cell table:formula="of:=DEC2HEX([.O62])" office:value-type="string" office:string-value="49B">
            <text:p>49B</text:p>
          </table:table-cell>
          <table:table-cell office:value-type="string">
            <text:p>name9</text:p>
          </table:table-cell>
          <table:table-cell table:formula="of:=[.R61]+1" office:value-type="float" office:value="11">
            <text:p>11</text:p>
          </table:table-cell>
          <table:table-cell table:formula="of:=[.S61]+1" office:value-type="float" office:value="1552">
            <text:p>1552</text:p>
          </table:table-cell>
          <table:table-cell table:formula="of:=DEC2HEX([.S62])" office:value-type="string" office:string-value="610">
            <text:p>610</text:p>
          </table:table-cell>
          <table:table-cell office:value-type="string">
            <text:p>name9</text:p>
          </table:table-cell>
          <table:table-cell table:formula="of:=[.V61]+1" office:value-type="float" office:value="11">
            <text:p>11</text:p>
          </table:table-cell>
          <table:table-cell table:formula="of:=[.W61]+1" office:value-type="float" office:value="1925">
            <text:p>1925</text:p>
          </table:table-cell>
          <table:table-cell table:formula="of:=DEC2HEX([.W62])" office:value-type="string" office:string-value="785">
            <text:p>785</text:p>
          </table:table-cell>
          <table:table-cell office:value-type="string">
            <text:p>name9</text:p>
          </table:table-cell>
          <table:table-cell table:formula="of:=[.Z61]+1" office:value-type="float" office:value="11">
            <text:p>11</text:p>
          </table:table-cell>
          <table:table-cell table:style-name="ce2" table:formula="of:=[.AA61]+1" office:value-type="float" office:value="2298">
            <text:p>2298</text:p>
          </table:table-cell>
          <table:table-cell table:formula="of:=DEC2HEX([.AA62])" office:value-type="string" office:string-value="8FA">
            <text:p>8FA</text:p>
          </table:table-cell>
          <table:table-cell office:value-type="string">
            <text:p>name9</text:p>
          </table:table-cell>
          <table:table-cell table:formula="of:=[.AD61]+1" office:value-type="float" office:value="11">
            <text:p>11</text:p>
          </table:table-cell>
          <table:table-cell table:style-name="ce2" table:formula="of:=[.AE61]+1" office:value-type="float" office:value="2671">
            <text:p>2671</text:p>
          </table:table-cell>
          <table:table-cell table:formula="of:=DEC2HEX([.AE62])" office:value-type="string" office:string-value="A6F">
            <text:p>A6F</text:p>
          </table:table-cell>
          <table:table-cell office:value-type="string">
            <text:p>name9</text:p>
          </table:table-cell>
          <table:table-cell table:formula="of:=[.AH61]+1" office:value-type="float" office:value="11">
            <text:p>11</text:p>
          </table:table-cell>
          <table:table-cell table:style-name="ce2" table:formula="of:=[.AI61]+1" office:value-type="float" office:value="3044">
            <text:p>3044</text:p>
          </table:table-cell>
          <table:table-cell table:formula="of:=DEC2HEX([.AI62])" office:value-type="string" office:string-value="BE4">
            <text:p>BE4</text:p>
          </table:table-cell>
          <table:table-cell office:value-type="string">
            <text:p>name9</text:p>
          </table:table-cell>
          <table:table-cell table:formula="of:=[.AL61]+1" office:value-type="float" office:value="11">
            <text:p>11</text:p>
          </table:table-cell>
          <table:table-cell table:style-name="ce2" table:formula="of:=[.AM61]+1" office:value-type="float" office:value="3417">
            <text:p>3417</text:p>
          </table:table-cell>
          <table:table-cell table:formula="of:=DEC2HEX([.AM62])" office:value-type="string" office:string-value="D59">
            <text:p>D59</text:p>
          </table:table-cell>
        </table:table-row>
        <table:table-row table:style-name="ro1">
          <table:table-cell table:style-name="ce1" office:value-type="string">
            <text:p>DT4</text:p>
          </table:table-cell>
          <table:table-cell office:value-type="float" office:value="0">
            <text:p>0</text:p>
          </table:table-cell>
          <table:table-cell table:formula="of:=[.C62]+1" office:value-type="float" office:value="61">
            <text:p>61</text:p>
          </table:table-cell>
          <table:table-cell table:formula="of:=DEC2HEX([.C63])" office:value-type="string" office:string-value="3D">
            <text:p>3D</text:p>
          </table:table-cell>
          <table:table-cell table:style-name="ce1" office:value-type="string">
            <text:p>DT4</text:p>
          </table:table-cell>
          <table:table-cell office:value-type="float" office:value="0">
            <text:p>0</text:p>
          </table:table-cell>
          <table:table-cell table:formula="of:=[.G62]+1" office:value-type="float" office:value="434">
            <text:p>434</text:p>
          </table:table-cell>
          <table:table-cell table:formula="of:=DEC2HEX([.G63])" office:value-type="string" office:string-value="1B2">
            <text:p>1B2</text:p>
          </table:table-cell>
          <table:table-cell table:style-name="ce1" office:value-type="string">
            <text:p>DT4</text:p>
          </table:table-cell>
          <table:table-cell office:value-type="float" office:value="0">
            <text:p>0</text:p>
          </table:table-cell>
          <table:table-cell table:formula="of:=[.K62]+1" office:value-type="float" office:value="807">
            <text:p>807</text:p>
          </table:table-cell>
          <table:table-cell table:formula="of:=DEC2HEX([.K63])" office:value-type="string" office:string-value="327">
            <text:p>327</text:p>
          </table:table-cell>
          <table:table-cell table:style-name="ce1" office:value-type="string">
            <text:p>DT4</text:p>
          </table:table-cell>
          <table:table-cell office:value-type="float" office:value="0">
            <text:p>0</text:p>
          </table:table-cell>
          <table:table-cell table:formula="of:=[.O62]+1" office:value-type="float" office:value="1180">
            <text:p>1180</text:p>
          </table:table-cell>
          <table:table-cell table:formula="of:=DEC2HEX([.O63])" office:value-type="string" office:string-value="49C">
            <text:p>49C</text:p>
          </table:table-cell>
          <table:table-cell table:style-name="ce1" office:value-type="string">
            <text:p>DT4</text:p>
          </table:table-cell>
          <table:table-cell office:value-type="float" office:value="0">
            <text:p>0</text:p>
          </table:table-cell>
          <table:table-cell table:formula="of:=[.S62]+1" office:value-type="float" office:value="1553">
            <text:p>1553</text:p>
          </table:table-cell>
          <table:table-cell table:formula="of:=DEC2HEX([.S63])" office:value-type="string" office:string-value="611">
            <text:p>611</text:p>
          </table:table-cell>
          <table:table-cell table:style-name="ce1" office:value-type="string">
            <text:p>DT4</text:p>
          </table:table-cell>
          <table:table-cell office:value-type="float" office:value="0">
            <text:p>0</text:p>
          </table:table-cell>
          <table:table-cell table:formula="of:=[.W62]+1" office:value-type="float" office:value="1926">
            <text:p>1926</text:p>
          </table:table-cell>
          <table:table-cell table:formula="of:=DEC2HEX([.W63])" office:value-type="string" office:string-value="786">
            <text:p>786</text:p>
          </table:table-cell>
          <table:table-cell table:style-name="ce1" office:value-type="string">
            <text:p>DT4</text:p>
          </table:table-cell>
          <table:table-cell office:value-type="float" office:value="0">
            <text:p>0</text:p>
          </table:table-cell>
          <table:table-cell table:style-name="ce2" table:formula="of:=[.AA62]+1" office:value-type="float" office:value="2299">
            <text:p>2299</text:p>
          </table:table-cell>
          <table:table-cell table:formula="of:=DEC2HEX([.AA63])" office:value-type="string" office:string-value="8FB">
            <text:p>8FB</text:p>
          </table:table-cell>
          <table:table-cell table:style-name="ce1" office:value-type="string">
            <text:p>DT4</text:p>
          </table:table-cell>
          <table:table-cell office:value-type="float" office:value="0">
            <text:p>0</text:p>
          </table:table-cell>
          <table:table-cell table:style-name="ce2" table:formula="of:=[.AE62]+1" office:value-type="float" office:value="2672">
            <text:p>2672</text:p>
          </table:table-cell>
          <table:table-cell table:formula="of:=DEC2HEX([.AE63])" office:value-type="string" office:string-value="A70">
            <text:p>A70</text:p>
          </table:table-cell>
          <table:table-cell table:style-name="ce1" office:value-type="string">
            <text:p>DT4</text:p>
          </table:table-cell>
          <table:table-cell office:value-type="float" office:value="0">
            <text:p>0</text:p>
          </table:table-cell>
          <table:table-cell table:style-name="ce2" table:formula="of:=[.AI62]+1" office:value-type="float" office:value="3045">
            <text:p>3045</text:p>
          </table:table-cell>
          <table:table-cell table:formula="of:=DEC2HEX([.AI63])" office:value-type="string" office:string-value="BE5">
            <text:p>BE5</text:p>
          </table:table-cell>
          <table:table-cell table:style-name="ce1" office:value-type="string">
            <text:p>DT4</text:p>
          </table:table-cell>
          <table:table-cell office:value-type="float" office:value="0">
            <text:p>0</text:p>
          </table:table-cell>
          <table:table-cell table:style-name="ce2" table:formula="of:=[.AM62]+1" office:value-type="float" office:value="3418">
            <text:p>3418</text:p>
          </table:table-cell>
          <table:table-cell table:formula="of:=DEC2HEX([.AM63])" office:value-type="string" office:string-value="D5A">
            <text:p>D5A</text:p>
          </table:table-cell>
        </table:table-row>
        <table:table-row table:style-name="ro1">
          <table:table-cell office:value-type="string">
            <text:p>id</text:p>
          </table:table-cell>
          <table:table-cell table:formula="of:=[.B63]+1" office:value-type="float" office:value="1">
            <text:p>1</text:p>
          </table:table-cell>
          <table:table-cell table:formula="of:=[.C63]+1" office:value-type="float" office:value="62">
            <text:p>62</text:p>
          </table:table-cell>
          <table:table-cell table:formula="of:=DEC2HEX([.C64])" office:value-type="string" office:string-value="3E">
            <text:p>3E</text:p>
          </table:table-cell>
          <table:table-cell office:value-type="string">
            <text:p>id</text:p>
          </table:table-cell>
          <table:table-cell table:formula="of:=[.F63]+1" office:value-type="float" office:value="1">
            <text:p>1</text:p>
          </table:table-cell>
          <table:table-cell table:formula="of:=[.G63]+1" office:value-type="float" office:value="435">
            <text:p>435</text:p>
          </table:table-cell>
          <table:table-cell table:formula="of:=DEC2HEX([.G64])" office:value-type="string" office:string-value="1B3">
            <text:p>1B3</text:p>
          </table:table-cell>
          <table:table-cell office:value-type="string">
            <text:p>id</text:p>
          </table:table-cell>
          <table:table-cell table:formula="of:=[.J63]+1" office:value-type="float" office:value="1">
            <text:p>1</text:p>
          </table:table-cell>
          <table:table-cell table:formula="of:=[.K63]+1" office:value-type="float" office:value="808">
            <text:p>808</text:p>
          </table:table-cell>
          <table:table-cell table:formula="of:=DEC2HEX([.K64])" office:value-type="string" office:string-value="328">
            <text:p>328</text:p>
          </table:table-cell>
          <table:table-cell office:value-type="string">
            <text:p>id</text:p>
          </table:table-cell>
          <table:table-cell table:formula="of:=[.N63]+1" office:value-type="float" office:value="1">
            <text:p>1</text:p>
          </table:table-cell>
          <table:table-cell table:formula="of:=[.O63]+1" office:value-type="float" office:value="1181">
            <text:p>1181</text:p>
          </table:table-cell>
          <table:table-cell table:formula="of:=DEC2HEX([.O64])" office:value-type="string" office:string-value="49D">
            <text:p>49D</text:p>
          </table:table-cell>
          <table:table-cell office:value-type="string">
            <text:p>id</text:p>
          </table:table-cell>
          <table:table-cell table:formula="of:=[.R63]+1" office:value-type="float" office:value="1">
            <text:p>1</text:p>
          </table:table-cell>
          <table:table-cell table:formula="of:=[.S63]+1" office:value-type="float" office:value="1554">
            <text:p>1554</text:p>
          </table:table-cell>
          <table:table-cell table:formula="of:=DEC2HEX([.S64])" office:value-type="string" office:string-value="612">
            <text:p>612</text:p>
          </table:table-cell>
          <table:table-cell office:value-type="string">
            <text:p>id</text:p>
          </table:table-cell>
          <table:table-cell table:formula="of:=[.V63]+1" office:value-type="float" office:value="1">
            <text:p>1</text:p>
          </table:table-cell>
          <table:table-cell table:formula="of:=[.W63]+1" office:value-type="float" office:value="1927">
            <text:p>1927</text:p>
          </table:table-cell>
          <table:table-cell table:formula="of:=DEC2HEX([.W64])" office:value-type="string" office:string-value="787">
            <text:p>787</text:p>
          </table:table-cell>
          <table:table-cell office:value-type="string">
            <text:p>id</text:p>
          </table:table-cell>
          <table:table-cell table:formula="of:=[.Z63]+1" office:value-type="float" office:value="1">
            <text:p>1</text:p>
          </table:table-cell>
          <table:table-cell table:style-name="ce2" table:formula="of:=[.AA63]+1" office:value-type="float" office:value="2300">
            <text:p>2300</text:p>
          </table:table-cell>
          <table:table-cell table:formula="of:=DEC2HEX([.AA64])" office:value-type="string" office:string-value="8FC">
            <text:p>8FC</text:p>
          </table:table-cell>
          <table:table-cell office:value-type="string">
            <text:p>id</text:p>
          </table:table-cell>
          <table:table-cell table:formula="of:=[.AD63]+1" office:value-type="float" office:value="1">
            <text:p>1</text:p>
          </table:table-cell>
          <table:table-cell table:style-name="ce2" table:formula="of:=[.AE63]+1" office:value-type="float" office:value="2673">
            <text:p>2673</text:p>
          </table:table-cell>
          <table:table-cell table:formula="of:=DEC2HEX([.AE64])" office:value-type="string" office:string-value="A71">
            <text:p>A71</text:p>
          </table:table-cell>
          <table:table-cell office:value-type="string">
            <text:p>id</text:p>
          </table:table-cell>
          <table:table-cell table:formula="of:=[.AH63]+1" office:value-type="float" office:value="1">
            <text:p>1</text:p>
          </table:table-cell>
          <table:table-cell table:style-name="ce2" table:formula="of:=[.AI63]+1" office:value-type="float" office:value="3046">
            <text:p>3046</text:p>
          </table:table-cell>
          <table:table-cell table:formula="of:=DEC2HEX([.AI64])" office:value-type="string" office:string-value="BE6">
            <text:p>BE6</text:p>
          </table:table-cell>
          <table:table-cell office:value-type="string">
            <text:p>id</text:p>
          </table:table-cell>
          <table:table-cell table:formula="of:=[.AL63]+1" office:value-type="float" office:value="1">
            <text:p>1</text:p>
          </table:table-cell>
          <table:table-cell table:style-name="ce2" table:formula="of:=[.AM63]+1" office:value-type="float" office:value="3419">
            <text:p>3419</text:p>
          </table:table-cell>
          <table:table-cell table:formula="of:=DEC2HEX([.AM64])" office:value-type="string" office:string-value="D5B">
            <text:p>D5B</text:p>
          </table:table-cell>
        </table:table-row>
        <table:table-row table:style-name="ro1">
          <table:table-cell office:value-type="string">
            <text:p>name0</text:p>
          </table:table-cell>
          <table:table-cell table:formula="of:=[.B64]+1" office:value-type="float" office:value="2">
            <text:p>2</text:p>
          </table:table-cell>
          <table:table-cell table:formula="of:=[.C64]+1" office:value-type="float" office:value="63">
            <text:p>63</text:p>
          </table:table-cell>
          <table:table-cell table:formula="of:=DEC2HEX([.C65])" office:value-type="string" office:string-value="3F">
            <text:p>3F</text:p>
          </table:table-cell>
          <table:table-cell office:value-type="string">
            <text:p>name0</text:p>
          </table:table-cell>
          <table:table-cell table:formula="of:=[.F64]+1" office:value-type="float" office:value="2">
            <text:p>2</text:p>
          </table:table-cell>
          <table:table-cell table:formula="of:=[.G64]+1" office:value-type="float" office:value="436">
            <text:p>436</text:p>
          </table:table-cell>
          <table:table-cell table:formula="of:=DEC2HEX([.G65])" office:value-type="string" office:string-value="1B4">
            <text:p>1B4</text:p>
          </table:table-cell>
          <table:table-cell office:value-type="string">
            <text:p>name0</text:p>
          </table:table-cell>
          <table:table-cell table:formula="of:=[.J64]+1" office:value-type="float" office:value="2">
            <text:p>2</text:p>
          </table:table-cell>
          <table:table-cell table:formula="of:=[.K64]+1" office:value-type="float" office:value="809">
            <text:p>809</text:p>
          </table:table-cell>
          <table:table-cell table:formula="of:=DEC2HEX([.K65])" office:value-type="string" office:string-value="329">
            <text:p>329</text:p>
          </table:table-cell>
          <table:table-cell office:value-type="string">
            <text:p>name0</text:p>
          </table:table-cell>
          <table:table-cell table:formula="of:=[.N64]+1" office:value-type="float" office:value="2">
            <text:p>2</text:p>
          </table:table-cell>
          <table:table-cell table:formula="of:=[.O64]+1" office:value-type="float" office:value="1182">
            <text:p>1182</text:p>
          </table:table-cell>
          <table:table-cell table:formula="of:=DEC2HEX([.O65])" office:value-type="string" office:string-value="49E">
            <text:p>49E</text:p>
          </table:table-cell>
          <table:table-cell office:value-type="string">
            <text:p>name0</text:p>
          </table:table-cell>
          <table:table-cell table:formula="of:=[.R64]+1" office:value-type="float" office:value="2">
            <text:p>2</text:p>
          </table:table-cell>
          <table:table-cell table:formula="of:=[.S64]+1" office:value-type="float" office:value="1555">
            <text:p>1555</text:p>
          </table:table-cell>
          <table:table-cell table:formula="of:=DEC2HEX([.S65])" office:value-type="string" office:string-value="613">
            <text:p>613</text:p>
          </table:table-cell>
          <table:table-cell office:value-type="string">
            <text:p>name0</text:p>
          </table:table-cell>
          <table:table-cell table:formula="of:=[.V64]+1" office:value-type="float" office:value="2">
            <text:p>2</text:p>
          </table:table-cell>
          <table:table-cell table:formula="of:=[.W64]+1" office:value-type="float" office:value="1928">
            <text:p>1928</text:p>
          </table:table-cell>
          <table:table-cell table:formula="of:=DEC2HEX([.W65])" office:value-type="string" office:string-value="788">
            <text:p>788</text:p>
          </table:table-cell>
          <table:table-cell office:value-type="string">
            <text:p>name0</text:p>
          </table:table-cell>
          <table:table-cell table:formula="of:=[.Z64]+1" office:value-type="float" office:value="2">
            <text:p>2</text:p>
          </table:table-cell>
          <table:table-cell table:style-name="ce2" table:formula="of:=[.AA64]+1" office:value-type="float" office:value="2301">
            <text:p>2301</text:p>
          </table:table-cell>
          <table:table-cell table:formula="of:=DEC2HEX([.AA65])" office:value-type="string" office:string-value="8FD">
            <text:p>8FD</text:p>
          </table:table-cell>
          <table:table-cell office:value-type="string">
            <text:p>name0</text:p>
          </table:table-cell>
          <table:table-cell table:formula="of:=[.AD64]+1" office:value-type="float" office:value="2">
            <text:p>2</text:p>
          </table:table-cell>
          <table:table-cell table:style-name="ce2" table:formula="of:=[.AE64]+1" office:value-type="float" office:value="2674">
            <text:p>2674</text:p>
          </table:table-cell>
          <table:table-cell table:formula="of:=DEC2HEX([.AE65])" office:value-type="string" office:string-value="A72">
            <text:p>A72</text:p>
          </table:table-cell>
          <table:table-cell office:value-type="string">
            <text:p>name0</text:p>
          </table:table-cell>
          <table:table-cell table:formula="of:=[.AH64]+1" office:value-type="float" office:value="2">
            <text:p>2</text:p>
          </table:table-cell>
          <table:table-cell table:style-name="ce2" table:formula="of:=[.AI64]+1" office:value-type="float" office:value="3047">
            <text:p>3047</text:p>
          </table:table-cell>
          <table:table-cell table:formula="of:=DEC2HEX([.AI65])" office:value-type="string" office:string-value="BE7">
            <text:p>BE7</text:p>
          </table:table-cell>
          <table:table-cell office:value-type="string">
            <text:p>name0</text:p>
          </table:table-cell>
          <table:table-cell table:formula="of:=[.AL64]+1" office:value-type="float" office:value="2">
            <text:p>2</text:p>
          </table:table-cell>
          <table:table-cell table:style-name="ce2" table:formula="of:=[.AM64]+1" office:value-type="float" office:value="3420">
            <text:p>3420</text:p>
          </table:table-cell>
          <table:table-cell table:formula="of:=DEC2HEX([.AM65])" office:value-type="string" office:string-value="D5C">
            <text:p>D5C</text:p>
          </table:table-cell>
        </table:table-row>
        <table:table-row table:style-name="ro1">
          <table:table-cell office:value-type="string">
            <text:p>name1</text:p>
          </table:table-cell>
          <table:table-cell table:formula="of:=[.B65]+1" office:value-type="float" office:value="3">
            <text:p>3</text:p>
          </table:table-cell>
          <table:table-cell table:formula="of:=[.C65]+1" office:value-type="float" office:value="64">
            <text:p>64</text:p>
          </table:table-cell>
          <table:table-cell table:formula="of:=DEC2HEX([.C66])" office:value-type="string" office:string-value="40">
            <text:p>40</text:p>
          </table:table-cell>
          <table:table-cell office:value-type="string">
            <text:p>name1</text:p>
          </table:table-cell>
          <table:table-cell table:formula="of:=[.F65]+1" office:value-type="float" office:value="3">
            <text:p>3</text:p>
          </table:table-cell>
          <table:table-cell table:formula="of:=[.G65]+1" office:value-type="float" office:value="437">
            <text:p>437</text:p>
          </table:table-cell>
          <table:table-cell table:formula="of:=DEC2HEX([.G66])" office:value-type="string" office:string-value="1B5">
            <text:p>1B5</text:p>
          </table:table-cell>
          <table:table-cell office:value-type="string">
            <text:p>name1</text:p>
          </table:table-cell>
          <table:table-cell table:formula="of:=[.J65]+1" office:value-type="float" office:value="3">
            <text:p>3</text:p>
          </table:table-cell>
          <table:table-cell table:formula="of:=[.K65]+1" office:value-type="float" office:value="810">
            <text:p>810</text:p>
          </table:table-cell>
          <table:table-cell table:formula="of:=DEC2HEX([.K66])" office:value-type="string" office:string-value="32A">
            <text:p>32A</text:p>
          </table:table-cell>
          <table:table-cell office:value-type="string">
            <text:p>name1</text:p>
          </table:table-cell>
          <table:table-cell table:formula="of:=[.N65]+1" office:value-type="float" office:value="3">
            <text:p>3</text:p>
          </table:table-cell>
          <table:table-cell table:formula="of:=[.O65]+1" office:value-type="float" office:value="1183">
            <text:p>1183</text:p>
          </table:table-cell>
          <table:table-cell table:formula="of:=DEC2HEX([.O66])" office:value-type="string" office:string-value="49F">
            <text:p>49F</text:p>
          </table:table-cell>
          <table:table-cell office:value-type="string">
            <text:p>name1</text:p>
          </table:table-cell>
          <table:table-cell table:formula="of:=[.R65]+1" office:value-type="float" office:value="3">
            <text:p>3</text:p>
          </table:table-cell>
          <table:table-cell table:formula="of:=[.S65]+1" office:value-type="float" office:value="1556">
            <text:p>1556</text:p>
          </table:table-cell>
          <table:table-cell table:formula="of:=DEC2HEX([.S66])" office:value-type="string" office:string-value="614">
            <text:p>614</text:p>
          </table:table-cell>
          <table:table-cell office:value-type="string">
            <text:p>name1</text:p>
          </table:table-cell>
          <table:table-cell table:formula="of:=[.V65]+1" office:value-type="float" office:value="3">
            <text:p>3</text:p>
          </table:table-cell>
          <table:table-cell table:formula="of:=[.W65]+1" office:value-type="float" office:value="1929">
            <text:p>1929</text:p>
          </table:table-cell>
          <table:table-cell table:formula="of:=DEC2HEX([.W66])" office:value-type="string" office:string-value="789">
            <text:p>789</text:p>
          </table:table-cell>
          <table:table-cell office:value-type="string">
            <text:p>name1</text:p>
          </table:table-cell>
          <table:table-cell table:formula="of:=[.Z65]+1" office:value-type="float" office:value="3">
            <text:p>3</text:p>
          </table:table-cell>
          <table:table-cell table:style-name="ce2" table:formula="of:=[.AA65]+1" office:value-type="float" office:value="2302">
            <text:p>2302</text:p>
          </table:table-cell>
          <table:table-cell table:formula="of:=DEC2HEX([.AA66])" office:value-type="string" office:string-value="8FE">
            <text:p>8FE</text:p>
          </table:table-cell>
          <table:table-cell office:value-type="string">
            <text:p>name1</text:p>
          </table:table-cell>
          <table:table-cell table:formula="of:=[.AD65]+1" office:value-type="float" office:value="3">
            <text:p>3</text:p>
          </table:table-cell>
          <table:table-cell table:style-name="ce2" table:formula="of:=[.AE65]+1" office:value-type="float" office:value="2675">
            <text:p>2675</text:p>
          </table:table-cell>
          <table:table-cell table:formula="of:=DEC2HEX([.AE66])" office:value-type="string" office:string-value="A73">
            <text:p>A73</text:p>
          </table:table-cell>
          <table:table-cell office:value-type="string">
            <text:p>name1</text:p>
          </table:table-cell>
          <table:table-cell table:formula="of:=[.AH65]+1" office:value-type="float" office:value="3">
            <text:p>3</text:p>
          </table:table-cell>
          <table:table-cell table:style-name="ce2" table:formula="of:=[.AI65]+1" office:value-type="float" office:value="3048">
            <text:p>3048</text:p>
          </table:table-cell>
          <table:table-cell table:formula="of:=DEC2HEX([.AI66])" office:value-type="string" office:string-value="BE8">
            <text:p>BE8</text:p>
          </table:table-cell>
          <table:table-cell office:value-type="string">
            <text:p>name1</text:p>
          </table:table-cell>
          <table:table-cell table:formula="of:=[.AL65]+1" office:value-type="float" office:value="3">
            <text:p>3</text:p>
          </table:table-cell>
          <table:table-cell table:style-name="ce2" table:formula="of:=[.AM65]+1" office:value-type="float" office:value="3421">
            <text:p>3421</text:p>
          </table:table-cell>
          <table:table-cell table:formula="of:=DEC2HEX([.AM66])" office:value-type="string" office:string-value="D5D">
            <text:p>D5D</text:p>
          </table:table-cell>
        </table:table-row>
        <table:table-row table:style-name="ro1">
          <table:table-cell office:value-type="string">
            <text:p>name2</text:p>
          </table:table-cell>
          <table:table-cell table:formula="of:=[.B66]+1" office:value-type="float" office:value="4">
            <text:p>4</text:p>
          </table:table-cell>
          <table:table-cell table:formula="of:=[.C66]+1" office:value-type="float" office:value="65">
            <text:p>65</text:p>
          </table:table-cell>
          <table:table-cell table:formula="of:=DEC2HEX([.C67])" office:value-type="string" office:string-value="41">
            <text:p>41</text:p>
          </table:table-cell>
          <table:table-cell office:value-type="string">
            <text:p>name2</text:p>
          </table:table-cell>
          <table:table-cell table:formula="of:=[.F66]+1" office:value-type="float" office:value="4">
            <text:p>4</text:p>
          </table:table-cell>
          <table:table-cell table:formula="of:=[.G66]+1" office:value-type="float" office:value="438">
            <text:p>438</text:p>
          </table:table-cell>
          <table:table-cell table:formula="of:=DEC2HEX([.G67])" office:value-type="string" office:string-value="1B6">
            <text:p>1B6</text:p>
          </table:table-cell>
          <table:table-cell office:value-type="string">
            <text:p>name2</text:p>
          </table:table-cell>
          <table:table-cell table:formula="of:=[.J66]+1" office:value-type="float" office:value="4">
            <text:p>4</text:p>
          </table:table-cell>
          <table:table-cell table:formula="of:=[.K66]+1" office:value-type="float" office:value="811">
            <text:p>811</text:p>
          </table:table-cell>
          <table:table-cell table:formula="of:=DEC2HEX([.K67])" office:value-type="string" office:string-value="32B">
            <text:p>32B</text:p>
          </table:table-cell>
          <table:table-cell office:value-type="string">
            <text:p>name2</text:p>
          </table:table-cell>
          <table:table-cell table:formula="of:=[.N66]+1" office:value-type="float" office:value="4">
            <text:p>4</text:p>
          </table:table-cell>
          <table:table-cell table:formula="of:=[.O66]+1" office:value-type="float" office:value="1184">
            <text:p>1184</text:p>
          </table:table-cell>
          <table:table-cell table:formula="of:=DEC2HEX([.O67])" office:value-type="string" office:string-value="4A0">
            <text:p>4A0</text:p>
          </table:table-cell>
          <table:table-cell office:value-type="string">
            <text:p>name2</text:p>
          </table:table-cell>
          <table:table-cell table:formula="of:=[.R66]+1" office:value-type="float" office:value="4">
            <text:p>4</text:p>
          </table:table-cell>
          <table:table-cell table:formula="of:=[.S66]+1" office:value-type="float" office:value="1557">
            <text:p>1557</text:p>
          </table:table-cell>
          <table:table-cell table:formula="of:=DEC2HEX([.S67])" office:value-type="string" office:string-value="615">
            <text:p>615</text:p>
          </table:table-cell>
          <table:table-cell office:value-type="string">
            <text:p>name2</text:p>
          </table:table-cell>
          <table:table-cell table:formula="of:=[.V66]+1" office:value-type="float" office:value="4">
            <text:p>4</text:p>
          </table:table-cell>
          <table:table-cell table:formula="of:=[.W66]+1" office:value-type="float" office:value="1930">
            <text:p>1930</text:p>
          </table:table-cell>
          <table:table-cell table:formula="of:=DEC2HEX([.W67])" office:value-type="string" office:string-value="78A">
            <text:p>78A</text:p>
          </table:table-cell>
          <table:table-cell office:value-type="string">
            <text:p>name2</text:p>
          </table:table-cell>
          <table:table-cell table:formula="of:=[.Z66]+1" office:value-type="float" office:value="4">
            <text:p>4</text:p>
          </table:table-cell>
          <table:table-cell table:style-name="ce2" table:formula="of:=[.AA66]+1" office:value-type="float" office:value="2303">
            <text:p>2303</text:p>
          </table:table-cell>
          <table:table-cell table:formula="of:=DEC2HEX([.AA67])" office:value-type="string" office:string-value="8FF">
            <text:p>8FF</text:p>
          </table:table-cell>
          <table:table-cell office:value-type="string">
            <text:p>name2</text:p>
          </table:table-cell>
          <table:table-cell table:formula="of:=[.AD66]+1" office:value-type="float" office:value="4">
            <text:p>4</text:p>
          </table:table-cell>
          <table:table-cell table:style-name="ce2" table:formula="of:=[.AE66]+1" office:value-type="float" office:value="2676">
            <text:p>2676</text:p>
          </table:table-cell>
          <table:table-cell table:formula="of:=DEC2HEX([.AE67])" office:value-type="string" office:string-value="A74">
            <text:p>A74</text:p>
          </table:table-cell>
          <table:table-cell office:value-type="string">
            <text:p>name2</text:p>
          </table:table-cell>
          <table:table-cell table:formula="of:=[.AH66]+1" office:value-type="float" office:value="4">
            <text:p>4</text:p>
          </table:table-cell>
          <table:table-cell table:style-name="ce2" table:formula="of:=[.AI66]+1" office:value-type="float" office:value="3049">
            <text:p>3049</text:p>
          </table:table-cell>
          <table:table-cell table:formula="of:=DEC2HEX([.AI67])" office:value-type="string" office:string-value="BE9">
            <text:p>BE9</text:p>
          </table:table-cell>
          <table:table-cell office:value-type="string">
            <text:p>name2</text:p>
          </table:table-cell>
          <table:table-cell table:formula="of:=[.AL66]+1" office:value-type="float" office:value="4">
            <text:p>4</text:p>
          </table:table-cell>
          <table:table-cell table:style-name="ce2" table:formula="of:=[.AM66]+1" office:value-type="float" office:value="3422">
            <text:p>3422</text:p>
          </table:table-cell>
          <table:table-cell table:formula="of:=DEC2HEX([.AM67])" office:value-type="string" office:string-value="D5E">
            <text:p>D5E</text:p>
          </table:table-cell>
        </table:table-row>
        <table:table-row table:style-name="ro1">
          <table:table-cell office:value-type="string">
            <text:p>name3</text:p>
          </table:table-cell>
          <table:table-cell table:formula="of:=[.B67]+1" office:value-type="float" office:value="5">
            <text:p>5</text:p>
          </table:table-cell>
          <table:table-cell table:formula="of:=[.C67]+1" office:value-type="float" office:value="66">
            <text:p>66</text:p>
          </table:table-cell>
          <table:table-cell table:formula="of:=DEC2HEX([.C68])" office:value-type="string" office:string-value="42">
            <text:p>42</text:p>
          </table:table-cell>
          <table:table-cell office:value-type="string">
            <text:p>name3</text:p>
          </table:table-cell>
          <table:table-cell table:formula="of:=[.F67]+1" office:value-type="float" office:value="5">
            <text:p>5</text:p>
          </table:table-cell>
          <table:table-cell table:formula="of:=[.G67]+1" office:value-type="float" office:value="439">
            <text:p>439</text:p>
          </table:table-cell>
          <table:table-cell table:formula="of:=DEC2HEX([.G68])" office:value-type="string" office:string-value="1B7">
            <text:p>1B7</text:p>
          </table:table-cell>
          <table:table-cell office:value-type="string">
            <text:p>name3</text:p>
          </table:table-cell>
          <table:table-cell table:formula="of:=[.J67]+1" office:value-type="float" office:value="5">
            <text:p>5</text:p>
          </table:table-cell>
          <table:table-cell table:formula="of:=[.K67]+1" office:value-type="float" office:value="812">
            <text:p>812</text:p>
          </table:table-cell>
          <table:table-cell table:formula="of:=DEC2HEX([.K68])" office:value-type="string" office:string-value="32C">
            <text:p>32C</text:p>
          </table:table-cell>
          <table:table-cell office:value-type="string">
            <text:p>name3</text:p>
          </table:table-cell>
          <table:table-cell table:formula="of:=[.N67]+1" office:value-type="float" office:value="5">
            <text:p>5</text:p>
          </table:table-cell>
          <table:table-cell table:formula="of:=[.O67]+1" office:value-type="float" office:value="1185">
            <text:p>1185</text:p>
          </table:table-cell>
          <table:table-cell table:formula="of:=DEC2HEX([.O68])" office:value-type="string" office:string-value="4A1">
            <text:p>4A1</text:p>
          </table:table-cell>
          <table:table-cell office:value-type="string">
            <text:p>name3</text:p>
          </table:table-cell>
          <table:table-cell table:formula="of:=[.R67]+1" office:value-type="float" office:value="5">
            <text:p>5</text:p>
          </table:table-cell>
          <table:table-cell table:formula="of:=[.S67]+1" office:value-type="float" office:value="1558">
            <text:p>1558</text:p>
          </table:table-cell>
          <table:table-cell table:formula="of:=DEC2HEX([.S68])" office:value-type="string" office:string-value="616">
            <text:p>616</text:p>
          </table:table-cell>
          <table:table-cell office:value-type="string">
            <text:p>name3</text:p>
          </table:table-cell>
          <table:table-cell table:formula="of:=[.V67]+1" office:value-type="float" office:value="5">
            <text:p>5</text:p>
          </table:table-cell>
          <table:table-cell table:formula="of:=[.W67]+1" office:value-type="float" office:value="1931">
            <text:p>1931</text:p>
          </table:table-cell>
          <table:table-cell table:formula="of:=DEC2HEX([.W68])" office:value-type="string" office:string-value="78B">
            <text:p>78B</text:p>
          </table:table-cell>
          <table:table-cell office:value-type="string">
            <text:p>name3</text:p>
          </table:table-cell>
          <table:table-cell table:formula="of:=[.Z67]+1" office:value-type="float" office:value="5">
            <text:p>5</text:p>
          </table:table-cell>
          <table:table-cell table:style-name="ce2" table:formula="of:=[.AA67]+1" office:value-type="float" office:value="2304">
            <text:p>2304</text:p>
          </table:table-cell>
          <table:table-cell table:formula="of:=DEC2HEX([.AA68])" office:value-type="string" office:string-value="900">
            <text:p>900</text:p>
          </table:table-cell>
          <table:table-cell office:value-type="string">
            <text:p>name3</text:p>
          </table:table-cell>
          <table:table-cell table:formula="of:=[.AD67]+1" office:value-type="float" office:value="5">
            <text:p>5</text:p>
          </table:table-cell>
          <table:table-cell table:style-name="ce2" table:formula="of:=[.AE67]+1" office:value-type="float" office:value="2677">
            <text:p>2677</text:p>
          </table:table-cell>
          <table:table-cell table:formula="of:=DEC2HEX([.AE68])" office:value-type="string" office:string-value="A75">
            <text:p>A75</text:p>
          </table:table-cell>
          <table:table-cell office:value-type="string">
            <text:p>name3</text:p>
          </table:table-cell>
          <table:table-cell table:formula="of:=[.AH67]+1" office:value-type="float" office:value="5">
            <text:p>5</text:p>
          </table:table-cell>
          <table:table-cell table:style-name="ce2" table:formula="of:=[.AI67]+1" office:value-type="float" office:value="3050">
            <text:p>3050</text:p>
          </table:table-cell>
          <table:table-cell table:formula="of:=DEC2HEX([.AI68])" office:value-type="string" office:string-value="BEA">
            <text:p>BEA</text:p>
          </table:table-cell>
          <table:table-cell office:value-type="string">
            <text:p>name3</text:p>
          </table:table-cell>
          <table:table-cell table:formula="of:=[.AL67]+1" office:value-type="float" office:value="5">
            <text:p>5</text:p>
          </table:table-cell>
          <table:table-cell table:style-name="ce2" table:formula="of:=[.AM67]+1" office:value-type="float" office:value="3423">
            <text:p>3423</text:p>
          </table:table-cell>
          <table:table-cell table:formula="of:=DEC2HEX([.AM68])" office:value-type="string" office:string-value="D5F">
            <text:p>D5F</text:p>
          </table:table-cell>
        </table:table-row>
        <table:table-row table:style-name="ro1">
          <table:table-cell office:value-type="string">
            <text:p>name4</text:p>
          </table:table-cell>
          <table:table-cell table:formula="of:=[.B68]+1" office:value-type="float" office:value="6">
            <text:p>6</text:p>
          </table:table-cell>
          <table:table-cell table:formula="of:=[.C68]+1" office:value-type="float" office:value="67">
            <text:p>67</text:p>
          </table:table-cell>
          <table:table-cell table:formula="of:=DEC2HEX([.C69])" office:value-type="string" office:string-value="43">
            <text:p>43</text:p>
          </table:table-cell>
          <table:table-cell office:value-type="string">
            <text:p>name4</text:p>
          </table:table-cell>
          <table:table-cell table:formula="of:=[.F68]+1" office:value-type="float" office:value="6">
            <text:p>6</text:p>
          </table:table-cell>
          <table:table-cell table:formula="of:=[.G68]+1" office:value-type="float" office:value="440">
            <text:p>440</text:p>
          </table:table-cell>
          <table:table-cell table:formula="of:=DEC2HEX([.G69])" office:value-type="string" office:string-value="1B8">
            <text:p>1B8</text:p>
          </table:table-cell>
          <table:table-cell office:value-type="string">
            <text:p>name4</text:p>
          </table:table-cell>
          <table:table-cell table:formula="of:=[.J68]+1" office:value-type="float" office:value="6">
            <text:p>6</text:p>
          </table:table-cell>
          <table:table-cell table:formula="of:=[.K68]+1" office:value-type="float" office:value="813">
            <text:p>813</text:p>
          </table:table-cell>
          <table:table-cell table:formula="of:=DEC2HEX([.K69])" office:value-type="string" office:string-value="32D">
            <text:p>32D</text:p>
          </table:table-cell>
          <table:table-cell office:value-type="string">
            <text:p>name4</text:p>
          </table:table-cell>
          <table:table-cell table:formula="of:=[.N68]+1" office:value-type="float" office:value="6">
            <text:p>6</text:p>
          </table:table-cell>
          <table:table-cell table:formula="of:=[.O68]+1" office:value-type="float" office:value="1186">
            <text:p>1186</text:p>
          </table:table-cell>
          <table:table-cell table:formula="of:=DEC2HEX([.O69])" office:value-type="string" office:string-value="4A2">
            <text:p>4A2</text:p>
          </table:table-cell>
          <table:table-cell office:value-type="string">
            <text:p>name4</text:p>
          </table:table-cell>
          <table:table-cell table:formula="of:=[.R68]+1" office:value-type="float" office:value="6">
            <text:p>6</text:p>
          </table:table-cell>
          <table:table-cell table:formula="of:=[.S68]+1" office:value-type="float" office:value="1559">
            <text:p>1559</text:p>
          </table:table-cell>
          <table:table-cell table:formula="of:=DEC2HEX([.S69])" office:value-type="string" office:string-value="617">
            <text:p>617</text:p>
          </table:table-cell>
          <table:table-cell office:value-type="string">
            <text:p>name4</text:p>
          </table:table-cell>
          <table:table-cell table:formula="of:=[.V68]+1" office:value-type="float" office:value="6">
            <text:p>6</text:p>
          </table:table-cell>
          <table:table-cell table:formula="of:=[.W68]+1" office:value-type="float" office:value="1932">
            <text:p>1932</text:p>
          </table:table-cell>
          <table:table-cell table:formula="of:=DEC2HEX([.W69])" office:value-type="string" office:string-value="78C">
            <text:p>78C</text:p>
          </table:table-cell>
          <table:table-cell office:value-type="string">
            <text:p>name4</text:p>
          </table:table-cell>
          <table:table-cell table:formula="of:=[.Z68]+1" office:value-type="float" office:value="6">
            <text:p>6</text:p>
          </table:table-cell>
          <table:table-cell table:style-name="ce2" table:formula="of:=[.AA68]+1" office:value-type="float" office:value="2305">
            <text:p>2305</text:p>
          </table:table-cell>
          <table:table-cell table:formula="of:=DEC2HEX([.AA69])" office:value-type="string" office:string-value="901">
            <text:p>901</text:p>
          </table:table-cell>
          <table:table-cell office:value-type="string">
            <text:p>name4</text:p>
          </table:table-cell>
          <table:table-cell table:formula="of:=[.AD68]+1" office:value-type="float" office:value="6">
            <text:p>6</text:p>
          </table:table-cell>
          <table:table-cell table:style-name="ce2" table:formula="of:=[.AE68]+1" office:value-type="float" office:value="2678">
            <text:p>2678</text:p>
          </table:table-cell>
          <table:table-cell table:formula="of:=DEC2HEX([.AE69])" office:value-type="string" office:string-value="A76">
            <text:p>A76</text:p>
          </table:table-cell>
          <table:table-cell office:value-type="string">
            <text:p>name4</text:p>
          </table:table-cell>
          <table:table-cell table:formula="of:=[.AH68]+1" office:value-type="float" office:value="6">
            <text:p>6</text:p>
          </table:table-cell>
          <table:table-cell table:style-name="ce2" table:formula="of:=[.AI68]+1" office:value-type="float" office:value="3051">
            <text:p>3051</text:p>
          </table:table-cell>
          <table:table-cell table:formula="of:=DEC2HEX([.AI69])" office:value-type="string" office:string-value="BEB">
            <text:p>BEB</text:p>
          </table:table-cell>
          <table:table-cell office:value-type="string">
            <text:p>name4</text:p>
          </table:table-cell>
          <table:table-cell table:formula="of:=[.AL68]+1" office:value-type="float" office:value="6">
            <text:p>6</text:p>
          </table:table-cell>
          <table:table-cell table:style-name="ce2" table:formula="of:=[.AM68]+1" office:value-type="float" office:value="3424">
            <text:p>3424</text:p>
          </table:table-cell>
          <table:table-cell table:formula="of:=DEC2HEX([.AM69])" office:value-type="string" office:string-value="D60">
            <text:p>D60</text:p>
          </table:table-cell>
        </table:table-row>
        <table:table-row table:style-name="ro1">
          <table:table-cell office:value-type="string">
            <text:p>name5</text:p>
          </table:table-cell>
          <table:table-cell table:formula="of:=[.B69]+1" office:value-type="float" office:value="7">
            <text:p>7</text:p>
          </table:table-cell>
          <table:table-cell table:formula="of:=[.C69]+1" office:value-type="float" office:value="68">
            <text:p>68</text:p>
          </table:table-cell>
          <table:table-cell table:formula="of:=DEC2HEX([.C70])" office:value-type="string" office:string-value="44">
            <text:p>44</text:p>
          </table:table-cell>
          <table:table-cell office:value-type="string">
            <text:p>name5</text:p>
          </table:table-cell>
          <table:table-cell table:formula="of:=[.F69]+1" office:value-type="float" office:value="7">
            <text:p>7</text:p>
          </table:table-cell>
          <table:table-cell table:formula="of:=[.G69]+1" office:value-type="float" office:value="441">
            <text:p>441</text:p>
          </table:table-cell>
          <table:table-cell table:formula="of:=DEC2HEX([.G70])" office:value-type="string" office:string-value="1B9">
            <text:p>1B9</text:p>
          </table:table-cell>
          <table:table-cell office:value-type="string">
            <text:p>name5</text:p>
          </table:table-cell>
          <table:table-cell table:formula="of:=[.J69]+1" office:value-type="float" office:value="7">
            <text:p>7</text:p>
          </table:table-cell>
          <table:table-cell table:formula="of:=[.K69]+1" office:value-type="float" office:value="814">
            <text:p>814</text:p>
          </table:table-cell>
          <table:table-cell table:formula="of:=DEC2HEX([.K70])" office:value-type="string" office:string-value="32E">
            <text:p>32E</text:p>
          </table:table-cell>
          <table:table-cell office:value-type="string">
            <text:p>name5</text:p>
          </table:table-cell>
          <table:table-cell table:formula="of:=[.N69]+1" office:value-type="float" office:value="7">
            <text:p>7</text:p>
          </table:table-cell>
          <table:table-cell table:formula="of:=[.O69]+1" office:value-type="float" office:value="1187">
            <text:p>1187</text:p>
          </table:table-cell>
          <table:table-cell table:formula="of:=DEC2HEX([.O70])" office:value-type="string" office:string-value="4A3">
            <text:p>4A3</text:p>
          </table:table-cell>
          <table:table-cell office:value-type="string">
            <text:p>name5</text:p>
          </table:table-cell>
          <table:table-cell table:formula="of:=[.R69]+1" office:value-type="float" office:value="7">
            <text:p>7</text:p>
          </table:table-cell>
          <table:table-cell table:formula="of:=[.S69]+1" office:value-type="float" office:value="1560">
            <text:p>1560</text:p>
          </table:table-cell>
          <table:table-cell table:formula="of:=DEC2HEX([.S70])" office:value-type="string" office:string-value="618">
            <text:p>618</text:p>
          </table:table-cell>
          <table:table-cell office:value-type="string">
            <text:p>name5</text:p>
          </table:table-cell>
          <table:table-cell table:formula="of:=[.V69]+1" office:value-type="float" office:value="7">
            <text:p>7</text:p>
          </table:table-cell>
          <table:table-cell table:formula="of:=[.W69]+1" office:value-type="float" office:value="1933">
            <text:p>1933</text:p>
          </table:table-cell>
          <table:table-cell table:formula="of:=DEC2HEX([.W70])" office:value-type="string" office:string-value="78D">
            <text:p>78D</text:p>
          </table:table-cell>
          <table:table-cell office:value-type="string">
            <text:p>name5</text:p>
          </table:table-cell>
          <table:table-cell table:formula="of:=[.Z69]+1" office:value-type="float" office:value="7">
            <text:p>7</text:p>
          </table:table-cell>
          <table:table-cell table:style-name="ce2" table:formula="of:=[.AA69]+1" office:value-type="float" office:value="2306">
            <text:p>2306</text:p>
          </table:table-cell>
          <table:table-cell table:formula="of:=DEC2HEX([.AA70])" office:value-type="string" office:string-value="902">
            <text:p>902</text:p>
          </table:table-cell>
          <table:table-cell office:value-type="string">
            <text:p>name5</text:p>
          </table:table-cell>
          <table:table-cell table:formula="of:=[.AD69]+1" office:value-type="float" office:value="7">
            <text:p>7</text:p>
          </table:table-cell>
          <table:table-cell table:style-name="ce2" table:formula="of:=[.AE69]+1" office:value-type="float" office:value="2679">
            <text:p>2679</text:p>
          </table:table-cell>
          <table:table-cell table:formula="of:=DEC2HEX([.AE70])" office:value-type="string" office:string-value="A77">
            <text:p>A77</text:p>
          </table:table-cell>
          <table:table-cell office:value-type="string">
            <text:p>name5</text:p>
          </table:table-cell>
          <table:table-cell table:formula="of:=[.AH69]+1" office:value-type="float" office:value="7">
            <text:p>7</text:p>
          </table:table-cell>
          <table:table-cell table:style-name="ce2" table:formula="of:=[.AI69]+1" office:value-type="float" office:value="3052">
            <text:p>3052</text:p>
          </table:table-cell>
          <table:table-cell table:formula="of:=DEC2HEX([.AI70])" office:value-type="string" office:string-value="BEC">
            <text:p>BEC</text:p>
          </table:table-cell>
          <table:table-cell office:value-type="string">
            <text:p>name5</text:p>
          </table:table-cell>
          <table:table-cell table:formula="of:=[.AL69]+1" office:value-type="float" office:value="7">
            <text:p>7</text:p>
          </table:table-cell>
          <table:table-cell table:style-name="ce2" table:formula="of:=[.AM69]+1" office:value-type="float" office:value="3425">
            <text:p>3425</text:p>
          </table:table-cell>
          <table:table-cell table:formula="of:=DEC2HEX([.AM70])" office:value-type="string" office:string-value="D61">
            <text:p>D61</text:p>
          </table:table-cell>
        </table:table-row>
        <table:table-row table:style-name="ro1">
          <table:table-cell office:value-type="string">
            <text:p>name6</text:p>
          </table:table-cell>
          <table:table-cell table:formula="of:=[.B70]+1" office:value-type="float" office:value="8">
            <text:p>8</text:p>
          </table:table-cell>
          <table:table-cell table:formula="of:=[.C70]+1" office:value-type="float" office:value="69">
            <text:p>69</text:p>
          </table:table-cell>
          <table:table-cell table:formula="of:=DEC2HEX([.C71])" office:value-type="string" office:string-value="45">
            <text:p>45</text:p>
          </table:table-cell>
          <table:table-cell office:value-type="string">
            <text:p>name6</text:p>
          </table:table-cell>
          <table:table-cell table:formula="of:=[.F70]+1" office:value-type="float" office:value="8">
            <text:p>8</text:p>
          </table:table-cell>
          <table:table-cell table:formula="of:=[.G70]+1" office:value-type="float" office:value="442">
            <text:p>442</text:p>
          </table:table-cell>
          <table:table-cell table:formula="of:=DEC2HEX([.G71])" office:value-type="string" office:string-value="1BA">
            <text:p>1BA</text:p>
          </table:table-cell>
          <table:table-cell office:value-type="string">
            <text:p>name6</text:p>
          </table:table-cell>
          <table:table-cell table:formula="of:=[.J70]+1" office:value-type="float" office:value="8">
            <text:p>8</text:p>
          </table:table-cell>
          <table:table-cell table:formula="of:=[.K70]+1" office:value-type="float" office:value="815">
            <text:p>815</text:p>
          </table:table-cell>
          <table:table-cell table:formula="of:=DEC2HEX([.K71])" office:value-type="string" office:string-value="32F">
            <text:p>32F</text:p>
          </table:table-cell>
          <table:table-cell office:value-type="string">
            <text:p>name6</text:p>
          </table:table-cell>
          <table:table-cell table:formula="of:=[.N70]+1" office:value-type="float" office:value="8">
            <text:p>8</text:p>
          </table:table-cell>
          <table:table-cell table:formula="of:=[.O70]+1" office:value-type="float" office:value="1188">
            <text:p>1188</text:p>
          </table:table-cell>
          <table:table-cell table:formula="of:=DEC2HEX([.O71])" office:value-type="string" office:string-value="4A4">
            <text:p>4A4</text:p>
          </table:table-cell>
          <table:table-cell office:value-type="string">
            <text:p>name6</text:p>
          </table:table-cell>
          <table:table-cell table:formula="of:=[.R70]+1" office:value-type="float" office:value="8">
            <text:p>8</text:p>
          </table:table-cell>
          <table:table-cell table:formula="of:=[.S70]+1" office:value-type="float" office:value="1561">
            <text:p>1561</text:p>
          </table:table-cell>
          <table:table-cell table:formula="of:=DEC2HEX([.S71])" office:value-type="string" office:string-value="619">
            <text:p>619</text:p>
          </table:table-cell>
          <table:table-cell office:value-type="string">
            <text:p>name6</text:p>
          </table:table-cell>
          <table:table-cell table:formula="of:=[.V70]+1" office:value-type="float" office:value="8">
            <text:p>8</text:p>
          </table:table-cell>
          <table:table-cell table:formula="of:=[.W70]+1" office:value-type="float" office:value="1934">
            <text:p>1934</text:p>
          </table:table-cell>
          <table:table-cell table:formula="of:=DEC2HEX([.W71])" office:value-type="string" office:string-value="78E">
            <text:p>78E</text:p>
          </table:table-cell>
          <table:table-cell office:value-type="string">
            <text:p>name6</text:p>
          </table:table-cell>
          <table:table-cell table:formula="of:=[.Z70]+1" office:value-type="float" office:value="8">
            <text:p>8</text:p>
          </table:table-cell>
          <table:table-cell table:style-name="ce2" table:formula="of:=[.AA70]+1" office:value-type="float" office:value="2307">
            <text:p>2307</text:p>
          </table:table-cell>
          <table:table-cell table:formula="of:=DEC2HEX([.AA71])" office:value-type="string" office:string-value="903">
            <text:p>903</text:p>
          </table:table-cell>
          <table:table-cell office:value-type="string">
            <text:p>name6</text:p>
          </table:table-cell>
          <table:table-cell table:formula="of:=[.AD70]+1" office:value-type="float" office:value="8">
            <text:p>8</text:p>
          </table:table-cell>
          <table:table-cell table:style-name="ce2" table:formula="of:=[.AE70]+1" office:value-type="float" office:value="2680">
            <text:p>2680</text:p>
          </table:table-cell>
          <table:table-cell table:formula="of:=DEC2HEX([.AE71])" office:value-type="string" office:string-value="A78">
            <text:p>A78</text:p>
          </table:table-cell>
          <table:table-cell office:value-type="string">
            <text:p>name6</text:p>
          </table:table-cell>
          <table:table-cell table:formula="of:=[.AH70]+1" office:value-type="float" office:value="8">
            <text:p>8</text:p>
          </table:table-cell>
          <table:table-cell table:style-name="ce2" table:formula="of:=[.AI70]+1" office:value-type="float" office:value="3053">
            <text:p>3053</text:p>
          </table:table-cell>
          <table:table-cell table:formula="of:=DEC2HEX([.AI71])" office:value-type="string" office:string-value="BED">
            <text:p>BED</text:p>
          </table:table-cell>
          <table:table-cell office:value-type="string">
            <text:p>name6</text:p>
          </table:table-cell>
          <table:table-cell table:formula="of:=[.AL70]+1" office:value-type="float" office:value="8">
            <text:p>8</text:p>
          </table:table-cell>
          <table:table-cell table:style-name="ce2" table:formula="of:=[.AM70]+1" office:value-type="float" office:value="3426">
            <text:p>3426</text:p>
          </table:table-cell>
          <table:table-cell table:formula="of:=DEC2HEX([.AM71])" office:value-type="string" office:string-value="D62">
            <text:p>D62</text:p>
          </table:table-cell>
        </table:table-row>
        <table:table-row table:style-name="ro1">
          <table:table-cell office:value-type="string">
            <text:p>name7</text:p>
          </table:table-cell>
          <table:table-cell table:formula="of:=[.B71]+1" office:value-type="float" office:value="9">
            <text:p>9</text:p>
          </table:table-cell>
          <table:table-cell table:formula="of:=[.C71]+1" office:value-type="float" office:value="70">
            <text:p>70</text:p>
          </table:table-cell>
          <table:table-cell table:formula="of:=DEC2HEX([.C72])" office:value-type="string" office:string-value="46">
            <text:p>46</text:p>
          </table:table-cell>
          <table:table-cell office:value-type="string">
            <text:p>name7</text:p>
          </table:table-cell>
          <table:table-cell table:formula="of:=[.F71]+1" office:value-type="float" office:value="9">
            <text:p>9</text:p>
          </table:table-cell>
          <table:table-cell table:formula="of:=[.G71]+1" office:value-type="float" office:value="443">
            <text:p>443</text:p>
          </table:table-cell>
          <table:table-cell table:formula="of:=DEC2HEX([.G72])" office:value-type="string" office:string-value="1BB">
            <text:p>1BB</text:p>
          </table:table-cell>
          <table:table-cell office:value-type="string">
            <text:p>name7</text:p>
          </table:table-cell>
          <table:table-cell table:formula="of:=[.J71]+1" office:value-type="float" office:value="9">
            <text:p>9</text:p>
          </table:table-cell>
          <table:table-cell table:formula="of:=[.K71]+1" office:value-type="float" office:value="816">
            <text:p>816</text:p>
          </table:table-cell>
          <table:table-cell table:formula="of:=DEC2HEX([.K72])" office:value-type="string" office:string-value="330">
            <text:p>330</text:p>
          </table:table-cell>
          <table:table-cell office:value-type="string">
            <text:p>name7</text:p>
          </table:table-cell>
          <table:table-cell table:formula="of:=[.N71]+1" office:value-type="float" office:value="9">
            <text:p>9</text:p>
          </table:table-cell>
          <table:table-cell table:formula="of:=[.O71]+1" office:value-type="float" office:value="1189">
            <text:p>1189</text:p>
          </table:table-cell>
          <table:table-cell table:formula="of:=DEC2HEX([.O72])" office:value-type="string" office:string-value="4A5">
            <text:p>4A5</text:p>
          </table:table-cell>
          <table:table-cell office:value-type="string">
            <text:p>name7</text:p>
          </table:table-cell>
          <table:table-cell table:formula="of:=[.R71]+1" office:value-type="float" office:value="9">
            <text:p>9</text:p>
          </table:table-cell>
          <table:table-cell table:formula="of:=[.S71]+1" office:value-type="float" office:value="1562">
            <text:p>1562</text:p>
          </table:table-cell>
          <table:table-cell table:formula="of:=DEC2HEX([.S72])" office:value-type="string" office:string-value="61A">
            <text:p>61A</text:p>
          </table:table-cell>
          <table:table-cell office:value-type="string">
            <text:p>name7</text:p>
          </table:table-cell>
          <table:table-cell table:formula="of:=[.V71]+1" office:value-type="float" office:value="9">
            <text:p>9</text:p>
          </table:table-cell>
          <table:table-cell table:formula="of:=[.W71]+1" office:value-type="float" office:value="1935">
            <text:p>1935</text:p>
          </table:table-cell>
          <table:table-cell table:formula="of:=DEC2HEX([.W72])" office:value-type="string" office:string-value="78F">
            <text:p>78F</text:p>
          </table:table-cell>
          <table:table-cell office:value-type="string">
            <text:p>name7</text:p>
          </table:table-cell>
          <table:table-cell table:formula="of:=[.Z71]+1" office:value-type="float" office:value="9">
            <text:p>9</text:p>
          </table:table-cell>
          <table:table-cell table:style-name="ce2" table:formula="of:=[.AA71]+1" office:value-type="float" office:value="2308">
            <text:p>2308</text:p>
          </table:table-cell>
          <table:table-cell table:formula="of:=DEC2HEX([.AA72])" office:value-type="string" office:string-value="904">
            <text:p>904</text:p>
          </table:table-cell>
          <table:table-cell office:value-type="string">
            <text:p>name7</text:p>
          </table:table-cell>
          <table:table-cell table:formula="of:=[.AD71]+1" office:value-type="float" office:value="9">
            <text:p>9</text:p>
          </table:table-cell>
          <table:table-cell table:style-name="ce2" table:formula="of:=[.AE71]+1" office:value-type="float" office:value="2681">
            <text:p>2681</text:p>
          </table:table-cell>
          <table:table-cell table:formula="of:=DEC2HEX([.AE72])" office:value-type="string" office:string-value="A79">
            <text:p>A79</text:p>
          </table:table-cell>
          <table:table-cell office:value-type="string">
            <text:p>name7</text:p>
          </table:table-cell>
          <table:table-cell table:formula="of:=[.AH71]+1" office:value-type="float" office:value="9">
            <text:p>9</text:p>
          </table:table-cell>
          <table:table-cell table:style-name="ce2" table:formula="of:=[.AI71]+1" office:value-type="float" office:value="3054">
            <text:p>3054</text:p>
          </table:table-cell>
          <table:table-cell table:formula="of:=DEC2HEX([.AI72])" office:value-type="string" office:string-value="BEE">
            <text:p>BEE</text:p>
          </table:table-cell>
          <table:table-cell office:value-type="string">
            <text:p>name7</text:p>
          </table:table-cell>
          <table:table-cell table:formula="of:=[.AL71]+1" office:value-type="float" office:value="9">
            <text:p>9</text:p>
          </table:table-cell>
          <table:table-cell table:style-name="ce2" table:formula="of:=[.AM71]+1" office:value-type="float" office:value="3427">
            <text:p>3427</text:p>
          </table:table-cell>
          <table:table-cell table:formula="of:=DEC2HEX([.AM72])" office:value-type="string" office:string-value="D63">
            <text:p>D63</text:p>
          </table:table-cell>
        </table:table-row>
        <table:table-row table:style-name="ro1">
          <table:table-cell office:value-type="string">
            <text:p>name8</text:p>
          </table:table-cell>
          <table:table-cell table:formula="of:=[.B72]+1" office:value-type="float" office:value="10">
            <text:p>10</text:p>
          </table:table-cell>
          <table:table-cell table:formula="of:=[.C72]+1" office:value-type="float" office:value="71">
            <text:p>71</text:p>
          </table:table-cell>
          <table:table-cell table:formula="of:=DEC2HEX([.C73])" office:value-type="string" office:string-value="47">
            <text:p>47</text:p>
          </table:table-cell>
          <table:table-cell office:value-type="string">
            <text:p>name8</text:p>
          </table:table-cell>
          <table:table-cell table:formula="of:=[.F72]+1" office:value-type="float" office:value="10">
            <text:p>10</text:p>
          </table:table-cell>
          <table:table-cell table:formula="of:=[.G72]+1" office:value-type="float" office:value="444">
            <text:p>444</text:p>
          </table:table-cell>
          <table:table-cell table:formula="of:=DEC2HEX([.G73])" office:value-type="string" office:string-value="1BC">
            <text:p>1BC</text:p>
          </table:table-cell>
          <table:table-cell office:value-type="string">
            <text:p>name8</text:p>
          </table:table-cell>
          <table:table-cell table:formula="of:=[.J72]+1" office:value-type="float" office:value="10">
            <text:p>10</text:p>
          </table:table-cell>
          <table:table-cell table:formula="of:=[.K72]+1" office:value-type="float" office:value="817">
            <text:p>817</text:p>
          </table:table-cell>
          <table:table-cell table:formula="of:=DEC2HEX([.K73])" office:value-type="string" office:string-value="331">
            <text:p>331</text:p>
          </table:table-cell>
          <table:table-cell office:value-type="string">
            <text:p>name8</text:p>
          </table:table-cell>
          <table:table-cell table:formula="of:=[.N72]+1" office:value-type="float" office:value="10">
            <text:p>10</text:p>
          </table:table-cell>
          <table:table-cell table:formula="of:=[.O72]+1" office:value-type="float" office:value="1190">
            <text:p>1190</text:p>
          </table:table-cell>
          <table:table-cell table:formula="of:=DEC2HEX([.O73])" office:value-type="string" office:string-value="4A6">
            <text:p>4A6</text:p>
          </table:table-cell>
          <table:table-cell office:value-type="string">
            <text:p>name8</text:p>
          </table:table-cell>
          <table:table-cell table:formula="of:=[.R72]+1" office:value-type="float" office:value="10">
            <text:p>10</text:p>
          </table:table-cell>
          <table:table-cell table:formula="of:=[.S72]+1" office:value-type="float" office:value="1563">
            <text:p>1563</text:p>
          </table:table-cell>
          <table:table-cell table:formula="of:=DEC2HEX([.S73])" office:value-type="string" office:string-value="61B">
            <text:p>61B</text:p>
          </table:table-cell>
          <table:table-cell office:value-type="string">
            <text:p>name8</text:p>
          </table:table-cell>
          <table:table-cell table:formula="of:=[.V72]+1" office:value-type="float" office:value="10">
            <text:p>10</text:p>
          </table:table-cell>
          <table:table-cell table:formula="of:=[.W72]+1" office:value-type="float" office:value="1936">
            <text:p>1936</text:p>
          </table:table-cell>
          <table:table-cell table:formula="of:=DEC2HEX([.W73])" office:value-type="string" office:string-value="790">
            <text:p>790</text:p>
          </table:table-cell>
          <table:table-cell office:value-type="string">
            <text:p>name8</text:p>
          </table:table-cell>
          <table:table-cell table:formula="of:=[.Z72]+1" office:value-type="float" office:value="10">
            <text:p>10</text:p>
          </table:table-cell>
          <table:table-cell table:style-name="ce2" table:formula="of:=[.AA72]+1" office:value-type="float" office:value="2309">
            <text:p>2309</text:p>
          </table:table-cell>
          <table:table-cell table:formula="of:=DEC2HEX([.AA73])" office:value-type="string" office:string-value="905">
            <text:p>905</text:p>
          </table:table-cell>
          <table:table-cell office:value-type="string">
            <text:p>name8</text:p>
          </table:table-cell>
          <table:table-cell table:formula="of:=[.AD72]+1" office:value-type="float" office:value="10">
            <text:p>10</text:p>
          </table:table-cell>
          <table:table-cell table:style-name="ce2" table:formula="of:=[.AE72]+1" office:value-type="float" office:value="2682">
            <text:p>2682</text:p>
          </table:table-cell>
          <table:table-cell table:formula="of:=DEC2HEX([.AE73])" office:value-type="string" office:string-value="A7A">
            <text:p>A7A</text:p>
          </table:table-cell>
          <table:table-cell office:value-type="string">
            <text:p>name8</text:p>
          </table:table-cell>
          <table:table-cell table:formula="of:=[.AH72]+1" office:value-type="float" office:value="10">
            <text:p>10</text:p>
          </table:table-cell>
          <table:table-cell table:style-name="ce2" table:formula="of:=[.AI72]+1" office:value-type="float" office:value="3055">
            <text:p>3055</text:p>
          </table:table-cell>
          <table:table-cell table:formula="of:=DEC2HEX([.AI73])" office:value-type="string" office:string-value="BEF">
            <text:p>BEF</text:p>
          </table:table-cell>
          <table:table-cell office:value-type="string">
            <text:p>name8</text:p>
          </table:table-cell>
          <table:table-cell table:formula="of:=[.AL72]+1" office:value-type="float" office:value="10">
            <text:p>10</text:p>
          </table:table-cell>
          <table:table-cell table:style-name="ce2" table:formula="of:=[.AM72]+1" office:value-type="float" office:value="3428">
            <text:p>3428</text:p>
          </table:table-cell>
          <table:table-cell table:formula="of:=DEC2HEX([.AM73])" office:value-type="string" office:string-value="D64">
            <text:p>D64</text:p>
          </table:table-cell>
        </table:table-row>
        <table:table-row table:style-name="ro1">
          <table:table-cell office:value-type="string">
            <text:p>name9</text:p>
          </table:table-cell>
          <table:table-cell table:formula="of:=[.B73]+1" office:value-type="float" office:value="11">
            <text:p>11</text:p>
          </table:table-cell>
          <table:table-cell table:formula="of:=[.C73]+1" office:value-type="float" office:value="72">
            <text:p>72</text:p>
          </table:table-cell>
          <table:table-cell table:formula="of:=DEC2HEX([.C74])" office:value-type="string" office:string-value="48">
            <text:p>48</text:p>
          </table:table-cell>
          <table:table-cell office:value-type="string">
            <text:p>name9</text:p>
          </table:table-cell>
          <table:table-cell table:formula="of:=[.F73]+1" office:value-type="float" office:value="11">
            <text:p>11</text:p>
          </table:table-cell>
          <table:table-cell table:formula="of:=[.G73]+1" office:value-type="float" office:value="445">
            <text:p>445</text:p>
          </table:table-cell>
          <table:table-cell table:formula="of:=DEC2HEX([.G74])" office:value-type="string" office:string-value="1BD">
            <text:p>1BD</text:p>
          </table:table-cell>
          <table:table-cell office:value-type="string">
            <text:p>name9</text:p>
          </table:table-cell>
          <table:table-cell table:formula="of:=[.J73]+1" office:value-type="float" office:value="11">
            <text:p>11</text:p>
          </table:table-cell>
          <table:table-cell table:formula="of:=[.K73]+1" office:value-type="float" office:value="818">
            <text:p>818</text:p>
          </table:table-cell>
          <table:table-cell table:formula="of:=DEC2HEX([.K74])" office:value-type="string" office:string-value="332">
            <text:p>332</text:p>
          </table:table-cell>
          <table:table-cell office:value-type="string">
            <text:p>name9</text:p>
          </table:table-cell>
          <table:table-cell table:formula="of:=[.N73]+1" office:value-type="float" office:value="11">
            <text:p>11</text:p>
          </table:table-cell>
          <table:table-cell table:formula="of:=[.O73]+1" office:value-type="float" office:value="1191">
            <text:p>1191</text:p>
          </table:table-cell>
          <table:table-cell table:formula="of:=DEC2HEX([.O74])" office:value-type="string" office:string-value="4A7">
            <text:p>4A7</text:p>
          </table:table-cell>
          <table:table-cell office:value-type="string">
            <text:p>name9</text:p>
          </table:table-cell>
          <table:table-cell table:formula="of:=[.R73]+1" office:value-type="float" office:value="11">
            <text:p>11</text:p>
          </table:table-cell>
          <table:table-cell table:formula="of:=[.S73]+1" office:value-type="float" office:value="1564">
            <text:p>1564</text:p>
          </table:table-cell>
          <table:table-cell table:formula="of:=DEC2HEX([.S74])" office:value-type="string" office:string-value="61C">
            <text:p>61C</text:p>
          </table:table-cell>
          <table:table-cell office:value-type="string">
            <text:p>name9</text:p>
          </table:table-cell>
          <table:table-cell table:formula="of:=[.V73]+1" office:value-type="float" office:value="11">
            <text:p>11</text:p>
          </table:table-cell>
          <table:table-cell table:formula="of:=[.W73]+1" office:value-type="float" office:value="1937">
            <text:p>1937</text:p>
          </table:table-cell>
          <table:table-cell table:formula="of:=DEC2HEX([.W74])" office:value-type="string" office:string-value="791">
            <text:p>791</text:p>
          </table:table-cell>
          <table:table-cell office:value-type="string">
            <text:p>name9</text:p>
          </table:table-cell>
          <table:table-cell table:formula="of:=[.Z73]+1" office:value-type="float" office:value="11">
            <text:p>11</text:p>
          </table:table-cell>
          <table:table-cell table:style-name="ce2" table:formula="of:=[.AA73]+1" office:value-type="float" office:value="2310">
            <text:p>2310</text:p>
          </table:table-cell>
          <table:table-cell table:formula="of:=DEC2HEX([.AA74])" office:value-type="string" office:string-value="906">
            <text:p>906</text:p>
          </table:table-cell>
          <table:table-cell office:value-type="string">
            <text:p>name9</text:p>
          </table:table-cell>
          <table:table-cell table:formula="of:=[.AD73]+1" office:value-type="float" office:value="11">
            <text:p>11</text:p>
          </table:table-cell>
          <table:table-cell table:style-name="ce2" table:formula="of:=[.AE73]+1" office:value-type="float" office:value="2683">
            <text:p>2683</text:p>
          </table:table-cell>
          <table:table-cell table:formula="of:=DEC2HEX([.AE74])" office:value-type="string" office:string-value="A7B">
            <text:p>A7B</text:p>
          </table:table-cell>
          <table:table-cell office:value-type="string">
            <text:p>name9</text:p>
          </table:table-cell>
          <table:table-cell table:formula="of:=[.AH73]+1" office:value-type="float" office:value="11">
            <text:p>11</text:p>
          </table:table-cell>
          <table:table-cell table:style-name="ce2" table:formula="of:=[.AI73]+1" office:value-type="float" office:value="3056">
            <text:p>3056</text:p>
          </table:table-cell>
          <table:table-cell table:formula="of:=DEC2HEX([.AI74])" office:value-type="string" office:string-value="BF0">
            <text:p>BF0</text:p>
          </table:table-cell>
          <table:table-cell office:value-type="string">
            <text:p>name9</text:p>
          </table:table-cell>
          <table:table-cell table:formula="of:=[.AL73]+1" office:value-type="float" office:value="11">
            <text:p>11</text:p>
          </table:table-cell>
          <table:table-cell table:style-name="ce2" table:formula="of:=[.AM73]+1" office:value-type="float" office:value="3429">
            <text:p>3429</text:p>
          </table:table-cell>
          <table:table-cell table:formula="of:=DEC2HEX([.AM74])" office:value-type="string" office:string-value="D65">
            <text:p>D65</text:p>
          </table:table-cell>
        </table:table-row>
        <table:table-row table:style-name="ro1">
          <table:table-cell table:style-name="ce1" office:value-type="string">
            <text:p>DT5</text:p>
          </table:table-cell>
          <table:table-cell office:value-type="float" office:value="0">
            <text:p>0</text:p>
          </table:table-cell>
          <table:table-cell table:formula="of:=[.C74]+1" office:value-type="float" office:value="73">
            <text:p>73</text:p>
          </table:table-cell>
          <table:table-cell table:formula="of:=DEC2HEX([.C75])" office:value-type="string" office:string-value="49">
            <text:p>49</text:p>
          </table:table-cell>
          <table:table-cell table:style-name="ce1" office:value-type="string">
            <text:p>DT5</text:p>
          </table:table-cell>
          <table:table-cell office:value-type="float" office:value="0">
            <text:p>0</text:p>
          </table:table-cell>
          <table:table-cell table:formula="of:=[.G74]+1" office:value-type="float" office:value="446">
            <text:p>446</text:p>
          </table:table-cell>
          <table:table-cell table:formula="of:=DEC2HEX([.G75])" office:value-type="string" office:string-value="1BE">
            <text:p>1BE</text:p>
          </table:table-cell>
          <table:table-cell table:style-name="ce1" office:value-type="string">
            <text:p>DT5</text:p>
          </table:table-cell>
          <table:table-cell office:value-type="float" office:value="0">
            <text:p>0</text:p>
          </table:table-cell>
          <table:table-cell table:formula="of:=[.K74]+1" office:value-type="float" office:value="819">
            <text:p>819</text:p>
          </table:table-cell>
          <table:table-cell table:formula="of:=DEC2HEX([.K75])" office:value-type="string" office:string-value="333">
            <text:p>333</text:p>
          </table:table-cell>
          <table:table-cell table:style-name="ce1" office:value-type="string">
            <text:p>DT5</text:p>
          </table:table-cell>
          <table:table-cell office:value-type="float" office:value="0">
            <text:p>0</text:p>
          </table:table-cell>
          <table:table-cell table:formula="of:=[.O74]+1" office:value-type="float" office:value="1192">
            <text:p>1192</text:p>
          </table:table-cell>
          <table:table-cell table:formula="of:=DEC2HEX([.O75])" office:value-type="string" office:string-value="4A8">
            <text:p>4A8</text:p>
          </table:table-cell>
          <table:table-cell table:style-name="ce1" office:value-type="string">
            <text:p>DT5</text:p>
          </table:table-cell>
          <table:table-cell office:value-type="float" office:value="0">
            <text:p>0</text:p>
          </table:table-cell>
          <table:table-cell table:formula="of:=[.S74]+1" office:value-type="float" office:value="1565">
            <text:p>1565</text:p>
          </table:table-cell>
          <table:table-cell table:formula="of:=DEC2HEX([.S75])" office:value-type="string" office:string-value="61D">
            <text:p>61D</text:p>
          </table:table-cell>
          <table:table-cell table:style-name="ce1" office:value-type="string">
            <text:p>DT5</text:p>
          </table:table-cell>
          <table:table-cell office:value-type="float" office:value="0">
            <text:p>0</text:p>
          </table:table-cell>
          <table:table-cell table:formula="of:=[.W74]+1" office:value-type="float" office:value="1938">
            <text:p>1938</text:p>
          </table:table-cell>
          <table:table-cell table:formula="of:=DEC2HEX([.W75])" office:value-type="string" office:string-value="792">
            <text:p>792</text:p>
          </table:table-cell>
          <table:table-cell table:style-name="ce1" office:value-type="string">
            <text:p>DT5</text:p>
          </table:table-cell>
          <table:table-cell office:value-type="float" office:value="0">
            <text:p>0</text:p>
          </table:table-cell>
          <table:table-cell table:style-name="ce2" table:formula="of:=[.AA74]+1" office:value-type="float" office:value="2311">
            <text:p>2311</text:p>
          </table:table-cell>
          <table:table-cell table:formula="of:=DEC2HEX([.AA75])" office:value-type="string" office:string-value="907">
            <text:p>907</text:p>
          </table:table-cell>
          <table:table-cell table:style-name="ce1" office:value-type="string">
            <text:p>DT5</text:p>
          </table:table-cell>
          <table:table-cell office:value-type="float" office:value="0">
            <text:p>0</text:p>
          </table:table-cell>
          <table:table-cell table:style-name="ce2" table:formula="of:=[.AE74]+1" office:value-type="float" office:value="2684">
            <text:p>2684</text:p>
          </table:table-cell>
          <table:table-cell table:formula="of:=DEC2HEX([.AE75])" office:value-type="string" office:string-value="A7C">
            <text:p>A7C</text:p>
          </table:table-cell>
          <table:table-cell table:style-name="ce1" office:value-type="string">
            <text:p>DT5</text:p>
          </table:table-cell>
          <table:table-cell office:value-type="float" office:value="0">
            <text:p>0</text:p>
          </table:table-cell>
          <table:table-cell table:style-name="ce2" table:formula="of:=[.AI74]+1" office:value-type="float" office:value="3057">
            <text:p>3057</text:p>
          </table:table-cell>
          <table:table-cell table:formula="of:=DEC2HEX([.AI75])" office:value-type="string" office:string-value="BF1">
            <text:p>BF1</text:p>
          </table:table-cell>
          <table:table-cell table:style-name="ce1" office:value-type="string">
            <text:p>DT5</text:p>
          </table:table-cell>
          <table:table-cell office:value-type="float" office:value="0">
            <text:p>0</text:p>
          </table:table-cell>
          <table:table-cell table:style-name="ce2" table:formula="of:=[.AM74]+1" office:value-type="float" office:value="3430">
            <text:p>3430</text:p>
          </table:table-cell>
          <table:table-cell table:formula="of:=DEC2HEX([.AM75])" office:value-type="string" office:string-value="D66">
            <text:p>D66</text:p>
          </table:table-cell>
        </table:table-row>
        <table:table-row table:style-name="ro1">
          <table:table-cell office:value-type="string">
            <text:p>id</text:p>
          </table:table-cell>
          <table:table-cell table:formula="of:=[.B75]+1" office:value-type="float" office:value="1">
            <text:p>1</text:p>
          </table:table-cell>
          <table:table-cell table:formula="of:=[.C75]+1" office:value-type="float" office:value="74">
            <text:p>74</text:p>
          </table:table-cell>
          <table:table-cell table:formula="of:=DEC2HEX([.C76])" office:value-type="string" office:string-value="4A">
            <text:p>4A</text:p>
          </table:table-cell>
          <table:table-cell office:value-type="string">
            <text:p>id</text:p>
          </table:table-cell>
          <table:table-cell table:formula="of:=[.F75]+1" office:value-type="float" office:value="1">
            <text:p>1</text:p>
          </table:table-cell>
          <table:table-cell table:formula="of:=[.G75]+1" office:value-type="float" office:value="447">
            <text:p>447</text:p>
          </table:table-cell>
          <table:table-cell table:formula="of:=DEC2HEX([.G76])" office:value-type="string" office:string-value="1BF">
            <text:p>1BF</text:p>
          </table:table-cell>
          <table:table-cell office:value-type="string">
            <text:p>id</text:p>
          </table:table-cell>
          <table:table-cell table:formula="of:=[.J75]+1" office:value-type="float" office:value="1">
            <text:p>1</text:p>
          </table:table-cell>
          <table:table-cell table:formula="of:=[.K75]+1" office:value-type="float" office:value="820">
            <text:p>820</text:p>
          </table:table-cell>
          <table:table-cell table:formula="of:=DEC2HEX([.K76])" office:value-type="string" office:string-value="334">
            <text:p>334</text:p>
          </table:table-cell>
          <table:table-cell office:value-type="string">
            <text:p>id</text:p>
          </table:table-cell>
          <table:table-cell table:formula="of:=[.N75]+1" office:value-type="float" office:value="1">
            <text:p>1</text:p>
          </table:table-cell>
          <table:table-cell table:formula="of:=[.O75]+1" office:value-type="float" office:value="1193">
            <text:p>1193</text:p>
          </table:table-cell>
          <table:table-cell table:formula="of:=DEC2HEX([.O76])" office:value-type="string" office:string-value="4A9">
            <text:p>4A9</text:p>
          </table:table-cell>
          <table:table-cell office:value-type="string">
            <text:p>id</text:p>
          </table:table-cell>
          <table:table-cell table:formula="of:=[.R75]+1" office:value-type="float" office:value="1">
            <text:p>1</text:p>
          </table:table-cell>
          <table:table-cell table:formula="of:=[.S75]+1" office:value-type="float" office:value="1566">
            <text:p>1566</text:p>
          </table:table-cell>
          <table:table-cell table:formula="of:=DEC2HEX([.S76])" office:value-type="string" office:string-value="61E">
            <text:p>61E</text:p>
          </table:table-cell>
          <table:table-cell office:value-type="string">
            <text:p>id</text:p>
          </table:table-cell>
          <table:table-cell table:formula="of:=[.V75]+1" office:value-type="float" office:value="1">
            <text:p>1</text:p>
          </table:table-cell>
          <table:table-cell table:formula="of:=[.W75]+1" office:value-type="float" office:value="1939">
            <text:p>1939</text:p>
          </table:table-cell>
          <table:table-cell table:formula="of:=DEC2HEX([.W76])" office:value-type="string" office:string-value="793">
            <text:p>793</text:p>
          </table:table-cell>
          <table:table-cell office:value-type="string">
            <text:p>id</text:p>
          </table:table-cell>
          <table:table-cell table:formula="of:=[.Z75]+1" office:value-type="float" office:value="1">
            <text:p>1</text:p>
          </table:table-cell>
          <table:table-cell table:style-name="ce2" table:formula="of:=[.AA75]+1" office:value-type="float" office:value="2312">
            <text:p>2312</text:p>
          </table:table-cell>
          <table:table-cell table:formula="of:=DEC2HEX([.AA76])" office:value-type="string" office:string-value="908">
            <text:p>908</text:p>
          </table:table-cell>
          <table:table-cell office:value-type="string">
            <text:p>id</text:p>
          </table:table-cell>
          <table:table-cell table:formula="of:=[.AD75]+1" office:value-type="float" office:value="1">
            <text:p>1</text:p>
          </table:table-cell>
          <table:table-cell table:style-name="ce2" table:formula="of:=[.AE75]+1" office:value-type="float" office:value="2685">
            <text:p>2685</text:p>
          </table:table-cell>
          <table:table-cell table:formula="of:=DEC2HEX([.AE76])" office:value-type="string" office:string-value="A7D">
            <text:p>A7D</text:p>
          </table:table-cell>
          <table:table-cell office:value-type="string">
            <text:p>id</text:p>
          </table:table-cell>
          <table:table-cell table:formula="of:=[.AH75]+1" office:value-type="float" office:value="1">
            <text:p>1</text:p>
          </table:table-cell>
          <table:table-cell table:style-name="ce2" table:formula="of:=[.AI75]+1" office:value-type="float" office:value="3058">
            <text:p>3058</text:p>
          </table:table-cell>
          <table:table-cell table:formula="of:=DEC2HEX([.AI76])" office:value-type="string" office:string-value="BF2">
            <text:p>BF2</text:p>
          </table:table-cell>
          <table:table-cell office:value-type="string">
            <text:p>id</text:p>
          </table:table-cell>
          <table:table-cell table:formula="of:=[.AL75]+1" office:value-type="float" office:value="1">
            <text:p>1</text:p>
          </table:table-cell>
          <table:table-cell table:style-name="ce2" table:formula="of:=[.AM75]+1" office:value-type="float" office:value="3431">
            <text:p>3431</text:p>
          </table:table-cell>
          <table:table-cell table:formula="of:=DEC2HEX([.AM76])" office:value-type="string" office:string-value="D67">
            <text:p>D67</text:p>
          </table:table-cell>
        </table:table-row>
        <table:table-row table:style-name="ro1">
          <table:table-cell office:value-type="string">
            <text:p>name0</text:p>
          </table:table-cell>
          <table:table-cell table:formula="of:=[.B76]+1" office:value-type="float" office:value="2">
            <text:p>2</text:p>
          </table:table-cell>
          <table:table-cell table:formula="of:=[.C76]+1" office:value-type="float" office:value="75">
            <text:p>75</text:p>
          </table:table-cell>
          <table:table-cell table:formula="of:=DEC2HEX([.C77])" office:value-type="string" office:string-value="4B">
            <text:p>4B</text:p>
          </table:table-cell>
          <table:table-cell office:value-type="string">
            <text:p>name0</text:p>
          </table:table-cell>
          <table:table-cell table:formula="of:=[.F76]+1" office:value-type="float" office:value="2">
            <text:p>2</text:p>
          </table:table-cell>
          <table:table-cell table:formula="of:=[.G76]+1" office:value-type="float" office:value="448">
            <text:p>448</text:p>
          </table:table-cell>
          <table:table-cell table:formula="of:=DEC2HEX([.G77])" office:value-type="string" office:string-value="1C0">
            <text:p>1C0</text:p>
          </table:table-cell>
          <table:table-cell office:value-type="string">
            <text:p>name0</text:p>
          </table:table-cell>
          <table:table-cell table:formula="of:=[.J76]+1" office:value-type="float" office:value="2">
            <text:p>2</text:p>
          </table:table-cell>
          <table:table-cell table:formula="of:=[.K76]+1" office:value-type="float" office:value="821">
            <text:p>821</text:p>
          </table:table-cell>
          <table:table-cell table:formula="of:=DEC2HEX([.K77])" office:value-type="string" office:string-value="335">
            <text:p>335</text:p>
          </table:table-cell>
          <table:table-cell office:value-type="string">
            <text:p>name0</text:p>
          </table:table-cell>
          <table:table-cell table:formula="of:=[.N76]+1" office:value-type="float" office:value="2">
            <text:p>2</text:p>
          </table:table-cell>
          <table:table-cell table:formula="of:=[.O76]+1" office:value-type="float" office:value="1194">
            <text:p>1194</text:p>
          </table:table-cell>
          <table:table-cell table:formula="of:=DEC2HEX([.O77])" office:value-type="string" office:string-value="4AA">
            <text:p>4AA</text:p>
          </table:table-cell>
          <table:table-cell office:value-type="string">
            <text:p>name0</text:p>
          </table:table-cell>
          <table:table-cell table:formula="of:=[.R76]+1" office:value-type="float" office:value="2">
            <text:p>2</text:p>
          </table:table-cell>
          <table:table-cell table:formula="of:=[.S76]+1" office:value-type="float" office:value="1567">
            <text:p>1567</text:p>
          </table:table-cell>
          <table:table-cell table:formula="of:=DEC2HEX([.S77])" office:value-type="string" office:string-value="61F">
            <text:p>61F</text:p>
          </table:table-cell>
          <table:table-cell office:value-type="string">
            <text:p>name0</text:p>
          </table:table-cell>
          <table:table-cell table:formula="of:=[.V76]+1" office:value-type="float" office:value="2">
            <text:p>2</text:p>
          </table:table-cell>
          <table:table-cell table:formula="of:=[.W76]+1" office:value-type="float" office:value="1940">
            <text:p>1940</text:p>
          </table:table-cell>
          <table:table-cell table:formula="of:=DEC2HEX([.W77])" office:value-type="string" office:string-value="794">
            <text:p>794</text:p>
          </table:table-cell>
          <table:table-cell office:value-type="string">
            <text:p>name0</text:p>
          </table:table-cell>
          <table:table-cell table:formula="of:=[.Z76]+1" office:value-type="float" office:value="2">
            <text:p>2</text:p>
          </table:table-cell>
          <table:table-cell table:style-name="ce2" table:formula="of:=[.AA76]+1" office:value-type="float" office:value="2313">
            <text:p>2313</text:p>
          </table:table-cell>
          <table:table-cell table:formula="of:=DEC2HEX([.AA77])" office:value-type="string" office:string-value="909">
            <text:p>909</text:p>
          </table:table-cell>
          <table:table-cell office:value-type="string">
            <text:p>name0</text:p>
          </table:table-cell>
          <table:table-cell table:formula="of:=[.AD76]+1" office:value-type="float" office:value="2">
            <text:p>2</text:p>
          </table:table-cell>
          <table:table-cell table:style-name="ce2" table:formula="of:=[.AE76]+1" office:value-type="float" office:value="2686">
            <text:p>2686</text:p>
          </table:table-cell>
          <table:table-cell table:formula="of:=DEC2HEX([.AE77])" office:value-type="string" office:string-value="A7E">
            <text:p>A7E</text:p>
          </table:table-cell>
          <table:table-cell office:value-type="string">
            <text:p>name0</text:p>
          </table:table-cell>
          <table:table-cell table:formula="of:=[.AH76]+1" office:value-type="float" office:value="2">
            <text:p>2</text:p>
          </table:table-cell>
          <table:table-cell table:style-name="ce2" table:formula="of:=[.AI76]+1" office:value-type="float" office:value="3059">
            <text:p>3059</text:p>
          </table:table-cell>
          <table:table-cell table:formula="of:=DEC2HEX([.AI77])" office:value-type="string" office:string-value="BF3">
            <text:p>BF3</text:p>
          </table:table-cell>
          <table:table-cell office:value-type="string">
            <text:p>name0</text:p>
          </table:table-cell>
          <table:table-cell table:formula="of:=[.AL76]+1" office:value-type="float" office:value="2">
            <text:p>2</text:p>
          </table:table-cell>
          <table:table-cell table:style-name="ce2" table:formula="of:=[.AM76]+1" office:value-type="float" office:value="3432">
            <text:p>3432</text:p>
          </table:table-cell>
          <table:table-cell table:formula="of:=DEC2HEX([.AM77])" office:value-type="string" office:string-value="D68">
            <text:p>D68</text:p>
          </table:table-cell>
        </table:table-row>
        <table:table-row table:style-name="ro1">
          <table:table-cell office:value-type="string">
            <text:p>name1</text:p>
          </table:table-cell>
          <table:table-cell table:formula="of:=[.B77]+1" office:value-type="float" office:value="3">
            <text:p>3</text:p>
          </table:table-cell>
          <table:table-cell table:formula="of:=[.C77]+1" office:value-type="float" office:value="76">
            <text:p>76</text:p>
          </table:table-cell>
          <table:table-cell table:formula="of:=DEC2HEX([.C78])" office:value-type="string" office:string-value="4C">
            <text:p>4C</text:p>
          </table:table-cell>
          <table:table-cell office:value-type="string">
            <text:p>name1</text:p>
          </table:table-cell>
          <table:table-cell table:formula="of:=[.F77]+1" office:value-type="float" office:value="3">
            <text:p>3</text:p>
          </table:table-cell>
          <table:table-cell table:formula="of:=[.G77]+1" office:value-type="float" office:value="449">
            <text:p>449</text:p>
          </table:table-cell>
          <table:table-cell table:formula="of:=DEC2HEX([.G78])" office:value-type="string" office:string-value="1C1">
            <text:p>1C1</text:p>
          </table:table-cell>
          <table:table-cell office:value-type="string">
            <text:p>name1</text:p>
          </table:table-cell>
          <table:table-cell table:formula="of:=[.J77]+1" office:value-type="float" office:value="3">
            <text:p>3</text:p>
          </table:table-cell>
          <table:table-cell table:formula="of:=[.K77]+1" office:value-type="float" office:value="822">
            <text:p>822</text:p>
          </table:table-cell>
          <table:table-cell table:formula="of:=DEC2HEX([.K78])" office:value-type="string" office:string-value="336">
            <text:p>336</text:p>
          </table:table-cell>
          <table:table-cell office:value-type="string">
            <text:p>name1</text:p>
          </table:table-cell>
          <table:table-cell table:formula="of:=[.N77]+1" office:value-type="float" office:value="3">
            <text:p>3</text:p>
          </table:table-cell>
          <table:table-cell table:formula="of:=[.O77]+1" office:value-type="float" office:value="1195">
            <text:p>1195</text:p>
          </table:table-cell>
          <table:table-cell table:formula="of:=DEC2HEX([.O78])" office:value-type="string" office:string-value="4AB">
            <text:p>4AB</text:p>
          </table:table-cell>
          <table:table-cell office:value-type="string">
            <text:p>name1</text:p>
          </table:table-cell>
          <table:table-cell table:formula="of:=[.R77]+1" office:value-type="float" office:value="3">
            <text:p>3</text:p>
          </table:table-cell>
          <table:table-cell table:formula="of:=[.S77]+1" office:value-type="float" office:value="1568">
            <text:p>1568</text:p>
          </table:table-cell>
          <table:table-cell table:formula="of:=DEC2HEX([.S78])" office:value-type="string" office:string-value="620">
            <text:p>620</text:p>
          </table:table-cell>
          <table:table-cell office:value-type="string">
            <text:p>name1</text:p>
          </table:table-cell>
          <table:table-cell table:formula="of:=[.V77]+1" office:value-type="float" office:value="3">
            <text:p>3</text:p>
          </table:table-cell>
          <table:table-cell table:formula="of:=[.W77]+1" office:value-type="float" office:value="1941">
            <text:p>1941</text:p>
          </table:table-cell>
          <table:table-cell table:formula="of:=DEC2HEX([.W78])" office:value-type="string" office:string-value="795">
            <text:p>795</text:p>
          </table:table-cell>
          <table:table-cell office:value-type="string">
            <text:p>name1</text:p>
          </table:table-cell>
          <table:table-cell table:formula="of:=[.Z77]+1" office:value-type="float" office:value="3">
            <text:p>3</text:p>
          </table:table-cell>
          <table:table-cell table:style-name="ce2" table:formula="of:=[.AA77]+1" office:value-type="float" office:value="2314">
            <text:p>2314</text:p>
          </table:table-cell>
          <table:table-cell table:formula="of:=DEC2HEX([.AA78])" office:value-type="string" office:string-value="90A">
            <text:p>90A</text:p>
          </table:table-cell>
          <table:table-cell office:value-type="string">
            <text:p>name1</text:p>
          </table:table-cell>
          <table:table-cell table:formula="of:=[.AD77]+1" office:value-type="float" office:value="3">
            <text:p>3</text:p>
          </table:table-cell>
          <table:table-cell table:style-name="ce2" table:formula="of:=[.AE77]+1" office:value-type="float" office:value="2687">
            <text:p>2687</text:p>
          </table:table-cell>
          <table:table-cell table:formula="of:=DEC2HEX([.AE78])" office:value-type="string" office:string-value="A7F">
            <text:p>A7F</text:p>
          </table:table-cell>
          <table:table-cell office:value-type="string">
            <text:p>name1</text:p>
          </table:table-cell>
          <table:table-cell table:formula="of:=[.AH77]+1" office:value-type="float" office:value="3">
            <text:p>3</text:p>
          </table:table-cell>
          <table:table-cell table:style-name="ce2" table:formula="of:=[.AI77]+1" office:value-type="float" office:value="3060">
            <text:p>3060</text:p>
          </table:table-cell>
          <table:table-cell table:formula="of:=DEC2HEX([.AI78])" office:value-type="string" office:string-value="BF4">
            <text:p>BF4</text:p>
          </table:table-cell>
          <table:table-cell office:value-type="string">
            <text:p>name1</text:p>
          </table:table-cell>
          <table:table-cell table:formula="of:=[.AL77]+1" office:value-type="float" office:value="3">
            <text:p>3</text:p>
          </table:table-cell>
          <table:table-cell table:style-name="ce2" table:formula="of:=[.AM77]+1" office:value-type="float" office:value="3433">
            <text:p>3433</text:p>
          </table:table-cell>
          <table:table-cell table:formula="of:=DEC2HEX([.AM78])" office:value-type="string" office:string-value="D69">
            <text:p>D69</text:p>
          </table:table-cell>
        </table:table-row>
        <table:table-row table:style-name="ro1">
          <table:table-cell office:value-type="string">
            <text:p>name2</text:p>
          </table:table-cell>
          <table:table-cell table:formula="of:=[.B78]+1" office:value-type="float" office:value="4">
            <text:p>4</text:p>
          </table:table-cell>
          <table:table-cell table:formula="of:=[.C78]+1" office:value-type="float" office:value="77">
            <text:p>77</text:p>
          </table:table-cell>
          <table:table-cell table:formula="of:=DEC2HEX([.C79])" office:value-type="string" office:string-value="4D">
            <text:p>4D</text:p>
          </table:table-cell>
          <table:table-cell office:value-type="string">
            <text:p>name2</text:p>
          </table:table-cell>
          <table:table-cell table:formula="of:=[.F78]+1" office:value-type="float" office:value="4">
            <text:p>4</text:p>
          </table:table-cell>
          <table:table-cell table:formula="of:=[.G78]+1" office:value-type="float" office:value="450">
            <text:p>450</text:p>
          </table:table-cell>
          <table:table-cell table:formula="of:=DEC2HEX([.G79])" office:value-type="string" office:string-value="1C2">
            <text:p>1C2</text:p>
          </table:table-cell>
          <table:table-cell office:value-type="string">
            <text:p>name2</text:p>
          </table:table-cell>
          <table:table-cell table:formula="of:=[.J78]+1" office:value-type="float" office:value="4">
            <text:p>4</text:p>
          </table:table-cell>
          <table:table-cell table:formula="of:=[.K78]+1" office:value-type="float" office:value="823">
            <text:p>823</text:p>
          </table:table-cell>
          <table:table-cell table:formula="of:=DEC2HEX([.K79])" office:value-type="string" office:string-value="337">
            <text:p>337</text:p>
          </table:table-cell>
          <table:table-cell office:value-type="string">
            <text:p>name2</text:p>
          </table:table-cell>
          <table:table-cell table:formula="of:=[.N78]+1" office:value-type="float" office:value="4">
            <text:p>4</text:p>
          </table:table-cell>
          <table:table-cell table:formula="of:=[.O78]+1" office:value-type="float" office:value="1196">
            <text:p>1196</text:p>
          </table:table-cell>
          <table:table-cell table:formula="of:=DEC2HEX([.O79])" office:value-type="string" office:string-value="4AC">
            <text:p>4AC</text:p>
          </table:table-cell>
          <table:table-cell office:value-type="string">
            <text:p>name2</text:p>
          </table:table-cell>
          <table:table-cell table:formula="of:=[.R78]+1" office:value-type="float" office:value="4">
            <text:p>4</text:p>
          </table:table-cell>
          <table:table-cell table:formula="of:=[.S78]+1" office:value-type="float" office:value="1569">
            <text:p>1569</text:p>
          </table:table-cell>
          <table:table-cell table:formula="of:=DEC2HEX([.S79])" office:value-type="string" office:string-value="621">
            <text:p>621</text:p>
          </table:table-cell>
          <table:table-cell office:value-type="string">
            <text:p>name2</text:p>
          </table:table-cell>
          <table:table-cell table:formula="of:=[.V78]+1" office:value-type="float" office:value="4">
            <text:p>4</text:p>
          </table:table-cell>
          <table:table-cell table:formula="of:=[.W78]+1" office:value-type="float" office:value="1942">
            <text:p>1942</text:p>
          </table:table-cell>
          <table:table-cell table:formula="of:=DEC2HEX([.W79])" office:value-type="string" office:string-value="796">
            <text:p>796</text:p>
          </table:table-cell>
          <table:table-cell office:value-type="string">
            <text:p>name2</text:p>
          </table:table-cell>
          <table:table-cell table:formula="of:=[.Z78]+1" office:value-type="float" office:value="4">
            <text:p>4</text:p>
          </table:table-cell>
          <table:table-cell table:style-name="ce2" table:formula="of:=[.AA78]+1" office:value-type="float" office:value="2315">
            <text:p>2315</text:p>
          </table:table-cell>
          <table:table-cell table:formula="of:=DEC2HEX([.AA79])" office:value-type="string" office:string-value="90B">
            <text:p>90B</text:p>
          </table:table-cell>
          <table:table-cell office:value-type="string">
            <text:p>name2</text:p>
          </table:table-cell>
          <table:table-cell table:formula="of:=[.AD78]+1" office:value-type="float" office:value="4">
            <text:p>4</text:p>
          </table:table-cell>
          <table:table-cell table:style-name="ce2" table:formula="of:=[.AE78]+1" office:value-type="float" office:value="2688">
            <text:p>2688</text:p>
          </table:table-cell>
          <table:table-cell table:formula="of:=DEC2HEX([.AE79])" office:value-type="string" office:string-value="A80">
            <text:p>A80</text:p>
          </table:table-cell>
          <table:table-cell office:value-type="string">
            <text:p>name2</text:p>
          </table:table-cell>
          <table:table-cell table:formula="of:=[.AH78]+1" office:value-type="float" office:value="4">
            <text:p>4</text:p>
          </table:table-cell>
          <table:table-cell table:style-name="ce2" table:formula="of:=[.AI78]+1" office:value-type="float" office:value="3061">
            <text:p>3061</text:p>
          </table:table-cell>
          <table:table-cell table:formula="of:=DEC2HEX([.AI79])" office:value-type="string" office:string-value="BF5">
            <text:p>BF5</text:p>
          </table:table-cell>
          <table:table-cell office:value-type="string">
            <text:p>name2</text:p>
          </table:table-cell>
          <table:table-cell table:formula="of:=[.AL78]+1" office:value-type="float" office:value="4">
            <text:p>4</text:p>
          </table:table-cell>
          <table:table-cell table:style-name="ce2" table:formula="of:=[.AM78]+1" office:value-type="float" office:value="3434">
            <text:p>3434</text:p>
          </table:table-cell>
          <table:table-cell table:formula="of:=DEC2HEX([.AM79])" office:value-type="string" office:string-value="D6A">
            <text:p>D6A</text:p>
          </table:table-cell>
        </table:table-row>
        <table:table-row table:style-name="ro1">
          <table:table-cell office:value-type="string">
            <text:p>name3</text:p>
          </table:table-cell>
          <table:table-cell table:formula="of:=[.B79]+1" office:value-type="float" office:value="5">
            <text:p>5</text:p>
          </table:table-cell>
          <table:table-cell table:formula="of:=[.C79]+1" office:value-type="float" office:value="78">
            <text:p>78</text:p>
          </table:table-cell>
          <table:table-cell table:formula="of:=DEC2HEX([.C80])" office:value-type="string" office:string-value="4E">
            <text:p>4E</text:p>
          </table:table-cell>
          <table:table-cell office:value-type="string">
            <text:p>name3</text:p>
          </table:table-cell>
          <table:table-cell table:formula="of:=[.F79]+1" office:value-type="float" office:value="5">
            <text:p>5</text:p>
          </table:table-cell>
          <table:table-cell table:formula="of:=[.G79]+1" office:value-type="float" office:value="451">
            <text:p>451</text:p>
          </table:table-cell>
          <table:table-cell table:formula="of:=DEC2HEX([.G80])" office:value-type="string" office:string-value="1C3">
            <text:p>1C3</text:p>
          </table:table-cell>
          <table:table-cell office:value-type="string">
            <text:p>name3</text:p>
          </table:table-cell>
          <table:table-cell table:formula="of:=[.J79]+1" office:value-type="float" office:value="5">
            <text:p>5</text:p>
          </table:table-cell>
          <table:table-cell table:formula="of:=[.K79]+1" office:value-type="float" office:value="824">
            <text:p>824</text:p>
          </table:table-cell>
          <table:table-cell table:formula="of:=DEC2HEX([.K80])" office:value-type="string" office:string-value="338">
            <text:p>338</text:p>
          </table:table-cell>
          <table:table-cell office:value-type="string">
            <text:p>name3</text:p>
          </table:table-cell>
          <table:table-cell table:formula="of:=[.N79]+1" office:value-type="float" office:value="5">
            <text:p>5</text:p>
          </table:table-cell>
          <table:table-cell table:formula="of:=[.O79]+1" office:value-type="float" office:value="1197">
            <text:p>1197</text:p>
          </table:table-cell>
          <table:table-cell table:formula="of:=DEC2HEX([.O80])" office:value-type="string" office:string-value="4AD">
            <text:p>4AD</text:p>
          </table:table-cell>
          <table:table-cell office:value-type="string">
            <text:p>name3</text:p>
          </table:table-cell>
          <table:table-cell table:formula="of:=[.R79]+1" office:value-type="float" office:value="5">
            <text:p>5</text:p>
          </table:table-cell>
          <table:table-cell table:formula="of:=[.S79]+1" office:value-type="float" office:value="1570">
            <text:p>1570</text:p>
          </table:table-cell>
          <table:table-cell table:formula="of:=DEC2HEX([.S80])" office:value-type="string" office:string-value="622">
            <text:p>622</text:p>
          </table:table-cell>
          <table:table-cell office:value-type="string">
            <text:p>name3</text:p>
          </table:table-cell>
          <table:table-cell table:formula="of:=[.V79]+1" office:value-type="float" office:value="5">
            <text:p>5</text:p>
          </table:table-cell>
          <table:table-cell table:formula="of:=[.W79]+1" office:value-type="float" office:value="1943">
            <text:p>1943</text:p>
          </table:table-cell>
          <table:table-cell table:formula="of:=DEC2HEX([.W80])" office:value-type="string" office:string-value="797">
            <text:p>797</text:p>
          </table:table-cell>
          <table:table-cell office:value-type="string">
            <text:p>name3</text:p>
          </table:table-cell>
          <table:table-cell table:formula="of:=[.Z79]+1" office:value-type="float" office:value="5">
            <text:p>5</text:p>
          </table:table-cell>
          <table:table-cell table:style-name="ce2" table:formula="of:=[.AA79]+1" office:value-type="float" office:value="2316">
            <text:p>2316</text:p>
          </table:table-cell>
          <table:table-cell table:formula="of:=DEC2HEX([.AA80])" office:value-type="string" office:string-value="90C">
            <text:p>90C</text:p>
          </table:table-cell>
          <table:table-cell office:value-type="string">
            <text:p>name3</text:p>
          </table:table-cell>
          <table:table-cell table:formula="of:=[.AD79]+1" office:value-type="float" office:value="5">
            <text:p>5</text:p>
          </table:table-cell>
          <table:table-cell table:style-name="ce2" table:formula="of:=[.AE79]+1" office:value-type="float" office:value="2689">
            <text:p>2689</text:p>
          </table:table-cell>
          <table:table-cell table:formula="of:=DEC2HEX([.AE80])" office:value-type="string" office:string-value="A81">
            <text:p>A81</text:p>
          </table:table-cell>
          <table:table-cell office:value-type="string">
            <text:p>name3</text:p>
          </table:table-cell>
          <table:table-cell table:formula="of:=[.AH79]+1" office:value-type="float" office:value="5">
            <text:p>5</text:p>
          </table:table-cell>
          <table:table-cell table:style-name="ce2" table:formula="of:=[.AI79]+1" office:value-type="float" office:value="3062">
            <text:p>3062</text:p>
          </table:table-cell>
          <table:table-cell table:formula="of:=DEC2HEX([.AI80])" office:value-type="string" office:string-value="BF6">
            <text:p>BF6</text:p>
          </table:table-cell>
          <table:table-cell office:value-type="string">
            <text:p>name3</text:p>
          </table:table-cell>
          <table:table-cell table:formula="of:=[.AL79]+1" office:value-type="float" office:value="5">
            <text:p>5</text:p>
          </table:table-cell>
          <table:table-cell table:style-name="ce2" table:formula="of:=[.AM79]+1" office:value-type="float" office:value="3435">
            <text:p>3435</text:p>
          </table:table-cell>
          <table:table-cell table:formula="of:=DEC2HEX([.AM80])" office:value-type="string" office:string-value="D6B">
            <text:p>D6B</text:p>
          </table:table-cell>
        </table:table-row>
        <table:table-row table:style-name="ro1">
          <table:table-cell office:value-type="string">
            <text:p>name4</text:p>
          </table:table-cell>
          <table:table-cell table:formula="of:=[.B80]+1" office:value-type="float" office:value="6">
            <text:p>6</text:p>
          </table:table-cell>
          <table:table-cell table:formula="of:=[.C80]+1" office:value-type="float" office:value="79">
            <text:p>79</text:p>
          </table:table-cell>
          <table:table-cell table:formula="of:=DEC2HEX([.C81])" office:value-type="string" office:string-value="4F">
            <text:p>4F</text:p>
          </table:table-cell>
          <table:table-cell office:value-type="string">
            <text:p>name4</text:p>
          </table:table-cell>
          <table:table-cell table:formula="of:=[.F80]+1" office:value-type="float" office:value="6">
            <text:p>6</text:p>
          </table:table-cell>
          <table:table-cell table:formula="of:=[.G80]+1" office:value-type="float" office:value="452">
            <text:p>452</text:p>
          </table:table-cell>
          <table:table-cell table:formula="of:=DEC2HEX([.G81])" office:value-type="string" office:string-value="1C4">
            <text:p>1C4</text:p>
          </table:table-cell>
          <table:table-cell office:value-type="string">
            <text:p>name4</text:p>
          </table:table-cell>
          <table:table-cell table:formula="of:=[.J80]+1" office:value-type="float" office:value="6">
            <text:p>6</text:p>
          </table:table-cell>
          <table:table-cell table:formula="of:=[.K80]+1" office:value-type="float" office:value="825">
            <text:p>825</text:p>
          </table:table-cell>
          <table:table-cell table:formula="of:=DEC2HEX([.K81])" office:value-type="string" office:string-value="339">
            <text:p>339</text:p>
          </table:table-cell>
          <table:table-cell office:value-type="string">
            <text:p>name4</text:p>
          </table:table-cell>
          <table:table-cell table:formula="of:=[.N80]+1" office:value-type="float" office:value="6">
            <text:p>6</text:p>
          </table:table-cell>
          <table:table-cell table:formula="of:=[.O80]+1" office:value-type="float" office:value="1198">
            <text:p>1198</text:p>
          </table:table-cell>
          <table:table-cell table:formula="of:=DEC2HEX([.O81])" office:value-type="string" office:string-value="4AE">
            <text:p>4AE</text:p>
          </table:table-cell>
          <table:table-cell office:value-type="string">
            <text:p>name4</text:p>
          </table:table-cell>
          <table:table-cell table:formula="of:=[.R80]+1" office:value-type="float" office:value="6">
            <text:p>6</text:p>
          </table:table-cell>
          <table:table-cell table:formula="of:=[.S80]+1" office:value-type="float" office:value="1571">
            <text:p>1571</text:p>
          </table:table-cell>
          <table:table-cell table:formula="of:=DEC2HEX([.S81])" office:value-type="string" office:string-value="623">
            <text:p>623</text:p>
          </table:table-cell>
          <table:table-cell office:value-type="string">
            <text:p>name4</text:p>
          </table:table-cell>
          <table:table-cell table:formula="of:=[.V80]+1" office:value-type="float" office:value="6">
            <text:p>6</text:p>
          </table:table-cell>
          <table:table-cell table:formula="of:=[.W80]+1" office:value-type="float" office:value="1944">
            <text:p>1944</text:p>
          </table:table-cell>
          <table:table-cell table:formula="of:=DEC2HEX([.W81])" office:value-type="string" office:string-value="798">
            <text:p>798</text:p>
          </table:table-cell>
          <table:table-cell office:value-type="string">
            <text:p>name4</text:p>
          </table:table-cell>
          <table:table-cell table:formula="of:=[.Z80]+1" office:value-type="float" office:value="6">
            <text:p>6</text:p>
          </table:table-cell>
          <table:table-cell table:style-name="ce2" table:formula="of:=[.AA80]+1" office:value-type="float" office:value="2317">
            <text:p>2317</text:p>
          </table:table-cell>
          <table:table-cell table:formula="of:=DEC2HEX([.AA81])" office:value-type="string" office:string-value="90D">
            <text:p>90D</text:p>
          </table:table-cell>
          <table:table-cell office:value-type="string">
            <text:p>name4</text:p>
          </table:table-cell>
          <table:table-cell table:formula="of:=[.AD80]+1" office:value-type="float" office:value="6">
            <text:p>6</text:p>
          </table:table-cell>
          <table:table-cell table:style-name="ce2" table:formula="of:=[.AE80]+1" office:value-type="float" office:value="2690">
            <text:p>2690</text:p>
          </table:table-cell>
          <table:table-cell table:formula="of:=DEC2HEX([.AE81])" office:value-type="string" office:string-value="A82">
            <text:p>A82</text:p>
          </table:table-cell>
          <table:table-cell office:value-type="string">
            <text:p>name4</text:p>
          </table:table-cell>
          <table:table-cell table:formula="of:=[.AH80]+1" office:value-type="float" office:value="6">
            <text:p>6</text:p>
          </table:table-cell>
          <table:table-cell table:style-name="ce2" table:formula="of:=[.AI80]+1" office:value-type="float" office:value="3063">
            <text:p>3063</text:p>
          </table:table-cell>
          <table:table-cell table:formula="of:=DEC2HEX([.AI81])" office:value-type="string" office:string-value="BF7">
            <text:p>BF7</text:p>
          </table:table-cell>
          <table:table-cell office:value-type="string">
            <text:p>name4</text:p>
          </table:table-cell>
          <table:table-cell table:formula="of:=[.AL80]+1" office:value-type="float" office:value="6">
            <text:p>6</text:p>
          </table:table-cell>
          <table:table-cell table:style-name="ce2" table:formula="of:=[.AM80]+1" office:value-type="float" office:value="3436">
            <text:p>3436</text:p>
          </table:table-cell>
          <table:table-cell table:formula="of:=DEC2HEX([.AM81])" office:value-type="string" office:string-value="D6C">
            <text:p>D6C</text:p>
          </table:table-cell>
        </table:table-row>
        <table:table-row table:style-name="ro1">
          <table:table-cell office:value-type="string">
            <text:p>name5</text:p>
          </table:table-cell>
          <table:table-cell table:formula="of:=[.B81]+1" office:value-type="float" office:value="7">
            <text:p>7</text:p>
          </table:table-cell>
          <table:table-cell table:formula="of:=[.C81]+1" office:value-type="float" office:value="80">
            <text:p>80</text:p>
          </table:table-cell>
          <table:table-cell table:formula="of:=DEC2HEX([.C82])" office:value-type="string" office:string-value="50">
            <text:p>50</text:p>
          </table:table-cell>
          <table:table-cell office:value-type="string">
            <text:p>name5</text:p>
          </table:table-cell>
          <table:table-cell table:formula="of:=[.F81]+1" office:value-type="float" office:value="7">
            <text:p>7</text:p>
          </table:table-cell>
          <table:table-cell table:formula="of:=[.G81]+1" office:value-type="float" office:value="453">
            <text:p>453</text:p>
          </table:table-cell>
          <table:table-cell table:formula="of:=DEC2HEX([.G82])" office:value-type="string" office:string-value="1C5">
            <text:p>1C5</text:p>
          </table:table-cell>
          <table:table-cell office:value-type="string">
            <text:p>name5</text:p>
          </table:table-cell>
          <table:table-cell table:formula="of:=[.J81]+1" office:value-type="float" office:value="7">
            <text:p>7</text:p>
          </table:table-cell>
          <table:table-cell table:formula="of:=[.K81]+1" office:value-type="float" office:value="826">
            <text:p>826</text:p>
          </table:table-cell>
          <table:table-cell table:formula="of:=DEC2HEX([.K82])" office:value-type="string" office:string-value="33A">
            <text:p>33A</text:p>
          </table:table-cell>
          <table:table-cell office:value-type="string">
            <text:p>name5</text:p>
          </table:table-cell>
          <table:table-cell table:formula="of:=[.N81]+1" office:value-type="float" office:value="7">
            <text:p>7</text:p>
          </table:table-cell>
          <table:table-cell table:formula="of:=[.O81]+1" office:value-type="float" office:value="1199">
            <text:p>1199</text:p>
          </table:table-cell>
          <table:table-cell table:formula="of:=DEC2HEX([.O82])" office:value-type="string" office:string-value="4AF">
            <text:p>4AF</text:p>
          </table:table-cell>
          <table:table-cell office:value-type="string">
            <text:p>name5</text:p>
          </table:table-cell>
          <table:table-cell table:formula="of:=[.R81]+1" office:value-type="float" office:value="7">
            <text:p>7</text:p>
          </table:table-cell>
          <table:table-cell table:formula="of:=[.S81]+1" office:value-type="float" office:value="1572">
            <text:p>1572</text:p>
          </table:table-cell>
          <table:table-cell table:formula="of:=DEC2HEX([.S82])" office:value-type="string" office:string-value="624">
            <text:p>624</text:p>
          </table:table-cell>
          <table:table-cell office:value-type="string">
            <text:p>name5</text:p>
          </table:table-cell>
          <table:table-cell table:formula="of:=[.V81]+1" office:value-type="float" office:value="7">
            <text:p>7</text:p>
          </table:table-cell>
          <table:table-cell table:formula="of:=[.W81]+1" office:value-type="float" office:value="1945">
            <text:p>1945</text:p>
          </table:table-cell>
          <table:table-cell table:formula="of:=DEC2HEX([.W82])" office:value-type="string" office:string-value="799">
            <text:p>799</text:p>
          </table:table-cell>
          <table:table-cell office:value-type="string">
            <text:p>name5</text:p>
          </table:table-cell>
          <table:table-cell table:formula="of:=[.Z81]+1" office:value-type="float" office:value="7">
            <text:p>7</text:p>
          </table:table-cell>
          <table:table-cell table:style-name="ce2" table:formula="of:=[.AA81]+1" office:value-type="float" office:value="2318">
            <text:p>2318</text:p>
          </table:table-cell>
          <table:table-cell table:formula="of:=DEC2HEX([.AA82])" office:value-type="string" office:string-value="90E">
            <text:p>90E</text:p>
          </table:table-cell>
          <table:table-cell office:value-type="string">
            <text:p>name5</text:p>
          </table:table-cell>
          <table:table-cell table:formula="of:=[.AD81]+1" office:value-type="float" office:value="7">
            <text:p>7</text:p>
          </table:table-cell>
          <table:table-cell table:style-name="ce2" table:formula="of:=[.AE81]+1" office:value-type="float" office:value="2691">
            <text:p>2691</text:p>
          </table:table-cell>
          <table:table-cell table:formula="of:=DEC2HEX([.AE82])" office:value-type="string" office:string-value="A83">
            <text:p>A83</text:p>
          </table:table-cell>
          <table:table-cell office:value-type="string">
            <text:p>name5</text:p>
          </table:table-cell>
          <table:table-cell table:formula="of:=[.AH81]+1" office:value-type="float" office:value="7">
            <text:p>7</text:p>
          </table:table-cell>
          <table:table-cell table:style-name="ce2" table:formula="of:=[.AI81]+1" office:value-type="float" office:value="3064">
            <text:p>3064</text:p>
          </table:table-cell>
          <table:table-cell table:formula="of:=DEC2HEX([.AI82])" office:value-type="string" office:string-value="BF8">
            <text:p>BF8</text:p>
          </table:table-cell>
          <table:table-cell office:value-type="string">
            <text:p>name5</text:p>
          </table:table-cell>
          <table:table-cell table:formula="of:=[.AL81]+1" office:value-type="float" office:value="7">
            <text:p>7</text:p>
          </table:table-cell>
          <table:table-cell table:style-name="ce2" table:formula="of:=[.AM81]+1" office:value-type="float" office:value="3437">
            <text:p>3437</text:p>
          </table:table-cell>
          <table:table-cell table:formula="of:=DEC2HEX([.AM82])" office:value-type="string" office:string-value="D6D">
            <text:p>D6D</text:p>
          </table:table-cell>
        </table:table-row>
        <table:table-row table:style-name="ro1">
          <table:table-cell office:value-type="string">
            <text:p>name6</text:p>
          </table:table-cell>
          <table:table-cell table:formula="of:=[.B82]+1" office:value-type="float" office:value="8">
            <text:p>8</text:p>
          </table:table-cell>
          <table:table-cell table:formula="of:=[.C82]+1" office:value-type="float" office:value="81">
            <text:p>81</text:p>
          </table:table-cell>
          <table:table-cell table:formula="of:=DEC2HEX([.C83])" office:value-type="string" office:string-value="51">
            <text:p>51</text:p>
          </table:table-cell>
          <table:table-cell office:value-type="string">
            <text:p>name6</text:p>
          </table:table-cell>
          <table:table-cell table:formula="of:=[.F82]+1" office:value-type="float" office:value="8">
            <text:p>8</text:p>
          </table:table-cell>
          <table:table-cell table:formula="of:=[.G82]+1" office:value-type="float" office:value="454">
            <text:p>454</text:p>
          </table:table-cell>
          <table:table-cell table:formula="of:=DEC2HEX([.G83])" office:value-type="string" office:string-value="1C6">
            <text:p>1C6</text:p>
          </table:table-cell>
          <table:table-cell office:value-type="string">
            <text:p>name6</text:p>
          </table:table-cell>
          <table:table-cell table:formula="of:=[.J82]+1" office:value-type="float" office:value="8">
            <text:p>8</text:p>
          </table:table-cell>
          <table:table-cell table:formula="of:=[.K82]+1" office:value-type="float" office:value="827">
            <text:p>827</text:p>
          </table:table-cell>
          <table:table-cell table:formula="of:=DEC2HEX([.K83])" office:value-type="string" office:string-value="33B">
            <text:p>33B</text:p>
          </table:table-cell>
          <table:table-cell office:value-type="string">
            <text:p>name6</text:p>
          </table:table-cell>
          <table:table-cell table:formula="of:=[.N82]+1" office:value-type="float" office:value="8">
            <text:p>8</text:p>
          </table:table-cell>
          <table:table-cell table:formula="of:=[.O82]+1" office:value-type="float" office:value="1200">
            <text:p>1200</text:p>
          </table:table-cell>
          <table:table-cell table:formula="of:=DEC2HEX([.O83])" office:value-type="string" office:string-value="4B0">
            <text:p>4B0</text:p>
          </table:table-cell>
          <table:table-cell office:value-type="string">
            <text:p>name6</text:p>
          </table:table-cell>
          <table:table-cell table:formula="of:=[.R82]+1" office:value-type="float" office:value="8">
            <text:p>8</text:p>
          </table:table-cell>
          <table:table-cell table:formula="of:=[.S82]+1" office:value-type="float" office:value="1573">
            <text:p>1573</text:p>
          </table:table-cell>
          <table:table-cell table:formula="of:=DEC2HEX([.S83])" office:value-type="string" office:string-value="625">
            <text:p>625</text:p>
          </table:table-cell>
          <table:table-cell office:value-type="string">
            <text:p>name6</text:p>
          </table:table-cell>
          <table:table-cell table:formula="of:=[.V82]+1" office:value-type="float" office:value="8">
            <text:p>8</text:p>
          </table:table-cell>
          <table:table-cell table:formula="of:=[.W82]+1" office:value-type="float" office:value="1946">
            <text:p>1946</text:p>
          </table:table-cell>
          <table:table-cell table:formula="of:=DEC2HEX([.W83])" office:value-type="string" office:string-value="79A">
            <text:p>79A</text:p>
          </table:table-cell>
          <table:table-cell office:value-type="string">
            <text:p>name6</text:p>
          </table:table-cell>
          <table:table-cell table:formula="of:=[.Z82]+1" office:value-type="float" office:value="8">
            <text:p>8</text:p>
          </table:table-cell>
          <table:table-cell table:style-name="ce2" table:formula="of:=[.AA82]+1" office:value-type="float" office:value="2319">
            <text:p>2319</text:p>
          </table:table-cell>
          <table:table-cell table:formula="of:=DEC2HEX([.AA83])" office:value-type="string" office:string-value="90F">
            <text:p>90F</text:p>
          </table:table-cell>
          <table:table-cell office:value-type="string">
            <text:p>name6</text:p>
          </table:table-cell>
          <table:table-cell table:formula="of:=[.AD82]+1" office:value-type="float" office:value="8">
            <text:p>8</text:p>
          </table:table-cell>
          <table:table-cell table:style-name="ce2" table:formula="of:=[.AE82]+1" office:value-type="float" office:value="2692">
            <text:p>2692</text:p>
          </table:table-cell>
          <table:table-cell table:formula="of:=DEC2HEX([.AE83])" office:value-type="string" office:string-value="A84">
            <text:p>A84</text:p>
          </table:table-cell>
          <table:table-cell office:value-type="string">
            <text:p>name6</text:p>
          </table:table-cell>
          <table:table-cell table:formula="of:=[.AH82]+1" office:value-type="float" office:value="8">
            <text:p>8</text:p>
          </table:table-cell>
          <table:table-cell table:style-name="ce2" table:formula="of:=[.AI82]+1" office:value-type="float" office:value="3065">
            <text:p>3065</text:p>
          </table:table-cell>
          <table:table-cell table:formula="of:=DEC2HEX([.AI83])" office:value-type="string" office:string-value="BF9">
            <text:p>BF9</text:p>
          </table:table-cell>
          <table:table-cell office:value-type="string">
            <text:p>name6</text:p>
          </table:table-cell>
          <table:table-cell table:formula="of:=[.AL82]+1" office:value-type="float" office:value="8">
            <text:p>8</text:p>
          </table:table-cell>
          <table:table-cell table:style-name="ce2" table:formula="of:=[.AM82]+1" office:value-type="float" office:value="3438">
            <text:p>3438</text:p>
          </table:table-cell>
          <table:table-cell table:formula="of:=DEC2HEX([.AM83])" office:value-type="string" office:string-value="D6E">
            <text:p>D6E</text:p>
          </table:table-cell>
        </table:table-row>
        <table:table-row table:style-name="ro1">
          <table:table-cell office:value-type="string">
            <text:p>name7</text:p>
          </table:table-cell>
          <table:table-cell table:formula="of:=[.B83]+1" office:value-type="float" office:value="9">
            <text:p>9</text:p>
          </table:table-cell>
          <table:table-cell table:formula="of:=[.C83]+1" office:value-type="float" office:value="82">
            <text:p>82</text:p>
          </table:table-cell>
          <table:table-cell table:formula="of:=DEC2HEX([.C84])" office:value-type="string" office:string-value="52">
            <text:p>52</text:p>
          </table:table-cell>
          <table:table-cell office:value-type="string">
            <text:p>name7</text:p>
          </table:table-cell>
          <table:table-cell table:formula="of:=[.F83]+1" office:value-type="float" office:value="9">
            <text:p>9</text:p>
          </table:table-cell>
          <table:table-cell table:formula="of:=[.G83]+1" office:value-type="float" office:value="455">
            <text:p>455</text:p>
          </table:table-cell>
          <table:table-cell table:formula="of:=DEC2HEX([.G84])" office:value-type="string" office:string-value="1C7">
            <text:p>1C7</text:p>
          </table:table-cell>
          <table:table-cell office:value-type="string">
            <text:p>name7</text:p>
          </table:table-cell>
          <table:table-cell table:formula="of:=[.J83]+1" office:value-type="float" office:value="9">
            <text:p>9</text:p>
          </table:table-cell>
          <table:table-cell table:formula="of:=[.K83]+1" office:value-type="float" office:value="828">
            <text:p>828</text:p>
          </table:table-cell>
          <table:table-cell table:formula="of:=DEC2HEX([.K84])" office:value-type="string" office:string-value="33C">
            <text:p>33C</text:p>
          </table:table-cell>
          <table:table-cell office:value-type="string">
            <text:p>name7</text:p>
          </table:table-cell>
          <table:table-cell table:formula="of:=[.N83]+1" office:value-type="float" office:value="9">
            <text:p>9</text:p>
          </table:table-cell>
          <table:table-cell table:formula="of:=[.O83]+1" office:value-type="float" office:value="1201">
            <text:p>1201</text:p>
          </table:table-cell>
          <table:table-cell table:formula="of:=DEC2HEX([.O84])" office:value-type="string" office:string-value="4B1">
            <text:p>4B1</text:p>
          </table:table-cell>
          <table:table-cell office:value-type="string">
            <text:p>name7</text:p>
          </table:table-cell>
          <table:table-cell table:formula="of:=[.R83]+1" office:value-type="float" office:value="9">
            <text:p>9</text:p>
          </table:table-cell>
          <table:table-cell table:formula="of:=[.S83]+1" office:value-type="float" office:value="1574">
            <text:p>1574</text:p>
          </table:table-cell>
          <table:table-cell table:formula="of:=DEC2HEX([.S84])" office:value-type="string" office:string-value="626">
            <text:p>626</text:p>
          </table:table-cell>
          <table:table-cell office:value-type="string">
            <text:p>name7</text:p>
          </table:table-cell>
          <table:table-cell table:formula="of:=[.V83]+1" office:value-type="float" office:value="9">
            <text:p>9</text:p>
          </table:table-cell>
          <table:table-cell table:formula="of:=[.W83]+1" office:value-type="float" office:value="1947">
            <text:p>1947</text:p>
          </table:table-cell>
          <table:table-cell table:formula="of:=DEC2HEX([.W84])" office:value-type="string" office:string-value="79B">
            <text:p>79B</text:p>
          </table:table-cell>
          <table:table-cell office:value-type="string">
            <text:p>name7</text:p>
          </table:table-cell>
          <table:table-cell table:formula="of:=[.Z83]+1" office:value-type="float" office:value="9">
            <text:p>9</text:p>
          </table:table-cell>
          <table:table-cell table:style-name="ce2" table:formula="of:=[.AA83]+1" office:value-type="float" office:value="2320">
            <text:p>2320</text:p>
          </table:table-cell>
          <table:table-cell table:formula="of:=DEC2HEX([.AA84])" office:value-type="string" office:string-value="910">
            <text:p>910</text:p>
          </table:table-cell>
          <table:table-cell office:value-type="string">
            <text:p>name7</text:p>
          </table:table-cell>
          <table:table-cell table:formula="of:=[.AD83]+1" office:value-type="float" office:value="9">
            <text:p>9</text:p>
          </table:table-cell>
          <table:table-cell table:style-name="ce2" table:formula="of:=[.AE83]+1" office:value-type="float" office:value="2693">
            <text:p>2693</text:p>
          </table:table-cell>
          <table:table-cell table:formula="of:=DEC2HEX([.AE84])" office:value-type="string" office:string-value="A85">
            <text:p>A85</text:p>
          </table:table-cell>
          <table:table-cell office:value-type="string">
            <text:p>name7</text:p>
          </table:table-cell>
          <table:table-cell table:formula="of:=[.AH83]+1" office:value-type="float" office:value="9">
            <text:p>9</text:p>
          </table:table-cell>
          <table:table-cell table:style-name="ce2" table:formula="of:=[.AI83]+1" office:value-type="float" office:value="3066">
            <text:p>3066</text:p>
          </table:table-cell>
          <table:table-cell table:formula="of:=DEC2HEX([.AI84])" office:value-type="string" office:string-value="BFA">
            <text:p>BFA</text:p>
          </table:table-cell>
          <table:table-cell office:value-type="string">
            <text:p>name7</text:p>
          </table:table-cell>
          <table:table-cell table:formula="of:=[.AL83]+1" office:value-type="float" office:value="9">
            <text:p>9</text:p>
          </table:table-cell>
          <table:table-cell table:style-name="ce2" table:formula="of:=[.AM83]+1" office:value-type="float" office:value="3439">
            <text:p>3439</text:p>
          </table:table-cell>
          <table:table-cell table:formula="of:=DEC2HEX([.AM84])" office:value-type="string" office:string-value="D6F">
            <text:p>D6F</text:p>
          </table:table-cell>
        </table:table-row>
        <table:table-row table:style-name="ro1">
          <table:table-cell office:value-type="string">
            <text:p>name8</text:p>
          </table:table-cell>
          <table:table-cell table:formula="of:=[.B84]+1" office:value-type="float" office:value="10">
            <text:p>10</text:p>
          </table:table-cell>
          <table:table-cell table:formula="of:=[.C84]+1" office:value-type="float" office:value="83">
            <text:p>83</text:p>
          </table:table-cell>
          <table:table-cell table:formula="of:=DEC2HEX([.C85])" office:value-type="string" office:string-value="53">
            <text:p>53</text:p>
          </table:table-cell>
          <table:table-cell office:value-type="string">
            <text:p>name8</text:p>
          </table:table-cell>
          <table:table-cell table:formula="of:=[.F84]+1" office:value-type="float" office:value="10">
            <text:p>10</text:p>
          </table:table-cell>
          <table:table-cell table:formula="of:=[.G84]+1" office:value-type="float" office:value="456">
            <text:p>456</text:p>
          </table:table-cell>
          <table:table-cell table:formula="of:=DEC2HEX([.G85])" office:value-type="string" office:string-value="1C8">
            <text:p>1C8</text:p>
          </table:table-cell>
          <table:table-cell office:value-type="string">
            <text:p>name8</text:p>
          </table:table-cell>
          <table:table-cell table:formula="of:=[.J84]+1" office:value-type="float" office:value="10">
            <text:p>10</text:p>
          </table:table-cell>
          <table:table-cell table:formula="of:=[.K84]+1" office:value-type="float" office:value="829">
            <text:p>829</text:p>
          </table:table-cell>
          <table:table-cell table:formula="of:=DEC2HEX([.K85])" office:value-type="string" office:string-value="33D">
            <text:p>33D</text:p>
          </table:table-cell>
          <table:table-cell office:value-type="string">
            <text:p>name8</text:p>
          </table:table-cell>
          <table:table-cell table:formula="of:=[.N84]+1" office:value-type="float" office:value="10">
            <text:p>10</text:p>
          </table:table-cell>
          <table:table-cell table:formula="of:=[.O84]+1" office:value-type="float" office:value="1202">
            <text:p>1202</text:p>
          </table:table-cell>
          <table:table-cell table:formula="of:=DEC2HEX([.O85])" office:value-type="string" office:string-value="4B2">
            <text:p>4B2</text:p>
          </table:table-cell>
          <table:table-cell office:value-type="string">
            <text:p>name8</text:p>
          </table:table-cell>
          <table:table-cell table:formula="of:=[.R84]+1" office:value-type="float" office:value="10">
            <text:p>10</text:p>
          </table:table-cell>
          <table:table-cell table:formula="of:=[.S84]+1" office:value-type="float" office:value="1575">
            <text:p>1575</text:p>
          </table:table-cell>
          <table:table-cell table:formula="of:=DEC2HEX([.S85])" office:value-type="string" office:string-value="627">
            <text:p>627</text:p>
          </table:table-cell>
          <table:table-cell office:value-type="string">
            <text:p>name8</text:p>
          </table:table-cell>
          <table:table-cell table:formula="of:=[.V84]+1" office:value-type="float" office:value="10">
            <text:p>10</text:p>
          </table:table-cell>
          <table:table-cell table:formula="of:=[.W84]+1" office:value-type="float" office:value="1948">
            <text:p>1948</text:p>
          </table:table-cell>
          <table:table-cell table:formula="of:=DEC2HEX([.W85])" office:value-type="string" office:string-value="79C">
            <text:p>79C</text:p>
          </table:table-cell>
          <table:table-cell office:value-type="string">
            <text:p>name8</text:p>
          </table:table-cell>
          <table:table-cell table:formula="of:=[.Z84]+1" office:value-type="float" office:value="10">
            <text:p>10</text:p>
          </table:table-cell>
          <table:table-cell table:style-name="ce2" table:formula="of:=[.AA84]+1" office:value-type="float" office:value="2321">
            <text:p>2321</text:p>
          </table:table-cell>
          <table:table-cell table:formula="of:=DEC2HEX([.AA85])" office:value-type="string" office:string-value="911">
            <text:p>911</text:p>
          </table:table-cell>
          <table:table-cell office:value-type="string">
            <text:p>name8</text:p>
          </table:table-cell>
          <table:table-cell table:formula="of:=[.AD84]+1" office:value-type="float" office:value="10">
            <text:p>10</text:p>
          </table:table-cell>
          <table:table-cell table:style-name="ce2" table:formula="of:=[.AE84]+1" office:value-type="float" office:value="2694">
            <text:p>2694</text:p>
          </table:table-cell>
          <table:table-cell table:formula="of:=DEC2HEX([.AE85])" office:value-type="string" office:string-value="A86">
            <text:p>A86</text:p>
          </table:table-cell>
          <table:table-cell office:value-type="string">
            <text:p>name8</text:p>
          </table:table-cell>
          <table:table-cell table:formula="of:=[.AH84]+1" office:value-type="float" office:value="10">
            <text:p>10</text:p>
          </table:table-cell>
          <table:table-cell table:style-name="ce2" table:formula="of:=[.AI84]+1" office:value-type="float" office:value="3067">
            <text:p>3067</text:p>
          </table:table-cell>
          <table:table-cell table:formula="of:=DEC2HEX([.AI85])" office:value-type="string" office:string-value="BFB">
            <text:p>BFB</text:p>
          </table:table-cell>
          <table:table-cell office:value-type="string">
            <text:p>name8</text:p>
          </table:table-cell>
          <table:table-cell table:formula="of:=[.AL84]+1" office:value-type="float" office:value="10">
            <text:p>10</text:p>
          </table:table-cell>
          <table:table-cell table:style-name="ce2" table:formula="of:=[.AM84]+1" office:value-type="float" office:value="3440">
            <text:p>3440</text:p>
          </table:table-cell>
          <table:table-cell table:formula="of:=DEC2HEX([.AM85])" office:value-type="string" office:string-value="D70">
            <text:p>D70</text:p>
          </table:table-cell>
        </table:table-row>
        <table:table-row table:style-name="ro1">
          <table:table-cell office:value-type="string">
            <text:p>name9</text:p>
          </table:table-cell>
          <table:table-cell table:formula="of:=[.B85]+1" office:value-type="float" office:value="11">
            <text:p>11</text:p>
          </table:table-cell>
          <table:table-cell table:formula="of:=[.C85]+1" office:value-type="float" office:value="84">
            <text:p>84</text:p>
          </table:table-cell>
          <table:table-cell table:formula="of:=DEC2HEX([.C86])" office:value-type="string" office:string-value="54">
            <text:p>54</text:p>
          </table:table-cell>
          <table:table-cell office:value-type="string">
            <text:p>name9</text:p>
          </table:table-cell>
          <table:table-cell table:formula="of:=[.F85]+1" office:value-type="float" office:value="11">
            <text:p>11</text:p>
          </table:table-cell>
          <table:table-cell table:formula="of:=[.G85]+1" office:value-type="float" office:value="457">
            <text:p>457</text:p>
          </table:table-cell>
          <table:table-cell table:formula="of:=DEC2HEX([.G86])" office:value-type="string" office:string-value="1C9">
            <text:p>1C9</text:p>
          </table:table-cell>
          <table:table-cell office:value-type="string">
            <text:p>name9</text:p>
          </table:table-cell>
          <table:table-cell table:formula="of:=[.J85]+1" office:value-type="float" office:value="11">
            <text:p>11</text:p>
          </table:table-cell>
          <table:table-cell table:formula="of:=[.K85]+1" office:value-type="float" office:value="830">
            <text:p>830</text:p>
          </table:table-cell>
          <table:table-cell table:formula="of:=DEC2HEX([.K86])" office:value-type="string" office:string-value="33E">
            <text:p>33E</text:p>
          </table:table-cell>
          <table:table-cell office:value-type="string">
            <text:p>name9</text:p>
          </table:table-cell>
          <table:table-cell table:formula="of:=[.N85]+1" office:value-type="float" office:value="11">
            <text:p>11</text:p>
          </table:table-cell>
          <table:table-cell table:formula="of:=[.O85]+1" office:value-type="float" office:value="1203">
            <text:p>1203</text:p>
          </table:table-cell>
          <table:table-cell table:formula="of:=DEC2HEX([.O86])" office:value-type="string" office:string-value="4B3">
            <text:p>4B3</text:p>
          </table:table-cell>
          <table:table-cell office:value-type="string">
            <text:p>name9</text:p>
          </table:table-cell>
          <table:table-cell table:formula="of:=[.R85]+1" office:value-type="float" office:value="11">
            <text:p>11</text:p>
          </table:table-cell>
          <table:table-cell table:formula="of:=[.S85]+1" office:value-type="float" office:value="1576">
            <text:p>1576</text:p>
          </table:table-cell>
          <table:table-cell table:formula="of:=DEC2HEX([.S86])" office:value-type="string" office:string-value="628">
            <text:p>628</text:p>
          </table:table-cell>
          <table:table-cell office:value-type="string">
            <text:p>name9</text:p>
          </table:table-cell>
          <table:table-cell table:formula="of:=[.V85]+1" office:value-type="float" office:value="11">
            <text:p>11</text:p>
          </table:table-cell>
          <table:table-cell table:formula="of:=[.W85]+1" office:value-type="float" office:value="1949">
            <text:p>1949</text:p>
          </table:table-cell>
          <table:table-cell table:formula="of:=DEC2HEX([.W86])" office:value-type="string" office:string-value="79D">
            <text:p>79D</text:p>
          </table:table-cell>
          <table:table-cell office:value-type="string">
            <text:p>name9</text:p>
          </table:table-cell>
          <table:table-cell table:formula="of:=[.Z85]+1" office:value-type="float" office:value="11">
            <text:p>11</text:p>
          </table:table-cell>
          <table:table-cell table:style-name="ce2" table:formula="of:=[.AA85]+1" office:value-type="float" office:value="2322">
            <text:p>2322</text:p>
          </table:table-cell>
          <table:table-cell table:formula="of:=DEC2HEX([.AA86])" office:value-type="string" office:string-value="912">
            <text:p>912</text:p>
          </table:table-cell>
          <table:table-cell office:value-type="string">
            <text:p>name9</text:p>
          </table:table-cell>
          <table:table-cell table:formula="of:=[.AD85]+1" office:value-type="float" office:value="11">
            <text:p>11</text:p>
          </table:table-cell>
          <table:table-cell table:style-name="ce2" table:formula="of:=[.AE85]+1" office:value-type="float" office:value="2695">
            <text:p>2695</text:p>
          </table:table-cell>
          <table:table-cell table:formula="of:=DEC2HEX([.AE86])" office:value-type="string" office:string-value="A87">
            <text:p>A87</text:p>
          </table:table-cell>
          <table:table-cell office:value-type="string">
            <text:p>name9</text:p>
          </table:table-cell>
          <table:table-cell table:formula="of:=[.AH85]+1" office:value-type="float" office:value="11">
            <text:p>11</text:p>
          </table:table-cell>
          <table:table-cell table:style-name="ce2" table:formula="of:=[.AI85]+1" office:value-type="float" office:value="3068">
            <text:p>3068</text:p>
          </table:table-cell>
          <table:table-cell table:formula="of:=DEC2HEX([.AI86])" office:value-type="string" office:string-value="BFC">
            <text:p>BFC</text:p>
          </table:table-cell>
          <table:table-cell office:value-type="string">
            <text:p>name9</text:p>
          </table:table-cell>
          <table:table-cell table:formula="of:=[.AL85]+1" office:value-type="float" office:value="11">
            <text:p>11</text:p>
          </table:table-cell>
          <table:table-cell table:style-name="ce2" table:formula="of:=[.AM85]+1" office:value-type="float" office:value="3441">
            <text:p>3441</text:p>
          </table:table-cell>
          <table:table-cell table:formula="of:=DEC2HEX([.AM86])" office:value-type="string" office:string-value="D71">
            <text:p>D71</text:p>
          </table:table-cell>
        </table:table-row>
        <table:table-row table:style-name="ro1">
          <table:table-cell table:style-name="ce1" office:value-type="string">
            <text:p>DT6</text:p>
          </table:table-cell>
          <table:table-cell office:value-type="float" office:value="0">
            <text:p>0</text:p>
          </table:table-cell>
          <table:table-cell table:formula="of:=[.C86]+1" office:value-type="float" office:value="85">
            <text:p>85</text:p>
          </table:table-cell>
          <table:table-cell table:formula="of:=DEC2HEX([.C87])" office:value-type="string" office:string-value="55">
            <text:p>55</text:p>
          </table:table-cell>
          <table:table-cell table:style-name="ce1" office:value-type="string">
            <text:p>DT6</text:p>
          </table:table-cell>
          <table:table-cell office:value-type="float" office:value="0">
            <text:p>0</text:p>
          </table:table-cell>
          <table:table-cell table:formula="of:=[.G86]+1" office:value-type="float" office:value="458">
            <text:p>458</text:p>
          </table:table-cell>
          <table:table-cell table:formula="of:=DEC2HEX([.G87])" office:value-type="string" office:string-value="1CA">
            <text:p>1CA</text:p>
          </table:table-cell>
          <table:table-cell table:style-name="ce1" office:value-type="string">
            <text:p>DT6</text:p>
          </table:table-cell>
          <table:table-cell office:value-type="float" office:value="0">
            <text:p>0</text:p>
          </table:table-cell>
          <table:table-cell table:formula="of:=[.K86]+1" office:value-type="float" office:value="831">
            <text:p>831</text:p>
          </table:table-cell>
          <table:table-cell table:formula="of:=DEC2HEX([.K87])" office:value-type="string" office:string-value="33F">
            <text:p>33F</text:p>
          </table:table-cell>
          <table:table-cell table:style-name="ce1" office:value-type="string">
            <text:p>DT6</text:p>
          </table:table-cell>
          <table:table-cell office:value-type="float" office:value="0">
            <text:p>0</text:p>
          </table:table-cell>
          <table:table-cell table:formula="of:=[.O86]+1" office:value-type="float" office:value="1204">
            <text:p>1204</text:p>
          </table:table-cell>
          <table:table-cell table:formula="of:=DEC2HEX([.O87])" office:value-type="string" office:string-value="4B4">
            <text:p>4B4</text:p>
          </table:table-cell>
          <table:table-cell table:style-name="ce1" office:value-type="string">
            <text:p>DT6</text:p>
          </table:table-cell>
          <table:table-cell office:value-type="float" office:value="0">
            <text:p>0</text:p>
          </table:table-cell>
          <table:table-cell table:formula="of:=[.S86]+1" office:value-type="float" office:value="1577">
            <text:p>1577</text:p>
          </table:table-cell>
          <table:table-cell table:formula="of:=DEC2HEX([.S87])" office:value-type="string" office:string-value="629">
            <text:p>629</text:p>
          </table:table-cell>
          <table:table-cell table:style-name="ce1" office:value-type="string">
            <text:p>DT6</text:p>
          </table:table-cell>
          <table:table-cell office:value-type="float" office:value="0">
            <text:p>0</text:p>
          </table:table-cell>
          <table:table-cell table:formula="of:=[.W86]+1" office:value-type="float" office:value="1950">
            <text:p>1950</text:p>
          </table:table-cell>
          <table:table-cell table:formula="of:=DEC2HEX([.W87])" office:value-type="string" office:string-value="79E">
            <text:p>79E</text:p>
          </table:table-cell>
          <table:table-cell table:style-name="ce1" office:value-type="string">
            <text:p>DT6</text:p>
          </table:table-cell>
          <table:table-cell office:value-type="float" office:value="0">
            <text:p>0</text:p>
          </table:table-cell>
          <table:table-cell table:style-name="ce2" table:formula="of:=[.AA86]+1" office:value-type="float" office:value="2323">
            <text:p>2323</text:p>
          </table:table-cell>
          <table:table-cell table:formula="of:=DEC2HEX([.AA87])" office:value-type="string" office:string-value="913">
            <text:p>913</text:p>
          </table:table-cell>
          <table:table-cell table:style-name="ce1" office:value-type="string">
            <text:p>DT6</text:p>
          </table:table-cell>
          <table:table-cell office:value-type="float" office:value="0">
            <text:p>0</text:p>
          </table:table-cell>
          <table:table-cell table:style-name="ce2" table:formula="of:=[.AE86]+1" office:value-type="float" office:value="2696">
            <text:p>2696</text:p>
          </table:table-cell>
          <table:table-cell table:formula="of:=DEC2HEX([.AE87])" office:value-type="string" office:string-value="A88">
            <text:p>A88</text:p>
          </table:table-cell>
          <table:table-cell table:style-name="ce1" office:value-type="string">
            <text:p>DT6</text:p>
          </table:table-cell>
          <table:table-cell office:value-type="float" office:value="0">
            <text:p>0</text:p>
          </table:table-cell>
          <table:table-cell table:style-name="ce2" table:formula="of:=[.AI86]+1" office:value-type="float" office:value="3069">
            <text:p>3069</text:p>
          </table:table-cell>
          <table:table-cell table:formula="of:=DEC2HEX([.AI87])" office:value-type="string" office:string-value="BFD">
            <text:p>BFD</text:p>
          </table:table-cell>
          <table:table-cell table:style-name="ce1" office:value-type="string">
            <text:p>DT6</text:p>
          </table:table-cell>
          <table:table-cell office:value-type="float" office:value="0">
            <text:p>0</text:p>
          </table:table-cell>
          <table:table-cell table:style-name="ce2" table:formula="of:=[.AM86]+1" office:value-type="float" office:value="3442">
            <text:p>3442</text:p>
          </table:table-cell>
          <table:table-cell table:formula="of:=DEC2HEX([.AM87])" office:value-type="string" office:string-value="D72">
            <text:p>D72</text:p>
          </table:table-cell>
        </table:table-row>
        <table:table-row table:style-name="ro1">
          <table:table-cell office:value-type="string">
            <text:p>id</text:p>
          </table:table-cell>
          <table:table-cell table:formula="of:=[.B87]+1" office:value-type="float" office:value="1">
            <text:p>1</text:p>
          </table:table-cell>
          <table:table-cell table:formula="of:=[.C87]+1" office:value-type="float" office:value="86">
            <text:p>86</text:p>
          </table:table-cell>
          <table:table-cell table:formula="of:=DEC2HEX([.C88])" office:value-type="string" office:string-value="56">
            <text:p>56</text:p>
          </table:table-cell>
          <table:table-cell office:value-type="string">
            <text:p>id</text:p>
          </table:table-cell>
          <table:table-cell table:formula="of:=[.F87]+1" office:value-type="float" office:value="1">
            <text:p>1</text:p>
          </table:table-cell>
          <table:table-cell table:formula="of:=[.G87]+1" office:value-type="float" office:value="459">
            <text:p>459</text:p>
          </table:table-cell>
          <table:table-cell table:formula="of:=DEC2HEX([.G88])" office:value-type="string" office:string-value="1CB">
            <text:p>1CB</text:p>
          </table:table-cell>
          <table:table-cell office:value-type="string">
            <text:p>id</text:p>
          </table:table-cell>
          <table:table-cell table:formula="of:=[.J87]+1" office:value-type="float" office:value="1">
            <text:p>1</text:p>
          </table:table-cell>
          <table:table-cell table:formula="of:=[.K87]+1" office:value-type="float" office:value="832">
            <text:p>832</text:p>
          </table:table-cell>
          <table:table-cell table:formula="of:=DEC2HEX([.K88])" office:value-type="string" office:string-value="340">
            <text:p>340</text:p>
          </table:table-cell>
          <table:table-cell office:value-type="string">
            <text:p>id</text:p>
          </table:table-cell>
          <table:table-cell table:formula="of:=[.N87]+1" office:value-type="float" office:value="1">
            <text:p>1</text:p>
          </table:table-cell>
          <table:table-cell table:formula="of:=[.O87]+1" office:value-type="float" office:value="1205">
            <text:p>1205</text:p>
          </table:table-cell>
          <table:table-cell table:formula="of:=DEC2HEX([.O88])" office:value-type="string" office:string-value="4B5">
            <text:p>4B5</text:p>
          </table:table-cell>
          <table:table-cell office:value-type="string">
            <text:p>id</text:p>
          </table:table-cell>
          <table:table-cell table:formula="of:=[.R87]+1" office:value-type="float" office:value="1">
            <text:p>1</text:p>
          </table:table-cell>
          <table:table-cell table:formula="of:=[.S87]+1" office:value-type="float" office:value="1578">
            <text:p>1578</text:p>
          </table:table-cell>
          <table:table-cell table:formula="of:=DEC2HEX([.S88])" office:value-type="string" office:string-value="62A">
            <text:p>62A</text:p>
          </table:table-cell>
          <table:table-cell office:value-type="string">
            <text:p>id</text:p>
          </table:table-cell>
          <table:table-cell table:formula="of:=[.V87]+1" office:value-type="float" office:value="1">
            <text:p>1</text:p>
          </table:table-cell>
          <table:table-cell table:formula="of:=[.W87]+1" office:value-type="float" office:value="1951">
            <text:p>1951</text:p>
          </table:table-cell>
          <table:table-cell table:formula="of:=DEC2HEX([.W88])" office:value-type="string" office:string-value="79F">
            <text:p>79F</text:p>
          </table:table-cell>
          <table:table-cell office:value-type="string">
            <text:p>id</text:p>
          </table:table-cell>
          <table:table-cell table:formula="of:=[.Z87]+1" office:value-type="float" office:value="1">
            <text:p>1</text:p>
          </table:table-cell>
          <table:table-cell table:style-name="ce2" table:formula="of:=[.AA87]+1" office:value-type="float" office:value="2324">
            <text:p>2324</text:p>
          </table:table-cell>
          <table:table-cell table:formula="of:=DEC2HEX([.AA88])" office:value-type="string" office:string-value="914">
            <text:p>914</text:p>
          </table:table-cell>
          <table:table-cell office:value-type="string">
            <text:p>id</text:p>
          </table:table-cell>
          <table:table-cell table:formula="of:=[.AD87]+1" office:value-type="float" office:value="1">
            <text:p>1</text:p>
          </table:table-cell>
          <table:table-cell table:style-name="ce2" table:formula="of:=[.AE87]+1" office:value-type="float" office:value="2697">
            <text:p>2697</text:p>
          </table:table-cell>
          <table:table-cell table:formula="of:=DEC2HEX([.AE88])" office:value-type="string" office:string-value="A89">
            <text:p>A89</text:p>
          </table:table-cell>
          <table:table-cell office:value-type="string">
            <text:p>id</text:p>
          </table:table-cell>
          <table:table-cell table:formula="of:=[.AH87]+1" office:value-type="float" office:value="1">
            <text:p>1</text:p>
          </table:table-cell>
          <table:table-cell table:style-name="ce2" table:formula="of:=[.AI87]+1" office:value-type="float" office:value="3070">
            <text:p>3070</text:p>
          </table:table-cell>
          <table:table-cell table:formula="of:=DEC2HEX([.AI88])" office:value-type="string" office:string-value="BFE">
            <text:p>BFE</text:p>
          </table:table-cell>
          <table:table-cell office:value-type="string">
            <text:p>id</text:p>
          </table:table-cell>
          <table:table-cell table:formula="of:=[.AL87]+1" office:value-type="float" office:value="1">
            <text:p>1</text:p>
          </table:table-cell>
          <table:table-cell table:style-name="ce2" table:formula="of:=[.AM87]+1" office:value-type="float" office:value="3443">
            <text:p>3443</text:p>
          </table:table-cell>
          <table:table-cell table:formula="of:=DEC2HEX([.AM88])" office:value-type="string" office:string-value="D73">
            <text:p>D73</text:p>
          </table:table-cell>
        </table:table-row>
        <table:table-row table:style-name="ro1">
          <table:table-cell office:value-type="string">
            <text:p>name0</text:p>
          </table:table-cell>
          <table:table-cell table:formula="of:=[.B88]+1" office:value-type="float" office:value="2">
            <text:p>2</text:p>
          </table:table-cell>
          <table:table-cell table:formula="of:=[.C88]+1" office:value-type="float" office:value="87">
            <text:p>87</text:p>
          </table:table-cell>
          <table:table-cell table:formula="of:=DEC2HEX([.C89])" office:value-type="string" office:string-value="57">
            <text:p>57</text:p>
          </table:table-cell>
          <table:table-cell office:value-type="string">
            <text:p>name0</text:p>
          </table:table-cell>
          <table:table-cell table:formula="of:=[.F88]+1" office:value-type="float" office:value="2">
            <text:p>2</text:p>
          </table:table-cell>
          <table:table-cell table:formula="of:=[.G88]+1" office:value-type="float" office:value="460">
            <text:p>460</text:p>
          </table:table-cell>
          <table:table-cell table:formula="of:=DEC2HEX([.G89])" office:value-type="string" office:string-value="1CC">
            <text:p>1CC</text:p>
          </table:table-cell>
          <table:table-cell office:value-type="string">
            <text:p>name0</text:p>
          </table:table-cell>
          <table:table-cell table:formula="of:=[.J88]+1" office:value-type="float" office:value="2">
            <text:p>2</text:p>
          </table:table-cell>
          <table:table-cell table:formula="of:=[.K88]+1" office:value-type="float" office:value="833">
            <text:p>833</text:p>
          </table:table-cell>
          <table:table-cell table:formula="of:=DEC2HEX([.K89])" office:value-type="string" office:string-value="341">
            <text:p>341</text:p>
          </table:table-cell>
          <table:table-cell office:value-type="string">
            <text:p>name0</text:p>
          </table:table-cell>
          <table:table-cell table:formula="of:=[.N88]+1" office:value-type="float" office:value="2">
            <text:p>2</text:p>
          </table:table-cell>
          <table:table-cell table:formula="of:=[.O88]+1" office:value-type="float" office:value="1206">
            <text:p>1206</text:p>
          </table:table-cell>
          <table:table-cell table:formula="of:=DEC2HEX([.O89])" office:value-type="string" office:string-value="4B6">
            <text:p>4B6</text:p>
          </table:table-cell>
          <table:table-cell office:value-type="string">
            <text:p>name0</text:p>
          </table:table-cell>
          <table:table-cell table:formula="of:=[.R88]+1" office:value-type="float" office:value="2">
            <text:p>2</text:p>
          </table:table-cell>
          <table:table-cell table:formula="of:=[.S88]+1" office:value-type="float" office:value="1579">
            <text:p>1579</text:p>
          </table:table-cell>
          <table:table-cell table:formula="of:=DEC2HEX([.S89])" office:value-type="string" office:string-value="62B">
            <text:p>62B</text:p>
          </table:table-cell>
          <table:table-cell office:value-type="string">
            <text:p>name0</text:p>
          </table:table-cell>
          <table:table-cell table:formula="of:=[.V88]+1" office:value-type="float" office:value="2">
            <text:p>2</text:p>
          </table:table-cell>
          <table:table-cell table:formula="of:=[.W88]+1" office:value-type="float" office:value="1952">
            <text:p>1952</text:p>
          </table:table-cell>
          <table:table-cell table:formula="of:=DEC2HEX([.W89])" office:value-type="string" office:string-value="7A0">
            <text:p>7A0</text:p>
          </table:table-cell>
          <table:table-cell office:value-type="string">
            <text:p>name0</text:p>
          </table:table-cell>
          <table:table-cell table:formula="of:=[.Z88]+1" office:value-type="float" office:value="2">
            <text:p>2</text:p>
          </table:table-cell>
          <table:table-cell table:style-name="ce2" table:formula="of:=[.AA88]+1" office:value-type="float" office:value="2325">
            <text:p>2325</text:p>
          </table:table-cell>
          <table:table-cell table:formula="of:=DEC2HEX([.AA89])" office:value-type="string" office:string-value="915">
            <text:p>915</text:p>
          </table:table-cell>
          <table:table-cell office:value-type="string">
            <text:p>name0</text:p>
          </table:table-cell>
          <table:table-cell table:formula="of:=[.AD88]+1" office:value-type="float" office:value="2">
            <text:p>2</text:p>
          </table:table-cell>
          <table:table-cell table:style-name="ce2" table:formula="of:=[.AE88]+1" office:value-type="float" office:value="2698">
            <text:p>2698</text:p>
          </table:table-cell>
          <table:table-cell table:formula="of:=DEC2HEX([.AE89])" office:value-type="string" office:string-value="A8A">
            <text:p>A8A</text:p>
          </table:table-cell>
          <table:table-cell office:value-type="string">
            <text:p>name0</text:p>
          </table:table-cell>
          <table:table-cell table:formula="of:=[.AH88]+1" office:value-type="float" office:value="2">
            <text:p>2</text:p>
          </table:table-cell>
          <table:table-cell table:style-name="ce2" table:formula="of:=[.AI88]+1" office:value-type="float" office:value="3071">
            <text:p>3071</text:p>
          </table:table-cell>
          <table:table-cell table:formula="of:=DEC2HEX([.AI89])" office:value-type="string" office:string-value="BFF">
            <text:p>BFF</text:p>
          </table:table-cell>
          <table:table-cell office:value-type="string">
            <text:p>name0</text:p>
          </table:table-cell>
          <table:table-cell table:formula="of:=[.AL88]+1" office:value-type="float" office:value="2">
            <text:p>2</text:p>
          </table:table-cell>
          <table:table-cell table:style-name="ce2" table:formula="of:=[.AM88]+1" office:value-type="float" office:value="3444">
            <text:p>3444</text:p>
          </table:table-cell>
          <table:table-cell table:formula="of:=DEC2HEX([.AM89])" office:value-type="string" office:string-value="D74">
            <text:p>D74</text:p>
          </table:table-cell>
        </table:table-row>
        <table:table-row table:style-name="ro1">
          <table:table-cell office:value-type="string">
            <text:p>name1</text:p>
          </table:table-cell>
          <table:table-cell table:formula="of:=[.B89]+1" office:value-type="float" office:value="3">
            <text:p>3</text:p>
          </table:table-cell>
          <table:table-cell table:formula="of:=[.C89]+1" office:value-type="float" office:value="88">
            <text:p>88</text:p>
          </table:table-cell>
          <table:table-cell table:formula="of:=DEC2HEX([.C90])" office:value-type="string" office:string-value="58">
            <text:p>58</text:p>
          </table:table-cell>
          <table:table-cell office:value-type="string">
            <text:p>name1</text:p>
          </table:table-cell>
          <table:table-cell table:formula="of:=[.F89]+1" office:value-type="float" office:value="3">
            <text:p>3</text:p>
          </table:table-cell>
          <table:table-cell table:formula="of:=[.G89]+1" office:value-type="float" office:value="461">
            <text:p>461</text:p>
          </table:table-cell>
          <table:table-cell table:formula="of:=DEC2HEX([.G90])" office:value-type="string" office:string-value="1CD">
            <text:p>1CD</text:p>
          </table:table-cell>
          <table:table-cell office:value-type="string">
            <text:p>name1</text:p>
          </table:table-cell>
          <table:table-cell table:formula="of:=[.J89]+1" office:value-type="float" office:value="3">
            <text:p>3</text:p>
          </table:table-cell>
          <table:table-cell table:formula="of:=[.K89]+1" office:value-type="float" office:value="834">
            <text:p>834</text:p>
          </table:table-cell>
          <table:table-cell table:formula="of:=DEC2HEX([.K90])" office:value-type="string" office:string-value="342">
            <text:p>342</text:p>
          </table:table-cell>
          <table:table-cell office:value-type="string">
            <text:p>name1</text:p>
          </table:table-cell>
          <table:table-cell table:formula="of:=[.N89]+1" office:value-type="float" office:value="3">
            <text:p>3</text:p>
          </table:table-cell>
          <table:table-cell table:formula="of:=[.O89]+1" office:value-type="float" office:value="1207">
            <text:p>1207</text:p>
          </table:table-cell>
          <table:table-cell table:formula="of:=DEC2HEX([.O90])" office:value-type="string" office:string-value="4B7">
            <text:p>4B7</text:p>
          </table:table-cell>
          <table:table-cell office:value-type="string">
            <text:p>name1</text:p>
          </table:table-cell>
          <table:table-cell table:formula="of:=[.R89]+1" office:value-type="float" office:value="3">
            <text:p>3</text:p>
          </table:table-cell>
          <table:table-cell table:formula="of:=[.S89]+1" office:value-type="float" office:value="1580">
            <text:p>1580</text:p>
          </table:table-cell>
          <table:table-cell table:formula="of:=DEC2HEX([.S90])" office:value-type="string" office:string-value="62C">
            <text:p>62C</text:p>
          </table:table-cell>
          <table:table-cell office:value-type="string">
            <text:p>name1</text:p>
          </table:table-cell>
          <table:table-cell table:formula="of:=[.V89]+1" office:value-type="float" office:value="3">
            <text:p>3</text:p>
          </table:table-cell>
          <table:table-cell table:formula="of:=[.W89]+1" office:value-type="float" office:value="1953">
            <text:p>1953</text:p>
          </table:table-cell>
          <table:table-cell table:formula="of:=DEC2HEX([.W90])" office:value-type="string" office:string-value="7A1">
            <text:p>7A1</text:p>
          </table:table-cell>
          <table:table-cell office:value-type="string">
            <text:p>name1</text:p>
          </table:table-cell>
          <table:table-cell table:formula="of:=[.Z89]+1" office:value-type="float" office:value="3">
            <text:p>3</text:p>
          </table:table-cell>
          <table:table-cell table:style-name="ce2" table:formula="of:=[.AA89]+1" office:value-type="float" office:value="2326">
            <text:p>2326</text:p>
          </table:table-cell>
          <table:table-cell table:formula="of:=DEC2HEX([.AA90])" office:value-type="string" office:string-value="916">
            <text:p>916</text:p>
          </table:table-cell>
          <table:table-cell office:value-type="string">
            <text:p>name1</text:p>
          </table:table-cell>
          <table:table-cell table:formula="of:=[.AD89]+1" office:value-type="float" office:value="3">
            <text:p>3</text:p>
          </table:table-cell>
          <table:table-cell table:style-name="ce2" table:formula="of:=[.AE89]+1" office:value-type="float" office:value="2699">
            <text:p>2699</text:p>
          </table:table-cell>
          <table:table-cell table:formula="of:=DEC2HEX([.AE90])" office:value-type="string" office:string-value="A8B">
            <text:p>A8B</text:p>
          </table:table-cell>
          <table:table-cell office:value-type="string">
            <text:p>name1</text:p>
          </table:table-cell>
          <table:table-cell table:formula="of:=[.AH89]+1" office:value-type="float" office:value="3">
            <text:p>3</text:p>
          </table:table-cell>
          <table:table-cell table:style-name="ce2" table:formula="of:=[.AI89]+1" office:value-type="float" office:value="3072">
            <text:p>3072</text:p>
          </table:table-cell>
          <table:table-cell table:formula="of:=DEC2HEX([.AI90])" office:value-type="string" office:string-value="C00">
            <text:p>C00</text:p>
          </table:table-cell>
          <table:table-cell office:value-type="string">
            <text:p>name1</text:p>
          </table:table-cell>
          <table:table-cell table:formula="of:=[.AL89]+1" office:value-type="float" office:value="3">
            <text:p>3</text:p>
          </table:table-cell>
          <table:table-cell table:style-name="ce2" table:formula="of:=[.AM89]+1" office:value-type="float" office:value="3445">
            <text:p>3445</text:p>
          </table:table-cell>
          <table:table-cell table:formula="of:=DEC2HEX([.AM90])" office:value-type="string" office:string-value="D75">
            <text:p>D75</text:p>
          </table:table-cell>
        </table:table-row>
        <table:table-row table:style-name="ro1">
          <table:table-cell office:value-type="string">
            <text:p>name2</text:p>
          </table:table-cell>
          <table:table-cell table:formula="of:=[.B90]+1" office:value-type="float" office:value="4">
            <text:p>4</text:p>
          </table:table-cell>
          <table:table-cell table:formula="of:=[.C90]+1" office:value-type="float" office:value="89">
            <text:p>89</text:p>
          </table:table-cell>
          <table:table-cell table:formula="of:=DEC2HEX([.C91])" office:value-type="string" office:string-value="59">
            <text:p>59</text:p>
          </table:table-cell>
          <table:table-cell office:value-type="string">
            <text:p>name2</text:p>
          </table:table-cell>
          <table:table-cell table:formula="of:=[.F90]+1" office:value-type="float" office:value="4">
            <text:p>4</text:p>
          </table:table-cell>
          <table:table-cell table:formula="of:=[.G90]+1" office:value-type="float" office:value="462">
            <text:p>462</text:p>
          </table:table-cell>
          <table:table-cell table:formula="of:=DEC2HEX([.G91])" office:value-type="string" office:string-value="1CE">
            <text:p>1CE</text:p>
          </table:table-cell>
          <table:table-cell office:value-type="string">
            <text:p>name2</text:p>
          </table:table-cell>
          <table:table-cell table:formula="of:=[.J90]+1" office:value-type="float" office:value="4">
            <text:p>4</text:p>
          </table:table-cell>
          <table:table-cell table:formula="of:=[.K90]+1" office:value-type="float" office:value="835">
            <text:p>835</text:p>
          </table:table-cell>
          <table:table-cell table:formula="of:=DEC2HEX([.K91])" office:value-type="string" office:string-value="343">
            <text:p>343</text:p>
          </table:table-cell>
          <table:table-cell office:value-type="string">
            <text:p>name2</text:p>
          </table:table-cell>
          <table:table-cell table:formula="of:=[.N90]+1" office:value-type="float" office:value="4">
            <text:p>4</text:p>
          </table:table-cell>
          <table:table-cell table:formula="of:=[.O90]+1" office:value-type="float" office:value="1208">
            <text:p>1208</text:p>
          </table:table-cell>
          <table:table-cell table:formula="of:=DEC2HEX([.O91])" office:value-type="string" office:string-value="4B8">
            <text:p>4B8</text:p>
          </table:table-cell>
          <table:table-cell office:value-type="string">
            <text:p>name2</text:p>
          </table:table-cell>
          <table:table-cell table:formula="of:=[.R90]+1" office:value-type="float" office:value="4">
            <text:p>4</text:p>
          </table:table-cell>
          <table:table-cell table:formula="of:=[.S90]+1" office:value-type="float" office:value="1581">
            <text:p>1581</text:p>
          </table:table-cell>
          <table:table-cell table:formula="of:=DEC2HEX([.S91])" office:value-type="string" office:string-value="62D">
            <text:p>62D</text:p>
          </table:table-cell>
          <table:table-cell office:value-type="string">
            <text:p>name2</text:p>
          </table:table-cell>
          <table:table-cell table:formula="of:=[.V90]+1" office:value-type="float" office:value="4">
            <text:p>4</text:p>
          </table:table-cell>
          <table:table-cell table:formula="of:=[.W90]+1" office:value-type="float" office:value="1954">
            <text:p>1954</text:p>
          </table:table-cell>
          <table:table-cell table:formula="of:=DEC2HEX([.W91])" office:value-type="string" office:string-value="7A2">
            <text:p>7A2</text:p>
          </table:table-cell>
          <table:table-cell office:value-type="string">
            <text:p>name2</text:p>
          </table:table-cell>
          <table:table-cell table:formula="of:=[.Z90]+1" office:value-type="float" office:value="4">
            <text:p>4</text:p>
          </table:table-cell>
          <table:table-cell table:style-name="ce2" table:formula="of:=[.AA90]+1" office:value-type="float" office:value="2327">
            <text:p>2327</text:p>
          </table:table-cell>
          <table:table-cell table:formula="of:=DEC2HEX([.AA91])" office:value-type="string" office:string-value="917">
            <text:p>917</text:p>
          </table:table-cell>
          <table:table-cell office:value-type="string">
            <text:p>name2</text:p>
          </table:table-cell>
          <table:table-cell table:formula="of:=[.AD90]+1" office:value-type="float" office:value="4">
            <text:p>4</text:p>
          </table:table-cell>
          <table:table-cell table:style-name="ce2" table:formula="of:=[.AE90]+1" office:value-type="float" office:value="2700">
            <text:p>2700</text:p>
          </table:table-cell>
          <table:table-cell table:formula="of:=DEC2HEX([.AE91])" office:value-type="string" office:string-value="A8C">
            <text:p>A8C</text:p>
          </table:table-cell>
          <table:table-cell office:value-type="string">
            <text:p>name2</text:p>
          </table:table-cell>
          <table:table-cell table:formula="of:=[.AH90]+1" office:value-type="float" office:value="4">
            <text:p>4</text:p>
          </table:table-cell>
          <table:table-cell table:style-name="ce2" table:formula="of:=[.AI90]+1" office:value-type="float" office:value="3073">
            <text:p>3073</text:p>
          </table:table-cell>
          <table:table-cell table:formula="of:=DEC2HEX([.AI91])" office:value-type="string" office:string-value="C01">
            <text:p>C01</text:p>
          </table:table-cell>
          <table:table-cell office:value-type="string">
            <text:p>name2</text:p>
          </table:table-cell>
          <table:table-cell table:formula="of:=[.AL90]+1" office:value-type="float" office:value="4">
            <text:p>4</text:p>
          </table:table-cell>
          <table:table-cell table:style-name="ce2" table:formula="of:=[.AM90]+1" office:value-type="float" office:value="3446">
            <text:p>3446</text:p>
          </table:table-cell>
          <table:table-cell table:formula="of:=DEC2HEX([.AM91])" office:value-type="string" office:string-value="D76">
            <text:p>D76</text:p>
          </table:table-cell>
        </table:table-row>
        <table:table-row table:style-name="ro1">
          <table:table-cell office:value-type="string">
            <text:p>name3</text:p>
          </table:table-cell>
          <table:table-cell table:formula="of:=[.B91]+1" office:value-type="float" office:value="5">
            <text:p>5</text:p>
          </table:table-cell>
          <table:table-cell table:formula="of:=[.C91]+1" office:value-type="float" office:value="90">
            <text:p>90</text:p>
          </table:table-cell>
          <table:table-cell table:formula="of:=DEC2HEX([.C92])" office:value-type="string" office:string-value="5A">
            <text:p>5A</text:p>
          </table:table-cell>
          <table:table-cell office:value-type="string">
            <text:p>name3</text:p>
          </table:table-cell>
          <table:table-cell table:formula="of:=[.F91]+1" office:value-type="float" office:value="5">
            <text:p>5</text:p>
          </table:table-cell>
          <table:table-cell table:formula="of:=[.G91]+1" office:value-type="float" office:value="463">
            <text:p>463</text:p>
          </table:table-cell>
          <table:table-cell table:formula="of:=DEC2HEX([.G92])" office:value-type="string" office:string-value="1CF">
            <text:p>1CF</text:p>
          </table:table-cell>
          <table:table-cell office:value-type="string">
            <text:p>name3</text:p>
          </table:table-cell>
          <table:table-cell table:formula="of:=[.J91]+1" office:value-type="float" office:value="5">
            <text:p>5</text:p>
          </table:table-cell>
          <table:table-cell table:formula="of:=[.K91]+1" office:value-type="float" office:value="836">
            <text:p>836</text:p>
          </table:table-cell>
          <table:table-cell table:formula="of:=DEC2HEX([.K92])" office:value-type="string" office:string-value="344">
            <text:p>344</text:p>
          </table:table-cell>
          <table:table-cell office:value-type="string">
            <text:p>name3</text:p>
          </table:table-cell>
          <table:table-cell table:formula="of:=[.N91]+1" office:value-type="float" office:value="5">
            <text:p>5</text:p>
          </table:table-cell>
          <table:table-cell table:formula="of:=[.O91]+1" office:value-type="float" office:value="1209">
            <text:p>1209</text:p>
          </table:table-cell>
          <table:table-cell table:formula="of:=DEC2HEX([.O92])" office:value-type="string" office:string-value="4B9">
            <text:p>4B9</text:p>
          </table:table-cell>
          <table:table-cell office:value-type="string">
            <text:p>name3</text:p>
          </table:table-cell>
          <table:table-cell table:formula="of:=[.R91]+1" office:value-type="float" office:value="5">
            <text:p>5</text:p>
          </table:table-cell>
          <table:table-cell table:formula="of:=[.S91]+1" office:value-type="float" office:value="1582">
            <text:p>1582</text:p>
          </table:table-cell>
          <table:table-cell table:formula="of:=DEC2HEX([.S92])" office:value-type="string" office:string-value="62E">
            <text:p>62E</text:p>
          </table:table-cell>
          <table:table-cell office:value-type="string">
            <text:p>name3</text:p>
          </table:table-cell>
          <table:table-cell table:formula="of:=[.V91]+1" office:value-type="float" office:value="5">
            <text:p>5</text:p>
          </table:table-cell>
          <table:table-cell table:formula="of:=[.W91]+1" office:value-type="float" office:value="1955">
            <text:p>1955</text:p>
          </table:table-cell>
          <table:table-cell table:formula="of:=DEC2HEX([.W92])" office:value-type="string" office:string-value="7A3">
            <text:p>7A3</text:p>
          </table:table-cell>
          <table:table-cell office:value-type="string">
            <text:p>name3</text:p>
          </table:table-cell>
          <table:table-cell table:formula="of:=[.Z91]+1" office:value-type="float" office:value="5">
            <text:p>5</text:p>
          </table:table-cell>
          <table:table-cell table:style-name="ce2" table:formula="of:=[.AA91]+1" office:value-type="float" office:value="2328">
            <text:p>2328</text:p>
          </table:table-cell>
          <table:table-cell table:formula="of:=DEC2HEX([.AA92])" office:value-type="string" office:string-value="918">
            <text:p>918</text:p>
          </table:table-cell>
          <table:table-cell office:value-type="string">
            <text:p>name3</text:p>
          </table:table-cell>
          <table:table-cell table:formula="of:=[.AD91]+1" office:value-type="float" office:value="5">
            <text:p>5</text:p>
          </table:table-cell>
          <table:table-cell table:style-name="ce2" table:formula="of:=[.AE91]+1" office:value-type="float" office:value="2701">
            <text:p>2701</text:p>
          </table:table-cell>
          <table:table-cell table:formula="of:=DEC2HEX([.AE92])" office:value-type="string" office:string-value="A8D">
            <text:p>A8D</text:p>
          </table:table-cell>
          <table:table-cell office:value-type="string">
            <text:p>name3</text:p>
          </table:table-cell>
          <table:table-cell table:formula="of:=[.AH91]+1" office:value-type="float" office:value="5">
            <text:p>5</text:p>
          </table:table-cell>
          <table:table-cell table:style-name="ce2" table:formula="of:=[.AI91]+1" office:value-type="float" office:value="3074">
            <text:p>3074</text:p>
          </table:table-cell>
          <table:table-cell table:formula="of:=DEC2HEX([.AI92])" office:value-type="string" office:string-value="C02">
            <text:p>C02</text:p>
          </table:table-cell>
          <table:table-cell office:value-type="string">
            <text:p>name3</text:p>
          </table:table-cell>
          <table:table-cell table:formula="of:=[.AL91]+1" office:value-type="float" office:value="5">
            <text:p>5</text:p>
          </table:table-cell>
          <table:table-cell table:style-name="ce2" table:formula="of:=[.AM91]+1" office:value-type="float" office:value="3447">
            <text:p>3447</text:p>
          </table:table-cell>
          <table:table-cell table:formula="of:=DEC2HEX([.AM92])" office:value-type="string" office:string-value="D77">
            <text:p>D77</text:p>
          </table:table-cell>
        </table:table-row>
        <table:table-row table:style-name="ro1">
          <table:table-cell office:value-type="string">
            <text:p>name4</text:p>
          </table:table-cell>
          <table:table-cell table:formula="of:=[.B92]+1" office:value-type="float" office:value="6">
            <text:p>6</text:p>
          </table:table-cell>
          <table:table-cell table:formula="of:=[.C92]+1" office:value-type="float" office:value="91">
            <text:p>91</text:p>
          </table:table-cell>
          <table:table-cell table:formula="of:=DEC2HEX([.C93])" office:value-type="string" office:string-value="5B">
            <text:p>5B</text:p>
          </table:table-cell>
          <table:table-cell office:value-type="string">
            <text:p>name4</text:p>
          </table:table-cell>
          <table:table-cell table:formula="of:=[.F92]+1" office:value-type="float" office:value="6">
            <text:p>6</text:p>
          </table:table-cell>
          <table:table-cell table:formula="of:=[.G92]+1" office:value-type="float" office:value="464">
            <text:p>464</text:p>
          </table:table-cell>
          <table:table-cell table:formula="of:=DEC2HEX([.G93])" office:value-type="string" office:string-value="1D0">
            <text:p>1D0</text:p>
          </table:table-cell>
          <table:table-cell office:value-type="string">
            <text:p>name4</text:p>
          </table:table-cell>
          <table:table-cell table:formula="of:=[.J92]+1" office:value-type="float" office:value="6">
            <text:p>6</text:p>
          </table:table-cell>
          <table:table-cell table:formula="of:=[.K92]+1" office:value-type="float" office:value="837">
            <text:p>837</text:p>
          </table:table-cell>
          <table:table-cell table:formula="of:=DEC2HEX([.K93])" office:value-type="string" office:string-value="345">
            <text:p>345</text:p>
          </table:table-cell>
          <table:table-cell office:value-type="string">
            <text:p>name4</text:p>
          </table:table-cell>
          <table:table-cell table:formula="of:=[.N92]+1" office:value-type="float" office:value="6">
            <text:p>6</text:p>
          </table:table-cell>
          <table:table-cell table:formula="of:=[.O92]+1" office:value-type="float" office:value="1210">
            <text:p>1210</text:p>
          </table:table-cell>
          <table:table-cell table:formula="of:=DEC2HEX([.O93])" office:value-type="string" office:string-value="4BA">
            <text:p>4BA</text:p>
          </table:table-cell>
          <table:table-cell office:value-type="string">
            <text:p>name4</text:p>
          </table:table-cell>
          <table:table-cell table:formula="of:=[.R92]+1" office:value-type="float" office:value="6">
            <text:p>6</text:p>
          </table:table-cell>
          <table:table-cell table:formula="of:=[.S92]+1" office:value-type="float" office:value="1583">
            <text:p>1583</text:p>
          </table:table-cell>
          <table:table-cell table:formula="of:=DEC2HEX([.S93])" office:value-type="string" office:string-value="62F">
            <text:p>62F</text:p>
          </table:table-cell>
          <table:table-cell office:value-type="string">
            <text:p>name4</text:p>
          </table:table-cell>
          <table:table-cell table:formula="of:=[.V92]+1" office:value-type="float" office:value="6">
            <text:p>6</text:p>
          </table:table-cell>
          <table:table-cell table:formula="of:=[.W92]+1" office:value-type="float" office:value="1956">
            <text:p>1956</text:p>
          </table:table-cell>
          <table:table-cell table:formula="of:=DEC2HEX([.W93])" office:value-type="string" office:string-value="7A4">
            <text:p>7A4</text:p>
          </table:table-cell>
          <table:table-cell office:value-type="string">
            <text:p>name4</text:p>
          </table:table-cell>
          <table:table-cell table:formula="of:=[.Z92]+1" office:value-type="float" office:value="6">
            <text:p>6</text:p>
          </table:table-cell>
          <table:table-cell table:style-name="ce2" table:formula="of:=[.AA92]+1" office:value-type="float" office:value="2329">
            <text:p>2329</text:p>
          </table:table-cell>
          <table:table-cell table:formula="of:=DEC2HEX([.AA93])" office:value-type="string" office:string-value="919">
            <text:p>919</text:p>
          </table:table-cell>
          <table:table-cell office:value-type="string">
            <text:p>name4</text:p>
          </table:table-cell>
          <table:table-cell table:formula="of:=[.AD92]+1" office:value-type="float" office:value="6">
            <text:p>6</text:p>
          </table:table-cell>
          <table:table-cell table:style-name="ce2" table:formula="of:=[.AE92]+1" office:value-type="float" office:value="2702">
            <text:p>2702</text:p>
          </table:table-cell>
          <table:table-cell table:formula="of:=DEC2HEX([.AE93])" office:value-type="string" office:string-value="A8E">
            <text:p>A8E</text:p>
          </table:table-cell>
          <table:table-cell office:value-type="string">
            <text:p>name4</text:p>
          </table:table-cell>
          <table:table-cell table:formula="of:=[.AH92]+1" office:value-type="float" office:value="6">
            <text:p>6</text:p>
          </table:table-cell>
          <table:table-cell table:style-name="ce2" table:formula="of:=[.AI92]+1" office:value-type="float" office:value="3075">
            <text:p>3075</text:p>
          </table:table-cell>
          <table:table-cell table:formula="of:=DEC2HEX([.AI93])" office:value-type="string" office:string-value="C03">
            <text:p>C03</text:p>
          </table:table-cell>
          <table:table-cell office:value-type="string">
            <text:p>name4</text:p>
          </table:table-cell>
          <table:table-cell table:formula="of:=[.AL92]+1" office:value-type="float" office:value="6">
            <text:p>6</text:p>
          </table:table-cell>
          <table:table-cell table:style-name="ce2" table:formula="of:=[.AM92]+1" office:value-type="float" office:value="3448">
            <text:p>3448</text:p>
          </table:table-cell>
          <table:table-cell table:formula="of:=DEC2HEX([.AM93])" office:value-type="string" office:string-value="D78">
            <text:p>D78</text:p>
          </table:table-cell>
        </table:table-row>
        <table:table-row table:style-name="ro1">
          <table:table-cell office:value-type="string">
            <text:p>name5</text:p>
          </table:table-cell>
          <table:table-cell table:formula="of:=[.B93]+1" office:value-type="float" office:value="7">
            <text:p>7</text:p>
          </table:table-cell>
          <table:table-cell table:formula="of:=[.C93]+1" office:value-type="float" office:value="92">
            <text:p>92</text:p>
          </table:table-cell>
          <table:table-cell table:formula="of:=DEC2HEX([.C94])" office:value-type="string" office:string-value="5C">
            <text:p>5C</text:p>
          </table:table-cell>
          <table:table-cell office:value-type="string">
            <text:p>name5</text:p>
          </table:table-cell>
          <table:table-cell table:formula="of:=[.F93]+1" office:value-type="float" office:value="7">
            <text:p>7</text:p>
          </table:table-cell>
          <table:table-cell table:formula="of:=[.G93]+1" office:value-type="float" office:value="465">
            <text:p>465</text:p>
          </table:table-cell>
          <table:table-cell table:formula="of:=DEC2HEX([.G94])" office:value-type="string" office:string-value="1D1">
            <text:p>1D1</text:p>
          </table:table-cell>
          <table:table-cell office:value-type="string">
            <text:p>name5</text:p>
          </table:table-cell>
          <table:table-cell table:formula="of:=[.J93]+1" office:value-type="float" office:value="7">
            <text:p>7</text:p>
          </table:table-cell>
          <table:table-cell table:formula="of:=[.K93]+1" office:value-type="float" office:value="838">
            <text:p>838</text:p>
          </table:table-cell>
          <table:table-cell table:formula="of:=DEC2HEX([.K94])" office:value-type="string" office:string-value="346">
            <text:p>346</text:p>
          </table:table-cell>
          <table:table-cell office:value-type="string">
            <text:p>name5</text:p>
          </table:table-cell>
          <table:table-cell table:formula="of:=[.N93]+1" office:value-type="float" office:value="7">
            <text:p>7</text:p>
          </table:table-cell>
          <table:table-cell table:formula="of:=[.O93]+1" office:value-type="float" office:value="1211">
            <text:p>1211</text:p>
          </table:table-cell>
          <table:table-cell table:formula="of:=DEC2HEX([.O94])" office:value-type="string" office:string-value="4BB">
            <text:p>4BB</text:p>
          </table:table-cell>
          <table:table-cell office:value-type="string">
            <text:p>name5</text:p>
          </table:table-cell>
          <table:table-cell table:formula="of:=[.R93]+1" office:value-type="float" office:value="7">
            <text:p>7</text:p>
          </table:table-cell>
          <table:table-cell table:formula="of:=[.S93]+1" office:value-type="float" office:value="1584">
            <text:p>1584</text:p>
          </table:table-cell>
          <table:table-cell table:formula="of:=DEC2HEX([.S94])" office:value-type="string" office:string-value="630">
            <text:p>630</text:p>
          </table:table-cell>
          <table:table-cell office:value-type="string">
            <text:p>name5</text:p>
          </table:table-cell>
          <table:table-cell table:formula="of:=[.V93]+1" office:value-type="float" office:value="7">
            <text:p>7</text:p>
          </table:table-cell>
          <table:table-cell table:formula="of:=[.W93]+1" office:value-type="float" office:value="1957">
            <text:p>1957</text:p>
          </table:table-cell>
          <table:table-cell table:formula="of:=DEC2HEX([.W94])" office:value-type="string" office:string-value="7A5">
            <text:p>7A5</text:p>
          </table:table-cell>
          <table:table-cell office:value-type="string">
            <text:p>name5</text:p>
          </table:table-cell>
          <table:table-cell table:formula="of:=[.Z93]+1" office:value-type="float" office:value="7">
            <text:p>7</text:p>
          </table:table-cell>
          <table:table-cell table:style-name="ce2" table:formula="of:=[.AA93]+1" office:value-type="float" office:value="2330">
            <text:p>2330</text:p>
          </table:table-cell>
          <table:table-cell table:formula="of:=DEC2HEX([.AA94])" office:value-type="string" office:string-value="91A">
            <text:p>91A</text:p>
          </table:table-cell>
          <table:table-cell office:value-type="string">
            <text:p>name5</text:p>
          </table:table-cell>
          <table:table-cell table:formula="of:=[.AD93]+1" office:value-type="float" office:value="7">
            <text:p>7</text:p>
          </table:table-cell>
          <table:table-cell table:style-name="ce2" table:formula="of:=[.AE93]+1" office:value-type="float" office:value="2703">
            <text:p>2703</text:p>
          </table:table-cell>
          <table:table-cell table:formula="of:=DEC2HEX([.AE94])" office:value-type="string" office:string-value="A8F">
            <text:p>A8F</text:p>
          </table:table-cell>
          <table:table-cell office:value-type="string">
            <text:p>name5</text:p>
          </table:table-cell>
          <table:table-cell table:formula="of:=[.AH93]+1" office:value-type="float" office:value="7">
            <text:p>7</text:p>
          </table:table-cell>
          <table:table-cell table:style-name="ce2" table:formula="of:=[.AI93]+1" office:value-type="float" office:value="3076">
            <text:p>3076</text:p>
          </table:table-cell>
          <table:table-cell table:formula="of:=DEC2HEX([.AI94])" office:value-type="string" office:string-value="C04">
            <text:p>C04</text:p>
          </table:table-cell>
          <table:table-cell office:value-type="string">
            <text:p>name5</text:p>
          </table:table-cell>
          <table:table-cell table:formula="of:=[.AL93]+1" office:value-type="float" office:value="7">
            <text:p>7</text:p>
          </table:table-cell>
          <table:table-cell table:style-name="ce2" table:formula="of:=[.AM93]+1" office:value-type="float" office:value="3449">
            <text:p>3449</text:p>
          </table:table-cell>
          <table:table-cell table:formula="of:=DEC2HEX([.AM94])" office:value-type="string" office:string-value="D79">
            <text:p>D79</text:p>
          </table:table-cell>
        </table:table-row>
        <table:table-row table:style-name="ro1">
          <table:table-cell office:value-type="string">
            <text:p>name6</text:p>
          </table:table-cell>
          <table:table-cell table:formula="of:=[.B94]+1" office:value-type="float" office:value="8">
            <text:p>8</text:p>
          </table:table-cell>
          <table:table-cell table:formula="of:=[.C94]+1" office:value-type="float" office:value="93">
            <text:p>93</text:p>
          </table:table-cell>
          <table:table-cell table:formula="of:=DEC2HEX([.C95])" office:value-type="string" office:string-value="5D">
            <text:p>5D</text:p>
          </table:table-cell>
          <table:table-cell office:value-type="string">
            <text:p>name6</text:p>
          </table:table-cell>
          <table:table-cell table:formula="of:=[.F94]+1" office:value-type="float" office:value="8">
            <text:p>8</text:p>
          </table:table-cell>
          <table:table-cell table:formula="of:=[.G94]+1" office:value-type="float" office:value="466">
            <text:p>466</text:p>
          </table:table-cell>
          <table:table-cell table:formula="of:=DEC2HEX([.G95])" office:value-type="string" office:string-value="1D2">
            <text:p>1D2</text:p>
          </table:table-cell>
          <table:table-cell office:value-type="string">
            <text:p>name6</text:p>
          </table:table-cell>
          <table:table-cell table:formula="of:=[.J94]+1" office:value-type="float" office:value="8">
            <text:p>8</text:p>
          </table:table-cell>
          <table:table-cell table:formula="of:=[.K94]+1" office:value-type="float" office:value="839">
            <text:p>839</text:p>
          </table:table-cell>
          <table:table-cell table:formula="of:=DEC2HEX([.K95])" office:value-type="string" office:string-value="347">
            <text:p>347</text:p>
          </table:table-cell>
          <table:table-cell office:value-type="string">
            <text:p>name6</text:p>
          </table:table-cell>
          <table:table-cell table:formula="of:=[.N94]+1" office:value-type="float" office:value="8">
            <text:p>8</text:p>
          </table:table-cell>
          <table:table-cell table:formula="of:=[.O94]+1" office:value-type="float" office:value="1212">
            <text:p>1212</text:p>
          </table:table-cell>
          <table:table-cell table:formula="of:=DEC2HEX([.O95])" office:value-type="string" office:string-value="4BC">
            <text:p>4BC</text:p>
          </table:table-cell>
          <table:table-cell office:value-type="string">
            <text:p>name6</text:p>
          </table:table-cell>
          <table:table-cell table:formula="of:=[.R94]+1" office:value-type="float" office:value="8">
            <text:p>8</text:p>
          </table:table-cell>
          <table:table-cell table:formula="of:=[.S94]+1" office:value-type="float" office:value="1585">
            <text:p>1585</text:p>
          </table:table-cell>
          <table:table-cell table:formula="of:=DEC2HEX([.S95])" office:value-type="string" office:string-value="631">
            <text:p>631</text:p>
          </table:table-cell>
          <table:table-cell office:value-type="string">
            <text:p>name6</text:p>
          </table:table-cell>
          <table:table-cell table:formula="of:=[.V94]+1" office:value-type="float" office:value="8">
            <text:p>8</text:p>
          </table:table-cell>
          <table:table-cell table:formula="of:=[.W94]+1" office:value-type="float" office:value="1958">
            <text:p>1958</text:p>
          </table:table-cell>
          <table:table-cell table:formula="of:=DEC2HEX([.W95])" office:value-type="string" office:string-value="7A6">
            <text:p>7A6</text:p>
          </table:table-cell>
          <table:table-cell office:value-type="string">
            <text:p>name6</text:p>
          </table:table-cell>
          <table:table-cell table:formula="of:=[.Z94]+1" office:value-type="float" office:value="8">
            <text:p>8</text:p>
          </table:table-cell>
          <table:table-cell table:style-name="ce2" table:formula="of:=[.AA94]+1" office:value-type="float" office:value="2331">
            <text:p>2331</text:p>
          </table:table-cell>
          <table:table-cell table:formula="of:=DEC2HEX([.AA95])" office:value-type="string" office:string-value="91B">
            <text:p>91B</text:p>
          </table:table-cell>
          <table:table-cell office:value-type="string">
            <text:p>name6</text:p>
          </table:table-cell>
          <table:table-cell table:formula="of:=[.AD94]+1" office:value-type="float" office:value="8">
            <text:p>8</text:p>
          </table:table-cell>
          <table:table-cell table:style-name="ce2" table:formula="of:=[.AE94]+1" office:value-type="float" office:value="2704">
            <text:p>2704</text:p>
          </table:table-cell>
          <table:table-cell table:formula="of:=DEC2HEX([.AE95])" office:value-type="string" office:string-value="A90">
            <text:p>A90</text:p>
          </table:table-cell>
          <table:table-cell office:value-type="string">
            <text:p>name6</text:p>
          </table:table-cell>
          <table:table-cell table:formula="of:=[.AH94]+1" office:value-type="float" office:value="8">
            <text:p>8</text:p>
          </table:table-cell>
          <table:table-cell table:style-name="ce2" table:formula="of:=[.AI94]+1" office:value-type="float" office:value="3077">
            <text:p>3077</text:p>
          </table:table-cell>
          <table:table-cell table:formula="of:=DEC2HEX([.AI95])" office:value-type="string" office:string-value="C05">
            <text:p>C05</text:p>
          </table:table-cell>
          <table:table-cell office:value-type="string">
            <text:p>name6</text:p>
          </table:table-cell>
          <table:table-cell table:formula="of:=[.AL94]+1" office:value-type="float" office:value="8">
            <text:p>8</text:p>
          </table:table-cell>
          <table:table-cell table:style-name="ce2" table:formula="of:=[.AM94]+1" office:value-type="float" office:value="3450">
            <text:p>3450</text:p>
          </table:table-cell>
          <table:table-cell table:formula="of:=DEC2HEX([.AM95])" office:value-type="string" office:string-value="D7A">
            <text:p>D7A</text:p>
          </table:table-cell>
        </table:table-row>
        <table:table-row table:style-name="ro1">
          <table:table-cell office:value-type="string">
            <text:p>name7</text:p>
          </table:table-cell>
          <table:table-cell table:formula="of:=[.B95]+1" office:value-type="float" office:value="9">
            <text:p>9</text:p>
          </table:table-cell>
          <table:table-cell table:formula="of:=[.C95]+1" office:value-type="float" office:value="94">
            <text:p>94</text:p>
          </table:table-cell>
          <table:table-cell table:formula="of:=DEC2HEX([.C96])" office:value-type="string" office:string-value="5E">
            <text:p>5E</text:p>
          </table:table-cell>
          <table:table-cell office:value-type="string">
            <text:p>name7</text:p>
          </table:table-cell>
          <table:table-cell table:formula="of:=[.F95]+1" office:value-type="float" office:value="9">
            <text:p>9</text:p>
          </table:table-cell>
          <table:table-cell table:formula="of:=[.G95]+1" office:value-type="float" office:value="467">
            <text:p>467</text:p>
          </table:table-cell>
          <table:table-cell table:formula="of:=DEC2HEX([.G96])" office:value-type="string" office:string-value="1D3">
            <text:p>1D3</text:p>
          </table:table-cell>
          <table:table-cell office:value-type="string">
            <text:p>name7</text:p>
          </table:table-cell>
          <table:table-cell table:formula="of:=[.J95]+1" office:value-type="float" office:value="9">
            <text:p>9</text:p>
          </table:table-cell>
          <table:table-cell table:formula="of:=[.K95]+1" office:value-type="float" office:value="840">
            <text:p>840</text:p>
          </table:table-cell>
          <table:table-cell table:formula="of:=DEC2HEX([.K96])" office:value-type="string" office:string-value="348">
            <text:p>348</text:p>
          </table:table-cell>
          <table:table-cell office:value-type="string">
            <text:p>name7</text:p>
          </table:table-cell>
          <table:table-cell table:formula="of:=[.N95]+1" office:value-type="float" office:value="9">
            <text:p>9</text:p>
          </table:table-cell>
          <table:table-cell table:formula="of:=[.O95]+1" office:value-type="float" office:value="1213">
            <text:p>1213</text:p>
          </table:table-cell>
          <table:table-cell table:formula="of:=DEC2HEX([.O96])" office:value-type="string" office:string-value="4BD">
            <text:p>4BD</text:p>
          </table:table-cell>
          <table:table-cell office:value-type="string">
            <text:p>name7</text:p>
          </table:table-cell>
          <table:table-cell table:formula="of:=[.R95]+1" office:value-type="float" office:value="9">
            <text:p>9</text:p>
          </table:table-cell>
          <table:table-cell table:formula="of:=[.S95]+1" office:value-type="float" office:value="1586">
            <text:p>1586</text:p>
          </table:table-cell>
          <table:table-cell table:formula="of:=DEC2HEX([.S96])" office:value-type="string" office:string-value="632">
            <text:p>632</text:p>
          </table:table-cell>
          <table:table-cell office:value-type="string">
            <text:p>name7</text:p>
          </table:table-cell>
          <table:table-cell table:formula="of:=[.V95]+1" office:value-type="float" office:value="9">
            <text:p>9</text:p>
          </table:table-cell>
          <table:table-cell table:formula="of:=[.W95]+1" office:value-type="float" office:value="1959">
            <text:p>1959</text:p>
          </table:table-cell>
          <table:table-cell table:formula="of:=DEC2HEX([.W96])" office:value-type="string" office:string-value="7A7">
            <text:p>7A7</text:p>
          </table:table-cell>
          <table:table-cell office:value-type="string">
            <text:p>name7</text:p>
          </table:table-cell>
          <table:table-cell table:formula="of:=[.Z95]+1" office:value-type="float" office:value="9">
            <text:p>9</text:p>
          </table:table-cell>
          <table:table-cell table:style-name="ce2" table:formula="of:=[.AA95]+1" office:value-type="float" office:value="2332">
            <text:p>2332</text:p>
          </table:table-cell>
          <table:table-cell table:formula="of:=DEC2HEX([.AA96])" office:value-type="string" office:string-value="91C">
            <text:p>91C</text:p>
          </table:table-cell>
          <table:table-cell office:value-type="string">
            <text:p>name7</text:p>
          </table:table-cell>
          <table:table-cell table:formula="of:=[.AD95]+1" office:value-type="float" office:value="9">
            <text:p>9</text:p>
          </table:table-cell>
          <table:table-cell table:style-name="ce2" table:formula="of:=[.AE95]+1" office:value-type="float" office:value="2705">
            <text:p>2705</text:p>
          </table:table-cell>
          <table:table-cell table:formula="of:=DEC2HEX([.AE96])" office:value-type="string" office:string-value="A91">
            <text:p>A91</text:p>
          </table:table-cell>
          <table:table-cell office:value-type="string">
            <text:p>name7</text:p>
          </table:table-cell>
          <table:table-cell table:formula="of:=[.AH95]+1" office:value-type="float" office:value="9">
            <text:p>9</text:p>
          </table:table-cell>
          <table:table-cell table:style-name="ce2" table:formula="of:=[.AI95]+1" office:value-type="float" office:value="3078">
            <text:p>3078</text:p>
          </table:table-cell>
          <table:table-cell table:formula="of:=DEC2HEX([.AI96])" office:value-type="string" office:string-value="C06">
            <text:p>C06</text:p>
          </table:table-cell>
          <table:table-cell office:value-type="string">
            <text:p>name7</text:p>
          </table:table-cell>
          <table:table-cell table:formula="of:=[.AL95]+1" office:value-type="float" office:value="9">
            <text:p>9</text:p>
          </table:table-cell>
          <table:table-cell table:style-name="ce2" table:formula="of:=[.AM95]+1" office:value-type="float" office:value="3451">
            <text:p>3451</text:p>
          </table:table-cell>
          <table:table-cell table:formula="of:=DEC2HEX([.AM96])" office:value-type="string" office:string-value="D7B">
            <text:p>D7B</text:p>
          </table:table-cell>
        </table:table-row>
        <table:table-row table:style-name="ro1">
          <table:table-cell office:value-type="string">
            <text:p>name8</text:p>
          </table:table-cell>
          <table:table-cell table:formula="of:=[.B96]+1" office:value-type="float" office:value="10">
            <text:p>10</text:p>
          </table:table-cell>
          <table:table-cell table:formula="of:=[.C96]+1" office:value-type="float" office:value="95">
            <text:p>95</text:p>
          </table:table-cell>
          <table:table-cell table:formula="of:=DEC2HEX([.C97])" office:value-type="string" office:string-value="5F">
            <text:p>5F</text:p>
          </table:table-cell>
          <table:table-cell office:value-type="string">
            <text:p>name8</text:p>
          </table:table-cell>
          <table:table-cell table:formula="of:=[.F96]+1" office:value-type="float" office:value="10">
            <text:p>10</text:p>
          </table:table-cell>
          <table:table-cell table:formula="of:=[.G96]+1" office:value-type="float" office:value="468">
            <text:p>468</text:p>
          </table:table-cell>
          <table:table-cell table:formula="of:=DEC2HEX([.G97])" office:value-type="string" office:string-value="1D4">
            <text:p>1D4</text:p>
          </table:table-cell>
          <table:table-cell office:value-type="string">
            <text:p>name8</text:p>
          </table:table-cell>
          <table:table-cell table:formula="of:=[.J96]+1" office:value-type="float" office:value="10">
            <text:p>10</text:p>
          </table:table-cell>
          <table:table-cell table:formula="of:=[.K96]+1" office:value-type="float" office:value="841">
            <text:p>841</text:p>
          </table:table-cell>
          <table:table-cell table:formula="of:=DEC2HEX([.K97])" office:value-type="string" office:string-value="349">
            <text:p>349</text:p>
          </table:table-cell>
          <table:table-cell office:value-type="string">
            <text:p>name8</text:p>
          </table:table-cell>
          <table:table-cell table:formula="of:=[.N96]+1" office:value-type="float" office:value="10">
            <text:p>10</text:p>
          </table:table-cell>
          <table:table-cell table:formula="of:=[.O96]+1" office:value-type="float" office:value="1214">
            <text:p>1214</text:p>
          </table:table-cell>
          <table:table-cell table:formula="of:=DEC2HEX([.O97])" office:value-type="string" office:string-value="4BE">
            <text:p>4BE</text:p>
          </table:table-cell>
          <table:table-cell office:value-type="string">
            <text:p>name8</text:p>
          </table:table-cell>
          <table:table-cell table:formula="of:=[.R96]+1" office:value-type="float" office:value="10">
            <text:p>10</text:p>
          </table:table-cell>
          <table:table-cell table:formula="of:=[.S96]+1" office:value-type="float" office:value="1587">
            <text:p>1587</text:p>
          </table:table-cell>
          <table:table-cell table:formula="of:=DEC2HEX([.S97])" office:value-type="string" office:string-value="633">
            <text:p>633</text:p>
          </table:table-cell>
          <table:table-cell office:value-type="string">
            <text:p>name8</text:p>
          </table:table-cell>
          <table:table-cell table:formula="of:=[.V96]+1" office:value-type="float" office:value="10">
            <text:p>10</text:p>
          </table:table-cell>
          <table:table-cell table:formula="of:=[.W96]+1" office:value-type="float" office:value="1960">
            <text:p>1960</text:p>
          </table:table-cell>
          <table:table-cell table:formula="of:=DEC2HEX([.W97])" office:value-type="string" office:string-value="7A8">
            <text:p>7A8</text:p>
          </table:table-cell>
          <table:table-cell office:value-type="string">
            <text:p>name8</text:p>
          </table:table-cell>
          <table:table-cell table:formula="of:=[.Z96]+1" office:value-type="float" office:value="10">
            <text:p>10</text:p>
          </table:table-cell>
          <table:table-cell table:style-name="ce2" table:formula="of:=[.AA96]+1" office:value-type="float" office:value="2333">
            <text:p>2333</text:p>
          </table:table-cell>
          <table:table-cell table:formula="of:=DEC2HEX([.AA97])" office:value-type="string" office:string-value="91D">
            <text:p>91D</text:p>
          </table:table-cell>
          <table:table-cell office:value-type="string">
            <text:p>name8</text:p>
          </table:table-cell>
          <table:table-cell table:formula="of:=[.AD96]+1" office:value-type="float" office:value="10">
            <text:p>10</text:p>
          </table:table-cell>
          <table:table-cell table:style-name="ce2" table:formula="of:=[.AE96]+1" office:value-type="float" office:value="2706">
            <text:p>2706</text:p>
          </table:table-cell>
          <table:table-cell table:formula="of:=DEC2HEX([.AE97])" office:value-type="string" office:string-value="A92">
            <text:p>A92</text:p>
          </table:table-cell>
          <table:table-cell office:value-type="string">
            <text:p>name8</text:p>
          </table:table-cell>
          <table:table-cell table:formula="of:=[.AH96]+1" office:value-type="float" office:value="10">
            <text:p>10</text:p>
          </table:table-cell>
          <table:table-cell table:style-name="ce2" table:formula="of:=[.AI96]+1" office:value-type="float" office:value="3079">
            <text:p>3079</text:p>
          </table:table-cell>
          <table:table-cell table:formula="of:=DEC2HEX([.AI97])" office:value-type="string" office:string-value="C07">
            <text:p>C07</text:p>
          </table:table-cell>
          <table:table-cell office:value-type="string">
            <text:p>name8</text:p>
          </table:table-cell>
          <table:table-cell table:formula="of:=[.AL96]+1" office:value-type="float" office:value="10">
            <text:p>10</text:p>
          </table:table-cell>
          <table:table-cell table:style-name="ce2" table:formula="of:=[.AM96]+1" office:value-type="float" office:value="3452">
            <text:p>3452</text:p>
          </table:table-cell>
          <table:table-cell table:formula="of:=DEC2HEX([.AM97])" office:value-type="string" office:string-value="D7C">
            <text:p>D7C</text:p>
          </table:table-cell>
        </table:table-row>
        <table:table-row table:style-name="ro1">
          <table:table-cell office:value-type="string">
            <text:p>name9</text:p>
          </table:table-cell>
          <table:table-cell table:formula="of:=[.B97]+1" office:value-type="float" office:value="11">
            <text:p>11</text:p>
          </table:table-cell>
          <table:table-cell table:formula="of:=[.C97]+1" office:value-type="float" office:value="96">
            <text:p>96</text:p>
          </table:table-cell>
          <table:table-cell table:formula="of:=DEC2HEX([.C98])" office:value-type="string" office:string-value="60">
            <text:p>60</text:p>
          </table:table-cell>
          <table:table-cell office:value-type="string">
            <text:p>name9</text:p>
          </table:table-cell>
          <table:table-cell table:formula="of:=[.F97]+1" office:value-type="float" office:value="11">
            <text:p>11</text:p>
          </table:table-cell>
          <table:table-cell table:formula="of:=[.G97]+1" office:value-type="float" office:value="469">
            <text:p>469</text:p>
          </table:table-cell>
          <table:table-cell table:formula="of:=DEC2HEX([.G98])" office:value-type="string" office:string-value="1D5">
            <text:p>1D5</text:p>
          </table:table-cell>
          <table:table-cell office:value-type="string">
            <text:p>name9</text:p>
          </table:table-cell>
          <table:table-cell table:formula="of:=[.J97]+1" office:value-type="float" office:value="11">
            <text:p>11</text:p>
          </table:table-cell>
          <table:table-cell table:formula="of:=[.K97]+1" office:value-type="float" office:value="842">
            <text:p>842</text:p>
          </table:table-cell>
          <table:table-cell table:formula="of:=DEC2HEX([.K98])" office:value-type="string" office:string-value="34A">
            <text:p>34A</text:p>
          </table:table-cell>
          <table:table-cell office:value-type="string">
            <text:p>name9</text:p>
          </table:table-cell>
          <table:table-cell table:formula="of:=[.N97]+1" office:value-type="float" office:value="11">
            <text:p>11</text:p>
          </table:table-cell>
          <table:table-cell table:formula="of:=[.O97]+1" office:value-type="float" office:value="1215">
            <text:p>1215</text:p>
          </table:table-cell>
          <table:table-cell table:formula="of:=DEC2HEX([.O98])" office:value-type="string" office:string-value="4BF">
            <text:p>4BF</text:p>
          </table:table-cell>
          <table:table-cell office:value-type="string">
            <text:p>name9</text:p>
          </table:table-cell>
          <table:table-cell table:formula="of:=[.R97]+1" office:value-type="float" office:value="11">
            <text:p>11</text:p>
          </table:table-cell>
          <table:table-cell table:formula="of:=[.S97]+1" office:value-type="float" office:value="1588">
            <text:p>1588</text:p>
          </table:table-cell>
          <table:table-cell table:formula="of:=DEC2HEX([.S98])" office:value-type="string" office:string-value="634">
            <text:p>634</text:p>
          </table:table-cell>
          <table:table-cell office:value-type="string">
            <text:p>name9</text:p>
          </table:table-cell>
          <table:table-cell table:formula="of:=[.V97]+1" office:value-type="float" office:value="11">
            <text:p>11</text:p>
          </table:table-cell>
          <table:table-cell table:formula="of:=[.W97]+1" office:value-type="float" office:value="1961">
            <text:p>1961</text:p>
          </table:table-cell>
          <table:table-cell table:formula="of:=DEC2HEX([.W98])" office:value-type="string" office:string-value="7A9">
            <text:p>7A9</text:p>
          </table:table-cell>
          <table:table-cell office:value-type="string">
            <text:p>name9</text:p>
          </table:table-cell>
          <table:table-cell table:formula="of:=[.Z97]+1" office:value-type="float" office:value="11">
            <text:p>11</text:p>
          </table:table-cell>
          <table:table-cell table:style-name="ce2" table:formula="of:=[.AA97]+1" office:value-type="float" office:value="2334">
            <text:p>2334</text:p>
          </table:table-cell>
          <table:table-cell table:formula="of:=DEC2HEX([.AA98])" office:value-type="string" office:string-value="91E">
            <text:p>91E</text:p>
          </table:table-cell>
          <table:table-cell office:value-type="string">
            <text:p>name9</text:p>
          </table:table-cell>
          <table:table-cell table:formula="of:=[.AD97]+1" office:value-type="float" office:value="11">
            <text:p>11</text:p>
          </table:table-cell>
          <table:table-cell table:style-name="ce2" table:formula="of:=[.AE97]+1" office:value-type="float" office:value="2707">
            <text:p>2707</text:p>
          </table:table-cell>
          <table:table-cell table:formula="of:=DEC2HEX([.AE98])" office:value-type="string" office:string-value="A93">
            <text:p>A93</text:p>
          </table:table-cell>
          <table:table-cell office:value-type="string">
            <text:p>name9</text:p>
          </table:table-cell>
          <table:table-cell table:formula="of:=[.AH97]+1" office:value-type="float" office:value="11">
            <text:p>11</text:p>
          </table:table-cell>
          <table:table-cell table:style-name="ce2" table:formula="of:=[.AI97]+1" office:value-type="float" office:value="3080">
            <text:p>3080</text:p>
          </table:table-cell>
          <table:table-cell table:formula="of:=DEC2HEX([.AI98])" office:value-type="string" office:string-value="C08">
            <text:p>C08</text:p>
          </table:table-cell>
          <table:table-cell office:value-type="string">
            <text:p>name9</text:p>
          </table:table-cell>
          <table:table-cell table:formula="of:=[.AL97]+1" office:value-type="float" office:value="11">
            <text:p>11</text:p>
          </table:table-cell>
          <table:table-cell table:style-name="ce2" table:formula="of:=[.AM97]+1" office:value-type="float" office:value="3453">
            <text:p>3453</text:p>
          </table:table-cell>
          <table:table-cell table:formula="of:=DEC2HEX([.AM98])" office:value-type="string" office:string-value="D7D">
            <text:p>D7D</text:p>
          </table:table-cell>
        </table:table-row>
        <table:table-row table:style-name="ro1">
          <table:table-cell table:style-name="ce1" office:value-type="string">
            <text:p>DT7</text:p>
          </table:table-cell>
          <table:table-cell office:value-type="float" office:value="0">
            <text:p>0</text:p>
          </table:table-cell>
          <table:table-cell table:formula="of:=[.C98]+1" office:value-type="float" office:value="97">
            <text:p>97</text:p>
          </table:table-cell>
          <table:table-cell table:formula="of:=DEC2HEX([.C99])" office:value-type="string" office:string-value="61">
            <text:p>61</text:p>
          </table:table-cell>
          <table:table-cell table:style-name="ce1" office:value-type="string">
            <text:p>DT7</text:p>
          </table:table-cell>
          <table:table-cell office:value-type="float" office:value="0">
            <text:p>0</text:p>
          </table:table-cell>
          <table:table-cell table:formula="of:=[.G98]+1" office:value-type="float" office:value="470">
            <text:p>470</text:p>
          </table:table-cell>
          <table:table-cell table:formula="of:=DEC2HEX([.G99])" office:value-type="string" office:string-value="1D6">
            <text:p>1D6</text:p>
          </table:table-cell>
          <table:table-cell table:style-name="ce1" office:value-type="string">
            <text:p>DT7</text:p>
          </table:table-cell>
          <table:table-cell office:value-type="float" office:value="0">
            <text:p>0</text:p>
          </table:table-cell>
          <table:table-cell table:formula="of:=[.K98]+1" office:value-type="float" office:value="843">
            <text:p>843</text:p>
          </table:table-cell>
          <table:table-cell table:formula="of:=DEC2HEX([.K99])" office:value-type="string" office:string-value="34B">
            <text:p>34B</text:p>
          </table:table-cell>
          <table:table-cell table:style-name="ce1" office:value-type="string">
            <text:p>DT7</text:p>
          </table:table-cell>
          <table:table-cell office:value-type="float" office:value="0">
            <text:p>0</text:p>
          </table:table-cell>
          <table:table-cell table:formula="of:=[.O98]+1" office:value-type="float" office:value="1216">
            <text:p>1216</text:p>
          </table:table-cell>
          <table:table-cell table:formula="of:=DEC2HEX([.O99])" office:value-type="string" office:string-value="4C0">
            <text:p>4C0</text:p>
          </table:table-cell>
          <table:table-cell table:style-name="ce1" office:value-type="string">
            <text:p>DT7</text:p>
          </table:table-cell>
          <table:table-cell office:value-type="float" office:value="0">
            <text:p>0</text:p>
          </table:table-cell>
          <table:table-cell table:formula="of:=[.S98]+1" office:value-type="float" office:value="1589">
            <text:p>1589</text:p>
          </table:table-cell>
          <table:table-cell table:formula="of:=DEC2HEX([.S99])" office:value-type="string" office:string-value="635">
            <text:p>635</text:p>
          </table:table-cell>
          <table:table-cell table:style-name="ce1" office:value-type="string">
            <text:p>DT7</text:p>
          </table:table-cell>
          <table:table-cell office:value-type="float" office:value="0">
            <text:p>0</text:p>
          </table:table-cell>
          <table:table-cell table:formula="of:=[.W98]+1" office:value-type="float" office:value="1962">
            <text:p>1962</text:p>
          </table:table-cell>
          <table:table-cell table:formula="of:=DEC2HEX([.W99])" office:value-type="string" office:string-value="7AA">
            <text:p>7AA</text:p>
          </table:table-cell>
          <table:table-cell table:style-name="ce1" office:value-type="string">
            <text:p>DT7</text:p>
          </table:table-cell>
          <table:table-cell office:value-type="float" office:value="0">
            <text:p>0</text:p>
          </table:table-cell>
          <table:table-cell table:style-name="ce2" table:formula="of:=[.AA98]+1" office:value-type="float" office:value="2335">
            <text:p>2335</text:p>
          </table:table-cell>
          <table:table-cell table:formula="of:=DEC2HEX([.AA99])" office:value-type="string" office:string-value="91F">
            <text:p>91F</text:p>
          </table:table-cell>
          <table:table-cell table:style-name="ce1" office:value-type="string">
            <text:p>DT7</text:p>
          </table:table-cell>
          <table:table-cell office:value-type="float" office:value="0">
            <text:p>0</text:p>
          </table:table-cell>
          <table:table-cell table:style-name="ce2" table:formula="of:=[.AE98]+1" office:value-type="float" office:value="2708">
            <text:p>2708</text:p>
          </table:table-cell>
          <table:table-cell table:formula="of:=DEC2HEX([.AE99])" office:value-type="string" office:string-value="A94">
            <text:p>A94</text:p>
          </table:table-cell>
          <table:table-cell table:style-name="ce1" office:value-type="string">
            <text:p>DT7</text:p>
          </table:table-cell>
          <table:table-cell office:value-type="float" office:value="0">
            <text:p>0</text:p>
          </table:table-cell>
          <table:table-cell table:style-name="ce2" table:formula="of:=[.AI98]+1" office:value-type="float" office:value="3081">
            <text:p>3081</text:p>
          </table:table-cell>
          <table:table-cell table:formula="of:=DEC2HEX([.AI99])" office:value-type="string" office:string-value="C09">
            <text:p>C09</text:p>
          </table:table-cell>
          <table:table-cell table:style-name="ce1" office:value-type="string">
            <text:p>DT7</text:p>
          </table:table-cell>
          <table:table-cell office:value-type="float" office:value="0">
            <text:p>0</text:p>
          </table:table-cell>
          <table:table-cell table:style-name="ce2" table:formula="of:=[.AM98]+1" office:value-type="float" office:value="3454">
            <text:p>3454</text:p>
          </table:table-cell>
          <table:table-cell table:formula="of:=DEC2HEX([.AM99])" office:value-type="string" office:string-value="D7E">
            <text:p>D7E</text:p>
          </table:table-cell>
        </table:table-row>
        <table:table-row table:style-name="ro1">
          <table:table-cell office:value-type="string">
            <text:p>id</text:p>
          </table:table-cell>
          <table:table-cell table:formula="of:=[.B99]+1" office:value-type="float" office:value="1">
            <text:p>1</text:p>
          </table:table-cell>
          <table:table-cell table:formula="of:=[.C99]+1" office:value-type="float" office:value="98">
            <text:p>98</text:p>
          </table:table-cell>
          <table:table-cell table:formula="of:=DEC2HEX([.C100])" office:value-type="string" office:string-value="62">
            <text:p>62</text:p>
          </table:table-cell>
          <table:table-cell office:value-type="string">
            <text:p>id</text:p>
          </table:table-cell>
          <table:table-cell table:formula="of:=[.F99]+1" office:value-type="float" office:value="1">
            <text:p>1</text:p>
          </table:table-cell>
          <table:table-cell table:formula="of:=[.G99]+1" office:value-type="float" office:value="471">
            <text:p>471</text:p>
          </table:table-cell>
          <table:table-cell table:formula="of:=DEC2HEX([.G100])" office:value-type="string" office:string-value="1D7">
            <text:p>1D7</text:p>
          </table:table-cell>
          <table:table-cell office:value-type="string">
            <text:p>id</text:p>
          </table:table-cell>
          <table:table-cell table:formula="of:=[.J99]+1" office:value-type="float" office:value="1">
            <text:p>1</text:p>
          </table:table-cell>
          <table:table-cell table:formula="of:=[.K99]+1" office:value-type="float" office:value="844">
            <text:p>844</text:p>
          </table:table-cell>
          <table:table-cell table:formula="of:=DEC2HEX([.K100])" office:value-type="string" office:string-value="34C">
            <text:p>34C</text:p>
          </table:table-cell>
          <table:table-cell office:value-type="string">
            <text:p>id</text:p>
          </table:table-cell>
          <table:table-cell table:formula="of:=[.N99]+1" office:value-type="float" office:value="1">
            <text:p>1</text:p>
          </table:table-cell>
          <table:table-cell table:formula="of:=[.O99]+1" office:value-type="float" office:value="1217">
            <text:p>1217</text:p>
          </table:table-cell>
          <table:table-cell table:formula="of:=DEC2HEX([.O100])" office:value-type="string" office:string-value="4C1">
            <text:p>4C1</text:p>
          </table:table-cell>
          <table:table-cell office:value-type="string">
            <text:p>id</text:p>
          </table:table-cell>
          <table:table-cell table:formula="of:=[.R99]+1" office:value-type="float" office:value="1">
            <text:p>1</text:p>
          </table:table-cell>
          <table:table-cell table:formula="of:=[.S99]+1" office:value-type="float" office:value="1590">
            <text:p>1590</text:p>
          </table:table-cell>
          <table:table-cell table:formula="of:=DEC2HEX([.S100])" office:value-type="string" office:string-value="636">
            <text:p>636</text:p>
          </table:table-cell>
          <table:table-cell office:value-type="string">
            <text:p>id</text:p>
          </table:table-cell>
          <table:table-cell table:formula="of:=[.V99]+1" office:value-type="float" office:value="1">
            <text:p>1</text:p>
          </table:table-cell>
          <table:table-cell table:formula="of:=[.W99]+1" office:value-type="float" office:value="1963">
            <text:p>1963</text:p>
          </table:table-cell>
          <table:table-cell table:formula="of:=DEC2HEX([.W100])" office:value-type="string" office:string-value="7AB">
            <text:p>7AB</text:p>
          </table:table-cell>
          <table:table-cell office:value-type="string">
            <text:p>id</text:p>
          </table:table-cell>
          <table:table-cell table:formula="of:=[.Z99]+1" office:value-type="float" office:value="1">
            <text:p>1</text:p>
          </table:table-cell>
          <table:table-cell table:style-name="ce2" table:formula="of:=[.AA99]+1" office:value-type="float" office:value="2336">
            <text:p>2336</text:p>
          </table:table-cell>
          <table:table-cell table:formula="of:=DEC2HEX([.AA100])" office:value-type="string" office:string-value="920">
            <text:p>920</text:p>
          </table:table-cell>
          <table:table-cell office:value-type="string">
            <text:p>id</text:p>
          </table:table-cell>
          <table:table-cell table:formula="of:=[.AD99]+1" office:value-type="float" office:value="1">
            <text:p>1</text:p>
          </table:table-cell>
          <table:table-cell table:style-name="ce2" table:formula="of:=[.AE99]+1" office:value-type="float" office:value="2709">
            <text:p>2709</text:p>
          </table:table-cell>
          <table:table-cell table:formula="of:=DEC2HEX([.AE100])" office:value-type="string" office:string-value="A95">
            <text:p>A95</text:p>
          </table:table-cell>
          <table:table-cell office:value-type="string">
            <text:p>id</text:p>
          </table:table-cell>
          <table:table-cell table:formula="of:=[.AH99]+1" office:value-type="float" office:value="1">
            <text:p>1</text:p>
          </table:table-cell>
          <table:table-cell table:style-name="ce2" table:formula="of:=[.AI99]+1" office:value-type="float" office:value="3082">
            <text:p>3082</text:p>
          </table:table-cell>
          <table:table-cell table:formula="of:=DEC2HEX([.AI100])" office:value-type="string" office:string-value="C0A">
            <text:p>C0A</text:p>
          </table:table-cell>
          <table:table-cell office:value-type="string">
            <text:p>id</text:p>
          </table:table-cell>
          <table:table-cell table:formula="of:=[.AL99]+1" office:value-type="float" office:value="1">
            <text:p>1</text:p>
          </table:table-cell>
          <table:table-cell table:style-name="ce2" table:formula="of:=[.AM99]+1" office:value-type="float" office:value="3455">
            <text:p>3455</text:p>
          </table:table-cell>
          <table:table-cell table:formula="of:=DEC2HEX([.AM100])" office:value-type="string" office:string-value="D7F">
            <text:p>D7F</text:p>
          </table:table-cell>
        </table:table-row>
        <table:table-row table:style-name="ro1">
          <table:table-cell office:value-type="string">
            <text:p>name0</text:p>
          </table:table-cell>
          <table:table-cell table:formula="of:=[.B100]+1" office:value-type="float" office:value="2">
            <text:p>2</text:p>
          </table:table-cell>
          <table:table-cell table:formula="of:=[.C100]+1" office:value-type="float" office:value="99">
            <text:p>99</text:p>
          </table:table-cell>
          <table:table-cell table:formula="of:=DEC2HEX([.C101])" office:value-type="string" office:string-value="63">
            <text:p>63</text:p>
          </table:table-cell>
          <table:table-cell office:value-type="string">
            <text:p>name0</text:p>
          </table:table-cell>
          <table:table-cell table:formula="of:=[.F100]+1" office:value-type="float" office:value="2">
            <text:p>2</text:p>
          </table:table-cell>
          <table:table-cell table:formula="of:=[.G100]+1" office:value-type="float" office:value="472">
            <text:p>472</text:p>
          </table:table-cell>
          <table:table-cell table:formula="of:=DEC2HEX([.G101])" office:value-type="string" office:string-value="1D8">
            <text:p>1D8</text:p>
          </table:table-cell>
          <table:table-cell office:value-type="string">
            <text:p>name0</text:p>
          </table:table-cell>
          <table:table-cell table:formula="of:=[.J100]+1" office:value-type="float" office:value="2">
            <text:p>2</text:p>
          </table:table-cell>
          <table:table-cell table:formula="of:=[.K100]+1" office:value-type="float" office:value="845">
            <text:p>845</text:p>
          </table:table-cell>
          <table:table-cell table:formula="of:=DEC2HEX([.K101])" office:value-type="string" office:string-value="34D">
            <text:p>34D</text:p>
          </table:table-cell>
          <table:table-cell office:value-type="string">
            <text:p>name0</text:p>
          </table:table-cell>
          <table:table-cell table:formula="of:=[.N100]+1" office:value-type="float" office:value="2">
            <text:p>2</text:p>
          </table:table-cell>
          <table:table-cell table:formula="of:=[.O100]+1" office:value-type="float" office:value="1218">
            <text:p>1218</text:p>
          </table:table-cell>
          <table:table-cell table:formula="of:=DEC2HEX([.O101])" office:value-type="string" office:string-value="4C2">
            <text:p>4C2</text:p>
          </table:table-cell>
          <table:table-cell office:value-type="string">
            <text:p>name0</text:p>
          </table:table-cell>
          <table:table-cell table:formula="of:=[.R100]+1" office:value-type="float" office:value="2">
            <text:p>2</text:p>
          </table:table-cell>
          <table:table-cell table:formula="of:=[.S100]+1" office:value-type="float" office:value="1591">
            <text:p>1591</text:p>
          </table:table-cell>
          <table:table-cell table:formula="of:=DEC2HEX([.S101])" office:value-type="string" office:string-value="637">
            <text:p>637</text:p>
          </table:table-cell>
          <table:table-cell office:value-type="string">
            <text:p>name0</text:p>
          </table:table-cell>
          <table:table-cell table:formula="of:=[.V100]+1" office:value-type="float" office:value="2">
            <text:p>2</text:p>
          </table:table-cell>
          <table:table-cell table:formula="of:=[.W100]+1" office:value-type="float" office:value="1964">
            <text:p>1964</text:p>
          </table:table-cell>
          <table:table-cell table:formula="of:=DEC2HEX([.W101])" office:value-type="string" office:string-value="7AC">
            <text:p>7AC</text:p>
          </table:table-cell>
          <table:table-cell office:value-type="string">
            <text:p>name0</text:p>
          </table:table-cell>
          <table:table-cell table:formula="of:=[.Z100]+1" office:value-type="float" office:value="2">
            <text:p>2</text:p>
          </table:table-cell>
          <table:table-cell table:style-name="ce2" table:formula="of:=[.AA100]+1" office:value-type="float" office:value="2337">
            <text:p>2337</text:p>
          </table:table-cell>
          <table:table-cell table:formula="of:=DEC2HEX([.AA101])" office:value-type="string" office:string-value="921">
            <text:p>921</text:p>
          </table:table-cell>
          <table:table-cell office:value-type="string">
            <text:p>name0</text:p>
          </table:table-cell>
          <table:table-cell table:formula="of:=[.AD100]+1" office:value-type="float" office:value="2">
            <text:p>2</text:p>
          </table:table-cell>
          <table:table-cell table:style-name="ce2" table:formula="of:=[.AE100]+1" office:value-type="float" office:value="2710">
            <text:p>2710</text:p>
          </table:table-cell>
          <table:table-cell table:formula="of:=DEC2HEX([.AE101])" office:value-type="string" office:string-value="A96">
            <text:p>A96</text:p>
          </table:table-cell>
          <table:table-cell office:value-type="string">
            <text:p>name0</text:p>
          </table:table-cell>
          <table:table-cell table:formula="of:=[.AH100]+1" office:value-type="float" office:value="2">
            <text:p>2</text:p>
          </table:table-cell>
          <table:table-cell table:style-name="ce2" table:formula="of:=[.AI100]+1" office:value-type="float" office:value="3083">
            <text:p>3083</text:p>
          </table:table-cell>
          <table:table-cell table:formula="of:=DEC2HEX([.AI101])" office:value-type="string" office:string-value="C0B">
            <text:p>C0B</text:p>
          </table:table-cell>
          <table:table-cell office:value-type="string">
            <text:p>name0</text:p>
          </table:table-cell>
          <table:table-cell table:formula="of:=[.AL100]+1" office:value-type="float" office:value="2">
            <text:p>2</text:p>
          </table:table-cell>
          <table:table-cell table:style-name="ce2" table:formula="of:=[.AM100]+1" office:value-type="float" office:value="3456">
            <text:p>3456</text:p>
          </table:table-cell>
          <table:table-cell table:formula="of:=DEC2HEX([.AM101])" office:value-type="string" office:string-value="D80">
            <text:p>D80</text:p>
          </table:table-cell>
        </table:table-row>
        <table:table-row table:style-name="ro1">
          <table:table-cell office:value-type="string">
            <text:p>name1</text:p>
          </table:table-cell>
          <table:table-cell table:formula="of:=[.B101]+1" office:value-type="float" office:value="3">
            <text:p>3</text:p>
          </table:table-cell>
          <table:table-cell table:formula="of:=[.C101]+1" office:value-type="float" office:value="100">
            <text:p>100</text:p>
          </table:table-cell>
          <table:table-cell table:formula="of:=DEC2HEX([.C102])" office:value-type="string" office:string-value="64">
            <text:p>64</text:p>
          </table:table-cell>
          <table:table-cell office:value-type="string">
            <text:p>name1</text:p>
          </table:table-cell>
          <table:table-cell table:formula="of:=[.F101]+1" office:value-type="float" office:value="3">
            <text:p>3</text:p>
          </table:table-cell>
          <table:table-cell table:formula="of:=[.G101]+1" office:value-type="float" office:value="473">
            <text:p>473</text:p>
          </table:table-cell>
          <table:table-cell table:formula="of:=DEC2HEX([.G102])" office:value-type="string" office:string-value="1D9">
            <text:p>1D9</text:p>
          </table:table-cell>
          <table:table-cell office:value-type="string">
            <text:p>name1</text:p>
          </table:table-cell>
          <table:table-cell table:formula="of:=[.J101]+1" office:value-type="float" office:value="3">
            <text:p>3</text:p>
          </table:table-cell>
          <table:table-cell table:formula="of:=[.K101]+1" office:value-type="float" office:value="846">
            <text:p>846</text:p>
          </table:table-cell>
          <table:table-cell table:formula="of:=DEC2HEX([.K102])" office:value-type="string" office:string-value="34E">
            <text:p>34E</text:p>
          </table:table-cell>
          <table:table-cell office:value-type="string">
            <text:p>name1</text:p>
          </table:table-cell>
          <table:table-cell table:formula="of:=[.N101]+1" office:value-type="float" office:value="3">
            <text:p>3</text:p>
          </table:table-cell>
          <table:table-cell table:formula="of:=[.O101]+1" office:value-type="float" office:value="1219">
            <text:p>1219</text:p>
          </table:table-cell>
          <table:table-cell table:formula="of:=DEC2HEX([.O102])" office:value-type="string" office:string-value="4C3">
            <text:p>4C3</text:p>
          </table:table-cell>
          <table:table-cell office:value-type="string">
            <text:p>name1</text:p>
          </table:table-cell>
          <table:table-cell table:formula="of:=[.R101]+1" office:value-type="float" office:value="3">
            <text:p>3</text:p>
          </table:table-cell>
          <table:table-cell table:formula="of:=[.S101]+1" office:value-type="float" office:value="1592">
            <text:p>1592</text:p>
          </table:table-cell>
          <table:table-cell table:formula="of:=DEC2HEX([.S102])" office:value-type="string" office:string-value="638">
            <text:p>638</text:p>
          </table:table-cell>
          <table:table-cell office:value-type="string">
            <text:p>name1</text:p>
          </table:table-cell>
          <table:table-cell table:formula="of:=[.V101]+1" office:value-type="float" office:value="3">
            <text:p>3</text:p>
          </table:table-cell>
          <table:table-cell table:formula="of:=[.W101]+1" office:value-type="float" office:value="1965">
            <text:p>1965</text:p>
          </table:table-cell>
          <table:table-cell table:formula="of:=DEC2HEX([.W102])" office:value-type="string" office:string-value="7AD">
            <text:p>7AD</text:p>
          </table:table-cell>
          <table:table-cell office:value-type="string">
            <text:p>name1</text:p>
          </table:table-cell>
          <table:table-cell table:formula="of:=[.Z101]+1" office:value-type="float" office:value="3">
            <text:p>3</text:p>
          </table:table-cell>
          <table:table-cell table:style-name="ce2" table:formula="of:=[.AA101]+1" office:value-type="float" office:value="2338">
            <text:p>2338</text:p>
          </table:table-cell>
          <table:table-cell table:formula="of:=DEC2HEX([.AA102])" office:value-type="string" office:string-value="922">
            <text:p>922</text:p>
          </table:table-cell>
          <table:table-cell office:value-type="string">
            <text:p>name1</text:p>
          </table:table-cell>
          <table:table-cell table:formula="of:=[.AD101]+1" office:value-type="float" office:value="3">
            <text:p>3</text:p>
          </table:table-cell>
          <table:table-cell table:style-name="ce2" table:formula="of:=[.AE101]+1" office:value-type="float" office:value="2711">
            <text:p>2711</text:p>
          </table:table-cell>
          <table:table-cell table:formula="of:=DEC2HEX([.AE102])" office:value-type="string" office:string-value="A97">
            <text:p>A97</text:p>
          </table:table-cell>
          <table:table-cell office:value-type="string">
            <text:p>name1</text:p>
          </table:table-cell>
          <table:table-cell table:formula="of:=[.AH101]+1" office:value-type="float" office:value="3">
            <text:p>3</text:p>
          </table:table-cell>
          <table:table-cell table:style-name="ce2" table:formula="of:=[.AI101]+1" office:value-type="float" office:value="3084">
            <text:p>3084</text:p>
          </table:table-cell>
          <table:table-cell table:formula="of:=DEC2HEX([.AI102])" office:value-type="string" office:string-value="C0C">
            <text:p>C0C</text:p>
          </table:table-cell>
          <table:table-cell office:value-type="string">
            <text:p>name1</text:p>
          </table:table-cell>
          <table:table-cell table:formula="of:=[.AL101]+1" office:value-type="float" office:value="3">
            <text:p>3</text:p>
          </table:table-cell>
          <table:table-cell table:style-name="ce2" table:formula="of:=[.AM101]+1" office:value-type="float" office:value="3457">
            <text:p>3457</text:p>
          </table:table-cell>
          <table:table-cell table:formula="of:=DEC2HEX([.AM102])" office:value-type="string" office:string-value="D81">
            <text:p>D81</text:p>
          </table:table-cell>
        </table:table-row>
        <table:table-row table:style-name="ro1">
          <table:table-cell office:value-type="string">
            <text:p>name2</text:p>
          </table:table-cell>
          <table:table-cell table:formula="of:=[.B102]+1" office:value-type="float" office:value="4">
            <text:p>4</text:p>
          </table:table-cell>
          <table:table-cell table:formula="of:=[.C102]+1" office:value-type="float" office:value="101">
            <text:p>101</text:p>
          </table:table-cell>
          <table:table-cell table:formula="of:=DEC2HEX([.C103])" office:value-type="string" office:string-value="65">
            <text:p>65</text:p>
          </table:table-cell>
          <table:table-cell office:value-type="string">
            <text:p>name2</text:p>
          </table:table-cell>
          <table:table-cell table:formula="of:=[.F102]+1" office:value-type="float" office:value="4">
            <text:p>4</text:p>
          </table:table-cell>
          <table:table-cell table:formula="of:=[.G102]+1" office:value-type="float" office:value="474">
            <text:p>474</text:p>
          </table:table-cell>
          <table:table-cell table:formula="of:=DEC2HEX([.G103])" office:value-type="string" office:string-value="1DA">
            <text:p>1DA</text:p>
          </table:table-cell>
          <table:table-cell office:value-type="string">
            <text:p>name2</text:p>
          </table:table-cell>
          <table:table-cell table:formula="of:=[.J102]+1" office:value-type="float" office:value="4">
            <text:p>4</text:p>
          </table:table-cell>
          <table:table-cell table:formula="of:=[.K102]+1" office:value-type="float" office:value="847">
            <text:p>847</text:p>
          </table:table-cell>
          <table:table-cell table:formula="of:=DEC2HEX([.K103])" office:value-type="string" office:string-value="34F">
            <text:p>34F</text:p>
          </table:table-cell>
          <table:table-cell office:value-type="string">
            <text:p>name2</text:p>
          </table:table-cell>
          <table:table-cell table:formula="of:=[.N102]+1" office:value-type="float" office:value="4">
            <text:p>4</text:p>
          </table:table-cell>
          <table:table-cell table:formula="of:=[.O102]+1" office:value-type="float" office:value="1220">
            <text:p>1220</text:p>
          </table:table-cell>
          <table:table-cell table:formula="of:=DEC2HEX([.O103])" office:value-type="string" office:string-value="4C4">
            <text:p>4C4</text:p>
          </table:table-cell>
          <table:table-cell office:value-type="string">
            <text:p>name2</text:p>
          </table:table-cell>
          <table:table-cell table:formula="of:=[.R102]+1" office:value-type="float" office:value="4">
            <text:p>4</text:p>
          </table:table-cell>
          <table:table-cell table:formula="of:=[.S102]+1" office:value-type="float" office:value="1593">
            <text:p>1593</text:p>
          </table:table-cell>
          <table:table-cell table:formula="of:=DEC2HEX([.S103])" office:value-type="string" office:string-value="639">
            <text:p>639</text:p>
          </table:table-cell>
          <table:table-cell office:value-type="string">
            <text:p>name2</text:p>
          </table:table-cell>
          <table:table-cell table:formula="of:=[.V102]+1" office:value-type="float" office:value="4">
            <text:p>4</text:p>
          </table:table-cell>
          <table:table-cell table:formula="of:=[.W102]+1" office:value-type="float" office:value="1966">
            <text:p>1966</text:p>
          </table:table-cell>
          <table:table-cell table:formula="of:=DEC2HEX([.W103])" office:value-type="string" office:string-value="7AE">
            <text:p>7AE</text:p>
          </table:table-cell>
          <table:table-cell office:value-type="string">
            <text:p>name2</text:p>
          </table:table-cell>
          <table:table-cell table:formula="of:=[.Z102]+1" office:value-type="float" office:value="4">
            <text:p>4</text:p>
          </table:table-cell>
          <table:table-cell table:style-name="ce2" table:formula="of:=[.AA102]+1" office:value-type="float" office:value="2339">
            <text:p>2339</text:p>
          </table:table-cell>
          <table:table-cell table:formula="of:=DEC2HEX([.AA103])" office:value-type="string" office:string-value="923">
            <text:p>923</text:p>
          </table:table-cell>
          <table:table-cell office:value-type="string">
            <text:p>name2</text:p>
          </table:table-cell>
          <table:table-cell table:formula="of:=[.AD102]+1" office:value-type="float" office:value="4">
            <text:p>4</text:p>
          </table:table-cell>
          <table:table-cell table:style-name="ce2" table:formula="of:=[.AE102]+1" office:value-type="float" office:value="2712">
            <text:p>2712</text:p>
          </table:table-cell>
          <table:table-cell table:formula="of:=DEC2HEX([.AE103])" office:value-type="string" office:string-value="A98">
            <text:p>A98</text:p>
          </table:table-cell>
          <table:table-cell office:value-type="string">
            <text:p>name2</text:p>
          </table:table-cell>
          <table:table-cell table:formula="of:=[.AH102]+1" office:value-type="float" office:value="4">
            <text:p>4</text:p>
          </table:table-cell>
          <table:table-cell table:style-name="ce2" table:formula="of:=[.AI102]+1" office:value-type="float" office:value="3085">
            <text:p>3085</text:p>
          </table:table-cell>
          <table:table-cell table:formula="of:=DEC2HEX([.AI103])" office:value-type="string" office:string-value="C0D">
            <text:p>C0D</text:p>
          </table:table-cell>
          <table:table-cell office:value-type="string">
            <text:p>name2</text:p>
          </table:table-cell>
          <table:table-cell table:formula="of:=[.AL102]+1" office:value-type="float" office:value="4">
            <text:p>4</text:p>
          </table:table-cell>
          <table:table-cell table:style-name="ce2" table:formula="of:=[.AM102]+1" office:value-type="float" office:value="3458">
            <text:p>3458</text:p>
          </table:table-cell>
          <table:table-cell table:formula="of:=DEC2HEX([.AM103])" office:value-type="string" office:string-value="D82">
            <text:p>D82</text:p>
          </table:table-cell>
        </table:table-row>
        <table:table-row table:style-name="ro1">
          <table:table-cell office:value-type="string">
            <text:p>name3</text:p>
          </table:table-cell>
          <table:table-cell table:formula="of:=[.B103]+1" office:value-type="float" office:value="5">
            <text:p>5</text:p>
          </table:table-cell>
          <table:table-cell table:formula="of:=[.C103]+1" office:value-type="float" office:value="102">
            <text:p>102</text:p>
          </table:table-cell>
          <table:table-cell table:formula="of:=DEC2HEX([.C104])" office:value-type="string" office:string-value="66">
            <text:p>66</text:p>
          </table:table-cell>
          <table:table-cell office:value-type="string">
            <text:p>name3</text:p>
          </table:table-cell>
          <table:table-cell table:formula="of:=[.F103]+1" office:value-type="float" office:value="5">
            <text:p>5</text:p>
          </table:table-cell>
          <table:table-cell table:formula="of:=[.G103]+1" office:value-type="float" office:value="475">
            <text:p>475</text:p>
          </table:table-cell>
          <table:table-cell table:formula="of:=DEC2HEX([.G104])" office:value-type="string" office:string-value="1DB">
            <text:p>1DB</text:p>
          </table:table-cell>
          <table:table-cell office:value-type="string">
            <text:p>name3</text:p>
          </table:table-cell>
          <table:table-cell table:formula="of:=[.J103]+1" office:value-type="float" office:value="5">
            <text:p>5</text:p>
          </table:table-cell>
          <table:table-cell table:formula="of:=[.K103]+1" office:value-type="float" office:value="848">
            <text:p>848</text:p>
          </table:table-cell>
          <table:table-cell table:formula="of:=DEC2HEX([.K104])" office:value-type="string" office:string-value="350">
            <text:p>350</text:p>
          </table:table-cell>
          <table:table-cell office:value-type="string">
            <text:p>name3</text:p>
          </table:table-cell>
          <table:table-cell table:formula="of:=[.N103]+1" office:value-type="float" office:value="5">
            <text:p>5</text:p>
          </table:table-cell>
          <table:table-cell table:formula="of:=[.O103]+1" office:value-type="float" office:value="1221">
            <text:p>1221</text:p>
          </table:table-cell>
          <table:table-cell table:formula="of:=DEC2HEX([.O104])" office:value-type="string" office:string-value="4C5">
            <text:p>4C5</text:p>
          </table:table-cell>
          <table:table-cell office:value-type="string">
            <text:p>name3</text:p>
          </table:table-cell>
          <table:table-cell table:formula="of:=[.R103]+1" office:value-type="float" office:value="5">
            <text:p>5</text:p>
          </table:table-cell>
          <table:table-cell table:formula="of:=[.S103]+1" office:value-type="float" office:value="1594">
            <text:p>1594</text:p>
          </table:table-cell>
          <table:table-cell table:formula="of:=DEC2HEX([.S104])" office:value-type="string" office:string-value="63A">
            <text:p>63A</text:p>
          </table:table-cell>
          <table:table-cell office:value-type="string">
            <text:p>name3</text:p>
          </table:table-cell>
          <table:table-cell table:formula="of:=[.V103]+1" office:value-type="float" office:value="5">
            <text:p>5</text:p>
          </table:table-cell>
          <table:table-cell table:formula="of:=[.W103]+1" office:value-type="float" office:value="1967">
            <text:p>1967</text:p>
          </table:table-cell>
          <table:table-cell table:formula="of:=DEC2HEX([.W104])" office:value-type="string" office:string-value="7AF">
            <text:p>7AF</text:p>
          </table:table-cell>
          <table:table-cell office:value-type="string">
            <text:p>name3</text:p>
          </table:table-cell>
          <table:table-cell table:formula="of:=[.Z103]+1" office:value-type="float" office:value="5">
            <text:p>5</text:p>
          </table:table-cell>
          <table:table-cell table:style-name="ce2" table:formula="of:=[.AA103]+1" office:value-type="float" office:value="2340">
            <text:p>2340</text:p>
          </table:table-cell>
          <table:table-cell table:formula="of:=DEC2HEX([.AA104])" office:value-type="string" office:string-value="924">
            <text:p>924</text:p>
          </table:table-cell>
          <table:table-cell office:value-type="string">
            <text:p>name3</text:p>
          </table:table-cell>
          <table:table-cell table:formula="of:=[.AD103]+1" office:value-type="float" office:value="5">
            <text:p>5</text:p>
          </table:table-cell>
          <table:table-cell table:style-name="ce2" table:formula="of:=[.AE103]+1" office:value-type="float" office:value="2713">
            <text:p>2713</text:p>
          </table:table-cell>
          <table:table-cell table:formula="of:=DEC2HEX([.AE104])" office:value-type="string" office:string-value="A99">
            <text:p>A99</text:p>
          </table:table-cell>
          <table:table-cell office:value-type="string">
            <text:p>name3</text:p>
          </table:table-cell>
          <table:table-cell table:formula="of:=[.AH103]+1" office:value-type="float" office:value="5">
            <text:p>5</text:p>
          </table:table-cell>
          <table:table-cell table:style-name="ce2" table:formula="of:=[.AI103]+1" office:value-type="float" office:value="3086">
            <text:p>3086</text:p>
          </table:table-cell>
          <table:table-cell table:formula="of:=DEC2HEX([.AI104])" office:value-type="string" office:string-value="C0E">
            <text:p>C0E</text:p>
          </table:table-cell>
          <table:table-cell office:value-type="string">
            <text:p>name3</text:p>
          </table:table-cell>
          <table:table-cell table:formula="of:=[.AL103]+1" office:value-type="float" office:value="5">
            <text:p>5</text:p>
          </table:table-cell>
          <table:table-cell table:style-name="ce2" table:formula="of:=[.AM103]+1" office:value-type="float" office:value="3459">
            <text:p>3459</text:p>
          </table:table-cell>
          <table:table-cell table:formula="of:=DEC2HEX([.AM104])" office:value-type="string" office:string-value="D83">
            <text:p>D83</text:p>
          </table:table-cell>
        </table:table-row>
        <table:table-row table:style-name="ro1">
          <table:table-cell office:value-type="string">
            <text:p>name4</text:p>
          </table:table-cell>
          <table:table-cell table:formula="of:=[.B104]+1" office:value-type="float" office:value="6">
            <text:p>6</text:p>
          </table:table-cell>
          <table:table-cell table:formula="of:=[.C104]+1" office:value-type="float" office:value="103">
            <text:p>103</text:p>
          </table:table-cell>
          <table:table-cell table:formula="of:=DEC2HEX([.C105])" office:value-type="string" office:string-value="67">
            <text:p>67</text:p>
          </table:table-cell>
          <table:table-cell office:value-type="string">
            <text:p>name4</text:p>
          </table:table-cell>
          <table:table-cell table:formula="of:=[.F104]+1" office:value-type="float" office:value="6">
            <text:p>6</text:p>
          </table:table-cell>
          <table:table-cell table:formula="of:=[.G104]+1" office:value-type="float" office:value="476">
            <text:p>476</text:p>
          </table:table-cell>
          <table:table-cell table:formula="of:=DEC2HEX([.G105])" office:value-type="string" office:string-value="1DC">
            <text:p>1DC</text:p>
          </table:table-cell>
          <table:table-cell office:value-type="string">
            <text:p>name4</text:p>
          </table:table-cell>
          <table:table-cell table:formula="of:=[.J104]+1" office:value-type="float" office:value="6">
            <text:p>6</text:p>
          </table:table-cell>
          <table:table-cell table:formula="of:=[.K104]+1" office:value-type="float" office:value="849">
            <text:p>849</text:p>
          </table:table-cell>
          <table:table-cell table:formula="of:=DEC2HEX([.K105])" office:value-type="string" office:string-value="351">
            <text:p>351</text:p>
          </table:table-cell>
          <table:table-cell office:value-type="string">
            <text:p>name4</text:p>
          </table:table-cell>
          <table:table-cell table:formula="of:=[.N104]+1" office:value-type="float" office:value="6">
            <text:p>6</text:p>
          </table:table-cell>
          <table:table-cell table:formula="of:=[.O104]+1" office:value-type="float" office:value="1222">
            <text:p>1222</text:p>
          </table:table-cell>
          <table:table-cell table:formula="of:=DEC2HEX([.O105])" office:value-type="string" office:string-value="4C6">
            <text:p>4C6</text:p>
          </table:table-cell>
          <table:table-cell office:value-type="string">
            <text:p>name4</text:p>
          </table:table-cell>
          <table:table-cell table:formula="of:=[.R104]+1" office:value-type="float" office:value="6">
            <text:p>6</text:p>
          </table:table-cell>
          <table:table-cell table:formula="of:=[.S104]+1" office:value-type="float" office:value="1595">
            <text:p>1595</text:p>
          </table:table-cell>
          <table:table-cell table:formula="of:=DEC2HEX([.S105])" office:value-type="string" office:string-value="63B">
            <text:p>63B</text:p>
          </table:table-cell>
          <table:table-cell office:value-type="string">
            <text:p>name4</text:p>
          </table:table-cell>
          <table:table-cell table:formula="of:=[.V104]+1" office:value-type="float" office:value="6">
            <text:p>6</text:p>
          </table:table-cell>
          <table:table-cell table:formula="of:=[.W104]+1" office:value-type="float" office:value="1968">
            <text:p>1968</text:p>
          </table:table-cell>
          <table:table-cell table:formula="of:=DEC2HEX([.W105])" office:value-type="string" office:string-value="7B0">
            <text:p>7B0</text:p>
          </table:table-cell>
          <table:table-cell office:value-type="string">
            <text:p>name4</text:p>
          </table:table-cell>
          <table:table-cell table:formula="of:=[.Z104]+1" office:value-type="float" office:value="6">
            <text:p>6</text:p>
          </table:table-cell>
          <table:table-cell table:style-name="ce2" table:formula="of:=[.AA104]+1" office:value-type="float" office:value="2341">
            <text:p>2341</text:p>
          </table:table-cell>
          <table:table-cell table:formula="of:=DEC2HEX([.AA105])" office:value-type="string" office:string-value="925">
            <text:p>925</text:p>
          </table:table-cell>
          <table:table-cell office:value-type="string">
            <text:p>name4</text:p>
          </table:table-cell>
          <table:table-cell table:formula="of:=[.AD104]+1" office:value-type="float" office:value="6">
            <text:p>6</text:p>
          </table:table-cell>
          <table:table-cell table:style-name="ce2" table:formula="of:=[.AE104]+1" office:value-type="float" office:value="2714">
            <text:p>2714</text:p>
          </table:table-cell>
          <table:table-cell table:formula="of:=DEC2HEX([.AE105])" office:value-type="string" office:string-value="A9A">
            <text:p>A9A</text:p>
          </table:table-cell>
          <table:table-cell office:value-type="string">
            <text:p>name4</text:p>
          </table:table-cell>
          <table:table-cell table:formula="of:=[.AH104]+1" office:value-type="float" office:value="6">
            <text:p>6</text:p>
          </table:table-cell>
          <table:table-cell table:style-name="ce2" table:formula="of:=[.AI104]+1" office:value-type="float" office:value="3087">
            <text:p>3087</text:p>
          </table:table-cell>
          <table:table-cell table:formula="of:=DEC2HEX([.AI105])" office:value-type="string" office:string-value="C0F">
            <text:p>C0F</text:p>
          </table:table-cell>
          <table:table-cell office:value-type="string">
            <text:p>name4</text:p>
          </table:table-cell>
          <table:table-cell table:formula="of:=[.AL104]+1" office:value-type="float" office:value="6">
            <text:p>6</text:p>
          </table:table-cell>
          <table:table-cell table:style-name="ce2" table:formula="of:=[.AM104]+1" office:value-type="float" office:value="3460">
            <text:p>3460</text:p>
          </table:table-cell>
          <table:table-cell table:formula="of:=DEC2HEX([.AM105])" office:value-type="string" office:string-value="D84">
            <text:p>D84</text:p>
          </table:table-cell>
        </table:table-row>
        <table:table-row table:style-name="ro1">
          <table:table-cell office:value-type="string">
            <text:p>name5</text:p>
          </table:table-cell>
          <table:table-cell table:formula="of:=[.B105]+1" office:value-type="float" office:value="7">
            <text:p>7</text:p>
          </table:table-cell>
          <table:table-cell table:formula="of:=[.C105]+1" office:value-type="float" office:value="104">
            <text:p>104</text:p>
          </table:table-cell>
          <table:table-cell table:formula="of:=DEC2HEX([.C106])" office:value-type="string" office:string-value="68">
            <text:p>68</text:p>
          </table:table-cell>
          <table:table-cell office:value-type="string">
            <text:p>name5</text:p>
          </table:table-cell>
          <table:table-cell table:formula="of:=[.F105]+1" office:value-type="float" office:value="7">
            <text:p>7</text:p>
          </table:table-cell>
          <table:table-cell table:formula="of:=[.G105]+1" office:value-type="float" office:value="477">
            <text:p>477</text:p>
          </table:table-cell>
          <table:table-cell table:formula="of:=DEC2HEX([.G106])" office:value-type="string" office:string-value="1DD">
            <text:p>1DD</text:p>
          </table:table-cell>
          <table:table-cell office:value-type="string">
            <text:p>name5</text:p>
          </table:table-cell>
          <table:table-cell table:formula="of:=[.J105]+1" office:value-type="float" office:value="7">
            <text:p>7</text:p>
          </table:table-cell>
          <table:table-cell table:formula="of:=[.K105]+1" office:value-type="float" office:value="850">
            <text:p>850</text:p>
          </table:table-cell>
          <table:table-cell table:formula="of:=DEC2HEX([.K106])" office:value-type="string" office:string-value="352">
            <text:p>352</text:p>
          </table:table-cell>
          <table:table-cell office:value-type="string">
            <text:p>name5</text:p>
          </table:table-cell>
          <table:table-cell table:formula="of:=[.N105]+1" office:value-type="float" office:value="7">
            <text:p>7</text:p>
          </table:table-cell>
          <table:table-cell table:formula="of:=[.O105]+1" office:value-type="float" office:value="1223">
            <text:p>1223</text:p>
          </table:table-cell>
          <table:table-cell table:formula="of:=DEC2HEX([.O106])" office:value-type="string" office:string-value="4C7">
            <text:p>4C7</text:p>
          </table:table-cell>
          <table:table-cell office:value-type="string">
            <text:p>name5</text:p>
          </table:table-cell>
          <table:table-cell table:formula="of:=[.R105]+1" office:value-type="float" office:value="7">
            <text:p>7</text:p>
          </table:table-cell>
          <table:table-cell table:formula="of:=[.S105]+1" office:value-type="float" office:value="1596">
            <text:p>1596</text:p>
          </table:table-cell>
          <table:table-cell table:formula="of:=DEC2HEX([.S106])" office:value-type="string" office:string-value="63C">
            <text:p>63C</text:p>
          </table:table-cell>
          <table:table-cell office:value-type="string">
            <text:p>name5</text:p>
          </table:table-cell>
          <table:table-cell table:formula="of:=[.V105]+1" office:value-type="float" office:value="7">
            <text:p>7</text:p>
          </table:table-cell>
          <table:table-cell table:formula="of:=[.W105]+1" office:value-type="float" office:value="1969">
            <text:p>1969</text:p>
          </table:table-cell>
          <table:table-cell table:formula="of:=DEC2HEX([.W106])" office:value-type="string" office:string-value="7B1">
            <text:p>7B1</text:p>
          </table:table-cell>
          <table:table-cell office:value-type="string">
            <text:p>name5</text:p>
          </table:table-cell>
          <table:table-cell table:formula="of:=[.Z105]+1" office:value-type="float" office:value="7">
            <text:p>7</text:p>
          </table:table-cell>
          <table:table-cell table:style-name="ce2" table:formula="of:=[.AA105]+1" office:value-type="float" office:value="2342">
            <text:p>2342</text:p>
          </table:table-cell>
          <table:table-cell table:formula="of:=DEC2HEX([.AA106])" office:value-type="string" office:string-value="926">
            <text:p>926</text:p>
          </table:table-cell>
          <table:table-cell office:value-type="string">
            <text:p>name5</text:p>
          </table:table-cell>
          <table:table-cell table:formula="of:=[.AD105]+1" office:value-type="float" office:value="7">
            <text:p>7</text:p>
          </table:table-cell>
          <table:table-cell table:style-name="ce2" table:formula="of:=[.AE105]+1" office:value-type="float" office:value="2715">
            <text:p>2715</text:p>
          </table:table-cell>
          <table:table-cell table:formula="of:=DEC2HEX([.AE106])" office:value-type="string" office:string-value="A9B">
            <text:p>A9B</text:p>
          </table:table-cell>
          <table:table-cell office:value-type="string">
            <text:p>name5</text:p>
          </table:table-cell>
          <table:table-cell table:formula="of:=[.AH105]+1" office:value-type="float" office:value="7">
            <text:p>7</text:p>
          </table:table-cell>
          <table:table-cell table:style-name="ce2" table:formula="of:=[.AI105]+1" office:value-type="float" office:value="3088">
            <text:p>3088</text:p>
          </table:table-cell>
          <table:table-cell table:formula="of:=DEC2HEX([.AI106])" office:value-type="string" office:string-value="C10">
            <text:p>C10</text:p>
          </table:table-cell>
          <table:table-cell office:value-type="string">
            <text:p>name5</text:p>
          </table:table-cell>
          <table:table-cell table:formula="of:=[.AL105]+1" office:value-type="float" office:value="7">
            <text:p>7</text:p>
          </table:table-cell>
          <table:table-cell table:style-name="ce2" table:formula="of:=[.AM105]+1" office:value-type="float" office:value="3461">
            <text:p>3461</text:p>
          </table:table-cell>
          <table:table-cell table:formula="of:=DEC2HEX([.AM106])" office:value-type="string" office:string-value="D85">
            <text:p>D85</text:p>
          </table:table-cell>
        </table:table-row>
        <table:table-row table:style-name="ro1">
          <table:table-cell office:value-type="string">
            <text:p>name6</text:p>
          </table:table-cell>
          <table:table-cell table:formula="of:=[.B106]+1" office:value-type="float" office:value="8">
            <text:p>8</text:p>
          </table:table-cell>
          <table:table-cell table:formula="of:=[.C106]+1" office:value-type="float" office:value="105">
            <text:p>105</text:p>
          </table:table-cell>
          <table:table-cell table:formula="of:=DEC2HEX([.C107])" office:value-type="string" office:string-value="69">
            <text:p>69</text:p>
          </table:table-cell>
          <table:table-cell office:value-type="string">
            <text:p>name6</text:p>
          </table:table-cell>
          <table:table-cell table:formula="of:=[.F106]+1" office:value-type="float" office:value="8">
            <text:p>8</text:p>
          </table:table-cell>
          <table:table-cell table:formula="of:=[.G106]+1" office:value-type="float" office:value="478">
            <text:p>478</text:p>
          </table:table-cell>
          <table:table-cell table:formula="of:=DEC2HEX([.G107])" office:value-type="string" office:string-value="1DE">
            <text:p>1DE</text:p>
          </table:table-cell>
          <table:table-cell office:value-type="string">
            <text:p>name6</text:p>
          </table:table-cell>
          <table:table-cell table:formula="of:=[.J106]+1" office:value-type="float" office:value="8">
            <text:p>8</text:p>
          </table:table-cell>
          <table:table-cell table:formula="of:=[.K106]+1" office:value-type="float" office:value="851">
            <text:p>851</text:p>
          </table:table-cell>
          <table:table-cell table:formula="of:=DEC2HEX([.K107])" office:value-type="string" office:string-value="353">
            <text:p>353</text:p>
          </table:table-cell>
          <table:table-cell office:value-type="string">
            <text:p>name6</text:p>
          </table:table-cell>
          <table:table-cell table:formula="of:=[.N106]+1" office:value-type="float" office:value="8">
            <text:p>8</text:p>
          </table:table-cell>
          <table:table-cell table:formula="of:=[.O106]+1" office:value-type="float" office:value="1224">
            <text:p>1224</text:p>
          </table:table-cell>
          <table:table-cell table:formula="of:=DEC2HEX([.O107])" office:value-type="string" office:string-value="4C8">
            <text:p>4C8</text:p>
          </table:table-cell>
          <table:table-cell office:value-type="string">
            <text:p>name6</text:p>
          </table:table-cell>
          <table:table-cell table:formula="of:=[.R106]+1" office:value-type="float" office:value="8">
            <text:p>8</text:p>
          </table:table-cell>
          <table:table-cell table:formula="of:=[.S106]+1" office:value-type="float" office:value="1597">
            <text:p>1597</text:p>
          </table:table-cell>
          <table:table-cell table:formula="of:=DEC2HEX([.S107])" office:value-type="string" office:string-value="63D">
            <text:p>63D</text:p>
          </table:table-cell>
          <table:table-cell office:value-type="string">
            <text:p>name6</text:p>
          </table:table-cell>
          <table:table-cell table:formula="of:=[.V106]+1" office:value-type="float" office:value="8">
            <text:p>8</text:p>
          </table:table-cell>
          <table:table-cell table:formula="of:=[.W106]+1" office:value-type="float" office:value="1970">
            <text:p>1970</text:p>
          </table:table-cell>
          <table:table-cell table:formula="of:=DEC2HEX([.W107])" office:value-type="string" office:string-value="7B2">
            <text:p>7B2</text:p>
          </table:table-cell>
          <table:table-cell office:value-type="string">
            <text:p>name6</text:p>
          </table:table-cell>
          <table:table-cell table:formula="of:=[.Z106]+1" office:value-type="float" office:value="8">
            <text:p>8</text:p>
          </table:table-cell>
          <table:table-cell table:style-name="ce2" table:formula="of:=[.AA106]+1" office:value-type="float" office:value="2343">
            <text:p>2343</text:p>
          </table:table-cell>
          <table:table-cell table:formula="of:=DEC2HEX([.AA107])" office:value-type="string" office:string-value="927">
            <text:p>927</text:p>
          </table:table-cell>
          <table:table-cell office:value-type="string">
            <text:p>name6</text:p>
          </table:table-cell>
          <table:table-cell table:formula="of:=[.AD106]+1" office:value-type="float" office:value="8">
            <text:p>8</text:p>
          </table:table-cell>
          <table:table-cell table:style-name="ce2" table:formula="of:=[.AE106]+1" office:value-type="float" office:value="2716">
            <text:p>2716</text:p>
          </table:table-cell>
          <table:table-cell table:formula="of:=DEC2HEX([.AE107])" office:value-type="string" office:string-value="A9C">
            <text:p>A9C</text:p>
          </table:table-cell>
          <table:table-cell office:value-type="string">
            <text:p>name6</text:p>
          </table:table-cell>
          <table:table-cell table:formula="of:=[.AH106]+1" office:value-type="float" office:value="8">
            <text:p>8</text:p>
          </table:table-cell>
          <table:table-cell table:style-name="ce2" table:formula="of:=[.AI106]+1" office:value-type="float" office:value="3089">
            <text:p>3089</text:p>
          </table:table-cell>
          <table:table-cell table:formula="of:=DEC2HEX([.AI107])" office:value-type="string" office:string-value="C11">
            <text:p>C11</text:p>
          </table:table-cell>
          <table:table-cell office:value-type="string">
            <text:p>name6</text:p>
          </table:table-cell>
          <table:table-cell table:formula="of:=[.AL106]+1" office:value-type="float" office:value="8">
            <text:p>8</text:p>
          </table:table-cell>
          <table:table-cell table:style-name="ce2" table:formula="of:=[.AM106]+1" office:value-type="float" office:value="3462">
            <text:p>3462</text:p>
          </table:table-cell>
          <table:table-cell table:formula="of:=DEC2HEX([.AM107])" office:value-type="string" office:string-value="D86">
            <text:p>D86</text:p>
          </table:table-cell>
        </table:table-row>
        <table:table-row table:style-name="ro1">
          <table:table-cell office:value-type="string">
            <text:p>name7</text:p>
          </table:table-cell>
          <table:table-cell table:formula="of:=[.B107]+1" office:value-type="float" office:value="9">
            <text:p>9</text:p>
          </table:table-cell>
          <table:table-cell table:formula="of:=[.C107]+1" office:value-type="float" office:value="106">
            <text:p>106</text:p>
          </table:table-cell>
          <table:table-cell table:formula="of:=DEC2HEX([.C108])" office:value-type="string" office:string-value="6A">
            <text:p>6A</text:p>
          </table:table-cell>
          <table:table-cell office:value-type="string">
            <text:p>name7</text:p>
          </table:table-cell>
          <table:table-cell table:formula="of:=[.F107]+1" office:value-type="float" office:value="9">
            <text:p>9</text:p>
          </table:table-cell>
          <table:table-cell table:formula="of:=[.G107]+1" office:value-type="float" office:value="479">
            <text:p>479</text:p>
          </table:table-cell>
          <table:table-cell table:formula="of:=DEC2HEX([.G108])" office:value-type="string" office:string-value="1DF">
            <text:p>1DF</text:p>
          </table:table-cell>
          <table:table-cell office:value-type="string">
            <text:p>name7</text:p>
          </table:table-cell>
          <table:table-cell table:formula="of:=[.J107]+1" office:value-type="float" office:value="9">
            <text:p>9</text:p>
          </table:table-cell>
          <table:table-cell table:formula="of:=[.K107]+1" office:value-type="float" office:value="852">
            <text:p>852</text:p>
          </table:table-cell>
          <table:table-cell table:formula="of:=DEC2HEX([.K108])" office:value-type="string" office:string-value="354">
            <text:p>354</text:p>
          </table:table-cell>
          <table:table-cell office:value-type="string">
            <text:p>name7</text:p>
          </table:table-cell>
          <table:table-cell table:formula="of:=[.N107]+1" office:value-type="float" office:value="9">
            <text:p>9</text:p>
          </table:table-cell>
          <table:table-cell table:formula="of:=[.O107]+1" office:value-type="float" office:value="1225">
            <text:p>1225</text:p>
          </table:table-cell>
          <table:table-cell table:formula="of:=DEC2HEX([.O108])" office:value-type="string" office:string-value="4C9">
            <text:p>4C9</text:p>
          </table:table-cell>
          <table:table-cell office:value-type="string">
            <text:p>name7</text:p>
          </table:table-cell>
          <table:table-cell table:formula="of:=[.R107]+1" office:value-type="float" office:value="9">
            <text:p>9</text:p>
          </table:table-cell>
          <table:table-cell table:formula="of:=[.S107]+1" office:value-type="float" office:value="1598">
            <text:p>1598</text:p>
          </table:table-cell>
          <table:table-cell table:formula="of:=DEC2HEX([.S108])" office:value-type="string" office:string-value="63E">
            <text:p>63E</text:p>
          </table:table-cell>
          <table:table-cell office:value-type="string">
            <text:p>name7</text:p>
          </table:table-cell>
          <table:table-cell table:formula="of:=[.V107]+1" office:value-type="float" office:value="9">
            <text:p>9</text:p>
          </table:table-cell>
          <table:table-cell table:formula="of:=[.W107]+1" office:value-type="float" office:value="1971">
            <text:p>1971</text:p>
          </table:table-cell>
          <table:table-cell table:formula="of:=DEC2HEX([.W108])" office:value-type="string" office:string-value="7B3">
            <text:p>7B3</text:p>
          </table:table-cell>
          <table:table-cell office:value-type="string">
            <text:p>name7</text:p>
          </table:table-cell>
          <table:table-cell table:formula="of:=[.Z107]+1" office:value-type="float" office:value="9">
            <text:p>9</text:p>
          </table:table-cell>
          <table:table-cell table:style-name="ce2" table:formula="of:=[.AA107]+1" office:value-type="float" office:value="2344">
            <text:p>2344</text:p>
          </table:table-cell>
          <table:table-cell table:formula="of:=DEC2HEX([.AA108])" office:value-type="string" office:string-value="928">
            <text:p>928</text:p>
          </table:table-cell>
          <table:table-cell office:value-type="string">
            <text:p>name7</text:p>
          </table:table-cell>
          <table:table-cell table:formula="of:=[.AD107]+1" office:value-type="float" office:value="9">
            <text:p>9</text:p>
          </table:table-cell>
          <table:table-cell table:style-name="ce2" table:formula="of:=[.AE107]+1" office:value-type="float" office:value="2717">
            <text:p>2717</text:p>
          </table:table-cell>
          <table:table-cell table:formula="of:=DEC2HEX([.AE108])" office:value-type="string" office:string-value="A9D">
            <text:p>A9D</text:p>
          </table:table-cell>
          <table:table-cell office:value-type="string">
            <text:p>name7</text:p>
          </table:table-cell>
          <table:table-cell table:formula="of:=[.AH107]+1" office:value-type="float" office:value="9">
            <text:p>9</text:p>
          </table:table-cell>
          <table:table-cell table:style-name="ce2" table:formula="of:=[.AI107]+1" office:value-type="float" office:value="3090">
            <text:p>3090</text:p>
          </table:table-cell>
          <table:table-cell table:formula="of:=DEC2HEX([.AI108])" office:value-type="string" office:string-value="C12">
            <text:p>C12</text:p>
          </table:table-cell>
          <table:table-cell office:value-type="string">
            <text:p>name7</text:p>
          </table:table-cell>
          <table:table-cell table:formula="of:=[.AL107]+1" office:value-type="float" office:value="9">
            <text:p>9</text:p>
          </table:table-cell>
          <table:table-cell table:style-name="ce2" table:formula="of:=[.AM107]+1" office:value-type="float" office:value="3463">
            <text:p>3463</text:p>
          </table:table-cell>
          <table:table-cell table:formula="of:=DEC2HEX([.AM108])" office:value-type="string" office:string-value="D87">
            <text:p>D87</text:p>
          </table:table-cell>
        </table:table-row>
        <table:table-row table:style-name="ro1">
          <table:table-cell office:value-type="string">
            <text:p>name8</text:p>
          </table:table-cell>
          <table:table-cell table:formula="of:=[.B108]+1" office:value-type="float" office:value="10">
            <text:p>10</text:p>
          </table:table-cell>
          <table:table-cell table:formula="of:=[.C108]+1" office:value-type="float" office:value="107">
            <text:p>107</text:p>
          </table:table-cell>
          <table:table-cell table:formula="of:=DEC2HEX([.C109])" office:value-type="string" office:string-value="6B">
            <text:p>6B</text:p>
          </table:table-cell>
          <table:table-cell office:value-type="string">
            <text:p>name8</text:p>
          </table:table-cell>
          <table:table-cell table:formula="of:=[.F108]+1" office:value-type="float" office:value="10">
            <text:p>10</text:p>
          </table:table-cell>
          <table:table-cell table:formula="of:=[.G108]+1" office:value-type="float" office:value="480">
            <text:p>480</text:p>
          </table:table-cell>
          <table:table-cell table:formula="of:=DEC2HEX([.G109])" office:value-type="string" office:string-value="1E0">
            <text:p>1E0</text:p>
          </table:table-cell>
          <table:table-cell office:value-type="string">
            <text:p>name8</text:p>
          </table:table-cell>
          <table:table-cell table:formula="of:=[.J108]+1" office:value-type="float" office:value="10">
            <text:p>10</text:p>
          </table:table-cell>
          <table:table-cell table:formula="of:=[.K108]+1" office:value-type="float" office:value="853">
            <text:p>853</text:p>
          </table:table-cell>
          <table:table-cell table:formula="of:=DEC2HEX([.K109])" office:value-type="string" office:string-value="355">
            <text:p>355</text:p>
          </table:table-cell>
          <table:table-cell office:value-type="string">
            <text:p>name8</text:p>
          </table:table-cell>
          <table:table-cell table:formula="of:=[.N108]+1" office:value-type="float" office:value="10">
            <text:p>10</text:p>
          </table:table-cell>
          <table:table-cell table:formula="of:=[.O108]+1" office:value-type="float" office:value="1226">
            <text:p>1226</text:p>
          </table:table-cell>
          <table:table-cell table:formula="of:=DEC2HEX([.O109])" office:value-type="string" office:string-value="4CA">
            <text:p>4CA</text:p>
          </table:table-cell>
          <table:table-cell office:value-type="string">
            <text:p>name8</text:p>
          </table:table-cell>
          <table:table-cell table:formula="of:=[.R108]+1" office:value-type="float" office:value="10">
            <text:p>10</text:p>
          </table:table-cell>
          <table:table-cell table:formula="of:=[.S108]+1" office:value-type="float" office:value="1599">
            <text:p>1599</text:p>
          </table:table-cell>
          <table:table-cell table:formula="of:=DEC2HEX([.S109])" office:value-type="string" office:string-value="63F">
            <text:p>63F</text:p>
          </table:table-cell>
          <table:table-cell office:value-type="string">
            <text:p>name8</text:p>
          </table:table-cell>
          <table:table-cell table:formula="of:=[.V108]+1" office:value-type="float" office:value="10">
            <text:p>10</text:p>
          </table:table-cell>
          <table:table-cell table:formula="of:=[.W108]+1" office:value-type="float" office:value="1972">
            <text:p>1972</text:p>
          </table:table-cell>
          <table:table-cell table:formula="of:=DEC2HEX([.W109])" office:value-type="string" office:string-value="7B4">
            <text:p>7B4</text:p>
          </table:table-cell>
          <table:table-cell office:value-type="string">
            <text:p>name8</text:p>
          </table:table-cell>
          <table:table-cell table:formula="of:=[.Z108]+1" office:value-type="float" office:value="10">
            <text:p>10</text:p>
          </table:table-cell>
          <table:table-cell table:style-name="ce2" table:formula="of:=[.AA108]+1" office:value-type="float" office:value="2345">
            <text:p>2345</text:p>
          </table:table-cell>
          <table:table-cell table:formula="of:=DEC2HEX([.AA109])" office:value-type="string" office:string-value="929">
            <text:p>929</text:p>
          </table:table-cell>
          <table:table-cell office:value-type="string">
            <text:p>name8</text:p>
          </table:table-cell>
          <table:table-cell table:formula="of:=[.AD108]+1" office:value-type="float" office:value="10">
            <text:p>10</text:p>
          </table:table-cell>
          <table:table-cell table:style-name="ce2" table:formula="of:=[.AE108]+1" office:value-type="float" office:value="2718">
            <text:p>2718</text:p>
          </table:table-cell>
          <table:table-cell table:formula="of:=DEC2HEX([.AE109])" office:value-type="string" office:string-value="A9E">
            <text:p>A9E</text:p>
          </table:table-cell>
          <table:table-cell office:value-type="string">
            <text:p>name8</text:p>
          </table:table-cell>
          <table:table-cell table:formula="of:=[.AH108]+1" office:value-type="float" office:value="10">
            <text:p>10</text:p>
          </table:table-cell>
          <table:table-cell table:style-name="ce2" table:formula="of:=[.AI108]+1" office:value-type="float" office:value="3091">
            <text:p>3091</text:p>
          </table:table-cell>
          <table:table-cell table:formula="of:=DEC2HEX([.AI109])" office:value-type="string" office:string-value="C13">
            <text:p>C13</text:p>
          </table:table-cell>
          <table:table-cell office:value-type="string">
            <text:p>name8</text:p>
          </table:table-cell>
          <table:table-cell table:formula="of:=[.AL108]+1" office:value-type="float" office:value="10">
            <text:p>10</text:p>
          </table:table-cell>
          <table:table-cell table:style-name="ce2" table:formula="of:=[.AM108]+1" office:value-type="float" office:value="3464">
            <text:p>3464</text:p>
          </table:table-cell>
          <table:table-cell table:formula="of:=DEC2HEX([.AM109])" office:value-type="string" office:string-value="D88">
            <text:p>D88</text:p>
          </table:table-cell>
        </table:table-row>
        <table:table-row table:style-name="ro1">
          <table:table-cell office:value-type="string">
            <text:p>name9</text:p>
          </table:table-cell>
          <table:table-cell table:formula="of:=[.B109]+1" office:value-type="float" office:value="11">
            <text:p>11</text:p>
          </table:table-cell>
          <table:table-cell table:formula="of:=[.C109]+1" office:value-type="float" office:value="108">
            <text:p>108</text:p>
          </table:table-cell>
          <table:table-cell table:formula="of:=DEC2HEX([.C110])" office:value-type="string" office:string-value="6C">
            <text:p>6C</text:p>
          </table:table-cell>
          <table:table-cell office:value-type="string">
            <text:p>name9</text:p>
          </table:table-cell>
          <table:table-cell table:formula="of:=[.F109]+1" office:value-type="float" office:value="11">
            <text:p>11</text:p>
          </table:table-cell>
          <table:table-cell table:formula="of:=[.G109]+1" office:value-type="float" office:value="481">
            <text:p>481</text:p>
          </table:table-cell>
          <table:table-cell table:formula="of:=DEC2HEX([.G110])" office:value-type="string" office:string-value="1E1">
            <text:p>1E1</text:p>
          </table:table-cell>
          <table:table-cell office:value-type="string">
            <text:p>name9</text:p>
          </table:table-cell>
          <table:table-cell table:formula="of:=[.J109]+1" office:value-type="float" office:value="11">
            <text:p>11</text:p>
          </table:table-cell>
          <table:table-cell table:formula="of:=[.K109]+1" office:value-type="float" office:value="854">
            <text:p>854</text:p>
          </table:table-cell>
          <table:table-cell table:formula="of:=DEC2HEX([.K110])" office:value-type="string" office:string-value="356">
            <text:p>356</text:p>
          </table:table-cell>
          <table:table-cell office:value-type="string">
            <text:p>name9</text:p>
          </table:table-cell>
          <table:table-cell table:formula="of:=[.N109]+1" office:value-type="float" office:value="11">
            <text:p>11</text:p>
          </table:table-cell>
          <table:table-cell table:formula="of:=[.O109]+1" office:value-type="float" office:value="1227">
            <text:p>1227</text:p>
          </table:table-cell>
          <table:table-cell table:formula="of:=DEC2HEX([.O110])" office:value-type="string" office:string-value="4CB">
            <text:p>4CB</text:p>
          </table:table-cell>
          <table:table-cell office:value-type="string">
            <text:p>name9</text:p>
          </table:table-cell>
          <table:table-cell table:formula="of:=[.R109]+1" office:value-type="float" office:value="11">
            <text:p>11</text:p>
          </table:table-cell>
          <table:table-cell table:formula="of:=[.S109]+1" office:value-type="float" office:value="1600">
            <text:p>1600</text:p>
          </table:table-cell>
          <table:table-cell table:formula="of:=DEC2HEX([.S110])" office:value-type="string" office:string-value="640">
            <text:p>640</text:p>
          </table:table-cell>
          <table:table-cell office:value-type="string">
            <text:p>name9</text:p>
          </table:table-cell>
          <table:table-cell table:formula="of:=[.V109]+1" office:value-type="float" office:value="11">
            <text:p>11</text:p>
          </table:table-cell>
          <table:table-cell table:formula="of:=[.W109]+1" office:value-type="float" office:value="1973">
            <text:p>1973</text:p>
          </table:table-cell>
          <table:table-cell table:formula="of:=DEC2HEX([.W110])" office:value-type="string" office:string-value="7B5">
            <text:p>7B5</text:p>
          </table:table-cell>
          <table:table-cell office:value-type="string">
            <text:p>name9</text:p>
          </table:table-cell>
          <table:table-cell table:formula="of:=[.Z109]+1" office:value-type="float" office:value="11">
            <text:p>11</text:p>
          </table:table-cell>
          <table:table-cell table:style-name="ce2" table:formula="of:=[.AA109]+1" office:value-type="float" office:value="2346">
            <text:p>2346</text:p>
          </table:table-cell>
          <table:table-cell table:formula="of:=DEC2HEX([.AA110])" office:value-type="string" office:string-value="92A">
            <text:p>92A</text:p>
          </table:table-cell>
          <table:table-cell office:value-type="string">
            <text:p>name9</text:p>
          </table:table-cell>
          <table:table-cell table:formula="of:=[.AD109]+1" office:value-type="float" office:value="11">
            <text:p>11</text:p>
          </table:table-cell>
          <table:table-cell table:style-name="ce2" table:formula="of:=[.AE109]+1" office:value-type="float" office:value="2719">
            <text:p>2719</text:p>
          </table:table-cell>
          <table:table-cell table:formula="of:=DEC2HEX([.AE110])" office:value-type="string" office:string-value="A9F">
            <text:p>A9F</text:p>
          </table:table-cell>
          <table:table-cell office:value-type="string">
            <text:p>name9</text:p>
          </table:table-cell>
          <table:table-cell table:formula="of:=[.AH109]+1" office:value-type="float" office:value="11">
            <text:p>11</text:p>
          </table:table-cell>
          <table:table-cell table:style-name="ce2" table:formula="of:=[.AI109]+1" office:value-type="float" office:value="3092">
            <text:p>3092</text:p>
          </table:table-cell>
          <table:table-cell table:formula="of:=DEC2HEX([.AI110])" office:value-type="string" office:string-value="C14">
            <text:p>C14</text:p>
          </table:table-cell>
          <table:table-cell office:value-type="string">
            <text:p>name9</text:p>
          </table:table-cell>
          <table:table-cell table:formula="of:=[.AL109]+1" office:value-type="float" office:value="11">
            <text:p>11</text:p>
          </table:table-cell>
          <table:table-cell table:style-name="ce2" table:formula="of:=[.AM109]+1" office:value-type="float" office:value="3465">
            <text:p>3465</text:p>
          </table:table-cell>
          <table:table-cell table:formula="of:=DEC2HEX([.AM110])" office:value-type="string" office:string-value="D89">
            <text:p>D89</text:p>
          </table:table-cell>
        </table:table-row>
        <table:table-row table:style-name="ro1">
          <table:table-cell table:style-name="ce1" office:value-type="string">
            <text:p>DT8</text:p>
          </table:table-cell>
          <table:table-cell office:value-type="float" office:value="0">
            <text:p>0</text:p>
          </table:table-cell>
          <table:table-cell table:formula="of:=[.C110]+1" office:value-type="float" office:value="109">
            <text:p>109</text:p>
          </table:table-cell>
          <table:table-cell table:formula="of:=DEC2HEX([.C111])" office:value-type="string" office:string-value="6D">
            <text:p>6D</text:p>
          </table:table-cell>
          <table:table-cell table:style-name="ce1" office:value-type="string">
            <text:p>DT8</text:p>
          </table:table-cell>
          <table:table-cell office:value-type="float" office:value="0">
            <text:p>0</text:p>
          </table:table-cell>
          <table:table-cell table:formula="of:=[.G110]+1" office:value-type="float" office:value="482">
            <text:p>482</text:p>
          </table:table-cell>
          <table:table-cell table:formula="of:=DEC2HEX([.G111])" office:value-type="string" office:string-value="1E2">
            <text:p>1E2</text:p>
          </table:table-cell>
          <table:table-cell table:style-name="ce1" office:value-type="string">
            <text:p>DT8</text:p>
          </table:table-cell>
          <table:table-cell office:value-type="float" office:value="0">
            <text:p>0</text:p>
          </table:table-cell>
          <table:table-cell table:formula="of:=[.K110]+1" office:value-type="float" office:value="855">
            <text:p>855</text:p>
          </table:table-cell>
          <table:table-cell table:formula="of:=DEC2HEX([.K111])" office:value-type="string" office:string-value="357">
            <text:p>357</text:p>
          </table:table-cell>
          <table:table-cell table:style-name="ce1" office:value-type="string">
            <text:p>DT8</text:p>
          </table:table-cell>
          <table:table-cell office:value-type="float" office:value="0">
            <text:p>0</text:p>
          </table:table-cell>
          <table:table-cell table:formula="of:=[.O110]+1" office:value-type="float" office:value="1228">
            <text:p>1228</text:p>
          </table:table-cell>
          <table:table-cell table:formula="of:=DEC2HEX([.O111])" office:value-type="string" office:string-value="4CC">
            <text:p>4CC</text:p>
          </table:table-cell>
          <table:table-cell table:style-name="ce1" office:value-type="string">
            <text:p>DT8</text:p>
          </table:table-cell>
          <table:table-cell office:value-type="float" office:value="0">
            <text:p>0</text:p>
          </table:table-cell>
          <table:table-cell table:formula="of:=[.S110]+1" office:value-type="float" office:value="1601">
            <text:p>1601</text:p>
          </table:table-cell>
          <table:table-cell table:formula="of:=DEC2HEX([.S111])" office:value-type="string" office:string-value="641">
            <text:p>641</text:p>
          </table:table-cell>
          <table:table-cell table:style-name="ce1" office:value-type="string">
            <text:p>DT8</text:p>
          </table:table-cell>
          <table:table-cell office:value-type="float" office:value="0">
            <text:p>0</text:p>
          </table:table-cell>
          <table:table-cell table:formula="of:=[.W110]+1" office:value-type="float" office:value="1974">
            <text:p>1974</text:p>
          </table:table-cell>
          <table:table-cell table:formula="of:=DEC2HEX([.W111])" office:value-type="string" office:string-value="7B6">
            <text:p>7B6</text:p>
          </table:table-cell>
          <table:table-cell table:style-name="ce1" office:value-type="string">
            <text:p>DT8</text:p>
          </table:table-cell>
          <table:table-cell office:value-type="float" office:value="0">
            <text:p>0</text:p>
          </table:table-cell>
          <table:table-cell table:style-name="ce2" table:formula="of:=[.AA110]+1" office:value-type="float" office:value="2347">
            <text:p>2347</text:p>
          </table:table-cell>
          <table:table-cell table:formula="of:=DEC2HEX([.AA111])" office:value-type="string" office:string-value="92B">
            <text:p>92B</text:p>
          </table:table-cell>
          <table:table-cell table:style-name="ce1" office:value-type="string">
            <text:p>DT8</text:p>
          </table:table-cell>
          <table:table-cell office:value-type="float" office:value="0">
            <text:p>0</text:p>
          </table:table-cell>
          <table:table-cell table:style-name="ce2" table:formula="of:=[.AE110]+1" office:value-type="float" office:value="2720">
            <text:p>2720</text:p>
          </table:table-cell>
          <table:table-cell table:formula="of:=DEC2HEX([.AE111])" office:value-type="string" office:string-value="AA0">
            <text:p>AA0</text:p>
          </table:table-cell>
          <table:table-cell table:style-name="ce1" office:value-type="string">
            <text:p>DT8</text:p>
          </table:table-cell>
          <table:table-cell office:value-type="float" office:value="0">
            <text:p>0</text:p>
          </table:table-cell>
          <table:table-cell table:style-name="ce2" table:formula="of:=[.AI110]+1" office:value-type="float" office:value="3093">
            <text:p>3093</text:p>
          </table:table-cell>
          <table:table-cell table:formula="of:=DEC2HEX([.AI111])" office:value-type="string" office:string-value="C15">
            <text:p>C15</text:p>
          </table:table-cell>
          <table:table-cell table:style-name="ce1" office:value-type="string">
            <text:p>DT8</text:p>
          </table:table-cell>
          <table:table-cell office:value-type="float" office:value="0">
            <text:p>0</text:p>
          </table:table-cell>
          <table:table-cell table:style-name="ce2" table:formula="of:=[.AM110]+1" office:value-type="float" office:value="3466">
            <text:p>3466</text:p>
          </table:table-cell>
          <table:table-cell table:formula="of:=DEC2HEX([.AM111])" office:value-type="string" office:string-value="D8A">
            <text:p>D8A</text:p>
          </table:table-cell>
        </table:table-row>
        <table:table-row table:style-name="ro1">
          <table:table-cell office:value-type="string">
            <text:p>id</text:p>
          </table:table-cell>
          <table:table-cell table:formula="of:=[.B111]+1" office:value-type="float" office:value="1">
            <text:p>1</text:p>
          </table:table-cell>
          <table:table-cell table:formula="of:=[.C111]+1" office:value-type="float" office:value="110">
            <text:p>110</text:p>
          </table:table-cell>
          <table:table-cell table:formula="of:=DEC2HEX([.C112])" office:value-type="string" office:string-value="6E">
            <text:p>6E</text:p>
          </table:table-cell>
          <table:table-cell office:value-type="string">
            <text:p>id</text:p>
          </table:table-cell>
          <table:table-cell table:formula="of:=[.F111]+1" office:value-type="float" office:value="1">
            <text:p>1</text:p>
          </table:table-cell>
          <table:table-cell table:formula="of:=[.G111]+1" office:value-type="float" office:value="483">
            <text:p>483</text:p>
          </table:table-cell>
          <table:table-cell table:formula="of:=DEC2HEX([.G112])" office:value-type="string" office:string-value="1E3">
            <text:p>1E3</text:p>
          </table:table-cell>
          <table:table-cell office:value-type="string">
            <text:p>id</text:p>
          </table:table-cell>
          <table:table-cell table:formula="of:=[.J111]+1" office:value-type="float" office:value="1">
            <text:p>1</text:p>
          </table:table-cell>
          <table:table-cell table:formula="of:=[.K111]+1" office:value-type="float" office:value="856">
            <text:p>856</text:p>
          </table:table-cell>
          <table:table-cell table:formula="of:=DEC2HEX([.K112])" office:value-type="string" office:string-value="358">
            <text:p>358</text:p>
          </table:table-cell>
          <table:table-cell office:value-type="string">
            <text:p>id</text:p>
          </table:table-cell>
          <table:table-cell table:formula="of:=[.N111]+1" office:value-type="float" office:value="1">
            <text:p>1</text:p>
          </table:table-cell>
          <table:table-cell table:formula="of:=[.O111]+1" office:value-type="float" office:value="1229">
            <text:p>1229</text:p>
          </table:table-cell>
          <table:table-cell table:formula="of:=DEC2HEX([.O112])" office:value-type="string" office:string-value="4CD">
            <text:p>4CD</text:p>
          </table:table-cell>
          <table:table-cell office:value-type="string">
            <text:p>id</text:p>
          </table:table-cell>
          <table:table-cell table:formula="of:=[.R111]+1" office:value-type="float" office:value="1">
            <text:p>1</text:p>
          </table:table-cell>
          <table:table-cell table:formula="of:=[.S111]+1" office:value-type="float" office:value="1602">
            <text:p>1602</text:p>
          </table:table-cell>
          <table:table-cell table:formula="of:=DEC2HEX([.S112])" office:value-type="string" office:string-value="642">
            <text:p>642</text:p>
          </table:table-cell>
          <table:table-cell office:value-type="string">
            <text:p>id</text:p>
          </table:table-cell>
          <table:table-cell table:formula="of:=[.V111]+1" office:value-type="float" office:value="1">
            <text:p>1</text:p>
          </table:table-cell>
          <table:table-cell table:formula="of:=[.W111]+1" office:value-type="float" office:value="1975">
            <text:p>1975</text:p>
          </table:table-cell>
          <table:table-cell table:formula="of:=DEC2HEX([.W112])" office:value-type="string" office:string-value="7B7">
            <text:p>7B7</text:p>
          </table:table-cell>
          <table:table-cell office:value-type="string">
            <text:p>id</text:p>
          </table:table-cell>
          <table:table-cell table:formula="of:=[.Z111]+1" office:value-type="float" office:value="1">
            <text:p>1</text:p>
          </table:table-cell>
          <table:table-cell table:style-name="ce2" table:formula="of:=[.AA111]+1" office:value-type="float" office:value="2348">
            <text:p>2348</text:p>
          </table:table-cell>
          <table:table-cell table:formula="of:=DEC2HEX([.AA112])" office:value-type="string" office:string-value="92C">
            <text:p>92C</text:p>
          </table:table-cell>
          <table:table-cell office:value-type="string">
            <text:p>id</text:p>
          </table:table-cell>
          <table:table-cell table:formula="of:=[.AD111]+1" office:value-type="float" office:value="1">
            <text:p>1</text:p>
          </table:table-cell>
          <table:table-cell table:style-name="ce2" table:formula="of:=[.AE111]+1" office:value-type="float" office:value="2721">
            <text:p>2721</text:p>
          </table:table-cell>
          <table:table-cell table:formula="of:=DEC2HEX([.AE112])" office:value-type="string" office:string-value="AA1">
            <text:p>AA1</text:p>
          </table:table-cell>
          <table:table-cell office:value-type="string">
            <text:p>id</text:p>
          </table:table-cell>
          <table:table-cell table:formula="of:=[.AH111]+1" office:value-type="float" office:value="1">
            <text:p>1</text:p>
          </table:table-cell>
          <table:table-cell table:style-name="ce2" table:formula="of:=[.AI111]+1" office:value-type="float" office:value="3094">
            <text:p>3094</text:p>
          </table:table-cell>
          <table:table-cell table:formula="of:=DEC2HEX([.AI112])" office:value-type="string" office:string-value="C16">
            <text:p>C16</text:p>
          </table:table-cell>
          <table:table-cell office:value-type="string">
            <text:p>id</text:p>
          </table:table-cell>
          <table:table-cell table:formula="of:=[.AL111]+1" office:value-type="float" office:value="1">
            <text:p>1</text:p>
          </table:table-cell>
          <table:table-cell table:style-name="ce2" table:formula="of:=[.AM111]+1" office:value-type="float" office:value="3467">
            <text:p>3467</text:p>
          </table:table-cell>
          <table:table-cell table:formula="of:=DEC2HEX([.AM112])" office:value-type="string" office:string-value="D8B">
            <text:p>D8B</text:p>
          </table:table-cell>
        </table:table-row>
        <table:table-row table:style-name="ro1">
          <table:table-cell office:value-type="string">
            <text:p>name0</text:p>
          </table:table-cell>
          <table:table-cell table:formula="of:=[.B112]+1" office:value-type="float" office:value="2">
            <text:p>2</text:p>
          </table:table-cell>
          <table:table-cell table:formula="of:=[.C112]+1" office:value-type="float" office:value="111">
            <text:p>111</text:p>
          </table:table-cell>
          <table:table-cell table:formula="of:=DEC2HEX([.C113])" office:value-type="string" office:string-value="6F">
            <text:p>6F</text:p>
          </table:table-cell>
          <table:table-cell office:value-type="string">
            <text:p>name0</text:p>
          </table:table-cell>
          <table:table-cell table:formula="of:=[.F112]+1" office:value-type="float" office:value="2">
            <text:p>2</text:p>
          </table:table-cell>
          <table:table-cell table:formula="of:=[.G112]+1" office:value-type="float" office:value="484">
            <text:p>484</text:p>
          </table:table-cell>
          <table:table-cell table:formula="of:=DEC2HEX([.G113])" office:value-type="string" office:string-value="1E4">
            <text:p>1E4</text:p>
          </table:table-cell>
          <table:table-cell office:value-type="string">
            <text:p>name0</text:p>
          </table:table-cell>
          <table:table-cell table:formula="of:=[.J112]+1" office:value-type="float" office:value="2">
            <text:p>2</text:p>
          </table:table-cell>
          <table:table-cell table:formula="of:=[.K112]+1" office:value-type="float" office:value="857">
            <text:p>857</text:p>
          </table:table-cell>
          <table:table-cell table:formula="of:=DEC2HEX([.K113])" office:value-type="string" office:string-value="359">
            <text:p>359</text:p>
          </table:table-cell>
          <table:table-cell office:value-type="string">
            <text:p>name0</text:p>
          </table:table-cell>
          <table:table-cell table:formula="of:=[.N112]+1" office:value-type="float" office:value="2">
            <text:p>2</text:p>
          </table:table-cell>
          <table:table-cell table:formula="of:=[.O112]+1" office:value-type="float" office:value="1230">
            <text:p>1230</text:p>
          </table:table-cell>
          <table:table-cell table:formula="of:=DEC2HEX([.O113])" office:value-type="string" office:string-value="4CE">
            <text:p>4CE</text:p>
          </table:table-cell>
          <table:table-cell office:value-type="string">
            <text:p>name0</text:p>
          </table:table-cell>
          <table:table-cell table:formula="of:=[.R112]+1" office:value-type="float" office:value="2">
            <text:p>2</text:p>
          </table:table-cell>
          <table:table-cell table:formula="of:=[.S112]+1" office:value-type="float" office:value="1603">
            <text:p>1603</text:p>
          </table:table-cell>
          <table:table-cell table:formula="of:=DEC2HEX([.S113])" office:value-type="string" office:string-value="643">
            <text:p>643</text:p>
          </table:table-cell>
          <table:table-cell office:value-type="string">
            <text:p>name0</text:p>
          </table:table-cell>
          <table:table-cell table:formula="of:=[.V112]+1" office:value-type="float" office:value="2">
            <text:p>2</text:p>
          </table:table-cell>
          <table:table-cell table:formula="of:=[.W112]+1" office:value-type="float" office:value="1976">
            <text:p>1976</text:p>
          </table:table-cell>
          <table:table-cell table:formula="of:=DEC2HEX([.W113])" office:value-type="string" office:string-value="7B8">
            <text:p>7B8</text:p>
          </table:table-cell>
          <table:table-cell office:value-type="string">
            <text:p>name0</text:p>
          </table:table-cell>
          <table:table-cell table:formula="of:=[.Z112]+1" office:value-type="float" office:value="2">
            <text:p>2</text:p>
          </table:table-cell>
          <table:table-cell table:style-name="ce2" table:formula="of:=[.AA112]+1" office:value-type="float" office:value="2349">
            <text:p>2349</text:p>
          </table:table-cell>
          <table:table-cell table:formula="of:=DEC2HEX([.AA113])" office:value-type="string" office:string-value="92D">
            <text:p>92D</text:p>
          </table:table-cell>
          <table:table-cell office:value-type="string">
            <text:p>name0</text:p>
          </table:table-cell>
          <table:table-cell table:formula="of:=[.AD112]+1" office:value-type="float" office:value="2">
            <text:p>2</text:p>
          </table:table-cell>
          <table:table-cell table:style-name="ce2" table:formula="of:=[.AE112]+1" office:value-type="float" office:value="2722">
            <text:p>2722</text:p>
          </table:table-cell>
          <table:table-cell table:formula="of:=DEC2HEX([.AE113])" office:value-type="string" office:string-value="AA2">
            <text:p>AA2</text:p>
          </table:table-cell>
          <table:table-cell office:value-type="string">
            <text:p>name0</text:p>
          </table:table-cell>
          <table:table-cell table:formula="of:=[.AH112]+1" office:value-type="float" office:value="2">
            <text:p>2</text:p>
          </table:table-cell>
          <table:table-cell table:style-name="ce2" table:formula="of:=[.AI112]+1" office:value-type="float" office:value="3095">
            <text:p>3095</text:p>
          </table:table-cell>
          <table:table-cell table:formula="of:=DEC2HEX([.AI113])" office:value-type="string" office:string-value="C17">
            <text:p>C17</text:p>
          </table:table-cell>
          <table:table-cell office:value-type="string">
            <text:p>name0</text:p>
          </table:table-cell>
          <table:table-cell table:formula="of:=[.AL112]+1" office:value-type="float" office:value="2">
            <text:p>2</text:p>
          </table:table-cell>
          <table:table-cell table:style-name="ce2" table:formula="of:=[.AM112]+1" office:value-type="float" office:value="3468">
            <text:p>3468</text:p>
          </table:table-cell>
          <table:table-cell table:formula="of:=DEC2HEX([.AM113])" office:value-type="string" office:string-value="D8C">
            <text:p>D8C</text:p>
          </table:table-cell>
        </table:table-row>
        <table:table-row table:style-name="ro1">
          <table:table-cell office:value-type="string">
            <text:p>name1</text:p>
          </table:table-cell>
          <table:table-cell table:formula="of:=[.B113]+1" office:value-type="float" office:value="3">
            <text:p>3</text:p>
          </table:table-cell>
          <table:table-cell table:formula="of:=[.C113]+1" office:value-type="float" office:value="112">
            <text:p>112</text:p>
          </table:table-cell>
          <table:table-cell table:formula="of:=DEC2HEX([.C114])" office:value-type="string" office:string-value="70">
            <text:p>70</text:p>
          </table:table-cell>
          <table:table-cell office:value-type="string">
            <text:p>name1</text:p>
          </table:table-cell>
          <table:table-cell table:formula="of:=[.F113]+1" office:value-type="float" office:value="3">
            <text:p>3</text:p>
          </table:table-cell>
          <table:table-cell table:formula="of:=[.G113]+1" office:value-type="float" office:value="485">
            <text:p>485</text:p>
          </table:table-cell>
          <table:table-cell table:formula="of:=DEC2HEX([.G114])" office:value-type="string" office:string-value="1E5">
            <text:p>1E5</text:p>
          </table:table-cell>
          <table:table-cell office:value-type="string">
            <text:p>name1</text:p>
          </table:table-cell>
          <table:table-cell table:formula="of:=[.J113]+1" office:value-type="float" office:value="3">
            <text:p>3</text:p>
          </table:table-cell>
          <table:table-cell table:formula="of:=[.K113]+1" office:value-type="float" office:value="858">
            <text:p>858</text:p>
          </table:table-cell>
          <table:table-cell table:formula="of:=DEC2HEX([.K114])" office:value-type="string" office:string-value="35A">
            <text:p>35A</text:p>
          </table:table-cell>
          <table:table-cell office:value-type="string">
            <text:p>name1</text:p>
          </table:table-cell>
          <table:table-cell table:formula="of:=[.N113]+1" office:value-type="float" office:value="3">
            <text:p>3</text:p>
          </table:table-cell>
          <table:table-cell table:formula="of:=[.O113]+1" office:value-type="float" office:value="1231">
            <text:p>1231</text:p>
          </table:table-cell>
          <table:table-cell table:formula="of:=DEC2HEX([.O114])" office:value-type="string" office:string-value="4CF">
            <text:p>4CF</text:p>
          </table:table-cell>
          <table:table-cell office:value-type="string">
            <text:p>name1</text:p>
          </table:table-cell>
          <table:table-cell table:formula="of:=[.R113]+1" office:value-type="float" office:value="3">
            <text:p>3</text:p>
          </table:table-cell>
          <table:table-cell table:formula="of:=[.S113]+1" office:value-type="float" office:value="1604">
            <text:p>1604</text:p>
          </table:table-cell>
          <table:table-cell table:formula="of:=DEC2HEX([.S114])" office:value-type="string" office:string-value="644">
            <text:p>644</text:p>
          </table:table-cell>
          <table:table-cell office:value-type="string">
            <text:p>name1</text:p>
          </table:table-cell>
          <table:table-cell table:formula="of:=[.V113]+1" office:value-type="float" office:value="3">
            <text:p>3</text:p>
          </table:table-cell>
          <table:table-cell table:formula="of:=[.W113]+1" office:value-type="float" office:value="1977">
            <text:p>1977</text:p>
          </table:table-cell>
          <table:table-cell table:formula="of:=DEC2HEX([.W114])" office:value-type="string" office:string-value="7B9">
            <text:p>7B9</text:p>
          </table:table-cell>
          <table:table-cell office:value-type="string">
            <text:p>name1</text:p>
          </table:table-cell>
          <table:table-cell table:formula="of:=[.Z113]+1" office:value-type="float" office:value="3">
            <text:p>3</text:p>
          </table:table-cell>
          <table:table-cell table:style-name="ce2" table:formula="of:=[.AA113]+1" office:value-type="float" office:value="2350">
            <text:p>2350</text:p>
          </table:table-cell>
          <table:table-cell table:formula="of:=DEC2HEX([.AA114])" office:value-type="string" office:string-value="92E">
            <text:p>92E</text:p>
          </table:table-cell>
          <table:table-cell office:value-type="string">
            <text:p>name1</text:p>
          </table:table-cell>
          <table:table-cell table:formula="of:=[.AD113]+1" office:value-type="float" office:value="3">
            <text:p>3</text:p>
          </table:table-cell>
          <table:table-cell table:style-name="ce2" table:formula="of:=[.AE113]+1" office:value-type="float" office:value="2723">
            <text:p>2723</text:p>
          </table:table-cell>
          <table:table-cell table:formula="of:=DEC2HEX([.AE114])" office:value-type="string" office:string-value="AA3">
            <text:p>AA3</text:p>
          </table:table-cell>
          <table:table-cell office:value-type="string">
            <text:p>name1</text:p>
          </table:table-cell>
          <table:table-cell table:formula="of:=[.AH113]+1" office:value-type="float" office:value="3">
            <text:p>3</text:p>
          </table:table-cell>
          <table:table-cell table:style-name="ce2" table:formula="of:=[.AI113]+1" office:value-type="float" office:value="3096">
            <text:p>3096</text:p>
          </table:table-cell>
          <table:table-cell table:formula="of:=DEC2HEX([.AI114])" office:value-type="string" office:string-value="C18">
            <text:p>C18</text:p>
          </table:table-cell>
          <table:table-cell office:value-type="string">
            <text:p>name1</text:p>
          </table:table-cell>
          <table:table-cell table:formula="of:=[.AL113]+1" office:value-type="float" office:value="3">
            <text:p>3</text:p>
          </table:table-cell>
          <table:table-cell table:style-name="ce2" table:formula="of:=[.AM113]+1" office:value-type="float" office:value="3469">
            <text:p>3469</text:p>
          </table:table-cell>
          <table:table-cell table:formula="of:=DEC2HEX([.AM114])" office:value-type="string" office:string-value="D8D">
            <text:p>D8D</text:p>
          </table:table-cell>
        </table:table-row>
        <table:table-row table:style-name="ro1">
          <table:table-cell office:value-type="string">
            <text:p>name2</text:p>
          </table:table-cell>
          <table:table-cell table:formula="of:=[.B114]+1" office:value-type="float" office:value="4">
            <text:p>4</text:p>
          </table:table-cell>
          <table:table-cell table:formula="of:=[.C114]+1" office:value-type="float" office:value="113">
            <text:p>113</text:p>
          </table:table-cell>
          <table:table-cell table:formula="of:=DEC2HEX([.C115])" office:value-type="string" office:string-value="71">
            <text:p>71</text:p>
          </table:table-cell>
          <table:table-cell office:value-type="string">
            <text:p>name2</text:p>
          </table:table-cell>
          <table:table-cell table:formula="of:=[.F114]+1" office:value-type="float" office:value="4">
            <text:p>4</text:p>
          </table:table-cell>
          <table:table-cell table:formula="of:=[.G114]+1" office:value-type="float" office:value="486">
            <text:p>486</text:p>
          </table:table-cell>
          <table:table-cell table:formula="of:=DEC2HEX([.G115])" office:value-type="string" office:string-value="1E6">
            <text:p>1E6</text:p>
          </table:table-cell>
          <table:table-cell office:value-type="string">
            <text:p>name2</text:p>
          </table:table-cell>
          <table:table-cell table:formula="of:=[.J114]+1" office:value-type="float" office:value="4">
            <text:p>4</text:p>
          </table:table-cell>
          <table:table-cell table:formula="of:=[.K114]+1" office:value-type="float" office:value="859">
            <text:p>859</text:p>
          </table:table-cell>
          <table:table-cell table:formula="of:=DEC2HEX([.K115])" office:value-type="string" office:string-value="35B">
            <text:p>35B</text:p>
          </table:table-cell>
          <table:table-cell office:value-type="string">
            <text:p>name2</text:p>
          </table:table-cell>
          <table:table-cell table:formula="of:=[.N114]+1" office:value-type="float" office:value="4">
            <text:p>4</text:p>
          </table:table-cell>
          <table:table-cell table:formula="of:=[.O114]+1" office:value-type="float" office:value="1232">
            <text:p>1232</text:p>
          </table:table-cell>
          <table:table-cell table:formula="of:=DEC2HEX([.O115])" office:value-type="string" office:string-value="4D0">
            <text:p>4D0</text:p>
          </table:table-cell>
          <table:table-cell office:value-type="string">
            <text:p>name2</text:p>
          </table:table-cell>
          <table:table-cell table:formula="of:=[.R114]+1" office:value-type="float" office:value="4">
            <text:p>4</text:p>
          </table:table-cell>
          <table:table-cell table:formula="of:=[.S114]+1" office:value-type="float" office:value="1605">
            <text:p>1605</text:p>
          </table:table-cell>
          <table:table-cell table:formula="of:=DEC2HEX([.S115])" office:value-type="string" office:string-value="645">
            <text:p>645</text:p>
          </table:table-cell>
          <table:table-cell office:value-type="string">
            <text:p>name2</text:p>
          </table:table-cell>
          <table:table-cell table:formula="of:=[.V114]+1" office:value-type="float" office:value="4">
            <text:p>4</text:p>
          </table:table-cell>
          <table:table-cell table:formula="of:=[.W114]+1" office:value-type="float" office:value="1978">
            <text:p>1978</text:p>
          </table:table-cell>
          <table:table-cell table:formula="of:=DEC2HEX([.W115])" office:value-type="string" office:string-value="7BA">
            <text:p>7BA</text:p>
          </table:table-cell>
          <table:table-cell office:value-type="string">
            <text:p>name2</text:p>
          </table:table-cell>
          <table:table-cell table:formula="of:=[.Z114]+1" office:value-type="float" office:value="4">
            <text:p>4</text:p>
          </table:table-cell>
          <table:table-cell table:style-name="ce2" table:formula="of:=[.AA114]+1" office:value-type="float" office:value="2351">
            <text:p>2351</text:p>
          </table:table-cell>
          <table:table-cell table:formula="of:=DEC2HEX([.AA115])" office:value-type="string" office:string-value="92F">
            <text:p>92F</text:p>
          </table:table-cell>
          <table:table-cell office:value-type="string">
            <text:p>name2</text:p>
          </table:table-cell>
          <table:table-cell table:formula="of:=[.AD114]+1" office:value-type="float" office:value="4">
            <text:p>4</text:p>
          </table:table-cell>
          <table:table-cell table:style-name="ce2" table:formula="of:=[.AE114]+1" office:value-type="float" office:value="2724">
            <text:p>2724</text:p>
          </table:table-cell>
          <table:table-cell table:formula="of:=DEC2HEX([.AE115])" office:value-type="string" office:string-value="AA4">
            <text:p>AA4</text:p>
          </table:table-cell>
          <table:table-cell office:value-type="string">
            <text:p>name2</text:p>
          </table:table-cell>
          <table:table-cell table:formula="of:=[.AH114]+1" office:value-type="float" office:value="4">
            <text:p>4</text:p>
          </table:table-cell>
          <table:table-cell table:style-name="ce2" table:formula="of:=[.AI114]+1" office:value-type="float" office:value="3097">
            <text:p>3097</text:p>
          </table:table-cell>
          <table:table-cell table:formula="of:=DEC2HEX([.AI115])" office:value-type="string" office:string-value="C19">
            <text:p>C19</text:p>
          </table:table-cell>
          <table:table-cell office:value-type="string">
            <text:p>name2</text:p>
          </table:table-cell>
          <table:table-cell table:formula="of:=[.AL114]+1" office:value-type="float" office:value="4">
            <text:p>4</text:p>
          </table:table-cell>
          <table:table-cell table:style-name="ce2" table:formula="of:=[.AM114]+1" office:value-type="float" office:value="3470">
            <text:p>3470</text:p>
          </table:table-cell>
          <table:table-cell table:formula="of:=DEC2HEX([.AM115])" office:value-type="string" office:string-value="D8E">
            <text:p>D8E</text:p>
          </table:table-cell>
        </table:table-row>
        <table:table-row table:style-name="ro1">
          <table:table-cell office:value-type="string">
            <text:p>name3</text:p>
          </table:table-cell>
          <table:table-cell table:formula="of:=[.B115]+1" office:value-type="float" office:value="5">
            <text:p>5</text:p>
          </table:table-cell>
          <table:table-cell table:formula="of:=[.C115]+1" office:value-type="float" office:value="114">
            <text:p>114</text:p>
          </table:table-cell>
          <table:table-cell table:formula="of:=DEC2HEX([.C116])" office:value-type="string" office:string-value="72">
            <text:p>72</text:p>
          </table:table-cell>
          <table:table-cell office:value-type="string">
            <text:p>name3</text:p>
          </table:table-cell>
          <table:table-cell table:formula="of:=[.F115]+1" office:value-type="float" office:value="5">
            <text:p>5</text:p>
          </table:table-cell>
          <table:table-cell table:formula="of:=[.G115]+1" office:value-type="float" office:value="487">
            <text:p>487</text:p>
          </table:table-cell>
          <table:table-cell table:formula="of:=DEC2HEX([.G116])" office:value-type="string" office:string-value="1E7">
            <text:p>1E7</text:p>
          </table:table-cell>
          <table:table-cell office:value-type="string">
            <text:p>name3</text:p>
          </table:table-cell>
          <table:table-cell table:formula="of:=[.J115]+1" office:value-type="float" office:value="5">
            <text:p>5</text:p>
          </table:table-cell>
          <table:table-cell table:formula="of:=[.K115]+1" office:value-type="float" office:value="860">
            <text:p>860</text:p>
          </table:table-cell>
          <table:table-cell table:formula="of:=DEC2HEX([.K116])" office:value-type="string" office:string-value="35C">
            <text:p>35C</text:p>
          </table:table-cell>
          <table:table-cell office:value-type="string">
            <text:p>name3</text:p>
          </table:table-cell>
          <table:table-cell table:formula="of:=[.N115]+1" office:value-type="float" office:value="5">
            <text:p>5</text:p>
          </table:table-cell>
          <table:table-cell table:formula="of:=[.O115]+1" office:value-type="float" office:value="1233">
            <text:p>1233</text:p>
          </table:table-cell>
          <table:table-cell table:formula="of:=DEC2HEX([.O116])" office:value-type="string" office:string-value="4D1">
            <text:p>4D1</text:p>
          </table:table-cell>
          <table:table-cell office:value-type="string">
            <text:p>name3</text:p>
          </table:table-cell>
          <table:table-cell table:formula="of:=[.R115]+1" office:value-type="float" office:value="5">
            <text:p>5</text:p>
          </table:table-cell>
          <table:table-cell table:formula="of:=[.S115]+1" office:value-type="float" office:value="1606">
            <text:p>1606</text:p>
          </table:table-cell>
          <table:table-cell table:formula="of:=DEC2HEX([.S116])" office:value-type="string" office:string-value="646">
            <text:p>646</text:p>
          </table:table-cell>
          <table:table-cell office:value-type="string">
            <text:p>name3</text:p>
          </table:table-cell>
          <table:table-cell table:formula="of:=[.V115]+1" office:value-type="float" office:value="5">
            <text:p>5</text:p>
          </table:table-cell>
          <table:table-cell table:formula="of:=[.W115]+1" office:value-type="float" office:value="1979">
            <text:p>1979</text:p>
          </table:table-cell>
          <table:table-cell table:formula="of:=DEC2HEX([.W116])" office:value-type="string" office:string-value="7BB">
            <text:p>7BB</text:p>
          </table:table-cell>
          <table:table-cell office:value-type="string">
            <text:p>name3</text:p>
          </table:table-cell>
          <table:table-cell table:formula="of:=[.Z115]+1" office:value-type="float" office:value="5">
            <text:p>5</text:p>
          </table:table-cell>
          <table:table-cell table:style-name="ce2" table:formula="of:=[.AA115]+1" office:value-type="float" office:value="2352">
            <text:p>2352</text:p>
          </table:table-cell>
          <table:table-cell table:formula="of:=DEC2HEX([.AA116])" office:value-type="string" office:string-value="930">
            <text:p>930</text:p>
          </table:table-cell>
          <table:table-cell office:value-type="string">
            <text:p>name3</text:p>
          </table:table-cell>
          <table:table-cell table:formula="of:=[.AD115]+1" office:value-type="float" office:value="5">
            <text:p>5</text:p>
          </table:table-cell>
          <table:table-cell table:style-name="ce2" table:formula="of:=[.AE115]+1" office:value-type="float" office:value="2725">
            <text:p>2725</text:p>
          </table:table-cell>
          <table:table-cell table:formula="of:=DEC2HEX([.AE116])" office:value-type="string" office:string-value="AA5">
            <text:p>AA5</text:p>
          </table:table-cell>
          <table:table-cell office:value-type="string">
            <text:p>name3</text:p>
          </table:table-cell>
          <table:table-cell table:formula="of:=[.AH115]+1" office:value-type="float" office:value="5">
            <text:p>5</text:p>
          </table:table-cell>
          <table:table-cell table:style-name="ce2" table:formula="of:=[.AI115]+1" office:value-type="float" office:value="3098">
            <text:p>3098</text:p>
          </table:table-cell>
          <table:table-cell table:formula="of:=DEC2HEX([.AI116])" office:value-type="string" office:string-value="C1A">
            <text:p>C1A</text:p>
          </table:table-cell>
          <table:table-cell office:value-type="string">
            <text:p>name3</text:p>
          </table:table-cell>
          <table:table-cell table:formula="of:=[.AL115]+1" office:value-type="float" office:value="5">
            <text:p>5</text:p>
          </table:table-cell>
          <table:table-cell table:style-name="ce2" table:formula="of:=[.AM115]+1" office:value-type="float" office:value="3471">
            <text:p>3471</text:p>
          </table:table-cell>
          <table:table-cell table:formula="of:=DEC2HEX([.AM116])" office:value-type="string" office:string-value="D8F">
            <text:p>D8F</text:p>
          </table:table-cell>
        </table:table-row>
        <table:table-row table:style-name="ro1">
          <table:table-cell office:value-type="string">
            <text:p>name4</text:p>
          </table:table-cell>
          <table:table-cell table:formula="of:=[.B116]+1" office:value-type="float" office:value="6">
            <text:p>6</text:p>
          </table:table-cell>
          <table:table-cell table:formula="of:=[.C116]+1" office:value-type="float" office:value="115">
            <text:p>115</text:p>
          </table:table-cell>
          <table:table-cell table:formula="of:=DEC2HEX([.C117])" office:value-type="string" office:string-value="73">
            <text:p>73</text:p>
          </table:table-cell>
          <table:table-cell office:value-type="string">
            <text:p>name4</text:p>
          </table:table-cell>
          <table:table-cell table:formula="of:=[.F116]+1" office:value-type="float" office:value="6">
            <text:p>6</text:p>
          </table:table-cell>
          <table:table-cell table:formula="of:=[.G116]+1" office:value-type="float" office:value="488">
            <text:p>488</text:p>
          </table:table-cell>
          <table:table-cell table:formula="of:=DEC2HEX([.G117])" office:value-type="string" office:string-value="1E8">
            <text:p>1E8</text:p>
          </table:table-cell>
          <table:table-cell office:value-type="string">
            <text:p>name4</text:p>
          </table:table-cell>
          <table:table-cell table:formula="of:=[.J116]+1" office:value-type="float" office:value="6">
            <text:p>6</text:p>
          </table:table-cell>
          <table:table-cell table:formula="of:=[.K116]+1" office:value-type="float" office:value="861">
            <text:p>861</text:p>
          </table:table-cell>
          <table:table-cell table:formula="of:=DEC2HEX([.K117])" office:value-type="string" office:string-value="35D">
            <text:p>35D</text:p>
          </table:table-cell>
          <table:table-cell office:value-type="string">
            <text:p>name4</text:p>
          </table:table-cell>
          <table:table-cell table:formula="of:=[.N116]+1" office:value-type="float" office:value="6">
            <text:p>6</text:p>
          </table:table-cell>
          <table:table-cell table:formula="of:=[.O116]+1" office:value-type="float" office:value="1234">
            <text:p>1234</text:p>
          </table:table-cell>
          <table:table-cell table:formula="of:=DEC2HEX([.O117])" office:value-type="string" office:string-value="4D2">
            <text:p>4D2</text:p>
          </table:table-cell>
          <table:table-cell office:value-type="string">
            <text:p>name4</text:p>
          </table:table-cell>
          <table:table-cell table:formula="of:=[.R116]+1" office:value-type="float" office:value="6">
            <text:p>6</text:p>
          </table:table-cell>
          <table:table-cell table:formula="of:=[.S116]+1" office:value-type="float" office:value="1607">
            <text:p>1607</text:p>
          </table:table-cell>
          <table:table-cell table:formula="of:=DEC2HEX([.S117])" office:value-type="string" office:string-value="647">
            <text:p>647</text:p>
          </table:table-cell>
          <table:table-cell office:value-type="string">
            <text:p>name4</text:p>
          </table:table-cell>
          <table:table-cell table:formula="of:=[.V116]+1" office:value-type="float" office:value="6">
            <text:p>6</text:p>
          </table:table-cell>
          <table:table-cell table:formula="of:=[.W116]+1" office:value-type="float" office:value="1980">
            <text:p>1980</text:p>
          </table:table-cell>
          <table:table-cell table:formula="of:=DEC2HEX([.W117])" office:value-type="string" office:string-value="7BC">
            <text:p>7BC</text:p>
          </table:table-cell>
          <table:table-cell office:value-type="string">
            <text:p>name4</text:p>
          </table:table-cell>
          <table:table-cell table:formula="of:=[.Z116]+1" office:value-type="float" office:value="6">
            <text:p>6</text:p>
          </table:table-cell>
          <table:table-cell table:style-name="ce2" table:formula="of:=[.AA116]+1" office:value-type="float" office:value="2353">
            <text:p>2353</text:p>
          </table:table-cell>
          <table:table-cell table:formula="of:=DEC2HEX([.AA117])" office:value-type="string" office:string-value="931">
            <text:p>931</text:p>
          </table:table-cell>
          <table:table-cell office:value-type="string">
            <text:p>name4</text:p>
          </table:table-cell>
          <table:table-cell table:formula="of:=[.AD116]+1" office:value-type="float" office:value="6">
            <text:p>6</text:p>
          </table:table-cell>
          <table:table-cell table:style-name="ce2" table:formula="of:=[.AE116]+1" office:value-type="float" office:value="2726">
            <text:p>2726</text:p>
          </table:table-cell>
          <table:table-cell table:formula="of:=DEC2HEX([.AE117])" office:value-type="string" office:string-value="AA6">
            <text:p>AA6</text:p>
          </table:table-cell>
          <table:table-cell office:value-type="string">
            <text:p>name4</text:p>
          </table:table-cell>
          <table:table-cell table:formula="of:=[.AH116]+1" office:value-type="float" office:value="6">
            <text:p>6</text:p>
          </table:table-cell>
          <table:table-cell table:style-name="ce2" table:formula="of:=[.AI116]+1" office:value-type="float" office:value="3099">
            <text:p>3099</text:p>
          </table:table-cell>
          <table:table-cell table:formula="of:=DEC2HEX([.AI117])" office:value-type="string" office:string-value="C1B">
            <text:p>C1B</text:p>
          </table:table-cell>
          <table:table-cell office:value-type="string">
            <text:p>name4</text:p>
          </table:table-cell>
          <table:table-cell table:formula="of:=[.AL116]+1" office:value-type="float" office:value="6">
            <text:p>6</text:p>
          </table:table-cell>
          <table:table-cell table:style-name="ce2" table:formula="of:=[.AM116]+1" office:value-type="float" office:value="3472">
            <text:p>3472</text:p>
          </table:table-cell>
          <table:table-cell table:formula="of:=DEC2HEX([.AM117])" office:value-type="string" office:string-value="D90">
            <text:p>D90</text:p>
          </table:table-cell>
        </table:table-row>
        <table:table-row table:style-name="ro1">
          <table:table-cell office:value-type="string">
            <text:p>name5</text:p>
          </table:table-cell>
          <table:table-cell table:formula="of:=[.B117]+1" office:value-type="float" office:value="7">
            <text:p>7</text:p>
          </table:table-cell>
          <table:table-cell table:formula="of:=[.C117]+1" office:value-type="float" office:value="116">
            <text:p>116</text:p>
          </table:table-cell>
          <table:table-cell table:formula="of:=DEC2HEX([.C118])" office:value-type="string" office:string-value="74">
            <text:p>74</text:p>
          </table:table-cell>
          <table:table-cell office:value-type="string">
            <text:p>name5</text:p>
          </table:table-cell>
          <table:table-cell table:formula="of:=[.F117]+1" office:value-type="float" office:value="7">
            <text:p>7</text:p>
          </table:table-cell>
          <table:table-cell table:formula="of:=[.G117]+1" office:value-type="float" office:value="489">
            <text:p>489</text:p>
          </table:table-cell>
          <table:table-cell table:formula="of:=DEC2HEX([.G118])" office:value-type="string" office:string-value="1E9">
            <text:p>1E9</text:p>
          </table:table-cell>
          <table:table-cell office:value-type="string">
            <text:p>name5</text:p>
          </table:table-cell>
          <table:table-cell table:formula="of:=[.J117]+1" office:value-type="float" office:value="7">
            <text:p>7</text:p>
          </table:table-cell>
          <table:table-cell table:formula="of:=[.K117]+1" office:value-type="float" office:value="862">
            <text:p>862</text:p>
          </table:table-cell>
          <table:table-cell table:formula="of:=DEC2HEX([.K118])" office:value-type="string" office:string-value="35E">
            <text:p>35E</text:p>
          </table:table-cell>
          <table:table-cell office:value-type="string">
            <text:p>name5</text:p>
          </table:table-cell>
          <table:table-cell table:formula="of:=[.N117]+1" office:value-type="float" office:value="7">
            <text:p>7</text:p>
          </table:table-cell>
          <table:table-cell table:formula="of:=[.O117]+1" office:value-type="float" office:value="1235">
            <text:p>1235</text:p>
          </table:table-cell>
          <table:table-cell table:formula="of:=DEC2HEX([.O118])" office:value-type="string" office:string-value="4D3">
            <text:p>4D3</text:p>
          </table:table-cell>
          <table:table-cell office:value-type="string">
            <text:p>name5</text:p>
          </table:table-cell>
          <table:table-cell table:formula="of:=[.R117]+1" office:value-type="float" office:value="7">
            <text:p>7</text:p>
          </table:table-cell>
          <table:table-cell table:formula="of:=[.S117]+1" office:value-type="float" office:value="1608">
            <text:p>1608</text:p>
          </table:table-cell>
          <table:table-cell table:formula="of:=DEC2HEX([.S118])" office:value-type="string" office:string-value="648">
            <text:p>648</text:p>
          </table:table-cell>
          <table:table-cell office:value-type="string">
            <text:p>name5</text:p>
          </table:table-cell>
          <table:table-cell table:formula="of:=[.V117]+1" office:value-type="float" office:value="7">
            <text:p>7</text:p>
          </table:table-cell>
          <table:table-cell table:formula="of:=[.W117]+1" office:value-type="float" office:value="1981">
            <text:p>1981</text:p>
          </table:table-cell>
          <table:table-cell table:formula="of:=DEC2HEX([.W118])" office:value-type="string" office:string-value="7BD">
            <text:p>7BD</text:p>
          </table:table-cell>
          <table:table-cell office:value-type="string">
            <text:p>name5</text:p>
          </table:table-cell>
          <table:table-cell table:formula="of:=[.Z117]+1" office:value-type="float" office:value="7">
            <text:p>7</text:p>
          </table:table-cell>
          <table:table-cell table:style-name="ce2" table:formula="of:=[.AA117]+1" office:value-type="float" office:value="2354">
            <text:p>2354</text:p>
          </table:table-cell>
          <table:table-cell table:formula="of:=DEC2HEX([.AA118])" office:value-type="string" office:string-value="932">
            <text:p>932</text:p>
          </table:table-cell>
          <table:table-cell office:value-type="string">
            <text:p>name5</text:p>
          </table:table-cell>
          <table:table-cell table:formula="of:=[.AD117]+1" office:value-type="float" office:value="7">
            <text:p>7</text:p>
          </table:table-cell>
          <table:table-cell table:style-name="ce2" table:formula="of:=[.AE117]+1" office:value-type="float" office:value="2727">
            <text:p>2727</text:p>
          </table:table-cell>
          <table:table-cell table:formula="of:=DEC2HEX([.AE118])" office:value-type="string" office:string-value="AA7">
            <text:p>AA7</text:p>
          </table:table-cell>
          <table:table-cell office:value-type="string">
            <text:p>name5</text:p>
          </table:table-cell>
          <table:table-cell table:formula="of:=[.AH117]+1" office:value-type="float" office:value="7">
            <text:p>7</text:p>
          </table:table-cell>
          <table:table-cell table:style-name="ce2" table:formula="of:=[.AI117]+1" office:value-type="float" office:value="3100">
            <text:p>3100</text:p>
          </table:table-cell>
          <table:table-cell table:formula="of:=DEC2HEX([.AI118])" office:value-type="string" office:string-value="C1C">
            <text:p>C1C</text:p>
          </table:table-cell>
          <table:table-cell office:value-type="string">
            <text:p>name5</text:p>
          </table:table-cell>
          <table:table-cell table:formula="of:=[.AL117]+1" office:value-type="float" office:value="7">
            <text:p>7</text:p>
          </table:table-cell>
          <table:table-cell table:style-name="ce2" table:formula="of:=[.AM117]+1" office:value-type="float" office:value="3473">
            <text:p>3473</text:p>
          </table:table-cell>
          <table:table-cell table:formula="of:=DEC2HEX([.AM118])" office:value-type="string" office:string-value="D91">
            <text:p>D91</text:p>
          </table:table-cell>
        </table:table-row>
        <table:table-row table:style-name="ro1">
          <table:table-cell office:value-type="string">
            <text:p>name6</text:p>
          </table:table-cell>
          <table:table-cell table:formula="of:=[.B118]+1" office:value-type="float" office:value="8">
            <text:p>8</text:p>
          </table:table-cell>
          <table:table-cell table:formula="of:=[.C118]+1" office:value-type="float" office:value="117">
            <text:p>117</text:p>
          </table:table-cell>
          <table:table-cell table:formula="of:=DEC2HEX([.C119])" office:value-type="string" office:string-value="75">
            <text:p>75</text:p>
          </table:table-cell>
          <table:table-cell office:value-type="string">
            <text:p>name6</text:p>
          </table:table-cell>
          <table:table-cell table:formula="of:=[.F118]+1" office:value-type="float" office:value="8">
            <text:p>8</text:p>
          </table:table-cell>
          <table:table-cell table:formula="of:=[.G118]+1" office:value-type="float" office:value="490">
            <text:p>490</text:p>
          </table:table-cell>
          <table:table-cell table:formula="of:=DEC2HEX([.G119])" office:value-type="string" office:string-value="1EA">
            <text:p>1EA</text:p>
          </table:table-cell>
          <table:table-cell office:value-type="string">
            <text:p>name6</text:p>
          </table:table-cell>
          <table:table-cell table:formula="of:=[.J118]+1" office:value-type="float" office:value="8">
            <text:p>8</text:p>
          </table:table-cell>
          <table:table-cell table:formula="of:=[.K118]+1" office:value-type="float" office:value="863">
            <text:p>863</text:p>
          </table:table-cell>
          <table:table-cell table:formula="of:=DEC2HEX([.K119])" office:value-type="string" office:string-value="35F">
            <text:p>35F</text:p>
          </table:table-cell>
          <table:table-cell office:value-type="string">
            <text:p>name6</text:p>
          </table:table-cell>
          <table:table-cell table:formula="of:=[.N118]+1" office:value-type="float" office:value="8">
            <text:p>8</text:p>
          </table:table-cell>
          <table:table-cell table:formula="of:=[.O118]+1" office:value-type="float" office:value="1236">
            <text:p>1236</text:p>
          </table:table-cell>
          <table:table-cell table:formula="of:=DEC2HEX([.O119])" office:value-type="string" office:string-value="4D4">
            <text:p>4D4</text:p>
          </table:table-cell>
          <table:table-cell office:value-type="string">
            <text:p>name6</text:p>
          </table:table-cell>
          <table:table-cell table:formula="of:=[.R118]+1" office:value-type="float" office:value="8">
            <text:p>8</text:p>
          </table:table-cell>
          <table:table-cell table:formula="of:=[.S118]+1" office:value-type="float" office:value="1609">
            <text:p>1609</text:p>
          </table:table-cell>
          <table:table-cell table:formula="of:=DEC2HEX([.S119])" office:value-type="string" office:string-value="649">
            <text:p>649</text:p>
          </table:table-cell>
          <table:table-cell office:value-type="string">
            <text:p>name6</text:p>
          </table:table-cell>
          <table:table-cell table:formula="of:=[.V118]+1" office:value-type="float" office:value="8">
            <text:p>8</text:p>
          </table:table-cell>
          <table:table-cell table:formula="of:=[.W118]+1" office:value-type="float" office:value="1982">
            <text:p>1982</text:p>
          </table:table-cell>
          <table:table-cell table:formula="of:=DEC2HEX([.W119])" office:value-type="string" office:string-value="7BE">
            <text:p>7BE</text:p>
          </table:table-cell>
          <table:table-cell office:value-type="string">
            <text:p>name6</text:p>
          </table:table-cell>
          <table:table-cell table:formula="of:=[.Z118]+1" office:value-type="float" office:value="8">
            <text:p>8</text:p>
          </table:table-cell>
          <table:table-cell table:style-name="ce2" table:formula="of:=[.AA118]+1" office:value-type="float" office:value="2355">
            <text:p>2355</text:p>
          </table:table-cell>
          <table:table-cell table:formula="of:=DEC2HEX([.AA119])" office:value-type="string" office:string-value="933">
            <text:p>933</text:p>
          </table:table-cell>
          <table:table-cell office:value-type="string">
            <text:p>name6</text:p>
          </table:table-cell>
          <table:table-cell table:formula="of:=[.AD118]+1" office:value-type="float" office:value="8">
            <text:p>8</text:p>
          </table:table-cell>
          <table:table-cell table:style-name="ce2" table:formula="of:=[.AE118]+1" office:value-type="float" office:value="2728">
            <text:p>2728</text:p>
          </table:table-cell>
          <table:table-cell table:formula="of:=DEC2HEX([.AE119])" office:value-type="string" office:string-value="AA8">
            <text:p>AA8</text:p>
          </table:table-cell>
          <table:table-cell office:value-type="string">
            <text:p>name6</text:p>
          </table:table-cell>
          <table:table-cell table:formula="of:=[.AH118]+1" office:value-type="float" office:value="8">
            <text:p>8</text:p>
          </table:table-cell>
          <table:table-cell table:style-name="ce2" table:formula="of:=[.AI118]+1" office:value-type="float" office:value="3101">
            <text:p>3101</text:p>
          </table:table-cell>
          <table:table-cell table:formula="of:=DEC2HEX([.AI119])" office:value-type="string" office:string-value="C1D">
            <text:p>C1D</text:p>
          </table:table-cell>
          <table:table-cell office:value-type="string">
            <text:p>name6</text:p>
          </table:table-cell>
          <table:table-cell table:formula="of:=[.AL118]+1" office:value-type="float" office:value="8">
            <text:p>8</text:p>
          </table:table-cell>
          <table:table-cell table:style-name="ce2" table:formula="of:=[.AM118]+1" office:value-type="float" office:value="3474">
            <text:p>3474</text:p>
          </table:table-cell>
          <table:table-cell table:formula="of:=DEC2HEX([.AM119])" office:value-type="string" office:string-value="D92">
            <text:p>D92</text:p>
          </table:table-cell>
        </table:table-row>
        <table:table-row table:style-name="ro1">
          <table:table-cell office:value-type="string">
            <text:p>name7</text:p>
          </table:table-cell>
          <table:table-cell table:formula="of:=[.B119]+1" office:value-type="float" office:value="9">
            <text:p>9</text:p>
          </table:table-cell>
          <table:table-cell table:formula="of:=[.C119]+1" office:value-type="float" office:value="118">
            <text:p>118</text:p>
          </table:table-cell>
          <table:table-cell table:formula="of:=DEC2HEX([.C120])" office:value-type="string" office:string-value="76">
            <text:p>76</text:p>
          </table:table-cell>
          <table:table-cell office:value-type="string">
            <text:p>name7</text:p>
          </table:table-cell>
          <table:table-cell table:formula="of:=[.F119]+1" office:value-type="float" office:value="9">
            <text:p>9</text:p>
          </table:table-cell>
          <table:table-cell table:formula="of:=[.G119]+1" office:value-type="float" office:value="491">
            <text:p>491</text:p>
          </table:table-cell>
          <table:table-cell table:formula="of:=DEC2HEX([.G120])" office:value-type="string" office:string-value="1EB">
            <text:p>1EB</text:p>
          </table:table-cell>
          <table:table-cell office:value-type="string">
            <text:p>name7</text:p>
          </table:table-cell>
          <table:table-cell table:formula="of:=[.J119]+1" office:value-type="float" office:value="9">
            <text:p>9</text:p>
          </table:table-cell>
          <table:table-cell table:formula="of:=[.K119]+1" office:value-type="float" office:value="864">
            <text:p>864</text:p>
          </table:table-cell>
          <table:table-cell table:formula="of:=DEC2HEX([.K120])" office:value-type="string" office:string-value="360">
            <text:p>360</text:p>
          </table:table-cell>
          <table:table-cell office:value-type="string">
            <text:p>name7</text:p>
          </table:table-cell>
          <table:table-cell table:formula="of:=[.N119]+1" office:value-type="float" office:value="9">
            <text:p>9</text:p>
          </table:table-cell>
          <table:table-cell table:formula="of:=[.O119]+1" office:value-type="float" office:value="1237">
            <text:p>1237</text:p>
          </table:table-cell>
          <table:table-cell table:formula="of:=DEC2HEX([.O120])" office:value-type="string" office:string-value="4D5">
            <text:p>4D5</text:p>
          </table:table-cell>
          <table:table-cell office:value-type="string">
            <text:p>name7</text:p>
          </table:table-cell>
          <table:table-cell table:formula="of:=[.R119]+1" office:value-type="float" office:value="9">
            <text:p>9</text:p>
          </table:table-cell>
          <table:table-cell table:formula="of:=[.S119]+1" office:value-type="float" office:value="1610">
            <text:p>1610</text:p>
          </table:table-cell>
          <table:table-cell table:formula="of:=DEC2HEX([.S120])" office:value-type="string" office:string-value="64A">
            <text:p>64A</text:p>
          </table:table-cell>
          <table:table-cell office:value-type="string">
            <text:p>name7</text:p>
          </table:table-cell>
          <table:table-cell table:formula="of:=[.V119]+1" office:value-type="float" office:value="9">
            <text:p>9</text:p>
          </table:table-cell>
          <table:table-cell table:formula="of:=[.W119]+1" office:value-type="float" office:value="1983">
            <text:p>1983</text:p>
          </table:table-cell>
          <table:table-cell table:formula="of:=DEC2HEX([.W120])" office:value-type="string" office:string-value="7BF">
            <text:p>7BF</text:p>
          </table:table-cell>
          <table:table-cell office:value-type="string">
            <text:p>name7</text:p>
          </table:table-cell>
          <table:table-cell table:formula="of:=[.Z119]+1" office:value-type="float" office:value="9">
            <text:p>9</text:p>
          </table:table-cell>
          <table:table-cell table:style-name="ce2" table:formula="of:=[.AA119]+1" office:value-type="float" office:value="2356">
            <text:p>2356</text:p>
          </table:table-cell>
          <table:table-cell table:formula="of:=DEC2HEX([.AA120])" office:value-type="string" office:string-value="934">
            <text:p>934</text:p>
          </table:table-cell>
          <table:table-cell office:value-type="string">
            <text:p>name7</text:p>
          </table:table-cell>
          <table:table-cell table:formula="of:=[.AD119]+1" office:value-type="float" office:value="9">
            <text:p>9</text:p>
          </table:table-cell>
          <table:table-cell table:style-name="ce2" table:formula="of:=[.AE119]+1" office:value-type="float" office:value="2729">
            <text:p>2729</text:p>
          </table:table-cell>
          <table:table-cell table:formula="of:=DEC2HEX([.AE120])" office:value-type="string" office:string-value="AA9">
            <text:p>AA9</text:p>
          </table:table-cell>
          <table:table-cell office:value-type="string">
            <text:p>name7</text:p>
          </table:table-cell>
          <table:table-cell table:formula="of:=[.AH119]+1" office:value-type="float" office:value="9">
            <text:p>9</text:p>
          </table:table-cell>
          <table:table-cell table:style-name="ce2" table:formula="of:=[.AI119]+1" office:value-type="float" office:value="3102">
            <text:p>3102</text:p>
          </table:table-cell>
          <table:table-cell table:formula="of:=DEC2HEX([.AI120])" office:value-type="string" office:string-value="C1E">
            <text:p>C1E</text:p>
          </table:table-cell>
          <table:table-cell office:value-type="string">
            <text:p>name7</text:p>
          </table:table-cell>
          <table:table-cell table:formula="of:=[.AL119]+1" office:value-type="float" office:value="9">
            <text:p>9</text:p>
          </table:table-cell>
          <table:table-cell table:style-name="ce2" table:formula="of:=[.AM119]+1" office:value-type="float" office:value="3475">
            <text:p>3475</text:p>
          </table:table-cell>
          <table:table-cell table:formula="of:=DEC2HEX([.AM120])" office:value-type="string" office:string-value="D93">
            <text:p>D93</text:p>
          </table:table-cell>
        </table:table-row>
        <table:table-row table:style-name="ro1">
          <table:table-cell office:value-type="string">
            <text:p>name8</text:p>
          </table:table-cell>
          <table:table-cell table:formula="of:=[.B120]+1" office:value-type="float" office:value="10">
            <text:p>10</text:p>
          </table:table-cell>
          <table:table-cell table:formula="of:=[.C120]+1" office:value-type="float" office:value="119">
            <text:p>119</text:p>
          </table:table-cell>
          <table:table-cell table:formula="of:=DEC2HEX([.C121])" office:value-type="string" office:string-value="77">
            <text:p>77</text:p>
          </table:table-cell>
          <table:table-cell office:value-type="string">
            <text:p>name8</text:p>
          </table:table-cell>
          <table:table-cell table:formula="of:=[.F120]+1" office:value-type="float" office:value="10">
            <text:p>10</text:p>
          </table:table-cell>
          <table:table-cell table:formula="of:=[.G120]+1" office:value-type="float" office:value="492">
            <text:p>492</text:p>
          </table:table-cell>
          <table:table-cell table:formula="of:=DEC2HEX([.G121])" office:value-type="string" office:string-value="1EC">
            <text:p>1EC</text:p>
          </table:table-cell>
          <table:table-cell office:value-type="string">
            <text:p>name8</text:p>
          </table:table-cell>
          <table:table-cell table:formula="of:=[.J120]+1" office:value-type="float" office:value="10">
            <text:p>10</text:p>
          </table:table-cell>
          <table:table-cell table:formula="of:=[.K120]+1" office:value-type="float" office:value="865">
            <text:p>865</text:p>
          </table:table-cell>
          <table:table-cell table:formula="of:=DEC2HEX([.K121])" office:value-type="string" office:string-value="361">
            <text:p>361</text:p>
          </table:table-cell>
          <table:table-cell office:value-type="string">
            <text:p>name8</text:p>
          </table:table-cell>
          <table:table-cell table:formula="of:=[.N120]+1" office:value-type="float" office:value="10">
            <text:p>10</text:p>
          </table:table-cell>
          <table:table-cell table:formula="of:=[.O120]+1" office:value-type="float" office:value="1238">
            <text:p>1238</text:p>
          </table:table-cell>
          <table:table-cell table:formula="of:=DEC2HEX([.O121])" office:value-type="string" office:string-value="4D6">
            <text:p>4D6</text:p>
          </table:table-cell>
          <table:table-cell office:value-type="string">
            <text:p>name8</text:p>
          </table:table-cell>
          <table:table-cell table:formula="of:=[.R120]+1" office:value-type="float" office:value="10">
            <text:p>10</text:p>
          </table:table-cell>
          <table:table-cell table:formula="of:=[.S120]+1" office:value-type="float" office:value="1611">
            <text:p>1611</text:p>
          </table:table-cell>
          <table:table-cell table:formula="of:=DEC2HEX([.S121])" office:value-type="string" office:string-value="64B">
            <text:p>64B</text:p>
          </table:table-cell>
          <table:table-cell office:value-type="string">
            <text:p>name8</text:p>
          </table:table-cell>
          <table:table-cell table:formula="of:=[.V120]+1" office:value-type="float" office:value="10">
            <text:p>10</text:p>
          </table:table-cell>
          <table:table-cell table:formula="of:=[.W120]+1" office:value-type="float" office:value="1984">
            <text:p>1984</text:p>
          </table:table-cell>
          <table:table-cell table:formula="of:=DEC2HEX([.W121])" office:value-type="string" office:string-value="7C0">
            <text:p>7C0</text:p>
          </table:table-cell>
          <table:table-cell office:value-type="string">
            <text:p>name8</text:p>
          </table:table-cell>
          <table:table-cell table:formula="of:=[.Z120]+1" office:value-type="float" office:value="10">
            <text:p>10</text:p>
          </table:table-cell>
          <table:table-cell table:style-name="ce2" table:formula="of:=[.AA120]+1" office:value-type="float" office:value="2357">
            <text:p>2357</text:p>
          </table:table-cell>
          <table:table-cell table:formula="of:=DEC2HEX([.AA121])" office:value-type="string" office:string-value="935">
            <text:p>935</text:p>
          </table:table-cell>
          <table:table-cell office:value-type="string">
            <text:p>name8</text:p>
          </table:table-cell>
          <table:table-cell table:formula="of:=[.AD120]+1" office:value-type="float" office:value="10">
            <text:p>10</text:p>
          </table:table-cell>
          <table:table-cell table:style-name="ce2" table:formula="of:=[.AE120]+1" office:value-type="float" office:value="2730">
            <text:p>2730</text:p>
          </table:table-cell>
          <table:table-cell table:formula="of:=DEC2HEX([.AE121])" office:value-type="string" office:string-value="AAA">
            <text:p>AAA</text:p>
          </table:table-cell>
          <table:table-cell office:value-type="string">
            <text:p>name8</text:p>
          </table:table-cell>
          <table:table-cell table:formula="of:=[.AH120]+1" office:value-type="float" office:value="10">
            <text:p>10</text:p>
          </table:table-cell>
          <table:table-cell table:style-name="ce2" table:formula="of:=[.AI120]+1" office:value-type="float" office:value="3103">
            <text:p>3103</text:p>
          </table:table-cell>
          <table:table-cell table:formula="of:=DEC2HEX([.AI121])" office:value-type="string" office:string-value="C1F">
            <text:p>C1F</text:p>
          </table:table-cell>
          <table:table-cell office:value-type="string">
            <text:p>name8</text:p>
          </table:table-cell>
          <table:table-cell table:formula="of:=[.AL120]+1" office:value-type="float" office:value="10">
            <text:p>10</text:p>
          </table:table-cell>
          <table:table-cell table:style-name="ce2" table:formula="of:=[.AM120]+1" office:value-type="float" office:value="3476">
            <text:p>3476</text:p>
          </table:table-cell>
          <table:table-cell table:formula="of:=DEC2HEX([.AM121])" office:value-type="string" office:string-value="D94">
            <text:p>D94</text:p>
          </table:table-cell>
        </table:table-row>
        <table:table-row table:style-name="ro1">
          <table:table-cell office:value-type="string">
            <text:p>name9</text:p>
          </table:table-cell>
          <table:table-cell table:formula="of:=[.B121]+1" office:value-type="float" office:value="11">
            <text:p>11</text:p>
          </table:table-cell>
          <table:table-cell table:formula="of:=[.C121]+1" office:value-type="float" office:value="120">
            <text:p>120</text:p>
          </table:table-cell>
          <table:table-cell table:formula="of:=DEC2HEX([.C122])" office:value-type="string" office:string-value="78">
            <text:p>78</text:p>
          </table:table-cell>
          <table:table-cell office:value-type="string">
            <text:p>name9</text:p>
          </table:table-cell>
          <table:table-cell table:formula="of:=[.F121]+1" office:value-type="float" office:value="11">
            <text:p>11</text:p>
          </table:table-cell>
          <table:table-cell table:formula="of:=[.G121]+1" office:value-type="float" office:value="493">
            <text:p>493</text:p>
          </table:table-cell>
          <table:table-cell table:formula="of:=DEC2HEX([.G122])" office:value-type="string" office:string-value="1ED">
            <text:p>1ED</text:p>
          </table:table-cell>
          <table:table-cell office:value-type="string">
            <text:p>name9</text:p>
          </table:table-cell>
          <table:table-cell table:formula="of:=[.J121]+1" office:value-type="float" office:value="11">
            <text:p>11</text:p>
          </table:table-cell>
          <table:table-cell table:formula="of:=[.K121]+1" office:value-type="float" office:value="866">
            <text:p>866</text:p>
          </table:table-cell>
          <table:table-cell table:formula="of:=DEC2HEX([.K122])" office:value-type="string" office:string-value="362">
            <text:p>362</text:p>
          </table:table-cell>
          <table:table-cell office:value-type="string">
            <text:p>name9</text:p>
          </table:table-cell>
          <table:table-cell table:formula="of:=[.N121]+1" office:value-type="float" office:value="11">
            <text:p>11</text:p>
          </table:table-cell>
          <table:table-cell table:formula="of:=[.O121]+1" office:value-type="float" office:value="1239">
            <text:p>1239</text:p>
          </table:table-cell>
          <table:table-cell table:formula="of:=DEC2HEX([.O122])" office:value-type="string" office:string-value="4D7">
            <text:p>4D7</text:p>
          </table:table-cell>
          <table:table-cell office:value-type="string">
            <text:p>name9</text:p>
          </table:table-cell>
          <table:table-cell table:formula="of:=[.R121]+1" office:value-type="float" office:value="11">
            <text:p>11</text:p>
          </table:table-cell>
          <table:table-cell table:formula="of:=[.S121]+1" office:value-type="float" office:value="1612">
            <text:p>1612</text:p>
          </table:table-cell>
          <table:table-cell table:formula="of:=DEC2HEX([.S122])" office:value-type="string" office:string-value="64C">
            <text:p>64C</text:p>
          </table:table-cell>
          <table:table-cell office:value-type="string">
            <text:p>name9</text:p>
          </table:table-cell>
          <table:table-cell table:formula="of:=[.V121]+1" office:value-type="float" office:value="11">
            <text:p>11</text:p>
          </table:table-cell>
          <table:table-cell table:formula="of:=[.W121]+1" office:value-type="float" office:value="1985">
            <text:p>1985</text:p>
          </table:table-cell>
          <table:table-cell table:formula="of:=DEC2HEX([.W122])" office:value-type="string" office:string-value="7C1">
            <text:p>7C1</text:p>
          </table:table-cell>
          <table:table-cell office:value-type="string">
            <text:p>name9</text:p>
          </table:table-cell>
          <table:table-cell table:formula="of:=[.Z121]+1" office:value-type="float" office:value="11">
            <text:p>11</text:p>
          </table:table-cell>
          <table:table-cell table:style-name="ce2" table:formula="of:=[.AA121]+1" office:value-type="float" office:value="2358">
            <text:p>2358</text:p>
          </table:table-cell>
          <table:table-cell table:formula="of:=DEC2HEX([.AA122])" office:value-type="string" office:string-value="936">
            <text:p>936</text:p>
          </table:table-cell>
          <table:table-cell office:value-type="string">
            <text:p>name9</text:p>
          </table:table-cell>
          <table:table-cell table:formula="of:=[.AD121]+1" office:value-type="float" office:value="11">
            <text:p>11</text:p>
          </table:table-cell>
          <table:table-cell table:style-name="ce2" table:formula="of:=[.AE121]+1" office:value-type="float" office:value="2731">
            <text:p>2731</text:p>
          </table:table-cell>
          <table:table-cell table:formula="of:=DEC2HEX([.AE122])" office:value-type="string" office:string-value="AAB">
            <text:p>AAB</text:p>
          </table:table-cell>
          <table:table-cell office:value-type="string">
            <text:p>name9</text:p>
          </table:table-cell>
          <table:table-cell table:formula="of:=[.AH121]+1" office:value-type="float" office:value="11">
            <text:p>11</text:p>
          </table:table-cell>
          <table:table-cell table:style-name="ce2" table:formula="of:=[.AI121]+1" office:value-type="float" office:value="3104">
            <text:p>3104</text:p>
          </table:table-cell>
          <table:table-cell table:formula="of:=DEC2HEX([.AI122])" office:value-type="string" office:string-value="C20">
            <text:p>C20</text:p>
          </table:table-cell>
          <table:table-cell office:value-type="string">
            <text:p>name9</text:p>
          </table:table-cell>
          <table:table-cell table:formula="of:=[.AL121]+1" office:value-type="float" office:value="11">
            <text:p>11</text:p>
          </table:table-cell>
          <table:table-cell table:style-name="ce2" table:formula="of:=[.AM121]+1" office:value-type="float" office:value="3477">
            <text:p>3477</text:p>
          </table:table-cell>
          <table:table-cell table:formula="of:=DEC2HEX([.AM122])" office:value-type="string" office:string-value="D95">
            <text:p>D95</text:p>
          </table:table-cell>
        </table:table-row>
        <table:table-row table:style-name="ro1">
          <table:table-cell table:style-name="ce1" office:value-type="string">
            <text:p>DT9</text:p>
          </table:table-cell>
          <table:table-cell office:value-type="float" office:value="0">
            <text:p>0</text:p>
          </table:table-cell>
          <table:table-cell table:formula="of:=[.C122]+1" office:value-type="float" office:value="121">
            <text:p>121</text:p>
          </table:table-cell>
          <table:table-cell table:formula="of:=DEC2HEX([.C123])" office:value-type="string" office:string-value="79">
            <text:p>79</text:p>
          </table:table-cell>
          <table:table-cell table:style-name="ce1" office:value-type="string">
            <text:p>DT9</text:p>
          </table:table-cell>
          <table:table-cell office:value-type="float" office:value="0">
            <text:p>0</text:p>
          </table:table-cell>
          <table:table-cell table:formula="of:=[.G122]+1" office:value-type="float" office:value="494">
            <text:p>494</text:p>
          </table:table-cell>
          <table:table-cell table:formula="of:=DEC2HEX([.G123])" office:value-type="string" office:string-value="1EE">
            <text:p>1EE</text:p>
          </table:table-cell>
          <table:table-cell table:style-name="ce1" office:value-type="string">
            <text:p>DT9</text:p>
          </table:table-cell>
          <table:table-cell office:value-type="float" office:value="0">
            <text:p>0</text:p>
          </table:table-cell>
          <table:table-cell table:formula="of:=[.K122]+1" office:value-type="float" office:value="867">
            <text:p>867</text:p>
          </table:table-cell>
          <table:table-cell table:formula="of:=DEC2HEX([.K123])" office:value-type="string" office:string-value="363">
            <text:p>363</text:p>
          </table:table-cell>
          <table:table-cell table:style-name="ce1" office:value-type="string">
            <text:p>DT9</text:p>
          </table:table-cell>
          <table:table-cell office:value-type="float" office:value="0">
            <text:p>0</text:p>
          </table:table-cell>
          <table:table-cell table:formula="of:=[.O122]+1" office:value-type="float" office:value="1240">
            <text:p>1240</text:p>
          </table:table-cell>
          <table:table-cell table:formula="of:=DEC2HEX([.O123])" office:value-type="string" office:string-value="4D8">
            <text:p>4D8</text:p>
          </table:table-cell>
          <table:table-cell table:style-name="ce1" office:value-type="string">
            <text:p>DT9</text:p>
          </table:table-cell>
          <table:table-cell office:value-type="float" office:value="0">
            <text:p>0</text:p>
          </table:table-cell>
          <table:table-cell table:formula="of:=[.S122]+1" office:value-type="float" office:value="1613">
            <text:p>1613</text:p>
          </table:table-cell>
          <table:table-cell table:formula="of:=DEC2HEX([.S123])" office:value-type="string" office:string-value="64D">
            <text:p>64D</text:p>
          </table:table-cell>
          <table:table-cell table:style-name="ce1" office:value-type="string">
            <text:p>DT9</text:p>
          </table:table-cell>
          <table:table-cell office:value-type="float" office:value="0">
            <text:p>0</text:p>
          </table:table-cell>
          <table:table-cell table:formula="of:=[.W122]+1" office:value-type="float" office:value="1986">
            <text:p>1986</text:p>
          </table:table-cell>
          <table:table-cell table:formula="of:=DEC2HEX([.W123])" office:value-type="string" office:string-value="7C2">
            <text:p>7C2</text:p>
          </table:table-cell>
          <table:table-cell table:style-name="ce1" office:value-type="string">
            <text:p>DT9</text:p>
          </table:table-cell>
          <table:table-cell office:value-type="float" office:value="0">
            <text:p>0</text:p>
          </table:table-cell>
          <table:table-cell table:style-name="ce2" table:formula="of:=[.AA122]+1" office:value-type="float" office:value="2359">
            <text:p>2359</text:p>
          </table:table-cell>
          <table:table-cell table:formula="of:=DEC2HEX([.AA123])" office:value-type="string" office:string-value="937">
            <text:p>937</text:p>
          </table:table-cell>
          <table:table-cell table:style-name="ce1" office:value-type="string">
            <text:p>DT9</text:p>
          </table:table-cell>
          <table:table-cell office:value-type="float" office:value="0">
            <text:p>0</text:p>
          </table:table-cell>
          <table:table-cell table:style-name="ce2" table:formula="of:=[.AE122]+1" office:value-type="float" office:value="2732">
            <text:p>2732</text:p>
          </table:table-cell>
          <table:table-cell table:formula="of:=DEC2HEX([.AE123])" office:value-type="string" office:string-value="AAC">
            <text:p>AAC</text:p>
          </table:table-cell>
          <table:table-cell table:style-name="ce1" office:value-type="string">
            <text:p>DT9</text:p>
          </table:table-cell>
          <table:table-cell office:value-type="float" office:value="0">
            <text:p>0</text:p>
          </table:table-cell>
          <table:table-cell table:style-name="ce2" table:formula="of:=[.AI122]+1" office:value-type="float" office:value="3105">
            <text:p>3105</text:p>
          </table:table-cell>
          <table:table-cell table:formula="of:=DEC2HEX([.AI123])" office:value-type="string" office:string-value="C21">
            <text:p>C21</text:p>
          </table:table-cell>
          <table:table-cell table:style-name="ce1" office:value-type="string">
            <text:p>DT9</text:p>
          </table:table-cell>
          <table:table-cell office:value-type="float" office:value="0">
            <text:p>0</text:p>
          </table:table-cell>
          <table:table-cell table:style-name="ce2" table:formula="of:=[.AM122]+1" office:value-type="float" office:value="3478">
            <text:p>3478</text:p>
          </table:table-cell>
          <table:table-cell table:formula="of:=DEC2HEX([.AM123])" office:value-type="string" office:string-value="D96">
            <text:p>D96</text:p>
          </table:table-cell>
        </table:table-row>
        <table:table-row table:style-name="ro1">
          <table:table-cell office:value-type="string">
            <text:p>id</text:p>
          </table:table-cell>
          <table:table-cell table:formula="of:=[.B123]+1" office:value-type="float" office:value="1">
            <text:p>1</text:p>
          </table:table-cell>
          <table:table-cell table:formula="of:=[.C123]+1" office:value-type="float" office:value="122">
            <text:p>122</text:p>
          </table:table-cell>
          <table:table-cell table:formula="of:=DEC2HEX([.C124])" office:value-type="string" office:string-value="7A">
            <text:p>7A</text:p>
          </table:table-cell>
          <table:table-cell office:value-type="string">
            <text:p>id</text:p>
          </table:table-cell>
          <table:table-cell table:formula="of:=[.F123]+1" office:value-type="float" office:value="1">
            <text:p>1</text:p>
          </table:table-cell>
          <table:table-cell table:formula="of:=[.G123]+1" office:value-type="float" office:value="495">
            <text:p>495</text:p>
          </table:table-cell>
          <table:table-cell table:formula="of:=DEC2HEX([.G124])" office:value-type="string" office:string-value="1EF">
            <text:p>1EF</text:p>
          </table:table-cell>
          <table:table-cell office:value-type="string">
            <text:p>id</text:p>
          </table:table-cell>
          <table:table-cell table:formula="of:=[.J123]+1" office:value-type="float" office:value="1">
            <text:p>1</text:p>
          </table:table-cell>
          <table:table-cell table:formula="of:=[.K123]+1" office:value-type="float" office:value="868">
            <text:p>868</text:p>
          </table:table-cell>
          <table:table-cell table:formula="of:=DEC2HEX([.K124])" office:value-type="string" office:string-value="364">
            <text:p>364</text:p>
          </table:table-cell>
          <table:table-cell office:value-type="string">
            <text:p>id</text:p>
          </table:table-cell>
          <table:table-cell table:formula="of:=[.N123]+1" office:value-type="float" office:value="1">
            <text:p>1</text:p>
          </table:table-cell>
          <table:table-cell table:formula="of:=[.O123]+1" office:value-type="float" office:value="1241">
            <text:p>1241</text:p>
          </table:table-cell>
          <table:table-cell table:formula="of:=DEC2HEX([.O124])" office:value-type="string" office:string-value="4D9">
            <text:p>4D9</text:p>
          </table:table-cell>
          <table:table-cell office:value-type="string">
            <text:p>id</text:p>
          </table:table-cell>
          <table:table-cell table:formula="of:=[.R123]+1" office:value-type="float" office:value="1">
            <text:p>1</text:p>
          </table:table-cell>
          <table:table-cell table:formula="of:=[.S123]+1" office:value-type="float" office:value="1614">
            <text:p>1614</text:p>
          </table:table-cell>
          <table:table-cell table:formula="of:=DEC2HEX([.S124])" office:value-type="string" office:string-value="64E">
            <text:p>64E</text:p>
          </table:table-cell>
          <table:table-cell office:value-type="string">
            <text:p>id</text:p>
          </table:table-cell>
          <table:table-cell table:formula="of:=[.V123]+1" office:value-type="float" office:value="1">
            <text:p>1</text:p>
          </table:table-cell>
          <table:table-cell table:formula="of:=[.W123]+1" office:value-type="float" office:value="1987">
            <text:p>1987</text:p>
          </table:table-cell>
          <table:table-cell table:formula="of:=DEC2HEX([.W124])" office:value-type="string" office:string-value="7C3">
            <text:p>7C3</text:p>
          </table:table-cell>
          <table:table-cell office:value-type="string">
            <text:p>id</text:p>
          </table:table-cell>
          <table:table-cell table:formula="of:=[.Z123]+1" office:value-type="float" office:value="1">
            <text:p>1</text:p>
          </table:table-cell>
          <table:table-cell table:style-name="ce2" table:formula="of:=[.AA123]+1" office:value-type="float" office:value="2360">
            <text:p>2360</text:p>
          </table:table-cell>
          <table:table-cell table:formula="of:=DEC2HEX([.AA124])" office:value-type="string" office:string-value="938">
            <text:p>938</text:p>
          </table:table-cell>
          <table:table-cell office:value-type="string">
            <text:p>id</text:p>
          </table:table-cell>
          <table:table-cell table:formula="of:=[.AD123]+1" office:value-type="float" office:value="1">
            <text:p>1</text:p>
          </table:table-cell>
          <table:table-cell table:style-name="ce2" table:formula="of:=[.AE123]+1" office:value-type="float" office:value="2733">
            <text:p>2733</text:p>
          </table:table-cell>
          <table:table-cell table:formula="of:=DEC2HEX([.AE124])" office:value-type="string" office:string-value="AAD">
            <text:p>AAD</text:p>
          </table:table-cell>
          <table:table-cell office:value-type="string">
            <text:p>id</text:p>
          </table:table-cell>
          <table:table-cell table:formula="of:=[.AH123]+1" office:value-type="float" office:value="1">
            <text:p>1</text:p>
          </table:table-cell>
          <table:table-cell table:style-name="ce2" table:formula="of:=[.AI123]+1" office:value-type="float" office:value="3106">
            <text:p>3106</text:p>
          </table:table-cell>
          <table:table-cell table:formula="of:=DEC2HEX([.AI124])" office:value-type="string" office:string-value="C22">
            <text:p>C22</text:p>
          </table:table-cell>
          <table:table-cell office:value-type="string">
            <text:p>id</text:p>
          </table:table-cell>
          <table:table-cell table:formula="of:=[.AL123]+1" office:value-type="float" office:value="1">
            <text:p>1</text:p>
          </table:table-cell>
          <table:table-cell table:style-name="ce2" table:formula="of:=[.AM123]+1" office:value-type="float" office:value="3479">
            <text:p>3479</text:p>
          </table:table-cell>
          <table:table-cell table:formula="of:=DEC2HEX([.AM124])" office:value-type="string" office:string-value="D97">
            <text:p>D97</text:p>
          </table:table-cell>
        </table:table-row>
        <table:table-row table:style-name="ro1">
          <table:table-cell office:value-type="string">
            <text:p>name0</text:p>
          </table:table-cell>
          <table:table-cell table:formula="of:=[.B124]+1" office:value-type="float" office:value="2">
            <text:p>2</text:p>
          </table:table-cell>
          <table:table-cell table:formula="of:=[.C124]+1" office:value-type="float" office:value="123">
            <text:p>123</text:p>
          </table:table-cell>
          <table:table-cell table:formula="of:=DEC2HEX([.C125])" office:value-type="string" office:string-value="7B">
            <text:p>7B</text:p>
          </table:table-cell>
          <table:table-cell office:value-type="string">
            <text:p>name0</text:p>
          </table:table-cell>
          <table:table-cell table:formula="of:=[.F124]+1" office:value-type="float" office:value="2">
            <text:p>2</text:p>
          </table:table-cell>
          <table:table-cell table:formula="of:=[.G124]+1" office:value-type="float" office:value="496">
            <text:p>496</text:p>
          </table:table-cell>
          <table:table-cell table:formula="of:=DEC2HEX([.G125])" office:value-type="string" office:string-value="1F0">
            <text:p>1F0</text:p>
          </table:table-cell>
          <table:table-cell office:value-type="string">
            <text:p>name0</text:p>
          </table:table-cell>
          <table:table-cell table:formula="of:=[.J124]+1" office:value-type="float" office:value="2">
            <text:p>2</text:p>
          </table:table-cell>
          <table:table-cell table:formula="of:=[.K124]+1" office:value-type="float" office:value="869">
            <text:p>869</text:p>
          </table:table-cell>
          <table:table-cell table:formula="of:=DEC2HEX([.K125])" office:value-type="string" office:string-value="365">
            <text:p>365</text:p>
          </table:table-cell>
          <table:table-cell office:value-type="string">
            <text:p>name0</text:p>
          </table:table-cell>
          <table:table-cell table:formula="of:=[.N124]+1" office:value-type="float" office:value="2">
            <text:p>2</text:p>
          </table:table-cell>
          <table:table-cell table:formula="of:=[.O124]+1" office:value-type="float" office:value="1242">
            <text:p>1242</text:p>
          </table:table-cell>
          <table:table-cell table:formula="of:=DEC2HEX([.O125])" office:value-type="string" office:string-value="4DA">
            <text:p>4DA</text:p>
          </table:table-cell>
          <table:table-cell office:value-type="string">
            <text:p>name0</text:p>
          </table:table-cell>
          <table:table-cell table:formula="of:=[.R124]+1" office:value-type="float" office:value="2">
            <text:p>2</text:p>
          </table:table-cell>
          <table:table-cell table:formula="of:=[.S124]+1" office:value-type="float" office:value="1615">
            <text:p>1615</text:p>
          </table:table-cell>
          <table:table-cell table:formula="of:=DEC2HEX([.S125])" office:value-type="string" office:string-value="64F">
            <text:p>64F</text:p>
          </table:table-cell>
          <table:table-cell office:value-type="string">
            <text:p>name0</text:p>
          </table:table-cell>
          <table:table-cell table:formula="of:=[.V124]+1" office:value-type="float" office:value="2">
            <text:p>2</text:p>
          </table:table-cell>
          <table:table-cell table:formula="of:=[.W124]+1" office:value-type="float" office:value="1988">
            <text:p>1988</text:p>
          </table:table-cell>
          <table:table-cell table:formula="of:=DEC2HEX([.W125])" office:value-type="string" office:string-value="7C4">
            <text:p>7C4</text:p>
          </table:table-cell>
          <table:table-cell office:value-type="string">
            <text:p>name0</text:p>
          </table:table-cell>
          <table:table-cell table:formula="of:=[.Z124]+1" office:value-type="float" office:value="2">
            <text:p>2</text:p>
          </table:table-cell>
          <table:table-cell table:style-name="ce2" table:formula="of:=[.AA124]+1" office:value-type="float" office:value="2361">
            <text:p>2361</text:p>
          </table:table-cell>
          <table:table-cell table:formula="of:=DEC2HEX([.AA125])" office:value-type="string" office:string-value="939">
            <text:p>939</text:p>
          </table:table-cell>
          <table:table-cell office:value-type="string">
            <text:p>name0</text:p>
          </table:table-cell>
          <table:table-cell table:formula="of:=[.AD124]+1" office:value-type="float" office:value="2">
            <text:p>2</text:p>
          </table:table-cell>
          <table:table-cell table:style-name="ce2" table:formula="of:=[.AE124]+1" office:value-type="float" office:value="2734">
            <text:p>2734</text:p>
          </table:table-cell>
          <table:table-cell table:formula="of:=DEC2HEX([.AE125])" office:value-type="string" office:string-value="AAE">
            <text:p>AAE</text:p>
          </table:table-cell>
          <table:table-cell office:value-type="string">
            <text:p>name0</text:p>
          </table:table-cell>
          <table:table-cell table:formula="of:=[.AH124]+1" office:value-type="float" office:value="2">
            <text:p>2</text:p>
          </table:table-cell>
          <table:table-cell table:style-name="ce2" table:formula="of:=[.AI124]+1" office:value-type="float" office:value="3107">
            <text:p>3107</text:p>
          </table:table-cell>
          <table:table-cell table:formula="of:=DEC2HEX([.AI125])" office:value-type="string" office:string-value="C23">
            <text:p>C23</text:p>
          </table:table-cell>
          <table:table-cell office:value-type="string">
            <text:p>name0</text:p>
          </table:table-cell>
          <table:table-cell table:formula="of:=[.AL124]+1" office:value-type="float" office:value="2">
            <text:p>2</text:p>
          </table:table-cell>
          <table:table-cell table:style-name="ce2" table:formula="of:=[.AM124]+1" office:value-type="float" office:value="3480">
            <text:p>3480</text:p>
          </table:table-cell>
          <table:table-cell table:formula="of:=DEC2HEX([.AM125])" office:value-type="string" office:string-value="D98">
            <text:p>D98</text:p>
          </table:table-cell>
        </table:table-row>
        <table:table-row table:style-name="ro1">
          <table:table-cell office:value-type="string">
            <text:p>name1</text:p>
          </table:table-cell>
          <table:table-cell table:formula="of:=[.B125]+1" office:value-type="float" office:value="3">
            <text:p>3</text:p>
          </table:table-cell>
          <table:table-cell table:formula="of:=[.C125]+1" office:value-type="float" office:value="124">
            <text:p>124</text:p>
          </table:table-cell>
          <table:table-cell table:formula="of:=DEC2HEX([.C126])" office:value-type="string" office:string-value="7C">
            <text:p>7C</text:p>
          </table:table-cell>
          <table:table-cell office:value-type="string">
            <text:p>name1</text:p>
          </table:table-cell>
          <table:table-cell table:formula="of:=[.F125]+1" office:value-type="float" office:value="3">
            <text:p>3</text:p>
          </table:table-cell>
          <table:table-cell table:formula="of:=[.G125]+1" office:value-type="float" office:value="497">
            <text:p>497</text:p>
          </table:table-cell>
          <table:table-cell table:formula="of:=DEC2HEX([.G126])" office:value-type="string" office:string-value="1F1">
            <text:p>1F1</text:p>
          </table:table-cell>
          <table:table-cell office:value-type="string">
            <text:p>name1</text:p>
          </table:table-cell>
          <table:table-cell table:formula="of:=[.J125]+1" office:value-type="float" office:value="3">
            <text:p>3</text:p>
          </table:table-cell>
          <table:table-cell table:formula="of:=[.K125]+1" office:value-type="float" office:value="870">
            <text:p>870</text:p>
          </table:table-cell>
          <table:table-cell table:formula="of:=DEC2HEX([.K126])" office:value-type="string" office:string-value="366">
            <text:p>366</text:p>
          </table:table-cell>
          <table:table-cell office:value-type="string">
            <text:p>name1</text:p>
          </table:table-cell>
          <table:table-cell table:formula="of:=[.N125]+1" office:value-type="float" office:value="3">
            <text:p>3</text:p>
          </table:table-cell>
          <table:table-cell table:formula="of:=[.O125]+1" office:value-type="float" office:value="1243">
            <text:p>1243</text:p>
          </table:table-cell>
          <table:table-cell table:formula="of:=DEC2HEX([.O126])" office:value-type="string" office:string-value="4DB">
            <text:p>4DB</text:p>
          </table:table-cell>
          <table:table-cell office:value-type="string">
            <text:p>name1</text:p>
          </table:table-cell>
          <table:table-cell table:formula="of:=[.R125]+1" office:value-type="float" office:value="3">
            <text:p>3</text:p>
          </table:table-cell>
          <table:table-cell table:formula="of:=[.S125]+1" office:value-type="float" office:value="1616">
            <text:p>1616</text:p>
          </table:table-cell>
          <table:table-cell table:formula="of:=DEC2HEX([.S126])" office:value-type="string" office:string-value="650">
            <text:p>650</text:p>
          </table:table-cell>
          <table:table-cell office:value-type="string">
            <text:p>name1</text:p>
          </table:table-cell>
          <table:table-cell table:formula="of:=[.V125]+1" office:value-type="float" office:value="3">
            <text:p>3</text:p>
          </table:table-cell>
          <table:table-cell table:formula="of:=[.W125]+1" office:value-type="float" office:value="1989">
            <text:p>1989</text:p>
          </table:table-cell>
          <table:table-cell table:formula="of:=DEC2HEX([.W126])" office:value-type="string" office:string-value="7C5">
            <text:p>7C5</text:p>
          </table:table-cell>
          <table:table-cell office:value-type="string">
            <text:p>name1</text:p>
          </table:table-cell>
          <table:table-cell table:formula="of:=[.Z125]+1" office:value-type="float" office:value="3">
            <text:p>3</text:p>
          </table:table-cell>
          <table:table-cell table:style-name="ce2" table:formula="of:=[.AA125]+1" office:value-type="float" office:value="2362">
            <text:p>2362</text:p>
          </table:table-cell>
          <table:table-cell table:formula="of:=DEC2HEX([.AA126])" office:value-type="string" office:string-value="93A">
            <text:p>93A</text:p>
          </table:table-cell>
          <table:table-cell office:value-type="string">
            <text:p>name1</text:p>
          </table:table-cell>
          <table:table-cell table:formula="of:=[.AD125]+1" office:value-type="float" office:value="3">
            <text:p>3</text:p>
          </table:table-cell>
          <table:table-cell table:style-name="ce2" table:formula="of:=[.AE125]+1" office:value-type="float" office:value="2735">
            <text:p>2735</text:p>
          </table:table-cell>
          <table:table-cell table:formula="of:=DEC2HEX([.AE126])" office:value-type="string" office:string-value="AAF">
            <text:p>AAF</text:p>
          </table:table-cell>
          <table:table-cell office:value-type="string">
            <text:p>name1</text:p>
          </table:table-cell>
          <table:table-cell table:formula="of:=[.AH125]+1" office:value-type="float" office:value="3">
            <text:p>3</text:p>
          </table:table-cell>
          <table:table-cell table:style-name="ce2" table:formula="of:=[.AI125]+1" office:value-type="float" office:value="3108">
            <text:p>3108</text:p>
          </table:table-cell>
          <table:table-cell table:formula="of:=DEC2HEX([.AI126])" office:value-type="string" office:string-value="C24">
            <text:p>C24</text:p>
          </table:table-cell>
          <table:table-cell office:value-type="string">
            <text:p>name1</text:p>
          </table:table-cell>
          <table:table-cell table:formula="of:=[.AL125]+1" office:value-type="float" office:value="3">
            <text:p>3</text:p>
          </table:table-cell>
          <table:table-cell table:style-name="ce2" table:formula="of:=[.AM125]+1" office:value-type="float" office:value="3481">
            <text:p>3481</text:p>
          </table:table-cell>
          <table:table-cell table:formula="of:=DEC2HEX([.AM126])" office:value-type="string" office:string-value="D99">
            <text:p>D99</text:p>
          </table:table-cell>
        </table:table-row>
        <table:table-row table:style-name="ro1">
          <table:table-cell office:value-type="string">
            <text:p>name2</text:p>
          </table:table-cell>
          <table:table-cell table:formula="of:=[.B126]+1" office:value-type="float" office:value="4">
            <text:p>4</text:p>
          </table:table-cell>
          <table:table-cell table:formula="of:=[.C126]+1" office:value-type="float" office:value="125">
            <text:p>125</text:p>
          </table:table-cell>
          <table:table-cell table:formula="of:=DEC2HEX([.C127])" office:value-type="string" office:string-value="7D">
            <text:p>7D</text:p>
          </table:table-cell>
          <table:table-cell office:value-type="string">
            <text:p>name2</text:p>
          </table:table-cell>
          <table:table-cell table:formula="of:=[.F126]+1" office:value-type="float" office:value="4">
            <text:p>4</text:p>
          </table:table-cell>
          <table:table-cell table:formula="of:=[.G126]+1" office:value-type="float" office:value="498">
            <text:p>498</text:p>
          </table:table-cell>
          <table:table-cell table:formula="of:=DEC2HEX([.G127])" office:value-type="string" office:string-value="1F2">
            <text:p>1F2</text:p>
          </table:table-cell>
          <table:table-cell office:value-type="string">
            <text:p>name2</text:p>
          </table:table-cell>
          <table:table-cell table:formula="of:=[.J126]+1" office:value-type="float" office:value="4">
            <text:p>4</text:p>
          </table:table-cell>
          <table:table-cell table:formula="of:=[.K126]+1" office:value-type="float" office:value="871">
            <text:p>871</text:p>
          </table:table-cell>
          <table:table-cell table:formula="of:=DEC2HEX([.K127])" office:value-type="string" office:string-value="367">
            <text:p>367</text:p>
          </table:table-cell>
          <table:table-cell office:value-type="string">
            <text:p>name2</text:p>
          </table:table-cell>
          <table:table-cell table:formula="of:=[.N126]+1" office:value-type="float" office:value="4">
            <text:p>4</text:p>
          </table:table-cell>
          <table:table-cell table:formula="of:=[.O126]+1" office:value-type="float" office:value="1244">
            <text:p>1244</text:p>
          </table:table-cell>
          <table:table-cell table:formula="of:=DEC2HEX([.O127])" office:value-type="string" office:string-value="4DC">
            <text:p>4DC</text:p>
          </table:table-cell>
          <table:table-cell office:value-type="string">
            <text:p>name2</text:p>
          </table:table-cell>
          <table:table-cell table:formula="of:=[.R126]+1" office:value-type="float" office:value="4">
            <text:p>4</text:p>
          </table:table-cell>
          <table:table-cell table:formula="of:=[.S126]+1" office:value-type="float" office:value="1617">
            <text:p>1617</text:p>
          </table:table-cell>
          <table:table-cell table:formula="of:=DEC2HEX([.S127])" office:value-type="string" office:string-value="651">
            <text:p>651</text:p>
          </table:table-cell>
          <table:table-cell office:value-type="string">
            <text:p>name2</text:p>
          </table:table-cell>
          <table:table-cell table:formula="of:=[.V126]+1" office:value-type="float" office:value="4">
            <text:p>4</text:p>
          </table:table-cell>
          <table:table-cell table:formula="of:=[.W126]+1" office:value-type="float" office:value="1990">
            <text:p>1990</text:p>
          </table:table-cell>
          <table:table-cell table:formula="of:=DEC2HEX([.W127])" office:value-type="string" office:string-value="7C6">
            <text:p>7C6</text:p>
          </table:table-cell>
          <table:table-cell office:value-type="string">
            <text:p>name2</text:p>
          </table:table-cell>
          <table:table-cell table:formula="of:=[.Z126]+1" office:value-type="float" office:value="4">
            <text:p>4</text:p>
          </table:table-cell>
          <table:table-cell table:style-name="ce2" table:formula="of:=[.AA126]+1" office:value-type="float" office:value="2363">
            <text:p>2363</text:p>
          </table:table-cell>
          <table:table-cell table:formula="of:=DEC2HEX([.AA127])" office:value-type="string" office:string-value="93B">
            <text:p>93B</text:p>
          </table:table-cell>
          <table:table-cell office:value-type="string">
            <text:p>name2</text:p>
          </table:table-cell>
          <table:table-cell table:formula="of:=[.AD126]+1" office:value-type="float" office:value="4">
            <text:p>4</text:p>
          </table:table-cell>
          <table:table-cell table:style-name="ce2" table:formula="of:=[.AE126]+1" office:value-type="float" office:value="2736">
            <text:p>2736</text:p>
          </table:table-cell>
          <table:table-cell table:formula="of:=DEC2HEX([.AE127])" office:value-type="string" office:string-value="AB0">
            <text:p>AB0</text:p>
          </table:table-cell>
          <table:table-cell office:value-type="string">
            <text:p>name2</text:p>
          </table:table-cell>
          <table:table-cell table:formula="of:=[.AH126]+1" office:value-type="float" office:value="4">
            <text:p>4</text:p>
          </table:table-cell>
          <table:table-cell table:style-name="ce2" table:formula="of:=[.AI126]+1" office:value-type="float" office:value="3109">
            <text:p>3109</text:p>
          </table:table-cell>
          <table:table-cell table:formula="of:=DEC2HEX([.AI127])" office:value-type="string" office:string-value="C25">
            <text:p>C25</text:p>
          </table:table-cell>
          <table:table-cell office:value-type="string">
            <text:p>name2</text:p>
          </table:table-cell>
          <table:table-cell table:formula="of:=[.AL126]+1" office:value-type="float" office:value="4">
            <text:p>4</text:p>
          </table:table-cell>
          <table:table-cell table:style-name="ce2" table:formula="of:=[.AM126]+1" office:value-type="float" office:value="3482">
            <text:p>3482</text:p>
          </table:table-cell>
          <table:table-cell table:formula="of:=DEC2HEX([.AM127])" office:value-type="string" office:string-value="D9A">
            <text:p>D9A</text:p>
          </table:table-cell>
        </table:table-row>
        <table:table-row table:style-name="ro1">
          <table:table-cell office:value-type="string">
            <text:p>name3</text:p>
          </table:table-cell>
          <table:table-cell table:formula="of:=[.B127]+1" office:value-type="float" office:value="5">
            <text:p>5</text:p>
          </table:table-cell>
          <table:table-cell table:formula="of:=[.C127]+1" office:value-type="float" office:value="126">
            <text:p>126</text:p>
          </table:table-cell>
          <table:table-cell table:formula="of:=DEC2HEX([.C128])" office:value-type="string" office:string-value="7E">
            <text:p>7E</text:p>
          </table:table-cell>
          <table:table-cell office:value-type="string">
            <text:p>name3</text:p>
          </table:table-cell>
          <table:table-cell table:formula="of:=[.F127]+1" office:value-type="float" office:value="5">
            <text:p>5</text:p>
          </table:table-cell>
          <table:table-cell table:formula="of:=[.G127]+1" office:value-type="float" office:value="499">
            <text:p>499</text:p>
          </table:table-cell>
          <table:table-cell table:formula="of:=DEC2HEX([.G128])" office:value-type="string" office:string-value="1F3">
            <text:p>1F3</text:p>
          </table:table-cell>
          <table:table-cell office:value-type="string">
            <text:p>name3</text:p>
          </table:table-cell>
          <table:table-cell table:formula="of:=[.J127]+1" office:value-type="float" office:value="5">
            <text:p>5</text:p>
          </table:table-cell>
          <table:table-cell table:formula="of:=[.K127]+1" office:value-type="float" office:value="872">
            <text:p>872</text:p>
          </table:table-cell>
          <table:table-cell table:formula="of:=DEC2HEX([.K128])" office:value-type="string" office:string-value="368">
            <text:p>368</text:p>
          </table:table-cell>
          <table:table-cell office:value-type="string">
            <text:p>name3</text:p>
          </table:table-cell>
          <table:table-cell table:formula="of:=[.N127]+1" office:value-type="float" office:value="5">
            <text:p>5</text:p>
          </table:table-cell>
          <table:table-cell table:formula="of:=[.O127]+1" office:value-type="float" office:value="1245">
            <text:p>1245</text:p>
          </table:table-cell>
          <table:table-cell table:formula="of:=DEC2HEX([.O128])" office:value-type="string" office:string-value="4DD">
            <text:p>4DD</text:p>
          </table:table-cell>
          <table:table-cell office:value-type="string">
            <text:p>name3</text:p>
          </table:table-cell>
          <table:table-cell table:formula="of:=[.R127]+1" office:value-type="float" office:value="5">
            <text:p>5</text:p>
          </table:table-cell>
          <table:table-cell table:formula="of:=[.S127]+1" office:value-type="float" office:value="1618">
            <text:p>1618</text:p>
          </table:table-cell>
          <table:table-cell table:formula="of:=DEC2HEX([.S128])" office:value-type="string" office:string-value="652">
            <text:p>652</text:p>
          </table:table-cell>
          <table:table-cell office:value-type="string">
            <text:p>name3</text:p>
          </table:table-cell>
          <table:table-cell table:formula="of:=[.V127]+1" office:value-type="float" office:value="5">
            <text:p>5</text:p>
          </table:table-cell>
          <table:table-cell table:formula="of:=[.W127]+1" office:value-type="float" office:value="1991">
            <text:p>1991</text:p>
          </table:table-cell>
          <table:table-cell table:formula="of:=DEC2HEX([.W128])" office:value-type="string" office:string-value="7C7">
            <text:p>7C7</text:p>
          </table:table-cell>
          <table:table-cell office:value-type="string">
            <text:p>name3</text:p>
          </table:table-cell>
          <table:table-cell table:formula="of:=[.Z127]+1" office:value-type="float" office:value="5">
            <text:p>5</text:p>
          </table:table-cell>
          <table:table-cell table:style-name="ce2" table:formula="of:=[.AA127]+1" office:value-type="float" office:value="2364">
            <text:p>2364</text:p>
          </table:table-cell>
          <table:table-cell table:formula="of:=DEC2HEX([.AA128])" office:value-type="string" office:string-value="93C">
            <text:p>93C</text:p>
          </table:table-cell>
          <table:table-cell office:value-type="string">
            <text:p>name3</text:p>
          </table:table-cell>
          <table:table-cell table:formula="of:=[.AD127]+1" office:value-type="float" office:value="5">
            <text:p>5</text:p>
          </table:table-cell>
          <table:table-cell table:style-name="ce2" table:formula="of:=[.AE127]+1" office:value-type="float" office:value="2737">
            <text:p>2737</text:p>
          </table:table-cell>
          <table:table-cell table:formula="of:=DEC2HEX([.AE128])" office:value-type="string" office:string-value="AB1">
            <text:p>AB1</text:p>
          </table:table-cell>
          <table:table-cell office:value-type="string">
            <text:p>name3</text:p>
          </table:table-cell>
          <table:table-cell table:formula="of:=[.AH127]+1" office:value-type="float" office:value="5">
            <text:p>5</text:p>
          </table:table-cell>
          <table:table-cell table:style-name="ce2" table:formula="of:=[.AI127]+1" office:value-type="float" office:value="3110">
            <text:p>3110</text:p>
          </table:table-cell>
          <table:table-cell table:formula="of:=DEC2HEX([.AI128])" office:value-type="string" office:string-value="C26">
            <text:p>C26</text:p>
          </table:table-cell>
          <table:table-cell office:value-type="string">
            <text:p>name3</text:p>
          </table:table-cell>
          <table:table-cell table:formula="of:=[.AL127]+1" office:value-type="float" office:value="5">
            <text:p>5</text:p>
          </table:table-cell>
          <table:table-cell table:style-name="ce2" table:formula="of:=[.AM127]+1" office:value-type="float" office:value="3483">
            <text:p>3483</text:p>
          </table:table-cell>
          <table:table-cell table:formula="of:=DEC2HEX([.AM128])" office:value-type="string" office:string-value="D9B">
            <text:p>D9B</text:p>
          </table:table-cell>
        </table:table-row>
        <table:table-row table:style-name="ro1">
          <table:table-cell office:value-type="string">
            <text:p>name4</text:p>
          </table:table-cell>
          <table:table-cell table:formula="of:=[.B128]+1" office:value-type="float" office:value="6">
            <text:p>6</text:p>
          </table:table-cell>
          <table:table-cell table:formula="of:=[.C128]+1" office:value-type="float" office:value="127">
            <text:p>127</text:p>
          </table:table-cell>
          <table:table-cell table:formula="of:=DEC2HEX([.C129])" office:value-type="string" office:string-value="7F">
            <text:p>7F</text:p>
          </table:table-cell>
          <table:table-cell office:value-type="string">
            <text:p>name4</text:p>
          </table:table-cell>
          <table:table-cell table:formula="of:=[.F128]+1" office:value-type="float" office:value="6">
            <text:p>6</text:p>
          </table:table-cell>
          <table:table-cell table:formula="of:=[.G128]+1" office:value-type="float" office:value="500">
            <text:p>500</text:p>
          </table:table-cell>
          <table:table-cell table:formula="of:=DEC2HEX([.G129])" office:value-type="string" office:string-value="1F4">
            <text:p>1F4</text:p>
          </table:table-cell>
          <table:table-cell office:value-type="string">
            <text:p>name4</text:p>
          </table:table-cell>
          <table:table-cell table:formula="of:=[.J128]+1" office:value-type="float" office:value="6">
            <text:p>6</text:p>
          </table:table-cell>
          <table:table-cell table:formula="of:=[.K128]+1" office:value-type="float" office:value="873">
            <text:p>873</text:p>
          </table:table-cell>
          <table:table-cell table:formula="of:=DEC2HEX([.K129])" office:value-type="string" office:string-value="369">
            <text:p>369</text:p>
          </table:table-cell>
          <table:table-cell office:value-type="string">
            <text:p>name4</text:p>
          </table:table-cell>
          <table:table-cell table:formula="of:=[.N128]+1" office:value-type="float" office:value="6">
            <text:p>6</text:p>
          </table:table-cell>
          <table:table-cell table:formula="of:=[.O128]+1" office:value-type="float" office:value="1246">
            <text:p>1246</text:p>
          </table:table-cell>
          <table:table-cell table:formula="of:=DEC2HEX([.O129])" office:value-type="string" office:string-value="4DE">
            <text:p>4DE</text:p>
          </table:table-cell>
          <table:table-cell office:value-type="string">
            <text:p>name4</text:p>
          </table:table-cell>
          <table:table-cell table:formula="of:=[.R128]+1" office:value-type="float" office:value="6">
            <text:p>6</text:p>
          </table:table-cell>
          <table:table-cell table:formula="of:=[.S128]+1" office:value-type="float" office:value="1619">
            <text:p>1619</text:p>
          </table:table-cell>
          <table:table-cell table:formula="of:=DEC2HEX([.S129])" office:value-type="string" office:string-value="653">
            <text:p>653</text:p>
          </table:table-cell>
          <table:table-cell office:value-type="string">
            <text:p>name4</text:p>
          </table:table-cell>
          <table:table-cell table:formula="of:=[.V128]+1" office:value-type="float" office:value="6">
            <text:p>6</text:p>
          </table:table-cell>
          <table:table-cell table:formula="of:=[.W128]+1" office:value-type="float" office:value="1992">
            <text:p>1992</text:p>
          </table:table-cell>
          <table:table-cell table:formula="of:=DEC2HEX([.W129])" office:value-type="string" office:string-value="7C8">
            <text:p>7C8</text:p>
          </table:table-cell>
          <table:table-cell office:value-type="string">
            <text:p>name4</text:p>
          </table:table-cell>
          <table:table-cell table:formula="of:=[.Z128]+1" office:value-type="float" office:value="6">
            <text:p>6</text:p>
          </table:table-cell>
          <table:table-cell table:style-name="ce2" table:formula="of:=[.AA128]+1" office:value-type="float" office:value="2365">
            <text:p>2365</text:p>
          </table:table-cell>
          <table:table-cell table:formula="of:=DEC2HEX([.AA129])" office:value-type="string" office:string-value="93D">
            <text:p>93D</text:p>
          </table:table-cell>
          <table:table-cell office:value-type="string">
            <text:p>name4</text:p>
          </table:table-cell>
          <table:table-cell table:formula="of:=[.AD128]+1" office:value-type="float" office:value="6">
            <text:p>6</text:p>
          </table:table-cell>
          <table:table-cell table:style-name="ce2" table:formula="of:=[.AE128]+1" office:value-type="float" office:value="2738">
            <text:p>2738</text:p>
          </table:table-cell>
          <table:table-cell table:formula="of:=DEC2HEX([.AE129])" office:value-type="string" office:string-value="AB2">
            <text:p>AB2</text:p>
          </table:table-cell>
          <table:table-cell office:value-type="string">
            <text:p>name4</text:p>
          </table:table-cell>
          <table:table-cell table:formula="of:=[.AH128]+1" office:value-type="float" office:value="6">
            <text:p>6</text:p>
          </table:table-cell>
          <table:table-cell table:style-name="ce2" table:formula="of:=[.AI128]+1" office:value-type="float" office:value="3111">
            <text:p>3111</text:p>
          </table:table-cell>
          <table:table-cell table:formula="of:=DEC2HEX([.AI129])" office:value-type="string" office:string-value="C27">
            <text:p>C27</text:p>
          </table:table-cell>
          <table:table-cell office:value-type="string">
            <text:p>name4</text:p>
          </table:table-cell>
          <table:table-cell table:formula="of:=[.AL128]+1" office:value-type="float" office:value="6">
            <text:p>6</text:p>
          </table:table-cell>
          <table:table-cell table:style-name="ce2" table:formula="of:=[.AM128]+1" office:value-type="float" office:value="3484">
            <text:p>3484</text:p>
          </table:table-cell>
          <table:table-cell table:formula="of:=DEC2HEX([.AM129])" office:value-type="string" office:string-value="D9C">
            <text:p>D9C</text:p>
          </table:table-cell>
        </table:table-row>
        <table:table-row table:style-name="ro1">
          <table:table-cell office:value-type="string">
            <text:p>name5</text:p>
          </table:table-cell>
          <table:table-cell table:formula="of:=[.B129]+1" office:value-type="float" office:value="7">
            <text:p>7</text:p>
          </table:table-cell>
          <table:table-cell table:formula="of:=[.C129]+1" office:value-type="float" office:value="128">
            <text:p>128</text:p>
          </table:table-cell>
          <table:table-cell table:formula="of:=DEC2HEX([.C130])" office:value-type="string" office:string-value="80">
            <text:p>80</text:p>
          </table:table-cell>
          <table:table-cell office:value-type="string">
            <text:p>name5</text:p>
          </table:table-cell>
          <table:table-cell table:formula="of:=[.F129]+1" office:value-type="float" office:value="7">
            <text:p>7</text:p>
          </table:table-cell>
          <table:table-cell table:formula="of:=[.G129]+1" office:value-type="float" office:value="501">
            <text:p>501</text:p>
          </table:table-cell>
          <table:table-cell table:formula="of:=DEC2HEX([.G130])" office:value-type="string" office:string-value="1F5">
            <text:p>1F5</text:p>
          </table:table-cell>
          <table:table-cell office:value-type="string">
            <text:p>name5</text:p>
          </table:table-cell>
          <table:table-cell table:formula="of:=[.J129]+1" office:value-type="float" office:value="7">
            <text:p>7</text:p>
          </table:table-cell>
          <table:table-cell table:formula="of:=[.K129]+1" office:value-type="float" office:value="874">
            <text:p>874</text:p>
          </table:table-cell>
          <table:table-cell table:formula="of:=DEC2HEX([.K130])" office:value-type="string" office:string-value="36A">
            <text:p>36A</text:p>
          </table:table-cell>
          <table:table-cell office:value-type="string">
            <text:p>name5</text:p>
          </table:table-cell>
          <table:table-cell table:formula="of:=[.N129]+1" office:value-type="float" office:value="7">
            <text:p>7</text:p>
          </table:table-cell>
          <table:table-cell table:formula="of:=[.O129]+1" office:value-type="float" office:value="1247">
            <text:p>1247</text:p>
          </table:table-cell>
          <table:table-cell table:formula="of:=DEC2HEX([.O130])" office:value-type="string" office:string-value="4DF">
            <text:p>4DF</text:p>
          </table:table-cell>
          <table:table-cell office:value-type="string">
            <text:p>name5</text:p>
          </table:table-cell>
          <table:table-cell table:formula="of:=[.R129]+1" office:value-type="float" office:value="7">
            <text:p>7</text:p>
          </table:table-cell>
          <table:table-cell table:formula="of:=[.S129]+1" office:value-type="float" office:value="1620">
            <text:p>1620</text:p>
          </table:table-cell>
          <table:table-cell table:formula="of:=DEC2HEX([.S130])" office:value-type="string" office:string-value="654">
            <text:p>654</text:p>
          </table:table-cell>
          <table:table-cell office:value-type="string">
            <text:p>name5</text:p>
          </table:table-cell>
          <table:table-cell table:formula="of:=[.V129]+1" office:value-type="float" office:value="7">
            <text:p>7</text:p>
          </table:table-cell>
          <table:table-cell table:formula="of:=[.W129]+1" office:value-type="float" office:value="1993">
            <text:p>1993</text:p>
          </table:table-cell>
          <table:table-cell table:formula="of:=DEC2HEX([.W130])" office:value-type="string" office:string-value="7C9">
            <text:p>7C9</text:p>
          </table:table-cell>
          <table:table-cell office:value-type="string">
            <text:p>name5</text:p>
          </table:table-cell>
          <table:table-cell table:formula="of:=[.Z129]+1" office:value-type="float" office:value="7">
            <text:p>7</text:p>
          </table:table-cell>
          <table:table-cell table:style-name="ce2" table:formula="of:=[.AA129]+1" office:value-type="float" office:value="2366">
            <text:p>2366</text:p>
          </table:table-cell>
          <table:table-cell table:formula="of:=DEC2HEX([.AA130])" office:value-type="string" office:string-value="93E">
            <text:p>93E</text:p>
          </table:table-cell>
          <table:table-cell office:value-type="string">
            <text:p>name5</text:p>
          </table:table-cell>
          <table:table-cell table:formula="of:=[.AD129]+1" office:value-type="float" office:value="7">
            <text:p>7</text:p>
          </table:table-cell>
          <table:table-cell table:style-name="ce2" table:formula="of:=[.AE129]+1" office:value-type="float" office:value="2739">
            <text:p>2739</text:p>
          </table:table-cell>
          <table:table-cell table:formula="of:=DEC2HEX([.AE130])" office:value-type="string" office:string-value="AB3">
            <text:p>AB3</text:p>
          </table:table-cell>
          <table:table-cell office:value-type="string">
            <text:p>name5</text:p>
          </table:table-cell>
          <table:table-cell table:formula="of:=[.AH129]+1" office:value-type="float" office:value="7">
            <text:p>7</text:p>
          </table:table-cell>
          <table:table-cell table:style-name="ce2" table:formula="of:=[.AI129]+1" office:value-type="float" office:value="3112">
            <text:p>3112</text:p>
          </table:table-cell>
          <table:table-cell table:formula="of:=DEC2HEX([.AI130])" office:value-type="string" office:string-value="C28">
            <text:p>C28</text:p>
          </table:table-cell>
          <table:table-cell office:value-type="string">
            <text:p>name5</text:p>
          </table:table-cell>
          <table:table-cell table:formula="of:=[.AL129]+1" office:value-type="float" office:value="7">
            <text:p>7</text:p>
          </table:table-cell>
          <table:table-cell table:style-name="ce2" table:formula="of:=[.AM129]+1" office:value-type="float" office:value="3485">
            <text:p>3485</text:p>
          </table:table-cell>
          <table:table-cell table:formula="of:=DEC2HEX([.AM130])" office:value-type="string" office:string-value="D9D">
            <text:p>D9D</text:p>
          </table:table-cell>
        </table:table-row>
        <table:table-row table:style-name="ro1">
          <table:table-cell office:value-type="string">
            <text:p>name6</text:p>
          </table:table-cell>
          <table:table-cell table:formula="of:=[.B130]+1" office:value-type="float" office:value="8">
            <text:p>8</text:p>
          </table:table-cell>
          <table:table-cell table:formula="of:=[.C130]+1" office:value-type="float" office:value="129">
            <text:p>129</text:p>
          </table:table-cell>
          <table:table-cell table:formula="of:=DEC2HEX([.C131])" office:value-type="string" office:string-value="81">
            <text:p>81</text:p>
          </table:table-cell>
          <table:table-cell office:value-type="string">
            <text:p>name6</text:p>
          </table:table-cell>
          <table:table-cell table:formula="of:=[.F130]+1" office:value-type="float" office:value="8">
            <text:p>8</text:p>
          </table:table-cell>
          <table:table-cell table:formula="of:=[.G130]+1" office:value-type="float" office:value="502">
            <text:p>502</text:p>
          </table:table-cell>
          <table:table-cell table:formula="of:=DEC2HEX([.G131])" office:value-type="string" office:string-value="1F6">
            <text:p>1F6</text:p>
          </table:table-cell>
          <table:table-cell office:value-type="string">
            <text:p>name6</text:p>
          </table:table-cell>
          <table:table-cell table:formula="of:=[.J130]+1" office:value-type="float" office:value="8">
            <text:p>8</text:p>
          </table:table-cell>
          <table:table-cell table:formula="of:=[.K130]+1" office:value-type="float" office:value="875">
            <text:p>875</text:p>
          </table:table-cell>
          <table:table-cell table:formula="of:=DEC2HEX([.K131])" office:value-type="string" office:string-value="36B">
            <text:p>36B</text:p>
          </table:table-cell>
          <table:table-cell office:value-type="string">
            <text:p>name6</text:p>
          </table:table-cell>
          <table:table-cell table:formula="of:=[.N130]+1" office:value-type="float" office:value="8">
            <text:p>8</text:p>
          </table:table-cell>
          <table:table-cell table:formula="of:=[.O130]+1" office:value-type="float" office:value="1248">
            <text:p>1248</text:p>
          </table:table-cell>
          <table:table-cell table:formula="of:=DEC2HEX([.O131])" office:value-type="string" office:string-value="4E0">
            <text:p>4E0</text:p>
          </table:table-cell>
          <table:table-cell office:value-type="string">
            <text:p>name6</text:p>
          </table:table-cell>
          <table:table-cell table:formula="of:=[.R130]+1" office:value-type="float" office:value="8">
            <text:p>8</text:p>
          </table:table-cell>
          <table:table-cell table:formula="of:=[.S130]+1" office:value-type="float" office:value="1621">
            <text:p>1621</text:p>
          </table:table-cell>
          <table:table-cell table:formula="of:=DEC2HEX([.S131])" office:value-type="string" office:string-value="655">
            <text:p>655</text:p>
          </table:table-cell>
          <table:table-cell office:value-type="string">
            <text:p>name6</text:p>
          </table:table-cell>
          <table:table-cell table:formula="of:=[.V130]+1" office:value-type="float" office:value="8">
            <text:p>8</text:p>
          </table:table-cell>
          <table:table-cell table:formula="of:=[.W130]+1" office:value-type="float" office:value="1994">
            <text:p>1994</text:p>
          </table:table-cell>
          <table:table-cell table:formula="of:=DEC2HEX([.W131])" office:value-type="string" office:string-value="7CA">
            <text:p>7CA</text:p>
          </table:table-cell>
          <table:table-cell office:value-type="string">
            <text:p>name6</text:p>
          </table:table-cell>
          <table:table-cell table:formula="of:=[.Z130]+1" office:value-type="float" office:value="8">
            <text:p>8</text:p>
          </table:table-cell>
          <table:table-cell table:style-name="ce2" table:formula="of:=[.AA130]+1" office:value-type="float" office:value="2367">
            <text:p>2367</text:p>
          </table:table-cell>
          <table:table-cell table:formula="of:=DEC2HEX([.AA131])" office:value-type="string" office:string-value="93F">
            <text:p>93F</text:p>
          </table:table-cell>
          <table:table-cell office:value-type="string">
            <text:p>name6</text:p>
          </table:table-cell>
          <table:table-cell table:formula="of:=[.AD130]+1" office:value-type="float" office:value="8">
            <text:p>8</text:p>
          </table:table-cell>
          <table:table-cell table:style-name="ce2" table:formula="of:=[.AE130]+1" office:value-type="float" office:value="2740">
            <text:p>2740</text:p>
          </table:table-cell>
          <table:table-cell table:formula="of:=DEC2HEX([.AE131])" office:value-type="string" office:string-value="AB4">
            <text:p>AB4</text:p>
          </table:table-cell>
          <table:table-cell office:value-type="string">
            <text:p>name6</text:p>
          </table:table-cell>
          <table:table-cell table:formula="of:=[.AH130]+1" office:value-type="float" office:value="8">
            <text:p>8</text:p>
          </table:table-cell>
          <table:table-cell table:style-name="ce2" table:formula="of:=[.AI130]+1" office:value-type="float" office:value="3113">
            <text:p>3113</text:p>
          </table:table-cell>
          <table:table-cell table:formula="of:=DEC2HEX([.AI131])" office:value-type="string" office:string-value="C29">
            <text:p>C29</text:p>
          </table:table-cell>
          <table:table-cell office:value-type="string">
            <text:p>name6</text:p>
          </table:table-cell>
          <table:table-cell table:formula="of:=[.AL130]+1" office:value-type="float" office:value="8">
            <text:p>8</text:p>
          </table:table-cell>
          <table:table-cell table:style-name="ce2" table:formula="of:=[.AM130]+1" office:value-type="float" office:value="3486">
            <text:p>3486</text:p>
          </table:table-cell>
          <table:table-cell table:formula="of:=DEC2HEX([.AM131])" office:value-type="string" office:string-value="D9E">
            <text:p>D9E</text:p>
          </table:table-cell>
        </table:table-row>
        <table:table-row table:style-name="ro1">
          <table:table-cell office:value-type="string">
            <text:p>name7</text:p>
          </table:table-cell>
          <table:table-cell table:formula="of:=[.B131]+1" office:value-type="float" office:value="9">
            <text:p>9</text:p>
          </table:table-cell>
          <table:table-cell table:formula="of:=[.C131]+1" office:value-type="float" office:value="130">
            <text:p>130</text:p>
          </table:table-cell>
          <table:table-cell table:formula="of:=DEC2HEX([.C132])" office:value-type="string" office:string-value="82">
            <text:p>82</text:p>
          </table:table-cell>
          <table:table-cell office:value-type="string">
            <text:p>name7</text:p>
          </table:table-cell>
          <table:table-cell table:formula="of:=[.F131]+1" office:value-type="float" office:value="9">
            <text:p>9</text:p>
          </table:table-cell>
          <table:table-cell table:formula="of:=[.G131]+1" office:value-type="float" office:value="503">
            <text:p>503</text:p>
          </table:table-cell>
          <table:table-cell table:formula="of:=DEC2HEX([.G132])" office:value-type="string" office:string-value="1F7">
            <text:p>1F7</text:p>
          </table:table-cell>
          <table:table-cell office:value-type="string">
            <text:p>name7</text:p>
          </table:table-cell>
          <table:table-cell table:formula="of:=[.J131]+1" office:value-type="float" office:value="9">
            <text:p>9</text:p>
          </table:table-cell>
          <table:table-cell table:formula="of:=[.K131]+1" office:value-type="float" office:value="876">
            <text:p>876</text:p>
          </table:table-cell>
          <table:table-cell table:formula="of:=DEC2HEX([.K132])" office:value-type="string" office:string-value="36C">
            <text:p>36C</text:p>
          </table:table-cell>
          <table:table-cell office:value-type="string">
            <text:p>name7</text:p>
          </table:table-cell>
          <table:table-cell table:formula="of:=[.N131]+1" office:value-type="float" office:value="9">
            <text:p>9</text:p>
          </table:table-cell>
          <table:table-cell table:formula="of:=[.O131]+1" office:value-type="float" office:value="1249">
            <text:p>1249</text:p>
          </table:table-cell>
          <table:table-cell table:formula="of:=DEC2HEX([.O132])" office:value-type="string" office:string-value="4E1">
            <text:p>4E1</text:p>
          </table:table-cell>
          <table:table-cell office:value-type="string">
            <text:p>name7</text:p>
          </table:table-cell>
          <table:table-cell table:formula="of:=[.R131]+1" office:value-type="float" office:value="9">
            <text:p>9</text:p>
          </table:table-cell>
          <table:table-cell table:formula="of:=[.S131]+1" office:value-type="float" office:value="1622">
            <text:p>1622</text:p>
          </table:table-cell>
          <table:table-cell table:formula="of:=DEC2HEX([.S132])" office:value-type="string" office:string-value="656">
            <text:p>656</text:p>
          </table:table-cell>
          <table:table-cell office:value-type="string">
            <text:p>name7</text:p>
          </table:table-cell>
          <table:table-cell table:formula="of:=[.V131]+1" office:value-type="float" office:value="9">
            <text:p>9</text:p>
          </table:table-cell>
          <table:table-cell table:formula="of:=[.W131]+1" office:value-type="float" office:value="1995">
            <text:p>1995</text:p>
          </table:table-cell>
          <table:table-cell table:formula="of:=DEC2HEX([.W132])" office:value-type="string" office:string-value="7CB">
            <text:p>7CB</text:p>
          </table:table-cell>
          <table:table-cell office:value-type="string">
            <text:p>name7</text:p>
          </table:table-cell>
          <table:table-cell table:formula="of:=[.Z131]+1" office:value-type="float" office:value="9">
            <text:p>9</text:p>
          </table:table-cell>
          <table:table-cell table:style-name="ce2" table:formula="of:=[.AA131]+1" office:value-type="float" office:value="2368">
            <text:p>2368</text:p>
          </table:table-cell>
          <table:table-cell table:formula="of:=DEC2HEX([.AA132])" office:value-type="string" office:string-value="940">
            <text:p>940</text:p>
          </table:table-cell>
          <table:table-cell office:value-type="string">
            <text:p>name7</text:p>
          </table:table-cell>
          <table:table-cell table:formula="of:=[.AD131]+1" office:value-type="float" office:value="9">
            <text:p>9</text:p>
          </table:table-cell>
          <table:table-cell table:style-name="ce2" table:formula="of:=[.AE131]+1" office:value-type="float" office:value="2741">
            <text:p>2741</text:p>
          </table:table-cell>
          <table:table-cell table:formula="of:=DEC2HEX([.AE132])" office:value-type="string" office:string-value="AB5">
            <text:p>AB5</text:p>
          </table:table-cell>
          <table:table-cell office:value-type="string">
            <text:p>name7</text:p>
          </table:table-cell>
          <table:table-cell table:formula="of:=[.AH131]+1" office:value-type="float" office:value="9">
            <text:p>9</text:p>
          </table:table-cell>
          <table:table-cell table:style-name="ce2" table:formula="of:=[.AI131]+1" office:value-type="float" office:value="3114">
            <text:p>3114</text:p>
          </table:table-cell>
          <table:table-cell table:formula="of:=DEC2HEX([.AI132])" office:value-type="string" office:string-value="C2A">
            <text:p>C2A</text:p>
          </table:table-cell>
          <table:table-cell office:value-type="string">
            <text:p>name7</text:p>
          </table:table-cell>
          <table:table-cell table:formula="of:=[.AL131]+1" office:value-type="float" office:value="9">
            <text:p>9</text:p>
          </table:table-cell>
          <table:table-cell table:style-name="ce2" table:formula="of:=[.AM131]+1" office:value-type="float" office:value="3487">
            <text:p>3487</text:p>
          </table:table-cell>
          <table:table-cell table:formula="of:=DEC2HEX([.AM132])" office:value-type="string" office:string-value="D9F">
            <text:p>D9F</text:p>
          </table:table-cell>
        </table:table-row>
        <table:table-row table:style-name="ro1">
          <table:table-cell office:value-type="string">
            <text:p>name8</text:p>
          </table:table-cell>
          <table:table-cell table:formula="of:=[.B132]+1" office:value-type="float" office:value="10">
            <text:p>10</text:p>
          </table:table-cell>
          <table:table-cell table:formula="of:=[.C132]+1" office:value-type="float" office:value="131">
            <text:p>131</text:p>
          </table:table-cell>
          <table:table-cell table:formula="of:=DEC2HEX([.C133])" office:value-type="string" office:string-value="83">
            <text:p>83</text:p>
          </table:table-cell>
          <table:table-cell office:value-type="string">
            <text:p>name8</text:p>
          </table:table-cell>
          <table:table-cell table:formula="of:=[.F132]+1" office:value-type="float" office:value="10">
            <text:p>10</text:p>
          </table:table-cell>
          <table:table-cell table:formula="of:=[.G132]+1" office:value-type="float" office:value="504">
            <text:p>504</text:p>
          </table:table-cell>
          <table:table-cell table:formula="of:=DEC2HEX([.G133])" office:value-type="string" office:string-value="1F8">
            <text:p>1F8</text:p>
          </table:table-cell>
          <table:table-cell office:value-type="string">
            <text:p>name8</text:p>
          </table:table-cell>
          <table:table-cell table:formula="of:=[.J132]+1" office:value-type="float" office:value="10">
            <text:p>10</text:p>
          </table:table-cell>
          <table:table-cell table:formula="of:=[.K132]+1" office:value-type="float" office:value="877">
            <text:p>877</text:p>
          </table:table-cell>
          <table:table-cell table:formula="of:=DEC2HEX([.K133])" office:value-type="string" office:string-value="36D">
            <text:p>36D</text:p>
          </table:table-cell>
          <table:table-cell office:value-type="string">
            <text:p>name8</text:p>
          </table:table-cell>
          <table:table-cell table:formula="of:=[.N132]+1" office:value-type="float" office:value="10">
            <text:p>10</text:p>
          </table:table-cell>
          <table:table-cell table:formula="of:=[.O132]+1" office:value-type="float" office:value="1250">
            <text:p>1250</text:p>
          </table:table-cell>
          <table:table-cell table:formula="of:=DEC2HEX([.O133])" office:value-type="string" office:string-value="4E2">
            <text:p>4E2</text:p>
          </table:table-cell>
          <table:table-cell office:value-type="string">
            <text:p>name8</text:p>
          </table:table-cell>
          <table:table-cell table:formula="of:=[.R132]+1" office:value-type="float" office:value="10">
            <text:p>10</text:p>
          </table:table-cell>
          <table:table-cell table:formula="of:=[.S132]+1" office:value-type="float" office:value="1623">
            <text:p>1623</text:p>
          </table:table-cell>
          <table:table-cell table:formula="of:=DEC2HEX([.S133])" office:value-type="string" office:string-value="657">
            <text:p>657</text:p>
          </table:table-cell>
          <table:table-cell office:value-type="string">
            <text:p>name8</text:p>
          </table:table-cell>
          <table:table-cell table:formula="of:=[.V132]+1" office:value-type="float" office:value="10">
            <text:p>10</text:p>
          </table:table-cell>
          <table:table-cell table:formula="of:=[.W132]+1" office:value-type="float" office:value="1996">
            <text:p>1996</text:p>
          </table:table-cell>
          <table:table-cell table:formula="of:=DEC2HEX([.W133])" office:value-type="string" office:string-value="7CC">
            <text:p>7CC</text:p>
          </table:table-cell>
          <table:table-cell office:value-type="string">
            <text:p>name8</text:p>
          </table:table-cell>
          <table:table-cell table:formula="of:=[.Z132]+1" office:value-type="float" office:value="10">
            <text:p>10</text:p>
          </table:table-cell>
          <table:table-cell table:style-name="ce2" table:formula="of:=[.AA132]+1" office:value-type="float" office:value="2369">
            <text:p>2369</text:p>
          </table:table-cell>
          <table:table-cell table:formula="of:=DEC2HEX([.AA133])" office:value-type="string" office:string-value="941">
            <text:p>941</text:p>
          </table:table-cell>
          <table:table-cell office:value-type="string">
            <text:p>name8</text:p>
          </table:table-cell>
          <table:table-cell table:formula="of:=[.AD132]+1" office:value-type="float" office:value="10">
            <text:p>10</text:p>
          </table:table-cell>
          <table:table-cell table:style-name="ce2" table:formula="of:=[.AE132]+1" office:value-type="float" office:value="2742">
            <text:p>2742</text:p>
          </table:table-cell>
          <table:table-cell table:formula="of:=DEC2HEX([.AE133])" office:value-type="string" office:string-value="AB6">
            <text:p>AB6</text:p>
          </table:table-cell>
          <table:table-cell office:value-type="string">
            <text:p>name8</text:p>
          </table:table-cell>
          <table:table-cell table:formula="of:=[.AH132]+1" office:value-type="float" office:value="10">
            <text:p>10</text:p>
          </table:table-cell>
          <table:table-cell table:style-name="ce2" table:formula="of:=[.AI132]+1" office:value-type="float" office:value="3115">
            <text:p>3115</text:p>
          </table:table-cell>
          <table:table-cell table:formula="of:=DEC2HEX([.AI133])" office:value-type="string" office:string-value="C2B">
            <text:p>C2B</text:p>
          </table:table-cell>
          <table:table-cell office:value-type="string">
            <text:p>name8</text:p>
          </table:table-cell>
          <table:table-cell table:formula="of:=[.AL132]+1" office:value-type="float" office:value="10">
            <text:p>10</text:p>
          </table:table-cell>
          <table:table-cell table:style-name="ce2" table:formula="of:=[.AM132]+1" office:value-type="float" office:value="3488">
            <text:p>3488</text:p>
          </table:table-cell>
          <table:table-cell table:formula="of:=DEC2HEX([.AM133])" office:value-type="string" office:string-value="DA0">
            <text:p>DA0</text:p>
          </table:table-cell>
        </table:table-row>
        <table:table-row table:style-name="ro1">
          <table:table-cell office:value-type="string">
            <text:p>name9</text:p>
          </table:table-cell>
          <table:table-cell table:formula="of:=[.B133]+1" office:value-type="float" office:value="11">
            <text:p>11</text:p>
          </table:table-cell>
          <table:table-cell table:formula="of:=[.C133]+1" office:value-type="float" office:value="132">
            <text:p>132</text:p>
          </table:table-cell>
          <table:table-cell table:formula="of:=DEC2HEX([.C134])" office:value-type="string" office:string-value="84">
            <text:p>84</text:p>
          </table:table-cell>
          <table:table-cell office:value-type="string">
            <text:p>name9</text:p>
          </table:table-cell>
          <table:table-cell table:formula="of:=[.F133]+1" office:value-type="float" office:value="11">
            <text:p>11</text:p>
          </table:table-cell>
          <table:table-cell table:formula="of:=[.G133]+1" office:value-type="float" office:value="505">
            <text:p>505</text:p>
          </table:table-cell>
          <table:table-cell table:formula="of:=DEC2HEX([.G134])" office:value-type="string" office:string-value="1F9">
            <text:p>1F9</text:p>
          </table:table-cell>
          <table:table-cell office:value-type="string">
            <text:p>name9</text:p>
          </table:table-cell>
          <table:table-cell table:formula="of:=[.J133]+1" office:value-type="float" office:value="11">
            <text:p>11</text:p>
          </table:table-cell>
          <table:table-cell table:formula="of:=[.K133]+1" office:value-type="float" office:value="878">
            <text:p>878</text:p>
          </table:table-cell>
          <table:table-cell table:formula="of:=DEC2HEX([.K134])" office:value-type="string" office:string-value="36E">
            <text:p>36E</text:p>
          </table:table-cell>
          <table:table-cell office:value-type="string">
            <text:p>name9</text:p>
          </table:table-cell>
          <table:table-cell table:formula="of:=[.N133]+1" office:value-type="float" office:value="11">
            <text:p>11</text:p>
          </table:table-cell>
          <table:table-cell table:formula="of:=[.O133]+1" office:value-type="float" office:value="1251">
            <text:p>1251</text:p>
          </table:table-cell>
          <table:table-cell table:formula="of:=DEC2HEX([.O134])" office:value-type="string" office:string-value="4E3">
            <text:p>4E3</text:p>
          </table:table-cell>
          <table:table-cell office:value-type="string">
            <text:p>name9</text:p>
          </table:table-cell>
          <table:table-cell table:formula="of:=[.R133]+1" office:value-type="float" office:value="11">
            <text:p>11</text:p>
          </table:table-cell>
          <table:table-cell table:formula="of:=[.S133]+1" office:value-type="float" office:value="1624">
            <text:p>1624</text:p>
          </table:table-cell>
          <table:table-cell table:formula="of:=DEC2HEX([.S134])" office:value-type="string" office:string-value="658">
            <text:p>658</text:p>
          </table:table-cell>
          <table:table-cell office:value-type="string">
            <text:p>name9</text:p>
          </table:table-cell>
          <table:table-cell table:formula="of:=[.V133]+1" office:value-type="float" office:value="11">
            <text:p>11</text:p>
          </table:table-cell>
          <table:table-cell table:formula="of:=[.W133]+1" office:value-type="float" office:value="1997">
            <text:p>1997</text:p>
          </table:table-cell>
          <table:table-cell table:formula="of:=DEC2HEX([.W134])" office:value-type="string" office:string-value="7CD">
            <text:p>7CD</text:p>
          </table:table-cell>
          <table:table-cell office:value-type="string">
            <text:p>name9</text:p>
          </table:table-cell>
          <table:table-cell table:formula="of:=[.Z133]+1" office:value-type="float" office:value="11">
            <text:p>11</text:p>
          </table:table-cell>
          <table:table-cell table:style-name="ce2" table:formula="of:=[.AA133]+1" office:value-type="float" office:value="2370">
            <text:p>2370</text:p>
          </table:table-cell>
          <table:table-cell table:formula="of:=DEC2HEX([.AA134])" office:value-type="string" office:string-value="942">
            <text:p>942</text:p>
          </table:table-cell>
          <table:table-cell office:value-type="string">
            <text:p>name9</text:p>
          </table:table-cell>
          <table:table-cell table:formula="of:=[.AD133]+1" office:value-type="float" office:value="11">
            <text:p>11</text:p>
          </table:table-cell>
          <table:table-cell table:style-name="ce2" table:formula="of:=[.AE133]+1" office:value-type="float" office:value="2743">
            <text:p>2743</text:p>
          </table:table-cell>
          <table:table-cell table:formula="of:=DEC2HEX([.AE134])" office:value-type="string" office:string-value="AB7">
            <text:p>AB7</text:p>
          </table:table-cell>
          <table:table-cell office:value-type="string">
            <text:p>name9</text:p>
          </table:table-cell>
          <table:table-cell table:formula="of:=[.AH133]+1" office:value-type="float" office:value="11">
            <text:p>11</text:p>
          </table:table-cell>
          <table:table-cell table:style-name="ce2" table:formula="of:=[.AI133]+1" office:value-type="float" office:value="3116">
            <text:p>3116</text:p>
          </table:table-cell>
          <table:table-cell table:formula="of:=DEC2HEX([.AI134])" office:value-type="string" office:string-value="C2C">
            <text:p>C2C</text:p>
          </table:table-cell>
          <table:table-cell office:value-type="string">
            <text:p>name9</text:p>
          </table:table-cell>
          <table:table-cell table:formula="of:=[.AL133]+1" office:value-type="float" office:value="11">
            <text:p>11</text:p>
          </table:table-cell>
          <table:table-cell table:style-name="ce2" table:formula="of:=[.AM133]+1" office:value-type="float" office:value="3489">
            <text:p>3489</text:p>
          </table:table-cell>
          <table:table-cell table:formula="of:=DEC2HEX([.AM134])" office:value-type="string" office:string-value="DA1">
            <text:p>DA1</text:p>
          </table:table-cell>
        </table:table-row>
        <table:table-row table:style-name="ro1">
          <table:table-cell table:style-name="ce1" office:value-type="string">
            <text:p>DT10</text:p>
          </table:table-cell>
          <table:table-cell office:value-type="float" office:value="0">
            <text:p>0</text:p>
          </table:table-cell>
          <table:table-cell table:formula="of:=[.C134]+1" office:value-type="float" office:value="133">
            <text:p>133</text:p>
          </table:table-cell>
          <table:table-cell table:formula="of:=DEC2HEX([.C135])" office:value-type="string" office:string-value="85">
            <text:p>85</text:p>
          </table:table-cell>
          <table:table-cell table:style-name="ce1" office:value-type="string">
            <text:p>DT10</text:p>
          </table:table-cell>
          <table:table-cell office:value-type="float" office:value="0">
            <text:p>0</text:p>
          </table:table-cell>
          <table:table-cell table:formula="of:=[.G134]+1" office:value-type="float" office:value="506">
            <text:p>506</text:p>
          </table:table-cell>
          <table:table-cell table:formula="of:=DEC2HEX([.G135])" office:value-type="string" office:string-value="1FA">
            <text:p>1FA</text:p>
          </table:table-cell>
          <table:table-cell table:style-name="ce1" office:value-type="string">
            <text:p>DT10</text:p>
          </table:table-cell>
          <table:table-cell office:value-type="float" office:value="0">
            <text:p>0</text:p>
          </table:table-cell>
          <table:table-cell table:formula="of:=[.K134]+1" office:value-type="float" office:value="879">
            <text:p>879</text:p>
          </table:table-cell>
          <table:table-cell table:formula="of:=DEC2HEX([.K135])" office:value-type="string" office:string-value="36F">
            <text:p>36F</text:p>
          </table:table-cell>
          <table:table-cell table:style-name="ce1" office:value-type="string">
            <text:p>DT10</text:p>
          </table:table-cell>
          <table:table-cell office:value-type="float" office:value="0">
            <text:p>0</text:p>
          </table:table-cell>
          <table:table-cell table:formula="of:=[.O134]+1" office:value-type="float" office:value="1252">
            <text:p>1252</text:p>
          </table:table-cell>
          <table:table-cell table:formula="of:=DEC2HEX([.O135])" office:value-type="string" office:string-value="4E4">
            <text:p>4E4</text:p>
          </table:table-cell>
          <table:table-cell table:style-name="ce1" office:value-type="string">
            <text:p>DT10</text:p>
          </table:table-cell>
          <table:table-cell office:value-type="float" office:value="0">
            <text:p>0</text:p>
          </table:table-cell>
          <table:table-cell table:formula="of:=[.S134]+1" office:value-type="float" office:value="1625">
            <text:p>1625</text:p>
          </table:table-cell>
          <table:table-cell table:formula="of:=DEC2HEX([.S135])" office:value-type="string" office:string-value="659">
            <text:p>659</text:p>
          </table:table-cell>
          <table:table-cell table:style-name="ce1" office:value-type="string">
            <text:p>DT10</text:p>
          </table:table-cell>
          <table:table-cell office:value-type="float" office:value="0">
            <text:p>0</text:p>
          </table:table-cell>
          <table:table-cell table:formula="of:=[.W134]+1" office:value-type="float" office:value="1998">
            <text:p>1998</text:p>
          </table:table-cell>
          <table:table-cell table:formula="of:=DEC2HEX([.W135])" office:value-type="string" office:string-value="7CE">
            <text:p>7CE</text:p>
          </table:table-cell>
          <table:table-cell table:style-name="ce1" office:value-type="string">
            <text:p>DT10</text:p>
          </table:table-cell>
          <table:table-cell office:value-type="float" office:value="0">
            <text:p>0</text:p>
          </table:table-cell>
          <table:table-cell table:style-name="ce2" table:formula="of:=[.AA134]+1" office:value-type="float" office:value="2371">
            <text:p>2371</text:p>
          </table:table-cell>
          <table:table-cell table:formula="of:=DEC2HEX([.AA135])" office:value-type="string" office:string-value="943">
            <text:p>943</text:p>
          </table:table-cell>
          <table:table-cell table:style-name="ce1" office:value-type="string">
            <text:p>DT10</text:p>
          </table:table-cell>
          <table:table-cell office:value-type="float" office:value="0">
            <text:p>0</text:p>
          </table:table-cell>
          <table:table-cell table:style-name="ce2" table:formula="of:=[.AE134]+1" office:value-type="float" office:value="2744">
            <text:p>2744</text:p>
          </table:table-cell>
          <table:table-cell table:formula="of:=DEC2HEX([.AE135])" office:value-type="string" office:string-value="AB8">
            <text:p>AB8</text:p>
          </table:table-cell>
          <table:table-cell table:style-name="ce1" office:value-type="string">
            <text:p>DT10</text:p>
          </table:table-cell>
          <table:table-cell office:value-type="float" office:value="0">
            <text:p>0</text:p>
          </table:table-cell>
          <table:table-cell table:style-name="ce2" table:formula="of:=[.AI134]+1" office:value-type="float" office:value="3117">
            <text:p>3117</text:p>
          </table:table-cell>
          <table:table-cell table:formula="of:=DEC2HEX([.AI135])" office:value-type="string" office:string-value="C2D">
            <text:p>C2D</text:p>
          </table:table-cell>
          <table:table-cell table:style-name="ce1" office:value-type="string">
            <text:p>DT10</text:p>
          </table:table-cell>
          <table:table-cell office:value-type="float" office:value="0">
            <text:p>0</text:p>
          </table:table-cell>
          <table:table-cell table:style-name="ce2" table:formula="of:=[.AM134]+1" office:value-type="float" office:value="3490">
            <text:p>3490</text:p>
          </table:table-cell>
          <table:table-cell table:formula="of:=DEC2HEX([.AM135])" office:value-type="string" office:string-value="DA2">
            <text:p>DA2</text:p>
          </table:table-cell>
        </table:table-row>
        <table:table-row table:style-name="ro1">
          <table:table-cell office:value-type="string">
            <text:p>id</text:p>
          </table:table-cell>
          <table:table-cell table:formula="of:=[.B135]+1" office:value-type="float" office:value="1">
            <text:p>1</text:p>
          </table:table-cell>
          <table:table-cell table:formula="of:=[.C135]+1" office:value-type="float" office:value="134">
            <text:p>134</text:p>
          </table:table-cell>
          <table:table-cell table:formula="of:=DEC2HEX([.C136])" office:value-type="string" office:string-value="86">
            <text:p>86</text:p>
          </table:table-cell>
          <table:table-cell office:value-type="string">
            <text:p>id</text:p>
          </table:table-cell>
          <table:table-cell table:formula="of:=[.F135]+1" office:value-type="float" office:value="1">
            <text:p>1</text:p>
          </table:table-cell>
          <table:table-cell table:formula="of:=[.G135]+1" office:value-type="float" office:value="507">
            <text:p>507</text:p>
          </table:table-cell>
          <table:table-cell table:formula="of:=DEC2HEX([.G136])" office:value-type="string" office:string-value="1FB">
            <text:p>1FB</text:p>
          </table:table-cell>
          <table:table-cell office:value-type="string">
            <text:p>id</text:p>
          </table:table-cell>
          <table:table-cell table:formula="of:=[.J135]+1" office:value-type="float" office:value="1">
            <text:p>1</text:p>
          </table:table-cell>
          <table:table-cell table:formula="of:=[.K135]+1" office:value-type="float" office:value="880">
            <text:p>880</text:p>
          </table:table-cell>
          <table:table-cell table:formula="of:=DEC2HEX([.K136])" office:value-type="string" office:string-value="370">
            <text:p>370</text:p>
          </table:table-cell>
          <table:table-cell office:value-type="string">
            <text:p>id</text:p>
          </table:table-cell>
          <table:table-cell table:formula="of:=[.N135]+1" office:value-type="float" office:value="1">
            <text:p>1</text:p>
          </table:table-cell>
          <table:table-cell table:formula="of:=[.O135]+1" office:value-type="float" office:value="1253">
            <text:p>1253</text:p>
          </table:table-cell>
          <table:table-cell table:formula="of:=DEC2HEX([.O136])" office:value-type="string" office:string-value="4E5">
            <text:p>4E5</text:p>
          </table:table-cell>
          <table:table-cell office:value-type="string">
            <text:p>id</text:p>
          </table:table-cell>
          <table:table-cell table:formula="of:=[.R135]+1" office:value-type="float" office:value="1">
            <text:p>1</text:p>
          </table:table-cell>
          <table:table-cell table:formula="of:=[.S135]+1" office:value-type="float" office:value="1626">
            <text:p>1626</text:p>
          </table:table-cell>
          <table:table-cell table:formula="of:=DEC2HEX([.S136])" office:value-type="string" office:string-value="65A">
            <text:p>65A</text:p>
          </table:table-cell>
          <table:table-cell office:value-type="string">
            <text:p>id</text:p>
          </table:table-cell>
          <table:table-cell table:formula="of:=[.V135]+1" office:value-type="float" office:value="1">
            <text:p>1</text:p>
          </table:table-cell>
          <table:table-cell table:formula="of:=[.W135]+1" office:value-type="float" office:value="1999">
            <text:p>1999</text:p>
          </table:table-cell>
          <table:table-cell table:formula="of:=DEC2HEX([.W136])" office:value-type="string" office:string-value="7CF">
            <text:p>7CF</text:p>
          </table:table-cell>
          <table:table-cell office:value-type="string">
            <text:p>id</text:p>
          </table:table-cell>
          <table:table-cell table:formula="of:=[.Z135]+1" office:value-type="float" office:value="1">
            <text:p>1</text:p>
          </table:table-cell>
          <table:table-cell table:style-name="ce2" table:formula="of:=[.AA135]+1" office:value-type="float" office:value="2372">
            <text:p>2372</text:p>
          </table:table-cell>
          <table:table-cell table:formula="of:=DEC2HEX([.AA136])" office:value-type="string" office:string-value="944">
            <text:p>944</text:p>
          </table:table-cell>
          <table:table-cell office:value-type="string">
            <text:p>id</text:p>
          </table:table-cell>
          <table:table-cell table:formula="of:=[.AD135]+1" office:value-type="float" office:value="1">
            <text:p>1</text:p>
          </table:table-cell>
          <table:table-cell table:style-name="ce2" table:formula="of:=[.AE135]+1" office:value-type="float" office:value="2745">
            <text:p>2745</text:p>
          </table:table-cell>
          <table:table-cell table:formula="of:=DEC2HEX([.AE136])" office:value-type="string" office:string-value="AB9">
            <text:p>AB9</text:p>
          </table:table-cell>
          <table:table-cell office:value-type="string">
            <text:p>id</text:p>
          </table:table-cell>
          <table:table-cell table:formula="of:=[.AH135]+1" office:value-type="float" office:value="1">
            <text:p>1</text:p>
          </table:table-cell>
          <table:table-cell table:style-name="ce2" table:formula="of:=[.AI135]+1" office:value-type="float" office:value="3118">
            <text:p>3118</text:p>
          </table:table-cell>
          <table:table-cell table:formula="of:=DEC2HEX([.AI136])" office:value-type="string" office:string-value="C2E">
            <text:p>C2E</text:p>
          </table:table-cell>
          <table:table-cell office:value-type="string">
            <text:p>id</text:p>
          </table:table-cell>
          <table:table-cell table:formula="of:=[.AL135]+1" office:value-type="float" office:value="1">
            <text:p>1</text:p>
          </table:table-cell>
          <table:table-cell table:style-name="ce2" table:formula="of:=[.AM135]+1" office:value-type="float" office:value="3491">
            <text:p>3491</text:p>
          </table:table-cell>
          <table:table-cell table:formula="of:=DEC2HEX([.AM136])" office:value-type="string" office:string-value="DA3">
            <text:p>DA3</text:p>
          </table:table-cell>
        </table:table-row>
        <table:table-row table:style-name="ro1">
          <table:table-cell office:value-type="string">
            <text:p>name0</text:p>
          </table:table-cell>
          <table:table-cell table:formula="of:=[.B136]+1" office:value-type="float" office:value="2">
            <text:p>2</text:p>
          </table:table-cell>
          <table:table-cell table:formula="of:=[.C136]+1" office:value-type="float" office:value="135">
            <text:p>135</text:p>
          </table:table-cell>
          <table:table-cell table:formula="of:=DEC2HEX([.C137])" office:value-type="string" office:string-value="87">
            <text:p>87</text:p>
          </table:table-cell>
          <table:table-cell office:value-type="string">
            <text:p>name0</text:p>
          </table:table-cell>
          <table:table-cell table:formula="of:=[.F136]+1" office:value-type="float" office:value="2">
            <text:p>2</text:p>
          </table:table-cell>
          <table:table-cell table:formula="of:=[.G136]+1" office:value-type="float" office:value="508">
            <text:p>508</text:p>
          </table:table-cell>
          <table:table-cell table:formula="of:=DEC2HEX([.G137])" office:value-type="string" office:string-value="1FC">
            <text:p>1FC</text:p>
          </table:table-cell>
          <table:table-cell office:value-type="string">
            <text:p>name0</text:p>
          </table:table-cell>
          <table:table-cell table:formula="of:=[.J136]+1" office:value-type="float" office:value="2">
            <text:p>2</text:p>
          </table:table-cell>
          <table:table-cell table:formula="of:=[.K136]+1" office:value-type="float" office:value="881">
            <text:p>881</text:p>
          </table:table-cell>
          <table:table-cell table:formula="of:=DEC2HEX([.K137])" office:value-type="string" office:string-value="371">
            <text:p>371</text:p>
          </table:table-cell>
          <table:table-cell office:value-type="string">
            <text:p>name0</text:p>
          </table:table-cell>
          <table:table-cell table:formula="of:=[.N136]+1" office:value-type="float" office:value="2">
            <text:p>2</text:p>
          </table:table-cell>
          <table:table-cell table:formula="of:=[.O136]+1" office:value-type="float" office:value="1254">
            <text:p>1254</text:p>
          </table:table-cell>
          <table:table-cell table:formula="of:=DEC2HEX([.O137])" office:value-type="string" office:string-value="4E6">
            <text:p>4E6</text:p>
          </table:table-cell>
          <table:table-cell office:value-type="string">
            <text:p>name0</text:p>
          </table:table-cell>
          <table:table-cell table:formula="of:=[.R136]+1" office:value-type="float" office:value="2">
            <text:p>2</text:p>
          </table:table-cell>
          <table:table-cell table:formula="of:=[.S136]+1" office:value-type="float" office:value="1627">
            <text:p>1627</text:p>
          </table:table-cell>
          <table:table-cell table:formula="of:=DEC2HEX([.S137])" office:value-type="string" office:string-value="65B">
            <text:p>65B</text:p>
          </table:table-cell>
          <table:table-cell office:value-type="string">
            <text:p>name0</text:p>
          </table:table-cell>
          <table:table-cell table:formula="of:=[.V136]+1" office:value-type="float" office:value="2">
            <text:p>2</text:p>
          </table:table-cell>
          <table:table-cell table:formula="of:=[.W136]+1" office:value-type="float" office:value="2000">
            <text:p>2000</text:p>
          </table:table-cell>
          <table:table-cell table:formula="of:=DEC2HEX([.W137])" office:value-type="string" office:string-value="7D0">
            <text:p>7D0</text:p>
          </table:table-cell>
          <table:table-cell office:value-type="string">
            <text:p>name0</text:p>
          </table:table-cell>
          <table:table-cell table:formula="of:=[.Z136]+1" office:value-type="float" office:value="2">
            <text:p>2</text:p>
          </table:table-cell>
          <table:table-cell table:style-name="ce2" table:formula="of:=[.AA136]+1" office:value-type="float" office:value="2373">
            <text:p>2373</text:p>
          </table:table-cell>
          <table:table-cell table:formula="of:=DEC2HEX([.AA137])" office:value-type="string" office:string-value="945">
            <text:p>945</text:p>
          </table:table-cell>
          <table:table-cell office:value-type="string">
            <text:p>name0</text:p>
          </table:table-cell>
          <table:table-cell table:formula="of:=[.AD136]+1" office:value-type="float" office:value="2">
            <text:p>2</text:p>
          </table:table-cell>
          <table:table-cell table:style-name="ce2" table:formula="of:=[.AE136]+1" office:value-type="float" office:value="2746">
            <text:p>2746</text:p>
          </table:table-cell>
          <table:table-cell table:formula="of:=DEC2HEX([.AE137])" office:value-type="string" office:string-value="ABA">
            <text:p>ABA</text:p>
          </table:table-cell>
          <table:table-cell office:value-type="string">
            <text:p>name0</text:p>
          </table:table-cell>
          <table:table-cell table:formula="of:=[.AH136]+1" office:value-type="float" office:value="2">
            <text:p>2</text:p>
          </table:table-cell>
          <table:table-cell table:style-name="ce2" table:formula="of:=[.AI136]+1" office:value-type="float" office:value="3119">
            <text:p>3119</text:p>
          </table:table-cell>
          <table:table-cell table:formula="of:=DEC2HEX([.AI137])" office:value-type="string" office:string-value="C2F">
            <text:p>C2F</text:p>
          </table:table-cell>
          <table:table-cell office:value-type="string">
            <text:p>name0</text:p>
          </table:table-cell>
          <table:table-cell table:formula="of:=[.AL136]+1" office:value-type="float" office:value="2">
            <text:p>2</text:p>
          </table:table-cell>
          <table:table-cell table:style-name="ce2" table:formula="of:=[.AM136]+1" office:value-type="float" office:value="3492">
            <text:p>3492</text:p>
          </table:table-cell>
          <table:table-cell table:formula="of:=DEC2HEX([.AM137])" office:value-type="string" office:string-value="DA4">
            <text:p>DA4</text:p>
          </table:table-cell>
        </table:table-row>
        <table:table-row table:style-name="ro1">
          <table:table-cell office:value-type="string">
            <text:p>name1</text:p>
          </table:table-cell>
          <table:table-cell table:formula="of:=[.B137]+1" office:value-type="float" office:value="3">
            <text:p>3</text:p>
          </table:table-cell>
          <table:table-cell table:formula="of:=[.C137]+1" office:value-type="float" office:value="136">
            <text:p>136</text:p>
          </table:table-cell>
          <table:table-cell table:formula="of:=DEC2HEX([.C138])" office:value-type="string" office:string-value="88">
            <text:p>88</text:p>
          </table:table-cell>
          <table:table-cell office:value-type="string">
            <text:p>name1</text:p>
          </table:table-cell>
          <table:table-cell table:formula="of:=[.F137]+1" office:value-type="float" office:value="3">
            <text:p>3</text:p>
          </table:table-cell>
          <table:table-cell table:formula="of:=[.G137]+1" office:value-type="float" office:value="509">
            <text:p>509</text:p>
          </table:table-cell>
          <table:table-cell table:formula="of:=DEC2HEX([.G138])" office:value-type="string" office:string-value="1FD">
            <text:p>1FD</text:p>
          </table:table-cell>
          <table:table-cell office:value-type="string">
            <text:p>name1</text:p>
          </table:table-cell>
          <table:table-cell table:formula="of:=[.J137]+1" office:value-type="float" office:value="3">
            <text:p>3</text:p>
          </table:table-cell>
          <table:table-cell table:formula="of:=[.K137]+1" office:value-type="float" office:value="882">
            <text:p>882</text:p>
          </table:table-cell>
          <table:table-cell table:formula="of:=DEC2HEX([.K138])" office:value-type="string" office:string-value="372">
            <text:p>372</text:p>
          </table:table-cell>
          <table:table-cell office:value-type="string">
            <text:p>name1</text:p>
          </table:table-cell>
          <table:table-cell table:formula="of:=[.N137]+1" office:value-type="float" office:value="3">
            <text:p>3</text:p>
          </table:table-cell>
          <table:table-cell table:formula="of:=[.O137]+1" office:value-type="float" office:value="1255">
            <text:p>1255</text:p>
          </table:table-cell>
          <table:table-cell table:formula="of:=DEC2HEX([.O138])" office:value-type="string" office:string-value="4E7">
            <text:p>4E7</text:p>
          </table:table-cell>
          <table:table-cell office:value-type="string">
            <text:p>name1</text:p>
          </table:table-cell>
          <table:table-cell table:formula="of:=[.R137]+1" office:value-type="float" office:value="3">
            <text:p>3</text:p>
          </table:table-cell>
          <table:table-cell table:formula="of:=[.S137]+1" office:value-type="float" office:value="1628">
            <text:p>1628</text:p>
          </table:table-cell>
          <table:table-cell table:formula="of:=DEC2HEX([.S138])" office:value-type="string" office:string-value="65C">
            <text:p>65C</text:p>
          </table:table-cell>
          <table:table-cell office:value-type="string">
            <text:p>name1</text:p>
          </table:table-cell>
          <table:table-cell table:formula="of:=[.V137]+1" office:value-type="float" office:value="3">
            <text:p>3</text:p>
          </table:table-cell>
          <table:table-cell table:formula="of:=[.W137]+1" office:value-type="float" office:value="2001">
            <text:p>2001</text:p>
          </table:table-cell>
          <table:table-cell table:formula="of:=DEC2HEX([.W138])" office:value-type="string" office:string-value="7D1">
            <text:p>7D1</text:p>
          </table:table-cell>
          <table:table-cell office:value-type="string">
            <text:p>name1</text:p>
          </table:table-cell>
          <table:table-cell table:formula="of:=[.Z137]+1" office:value-type="float" office:value="3">
            <text:p>3</text:p>
          </table:table-cell>
          <table:table-cell table:style-name="ce2" table:formula="of:=[.AA137]+1" office:value-type="float" office:value="2374">
            <text:p>2374</text:p>
          </table:table-cell>
          <table:table-cell table:formula="of:=DEC2HEX([.AA138])" office:value-type="string" office:string-value="946">
            <text:p>946</text:p>
          </table:table-cell>
          <table:table-cell office:value-type="string">
            <text:p>name1</text:p>
          </table:table-cell>
          <table:table-cell table:formula="of:=[.AD137]+1" office:value-type="float" office:value="3">
            <text:p>3</text:p>
          </table:table-cell>
          <table:table-cell table:style-name="ce2" table:formula="of:=[.AE137]+1" office:value-type="float" office:value="2747">
            <text:p>2747</text:p>
          </table:table-cell>
          <table:table-cell table:formula="of:=DEC2HEX([.AE138])" office:value-type="string" office:string-value="ABB">
            <text:p>ABB</text:p>
          </table:table-cell>
          <table:table-cell office:value-type="string">
            <text:p>name1</text:p>
          </table:table-cell>
          <table:table-cell table:formula="of:=[.AH137]+1" office:value-type="float" office:value="3">
            <text:p>3</text:p>
          </table:table-cell>
          <table:table-cell table:style-name="ce2" table:formula="of:=[.AI137]+1" office:value-type="float" office:value="3120">
            <text:p>3120</text:p>
          </table:table-cell>
          <table:table-cell table:formula="of:=DEC2HEX([.AI138])" office:value-type="string" office:string-value="C30">
            <text:p>C30</text:p>
          </table:table-cell>
          <table:table-cell office:value-type="string">
            <text:p>name1</text:p>
          </table:table-cell>
          <table:table-cell table:formula="of:=[.AL137]+1" office:value-type="float" office:value="3">
            <text:p>3</text:p>
          </table:table-cell>
          <table:table-cell table:style-name="ce2" table:formula="of:=[.AM137]+1" office:value-type="float" office:value="3493">
            <text:p>3493</text:p>
          </table:table-cell>
          <table:table-cell table:formula="of:=DEC2HEX([.AM138])" office:value-type="string" office:string-value="DA5">
            <text:p>DA5</text:p>
          </table:table-cell>
        </table:table-row>
        <table:table-row table:style-name="ro1">
          <table:table-cell office:value-type="string">
            <text:p>name2</text:p>
          </table:table-cell>
          <table:table-cell table:formula="of:=[.B138]+1" office:value-type="float" office:value="4">
            <text:p>4</text:p>
          </table:table-cell>
          <table:table-cell table:formula="of:=[.C138]+1" office:value-type="float" office:value="137">
            <text:p>137</text:p>
          </table:table-cell>
          <table:table-cell table:formula="of:=DEC2HEX([.C139])" office:value-type="string" office:string-value="89">
            <text:p>89</text:p>
          </table:table-cell>
          <table:table-cell office:value-type="string">
            <text:p>name2</text:p>
          </table:table-cell>
          <table:table-cell table:formula="of:=[.F138]+1" office:value-type="float" office:value="4">
            <text:p>4</text:p>
          </table:table-cell>
          <table:table-cell table:formula="of:=[.G138]+1" office:value-type="float" office:value="510">
            <text:p>510</text:p>
          </table:table-cell>
          <table:table-cell table:formula="of:=DEC2HEX([.G139])" office:value-type="string" office:string-value="1FE">
            <text:p>1FE</text:p>
          </table:table-cell>
          <table:table-cell office:value-type="string">
            <text:p>name2</text:p>
          </table:table-cell>
          <table:table-cell table:formula="of:=[.J138]+1" office:value-type="float" office:value="4">
            <text:p>4</text:p>
          </table:table-cell>
          <table:table-cell table:formula="of:=[.K138]+1" office:value-type="float" office:value="883">
            <text:p>883</text:p>
          </table:table-cell>
          <table:table-cell table:formula="of:=DEC2HEX([.K139])" office:value-type="string" office:string-value="373">
            <text:p>373</text:p>
          </table:table-cell>
          <table:table-cell office:value-type="string">
            <text:p>name2</text:p>
          </table:table-cell>
          <table:table-cell table:formula="of:=[.N138]+1" office:value-type="float" office:value="4">
            <text:p>4</text:p>
          </table:table-cell>
          <table:table-cell table:formula="of:=[.O138]+1" office:value-type="float" office:value="1256">
            <text:p>1256</text:p>
          </table:table-cell>
          <table:table-cell table:formula="of:=DEC2HEX([.O139])" office:value-type="string" office:string-value="4E8">
            <text:p>4E8</text:p>
          </table:table-cell>
          <table:table-cell office:value-type="string">
            <text:p>name2</text:p>
          </table:table-cell>
          <table:table-cell table:formula="of:=[.R138]+1" office:value-type="float" office:value="4">
            <text:p>4</text:p>
          </table:table-cell>
          <table:table-cell table:formula="of:=[.S138]+1" office:value-type="float" office:value="1629">
            <text:p>1629</text:p>
          </table:table-cell>
          <table:table-cell table:formula="of:=DEC2HEX([.S139])" office:value-type="string" office:string-value="65D">
            <text:p>65D</text:p>
          </table:table-cell>
          <table:table-cell office:value-type="string">
            <text:p>name2</text:p>
          </table:table-cell>
          <table:table-cell table:formula="of:=[.V138]+1" office:value-type="float" office:value="4">
            <text:p>4</text:p>
          </table:table-cell>
          <table:table-cell table:formula="of:=[.W138]+1" office:value-type="float" office:value="2002">
            <text:p>2002</text:p>
          </table:table-cell>
          <table:table-cell table:formula="of:=DEC2HEX([.W139])" office:value-type="string" office:string-value="7D2">
            <text:p>7D2</text:p>
          </table:table-cell>
          <table:table-cell office:value-type="string">
            <text:p>name2</text:p>
          </table:table-cell>
          <table:table-cell table:formula="of:=[.Z138]+1" office:value-type="float" office:value="4">
            <text:p>4</text:p>
          </table:table-cell>
          <table:table-cell table:style-name="ce2" table:formula="of:=[.AA138]+1" office:value-type="float" office:value="2375">
            <text:p>2375</text:p>
          </table:table-cell>
          <table:table-cell table:formula="of:=DEC2HEX([.AA139])" office:value-type="string" office:string-value="947">
            <text:p>947</text:p>
          </table:table-cell>
          <table:table-cell office:value-type="string">
            <text:p>name2</text:p>
          </table:table-cell>
          <table:table-cell table:formula="of:=[.AD138]+1" office:value-type="float" office:value="4">
            <text:p>4</text:p>
          </table:table-cell>
          <table:table-cell table:style-name="ce2" table:formula="of:=[.AE138]+1" office:value-type="float" office:value="2748">
            <text:p>2748</text:p>
          </table:table-cell>
          <table:table-cell table:formula="of:=DEC2HEX([.AE139])" office:value-type="string" office:string-value="ABC">
            <text:p>ABC</text:p>
          </table:table-cell>
          <table:table-cell office:value-type="string">
            <text:p>name2</text:p>
          </table:table-cell>
          <table:table-cell table:formula="of:=[.AH138]+1" office:value-type="float" office:value="4">
            <text:p>4</text:p>
          </table:table-cell>
          <table:table-cell table:style-name="ce2" table:formula="of:=[.AI138]+1" office:value-type="float" office:value="3121">
            <text:p>3121</text:p>
          </table:table-cell>
          <table:table-cell table:formula="of:=DEC2HEX([.AI139])" office:value-type="string" office:string-value="C31">
            <text:p>C31</text:p>
          </table:table-cell>
          <table:table-cell office:value-type="string">
            <text:p>name2</text:p>
          </table:table-cell>
          <table:table-cell table:formula="of:=[.AL138]+1" office:value-type="float" office:value="4">
            <text:p>4</text:p>
          </table:table-cell>
          <table:table-cell table:style-name="ce2" table:formula="of:=[.AM138]+1" office:value-type="float" office:value="3494">
            <text:p>3494</text:p>
          </table:table-cell>
          <table:table-cell table:formula="of:=DEC2HEX([.AM139])" office:value-type="string" office:string-value="DA6">
            <text:p>DA6</text:p>
          </table:table-cell>
        </table:table-row>
        <table:table-row table:style-name="ro1">
          <table:table-cell office:value-type="string">
            <text:p>name3</text:p>
          </table:table-cell>
          <table:table-cell table:formula="of:=[.B139]+1" office:value-type="float" office:value="5">
            <text:p>5</text:p>
          </table:table-cell>
          <table:table-cell table:formula="of:=[.C139]+1" office:value-type="float" office:value="138">
            <text:p>138</text:p>
          </table:table-cell>
          <table:table-cell table:formula="of:=DEC2HEX([.C140])" office:value-type="string" office:string-value="8A">
            <text:p>8A</text:p>
          </table:table-cell>
          <table:table-cell office:value-type="string">
            <text:p>name3</text:p>
          </table:table-cell>
          <table:table-cell table:formula="of:=[.F139]+1" office:value-type="float" office:value="5">
            <text:p>5</text:p>
          </table:table-cell>
          <table:table-cell table:formula="of:=[.G139]+1" office:value-type="float" office:value="511">
            <text:p>511</text:p>
          </table:table-cell>
          <table:table-cell table:formula="of:=DEC2HEX([.G140])" office:value-type="string" office:string-value="1FF">
            <text:p>1FF</text:p>
          </table:table-cell>
          <table:table-cell office:value-type="string">
            <text:p>name3</text:p>
          </table:table-cell>
          <table:table-cell table:formula="of:=[.J139]+1" office:value-type="float" office:value="5">
            <text:p>5</text:p>
          </table:table-cell>
          <table:table-cell table:formula="of:=[.K139]+1" office:value-type="float" office:value="884">
            <text:p>884</text:p>
          </table:table-cell>
          <table:table-cell table:formula="of:=DEC2HEX([.K140])" office:value-type="string" office:string-value="374">
            <text:p>374</text:p>
          </table:table-cell>
          <table:table-cell office:value-type="string">
            <text:p>name3</text:p>
          </table:table-cell>
          <table:table-cell table:formula="of:=[.N139]+1" office:value-type="float" office:value="5">
            <text:p>5</text:p>
          </table:table-cell>
          <table:table-cell table:formula="of:=[.O139]+1" office:value-type="float" office:value="1257">
            <text:p>1257</text:p>
          </table:table-cell>
          <table:table-cell table:formula="of:=DEC2HEX([.O140])" office:value-type="string" office:string-value="4E9">
            <text:p>4E9</text:p>
          </table:table-cell>
          <table:table-cell office:value-type="string">
            <text:p>name3</text:p>
          </table:table-cell>
          <table:table-cell table:formula="of:=[.R139]+1" office:value-type="float" office:value="5">
            <text:p>5</text:p>
          </table:table-cell>
          <table:table-cell table:formula="of:=[.S139]+1" office:value-type="float" office:value="1630">
            <text:p>1630</text:p>
          </table:table-cell>
          <table:table-cell table:formula="of:=DEC2HEX([.S140])" office:value-type="string" office:string-value="65E">
            <text:p>65E</text:p>
          </table:table-cell>
          <table:table-cell office:value-type="string">
            <text:p>name3</text:p>
          </table:table-cell>
          <table:table-cell table:formula="of:=[.V139]+1" office:value-type="float" office:value="5">
            <text:p>5</text:p>
          </table:table-cell>
          <table:table-cell table:formula="of:=[.W139]+1" office:value-type="float" office:value="2003">
            <text:p>2003</text:p>
          </table:table-cell>
          <table:table-cell table:formula="of:=DEC2HEX([.W140])" office:value-type="string" office:string-value="7D3">
            <text:p>7D3</text:p>
          </table:table-cell>
          <table:table-cell office:value-type="string">
            <text:p>name3</text:p>
          </table:table-cell>
          <table:table-cell table:formula="of:=[.Z139]+1" office:value-type="float" office:value="5">
            <text:p>5</text:p>
          </table:table-cell>
          <table:table-cell table:style-name="ce2" table:formula="of:=[.AA139]+1" office:value-type="float" office:value="2376">
            <text:p>2376</text:p>
          </table:table-cell>
          <table:table-cell table:formula="of:=DEC2HEX([.AA140])" office:value-type="string" office:string-value="948">
            <text:p>948</text:p>
          </table:table-cell>
          <table:table-cell office:value-type="string">
            <text:p>name3</text:p>
          </table:table-cell>
          <table:table-cell table:formula="of:=[.AD139]+1" office:value-type="float" office:value="5">
            <text:p>5</text:p>
          </table:table-cell>
          <table:table-cell table:style-name="ce2" table:formula="of:=[.AE139]+1" office:value-type="float" office:value="2749">
            <text:p>2749</text:p>
          </table:table-cell>
          <table:table-cell table:formula="of:=DEC2HEX([.AE140])" office:value-type="string" office:string-value="ABD">
            <text:p>ABD</text:p>
          </table:table-cell>
          <table:table-cell office:value-type="string">
            <text:p>name3</text:p>
          </table:table-cell>
          <table:table-cell table:formula="of:=[.AH139]+1" office:value-type="float" office:value="5">
            <text:p>5</text:p>
          </table:table-cell>
          <table:table-cell table:style-name="ce2" table:formula="of:=[.AI139]+1" office:value-type="float" office:value="3122">
            <text:p>3122</text:p>
          </table:table-cell>
          <table:table-cell table:formula="of:=DEC2HEX([.AI140])" office:value-type="string" office:string-value="C32">
            <text:p>C32</text:p>
          </table:table-cell>
          <table:table-cell office:value-type="string">
            <text:p>name3</text:p>
          </table:table-cell>
          <table:table-cell table:formula="of:=[.AL139]+1" office:value-type="float" office:value="5">
            <text:p>5</text:p>
          </table:table-cell>
          <table:table-cell table:style-name="ce2" table:formula="of:=[.AM139]+1" office:value-type="float" office:value="3495">
            <text:p>3495</text:p>
          </table:table-cell>
          <table:table-cell table:formula="of:=DEC2HEX([.AM140])" office:value-type="string" office:string-value="DA7">
            <text:p>DA7</text:p>
          </table:table-cell>
        </table:table-row>
        <table:table-row table:style-name="ro1">
          <table:table-cell office:value-type="string">
            <text:p>name4</text:p>
          </table:table-cell>
          <table:table-cell table:formula="of:=[.B140]+1" office:value-type="float" office:value="6">
            <text:p>6</text:p>
          </table:table-cell>
          <table:table-cell table:formula="of:=[.C140]+1" office:value-type="float" office:value="139">
            <text:p>139</text:p>
          </table:table-cell>
          <table:table-cell table:formula="of:=DEC2HEX([.C141])" office:value-type="string" office:string-value="8B">
            <text:p>8B</text:p>
          </table:table-cell>
          <table:table-cell office:value-type="string">
            <text:p>name4</text:p>
          </table:table-cell>
          <table:table-cell table:formula="of:=[.F140]+1" office:value-type="float" office:value="6">
            <text:p>6</text:p>
          </table:table-cell>
          <table:table-cell table:formula="of:=[.G140]+1" office:value-type="float" office:value="512">
            <text:p>512</text:p>
          </table:table-cell>
          <table:table-cell table:formula="of:=DEC2HEX([.G141])" office:value-type="string" office:string-value="200">
            <text:p>200</text:p>
          </table:table-cell>
          <table:table-cell office:value-type="string">
            <text:p>name4</text:p>
          </table:table-cell>
          <table:table-cell table:formula="of:=[.J140]+1" office:value-type="float" office:value="6">
            <text:p>6</text:p>
          </table:table-cell>
          <table:table-cell table:formula="of:=[.K140]+1" office:value-type="float" office:value="885">
            <text:p>885</text:p>
          </table:table-cell>
          <table:table-cell table:formula="of:=DEC2HEX([.K141])" office:value-type="string" office:string-value="375">
            <text:p>375</text:p>
          </table:table-cell>
          <table:table-cell office:value-type="string">
            <text:p>name4</text:p>
          </table:table-cell>
          <table:table-cell table:formula="of:=[.N140]+1" office:value-type="float" office:value="6">
            <text:p>6</text:p>
          </table:table-cell>
          <table:table-cell table:formula="of:=[.O140]+1" office:value-type="float" office:value="1258">
            <text:p>1258</text:p>
          </table:table-cell>
          <table:table-cell table:formula="of:=DEC2HEX([.O141])" office:value-type="string" office:string-value="4EA">
            <text:p>4EA</text:p>
          </table:table-cell>
          <table:table-cell office:value-type="string">
            <text:p>name4</text:p>
          </table:table-cell>
          <table:table-cell table:formula="of:=[.R140]+1" office:value-type="float" office:value="6">
            <text:p>6</text:p>
          </table:table-cell>
          <table:table-cell table:formula="of:=[.S140]+1" office:value-type="float" office:value="1631">
            <text:p>1631</text:p>
          </table:table-cell>
          <table:table-cell table:formula="of:=DEC2HEX([.S141])" office:value-type="string" office:string-value="65F">
            <text:p>65F</text:p>
          </table:table-cell>
          <table:table-cell office:value-type="string">
            <text:p>name4</text:p>
          </table:table-cell>
          <table:table-cell table:formula="of:=[.V140]+1" office:value-type="float" office:value="6">
            <text:p>6</text:p>
          </table:table-cell>
          <table:table-cell table:formula="of:=[.W140]+1" office:value-type="float" office:value="2004">
            <text:p>2004</text:p>
          </table:table-cell>
          <table:table-cell table:formula="of:=DEC2HEX([.W141])" office:value-type="string" office:string-value="7D4">
            <text:p>7D4</text:p>
          </table:table-cell>
          <table:table-cell office:value-type="string">
            <text:p>name4</text:p>
          </table:table-cell>
          <table:table-cell table:formula="of:=[.Z140]+1" office:value-type="float" office:value="6">
            <text:p>6</text:p>
          </table:table-cell>
          <table:table-cell table:style-name="ce2" table:formula="of:=[.AA140]+1" office:value-type="float" office:value="2377">
            <text:p>2377</text:p>
          </table:table-cell>
          <table:table-cell table:formula="of:=DEC2HEX([.AA141])" office:value-type="string" office:string-value="949">
            <text:p>949</text:p>
          </table:table-cell>
          <table:table-cell office:value-type="string">
            <text:p>name4</text:p>
          </table:table-cell>
          <table:table-cell table:formula="of:=[.AD140]+1" office:value-type="float" office:value="6">
            <text:p>6</text:p>
          </table:table-cell>
          <table:table-cell table:style-name="ce2" table:formula="of:=[.AE140]+1" office:value-type="float" office:value="2750">
            <text:p>2750</text:p>
          </table:table-cell>
          <table:table-cell table:formula="of:=DEC2HEX([.AE141])" office:value-type="string" office:string-value="ABE">
            <text:p>ABE</text:p>
          </table:table-cell>
          <table:table-cell office:value-type="string">
            <text:p>name4</text:p>
          </table:table-cell>
          <table:table-cell table:formula="of:=[.AH140]+1" office:value-type="float" office:value="6">
            <text:p>6</text:p>
          </table:table-cell>
          <table:table-cell table:style-name="ce2" table:formula="of:=[.AI140]+1" office:value-type="float" office:value="3123">
            <text:p>3123</text:p>
          </table:table-cell>
          <table:table-cell table:formula="of:=DEC2HEX([.AI141])" office:value-type="string" office:string-value="C33">
            <text:p>C33</text:p>
          </table:table-cell>
          <table:table-cell office:value-type="string">
            <text:p>name4</text:p>
          </table:table-cell>
          <table:table-cell table:formula="of:=[.AL140]+1" office:value-type="float" office:value="6">
            <text:p>6</text:p>
          </table:table-cell>
          <table:table-cell table:style-name="ce2" table:formula="of:=[.AM140]+1" office:value-type="float" office:value="3496">
            <text:p>3496</text:p>
          </table:table-cell>
          <table:table-cell table:formula="of:=DEC2HEX([.AM141])" office:value-type="string" office:string-value="DA8">
            <text:p>DA8</text:p>
          </table:table-cell>
        </table:table-row>
        <table:table-row table:style-name="ro1">
          <table:table-cell office:value-type="string">
            <text:p>name5</text:p>
          </table:table-cell>
          <table:table-cell table:formula="of:=[.B141]+1" office:value-type="float" office:value="7">
            <text:p>7</text:p>
          </table:table-cell>
          <table:table-cell table:formula="of:=[.C141]+1" office:value-type="float" office:value="140">
            <text:p>140</text:p>
          </table:table-cell>
          <table:table-cell table:formula="of:=DEC2HEX([.C142])" office:value-type="string" office:string-value="8C">
            <text:p>8C</text:p>
          </table:table-cell>
          <table:table-cell office:value-type="string">
            <text:p>name5</text:p>
          </table:table-cell>
          <table:table-cell table:formula="of:=[.F141]+1" office:value-type="float" office:value="7">
            <text:p>7</text:p>
          </table:table-cell>
          <table:table-cell table:formula="of:=[.G141]+1" office:value-type="float" office:value="513">
            <text:p>513</text:p>
          </table:table-cell>
          <table:table-cell table:formula="of:=DEC2HEX([.G142])" office:value-type="string" office:string-value="201">
            <text:p>201</text:p>
          </table:table-cell>
          <table:table-cell office:value-type="string">
            <text:p>name5</text:p>
          </table:table-cell>
          <table:table-cell table:formula="of:=[.J141]+1" office:value-type="float" office:value="7">
            <text:p>7</text:p>
          </table:table-cell>
          <table:table-cell table:formula="of:=[.K141]+1" office:value-type="float" office:value="886">
            <text:p>886</text:p>
          </table:table-cell>
          <table:table-cell table:formula="of:=DEC2HEX([.K142])" office:value-type="string" office:string-value="376">
            <text:p>376</text:p>
          </table:table-cell>
          <table:table-cell office:value-type="string">
            <text:p>name5</text:p>
          </table:table-cell>
          <table:table-cell table:formula="of:=[.N141]+1" office:value-type="float" office:value="7">
            <text:p>7</text:p>
          </table:table-cell>
          <table:table-cell table:formula="of:=[.O141]+1" office:value-type="float" office:value="1259">
            <text:p>1259</text:p>
          </table:table-cell>
          <table:table-cell table:formula="of:=DEC2HEX([.O142])" office:value-type="string" office:string-value="4EB">
            <text:p>4EB</text:p>
          </table:table-cell>
          <table:table-cell office:value-type="string">
            <text:p>name5</text:p>
          </table:table-cell>
          <table:table-cell table:formula="of:=[.R141]+1" office:value-type="float" office:value="7">
            <text:p>7</text:p>
          </table:table-cell>
          <table:table-cell table:formula="of:=[.S141]+1" office:value-type="float" office:value="1632">
            <text:p>1632</text:p>
          </table:table-cell>
          <table:table-cell table:formula="of:=DEC2HEX([.S142])" office:value-type="string" office:string-value="660">
            <text:p>660</text:p>
          </table:table-cell>
          <table:table-cell office:value-type="string">
            <text:p>name5</text:p>
          </table:table-cell>
          <table:table-cell table:formula="of:=[.V141]+1" office:value-type="float" office:value="7">
            <text:p>7</text:p>
          </table:table-cell>
          <table:table-cell table:formula="of:=[.W141]+1" office:value-type="float" office:value="2005">
            <text:p>2005</text:p>
          </table:table-cell>
          <table:table-cell table:formula="of:=DEC2HEX([.W142])" office:value-type="string" office:string-value="7D5">
            <text:p>7D5</text:p>
          </table:table-cell>
          <table:table-cell office:value-type="string">
            <text:p>name5</text:p>
          </table:table-cell>
          <table:table-cell table:formula="of:=[.Z141]+1" office:value-type="float" office:value="7">
            <text:p>7</text:p>
          </table:table-cell>
          <table:table-cell table:style-name="ce2" table:formula="of:=[.AA141]+1" office:value-type="float" office:value="2378">
            <text:p>2378</text:p>
          </table:table-cell>
          <table:table-cell table:formula="of:=DEC2HEX([.AA142])" office:value-type="string" office:string-value="94A">
            <text:p>94A</text:p>
          </table:table-cell>
          <table:table-cell office:value-type="string">
            <text:p>name5</text:p>
          </table:table-cell>
          <table:table-cell table:formula="of:=[.AD141]+1" office:value-type="float" office:value="7">
            <text:p>7</text:p>
          </table:table-cell>
          <table:table-cell table:style-name="ce2" table:formula="of:=[.AE141]+1" office:value-type="float" office:value="2751">
            <text:p>2751</text:p>
          </table:table-cell>
          <table:table-cell table:formula="of:=DEC2HEX([.AE142])" office:value-type="string" office:string-value="ABF">
            <text:p>ABF</text:p>
          </table:table-cell>
          <table:table-cell office:value-type="string">
            <text:p>name5</text:p>
          </table:table-cell>
          <table:table-cell table:formula="of:=[.AH141]+1" office:value-type="float" office:value="7">
            <text:p>7</text:p>
          </table:table-cell>
          <table:table-cell table:style-name="ce2" table:formula="of:=[.AI141]+1" office:value-type="float" office:value="3124">
            <text:p>3124</text:p>
          </table:table-cell>
          <table:table-cell table:formula="of:=DEC2HEX([.AI142])" office:value-type="string" office:string-value="C34">
            <text:p>C34</text:p>
          </table:table-cell>
          <table:table-cell office:value-type="string">
            <text:p>name5</text:p>
          </table:table-cell>
          <table:table-cell table:formula="of:=[.AL141]+1" office:value-type="float" office:value="7">
            <text:p>7</text:p>
          </table:table-cell>
          <table:table-cell table:style-name="ce2" table:formula="of:=[.AM141]+1" office:value-type="float" office:value="3497">
            <text:p>3497</text:p>
          </table:table-cell>
          <table:table-cell table:formula="of:=DEC2HEX([.AM142])" office:value-type="string" office:string-value="DA9">
            <text:p>DA9</text:p>
          </table:table-cell>
        </table:table-row>
        <table:table-row table:style-name="ro1">
          <table:table-cell office:value-type="string">
            <text:p>name6</text:p>
          </table:table-cell>
          <table:table-cell table:formula="of:=[.B142]+1" office:value-type="float" office:value="8">
            <text:p>8</text:p>
          </table:table-cell>
          <table:table-cell table:formula="of:=[.C142]+1" office:value-type="float" office:value="141">
            <text:p>141</text:p>
          </table:table-cell>
          <table:table-cell table:formula="of:=DEC2HEX([.C143])" office:value-type="string" office:string-value="8D">
            <text:p>8D</text:p>
          </table:table-cell>
          <table:table-cell office:value-type="string">
            <text:p>name6</text:p>
          </table:table-cell>
          <table:table-cell table:formula="of:=[.F142]+1" office:value-type="float" office:value="8">
            <text:p>8</text:p>
          </table:table-cell>
          <table:table-cell table:formula="of:=[.G142]+1" office:value-type="float" office:value="514">
            <text:p>514</text:p>
          </table:table-cell>
          <table:table-cell table:formula="of:=DEC2HEX([.G143])" office:value-type="string" office:string-value="202">
            <text:p>202</text:p>
          </table:table-cell>
          <table:table-cell office:value-type="string">
            <text:p>name6</text:p>
          </table:table-cell>
          <table:table-cell table:formula="of:=[.J142]+1" office:value-type="float" office:value="8">
            <text:p>8</text:p>
          </table:table-cell>
          <table:table-cell table:formula="of:=[.K142]+1" office:value-type="float" office:value="887">
            <text:p>887</text:p>
          </table:table-cell>
          <table:table-cell table:formula="of:=DEC2HEX([.K143])" office:value-type="string" office:string-value="377">
            <text:p>377</text:p>
          </table:table-cell>
          <table:table-cell office:value-type="string">
            <text:p>name6</text:p>
          </table:table-cell>
          <table:table-cell table:formula="of:=[.N142]+1" office:value-type="float" office:value="8">
            <text:p>8</text:p>
          </table:table-cell>
          <table:table-cell table:formula="of:=[.O142]+1" office:value-type="float" office:value="1260">
            <text:p>1260</text:p>
          </table:table-cell>
          <table:table-cell table:formula="of:=DEC2HEX([.O143])" office:value-type="string" office:string-value="4EC">
            <text:p>4EC</text:p>
          </table:table-cell>
          <table:table-cell office:value-type="string">
            <text:p>name6</text:p>
          </table:table-cell>
          <table:table-cell table:formula="of:=[.R142]+1" office:value-type="float" office:value="8">
            <text:p>8</text:p>
          </table:table-cell>
          <table:table-cell table:formula="of:=[.S142]+1" office:value-type="float" office:value="1633">
            <text:p>1633</text:p>
          </table:table-cell>
          <table:table-cell table:formula="of:=DEC2HEX([.S143])" office:value-type="string" office:string-value="661">
            <text:p>661</text:p>
          </table:table-cell>
          <table:table-cell office:value-type="string">
            <text:p>name6</text:p>
          </table:table-cell>
          <table:table-cell table:formula="of:=[.V142]+1" office:value-type="float" office:value="8">
            <text:p>8</text:p>
          </table:table-cell>
          <table:table-cell table:formula="of:=[.W142]+1" office:value-type="float" office:value="2006">
            <text:p>2006</text:p>
          </table:table-cell>
          <table:table-cell table:formula="of:=DEC2HEX([.W143])" office:value-type="string" office:string-value="7D6">
            <text:p>7D6</text:p>
          </table:table-cell>
          <table:table-cell office:value-type="string">
            <text:p>name6</text:p>
          </table:table-cell>
          <table:table-cell table:formula="of:=[.Z142]+1" office:value-type="float" office:value="8">
            <text:p>8</text:p>
          </table:table-cell>
          <table:table-cell table:style-name="ce2" table:formula="of:=[.AA142]+1" office:value-type="float" office:value="2379">
            <text:p>2379</text:p>
          </table:table-cell>
          <table:table-cell table:formula="of:=DEC2HEX([.AA143])" office:value-type="string" office:string-value="94B">
            <text:p>94B</text:p>
          </table:table-cell>
          <table:table-cell office:value-type="string">
            <text:p>name6</text:p>
          </table:table-cell>
          <table:table-cell table:formula="of:=[.AD142]+1" office:value-type="float" office:value="8">
            <text:p>8</text:p>
          </table:table-cell>
          <table:table-cell table:style-name="ce2" table:formula="of:=[.AE142]+1" office:value-type="float" office:value="2752">
            <text:p>2752</text:p>
          </table:table-cell>
          <table:table-cell table:formula="of:=DEC2HEX([.AE143])" office:value-type="string" office:string-value="AC0">
            <text:p>AC0</text:p>
          </table:table-cell>
          <table:table-cell office:value-type="string">
            <text:p>name6</text:p>
          </table:table-cell>
          <table:table-cell table:formula="of:=[.AH142]+1" office:value-type="float" office:value="8">
            <text:p>8</text:p>
          </table:table-cell>
          <table:table-cell table:style-name="ce2" table:formula="of:=[.AI142]+1" office:value-type="float" office:value="3125">
            <text:p>3125</text:p>
          </table:table-cell>
          <table:table-cell table:formula="of:=DEC2HEX([.AI143])" office:value-type="string" office:string-value="C35">
            <text:p>C35</text:p>
          </table:table-cell>
          <table:table-cell office:value-type="string">
            <text:p>name6</text:p>
          </table:table-cell>
          <table:table-cell table:formula="of:=[.AL142]+1" office:value-type="float" office:value="8">
            <text:p>8</text:p>
          </table:table-cell>
          <table:table-cell table:style-name="ce2" table:formula="of:=[.AM142]+1" office:value-type="float" office:value="3498">
            <text:p>3498</text:p>
          </table:table-cell>
          <table:table-cell table:formula="of:=DEC2HEX([.AM143])" office:value-type="string" office:string-value="DAA">
            <text:p>DAA</text:p>
          </table:table-cell>
        </table:table-row>
        <table:table-row table:style-name="ro1">
          <table:table-cell office:value-type="string">
            <text:p>name7</text:p>
          </table:table-cell>
          <table:table-cell table:formula="of:=[.B143]+1" office:value-type="float" office:value="9">
            <text:p>9</text:p>
          </table:table-cell>
          <table:table-cell table:formula="of:=[.C143]+1" office:value-type="float" office:value="142">
            <text:p>142</text:p>
          </table:table-cell>
          <table:table-cell table:formula="of:=DEC2HEX([.C144])" office:value-type="string" office:string-value="8E">
            <text:p>8E</text:p>
          </table:table-cell>
          <table:table-cell office:value-type="string">
            <text:p>name7</text:p>
          </table:table-cell>
          <table:table-cell table:formula="of:=[.F143]+1" office:value-type="float" office:value="9">
            <text:p>9</text:p>
          </table:table-cell>
          <table:table-cell table:formula="of:=[.G143]+1" office:value-type="float" office:value="515">
            <text:p>515</text:p>
          </table:table-cell>
          <table:table-cell table:formula="of:=DEC2HEX([.G144])" office:value-type="string" office:string-value="203">
            <text:p>203</text:p>
          </table:table-cell>
          <table:table-cell office:value-type="string">
            <text:p>name7</text:p>
          </table:table-cell>
          <table:table-cell table:formula="of:=[.J143]+1" office:value-type="float" office:value="9">
            <text:p>9</text:p>
          </table:table-cell>
          <table:table-cell table:formula="of:=[.K143]+1" office:value-type="float" office:value="888">
            <text:p>888</text:p>
          </table:table-cell>
          <table:table-cell table:formula="of:=DEC2HEX([.K144])" office:value-type="string" office:string-value="378">
            <text:p>378</text:p>
          </table:table-cell>
          <table:table-cell office:value-type="string">
            <text:p>name7</text:p>
          </table:table-cell>
          <table:table-cell table:formula="of:=[.N143]+1" office:value-type="float" office:value="9">
            <text:p>9</text:p>
          </table:table-cell>
          <table:table-cell table:formula="of:=[.O143]+1" office:value-type="float" office:value="1261">
            <text:p>1261</text:p>
          </table:table-cell>
          <table:table-cell table:formula="of:=DEC2HEX([.O144])" office:value-type="string" office:string-value="4ED">
            <text:p>4ED</text:p>
          </table:table-cell>
          <table:table-cell office:value-type="string">
            <text:p>name7</text:p>
          </table:table-cell>
          <table:table-cell table:formula="of:=[.R143]+1" office:value-type="float" office:value="9">
            <text:p>9</text:p>
          </table:table-cell>
          <table:table-cell table:formula="of:=[.S143]+1" office:value-type="float" office:value="1634">
            <text:p>1634</text:p>
          </table:table-cell>
          <table:table-cell table:formula="of:=DEC2HEX([.S144])" office:value-type="string" office:string-value="662">
            <text:p>662</text:p>
          </table:table-cell>
          <table:table-cell office:value-type="string">
            <text:p>name7</text:p>
          </table:table-cell>
          <table:table-cell table:formula="of:=[.V143]+1" office:value-type="float" office:value="9">
            <text:p>9</text:p>
          </table:table-cell>
          <table:table-cell table:formula="of:=[.W143]+1" office:value-type="float" office:value="2007">
            <text:p>2007</text:p>
          </table:table-cell>
          <table:table-cell table:formula="of:=DEC2HEX([.W144])" office:value-type="string" office:string-value="7D7">
            <text:p>7D7</text:p>
          </table:table-cell>
          <table:table-cell office:value-type="string">
            <text:p>name7</text:p>
          </table:table-cell>
          <table:table-cell table:formula="of:=[.Z143]+1" office:value-type="float" office:value="9">
            <text:p>9</text:p>
          </table:table-cell>
          <table:table-cell table:style-name="ce2" table:formula="of:=[.AA143]+1" office:value-type="float" office:value="2380">
            <text:p>2380</text:p>
          </table:table-cell>
          <table:table-cell table:formula="of:=DEC2HEX([.AA144])" office:value-type="string" office:string-value="94C">
            <text:p>94C</text:p>
          </table:table-cell>
          <table:table-cell office:value-type="string">
            <text:p>name7</text:p>
          </table:table-cell>
          <table:table-cell table:formula="of:=[.AD143]+1" office:value-type="float" office:value="9">
            <text:p>9</text:p>
          </table:table-cell>
          <table:table-cell table:style-name="ce2" table:formula="of:=[.AE143]+1" office:value-type="float" office:value="2753">
            <text:p>2753</text:p>
          </table:table-cell>
          <table:table-cell table:formula="of:=DEC2HEX([.AE144])" office:value-type="string" office:string-value="AC1">
            <text:p>AC1</text:p>
          </table:table-cell>
          <table:table-cell office:value-type="string">
            <text:p>name7</text:p>
          </table:table-cell>
          <table:table-cell table:formula="of:=[.AH143]+1" office:value-type="float" office:value="9">
            <text:p>9</text:p>
          </table:table-cell>
          <table:table-cell table:style-name="ce2" table:formula="of:=[.AI143]+1" office:value-type="float" office:value="3126">
            <text:p>3126</text:p>
          </table:table-cell>
          <table:table-cell table:formula="of:=DEC2HEX([.AI144])" office:value-type="string" office:string-value="C36">
            <text:p>C36</text:p>
          </table:table-cell>
          <table:table-cell office:value-type="string">
            <text:p>name7</text:p>
          </table:table-cell>
          <table:table-cell table:formula="of:=[.AL143]+1" office:value-type="float" office:value="9">
            <text:p>9</text:p>
          </table:table-cell>
          <table:table-cell table:style-name="ce2" table:formula="of:=[.AM143]+1" office:value-type="float" office:value="3499">
            <text:p>3499</text:p>
          </table:table-cell>
          <table:table-cell table:formula="of:=DEC2HEX([.AM144])" office:value-type="string" office:string-value="DAB">
            <text:p>DAB</text:p>
          </table:table-cell>
        </table:table-row>
        <table:table-row table:style-name="ro1">
          <table:table-cell office:value-type="string">
            <text:p>name8</text:p>
          </table:table-cell>
          <table:table-cell table:formula="of:=[.B144]+1" office:value-type="float" office:value="10">
            <text:p>10</text:p>
          </table:table-cell>
          <table:table-cell table:formula="of:=[.C144]+1" office:value-type="float" office:value="143">
            <text:p>143</text:p>
          </table:table-cell>
          <table:table-cell table:formula="of:=DEC2HEX([.C145])" office:value-type="string" office:string-value="8F">
            <text:p>8F</text:p>
          </table:table-cell>
          <table:table-cell office:value-type="string">
            <text:p>name8</text:p>
          </table:table-cell>
          <table:table-cell table:formula="of:=[.F144]+1" office:value-type="float" office:value="10">
            <text:p>10</text:p>
          </table:table-cell>
          <table:table-cell table:formula="of:=[.G144]+1" office:value-type="float" office:value="516">
            <text:p>516</text:p>
          </table:table-cell>
          <table:table-cell table:formula="of:=DEC2HEX([.G145])" office:value-type="string" office:string-value="204">
            <text:p>204</text:p>
          </table:table-cell>
          <table:table-cell office:value-type="string">
            <text:p>name8</text:p>
          </table:table-cell>
          <table:table-cell table:formula="of:=[.J144]+1" office:value-type="float" office:value="10">
            <text:p>10</text:p>
          </table:table-cell>
          <table:table-cell table:formula="of:=[.K144]+1" office:value-type="float" office:value="889">
            <text:p>889</text:p>
          </table:table-cell>
          <table:table-cell table:formula="of:=DEC2HEX([.K145])" office:value-type="string" office:string-value="379">
            <text:p>379</text:p>
          </table:table-cell>
          <table:table-cell office:value-type="string">
            <text:p>name8</text:p>
          </table:table-cell>
          <table:table-cell table:formula="of:=[.N144]+1" office:value-type="float" office:value="10">
            <text:p>10</text:p>
          </table:table-cell>
          <table:table-cell table:formula="of:=[.O144]+1" office:value-type="float" office:value="1262">
            <text:p>1262</text:p>
          </table:table-cell>
          <table:table-cell table:formula="of:=DEC2HEX([.O145])" office:value-type="string" office:string-value="4EE">
            <text:p>4EE</text:p>
          </table:table-cell>
          <table:table-cell office:value-type="string">
            <text:p>name8</text:p>
          </table:table-cell>
          <table:table-cell table:formula="of:=[.R144]+1" office:value-type="float" office:value="10">
            <text:p>10</text:p>
          </table:table-cell>
          <table:table-cell table:formula="of:=[.S144]+1" office:value-type="float" office:value="1635">
            <text:p>1635</text:p>
          </table:table-cell>
          <table:table-cell table:formula="of:=DEC2HEX([.S145])" office:value-type="string" office:string-value="663">
            <text:p>663</text:p>
          </table:table-cell>
          <table:table-cell office:value-type="string">
            <text:p>name8</text:p>
          </table:table-cell>
          <table:table-cell table:formula="of:=[.V144]+1" office:value-type="float" office:value="10">
            <text:p>10</text:p>
          </table:table-cell>
          <table:table-cell table:formula="of:=[.W144]+1" office:value-type="float" office:value="2008">
            <text:p>2008</text:p>
          </table:table-cell>
          <table:table-cell table:formula="of:=DEC2HEX([.W145])" office:value-type="string" office:string-value="7D8">
            <text:p>7D8</text:p>
          </table:table-cell>
          <table:table-cell office:value-type="string">
            <text:p>name8</text:p>
          </table:table-cell>
          <table:table-cell table:formula="of:=[.Z144]+1" office:value-type="float" office:value="10">
            <text:p>10</text:p>
          </table:table-cell>
          <table:table-cell table:style-name="ce2" table:formula="of:=[.AA144]+1" office:value-type="float" office:value="2381">
            <text:p>2381</text:p>
          </table:table-cell>
          <table:table-cell table:formula="of:=DEC2HEX([.AA145])" office:value-type="string" office:string-value="94D">
            <text:p>94D</text:p>
          </table:table-cell>
          <table:table-cell office:value-type="string">
            <text:p>name8</text:p>
          </table:table-cell>
          <table:table-cell table:formula="of:=[.AD144]+1" office:value-type="float" office:value="10">
            <text:p>10</text:p>
          </table:table-cell>
          <table:table-cell table:style-name="ce2" table:formula="of:=[.AE144]+1" office:value-type="float" office:value="2754">
            <text:p>2754</text:p>
          </table:table-cell>
          <table:table-cell table:formula="of:=DEC2HEX([.AE145])" office:value-type="string" office:string-value="AC2">
            <text:p>AC2</text:p>
          </table:table-cell>
          <table:table-cell office:value-type="string">
            <text:p>name8</text:p>
          </table:table-cell>
          <table:table-cell table:formula="of:=[.AH144]+1" office:value-type="float" office:value="10">
            <text:p>10</text:p>
          </table:table-cell>
          <table:table-cell table:style-name="ce2" table:formula="of:=[.AI144]+1" office:value-type="float" office:value="3127">
            <text:p>3127</text:p>
          </table:table-cell>
          <table:table-cell table:formula="of:=DEC2HEX([.AI145])" office:value-type="string" office:string-value="C37">
            <text:p>C37</text:p>
          </table:table-cell>
          <table:table-cell office:value-type="string">
            <text:p>name8</text:p>
          </table:table-cell>
          <table:table-cell table:formula="of:=[.AL144]+1" office:value-type="float" office:value="10">
            <text:p>10</text:p>
          </table:table-cell>
          <table:table-cell table:style-name="ce2" table:formula="of:=[.AM144]+1" office:value-type="float" office:value="3500">
            <text:p>3500</text:p>
          </table:table-cell>
          <table:table-cell table:formula="of:=DEC2HEX([.AM145])" office:value-type="string" office:string-value="DAC">
            <text:p>DAC</text:p>
          </table:table-cell>
        </table:table-row>
        <table:table-row table:style-name="ro1">
          <table:table-cell office:value-type="string">
            <text:p>name9</text:p>
          </table:table-cell>
          <table:table-cell table:formula="of:=[.B145]+1" office:value-type="float" office:value="11">
            <text:p>11</text:p>
          </table:table-cell>
          <table:table-cell table:formula="of:=[.C145]+1" office:value-type="float" office:value="144">
            <text:p>144</text:p>
          </table:table-cell>
          <table:table-cell table:formula="of:=DEC2HEX([.C146])" office:value-type="string" office:string-value="90">
            <text:p>90</text:p>
          </table:table-cell>
          <table:table-cell office:value-type="string">
            <text:p>name9</text:p>
          </table:table-cell>
          <table:table-cell table:formula="of:=[.F145]+1" office:value-type="float" office:value="11">
            <text:p>11</text:p>
          </table:table-cell>
          <table:table-cell table:formula="of:=[.G145]+1" office:value-type="float" office:value="517">
            <text:p>517</text:p>
          </table:table-cell>
          <table:table-cell table:formula="of:=DEC2HEX([.G146])" office:value-type="string" office:string-value="205">
            <text:p>205</text:p>
          </table:table-cell>
          <table:table-cell office:value-type="string">
            <text:p>name9</text:p>
          </table:table-cell>
          <table:table-cell table:formula="of:=[.J145]+1" office:value-type="float" office:value="11">
            <text:p>11</text:p>
          </table:table-cell>
          <table:table-cell table:formula="of:=[.K145]+1" office:value-type="float" office:value="890">
            <text:p>890</text:p>
          </table:table-cell>
          <table:table-cell table:formula="of:=DEC2HEX([.K146])" office:value-type="string" office:string-value="37A">
            <text:p>37A</text:p>
          </table:table-cell>
          <table:table-cell office:value-type="string">
            <text:p>name9</text:p>
          </table:table-cell>
          <table:table-cell table:formula="of:=[.N145]+1" office:value-type="float" office:value="11">
            <text:p>11</text:p>
          </table:table-cell>
          <table:table-cell table:formula="of:=[.O145]+1" office:value-type="float" office:value="1263">
            <text:p>1263</text:p>
          </table:table-cell>
          <table:table-cell table:formula="of:=DEC2HEX([.O146])" office:value-type="string" office:string-value="4EF">
            <text:p>4EF</text:p>
          </table:table-cell>
          <table:table-cell office:value-type="string">
            <text:p>name9</text:p>
          </table:table-cell>
          <table:table-cell table:formula="of:=[.R145]+1" office:value-type="float" office:value="11">
            <text:p>11</text:p>
          </table:table-cell>
          <table:table-cell table:formula="of:=[.S145]+1" office:value-type="float" office:value="1636">
            <text:p>1636</text:p>
          </table:table-cell>
          <table:table-cell table:formula="of:=DEC2HEX([.S146])" office:value-type="string" office:string-value="664">
            <text:p>664</text:p>
          </table:table-cell>
          <table:table-cell office:value-type="string">
            <text:p>name9</text:p>
          </table:table-cell>
          <table:table-cell table:formula="of:=[.V145]+1" office:value-type="float" office:value="11">
            <text:p>11</text:p>
          </table:table-cell>
          <table:table-cell table:formula="of:=[.W145]+1" office:value-type="float" office:value="2009">
            <text:p>2009</text:p>
          </table:table-cell>
          <table:table-cell table:formula="of:=DEC2HEX([.W146])" office:value-type="string" office:string-value="7D9">
            <text:p>7D9</text:p>
          </table:table-cell>
          <table:table-cell office:value-type="string">
            <text:p>name9</text:p>
          </table:table-cell>
          <table:table-cell table:formula="of:=[.Z145]+1" office:value-type="float" office:value="11">
            <text:p>11</text:p>
          </table:table-cell>
          <table:table-cell table:style-name="ce2" table:formula="of:=[.AA145]+1" office:value-type="float" office:value="2382">
            <text:p>2382</text:p>
          </table:table-cell>
          <table:table-cell table:formula="of:=DEC2HEX([.AA146])" office:value-type="string" office:string-value="94E">
            <text:p>94E</text:p>
          </table:table-cell>
          <table:table-cell office:value-type="string">
            <text:p>name9</text:p>
          </table:table-cell>
          <table:table-cell table:formula="of:=[.AD145]+1" office:value-type="float" office:value="11">
            <text:p>11</text:p>
          </table:table-cell>
          <table:table-cell table:style-name="ce2" table:formula="of:=[.AE145]+1" office:value-type="float" office:value="2755">
            <text:p>2755</text:p>
          </table:table-cell>
          <table:table-cell table:formula="of:=DEC2HEX([.AE146])" office:value-type="string" office:string-value="AC3">
            <text:p>AC3</text:p>
          </table:table-cell>
          <table:table-cell office:value-type="string">
            <text:p>name9</text:p>
          </table:table-cell>
          <table:table-cell table:formula="of:=[.AH145]+1" office:value-type="float" office:value="11">
            <text:p>11</text:p>
          </table:table-cell>
          <table:table-cell table:style-name="ce2" table:formula="of:=[.AI145]+1" office:value-type="float" office:value="3128">
            <text:p>3128</text:p>
          </table:table-cell>
          <table:table-cell table:formula="of:=DEC2HEX([.AI146])" office:value-type="string" office:string-value="C38">
            <text:p>C38</text:p>
          </table:table-cell>
          <table:table-cell office:value-type="string">
            <text:p>name9</text:p>
          </table:table-cell>
          <table:table-cell table:formula="of:=[.AL145]+1" office:value-type="float" office:value="11">
            <text:p>11</text:p>
          </table:table-cell>
          <table:table-cell table:style-name="ce2" table:formula="of:=[.AM145]+1" office:value-type="float" office:value="3501">
            <text:p>3501</text:p>
          </table:table-cell>
          <table:table-cell table:formula="of:=DEC2HEX([.AM146])" office:value-type="string" office:string-value="DAD">
            <text:p>DAD</text:p>
          </table:table-cell>
        </table:table-row>
        <table:table-row table:style-name="ro1">
          <table:table-cell table:style-name="ce1" office:value-type="string">
            <text:p>DT11</text:p>
          </table:table-cell>
          <table:table-cell office:value-type="float" office:value="0">
            <text:p>0</text:p>
          </table:table-cell>
          <table:table-cell table:formula="of:=[.C146]+1" office:value-type="float" office:value="145">
            <text:p>145</text:p>
          </table:table-cell>
          <table:table-cell table:formula="of:=DEC2HEX([.C147])" office:value-type="string" office:string-value="91">
            <text:p>91</text:p>
          </table:table-cell>
          <table:table-cell table:style-name="ce1" office:value-type="string">
            <text:p>DT11</text:p>
          </table:table-cell>
          <table:table-cell office:value-type="float" office:value="0">
            <text:p>0</text:p>
          </table:table-cell>
          <table:table-cell table:formula="of:=[.G146]+1" office:value-type="float" office:value="518">
            <text:p>518</text:p>
          </table:table-cell>
          <table:table-cell table:formula="of:=DEC2HEX([.G147])" office:value-type="string" office:string-value="206">
            <text:p>206</text:p>
          </table:table-cell>
          <table:table-cell table:style-name="ce1" office:value-type="string">
            <text:p>DT11</text:p>
          </table:table-cell>
          <table:table-cell office:value-type="float" office:value="0">
            <text:p>0</text:p>
          </table:table-cell>
          <table:table-cell table:formula="of:=[.K146]+1" office:value-type="float" office:value="891">
            <text:p>891</text:p>
          </table:table-cell>
          <table:table-cell table:formula="of:=DEC2HEX([.K147])" office:value-type="string" office:string-value="37B">
            <text:p>37B</text:p>
          </table:table-cell>
          <table:table-cell table:style-name="ce1" office:value-type="string">
            <text:p>DT11</text:p>
          </table:table-cell>
          <table:table-cell office:value-type="float" office:value="0">
            <text:p>0</text:p>
          </table:table-cell>
          <table:table-cell table:formula="of:=[.O146]+1" office:value-type="float" office:value="1264">
            <text:p>1264</text:p>
          </table:table-cell>
          <table:table-cell table:formula="of:=DEC2HEX([.O147])" office:value-type="string" office:string-value="4F0">
            <text:p>4F0</text:p>
          </table:table-cell>
          <table:table-cell table:style-name="ce1" office:value-type="string">
            <text:p>DT11</text:p>
          </table:table-cell>
          <table:table-cell office:value-type="float" office:value="0">
            <text:p>0</text:p>
          </table:table-cell>
          <table:table-cell table:formula="of:=[.S146]+1" office:value-type="float" office:value="1637">
            <text:p>1637</text:p>
          </table:table-cell>
          <table:table-cell table:formula="of:=DEC2HEX([.S147])" office:value-type="string" office:string-value="665">
            <text:p>665</text:p>
          </table:table-cell>
          <table:table-cell table:style-name="ce1" office:value-type="string">
            <text:p>DT11</text:p>
          </table:table-cell>
          <table:table-cell office:value-type="float" office:value="0">
            <text:p>0</text:p>
          </table:table-cell>
          <table:table-cell table:formula="of:=[.W146]+1" office:value-type="float" office:value="2010">
            <text:p>2010</text:p>
          </table:table-cell>
          <table:table-cell table:formula="of:=DEC2HEX([.W147])" office:value-type="string" office:string-value="7DA">
            <text:p>7DA</text:p>
          </table:table-cell>
          <table:table-cell table:style-name="ce1" office:value-type="string">
            <text:p>DT11</text:p>
          </table:table-cell>
          <table:table-cell office:value-type="float" office:value="0">
            <text:p>0</text:p>
          </table:table-cell>
          <table:table-cell table:style-name="ce2" table:formula="of:=[.AA146]+1" office:value-type="float" office:value="2383">
            <text:p>2383</text:p>
          </table:table-cell>
          <table:table-cell table:formula="of:=DEC2HEX([.AA147])" office:value-type="string" office:string-value="94F">
            <text:p>94F</text:p>
          </table:table-cell>
          <table:table-cell table:style-name="ce1" office:value-type="string">
            <text:p>DT11</text:p>
          </table:table-cell>
          <table:table-cell office:value-type="float" office:value="0">
            <text:p>0</text:p>
          </table:table-cell>
          <table:table-cell table:style-name="ce2" table:formula="of:=[.AE146]+1" office:value-type="float" office:value="2756">
            <text:p>2756</text:p>
          </table:table-cell>
          <table:table-cell table:formula="of:=DEC2HEX([.AE147])" office:value-type="string" office:string-value="AC4">
            <text:p>AC4</text:p>
          </table:table-cell>
          <table:table-cell table:style-name="ce1" office:value-type="string">
            <text:p>DT11</text:p>
          </table:table-cell>
          <table:table-cell office:value-type="float" office:value="0">
            <text:p>0</text:p>
          </table:table-cell>
          <table:table-cell table:style-name="ce2" table:formula="of:=[.AI146]+1" office:value-type="float" office:value="3129">
            <text:p>3129</text:p>
          </table:table-cell>
          <table:table-cell table:formula="of:=DEC2HEX([.AI147])" office:value-type="string" office:string-value="C39">
            <text:p>C39</text:p>
          </table:table-cell>
          <table:table-cell table:style-name="ce1" office:value-type="string">
            <text:p>DT11</text:p>
          </table:table-cell>
          <table:table-cell office:value-type="float" office:value="0">
            <text:p>0</text:p>
          </table:table-cell>
          <table:table-cell table:style-name="ce2" table:formula="of:=[.AM146]+1" office:value-type="float" office:value="3502">
            <text:p>3502</text:p>
          </table:table-cell>
          <table:table-cell table:formula="of:=DEC2HEX([.AM147])" office:value-type="string" office:string-value="DAE">
            <text:p>DAE</text:p>
          </table:table-cell>
        </table:table-row>
        <table:table-row table:style-name="ro1">
          <table:table-cell office:value-type="string">
            <text:p>id</text:p>
          </table:table-cell>
          <table:table-cell table:formula="of:=[.B147]+1" office:value-type="float" office:value="1">
            <text:p>1</text:p>
          </table:table-cell>
          <table:table-cell table:formula="of:=[.C147]+1" office:value-type="float" office:value="146">
            <text:p>146</text:p>
          </table:table-cell>
          <table:table-cell table:formula="of:=DEC2HEX([.C148])" office:value-type="string" office:string-value="92">
            <text:p>92</text:p>
          </table:table-cell>
          <table:table-cell office:value-type="string">
            <text:p>id</text:p>
          </table:table-cell>
          <table:table-cell table:formula="of:=[.F147]+1" office:value-type="float" office:value="1">
            <text:p>1</text:p>
          </table:table-cell>
          <table:table-cell table:formula="of:=[.G147]+1" office:value-type="float" office:value="519">
            <text:p>519</text:p>
          </table:table-cell>
          <table:table-cell table:formula="of:=DEC2HEX([.G148])" office:value-type="string" office:string-value="207">
            <text:p>207</text:p>
          </table:table-cell>
          <table:table-cell office:value-type="string">
            <text:p>id</text:p>
          </table:table-cell>
          <table:table-cell table:formula="of:=[.J147]+1" office:value-type="float" office:value="1">
            <text:p>1</text:p>
          </table:table-cell>
          <table:table-cell table:formula="of:=[.K147]+1" office:value-type="float" office:value="892">
            <text:p>892</text:p>
          </table:table-cell>
          <table:table-cell table:formula="of:=DEC2HEX([.K148])" office:value-type="string" office:string-value="37C">
            <text:p>37C</text:p>
          </table:table-cell>
          <table:table-cell office:value-type="string">
            <text:p>id</text:p>
          </table:table-cell>
          <table:table-cell table:formula="of:=[.N147]+1" office:value-type="float" office:value="1">
            <text:p>1</text:p>
          </table:table-cell>
          <table:table-cell table:formula="of:=[.O147]+1" office:value-type="float" office:value="1265">
            <text:p>1265</text:p>
          </table:table-cell>
          <table:table-cell table:formula="of:=DEC2HEX([.O148])" office:value-type="string" office:string-value="4F1">
            <text:p>4F1</text:p>
          </table:table-cell>
          <table:table-cell office:value-type="string">
            <text:p>id</text:p>
          </table:table-cell>
          <table:table-cell table:formula="of:=[.R147]+1" office:value-type="float" office:value="1">
            <text:p>1</text:p>
          </table:table-cell>
          <table:table-cell table:formula="of:=[.S147]+1" office:value-type="float" office:value="1638">
            <text:p>1638</text:p>
          </table:table-cell>
          <table:table-cell table:formula="of:=DEC2HEX([.S148])" office:value-type="string" office:string-value="666">
            <text:p>666</text:p>
          </table:table-cell>
          <table:table-cell office:value-type="string">
            <text:p>id</text:p>
          </table:table-cell>
          <table:table-cell table:formula="of:=[.V147]+1" office:value-type="float" office:value="1">
            <text:p>1</text:p>
          </table:table-cell>
          <table:table-cell table:formula="of:=[.W147]+1" office:value-type="float" office:value="2011">
            <text:p>2011</text:p>
          </table:table-cell>
          <table:table-cell table:formula="of:=DEC2HEX([.W148])" office:value-type="string" office:string-value="7DB">
            <text:p>7DB</text:p>
          </table:table-cell>
          <table:table-cell office:value-type="string">
            <text:p>id</text:p>
          </table:table-cell>
          <table:table-cell table:formula="of:=[.Z147]+1" office:value-type="float" office:value="1">
            <text:p>1</text:p>
          </table:table-cell>
          <table:table-cell table:style-name="ce2" table:formula="of:=[.AA147]+1" office:value-type="float" office:value="2384">
            <text:p>2384</text:p>
          </table:table-cell>
          <table:table-cell table:formula="of:=DEC2HEX([.AA148])" office:value-type="string" office:string-value="950">
            <text:p>950</text:p>
          </table:table-cell>
          <table:table-cell office:value-type="string">
            <text:p>id</text:p>
          </table:table-cell>
          <table:table-cell table:formula="of:=[.AD147]+1" office:value-type="float" office:value="1">
            <text:p>1</text:p>
          </table:table-cell>
          <table:table-cell table:style-name="ce2" table:formula="of:=[.AE147]+1" office:value-type="float" office:value="2757">
            <text:p>2757</text:p>
          </table:table-cell>
          <table:table-cell table:formula="of:=DEC2HEX([.AE148])" office:value-type="string" office:string-value="AC5">
            <text:p>AC5</text:p>
          </table:table-cell>
          <table:table-cell office:value-type="string">
            <text:p>id</text:p>
          </table:table-cell>
          <table:table-cell table:formula="of:=[.AH147]+1" office:value-type="float" office:value="1">
            <text:p>1</text:p>
          </table:table-cell>
          <table:table-cell table:style-name="ce2" table:formula="of:=[.AI147]+1" office:value-type="float" office:value="3130">
            <text:p>3130</text:p>
          </table:table-cell>
          <table:table-cell table:formula="of:=DEC2HEX([.AI148])" office:value-type="string" office:string-value="C3A">
            <text:p>C3A</text:p>
          </table:table-cell>
          <table:table-cell office:value-type="string">
            <text:p>id</text:p>
          </table:table-cell>
          <table:table-cell table:formula="of:=[.AL147]+1" office:value-type="float" office:value="1">
            <text:p>1</text:p>
          </table:table-cell>
          <table:table-cell table:style-name="ce2" table:formula="of:=[.AM147]+1" office:value-type="float" office:value="3503">
            <text:p>3503</text:p>
          </table:table-cell>
          <table:table-cell table:formula="of:=DEC2HEX([.AM148])" office:value-type="string" office:string-value="DAF">
            <text:p>DAF</text:p>
          </table:table-cell>
        </table:table-row>
        <table:table-row table:style-name="ro1">
          <table:table-cell office:value-type="string">
            <text:p>name0</text:p>
          </table:table-cell>
          <table:table-cell table:formula="of:=[.B148]+1" office:value-type="float" office:value="2">
            <text:p>2</text:p>
          </table:table-cell>
          <table:table-cell table:formula="of:=[.C148]+1" office:value-type="float" office:value="147">
            <text:p>147</text:p>
          </table:table-cell>
          <table:table-cell table:formula="of:=DEC2HEX([.C149])" office:value-type="string" office:string-value="93">
            <text:p>93</text:p>
          </table:table-cell>
          <table:table-cell office:value-type="string">
            <text:p>name0</text:p>
          </table:table-cell>
          <table:table-cell table:formula="of:=[.F148]+1" office:value-type="float" office:value="2">
            <text:p>2</text:p>
          </table:table-cell>
          <table:table-cell table:formula="of:=[.G148]+1" office:value-type="float" office:value="520">
            <text:p>520</text:p>
          </table:table-cell>
          <table:table-cell table:formula="of:=DEC2HEX([.G149])" office:value-type="string" office:string-value="208">
            <text:p>208</text:p>
          </table:table-cell>
          <table:table-cell office:value-type="string">
            <text:p>name0</text:p>
          </table:table-cell>
          <table:table-cell table:formula="of:=[.J148]+1" office:value-type="float" office:value="2">
            <text:p>2</text:p>
          </table:table-cell>
          <table:table-cell table:formula="of:=[.K148]+1" office:value-type="float" office:value="893">
            <text:p>893</text:p>
          </table:table-cell>
          <table:table-cell table:formula="of:=DEC2HEX([.K149])" office:value-type="string" office:string-value="37D">
            <text:p>37D</text:p>
          </table:table-cell>
          <table:table-cell office:value-type="string">
            <text:p>name0</text:p>
          </table:table-cell>
          <table:table-cell table:formula="of:=[.N148]+1" office:value-type="float" office:value="2">
            <text:p>2</text:p>
          </table:table-cell>
          <table:table-cell table:formula="of:=[.O148]+1" office:value-type="float" office:value="1266">
            <text:p>1266</text:p>
          </table:table-cell>
          <table:table-cell table:formula="of:=DEC2HEX([.O149])" office:value-type="string" office:string-value="4F2">
            <text:p>4F2</text:p>
          </table:table-cell>
          <table:table-cell office:value-type="string">
            <text:p>name0</text:p>
          </table:table-cell>
          <table:table-cell table:formula="of:=[.R148]+1" office:value-type="float" office:value="2">
            <text:p>2</text:p>
          </table:table-cell>
          <table:table-cell table:formula="of:=[.S148]+1" office:value-type="float" office:value="1639">
            <text:p>1639</text:p>
          </table:table-cell>
          <table:table-cell table:formula="of:=DEC2HEX([.S149])" office:value-type="string" office:string-value="667">
            <text:p>667</text:p>
          </table:table-cell>
          <table:table-cell office:value-type="string">
            <text:p>name0</text:p>
          </table:table-cell>
          <table:table-cell table:formula="of:=[.V148]+1" office:value-type="float" office:value="2">
            <text:p>2</text:p>
          </table:table-cell>
          <table:table-cell table:formula="of:=[.W148]+1" office:value-type="float" office:value="2012">
            <text:p>2012</text:p>
          </table:table-cell>
          <table:table-cell table:formula="of:=DEC2HEX([.W149])" office:value-type="string" office:string-value="7DC">
            <text:p>7DC</text:p>
          </table:table-cell>
          <table:table-cell office:value-type="string">
            <text:p>name0</text:p>
          </table:table-cell>
          <table:table-cell table:formula="of:=[.Z148]+1" office:value-type="float" office:value="2">
            <text:p>2</text:p>
          </table:table-cell>
          <table:table-cell table:style-name="ce2" table:formula="of:=[.AA148]+1" office:value-type="float" office:value="2385">
            <text:p>2385</text:p>
          </table:table-cell>
          <table:table-cell table:formula="of:=DEC2HEX([.AA149])" office:value-type="string" office:string-value="951">
            <text:p>951</text:p>
          </table:table-cell>
          <table:table-cell office:value-type="string">
            <text:p>name0</text:p>
          </table:table-cell>
          <table:table-cell table:formula="of:=[.AD148]+1" office:value-type="float" office:value="2">
            <text:p>2</text:p>
          </table:table-cell>
          <table:table-cell table:style-name="ce2" table:formula="of:=[.AE148]+1" office:value-type="float" office:value="2758">
            <text:p>2758</text:p>
          </table:table-cell>
          <table:table-cell table:formula="of:=DEC2HEX([.AE149])" office:value-type="string" office:string-value="AC6">
            <text:p>AC6</text:p>
          </table:table-cell>
          <table:table-cell office:value-type="string">
            <text:p>name0</text:p>
          </table:table-cell>
          <table:table-cell table:formula="of:=[.AH148]+1" office:value-type="float" office:value="2">
            <text:p>2</text:p>
          </table:table-cell>
          <table:table-cell table:style-name="ce2" table:formula="of:=[.AI148]+1" office:value-type="float" office:value="3131">
            <text:p>3131</text:p>
          </table:table-cell>
          <table:table-cell table:formula="of:=DEC2HEX([.AI149])" office:value-type="string" office:string-value="C3B">
            <text:p>C3B</text:p>
          </table:table-cell>
          <table:table-cell office:value-type="string">
            <text:p>name0</text:p>
          </table:table-cell>
          <table:table-cell table:formula="of:=[.AL148]+1" office:value-type="float" office:value="2">
            <text:p>2</text:p>
          </table:table-cell>
          <table:table-cell table:style-name="ce2" table:formula="of:=[.AM148]+1" office:value-type="float" office:value="3504">
            <text:p>3504</text:p>
          </table:table-cell>
          <table:table-cell table:formula="of:=DEC2HEX([.AM149])" office:value-type="string" office:string-value="DB0">
            <text:p>DB0</text:p>
          </table:table-cell>
        </table:table-row>
        <table:table-row table:style-name="ro1">
          <table:table-cell office:value-type="string">
            <text:p>name1</text:p>
          </table:table-cell>
          <table:table-cell table:formula="of:=[.B149]+1" office:value-type="float" office:value="3">
            <text:p>3</text:p>
          </table:table-cell>
          <table:table-cell table:formula="of:=[.C149]+1" office:value-type="float" office:value="148">
            <text:p>148</text:p>
          </table:table-cell>
          <table:table-cell table:formula="of:=DEC2HEX([.C150])" office:value-type="string" office:string-value="94">
            <text:p>94</text:p>
          </table:table-cell>
          <table:table-cell office:value-type="string">
            <text:p>name1</text:p>
          </table:table-cell>
          <table:table-cell table:formula="of:=[.F149]+1" office:value-type="float" office:value="3">
            <text:p>3</text:p>
          </table:table-cell>
          <table:table-cell table:formula="of:=[.G149]+1" office:value-type="float" office:value="521">
            <text:p>521</text:p>
          </table:table-cell>
          <table:table-cell table:formula="of:=DEC2HEX([.G150])" office:value-type="string" office:string-value="209">
            <text:p>209</text:p>
          </table:table-cell>
          <table:table-cell office:value-type="string">
            <text:p>name1</text:p>
          </table:table-cell>
          <table:table-cell table:formula="of:=[.J149]+1" office:value-type="float" office:value="3">
            <text:p>3</text:p>
          </table:table-cell>
          <table:table-cell table:formula="of:=[.K149]+1" office:value-type="float" office:value="894">
            <text:p>894</text:p>
          </table:table-cell>
          <table:table-cell table:formula="of:=DEC2HEX([.K150])" office:value-type="string" office:string-value="37E">
            <text:p>37E</text:p>
          </table:table-cell>
          <table:table-cell office:value-type="string">
            <text:p>name1</text:p>
          </table:table-cell>
          <table:table-cell table:formula="of:=[.N149]+1" office:value-type="float" office:value="3">
            <text:p>3</text:p>
          </table:table-cell>
          <table:table-cell table:formula="of:=[.O149]+1" office:value-type="float" office:value="1267">
            <text:p>1267</text:p>
          </table:table-cell>
          <table:table-cell table:formula="of:=DEC2HEX([.O150])" office:value-type="string" office:string-value="4F3">
            <text:p>4F3</text:p>
          </table:table-cell>
          <table:table-cell office:value-type="string">
            <text:p>name1</text:p>
          </table:table-cell>
          <table:table-cell table:formula="of:=[.R149]+1" office:value-type="float" office:value="3">
            <text:p>3</text:p>
          </table:table-cell>
          <table:table-cell table:formula="of:=[.S149]+1" office:value-type="float" office:value="1640">
            <text:p>1640</text:p>
          </table:table-cell>
          <table:table-cell table:formula="of:=DEC2HEX([.S150])" office:value-type="string" office:string-value="668">
            <text:p>668</text:p>
          </table:table-cell>
          <table:table-cell office:value-type="string">
            <text:p>name1</text:p>
          </table:table-cell>
          <table:table-cell table:formula="of:=[.V149]+1" office:value-type="float" office:value="3">
            <text:p>3</text:p>
          </table:table-cell>
          <table:table-cell table:formula="of:=[.W149]+1" office:value-type="float" office:value="2013">
            <text:p>2013</text:p>
          </table:table-cell>
          <table:table-cell table:formula="of:=DEC2HEX([.W150])" office:value-type="string" office:string-value="7DD">
            <text:p>7DD</text:p>
          </table:table-cell>
          <table:table-cell office:value-type="string">
            <text:p>name1</text:p>
          </table:table-cell>
          <table:table-cell table:formula="of:=[.Z149]+1" office:value-type="float" office:value="3">
            <text:p>3</text:p>
          </table:table-cell>
          <table:table-cell table:style-name="ce2" table:formula="of:=[.AA149]+1" office:value-type="float" office:value="2386">
            <text:p>2386</text:p>
          </table:table-cell>
          <table:table-cell table:formula="of:=DEC2HEX([.AA150])" office:value-type="string" office:string-value="952">
            <text:p>952</text:p>
          </table:table-cell>
          <table:table-cell office:value-type="string">
            <text:p>name1</text:p>
          </table:table-cell>
          <table:table-cell table:formula="of:=[.AD149]+1" office:value-type="float" office:value="3">
            <text:p>3</text:p>
          </table:table-cell>
          <table:table-cell table:style-name="ce2" table:formula="of:=[.AE149]+1" office:value-type="float" office:value="2759">
            <text:p>2759</text:p>
          </table:table-cell>
          <table:table-cell table:formula="of:=DEC2HEX([.AE150])" office:value-type="string" office:string-value="AC7">
            <text:p>AC7</text:p>
          </table:table-cell>
          <table:table-cell office:value-type="string">
            <text:p>name1</text:p>
          </table:table-cell>
          <table:table-cell table:formula="of:=[.AH149]+1" office:value-type="float" office:value="3">
            <text:p>3</text:p>
          </table:table-cell>
          <table:table-cell table:style-name="ce2" table:formula="of:=[.AI149]+1" office:value-type="float" office:value="3132">
            <text:p>3132</text:p>
          </table:table-cell>
          <table:table-cell table:formula="of:=DEC2HEX([.AI150])" office:value-type="string" office:string-value="C3C">
            <text:p>C3C</text:p>
          </table:table-cell>
          <table:table-cell office:value-type="string">
            <text:p>name1</text:p>
          </table:table-cell>
          <table:table-cell table:formula="of:=[.AL149]+1" office:value-type="float" office:value="3">
            <text:p>3</text:p>
          </table:table-cell>
          <table:table-cell table:style-name="ce2" table:formula="of:=[.AM149]+1" office:value-type="float" office:value="3505">
            <text:p>3505</text:p>
          </table:table-cell>
          <table:table-cell table:formula="of:=DEC2HEX([.AM150])" office:value-type="string" office:string-value="DB1">
            <text:p>DB1</text:p>
          </table:table-cell>
        </table:table-row>
        <table:table-row table:style-name="ro1">
          <table:table-cell office:value-type="string">
            <text:p>name2</text:p>
          </table:table-cell>
          <table:table-cell table:formula="of:=[.B150]+1" office:value-type="float" office:value="4">
            <text:p>4</text:p>
          </table:table-cell>
          <table:table-cell table:formula="of:=[.C150]+1" office:value-type="float" office:value="149">
            <text:p>149</text:p>
          </table:table-cell>
          <table:table-cell table:formula="of:=DEC2HEX([.C151])" office:value-type="string" office:string-value="95">
            <text:p>95</text:p>
          </table:table-cell>
          <table:table-cell office:value-type="string">
            <text:p>name2</text:p>
          </table:table-cell>
          <table:table-cell table:formula="of:=[.F150]+1" office:value-type="float" office:value="4">
            <text:p>4</text:p>
          </table:table-cell>
          <table:table-cell table:formula="of:=[.G150]+1" office:value-type="float" office:value="522">
            <text:p>522</text:p>
          </table:table-cell>
          <table:table-cell table:formula="of:=DEC2HEX([.G151])" office:value-type="string" office:string-value="20A">
            <text:p>20A</text:p>
          </table:table-cell>
          <table:table-cell office:value-type="string">
            <text:p>name2</text:p>
          </table:table-cell>
          <table:table-cell table:formula="of:=[.J150]+1" office:value-type="float" office:value="4">
            <text:p>4</text:p>
          </table:table-cell>
          <table:table-cell table:formula="of:=[.K150]+1" office:value-type="float" office:value="895">
            <text:p>895</text:p>
          </table:table-cell>
          <table:table-cell table:formula="of:=DEC2HEX([.K151])" office:value-type="string" office:string-value="37F">
            <text:p>37F</text:p>
          </table:table-cell>
          <table:table-cell office:value-type="string">
            <text:p>name2</text:p>
          </table:table-cell>
          <table:table-cell table:formula="of:=[.N150]+1" office:value-type="float" office:value="4">
            <text:p>4</text:p>
          </table:table-cell>
          <table:table-cell table:formula="of:=[.O150]+1" office:value-type="float" office:value="1268">
            <text:p>1268</text:p>
          </table:table-cell>
          <table:table-cell table:formula="of:=DEC2HEX([.O151])" office:value-type="string" office:string-value="4F4">
            <text:p>4F4</text:p>
          </table:table-cell>
          <table:table-cell office:value-type="string">
            <text:p>name2</text:p>
          </table:table-cell>
          <table:table-cell table:formula="of:=[.R150]+1" office:value-type="float" office:value="4">
            <text:p>4</text:p>
          </table:table-cell>
          <table:table-cell table:formula="of:=[.S150]+1" office:value-type="float" office:value="1641">
            <text:p>1641</text:p>
          </table:table-cell>
          <table:table-cell table:formula="of:=DEC2HEX([.S151])" office:value-type="string" office:string-value="669">
            <text:p>669</text:p>
          </table:table-cell>
          <table:table-cell office:value-type="string">
            <text:p>name2</text:p>
          </table:table-cell>
          <table:table-cell table:formula="of:=[.V150]+1" office:value-type="float" office:value="4">
            <text:p>4</text:p>
          </table:table-cell>
          <table:table-cell table:formula="of:=[.W150]+1" office:value-type="float" office:value="2014">
            <text:p>2014</text:p>
          </table:table-cell>
          <table:table-cell table:formula="of:=DEC2HEX([.W151])" office:value-type="string" office:string-value="7DE">
            <text:p>7DE</text:p>
          </table:table-cell>
          <table:table-cell office:value-type="string">
            <text:p>name2</text:p>
          </table:table-cell>
          <table:table-cell table:formula="of:=[.Z150]+1" office:value-type="float" office:value="4">
            <text:p>4</text:p>
          </table:table-cell>
          <table:table-cell table:style-name="ce2" table:formula="of:=[.AA150]+1" office:value-type="float" office:value="2387">
            <text:p>2387</text:p>
          </table:table-cell>
          <table:table-cell table:formula="of:=DEC2HEX([.AA151])" office:value-type="string" office:string-value="953">
            <text:p>953</text:p>
          </table:table-cell>
          <table:table-cell office:value-type="string">
            <text:p>name2</text:p>
          </table:table-cell>
          <table:table-cell table:formula="of:=[.AD150]+1" office:value-type="float" office:value="4">
            <text:p>4</text:p>
          </table:table-cell>
          <table:table-cell table:style-name="ce2" table:formula="of:=[.AE150]+1" office:value-type="float" office:value="2760">
            <text:p>2760</text:p>
          </table:table-cell>
          <table:table-cell table:formula="of:=DEC2HEX([.AE151])" office:value-type="string" office:string-value="AC8">
            <text:p>AC8</text:p>
          </table:table-cell>
          <table:table-cell office:value-type="string">
            <text:p>name2</text:p>
          </table:table-cell>
          <table:table-cell table:formula="of:=[.AH150]+1" office:value-type="float" office:value="4">
            <text:p>4</text:p>
          </table:table-cell>
          <table:table-cell table:style-name="ce2" table:formula="of:=[.AI150]+1" office:value-type="float" office:value="3133">
            <text:p>3133</text:p>
          </table:table-cell>
          <table:table-cell table:formula="of:=DEC2HEX([.AI151])" office:value-type="string" office:string-value="C3D">
            <text:p>C3D</text:p>
          </table:table-cell>
          <table:table-cell office:value-type="string">
            <text:p>name2</text:p>
          </table:table-cell>
          <table:table-cell table:formula="of:=[.AL150]+1" office:value-type="float" office:value="4">
            <text:p>4</text:p>
          </table:table-cell>
          <table:table-cell table:style-name="ce2" table:formula="of:=[.AM150]+1" office:value-type="float" office:value="3506">
            <text:p>3506</text:p>
          </table:table-cell>
          <table:table-cell table:formula="of:=DEC2HEX([.AM151])" office:value-type="string" office:string-value="DB2">
            <text:p>DB2</text:p>
          </table:table-cell>
        </table:table-row>
        <table:table-row table:style-name="ro1">
          <table:table-cell office:value-type="string">
            <text:p>name3</text:p>
          </table:table-cell>
          <table:table-cell table:formula="of:=[.B151]+1" office:value-type="float" office:value="5">
            <text:p>5</text:p>
          </table:table-cell>
          <table:table-cell table:formula="of:=[.C151]+1" office:value-type="float" office:value="150">
            <text:p>150</text:p>
          </table:table-cell>
          <table:table-cell table:formula="of:=DEC2HEX([.C152])" office:value-type="string" office:string-value="96">
            <text:p>96</text:p>
          </table:table-cell>
          <table:table-cell office:value-type="string">
            <text:p>name3</text:p>
          </table:table-cell>
          <table:table-cell table:formula="of:=[.F151]+1" office:value-type="float" office:value="5">
            <text:p>5</text:p>
          </table:table-cell>
          <table:table-cell table:formula="of:=[.G151]+1" office:value-type="float" office:value="523">
            <text:p>523</text:p>
          </table:table-cell>
          <table:table-cell table:formula="of:=DEC2HEX([.G152])" office:value-type="string" office:string-value="20B">
            <text:p>20B</text:p>
          </table:table-cell>
          <table:table-cell office:value-type="string">
            <text:p>name3</text:p>
          </table:table-cell>
          <table:table-cell table:formula="of:=[.J151]+1" office:value-type="float" office:value="5">
            <text:p>5</text:p>
          </table:table-cell>
          <table:table-cell table:formula="of:=[.K151]+1" office:value-type="float" office:value="896">
            <text:p>896</text:p>
          </table:table-cell>
          <table:table-cell table:formula="of:=DEC2HEX([.K152])" office:value-type="string" office:string-value="380">
            <text:p>380</text:p>
          </table:table-cell>
          <table:table-cell office:value-type="string">
            <text:p>name3</text:p>
          </table:table-cell>
          <table:table-cell table:formula="of:=[.N151]+1" office:value-type="float" office:value="5">
            <text:p>5</text:p>
          </table:table-cell>
          <table:table-cell table:formula="of:=[.O151]+1" office:value-type="float" office:value="1269">
            <text:p>1269</text:p>
          </table:table-cell>
          <table:table-cell table:formula="of:=DEC2HEX([.O152])" office:value-type="string" office:string-value="4F5">
            <text:p>4F5</text:p>
          </table:table-cell>
          <table:table-cell office:value-type="string">
            <text:p>name3</text:p>
          </table:table-cell>
          <table:table-cell table:formula="of:=[.R151]+1" office:value-type="float" office:value="5">
            <text:p>5</text:p>
          </table:table-cell>
          <table:table-cell table:formula="of:=[.S151]+1" office:value-type="float" office:value="1642">
            <text:p>1642</text:p>
          </table:table-cell>
          <table:table-cell table:formula="of:=DEC2HEX([.S152])" office:value-type="string" office:string-value="66A">
            <text:p>66A</text:p>
          </table:table-cell>
          <table:table-cell office:value-type="string">
            <text:p>name3</text:p>
          </table:table-cell>
          <table:table-cell table:formula="of:=[.V151]+1" office:value-type="float" office:value="5">
            <text:p>5</text:p>
          </table:table-cell>
          <table:table-cell table:formula="of:=[.W151]+1" office:value-type="float" office:value="2015">
            <text:p>2015</text:p>
          </table:table-cell>
          <table:table-cell table:formula="of:=DEC2HEX([.W152])" office:value-type="string" office:string-value="7DF">
            <text:p>7DF</text:p>
          </table:table-cell>
          <table:table-cell office:value-type="string">
            <text:p>name3</text:p>
          </table:table-cell>
          <table:table-cell table:formula="of:=[.Z151]+1" office:value-type="float" office:value="5">
            <text:p>5</text:p>
          </table:table-cell>
          <table:table-cell table:style-name="ce2" table:formula="of:=[.AA151]+1" office:value-type="float" office:value="2388">
            <text:p>2388</text:p>
          </table:table-cell>
          <table:table-cell table:formula="of:=DEC2HEX([.AA152])" office:value-type="string" office:string-value="954">
            <text:p>954</text:p>
          </table:table-cell>
          <table:table-cell office:value-type="string">
            <text:p>name3</text:p>
          </table:table-cell>
          <table:table-cell table:formula="of:=[.AD151]+1" office:value-type="float" office:value="5">
            <text:p>5</text:p>
          </table:table-cell>
          <table:table-cell table:style-name="ce2" table:formula="of:=[.AE151]+1" office:value-type="float" office:value="2761">
            <text:p>2761</text:p>
          </table:table-cell>
          <table:table-cell table:formula="of:=DEC2HEX([.AE152])" office:value-type="string" office:string-value="AC9">
            <text:p>AC9</text:p>
          </table:table-cell>
          <table:table-cell office:value-type="string">
            <text:p>name3</text:p>
          </table:table-cell>
          <table:table-cell table:formula="of:=[.AH151]+1" office:value-type="float" office:value="5">
            <text:p>5</text:p>
          </table:table-cell>
          <table:table-cell table:style-name="ce2" table:formula="of:=[.AI151]+1" office:value-type="float" office:value="3134">
            <text:p>3134</text:p>
          </table:table-cell>
          <table:table-cell table:formula="of:=DEC2HEX([.AI152])" office:value-type="string" office:string-value="C3E">
            <text:p>C3E</text:p>
          </table:table-cell>
          <table:table-cell office:value-type="string">
            <text:p>name3</text:p>
          </table:table-cell>
          <table:table-cell table:formula="of:=[.AL151]+1" office:value-type="float" office:value="5">
            <text:p>5</text:p>
          </table:table-cell>
          <table:table-cell table:style-name="ce2" table:formula="of:=[.AM151]+1" office:value-type="float" office:value="3507">
            <text:p>3507</text:p>
          </table:table-cell>
          <table:table-cell table:formula="of:=DEC2HEX([.AM152])" office:value-type="string" office:string-value="DB3">
            <text:p>DB3</text:p>
          </table:table-cell>
        </table:table-row>
        <table:table-row table:style-name="ro1">
          <table:table-cell office:value-type="string">
            <text:p>name4</text:p>
          </table:table-cell>
          <table:table-cell table:formula="of:=[.B152]+1" office:value-type="float" office:value="6">
            <text:p>6</text:p>
          </table:table-cell>
          <table:table-cell table:formula="of:=[.C152]+1" office:value-type="float" office:value="151">
            <text:p>151</text:p>
          </table:table-cell>
          <table:table-cell table:formula="of:=DEC2HEX([.C153])" office:value-type="string" office:string-value="97">
            <text:p>97</text:p>
          </table:table-cell>
          <table:table-cell office:value-type="string">
            <text:p>name4</text:p>
          </table:table-cell>
          <table:table-cell table:formula="of:=[.F152]+1" office:value-type="float" office:value="6">
            <text:p>6</text:p>
          </table:table-cell>
          <table:table-cell table:formula="of:=[.G152]+1" office:value-type="float" office:value="524">
            <text:p>524</text:p>
          </table:table-cell>
          <table:table-cell table:formula="of:=DEC2HEX([.G153])" office:value-type="string" office:string-value="20C">
            <text:p>20C</text:p>
          </table:table-cell>
          <table:table-cell office:value-type="string">
            <text:p>name4</text:p>
          </table:table-cell>
          <table:table-cell table:formula="of:=[.J152]+1" office:value-type="float" office:value="6">
            <text:p>6</text:p>
          </table:table-cell>
          <table:table-cell table:formula="of:=[.K152]+1" office:value-type="float" office:value="897">
            <text:p>897</text:p>
          </table:table-cell>
          <table:table-cell table:formula="of:=DEC2HEX([.K153])" office:value-type="string" office:string-value="381">
            <text:p>381</text:p>
          </table:table-cell>
          <table:table-cell office:value-type="string">
            <text:p>name4</text:p>
          </table:table-cell>
          <table:table-cell table:formula="of:=[.N152]+1" office:value-type="float" office:value="6">
            <text:p>6</text:p>
          </table:table-cell>
          <table:table-cell table:formula="of:=[.O152]+1" office:value-type="float" office:value="1270">
            <text:p>1270</text:p>
          </table:table-cell>
          <table:table-cell table:formula="of:=DEC2HEX([.O153])" office:value-type="string" office:string-value="4F6">
            <text:p>4F6</text:p>
          </table:table-cell>
          <table:table-cell office:value-type="string">
            <text:p>name4</text:p>
          </table:table-cell>
          <table:table-cell table:formula="of:=[.R152]+1" office:value-type="float" office:value="6">
            <text:p>6</text:p>
          </table:table-cell>
          <table:table-cell table:formula="of:=[.S152]+1" office:value-type="float" office:value="1643">
            <text:p>1643</text:p>
          </table:table-cell>
          <table:table-cell table:formula="of:=DEC2HEX([.S153])" office:value-type="string" office:string-value="66B">
            <text:p>66B</text:p>
          </table:table-cell>
          <table:table-cell office:value-type="string">
            <text:p>name4</text:p>
          </table:table-cell>
          <table:table-cell table:formula="of:=[.V152]+1" office:value-type="float" office:value="6">
            <text:p>6</text:p>
          </table:table-cell>
          <table:table-cell table:formula="of:=[.W152]+1" office:value-type="float" office:value="2016">
            <text:p>2016</text:p>
          </table:table-cell>
          <table:table-cell table:formula="of:=DEC2HEX([.W153])" office:value-type="string" office:string-value="7E0">
            <text:p>7E0</text:p>
          </table:table-cell>
          <table:table-cell office:value-type="string">
            <text:p>name4</text:p>
          </table:table-cell>
          <table:table-cell table:formula="of:=[.Z152]+1" office:value-type="float" office:value="6">
            <text:p>6</text:p>
          </table:table-cell>
          <table:table-cell table:style-name="ce2" table:formula="of:=[.AA152]+1" office:value-type="float" office:value="2389">
            <text:p>2389</text:p>
          </table:table-cell>
          <table:table-cell table:formula="of:=DEC2HEX([.AA153])" office:value-type="string" office:string-value="955">
            <text:p>955</text:p>
          </table:table-cell>
          <table:table-cell office:value-type="string">
            <text:p>name4</text:p>
          </table:table-cell>
          <table:table-cell table:formula="of:=[.AD152]+1" office:value-type="float" office:value="6">
            <text:p>6</text:p>
          </table:table-cell>
          <table:table-cell table:style-name="ce2" table:formula="of:=[.AE152]+1" office:value-type="float" office:value="2762">
            <text:p>2762</text:p>
          </table:table-cell>
          <table:table-cell table:formula="of:=DEC2HEX([.AE153])" office:value-type="string" office:string-value="ACA">
            <text:p>ACA</text:p>
          </table:table-cell>
          <table:table-cell office:value-type="string">
            <text:p>name4</text:p>
          </table:table-cell>
          <table:table-cell table:formula="of:=[.AH152]+1" office:value-type="float" office:value="6">
            <text:p>6</text:p>
          </table:table-cell>
          <table:table-cell table:style-name="ce2" table:formula="of:=[.AI152]+1" office:value-type="float" office:value="3135">
            <text:p>3135</text:p>
          </table:table-cell>
          <table:table-cell table:formula="of:=DEC2HEX([.AI153])" office:value-type="string" office:string-value="C3F">
            <text:p>C3F</text:p>
          </table:table-cell>
          <table:table-cell office:value-type="string">
            <text:p>name4</text:p>
          </table:table-cell>
          <table:table-cell table:formula="of:=[.AL152]+1" office:value-type="float" office:value="6">
            <text:p>6</text:p>
          </table:table-cell>
          <table:table-cell table:style-name="ce2" table:formula="of:=[.AM152]+1" office:value-type="float" office:value="3508">
            <text:p>3508</text:p>
          </table:table-cell>
          <table:table-cell table:formula="of:=DEC2HEX([.AM153])" office:value-type="string" office:string-value="DB4">
            <text:p>DB4</text:p>
          </table:table-cell>
        </table:table-row>
        <table:table-row table:style-name="ro1">
          <table:table-cell office:value-type="string">
            <text:p>name5</text:p>
          </table:table-cell>
          <table:table-cell table:formula="of:=[.B153]+1" office:value-type="float" office:value="7">
            <text:p>7</text:p>
          </table:table-cell>
          <table:table-cell table:formula="of:=[.C153]+1" office:value-type="float" office:value="152">
            <text:p>152</text:p>
          </table:table-cell>
          <table:table-cell table:formula="of:=DEC2HEX([.C154])" office:value-type="string" office:string-value="98">
            <text:p>98</text:p>
          </table:table-cell>
          <table:table-cell office:value-type="string">
            <text:p>name5</text:p>
          </table:table-cell>
          <table:table-cell table:formula="of:=[.F153]+1" office:value-type="float" office:value="7">
            <text:p>7</text:p>
          </table:table-cell>
          <table:table-cell table:formula="of:=[.G153]+1" office:value-type="float" office:value="525">
            <text:p>525</text:p>
          </table:table-cell>
          <table:table-cell table:formula="of:=DEC2HEX([.G154])" office:value-type="string" office:string-value="20D">
            <text:p>20D</text:p>
          </table:table-cell>
          <table:table-cell office:value-type="string">
            <text:p>name5</text:p>
          </table:table-cell>
          <table:table-cell table:formula="of:=[.J153]+1" office:value-type="float" office:value="7">
            <text:p>7</text:p>
          </table:table-cell>
          <table:table-cell table:formula="of:=[.K153]+1" office:value-type="float" office:value="898">
            <text:p>898</text:p>
          </table:table-cell>
          <table:table-cell table:formula="of:=DEC2HEX([.K154])" office:value-type="string" office:string-value="382">
            <text:p>382</text:p>
          </table:table-cell>
          <table:table-cell office:value-type="string">
            <text:p>name5</text:p>
          </table:table-cell>
          <table:table-cell table:formula="of:=[.N153]+1" office:value-type="float" office:value="7">
            <text:p>7</text:p>
          </table:table-cell>
          <table:table-cell table:formula="of:=[.O153]+1" office:value-type="float" office:value="1271">
            <text:p>1271</text:p>
          </table:table-cell>
          <table:table-cell table:formula="of:=DEC2HEX([.O154])" office:value-type="string" office:string-value="4F7">
            <text:p>4F7</text:p>
          </table:table-cell>
          <table:table-cell office:value-type="string">
            <text:p>name5</text:p>
          </table:table-cell>
          <table:table-cell table:formula="of:=[.R153]+1" office:value-type="float" office:value="7">
            <text:p>7</text:p>
          </table:table-cell>
          <table:table-cell table:formula="of:=[.S153]+1" office:value-type="float" office:value="1644">
            <text:p>1644</text:p>
          </table:table-cell>
          <table:table-cell table:formula="of:=DEC2HEX([.S154])" office:value-type="string" office:string-value="66C">
            <text:p>66C</text:p>
          </table:table-cell>
          <table:table-cell office:value-type="string">
            <text:p>name5</text:p>
          </table:table-cell>
          <table:table-cell table:formula="of:=[.V153]+1" office:value-type="float" office:value="7">
            <text:p>7</text:p>
          </table:table-cell>
          <table:table-cell table:formula="of:=[.W153]+1" office:value-type="float" office:value="2017">
            <text:p>2017</text:p>
          </table:table-cell>
          <table:table-cell table:formula="of:=DEC2HEX([.W154])" office:value-type="string" office:string-value="7E1">
            <text:p>7E1</text:p>
          </table:table-cell>
          <table:table-cell office:value-type="string">
            <text:p>name5</text:p>
          </table:table-cell>
          <table:table-cell table:formula="of:=[.Z153]+1" office:value-type="float" office:value="7">
            <text:p>7</text:p>
          </table:table-cell>
          <table:table-cell table:style-name="ce2" table:formula="of:=[.AA153]+1" office:value-type="float" office:value="2390">
            <text:p>2390</text:p>
          </table:table-cell>
          <table:table-cell table:formula="of:=DEC2HEX([.AA154])" office:value-type="string" office:string-value="956">
            <text:p>956</text:p>
          </table:table-cell>
          <table:table-cell office:value-type="string">
            <text:p>name5</text:p>
          </table:table-cell>
          <table:table-cell table:formula="of:=[.AD153]+1" office:value-type="float" office:value="7">
            <text:p>7</text:p>
          </table:table-cell>
          <table:table-cell table:style-name="ce2" table:formula="of:=[.AE153]+1" office:value-type="float" office:value="2763">
            <text:p>2763</text:p>
          </table:table-cell>
          <table:table-cell table:formula="of:=DEC2HEX([.AE154])" office:value-type="string" office:string-value="ACB">
            <text:p>ACB</text:p>
          </table:table-cell>
          <table:table-cell office:value-type="string">
            <text:p>name5</text:p>
          </table:table-cell>
          <table:table-cell table:formula="of:=[.AH153]+1" office:value-type="float" office:value="7">
            <text:p>7</text:p>
          </table:table-cell>
          <table:table-cell table:style-name="ce2" table:formula="of:=[.AI153]+1" office:value-type="float" office:value="3136">
            <text:p>3136</text:p>
          </table:table-cell>
          <table:table-cell table:formula="of:=DEC2HEX([.AI154])" office:value-type="string" office:string-value="C40">
            <text:p>C40</text:p>
          </table:table-cell>
          <table:table-cell office:value-type="string">
            <text:p>name5</text:p>
          </table:table-cell>
          <table:table-cell table:formula="of:=[.AL153]+1" office:value-type="float" office:value="7">
            <text:p>7</text:p>
          </table:table-cell>
          <table:table-cell table:style-name="ce2" table:formula="of:=[.AM153]+1" office:value-type="float" office:value="3509">
            <text:p>3509</text:p>
          </table:table-cell>
          <table:table-cell table:formula="of:=DEC2HEX([.AM154])" office:value-type="string" office:string-value="DB5">
            <text:p>DB5</text:p>
          </table:table-cell>
        </table:table-row>
        <table:table-row table:style-name="ro1">
          <table:table-cell office:value-type="string">
            <text:p>name6</text:p>
          </table:table-cell>
          <table:table-cell table:formula="of:=[.B154]+1" office:value-type="float" office:value="8">
            <text:p>8</text:p>
          </table:table-cell>
          <table:table-cell table:formula="of:=[.C154]+1" office:value-type="float" office:value="153">
            <text:p>153</text:p>
          </table:table-cell>
          <table:table-cell table:formula="of:=DEC2HEX([.C155])" office:value-type="string" office:string-value="99">
            <text:p>99</text:p>
          </table:table-cell>
          <table:table-cell office:value-type="string">
            <text:p>name6</text:p>
          </table:table-cell>
          <table:table-cell table:formula="of:=[.F154]+1" office:value-type="float" office:value="8">
            <text:p>8</text:p>
          </table:table-cell>
          <table:table-cell table:formula="of:=[.G154]+1" office:value-type="float" office:value="526">
            <text:p>526</text:p>
          </table:table-cell>
          <table:table-cell table:formula="of:=DEC2HEX([.G155])" office:value-type="string" office:string-value="20E">
            <text:p>20E</text:p>
          </table:table-cell>
          <table:table-cell office:value-type="string">
            <text:p>name6</text:p>
          </table:table-cell>
          <table:table-cell table:formula="of:=[.J154]+1" office:value-type="float" office:value="8">
            <text:p>8</text:p>
          </table:table-cell>
          <table:table-cell table:formula="of:=[.K154]+1" office:value-type="float" office:value="899">
            <text:p>899</text:p>
          </table:table-cell>
          <table:table-cell table:formula="of:=DEC2HEX([.K155])" office:value-type="string" office:string-value="383">
            <text:p>383</text:p>
          </table:table-cell>
          <table:table-cell office:value-type="string">
            <text:p>name6</text:p>
          </table:table-cell>
          <table:table-cell table:formula="of:=[.N154]+1" office:value-type="float" office:value="8">
            <text:p>8</text:p>
          </table:table-cell>
          <table:table-cell table:formula="of:=[.O154]+1" office:value-type="float" office:value="1272">
            <text:p>1272</text:p>
          </table:table-cell>
          <table:table-cell table:formula="of:=DEC2HEX([.O155])" office:value-type="string" office:string-value="4F8">
            <text:p>4F8</text:p>
          </table:table-cell>
          <table:table-cell office:value-type="string">
            <text:p>name6</text:p>
          </table:table-cell>
          <table:table-cell table:formula="of:=[.R154]+1" office:value-type="float" office:value="8">
            <text:p>8</text:p>
          </table:table-cell>
          <table:table-cell table:formula="of:=[.S154]+1" office:value-type="float" office:value="1645">
            <text:p>1645</text:p>
          </table:table-cell>
          <table:table-cell table:formula="of:=DEC2HEX([.S155])" office:value-type="string" office:string-value="66D">
            <text:p>66D</text:p>
          </table:table-cell>
          <table:table-cell office:value-type="string">
            <text:p>name6</text:p>
          </table:table-cell>
          <table:table-cell table:formula="of:=[.V154]+1" office:value-type="float" office:value="8">
            <text:p>8</text:p>
          </table:table-cell>
          <table:table-cell table:formula="of:=[.W154]+1" office:value-type="float" office:value="2018">
            <text:p>2018</text:p>
          </table:table-cell>
          <table:table-cell table:formula="of:=DEC2HEX([.W155])" office:value-type="string" office:string-value="7E2">
            <text:p>7E2</text:p>
          </table:table-cell>
          <table:table-cell office:value-type="string">
            <text:p>name6</text:p>
          </table:table-cell>
          <table:table-cell table:formula="of:=[.Z154]+1" office:value-type="float" office:value="8">
            <text:p>8</text:p>
          </table:table-cell>
          <table:table-cell table:style-name="ce2" table:formula="of:=[.AA154]+1" office:value-type="float" office:value="2391">
            <text:p>2391</text:p>
          </table:table-cell>
          <table:table-cell table:formula="of:=DEC2HEX([.AA155])" office:value-type="string" office:string-value="957">
            <text:p>957</text:p>
          </table:table-cell>
          <table:table-cell office:value-type="string">
            <text:p>name6</text:p>
          </table:table-cell>
          <table:table-cell table:formula="of:=[.AD154]+1" office:value-type="float" office:value="8">
            <text:p>8</text:p>
          </table:table-cell>
          <table:table-cell table:style-name="ce2" table:formula="of:=[.AE154]+1" office:value-type="float" office:value="2764">
            <text:p>2764</text:p>
          </table:table-cell>
          <table:table-cell table:formula="of:=DEC2HEX([.AE155])" office:value-type="string" office:string-value="ACC">
            <text:p>ACC</text:p>
          </table:table-cell>
          <table:table-cell office:value-type="string">
            <text:p>name6</text:p>
          </table:table-cell>
          <table:table-cell table:formula="of:=[.AH154]+1" office:value-type="float" office:value="8">
            <text:p>8</text:p>
          </table:table-cell>
          <table:table-cell table:style-name="ce2" table:formula="of:=[.AI154]+1" office:value-type="float" office:value="3137">
            <text:p>3137</text:p>
          </table:table-cell>
          <table:table-cell table:formula="of:=DEC2HEX([.AI155])" office:value-type="string" office:string-value="C41">
            <text:p>C41</text:p>
          </table:table-cell>
          <table:table-cell office:value-type="string">
            <text:p>name6</text:p>
          </table:table-cell>
          <table:table-cell table:formula="of:=[.AL154]+1" office:value-type="float" office:value="8">
            <text:p>8</text:p>
          </table:table-cell>
          <table:table-cell table:style-name="ce2" table:formula="of:=[.AM154]+1" office:value-type="float" office:value="3510">
            <text:p>3510</text:p>
          </table:table-cell>
          <table:table-cell table:formula="of:=DEC2HEX([.AM155])" office:value-type="string" office:string-value="DB6">
            <text:p>DB6</text:p>
          </table:table-cell>
        </table:table-row>
        <table:table-row table:style-name="ro1">
          <table:table-cell office:value-type="string">
            <text:p>name7</text:p>
          </table:table-cell>
          <table:table-cell table:formula="of:=[.B155]+1" office:value-type="float" office:value="9">
            <text:p>9</text:p>
          </table:table-cell>
          <table:table-cell table:formula="of:=[.C155]+1" office:value-type="float" office:value="154">
            <text:p>154</text:p>
          </table:table-cell>
          <table:table-cell table:formula="of:=DEC2HEX([.C156])" office:value-type="string" office:string-value="9A">
            <text:p>9A</text:p>
          </table:table-cell>
          <table:table-cell office:value-type="string">
            <text:p>name7</text:p>
          </table:table-cell>
          <table:table-cell table:formula="of:=[.F155]+1" office:value-type="float" office:value="9">
            <text:p>9</text:p>
          </table:table-cell>
          <table:table-cell table:formula="of:=[.G155]+1" office:value-type="float" office:value="527">
            <text:p>527</text:p>
          </table:table-cell>
          <table:table-cell table:formula="of:=DEC2HEX([.G156])" office:value-type="string" office:string-value="20F">
            <text:p>20F</text:p>
          </table:table-cell>
          <table:table-cell office:value-type="string">
            <text:p>name7</text:p>
          </table:table-cell>
          <table:table-cell table:formula="of:=[.J155]+1" office:value-type="float" office:value="9">
            <text:p>9</text:p>
          </table:table-cell>
          <table:table-cell table:formula="of:=[.K155]+1" office:value-type="float" office:value="900">
            <text:p>900</text:p>
          </table:table-cell>
          <table:table-cell table:formula="of:=DEC2HEX([.K156])" office:value-type="string" office:string-value="384">
            <text:p>384</text:p>
          </table:table-cell>
          <table:table-cell office:value-type="string">
            <text:p>name7</text:p>
          </table:table-cell>
          <table:table-cell table:formula="of:=[.N155]+1" office:value-type="float" office:value="9">
            <text:p>9</text:p>
          </table:table-cell>
          <table:table-cell table:formula="of:=[.O155]+1" office:value-type="float" office:value="1273">
            <text:p>1273</text:p>
          </table:table-cell>
          <table:table-cell table:formula="of:=DEC2HEX([.O156])" office:value-type="string" office:string-value="4F9">
            <text:p>4F9</text:p>
          </table:table-cell>
          <table:table-cell office:value-type="string">
            <text:p>name7</text:p>
          </table:table-cell>
          <table:table-cell table:formula="of:=[.R155]+1" office:value-type="float" office:value="9">
            <text:p>9</text:p>
          </table:table-cell>
          <table:table-cell table:formula="of:=[.S155]+1" office:value-type="float" office:value="1646">
            <text:p>1646</text:p>
          </table:table-cell>
          <table:table-cell table:formula="of:=DEC2HEX([.S156])" office:value-type="string" office:string-value="66E">
            <text:p>66E</text:p>
          </table:table-cell>
          <table:table-cell office:value-type="string">
            <text:p>name7</text:p>
          </table:table-cell>
          <table:table-cell table:formula="of:=[.V155]+1" office:value-type="float" office:value="9">
            <text:p>9</text:p>
          </table:table-cell>
          <table:table-cell table:formula="of:=[.W155]+1" office:value-type="float" office:value="2019">
            <text:p>2019</text:p>
          </table:table-cell>
          <table:table-cell table:formula="of:=DEC2HEX([.W156])" office:value-type="string" office:string-value="7E3">
            <text:p>7E3</text:p>
          </table:table-cell>
          <table:table-cell office:value-type="string">
            <text:p>name7</text:p>
          </table:table-cell>
          <table:table-cell table:formula="of:=[.Z155]+1" office:value-type="float" office:value="9">
            <text:p>9</text:p>
          </table:table-cell>
          <table:table-cell table:style-name="ce2" table:formula="of:=[.AA155]+1" office:value-type="float" office:value="2392">
            <text:p>2392</text:p>
          </table:table-cell>
          <table:table-cell table:formula="of:=DEC2HEX([.AA156])" office:value-type="string" office:string-value="958">
            <text:p>958</text:p>
          </table:table-cell>
          <table:table-cell office:value-type="string">
            <text:p>name7</text:p>
          </table:table-cell>
          <table:table-cell table:formula="of:=[.AD155]+1" office:value-type="float" office:value="9">
            <text:p>9</text:p>
          </table:table-cell>
          <table:table-cell table:style-name="ce2" table:formula="of:=[.AE155]+1" office:value-type="float" office:value="2765">
            <text:p>2765</text:p>
          </table:table-cell>
          <table:table-cell table:formula="of:=DEC2HEX([.AE156])" office:value-type="string" office:string-value="ACD">
            <text:p>ACD</text:p>
          </table:table-cell>
          <table:table-cell office:value-type="string">
            <text:p>name7</text:p>
          </table:table-cell>
          <table:table-cell table:formula="of:=[.AH155]+1" office:value-type="float" office:value="9">
            <text:p>9</text:p>
          </table:table-cell>
          <table:table-cell table:style-name="ce2" table:formula="of:=[.AI155]+1" office:value-type="float" office:value="3138">
            <text:p>3138</text:p>
          </table:table-cell>
          <table:table-cell table:formula="of:=DEC2HEX([.AI156])" office:value-type="string" office:string-value="C42">
            <text:p>C42</text:p>
          </table:table-cell>
          <table:table-cell office:value-type="string">
            <text:p>name7</text:p>
          </table:table-cell>
          <table:table-cell table:formula="of:=[.AL155]+1" office:value-type="float" office:value="9">
            <text:p>9</text:p>
          </table:table-cell>
          <table:table-cell table:style-name="ce2" table:formula="of:=[.AM155]+1" office:value-type="float" office:value="3511">
            <text:p>3511</text:p>
          </table:table-cell>
          <table:table-cell table:formula="of:=DEC2HEX([.AM156])" office:value-type="string" office:string-value="DB7">
            <text:p>DB7</text:p>
          </table:table-cell>
        </table:table-row>
        <table:table-row table:style-name="ro1">
          <table:table-cell office:value-type="string">
            <text:p>name8</text:p>
          </table:table-cell>
          <table:table-cell table:formula="of:=[.B156]+1" office:value-type="float" office:value="10">
            <text:p>10</text:p>
          </table:table-cell>
          <table:table-cell table:formula="of:=[.C156]+1" office:value-type="float" office:value="155">
            <text:p>155</text:p>
          </table:table-cell>
          <table:table-cell table:formula="of:=DEC2HEX([.C157])" office:value-type="string" office:string-value="9B">
            <text:p>9B</text:p>
          </table:table-cell>
          <table:table-cell office:value-type="string">
            <text:p>name8</text:p>
          </table:table-cell>
          <table:table-cell table:formula="of:=[.F156]+1" office:value-type="float" office:value="10">
            <text:p>10</text:p>
          </table:table-cell>
          <table:table-cell table:formula="of:=[.G156]+1" office:value-type="float" office:value="528">
            <text:p>528</text:p>
          </table:table-cell>
          <table:table-cell table:formula="of:=DEC2HEX([.G157])" office:value-type="string" office:string-value="210">
            <text:p>210</text:p>
          </table:table-cell>
          <table:table-cell office:value-type="string">
            <text:p>name8</text:p>
          </table:table-cell>
          <table:table-cell table:formula="of:=[.J156]+1" office:value-type="float" office:value="10">
            <text:p>10</text:p>
          </table:table-cell>
          <table:table-cell table:formula="of:=[.K156]+1" office:value-type="float" office:value="901">
            <text:p>901</text:p>
          </table:table-cell>
          <table:table-cell table:formula="of:=DEC2HEX([.K157])" office:value-type="string" office:string-value="385">
            <text:p>385</text:p>
          </table:table-cell>
          <table:table-cell office:value-type="string">
            <text:p>name8</text:p>
          </table:table-cell>
          <table:table-cell table:formula="of:=[.N156]+1" office:value-type="float" office:value="10">
            <text:p>10</text:p>
          </table:table-cell>
          <table:table-cell table:formula="of:=[.O156]+1" office:value-type="float" office:value="1274">
            <text:p>1274</text:p>
          </table:table-cell>
          <table:table-cell table:formula="of:=DEC2HEX([.O157])" office:value-type="string" office:string-value="4FA">
            <text:p>4FA</text:p>
          </table:table-cell>
          <table:table-cell office:value-type="string">
            <text:p>name8</text:p>
          </table:table-cell>
          <table:table-cell table:formula="of:=[.R156]+1" office:value-type="float" office:value="10">
            <text:p>10</text:p>
          </table:table-cell>
          <table:table-cell table:formula="of:=[.S156]+1" office:value-type="float" office:value="1647">
            <text:p>1647</text:p>
          </table:table-cell>
          <table:table-cell table:formula="of:=DEC2HEX([.S157])" office:value-type="string" office:string-value="66F">
            <text:p>66F</text:p>
          </table:table-cell>
          <table:table-cell office:value-type="string">
            <text:p>name8</text:p>
          </table:table-cell>
          <table:table-cell table:formula="of:=[.V156]+1" office:value-type="float" office:value="10">
            <text:p>10</text:p>
          </table:table-cell>
          <table:table-cell table:formula="of:=[.W156]+1" office:value-type="float" office:value="2020">
            <text:p>2020</text:p>
          </table:table-cell>
          <table:table-cell table:formula="of:=DEC2HEX([.W157])" office:value-type="string" office:string-value="7E4">
            <text:p>7E4</text:p>
          </table:table-cell>
          <table:table-cell office:value-type="string">
            <text:p>name8</text:p>
          </table:table-cell>
          <table:table-cell table:formula="of:=[.Z156]+1" office:value-type="float" office:value="10">
            <text:p>10</text:p>
          </table:table-cell>
          <table:table-cell table:style-name="ce2" table:formula="of:=[.AA156]+1" office:value-type="float" office:value="2393">
            <text:p>2393</text:p>
          </table:table-cell>
          <table:table-cell table:formula="of:=DEC2HEX([.AA157])" office:value-type="string" office:string-value="959">
            <text:p>959</text:p>
          </table:table-cell>
          <table:table-cell office:value-type="string">
            <text:p>name8</text:p>
          </table:table-cell>
          <table:table-cell table:formula="of:=[.AD156]+1" office:value-type="float" office:value="10">
            <text:p>10</text:p>
          </table:table-cell>
          <table:table-cell table:style-name="ce2" table:formula="of:=[.AE156]+1" office:value-type="float" office:value="2766">
            <text:p>2766</text:p>
          </table:table-cell>
          <table:table-cell table:formula="of:=DEC2HEX([.AE157])" office:value-type="string" office:string-value="ACE">
            <text:p>ACE</text:p>
          </table:table-cell>
          <table:table-cell office:value-type="string">
            <text:p>name8</text:p>
          </table:table-cell>
          <table:table-cell table:formula="of:=[.AH156]+1" office:value-type="float" office:value="10">
            <text:p>10</text:p>
          </table:table-cell>
          <table:table-cell table:style-name="ce2" table:formula="of:=[.AI156]+1" office:value-type="float" office:value="3139">
            <text:p>3139</text:p>
          </table:table-cell>
          <table:table-cell table:formula="of:=DEC2HEX([.AI157])" office:value-type="string" office:string-value="C43">
            <text:p>C43</text:p>
          </table:table-cell>
          <table:table-cell office:value-type="string">
            <text:p>name8</text:p>
          </table:table-cell>
          <table:table-cell table:formula="of:=[.AL156]+1" office:value-type="float" office:value="10">
            <text:p>10</text:p>
          </table:table-cell>
          <table:table-cell table:style-name="ce2" table:formula="of:=[.AM156]+1" office:value-type="float" office:value="3512">
            <text:p>3512</text:p>
          </table:table-cell>
          <table:table-cell table:formula="of:=DEC2HEX([.AM157])" office:value-type="string" office:string-value="DB8">
            <text:p>DB8</text:p>
          </table:table-cell>
        </table:table-row>
        <table:table-row table:style-name="ro1">
          <table:table-cell office:value-type="string">
            <text:p>name9</text:p>
          </table:table-cell>
          <table:table-cell table:formula="of:=[.B157]+1" office:value-type="float" office:value="11">
            <text:p>11</text:p>
          </table:table-cell>
          <table:table-cell table:formula="of:=[.C157]+1" office:value-type="float" office:value="156">
            <text:p>156</text:p>
          </table:table-cell>
          <table:table-cell table:formula="of:=DEC2HEX([.C158])" office:value-type="string" office:string-value="9C">
            <text:p>9C</text:p>
          </table:table-cell>
          <table:table-cell office:value-type="string">
            <text:p>name9</text:p>
          </table:table-cell>
          <table:table-cell table:formula="of:=[.F157]+1" office:value-type="float" office:value="11">
            <text:p>11</text:p>
          </table:table-cell>
          <table:table-cell table:formula="of:=[.G157]+1" office:value-type="float" office:value="529">
            <text:p>529</text:p>
          </table:table-cell>
          <table:table-cell table:formula="of:=DEC2HEX([.G158])" office:value-type="string" office:string-value="211">
            <text:p>211</text:p>
          </table:table-cell>
          <table:table-cell office:value-type="string">
            <text:p>name9</text:p>
          </table:table-cell>
          <table:table-cell table:formula="of:=[.J157]+1" office:value-type="float" office:value="11">
            <text:p>11</text:p>
          </table:table-cell>
          <table:table-cell table:formula="of:=[.K157]+1" office:value-type="float" office:value="902">
            <text:p>902</text:p>
          </table:table-cell>
          <table:table-cell table:formula="of:=DEC2HEX([.K158])" office:value-type="string" office:string-value="386">
            <text:p>386</text:p>
          </table:table-cell>
          <table:table-cell office:value-type="string">
            <text:p>name9</text:p>
          </table:table-cell>
          <table:table-cell table:formula="of:=[.N157]+1" office:value-type="float" office:value="11">
            <text:p>11</text:p>
          </table:table-cell>
          <table:table-cell table:formula="of:=[.O157]+1" office:value-type="float" office:value="1275">
            <text:p>1275</text:p>
          </table:table-cell>
          <table:table-cell table:formula="of:=DEC2HEX([.O158])" office:value-type="string" office:string-value="4FB">
            <text:p>4FB</text:p>
          </table:table-cell>
          <table:table-cell office:value-type="string">
            <text:p>name9</text:p>
          </table:table-cell>
          <table:table-cell table:formula="of:=[.R157]+1" office:value-type="float" office:value="11">
            <text:p>11</text:p>
          </table:table-cell>
          <table:table-cell table:formula="of:=[.S157]+1" office:value-type="float" office:value="1648">
            <text:p>1648</text:p>
          </table:table-cell>
          <table:table-cell table:formula="of:=DEC2HEX([.S158])" office:value-type="string" office:string-value="670">
            <text:p>670</text:p>
          </table:table-cell>
          <table:table-cell office:value-type="string">
            <text:p>name9</text:p>
          </table:table-cell>
          <table:table-cell table:formula="of:=[.V157]+1" office:value-type="float" office:value="11">
            <text:p>11</text:p>
          </table:table-cell>
          <table:table-cell table:formula="of:=[.W157]+1" office:value-type="float" office:value="2021">
            <text:p>2021</text:p>
          </table:table-cell>
          <table:table-cell table:formula="of:=DEC2HEX([.W158])" office:value-type="string" office:string-value="7E5">
            <text:p>7E5</text:p>
          </table:table-cell>
          <table:table-cell office:value-type="string">
            <text:p>name9</text:p>
          </table:table-cell>
          <table:table-cell table:formula="of:=[.Z157]+1" office:value-type="float" office:value="11">
            <text:p>11</text:p>
          </table:table-cell>
          <table:table-cell table:style-name="ce2" table:formula="of:=[.AA157]+1" office:value-type="float" office:value="2394">
            <text:p>2394</text:p>
          </table:table-cell>
          <table:table-cell table:formula="of:=DEC2HEX([.AA158])" office:value-type="string" office:string-value="95A">
            <text:p>95A</text:p>
          </table:table-cell>
          <table:table-cell office:value-type="string">
            <text:p>name9</text:p>
          </table:table-cell>
          <table:table-cell table:formula="of:=[.AD157]+1" office:value-type="float" office:value="11">
            <text:p>11</text:p>
          </table:table-cell>
          <table:table-cell table:style-name="ce2" table:formula="of:=[.AE157]+1" office:value-type="float" office:value="2767">
            <text:p>2767</text:p>
          </table:table-cell>
          <table:table-cell table:formula="of:=DEC2HEX([.AE158])" office:value-type="string" office:string-value="ACF">
            <text:p>ACF</text:p>
          </table:table-cell>
          <table:table-cell office:value-type="string">
            <text:p>name9</text:p>
          </table:table-cell>
          <table:table-cell table:formula="of:=[.AH157]+1" office:value-type="float" office:value="11">
            <text:p>11</text:p>
          </table:table-cell>
          <table:table-cell table:style-name="ce2" table:formula="of:=[.AI157]+1" office:value-type="float" office:value="3140">
            <text:p>3140</text:p>
          </table:table-cell>
          <table:table-cell table:formula="of:=DEC2HEX([.AI158])" office:value-type="string" office:string-value="C44">
            <text:p>C44</text:p>
          </table:table-cell>
          <table:table-cell office:value-type="string">
            <text:p>name9</text:p>
          </table:table-cell>
          <table:table-cell table:formula="of:=[.AL157]+1" office:value-type="float" office:value="11">
            <text:p>11</text:p>
          </table:table-cell>
          <table:table-cell table:style-name="ce2" table:formula="of:=[.AM157]+1" office:value-type="float" office:value="3513">
            <text:p>3513</text:p>
          </table:table-cell>
          <table:table-cell table:formula="of:=DEC2HEX([.AM158])" office:value-type="string" office:string-value="DB9">
            <text:p>DB9</text:p>
          </table:table-cell>
        </table:table-row>
        <table:table-row table:style-name="ro1">
          <table:table-cell table:style-name="ce1" office:value-type="string">
            <text:p>DT12</text:p>
          </table:table-cell>
          <table:table-cell office:value-type="float" office:value="0">
            <text:p>0</text:p>
          </table:table-cell>
          <table:table-cell table:formula="of:=[.C158]+1" office:value-type="float" office:value="157">
            <text:p>157</text:p>
          </table:table-cell>
          <table:table-cell table:formula="of:=DEC2HEX([.C159])" office:value-type="string" office:string-value="9D">
            <text:p>9D</text:p>
          </table:table-cell>
          <table:table-cell table:style-name="ce1" office:value-type="string">
            <text:p>DT12</text:p>
          </table:table-cell>
          <table:table-cell office:value-type="float" office:value="0">
            <text:p>0</text:p>
          </table:table-cell>
          <table:table-cell table:formula="of:=[.G158]+1" office:value-type="float" office:value="530">
            <text:p>530</text:p>
          </table:table-cell>
          <table:table-cell table:formula="of:=DEC2HEX([.G159])" office:value-type="string" office:string-value="212">
            <text:p>212</text:p>
          </table:table-cell>
          <table:table-cell table:style-name="ce1" office:value-type="string">
            <text:p>DT12</text:p>
          </table:table-cell>
          <table:table-cell office:value-type="float" office:value="0">
            <text:p>0</text:p>
          </table:table-cell>
          <table:table-cell table:formula="of:=[.K158]+1" office:value-type="float" office:value="903">
            <text:p>903</text:p>
          </table:table-cell>
          <table:table-cell table:formula="of:=DEC2HEX([.K159])" office:value-type="string" office:string-value="387">
            <text:p>387</text:p>
          </table:table-cell>
          <table:table-cell table:style-name="ce1" office:value-type="string">
            <text:p>DT12</text:p>
          </table:table-cell>
          <table:table-cell office:value-type="float" office:value="0">
            <text:p>0</text:p>
          </table:table-cell>
          <table:table-cell table:formula="of:=[.O158]+1" office:value-type="float" office:value="1276">
            <text:p>1276</text:p>
          </table:table-cell>
          <table:table-cell table:formula="of:=DEC2HEX([.O159])" office:value-type="string" office:string-value="4FC">
            <text:p>4FC</text:p>
          </table:table-cell>
          <table:table-cell table:style-name="ce1" office:value-type="string">
            <text:p>DT12</text:p>
          </table:table-cell>
          <table:table-cell office:value-type="float" office:value="0">
            <text:p>0</text:p>
          </table:table-cell>
          <table:table-cell table:formula="of:=[.S158]+1" office:value-type="float" office:value="1649">
            <text:p>1649</text:p>
          </table:table-cell>
          <table:table-cell table:formula="of:=DEC2HEX([.S159])" office:value-type="string" office:string-value="671">
            <text:p>671</text:p>
          </table:table-cell>
          <table:table-cell table:style-name="ce1" office:value-type="string">
            <text:p>DT12</text:p>
          </table:table-cell>
          <table:table-cell office:value-type="float" office:value="0">
            <text:p>0</text:p>
          </table:table-cell>
          <table:table-cell table:formula="of:=[.W158]+1" office:value-type="float" office:value="2022">
            <text:p>2022</text:p>
          </table:table-cell>
          <table:table-cell table:formula="of:=DEC2HEX([.W159])" office:value-type="string" office:string-value="7E6">
            <text:p>7E6</text:p>
          </table:table-cell>
          <table:table-cell table:style-name="ce1" office:value-type="string">
            <text:p>DT12</text:p>
          </table:table-cell>
          <table:table-cell office:value-type="float" office:value="0">
            <text:p>0</text:p>
          </table:table-cell>
          <table:table-cell table:style-name="ce2" table:formula="of:=[.AA158]+1" office:value-type="float" office:value="2395">
            <text:p>2395</text:p>
          </table:table-cell>
          <table:table-cell table:formula="of:=DEC2HEX([.AA159])" office:value-type="string" office:string-value="95B">
            <text:p>95B</text:p>
          </table:table-cell>
          <table:table-cell table:style-name="ce1" office:value-type="string">
            <text:p>DT12</text:p>
          </table:table-cell>
          <table:table-cell office:value-type="float" office:value="0">
            <text:p>0</text:p>
          </table:table-cell>
          <table:table-cell table:style-name="ce2" table:formula="of:=[.AE158]+1" office:value-type="float" office:value="2768">
            <text:p>2768</text:p>
          </table:table-cell>
          <table:table-cell table:formula="of:=DEC2HEX([.AE159])" office:value-type="string" office:string-value="AD0">
            <text:p>AD0</text:p>
          </table:table-cell>
          <table:table-cell table:style-name="ce1" office:value-type="string">
            <text:p>DT12</text:p>
          </table:table-cell>
          <table:table-cell office:value-type="float" office:value="0">
            <text:p>0</text:p>
          </table:table-cell>
          <table:table-cell table:style-name="ce2" table:formula="of:=[.AI158]+1" office:value-type="float" office:value="3141">
            <text:p>3141</text:p>
          </table:table-cell>
          <table:table-cell table:formula="of:=DEC2HEX([.AI159])" office:value-type="string" office:string-value="C45">
            <text:p>C45</text:p>
          </table:table-cell>
          <table:table-cell table:style-name="ce1" office:value-type="string">
            <text:p>DT12</text:p>
          </table:table-cell>
          <table:table-cell office:value-type="float" office:value="0">
            <text:p>0</text:p>
          </table:table-cell>
          <table:table-cell table:style-name="ce2" table:formula="of:=[.AM158]+1" office:value-type="float" office:value="3514">
            <text:p>3514</text:p>
          </table:table-cell>
          <table:table-cell table:formula="of:=DEC2HEX([.AM159])" office:value-type="string" office:string-value="DBA">
            <text:p>DBA</text:p>
          </table:table-cell>
        </table:table-row>
        <table:table-row table:style-name="ro1">
          <table:table-cell office:value-type="string">
            <text:p>id</text:p>
          </table:table-cell>
          <table:table-cell table:formula="of:=[.B159]+1" office:value-type="float" office:value="1">
            <text:p>1</text:p>
          </table:table-cell>
          <table:table-cell table:formula="of:=[.C159]+1" office:value-type="float" office:value="158">
            <text:p>158</text:p>
          </table:table-cell>
          <table:table-cell table:formula="of:=DEC2HEX([.C160])" office:value-type="string" office:string-value="9E">
            <text:p>9E</text:p>
          </table:table-cell>
          <table:table-cell office:value-type="string">
            <text:p>id</text:p>
          </table:table-cell>
          <table:table-cell table:formula="of:=[.F159]+1" office:value-type="float" office:value="1">
            <text:p>1</text:p>
          </table:table-cell>
          <table:table-cell table:formula="of:=[.G159]+1" office:value-type="float" office:value="531">
            <text:p>531</text:p>
          </table:table-cell>
          <table:table-cell table:formula="of:=DEC2HEX([.G160])" office:value-type="string" office:string-value="213">
            <text:p>213</text:p>
          </table:table-cell>
          <table:table-cell office:value-type="string">
            <text:p>id</text:p>
          </table:table-cell>
          <table:table-cell table:formula="of:=[.J159]+1" office:value-type="float" office:value="1">
            <text:p>1</text:p>
          </table:table-cell>
          <table:table-cell table:formula="of:=[.K159]+1" office:value-type="float" office:value="904">
            <text:p>904</text:p>
          </table:table-cell>
          <table:table-cell table:formula="of:=DEC2HEX([.K160])" office:value-type="string" office:string-value="388">
            <text:p>388</text:p>
          </table:table-cell>
          <table:table-cell office:value-type="string">
            <text:p>id</text:p>
          </table:table-cell>
          <table:table-cell table:formula="of:=[.N159]+1" office:value-type="float" office:value="1">
            <text:p>1</text:p>
          </table:table-cell>
          <table:table-cell table:formula="of:=[.O159]+1" office:value-type="float" office:value="1277">
            <text:p>1277</text:p>
          </table:table-cell>
          <table:table-cell table:formula="of:=DEC2HEX([.O160])" office:value-type="string" office:string-value="4FD">
            <text:p>4FD</text:p>
          </table:table-cell>
          <table:table-cell office:value-type="string">
            <text:p>id</text:p>
          </table:table-cell>
          <table:table-cell table:formula="of:=[.R159]+1" office:value-type="float" office:value="1">
            <text:p>1</text:p>
          </table:table-cell>
          <table:table-cell table:formula="of:=[.S159]+1" office:value-type="float" office:value="1650">
            <text:p>1650</text:p>
          </table:table-cell>
          <table:table-cell table:formula="of:=DEC2HEX([.S160])" office:value-type="string" office:string-value="672">
            <text:p>672</text:p>
          </table:table-cell>
          <table:table-cell office:value-type="string">
            <text:p>id</text:p>
          </table:table-cell>
          <table:table-cell table:formula="of:=[.V159]+1" office:value-type="float" office:value="1">
            <text:p>1</text:p>
          </table:table-cell>
          <table:table-cell table:formula="of:=[.W159]+1" office:value-type="float" office:value="2023">
            <text:p>2023</text:p>
          </table:table-cell>
          <table:table-cell table:formula="of:=DEC2HEX([.W160])" office:value-type="string" office:string-value="7E7">
            <text:p>7E7</text:p>
          </table:table-cell>
          <table:table-cell office:value-type="string">
            <text:p>id</text:p>
          </table:table-cell>
          <table:table-cell table:formula="of:=[.Z159]+1" office:value-type="float" office:value="1">
            <text:p>1</text:p>
          </table:table-cell>
          <table:table-cell table:style-name="ce2" table:formula="of:=[.AA159]+1" office:value-type="float" office:value="2396">
            <text:p>2396</text:p>
          </table:table-cell>
          <table:table-cell table:formula="of:=DEC2HEX([.AA160])" office:value-type="string" office:string-value="95C">
            <text:p>95C</text:p>
          </table:table-cell>
          <table:table-cell office:value-type="string">
            <text:p>id</text:p>
          </table:table-cell>
          <table:table-cell table:formula="of:=[.AD159]+1" office:value-type="float" office:value="1">
            <text:p>1</text:p>
          </table:table-cell>
          <table:table-cell table:style-name="ce2" table:formula="of:=[.AE159]+1" office:value-type="float" office:value="2769">
            <text:p>2769</text:p>
          </table:table-cell>
          <table:table-cell table:formula="of:=DEC2HEX([.AE160])" office:value-type="string" office:string-value="AD1">
            <text:p>AD1</text:p>
          </table:table-cell>
          <table:table-cell office:value-type="string">
            <text:p>id</text:p>
          </table:table-cell>
          <table:table-cell table:formula="of:=[.AH159]+1" office:value-type="float" office:value="1">
            <text:p>1</text:p>
          </table:table-cell>
          <table:table-cell table:style-name="ce2" table:formula="of:=[.AI159]+1" office:value-type="float" office:value="3142">
            <text:p>3142</text:p>
          </table:table-cell>
          <table:table-cell table:formula="of:=DEC2HEX([.AI160])" office:value-type="string" office:string-value="C46">
            <text:p>C46</text:p>
          </table:table-cell>
          <table:table-cell office:value-type="string">
            <text:p>id</text:p>
          </table:table-cell>
          <table:table-cell table:formula="of:=[.AL159]+1" office:value-type="float" office:value="1">
            <text:p>1</text:p>
          </table:table-cell>
          <table:table-cell table:style-name="ce2" table:formula="of:=[.AM159]+1" office:value-type="float" office:value="3515">
            <text:p>3515</text:p>
          </table:table-cell>
          <table:table-cell table:formula="of:=DEC2HEX([.AM160])" office:value-type="string" office:string-value="DBB">
            <text:p>DBB</text:p>
          </table:table-cell>
        </table:table-row>
        <table:table-row table:style-name="ro1">
          <table:table-cell office:value-type="string">
            <text:p>name0</text:p>
          </table:table-cell>
          <table:table-cell table:formula="of:=[.B160]+1" office:value-type="float" office:value="2">
            <text:p>2</text:p>
          </table:table-cell>
          <table:table-cell table:formula="of:=[.C160]+1" office:value-type="float" office:value="159">
            <text:p>159</text:p>
          </table:table-cell>
          <table:table-cell table:formula="of:=DEC2HEX([.C161])" office:value-type="string" office:string-value="9F">
            <text:p>9F</text:p>
          </table:table-cell>
          <table:table-cell office:value-type="string">
            <text:p>name0</text:p>
          </table:table-cell>
          <table:table-cell table:formula="of:=[.F160]+1" office:value-type="float" office:value="2">
            <text:p>2</text:p>
          </table:table-cell>
          <table:table-cell table:formula="of:=[.G160]+1" office:value-type="float" office:value="532">
            <text:p>532</text:p>
          </table:table-cell>
          <table:table-cell table:formula="of:=DEC2HEX([.G161])" office:value-type="string" office:string-value="214">
            <text:p>214</text:p>
          </table:table-cell>
          <table:table-cell office:value-type="string">
            <text:p>name0</text:p>
          </table:table-cell>
          <table:table-cell table:formula="of:=[.J160]+1" office:value-type="float" office:value="2">
            <text:p>2</text:p>
          </table:table-cell>
          <table:table-cell table:formula="of:=[.K160]+1" office:value-type="float" office:value="905">
            <text:p>905</text:p>
          </table:table-cell>
          <table:table-cell table:formula="of:=DEC2HEX([.K161])" office:value-type="string" office:string-value="389">
            <text:p>389</text:p>
          </table:table-cell>
          <table:table-cell office:value-type="string">
            <text:p>name0</text:p>
          </table:table-cell>
          <table:table-cell table:formula="of:=[.N160]+1" office:value-type="float" office:value="2">
            <text:p>2</text:p>
          </table:table-cell>
          <table:table-cell table:formula="of:=[.O160]+1" office:value-type="float" office:value="1278">
            <text:p>1278</text:p>
          </table:table-cell>
          <table:table-cell table:formula="of:=DEC2HEX([.O161])" office:value-type="string" office:string-value="4FE">
            <text:p>4FE</text:p>
          </table:table-cell>
          <table:table-cell office:value-type="string">
            <text:p>name0</text:p>
          </table:table-cell>
          <table:table-cell table:formula="of:=[.R160]+1" office:value-type="float" office:value="2">
            <text:p>2</text:p>
          </table:table-cell>
          <table:table-cell table:formula="of:=[.S160]+1" office:value-type="float" office:value="1651">
            <text:p>1651</text:p>
          </table:table-cell>
          <table:table-cell table:formula="of:=DEC2HEX([.S161])" office:value-type="string" office:string-value="673">
            <text:p>673</text:p>
          </table:table-cell>
          <table:table-cell office:value-type="string">
            <text:p>name0</text:p>
          </table:table-cell>
          <table:table-cell table:formula="of:=[.V160]+1" office:value-type="float" office:value="2">
            <text:p>2</text:p>
          </table:table-cell>
          <table:table-cell table:formula="of:=[.W160]+1" office:value-type="float" office:value="2024">
            <text:p>2024</text:p>
          </table:table-cell>
          <table:table-cell table:formula="of:=DEC2HEX([.W161])" office:value-type="string" office:string-value="7E8">
            <text:p>7E8</text:p>
          </table:table-cell>
          <table:table-cell office:value-type="string">
            <text:p>name0</text:p>
          </table:table-cell>
          <table:table-cell table:formula="of:=[.Z160]+1" office:value-type="float" office:value="2">
            <text:p>2</text:p>
          </table:table-cell>
          <table:table-cell table:style-name="ce2" table:formula="of:=[.AA160]+1" office:value-type="float" office:value="2397">
            <text:p>2397</text:p>
          </table:table-cell>
          <table:table-cell table:formula="of:=DEC2HEX([.AA161])" office:value-type="string" office:string-value="95D">
            <text:p>95D</text:p>
          </table:table-cell>
          <table:table-cell office:value-type="string">
            <text:p>name0</text:p>
          </table:table-cell>
          <table:table-cell table:formula="of:=[.AD160]+1" office:value-type="float" office:value="2">
            <text:p>2</text:p>
          </table:table-cell>
          <table:table-cell table:style-name="ce2" table:formula="of:=[.AE160]+1" office:value-type="float" office:value="2770">
            <text:p>2770</text:p>
          </table:table-cell>
          <table:table-cell table:formula="of:=DEC2HEX([.AE161])" office:value-type="string" office:string-value="AD2">
            <text:p>AD2</text:p>
          </table:table-cell>
          <table:table-cell office:value-type="string">
            <text:p>name0</text:p>
          </table:table-cell>
          <table:table-cell table:formula="of:=[.AH160]+1" office:value-type="float" office:value="2">
            <text:p>2</text:p>
          </table:table-cell>
          <table:table-cell table:style-name="ce2" table:formula="of:=[.AI160]+1" office:value-type="float" office:value="3143">
            <text:p>3143</text:p>
          </table:table-cell>
          <table:table-cell table:formula="of:=DEC2HEX([.AI161])" office:value-type="string" office:string-value="C47">
            <text:p>C47</text:p>
          </table:table-cell>
          <table:table-cell office:value-type="string">
            <text:p>name0</text:p>
          </table:table-cell>
          <table:table-cell table:formula="of:=[.AL160]+1" office:value-type="float" office:value="2">
            <text:p>2</text:p>
          </table:table-cell>
          <table:table-cell table:style-name="ce2" table:formula="of:=[.AM160]+1" office:value-type="float" office:value="3516">
            <text:p>3516</text:p>
          </table:table-cell>
          <table:table-cell table:formula="of:=DEC2HEX([.AM161])" office:value-type="string" office:string-value="DBC">
            <text:p>DBC</text:p>
          </table:table-cell>
        </table:table-row>
        <table:table-row table:style-name="ro1">
          <table:table-cell office:value-type="string">
            <text:p>name1</text:p>
          </table:table-cell>
          <table:table-cell table:formula="of:=[.B161]+1" office:value-type="float" office:value="3">
            <text:p>3</text:p>
          </table:table-cell>
          <table:table-cell table:formula="of:=[.C161]+1" office:value-type="float" office:value="160">
            <text:p>160</text:p>
          </table:table-cell>
          <table:table-cell table:formula="of:=DEC2HEX([.C162])" office:value-type="string" office:string-value="A0">
            <text:p>A0</text:p>
          </table:table-cell>
          <table:table-cell office:value-type="string">
            <text:p>name1</text:p>
          </table:table-cell>
          <table:table-cell table:formula="of:=[.F161]+1" office:value-type="float" office:value="3">
            <text:p>3</text:p>
          </table:table-cell>
          <table:table-cell table:formula="of:=[.G161]+1" office:value-type="float" office:value="533">
            <text:p>533</text:p>
          </table:table-cell>
          <table:table-cell table:formula="of:=DEC2HEX([.G162])" office:value-type="string" office:string-value="215">
            <text:p>215</text:p>
          </table:table-cell>
          <table:table-cell office:value-type="string">
            <text:p>name1</text:p>
          </table:table-cell>
          <table:table-cell table:formula="of:=[.J161]+1" office:value-type="float" office:value="3">
            <text:p>3</text:p>
          </table:table-cell>
          <table:table-cell table:formula="of:=[.K161]+1" office:value-type="float" office:value="906">
            <text:p>906</text:p>
          </table:table-cell>
          <table:table-cell table:formula="of:=DEC2HEX([.K162])" office:value-type="string" office:string-value="38A">
            <text:p>38A</text:p>
          </table:table-cell>
          <table:table-cell office:value-type="string">
            <text:p>name1</text:p>
          </table:table-cell>
          <table:table-cell table:formula="of:=[.N161]+1" office:value-type="float" office:value="3">
            <text:p>3</text:p>
          </table:table-cell>
          <table:table-cell table:formula="of:=[.O161]+1" office:value-type="float" office:value="1279">
            <text:p>1279</text:p>
          </table:table-cell>
          <table:table-cell table:formula="of:=DEC2HEX([.O162])" office:value-type="string" office:string-value="4FF">
            <text:p>4FF</text:p>
          </table:table-cell>
          <table:table-cell office:value-type="string">
            <text:p>name1</text:p>
          </table:table-cell>
          <table:table-cell table:formula="of:=[.R161]+1" office:value-type="float" office:value="3">
            <text:p>3</text:p>
          </table:table-cell>
          <table:table-cell table:formula="of:=[.S161]+1" office:value-type="float" office:value="1652">
            <text:p>1652</text:p>
          </table:table-cell>
          <table:table-cell table:formula="of:=DEC2HEX([.S162])" office:value-type="string" office:string-value="674">
            <text:p>674</text:p>
          </table:table-cell>
          <table:table-cell office:value-type="string">
            <text:p>name1</text:p>
          </table:table-cell>
          <table:table-cell table:formula="of:=[.V161]+1" office:value-type="float" office:value="3">
            <text:p>3</text:p>
          </table:table-cell>
          <table:table-cell table:formula="of:=[.W161]+1" office:value-type="float" office:value="2025">
            <text:p>2025</text:p>
          </table:table-cell>
          <table:table-cell table:formula="of:=DEC2HEX([.W162])" office:value-type="string" office:string-value="7E9">
            <text:p>7E9</text:p>
          </table:table-cell>
          <table:table-cell office:value-type="string">
            <text:p>name1</text:p>
          </table:table-cell>
          <table:table-cell table:formula="of:=[.Z161]+1" office:value-type="float" office:value="3">
            <text:p>3</text:p>
          </table:table-cell>
          <table:table-cell table:style-name="ce2" table:formula="of:=[.AA161]+1" office:value-type="float" office:value="2398">
            <text:p>2398</text:p>
          </table:table-cell>
          <table:table-cell table:formula="of:=DEC2HEX([.AA162])" office:value-type="string" office:string-value="95E">
            <text:p>95E</text:p>
          </table:table-cell>
          <table:table-cell office:value-type="string">
            <text:p>name1</text:p>
          </table:table-cell>
          <table:table-cell table:formula="of:=[.AD161]+1" office:value-type="float" office:value="3">
            <text:p>3</text:p>
          </table:table-cell>
          <table:table-cell table:style-name="ce2" table:formula="of:=[.AE161]+1" office:value-type="float" office:value="2771">
            <text:p>2771</text:p>
          </table:table-cell>
          <table:table-cell table:formula="of:=DEC2HEX([.AE162])" office:value-type="string" office:string-value="AD3">
            <text:p>AD3</text:p>
          </table:table-cell>
          <table:table-cell office:value-type="string">
            <text:p>name1</text:p>
          </table:table-cell>
          <table:table-cell table:formula="of:=[.AH161]+1" office:value-type="float" office:value="3">
            <text:p>3</text:p>
          </table:table-cell>
          <table:table-cell table:style-name="ce2" table:formula="of:=[.AI161]+1" office:value-type="float" office:value="3144">
            <text:p>3144</text:p>
          </table:table-cell>
          <table:table-cell table:formula="of:=DEC2HEX([.AI162])" office:value-type="string" office:string-value="C48">
            <text:p>C48</text:p>
          </table:table-cell>
          <table:table-cell office:value-type="string">
            <text:p>name1</text:p>
          </table:table-cell>
          <table:table-cell table:formula="of:=[.AL161]+1" office:value-type="float" office:value="3">
            <text:p>3</text:p>
          </table:table-cell>
          <table:table-cell table:style-name="ce2" table:formula="of:=[.AM161]+1" office:value-type="float" office:value="3517">
            <text:p>3517</text:p>
          </table:table-cell>
          <table:table-cell table:formula="of:=DEC2HEX([.AM162])" office:value-type="string" office:string-value="DBD">
            <text:p>DBD</text:p>
          </table:table-cell>
        </table:table-row>
        <table:table-row table:style-name="ro1">
          <table:table-cell office:value-type="string">
            <text:p>name2</text:p>
          </table:table-cell>
          <table:table-cell table:formula="of:=[.B162]+1" office:value-type="float" office:value="4">
            <text:p>4</text:p>
          </table:table-cell>
          <table:table-cell table:formula="of:=[.C162]+1" office:value-type="float" office:value="161">
            <text:p>161</text:p>
          </table:table-cell>
          <table:table-cell table:formula="of:=DEC2HEX([.C163])" office:value-type="string" office:string-value="A1">
            <text:p>A1</text:p>
          </table:table-cell>
          <table:table-cell office:value-type="string">
            <text:p>name2</text:p>
          </table:table-cell>
          <table:table-cell table:formula="of:=[.F162]+1" office:value-type="float" office:value="4">
            <text:p>4</text:p>
          </table:table-cell>
          <table:table-cell table:formula="of:=[.G162]+1" office:value-type="float" office:value="534">
            <text:p>534</text:p>
          </table:table-cell>
          <table:table-cell table:formula="of:=DEC2HEX([.G163])" office:value-type="string" office:string-value="216">
            <text:p>216</text:p>
          </table:table-cell>
          <table:table-cell office:value-type="string">
            <text:p>name2</text:p>
          </table:table-cell>
          <table:table-cell table:formula="of:=[.J162]+1" office:value-type="float" office:value="4">
            <text:p>4</text:p>
          </table:table-cell>
          <table:table-cell table:formula="of:=[.K162]+1" office:value-type="float" office:value="907">
            <text:p>907</text:p>
          </table:table-cell>
          <table:table-cell table:formula="of:=DEC2HEX([.K163])" office:value-type="string" office:string-value="38B">
            <text:p>38B</text:p>
          </table:table-cell>
          <table:table-cell office:value-type="string">
            <text:p>name2</text:p>
          </table:table-cell>
          <table:table-cell table:formula="of:=[.N162]+1" office:value-type="float" office:value="4">
            <text:p>4</text:p>
          </table:table-cell>
          <table:table-cell table:formula="of:=[.O162]+1" office:value-type="float" office:value="1280">
            <text:p>1280</text:p>
          </table:table-cell>
          <table:table-cell table:formula="of:=DEC2HEX([.O163])" office:value-type="string" office:string-value="500">
            <text:p>500</text:p>
          </table:table-cell>
          <table:table-cell office:value-type="string">
            <text:p>name2</text:p>
          </table:table-cell>
          <table:table-cell table:formula="of:=[.R162]+1" office:value-type="float" office:value="4">
            <text:p>4</text:p>
          </table:table-cell>
          <table:table-cell table:formula="of:=[.S162]+1" office:value-type="float" office:value="1653">
            <text:p>1653</text:p>
          </table:table-cell>
          <table:table-cell table:formula="of:=DEC2HEX([.S163])" office:value-type="string" office:string-value="675">
            <text:p>675</text:p>
          </table:table-cell>
          <table:table-cell office:value-type="string">
            <text:p>name2</text:p>
          </table:table-cell>
          <table:table-cell table:formula="of:=[.V162]+1" office:value-type="float" office:value="4">
            <text:p>4</text:p>
          </table:table-cell>
          <table:table-cell table:formula="of:=[.W162]+1" office:value-type="float" office:value="2026">
            <text:p>2026</text:p>
          </table:table-cell>
          <table:table-cell table:formula="of:=DEC2HEX([.W163])" office:value-type="string" office:string-value="7EA">
            <text:p>7EA</text:p>
          </table:table-cell>
          <table:table-cell office:value-type="string">
            <text:p>name2</text:p>
          </table:table-cell>
          <table:table-cell table:formula="of:=[.Z162]+1" office:value-type="float" office:value="4">
            <text:p>4</text:p>
          </table:table-cell>
          <table:table-cell table:style-name="ce2" table:formula="of:=[.AA162]+1" office:value-type="float" office:value="2399">
            <text:p>2399</text:p>
          </table:table-cell>
          <table:table-cell table:formula="of:=DEC2HEX([.AA163])" office:value-type="string" office:string-value="95F">
            <text:p>95F</text:p>
          </table:table-cell>
          <table:table-cell office:value-type="string">
            <text:p>name2</text:p>
          </table:table-cell>
          <table:table-cell table:formula="of:=[.AD162]+1" office:value-type="float" office:value="4">
            <text:p>4</text:p>
          </table:table-cell>
          <table:table-cell table:style-name="ce2" table:formula="of:=[.AE162]+1" office:value-type="float" office:value="2772">
            <text:p>2772</text:p>
          </table:table-cell>
          <table:table-cell table:formula="of:=DEC2HEX([.AE163])" office:value-type="string" office:string-value="AD4">
            <text:p>AD4</text:p>
          </table:table-cell>
          <table:table-cell office:value-type="string">
            <text:p>name2</text:p>
          </table:table-cell>
          <table:table-cell table:formula="of:=[.AH162]+1" office:value-type="float" office:value="4">
            <text:p>4</text:p>
          </table:table-cell>
          <table:table-cell table:style-name="ce2" table:formula="of:=[.AI162]+1" office:value-type="float" office:value="3145">
            <text:p>3145</text:p>
          </table:table-cell>
          <table:table-cell table:formula="of:=DEC2HEX([.AI163])" office:value-type="string" office:string-value="C49">
            <text:p>C49</text:p>
          </table:table-cell>
          <table:table-cell office:value-type="string">
            <text:p>name2</text:p>
          </table:table-cell>
          <table:table-cell table:formula="of:=[.AL162]+1" office:value-type="float" office:value="4">
            <text:p>4</text:p>
          </table:table-cell>
          <table:table-cell table:style-name="ce2" table:formula="of:=[.AM162]+1" office:value-type="float" office:value="3518">
            <text:p>3518</text:p>
          </table:table-cell>
          <table:table-cell table:formula="of:=DEC2HEX([.AM163])" office:value-type="string" office:string-value="DBE">
            <text:p>DBE</text:p>
          </table:table-cell>
        </table:table-row>
        <table:table-row table:style-name="ro1">
          <table:table-cell office:value-type="string">
            <text:p>name3</text:p>
          </table:table-cell>
          <table:table-cell table:formula="of:=[.B163]+1" office:value-type="float" office:value="5">
            <text:p>5</text:p>
          </table:table-cell>
          <table:table-cell table:formula="of:=[.C163]+1" office:value-type="float" office:value="162">
            <text:p>162</text:p>
          </table:table-cell>
          <table:table-cell table:formula="of:=DEC2HEX([.C164])" office:value-type="string" office:string-value="A2">
            <text:p>A2</text:p>
          </table:table-cell>
          <table:table-cell office:value-type="string">
            <text:p>name3</text:p>
          </table:table-cell>
          <table:table-cell table:formula="of:=[.F163]+1" office:value-type="float" office:value="5">
            <text:p>5</text:p>
          </table:table-cell>
          <table:table-cell table:formula="of:=[.G163]+1" office:value-type="float" office:value="535">
            <text:p>535</text:p>
          </table:table-cell>
          <table:table-cell table:formula="of:=DEC2HEX([.G164])" office:value-type="string" office:string-value="217">
            <text:p>217</text:p>
          </table:table-cell>
          <table:table-cell office:value-type="string">
            <text:p>name3</text:p>
          </table:table-cell>
          <table:table-cell table:formula="of:=[.J163]+1" office:value-type="float" office:value="5">
            <text:p>5</text:p>
          </table:table-cell>
          <table:table-cell table:formula="of:=[.K163]+1" office:value-type="float" office:value="908">
            <text:p>908</text:p>
          </table:table-cell>
          <table:table-cell table:formula="of:=DEC2HEX([.K164])" office:value-type="string" office:string-value="38C">
            <text:p>38C</text:p>
          </table:table-cell>
          <table:table-cell office:value-type="string">
            <text:p>name3</text:p>
          </table:table-cell>
          <table:table-cell table:formula="of:=[.N163]+1" office:value-type="float" office:value="5">
            <text:p>5</text:p>
          </table:table-cell>
          <table:table-cell table:formula="of:=[.O163]+1" office:value-type="float" office:value="1281">
            <text:p>1281</text:p>
          </table:table-cell>
          <table:table-cell table:formula="of:=DEC2HEX([.O164])" office:value-type="string" office:string-value="501">
            <text:p>501</text:p>
          </table:table-cell>
          <table:table-cell office:value-type="string">
            <text:p>name3</text:p>
          </table:table-cell>
          <table:table-cell table:formula="of:=[.R163]+1" office:value-type="float" office:value="5">
            <text:p>5</text:p>
          </table:table-cell>
          <table:table-cell table:formula="of:=[.S163]+1" office:value-type="float" office:value="1654">
            <text:p>1654</text:p>
          </table:table-cell>
          <table:table-cell table:formula="of:=DEC2HEX([.S164])" office:value-type="string" office:string-value="676">
            <text:p>676</text:p>
          </table:table-cell>
          <table:table-cell office:value-type="string">
            <text:p>name3</text:p>
          </table:table-cell>
          <table:table-cell table:formula="of:=[.V163]+1" office:value-type="float" office:value="5">
            <text:p>5</text:p>
          </table:table-cell>
          <table:table-cell table:formula="of:=[.W163]+1" office:value-type="float" office:value="2027">
            <text:p>2027</text:p>
          </table:table-cell>
          <table:table-cell table:formula="of:=DEC2HEX([.W164])" office:value-type="string" office:string-value="7EB">
            <text:p>7EB</text:p>
          </table:table-cell>
          <table:table-cell office:value-type="string">
            <text:p>name3</text:p>
          </table:table-cell>
          <table:table-cell table:formula="of:=[.Z163]+1" office:value-type="float" office:value="5">
            <text:p>5</text:p>
          </table:table-cell>
          <table:table-cell table:style-name="ce2" table:formula="of:=[.AA163]+1" office:value-type="float" office:value="2400">
            <text:p>2400</text:p>
          </table:table-cell>
          <table:table-cell table:formula="of:=DEC2HEX([.AA164])" office:value-type="string" office:string-value="960">
            <text:p>960</text:p>
          </table:table-cell>
          <table:table-cell office:value-type="string">
            <text:p>name3</text:p>
          </table:table-cell>
          <table:table-cell table:formula="of:=[.AD163]+1" office:value-type="float" office:value="5">
            <text:p>5</text:p>
          </table:table-cell>
          <table:table-cell table:style-name="ce2" table:formula="of:=[.AE163]+1" office:value-type="float" office:value="2773">
            <text:p>2773</text:p>
          </table:table-cell>
          <table:table-cell table:formula="of:=DEC2HEX([.AE164])" office:value-type="string" office:string-value="AD5">
            <text:p>AD5</text:p>
          </table:table-cell>
          <table:table-cell office:value-type="string">
            <text:p>name3</text:p>
          </table:table-cell>
          <table:table-cell table:formula="of:=[.AH163]+1" office:value-type="float" office:value="5">
            <text:p>5</text:p>
          </table:table-cell>
          <table:table-cell table:style-name="ce2" table:formula="of:=[.AI163]+1" office:value-type="float" office:value="3146">
            <text:p>3146</text:p>
          </table:table-cell>
          <table:table-cell table:formula="of:=DEC2HEX([.AI164])" office:value-type="string" office:string-value="C4A">
            <text:p>C4A</text:p>
          </table:table-cell>
          <table:table-cell office:value-type="string">
            <text:p>name3</text:p>
          </table:table-cell>
          <table:table-cell table:formula="of:=[.AL163]+1" office:value-type="float" office:value="5">
            <text:p>5</text:p>
          </table:table-cell>
          <table:table-cell table:style-name="ce2" table:formula="of:=[.AM163]+1" office:value-type="float" office:value="3519">
            <text:p>3519</text:p>
          </table:table-cell>
          <table:table-cell table:formula="of:=DEC2HEX([.AM164])" office:value-type="string" office:string-value="DBF">
            <text:p>DBF</text:p>
          </table:table-cell>
        </table:table-row>
        <table:table-row table:style-name="ro1">
          <table:table-cell office:value-type="string">
            <text:p>name4</text:p>
          </table:table-cell>
          <table:table-cell table:formula="of:=[.B164]+1" office:value-type="float" office:value="6">
            <text:p>6</text:p>
          </table:table-cell>
          <table:table-cell table:formula="of:=[.C164]+1" office:value-type="float" office:value="163">
            <text:p>163</text:p>
          </table:table-cell>
          <table:table-cell table:formula="of:=DEC2HEX([.C165])" office:value-type="string" office:string-value="A3">
            <text:p>A3</text:p>
          </table:table-cell>
          <table:table-cell office:value-type="string">
            <text:p>name4</text:p>
          </table:table-cell>
          <table:table-cell table:formula="of:=[.F164]+1" office:value-type="float" office:value="6">
            <text:p>6</text:p>
          </table:table-cell>
          <table:table-cell table:formula="of:=[.G164]+1" office:value-type="float" office:value="536">
            <text:p>536</text:p>
          </table:table-cell>
          <table:table-cell table:formula="of:=DEC2HEX([.G165])" office:value-type="string" office:string-value="218">
            <text:p>218</text:p>
          </table:table-cell>
          <table:table-cell office:value-type="string">
            <text:p>name4</text:p>
          </table:table-cell>
          <table:table-cell table:formula="of:=[.J164]+1" office:value-type="float" office:value="6">
            <text:p>6</text:p>
          </table:table-cell>
          <table:table-cell table:formula="of:=[.K164]+1" office:value-type="float" office:value="909">
            <text:p>909</text:p>
          </table:table-cell>
          <table:table-cell table:formula="of:=DEC2HEX([.K165])" office:value-type="string" office:string-value="38D">
            <text:p>38D</text:p>
          </table:table-cell>
          <table:table-cell office:value-type="string">
            <text:p>name4</text:p>
          </table:table-cell>
          <table:table-cell table:formula="of:=[.N164]+1" office:value-type="float" office:value="6">
            <text:p>6</text:p>
          </table:table-cell>
          <table:table-cell table:formula="of:=[.O164]+1" office:value-type="float" office:value="1282">
            <text:p>1282</text:p>
          </table:table-cell>
          <table:table-cell table:formula="of:=DEC2HEX([.O165])" office:value-type="string" office:string-value="502">
            <text:p>502</text:p>
          </table:table-cell>
          <table:table-cell office:value-type="string">
            <text:p>name4</text:p>
          </table:table-cell>
          <table:table-cell table:formula="of:=[.R164]+1" office:value-type="float" office:value="6">
            <text:p>6</text:p>
          </table:table-cell>
          <table:table-cell table:formula="of:=[.S164]+1" office:value-type="float" office:value="1655">
            <text:p>1655</text:p>
          </table:table-cell>
          <table:table-cell table:formula="of:=DEC2HEX([.S165])" office:value-type="string" office:string-value="677">
            <text:p>677</text:p>
          </table:table-cell>
          <table:table-cell office:value-type="string">
            <text:p>name4</text:p>
          </table:table-cell>
          <table:table-cell table:formula="of:=[.V164]+1" office:value-type="float" office:value="6">
            <text:p>6</text:p>
          </table:table-cell>
          <table:table-cell table:formula="of:=[.W164]+1" office:value-type="float" office:value="2028">
            <text:p>2028</text:p>
          </table:table-cell>
          <table:table-cell table:formula="of:=DEC2HEX([.W165])" office:value-type="string" office:string-value="7EC">
            <text:p>7EC</text:p>
          </table:table-cell>
          <table:table-cell office:value-type="string">
            <text:p>name4</text:p>
          </table:table-cell>
          <table:table-cell table:formula="of:=[.Z164]+1" office:value-type="float" office:value="6">
            <text:p>6</text:p>
          </table:table-cell>
          <table:table-cell table:style-name="ce2" table:formula="of:=[.AA164]+1" office:value-type="float" office:value="2401">
            <text:p>2401</text:p>
          </table:table-cell>
          <table:table-cell table:formula="of:=DEC2HEX([.AA165])" office:value-type="string" office:string-value="961">
            <text:p>961</text:p>
          </table:table-cell>
          <table:table-cell office:value-type="string">
            <text:p>name4</text:p>
          </table:table-cell>
          <table:table-cell table:formula="of:=[.AD164]+1" office:value-type="float" office:value="6">
            <text:p>6</text:p>
          </table:table-cell>
          <table:table-cell table:style-name="ce2" table:formula="of:=[.AE164]+1" office:value-type="float" office:value="2774">
            <text:p>2774</text:p>
          </table:table-cell>
          <table:table-cell table:formula="of:=DEC2HEX([.AE165])" office:value-type="string" office:string-value="AD6">
            <text:p>AD6</text:p>
          </table:table-cell>
          <table:table-cell office:value-type="string">
            <text:p>name4</text:p>
          </table:table-cell>
          <table:table-cell table:formula="of:=[.AH164]+1" office:value-type="float" office:value="6">
            <text:p>6</text:p>
          </table:table-cell>
          <table:table-cell table:style-name="ce2" table:formula="of:=[.AI164]+1" office:value-type="float" office:value="3147">
            <text:p>3147</text:p>
          </table:table-cell>
          <table:table-cell table:formula="of:=DEC2HEX([.AI165])" office:value-type="string" office:string-value="C4B">
            <text:p>C4B</text:p>
          </table:table-cell>
          <table:table-cell office:value-type="string">
            <text:p>name4</text:p>
          </table:table-cell>
          <table:table-cell table:formula="of:=[.AL164]+1" office:value-type="float" office:value="6">
            <text:p>6</text:p>
          </table:table-cell>
          <table:table-cell table:style-name="ce2" table:formula="of:=[.AM164]+1" office:value-type="float" office:value="3520">
            <text:p>3520</text:p>
          </table:table-cell>
          <table:table-cell table:formula="of:=DEC2HEX([.AM165])" office:value-type="string" office:string-value="DC0">
            <text:p>DC0</text:p>
          </table:table-cell>
        </table:table-row>
        <table:table-row table:style-name="ro1">
          <table:table-cell office:value-type="string">
            <text:p>name5</text:p>
          </table:table-cell>
          <table:table-cell table:formula="of:=[.B165]+1" office:value-type="float" office:value="7">
            <text:p>7</text:p>
          </table:table-cell>
          <table:table-cell table:formula="of:=[.C165]+1" office:value-type="float" office:value="164">
            <text:p>164</text:p>
          </table:table-cell>
          <table:table-cell table:formula="of:=DEC2HEX([.C166])" office:value-type="string" office:string-value="A4">
            <text:p>A4</text:p>
          </table:table-cell>
          <table:table-cell office:value-type="string">
            <text:p>name5</text:p>
          </table:table-cell>
          <table:table-cell table:formula="of:=[.F165]+1" office:value-type="float" office:value="7">
            <text:p>7</text:p>
          </table:table-cell>
          <table:table-cell table:formula="of:=[.G165]+1" office:value-type="float" office:value="537">
            <text:p>537</text:p>
          </table:table-cell>
          <table:table-cell table:formula="of:=DEC2HEX([.G166])" office:value-type="string" office:string-value="219">
            <text:p>219</text:p>
          </table:table-cell>
          <table:table-cell office:value-type="string">
            <text:p>name5</text:p>
          </table:table-cell>
          <table:table-cell table:formula="of:=[.J165]+1" office:value-type="float" office:value="7">
            <text:p>7</text:p>
          </table:table-cell>
          <table:table-cell table:formula="of:=[.K165]+1" office:value-type="float" office:value="910">
            <text:p>910</text:p>
          </table:table-cell>
          <table:table-cell table:formula="of:=DEC2HEX([.K166])" office:value-type="string" office:string-value="38E">
            <text:p>38E</text:p>
          </table:table-cell>
          <table:table-cell office:value-type="string">
            <text:p>name5</text:p>
          </table:table-cell>
          <table:table-cell table:formula="of:=[.N165]+1" office:value-type="float" office:value="7">
            <text:p>7</text:p>
          </table:table-cell>
          <table:table-cell table:formula="of:=[.O165]+1" office:value-type="float" office:value="1283">
            <text:p>1283</text:p>
          </table:table-cell>
          <table:table-cell table:formula="of:=DEC2HEX([.O166])" office:value-type="string" office:string-value="503">
            <text:p>503</text:p>
          </table:table-cell>
          <table:table-cell office:value-type="string">
            <text:p>name5</text:p>
          </table:table-cell>
          <table:table-cell table:formula="of:=[.R165]+1" office:value-type="float" office:value="7">
            <text:p>7</text:p>
          </table:table-cell>
          <table:table-cell table:formula="of:=[.S165]+1" office:value-type="float" office:value="1656">
            <text:p>1656</text:p>
          </table:table-cell>
          <table:table-cell table:formula="of:=DEC2HEX([.S166])" office:value-type="string" office:string-value="678">
            <text:p>678</text:p>
          </table:table-cell>
          <table:table-cell office:value-type="string">
            <text:p>name5</text:p>
          </table:table-cell>
          <table:table-cell table:formula="of:=[.V165]+1" office:value-type="float" office:value="7">
            <text:p>7</text:p>
          </table:table-cell>
          <table:table-cell table:formula="of:=[.W165]+1" office:value-type="float" office:value="2029">
            <text:p>2029</text:p>
          </table:table-cell>
          <table:table-cell table:formula="of:=DEC2HEX([.W166])" office:value-type="string" office:string-value="7ED">
            <text:p>7ED</text:p>
          </table:table-cell>
          <table:table-cell office:value-type="string">
            <text:p>name5</text:p>
          </table:table-cell>
          <table:table-cell table:formula="of:=[.Z165]+1" office:value-type="float" office:value="7">
            <text:p>7</text:p>
          </table:table-cell>
          <table:table-cell table:style-name="ce2" table:formula="of:=[.AA165]+1" office:value-type="float" office:value="2402">
            <text:p>2402</text:p>
          </table:table-cell>
          <table:table-cell table:formula="of:=DEC2HEX([.AA166])" office:value-type="string" office:string-value="962">
            <text:p>962</text:p>
          </table:table-cell>
          <table:table-cell office:value-type="string">
            <text:p>name5</text:p>
          </table:table-cell>
          <table:table-cell table:formula="of:=[.AD165]+1" office:value-type="float" office:value="7">
            <text:p>7</text:p>
          </table:table-cell>
          <table:table-cell table:style-name="ce2" table:formula="of:=[.AE165]+1" office:value-type="float" office:value="2775">
            <text:p>2775</text:p>
          </table:table-cell>
          <table:table-cell table:formula="of:=DEC2HEX([.AE166])" office:value-type="string" office:string-value="AD7">
            <text:p>AD7</text:p>
          </table:table-cell>
          <table:table-cell office:value-type="string">
            <text:p>name5</text:p>
          </table:table-cell>
          <table:table-cell table:formula="of:=[.AH165]+1" office:value-type="float" office:value="7">
            <text:p>7</text:p>
          </table:table-cell>
          <table:table-cell table:style-name="ce2" table:formula="of:=[.AI165]+1" office:value-type="float" office:value="3148">
            <text:p>3148</text:p>
          </table:table-cell>
          <table:table-cell table:formula="of:=DEC2HEX([.AI166])" office:value-type="string" office:string-value="C4C">
            <text:p>C4C</text:p>
          </table:table-cell>
          <table:table-cell office:value-type="string">
            <text:p>name5</text:p>
          </table:table-cell>
          <table:table-cell table:formula="of:=[.AL165]+1" office:value-type="float" office:value="7">
            <text:p>7</text:p>
          </table:table-cell>
          <table:table-cell table:style-name="ce2" table:formula="of:=[.AM165]+1" office:value-type="float" office:value="3521">
            <text:p>3521</text:p>
          </table:table-cell>
          <table:table-cell table:formula="of:=DEC2HEX([.AM166])" office:value-type="string" office:string-value="DC1">
            <text:p>DC1</text:p>
          </table:table-cell>
        </table:table-row>
        <table:table-row table:style-name="ro1">
          <table:table-cell office:value-type="string">
            <text:p>name6</text:p>
          </table:table-cell>
          <table:table-cell table:formula="of:=[.B166]+1" office:value-type="float" office:value="8">
            <text:p>8</text:p>
          </table:table-cell>
          <table:table-cell table:formula="of:=[.C166]+1" office:value-type="float" office:value="165">
            <text:p>165</text:p>
          </table:table-cell>
          <table:table-cell table:formula="of:=DEC2HEX([.C167])" office:value-type="string" office:string-value="A5">
            <text:p>A5</text:p>
          </table:table-cell>
          <table:table-cell office:value-type="string">
            <text:p>name6</text:p>
          </table:table-cell>
          <table:table-cell table:formula="of:=[.F166]+1" office:value-type="float" office:value="8">
            <text:p>8</text:p>
          </table:table-cell>
          <table:table-cell table:formula="of:=[.G166]+1" office:value-type="float" office:value="538">
            <text:p>538</text:p>
          </table:table-cell>
          <table:table-cell table:formula="of:=DEC2HEX([.G167])" office:value-type="string" office:string-value="21A">
            <text:p>21A</text:p>
          </table:table-cell>
          <table:table-cell office:value-type="string">
            <text:p>name6</text:p>
          </table:table-cell>
          <table:table-cell table:formula="of:=[.J166]+1" office:value-type="float" office:value="8">
            <text:p>8</text:p>
          </table:table-cell>
          <table:table-cell table:formula="of:=[.K166]+1" office:value-type="float" office:value="911">
            <text:p>911</text:p>
          </table:table-cell>
          <table:table-cell table:formula="of:=DEC2HEX([.K167])" office:value-type="string" office:string-value="38F">
            <text:p>38F</text:p>
          </table:table-cell>
          <table:table-cell office:value-type="string">
            <text:p>name6</text:p>
          </table:table-cell>
          <table:table-cell table:formula="of:=[.N166]+1" office:value-type="float" office:value="8">
            <text:p>8</text:p>
          </table:table-cell>
          <table:table-cell table:formula="of:=[.O166]+1" office:value-type="float" office:value="1284">
            <text:p>1284</text:p>
          </table:table-cell>
          <table:table-cell table:formula="of:=DEC2HEX([.O167])" office:value-type="string" office:string-value="504">
            <text:p>504</text:p>
          </table:table-cell>
          <table:table-cell office:value-type="string">
            <text:p>name6</text:p>
          </table:table-cell>
          <table:table-cell table:formula="of:=[.R166]+1" office:value-type="float" office:value="8">
            <text:p>8</text:p>
          </table:table-cell>
          <table:table-cell table:formula="of:=[.S166]+1" office:value-type="float" office:value="1657">
            <text:p>1657</text:p>
          </table:table-cell>
          <table:table-cell table:formula="of:=DEC2HEX([.S167])" office:value-type="string" office:string-value="679">
            <text:p>679</text:p>
          </table:table-cell>
          <table:table-cell office:value-type="string">
            <text:p>name6</text:p>
          </table:table-cell>
          <table:table-cell table:formula="of:=[.V166]+1" office:value-type="float" office:value="8">
            <text:p>8</text:p>
          </table:table-cell>
          <table:table-cell table:formula="of:=[.W166]+1" office:value-type="float" office:value="2030">
            <text:p>2030</text:p>
          </table:table-cell>
          <table:table-cell table:formula="of:=DEC2HEX([.W167])" office:value-type="string" office:string-value="7EE">
            <text:p>7EE</text:p>
          </table:table-cell>
          <table:table-cell office:value-type="string">
            <text:p>name6</text:p>
          </table:table-cell>
          <table:table-cell table:formula="of:=[.Z166]+1" office:value-type="float" office:value="8">
            <text:p>8</text:p>
          </table:table-cell>
          <table:table-cell table:style-name="ce2" table:formula="of:=[.AA166]+1" office:value-type="float" office:value="2403">
            <text:p>2403</text:p>
          </table:table-cell>
          <table:table-cell table:formula="of:=DEC2HEX([.AA167])" office:value-type="string" office:string-value="963">
            <text:p>963</text:p>
          </table:table-cell>
          <table:table-cell office:value-type="string">
            <text:p>name6</text:p>
          </table:table-cell>
          <table:table-cell table:formula="of:=[.AD166]+1" office:value-type="float" office:value="8">
            <text:p>8</text:p>
          </table:table-cell>
          <table:table-cell table:style-name="ce2" table:formula="of:=[.AE166]+1" office:value-type="float" office:value="2776">
            <text:p>2776</text:p>
          </table:table-cell>
          <table:table-cell table:formula="of:=DEC2HEX([.AE167])" office:value-type="string" office:string-value="AD8">
            <text:p>AD8</text:p>
          </table:table-cell>
          <table:table-cell office:value-type="string">
            <text:p>name6</text:p>
          </table:table-cell>
          <table:table-cell table:formula="of:=[.AH166]+1" office:value-type="float" office:value="8">
            <text:p>8</text:p>
          </table:table-cell>
          <table:table-cell table:style-name="ce2" table:formula="of:=[.AI166]+1" office:value-type="float" office:value="3149">
            <text:p>3149</text:p>
          </table:table-cell>
          <table:table-cell table:formula="of:=DEC2HEX([.AI167])" office:value-type="string" office:string-value="C4D">
            <text:p>C4D</text:p>
          </table:table-cell>
          <table:table-cell office:value-type="string">
            <text:p>name6</text:p>
          </table:table-cell>
          <table:table-cell table:formula="of:=[.AL166]+1" office:value-type="float" office:value="8">
            <text:p>8</text:p>
          </table:table-cell>
          <table:table-cell table:style-name="ce2" table:formula="of:=[.AM166]+1" office:value-type="float" office:value="3522">
            <text:p>3522</text:p>
          </table:table-cell>
          <table:table-cell table:formula="of:=DEC2HEX([.AM167])" office:value-type="string" office:string-value="DC2">
            <text:p>DC2</text:p>
          </table:table-cell>
        </table:table-row>
        <table:table-row table:style-name="ro1">
          <table:table-cell office:value-type="string">
            <text:p>name7</text:p>
          </table:table-cell>
          <table:table-cell table:formula="of:=[.B167]+1" office:value-type="float" office:value="9">
            <text:p>9</text:p>
          </table:table-cell>
          <table:table-cell table:formula="of:=[.C167]+1" office:value-type="float" office:value="166">
            <text:p>166</text:p>
          </table:table-cell>
          <table:table-cell table:formula="of:=DEC2HEX([.C168])" office:value-type="string" office:string-value="A6">
            <text:p>A6</text:p>
          </table:table-cell>
          <table:table-cell office:value-type="string">
            <text:p>name7</text:p>
          </table:table-cell>
          <table:table-cell table:formula="of:=[.F167]+1" office:value-type="float" office:value="9">
            <text:p>9</text:p>
          </table:table-cell>
          <table:table-cell table:formula="of:=[.G167]+1" office:value-type="float" office:value="539">
            <text:p>539</text:p>
          </table:table-cell>
          <table:table-cell table:formula="of:=DEC2HEX([.G168])" office:value-type="string" office:string-value="21B">
            <text:p>21B</text:p>
          </table:table-cell>
          <table:table-cell office:value-type="string">
            <text:p>name7</text:p>
          </table:table-cell>
          <table:table-cell table:formula="of:=[.J167]+1" office:value-type="float" office:value="9">
            <text:p>9</text:p>
          </table:table-cell>
          <table:table-cell table:formula="of:=[.K167]+1" office:value-type="float" office:value="912">
            <text:p>912</text:p>
          </table:table-cell>
          <table:table-cell table:formula="of:=DEC2HEX([.K168])" office:value-type="string" office:string-value="390">
            <text:p>390</text:p>
          </table:table-cell>
          <table:table-cell office:value-type="string">
            <text:p>name7</text:p>
          </table:table-cell>
          <table:table-cell table:formula="of:=[.N167]+1" office:value-type="float" office:value="9">
            <text:p>9</text:p>
          </table:table-cell>
          <table:table-cell table:formula="of:=[.O167]+1" office:value-type="float" office:value="1285">
            <text:p>1285</text:p>
          </table:table-cell>
          <table:table-cell table:formula="of:=DEC2HEX([.O168])" office:value-type="string" office:string-value="505">
            <text:p>505</text:p>
          </table:table-cell>
          <table:table-cell office:value-type="string">
            <text:p>name7</text:p>
          </table:table-cell>
          <table:table-cell table:formula="of:=[.R167]+1" office:value-type="float" office:value="9">
            <text:p>9</text:p>
          </table:table-cell>
          <table:table-cell table:formula="of:=[.S167]+1" office:value-type="float" office:value="1658">
            <text:p>1658</text:p>
          </table:table-cell>
          <table:table-cell table:formula="of:=DEC2HEX([.S168])" office:value-type="string" office:string-value="67A">
            <text:p>67A</text:p>
          </table:table-cell>
          <table:table-cell office:value-type="string">
            <text:p>name7</text:p>
          </table:table-cell>
          <table:table-cell table:formula="of:=[.V167]+1" office:value-type="float" office:value="9">
            <text:p>9</text:p>
          </table:table-cell>
          <table:table-cell table:formula="of:=[.W167]+1" office:value-type="float" office:value="2031">
            <text:p>2031</text:p>
          </table:table-cell>
          <table:table-cell table:formula="of:=DEC2HEX([.W168])" office:value-type="string" office:string-value="7EF">
            <text:p>7EF</text:p>
          </table:table-cell>
          <table:table-cell office:value-type="string">
            <text:p>name7</text:p>
          </table:table-cell>
          <table:table-cell table:formula="of:=[.Z167]+1" office:value-type="float" office:value="9">
            <text:p>9</text:p>
          </table:table-cell>
          <table:table-cell table:style-name="ce2" table:formula="of:=[.AA167]+1" office:value-type="float" office:value="2404">
            <text:p>2404</text:p>
          </table:table-cell>
          <table:table-cell table:formula="of:=DEC2HEX([.AA168])" office:value-type="string" office:string-value="964">
            <text:p>964</text:p>
          </table:table-cell>
          <table:table-cell office:value-type="string">
            <text:p>name7</text:p>
          </table:table-cell>
          <table:table-cell table:formula="of:=[.AD167]+1" office:value-type="float" office:value="9">
            <text:p>9</text:p>
          </table:table-cell>
          <table:table-cell table:style-name="ce2" table:formula="of:=[.AE167]+1" office:value-type="float" office:value="2777">
            <text:p>2777</text:p>
          </table:table-cell>
          <table:table-cell table:formula="of:=DEC2HEX([.AE168])" office:value-type="string" office:string-value="AD9">
            <text:p>AD9</text:p>
          </table:table-cell>
          <table:table-cell office:value-type="string">
            <text:p>name7</text:p>
          </table:table-cell>
          <table:table-cell table:formula="of:=[.AH167]+1" office:value-type="float" office:value="9">
            <text:p>9</text:p>
          </table:table-cell>
          <table:table-cell table:style-name="ce2" table:formula="of:=[.AI167]+1" office:value-type="float" office:value="3150">
            <text:p>3150</text:p>
          </table:table-cell>
          <table:table-cell table:formula="of:=DEC2HEX([.AI168])" office:value-type="string" office:string-value="C4E">
            <text:p>C4E</text:p>
          </table:table-cell>
          <table:table-cell office:value-type="string">
            <text:p>name7</text:p>
          </table:table-cell>
          <table:table-cell table:formula="of:=[.AL167]+1" office:value-type="float" office:value="9">
            <text:p>9</text:p>
          </table:table-cell>
          <table:table-cell table:style-name="ce2" table:formula="of:=[.AM167]+1" office:value-type="float" office:value="3523">
            <text:p>3523</text:p>
          </table:table-cell>
          <table:table-cell table:formula="of:=DEC2HEX([.AM168])" office:value-type="string" office:string-value="DC3">
            <text:p>DC3</text:p>
          </table:table-cell>
        </table:table-row>
        <table:table-row table:style-name="ro1">
          <table:table-cell office:value-type="string">
            <text:p>name8</text:p>
          </table:table-cell>
          <table:table-cell table:formula="of:=[.B168]+1" office:value-type="float" office:value="10">
            <text:p>10</text:p>
          </table:table-cell>
          <table:table-cell table:formula="of:=[.C168]+1" office:value-type="float" office:value="167">
            <text:p>167</text:p>
          </table:table-cell>
          <table:table-cell table:formula="of:=DEC2HEX([.C169])" office:value-type="string" office:string-value="A7">
            <text:p>A7</text:p>
          </table:table-cell>
          <table:table-cell office:value-type="string">
            <text:p>name8</text:p>
          </table:table-cell>
          <table:table-cell table:formula="of:=[.F168]+1" office:value-type="float" office:value="10">
            <text:p>10</text:p>
          </table:table-cell>
          <table:table-cell table:formula="of:=[.G168]+1" office:value-type="float" office:value="540">
            <text:p>540</text:p>
          </table:table-cell>
          <table:table-cell table:formula="of:=DEC2HEX([.G169])" office:value-type="string" office:string-value="21C">
            <text:p>21C</text:p>
          </table:table-cell>
          <table:table-cell office:value-type="string">
            <text:p>name8</text:p>
          </table:table-cell>
          <table:table-cell table:formula="of:=[.J168]+1" office:value-type="float" office:value="10">
            <text:p>10</text:p>
          </table:table-cell>
          <table:table-cell table:formula="of:=[.K168]+1" office:value-type="float" office:value="913">
            <text:p>913</text:p>
          </table:table-cell>
          <table:table-cell table:formula="of:=DEC2HEX([.K169])" office:value-type="string" office:string-value="391">
            <text:p>391</text:p>
          </table:table-cell>
          <table:table-cell office:value-type="string">
            <text:p>name8</text:p>
          </table:table-cell>
          <table:table-cell table:formula="of:=[.N168]+1" office:value-type="float" office:value="10">
            <text:p>10</text:p>
          </table:table-cell>
          <table:table-cell table:formula="of:=[.O168]+1" office:value-type="float" office:value="1286">
            <text:p>1286</text:p>
          </table:table-cell>
          <table:table-cell table:formula="of:=DEC2HEX([.O169])" office:value-type="string" office:string-value="506">
            <text:p>506</text:p>
          </table:table-cell>
          <table:table-cell office:value-type="string">
            <text:p>name8</text:p>
          </table:table-cell>
          <table:table-cell table:formula="of:=[.R168]+1" office:value-type="float" office:value="10">
            <text:p>10</text:p>
          </table:table-cell>
          <table:table-cell table:formula="of:=[.S168]+1" office:value-type="float" office:value="1659">
            <text:p>1659</text:p>
          </table:table-cell>
          <table:table-cell table:formula="of:=DEC2HEX([.S169])" office:value-type="string" office:string-value="67B">
            <text:p>67B</text:p>
          </table:table-cell>
          <table:table-cell office:value-type="string">
            <text:p>name8</text:p>
          </table:table-cell>
          <table:table-cell table:formula="of:=[.V168]+1" office:value-type="float" office:value="10">
            <text:p>10</text:p>
          </table:table-cell>
          <table:table-cell table:formula="of:=[.W168]+1" office:value-type="float" office:value="2032">
            <text:p>2032</text:p>
          </table:table-cell>
          <table:table-cell table:formula="of:=DEC2HEX([.W169])" office:value-type="string" office:string-value="7F0">
            <text:p>7F0</text:p>
          </table:table-cell>
          <table:table-cell office:value-type="string">
            <text:p>name8</text:p>
          </table:table-cell>
          <table:table-cell table:formula="of:=[.Z168]+1" office:value-type="float" office:value="10">
            <text:p>10</text:p>
          </table:table-cell>
          <table:table-cell table:style-name="ce2" table:formula="of:=[.AA168]+1" office:value-type="float" office:value="2405">
            <text:p>2405</text:p>
          </table:table-cell>
          <table:table-cell table:formula="of:=DEC2HEX([.AA169])" office:value-type="string" office:string-value="965">
            <text:p>965</text:p>
          </table:table-cell>
          <table:table-cell office:value-type="string">
            <text:p>name8</text:p>
          </table:table-cell>
          <table:table-cell table:formula="of:=[.AD168]+1" office:value-type="float" office:value="10">
            <text:p>10</text:p>
          </table:table-cell>
          <table:table-cell table:style-name="ce2" table:formula="of:=[.AE168]+1" office:value-type="float" office:value="2778">
            <text:p>2778</text:p>
          </table:table-cell>
          <table:table-cell table:formula="of:=DEC2HEX([.AE169])" office:value-type="string" office:string-value="ADA">
            <text:p>ADA</text:p>
          </table:table-cell>
          <table:table-cell office:value-type="string">
            <text:p>name8</text:p>
          </table:table-cell>
          <table:table-cell table:formula="of:=[.AH168]+1" office:value-type="float" office:value="10">
            <text:p>10</text:p>
          </table:table-cell>
          <table:table-cell table:style-name="ce2" table:formula="of:=[.AI168]+1" office:value-type="float" office:value="3151">
            <text:p>3151</text:p>
          </table:table-cell>
          <table:table-cell table:formula="of:=DEC2HEX([.AI169])" office:value-type="string" office:string-value="C4F">
            <text:p>C4F</text:p>
          </table:table-cell>
          <table:table-cell office:value-type="string">
            <text:p>name8</text:p>
          </table:table-cell>
          <table:table-cell table:formula="of:=[.AL168]+1" office:value-type="float" office:value="10">
            <text:p>10</text:p>
          </table:table-cell>
          <table:table-cell table:style-name="ce2" table:formula="of:=[.AM168]+1" office:value-type="float" office:value="3524">
            <text:p>3524</text:p>
          </table:table-cell>
          <table:table-cell table:formula="of:=DEC2HEX([.AM169])" office:value-type="string" office:string-value="DC4">
            <text:p>DC4</text:p>
          </table:table-cell>
        </table:table-row>
        <table:table-row table:style-name="ro1">
          <table:table-cell office:value-type="string">
            <text:p>name9</text:p>
          </table:table-cell>
          <table:table-cell table:formula="of:=[.B169]+1" office:value-type="float" office:value="11">
            <text:p>11</text:p>
          </table:table-cell>
          <table:table-cell table:formula="of:=[.C169]+1" office:value-type="float" office:value="168">
            <text:p>168</text:p>
          </table:table-cell>
          <table:table-cell table:formula="of:=DEC2HEX([.C170])" office:value-type="string" office:string-value="A8">
            <text:p>A8</text:p>
          </table:table-cell>
          <table:table-cell office:value-type="string">
            <text:p>name9</text:p>
          </table:table-cell>
          <table:table-cell table:formula="of:=[.F169]+1" office:value-type="float" office:value="11">
            <text:p>11</text:p>
          </table:table-cell>
          <table:table-cell table:formula="of:=[.G169]+1" office:value-type="float" office:value="541">
            <text:p>541</text:p>
          </table:table-cell>
          <table:table-cell table:formula="of:=DEC2HEX([.G170])" office:value-type="string" office:string-value="21D">
            <text:p>21D</text:p>
          </table:table-cell>
          <table:table-cell office:value-type="string">
            <text:p>name9</text:p>
          </table:table-cell>
          <table:table-cell table:formula="of:=[.J169]+1" office:value-type="float" office:value="11">
            <text:p>11</text:p>
          </table:table-cell>
          <table:table-cell table:formula="of:=[.K169]+1" office:value-type="float" office:value="914">
            <text:p>914</text:p>
          </table:table-cell>
          <table:table-cell table:formula="of:=DEC2HEX([.K170])" office:value-type="string" office:string-value="392">
            <text:p>392</text:p>
          </table:table-cell>
          <table:table-cell office:value-type="string">
            <text:p>name9</text:p>
          </table:table-cell>
          <table:table-cell table:formula="of:=[.N169]+1" office:value-type="float" office:value="11">
            <text:p>11</text:p>
          </table:table-cell>
          <table:table-cell table:formula="of:=[.O169]+1" office:value-type="float" office:value="1287">
            <text:p>1287</text:p>
          </table:table-cell>
          <table:table-cell table:formula="of:=DEC2HEX([.O170])" office:value-type="string" office:string-value="507">
            <text:p>507</text:p>
          </table:table-cell>
          <table:table-cell office:value-type="string">
            <text:p>name9</text:p>
          </table:table-cell>
          <table:table-cell table:formula="of:=[.R169]+1" office:value-type="float" office:value="11">
            <text:p>11</text:p>
          </table:table-cell>
          <table:table-cell table:formula="of:=[.S169]+1" office:value-type="float" office:value="1660">
            <text:p>1660</text:p>
          </table:table-cell>
          <table:table-cell table:formula="of:=DEC2HEX([.S170])" office:value-type="string" office:string-value="67C">
            <text:p>67C</text:p>
          </table:table-cell>
          <table:table-cell office:value-type="string">
            <text:p>name9</text:p>
          </table:table-cell>
          <table:table-cell table:formula="of:=[.V169]+1" office:value-type="float" office:value="11">
            <text:p>11</text:p>
          </table:table-cell>
          <table:table-cell table:formula="of:=[.W169]+1" office:value-type="float" office:value="2033">
            <text:p>2033</text:p>
          </table:table-cell>
          <table:table-cell table:formula="of:=DEC2HEX([.W170])" office:value-type="string" office:string-value="7F1">
            <text:p>7F1</text:p>
          </table:table-cell>
          <table:table-cell office:value-type="string">
            <text:p>name9</text:p>
          </table:table-cell>
          <table:table-cell table:formula="of:=[.Z169]+1" office:value-type="float" office:value="11">
            <text:p>11</text:p>
          </table:table-cell>
          <table:table-cell table:style-name="ce2" table:formula="of:=[.AA169]+1" office:value-type="float" office:value="2406">
            <text:p>2406</text:p>
          </table:table-cell>
          <table:table-cell table:formula="of:=DEC2HEX([.AA170])" office:value-type="string" office:string-value="966">
            <text:p>966</text:p>
          </table:table-cell>
          <table:table-cell office:value-type="string">
            <text:p>name9</text:p>
          </table:table-cell>
          <table:table-cell table:formula="of:=[.AD169]+1" office:value-type="float" office:value="11">
            <text:p>11</text:p>
          </table:table-cell>
          <table:table-cell table:style-name="ce2" table:formula="of:=[.AE169]+1" office:value-type="float" office:value="2779">
            <text:p>2779</text:p>
          </table:table-cell>
          <table:table-cell table:formula="of:=DEC2HEX([.AE170])" office:value-type="string" office:string-value="ADB">
            <text:p>ADB</text:p>
          </table:table-cell>
          <table:table-cell office:value-type="string">
            <text:p>name9</text:p>
          </table:table-cell>
          <table:table-cell table:formula="of:=[.AH169]+1" office:value-type="float" office:value="11">
            <text:p>11</text:p>
          </table:table-cell>
          <table:table-cell table:style-name="ce2" table:formula="of:=[.AI169]+1" office:value-type="float" office:value="3152">
            <text:p>3152</text:p>
          </table:table-cell>
          <table:table-cell table:formula="of:=DEC2HEX([.AI170])" office:value-type="string" office:string-value="C50">
            <text:p>C50</text:p>
          </table:table-cell>
          <table:table-cell office:value-type="string">
            <text:p>name9</text:p>
          </table:table-cell>
          <table:table-cell table:formula="of:=[.AL169]+1" office:value-type="float" office:value="11">
            <text:p>11</text:p>
          </table:table-cell>
          <table:table-cell table:style-name="ce2" table:formula="of:=[.AM169]+1" office:value-type="float" office:value="3525">
            <text:p>3525</text:p>
          </table:table-cell>
          <table:table-cell table:formula="of:=DEC2HEX([.AM170])" office:value-type="string" office:string-value="DC5">
            <text:p>DC5</text:p>
          </table:table-cell>
        </table:table-row>
        <table:table-row table:style-name="ro1">
          <table:table-cell table:style-name="ce1" office:value-type="string">
            <text:p>DT13</text:p>
          </table:table-cell>
          <table:table-cell office:value-type="float" office:value="0">
            <text:p>0</text:p>
          </table:table-cell>
          <table:table-cell table:formula="of:=[.C170]+1" office:value-type="float" office:value="169">
            <text:p>169</text:p>
          </table:table-cell>
          <table:table-cell table:formula="of:=DEC2HEX([.C171])" office:value-type="string" office:string-value="A9">
            <text:p>A9</text:p>
          </table:table-cell>
          <table:table-cell table:style-name="ce1" office:value-type="string">
            <text:p>DT13</text:p>
          </table:table-cell>
          <table:table-cell office:value-type="float" office:value="0">
            <text:p>0</text:p>
          </table:table-cell>
          <table:table-cell table:formula="of:=[.G170]+1" office:value-type="float" office:value="542">
            <text:p>542</text:p>
          </table:table-cell>
          <table:table-cell table:formula="of:=DEC2HEX([.G171])" office:value-type="string" office:string-value="21E">
            <text:p>21E</text:p>
          </table:table-cell>
          <table:table-cell table:style-name="ce1" office:value-type="string">
            <text:p>DT13</text:p>
          </table:table-cell>
          <table:table-cell office:value-type="float" office:value="0">
            <text:p>0</text:p>
          </table:table-cell>
          <table:table-cell table:formula="of:=[.K170]+1" office:value-type="float" office:value="915">
            <text:p>915</text:p>
          </table:table-cell>
          <table:table-cell table:formula="of:=DEC2HEX([.K171])" office:value-type="string" office:string-value="393">
            <text:p>393</text:p>
          </table:table-cell>
          <table:table-cell table:style-name="ce1" office:value-type="string">
            <text:p>DT13</text:p>
          </table:table-cell>
          <table:table-cell office:value-type="float" office:value="0">
            <text:p>0</text:p>
          </table:table-cell>
          <table:table-cell table:formula="of:=[.O170]+1" office:value-type="float" office:value="1288">
            <text:p>1288</text:p>
          </table:table-cell>
          <table:table-cell table:formula="of:=DEC2HEX([.O171])" office:value-type="string" office:string-value="508">
            <text:p>508</text:p>
          </table:table-cell>
          <table:table-cell table:style-name="ce1" office:value-type="string">
            <text:p>DT13</text:p>
          </table:table-cell>
          <table:table-cell office:value-type="float" office:value="0">
            <text:p>0</text:p>
          </table:table-cell>
          <table:table-cell table:formula="of:=[.S170]+1" office:value-type="float" office:value="1661">
            <text:p>1661</text:p>
          </table:table-cell>
          <table:table-cell table:formula="of:=DEC2HEX([.S171])" office:value-type="string" office:string-value="67D">
            <text:p>67D</text:p>
          </table:table-cell>
          <table:table-cell table:style-name="ce1" office:value-type="string">
            <text:p>DT13</text:p>
          </table:table-cell>
          <table:table-cell office:value-type="float" office:value="0">
            <text:p>0</text:p>
          </table:table-cell>
          <table:table-cell table:formula="of:=[.W170]+1" office:value-type="float" office:value="2034">
            <text:p>2034</text:p>
          </table:table-cell>
          <table:table-cell table:formula="of:=DEC2HEX([.W171])" office:value-type="string" office:string-value="7F2">
            <text:p>7F2</text:p>
          </table:table-cell>
          <table:table-cell table:style-name="ce1" office:value-type="string">
            <text:p>DT13</text:p>
          </table:table-cell>
          <table:table-cell office:value-type="float" office:value="0">
            <text:p>0</text:p>
          </table:table-cell>
          <table:table-cell table:style-name="ce2" table:formula="of:=[.AA170]+1" office:value-type="float" office:value="2407">
            <text:p>2407</text:p>
          </table:table-cell>
          <table:table-cell table:formula="of:=DEC2HEX([.AA171])" office:value-type="string" office:string-value="967">
            <text:p>967</text:p>
          </table:table-cell>
          <table:table-cell table:style-name="ce1" office:value-type="string">
            <text:p>DT13</text:p>
          </table:table-cell>
          <table:table-cell office:value-type="float" office:value="0">
            <text:p>0</text:p>
          </table:table-cell>
          <table:table-cell table:style-name="ce2" table:formula="of:=[.AE170]+1" office:value-type="float" office:value="2780">
            <text:p>2780</text:p>
          </table:table-cell>
          <table:table-cell table:formula="of:=DEC2HEX([.AE171])" office:value-type="string" office:string-value="ADC">
            <text:p>ADC</text:p>
          </table:table-cell>
          <table:table-cell table:style-name="ce1" office:value-type="string">
            <text:p>DT13</text:p>
          </table:table-cell>
          <table:table-cell office:value-type="float" office:value="0">
            <text:p>0</text:p>
          </table:table-cell>
          <table:table-cell table:style-name="ce2" table:formula="of:=[.AI170]+1" office:value-type="float" office:value="3153">
            <text:p>3153</text:p>
          </table:table-cell>
          <table:table-cell table:formula="of:=DEC2HEX([.AI171])" office:value-type="string" office:string-value="C51">
            <text:p>C51</text:p>
          </table:table-cell>
          <table:table-cell table:style-name="ce1" office:value-type="string">
            <text:p>DT13</text:p>
          </table:table-cell>
          <table:table-cell office:value-type="float" office:value="0">
            <text:p>0</text:p>
          </table:table-cell>
          <table:table-cell table:style-name="ce2" table:formula="of:=[.AM170]+1" office:value-type="float" office:value="3526">
            <text:p>3526</text:p>
          </table:table-cell>
          <table:table-cell table:formula="of:=DEC2HEX([.AM171])" office:value-type="string" office:string-value="DC6">
            <text:p>DC6</text:p>
          </table:table-cell>
        </table:table-row>
        <table:table-row table:style-name="ro1">
          <table:table-cell office:value-type="string">
            <text:p>id</text:p>
          </table:table-cell>
          <table:table-cell table:formula="of:=[.B171]+1" office:value-type="float" office:value="1">
            <text:p>1</text:p>
          </table:table-cell>
          <table:table-cell table:formula="of:=[.C171]+1" office:value-type="float" office:value="170">
            <text:p>170</text:p>
          </table:table-cell>
          <table:table-cell table:formula="of:=DEC2HEX([.C172])" office:value-type="string" office:string-value="AA">
            <text:p>AA</text:p>
          </table:table-cell>
          <table:table-cell office:value-type="string">
            <text:p>id</text:p>
          </table:table-cell>
          <table:table-cell table:formula="of:=[.F171]+1" office:value-type="float" office:value="1">
            <text:p>1</text:p>
          </table:table-cell>
          <table:table-cell table:formula="of:=[.G171]+1" office:value-type="float" office:value="543">
            <text:p>543</text:p>
          </table:table-cell>
          <table:table-cell table:formula="of:=DEC2HEX([.G172])" office:value-type="string" office:string-value="21F">
            <text:p>21F</text:p>
          </table:table-cell>
          <table:table-cell office:value-type="string">
            <text:p>id</text:p>
          </table:table-cell>
          <table:table-cell table:formula="of:=[.J171]+1" office:value-type="float" office:value="1">
            <text:p>1</text:p>
          </table:table-cell>
          <table:table-cell table:formula="of:=[.K171]+1" office:value-type="float" office:value="916">
            <text:p>916</text:p>
          </table:table-cell>
          <table:table-cell table:formula="of:=DEC2HEX([.K172])" office:value-type="string" office:string-value="394">
            <text:p>394</text:p>
          </table:table-cell>
          <table:table-cell office:value-type="string">
            <text:p>id</text:p>
          </table:table-cell>
          <table:table-cell table:formula="of:=[.N171]+1" office:value-type="float" office:value="1">
            <text:p>1</text:p>
          </table:table-cell>
          <table:table-cell table:formula="of:=[.O171]+1" office:value-type="float" office:value="1289">
            <text:p>1289</text:p>
          </table:table-cell>
          <table:table-cell table:formula="of:=DEC2HEX([.O172])" office:value-type="string" office:string-value="509">
            <text:p>509</text:p>
          </table:table-cell>
          <table:table-cell office:value-type="string">
            <text:p>id</text:p>
          </table:table-cell>
          <table:table-cell table:formula="of:=[.R171]+1" office:value-type="float" office:value="1">
            <text:p>1</text:p>
          </table:table-cell>
          <table:table-cell table:formula="of:=[.S171]+1" office:value-type="float" office:value="1662">
            <text:p>1662</text:p>
          </table:table-cell>
          <table:table-cell table:formula="of:=DEC2HEX([.S172])" office:value-type="string" office:string-value="67E">
            <text:p>67E</text:p>
          </table:table-cell>
          <table:table-cell office:value-type="string">
            <text:p>id</text:p>
          </table:table-cell>
          <table:table-cell table:formula="of:=[.V171]+1" office:value-type="float" office:value="1">
            <text:p>1</text:p>
          </table:table-cell>
          <table:table-cell table:formula="of:=[.W171]+1" office:value-type="float" office:value="2035">
            <text:p>2035</text:p>
          </table:table-cell>
          <table:table-cell table:formula="of:=DEC2HEX([.W172])" office:value-type="string" office:string-value="7F3">
            <text:p>7F3</text:p>
          </table:table-cell>
          <table:table-cell office:value-type="string">
            <text:p>id</text:p>
          </table:table-cell>
          <table:table-cell table:formula="of:=[.Z171]+1" office:value-type="float" office:value="1">
            <text:p>1</text:p>
          </table:table-cell>
          <table:table-cell table:style-name="ce2" table:formula="of:=[.AA171]+1" office:value-type="float" office:value="2408">
            <text:p>2408</text:p>
          </table:table-cell>
          <table:table-cell table:formula="of:=DEC2HEX([.AA172])" office:value-type="string" office:string-value="968">
            <text:p>968</text:p>
          </table:table-cell>
          <table:table-cell office:value-type="string">
            <text:p>id</text:p>
          </table:table-cell>
          <table:table-cell table:formula="of:=[.AD171]+1" office:value-type="float" office:value="1">
            <text:p>1</text:p>
          </table:table-cell>
          <table:table-cell table:style-name="ce2" table:formula="of:=[.AE171]+1" office:value-type="float" office:value="2781">
            <text:p>2781</text:p>
          </table:table-cell>
          <table:table-cell table:formula="of:=DEC2HEX([.AE172])" office:value-type="string" office:string-value="ADD">
            <text:p>ADD</text:p>
          </table:table-cell>
          <table:table-cell office:value-type="string">
            <text:p>id</text:p>
          </table:table-cell>
          <table:table-cell table:formula="of:=[.AH171]+1" office:value-type="float" office:value="1">
            <text:p>1</text:p>
          </table:table-cell>
          <table:table-cell table:style-name="ce2" table:formula="of:=[.AI171]+1" office:value-type="float" office:value="3154">
            <text:p>3154</text:p>
          </table:table-cell>
          <table:table-cell table:formula="of:=DEC2HEX([.AI172])" office:value-type="string" office:string-value="C52">
            <text:p>C52</text:p>
          </table:table-cell>
          <table:table-cell office:value-type="string">
            <text:p>id</text:p>
          </table:table-cell>
          <table:table-cell table:formula="of:=[.AL171]+1" office:value-type="float" office:value="1">
            <text:p>1</text:p>
          </table:table-cell>
          <table:table-cell table:style-name="ce2" table:formula="of:=[.AM171]+1" office:value-type="float" office:value="3527">
            <text:p>3527</text:p>
          </table:table-cell>
          <table:table-cell table:formula="of:=DEC2HEX([.AM172])" office:value-type="string" office:string-value="DC7">
            <text:p>DC7</text:p>
          </table:table-cell>
        </table:table-row>
        <table:table-row table:style-name="ro1">
          <table:table-cell office:value-type="string">
            <text:p>name0</text:p>
          </table:table-cell>
          <table:table-cell table:formula="of:=[.B172]+1" office:value-type="float" office:value="2">
            <text:p>2</text:p>
          </table:table-cell>
          <table:table-cell table:formula="of:=[.C172]+1" office:value-type="float" office:value="171">
            <text:p>171</text:p>
          </table:table-cell>
          <table:table-cell table:formula="of:=DEC2HEX([.C173])" office:value-type="string" office:string-value="AB">
            <text:p>AB</text:p>
          </table:table-cell>
          <table:table-cell office:value-type="string">
            <text:p>name0</text:p>
          </table:table-cell>
          <table:table-cell table:formula="of:=[.F172]+1" office:value-type="float" office:value="2">
            <text:p>2</text:p>
          </table:table-cell>
          <table:table-cell table:formula="of:=[.G172]+1" office:value-type="float" office:value="544">
            <text:p>544</text:p>
          </table:table-cell>
          <table:table-cell table:formula="of:=DEC2HEX([.G173])" office:value-type="string" office:string-value="220">
            <text:p>220</text:p>
          </table:table-cell>
          <table:table-cell office:value-type="string">
            <text:p>name0</text:p>
          </table:table-cell>
          <table:table-cell table:formula="of:=[.J172]+1" office:value-type="float" office:value="2">
            <text:p>2</text:p>
          </table:table-cell>
          <table:table-cell table:formula="of:=[.K172]+1" office:value-type="float" office:value="917">
            <text:p>917</text:p>
          </table:table-cell>
          <table:table-cell table:formula="of:=DEC2HEX([.K173])" office:value-type="string" office:string-value="395">
            <text:p>395</text:p>
          </table:table-cell>
          <table:table-cell office:value-type="string">
            <text:p>name0</text:p>
          </table:table-cell>
          <table:table-cell table:formula="of:=[.N172]+1" office:value-type="float" office:value="2">
            <text:p>2</text:p>
          </table:table-cell>
          <table:table-cell table:formula="of:=[.O172]+1" office:value-type="float" office:value="1290">
            <text:p>1290</text:p>
          </table:table-cell>
          <table:table-cell table:formula="of:=DEC2HEX([.O173])" office:value-type="string" office:string-value="50A">
            <text:p>50A</text:p>
          </table:table-cell>
          <table:table-cell office:value-type="string">
            <text:p>name0</text:p>
          </table:table-cell>
          <table:table-cell table:formula="of:=[.R172]+1" office:value-type="float" office:value="2">
            <text:p>2</text:p>
          </table:table-cell>
          <table:table-cell table:formula="of:=[.S172]+1" office:value-type="float" office:value="1663">
            <text:p>1663</text:p>
          </table:table-cell>
          <table:table-cell table:formula="of:=DEC2HEX([.S173])" office:value-type="string" office:string-value="67F">
            <text:p>67F</text:p>
          </table:table-cell>
          <table:table-cell office:value-type="string">
            <text:p>name0</text:p>
          </table:table-cell>
          <table:table-cell table:formula="of:=[.V172]+1" office:value-type="float" office:value="2">
            <text:p>2</text:p>
          </table:table-cell>
          <table:table-cell table:formula="of:=[.W172]+1" office:value-type="float" office:value="2036">
            <text:p>2036</text:p>
          </table:table-cell>
          <table:table-cell table:formula="of:=DEC2HEX([.W173])" office:value-type="string" office:string-value="7F4">
            <text:p>7F4</text:p>
          </table:table-cell>
          <table:table-cell office:value-type="string">
            <text:p>name0</text:p>
          </table:table-cell>
          <table:table-cell table:formula="of:=[.Z172]+1" office:value-type="float" office:value="2">
            <text:p>2</text:p>
          </table:table-cell>
          <table:table-cell table:style-name="ce2" table:formula="of:=[.AA172]+1" office:value-type="float" office:value="2409">
            <text:p>2409</text:p>
          </table:table-cell>
          <table:table-cell table:formula="of:=DEC2HEX([.AA173])" office:value-type="string" office:string-value="969">
            <text:p>969</text:p>
          </table:table-cell>
          <table:table-cell office:value-type="string">
            <text:p>name0</text:p>
          </table:table-cell>
          <table:table-cell table:formula="of:=[.AD172]+1" office:value-type="float" office:value="2">
            <text:p>2</text:p>
          </table:table-cell>
          <table:table-cell table:style-name="ce2" table:formula="of:=[.AE172]+1" office:value-type="float" office:value="2782">
            <text:p>2782</text:p>
          </table:table-cell>
          <table:table-cell table:formula="of:=DEC2HEX([.AE173])" office:value-type="string" office:string-value="ADE">
            <text:p>ADE</text:p>
          </table:table-cell>
          <table:table-cell office:value-type="string">
            <text:p>name0</text:p>
          </table:table-cell>
          <table:table-cell table:formula="of:=[.AH172]+1" office:value-type="float" office:value="2">
            <text:p>2</text:p>
          </table:table-cell>
          <table:table-cell table:style-name="ce2" table:formula="of:=[.AI172]+1" office:value-type="float" office:value="3155">
            <text:p>3155</text:p>
          </table:table-cell>
          <table:table-cell table:formula="of:=DEC2HEX([.AI173])" office:value-type="string" office:string-value="C53">
            <text:p>C53</text:p>
          </table:table-cell>
          <table:table-cell office:value-type="string">
            <text:p>name0</text:p>
          </table:table-cell>
          <table:table-cell table:formula="of:=[.AL172]+1" office:value-type="float" office:value="2">
            <text:p>2</text:p>
          </table:table-cell>
          <table:table-cell table:style-name="ce2" table:formula="of:=[.AM172]+1" office:value-type="float" office:value="3528">
            <text:p>3528</text:p>
          </table:table-cell>
          <table:table-cell table:formula="of:=DEC2HEX([.AM173])" office:value-type="string" office:string-value="DC8">
            <text:p>DC8</text:p>
          </table:table-cell>
        </table:table-row>
        <table:table-row table:style-name="ro1">
          <table:table-cell office:value-type="string">
            <text:p>name1</text:p>
          </table:table-cell>
          <table:table-cell table:formula="of:=[.B173]+1" office:value-type="float" office:value="3">
            <text:p>3</text:p>
          </table:table-cell>
          <table:table-cell table:formula="of:=[.C173]+1" office:value-type="float" office:value="172">
            <text:p>172</text:p>
          </table:table-cell>
          <table:table-cell table:formula="of:=DEC2HEX([.C174])" office:value-type="string" office:string-value="AC">
            <text:p>AC</text:p>
          </table:table-cell>
          <table:table-cell office:value-type="string">
            <text:p>name1</text:p>
          </table:table-cell>
          <table:table-cell table:formula="of:=[.F173]+1" office:value-type="float" office:value="3">
            <text:p>3</text:p>
          </table:table-cell>
          <table:table-cell table:formula="of:=[.G173]+1" office:value-type="float" office:value="545">
            <text:p>545</text:p>
          </table:table-cell>
          <table:table-cell table:formula="of:=DEC2HEX([.G174])" office:value-type="string" office:string-value="221">
            <text:p>221</text:p>
          </table:table-cell>
          <table:table-cell office:value-type="string">
            <text:p>name1</text:p>
          </table:table-cell>
          <table:table-cell table:formula="of:=[.J173]+1" office:value-type="float" office:value="3">
            <text:p>3</text:p>
          </table:table-cell>
          <table:table-cell table:formula="of:=[.K173]+1" office:value-type="float" office:value="918">
            <text:p>918</text:p>
          </table:table-cell>
          <table:table-cell table:formula="of:=DEC2HEX([.K174])" office:value-type="string" office:string-value="396">
            <text:p>396</text:p>
          </table:table-cell>
          <table:table-cell office:value-type="string">
            <text:p>name1</text:p>
          </table:table-cell>
          <table:table-cell table:formula="of:=[.N173]+1" office:value-type="float" office:value="3">
            <text:p>3</text:p>
          </table:table-cell>
          <table:table-cell table:formula="of:=[.O173]+1" office:value-type="float" office:value="1291">
            <text:p>1291</text:p>
          </table:table-cell>
          <table:table-cell table:formula="of:=DEC2HEX([.O174])" office:value-type="string" office:string-value="50B">
            <text:p>50B</text:p>
          </table:table-cell>
          <table:table-cell office:value-type="string">
            <text:p>name1</text:p>
          </table:table-cell>
          <table:table-cell table:formula="of:=[.R173]+1" office:value-type="float" office:value="3">
            <text:p>3</text:p>
          </table:table-cell>
          <table:table-cell table:formula="of:=[.S173]+1" office:value-type="float" office:value="1664">
            <text:p>1664</text:p>
          </table:table-cell>
          <table:table-cell table:formula="of:=DEC2HEX([.S174])" office:value-type="string" office:string-value="680">
            <text:p>680</text:p>
          </table:table-cell>
          <table:table-cell office:value-type="string">
            <text:p>name1</text:p>
          </table:table-cell>
          <table:table-cell table:formula="of:=[.V173]+1" office:value-type="float" office:value="3">
            <text:p>3</text:p>
          </table:table-cell>
          <table:table-cell table:formula="of:=[.W173]+1" office:value-type="float" office:value="2037">
            <text:p>2037</text:p>
          </table:table-cell>
          <table:table-cell table:formula="of:=DEC2HEX([.W174])" office:value-type="string" office:string-value="7F5">
            <text:p>7F5</text:p>
          </table:table-cell>
          <table:table-cell office:value-type="string">
            <text:p>name1</text:p>
          </table:table-cell>
          <table:table-cell table:formula="of:=[.Z173]+1" office:value-type="float" office:value="3">
            <text:p>3</text:p>
          </table:table-cell>
          <table:table-cell table:style-name="ce2" table:formula="of:=[.AA173]+1" office:value-type="float" office:value="2410">
            <text:p>2410</text:p>
          </table:table-cell>
          <table:table-cell table:formula="of:=DEC2HEX([.AA174])" office:value-type="string" office:string-value="96A">
            <text:p>96A</text:p>
          </table:table-cell>
          <table:table-cell office:value-type="string">
            <text:p>name1</text:p>
          </table:table-cell>
          <table:table-cell table:formula="of:=[.AD173]+1" office:value-type="float" office:value="3">
            <text:p>3</text:p>
          </table:table-cell>
          <table:table-cell table:style-name="ce2" table:formula="of:=[.AE173]+1" office:value-type="float" office:value="2783">
            <text:p>2783</text:p>
          </table:table-cell>
          <table:table-cell table:formula="of:=DEC2HEX([.AE174])" office:value-type="string" office:string-value="ADF">
            <text:p>ADF</text:p>
          </table:table-cell>
          <table:table-cell office:value-type="string">
            <text:p>name1</text:p>
          </table:table-cell>
          <table:table-cell table:formula="of:=[.AH173]+1" office:value-type="float" office:value="3">
            <text:p>3</text:p>
          </table:table-cell>
          <table:table-cell table:style-name="ce2" table:formula="of:=[.AI173]+1" office:value-type="float" office:value="3156">
            <text:p>3156</text:p>
          </table:table-cell>
          <table:table-cell table:formula="of:=DEC2HEX([.AI174])" office:value-type="string" office:string-value="C54">
            <text:p>C54</text:p>
          </table:table-cell>
          <table:table-cell office:value-type="string">
            <text:p>name1</text:p>
          </table:table-cell>
          <table:table-cell table:formula="of:=[.AL173]+1" office:value-type="float" office:value="3">
            <text:p>3</text:p>
          </table:table-cell>
          <table:table-cell table:style-name="ce2" table:formula="of:=[.AM173]+1" office:value-type="float" office:value="3529">
            <text:p>3529</text:p>
          </table:table-cell>
          <table:table-cell table:formula="of:=DEC2HEX([.AM174])" office:value-type="string" office:string-value="DC9">
            <text:p>DC9</text:p>
          </table:table-cell>
        </table:table-row>
        <table:table-row table:style-name="ro1">
          <table:table-cell office:value-type="string">
            <text:p>name2</text:p>
          </table:table-cell>
          <table:table-cell table:formula="of:=[.B174]+1" office:value-type="float" office:value="4">
            <text:p>4</text:p>
          </table:table-cell>
          <table:table-cell table:formula="of:=[.C174]+1" office:value-type="float" office:value="173">
            <text:p>173</text:p>
          </table:table-cell>
          <table:table-cell table:formula="of:=DEC2HEX([.C175])" office:value-type="string" office:string-value="AD">
            <text:p>AD</text:p>
          </table:table-cell>
          <table:table-cell office:value-type="string">
            <text:p>name2</text:p>
          </table:table-cell>
          <table:table-cell table:formula="of:=[.F174]+1" office:value-type="float" office:value="4">
            <text:p>4</text:p>
          </table:table-cell>
          <table:table-cell table:formula="of:=[.G174]+1" office:value-type="float" office:value="546">
            <text:p>546</text:p>
          </table:table-cell>
          <table:table-cell table:formula="of:=DEC2HEX([.G175])" office:value-type="string" office:string-value="222">
            <text:p>222</text:p>
          </table:table-cell>
          <table:table-cell office:value-type="string">
            <text:p>name2</text:p>
          </table:table-cell>
          <table:table-cell table:formula="of:=[.J174]+1" office:value-type="float" office:value="4">
            <text:p>4</text:p>
          </table:table-cell>
          <table:table-cell table:formula="of:=[.K174]+1" office:value-type="float" office:value="919">
            <text:p>919</text:p>
          </table:table-cell>
          <table:table-cell table:formula="of:=DEC2HEX([.K175])" office:value-type="string" office:string-value="397">
            <text:p>397</text:p>
          </table:table-cell>
          <table:table-cell office:value-type="string">
            <text:p>name2</text:p>
          </table:table-cell>
          <table:table-cell table:formula="of:=[.N174]+1" office:value-type="float" office:value="4">
            <text:p>4</text:p>
          </table:table-cell>
          <table:table-cell table:formula="of:=[.O174]+1" office:value-type="float" office:value="1292">
            <text:p>1292</text:p>
          </table:table-cell>
          <table:table-cell table:formula="of:=DEC2HEX([.O175])" office:value-type="string" office:string-value="50C">
            <text:p>50C</text:p>
          </table:table-cell>
          <table:table-cell office:value-type="string">
            <text:p>name2</text:p>
          </table:table-cell>
          <table:table-cell table:formula="of:=[.R174]+1" office:value-type="float" office:value="4">
            <text:p>4</text:p>
          </table:table-cell>
          <table:table-cell table:formula="of:=[.S174]+1" office:value-type="float" office:value="1665">
            <text:p>1665</text:p>
          </table:table-cell>
          <table:table-cell table:formula="of:=DEC2HEX([.S175])" office:value-type="string" office:string-value="681">
            <text:p>681</text:p>
          </table:table-cell>
          <table:table-cell office:value-type="string">
            <text:p>name2</text:p>
          </table:table-cell>
          <table:table-cell table:formula="of:=[.V174]+1" office:value-type="float" office:value="4">
            <text:p>4</text:p>
          </table:table-cell>
          <table:table-cell table:formula="of:=[.W174]+1" office:value-type="float" office:value="2038">
            <text:p>2038</text:p>
          </table:table-cell>
          <table:table-cell table:formula="of:=DEC2HEX([.W175])" office:value-type="string" office:string-value="7F6">
            <text:p>7F6</text:p>
          </table:table-cell>
          <table:table-cell office:value-type="string">
            <text:p>name2</text:p>
          </table:table-cell>
          <table:table-cell table:formula="of:=[.Z174]+1" office:value-type="float" office:value="4">
            <text:p>4</text:p>
          </table:table-cell>
          <table:table-cell table:style-name="ce2" table:formula="of:=[.AA174]+1" office:value-type="float" office:value="2411">
            <text:p>2411</text:p>
          </table:table-cell>
          <table:table-cell table:formula="of:=DEC2HEX([.AA175])" office:value-type="string" office:string-value="96B">
            <text:p>96B</text:p>
          </table:table-cell>
          <table:table-cell office:value-type="string">
            <text:p>name2</text:p>
          </table:table-cell>
          <table:table-cell table:formula="of:=[.AD174]+1" office:value-type="float" office:value="4">
            <text:p>4</text:p>
          </table:table-cell>
          <table:table-cell table:style-name="ce2" table:formula="of:=[.AE174]+1" office:value-type="float" office:value="2784">
            <text:p>2784</text:p>
          </table:table-cell>
          <table:table-cell table:formula="of:=DEC2HEX([.AE175])" office:value-type="string" office:string-value="AE0">
            <text:p>AE0</text:p>
          </table:table-cell>
          <table:table-cell office:value-type="string">
            <text:p>name2</text:p>
          </table:table-cell>
          <table:table-cell table:formula="of:=[.AH174]+1" office:value-type="float" office:value="4">
            <text:p>4</text:p>
          </table:table-cell>
          <table:table-cell table:style-name="ce2" table:formula="of:=[.AI174]+1" office:value-type="float" office:value="3157">
            <text:p>3157</text:p>
          </table:table-cell>
          <table:table-cell table:formula="of:=DEC2HEX([.AI175])" office:value-type="string" office:string-value="C55">
            <text:p>C55</text:p>
          </table:table-cell>
          <table:table-cell office:value-type="string">
            <text:p>name2</text:p>
          </table:table-cell>
          <table:table-cell table:formula="of:=[.AL174]+1" office:value-type="float" office:value="4">
            <text:p>4</text:p>
          </table:table-cell>
          <table:table-cell table:style-name="ce2" table:formula="of:=[.AM174]+1" office:value-type="float" office:value="3530">
            <text:p>3530</text:p>
          </table:table-cell>
          <table:table-cell table:formula="of:=DEC2HEX([.AM175])" office:value-type="string" office:string-value="DCA">
            <text:p>DCA</text:p>
          </table:table-cell>
        </table:table-row>
        <table:table-row table:style-name="ro1">
          <table:table-cell office:value-type="string">
            <text:p>name3</text:p>
          </table:table-cell>
          <table:table-cell table:formula="of:=[.B175]+1" office:value-type="float" office:value="5">
            <text:p>5</text:p>
          </table:table-cell>
          <table:table-cell table:formula="of:=[.C175]+1" office:value-type="float" office:value="174">
            <text:p>174</text:p>
          </table:table-cell>
          <table:table-cell table:formula="of:=DEC2HEX([.C176])" office:value-type="string" office:string-value="AE">
            <text:p>AE</text:p>
          </table:table-cell>
          <table:table-cell office:value-type="string">
            <text:p>name3</text:p>
          </table:table-cell>
          <table:table-cell table:formula="of:=[.F175]+1" office:value-type="float" office:value="5">
            <text:p>5</text:p>
          </table:table-cell>
          <table:table-cell table:formula="of:=[.G175]+1" office:value-type="float" office:value="547">
            <text:p>547</text:p>
          </table:table-cell>
          <table:table-cell table:formula="of:=DEC2HEX([.G176])" office:value-type="string" office:string-value="223">
            <text:p>223</text:p>
          </table:table-cell>
          <table:table-cell office:value-type="string">
            <text:p>name3</text:p>
          </table:table-cell>
          <table:table-cell table:formula="of:=[.J175]+1" office:value-type="float" office:value="5">
            <text:p>5</text:p>
          </table:table-cell>
          <table:table-cell table:formula="of:=[.K175]+1" office:value-type="float" office:value="920">
            <text:p>920</text:p>
          </table:table-cell>
          <table:table-cell table:formula="of:=DEC2HEX([.K176])" office:value-type="string" office:string-value="398">
            <text:p>398</text:p>
          </table:table-cell>
          <table:table-cell office:value-type="string">
            <text:p>name3</text:p>
          </table:table-cell>
          <table:table-cell table:formula="of:=[.N175]+1" office:value-type="float" office:value="5">
            <text:p>5</text:p>
          </table:table-cell>
          <table:table-cell table:formula="of:=[.O175]+1" office:value-type="float" office:value="1293">
            <text:p>1293</text:p>
          </table:table-cell>
          <table:table-cell table:formula="of:=DEC2HEX([.O176])" office:value-type="string" office:string-value="50D">
            <text:p>50D</text:p>
          </table:table-cell>
          <table:table-cell office:value-type="string">
            <text:p>name3</text:p>
          </table:table-cell>
          <table:table-cell table:formula="of:=[.R175]+1" office:value-type="float" office:value="5">
            <text:p>5</text:p>
          </table:table-cell>
          <table:table-cell table:formula="of:=[.S175]+1" office:value-type="float" office:value="1666">
            <text:p>1666</text:p>
          </table:table-cell>
          <table:table-cell table:formula="of:=DEC2HEX([.S176])" office:value-type="string" office:string-value="682">
            <text:p>682</text:p>
          </table:table-cell>
          <table:table-cell office:value-type="string">
            <text:p>name3</text:p>
          </table:table-cell>
          <table:table-cell table:formula="of:=[.V175]+1" office:value-type="float" office:value="5">
            <text:p>5</text:p>
          </table:table-cell>
          <table:table-cell table:formula="of:=[.W175]+1" office:value-type="float" office:value="2039">
            <text:p>2039</text:p>
          </table:table-cell>
          <table:table-cell table:formula="of:=DEC2HEX([.W176])" office:value-type="string" office:string-value="7F7">
            <text:p>7F7</text:p>
          </table:table-cell>
          <table:table-cell office:value-type="string">
            <text:p>name3</text:p>
          </table:table-cell>
          <table:table-cell table:formula="of:=[.Z175]+1" office:value-type="float" office:value="5">
            <text:p>5</text:p>
          </table:table-cell>
          <table:table-cell table:style-name="ce2" table:formula="of:=[.AA175]+1" office:value-type="float" office:value="2412">
            <text:p>2412</text:p>
          </table:table-cell>
          <table:table-cell table:formula="of:=DEC2HEX([.AA176])" office:value-type="string" office:string-value="96C">
            <text:p>96C</text:p>
          </table:table-cell>
          <table:table-cell office:value-type="string">
            <text:p>name3</text:p>
          </table:table-cell>
          <table:table-cell table:formula="of:=[.AD175]+1" office:value-type="float" office:value="5">
            <text:p>5</text:p>
          </table:table-cell>
          <table:table-cell table:style-name="ce2" table:formula="of:=[.AE175]+1" office:value-type="float" office:value="2785">
            <text:p>2785</text:p>
          </table:table-cell>
          <table:table-cell table:formula="of:=DEC2HEX([.AE176])" office:value-type="string" office:string-value="AE1">
            <text:p>AE1</text:p>
          </table:table-cell>
          <table:table-cell office:value-type="string">
            <text:p>name3</text:p>
          </table:table-cell>
          <table:table-cell table:formula="of:=[.AH175]+1" office:value-type="float" office:value="5">
            <text:p>5</text:p>
          </table:table-cell>
          <table:table-cell table:style-name="ce2" table:formula="of:=[.AI175]+1" office:value-type="float" office:value="3158">
            <text:p>3158</text:p>
          </table:table-cell>
          <table:table-cell table:formula="of:=DEC2HEX([.AI176])" office:value-type="string" office:string-value="C56">
            <text:p>C56</text:p>
          </table:table-cell>
          <table:table-cell office:value-type="string">
            <text:p>name3</text:p>
          </table:table-cell>
          <table:table-cell table:formula="of:=[.AL175]+1" office:value-type="float" office:value="5">
            <text:p>5</text:p>
          </table:table-cell>
          <table:table-cell table:style-name="ce2" table:formula="of:=[.AM175]+1" office:value-type="float" office:value="3531">
            <text:p>3531</text:p>
          </table:table-cell>
          <table:table-cell table:formula="of:=DEC2HEX([.AM176])" office:value-type="string" office:string-value="DCB">
            <text:p>DCB</text:p>
          </table:table-cell>
        </table:table-row>
        <table:table-row table:style-name="ro1">
          <table:table-cell office:value-type="string">
            <text:p>name4</text:p>
          </table:table-cell>
          <table:table-cell table:formula="of:=[.B176]+1" office:value-type="float" office:value="6">
            <text:p>6</text:p>
          </table:table-cell>
          <table:table-cell table:formula="of:=[.C176]+1" office:value-type="float" office:value="175">
            <text:p>175</text:p>
          </table:table-cell>
          <table:table-cell table:formula="of:=DEC2HEX([.C177])" office:value-type="string" office:string-value="AF">
            <text:p>AF</text:p>
          </table:table-cell>
          <table:table-cell office:value-type="string">
            <text:p>name4</text:p>
          </table:table-cell>
          <table:table-cell table:formula="of:=[.F176]+1" office:value-type="float" office:value="6">
            <text:p>6</text:p>
          </table:table-cell>
          <table:table-cell table:formula="of:=[.G176]+1" office:value-type="float" office:value="548">
            <text:p>548</text:p>
          </table:table-cell>
          <table:table-cell table:formula="of:=DEC2HEX([.G177])" office:value-type="string" office:string-value="224">
            <text:p>224</text:p>
          </table:table-cell>
          <table:table-cell office:value-type="string">
            <text:p>name4</text:p>
          </table:table-cell>
          <table:table-cell table:formula="of:=[.J176]+1" office:value-type="float" office:value="6">
            <text:p>6</text:p>
          </table:table-cell>
          <table:table-cell table:formula="of:=[.K176]+1" office:value-type="float" office:value="921">
            <text:p>921</text:p>
          </table:table-cell>
          <table:table-cell table:formula="of:=DEC2HEX([.K177])" office:value-type="string" office:string-value="399">
            <text:p>399</text:p>
          </table:table-cell>
          <table:table-cell office:value-type="string">
            <text:p>name4</text:p>
          </table:table-cell>
          <table:table-cell table:formula="of:=[.N176]+1" office:value-type="float" office:value="6">
            <text:p>6</text:p>
          </table:table-cell>
          <table:table-cell table:formula="of:=[.O176]+1" office:value-type="float" office:value="1294">
            <text:p>1294</text:p>
          </table:table-cell>
          <table:table-cell table:formula="of:=DEC2HEX([.O177])" office:value-type="string" office:string-value="50E">
            <text:p>50E</text:p>
          </table:table-cell>
          <table:table-cell office:value-type="string">
            <text:p>name4</text:p>
          </table:table-cell>
          <table:table-cell table:formula="of:=[.R176]+1" office:value-type="float" office:value="6">
            <text:p>6</text:p>
          </table:table-cell>
          <table:table-cell table:formula="of:=[.S176]+1" office:value-type="float" office:value="1667">
            <text:p>1667</text:p>
          </table:table-cell>
          <table:table-cell table:formula="of:=DEC2HEX([.S177])" office:value-type="string" office:string-value="683">
            <text:p>683</text:p>
          </table:table-cell>
          <table:table-cell office:value-type="string">
            <text:p>name4</text:p>
          </table:table-cell>
          <table:table-cell table:formula="of:=[.V176]+1" office:value-type="float" office:value="6">
            <text:p>6</text:p>
          </table:table-cell>
          <table:table-cell table:formula="of:=[.W176]+1" office:value-type="float" office:value="2040">
            <text:p>2040</text:p>
          </table:table-cell>
          <table:table-cell table:formula="of:=DEC2HEX([.W177])" office:value-type="string" office:string-value="7F8">
            <text:p>7F8</text:p>
          </table:table-cell>
          <table:table-cell office:value-type="string">
            <text:p>name4</text:p>
          </table:table-cell>
          <table:table-cell table:formula="of:=[.Z176]+1" office:value-type="float" office:value="6">
            <text:p>6</text:p>
          </table:table-cell>
          <table:table-cell table:style-name="ce2" table:formula="of:=[.AA176]+1" office:value-type="float" office:value="2413">
            <text:p>2413</text:p>
          </table:table-cell>
          <table:table-cell table:formula="of:=DEC2HEX([.AA177])" office:value-type="string" office:string-value="96D">
            <text:p>96D</text:p>
          </table:table-cell>
          <table:table-cell office:value-type="string">
            <text:p>name4</text:p>
          </table:table-cell>
          <table:table-cell table:formula="of:=[.AD176]+1" office:value-type="float" office:value="6">
            <text:p>6</text:p>
          </table:table-cell>
          <table:table-cell table:style-name="ce2" table:formula="of:=[.AE176]+1" office:value-type="float" office:value="2786">
            <text:p>2786</text:p>
          </table:table-cell>
          <table:table-cell table:formula="of:=DEC2HEX([.AE177])" office:value-type="string" office:string-value="AE2">
            <text:p>AE2</text:p>
          </table:table-cell>
          <table:table-cell office:value-type="string">
            <text:p>name4</text:p>
          </table:table-cell>
          <table:table-cell table:formula="of:=[.AH176]+1" office:value-type="float" office:value="6">
            <text:p>6</text:p>
          </table:table-cell>
          <table:table-cell table:style-name="ce2" table:formula="of:=[.AI176]+1" office:value-type="float" office:value="3159">
            <text:p>3159</text:p>
          </table:table-cell>
          <table:table-cell table:formula="of:=DEC2HEX([.AI177])" office:value-type="string" office:string-value="C57">
            <text:p>C57</text:p>
          </table:table-cell>
          <table:table-cell office:value-type="string">
            <text:p>name4</text:p>
          </table:table-cell>
          <table:table-cell table:formula="of:=[.AL176]+1" office:value-type="float" office:value="6">
            <text:p>6</text:p>
          </table:table-cell>
          <table:table-cell table:style-name="ce2" table:formula="of:=[.AM176]+1" office:value-type="float" office:value="3532">
            <text:p>3532</text:p>
          </table:table-cell>
          <table:table-cell table:formula="of:=DEC2HEX([.AM177])" office:value-type="string" office:string-value="DCC">
            <text:p>DCC</text:p>
          </table:table-cell>
        </table:table-row>
        <table:table-row table:style-name="ro1">
          <table:table-cell office:value-type="string">
            <text:p>name5</text:p>
          </table:table-cell>
          <table:table-cell table:formula="of:=[.B177]+1" office:value-type="float" office:value="7">
            <text:p>7</text:p>
          </table:table-cell>
          <table:table-cell table:formula="of:=[.C177]+1" office:value-type="float" office:value="176">
            <text:p>176</text:p>
          </table:table-cell>
          <table:table-cell table:formula="of:=DEC2HEX([.C178])" office:value-type="string" office:string-value="B0">
            <text:p>B0</text:p>
          </table:table-cell>
          <table:table-cell office:value-type="string">
            <text:p>name5</text:p>
          </table:table-cell>
          <table:table-cell table:formula="of:=[.F177]+1" office:value-type="float" office:value="7">
            <text:p>7</text:p>
          </table:table-cell>
          <table:table-cell table:formula="of:=[.G177]+1" office:value-type="float" office:value="549">
            <text:p>549</text:p>
          </table:table-cell>
          <table:table-cell table:formula="of:=DEC2HEX([.G178])" office:value-type="string" office:string-value="225">
            <text:p>225</text:p>
          </table:table-cell>
          <table:table-cell office:value-type="string">
            <text:p>name5</text:p>
          </table:table-cell>
          <table:table-cell table:formula="of:=[.J177]+1" office:value-type="float" office:value="7">
            <text:p>7</text:p>
          </table:table-cell>
          <table:table-cell table:formula="of:=[.K177]+1" office:value-type="float" office:value="922">
            <text:p>922</text:p>
          </table:table-cell>
          <table:table-cell table:formula="of:=DEC2HEX([.K178])" office:value-type="string" office:string-value="39A">
            <text:p>39A</text:p>
          </table:table-cell>
          <table:table-cell office:value-type="string">
            <text:p>name5</text:p>
          </table:table-cell>
          <table:table-cell table:formula="of:=[.N177]+1" office:value-type="float" office:value="7">
            <text:p>7</text:p>
          </table:table-cell>
          <table:table-cell table:formula="of:=[.O177]+1" office:value-type="float" office:value="1295">
            <text:p>1295</text:p>
          </table:table-cell>
          <table:table-cell table:formula="of:=DEC2HEX([.O178])" office:value-type="string" office:string-value="50F">
            <text:p>50F</text:p>
          </table:table-cell>
          <table:table-cell office:value-type="string">
            <text:p>name5</text:p>
          </table:table-cell>
          <table:table-cell table:formula="of:=[.R177]+1" office:value-type="float" office:value="7">
            <text:p>7</text:p>
          </table:table-cell>
          <table:table-cell table:formula="of:=[.S177]+1" office:value-type="float" office:value="1668">
            <text:p>1668</text:p>
          </table:table-cell>
          <table:table-cell table:formula="of:=DEC2HEX([.S178])" office:value-type="string" office:string-value="684">
            <text:p>684</text:p>
          </table:table-cell>
          <table:table-cell office:value-type="string">
            <text:p>name5</text:p>
          </table:table-cell>
          <table:table-cell table:formula="of:=[.V177]+1" office:value-type="float" office:value="7">
            <text:p>7</text:p>
          </table:table-cell>
          <table:table-cell table:formula="of:=[.W177]+1" office:value-type="float" office:value="2041">
            <text:p>2041</text:p>
          </table:table-cell>
          <table:table-cell table:formula="of:=DEC2HEX([.W178])" office:value-type="string" office:string-value="7F9">
            <text:p>7F9</text:p>
          </table:table-cell>
          <table:table-cell office:value-type="string">
            <text:p>name5</text:p>
          </table:table-cell>
          <table:table-cell table:formula="of:=[.Z177]+1" office:value-type="float" office:value="7">
            <text:p>7</text:p>
          </table:table-cell>
          <table:table-cell table:style-name="ce2" table:formula="of:=[.AA177]+1" office:value-type="float" office:value="2414">
            <text:p>2414</text:p>
          </table:table-cell>
          <table:table-cell table:formula="of:=DEC2HEX([.AA178])" office:value-type="string" office:string-value="96E">
            <text:p>96E</text:p>
          </table:table-cell>
          <table:table-cell office:value-type="string">
            <text:p>name5</text:p>
          </table:table-cell>
          <table:table-cell table:formula="of:=[.AD177]+1" office:value-type="float" office:value="7">
            <text:p>7</text:p>
          </table:table-cell>
          <table:table-cell table:style-name="ce2" table:formula="of:=[.AE177]+1" office:value-type="float" office:value="2787">
            <text:p>2787</text:p>
          </table:table-cell>
          <table:table-cell table:formula="of:=DEC2HEX([.AE178])" office:value-type="string" office:string-value="AE3">
            <text:p>AE3</text:p>
          </table:table-cell>
          <table:table-cell office:value-type="string">
            <text:p>name5</text:p>
          </table:table-cell>
          <table:table-cell table:formula="of:=[.AH177]+1" office:value-type="float" office:value="7">
            <text:p>7</text:p>
          </table:table-cell>
          <table:table-cell table:style-name="ce2" table:formula="of:=[.AI177]+1" office:value-type="float" office:value="3160">
            <text:p>3160</text:p>
          </table:table-cell>
          <table:table-cell table:formula="of:=DEC2HEX([.AI178])" office:value-type="string" office:string-value="C58">
            <text:p>C58</text:p>
          </table:table-cell>
          <table:table-cell office:value-type="string">
            <text:p>name5</text:p>
          </table:table-cell>
          <table:table-cell table:formula="of:=[.AL177]+1" office:value-type="float" office:value="7">
            <text:p>7</text:p>
          </table:table-cell>
          <table:table-cell table:style-name="ce2" table:formula="of:=[.AM177]+1" office:value-type="float" office:value="3533">
            <text:p>3533</text:p>
          </table:table-cell>
          <table:table-cell table:formula="of:=DEC2HEX([.AM178])" office:value-type="string" office:string-value="DCD">
            <text:p>DCD</text:p>
          </table:table-cell>
        </table:table-row>
        <table:table-row table:style-name="ro1">
          <table:table-cell office:value-type="string">
            <text:p>name6</text:p>
          </table:table-cell>
          <table:table-cell table:formula="of:=[.B178]+1" office:value-type="float" office:value="8">
            <text:p>8</text:p>
          </table:table-cell>
          <table:table-cell table:formula="of:=[.C178]+1" office:value-type="float" office:value="177">
            <text:p>177</text:p>
          </table:table-cell>
          <table:table-cell table:formula="of:=DEC2HEX([.C179])" office:value-type="string" office:string-value="B1">
            <text:p>B1</text:p>
          </table:table-cell>
          <table:table-cell office:value-type="string">
            <text:p>name6</text:p>
          </table:table-cell>
          <table:table-cell table:formula="of:=[.F178]+1" office:value-type="float" office:value="8">
            <text:p>8</text:p>
          </table:table-cell>
          <table:table-cell table:formula="of:=[.G178]+1" office:value-type="float" office:value="550">
            <text:p>550</text:p>
          </table:table-cell>
          <table:table-cell table:formula="of:=DEC2HEX([.G179])" office:value-type="string" office:string-value="226">
            <text:p>226</text:p>
          </table:table-cell>
          <table:table-cell office:value-type="string">
            <text:p>name6</text:p>
          </table:table-cell>
          <table:table-cell table:formula="of:=[.J178]+1" office:value-type="float" office:value="8">
            <text:p>8</text:p>
          </table:table-cell>
          <table:table-cell table:formula="of:=[.K178]+1" office:value-type="float" office:value="923">
            <text:p>923</text:p>
          </table:table-cell>
          <table:table-cell table:formula="of:=DEC2HEX([.K179])" office:value-type="string" office:string-value="39B">
            <text:p>39B</text:p>
          </table:table-cell>
          <table:table-cell office:value-type="string">
            <text:p>name6</text:p>
          </table:table-cell>
          <table:table-cell table:formula="of:=[.N178]+1" office:value-type="float" office:value="8">
            <text:p>8</text:p>
          </table:table-cell>
          <table:table-cell table:formula="of:=[.O178]+1" office:value-type="float" office:value="1296">
            <text:p>1296</text:p>
          </table:table-cell>
          <table:table-cell table:formula="of:=DEC2HEX([.O179])" office:value-type="string" office:string-value="510">
            <text:p>510</text:p>
          </table:table-cell>
          <table:table-cell office:value-type="string">
            <text:p>name6</text:p>
          </table:table-cell>
          <table:table-cell table:formula="of:=[.R178]+1" office:value-type="float" office:value="8">
            <text:p>8</text:p>
          </table:table-cell>
          <table:table-cell table:formula="of:=[.S178]+1" office:value-type="float" office:value="1669">
            <text:p>1669</text:p>
          </table:table-cell>
          <table:table-cell table:formula="of:=DEC2HEX([.S179])" office:value-type="string" office:string-value="685">
            <text:p>685</text:p>
          </table:table-cell>
          <table:table-cell office:value-type="string">
            <text:p>name6</text:p>
          </table:table-cell>
          <table:table-cell table:formula="of:=[.V178]+1" office:value-type="float" office:value="8">
            <text:p>8</text:p>
          </table:table-cell>
          <table:table-cell table:formula="of:=[.W178]+1" office:value-type="float" office:value="2042">
            <text:p>2042</text:p>
          </table:table-cell>
          <table:table-cell table:formula="of:=DEC2HEX([.W179])" office:value-type="string" office:string-value="7FA">
            <text:p>7FA</text:p>
          </table:table-cell>
          <table:table-cell office:value-type="string">
            <text:p>name6</text:p>
          </table:table-cell>
          <table:table-cell table:formula="of:=[.Z178]+1" office:value-type="float" office:value="8">
            <text:p>8</text:p>
          </table:table-cell>
          <table:table-cell table:style-name="ce2" table:formula="of:=[.AA178]+1" office:value-type="float" office:value="2415">
            <text:p>2415</text:p>
          </table:table-cell>
          <table:table-cell table:formula="of:=DEC2HEX([.AA179])" office:value-type="string" office:string-value="96F">
            <text:p>96F</text:p>
          </table:table-cell>
          <table:table-cell office:value-type="string">
            <text:p>name6</text:p>
          </table:table-cell>
          <table:table-cell table:formula="of:=[.AD178]+1" office:value-type="float" office:value="8">
            <text:p>8</text:p>
          </table:table-cell>
          <table:table-cell table:style-name="ce2" table:formula="of:=[.AE178]+1" office:value-type="float" office:value="2788">
            <text:p>2788</text:p>
          </table:table-cell>
          <table:table-cell table:formula="of:=DEC2HEX([.AE179])" office:value-type="string" office:string-value="AE4">
            <text:p>AE4</text:p>
          </table:table-cell>
          <table:table-cell office:value-type="string">
            <text:p>name6</text:p>
          </table:table-cell>
          <table:table-cell table:formula="of:=[.AH178]+1" office:value-type="float" office:value="8">
            <text:p>8</text:p>
          </table:table-cell>
          <table:table-cell table:style-name="ce2" table:formula="of:=[.AI178]+1" office:value-type="float" office:value="3161">
            <text:p>3161</text:p>
          </table:table-cell>
          <table:table-cell table:formula="of:=DEC2HEX([.AI179])" office:value-type="string" office:string-value="C59">
            <text:p>C59</text:p>
          </table:table-cell>
          <table:table-cell office:value-type="string">
            <text:p>name6</text:p>
          </table:table-cell>
          <table:table-cell table:formula="of:=[.AL178]+1" office:value-type="float" office:value="8">
            <text:p>8</text:p>
          </table:table-cell>
          <table:table-cell table:style-name="ce2" table:formula="of:=[.AM178]+1" office:value-type="float" office:value="3534">
            <text:p>3534</text:p>
          </table:table-cell>
          <table:table-cell table:formula="of:=DEC2HEX([.AM179])" office:value-type="string" office:string-value="DCE">
            <text:p>DCE</text:p>
          </table:table-cell>
        </table:table-row>
        <table:table-row table:style-name="ro1">
          <table:table-cell office:value-type="string">
            <text:p>name7</text:p>
          </table:table-cell>
          <table:table-cell table:formula="of:=[.B179]+1" office:value-type="float" office:value="9">
            <text:p>9</text:p>
          </table:table-cell>
          <table:table-cell table:formula="of:=[.C179]+1" office:value-type="float" office:value="178">
            <text:p>178</text:p>
          </table:table-cell>
          <table:table-cell table:formula="of:=DEC2HEX([.C180])" office:value-type="string" office:string-value="B2">
            <text:p>B2</text:p>
          </table:table-cell>
          <table:table-cell office:value-type="string">
            <text:p>name7</text:p>
          </table:table-cell>
          <table:table-cell table:formula="of:=[.F179]+1" office:value-type="float" office:value="9">
            <text:p>9</text:p>
          </table:table-cell>
          <table:table-cell table:formula="of:=[.G179]+1" office:value-type="float" office:value="551">
            <text:p>551</text:p>
          </table:table-cell>
          <table:table-cell table:formula="of:=DEC2HEX([.G180])" office:value-type="string" office:string-value="227">
            <text:p>227</text:p>
          </table:table-cell>
          <table:table-cell office:value-type="string">
            <text:p>name7</text:p>
          </table:table-cell>
          <table:table-cell table:formula="of:=[.J179]+1" office:value-type="float" office:value="9">
            <text:p>9</text:p>
          </table:table-cell>
          <table:table-cell table:formula="of:=[.K179]+1" office:value-type="float" office:value="924">
            <text:p>924</text:p>
          </table:table-cell>
          <table:table-cell table:formula="of:=DEC2HEX([.K180])" office:value-type="string" office:string-value="39C">
            <text:p>39C</text:p>
          </table:table-cell>
          <table:table-cell office:value-type="string">
            <text:p>name7</text:p>
          </table:table-cell>
          <table:table-cell table:formula="of:=[.N179]+1" office:value-type="float" office:value="9">
            <text:p>9</text:p>
          </table:table-cell>
          <table:table-cell table:formula="of:=[.O179]+1" office:value-type="float" office:value="1297">
            <text:p>1297</text:p>
          </table:table-cell>
          <table:table-cell table:formula="of:=DEC2HEX([.O180])" office:value-type="string" office:string-value="511">
            <text:p>511</text:p>
          </table:table-cell>
          <table:table-cell office:value-type="string">
            <text:p>name7</text:p>
          </table:table-cell>
          <table:table-cell table:formula="of:=[.R179]+1" office:value-type="float" office:value="9">
            <text:p>9</text:p>
          </table:table-cell>
          <table:table-cell table:formula="of:=[.S179]+1" office:value-type="float" office:value="1670">
            <text:p>1670</text:p>
          </table:table-cell>
          <table:table-cell table:formula="of:=DEC2HEX([.S180])" office:value-type="string" office:string-value="686">
            <text:p>686</text:p>
          </table:table-cell>
          <table:table-cell office:value-type="string">
            <text:p>name7</text:p>
          </table:table-cell>
          <table:table-cell table:formula="of:=[.V179]+1" office:value-type="float" office:value="9">
            <text:p>9</text:p>
          </table:table-cell>
          <table:table-cell table:formula="of:=[.W179]+1" office:value-type="float" office:value="2043">
            <text:p>2043</text:p>
          </table:table-cell>
          <table:table-cell table:formula="of:=DEC2HEX([.W180])" office:value-type="string" office:string-value="7FB">
            <text:p>7FB</text:p>
          </table:table-cell>
          <table:table-cell office:value-type="string">
            <text:p>name7</text:p>
          </table:table-cell>
          <table:table-cell table:formula="of:=[.Z179]+1" office:value-type="float" office:value="9">
            <text:p>9</text:p>
          </table:table-cell>
          <table:table-cell table:style-name="ce2" table:formula="of:=[.AA179]+1" office:value-type="float" office:value="2416">
            <text:p>2416</text:p>
          </table:table-cell>
          <table:table-cell table:formula="of:=DEC2HEX([.AA180])" office:value-type="string" office:string-value="970">
            <text:p>970</text:p>
          </table:table-cell>
          <table:table-cell office:value-type="string">
            <text:p>name7</text:p>
          </table:table-cell>
          <table:table-cell table:formula="of:=[.AD179]+1" office:value-type="float" office:value="9">
            <text:p>9</text:p>
          </table:table-cell>
          <table:table-cell table:style-name="ce2" table:formula="of:=[.AE179]+1" office:value-type="float" office:value="2789">
            <text:p>2789</text:p>
          </table:table-cell>
          <table:table-cell table:formula="of:=DEC2HEX([.AE180])" office:value-type="string" office:string-value="AE5">
            <text:p>AE5</text:p>
          </table:table-cell>
          <table:table-cell office:value-type="string">
            <text:p>name7</text:p>
          </table:table-cell>
          <table:table-cell table:formula="of:=[.AH179]+1" office:value-type="float" office:value="9">
            <text:p>9</text:p>
          </table:table-cell>
          <table:table-cell table:style-name="ce2" table:formula="of:=[.AI179]+1" office:value-type="float" office:value="3162">
            <text:p>3162</text:p>
          </table:table-cell>
          <table:table-cell table:formula="of:=DEC2HEX([.AI180])" office:value-type="string" office:string-value="C5A">
            <text:p>C5A</text:p>
          </table:table-cell>
          <table:table-cell office:value-type="string">
            <text:p>name7</text:p>
          </table:table-cell>
          <table:table-cell table:formula="of:=[.AL179]+1" office:value-type="float" office:value="9">
            <text:p>9</text:p>
          </table:table-cell>
          <table:table-cell table:style-name="ce2" table:formula="of:=[.AM179]+1" office:value-type="float" office:value="3535">
            <text:p>3535</text:p>
          </table:table-cell>
          <table:table-cell table:formula="of:=DEC2HEX([.AM180])" office:value-type="string" office:string-value="DCF">
            <text:p>DCF</text:p>
          </table:table-cell>
        </table:table-row>
        <table:table-row table:style-name="ro1">
          <table:table-cell office:value-type="string">
            <text:p>name8</text:p>
          </table:table-cell>
          <table:table-cell table:formula="of:=[.B180]+1" office:value-type="float" office:value="10">
            <text:p>10</text:p>
          </table:table-cell>
          <table:table-cell table:formula="of:=[.C180]+1" office:value-type="float" office:value="179">
            <text:p>179</text:p>
          </table:table-cell>
          <table:table-cell table:formula="of:=DEC2HEX([.C181])" office:value-type="string" office:string-value="B3">
            <text:p>B3</text:p>
          </table:table-cell>
          <table:table-cell office:value-type="string">
            <text:p>name8</text:p>
          </table:table-cell>
          <table:table-cell table:formula="of:=[.F180]+1" office:value-type="float" office:value="10">
            <text:p>10</text:p>
          </table:table-cell>
          <table:table-cell table:formula="of:=[.G180]+1" office:value-type="float" office:value="552">
            <text:p>552</text:p>
          </table:table-cell>
          <table:table-cell table:formula="of:=DEC2HEX([.G181])" office:value-type="string" office:string-value="228">
            <text:p>228</text:p>
          </table:table-cell>
          <table:table-cell office:value-type="string">
            <text:p>name8</text:p>
          </table:table-cell>
          <table:table-cell table:formula="of:=[.J180]+1" office:value-type="float" office:value="10">
            <text:p>10</text:p>
          </table:table-cell>
          <table:table-cell table:formula="of:=[.K180]+1" office:value-type="float" office:value="925">
            <text:p>925</text:p>
          </table:table-cell>
          <table:table-cell table:formula="of:=DEC2HEX([.K181])" office:value-type="string" office:string-value="39D">
            <text:p>39D</text:p>
          </table:table-cell>
          <table:table-cell office:value-type="string">
            <text:p>name8</text:p>
          </table:table-cell>
          <table:table-cell table:formula="of:=[.N180]+1" office:value-type="float" office:value="10">
            <text:p>10</text:p>
          </table:table-cell>
          <table:table-cell table:formula="of:=[.O180]+1" office:value-type="float" office:value="1298">
            <text:p>1298</text:p>
          </table:table-cell>
          <table:table-cell table:formula="of:=DEC2HEX([.O181])" office:value-type="string" office:string-value="512">
            <text:p>512</text:p>
          </table:table-cell>
          <table:table-cell office:value-type="string">
            <text:p>name8</text:p>
          </table:table-cell>
          <table:table-cell table:formula="of:=[.R180]+1" office:value-type="float" office:value="10">
            <text:p>10</text:p>
          </table:table-cell>
          <table:table-cell table:formula="of:=[.S180]+1" office:value-type="float" office:value="1671">
            <text:p>1671</text:p>
          </table:table-cell>
          <table:table-cell table:formula="of:=DEC2HEX([.S181])" office:value-type="string" office:string-value="687">
            <text:p>687</text:p>
          </table:table-cell>
          <table:table-cell office:value-type="string">
            <text:p>name8</text:p>
          </table:table-cell>
          <table:table-cell table:formula="of:=[.V180]+1" office:value-type="float" office:value="10">
            <text:p>10</text:p>
          </table:table-cell>
          <table:table-cell table:formula="of:=[.W180]+1" office:value-type="float" office:value="2044">
            <text:p>2044</text:p>
          </table:table-cell>
          <table:table-cell table:formula="of:=DEC2HEX([.W181])" office:value-type="string" office:string-value="7FC">
            <text:p>7FC</text:p>
          </table:table-cell>
          <table:table-cell office:value-type="string">
            <text:p>name8</text:p>
          </table:table-cell>
          <table:table-cell table:formula="of:=[.Z180]+1" office:value-type="float" office:value="10">
            <text:p>10</text:p>
          </table:table-cell>
          <table:table-cell table:style-name="ce2" table:formula="of:=[.AA180]+1" office:value-type="float" office:value="2417">
            <text:p>2417</text:p>
          </table:table-cell>
          <table:table-cell table:formula="of:=DEC2HEX([.AA181])" office:value-type="string" office:string-value="971">
            <text:p>971</text:p>
          </table:table-cell>
          <table:table-cell office:value-type="string">
            <text:p>name8</text:p>
          </table:table-cell>
          <table:table-cell table:formula="of:=[.AD180]+1" office:value-type="float" office:value="10">
            <text:p>10</text:p>
          </table:table-cell>
          <table:table-cell table:style-name="ce2" table:formula="of:=[.AE180]+1" office:value-type="float" office:value="2790">
            <text:p>2790</text:p>
          </table:table-cell>
          <table:table-cell table:formula="of:=DEC2HEX([.AE181])" office:value-type="string" office:string-value="AE6">
            <text:p>AE6</text:p>
          </table:table-cell>
          <table:table-cell office:value-type="string">
            <text:p>name8</text:p>
          </table:table-cell>
          <table:table-cell table:formula="of:=[.AH180]+1" office:value-type="float" office:value="10">
            <text:p>10</text:p>
          </table:table-cell>
          <table:table-cell table:style-name="ce2" table:formula="of:=[.AI180]+1" office:value-type="float" office:value="3163">
            <text:p>3163</text:p>
          </table:table-cell>
          <table:table-cell table:formula="of:=DEC2HEX([.AI181])" office:value-type="string" office:string-value="C5B">
            <text:p>C5B</text:p>
          </table:table-cell>
          <table:table-cell office:value-type="string">
            <text:p>name8</text:p>
          </table:table-cell>
          <table:table-cell table:formula="of:=[.AL180]+1" office:value-type="float" office:value="10">
            <text:p>10</text:p>
          </table:table-cell>
          <table:table-cell table:style-name="ce2" table:formula="of:=[.AM180]+1" office:value-type="float" office:value="3536">
            <text:p>3536</text:p>
          </table:table-cell>
          <table:table-cell table:formula="of:=DEC2HEX([.AM181])" office:value-type="string" office:string-value="DD0">
            <text:p>DD0</text:p>
          </table:table-cell>
        </table:table-row>
        <table:table-row table:style-name="ro1">
          <table:table-cell office:value-type="string">
            <text:p>name9</text:p>
          </table:table-cell>
          <table:table-cell table:formula="of:=[.B181]+1" office:value-type="float" office:value="11">
            <text:p>11</text:p>
          </table:table-cell>
          <table:table-cell table:formula="of:=[.C181]+1" office:value-type="float" office:value="180">
            <text:p>180</text:p>
          </table:table-cell>
          <table:table-cell table:formula="of:=DEC2HEX([.C182])" office:value-type="string" office:string-value="B4">
            <text:p>B4</text:p>
          </table:table-cell>
          <table:table-cell office:value-type="string">
            <text:p>name9</text:p>
          </table:table-cell>
          <table:table-cell table:formula="of:=[.F181]+1" office:value-type="float" office:value="11">
            <text:p>11</text:p>
          </table:table-cell>
          <table:table-cell table:formula="of:=[.G181]+1" office:value-type="float" office:value="553">
            <text:p>553</text:p>
          </table:table-cell>
          <table:table-cell table:formula="of:=DEC2HEX([.G182])" office:value-type="string" office:string-value="229">
            <text:p>229</text:p>
          </table:table-cell>
          <table:table-cell office:value-type="string">
            <text:p>name9</text:p>
          </table:table-cell>
          <table:table-cell table:formula="of:=[.J181]+1" office:value-type="float" office:value="11">
            <text:p>11</text:p>
          </table:table-cell>
          <table:table-cell table:formula="of:=[.K181]+1" office:value-type="float" office:value="926">
            <text:p>926</text:p>
          </table:table-cell>
          <table:table-cell table:formula="of:=DEC2HEX([.K182])" office:value-type="string" office:string-value="39E">
            <text:p>39E</text:p>
          </table:table-cell>
          <table:table-cell office:value-type="string">
            <text:p>name9</text:p>
          </table:table-cell>
          <table:table-cell table:formula="of:=[.N181]+1" office:value-type="float" office:value="11">
            <text:p>11</text:p>
          </table:table-cell>
          <table:table-cell table:formula="of:=[.O181]+1" office:value-type="float" office:value="1299">
            <text:p>1299</text:p>
          </table:table-cell>
          <table:table-cell table:formula="of:=DEC2HEX([.O182])" office:value-type="string" office:string-value="513">
            <text:p>513</text:p>
          </table:table-cell>
          <table:table-cell office:value-type="string">
            <text:p>name9</text:p>
          </table:table-cell>
          <table:table-cell table:formula="of:=[.R181]+1" office:value-type="float" office:value="11">
            <text:p>11</text:p>
          </table:table-cell>
          <table:table-cell table:formula="of:=[.S181]+1" office:value-type="float" office:value="1672">
            <text:p>1672</text:p>
          </table:table-cell>
          <table:table-cell table:formula="of:=DEC2HEX([.S182])" office:value-type="string" office:string-value="688">
            <text:p>688</text:p>
          </table:table-cell>
          <table:table-cell office:value-type="string">
            <text:p>name9</text:p>
          </table:table-cell>
          <table:table-cell table:formula="of:=[.V181]+1" office:value-type="float" office:value="11">
            <text:p>11</text:p>
          </table:table-cell>
          <table:table-cell table:formula="of:=[.W181]+1" office:value-type="float" office:value="2045">
            <text:p>2045</text:p>
          </table:table-cell>
          <table:table-cell table:formula="of:=DEC2HEX([.W182])" office:value-type="string" office:string-value="7FD">
            <text:p>7FD</text:p>
          </table:table-cell>
          <table:table-cell office:value-type="string">
            <text:p>name9</text:p>
          </table:table-cell>
          <table:table-cell table:formula="of:=[.Z181]+1" office:value-type="float" office:value="11">
            <text:p>11</text:p>
          </table:table-cell>
          <table:table-cell table:style-name="ce2" table:formula="of:=[.AA181]+1" office:value-type="float" office:value="2418">
            <text:p>2418</text:p>
          </table:table-cell>
          <table:table-cell table:formula="of:=DEC2HEX([.AA182])" office:value-type="string" office:string-value="972">
            <text:p>972</text:p>
          </table:table-cell>
          <table:table-cell office:value-type="string">
            <text:p>name9</text:p>
          </table:table-cell>
          <table:table-cell table:formula="of:=[.AD181]+1" office:value-type="float" office:value="11">
            <text:p>11</text:p>
          </table:table-cell>
          <table:table-cell table:style-name="ce2" table:formula="of:=[.AE181]+1" office:value-type="float" office:value="2791">
            <text:p>2791</text:p>
          </table:table-cell>
          <table:table-cell table:formula="of:=DEC2HEX([.AE182])" office:value-type="string" office:string-value="AE7">
            <text:p>AE7</text:p>
          </table:table-cell>
          <table:table-cell office:value-type="string">
            <text:p>name9</text:p>
          </table:table-cell>
          <table:table-cell table:formula="of:=[.AH181]+1" office:value-type="float" office:value="11">
            <text:p>11</text:p>
          </table:table-cell>
          <table:table-cell table:style-name="ce2" table:formula="of:=[.AI181]+1" office:value-type="float" office:value="3164">
            <text:p>3164</text:p>
          </table:table-cell>
          <table:table-cell table:formula="of:=DEC2HEX([.AI182])" office:value-type="string" office:string-value="C5C">
            <text:p>C5C</text:p>
          </table:table-cell>
          <table:table-cell office:value-type="string">
            <text:p>name9</text:p>
          </table:table-cell>
          <table:table-cell table:formula="of:=[.AL181]+1" office:value-type="float" office:value="11">
            <text:p>11</text:p>
          </table:table-cell>
          <table:table-cell table:style-name="ce2" table:formula="of:=[.AM181]+1" office:value-type="float" office:value="3537">
            <text:p>3537</text:p>
          </table:table-cell>
          <table:table-cell table:formula="of:=DEC2HEX([.AM182])" office:value-type="string" office:string-value="DD1">
            <text:p>DD1</text:p>
          </table:table-cell>
        </table:table-row>
        <table:table-row table:style-name="ro1">
          <table:table-cell table:style-name="ce1" office:value-type="string">
            <text:p>DT14</text:p>
          </table:table-cell>
          <table:table-cell office:value-type="float" office:value="0">
            <text:p>0</text:p>
          </table:table-cell>
          <table:table-cell table:formula="of:=[.C182]+1" office:value-type="float" office:value="181">
            <text:p>181</text:p>
          </table:table-cell>
          <table:table-cell table:formula="of:=DEC2HEX([.C183])" office:value-type="string" office:string-value="B5">
            <text:p>B5</text:p>
          </table:table-cell>
          <table:table-cell table:style-name="ce1" office:value-type="string">
            <text:p>DT14</text:p>
          </table:table-cell>
          <table:table-cell office:value-type="float" office:value="0">
            <text:p>0</text:p>
          </table:table-cell>
          <table:table-cell table:formula="of:=[.G182]+1" office:value-type="float" office:value="554">
            <text:p>554</text:p>
          </table:table-cell>
          <table:table-cell table:formula="of:=DEC2HEX([.G183])" office:value-type="string" office:string-value="22A">
            <text:p>22A</text:p>
          </table:table-cell>
          <table:table-cell table:style-name="ce1" office:value-type="string">
            <text:p>DT14</text:p>
          </table:table-cell>
          <table:table-cell office:value-type="float" office:value="0">
            <text:p>0</text:p>
          </table:table-cell>
          <table:table-cell table:formula="of:=[.K182]+1" office:value-type="float" office:value="927">
            <text:p>927</text:p>
          </table:table-cell>
          <table:table-cell table:formula="of:=DEC2HEX([.K183])" office:value-type="string" office:string-value="39F">
            <text:p>39F</text:p>
          </table:table-cell>
          <table:table-cell table:style-name="ce1" office:value-type="string">
            <text:p>DT14</text:p>
          </table:table-cell>
          <table:table-cell office:value-type="float" office:value="0">
            <text:p>0</text:p>
          </table:table-cell>
          <table:table-cell table:formula="of:=[.O182]+1" office:value-type="float" office:value="1300">
            <text:p>1300</text:p>
          </table:table-cell>
          <table:table-cell table:formula="of:=DEC2HEX([.O183])" office:value-type="string" office:string-value="514">
            <text:p>514</text:p>
          </table:table-cell>
          <table:table-cell table:style-name="ce1" office:value-type="string">
            <text:p>DT14</text:p>
          </table:table-cell>
          <table:table-cell office:value-type="float" office:value="0">
            <text:p>0</text:p>
          </table:table-cell>
          <table:table-cell table:formula="of:=[.S182]+1" office:value-type="float" office:value="1673">
            <text:p>1673</text:p>
          </table:table-cell>
          <table:table-cell table:formula="of:=DEC2HEX([.S183])" office:value-type="string" office:string-value="689">
            <text:p>689</text:p>
          </table:table-cell>
          <table:table-cell table:style-name="ce1" office:value-type="string">
            <text:p>DT14</text:p>
          </table:table-cell>
          <table:table-cell office:value-type="float" office:value="0">
            <text:p>0</text:p>
          </table:table-cell>
          <table:table-cell table:formula="of:=[.W182]+1" office:value-type="float" office:value="2046">
            <text:p>2046</text:p>
          </table:table-cell>
          <table:table-cell table:formula="of:=DEC2HEX([.W183])" office:value-type="string" office:string-value="7FE">
            <text:p>7FE</text:p>
          </table:table-cell>
          <table:table-cell table:style-name="ce1" office:value-type="string">
            <text:p>DT14</text:p>
          </table:table-cell>
          <table:table-cell office:value-type="float" office:value="0">
            <text:p>0</text:p>
          </table:table-cell>
          <table:table-cell table:style-name="ce2" table:formula="of:=[.AA182]+1" office:value-type="float" office:value="2419">
            <text:p>2419</text:p>
          </table:table-cell>
          <table:table-cell table:formula="of:=DEC2HEX([.AA183])" office:value-type="string" office:string-value="973">
            <text:p>973</text:p>
          </table:table-cell>
          <table:table-cell table:style-name="ce1" office:value-type="string">
            <text:p>DT14</text:p>
          </table:table-cell>
          <table:table-cell office:value-type="float" office:value="0">
            <text:p>0</text:p>
          </table:table-cell>
          <table:table-cell table:style-name="ce2" table:formula="of:=[.AE182]+1" office:value-type="float" office:value="2792">
            <text:p>2792</text:p>
          </table:table-cell>
          <table:table-cell table:formula="of:=DEC2HEX([.AE183])" office:value-type="string" office:string-value="AE8">
            <text:p>AE8</text:p>
          </table:table-cell>
          <table:table-cell table:style-name="ce1" office:value-type="string">
            <text:p>DT14</text:p>
          </table:table-cell>
          <table:table-cell office:value-type="float" office:value="0">
            <text:p>0</text:p>
          </table:table-cell>
          <table:table-cell table:style-name="ce2" table:formula="of:=[.AI182]+1" office:value-type="float" office:value="3165">
            <text:p>3165</text:p>
          </table:table-cell>
          <table:table-cell table:formula="of:=DEC2HEX([.AI183])" office:value-type="string" office:string-value="C5D">
            <text:p>C5D</text:p>
          </table:table-cell>
          <table:table-cell table:style-name="ce1" office:value-type="string">
            <text:p>DT14</text:p>
          </table:table-cell>
          <table:table-cell office:value-type="float" office:value="0">
            <text:p>0</text:p>
          </table:table-cell>
          <table:table-cell table:style-name="ce2" table:formula="of:=[.AM182]+1" office:value-type="float" office:value="3538">
            <text:p>3538</text:p>
          </table:table-cell>
          <table:table-cell table:formula="of:=DEC2HEX([.AM183])" office:value-type="string" office:string-value="DD2">
            <text:p>DD2</text:p>
          </table:table-cell>
        </table:table-row>
        <table:table-row table:style-name="ro1">
          <table:table-cell office:value-type="string">
            <text:p>id</text:p>
          </table:table-cell>
          <table:table-cell table:formula="of:=[.B183]+1" office:value-type="float" office:value="1">
            <text:p>1</text:p>
          </table:table-cell>
          <table:table-cell table:formula="of:=[.C183]+1" office:value-type="float" office:value="182">
            <text:p>182</text:p>
          </table:table-cell>
          <table:table-cell table:formula="of:=DEC2HEX([.C184])" office:value-type="string" office:string-value="B6">
            <text:p>B6</text:p>
          </table:table-cell>
          <table:table-cell office:value-type="string">
            <text:p>id</text:p>
          </table:table-cell>
          <table:table-cell table:formula="of:=[.F183]+1" office:value-type="float" office:value="1">
            <text:p>1</text:p>
          </table:table-cell>
          <table:table-cell table:formula="of:=[.G183]+1" office:value-type="float" office:value="555">
            <text:p>555</text:p>
          </table:table-cell>
          <table:table-cell table:formula="of:=DEC2HEX([.G184])" office:value-type="string" office:string-value="22B">
            <text:p>22B</text:p>
          </table:table-cell>
          <table:table-cell office:value-type="string">
            <text:p>id</text:p>
          </table:table-cell>
          <table:table-cell table:formula="of:=[.J183]+1" office:value-type="float" office:value="1">
            <text:p>1</text:p>
          </table:table-cell>
          <table:table-cell table:formula="of:=[.K183]+1" office:value-type="float" office:value="928">
            <text:p>928</text:p>
          </table:table-cell>
          <table:table-cell table:formula="of:=DEC2HEX([.K184])" office:value-type="string" office:string-value="3A0">
            <text:p>3A0</text:p>
          </table:table-cell>
          <table:table-cell office:value-type="string">
            <text:p>id</text:p>
          </table:table-cell>
          <table:table-cell table:formula="of:=[.N183]+1" office:value-type="float" office:value="1">
            <text:p>1</text:p>
          </table:table-cell>
          <table:table-cell table:formula="of:=[.O183]+1" office:value-type="float" office:value="1301">
            <text:p>1301</text:p>
          </table:table-cell>
          <table:table-cell table:formula="of:=DEC2HEX([.O184])" office:value-type="string" office:string-value="515">
            <text:p>515</text:p>
          </table:table-cell>
          <table:table-cell office:value-type="string">
            <text:p>id</text:p>
          </table:table-cell>
          <table:table-cell table:formula="of:=[.R183]+1" office:value-type="float" office:value="1">
            <text:p>1</text:p>
          </table:table-cell>
          <table:table-cell table:formula="of:=[.S183]+1" office:value-type="float" office:value="1674">
            <text:p>1674</text:p>
          </table:table-cell>
          <table:table-cell table:formula="of:=DEC2HEX([.S184])" office:value-type="string" office:string-value="68A">
            <text:p>68A</text:p>
          </table:table-cell>
          <table:table-cell office:value-type="string">
            <text:p>id</text:p>
          </table:table-cell>
          <table:table-cell table:formula="of:=[.V183]+1" office:value-type="float" office:value="1">
            <text:p>1</text:p>
          </table:table-cell>
          <table:table-cell table:formula="of:=[.W183]+1" office:value-type="float" office:value="2047">
            <text:p>2047</text:p>
          </table:table-cell>
          <table:table-cell table:formula="of:=DEC2HEX([.W184])" office:value-type="string" office:string-value="7FF">
            <text:p>7FF</text:p>
          </table:table-cell>
          <table:table-cell office:value-type="string">
            <text:p>id</text:p>
          </table:table-cell>
          <table:table-cell table:formula="of:=[.Z183]+1" office:value-type="float" office:value="1">
            <text:p>1</text:p>
          </table:table-cell>
          <table:table-cell table:style-name="ce2" table:formula="of:=[.AA183]+1" office:value-type="float" office:value="2420">
            <text:p>2420</text:p>
          </table:table-cell>
          <table:table-cell table:formula="of:=DEC2HEX([.AA184])" office:value-type="string" office:string-value="974">
            <text:p>974</text:p>
          </table:table-cell>
          <table:table-cell office:value-type="string">
            <text:p>id</text:p>
          </table:table-cell>
          <table:table-cell table:formula="of:=[.AD183]+1" office:value-type="float" office:value="1">
            <text:p>1</text:p>
          </table:table-cell>
          <table:table-cell table:style-name="ce2" table:formula="of:=[.AE183]+1" office:value-type="float" office:value="2793">
            <text:p>2793</text:p>
          </table:table-cell>
          <table:table-cell table:formula="of:=DEC2HEX([.AE184])" office:value-type="string" office:string-value="AE9">
            <text:p>AE9</text:p>
          </table:table-cell>
          <table:table-cell office:value-type="string">
            <text:p>id</text:p>
          </table:table-cell>
          <table:table-cell table:formula="of:=[.AH183]+1" office:value-type="float" office:value="1">
            <text:p>1</text:p>
          </table:table-cell>
          <table:table-cell table:style-name="ce2" table:formula="of:=[.AI183]+1" office:value-type="float" office:value="3166">
            <text:p>3166</text:p>
          </table:table-cell>
          <table:table-cell table:formula="of:=DEC2HEX([.AI184])" office:value-type="string" office:string-value="C5E">
            <text:p>C5E</text:p>
          </table:table-cell>
          <table:table-cell office:value-type="string">
            <text:p>id</text:p>
          </table:table-cell>
          <table:table-cell table:formula="of:=[.AL183]+1" office:value-type="float" office:value="1">
            <text:p>1</text:p>
          </table:table-cell>
          <table:table-cell table:style-name="ce2" table:formula="of:=[.AM183]+1" office:value-type="float" office:value="3539">
            <text:p>3539</text:p>
          </table:table-cell>
          <table:table-cell table:formula="of:=DEC2HEX([.AM184])" office:value-type="string" office:string-value="DD3">
            <text:p>DD3</text:p>
          </table:table-cell>
        </table:table-row>
        <table:table-row table:style-name="ro1">
          <table:table-cell office:value-type="string">
            <text:p>name0</text:p>
          </table:table-cell>
          <table:table-cell table:formula="of:=[.B184]+1" office:value-type="float" office:value="2">
            <text:p>2</text:p>
          </table:table-cell>
          <table:table-cell table:formula="of:=[.C184]+1" office:value-type="float" office:value="183">
            <text:p>183</text:p>
          </table:table-cell>
          <table:table-cell table:formula="of:=DEC2HEX([.C185])" office:value-type="string" office:string-value="B7">
            <text:p>B7</text:p>
          </table:table-cell>
          <table:table-cell office:value-type="string">
            <text:p>name0</text:p>
          </table:table-cell>
          <table:table-cell table:formula="of:=[.F184]+1" office:value-type="float" office:value="2">
            <text:p>2</text:p>
          </table:table-cell>
          <table:table-cell table:formula="of:=[.G184]+1" office:value-type="float" office:value="556">
            <text:p>556</text:p>
          </table:table-cell>
          <table:table-cell table:formula="of:=DEC2HEX([.G185])" office:value-type="string" office:string-value="22C">
            <text:p>22C</text:p>
          </table:table-cell>
          <table:table-cell office:value-type="string">
            <text:p>name0</text:p>
          </table:table-cell>
          <table:table-cell table:formula="of:=[.J184]+1" office:value-type="float" office:value="2">
            <text:p>2</text:p>
          </table:table-cell>
          <table:table-cell table:formula="of:=[.K184]+1" office:value-type="float" office:value="929">
            <text:p>929</text:p>
          </table:table-cell>
          <table:table-cell table:formula="of:=DEC2HEX([.K185])" office:value-type="string" office:string-value="3A1">
            <text:p>3A1</text:p>
          </table:table-cell>
          <table:table-cell office:value-type="string">
            <text:p>name0</text:p>
          </table:table-cell>
          <table:table-cell table:formula="of:=[.N184]+1" office:value-type="float" office:value="2">
            <text:p>2</text:p>
          </table:table-cell>
          <table:table-cell table:formula="of:=[.O184]+1" office:value-type="float" office:value="1302">
            <text:p>1302</text:p>
          </table:table-cell>
          <table:table-cell table:formula="of:=DEC2HEX([.O185])" office:value-type="string" office:string-value="516">
            <text:p>516</text:p>
          </table:table-cell>
          <table:table-cell office:value-type="string">
            <text:p>name0</text:p>
          </table:table-cell>
          <table:table-cell table:formula="of:=[.R184]+1" office:value-type="float" office:value="2">
            <text:p>2</text:p>
          </table:table-cell>
          <table:table-cell table:formula="of:=[.S184]+1" office:value-type="float" office:value="1675">
            <text:p>1675</text:p>
          </table:table-cell>
          <table:table-cell table:formula="of:=DEC2HEX([.S185])" office:value-type="string" office:string-value="68B">
            <text:p>68B</text:p>
          </table:table-cell>
          <table:table-cell office:value-type="string">
            <text:p>name0</text:p>
          </table:table-cell>
          <table:table-cell table:formula="of:=[.V184]+1" office:value-type="float" office:value="2">
            <text:p>2</text:p>
          </table:table-cell>
          <table:table-cell table:formula="of:=[.W184]+1" office:value-type="float" office:value="2048">
            <text:p>2048</text:p>
          </table:table-cell>
          <table:table-cell table:formula="of:=DEC2HEX([.W185])" office:value-type="string" office:string-value="800">
            <text:p>800</text:p>
          </table:table-cell>
          <table:table-cell office:value-type="string">
            <text:p>name0</text:p>
          </table:table-cell>
          <table:table-cell table:formula="of:=[.Z184]+1" office:value-type="float" office:value="2">
            <text:p>2</text:p>
          </table:table-cell>
          <table:table-cell table:style-name="ce2" table:formula="of:=[.AA184]+1" office:value-type="float" office:value="2421">
            <text:p>2421</text:p>
          </table:table-cell>
          <table:table-cell table:formula="of:=DEC2HEX([.AA185])" office:value-type="string" office:string-value="975">
            <text:p>975</text:p>
          </table:table-cell>
          <table:table-cell office:value-type="string">
            <text:p>name0</text:p>
          </table:table-cell>
          <table:table-cell table:formula="of:=[.AD184]+1" office:value-type="float" office:value="2">
            <text:p>2</text:p>
          </table:table-cell>
          <table:table-cell table:style-name="ce2" table:formula="of:=[.AE184]+1" office:value-type="float" office:value="2794">
            <text:p>2794</text:p>
          </table:table-cell>
          <table:table-cell table:formula="of:=DEC2HEX([.AE185])" office:value-type="string" office:string-value="AEA">
            <text:p>AEA</text:p>
          </table:table-cell>
          <table:table-cell office:value-type="string">
            <text:p>name0</text:p>
          </table:table-cell>
          <table:table-cell table:formula="of:=[.AH184]+1" office:value-type="float" office:value="2">
            <text:p>2</text:p>
          </table:table-cell>
          <table:table-cell table:style-name="ce2" table:formula="of:=[.AI184]+1" office:value-type="float" office:value="3167">
            <text:p>3167</text:p>
          </table:table-cell>
          <table:table-cell table:formula="of:=DEC2HEX([.AI185])" office:value-type="string" office:string-value="C5F">
            <text:p>C5F</text:p>
          </table:table-cell>
          <table:table-cell office:value-type="string">
            <text:p>name0</text:p>
          </table:table-cell>
          <table:table-cell table:formula="of:=[.AL184]+1" office:value-type="float" office:value="2">
            <text:p>2</text:p>
          </table:table-cell>
          <table:table-cell table:style-name="ce2" table:formula="of:=[.AM184]+1" office:value-type="float" office:value="3540">
            <text:p>3540</text:p>
          </table:table-cell>
          <table:table-cell table:formula="of:=DEC2HEX([.AM185])" office:value-type="string" office:string-value="DD4">
            <text:p>DD4</text:p>
          </table:table-cell>
        </table:table-row>
        <table:table-row table:style-name="ro1">
          <table:table-cell office:value-type="string">
            <text:p>name1</text:p>
          </table:table-cell>
          <table:table-cell table:formula="of:=[.B185]+1" office:value-type="float" office:value="3">
            <text:p>3</text:p>
          </table:table-cell>
          <table:table-cell table:formula="of:=[.C185]+1" office:value-type="float" office:value="184">
            <text:p>184</text:p>
          </table:table-cell>
          <table:table-cell table:formula="of:=DEC2HEX([.C186])" office:value-type="string" office:string-value="B8">
            <text:p>B8</text:p>
          </table:table-cell>
          <table:table-cell office:value-type="string">
            <text:p>name1</text:p>
          </table:table-cell>
          <table:table-cell table:formula="of:=[.F185]+1" office:value-type="float" office:value="3">
            <text:p>3</text:p>
          </table:table-cell>
          <table:table-cell table:formula="of:=[.G185]+1" office:value-type="float" office:value="557">
            <text:p>557</text:p>
          </table:table-cell>
          <table:table-cell table:formula="of:=DEC2HEX([.G186])" office:value-type="string" office:string-value="22D">
            <text:p>22D</text:p>
          </table:table-cell>
          <table:table-cell office:value-type="string">
            <text:p>name1</text:p>
          </table:table-cell>
          <table:table-cell table:formula="of:=[.J185]+1" office:value-type="float" office:value="3">
            <text:p>3</text:p>
          </table:table-cell>
          <table:table-cell table:formula="of:=[.K185]+1" office:value-type="float" office:value="930">
            <text:p>930</text:p>
          </table:table-cell>
          <table:table-cell table:formula="of:=DEC2HEX([.K186])" office:value-type="string" office:string-value="3A2">
            <text:p>3A2</text:p>
          </table:table-cell>
          <table:table-cell office:value-type="string">
            <text:p>name1</text:p>
          </table:table-cell>
          <table:table-cell table:formula="of:=[.N185]+1" office:value-type="float" office:value="3">
            <text:p>3</text:p>
          </table:table-cell>
          <table:table-cell table:formula="of:=[.O185]+1" office:value-type="float" office:value="1303">
            <text:p>1303</text:p>
          </table:table-cell>
          <table:table-cell table:formula="of:=DEC2HEX([.O186])" office:value-type="string" office:string-value="517">
            <text:p>517</text:p>
          </table:table-cell>
          <table:table-cell office:value-type="string">
            <text:p>name1</text:p>
          </table:table-cell>
          <table:table-cell table:formula="of:=[.R185]+1" office:value-type="float" office:value="3">
            <text:p>3</text:p>
          </table:table-cell>
          <table:table-cell table:formula="of:=[.S185]+1" office:value-type="float" office:value="1676">
            <text:p>1676</text:p>
          </table:table-cell>
          <table:table-cell table:formula="of:=DEC2HEX([.S186])" office:value-type="string" office:string-value="68C">
            <text:p>68C</text:p>
          </table:table-cell>
          <table:table-cell office:value-type="string">
            <text:p>name1</text:p>
          </table:table-cell>
          <table:table-cell table:formula="of:=[.V185]+1" office:value-type="float" office:value="3">
            <text:p>3</text:p>
          </table:table-cell>
          <table:table-cell table:formula="of:=[.W185]+1" office:value-type="float" office:value="2049">
            <text:p>2049</text:p>
          </table:table-cell>
          <table:table-cell table:formula="of:=DEC2HEX([.W186])" office:value-type="string" office:string-value="801">
            <text:p>801</text:p>
          </table:table-cell>
          <table:table-cell office:value-type="string">
            <text:p>name1</text:p>
          </table:table-cell>
          <table:table-cell table:formula="of:=[.Z185]+1" office:value-type="float" office:value="3">
            <text:p>3</text:p>
          </table:table-cell>
          <table:table-cell table:style-name="ce2" table:formula="of:=[.AA185]+1" office:value-type="float" office:value="2422">
            <text:p>2422</text:p>
          </table:table-cell>
          <table:table-cell table:formula="of:=DEC2HEX([.AA186])" office:value-type="string" office:string-value="976">
            <text:p>976</text:p>
          </table:table-cell>
          <table:table-cell office:value-type="string">
            <text:p>name1</text:p>
          </table:table-cell>
          <table:table-cell table:formula="of:=[.AD185]+1" office:value-type="float" office:value="3">
            <text:p>3</text:p>
          </table:table-cell>
          <table:table-cell table:style-name="ce2" table:formula="of:=[.AE185]+1" office:value-type="float" office:value="2795">
            <text:p>2795</text:p>
          </table:table-cell>
          <table:table-cell table:formula="of:=DEC2HEX([.AE186])" office:value-type="string" office:string-value="AEB">
            <text:p>AEB</text:p>
          </table:table-cell>
          <table:table-cell office:value-type="string">
            <text:p>name1</text:p>
          </table:table-cell>
          <table:table-cell table:formula="of:=[.AH185]+1" office:value-type="float" office:value="3">
            <text:p>3</text:p>
          </table:table-cell>
          <table:table-cell table:style-name="ce2" table:formula="of:=[.AI185]+1" office:value-type="float" office:value="3168">
            <text:p>3168</text:p>
          </table:table-cell>
          <table:table-cell table:formula="of:=DEC2HEX([.AI186])" office:value-type="string" office:string-value="C60">
            <text:p>C60</text:p>
          </table:table-cell>
          <table:table-cell office:value-type="string">
            <text:p>name1</text:p>
          </table:table-cell>
          <table:table-cell table:formula="of:=[.AL185]+1" office:value-type="float" office:value="3">
            <text:p>3</text:p>
          </table:table-cell>
          <table:table-cell table:style-name="ce2" table:formula="of:=[.AM185]+1" office:value-type="float" office:value="3541">
            <text:p>3541</text:p>
          </table:table-cell>
          <table:table-cell table:formula="of:=DEC2HEX([.AM186])" office:value-type="string" office:string-value="DD5">
            <text:p>DD5</text:p>
          </table:table-cell>
        </table:table-row>
        <table:table-row table:style-name="ro1">
          <table:table-cell office:value-type="string">
            <text:p>name2</text:p>
          </table:table-cell>
          <table:table-cell table:formula="of:=[.B186]+1" office:value-type="float" office:value="4">
            <text:p>4</text:p>
          </table:table-cell>
          <table:table-cell table:formula="of:=[.C186]+1" office:value-type="float" office:value="185">
            <text:p>185</text:p>
          </table:table-cell>
          <table:table-cell table:formula="of:=DEC2HEX([.C187])" office:value-type="string" office:string-value="B9">
            <text:p>B9</text:p>
          </table:table-cell>
          <table:table-cell office:value-type="string">
            <text:p>name2</text:p>
          </table:table-cell>
          <table:table-cell table:formula="of:=[.F186]+1" office:value-type="float" office:value="4">
            <text:p>4</text:p>
          </table:table-cell>
          <table:table-cell table:formula="of:=[.G186]+1" office:value-type="float" office:value="558">
            <text:p>558</text:p>
          </table:table-cell>
          <table:table-cell table:formula="of:=DEC2HEX([.G187])" office:value-type="string" office:string-value="22E">
            <text:p>22E</text:p>
          </table:table-cell>
          <table:table-cell office:value-type="string">
            <text:p>name2</text:p>
          </table:table-cell>
          <table:table-cell table:formula="of:=[.J186]+1" office:value-type="float" office:value="4">
            <text:p>4</text:p>
          </table:table-cell>
          <table:table-cell table:formula="of:=[.K186]+1" office:value-type="float" office:value="931">
            <text:p>931</text:p>
          </table:table-cell>
          <table:table-cell table:formula="of:=DEC2HEX([.K187])" office:value-type="string" office:string-value="3A3">
            <text:p>3A3</text:p>
          </table:table-cell>
          <table:table-cell office:value-type="string">
            <text:p>name2</text:p>
          </table:table-cell>
          <table:table-cell table:formula="of:=[.N186]+1" office:value-type="float" office:value="4">
            <text:p>4</text:p>
          </table:table-cell>
          <table:table-cell table:formula="of:=[.O186]+1" office:value-type="float" office:value="1304">
            <text:p>1304</text:p>
          </table:table-cell>
          <table:table-cell table:formula="of:=DEC2HEX([.O187])" office:value-type="string" office:string-value="518">
            <text:p>518</text:p>
          </table:table-cell>
          <table:table-cell office:value-type="string">
            <text:p>name2</text:p>
          </table:table-cell>
          <table:table-cell table:formula="of:=[.R186]+1" office:value-type="float" office:value="4">
            <text:p>4</text:p>
          </table:table-cell>
          <table:table-cell table:formula="of:=[.S186]+1" office:value-type="float" office:value="1677">
            <text:p>1677</text:p>
          </table:table-cell>
          <table:table-cell table:formula="of:=DEC2HEX([.S187])" office:value-type="string" office:string-value="68D">
            <text:p>68D</text:p>
          </table:table-cell>
          <table:table-cell office:value-type="string">
            <text:p>name2</text:p>
          </table:table-cell>
          <table:table-cell table:formula="of:=[.V186]+1" office:value-type="float" office:value="4">
            <text:p>4</text:p>
          </table:table-cell>
          <table:table-cell table:formula="of:=[.W186]+1" office:value-type="float" office:value="2050">
            <text:p>2050</text:p>
          </table:table-cell>
          <table:table-cell table:formula="of:=DEC2HEX([.W187])" office:value-type="string" office:string-value="802">
            <text:p>802</text:p>
          </table:table-cell>
          <table:table-cell office:value-type="string">
            <text:p>name2</text:p>
          </table:table-cell>
          <table:table-cell table:formula="of:=[.Z186]+1" office:value-type="float" office:value="4">
            <text:p>4</text:p>
          </table:table-cell>
          <table:table-cell table:style-name="ce2" table:formula="of:=[.AA186]+1" office:value-type="float" office:value="2423">
            <text:p>2423</text:p>
          </table:table-cell>
          <table:table-cell table:formula="of:=DEC2HEX([.AA187])" office:value-type="string" office:string-value="977">
            <text:p>977</text:p>
          </table:table-cell>
          <table:table-cell office:value-type="string">
            <text:p>name2</text:p>
          </table:table-cell>
          <table:table-cell table:formula="of:=[.AD186]+1" office:value-type="float" office:value="4">
            <text:p>4</text:p>
          </table:table-cell>
          <table:table-cell table:style-name="ce2" table:formula="of:=[.AE186]+1" office:value-type="float" office:value="2796">
            <text:p>2796</text:p>
          </table:table-cell>
          <table:table-cell table:formula="of:=DEC2HEX([.AE187])" office:value-type="string" office:string-value="AEC">
            <text:p>AEC</text:p>
          </table:table-cell>
          <table:table-cell office:value-type="string">
            <text:p>name2</text:p>
          </table:table-cell>
          <table:table-cell table:formula="of:=[.AH186]+1" office:value-type="float" office:value="4">
            <text:p>4</text:p>
          </table:table-cell>
          <table:table-cell table:style-name="ce2" table:formula="of:=[.AI186]+1" office:value-type="float" office:value="3169">
            <text:p>3169</text:p>
          </table:table-cell>
          <table:table-cell table:formula="of:=DEC2HEX([.AI187])" office:value-type="string" office:string-value="C61">
            <text:p>C61</text:p>
          </table:table-cell>
          <table:table-cell office:value-type="string">
            <text:p>name2</text:p>
          </table:table-cell>
          <table:table-cell table:formula="of:=[.AL186]+1" office:value-type="float" office:value="4">
            <text:p>4</text:p>
          </table:table-cell>
          <table:table-cell table:style-name="ce2" table:formula="of:=[.AM186]+1" office:value-type="float" office:value="3542">
            <text:p>3542</text:p>
          </table:table-cell>
          <table:table-cell table:formula="of:=DEC2HEX([.AM187])" office:value-type="string" office:string-value="DD6">
            <text:p>DD6</text:p>
          </table:table-cell>
        </table:table-row>
        <table:table-row table:style-name="ro1">
          <table:table-cell office:value-type="string">
            <text:p>name3</text:p>
          </table:table-cell>
          <table:table-cell table:formula="of:=[.B187]+1" office:value-type="float" office:value="5">
            <text:p>5</text:p>
          </table:table-cell>
          <table:table-cell table:formula="of:=[.C187]+1" office:value-type="float" office:value="186">
            <text:p>186</text:p>
          </table:table-cell>
          <table:table-cell table:formula="of:=DEC2HEX([.C188])" office:value-type="string" office:string-value="BA">
            <text:p>BA</text:p>
          </table:table-cell>
          <table:table-cell office:value-type="string">
            <text:p>name3</text:p>
          </table:table-cell>
          <table:table-cell table:formula="of:=[.F187]+1" office:value-type="float" office:value="5">
            <text:p>5</text:p>
          </table:table-cell>
          <table:table-cell table:formula="of:=[.G187]+1" office:value-type="float" office:value="559">
            <text:p>559</text:p>
          </table:table-cell>
          <table:table-cell table:formula="of:=DEC2HEX([.G188])" office:value-type="string" office:string-value="22F">
            <text:p>22F</text:p>
          </table:table-cell>
          <table:table-cell office:value-type="string">
            <text:p>name3</text:p>
          </table:table-cell>
          <table:table-cell table:formula="of:=[.J187]+1" office:value-type="float" office:value="5">
            <text:p>5</text:p>
          </table:table-cell>
          <table:table-cell table:formula="of:=[.K187]+1" office:value-type="float" office:value="932">
            <text:p>932</text:p>
          </table:table-cell>
          <table:table-cell table:formula="of:=DEC2HEX([.K188])" office:value-type="string" office:string-value="3A4">
            <text:p>3A4</text:p>
          </table:table-cell>
          <table:table-cell office:value-type="string">
            <text:p>name3</text:p>
          </table:table-cell>
          <table:table-cell table:formula="of:=[.N187]+1" office:value-type="float" office:value="5">
            <text:p>5</text:p>
          </table:table-cell>
          <table:table-cell table:formula="of:=[.O187]+1" office:value-type="float" office:value="1305">
            <text:p>1305</text:p>
          </table:table-cell>
          <table:table-cell table:formula="of:=DEC2HEX([.O188])" office:value-type="string" office:string-value="519">
            <text:p>519</text:p>
          </table:table-cell>
          <table:table-cell office:value-type="string">
            <text:p>name3</text:p>
          </table:table-cell>
          <table:table-cell table:formula="of:=[.R187]+1" office:value-type="float" office:value="5">
            <text:p>5</text:p>
          </table:table-cell>
          <table:table-cell table:formula="of:=[.S187]+1" office:value-type="float" office:value="1678">
            <text:p>1678</text:p>
          </table:table-cell>
          <table:table-cell table:formula="of:=DEC2HEX([.S188])" office:value-type="string" office:string-value="68E">
            <text:p>68E</text:p>
          </table:table-cell>
          <table:table-cell office:value-type="string">
            <text:p>name3</text:p>
          </table:table-cell>
          <table:table-cell table:formula="of:=[.V187]+1" office:value-type="float" office:value="5">
            <text:p>5</text:p>
          </table:table-cell>
          <table:table-cell table:formula="of:=[.W187]+1" office:value-type="float" office:value="2051">
            <text:p>2051</text:p>
          </table:table-cell>
          <table:table-cell table:formula="of:=DEC2HEX([.W188])" office:value-type="string" office:string-value="803">
            <text:p>803</text:p>
          </table:table-cell>
          <table:table-cell office:value-type="string">
            <text:p>name3</text:p>
          </table:table-cell>
          <table:table-cell table:formula="of:=[.Z187]+1" office:value-type="float" office:value="5">
            <text:p>5</text:p>
          </table:table-cell>
          <table:table-cell table:style-name="ce2" table:formula="of:=[.AA187]+1" office:value-type="float" office:value="2424">
            <text:p>2424</text:p>
          </table:table-cell>
          <table:table-cell table:formula="of:=DEC2HEX([.AA188])" office:value-type="string" office:string-value="978">
            <text:p>978</text:p>
          </table:table-cell>
          <table:table-cell office:value-type="string">
            <text:p>name3</text:p>
          </table:table-cell>
          <table:table-cell table:formula="of:=[.AD187]+1" office:value-type="float" office:value="5">
            <text:p>5</text:p>
          </table:table-cell>
          <table:table-cell table:style-name="ce2" table:formula="of:=[.AE187]+1" office:value-type="float" office:value="2797">
            <text:p>2797</text:p>
          </table:table-cell>
          <table:table-cell table:formula="of:=DEC2HEX([.AE188])" office:value-type="string" office:string-value="AED">
            <text:p>AED</text:p>
          </table:table-cell>
          <table:table-cell office:value-type="string">
            <text:p>name3</text:p>
          </table:table-cell>
          <table:table-cell table:formula="of:=[.AH187]+1" office:value-type="float" office:value="5">
            <text:p>5</text:p>
          </table:table-cell>
          <table:table-cell table:style-name="ce2" table:formula="of:=[.AI187]+1" office:value-type="float" office:value="3170">
            <text:p>3170</text:p>
          </table:table-cell>
          <table:table-cell table:formula="of:=DEC2HEX([.AI188])" office:value-type="string" office:string-value="C62">
            <text:p>C62</text:p>
          </table:table-cell>
          <table:table-cell office:value-type="string">
            <text:p>name3</text:p>
          </table:table-cell>
          <table:table-cell table:formula="of:=[.AL187]+1" office:value-type="float" office:value="5">
            <text:p>5</text:p>
          </table:table-cell>
          <table:table-cell table:style-name="ce2" table:formula="of:=[.AM187]+1" office:value-type="float" office:value="3543">
            <text:p>3543</text:p>
          </table:table-cell>
          <table:table-cell table:formula="of:=DEC2HEX([.AM188])" office:value-type="string" office:string-value="DD7">
            <text:p>DD7</text:p>
          </table:table-cell>
        </table:table-row>
        <table:table-row table:style-name="ro1">
          <table:table-cell office:value-type="string">
            <text:p>name4</text:p>
          </table:table-cell>
          <table:table-cell table:formula="of:=[.B188]+1" office:value-type="float" office:value="6">
            <text:p>6</text:p>
          </table:table-cell>
          <table:table-cell table:formula="of:=[.C188]+1" office:value-type="float" office:value="187">
            <text:p>187</text:p>
          </table:table-cell>
          <table:table-cell table:formula="of:=DEC2HEX([.C189])" office:value-type="string" office:string-value="BB">
            <text:p>BB</text:p>
          </table:table-cell>
          <table:table-cell office:value-type="string">
            <text:p>name4</text:p>
          </table:table-cell>
          <table:table-cell table:formula="of:=[.F188]+1" office:value-type="float" office:value="6">
            <text:p>6</text:p>
          </table:table-cell>
          <table:table-cell table:formula="of:=[.G188]+1" office:value-type="float" office:value="560">
            <text:p>560</text:p>
          </table:table-cell>
          <table:table-cell table:formula="of:=DEC2HEX([.G189])" office:value-type="string" office:string-value="230">
            <text:p>230</text:p>
          </table:table-cell>
          <table:table-cell office:value-type="string">
            <text:p>name4</text:p>
          </table:table-cell>
          <table:table-cell table:formula="of:=[.J188]+1" office:value-type="float" office:value="6">
            <text:p>6</text:p>
          </table:table-cell>
          <table:table-cell table:formula="of:=[.K188]+1" office:value-type="float" office:value="933">
            <text:p>933</text:p>
          </table:table-cell>
          <table:table-cell table:formula="of:=DEC2HEX([.K189])" office:value-type="string" office:string-value="3A5">
            <text:p>3A5</text:p>
          </table:table-cell>
          <table:table-cell office:value-type="string">
            <text:p>name4</text:p>
          </table:table-cell>
          <table:table-cell table:formula="of:=[.N188]+1" office:value-type="float" office:value="6">
            <text:p>6</text:p>
          </table:table-cell>
          <table:table-cell table:formula="of:=[.O188]+1" office:value-type="float" office:value="1306">
            <text:p>1306</text:p>
          </table:table-cell>
          <table:table-cell table:formula="of:=DEC2HEX([.O189])" office:value-type="string" office:string-value="51A">
            <text:p>51A</text:p>
          </table:table-cell>
          <table:table-cell office:value-type="string">
            <text:p>name4</text:p>
          </table:table-cell>
          <table:table-cell table:formula="of:=[.R188]+1" office:value-type="float" office:value="6">
            <text:p>6</text:p>
          </table:table-cell>
          <table:table-cell table:formula="of:=[.S188]+1" office:value-type="float" office:value="1679">
            <text:p>1679</text:p>
          </table:table-cell>
          <table:table-cell table:formula="of:=DEC2HEX([.S189])" office:value-type="string" office:string-value="68F">
            <text:p>68F</text:p>
          </table:table-cell>
          <table:table-cell office:value-type="string">
            <text:p>name4</text:p>
          </table:table-cell>
          <table:table-cell table:formula="of:=[.V188]+1" office:value-type="float" office:value="6">
            <text:p>6</text:p>
          </table:table-cell>
          <table:table-cell table:formula="of:=[.W188]+1" office:value-type="float" office:value="2052">
            <text:p>2052</text:p>
          </table:table-cell>
          <table:table-cell table:formula="of:=DEC2HEX([.W189])" office:value-type="string" office:string-value="804">
            <text:p>804</text:p>
          </table:table-cell>
          <table:table-cell office:value-type="string">
            <text:p>name4</text:p>
          </table:table-cell>
          <table:table-cell table:formula="of:=[.Z188]+1" office:value-type="float" office:value="6">
            <text:p>6</text:p>
          </table:table-cell>
          <table:table-cell table:style-name="ce2" table:formula="of:=[.AA188]+1" office:value-type="float" office:value="2425">
            <text:p>2425</text:p>
          </table:table-cell>
          <table:table-cell table:formula="of:=DEC2HEX([.AA189])" office:value-type="string" office:string-value="979">
            <text:p>979</text:p>
          </table:table-cell>
          <table:table-cell office:value-type="string">
            <text:p>name4</text:p>
          </table:table-cell>
          <table:table-cell table:formula="of:=[.AD188]+1" office:value-type="float" office:value="6">
            <text:p>6</text:p>
          </table:table-cell>
          <table:table-cell table:style-name="ce2" table:formula="of:=[.AE188]+1" office:value-type="float" office:value="2798">
            <text:p>2798</text:p>
          </table:table-cell>
          <table:table-cell table:formula="of:=DEC2HEX([.AE189])" office:value-type="string" office:string-value="AEE">
            <text:p>AEE</text:p>
          </table:table-cell>
          <table:table-cell office:value-type="string">
            <text:p>name4</text:p>
          </table:table-cell>
          <table:table-cell table:formula="of:=[.AH188]+1" office:value-type="float" office:value="6">
            <text:p>6</text:p>
          </table:table-cell>
          <table:table-cell table:style-name="ce2" table:formula="of:=[.AI188]+1" office:value-type="float" office:value="3171">
            <text:p>3171</text:p>
          </table:table-cell>
          <table:table-cell table:formula="of:=DEC2HEX([.AI189])" office:value-type="string" office:string-value="C63">
            <text:p>C63</text:p>
          </table:table-cell>
          <table:table-cell office:value-type="string">
            <text:p>name4</text:p>
          </table:table-cell>
          <table:table-cell table:formula="of:=[.AL188]+1" office:value-type="float" office:value="6">
            <text:p>6</text:p>
          </table:table-cell>
          <table:table-cell table:style-name="ce2" table:formula="of:=[.AM188]+1" office:value-type="float" office:value="3544">
            <text:p>3544</text:p>
          </table:table-cell>
          <table:table-cell table:formula="of:=DEC2HEX([.AM189])" office:value-type="string" office:string-value="DD8">
            <text:p>DD8</text:p>
          </table:table-cell>
        </table:table-row>
        <table:table-row table:style-name="ro1">
          <table:table-cell office:value-type="string">
            <text:p>name5</text:p>
          </table:table-cell>
          <table:table-cell table:formula="of:=[.B189]+1" office:value-type="float" office:value="7">
            <text:p>7</text:p>
          </table:table-cell>
          <table:table-cell table:formula="of:=[.C189]+1" office:value-type="float" office:value="188">
            <text:p>188</text:p>
          </table:table-cell>
          <table:table-cell table:formula="of:=DEC2HEX([.C190])" office:value-type="string" office:string-value="BC">
            <text:p>BC</text:p>
          </table:table-cell>
          <table:table-cell office:value-type="string">
            <text:p>name5</text:p>
          </table:table-cell>
          <table:table-cell table:formula="of:=[.F189]+1" office:value-type="float" office:value="7">
            <text:p>7</text:p>
          </table:table-cell>
          <table:table-cell table:formula="of:=[.G189]+1" office:value-type="float" office:value="561">
            <text:p>561</text:p>
          </table:table-cell>
          <table:table-cell table:formula="of:=DEC2HEX([.G190])" office:value-type="string" office:string-value="231">
            <text:p>231</text:p>
          </table:table-cell>
          <table:table-cell office:value-type="string">
            <text:p>name5</text:p>
          </table:table-cell>
          <table:table-cell table:formula="of:=[.J189]+1" office:value-type="float" office:value="7">
            <text:p>7</text:p>
          </table:table-cell>
          <table:table-cell table:formula="of:=[.K189]+1" office:value-type="float" office:value="934">
            <text:p>934</text:p>
          </table:table-cell>
          <table:table-cell table:formula="of:=DEC2HEX([.K190])" office:value-type="string" office:string-value="3A6">
            <text:p>3A6</text:p>
          </table:table-cell>
          <table:table-cell office:value-type="string">
            <text:p>name5</text:p>
          </table:table-cell>
          <table:table-cell table:formula="of:=[.N189]+1" office:value-type="float" office:value="7">
            <text:p>7</text:p>
          </table:table-cell>
          <table:table-cell table:formula="of:=[.O189]+1" office:value-type="float" office:value="1307">
            <text:p>1307</text:p>
          </table:table-cell>
          <table:table-cell table:formula="of:=DEC2HEX([.O190])" office:value-type="string" office:string-value="51B">
            <text:p>51B</text:p>
          </table:table-cell>
          <table:table-cell office:value-type="string">
            <text:p>name5</text:p>
          </table:table-cell>
          <table:table-cell table:formula="of:=[.R189]+1" office:value-type="float" office:value="7">
            <text:p>7</text:p>
          </table:table-cell>
          <table:table-cell table:formula="of:=[.S189]+1" office:value-type="float" office:value="1680">
            <text:p>1680</text:p>
          </table:table-cell>
          <table:table-cell table:formula="of:=DEC2HEX([.S190])" office:value-type="string" office:string-value="690">
            <text:p>690</text:p>
          </table:table-cell>
          <table:table-cell office:value-type="string">
            <text:p>name5</text:p>
          </table:table-cell>
          <table:table-cell table:formula="of:=[.V189]+1" office:value-type="float" office:value="7">
            <text:p>7</text:p>
          </table:table-cell>
          <table:table-cell table:formula="of:=[.W189]+1" office:value-type="float" office:value="2053">
            <text:p>2053</text:p>
          </table:table-cell>
          <table:table-cell table:formula="of:=DEC2HEX([.W190])" office:value-type="string" office:string-value="805">
            <text:p>805</text:p>
          </table:table-cell>
          <table:table-cell office:value-type="string">
            <text:p>name5</text:p>
          </table:table-cell>
          <table:table-cell table:formula="of:=[.Z189]+1" office:value-type="float" office:value="7">
            <text:p>7</text:p>
          </table:table-cell>
          <table:table-cell table:style-name="ce2" table:formula="of:=[.AA189]+1" office:value-type="float" office:value="2426">
            <text:p>2426</text:p>
          </table:table-cell>
          <table:table-cell table:formula="of:=DEC2HEX([.AA190])" office:value-type="string" office:string-value="97A">
            <text:p>97A</text:p>
          </table:table-cell>
          <table:table-cell office:value-type="string">
            <text:p>name5</text:p>
          </table:table-cell>
          <table:table-cell table:formula="of:=[.AD189]+1" office:value-type="float" office:value="7">
            <text:p>7</text:p>
          </table:table-cell>
          <table:table-cell table:style-name="ce2" table:formula="of:=[.AE189]+1" office:value-type="float" office:value="2799">
            <text:p>2799</text:p>
          </table:table-cell>
          <table:table-cell table:formula="of:=DEC2HEX([.AE190])" office:value-type="string" office:string-value="AEF">
            <text:p>AEF</text:p>
          </table:table-cell>
          <table:table-cell office:value-type="string">
            <text:p>name5</text:p>
          </table:table-cell>
          <table:table-cell table:formula="of:=[.AH189]+1" office:value-type="float" office:value="7">
            <text:p>7</text:p>
          </table:table-cell>
          <table:table-cell table:style-name="ce2" table:formula="of:=[.AI189]+1" office:value-type="float" office:value="3172">
            <text:p>3172</text:p>
          </table:table-cell>
          <table:table-cell table:formula="of:=DEC2HEX([.AI190])" office:value-type="string" office:string-value="C64">
            <text:p>C64</text:p>
          </table:table-cell>
          <table:table-cell office:value-type="string">
            <text:p>name5</text:p>
          </table:table-cell>
          <table:table-cell table:formula="of:=[.AL189]+1" office:value-type="float" office:value="7">
            <text:p>7</text:p>
          </table:table-cell>
          <table:table-cell table:style-name="ce2" table:formula="of:=[.AM189]+1" office:value-type="float" office:value="3545">
            <text:p>3545</text:p>
          </table:table-cell>
          <table:table-cell table:formula="of:=DEC2HEX([.AM190])" office:value-type="string" office:string-value="DD9">
            <text:p>DD9</text:p>
          </table:table-cell>
        </table:table-row>
        <table:table-row table:style-name="ro1">
          <table:table-cell office:value-type="string">
            <text:p>name6</text:p>
          </table:table-cell>
          <table:table-cell table:formula="of:=[.B190]+1" office:value-type="float" office:value="8">
            <text:p>8</text:p>
          </table:table-cell>
          <table:table-cell table:formula="of:=[.C190]+1" office:value-type="float" office:value="189">
            <text:p>189</text:p>
          </table:table-cell>
          <table:table-cell table:formula="of:=DEC2HEX([.C191])" office:value-type="string" office:string-value="BD">
            <text:p>BD</text:p>
          </table:table-cell>
          <table:table-cell office:value-type="string">
            <text:p>name6</text:p>
          </table:table-cell>
          <table:table-cell table:formula="of:=[.F190]+1" office:value-type="float" office:value="8">
            <text:p>8</text:p>
          </table:table-cell>
          <table:table-cell table:formula="of:=[.G190]+1" office:value-type="float" office:value="562">
            <text:p>562</text:p>
          </table:table-cell>
          <table:table-cell table:formula="of:=DEC2HEX([.G191])" office:value-type="string" office:string-value="232">
            <text:p>232</text:p>
          </table:table-cell>
          <table:table-cell office:value-type="string">
            <text:p>name6</text:p>
          </table:table-cell>
          <table:table-cell table:formula="of:=[.J190]+1" office:value-type="float" office:value="8">
            <text:p>8</text:p>
          </table:table-cell>
          <table:table-cell table:formula="of:=[.K190]+1" office:value-type="float" office:value="935">
            <text:p>935</text:p>
          </table:table-cell>
          <table:table-cell table:formula="of:=DEC2HEX([.K191])" office:value-type="string" office:string-value="3A7">
            <text:p>3A7</text:p>
          </table:table-cell>
          <table:table-cell office:value-type="string">
            <text:p>name6</text:p>
          </table:table-cell>
          <table:table-cell table:formula="of:=[.N190]+1" office:value-type="float" office:value="8">
            <text:p>8</text:p>
          </table:table-cell>
          <table:table-cell table:formula="of:=[.O190]+1" office:value-type="float" office:value="1308">
            <text:p>1308</text:p>
          </table:table-cell>
          <table:table-cell table:formula="of:=DEC2HEX([.O191])" office:value-type="string" office:string-value="51C">
            <text:p>51C</text:p>
          </table:table-cell>
          <table:table-cell office:value-type="string">
            <text:p>name6</text:p>
          </table:table-cell>
          <table:table-cell table:formula="of:=[.R190]+1" office:value-type="float" office:value="8">
            <text:p>8</text:p>
          </table:table-cell>
          <table:table-cell table:formula="of:=[.S190]+1" office:value-type="float" office:value="1681">
            <text:p>1681</text:p>
          </table:table-cell>
          <table:table-cell table:formula="of:=DEC2HEX([.S191])" office:value-type="string" office:string-value="691">
            <text:p>691</text:p>
          </table:table-cell>
          <table:table-cell office:value-type="string">
            <text:p>name6</text:p>
          </table:table-cell>
          <table:table-cell table:formula="of:=[.V190]+1" office:value-type="float" office:value="8">
            <text:p>8</text:p>
          </table:table-cell>
          <table:table-cell table:formula="of:=[.W190]+1" office:value-type="float" office:value="2054">
            <text:p>2054</text:p>
          </table:table-cell>
          <table:table-cell table:formula="of:=DEC2HEX([.W191])" office:value-type="string" office:string-value="806">
            <text:p>806</text:p>
          </table:table-cell>
          <table:table-cell office:value-type="string">
            <text:p>name6</text:p>
          </table:table-cell>
          <table:table-cell table:formula="of:=[.Z190]+1" office:value-type="float" office:value="8">
            <text:p>8</text:p>
          </table:table-cell>
          <table:table-cell table:style-name="ce2" table:formula="of:=[.AA190]+1" office:value-type="float" office:value="2427">
            <text:p>2427</text:p>
          </table:table-cell>
          <table:table-cell table:formula="of:=DEC2HEX([.AA191])" office:value-type="string" office:string-value="97B">
            <text:p>97B</text:p>
          </table:table-cell>
          <table:table-cell office:value-type="string">
            <text:p>name6</text:p>
          </table:table-cell>
          <table:table-cell table:formula="of:=[.AD190]+1" office:value-type="float" office:value="8">
            <text:p>8</text:p>
          </table:table-cell>
          <table:table-cell table:style-name="ce2" table:formula="of:=[.AE190]+1" office:value-type="float" office:value="2800">
            <text:p>2800</text:p>
          </table:table-cell>
          <table:table-cell table:formula="of:=DEC2HEX([.AE191])" office:value-type="string" office:string-value="AF0">
            <text:p>AF0</text:p>
          </table:table-cell>
          <table:table-cell office:value-type="string">
            <text:p>name6</text:p>
          </table:table-cell>
          <table:table-cell table:formula="of:=[.AH190]+1" office:value-type="float" office:value="8">
            <text:p>8</text:p>
          </table:table-cell>
          <table:table-cell table:style-name="ce2" table:formula="of:=[.AI190]+1" office:value-type="float" office:value="3173">
            <text:p>3173</text:p>
          </table:table-cell>
          <table:table-cell table:formula="of:=DEC2HEX([.AI191])" office:value-type="string" office:string-value="C65">
            <text:p>C65</text:p>
          </table:table-cell>
          <table:table-cell office:value-type="string">
            <text:p>name6</text:p>
          </table:table-cell>
          <table:table-cell table:formula="of:=[.AL190]+1" office:value-type="float" office:value="8">
            <text:p>8</text:p>
          </table:table-cell>
          <table:table-cell table:style-name="ce2" table:formula="of:=[.AM190]+1" office:value-type="float" office:value="3546">
            <text:p>3546</text:p>
          </table:table-cell>
          <table:table-cell table:formula="of:=DEC2HEX([.AM191])" office:value-type="string" office:string-value="DDA">
            <text:p>DDA</text:p>
          </table:table-cell>
        </table:table-row>
        <table:table-row table:style-name="ro1">
          <table:table-cell office:value-type="string">
            <text:p>name7</text:p>
          </table:table-cell>
          <table:table-cell table:formula="of:=[.B191]+1" office:value-type="float" office:value="9">
            <text:p>9</text:p>
          </table:table-cell>
          <table:table-cell table:formula="of:=[.C191]+1" office:value-type="float" office:value="190">
            <text:p>190</text:p>
          </table:table-cell>
          <table:table-cell table:formula="of:=DEC2HEX([.C192])" office:value-type="string" office:string-value="BE">
            <text:p>BE</text:p>
          </table:table-cell>
          <table:table-cell office:value-type="string">
            <text:p>name7</text:p>
          </table:table-cell>
          <table:table-cell table:formula="of:=[.F191]+1" office:value-type="float" office:value="9">
            <text:p>9</text:p>
          </table:table-cell>
          <table:table-cell table:formula="of:=[.G191]+1" office:value-type="float" office:value="563">
            <text:p>563</text:p>
          </table:table-cell>
          <table:table-cell table:formula="of:=DEC2HEX([.G192])" office:value-type="string" office:string-value="233">
            <text:p>233</text:p>
          </table:table-cell>
          <table:table-cell office:value-type="string">
            <text:p>name7</text:p>
          </table:table-cell>
          <table:table-cell table:formula="of:=[.J191]+1" office:value-type="float" office:value="9">
            <text:p>9</text:p>
          </table:table-cell>
          <table:table-cell table:formula="of:=[.K191]+1" office:value-type="float" office:value="936">
            <text:p>936</text:p>
          </table:table-cell>
          <table:table-cell table:formula="of:=DEC2HEX([.K192])" office:value-type="string" office:string-value="3A8">
            <text:p>3A8</text:p>
          </table:table-cell>
          <table:table-cell office:value-type="string">
            <text:p>name7</text:p>
          </table:table-cell>
          <table:table-cell table:formula="of:=[.N191]+1" office:value-type="float" office:value="9">
            <text:p>9</text:p>
          </table:table-cell>
          <table:table-cell table:formula="of:=[.O191]+1" office:value-type="float" office:value="1309">
            <text:p>1309</text:p>
          </table:table-cell>
          <table:table-cell table:formula="of:=DEC2HEX([.O192])" office:value-type="string" office:string-value="51D">
            <text:p>51D</text:p>
          </table:table-cell>
          <table:table-cell office:value-type="string">
            <text:p>name7</text:p>
          </table:table-cell>
          <table:table-cell table:formula="of:=[.R191]+1" office:value-type="float" office:value="9">
            <text:p>9</text:p>
          </table:table-cell>
          <table:table-cell table:formula="of:=[.S191]+1" office:value-type="float" office:value="1682">
            <text:p>1682</text:p>
          </table:table-cell>
          <table:table-cell table:formula="of:=DEC2HEX([.S192])" office:value-type="string" office:string-value="692">
            <text:p>692</text:p>
          </table:table-cell>
          <table:table-cell office:value-type="string">
            <text:p>name7</text:p>
          </table:table-cell>
          <table:table-cell table:formula="of:=[.V191]+1" office:value-type="float" office:value="9">
            <text:p>9</text:p>
          </table:table-cell>
          <table:table-cell table:formula="of:=[.W191]+1" office:value-type="float" office:value="2055">
            <text:p>2055</text:p>
          </table:table-cell>
          <table:table-cell table:formula="of:=DEC2HEX([.W192])" office:value-type="string" office:string-value="807">
            <text:p>807</text:p>
          </table:table-cell>
          <table:table-cell office:value-type="string">
            <text:p>name7</text:p>
          </table:table-cell>
          <table:table-cell table:formula="of:=[.Z191]+1" office:value-type="float" office:value="9">
            <text:p>9</text:p>
          </table:table-cell>
          <table:table-cell table:style-name="ce2" table:formula="of:=[.AA191]+1" office:value-type="float" office:value="2428">
            <text:p>2428</text:p>
          </table:table-cell>
          <table:table-cell table:formula="of:=DEC2HEX([.AA192])" office:value-type="string" office:string-value="97C">
            <text:p>97C</text:p>
          </table:table-cell>
          <table:table-cell office:value-type="string">
            <text:p>name7</text:p>
          </table:table-cell>
          <table:table-cell table:formula="of:=[.AD191]+1" office:value-type="float" office:value="9">
            <text:p>9</text:p>
          </table:table-cell>
          <table:table-cell table:style-name="ce2" table:formula="of:=[.AE191]+1" office:value-type="float" office:value="2801">
            <text:p>2801</text:p>
          </table:table-cell>
          <table:table-cell table:formula="of:=DEC2HEX([.AE192])" office:value-type="string" office:string-value="AF1">
            <text:p>AF1</text:p>
          </table:table-cell>
          <table:table-cell office:value-type="string">
            <text:p>name7</text:p>
          </table:table-cell>
          <table:table-cell table:formula="of:=[.AH191]+1" office:value-type="float" office:value="9">
            <text:p>9</text:p>
          </table:table-cell>
          <table:table-cell table:style-name="ce2" table:formula="of:=[.AI191]+1" office:value-type="float" office:value="3174">
            <text:p>3174</text:p>
          </table:table-cell>
          <table:table-cell table:formula="of:=DEC2HEX([.AI192])" office:value-type="string" office:string-value="C66">
            <text:p>C66</text:p>
          </table:table-cell>
          <table:table-cell office:value-type="string">
            <text:p>name7</text:p>
          </table:table-cell>
          <table:table-cell table:formula="of:=[.AL191]+1" office:value-type="float" office:value="9">
            <text:p>9</text:p>
          </table:table-cell>
          <table:table-cell table:style-name="ce2" table:formula="of:=[.AM191]+1" office:value-type="float" office:value="3547">
            <text:p>3547</text:p>
          </table:table-cell>
          <table:table-cell table:formula="of:=DEC2HEX([.AM192])" office:value-type="string" office:string-value="DDB">
            <text:p>DDB</text:p>
          </table:table-cell>
        </table:table-row>
        <table:table-row table:style-name="ro1">
          <table:table-cell office:value-type="string">
            <text:p>name8</text:p>
          </table:table-cell>
          <table:table-cell table:formula="of:=[.B192]+1" office:value-type="float" office:value="10">
            <text:p>10</text:p>
          </table:table-cell>
          <table:table-cell table:formula="of:=[.C192]+1" office:value-type="float" office:value="191">
            <text:p>191</text:p>
          </table:table-cell>
          <table:table-cell table:formula="of:=DEC2HEX([.C193])" office:value-type="string" office:string-value="BF">
            <text:p>BF</text:p>
          </table:table-cell>
          <table:table-cell office:value-type="string">
            <text:p>name8</text:p>
          </table:table-cell>
          <table:table-cell table:formula="of:=[.F192]+1" office:value-type="float" office:value="10">
            <text:p>10</text:p>
          </table:table-cell>
          <table:table-cell table:formula="of:=[.G192]+1" office:value-type="float" office:value="564">
            <text:p>564</text:p>
          </table:table-cell>
          <table:table-cell table:formula="of:=DEC2HEX([.G193])" office:value-type="string" office:string-value="234">
            <text:p>234</text:p>
          </table:table-cell>
          <table:table-cell office:value-type="string">
            <text:p>name8</text:p>
          </table:table-cell>
          <table:table-cell table:formula="of:=[.J192]+1" office:value-type="float" office:value="10">
            <text:p>10</text:p>
          </table:table-cell>
          <table:table-cell table:formula="of:=[.K192]+1" office:value-type="float" office:value="937">
            <text:p>937</text:p>
          </table:table-cell>
          <table:table-cell table:formula="of:=DEC2HEX([.K193])" office:value-type="string" office:string-value="3A9">
            <text:p>3A9</text:p>
          </table:table-cell>
          <table:table-cell office:value-type="string">
            <text:p>name8</text:p>
          </table:table-cell>
          <table:table-cell table:formula="of:=[.N192]+1" office:value-type="float" office:value="10">
            <text:p>10</text:p>
          </table:table-cell>
          <table:table-cell table:formula="of:=[.O192]+1" office:value-type="float" office:value="1310">
            <text:p>1310</text:p>
          </table:table-cell>
          <table:table-cell table:formula="of:=DEC2HEX([.O193])" office:value-type="string" office:string-value="51E">
            <text:p>51E</text:p>
          </table:table-cell>
          <table:table-cell office:value-type="string">
            <text:p>name8</text:p>
          </table:table-cell>
          <table:table-cell table:formula="of:=[.R192]+1" office:value-type="float" office:value="10">
            <text:p>10</text:p>
          </table:table-cell>
          <table:table-cell table:formula="of:=[.S192]+1" office:value-type="float" office:value="1683">
            <text:p>1683</text:p>
          </table:table-cell>
          <table:table-cell table:formula="of:=DEC2HEX([.S193])" office:value-type="string" office:string-value="693">
            <text:p>693</text:p>
          </table:table-cell>
          <table:table-cell office:value-type="string">
            <text:p>name8</text:p>
          </table:table-cell>
          <table:table-cell table:formula="of:=[.V192]+1" office:value-type="float" office:value="10">
            <text:p>10</text:p>
          </table:table-cell>
          <table:table-cell table:formula="of:=[.W192]+1" office:value-type="float" office:value="2056">
            <text:p>2056</text:p>
          </table:table-cell>
          <table:table-cell table:formula="of:=DEC2HEX([.W193])" office:value-type="string" office:string-value="808">
            <text:p>808</text:p>
          </table:table-cell>
          <table:table-cell office:value-type="string">
            <text:p>name8</text:p>
          </table:table-cell>
          <table:table-cell table:formula="of:=[.Z192]+1" office:value-type="float" office:value="10">
            <text:p>10</text:p>
          </table:table-cell>
          <table:table-cell table:style-name="ce2" table:formula="of:=[.AA192]+1" office:value-type="float" office:value="2429">
            <text:p>2429</text:p>
          </table:table-cell>
          <table:table-cell table:formula="of:=DEC2HEX([.AA193])" office:value-type="string" office:string-value="97D">
            <text:p>97D</text:p>
          </table:table-cell>
          <table:table-cell office:value-type="string">
            <text:p>name8</text:p>
          </table:table-cell>
          <table:table-cell table:formula="of:=[.AD192]+1" office:value-type="float" office:value="10">
            <text:p>10</text:p>
          </table:table-cell>
          <table:table-cell table:style-name="ce2" table:formula="of:=[.AE192]+1" office:value-type="float" office:value="2802">
            <text:p>2802</text:p>
          </table:table-cell>
          <table:table-cell table:formula="of:=DEC2HEX([.AE193])" office:value-type="string" office:string-value="AF2">
            <text:p>AF2</text:p>
          </table:table-cell>
          <table:table-cell office:value-type="string">
            <text:p>name8</text:p>
          </table:table-cell>
          <table:table-cell table:formula="of:=[.AH192]+1" office:value-type="float" office:value="10">
            <text:p>10</text:p>
          </table:table-cell>
          <table:table-cell table:style-name="ce2" table:formula="of:=[.AI192]+1" office:value-type="float" office:value="3175">
            <text:p>3175</text:p>
          </table:table-cell>
          <table:table-cell table:formula="of:=DEC2HEX([.AI193])" office:value-type="string" office:string-value="C67">
            <text:p>C67</text:p>
          </table:table-cell>
          <table:table-cell office:value-type="string">
            <text:p>name8</text:p>
          </table:table-cell>
          <table:table-cell table:formula="of:=[.AL192]+1" office:value-type="float" office:value="10">
            <text:p>10</text:p>
          </table:table-cell>
          <table:table-cell table:style-name="ce2" table:formula="of:=[.AM192]+1" office:value-type="float" office:value="3548">
            <text:p>3548</text:p>
          </table:table-cell>
          <table:table-cell table:formula="of:=DEC2HEX([.AM193])" office:value-type="string" office:string-value="DDC">
            <text:p>DDC</text:p>
          </table:table-cell>
        </table:table-row>
        <table:table-row table:style-name="ro1">
          <table:table-cell office:value-type="string">
            <text:p>name9</text:p>
          </table:table-cell>
          <table:table-cell table:formula="of:=[.B193]+1" office:value-type="float" office:value="11">
            <text:p>11</text:p>
          </table:table-cell>
          <table:table-cell table:formula="of:=[.C193]+1" office:value-type="float" office:value="192">
            <text:p>192</text:p>
          </table:table-cell>
          <table:table-cell table:formula="of:=DEC2HEX([.C194])" office:value-type="string" office:string-value="C0">
            <text:p>C0</text:p>
          </table:table-cell>
          <table:table-cell office:value-type="string">
            <text:p>name9</text:p>
          </table:table-cell>
          <table:table-cell table:formula="of:=[.F193]+1" office:value-type="float" office:value="11">
            <text:p>11</text:p>
          </table:table-cell>
          <table:table-cell table:formula="of:=[.G193]+1" office:value-type="float" office:value="565">
            <text:p>565</text:p>
          </table:table-cell>
          <table:table-cell table:formula="of:=DEC2HEX([.G194])" office:value-type="string" office:string-value="235">
            <text:p>235</text:p>
          </table:table-cell>
          <table:table-cell office:value-type="string">
            <text:p>name9</text:p>
          </table:table-cell>
          <table:table-cell table:formula="of:=[.J193]+1" office:value-type="float" office:value="11">
            <text:p>11</text:p>
          </table:table-cell>
          <table:table-cell table:formula="of:=[.K193]+1" office:value-type="float" office:value="938">
            <text:p>938</text:p>
          </table:table-cell>
          <table:table-cell table:formula="of:=DEC2HEX([.K194])" office:value-type="string" office:string-value="3AA">
            <text:p>3AA</text:p>
          </table:table-cell>
          <table:table-cell office:value-type="string">
            <text:p>name9</text:p>
          </table:table-cell>
          <table:table-cell table:formula="of:=[.N193]+1" office:value-type="float" office:value="11">
            <text:p>11</text:p>
          </table:table-cell>
          <table:table-cell table:formula="of:=[.O193]+1" office:value-type="float" office:value="1311">
            <text:p>1311</text:p>
          </table:table-cell>
          <table:table-cell table:formula="of:=DEC2HEX([.O194])" office:value-type="string" office:string-value="51F">
            <text:p>51F</text:p>
          </table:table-cell>
          <table:table-cell office:value-type="string">
            <text:p>name9</text:p>
          </table:table-cell>
          <table:table-cell table:formula="of:=[.R193]+1" office:value-type="float" office:value="11">
            <text:p>11</text:p>
          </table:table-cell>
          <table:table-cell table:formula="of:=[.S193]+1" office:value-type="float" office:value="1684">
            <text:p>1684</text:p>
          </table:table-cell>
          <table:table-cell table:formula="of:=DEC2HEX([.S194])" office:value-type="string" office:string-value="694">
            <text:p>694</text:p>
          </table:table-cell>
          <table:table-cell office:value-type="string">
            <text:p>name9</text:p>
          </table:table-cell>
          <table:table-cell table:formula="of:=[.V193]+1" office:value-type="float" office:value="11">
            <text:p>11</text:p>
          </table:table-cell>
          <table:table-cell table:formula="of:=[.W193]+1" office:value-type="float" office:value="2057">
            <text:p>2057</text:p>
          </table:table-cell>
          <table:table-cell table:formula="of:=DEC2HEX([.W194])" office:value-type="string" office:string-value="809">
            <text:p>809</text:p>
          </table:table-cell>
          <table:table-cell office:value-type="string">
            <text:p>name9</text:p>
          </table:table-cell>
          <table:table-cell table:formula="of:=[.Z193]+1" office:value-type="float" office:value="11">
            <text:p>11</text:p>
          </table:table-cell>
          <table:table-cell table:style-name="ce2" table:formula="of:=[.AA193]+1" office:value-type="float" office:value="2430">
            <text:p>2430</text:p>
          </table:table-cell>
          <table:table-cell table:formula="of:=DEC2HEX([.AA194])" office:value-type="string" office:string-value="97E">
            <text:p>97E</text:p>
          </table:table-cell>
          <table:table-cell office:value-type="string">
            <text:p>name9</text:p>
          </table:table-cell>
          <table:table-cell table:formula="of:=[.AD193]+1" office:value-type="float" office:value="11">
            <text:p>11</text:p>
          </table:table-cell>
          <table:table-cell table:style-name="ce2" table:formula="of:=[.AE193]+1" office:value-type="float" office:value="2803">
            <text:p>2803</text:p>
          </table:table-cell>
          <table:table-cell table:formula="of:=DEC2HEX([.AE194])" office:value-type="string" office:string-value="AF3">
            <text:p>AF3</text:p>
          </table:table-cell>
          <table:table-cell office:value-type="string">
            <text:p>name9</text:p>
          </table:table-cell>
          <table:table-cell table:formula="of:=[.AH193]+1" office:value-type="float" office:value="11">
            <text:p>11</text:p>
          </table:table-cell>
          <table:table-cell table:style-name="ce2" table:formula="of:=[.AI193]+1" office:value-type="float" office:value="3176">
            <text:p>3176</text:p>
          </table:table-cell>
          <table:table-cell table:formula="of:=DEC2HEX([.AI194])" office:value-type="string" office:string-value="C68">
            <text:p>C68</text:p>
          </table:table-cell>
          <table:table-cell office:value-type="string">
            <text:p>name9</text:p>
          </table:table-cell>
          <table:table-cell table:formula="of:=[.AL193]+1" office:value-type="float" office:value="11">
            <text:p>11</text:p>
          </table:table-cell>
          <table:table-cell table:style-name="ce2" table:formula="of:=[.AM193]+1" office:value-type="float" office:value="3549">
            <text:p>3549</text:p>
          </table:table-cell>
          <table:table-cell table:formula="of:=DEC2HEX([.AM194])" office:value-type="string" office:string-value="DDD">
            <text:p>DDD</text:p>
          </table:table-cell>
        </table:table-row>
        <table:table-row table:style-name="ro1">
          <table:table-cell table:style-name="ce1" office:value-type="string">
            <text:p>DT15</text:p>
          </table:table-cell>
          <table:table-cell office:value-type="float" office:value="0">
            <text:p>0</text:p>
          </table:table-cell>
          <table:table-cell table:formula="of:=[.C194]+1" office:value-type="float" office:value="193">
            <text:p>193</text:p>
          </table:table-cell>
          <table:table-cell table:formula="of:=DEC2HEX([.C195])" office:value-type="string" office:string-value="C1">
            <text:p>C1</text:p>
          </table:table-cell>
          <table:table-cell table:style-name="ce1" office:value-type="string">
            <text:p>DT15</text:p>
          </table:table-cell>
          <table:table-cell office:value-type="float" office:value="0">
            <text:p>0</text:p>
          </table:table-cell>
          <table:table-cell table:formula="of:=[.G194]+1" office:value-type="float" office:value="566">
            <text:p>566</text:p>
          </table:table-cell>
          <table:table-cell table:formula="of:=DEC2HEX([.G195])" office:value-type="string" office:string-value="236">
            <text:p>236</text:p>
          </table:table-cell>
          <table:table-cell table:style-name="ce1" office:value-type="string">
            <text:p>DT15</text:p>
          </table:table-cell>
          <table:table-cell office:value-type="float" office:value="0">
            <text:p>0</text:p>
          </table:table-cell>
          <table:table-cell table:formula="of:=[.K194]+1" office:value-type="float" office:value="939">
            <text:p>939</text:p>
          </table:table-cell>
          <table:table-cell table:formula="of:=DEC2HEX([.K195])" office:value-type="string" office:string-value="3AB">
            <text:p>3AB</text:p>
          </table:table-cell>
          <table:table-cell table:style-name="ce1" office:value-type="string">
            <text:p>DT15</text:p>
          </table:table-cell>
          <table:table-cell office:value-type="float" office:value="0">
            <text:p>0</text:p>
          </table:table-cell>
          <table:table-cell table:formula="of:=[.O194]+1" office:value-type="float" office:value="1312">
            <text:p>1312</text:p>
          </table:table-cell>
          <table:table-cell table:formula="of:=DEC2HEX([.O195])" office:value-type="string" office:string-value="520">
            <text:p>520</text:p>
          </table:table-cell>
          <table:table-cell table:style-name="ce1" office:value-type="string">
            <text:p>DT15</text:p>
          </table:table-cell>
          <table:table-cell office:value-type="float" office:value="0">
            <text:p>0</text:p>
          </table:table-cell>
          <table:table-cell table:formula="of:=[.S194]+1" office:value-type="float" office:value="1685">
            <text:p>1685</text:p>
          </table:table-cell>
          <table:table-cell table:formula="of:=DEC2HEX([.S195])" office:value-type="string" office:string-value="695">
            <text:p>695</text:p>
          </table:table-cell>
          <table:table-cell table:style-name="ce1" office:value-type="string">
            <text:p>DT15</text:p>
          </table:table-cell>
          <table:table-cell office:value-type="float" office:value="0">
            <text:p>0</text:p>
          </table:table-cell>
          <table:table-cell table:formula="of:=[.W194]+1" office:value-type="float" office:value="2058">
            <text:p>2058</text:p>
          </table:table-cell>
          <table:table-cell table:formula="of:=DEC2HEX([.W195])" office:value-type="string" office:string-value="80A">
            <text:p>80A</text:p>
          </table:table-cell>
          <table:table-cell table:style-name="ce1" office:value-type="string">
            <text:p>DT15</text:p>
          </table:table-cell>
          <table:table-cell office:value-type="float" office:value="0">
            <text:p>0</text:p>
          </table:table-cell>
          <table:table-cell table:style-name="ce2" table:formula="of:=[.AA194]+1" office:value-type="float" office:value="2431">
            <text:p>2431</text:p>
          </table:table-cell>
          <table:table-cell table:formula="of:=DEC2HEX([.AA195])" office:value-type="string" office:string-value="97F">
            <text:p>97F</text:p>
          </table:table-cell>
          <table:table-cell table:style-name="ce1" office:value-type="string">
            <text:p>DT15</text:p>
          </table:table-cell>
          <table:table-cell office:value-type="float" office:value="0">
            <text:p>0</text:p>
          </table:table-cell>
          <table:table-cell table:style-name="ce2" table:formula="of:=[.AE194]+1" office:value-type="float" office:value="2804">
            <text:p>2804</text:p>
          </table:table-cell>
          <table:table-cell table:formula="of:=DEC2HEX([.AE195])" office:value-type="string" office:string-value="AF4">
            <text:p>AF4</text:p>
          </table:table-cell>
          <table:table-cell table:style-name="ce1" office:value-type="string">
            <text:p>DT15</text:p>
          </table:table-cell>
          <table:table-cell office:value-type="float" office:value="0">
            <text:p>0</text:p>
          </table:table-cell>
          <table:table-cell table:style-name="ce2" table:formula="of:=[.AI194]+1" office:value-type="float" office:value="3177">
            <text:p>3177</text:p>
          </table:table-cell>
          <table:table-cell table:formula="of:=DEC2HEX([.AI195])" office:value-type="string" office:string-value="C69">
            <text:p>C69</text:p>
          </table:table-cell>
          <table:table-cell table:style-name="ce1" office:value-type="string">
            <text:p>DT15</text:p>
          </table:table-cell>
          <table:table-cell office:value-type="float" office:value="0">
            <text:p>0</text:p>
          </table:table-cell>
          <table:table-cell table:style-name="ce2" table:formula="of:=[.AM194]+1" office:value-type="float" office:value="3550">
            <text:p>3550</text:p>
          </table:table-cell>
          <table:table-cell table:formula="of:=DEC2HEX([.AM195])" office:value-type="string" office:string-value="DDE">
            <text:p>DDE</text:p>
          </table:table-cell>
        </table:table-row>
        <table:table-row table:style-name="ro1">
          <table:table-cell office:value-type="string">
            <text:p>id</text:p>
          </table:table-cell>
          <table:table-cell table:formula="of:=[.B195]+1" office:value-type="float" office:value="1">
            <text:p>1</text:p>
          </table:table-cell>
          <table:table-cell table:formula="of:=[.C195]+1" office:value-type="float" office:value="194">
            <text:p>194</text:p>
          </table:table-cell>
          <table:table-cell table:formula="of:=DEC2HEX([.C196])" office:value-type="string" office:string-value="C2">
            <text:p>C2</text:p>
          </table:table-cell>
          <table:table-cell office:value-type="string">
            <text:p>id</text:p>
          </table:table-cell>
          <table:table-cell table:formula="of:=[.F195]+1" office:value-type="float" office:value="1">
            <text:p>1</text:p>
          </table:table-cell>
          <table:table-cell table:formula="of:=[.G195]+1" office:value-type="float" office:value="567">
            <text:p>567</text:p>
          </table:table-cell>
          <table:table-cell table:formula="of:=DEC2HEX([.G196])" office:value-type="string" office:string-value="237">
            <text:p>237</text:p>
          </table:table-cell>
          <table:table-cell office:value-type="string">
            <text:p>id</text:p>
          </table:table-cell>
          <table:table-cell table:formula="of:=[.J195]+1" office:value-type="float" office:value="1">
            <text:p>1</text:p>
          </table:table-cell>
          <table:table-cell table:formula="of:=[.K195]+1" office:value-type="float" office:value="940">
            <text:p>940</text:p>
          </table:table-cell>
          <table:table-cell table:formula="of:=DEC2HEX([.K196])" office:value-type="string" office:string-value="3AC">
            <text:p>3AC</text:p>
          </table:table-cell>
          <table:table-cell office:value-type="string">
            <text:p>id</text:p>
          </table:table-cell>
          <table:table-cell table:formula="of:=[.N195]+1" office:value-type="float" office:value="1">
            <text:p>1</text:p>
          </table:table-cell>
          <table:table-cell table:formula="of:=[.O195]+1" office:value-type="float" office:value="1313">
            <text:p>1313</text:p>
          </table:table-cell>
          <table:table-cell table:formula="of:=DEC2HEX([.O196])" office:value-type="string" office:string-value="521">
            <text:p>521</text:p>
          </table:table-cell>
          <table:table-cell office:value-type="string">
            <text:p>id</text:p>
          </table:table-cell>
          <table:table-cell table:formula="of:=[.R195]+1" office:value-type="float" office:value="1">
            <text:p>1</text:p>
          </table:table-cell>
          <table:table-cell table:formula="of:=[.S195]+1" office:value-type="float" office:value="1686">
            <text:p>1686</text:p>
          </table:table-cell>
          <table:table-cell table:formula="of:=DEC2HEX([.S196])" office:value-type="string" office:string-value="696">
            <text:p>696</text:p>
          </table:table-cell>
          <table:table-cell office:value-type="string">
            <text:p>id</text:p>
          </table:table-cell>
          <table:table-cell table:formula="of:=[.V195]+1" office:value-type="float" office:value="1">
            <text:p>1</text:p>
          </table:table-cell>
          <table:table-cell table:formula="of:=[.W195]+1" office:value-type="float" office:value="2059">
            <text:p>2059</text:p>
          </table:table-cell>
          <table:table-cell table:formula="of:=DEC2HEX([.W196])" office:value-type="string" office:string-value="80B">
            <text:p>80B</text:p>
          </table:table-cell>
          <table:table-cell office:value-type="string">
            <text:p>id</text:p>
          </table:table-cell>
          <table:table-cell table:formula="of:=[.Z195]+1" office:value-type="float" office:value="1">
            <text:p>1</text:p>
          </table:table-cell>
          <table:table-cell table:style-name="ce2" table:formula="of:=[.AA195]+1" office:value-type="float" office:value="2432">
            <text:p>2432</text:p>
          </table:table-cell>
          <table:table-cell table:formula="of:=DEC2HEX([.AA196])" office:value-type="string" office:string-value="980">
            <text:p>980</text:p>
          </table:table-cell>
          <table:table-cell office:value-type="string">
            <text:p>id</text:p>
          </table:table-cell>
          <table:table-cell table:formula="of:=[.AD195]+1" office:value-type="float" office:value="1">
            <text:p>1</text:p>
          </table:table-cell>
          <table:table-cell table:style-name="ce2" table:formula="of:=[.AE195]+1" office:value-type="float" office:value="2805">
            <text:p>2805</text:p>
          </table:table-cell>
          <table:table-cell table:formula="of:=DEC2HEX([.AE196])" office:value-type="string" office:string-value="AF5">
            <text:p>AF5</text:p>
          </table:table-cell>
          <table:table-cell office:value-type="string">
            <text:p>id</text:p>
          </table:table-cell>
          <table:table-cell table:formula="of:=[.AH195]+1" office:value-type="float" office:value="1">
            <text:p>1</text:p>
          </table:table-cell>
          <table:table-cell table:style-name="ce2" table:formula="of:=[.AI195]+1" office:value-type="float" office:value="3178">
            <text:p>3178</text:p>
          </table:table-cell>
          <table:table-cell table:formula="of:=DEC2HEX([.AI196])" office:value-type="string" office:string-value="C6A">
            <text:p>C6A</text:p>
          </table:table-cell>
          <table:table-cell office:value-type="string">
            <text:p>id</text:p>
          </table:table-cell>
          <table:table-cell table:formula="of:=[.AL195]+1" office:value-type="float" office:value="1">
            <text:p>1</text:p>
          </table:table-cell>
          <table:table-cell table:style-name="ce2" table:formula="of:=[.AM195]+1" office:value-type="float" office:value="3551">
            <text:p>3551</text:p>
          </table:table-cell>
          <table:table-cell table:formula="of:=DEC2HEX([.AM196])" office:value-type="string" office:string-value="DDF">
            <text:p>DDF</text:p>
          </table:table-cell>
        </table:table-row>
        <table:table-row table:style-name="ro1">
          <table:table-cell office:value-type="string">
            <text:p>name0</text:p>
          </table:table-cell>
          <table:table-cell table:formula="of:=[.B196]+1" office:value-type="float" office:value="2">
            <text:p>2</text:p>
          </table:table-cell>
          <table:table-cell table:formula="of:=[.C196]+1" office:value-type="float" office:value="195">
            <text:p>195</text:p>
          </table:table-cell>
          <table:table-cell table:formula="of:=DEC2HEX([.C197])" office:value-type="string" office:string-value="C3">
            <text:p>C3</text:p>
          </table:table-cell>
          <table:table-cell office:value-type="string">
            <text:p>name0</text:p>
          </table:table-cell>
          <table:table-cell table:formula="of:=[.F196]+1" office:value-type="float" office:value="2">
            <text:p>2</text:p>
          </table:table-cell>
          <table:table-cell table:formula="of:=[.G196]+1" office:value-type="float" office:value="568">
            <text:p>568</text:p>
          </table:table-cell>
          <table:table-cell table:formula="of:=DEC2HEX([.G197])" office:value-type="string" office:string-value="238">
            <text:p>238</text:p>
          </table:table-cell>
          <table:table-cell office:value-type="string">
            <text:p>name0</text:p>
          </table:table-cell>
          <table:table-cell table:formula="of:=[.J196]+1" office:value-type="float" office:value="2">
            <text:p>2</text:p>
          </table:table-cell>
          <table:table-cell table:formula="of:=[.K196]+1" office:value-type="float" office:value="941">
            <text:p>941</text:p>
          </table:table-cell>
          <table:table-cell table:formula="of:=DEC2HEX([.K197])" office:value-type="string" office:string-value="3AD">
            <text:p>3AD</text:p>
          </table:table-cell>
          <table:table-cell office:value-type="string">
            <text:p>name0</text:p>
          </table:table-cell>
          <table:table-cell table:formula="of:=[.N196]+1" office:value-type="float" office:value="2">
            <text:p>2</text:p>
          </table:table-cell>
          <table:table-cell table:formula="of:=[.O196]+1" office:value-type="float" office:value="1314">
            <text:p>1314</text:p>
          </table:table-cell>
          <table:table-cell table:formula="of:=DEC2HEX([.O197])" office:value-type="string" office:string-value="522">
            <text:p>522</text:p>
          </table:table-cell>
          <table:table-cell office:value-type="string">
            <text:p>name0</text:p>
          </table:table-cell>
          <table:table-cell table:formula="of:=[.R196]+1" office:value-type="float" office:value="2">
            <text:p>2</text:p>
          </table:table-cell>
          <table:table-cell table:formula="of:=[.S196]+1" office:value-type="float" office:value="1687">
            <text:p>1687</text:p>
          </table:table-cell>
          <table:table-cell table:formula="of:=DEC2HEX([.S197])" office:value-type="string" office:string-value="697">
            <text:p>697</text:p>
          </table:table-cell>
          <table:table-cell office:value-type="string">
            <text:p>name0</text:p>
          </table:table-cell>
          <table:table-cell table:formula="of:=[.V196]+1" office:value-type="float" office:value="2">
            <text:p>2</text:p>
          </table:table-cell>
          <table:table-cell table:formula="of:=[.W196]+1" office:value-type="float" office:value="2060">
            <text:p>2060</text:p>
          </table:table-cell>
          <table:table-cell table:formula="of:=DEC2HEX([.W197])" office:value-type="string" office:string-value="80C">
            <text:p>80C</text:p>
          </table:table-cell>
          <table:table-cell office:value-type="string">
            <text:p>name0</text:p>
          </table:table-cell>
          <table:table-cell table:formula="of:=[.Z196]+1" office:value-type="float" office:value="2">
            <text:p>2</text:p>
          </table:table-cell>
          <table:table-cell table:style-name="ce2" table:formula="of:=[.AA196]+1" office:value-type="float" office:value="2433">
            <text:p>2433</text:p>
          </table:table-cell>
          <table:table-cell table:formula="of:=DEC2HEX([.AA197])" office:value-type="string" office:string-value="981">
            <text:p>981</text:p>
          </table:table-cell>
          <table:table-cell office:value-type="string">
            <text:p>name0</text:p>
          </table:table-cell>
          <table:table-cell table:formula="of:=[.AD196]+1" office:value-type="float" office:value="2">
            <text:p>2</text:p>
          </table:table-cell>
          <table:table-cell table:style-name="ce2" table:formula="of:=[.AE196]+1" office:value-type="float" office:value="2806">
            <text:p>2806</text:p>
          </table:table-cell>
          <table:table-cell table:formula="of:=DEC2HEX([.AE197])" office:value-type="string" office:string-value="AF6">
            <text:p>AF6</text:p>
          </table:table-cell>
          <table:table-cell office:value-type="string">
            <text:p>name0</text:p>
          </table:table-cell>
          <table:table-cell table:formula="of:=[.AH196]+1" office:value-type="float" office:value="2">
            <text:p>2</text:p>
          </table:table-cell>
          <table:table-cell table:style-name="ce2" table:formula="of:=[.AI196]+1" office:value-type="float" office:value="3179">
            <text:p>3179</text:p>
          </table:table-cell>
          <table:table-cell table:formula="of:=DEC2HEX([.AI197])" office:value-type="string" office:string-value="C6B">
            <text:p>C6B</text:p>
          </table:table-cell>
          <table:table-cell office:value-type="string">
            <text:p>name0</text:p>
          </table:table-cell>
          <table:table-cell table:formula="of:=[.AL196]+1" office:value-type="float" office:value="2">
            <text:p>2</text:p>
          </table:table-cell>
          <table:table-cell table:style-name="ce2" table:formula="of:=[.AM196]+1" office:value-type="float" office:value="3552">
            <text:p>3552</text:p>
          </table:table-cell>
          <table:table-cell table:formula="of:=DEC2HEX([.AM197])" office:value-type="string" office:string-value="DE0">
            <text:p>DE0</text:p>
          </table:table-cell>
        </table:table-row>
        <table:table-row table:style-name="ro1">
          <table:table-cell office:value-type="string">
            <text:p>name1</text:p>
          </table:table-cell>
          <table:table-cell table:formula="of:=[.B197]+1" office:value-type="float" office:value="3">
            <text:p>3</text:p>
          </table:table-cell>
          <table:table-cell table:formula="of:=[.C197]+1" office:value-type="float" office:value="196">
            <text:p>196</text:p>
          </table:table-cell>
          <table:table-cell table:formula="of:=DEC2HEX([.C198])" office:value-type="string" office:string-value="C4">
            <text:p>C4</text:p>
          </table:table-cell>
          <table:table-cell office:value-type="string">
            <text:p>name1</text:p>
          </table:table-cell>
          <table:table-cell table:formula="of:=[.F197]+1" office:value-type="float" office:value="3">
            <text:p>3</text:p>
          </table:table-cell>
          <table:table-cell table:formula="of:=[.G197]+1" office:value-type="float" office:value="569">
            <text:p>569</text:p>
          </table:table-cell>
          <table:table-cell table:formula="of:=DEC2HEX([.G198])" office:value-type="string" office:string-value="239">
            <text:p>239</text:p>
          </table:table-cell>
          <table:table-cell office:value-type="string">
            <text:p>name1</text:p>
          </table:table-cell>
          <table:table-cell table:formula="of:=[.J197]+1" office:value-type="float" office:value="3">
            <text:p>3</text:p>
          </table:table-cell>
          <table:table-cell table:formula="of:=[.K197]+1" office:value-type="float" office:value="942">
            <text:p>942</text:p>
          </table:table-cell>
          <table:table-cell table:formula="of:=DEC2HEX([.K198])" office:value-type="string" office:string-value="3AE">
            <text:p>3AE</text:p>
          </table:table-cell>
          <table:table-cell office:value-type="string">
            <text:p>name1</text:p>
          </table:table-cell>
          <table:table-cell table:formula="of:=[.N197]+1" office:value-type="float" office:value="3">
            <text:p>3</text:p>
          </table:table-cell>
          <table:table-cell table:formula="of:=[.O197]+1" office:value-type="float" office:value="1315">
            <text:p>1315</text:p>
          </table:table-cell>
          <table:table-cell table:formula="of:=DEC2HEX([.O198])" office:value-type="string" office:string-value="523">
            <text:p>523</text:p>
          </table:table-cell>
          <table:table-cell office:value-type="string">
            <text:p>name1</text:p>
          </table:table-cell>
          <table:table-cell table:formula="of:=[.R197]+1" office:value-type="float" office:value="3">
            <text:p>3</text:p>
          </table:table-cell>
          <table:table-cell table:formula="of:=[.S197]+1" office:value-type="float" office:value="1688">
            <text:p>1688</text:p>
          </table:table-cell>
          <table:table-cell table:formula="of:=DEC2HEX([.S198])" office:value-type="string" office:string-value="698">
            <text:p>698</text:p>
          </table:table-cell>
          <table:table-cell office:value-type="string">
            <text:p>name1</text:p>
          </table:table-cell>
          <table:table-cell table:formula="of:=[.V197]+1" office:value-type="float" office:value="3">
            <text:p>3</text:p>
          </table:table-cell>
          <table:table-cell table:formula="of:=[.W197]+1" office:value-type="float" office:value="2061">
            <text:p>2061</text:p>
          </table:table-cell>
          <table:table-cell table:formula="of:=DEC2HEX([.W198])" office:value-type="string" office:string-value="80D">
            <text:p>80D</text:p>
          </table:table-cell>
          <table:table-cell office:value-type="string">
            <text:p>name1</text:p>
          </table:table-cell>
          <table:table-cell table:formula="of:=[.Z197]+1" office:value-type="float" office:value="3">
            <text:p>3</text:p>
          </table:table-cell>
          <table:table-cell table:style-name="ce2" table:formula="of:=[.AA197]+1" office:value-type="float" office:value="2434">
            <text:p>2434</text:p>
          </table:table-cell>
          <table:table-cell table:formula="of:=DEC2HEX([.AA198])" office:value-type="string" office:string-value="982">
            <text:p>982</text:p>
          </table:table-cell>
          <table:table-cell office:value-type="string">
            <text:p>name1</text:p>
          </table:table-cell>
          <table:table-cell table:formula="of:=[.AD197]+1" office:value-type="float" office:value="3">
            <text:p>3</text:p>
          </table:table-cell>
          <table:table-cell table:style-name="ce2" table:formula="of:=[.AE197]+1" office:value-type="float" office:value="2807">
            <text:p>2807</text:p>
          </table:table-cell>
          <table:table-cell table:formula="of:=DEC2HEX([.AE198])" office:value-type="string" office:string-value="AF7">
            <text:p>AF7</text:p>
          </table:table-cell>
          <table:table-cell office:value-type="string">
            <text:p>name1</text:p>
          </table:table-cell>
          <table:table-cell table:formula="of:=[.AH197]+1" office:value-type="float" office:value="3">
            <text:p>3</text:p>
          </table:table-cell>
          <table:table-cell table:style-name="ce2" table:formula="of:=[.AI197]+1" office:value-type="float" office:value="3180">
            <text:p>3180</text:p>
          </table:table-cell>
          <table:table-cell table:formula="of:=DEC2HEX([.AI198])" office:value-type="string" office:string-value="C6C">
            <text:p>C6C</text:p>
          </table:table-cell>
          <table:table-cell office:value-type="string">
            <text:p>name1</text:p>
          </table:table-cell>
          <table:table-cell table:formula="of:=[.AL197]+1" office:value-type="float" office:value="3">
            <text:p>3</text:p>
          </table:table-cell>
          <table:table-cell table:style-name="ce2" table:formula="of:=[.AM197]+1" office:value-type="float" office:value="3553">
            <text:p>3553</text:p>
          </table:table-cell>
          <table:table-cell table:formula="of:=DEC2HEX([.AM198])" office:value-type="string" office:string-value="DE1">
            <text:p>DE1</text:p>
          </table:table-cell>
        </table:table-row>
        <table:table-row table:style-name="ro1">
          <table:table-cell office:value-type="string">
            <text:p>name2</text:p>
          </table:table-cell>
          <table:table-cell table:formula="of:=[.B198]+1" office:value-type="float" office:value="4">
            <text:p>4</text:p>
          </table:table-cell>
          <table:table-cell table:formula="of:=[.C198]+1" office:value-type="float" office:value="197">
            <text:p>197</text:p>
          </table:table-cell>
          <table:table-cell table:formula="of:=DEC2HEX([.C199])" office:value-type="string" office:string-value="C5">
            <text:p>C5</text:p>
          </table:table-cell>
          <table:table-cell office:value-type="string">
            <text:p>name2</text:p>
          </table:table-cell>
          <table:table-cell table:formula="of:=[.F198]+1" office:value-type="float" office:value="4">
            <text:p>4</text:p>
          </table:table-cell>
          <table:table-cell table:formula="of:=[.G198]+1" office:value-type="float" office:value="570">
            <text:p>570</text:p>
          </table:table-cell>
          <table:table-cell table:formula="of:=DEC2HEX([.G199])" office:value-type="string" office:string-value="23A">
            <text:p>23A</text:p>
          </table:table-cell>
          <table:table-cell office:value-type="string">
            <text:p>name2</text:p>
          </table:table-cell>
          <table:table-cell table:formula="of:=[.J198]+1" office:value-type="float" office:value="4">
            <text:p>4</text:p>
          </table:table-cell>
          <table:table-cell table:formula="of:=[.K198]+1" office:value-type="float" office:value="943">
            <text:p>943</text:p>
          </table:table-cell>
          <table:table-cell table:formula="of:=DEC2HEX([.K199])" office:value-type="string" office:string-value="3AF">
            <text:p>3AF</text:p>
          </table:table-cell>
          <table:table-cell office:value-type="string">
            <text:p>name2</text:p>
          </table:table-cell>
          <table:table-cell table:formula="of:=[.N198]+1" office:value-type="float" office:value="4">
            <text:p>4</text:p>
          </table:table-cell>
          <table:table-cell table:formula="of:=[.O198]+1" office:value-type="float" office:value="1316">
            <text:p>1316</text:p>
          </table:table-cell>
          <table:table-cell table:formula="of:=DEC2HEX([.O199])" office:value-type="string" office:string-value="524">
            <text:p>524</text:p>
          </table:table-cell>
          <table:table-cell office:value-type="string">
            <text:p>name2</text:p>
          </table:table-cell>
          <table:table-cell table:formula="of:=[.R198]+1" office:value-type="float" office:value="4">
            <text:p>4</text:p>
          </table:table-cell>
          <table:table-cell table:formula="of:=[.S198]+1" office:value-type="float" office:value="1689">
            <text:p>1689</text:p>
          </table:table-cell>
          <table:table-cell table:formula="of:=DEC2HEX([.S199])" office:value-type="string" office:string-value="699">
            <text:p>699</text:p>
          </table:table-cell>
          <table:table-cell office:value-type="string">
            <text:p>name2</text:p>
          </table:table-cell>
          <table:table-cell table:formula="of:=[.V198]+1" office:value-type="float" office:value="4">
            <text:p>4</text:p>
          </table:table-cell>
          <table:table-cell table:formula="of:=[.W198]+1" office:value-type="float" office:value="2062">
            <text:p>2062</text:p>
          </table:table-cell>
          <table:table-cell table:formula="of:=DEC2HEX([.W199])" office:value-type="string" office:string-value="80E">
            <text:p>80E</text:p>
          </table:table-cell>
          <table:table-cell office:value-type="string">
            <text:p>name2</text:p>
          </table:table-cell>
          <table:table-cell table:formula="of:=[.Z198]+1" office:value-type="float" office:value="4">
            <text:p>4</text:p>
          </table:table-cell>
          <table:table-cell table:style-name="ce2" table:formula="of:=[.AA198]+1" office:value-type="float" office:value="2435">
            <text:p>2435</text:p>
          </table:table-cell>
          <table:table-cell table:formula="of:=DEC2HEX([.AA199])" office:value-type="string" office:string-value="983">
            <text:p>983</text:p>
          </table:table-cell>
          <table:table-cell office:value-type="string">
            <text:p>name2</text:p>
          </table:table-cell>
          <table:table-cell table:formula="of:=[.AD198]+1" office:value-type="float" office:value="4">
            <text:p>4</text:p>
          </table:table-cell>
          <table:table-cell table:style-name="ce2" table:formula="of:=[.AE198]+1" office:value-type="float" office:value="2808">
            <text:p>2808</text:p>
          </table:table-cell>
          <table:table-cell table:formula="of:=DEC2HEX([.AE199])" office:value-type="string" office:string-value="AF8">
            <text:p>AF8</text:p>
          </table:table-cell>
          <table:table-cell office:value-type="string">
            <text:p>name2</text:p>
          </table:table-cell>
          <table:table-cell table:formula="of:=[.AH198]+1" office:value-type="float" office:value="4">
            <text:p>4</text:p>
          </table:table-cell>
          <table:table-cell table:style-name="ce2" table:formula="of:=[.AI198]+1" office:value-type="float" office:value="3181">
            <text:p>3181</text:p>
          </table:table-cell>
          <table:table-cell table:formula="of:=DEC2HEX([.AI199])" office:value-type="string" office:string-value="C6D">
            <text:p>C6D</text:p>
          </table:table-cell>
          <table:table-cell office:value-type="string">
            <text:p>name2</text:p>
          </table:table-cell>
          <table:table-cell table:formula="of:=[.AL198]+1" office:value-type="float" office:value="4">
            <text:p>4</text:p>
          </table:table-cell>
          <table:table-cell table:style-name="ce2" table:formula="of:=[.AM198]+1" office:value-type="float" office:value="3554">
            <text:p>3554</text:p>
          </table:table-cell>
          <table:table-cell table:formula="of:=DEC2HEX([.AM199])" office:value-type="string" office:string-value="DE2">
            <text:p>DE2</text:p>
          </table:table-cell>
        </table:table-row>
        <table:table-row table:style-name="ro1">
          <table:table-cell office:value-type="string">
            <text:p>name3</text:p>
          </table:table-cell>
          <table:table-cell table:formula="of:=[.B199]+1" office:value-type="float" office:value="5">
            <text:p>5</text:p>
          </table:table-cell>
          <table:table-cell table:formula="of:=[.C199]+1" office:value-type="float" office:value="198">
            <text:p>198</text:p>
          </table:table-cell>
          <table:table-cell table:formula="of:=DEC2HEX([.C200])" office:value-type="string" office:string-value="C6">
            <text:p>C6</text:p>
          </table:table-cell>
          <table:table-cell office:value-type="string">
            <text:p>name3</text:p>
          </table:table-cell>
          <table:table-cell table:formula="of:=[.F199]+1" office:value-type="float" office:value="5">
            <text:p>5</text:p>
          </table:table-cell>
          <table:table-cell table:formula="of:=[.G199]+1" office:value-type="float" office:value="571">
            <text:p>571</text:p>
          </table:table-cell>
          <table:table-cell table:formula="of:=DEC2HEX([.G200])" office:value-type="string" office:string-value="23B">
            <text:p>23B</text:p>
          </table:table-cell>
          <table:table-cell office:value-type="string">
            <text:p>name3</text:p>
          </table:table-cell>
          <table:table-cell table:formula="of:=[.J199]+1" office:value-type="float" office:value="5">
            <text:p>5</text:p>
          </table:table-cell>
          <table:table-cell table:formula="of:=[.K199]+1" office:value-type="float" office:value="944">
            <text:p>944</text:p>
          </table:table-cell>
          <table:table-cell table:formula="of:=DEC2HEX([.K200])" office:value-type="string" office:string-value="3B0">
            <text:p>3B0</text:p>
          </table:table-cell>
          <table:table-cell office:value-type="string">
            <text:p>name3</text:p>
          </table:table-cell>
          <table:table-cell table:formula="of:=[.N199]+1" office:value-type="float" office:value="5">
            <text:p>5</text:p>
          </table:table-cell>
          <table:table-cell table:formula="of:=[.O199]+1" office:value-type="float" office:value="1317">
            <text:p>1317</text:p>
          </table:table-cell>
          <table:table-cell table:formula="of:=DEC2HEX([.O200])" office:value-type="string" office:string-value="525">
            <text:p>525</text:p>
          </table:table-cell>
          <table:table-cell office:value-type="string">
            <text:p>name3</text:p>
          </table:table-cell>
          <table:table-cell table:formula="of:=[.R199]+1" office:value-type="float" office:value="5">
            <text:p>5</text:p>
          </table:table-cell>
          <table:table-cell table:formula="of:=[.S199]+1" office:value-type="float" office:value="1690">
            <text:p>1690</text:p>
          </table:table-cell>
          <table:table-cell table:formula="of:=DEC2HEX([.S200])" office:value-type="string" office:string-value="69A">
            <text:p>69A</text:p>
          </table:table-cell>
          <table:table-cell office:value-type="string">
            <text:p>name3</text:p>
          </table:table-cell>
          <table:table-cell table:formula="of:=[.V199]+1" office:value-type="float" office:value="5">
            <text:p>5</text:p>
          </table:table-cell>
          <table:table-cell table:formula="of:=[.W199]+1" office:value-type="float" office:value="2063">
            <text:p>2063</text:p>
          </table:table-cell>
          <table:table-cell table:formula="of:=DEC2HEX([.W200])" office:value-type="string" office:string-value="80F">
            <text:p>80F</text:p>
          </table:table-cell>
          <table:table-cell office:value-type="string">
            <text:p>name3</text:p>
          </table:table-cell>
          <table:table-cell table:formula="of:=[.Z199]+1" office:value-type="float" office:value="5">
            <text:p>5</text:p>
          </table:table-cell>
          <table:table-cell table:style-name="ce2" table:formula="of:=[.AA199]+1" office:value-type="float" office:value="2436">
            <text:p>2436</text:p>
          </table:table-cell>
          <table:table-cell table:formula="of:=DEC2HEX([.AA200])" office:value-type="string" office:string-value="984">
            <text:p>984</text:p>
          </table:table-cell>
          <table:table-cell office:value-type="string">
            <text:p>name3</text:p>
          </table:table-cell>
          <table:table-cell table:formula="of:=[.AD199]+1" office:value-type="float" office:value="5">
            <text:p>5</text:p>
          </table:table-cell>
          <table:table-cell table:style-name="ce2" table:formula="of:=[.AE199]+1" office:value-type="float" office:value="2809">
            <text:p>2809</text:p>
          </table:table-cell>
          <table:table-cell table:formula="of:=DEC2HEX([.AE200])" office:value-type="string" office:string-value="AF9">
            <text:p>AF9</text:p>
          </table:table-cell>
          <table:table-cell office:value-type="string">
            <text:p>name3</text:p>
          </table:table-cell>
          <table:table-cell table:formula="of:=[.AH199]+1" office:value-type="float" office:value="5">
            <text:p>5</text:p>
          </table:table-cell>
          <table:table-cell table:style-name="ce2" table:formula="of:=[.AI199]+1" office:value-type="float" office:value="3182">
            <text:p>3182</text:p>
          </table:table-cell>
          <table:table-cell table:formula="of:=DEC2HEX([.AI200])" office:value-type="string" office:string-value="C6E">
            <text:p>C6E</text:p>
          </table:table-cell>
          <table:table-cell office:value-type="string">
            <text:p>name3</text:p>
          </table:table-cell>
          <table:table-cell table:formula="of:=[.AL199]+1" office:value-type="float" office:value="5">
            <text:p>5</text:p>
          </table:table-cell>
          <table:table-cell table:style-name="ce2" table:formula="of:=[.AM199]+1" office:value-type="float" office:value="3555">
            <text:p>3555</text:p>
          </table:table-cell>
          <table:table-cell table:formula="of:=DEC2HEX([.AM200])" office:value-type="string" office:string-value="DE3">
            <text:p>DE3</text:p>
          </table:table-cell>
        </table:table-row>
        <table:table-row table:style-name="ro1">
          <table:table-cell office:value-type="string">
            <text:p>name4</text:p>
          </table:table-cell>
          <table:table-cell table:formula="of:=[.B200]+1" office:value-type="float" office:value="6">
            <text:p>6</text:p>
          </table:table-cell>
          <table:table-cell table:formula="of:=[.C200]+1" office:value-type="float" office:value="199">
            <text:p>199</text:p>
          </table:table-cell>
          <table:table-cell table:formula="of:=DEC2HEX([.C201])" office:value-type="string" office:string-value="C7">
            <text:p>C7</text:p>
          </table:table-cell>
          <table:table-cell office:value-type="string">
            <text:p>name4</text:p>
          </table:table-cell>
          <table:table-cell table:formula="of:=[.F200]+1" office:value-type="float" office:value="6">
            <text:p>6</text:p>
          </table:table-cell>
          <table:table-cell table:formula="of:=[.G200]+1" office:value-type="float" office:value="572">
            <text:p>572</text:p>
          </table:table-cell>
          <table:table-cell table:formula="of:=DEC2HEX([.G201])" office:value-type="string" office:string-value="23C">
            <text:p>23C</text:p>
          </table:table-cell>
          <table:table-cell office:value-type="string">
            <text:p>name4</text:p>
          </table:table-cell>
          <table:table-cell table:formula="of:=[.J200]+1" office:value-type="float" office:value="6">
            <text:p>6</text:p>
          </table:table-cell>
          <table:table-cell table:formula="of:=[.K200]+1" office:value-type="float" office:value="945">
            <text:p>945</text:p>
          </table:table-cell>
          <table:table-cell table:formula="of:=DEC2HEX([.K201])" office:value-type="string" office:string-value="3B1">
            <text:p>3B1</text:p>
          </table:table-cell>
          <table:table-cell office:value-type="string">
            <text:p>name4</text:p>
          </table:table-cell>
          <table:table-cell table:formula="of:=[.N200]+1" office:value-type="float" office:value="6">
            <text:p>6</text:p>
          </table:table-cell>
          <table:table-cell table:formula="of:=[.O200]+1" office:value-type="float" office:value="1318">
            <text:p>1318</text:p>
          </table:table-cell>
          <table:table-cell table:formula="of:=DEC2HEX([.O201])" office:value-type="string" office:string-value="526">
            <text:p>526</text:p>
          </table:table-cell>
          <table:table-cell office:value-type="string">
            <text:p>name4</text:p>
          </table:table-cell>
          <table:table-cell table:formula="of:=[.R200]+1" office:value-type="float" office:value="6">
            <text:p>6</text:p>
          </table:table-cell>
          <table:table-cell table:formula="of:=[.S200]+1" office:value-type="float" office:value="1691">
            <text:p>1691</text:p>
          </table:table-cell>
          <table:table-cell table:formula="of:=DEC2HEX([.S201])" office:value-type="string" office:string-value="69B">
            <text:p>69B</text:p>
          </table:table-cell>
          <table:table-cell office:value-type="string">
            <text:p>name4</text:p>
          </table:table-cell>
          <table:table-cell table:formula="of:=[.V200]+1" office:value-type="float" office:value="6">
            <text:p>6</text:p>
          </table:table-cell>
          <table:table-cell table:formula="of:=[.W200]+1" office:value-type="float" office:value="2064">
            <text:p>2064</text:p>
          </table:table-cell>
          <table:table-cell table:formula="of:=DEC2HEX([.W201])" office:value-type="string" office:string-value="810">
            <text:p>810</text:p>
          </table:table-cell>
          <table:table-cell office:value-type="string">
            <text:p>name4</text:p>
          </table:table-cell>
          <table:table-cell table:formula="of:=[.Z200]+1" office:value-type="float" office:value="6">
            <text:p>6</text:p>
          </table:table-cell>
          <table:table-cell table:style-name="ce2" table:formula="of:=[.AA200]+1" office:value-type="float" office:value="2437">
            <text:p>2437</text:p>
          </table:table-cell>
          <table:table-cell table:formula="of:=DEC2HEX([.AA201])" office:value-type="string" office:string-value="985">
            <text:p>985</text:p>
          </table:table-cell>
          <table:table-cell office:value-type="string">
            <text:p>name4</text:p>
          </table:table-cell>
          <table:table-cell table:formula="of:=[.AD200]+1" office:value-type="float" office:value="6">
            <text:p>6</text:p>
          </table:table-cell>
          <table:table-cell table:style-name="ce2" table:formula="of:=[.AE200]+1" office:value-type="float" office:value="2810">
            <text:p>2810</text:p>
          </table:table-cell>
          <table:table-cell table:formula="of:=DEC2HEX([.AE201])" office:value-type="string" office:string-value="AFA">
            <text:p>AFA</text:p>
          </table:table-cell>
          <table:table-cell office:value-type="string">
            <text:p>name4</text:p>
          </table:table-cell>
          <table:table-cell table:formula="of:=[.AH200]+1" office:value-type="float" office:value="6">
            <text:p>6</text:p>
          </table:table-cell>
          <table:table-cell table:style-name="ce2" table:formula="of:=[.AI200]+1" office:value-type="float" office:value="3183">
            <text:p>3183</text:p>
          </table:table-cell>
          <table:table-cell table:formula="of:=DEC2HEX([.AI201])" office:value-type="string" office:string-value="C6F">
            <text:p>C6F</text:p>
          </table:table-cell>
          <table:table-cell office:value-type="string">
            <text:p>name4</text:p>
          </table:table-cell>
          <table:table-cell table:formula="of:=[.AL200]+1" office:value-type="float" office:value="6">
            <text:p>6</text:p>
          </table:table-cell>
          <table:table-cell table:style-name="ce2" table:formula="of:=[.AM200]+1" office:value-type="float" office:value="3556">
            <text:p>3556</text:p>
          </table:table-cell>
          <table:table-cell table:formula="of:=DEC2HEX([.AM201])" office:value-type="string" office:string-value="DE4">
            <text:p>DE4</text:p>
          </table:table-cell>
        </table:table-row>
        <table:table-row table:style-name="ro1">
          <table:table-cell office:value-type="string">
            <text:p>name5</text:p>
          </table:table-cell>
          <table:table-cell table:formula="of:=[.B201]+1" office:value-type="float" office:value="7">
            <text:p>7</text:p>
          </table:table-cell>
          <table:table-cell table:formula="of:=[.C201]+1" office:value-type="float" office:value="200">
            <text:p>200</text:p>
          </table:table-cell>
          <table:table-cell table:formula="of:=DEC2HEX([.C202])" office:value-type="string" office:string-value="C8">
            <text:p>C8</text:p>
          </table:table-cell>
          <table:table-cell office:value-type="string">
            <text:p>name5</text:p>
          </table:table-cell>
          <table:table-cell table:formula="of:=[.F201]+1" office:value-type="float" office:value="7">
            <text:p>7</text:p>
          </table:table-cell>
          <table:table-cell table:formula="of:=[.G201]+1" office:value-type="float" office:value="573">
            <text:p>573</text:p>
          </table:table-cell>
          <table:table-cell table:formula="of:=DEC2HEX([.G202])" office:value-type="string" office:string-value="23D">
            <text:p>23D</text:p>
          </table:table-cell>
          <table:table-cell office:value-type="string">
            <text:p>name5</text:p>
          </table:table-cell>
          <table:table-cell table:formula="of:=[.J201]+1" office:value-type="float" office:value="7">
            <text:p>7</text:p>
          </table:table-cell>
          <table:table-cell table:formula="of:=[.K201]+1" office:value-type="float" office:value="946">
            <text:p>946</text:p>
          </table:table-cell>
          <table:table-cell table:formula="of:=DEC2HEX([.K202])" office:value-type="string" office:string-value="3B2">
            <text:p>3B2</text:p>
          </table:table-cell>
          <table:table-cell office:value-type="string">
            <text:p>name5</text:p>
          </table:table-cell>
          <table:table-cell table:formula="of:=[.N201]+1" office:value-type="float" office:value="7">
            <text:p>7</text:p>
          </table:table-cell>
          <table:table-cell table:formula="of:=[.O201]+1" office:value-type="float" office:value="1319">
            <text:p>1319</text:p>
          </table:table-cell>
          <table:table-cell table:formula="of:=DEC2HEX([.O202])" office:value-type="string" office:string-value="527">
            <text:p>527</text:p>
          </table:table-cell>
          <table:table-cell office:value-type="string">
            <text:p>name5</text:p>
          </table:table-cell>
          <table:table-cell table:formula="of:=[.R201]+1" office:value-type="float" office:value="7">
            <text:p>7</text:p>
          </table:table-cell>
          <table:table-cell table:formula="of:=[.S201]+1" office:value-type="float" office:value="1692">
            <text:p>1692</text:p>
          </table:table-cell>
          <table:table-cell table:formula="of:=DEC2HEX([.S202])" office:value-type="string" office:string-value="69C">
            <text:p>69C</text:p>
          </table:table-cell>
          <table:table-cell office:value-type="string">
            <text:p>name5</text:p>
          </table:table-cell>
          <table:table-cell table:formula="of:=[.V201]+1" office:value-type="float" office:value="7">
            <text:p>7</text:p>
          </table:table-cell>
          <table:table-cell table:formula="of:=[.W201]+1" office:value-type="float" office:value="2065">
            <text:p>2065</text:p>
          </table:table-cell>
          <table:table-cell table:formula="of:=DEC2HEX([.W202])" office:value-type="string" office:string-value="811">
            <text:p>811</text:p>
          </table:table-cell>
          <table:table-cell office:value-type="string">
            <text:p>name5</text:p>
          </table:table-cell>
          <table:table-cell table:formula="of:=[.Z201]+1" office:value-type="float" office:value="7">
            <text:p>7</text:p>
          </table:table-cell>
          <table:table-cell table:style-name="ce2" table:formula="of:=[.AA201]+1" office:value-type="float" office:value="2438">
            <text:p>2438</text:p>
          </table:table-cell>
          <table:table-cell table:formula="of:=DEC2HEX([.AA202])" office:value-type="string" office:string-value="986">
            <text:p>986</text:p>
          </table:table-cell>
          <table:table-cell office:value-type="string">
            <text:p>name5</text:p>
          </table:table-cell>
          <table:table-cell table:formula="of:=[.AD201]+1" office:value-type="float" office:value="7">
            <text:p>7</text:p>
          </table:table-cell>
          <table:table-cell table:style-name="ce2" table:formula="of:=[.AE201]+1" office:value-type="float" office:value="2811">
            <text:p>2811</text:p>
          </table:table-cell>
          <table:table-cell table:formula="of:=DEC2HEX([.AE202])" office:value-type="string" office:string-value="AFB">
            <text:p>AFB</text:p>
          </table:table-cell>
          <table:table-cell office:value-type="string">
            <text:p>name5</text:p>
          </table:table-cell>
          <table:table-cell table:formula="of:=[.AH201]+1" office:value-type="float" office:value="7">
            <text:p>7</text:p>
          </table:table-cell>
          <table:table-cell table:style-name="ce2" table:formula="of:=[.AI201]+1" office:value-type="float" office:value="3184">
            <text:p>3184</text:p>
          </table:table-cell>
          <table:table-cell table:formula="of:=DEC2HEX([.AI202])" office:value-type="string" office:string-value="C70">
            <text:p>C70</text:p>
          </table:table-cell>
          <table:table-cell office:value-type="string">
            <text:p>name5</text:p>
          </table:table-cell>
          <table:table-cell table:formula="of:=[.AL201]+1" office:value-type="float" office:value="7">
            <text:p>7</text:p>
          </table:table-cell>
          <table:table-cell table:style-name="ce2" table:formula="of:=[.AM201]+1" office:value-type="float" office:value="3557">
            <text:p>3557</text:p>
          </table:table-cell>
          <table:table-cell table:formula="of:=DEC2HEX([.AM202])" office:value-type="string" office:string-value="DE5">
            <text:p>DE5</text:p>
          </table:table-cell>
        </table:table-row>
        <table:table-row table:style-name="ro1">
          <table:table-cell office:value-type="string">
            <text:p>name6</text:p>
          </table:table-cell>
          <table:table-cell table:formula="of:=[.B202]+1" office:value-type="float" office:value="8">
            <text:p>8</text:p>
          </table:table-cell>
          <table:table-cell table:formula="of:=[.C202]+1" office:value-type="float" office:value="201">
            <text:p>201</text:p>
          </table:table-cell>
          <table:table-cell table:formula="of:=DEC2HEX([.C203])" office:value-type="string" office:string-value="C9">
            <text:p>C9</text:p>
          </table:table-cell>
          <table:table-cell office:value-type="string">
            <text:p>name6</text:p>
          </table:table-cell>
          <table:table-cell table:formula="of:=[.F202]+1" office:value-type="float" office:value="8">
            <text:p>8</text:p>
          </table:table-cell>
          <table:table-cell table:formula="of:=[.G202]+1" office:value-type="float" office:value="574">
            <text:p>574</text:p>
          </table:table-cell>
          <table:table-cell table:formula="of:=DEC2HEX([.G203])" office:value-type="string" office:string-value="23E">
            <text:p>23E</text:p>
          </table:table-cell>
          <table:table-cell office:value-type="string">
            <text:p>name6</text:p>
          </table:table-cell>
          <table:table-cell table:formula="of:=[.J202]+1" office:value-type="float" office:value="8">
            <text:p>8</text:p>
          </table:table-cell>
          <table:table-cell table:formula="of:=[.K202]+1" office:value-type="float" office:value="947">
            <text:p>947</text:p>
          </table:table-cell>
          <table:table-cell table:formula="of:=DEC2HEX([.K203])" office:value-type="string" office:string-value="3B3">
            <text:p>3B3</text:p>
          </table:table-cell>
          <table:table-cell office:value-type="string">
            <text:p>name6</text:p>
          </table:table-cell>
          <table:table-cell table:formula="of:=[.N202]+1" office:value-type="float" office:value="8">
            <text:p>8</text:p>
          </table:table-cell>
          <table:table-cell table:formula="of:=[.O202]+1" office:value-type="float" office:value="1320">
            <text:p>1320</text:p>
          </table:table-cell>
          <table:table-cell table:formula="of:=DEC2HEX([.O203])" office:value-type="string" office:string-value="528">
            <text:p>528</text:p>
          </table:table-cell>
          <table:table-cell office:value-type="string">
            <text:p>name6</text:p>
          </table:table-cell>
          <table:table-cell table:formula="of:=[.R202]+1" office:value-type="float" office:value="8">
            <text:p>8</text:p>
          </table:table-cell>
          <table:table-cell table:formula="of:=[.S202]+1" office:value-type="float" office:value="1693">
            <text:p>1693</text:p>
          </table:table-cell>
          <table:table-cell table:formula="of:=DEC2HEX([.S203])" office:value-type="string" office:string-value="69D">
            <text:p>69D</text:p>
          </table:table-cell>
          <table:table-cell office:value-type="string">
            <text:p>name6</text:p>
          </table:table-cell>
          <table:table-cell table:formula="of:=[.V202]+1" office:value-type="float" office:value="8">
            <text:p>8</text:p>
          </table:table-cell>
          <table:table-cell table:formula="of:=[.W202]+1" office:value-type="float" office:value="2066">
            <text:p>2066</text:p>
          </table:table-cell>
          <table:table-cell table:formula="of:=DEC2HEX([.W203])" office:value-type="string" office:string-value="812">
            <text:p>812</text:p>
          </table:table-cell>
          <table:table-cell office:value-type="string">
            <text:p>name6</text:p>
          </table:table-cell>
          <table:table-cell table:formula="of:=[.Z202]+1" office:value-type="float" office:value="8">
            <text:p>8</text:p>
          </table:table-cell>
          <table:table-cell table:style-name="ce2" table:formula="of:=[.AA202]+1" office:value-type="float" office:value="2439">
            <text:p>2439</text:p>
          </table:table-cell>
          <table:table-cell table:formula="of:=DEC2HEX([.AA203])" office:value-type="string" office:string-value="987">
            <text:p>987</text:p>
          </table:table-cell>
          <table:table-cell office:value-type="string">
            <text:p>name6</text:p>
          </table:table-cell>
          <table:table-cell table:formula="of:=[.AD202]+1" office:value-type="float" office:value="8">
            <text:p>8</text:p>
          </table:table-cell>
          <table:table-cell table:style-name="ce2" table:formula="of:=[.AE202]+1" office:value-type="float" office:value="2812">
            <text:p>2812</text:p>
          </table:table-cell>
          <table:table-cell table:formula="of:=DEC2HEX([.AE203])" office:value-type="string" office:string-value="AFC">
            <text:p>AFC</text:p>
          </table:table-cell>
          <table:table-cell office:value-type="string">
            <text:p>name6</text:p>
          </table:table-cell>
          <table:table-cell table:formula="of:=[.AH202]+1" office:value-type="float" office:value="8">
            <text:p>8</text:p>
          </table:table-cell>
          <table:table-cell table:style-name="ce2" table:formula="of:=[.AI202]+1" office:value-type="float" office:value="3185">
            <text:p>3185</text:p>
          </table:table-cell>
          <table:table-cell table:formula="of:=DEC2HEX([.AI203])" office:value-type="string" office:string-value="C71">
            <text:p>C71</text:p>
          </table:table-cell>
          <table:table-cell office:value-type="string">
            <text:p>name6</text:p>
          </table:table-cell>
          <table:table-cell table:formula="of:=[.AL202]+1" office:value-type="float" office:value="8">
            <text:p>8</text:p>
          </table:table-cell>
          <table:table-cell table:style-name="ce2" table:formula="of:=[.AM202]+1" office:value-type="float" office:value="3558">
            <text:p>3558</text:p>
          </table:table-cell>
          <table:table-cell table:formula="of:=DEC2HEX([.AM203])" office:value-type="string" office:string-value="DE6">
            <text:p>DE6</text:p>
          </table:table-cell>
        </table:table-row>
        <table:table-row table:style-name="ro1">
          <table:table-cell office:value-type="string">
            <text:p>name7</text:p>
          </table:table-cell>
          <table:table-cell table:formula="of:=[.B203]+1" office:value-type="float" office:value="9">
            <text:p>9</text:p>
          </table:table-cell>
          <table:table-cell table:formula="of:=[.C203]+1" office:value-type="float" office:value="202">
            <text:p>202</text:p>
          </table:table-cell>
          <table:table-cell table:formula="of:=DEC2HEX([.C204])" office:value-type="string" office:string-value="CA">
            <text:p>CA</text:p>
          </table:table-cell>
          <table:table-cell office:value-type="string">
            <text:p>name7</text:p>
          </table:table-cell>
          <table:table-cell table:formula="of:=[.F203]+1" office:value-type="float" office:value="9">
            <text:p>9</text:p>
          </table:table-cell>
          <table:table-cell table:formula="of:=[.G203]+1" office:value-type="float" office:value="575">
            <text:p>575</text:p>
          </table:table-cell>
          <table:table-cell table:formula="of:=DEC2HEX([.G204])" office:value-type="string" office:string-value="23F">
            <text:p>23F</text:p>
          </table:table-cell>
          <table:table-cell office:value-type="string">
            <text:p>name7</text:p>
          </table:table-cell>
          <table:table-cell table:formula="of:=[.J203]+1" office:value-type="float" office:value="9">
            <text:p>9</text:p>
          </table:table-cell>
          <table:table-cell table:formula="of:=[.K203]+1" office:value-type="float" office:value="948">
            <text:p>948</text:p>
          </table:table-cell>
          <table:table-cell table:formula="of:=DEC2HEX([.K204])" office:value-type="string" office:string-value="3B4">
            <text:p>3B4</text:p>
          </table:table-cell>
          <table:table-cell office:value-type="string">
            <text:p>name7</text:p>
          </table:table-cell>
          <table:table-cell table:formula="of:=[.N203]+1" office:value-type="float" office:value="9">
            <text:p>9</text:p>
          </table:table-cell>
          <table:table-cell table:formula="of:=[.O203]+1" office:value-type="float" office:value="1321">
            <text:p>1321</text:p>
          </table:table-cell>
          <table:table-cell table:formula="of:=DEC2HEX([.O204])" office:value-type="string" office:string-value="529">
            <text:p>529</text:p>
          </table:table-cell>
          <table:table-cell office:value-type="string">
            <text:p>name7</text:p>
          </table:table-cell>
          <table:table-cell table:formula="of:=[.R203]+1" office:value-type="float" office:value="9">
            <text:p>9</text:p>
          </table:table-cell>
          <table:table-cell table:formula="of:=[.S203]+1" office:value-type="float" office:value="1694">
            <text:p>1694</text:p>
          </table:table-cell>
          <table:table-cell table:formula="of:=DEC2HEX([.S204])" office:value-type="string" office:string-value="69E">
            <text:p>69E</text:p>
          </table:table-cell>
          <table:table-cell office:value-type="string">
            <text:p>name7</text:p>
          </table:table-cell>
          <table:table-cell table:formula="of:=[.V203]+1" office:value-type="float" office:value="9">
            <text:p>9</text:p>
          </table:table-cell>
          <table:table-cell table:formula="of:=[.W203]+1" office:value-type="float" office:value="2067">
            <text:p>2067</text:p>
          </table:table-cell>
          <table:table-cell table:formula="of:=DEC2HEX([.W204])" office:value-type="string" office:string-value="813">
            <text:p>813</text:p>
          </table:table-cell>
          <table:table-cell office:value-type="string">
            <text:p>name7</text:p>
          </table:table-cell>
          <table:table-cell table:formula="of:=[.Z203]+1" office:value-type="float" office:value="9">
            <text:p>9</text:p>
          </table:table-cell>
          <table:table-cell table:style-name="ce2" table:formula="of:=[.AA203]+1" office:value-type="float" office:value="2440">
            <text:p>2440</text:p>
          </table:table-cell>
          <table:table-cell table:formula="of:=DEC2HEX([.AA204])" office:value-type="string" office:string-value="988">
            <text:p>988</text:p>
          </table:table-cell>
          <table:table-cell office:value-type="string">
            <text:p>name7</text:p>
          </table:table-cell>
          <table:table-cell table:formula="of:=[.AD203]+1" office:value-type="float" office:value="9">
            <text:p>9</text:p>
          </table:table-cell>
          <table:table-cell table:style-name="ce2" table:formula="of:=[.AE203]+1" office:value-type="float" office:value="2813">
            <text:p>2813</text:p>
          </table:table-cell>
          <table:table-cell table:formula="of:=DEC2HEX([.AE204])" office:value-type="string" office:string-value="AFD">
            <text:p>AFD</text:p>
          </table:table-cell>
          <table:table-cell office:value-type="string">
            <text:p>name7</text:p>
          </table:table-cell>
          <table:table-cell table:formula="of:=[.AH203]+1" office:value-type="float" office:value="9">
            <text:p>9</text:p>
          </table:table-cell>
          <table:table-cell table:style-name="ce2" table:formula="of:=[.AI203]+1" office:value-type="float" office:value="3186">
            <text:p>3186</text:p>
          </table:table-cell>
          <table:table-cell table:formula="of:=DEC2HEX([.AI204])" office:value-type="string" office:string-value="C72">
            <text:p>C72</text:p>
          </table:table-cell>
          <table:table-cell office:value-type="string">
            <text:p>name7</text:p>
          </table:table-cell>
          <table:table-cell table:formula="of:=[.AL203]+1" office:value-type="float" office:value="9">
            <text:p>9</text:p>
          </table:table-cell>
          <table:table-cell table:style-name="ce2" table:formula="of:=[.AM203]+1" office:value-type="float" office:value="3559">
            <text:p>3559</text:p>
          </table:table-cell>
          <table:table-cell table:formula="of:=DEC2HEX([.AM204])" office:value-type="string" office:string-value="DE7">
            <text:p>DE7</text:p>
          </table:table-cell>
        </table:table-row>
        <table:table-row table:style-name="ro1">
          <table:table-cell office:value-type="string">
            <text:p>name8</text:p>
          </table:table-cell>
          <table:table-cell table:formula="of:=[.B204]+1" office:value-type="float" office:value="10">
            <text:p>10</text:p>
          </table:table-cell>
          <table:table-cell table:formula="of:=[.C204]+1" office:value-type="float" office:value="203">
            <text:p>203</text:p>
          </table:table-cell>
          <table:table-cell table:formula="of:=DEC2HEX([.C205])" office:value-type="string" office:string-value="CB">
            <text:p>CB</text:p>
          </table:table-cell>
          <table:table-cell office:value-type="string">
            <text:p>name8</text:p>
          </table:table-cell>
          <table:table-cell table:formula="of:=[.F204]+1" office:value-type="float" office:value="10">
            <text:p>10</text:p>
          </table:table-cell>
          <table:table-cell table:formula="of:=[.G204]+1" office:value-type="float" office:value="576">
            <text:p>576</text:p>
          </table:table-cell>
          <table:table-cell table:formula="of:=DEC2HEX([.G205])" office:value-type="string" office:string-value="240">
            <text:p>240</text:p>
          </table:table-cell>
          <table:table-cell office:value-type="string">
            <text:p>name8</text:p>
          </table:table-cell>
          <table:table-cell table:formula="of:=[.J204]+1" office:value-type="float" office:value="10">
            <text:p>10</text:p>
          </table:table-cell>
          <table:table-cell table:formula="of:=[.K204]+1" office:value-type="float" office:value="949">
            <text:p>949</text:p>
          </table:table-cell>
          <table:table-cell table:formula="of:=DEC2HEX([.K205])" office:value-type="string" office:string-value="3B5">
            <text:p>3B5</text:p>
          </table:table-cell>
          <table:table-cell office:value-type="string">
            <text:p>name8</text:p>
          </table:table-cell>
          <table:table-cell table:formula="of:=[.N204]+1" office:value-type="float" office:value="10">
            <text:p>10</text:p>
          </table:table-cell>
          <table:table-cell table:formula="of:=[.O204]+1" office:value-type="float" office:value="1322">
            <text:p>1322</text:p>
          </table:table-cell>
          <table:table-cell table:formula="of:=DEC2HEX([.O205])" office:value-type="string" office:string-value="52A">
            <text:p>52A</text:p>
          </table:table-cell>
          <table:table-cell office:value-type="string">
            <text:p>name8</text:p>
          </table:table-cell>
          <table:table-cell table:formula="of:=[.R204]+1" office:value-type="float" office:value="10">
            <text:p>10</text:p>
          </table:table-cell>
          <table:table-cell table:formula="of:=[.S204]+1" office:value-type="float" office:value="1695">
            <text:p>1695</text:p>
          </table:table-cell>
          <table:table-cell table:formula="of:=DEC2HEX([.S205])" office:value-type="string" office:string-value="69F">
            <text:p>69F</text:p>
          </table:table-cell>
          <table:table-cell office:value-type="string">
            <text:p>name8</text:p>
          </table:table-cell>
          <table:table-cell table:formula="of:=[.V204]+1" office:value-type="float" office:value="10">
            <text:p>10</text:p>
          </table:table-cell>
          <table:table-cell table:formula="of:=[.W204]+1" office:value-type="float" office:value="2068">
            <text:p>2068</text:p>
          </table:table-cell>
          <table:table-cell table:formula="of:=DEC2HEX([.W205])" office:value-type="string" office:string-value="814">
            <text:p>814</text:p>
          </table:table-cell>
          <table:table-cell office:value-type="string">
            <text:p>name8</text:p>
          </table:table-cell>
          <table:table-cell table:formula="of:=[.Z204]+1" office:value-type="float" office:value="10">
            <text:p>10</text:p>
          </table:table-cell>
          <table:table-cell table:style-name="ce2" table:formula="of:=[.AA204]+1" office:value-type="float" office:value="2441">
            <text:p>2441</text:p>
          </table:table-cell>
          <table:table-cell table:formula="of:=DEC2HEX([.AA205])" office:value-type="string" office:string-value="989">
            <text:p>989</text:p>
          </table:table-cell>
          <table:table-cell office:value-type="string">
            <text:p>name8</text:p>
          </table:table-cell>
          <table:table-cell table:formula="of:=[.AD204]+1" office:value-type="float" office:value="10">
            <text:p>10</text:p>
          </table:table-cell>
          <table:table-cell table:style-name="ce2" table:formula="of:=[.AE204]+1" office:value-type="float" office:value="2814">
            <text:p>2814</text:p>
          </table:table-cell>
          <table:table-cell table:formula="of:=DEC2HEX([.AE205])" office:value-type="string" office:string-value="AFE">
            <text:p>AFE</text:p>
          </table:table-cell>
          <table:table-cell office:value-type="string">
            <text:p>name8</text:p>
          </table:table-cell>
          <table:table-cell table:formula="of:=[.AH204]+1" office:value-type="float" office:value="10">
            <text:p>10</text:p>
          </table:table-cell>
          <table:table-cell table:style-name="ce2" table:formula="of:=[.AI204]+1" office:value-type="float" office:value="3187">
            <text:p>3187</text:p>
          </table:table-cell>
          <table:table-cell table:formula="of:=DEC2HEX([.AI205])" office:value-type="string" office:string-value="C73">
            <text:p>C73</text:p>
          </table:table-cell>
          <table:table-cell office:value-type="string">
            <text:p>name8</text:p>
          </table:table-cell>
          <table:table-cell table:formula="of:=[.AL204]+1" office:value-type="float" office:value="10">
            <text:p>10</text:p>
          </table:table-cell>
          <table:table-cell table:style-name="ce2" table:formula="of:=[.AM204]+1" office:value-type="float" office:value="3560">
            <text:p>3560</text:p>
          </table:table-cell>
          <table:table-cell table:formula="of:=DEC2HEX([.AM205])" office:value-type="string" office:string-value="DE8">
            <text:p>DE8</text:p>
          </table:table-cell>
        </table:table-row>
        <table:table-row table:style-name="ro1">
          <table:table-cell office:value-type="string">
            <text:p>name9</text:p>
          </table:table-cell>
          <table:table-cell table:formula="of:=[.B205]+1" office:value-type="float" office:value="11">
            <text:p>11</text:p>
          </table:table-cell>
          <table:table-cell table:formula="of:=[.C205]+1" office:value-type="float" office:value="204">
            <text:p>204</text:p>
          </table:table-cell>
          <table:table-cell table:formula="of:=DEC2HEX([.C206])" office:value-type="string" office:string-value="CC">
            <text:p>CC</text:p>
          </table:table-cell>
          <table:table-cell office:value-type="string">
            <text:p>name9</text:p>
          </table:table-cell>
          <table:table-cell table:formula="of:=[.F205]+1" office:value-type="float" office:value="11">
            <text:p>11</text:p>
          </table:table-cell>
          <table:table-cell table:formula="of:=[.G205]+1" office:value-type="float" office:value="577">
            <text:p>577</text:p>
          </table:table-cell>
          <table:table-cell table:formula="of:=DEC2HEX([.G206])" office:value-type="string" office:string-value="241">
            <text:p>241</text:p>
          </table:table-cell>
          <table:table-cell office:value-type="string">
            <text:p>name9</text:p>
          </table:table-cell>
          <table:table-cell table:formula="of:=[.J205]+1" office:value-type="float" office:value="11">
            <text:p>11</text:p>
          </table:table-cell>
          <table:table-cell table:formula="of:=[.K205]+1" office:value-type="float" office:value="950">
            <text:p>950</text:p>
          </table:table-cell>
          <table:table-cell table:formula="of:=DEC2HEX([.K206])" office:value-type="string" office:string-value="3B6">
            <text:p>3B6</text:p>
          </table:table-cell>
          <table:table-cell office:value-type="string">
            <text:p>name9</text:p>
          </table:table-cell>
          <table:table-cell table:formula="of:=[.N205]+1" office:value-type="float" office:value="11">
            <text:p>11</text:p>
          </table:table-cell>
          <table:table-cell table:formula="of:=[.O205]+1" office:value-type="float" office:value="1323">
            <text:p>1323</text:p>
          </table:table-cell>
          <table:table-cell table:formula="of:=DEC2HEX([.O206])" office:value-type="string" office:string-value="52B">
            <text:p>52B</text:p>
          </table:table-cell>
          <table:table-cell office:value-type="string">
            <text:p>name9</text:p>
          </table:table-cell>
          <table:table-cell table:formula="of:=[.R205]+1" office:value-type="float" office:value="11">
            <text:p>11</text:p>
          </table:table-cell>
          <table:table-cell table:formula="of:=[.S205]+1" office:value-type="float" office:value="1696">
            <text:p>1696</text:p>
          </table:table-cell>
          <table:table-cell table:formula="of:=DEC2HEX([.S206])" office:value-type="string" office:string-value="6A0">
            <text:p>6A0</text:p>
          </table:table-cell>
          <table:table-cell office:value-type="string">
            <text:p>name9</text:p>
          </table:table-cell>
          <table:table-cell table:formula="of:=[.V205]+1" office:value-type="float" office:value="11">
            <text:p>11</text:p>
          </table:table-cell>
          <table:table-cell table:formula="of:=[.W205]+1" office:value-type="float" office:value="2069">
            <text:p>2069</text:p>
          </table:table-cell>
          <table:table-cell table:formula="of:=DEC2HEX([.W206])" office:value-type="string" office:string-value="815">
            <text:p>815</text:p>
          </table:table-cell>
          <table:table-cell office:value-type="string">
            <text:p>name9</text:p>
          </table:table-cell>
          <table:table-cell table:formula="of:=[.Z205]+1" office:value-type="float" office:value="11">
            <text:p>11</text:p>
          </table:table-cell>
          <table:table-cell table:style-name="ce2" table:formula="of:=[.AA205]+1" office:value-type="float" office:value="2442">
            <text:p>2442</text:p>
          </table:table-cell>
          <table:table-cell table:formula="of:=DEC2HEX([.AA206])" office:value-type="string" office:string-value="98A">
            <text:p>98A</text:p>
          </table:table-cell>
          <table:table-cell office:value-type="string">
            <text:p>name9</text:p>
          </table:table-cell>
          <table:table-cell table:formula="of:=[.AD205]+1" office:value-type="float" office:value="11">
            <text:p>11</text:p>
          </table:table-cell>
          <table:table-cell table:style-name="ce2" table:formula="of:=[.AE205]+1" office:value-type="float" office:value="2815">
            <text:p>2815</text:p>
          </table:table-cell>
          <table:table-cell table:formula="of:=DEC2HEX([.AE206])" office:value-type="string" office:string-value="AFF">
            <text:p>AFF</text:p>
          </table:table-cell>
          <table:table-cell office:value-type="string">
            <text:p>name9</text:p>
          </table:table-cell>
          <table:table-cell table:formula="of:=[.AH205]+1" office:value-type="float" office:value="11">
            <text:p>11</text:p>
          </table:table-cell>
          <table:table-cell table:style-name="ce2" table:formula="of:=[.AI205]+1" office:value-type="float" office:value="3188">
            <text:p>3188</text:p>
          </table:table-cell>
          <table:table-cell table:formula="of:=DEC2HEX([.AI206])" office:value-type="string" office:string-value="C74">
            <text:p>C74</text:p>
          </table:table-cell>
          <table:table-cell office:value-type="string">
            <text:p>name9</text:p>
          </table:table-cell>
          <table:table-cell table:formula="of:=[.AL205]+1" office:value-type="float" office:value="11">
            <text:p>11</text:p>
          </table:table-cell>
          <table:table-cell table:style-name="ce2" table:formula="of:=[.AM205]+1" office:value-type="float" office:value="3561">
            <text:p>3561</text:p>
          </table:table-cell>
          <table:table-cell table:formula="of:=DEC2HEX([.AM206])" office:value-type="string" office:string-value="DE9">
            <text:p>DE9</text:p>
          </table:table-cell>
        </table:table-row>
        <table:table-row table:style-name="ro1">
          <table:table-cell table:style-name="ce1" office:value-type="string">
            <text:p>DT16</text:p>
          </table:table-cell>
          <table:table-cell office:value-type="float" office:value="0">
            <text:p>0</text:p>
          </table:table-cell>
          <table:table-cell table:formula="of:=[.C206]+1" office:value-type="float" office:value="205">
            <text:p>205</text:p>
          </table:table-cell>
          <table:table-cell table:formula="of:=DEC2HEX([.C207])" office:value-type="string" office:string-value="CD">
            <text:p>CD</text:p>
          </table:table-cell>
          <table:table-cell table:style-name="ce1" office:value-type="string">
            <text:p>DT16</text:p>
          </table:table-cell>
          <table:table-cell office:value-type="float" office:value="0">
            <text:p>0</text:p>
          </table:table-cell>
          <table:table-cell table:formula="of:=[.G206]+1" office:value-type="float" office:value="578">
            <text:p>578</text:p>
          </table:table-cell>
          <table:table-cell table:formula="of:=DEC2HEX([.G207])" office:value-type="string" office:string-value="242">
            <text:p>242</text:p>
          </table:table-cell>
          <table:table-cell table:style-name="ce1" office:value-type="string">
            <text:p>DT16</text:p>
          </table:table-cell>
          <table:table-cell office:value-type="float" office:value="0">
            <text:p>0</text:p>
          </table:table-cell>
          <table:table-cell table:formula="of:=[.K206]+1" office:value-type="float" office:value="951">
            <text:p>951</text:p>
          </table:table-cell>
          <table:table-cell table:formula="of:=DEC2HEX([.K207])" office:value-type="string" office:string-value="3B7">
            <text:p>3B7</text:p>
          </table:table-cell>
          <table:table-cell table:style-name="ce1" office:value-type="string">
            <text:p>DT16</text:p>
          </table:table-cell>
          <table:table-cell office:value-type="float" office:value="0">
            <text:p>0</text:p>
          </table:table-cell>
          <table:table-cell table:formula="of:=[.O206]+1" office:value-type="float" office:value="1324">
            <text:p>1324</text:p>
          </table:table-cell>
          <table:table-cell table:formula="of:=DEC2HEX([.O207])" office:value-type="string" office:string-value="52C">
            <text:p>52C</text:p>
          </table:table-cell>
          <table:table-cell table:style-name="ce1" office:value-type="string">
            <text:p>DT16</text:p>
          </table:table-cell>
          <table:table-cell office:value-type="float" office:value="0">
            <text:p>0</text:p>
          </table:table-cell>
          <table:table-cell table:formula="of:=[.S206]+1" office:value-type="float" office:value="1697">
            <text:p>1697</text:p>
          </table:table-cell>
          <table:table-cell table:formula="of:=DEC2HEX([.S207])" office:value-type="string" office:string-value="6A1">
            <text:p>6A1</text:p>
          </table:table-cell>
          <table:table-cell table:style-name="ce1" office:value-type="string">
            <text:p>DT16</text:p>
          </table:table-cell>
          <table:table-cell office:value-type="float" office:value="0">
            <text:p>0</text:p>
          </table:table-cell>
          <table:table-cell table:formula="of:=[.W206]+1" office:value-type="float" office:value="2070">
            <text:p>2070</text:p>
          </table:table-cell>
          <table:table-cell table:formula="of:=DEC2HEX([.W207])" office:value-type="string" office:string-value="816">
            <text:p>816</text:p>
          </table:table-cell>
          <table:table-cell table:style-name="ce1" office:value-type="string">
            <text:p>DT16</text:p>
          </table:table-cell>
          <table:table-cell office:value-type="float" office:value="0">
            <text:p>0</text:p>
          </table:table-cell>
          <table:table-cell table:style-name="ce2" table:formula="of:=[.AA206]+1" office:value-type="float" office:value="2443">
            <text:p>2443</text:p>
          </table:table-cell>
          <table:table-cell table:formula="of:=DEC2HEX([.AA207])" office:value-type="string" office:string-value="98B">
            <text:p>98B</text:p>
          </table:table-cell>
          <table:table-cell table:style-name="ce1" office:value-type="string">
            <text:p>DT16</text:p>
          </table:table-cell>
          <table:table-cell office:value-type="float" office:value="0">
            <text:p>0</text:p>
          </table:table-cell>
          <table:table-cell table:style-name="ce2" table:formula="of:=[.AE206]+1" office:value-type="float" office:value="2816">
            <text:p>2816</text:p>
          </table:table-cell>
          <table:table-cell table:formula="of:=DEC2HEX([.AE207])" office:value-type="string" office:string-value="B00">
            <text:p>B00</text:p>
          </table:table-cell>
          <table:table-cell table:style-name="ce1" office:value-type="string">
            <text:p>DT16</text:p>
          </table:table-cell>
          <table:table-cell office:value-type="float" office:value="0">
            <text:p>0</text:p>
          </table:table-cell>
          <table:table-cell table:style-name="ce2" table:formula="of:=[.AI206]+1" office:value-type="float" office:value="3189">
            <text:p>3189</text:p>
          </table:table-cell>
          <table:table-cell table:formula="of:=DEC2HEX([.AI207])" office:value-type="string" office:string-value="C75">
            <text:p>C75</text:p>
          </table:table-cell>
          <table:table-cell table:style-name="ce1" office:value-type="string">
            <text:p>DT16</text:p>
          </table:table-cell>
          <table:table-cell office:value-type="float" office:value="0">
            <text:p>0</text:p>
          </table:table-cell>
          <table:table-cell table:style-name="ce2" table:formula="of:=[.AM206]+1" office:value-type="float" office:value="3562">
            <text:p>3562</text:p>
          </table:table-cell>
          <table:table-cell table:formula="of:=DEC2HEX([.AM207])" office:value-type="string" office:string-value="DEA">
            <text:p>DEA</text:p>
          </table:table-cell>
        </table:table-row>
        <table:table-row table:style-name="ro1">
          <table:table-cell office:value-type="string">
            <text:p>id</text:p>
          </table:table-cell>
          <table:table-cell table:formula="of:=[.B207]+1" office:value-type="float" office:value="1">
            <text:p>1</text:p>
          </table:table-cell>
          <table:table-cell table:formula="of:=[.C207]+1" office:value-type="float" office:value="206">
            <text:p>206</text:p>
          </table:table-cell>
          <table:table-cell table:formula="of:=DEC2HEX([.C208])" office:value-type="string" office:string-value="CE">
            <text:p>CE</text:p>
          </table:table-cell>
          <table:table-cell office:value-type="string">
            <text:p>id</text:p>
          </table:table-cell>
          <table:table-cell table:formula="of:=[.F207]+1" office:value-type="float" office:value="1">
            <text:p>1</text:p>
          </table:table-cell>
          <table:table-cell table:formula="of:=[.G207]+1" office:value-type="float" office:value="579">
            <text:p>579</text:p>
          </table:table-cell>
          <table:table-cell table:formula="of:=DEC2HEX([.G208])" office:value-type="string" office:string-value="243">
            <text:p>243</text:p>
          </table:table-cell>
          <table:table-cell office:value-type="string">
            <text:p>id</text:p>
          </table:table-cell>
          <table:table-cell table:formula="of:=[.J207]+1" office:value-type="float" office:value="1">
            <text:p>1</text:p>
          </table:table-cell>
          <table:table-cell table:formula="of:=[.K207]+1" office:value-type="float" office:value="952">
            <text:p>952</text:p>
          </table:table-cell>
          <table:table-cell table:formula="of:=DEC2HEX([.K208])" office:value-type="string" office:string-value="3B8">
            <text:p>3B8</text:p>
          </table:table-cell>
          <table:table-cell office:value-type="string">
            <text:p>id</text:p>
          </table:table-cell>
          <table:table-cell table:formula="of:=[.N207]+1" office:value-type="float" office:value="1">
            <text:p>1</text:p>
          </table:table-cell>
          <table:table-cell table:formula="of:=[.O207]+1" office:value-type="float" office:value="1325">
            <text:p>1325</text:p>
          </table:table-cell>
          <table:table-cell table:formula="of:=DEC2HEX([.O208])" office:value-type="string" office:string-value="52D">
            <text:p>52D</text:p>
          </table:table-cell>
          <table:table-cell office:value-type="string">
            <text:p>id</text:p>
          </table:table-cell>
          <table:table-cell table:formula="of:=[.R207]+1" office:value-type="float" office:value="1">
            <text:p>1</text:p>
          </table:table-cell>
          <table:table-cell table:formula="of:=[.S207]+1" office:value-type="float" office:value="1698">
            <text:p>1698</text:p>
          </table:table-cell>
          <table:table-cell table:formula="of:=DEC2HEX([.S208])" office:value-type="string" office:string-value="6A2">
            <text:p>6A2</text:p>
          </table:table-cell>
          <table:table-cell office:value-type="string">
            <text:p>id</text:p>
          </table:table-cell>
          <table:table-cell table:formula="of:=[.V207]+1" office:value-type="float" office:value="1">
            <text:p>1</text:p>
          </table:table-cell>
          <table:table-cell table:formula="of:=[.W207]+1" office:value-type="float" office:value="2071">
            <text:p>2071</text:p>
          </table:table-cell>
          <table:table-cell table:formula="of:=DEC2HEX([.W208])" office:value-type="string" office:string-value="817">
            <text:p>817</text:p>
          </table:table-cell>
          <table:table-cell office:value-type="string">
            <text:p>id</text:p>
          </table:table-cell>
          <table:table-cell table:formula="of:=[.Z207]+1" office:value-type="float" office:value="1">
            <text:p>1</text:p>
          </table:table-cell>
          <table:table-cell table:style-name="ce2" table:formula="of:=[.AA207]+1" office:value-type="float" office:value="2444">
            <text:p>2444</text:p>
          </table:table-cell>
          <table:table-cell table:formula="of:=DEC2HEX([.AA208])" office:value-type="string" office:string-value="98C">
            <text:p>98C</text:p>
          </table:table-cell>
          <table:table-cell office:value-type="string">
            <text:p>id</text:p>
          </table:table-cell>
          <table:table-cell table:formula="of:=[.AD207]+1" office:value-type="float" office:value="1">
            <text:p>1</text:p>
          </table:table-cell>
          <table:table-cell table:style-name="ce2" table:formula="of:=[.AE207]+1" office:value-type="float" office:value="2817">
            <text:p>2817</text:p>
          </table:table-cell>
          <table:table-cell table:formula="of:=DEC2HEX([.AE208])" office:value-type="string" office:string-value="B01">
            <text:p>B01</text:p>
          </table:table-cell>
          <table:table-cell office:value-type="string">
            <text:p>id</text:p>
          </table:table-cell>
          <table:table-cell table:formula="of:=[.AH207]+1" office:value-type="float" office:value="1">
            <text:p>1</text:p>
          </table:table-cell>
          <table:table-cell table:style-name="ce2" table:formula="of:=[.AI207]+1" office:value-type="float" office:value="3190">
            <text:p>3190</text:p>
          </table:table-cell>
          <table:table-cell table:formula="of:=DEC2HEX([.AI208])" office:value-type="string" office:string-value="C76">
            <text:p>C76</text:p>
          </table:table-cell>
          <table:table-cell office:value-type="string">
            <text:p>id</text:p>
          </table:table-cell>
          <table:table-cell table:formula="of:=[.AL207]+1" office:value-type="float" office:value="1">
            <text:p>1</text:p>
          </table:table-cell>
          <table:table-cell table:style-name="ce2" table:formula="of:=[.AM207]+1" office:value-type="float" office:value="3563">
            <text:p>3563</text:p>
          </table:table-cell>
          <table:table-cell table:formula="of:=DEC2HEX([.AM208])" office:value-type="string" office:string-value="DEB">
            <text:p>DEB</text:p>
          </table:table-cell>
        </table:table-row>
        <table:table-row table:style-name="ro1">
          <table:table-cell office:value-type="string">
            <text:p>name0</text:p>
          </table:table-cell>
          <table:table-cell table:formula="of:=[.B208]+1" office:value-type="float" office:value="2">
            <text:p>2</text:p>
          </table:table-cell>
          <table:table-cell table:formula="of:=[.C208]+1" office:value-type="float" office:value="207">
            <text:p>207</text:p>
          </table:table-cell>
          <table:table-cell table:formula="of:=DEC2HEX([.C209])" office:value-type="string" office:string-value="CF">
            <text:p>CF</text:p>
          </table:table-cell>
          <table:table-cell office:value-type="string">
            <text:p>name0</text:p>
          </table:table-cell>
          <table:table-cell table:formula="of:=[.F208]+1" office:value-type="float" office:value="2">
            <text:p>2</text:p>
          </table:table-cell>
          <table:table-cell table:formula="of:=[.G208]+1" office:value-type="float" office:value="580">
            <text:p>580</text:p>
          </table:table-cell>
          <table:table-cell table:formula="of:=DEC2HEX([.G209])" office:value-type="string" office:string-value="244">
            <text:p>244</text:p>
          </table:table-cell>
          <table:table-cell office:value-type="string">
            <text:p>name0</text:p>
          </table:table-cell>
          <table:table-cell table:formula="of:=[.J208]+1" office:value-type="float" office:value="2">
            <text:p>2</text:p>
          </table:table-cell>
          <table:table-cell table:formula="of:=[.K208]+1" office:value-type="float" office:value="953">
            <text:p>953</text:p>
          </table:table-cell>
          <table:table-cell table:formula="of:=DEC2HEX([.K209])" office:value-type="string" office:string-value="3B9">
            <text:p>3B9</text:p>
          </table:table-cell>
          <table:table-cell office:value-type="string">
            <text:p>name0</text:p>
          </table:table-cell>
          <table:table-cell table:formula="of:=[.N208]+1" office:value-type="float" office:value="2">
            <text:p>2</text:p>
          </table:table-cell>
          <table:table-cell table:formula="of:=[.O208]+1" office:value-type="float" office:value="1326">
            <text:p>1326</text:p>
          </table:table-cell>
          <table:table-cell table:formula="of:=DEC2HEX([.O209])" office:value-type="string" office:string-value="52E">
            <text:p>52E</text:p>
          </table:table-cell>
          <table:table-cell office:value-type="string">
            <text:p>name0</text:p>
          </table:table-cell>
          <table:table-cell table:formula="of:=[.R208]+1" office:value-type="float" office:value="2">
            <text:p>2</text:p>
          </table:table-cell>
          <table:table-cell table:formula="of:=[.S208]+1" office:value-type="float" office:value="1699">
            <text:p>1699</text:p>
          </table:table-cell>
          <table:table-cell table:formula="of:=DEC2HEX([.S209])" office:value-type="string" office:string-value="6A3">
            <text:p>6A3</text:p>
          </table:table-cell>
          <table:table-cell office:value-type="string">
            <text:p>name0</text:p>
          </table:table-cell>
          <table:table-cell table:formula="of:=[.V208]+1" office:value-type="float" office:value="2">
            <text:p>2</text:p>
          </table:table-cell>
          <table:table-cell table:formula="of:=[.W208]+1" office:value-type="float" office:value="2072">
            <text:p>2072</text:p>
          </table:table-cell>
          <table:table-cell table:formula="of:=DEC2HEX([.W209])" office:value-type="string" office:string-value="818">
            <text:p>818</text:p>
          </table:table-cell>
          <table:table-cell office:value-type="string">
            <text:p>name0</text:p>
          </table:table-cell>
          <table:table-cell table:formula="of:=[.Z208]+1" office:value-type="float" office:value="2">
            <text:p>2</text:p>
          </table:table-cell>
          <table:table-cell table:style-name="ce2" table:formula="of:=[.AA208]+1" office:value-type="float" office:value="2445">
            <text:p>2445</text:p>
          </table:table-cell>
          <table:table-cell table:formula="of:=DEC2HEX([.AA209])" office:value-type="string" office:string-value="98D">
            <text:p>98D</text:p>
          </table:table-cell>
          <table:table-cell office:value-type="string">
            <text:p>name0</text:p>
          </table:table-cell>
          <table:table-cell table:formula="of:=[.AD208]+1" office:value-type="float" office:value="2">
            <text:p>2</text:p>
          </table:table-cell>
          <table:table-cell table:style-name="ce2" table:formula="of:=[.AE208]+1" office:value-type="float" office:value="2818">
            <text:p>2818</text:p>
          </table:table-cell>
          <table:table-cell table:formula="of:=DEC2HEX([.AE209])" office:value-type="string" office:string-value="B02">
            <text:p>B02</text:p>
          </table:table-cell>
          <table:table-cell office:value-type="string">
            <text:p>name0</text:p>
          </table:table-cell>
          <table:table-cell table:formula="of:=[.AH208]+1" office:value-type="float" office:value="2">
            <text:p>2</text:p>
          </table:table-cell>
          <table:table-cell table:style-name="ce2" table:formula="of:=[.AI208]+1" office:value-type="float" office:value="3191">
            <text:p>3191</text:p>
          </table:table-cell>
          <table:table-cell table:formula="of:=DEC2HEX([.AI209])" office:value-type="string" office:string-value="C77">
            <text:p>C77</text:p>
          </table:table-cell>
          <table:table-cell office:value-type="string">
            <text:p>name0</text:p>
          </table:table-cell>
          <table:table-cell table:formula="of:=[.AL208]+1" office:value-type="float" office:value="2">
            <text:p>2</text:p>
          </table:table-cell>
          <table:table-cell table:style-name="ce2" table:formula="of:=[.AM208]+1" office:value-type="float" office:value="3564">
            <text:p>3564</text:p>
          </table:table-cell>
          <table:table-cell table:formula="of:=DEC2HEX([.AM209])" office:value-type="string" office:string-value="DEC">
            <text:p>DEC</text:p>
          </table:table-cell>
        </table:table-row>
        <table:table-row table:style-name="ro1">
          <table:table-cell office:value-type="string">
            <text:p>name1</text:p>
          </table:table-cell>
          <table:table-cell table:formula="of:=[.B209]+1" office:value-type="float" office:value="3">
            <text:p>3</text:p>
          </table:table-cell>
          <table:table-cell table:formula="of:=[.C209]+1" office:value-type="float" office:value="208">
            <text:p>208</text:p>
          </table:table-cell>
          <table:table-cell table:formula="of:=DEC2HEX([.C210])" office:value-type="string" office:string-value="D0">
            <text:p>D0</text:p>
          </table:table-cell>
          <table:table-cell office:value-type="string">
            <text:p>name1</text:p>
          </table:table-cell>
          <table:table-cell table:formula="of:=[.F209]+1" office:value-type="float" office:value="3">
            <text:p>3</text:p>
          </table:table-cell>
          <table:table-cell table:formula="of:=[.G209]+1" office:value-type="float" office:value="581">
            <text:p>581</text:p>
          </table:table-cell>
          <table:table-cell table:formula="of:=DEC2HEX([.G210])" office:value-type="string" office:string-value="245">
            <text:p>245</text:p>
          </table:table-cell>
          <table:table-cell office:value-type="string">
            <text:p>name1</text:p>
          </table:table-cell>
          <table:table-cell table:formula="of:=[.J209]+1" office:value-type="float" office:value="3">
            <text:p>3</text:p>
          </table:table-cell>
          <table:table-cell table:formula="of:=[.K209]+1" office:value-type="float" office:value="954">
            <text:p>954</text:p>
          </table:table-cell>
          <table:table-cell table:formula="of:=DEC2HEX([.K210])" office:value-type="string" office:string-value="3BA">
            <text:p>3BA</text:p>
          </table:table-cell>
          <table:table-cell office:value-type="string">
            <text:p>name1</text:p>
          </table:table-cell>
          <table:table-cell table:formula="of:=[.N209]+1" office:value-type="float" office:value="3">
            <text:p>3</text:p>
          </table:table-cell>
          <table:table-cell table:formula="of:=[.O209]+1" office:value-type="float" office:value="1327">
            <text:p>1327</text:p>
          </table:table-cell>
          <table:table-cell table:formula="of:=DEC2HEX([.O210])" office:value-type="string" office:string-value="52F">
            <text:p>52F</text:p>
          </table:table-cell>
          <table:table-cell office:value-type="string">
            <text:p>name1</text:p>
          </table:table-cell>
          <table:table-cell table:formula="of:=[.R209]+1" office:value-type="float" office:value="3">
            <text:p>3</text:p>
          </table:table-cell>
          <table:table-cell table:formula="of:=[.S209]+1" office:value-type="float" office:value="1700">
            <text:p>1700</text:p>
          </table:table-cell>
          <table:table-cell table:formula="of:=DEC2HEX([.S210])" office:value-type="string" office:string-value="6A4">
            <text:p>6A4</text:p>
          </table:table-cell>
          <table:table-cell office:value-type="string">
            <text:p>name1</text:p>
          </table:table-cell>
          <table:table-cell table:formula="of:=[.V209]+1" office:value-type="float" office:value="3">
            <text:p>3</text:p>
          </table:table-cell>
          <table:table-cell table:formula="of:=[.W209]+1" office:value-type="float" office:value="2073">
            <text:p>2073</text:p>
          </table:table-cell>
          <table:table-cell table:formula="of:=DEC2HEX([.W210])" office:value-type="string" office:string-value="819">
            <text:p>819</text:p>
          </table:table-cell>
          <table:table-cell office:value-type="string">
            <text:p>name1</text:p>
          </table:table-cell>
          <table:table-cell table:formula="of:=[.Z209]+1" office:value-type="float" office:value="3">
            <text:p>3</text:p>
          </table:table-cell>
          <table:table-cell table:style-name="ce2" table:formula="of:=[.AA209]+1" office:value-type="float" office:value="2446">
            <text:p>2446</text:p>
          </table:table-cell>
          <table:table-cell table:formula="of:=DEC2HEX([.AA210])" office:value-type="string" office:string-value="98E">
            <text:p>98E</text:p>
          </table:table-cell>
          <table:table-cell office:value-type="string">
            <text:p>name1</text:p>
          </table:table-cell>
          <table:table-cell table:formula="of:=[.AD209]+1" office:value-type="float" office:value="3">
            <text:p>3</text:p>
          </table:table-cell>
          <table:table-cell table:style-name="ce2" table:formula="of:=[.AE209]+1" office:value-type="float" office:value="2819">
            <text:p>2819</text:p>
          </table:table-cell>
          <table:table-cell table:formula="of:=DEC2HEX([.AE210])" office:value-type="string" office:string-value="B03">
            <text:p>B03</text:p>
          </table:table-cell>
          <table:table-cell office:value-type="string">
            <text:p>name1</text:p>
          </table:table-cell>
          <table:table-cell table:formula="of:=[.AH209]+1" office:value-type="float" office:value="3">
            <text:p>3</text:p>
          </table:table-cell>
          <table:table-cell table:style-name="ce2" table:formula="of:=[.AI209]+1" office:value-type="float" office:value="3192">
            <text:p>3192</text:p>
          </table:table-cell>
          <table:table-cell table:formula="of:=DEC2HEX([.AI210])" office:value-type="string" office:string-value="C78">
            <text:p>C78</text:p>
          </table:table-cell>
          <table:table-cell office:value-type="string">
            <text:p>name1</text:p>
          </table:table-cell>
          <table:table-cell table:formula="of:=[.AL209]+1" office:value-type="float" office:value="3">
            <text:p>3</text:p>
          </table:table-cell>
          <table:table-cell table:style-name="ce2" table:formula="of:=[.AM209]+1" office:value-type="float" office:value="3565">
            <text:p>3565</text:p>
          </table:table-cell>
          <table:table-cell table:formula="of:=DEC2HEX([.AM210])" office:value-type="string" office:string-value="DED">
            <text:p>DED</text:p>
          </table:table-cell>
        </table:table-row>
        <table:table-row table:style-name="ro1">
          <table:table-cell office:value-type="string">
            <text:p>name2</text:p>
          </table:table-cell>
          <table:table-cell table:formula="of:=[.B210]+1" office:value-type="float" office:value="4">
            <text:p>4</text:p>
          </table:table-cell>
          <table:table-cell table:formula="of:=[.C210]+1" office:value-type="float" office:value="209">
            <text:p>209</text:p>
          </table:table-cell>
          <table:table-cell table:formula="of:=DEC2HEX([.C211])" office:value-type="string" office:string-value="D1">
            <text:p>D1</text:p>
          </table:table-cell>
          <table:table-cell office:value-type="string">
            <text:p>name2</text:p>
          </table:table-cell>
          <table:table-cell table:formula="of:=[.F210]+1" office:value-type="float" office:value="4">
            <text:p>4</text:p>
          </table:table-cell>
          <table:table-cell table:formula="of:=[.G210]+1" office:value-type="float" office:value="582">
            <text:p>582</text:p>
          </table:table-cell>
          <table:table-cell table:formula="of:=DEC2HEX([.G211])" office:value-type="string" office:string-value="246">
            <text:p>246</text:p>
          </table:table-cell>
          <table:table-cell office:value-type="string">
            <text:p>name2</text:p>
          </table:table-cell>
          <table:table-cell table:formula="of:=[.J210]+1" office:value-type="float" office:value="4">
            <text:p>4</text:p>
          </table:table-cell>
          <table:table-cell table:formula="of:=[.K210]+1" office:value-type="float" office:value="955">
            <text:p>955</text:p>
          </table:table-cell>
          <table:table-cell table:formula="of:=DEC2HEX([.K211])" office:value-type="string" office:string-value="3BB">
            <text:p>3BB</text:p>
          </table:table-cell>
          <table:table-cell office:value-type="string">
            <text:p>name2</text:p>
          </table:table-cell>
          <table:table-cell table:formula="of:=[.N210]+1" office:value-type="float" office:value="4">
            <text:p>4</text:p>
          </table:table-cell>
          <table:table-cell table:formula="of:=[.O210]+1" office:value-type="float" office:value="1328">
            <text:p>1328</text:p>
          </table:table-cell>
          <table:table-cell table:formula="of:=DEC2HEX([.O211])" office:value-type="string" office:string-value="530">
            <text:p>530</text:p>
          </table:table-cell>
          <table:table-cell office:value-type="string">
            <text:p>name2</text:p>
          </table:table-cell>
          <table:table-cell table:formula="of:=[.R210]+1" office:value-type="float" office:value="4">
            <text:p>4</text:p>
          </table:table-cell>
          <table:table-cell table:formula="of:=[.S210]+1" office:value-type="float" office:value="1701">
            <text:p>1701</text:p>
          </table:table-cell>
          <table:table-cell table:formula="of:=DEC2HEX([.S211])" office:value-type="string" office:string-value="6A5">
            <text:p>6A5</text:p>
          </table:table-cell>
          <table:table-cell office:value-type="string">
            <text:p>name2</text:p>
          </table:table-cell>
          <table:table-cell table:formula="of:=[.V210]+1" office:value-type="float" office:value="4">
            <text:p>4</text:p>
          </table:table-cell>
          <table:table-cell table:formula="of:=[.W210]+1" office:value-type="float" office:value="2074">
            <text:p>2074</text:p>
          </table:table-cell>
          <table:table-cell table:formula="of:=DEC2HEX([.W211])" office:value-type="string" office:string-value="81A">
            <text:p>81A</text:p>
          </table:table-cell>
          <table:table-cell office:value-type="string">
            <text:p>name2</text:p>
          </table:table-cell>
          <table:table-cell table:formula="of:=[.Z210]+1" office:value-type="float" office:value="4">
            <text:p>4</text:p>
          </table:table-cell>
          <table:table-cell table:style-name="ce2" table:formula="of:=[.AA210]+1" office:value-type="float" office:value="2447">
            <text:p>2447</text:p>
          </table:table-cell>
          <table:table-cell table:formula="of:=DEC2HEX([.AA211])" office:value-type="string" office:string-value="98F">
            <text:p>98F</text:p>
          </table:table-cell>
          <table:table-cell office:value-type="string">
            <text:p>name2</text:p>
          </table:table-cell>
          <table:table-cell table:formula="of:=[.AD210]+1" office:value-type="float" office:value="4">
            <text:p>4</text:p>
          </table:table-cell>
          <table:table-cell table:style-name="ce2" table:formula="of:=[.AE210]+1" office:value-type="float" office:value="2820">
            <text:p>2820</text:p>
          </table:table-cell>
          <table:table-cell table:formula="of:=DEC2HEX([.AE211])" office:value-type="string" office:string-value="B04">
            <text:p>B04</text:p>
          </table:table-cell>
          <table:table-cell office:value-type="string">
            <text:p>name2</text:p>
          </table:table-cell>
          <table:table-cell table:formula="of:=[.AH210]+1" office:value-type="float" office:value="4">
            <text:p>4</text:p>
          </table:table-cell>
          <table:table-cell table:style-name="ce2" table:formula="of:=[.AI210]+1" office:value-type="float" office:value="3193">
            <text:p>3193</text:p>
          </table:table-cell>
          <table:table-cell table:formula="of:=DEC2HEX([.AI211])" office:value-type="string" office:string-value="C79">
            <text:p>C79</text:p>
          </table:table-cell>
          <table:table-cell office:value-type="string">
            <text:p>name2</text:p>
          </table:table-cell>
          <table:table-cell table:formula="of:=[.AL210]+1" office:value-type="float" office:value="4">
            <text:p>4</text:p>
          </table:table-cell>
          <table:table-cell table:style-name="ce2" table:formula="of:=[.AM210]+1" office:value-type="float" office:value="3566">
            <text:p>3566</text:p>
          </table:table-cell>
          <table:table-cell table:formula="of:=DEC2HEX([.AM211])" office:value-type="string" office:string-value="DEE">
            <text:p>DEE</text:p>
          </table:table-cell>
        </table:table-row>
        <table:table-row table:style-name="ro1">
          <table:table-cell office:value-type="string">
            <text:p>name3</text:p>
          </table:table-cell>
          <table:table-cell table:formula="of:=[.B211]+1" office:value-type="float" office:value="5">
            <text:p>5</text:p>
          </table:table-cell>
          <table:table-cell table:formula="of:=[.C211]+1" office:value-type="float" office:value="210">
            <text:p>210</text:p>
          </table:table-cell>
          <table:table-cell table:formula="of:=DEC2HEX([.C212])" office:value-type="string" office:string-value="D2">
            <text:p>D2</text:p>
          </table:table-cell>
          <table:table-cell office:value-type="string">
            <text:p>name3</text:p>
          </table:table-cell>
          <table:table-cell table:formula="of:=[.F211]+1" office:value-type="float" office:value="5">
            <text:p>5</text:p>
          </table:table-cell>
          <table:table-cell table:formula="of:=[.G211]+1" office:value-type="float" office:value="583">
            <text:p>583</text:p>
          </table:table-cell>
          <table:table-cell table:formula="of:=DEC2HEX([.G212])" office:value-type="string" office:string-value="247">
            <text:p>247</text:p>
          </table:table-cell>
          <table:table-cell office:value-type="string">
            <text:p>name3</text:p>
          </table:table-cell>
          <table:table-cell table:formula="of:=[.J211]+1" office:value-type="float" office:value="5">
            <text:p>5</text:p>
          </table:table-cell>
          <table:table-cell table:formula="of:=[.K211]+1" office:value-type="float" office:value="956">
            <text:p>956</text:p>
          </table:table-cell>
          <table:table-cell table:formula="of:=DEC2HEX([.K212])" office:value-type="string" office:string-value="3BC">
            <text:p>3BC</text:p>
          </table:table-cell>
          <table:table-cell office:value-type="string">
            <text:p>name3</text:p>
          </table:table-cell>
          <table:table-cell table:formula="of:=[.N211]+1" office:value-type="float" office:value="5">
            <text:p>5</text:p>
          </table:table-cell>
          <table:table-cell table:formula="of:=[.O211]+1" office:value-type="float" office:value="1329">
            <text:p>1329</text:p>
          </table:table-cell>
          <table:table-cell table:formula="of:=DEC2HEX([.O212])" office:value-type="string" office:string-value="531">
            <text:p>531</text:p>
          </table:table-cell>
          <table:table-cell office:value-type="string">
            <text:p>name3</text:p>
          </table:table-cell>
          <table:table-cell table:formula="of:=[.R211]+1" office:value-type="float" office:value="5">
            <text:p>5</text:p>
          </table:table-cell>
          <table:table-cell table:formula="of:=[.S211]+1" office:value-type="float" office:value="1702">
            <text:p>1702</text:p>
          </table:table-cell>
          <table:table-cell table:formula="of:=DEC2HEX([.S212])" office:value-type="string" office:string-value="6A6">
            <text:p>6A6</text:p>
          </table:table-cell>
          <table:table-cell office:value-type="string">
            <text:p>name3</text:p>
          </table:table-cell>
          <table:table-cell table:formula="of:=[.V211]+1" office:value-type="float" office:value="5">
            <text:p>5</text:p>
          </table:table-cell>
          <table:table-cell table:formula="of:=[.W211]+1" office:value-type="float" office:value="2075">
            <text:p>2075</text:p>
          </table:table-cell>
          <table:table-cell table:formula="of:=DEC2HEX([.W212])" office:value-type="string" office:string-value="81B">
            <text:p>81B</text:p>
          </table:table-cell>
          <table:table-cell office:value-type="string">
            <text:p>name3</text:p>
          </table:table-cell>
          <table:table-cell table:formula="of:=[.Z211]+1" office:value-type="float" office:value="5">
            <text:p>5</text:p>
          </table:table-cell>
          <table:table-cell table:style-name="ce2" table:formula="of:=[.AA211]+1" office:value-type="float" office:value="2448">
            <text:p>2448</text:p>
          </table:table-cell>
          <table:table-cell table:formula="of:=DEC2HEX([.AA212])" office:value-type="string" office:string-value="990">
            <text:p>990</text:p>
          </table:table-cell>
          <table:table-cell office:value-type="string">
            <text:p>name3</text:p>
          </table:table-cell>
          <table:table-cell table:formula="of:=[.AD211]+1" office:value-type="float" office:value="5">
            <text:p>5</text:p>
          </table:table-cell>
          <table:table-cell table:style-name="ce2" table:formula="of:=[.AE211]+1" office:value-type="float" office:value="2821">
            <text:p>2821</text:p>
          </table:table-cell>
          <table:table-cell table:formula="of:=DEC2HEX([.AE212])" office:value-type="string" office:string-value="B05">
            <text:p>B05</text:p>
          </table:table-cell>
          <table:table-cell office:value-type="string">
            <text:p>name3</text:p>
          </table:table-cell>
          <table:table-cell table:formula="of:=[.AH211]+1" office:value-type="float" office:value="5">
            <text:p>5</text:p>
          </table:table-cell>
          <table:table-cell table:style-name="ce2" table:formula="of:=[.AI211]+1" office:value-type="float" office:value="3194">
            <text:p>3194</text:p>
          </table:table-cell>
          <table:table-cell table:formula="of:=DEC2HEX([.AI212])" office:value-type="string" office:string-value="C7A">
            <text:p>C7A</text:p>
          </table:table-cell>
          <table:table-cell office:value-type="string">
            <text:p>name3</text:p>
          </table:table-cell>
          <table:table-cell table:formula="of:=[.AL211]+1" office:value-type="float" office:value="5">
            <text:p>5</text:p>
          </table:table-cell>
          <table:table-cell table:style-name="ce2" table:formula="of:=[.AM211]+1" office:value-type="float" office:value="3567">
            <text:p>3567</text:p>
          </table:table-cell>
          <table:table-cell table:formula="of:=DEC2HEX([.AM212])" office:value-type="string" office:string-value="DEF">
            <text:p>DEF</text:p>
          </table:table-cell>
        </table:table-row>
        <table:table-row table:style-name="ro1">
          <table:table-cell office:value-type="string">
            <text:p>name4</text:p>
          </table:table-cell>
          <table:table-cell table:formula="of:=[.B212]+1" office:value-type="float" office:value="6">
            <text:p>6</text:p>
          </table:table-cell>
          <table:table-cell table:formula="of:=[.C212]+1" office:value-type="float" office:value="211">
            <text:p>211</text:p>
          </table:table-cell>
          <table:table-cell table:formula="of:=DEC2HEX([.C213])" office:value-type="string" office:string-value="D3">
            <text:p>D3</text:p>
          </table:table-cell>
          <table:table-cell office:value-type="string">
            <text:p>name4</text:p>
          </table:table-cell>
          <table:table-cell table:formula="of:=[.F212]+1" office:value-type="float" office:value="6">
            <text:p>6</text:p>
          </table:table-cell>
          <table:table-cell table:formula="of:=[.G212]+1" office:value-type="float" office:value="584">
            <text:p>584</text:p>
          </table:table-cell>
          <table:table-cell table:formula="of:=DEC2HEX([.G213])" office:value-type="string" office:string-value="248">
            <text:p>248</text:p>
          </table:table-cell>
          <table:table-cell office:value-type="string">
            <text:p>name4</text:p>
          </table:table-cell>
          <table:table-cell table:formula="of:=[.J212]+1" office:value-type="float" office:value="6">
            <text:p>6</text:p>
          </table:table-cell>
          <table:table-cell table:formula="of:=[.K212]+1" office:value-type="float" office:value="957">
            <text:p>957</text:p>
          </table:table-cell>
          <table:table-cell table:formula="of:=DEC2HEX([.K213])" office:value-type="string" office:string-value="3BD">
            <text:p>3BD</text:p>
          </table:table-cell>
          <table:table-cell office:value-type="string">
            <text:p>name4</text:p>
          </table:table-cell>
          <table:table-cell table:formula="of:=[.N212]+1" office:value-type="float" office:value="6">
            <text:p>6</text:p>
          </table:table-cell>
          <table:table-cell table:formula="of:=[.O212]+1" office:value-type="float" office:value="1330">
            <text:p>1330</text:p>
          </table:table-cell>
          <table:table-cell table:formula="of:=DEC2HEX([.O213])" office:value-type="string" office:string-value="532">
            <text:p>532</text:p>
          </table:table-cell>
          <table:table-cell office:value-type="string">
            <text:p>name4</text:p>
          </table:table-cell>
          <table:table-cell table:formula="of:=[.R212]+1" office:value-type="float" office:value="6">
            <text:p>6</text:p>
          </table:table-cell>
          <table:table-cell table:formula="of:=[.S212]+1" office:value-type="float" office:value="1703">
            <text:p>1703</text:p>
          </table:table-cell>
          <table:table-cell table:formula="of:=DEC2HEX([.S213])" office:value-type="string" office:string-value="6A7">
            <text:p>6A7</text:p>
          </table:table-cell>
          <table:table-cell office:value-type="string">
            <text:p>name4</text:p>
          </table:table-cell>
          <table:table-cell table:formula="of:=[.V212]+1" office:value-type="float" office:value="6">
            <text:p>6</text:p>
          </table:table-cell>
          <table:table-cell table:formula="of:=[.W212]+1" office:value-type="float" office:value="2076">
            <text:p>2076</text:p>
          </table:table-cell>
          <table:table-cell table:formula="of:=DEC2HEX([.W213])" office:value-type="string" office:string-value="81C">
            <text:p>81C</text:p>
          </table:table-cell>
          <table:table-cell office:value-type="string">
            <text:p>name4</text:p>
          </table:table-cell>
          <table:table-cell table:formula="of:=[.Z212]+1" office:value-type="float" office:value="6">
            <text:p>6</text:p>
          </table:table-cell>
          <table:table-cell table:style-name="ce2" table:formula="of:=[.AA212]+1" office:value-type="float" office:value="2449">
            <text:p>2449</text:p>
          </table:table-cell>
          <table:table-cell table:formula="of:=DEC2HEX([.AA213])" office:value-type="string" office:string-value="991">
            <text:p>991</text:p>
          </table:table-cell>
          <table:table-cell office:value-type="string">
            <text:p>name4</text:p>
          </table:table-cell>
          <table:table-cell table:formula="of:=[.AD212]+1" office:value-type="float" office:value="6">
            <text:p>6</text:p>
          </table:table-cell>
          <table:table-cell table:style-name="ce2" table:formula="of:=[.AE212]+1" office:value-type="float" office:value="2822">
            <text:p>2822</text:p>
          </table:table-cell>
          <table:table-cell table:formula="of:=DEC2HEX([.AE213])" office:value-type="string" office:string-value="B06">
            <text:p>B06</text:p>
          </table:table-cell>
          <table:table-cell office:value-type="string">
            <text:p>name4</text:p>
          </table:table-cell>
          <table:table-cell table:formula="of:=[.AH212]+1" office:value-type="float" office:value="6">
            <text:p>6</text:p>
          </table:table-cell>
          <table:table-cell table:style-name="ce2" table:formula="of:=[.AI212]+1" office:value-type="float" office:value="3195">
            <text:p>3195</text:p>
          </table:table-cell>
          <table:table-cell table:formula="of:=DEC2HEX([.AI213])" office:value-type="string" office:string-value="C7B">
            <text:p>C7B</text:p>
          </table:table-cell>
          <table:table-cell office:value-type="string">
            <text:p>name4</text:p>
          </table:table-cell>
          <table:table-cell table:formula="of:=[.AL212]+1" office:value-type="float" office:value="6">
            <text:p>6</text:p>
          </table:table-cell>
          <table:table-cell table:style-name="ce2" table:formula="of:=[.AM212]+1" office:value-type="float" office:value="3568">
            <text:p>3568</text:p>
          </table:table-cell>
          <table:table-cell table:formula="of:=DEC2HEX([.AM213])" office:value-type="string" office:string-value="DF0">
            <text:p>DF0</text:p>
          </table:table-cell>
        </table:table-row>
        <table:table-row table:style-name="ro1">
          <table:table-cell office:value-type="string">
            <text:p>name5</text:p>
          </table:table-cell>
          <table:table-cell table:formula="of:=[.B213]+1" office:value-type="float" office:value="7">
            <text:p>7</text:p>
          </table:table-cell>
          <table:table-cell table:formula="of:=[.C213]+1" office:value-type="float" office:value="212">
            <text:p>212</text:p>
          </table:table-cell>
          <table:table-cell table:formula="of:=DEC2HEX([.C214])" office:value-type="string" office:string-value="D4">
            <text:p>D4</text:p>
          </table:table-cell>
          <table:table-cell office:value-type="string">
            <text:p>name5</text:p>
          </table:table-cell>
          <table:table-cell table:formula="of:=[.F213]+1" office:value-type="float" office:value="7">
            <text:p>7</text:p>
          </table:table-cell>
          <table:table-cell table:formula="of:=[.G213]+1" office:value-type="float" office:value="585">
            <text:p>585</text:p>
          </table:table-cell>
          <table:table-cell table:formula="of:=DEC2HEX([.G214])" office:value-type="string" office:string-value="249">
            <text:p>249</text:p>
          </table:table-cell>
          <table:table-cell office:value-type="string">
            <text:p>name5</text:p>
          </table:table-cell>
          <table:table-cell table:formula="of:=[.J213]+1" office:value-type="float" office:value="7">
            <text:p>7</text:p>
          </table:table-cell>
          <table:table-cell table:formula="of:=[.K213]+1" office:value-type="float" office:value="958">
            <text:p>958</text:p>
          </table:table-cell>
          <table:table-cell table:formula="of:=DEC2HEX([.K214])" office:value-type="string" office:string-value="3BE">
            <text:p>3BE</text:p>
          </table:table-cell>
          <table:table-cell office:value-type="string">
            <text:p>name5</text:p>
          </table:table-cell>
          <table:table-cell table:formula="of:=[.N213]+1" office:value-type="float" office:value="7">
            <text:p>7</text:p>
          </table:table-cell>
          <table:table-cell table:formula="of:=[.O213]+1" office:value-type="float" office:value="1331">
            <text:p>1331</text:p>
          </table:table-cell>
          <table:table-cell table:formula="of:=DEC2HEX([.O214])" office:value-type="string" office:string-value="533">
            <text:p>533</text:p>
          </table:table-cell>
          <table:table-cell office:value-type="string">
            <text:p>name5</text:p>
          </table:table-cell>
          <table:table-cell table:formula="of:=[.R213]+1" office:value-type="float" office:value="7">
            <text:p>7</text:p>
          </table:table-cell>
          <table:table-cell table:formula="of:=[.S213]+1" office:value-type="float" office:value="1704">
            <text:p>1704</text:p>
          </table:table-cell>
          <table:table-cell table:formula="of:=DEC2HEX([.S214])" office:value-type="string" office:string-value="6A8">
            <text:p>6A8</text:p>
          </table:table-cell>
          <table:table-cell office:value-type="string">
            <text:p>name5</text:p>
          </table:table-cell>
          <table:table-cell table:formula="of:=[.V213]+1" office:value-type="float" office:value="7">
            <text:p>7</text:p>
          </table:table-cell>
          <table:table-cell table:formula="of:=[.W213]+1" office:value-type="float" office:value="2077">
            <text:p>2077</text:p>
          </table:table-cell>
          <table:table-cell table:formula="of:=DEC2HEX([.W214])" office:value-type="string" office:string-value="81D">
            <text:p>81D</text:p>
          </table:table-cell>
          <table:table-cell office:value-type="string">
            <text:p>name5</text:p>
          </table:table-cell>
          <table:table-cell table:formula="of:=[.Z213]+1" office:value-type="float" office:value="7">
            <text:p>7</text:p>
          </table:table-cell>
          <table:table-cell table:style-name="ce2" table:formula="of:=[.AA213]+1" office:value-type="float" office:value="2450">
            <text:p>2450</text:p>
          </table:table-cell>
          <table:table-cell table:formula="of:=DEC2HEX([.AA214])" office:value-type="string" office:string-value="992">
            <text:p>992</text:p>
          </table:table-cell>
          <table:table-cell office:value-type="string">
            <text:p>name5</text:p>
          </table:table-cell>
          <table:table-cell table:formula="of:=[.AD213]+1" office:value-type="float" office:value="7">
            <text:p>7</text:p>
          </table:table-cell>
          <table:table-cell table:style-name="ce2" table:formula="of:=[.AE213]+1" office:value-type="float" office:value="2823">
            <text:p>2823</text:p>
          </table:table-cell>
          <table:table-cell table:formula="of:=DEC2HEX([.AE214])" office:value-type="string" office:string-value="B07">
            <text:p>B07</text:p>
          </table:table-cell>
          <table:table-cell office:value-type="string">
            <text:p>name5</text:p>
          </table:table-cell>
          <table:table-cell table:formula="of:=[.AH213]+1" office:value-type="float" office:value="7">
            <text:p>7</text:p>
          </table:table-cell>
          <table:table-cell table:style-name="ce2" table:formula="of:=[.AI213]+1" office:value-type="float" office:value="3196">
            <text:p>3196</text:p>
          </table:table-cell>
          <table:table-cell table:formula="of:=DEC2HEX([.AI214])" office:value-type="string" office:string-value="C7C">
            <text:p>C7C</text:p>
          </table:table-cell>
          <table:table-cell office:value-type="string">
            <text:p>name5</text:p>
          </table:table-cell>
          <table:table-cell table:formula="of:=[.AL213]+1" office:value-type="float" office:value="7">
            <text:p>7</text:p>
          </table:table-cell>
          <table:table-cell table:style-name="ce2" table:formula="of:=[.AM213]+1" office:value-type="float" office:value="3569">
            <text:p>3569</text:p>
          </table:table-cell>
          <table:table-cell table:formula="of:=DEC2HEX([.AM214])" office:value-type="string" office:string-value="DF1">
            <text:p>DF1</text:p>
          </table:table-cell>
        </table:table-row>
        <table:table-row table:style-name="ro1">
          <table:table-cell office:value-type="string">
            <text:p>name6</text:p>
          </table:table-cell>
          <table:table-cell table:formula="of:=[.B214]+1" office:value-type="float" office:value="8">
            <text:p>8</text:p>
          </table:table-cell>
          <table:table-cell table:formula="of:=[.C214]+1" office:value-type="float" office:value="213">
            <text:p>213</text:p>
          </table:table-cell>
          <table:table-cell table:formula="of:=DEC2HEX([.C215])" office:value-type="string" office:string-value="D5">
            <text:p>D5</text:p>
          </table:table-cell>
          <table:table-cell office:value-type="string">
            <text:p>name6</text:p>
          </table:table-cell>
          <table:table-cell table:formula="of:=[.F214]+1" office:value-type="float" office:value="8">
            <text:p>8</text:p>
          </table:table-cell>
          <table:table-cell table:formula="of:=[.G214]+1" office:value-type="float" office:value="586">
            <text:p>586</text:p>
          </table:table-cell>
          <table:table-cell table:formula="of:=DEC2HEX([.G215])" office:value-type="string" office:string-value="24A">
            <text:p>24A</text:p>
          </table:table-cell>
          <table:table-cell office:value-type="string">
            <text:p>name6</text:p>
          </table:table-cell>
          <table:table-cell table:formula="of:=[.J214]+1" office:value-type="float" office:value="8">
            <text:p>8</text:p>
          </table:table-cell>
          <table:table-cell table:formula="of:=[.K214]+1" office:value-type="float" office:value="959">
            <text:p>959</text:p>
          </table:table-cell>
          <table:table-cell table:formula="of:=DEC2HEX([.K215])" office:value-type="string" office:string-value="3BF">
            <text:p>3BF</text:p>
          </table:table-cell>
          <table:table-cell office:value-type="string">
            <text:p>name6</text:p>
          </table:table-cell>
          <table:table-cell table:formula="of:=[.N214]+1" office:value-type="float" office:value="8">
            <text:p>8</text:p>
          </table:table-cell>
          <table:table-cell table:formula="of:=[.O214]+1" office:value-type="float" office:value="1332">
            <text:p>1332</text:p>
          </table:table-cell>
          <table:table-cell table:formula="of:=DEC2HEX([.O215])" office:value-type="string" office:string-value="534">
            <text:p>534</text:p>
          </table:table-cell>
          <table:table-cell office:value-type="string">
            <text:p>name6</text:p>
          </table:table-cell>
          <table:table-cell table:formula="of:=[.R214]+1" office:value-type="float" office:value="8">
            <text:p>8</text:p>
          </table:table-cell>
          <table:table-cell table:formula="of:=[.S214]+1" office:value-type="float" office:value="1705">
            <text:p>1705</text:p>
          </table:table-cell>
          <table:table-cell table:formula="of:=DEC2HEX([.S215])" office:value-type="string" office:string-value="6A9">
            <text:p>6A9</text:p>
          </table:table-cell>
          <table:table-cell office:value-type="string">
            <text:p>name6</text:p>
          </table:table-cell>
          <table:table-cell table:formula="of:=[.V214]+1" office:value-type="float" office:value="8">
            <text:p>8</text:p>
          </table:table-cell>
          <table:table-cell table:formula="of:=[.W214]+1" office:value-type="float" office:value="2078">
            <text:p>2078</text:p>
          </table:table-cell>
          <table:table-cell table:formula="of:=DEC2HEX([.W215])" office:value-type="string" office:string-value="81E">
            <text:p>81E</text:p>
          </table:table-cell>
          <table:table-cell office:value-type="string">
            <text:p>name6</text:p>
          </table:table-cell>
          <table:table-cell table:formula="of:=[.Z214]+1" office:value-type="float" office:value="8">
            <text:p>8</text:p>
          </table:table-cell>
          <table:table-cell table:style-name="ce2" table:formula="of:=[.AA214]+1" office:value-type="float" office:value="2451">
            <text:p>2451</text:p>
          </table:table-cell>
          <table:table-cell table:formula="of:=DEC2HEX([.AA215])" office:value-type="string" office:string-value="993">
            <text:p>993</text:p>
          </table:table-cell>
          <table:table-cell office:value-type="string">
            <text:p>name6</text:p>
          </table:table-cell>
          <table:table-cell table:formula="of:=[.AD214]+1" office:value-type="float" office:value="8">
            <text:p>8</text:p>
          </table:table-cell>
          <table:table-cell table:style-name="ce2" table:formula="of:=[.AE214]+1" office:value-type="float" office:value="2824">
            <text:p>2824</text:p>
          </table:table-cell>
          <table:table-cell table:formula="of:=DEC2HEX([.AE215])" office:value-type="string" office:string-value="B08">
            <text:p>B08</text:p>
          </table:table-cell>
          <table:table-cell office:value-type="string">
            <text:p>name6</text:p>
          </table:table-cell>
          <table:table-cell table:formula="of:=[.AH214]+1" office:value-type="float" office:value="8">
            <text:p>8</text:p>
          </table:table-cell>
          <table:table-cell table:style-name="ce2" table:formula="of:=[.AI214]+1" office:value-type="float" office:value="3197">
            <text:p>3197</text:p>
          </table:table-cell>
          <table:table-cell table:formula="of:=DEC2HEX([.AI215])" office:value-type="string" office:string-value="C7D">
            <text:p>C7D</text:p>
          </table:table-cell>
          <table:table-cell office:value-type="string">
            <text:p>name6</text:p>
          </table:table-cell>
          <table:table-cell table:formula="of:=[.AL214]+1" office:value-type="float" office:value="8">
            <text:p>8</text:p>
          </table:table-cell>
          <table:table-cell table:style-name="ce2" table:formula="of:=[.AM214]+1" office:value-type="float" office:value="3570">
            <text:p>3570</text:p>
          </table:table-cell>
          <table:table-cell table:formula="of:=DEC2HEX([.AM215])" office:value-type="string" office:string-value="DF2">
            <text:p>DF2</text:p>
          </table:table-cell>
        </table:table-row>
        <table:table-row table:style-name="ro1">
          <table:table-cell office:value-type="string">
            <text:p>name7</text:p>
          </table:table-cell>
          <table:table-cell table:formula="of:=[.B215]+1" office:value-type="float" office:value="9">
            <text:p>9</text:p>
          </table:table-cell>
          <table:table-cell table:formula="of:=[.C215]+1" office:value-type="float" office:value="214">
            <text:p>214</text:p>
          </table:table-cell>
          <table:table-cell table:formula="of:=DEC2HEX([.C216])" office:value-type="string" office:string-value="D6">
            <text:p>D6</text:p>
          </table:table-cell>
          <table:table-cell office:value-type="string">
            <text:p>name7</text:p>
          </table:table-cell>
          <table:table-cell table:formula="of:=[.F215]+1" office:value-type="float" office:value="9">
            <text:p>9</text:p>
          </table:table-cell>
          <table:table-cell table:formula="of:=[.G215]+1" office:value-type="float" office:value="587">
            <text:p>587</text:p>
          </table:table-cell>
          <table:table-cell table:formula="of:=DEC2HEX([.G216])" office:value-type="string" office:string-value="24B">
            <text:p>24B</text:p>
          </table:table-cell>
          <table:table-cell office:value-type="string">
            <text:p>name7</text:p>
          </table:table-cell>
          <table:table-cell table:formula="of:=[.J215]+1" office:value-type="float" office:value="9">
            <text:p>9</text:p>
          </table:table-cell>
          <table:table-cell table:formula="of:=[.K215]+1" office:value-type="float" office:value="960">
            <text:p>960</text:p>
          </table:table-cell>
          <table:table-cell table:formula="of:=DEC2HEX([.K216])" office:value-type="string" office:string-value="3C0">
            <text:p>3C0</text:p>
          </table:table-cell>
          <table:table-cell office:value-type="string">
            <text:p>name7</text:p>
          </table:table-cell>
          <table:table-cell table:formula="of:=[.N215]+1" office:value-type="float" office:value="9">
            <text:p>9</text:p>
          </table:table-cell>
          <table:table-cell table:formula="of:=[.O215]+1" office:value-type="float" office:value="1333">
            <text:p>1333</text:p>
          </table:table-cell>
          <table:table-cell table:formula="of:=DEC2HEX([.O216])" office:value-type="string" office:string-value="535">
            <text:p>535</text:p>
          </table:table-cell>
          <table:table-cell office:value-type="string">
            <text:p>name7</text:p>
          </table:table-cell>
          <table:table-cell table:formula="of:=[.R215]+1" office:value-type="float" office:value="9">
            <text:p>9</text:p>
          </table:table-cell>
          <table:table-cell table:formula="of:=[.S215]+1" office:value-type="float" office:value="1706">
            <text:p>1706</text:p>
          </table:table-cell>
          <table:table-cell table:formula="of:=DEC2HEX([.S216])" office:value-type="string" office:string-value="6AA">
            <text:p>6AA</text:p>
          </table:table-cell>
          <table:table-cell office:value-type="string">
            <text:p>name7</text:p>
          </table:table-cell>
          <table:table-cell table:formula="of:=[.V215]+1" office:value-type="float" office:value="9">
            <text:p>9</text:p>
          </table:table-cell>
          <table:table-cell table:formula="of:=[.W215]+1" office:value-type="float" office:value="2079">
            <text:p>2079</text:p>
          </table:table-cell>
          <table:table-cell table:formula="of:=DEC2HEX([.W216])" office:value-type="string" office:string-value="81F">
            <text:p>81F</text:p>
          </table:table-cell>
          <table:table-cell office:value-type="string">
            <text:p>name7</text:p>
          </table:table-cell>
          <table:table-cell table:formula="of:=[.Z215]+1" office:value-type="float" office:value="9">
            <text:p>9</text:p>
          </table:table-cell>
          <table:table-cell table:style-name="ce2" table:formula="of:=[.AA215]+1" office:value-type="float" office:value="2452">
            <text:p>2452</text:p>
          </table:table-cell>
          <table:table-cell table:formula="of:=DEC2HEX([.AA216])" office:value-type="string" office:string-value="994">
            <text:p>994</text:p>
          </table:table-cell>
          <table:table-cell office:value-type="string">
            <text:p>name7</text:p>
          </table:table-cell>
          <table:table-cell table:formula="of:=[.AD215]+1" office:value-type="float" office:value="9">
            <text:p>9</text:p>
          </table:table-cell>
          <table:table-cell table:style-name="ce2" table:formula="of:=[.AE215]+1" office:value-type="float" office:value="2825">
            <text:p>2825</text:p>
          </table:table-cell>
          <table:table-cell table:formula="of:=DEC2HEX([.AE216])" office:value-type="string" office:string-value="B09">
            <text:p>B09</text:p>
          </table:table-cell>
          <table:table-cell office:value-type="string">
            <text:p>name7</text:p>
          </table:table-cell>
          <table:table-cell table:formula="of:=[.AH215]+1" office:value-type="float" office:value="9">
            <text:p>9</text:p>
          </table:table-cell>
          <table:table-cell table:style-name="ce2" table:formula="of:=[.AI215]+1" office:value-type="float" office:value="3198">
            <text:p>3198</text:p>
          </table:table-cell>
          <table:table-cell table:formula="of:=DEC2HEX([.AI216])" office:value-type="string" office:string-value="C7E">
            <text:p>C7E</text:p>
          </table:table-cell>
          <table:table-cell office:value-type="string">
            <text:p>name7</text:p>
          </table:table-cell>
          <table:table-cell table:formula="of:=[.AL215]+1" office:value-type="float" office:value="9">
            <text:p>9</text:p>
          </table:table-cell>
          <table:table-cell table:style-name="ce2" table:formula="of:=[.AM215]+1" office:value-type="float" office:value="3571">
            <text:p>3571</text:p>
          </table:table-cell>
          <table:table-cell table:formula="of:=DEC2HEX([.AM216])" office:value-type="string" office:string-value="DF3">
            <text:p>DF3</text:p>
          </table:table-cell>
        </table:table-row>
        <table:table-row table:style-name="ro1">
          <table:table-cell office:value-type="string">
            <text:p>name8</text:p>
          </table:table-cell>
          <table:table-cell table:formula="of:=[.B216]+1" office:value-type="float" office:value="10">
            <text:p>10</text:p>
          </table:table-cell>
          <table:table-cell table:formula="of:=[.C216]+1" office:value-type="float" office:value="215">
            <text:p>215</text:p>
          </table:table-cell>
          <table:table-cell table:formula="of:=DEC2HEX([.C217])" office:value-type="string" office:string-value="D7">
            <text:p>D7</text:p>
          </table:table-cell>
          <table:table-cell office:value-type="string">
            <text:p>name8</text:p>
          </table:table-cell>
          <table:table-cell table:formula="of:=[.F216]+1" office:value-type="float" office:value="10">
            <text:p>10</text:p>
          </table:table-cell>
          <table:table-cell table:formula="of:=[.G216]+1" office:value-type="float" office:value="588">
            <text:p>588</text:p>
          </table:table-cell>
          <table:table-cell table:formula="of:=DEC2HEX([.G217])" office:value-type="string" office:string-value="24C">
            <text:p>24C</text:p>
          </table:table-cell>
          <table:table-cell office:value-type="string">
            <text:p>name8</text:p>
          </table:table-cell>
          <table:table-cell table:formula="of:=[.J216]+1" office:value-type="float" office:value="10">
            <text:p>10</text:p>
          </table:table-cell>
          <table:table-cell table:formula="of:=[.K216]+1" office:value-type="float" office:value="961">
            <text:p>961</text:p>
          </table:table-cell>
          <table:table-cell table:formula="of:=DEC2HEX([.K217])" office:value-type="string" office:string-value="3C1">
            <text:p>3C1</text:p>
          </table:table-cell>
          <table:table-cell office:value-type="string">
            <text:p>name8</text:p>
          </table:table-cell>
          <table:table-cell table:formula="of:=[.N216]+1" office:value-type="float" office:value="10">
            <text:p>10</text:p>
          </table:table-cell>
          <table:table-cell table:formula="of:=[.O216]+1" office:value-type="float" office:value="1334">
            <text:p>1334</text:p>
          </table:table-cell>
          <table:table-cell table:formula="of:=DEC2HEX([.O217])" office:value-type="string" office:string-value="536">
            <text:p>536</text:p>
          </table:table-cell>
          <table:table-cell office:value-type="string">
            <text:p>name8</text:p>
          </table:table-cell>
          <table:table-cell table:formula="of:=[.R216]+1" office:value-type="float" office:value="10">
            <text:p>10</text:p>
          </table:table-cell>
          <table:table-cell table:formula="of:=[.S216]+1" office:value-type="float" office:value="1707">
            <text:p>1707</text:p>
          </table:table-cell>
          <table:table-cell table:formula="of:=DEC2HEX([.S217])" office:value-type="string" office:string-value="6AB">
            <text:p>6AB</text:p>
          </table:table-cell>
          <table:table-cell office:value-type="string">
            <text:p>name8</text:p>
          </table:table-cell>
          <table:table-cell table:formula="of:=[.V216]+1" office:value-type="float" office:value="10">
            <text:p>10</text:p>
          </table:table-cell>
          <table:table-cell table:formula="of:=[.W216]+1" office:value-type="float" office:value="2080">
            <text:p>2080</text:p>
          </table:table-cell>
          <table:table-cell table:formula="of:=DEC2HEX([.W217])" office:value-type="string" office:string-value="820">
            <text:p>820</text:p>
          </table:table-cell>
          <table:table-cell office:value-type="string">
            <text:p>name8</text:p>
          </table:table-cell>
          <table:table-cell table:formula="of:=[.Z216]+1" office:value-type="float" office:value="10">
            <text:p>10</text:p>
          </table:table-cell>
          <table:table-cell table:style-name="ce2" table:formula="of:=[.AA216]+1" office:value-type="float" office:value="2453">
            <text:p>2453</text:p>
          </table:table-cell>
          <table:table-cell table:formula="of:=DEC2HEX([.AA217])" office:value-type="string" office:string-value="995">
            <text:p>995</text:p>
          </table:table-cell>
          <table:table-cell office:value-type="string">
            <text:p>name8</text:p>
          </table:table-cell>
          <table:table-cell table:formula="of:=[.AD216]+1" office:value-type="float" office:value="10">
            <text:p>10</text:p>
          </table:table-cell>
          <table:table-cell table:style-name="ce2" table:formula="of:=[.AE216]+1" office:value-type="float" office:value="2826">
            <text:p>2826</text:p>
          </table:table-cell>
          <table:table-cell table:formula="of:=DEC2HEX([.AE217])" office:value-type="string" office:string-value="B0A">
            <text:p>B0A</text:p>
          </table:table-cell>
          <table:table-cell office:value-type="string">
            <text:p>name8</text:p>
          </table:table-cell>
          <table:table-cell table:formula="of:=[.AH216]+1" office:value-type="float" office:value="10">
            <text:p>10</text:p>
          </table:table-cell>
          <table:table-cell table:style-name="ce2" table:formula="of:=[.AI216]+1" office:value-type="float" office:value="3199">
            <text:p>3199</text:p>
          </table:table-cell>
          <table:table-cell table:formula="of:=DEC2HEX([.AI217])" office:value-type="string" office:string-value="C7F">
            <text:p>C7F</text:p>
          </table:table-cell>
          <table:table-cell office:value-type="string">
            <text:p>name8</text:p>
          </table:table-cell>
          <table:table-cell table:formula="of:=[.AL216]+1" office:value-type="float" office:value="10">
            <text:p>10</text:p>
          </table:table-cell>
          <table:table-cell table:style-name="ce2" table:formula="of:=[.AM216]+1" office:value-type="float" office:value="3572">
            <text:p>3572</text:p>
          </table:table-cell>
          <table:table-cell table:formula="of:=DEC2HEX([.AM217])" office:value-type="string" office:string-value="DF4">
            <text:p>DF4</text:p>
          </table:table-cell>
        </table:table-row>
        <table:table-row table:style-name="ro1">
          <table:table-cell office:value-type="string">
            <text:p>name9</text:p>
          </table:table-cell>
          <table:table-cell table:formula="of:=[.B217]+1" office:value-type="float" office:value="11">
            <text:p>11</text:p>
          </table:table-cell>
          <table:table-cell table:formula="of:=[.C217]+1" office:value-type="float" office:value="216">
            <text:p>216</text:p>
          </table:table-cell>
          <table:table-cell table:formula="of:=DEC2HEX([.C218])" office:value-type="string" office:string-value="D8">
            <text:p>D8</text:p>
          </table:table-cell>
          <table:table-cell office:value-type="string">
            <text:p>name9</text:p>
          </table:table-cell>
          <table:table-cell table:formula="of:=[.F217]+1" office:value-type="float" office:value="11">
            <text:p>11</text:p>
          </table:table-cell>
          <table:table-cell table:formula="of:=[.G217]+1" office:value-type="float" office:value="589">
            <text:p>589</text:p>
          </table:table-cell>
          <table:table-cell table:formula="of:=DEC2HEX([.G218])" office:value-type="string" office:string-value="24D">
            <text:p>24D</text:p>
          </table:table-cell>
          <table:table-cell office:value-type="string">
            <text:p>name9</text:p>
          </table:table-cell>
          <table:table-cell table:formula="of:=[.J217]+1" office:value-type="float" office:value="11">
            <text:p>11</text:p>
          </table:table-cell>
          <table:table-cell table:formula="of:=[.K217]+1" office:value-type="float" office:value="962">
            <text:p>962</text:p>
          </table:table-cell>
          <table:table-cell table:formula="of:=DEC2HEX([.K218])" office:value-type="string" office:string-value="3C2">
            <text:p>3C2</text:p>
          </table:table-cell>
          <table:table-cell office:value-type="string">
            <text:p>name9</text:p>
          </table:table-cell>
          <table:table-cell table:formula="of:=[.N217]+1" office:value-type="float" office:value="11">
            <text:p>11</text:p>
          </table:table-cell>
          <table:table-cell table:formula="of:=[.O217]+1" office:value-type="float" office:value="1335">
            <text:p>1335</text:p>
          </table:table-cell>
          <table:table-cell table:formula="of:=DEC2HEX([.O218])" office:value-type="string" office:string-value="537">
            <text:p>537</text:p>
          </table:table-cell>
          <table:table-cell office:value-type="string">
            <text:p>name9</text:p>
          </table:table-cell>
          <table:table-cell table:formula="of:=[.R217]+1" office:value-type="float" office:value="11">
            <text:p>11</text:p>
          </table:table-cell>
          <table:table-cell table:formula="of:=[.S217]+1" office:value-type="float" office:value="1708">
            <text:p>1708</text:p>
          </table:table-cell>
          <table:table-cell table:formula="of:=DEC2HEX([.S218])" office:value-type="string" office:string-value="6AC">
            <text:p>6AC</text:p>
          </table:table-cell>
          <table:table-cell office:value-type="string">
            <text:p>name9</text:p>
          </table:table-cell>
          <table:table-cell table:formula="of:=[.V217]+1" office:value-type="float" office:value="11">
            <text:p>11</text:p>
          </table:table-cell>
          <table:table-cell table:formula="of:=[.W217]+1" office:value-type="float" office:value="2081">
            <text:p>2081</text:p>
          </table:table-cell>
          <table:table-cell table:formula="of:=DEC2HEX([.W218])" office:value-type="string" office:string-value="821">
            <text:p>821</text:p>
          </table:table-cell>
          <table:table-cell office:value-type="string">
            <text:p>name9</text:p>
          </table:table-cell>
          <table:table-cell table:formula="of:=[.Z217]+1" office:value-type="float" office:value="11">
            <text:p>11</text:p>
          </table:table-cell>
          <table:table-cell table:style-name="ce2" table:formula="of:=[.AA217]+1" office:value-type="float" office:value="2454">
            <text:p>2454</text:p>
          </table:table-cell>
          <table:table-cell table:formula="of:=DEC2HEX([.AA218])" office:value-type="string" office:string-value="996">
            <text:p>996</text:p>
          </table:table-cell>
          <table:table-cell office:value-type="string">
            <text:p>name9</text:p>
          </table:table-cell>
          <table:table-cell table:formula="of:=[.AD217]+1" office:value-type="float" office:value="11">
            <text:p>11</text:p>
          </table:table-cell>
          <table:table-cell table:style-name="ce2" table:formula="of:=[.AE217]+1" office:value-type="float" office:value="2827">
            <text:p>2827</text:p>
          </table:table-cell>
          <table:table-cell table:formula="of:=DEC2HEX([.AE218])" office:value-type="string" office:string-value="B0B">
            <text:p>B0B</text:p>
          </table:table-cell>
          <table:table-cell office:value-type="string">
            <text:p>name9</text:p>
          </table:table-cell>
          <table:table-cell table:formula="of:=[.AH217]+1" office:value-type="float" office:value="11">
            <text:p>11</text:p>
          </table:table-cell>
          <table:table-cell table:style-name="ce2" table:formula="of:=[.AI217]+1" office:value-type="float" office:value="3200">
            <text:p>3200</text:p>
          </table:table-cell>
          <table:table-cell table:formula="of:=DEC2HEX([.AI218])" office:value-type="string" office:string-value="C80">
            <text:p>C80</text:p>
          </table:table-cell>
          <table:table-cell office:value-type="string">
            <text:p>name9</text:p>
          </table:table-cell>
          <table:table-cell table:formula="of:=[.AL217]+1" office:value-type="float" office:value="11">
            <text:p>11</text:p>
          </table:table-cell>
          <table:table-cell table:style-name="ce2" table:formula="of:=[.AM217]+1" office:value-type="float" office:value="3573">
            <text:p>3573</text:p>
          </table:table-cell>
          <table:table-cell table:formula="of:=DEC2HEX([.AM218])" office:value-type="string" office:string-value="DF5">
            <text:p>DF5</text:p>
          </table:table-cell>
        </table:table-row>
        <table:table-row table:style-name="ro1">
          <table:table-cell table:style-name="ce1" office:value-type="string">
            <text:p>DT17</text:p>
          </table:table-cell>
          <table:table-cell office:value-type="float" office:value="0">
            <text:p>0</text:p>
          </table:table-cell>
          <table:table-cell table:formula="of:=[.C218]+1" office:value-type="float" office:value="217">
            <text:p>217</text:p>
          </table:table-cell>
          <table:table-cell table:formula="of:=DEC2HEX([.C219])" office:value-type="string" office:string-value="D9">
            <text:p>D9</text:p>
          </table:table-cell>
          <table:table-cell table:style-name="ce1" office:value-type="string">
            <text:p>DT17</text:p>
          </table:table-cell>
          <table:table-cell office:value-type="float" office:value="0">
            <text:p>0</text:p>
          </table:table-cell>
          <table:table-cell table:formula="of:=[.G218]+1" office:value-type="float" office:value="590">
            <text:p>590</text:p>
          </table:table-cell>
          <table:table-cell table:formula="of:=DEC2HEX([.G219])" office:value-type="string" office:string-value="24E">
            <text:p>24E</text:p>
          </table:table-cell>
          <table:table-cell table:style-name="ce1" office:value-type="string">
            <text:p>DT17</text:p>
          </table:table-cell>
          <table:table-cell office:value-type="float" office:value="0">
            <text:p>0</text:p>
          </table:table-cell>
          <table:table-cell table:formula="of:=[.K218]+1" office:value-type="float" office:value="963">
            <text:p>963</text:p>
          </table:table-cell>
          <table:table-cell table:formula="of:=DEC2HEX([.K219])" office:value-type="string" office:string-value="3C3">
            <text:p>3C3</text:p>
          </table:table-cell>
          <table:table-cell table:style-name="ce1" office:value-type="string">
            <text:p>DT17</text:p>
          </table:table-cell>
          <table:table-cell office:value-type="float" office:value="0">
            <text:p>0</text:p>
          </table:table-cell>
          <table:table-cell table:formula="of:=[.O218]+1" office:value-type="float" office:value="1336">
            <text:p>1336</text:p>
          </table:table-cell>
          <table:table-cell table:formula="of:=DEC2HEX([.O219])" office:value-type="string" office:string-value="538">
            <text:p>538</text:p>
          </table:table-cell>
          <table:table-cell table:style-name="ce1" office:value-type="string">
            <text:p>DT17</text:p>
          </table:table-cell>
          <table:table-cell office:value-type="float" office:value="0">
            <text:p>0</text:p>
          </table:table-cell>
          <table:table-cell table:formula="of:=[.S218]+1" office:value-type="float" office:value="1709">
            <text:p>1709</text:p>
          </table:table-cell>
          <table:table-cell table:formula="of:=DEC2HEX([.S219])" office:value-type="string" office:string-value="6AD">
            <text:p>6AD</text:p>
          </table:table-cell>
          <table:table-cell table:style-name="ce1" office:value-type="string">
            <text:p>DT17</text:p>
          </table:table-cell>
          <table:table-cell office:value-type="float" office:value="0">
            <text:p>0</text:p>
          </table:table-cell>
          <table:table-cell table:formula="of:=[.W218]+1" office:value-type="float" office:value="2082">
            <text:p>2082</text:p>
          </table:table-cell>
          <table:table-cell table:formula="of:=DEC2HEX([.W219])" office:value-type="string" office:string-value="822">
            <text:p>822</text:p>
          </table:table-cell>
          <table:table-cell table:style-name="ce1" office:value-type="string">
            <text:p>DT17</text:p>
          </table:table-cell>
          <table:table-cell office:value-type="float" office:value="0">
            <text:p>0</text:p>
          </table:table-cell>
          <table:table-cell table:style-name="ce2" table:formula="of:=[.AA218]+1" office:value-type="float" office:value="2455">
            <text:p>2455</text:p>
          </table:table-cell>
          <table:table-cell table:formula="of:=DEC2HEX([.AA219])" office:value-type="string" office:string-value="997">
            <text:p>997</text:p>
          </table:table-cell>
          <table:table-cell table:style-name="ce1" office:value-type="string">
            <text:p>DT17</text:p>
          </table:table-cell>
          <table:table-cell office:value-type="float" office:value="0">
            <text:p>0</text:p>
          </table:table-cell>
          <table:table-cell table:style-name="ce2" table:formula="of:=[.AE218]+1" office:value-type="float" office:value="2828">
            <text:p>2828</text:p>
          </table:table-cell>
          <table:table-cell table:formula="of:=DEC2HEX([.AE219])" office:value-type="string" office:string-value="B0C">
            <text:p>B0C</text:p>
          </table:table-cell>
          <table:table-cell table:style-name="ce1" office:value-type="string">
            <text:p>DT17</text:p>
          </table:table-cell>
          <table:table-cell office:value-type="float" office:value="0">
            <text:p>0</text:p>
          </table:table-cell>
          <table:table-cell table:style-name="ce2" table:formula="of:=[.AI218]+1" office:value-type="float" office:value="3201">
            <text:p>3201</text:p>
          </table:table-cell>
          <table:table-cell table:formula="of:=DEC2HEX([.AI219])" office:value-type="string" office:string-value="C81">
            <text:p>C81</text:p>
          </table:table-cell>
          <table:table-cell table:style-name="ce1" office:value-type="string">
            <text:p>DT17</text:p>
          </table:table-cell>
          <table:table-cell office:value-type="float" office:value="0">
            <text:p>0</text:p>
          </table:table-cell>
          <table:table-cell table:style-name="ce2" table:formula="of:=[.AM218]+1" office:value-type="float" office:value="3574">
            <text:p>3574</text:p>
          </table:table-cell>
          <table:table-cell table:formula="of:=DEC2HEX([.AM219])" office:value-type="string" office:string-value="DF6">
            <text:p>DF6</text:p>
          </table:table-cell>
        </table:table-row>
        <table:table-row table:style-name="ro1">
          <table:table-cell office:value-type="string">
            <text:p>id</text:p>
          </table:table-cell>
          <table:table-cell table:formula="of:=[.B219]+1" office:value-type="float" office:value="1">
            <text:p>1</text:p>
          </table:table-cell>
          <table:table-cell table:formula="of:=[.C219]+1" office:value-type="float" office:value="218">
            <text:p>218</text:p>
          </table:table-cell>
          <table:table-cell table:formula="of:=DEC2HEX([.C220])" office:value-type="string" office:string-value="DA">
            <text:p>DA</text:p>
          </table:table-cell>
          <table:table-cell office:value-type="string">
            <text:p>id</text:p>
          </table:table-cell>
          <table:table-cell table:formula="of:=[.F219]+1" office:value-type="float" office:value="1">
            <text:p>1</text:p>
          </table:table-cell>
          <table:table-cell table:formula="of:=[.G219]+1" office:value-type="float" office:value="591">
            <text:p>591</text:p>
          </table:table-cell>
          <table:table-cell table:formula="of:=DEC2HEX([.G220])" office:value-type="string" office:string-value="24F">
            <text:p>24F</text:p>
          </table:table-cell>
          <table:table-cell office:value-type="string">
            <text:p>id</text:p>
          </table:table-cell>
          <table:table-cell table:formula="of:=[.J219]+1" office:value-type="float" office:value="1">
            <text:p>1</text:p>
          </table:table-cell>
          <table:table-cell table:formula="of:=[.K219]+1" office:value-type="float" office:value="964">
            <text:p>964</text:p>
          </table:table-cell>
          <table:table-cell table:formula="of:=DEC2HEX([.K220])" office:value-type="string" office:string-value="3C4">
            <text:p>3C4</text:p>
          </table:table-cell>
          <table:table-cell office:value-type="string">
            <text:p>id</text:p>
          </table:table-cell>
          <table:table-cell table:formula="of:=[.N219]+1" office:value-type="float" office:value="1">
            <text:p>1</text:p>
          </table:table-cell>
          <table:table-cell table:formula="of:=[.O219]+1" office:value-type="float" office:value="1337">
            <text:p>1337</text:p>
          </table:table-cell>
          <table:table-cell table:formula="of:=DEC2HEX([.O220])" office:value-type="string" office:string-value="539">
            <text:p>539</text:p>
          </table:table-cell>
          <table:table-cell office:value-type="string">
            <text:p>id</text:p>
          </table:table-cell>
          <table:table-cell table:formula="of:=[.R219]+1" office:value-type="float" office:value="1">
            <text:p>1</text:p>
          </table:table-cell>
          <table:table-cell table:formula="of:=[.S219]+1" office:value-type="float" office:value="1710">
            <text:p>1710</text:p>
          </table:table-cell>
          <table:table-cell table:formula="of:=DEC2HEX([.S220])" office:value-type="string" office:string-value="6AE">
            <text:p>6AE</text:p>
          </table:table-cell>
          <table:table-cell office:value-type="string">
            <text:p>id</text:p>
          </table:table-cell>
          <table:table-cell table:formula="of:=[.V219]+1" office:value-type="float" office:value="1">
            <text:p>1</text:p>
          </table:table-cell>
          <table:table-cell table:formula="of:=[.W219]+1" office:value-type="float" office:value="2083">
            <text:p>2083</text:p>
          </table:table-cell>
          <table:table-cell table:formula="of:=DEC2HEX([.W220])" office:value-type="string" office:string-value="823">
            <text:p>823</text:p>
          </table:table-cell>
          <table:table-cell office:value-type="string">
            <text:p>id</text:p>
          </table:table-cell>
          <table:table-cell table:formula="of:=[.Z219]+1" office:value-type="float" office:value="1">
            <text:p>1</text:p>
          </table:table-cell>
          <table:table-cell table:style-name="ce2" table:formula="of:=[.AA219]+1" office:value-type="float" office:value="2456">
            <text:p>2456</text:p>
          </table:table-cell>
          <table:table-cell table:formula="of:=DEC2HEX([.AA220])" office:value-type="string" office:string-value="998">
            <text:p>998</text:p>
          </table:table-cell>
          <table:table-cell office:value-type="string">
            <text:p>id</text:p>
          </table:table-cell>
          <table:table-cell table:formula="of:=[.AD219]+1" office:value-type="float" office:value="1">
            <text:p>1</text:p>
          </table:table-cell>
          <table:table-cell table:style-name="ce2" table:formula="of:=[.AE219]+1" office:value-type="float" office:value="2829">
            <text:p>2829</text:p>
          </table:table-cell>
          <table:table-cell table:formula="of:=DEC2HEX([.AE220])" office:value-type="string" office:string-value="B0D">
            <text:p>B0D</text:p>
          </table:table-cell>
          <table:table-cell office:value-type="string">
            <text:p>id</text:p>
          </table:table-cell>
          <table:table-cell table:formula="of:=[.AH219]+1" office:value-type="float" office:value="1">
            <text:p>1</text:p>
          </table:table-cell>
          <table:table-cell table:style-name="ce2" table:formula="of:=[.AI219]+1" office:value-type="float" office:value="3202">
            <text:p>3202</text:p>
          </table:table-cell>
          <table:table-cell table:formula="of:=DEC2HEX([.AI220])" office:value-type="string" office:string-value="C82">
            <text:p>C82</text:p>
          </table:table-cell>
          <table:table-cell office:value-type="string">
            <text:p>id</text:p>
          </table:table-cell>
          <table:table-cell table:formula="of:=[.AL219]+1" office:value-type="float" office:value="1">
            <text:p>1</text:p>
          </table:table-cell>
          <table:table-cell table:style-name="ce2" table:formula="of:=[.AM219]+1" office:value-type="float" office:value="3575">
            <text:p>3575</text:p>
          </table:table-cell>
          <table:table-cell table:formula="of:=DEC2HEX([.AM220])" office:value-type="string" office:string-value="DF7">
            <text:p>DF7</text:p>
          </table:table-cell>
        </table:table-row>
        <table:table-row table:style-name="ro1">
          <table:table-cell office:value-type="string">
            <text:p>name0</text:p>
          </table:table-cell>
          <table:table-cell table:formula="of:=[.B220]+1" office:value-type="float" office:value="2">
            <text:p>2</text:p>
          </table:table-cell>
          <table:table-cell table:formula="of:=[.C220]+1" office:value-type="float" office:value="219">
            <text:p>219</text:p>
          </table:table-cell>
          <table:table-cell table:formula="of:=DEC2HEX([.C221])" office:value-type="string" office:string-value="DB">
            <text:p>DB</text:p>
          </table:table-cell>
          <table:table-cell office:value-type="string">
            <text:p>name0</text:p>
          </table:table-cell>
          <table:table-cell table:formula="of:=[.F220]+1" office:value-type="float" office:value="2">
            <text:p>2</text:p>
          </table:table-cell>
          <table:table-cell table:formula="of:=[.G220]+1" office:value-type="float" office:value="592">
            <text:p>592</text:p>
          </table:table-cell>
          <table:table-cell table:formula="of:=DEC2HEX([.G221])" office:value-type="string" office:string-value="250">
            <text:p>250</text:p>
          </table:table-cell>
          <table:table-cell office:value-type="string">
            <text:p>name0</text:p>
          </table:table-cell>
          <table:table-cell table:formula="of:=[.J220]+1" office:value-type="float" office:value="2">
            <text:p>2</text:p>
          </table:table-cell>
          <table:table-cell table:formula="of:=[.K220]+1" office:value-type="float" office:value="965">
            <text:p>965</text:p>
          </table:table-cell>
          <table:table-cell table:formula="of:=DEC2HEX([.K221])" office:value-type="string" office:string-value="3C5">
            <text:p>3C5</text:p>
          </table:table-cell>
          <table:table-cell office:value-type="string">
            <text:p>name0</text:p>
          </table:table-cell>
          <table:table-cell table:formula="of:=[.N220]+1" office:value-type="float" office:value="2">
            <text:p>2</text:p>
          </table:table-cell>
          <table:table-cell table:formula="of:=[.O220]+1" office:value-type="float" office:value="1338">
            <text:p>1338</text:p>
          </table:table-cell>
          <table:table-cell table:formula="of:=DEC2HEX([.O221])" office:value-type="string" office:string-value="53A">
            <text:p>53A</text:p>
          </table:table-cell>
          <table:table-cell office:value-type="string">
            <text:p>name0</text:p>
          </table:table-cell>
          <table:table-cell table:formula="of:=[.R220]+1" office:value-type="float" office:value="2">
            <text:p>2</text:p>
          </table:table-cell>
          <table:table-cell table:formula="of:=[.S220]+1" office:value-type="float" office:value="1711">
            <text:p>1711</text:p>
          </table:table-cell>
          <table:table-cell table:formula="of:=DEC2HEX([.S221])" office:value-type="string" office:string-value="6AF">
            <text:p>6AF</text:p>
          </table:table-cell>
          <table:table-cell office:value-type="string">
            <text:p>name0</text:p>
          </table:table-cell>
          <table:table-cell table:formula="of:=[.V220]+1" office:value-type="float" office:value="2">
            <text:p>2</text:p>
          </table:table-cell>
          <table:table-cell table:formula="of:=[.W220]+1" office:value-type="float" office:value="2084">
            <text:p>2084</text:p>
          </table:table-cell>
          <table:table-cell table:formula="of:=DEC2HEX([.W221])" office:value-type="string" office:string-value="824">
            <text:p>824</text:p>
          </table:table-cell>
          <table:table-cell office:value-type="string">
            <text:p>name0</text:p>
          </table:table-cell>
          <table:table-cell table:formula="of:=[.Z220]+1" office:value-type="float" office:value="2">
            <text:p>2</text:p>
          </table:table-cell>
          <table:table-cell table:style-name="ce2" table:formula="of:=[.AA220]+1" office:value-type="float" office:value="2457">
            <text:p>2457</text:p>
          </table:table-cell>
          <table:table-cell table:formula="of:=DEC2HEX([.AA221])" office:value-type="string" office:string-value="999">
            <text:p>999</text:p>
          </table:table-cell>
          <table:table-cell office:value-type="string">
            <text:p>name0</text:p>
          </table:table-cell>
          <table:table-cell table:formula="of:=[.AD220]+1" office:value-type="float" office:value="2">
            <text:p>2</text:p>
          </table:table-cell>
          <table:table-cell table:style-name="ce2" table:formula="of:=[.AE220]+1" office:value-type="float" office:value="2830">
            <text:p>2830</text:p>
          </table:table-cell>
          <table:table-cell table:formula="of:=DEC2HEX([.AE221])" office:value-type="string" office:string-value="B0E">
            <text:p>B0E</text:p>
          </table:table-cell>
          <table:table-cell office:value-type="string">
            <text:p>name0</text:p>
          </table:table-cell>
          <table:table-cell table:formula="of:=[.AH220]+1" office:value-type="float" office:value="2">
            <text:p>2</text:p>
          </table:table-cell>
          <table:table-cell table:style-name="ce2" table:formula="of:=[.AI220]+1" office:value-type="float" office:value="3203">
            <text:p>3203</text:p>
          </table:table-cell>
          <table:table-cell table:formula="of:=DEC2HEX([.AI221])" office:value-type="string" office:string-value="C83">
            <text:p>C83</text:p>
          </table:table-cell>
          <table:table-cell office:value-type="string">
            <text:p>name0</text:p>
          </table:table-cell>
          <table:table-cell table:formula="of:=[.AL220]+1" office:value-type="float" office:value="2">
            <text:p>2</text:p>
          </table:table-cell>
          <table:table-cell table:style-name="ce2" table:formula="of:=[.AM220]+1" office:value-type="float" office:value="3576">
            <text:p>3576</text:p>
          </table:table-cell>
          <table:table-cell table:formula="of:=DEC2HEX([.AM221])" office:value-type="string" office:string-value="DF8">
            <text:p>DF8</text:p>
          </table:table-cell>
        </table:table-row>
        <table:table-row table:style-name="ro1">
          <table:table-cell office:value-type="string">
            <text:p>name1</text:p>
          </table:table-cell>
          <table:table-cell table:formula="of:=[.B221]+1" office:value-type="float" office:value="3">
            <text:p>3</text:p>
          </table:table-cell>
          <table:table-cell table:formula="of:=[.C221]+1" office:value-type="float" office:value="220">
            <text:p>220</text:p>
          </table:table-cell>
          <table:table-cell table:formula="of:=DEC2HEX([.C222])" office:value-type="string" office:string-value="DC">
            <text:p>DC</text:p>
          </table:table-cell>
          <table:table-cell office:value-type="string">
            <text:p>name1</text:p>
          </table:table-cell>
          <table:table-cell table:formula="of:=[.F221]+1" office:value-type="float" office:value="3">
            <text:p>3</text:p>
          </table:table-cell>
          <table:table-cell table:formula="of:=[.G221]+1" office:value-type="float" office:value="593">
            <text:p>593</text:p>
          </table:table-cell>
          <table:table-cell table:formula="of:=DEC2HEX([.G222])" office:value-type="string" office:string-value="251">
            <text:p>251</text:p>
          </table:table-cell>
          <table:table-cell office:value-type="string">
            <text:p>name1</text:p>
          </table:table-cell>
          <table:table-cell table:formula="of:=[.J221]+1" office:value-type="float" office:value="3">
            <text:p>3</text:p>
          </table:table-cell>
          <table:table-cell table:formula="of:=[.K221]+1" office:value-type="float" office:value="966">
            <text:p>966</text:p>
          </table:table-cell>
          <table:table-cell table:formula="of:=DEC2HEX([.K222])" office:value-type="string" office:string-value="3C6">
            <text:p>3C6</text:p>
          </table:table-cell>
          <table:table-cell office:value-type="string">
            <text:p>name1</text:p>
          </table:table-cell>
          <table:table-cell table:formula="of:=[.N221]+1" office:value-type="float" office:value="3">
            <text:p>3</text:p>
          </table:table-cell>
          <table:table-cell table:formula="of:=[.O221]+1" office:value-type="float" office:value="1339">
            <text:p>1339</text:p>
          </table:table-cell>
          <table:table-cell table:formula="of:=DEC2HEX([.O222])" office:value-type="string" office:string-value="53B">
            <text:p>53B</text:p>
          </table:table-cell>
          <table:table-cell office:value-type="string">
            <text:p>name1</text:p>
          </table:table-cell>
          <table:table-cell table:formula="of:=[.R221]+1" office:value-type="float" office:value="3">
            <text:p>3</text:p>
          </table:table-cell>
          <table:table-cell table:formula="of:=[.S221]+1" office:value-type="float" office:value="1712">
            <text:p>1712</text:p>
          </table:table-cell>
          <table:table-cell table:formula="of:=DEC2HEX([.S222])" office:value-type="string" office:string-value="6B0">
            <text:p>6B0</text:p>
          </table:table-cell>
          <table:table-cell office:value-type="string">
            <text:p>name1</text:p>
          </table:table-cell>
          <table:table-cell table:formula="of:=[.V221]+1" office:value-type="float" office:value="3">
            <text:p>3</text:p>
          </table:table-cell>
          <table:table-cell table:formula="of:=[.W221]+1" office:value-type="float" office:value="2085">
            <text:p>2085</text:p>
          </table:table-cell>
          <table:table-cell table:formula="of:=DEC2HEX([.W222])" office:value-type="string" office:string-value="825">
            <text:p>825</text:p>
          </table:table-cell>
          <table:table-cell office:value-type="string">
            <text:p>name1</text:p>
          </table:table-cell>
          <table:table-cell table:formula="of:=[.Z221]+1" office:value-type="float" office:value="3">
            <text:p>3</text:p>
          </table:table-cell>
          <table:table-cell table:style-name="ce2" table:formula="of:=[.AA221]+1" office:value-type="float" office:value="2458">
            <text:p>2458</text:p>
          </table:table-cell>
          <table:table-cell table:formula="of:=DEC2HEX([.AA222])" office:value-type="string" office:string-value="99A">
            <text:p>99A</text:p>
          </table:table-cell>
          <table:table-cell office:value-type="string">
            <text:p>name1</text:p>
          </table:table-cell>
          <table:table-cell table:formula="of:=[.AD221]+1" office:value-type="float" office:value="3">
            <text:p>3</text:p>
          </table:table-cell>
          <table:table-cell table:style-name="ce2" table:formula="of:=[.AE221]+1" office:value-type="float" office:value="2831">
            <text:p>2831</text:p>
          </table:table-cell>
          <table:table-cell table:formula="of:=DEC2HEX([.AE222])" office:value-type="string" office:string-value="B0F">
            <text:p>B0F</text:p>
          </table:table-cell>
          <table:table-cell office:value-type="string">
            <text:p>name1</text:p>
          </table:table-cell>
          <table:table-cell table:formula="of:=[.AH221]+1" office:value-type="float" office:value="3">
            <text:p>3</text:p>
          </table:table-cell>
          <table:table-cell table:style-name="ce2" table:formula="of:=[.AI221]+1" office:value-type="float" office:value="3204">
            <text:p>3204</text:p>
          </table:table-cell>
          <table:table-cell table:formula="of:=DEC2HEX([.AI222])" office:value-type="string" office:string-value="C84">
            <text:p>C84</text:p>
          </table:table-cell>
          <table:table-cell office:value-type="string">
            <text:p>name1</text:p>
          </table:table-cell>
          <table:table-cell table:formula="of:=[.AL221]+1" office:value-type="float" office:value="3">
            <text:p>3</text:p>
          </table:table-cell>
          <table:table-cell table:style-name="ce2" table:formula="of:=[.AM221]+1" office:value-type="float" office:value="3577">
            <text:p>3577</text:p>
          </table:table-cell>
          <table:table-cell table:formula="of:=DEC2HEX([.AM222])" office:value-type="string" office:string-value="DF9">
            <text:p>DF9</text:p>
          </table:table-cell>
        </table:table-row>
        <table:table-row table:style-name="ro1">
          <table:table-cell office:value-type="string">
            <text:p>name2</text:p>
          </table:table-cell>
          <table:table-cell table:formula="of:=[.B222]+1" office:value-type="float" office:value="4">
            <text:p>4</text:p>
          </table:table-cell>
          <table:table-cell table:formula="of:=[.C222]+1" office:value-type="float" office:value="221">
            <text:p>221</text:p>
          </table:table-cell>
          <table:table-cell table:formula="of:=DEC2HEX([.C223])" office:value-type="string" office:string-value="DD">
            <text:p>DD</text:p>
          </table:table-cell>
          <table:table-cell office:value-type="string">
            <text:p>name2</text:p>
          </table:table-cell>
          <table:table-cell table:formula="of:=[.F222]+1" office:value-type="float" office:value="4">
            <text:p>4</text:p>
          </table:table-cell>
          <table:table-cell table:formula="of:=[.G222]+1" office:value-type="float" office:value="594">
            <text:p>594</text:p>
          </table:table-cell>
          <table:table-cell table:formula="of:=DEC2HEX([.G223])" office:value-type="string" office:string-value="252">
            <text:p>252</text:p>
          </table:table-cell>
          <table:table-cell office:value-type="string">
            <text:p>name2</text:p>
          </table:table-cell>
          <table:table-cell table:formula="of:=[.J222]+1" office:value-type="float" office:value="4">
            <text:p>4</text:p>
          </table:table-cell>
          <table:table-cell table:formula="of:=[.K222]+1" office:value-type="float" office:value="967">
            <text:p>967</text:p>
          </table:table-cell>
          <table:table-cell table:formula="of:=DEC2HEX([.K223])" office:value-type="string" office:string-value="3C7">
            <text:p>3C7</text:p>
          </table:table-cell>
          <table:table-cell office:value-type="string">
            <text:p>name2</text:p>
          </table:table-cell>
          <table:table-cell table:formula="of:=[.N222]+1" office:value-type="float" office:value="4">
            <text:p>4</text:p>
          </table:table-cell>
          <table:table-cell table:formula="of:=[.O222]+1" office:value-type="float" office:value="1340">
            <text:p>1340</text:p>
          </table:table-cell>
          <table:table-cell table:formula="of:=DEC2HEX([.O223])" office:value-type="string" office:string-value="53C">
            <text:p>53C</text:p>
          </table:table-cell>
          <table:table-cell office:value-type="string">
            <text:p>name2</text:p>
          </table:table-cell>
          <table:table-cell table:formula="of:=[.R222]+1" office:value-type="float" office:value="4">
            <text:p>4</text:p>
          </table:table-cell>
          <table:table-cell table:formula="of:=[.S222]+1" office:value-type="float" office:value="1713">
            <text:p>1713</text:p>
          </table:table-cell>
          <table:table-cell table:formula="of:=DEC2HEX([.S223])" office:value-type="string" office:string-value="6B1">
            <text:p>6B1</text:p>
          </table:table-cell>
          <table:table-cell office:value-type="string">
            <text:p>name2</text:p>
          </table:table-cell>
          <table:table-cell table:formula="of:=[.V222]+1" office:value-type="float" office:value="4">
            <text:p>4</text:p>
          </table:table-cell>
          <table:table-cell table:formula="of:=[.W222]+1" office:value-type="float" office:value="2086">
            <text:p>2086</text:p>
          </table:table-cell>
          <table:table-cell table:formula="of:=DEC2HEX([.W223])" office:value-type="string" office:string-value="826">
            <text:p>826</text:p>
          </table:table-cell>
          <table:table-cell office:value-type="string">
            <text:p>name2</text:p>
          </table:table-cell>
          <table:table-cell table:formula="of:=[.Z222]+1" office:value-type="float" office:value="4">
            <text:p>4</text:p>
          </table:table-cell>
          <table:table-cell table:style-name="ce2" table:formula="of:=[.AA222]+1" office:value-type="float" office:value="2459">
            <text:p>2459</text:p>
          </table:table-cell>
          <table:table-cell table:formula="of:=DEC2HEX([.AA223])" office:value-type="string" office:string-value="99B">
            <text:p>99B</text:p>
          </table:table-cell>
          <table:table-cell office:value-type="string">
            <text:p>name2</text:p>
          </table:table-cell>
          <table:table-cell table:formula="of:=[.AD222]+1" office:value-type="float" office:value="4">
            <text:p>4</text:p>
          </table:table-cell>
          <table:table-cell table:style-name="ce2" table:formula="of:=[.AE222]+1" office:value-type="float" office:value="2832">
            <text:p>2832</text:p>
          </table:table-cell>
          <table:table-cell table:formula="of:=DEC2HEX([.AE223])" office:value-type="string" office:string-value="B10">
            <text:p>B10</text:p>
          </table:table-cell>
          <table:table-cell office:value-type="string">
            <text:p>name2</text:p>
          </table:table-cell>
          <table:table-cell table:formula="of:=[.AH222]+1" office:value-type="float" office:value="4">
            <text:p>4</text:p>
          </table:table-cell>
          <table:table-cell table:style-name="ce2" table:formula="of:=[.AI222]+1" office:value-type="float" office:value="3205">
            <text:p>3205</text:p>
          </table:table-cell>
          <table:table-cell table:formula="of:=DEC2HEX([.AI223])" office:value-type="string" office:string-value="C85">
            <text:p>C85</text:p>
          </table:table-cell>
          <table:table-cell office:value-type="string">
            <text:p>name2</text:p>
          </table:table-cell>
          <table:table-cell table:formula="of:=[.AL222]+1" office:value-type="float" office:value="4">
            <text:p>4</text:p>
          </table:table-cell>
          <table:table-cell table:style-name="ce2" table:formula="of:=[.AM222]+1" office:value-type="float" office:value="3578">
            <text:p>3578</text:p>
          </table:table-cell>
          <table:table-cell table:formula="of:=DEC2HEX([.AM223])" office:value-type="string" office:string-value="DFA">
            <text:p>DFA</text:p>
          </table:table-cell>
        </table:table-row>
        <table:table-row table:style-name="ro1">
          <table:table-cell office:value-type="string">
            <text:p>name3</text:p>
          </table:table-cell>
          <table:table-cell table:formula="of:=[.B223]+1" office:value-type="float" office:value="5">
            <text:p>5</text:p>
          </table:table-cell>
          <table:table-cell table:formula="of:=[.C223]+1" office:value-type="float" office:value="222">
            <text:p>222</text:p>
          </table:table-cell>
          <table:table-cell table:formula="of:=DEC2HEX([.C224])" office:value-type="string" office:string-value="DE">
            <text:p>DE</text:p>
          </table:table-cell>
          <table:table-cell office:value-type="string">
            <text:p>name3</text:p>
          </table:table-cell>
          <table:table-cell table:formula="of:=[.F223]+1" office:value-type="float" office:value="5">
            <text:p>5</text:p>
          </table:table-cell>
          <table:table-cell table:formula="of:=[.G223]+1" office:value-type="float" office:value="595">
            <text:p>595</text:p>
          </table:table-cell>
          <table:table-cell table:formula="of:=DEC2HEX([.G224])" office:value-type="string" office:string-value="253">
            <text:p>253</text:p>
          </table:table-cell>
          <table:table-cell office:value-type="string">
            <text:p>name3</text:p>
          </table:table-cell>
          <table:table-cell table:formula="of:=[.J223]+1" office:value-type="float" office:value="5">
            <text:p>5</text:p>
          </table:table-cell>
          <table:table-cell table:formula="of:=[.K223]+1" office:value-type="float" office:value="968">
            <text:p>968</text:p>
          </table:table-cell>
          <table:table-cell table:formula="of:=DEC2HEX([.K224])" office:value-type="string" office:string-value="3C8">
            <text:p>3C8</text:p>
          </table:table-cell>
          <table:table-cell office:value-type="string">
            <text:p>name3</text:p>
          </table:table-cell>
          <table:table-cell table:formula="of:=[.N223]+1" office:value-type="float" office:value="5">
            <text:p>5</text:p>
          </table:table-cell>
          <table:table-cell table:formula="of:=[.O223]+1" office:value-type="float" office:value="1341">
            <text:p>1341</text:p>
          </table:table-cell>
          <table:table-cell table:formula="of:=DEC2HEX([.O224])" office:value-type="string" office:string-value="53D">
            <text:p>53D</text:p>
          </table:table-cell>
          <table:table-cell office:value-type="string">
            <text:p>name3</text:p>
          </table:table-cell>
          <table:table-cell table:formula="of:=[.R223]+1" office:value-type="float" office:value="5">
            <text:p>5</text:p>
          </table:table-cell>
          <table:table-cell table:formula="of:=[.S223]+1" office:value-type="float" office:value="1714">
            <text:p>1714</text:p>
          </table:table-cell>
          <table:table-cell table:formula="of:=DEC2HEX([.S224])" office:value-type="string" office:string-value="6B2">
            <text:p>6B2</text:p>
          </table:table-cell>
          <table:table-cell office:value-type="string">
            <text:p>name3</text:p>
          </table:table-cell>
          <table:table-cell table:formula="of:=[.V223]+1" office:value-type="float" office:value="5">
            <text:p>5</text:p>
          </table:table-cell>
          <table:table-cell table:formula="of:=[.W223]+1" office:value-type="float" office:value="2087">
            <text:p>2087</text:p>
          </table:table-cell>
          <table:table-cell table:formula="of:=DEC2HEX([.W224])" office:value-type="string" office:string-value="827">
            <text:p>827</text:p>
          </table:table-cell>
          <table:table-cell office:value-type="string">
            <text:p>name3</text:p>
          </table:table-cell>
          <table:table-cell table:formula="of:=[.Z223]+1" office:value-type="float" office:value="5">
            <text:p>5</text:p>
          </table:table-cell>
          <table:table-cell table:style-name="ce2" table:formula="of:=[.AA223]+1" office:value-type="float" office:value="2460">
            <text:p>2460</text:p>
          </table:table-cell>
          <table:table-cell table:formula="of:=DEC2HEX([.AA224])" office:value-type="string" office:string-value="99C">
            <text:p>99C</text:p>
          </table:table-cell>
          <table:table-cell office:value-type="string">
            <text:p>name3</text:p>
          </table:table-cell>
          <table:table-cell table:formula="of:=[.AD223]+1" office:value-type="float" office:value="5">
            <text:p>5</text:p>
          </table:table-cell>
          <table:table-cell table:style-name="ce2" table:formula="of:=[.AE223]+1" office:value-type="float" office:value="2833">
            <text:p>2833</text:p>
          </table:table-cell>
          <table:table-cell table:formula="of:=DEC2HEX([.AE224])" office:value-type="string" office:string-value="B11">
            <text:p>B11</text:p>
          </table:table-cell>
          <table:table-cell office:value-type="string">
            <text:p>name3</text:p>
          </table:table-cell>
          <table:table-cell table:formula="of:=[.AH223]+1" office:value-type="float" office:value="5">
            <text:p>5</text:p>
          </table:table-cell>
          <table:table-cell table:style-name="ce2" table:formula="of:=[.AI223]+1" office:value-type="float" office:value="3206">
            <text:p>3206</text:p>
          </table:table-cell>
          <table:table-cell table:formula="of:=DEC2HEX([.AI224])" office:value-type="string" office:string-value="C86">
            <text:p>C86</text:p>
          </table:table-cell>
          <table:table-cell office:value-type="string">
            <text:p>name3</text:p>
          </table:table-cell>
          <table:table-cell table:formula="of:=[.AL223]+1" office:value-type="float" office:value="5">
            <text:p>5</text:p>
          </table:table-cell>
          <table:table-cell table:style-name="ce2" table:formula="of:=[.AM223]+1" office:value-type="float" office:value="3579">
            <text:p>3579</text:p>
          </table:table-cell>
          <table:table-cell table:formula="of:=DEC2HEX([.AM224])" office:value-type="string" office:string-value="DFB">
            <text:p>DFB</text:p>
          </table:table-cell>
        </table:table-row>
        <table:table-row table:style-name="ro1">
          <table:table-cell office:value-type="string">
            <text:p>name4</text:p>
          </table:table-cell>
          <table:table-cell table:formula="of:=[.B224]+1" office:value-type="float" office:value="6">
            <text:p>6</text:p>
          </table:table-cell>
          <table:table-cell table:formula="of:=[.C224]+1" office:value-type="float" office:value="223">
            <text:p>223</text:p>
          </table:table-cell>
          <table:table-cell table:formula="of:=DEC2HEX([.C225])" office:value-type="string" office:string-value="DF">
            <text:p>DF</text:p>
          </table:table-cell>
          <table:table-cell office:value-type="string">
            <text:p>name4</text:p>
          </table:table-cell>
          <table:table-cell table:formula="of:=[.F224]+1" office:value-type="float" office:value="6">
            <text:p>6</text:p>
          </table:table-cell>
          <table:table-cell table:formula="of:=[.G224]+1" office:value-type="float" office:value="596">
            <text:p>596</text:p>
          </table:table-cell>
          <table:table-cell table:formula="of:=DEC2HEX([.G225])" office:value-type="string" office:string-value="254">
            <text:p>254</text:p>
          </table:table-cell>
          <table:table-cell office:value-type="string">
            <text:p>name4</text:p>
          </table:table-cell>
          <table:table-cell table:formula="of:=[.J224]+1" office:value-type="float" office:value="6">
            <text:p>6</text:p>
          </table:table-cell>
          <table:table-cell table:formula="of:=[.K224]+1" office:value-type="float" office:value="969">
            <text:p>969</text:p>
          </table:table-cell>
          <table:table-cell table:formula="of:=DEC2HEX([.K225])" office:value-type="string" office:string-value="3C9">
            <text:p>3C9</text:p>
          </table:table-cell>
          <table:table-cell office:value-type="string">
            <text:p>name4</text:p>
          </table:table-cell>
          <table:table-cell table:formula="of:=[.N224]+1" office:value-type="float" office:value="6">
            <text:p>6</text:p>
          </table:table-cell>
          <table:table-cell table:formula="of:=[.O224]+1" office:value-type="float" office:value="1342">
            <text:p>1342</text:p>
          </table:table-cell>
          <table:table-cell table:formula="of:=DEC2HEX([.O225])" office:value-type="string" office:string-value="53E">
            <text:p>53E</text:p>
          </table:table-cell>
          <table:table-cell office:value-type="string">
            <text:p>name4</text:p>
          </table:table-cell>
          <table:table-cell table:formula="of:=[.R224]+1" office:value-type="float" office:value="6">
            <text:p>6</text:p>
          </table:table-cell>
          <table:table-cell table:formula="of:=[.S224]+1" office:value-type="float" office:value="1715">
            <text:p>1715</text:p>
          </table:table-cell>
          <table:table-cell table:formula="of:=DEC2HEX([.S225])" office:value-type="string" office:string-value="6B3">
            <text:p>6B3</text:p>
          </table:table-cell>
          <table:table-cell office:value-type="string">
            <text:p>name4</text:p>
          </table:table-cell>
          <table:table-cell table:formula="of:=[.V224]+1" office:value-type="float" office:value="6">
            <text:p>6</text:p>
          </table:table-cell>
          <table:table-cell table:formula="of:=[.W224]+1" office:value-type="float" office:value="2088">
            <text:p>2088</text:p>
          </table:table-cell>
          <table:table-cell table:formula="of:=DEC2HEX([.W225])" office:value-type="string" office:string-value="828">
            <text:p>828</text:p>
          </table:table-cell>
          <table:table-cell office:value-type="string">
            <text:p>name4</text:p>
          </table:table-cell>
          <table:table-cell table:formula="of:=[.Z224]+1" office:value-type="float" office:value="6">
            <text:p>6</text:p>
          </table:table-cell>
          <table:table-cell table:style-name="ce2" table:formula="of:=[.AA224]+1" office:value-type="float" office:value="2461">
            <text:p>2461</text:p>
          </table:table-cell>
          <table:table-cell table:formula="of:=DEC2HEX([.AA225])" office:value-type="string" office:string-value="99D">
            <text:p>99D</text:p>
          </table:table-cell>
          <table:table-cell office:value-type="string">
            <text:p>name4</text:p>
          </table:table-cell>
          <table:table-cell table:formula="of:=[.AD224]+1" office:value-type="float" office:value="6">
            <text:p>6</text:p>
          </table:table-cell>
          <table:table-cell table:style-name="ce2" table:formula="of:=[.AE224]+1" office:value-type="float" office:value="2834">
            <text:p>2834</text:p>
          </table:table-cell>
          <table:table-cell table:formula="of:=DEC2HEX([.AE225])" office:value-type="string" office:string-value="B12">
            <text:p>B12</text:p>
          </table:table-cell>
          <table:table-cell office:value-type="string">
            <text:p>name4</text:p>
          </table:table-cell>
          <table:table-cell table:formula="of:=[.AH224]+1" office:value-type="float" office:value="6">
            <text:p>6</text:p>
          </table:table-cell>
          <table:table-cell table:style-name="ce2" table:formula="of:=[.AI224]+1" office:value-type="float" office:value="3207">
            <text:p>3207</text:p>
          </table:table-cell>
          <table:table-cell table:formula="of:=DEC2HEX([.AI225])" office:value-type="string" office:string-value="C87">
            <text:p>C87</text:p>
          </table:table-cell>
          <table:table-cell office:value-type="string">
            <text:p>name4</text:p>
          </table:table-cell>
          <table:table-cell table:formula="of:=[.AL224]+1" office:value-type="float" office:value="6">
            <text:p>6</text:p>
          </table:table-cell>
          <table:table-cell table:style-name="ce2" table:formula="of:=[.AM224]+1" office:value-type="float" office:value="3580">
            <text:p>3580</text:p>
          </table:table-cell>
          <table:table-cell table:formula="of:=DEC2HEX([.AM225])" office:value-type="string" office:string-value="DFC">
            <text:p>DFC</text:p>
          </table:table-cell>
        </table:table-row>
        <table:table-row table:style-name="ro1">
          <table:table-cell office:value-type="string">
            <text:p>name5</text:p>
          </table:table-cell>
          <table:table-cell table:formula="of:=[.B225]+1" office:value-type="float" office:value="7">
            <text:p>7</text:p>
          </table:table-cell>
          <table:table-cell table:formula="of:=[.C225]+1" office:value-type="float" office:value="224">
            <text:p>224</text:p>
          </table:table-cell>
          <table:table-cell table:formula="of:=DEC2HEX([.C226])" office:value-type="string" office:string-value="E0">
            <text:p>E0</text:p>
          </table:table-cell>
          <table:table-cell office:value-type="string">
            <text:p>name5</text:p>
          </table:table-cell>
          <table:table-cell table:formula="of:=[.F225]+1" office:value-type="float" office:value="7">
            <text:p>7</text:p>
          </table:table-cell>
          <table:table-cell table:formula="of:=[.G225]+1" office:value-type="float" office:value="597">
            <text:p>597</text:p>
          </table:table-cell>
          <table:table-cell table:formula="of:=DEC2HEX([.G226])" office:value-type="string" office:string-value="255">
            <text:p>255</text:p>
          </table:table-cell>
          <table:table-cell office:value-type="string">
            <text:p>name5</text:p>
          </table:table-cell>
          <table:table-cell table:formula="of:=[.J225]+1" office:value-type="float" office:value="7">
            <text:p>7</text:p>
          </table:table-cell>
          <table:table-cell table:formula="of:=[.K225]+1" office:value-type="float" office:value="970">
            <text:p>970</text:p>
          </table:table-cell>
          <table:table-cell table:formula="of:=DEC2HEX([.K226])" office:value-type="string" office:string-value="3CA">
            <text:p>3CA</text:p>
          </table:table-cell>
          <table:table-cell office:value-type="string">
            <text:p>name5</text:p>
          </table:table-cell>
          <table:table-cell table:formula="of:=[.N225]+1" office:value-type="float" office:value="7">
            <text:p>7</text:p>
          </table:table-cell>
          <table:table-cell table:formula="of:=[.O225]+1" office:value-type="float" office:value="1343">
            <text:p>1343</text:p>
          </table:table-cell>
          <table:table-cell table:formula="of:=DEC2HEX([.O226])" office:value-type="string" office:string-value="53F">
            <text:p>53F</text:p>
          </table:table-cell>
          <table:table-cell office:value-type="string">
            <text:p>name5</text:p>
          </table:table-cell>
          <table:table-cell table:formula="of:=[.R225]+1" office:value-type="float" office:value="7">
            <text:p>7</text:p>
          </table:table-cell>
          <table:table-cell table:formula="of:=[.S225]+1" office:value-type="float" office:value="1716">
            <text:p>1716</text:p>
          </table:table-cell>
          <table:table-cell table:formula="of:=DEC2HEX([.S226])" office:value-type="string" office:string-value="6B4">
            <text:p>6B4</text:p>
          </table:table-cell>
          <table:table-cell office:value-type="string">
            <text:p>name5</text:p>
          </table:table-cell>
          <table:table-cell table:formula="of:=[.V225]+1" office:value-type="float" office:value="7">
            <text:p>7</text:p>
          </table:table-cell>
          <table:table-cell table:formula="of:=[.W225]+1" office:value-type="float" office:value="2089">
            <text:p>2089</text:p>
          </table:table-cell>
          <table:table-cell table:formula="of:=DEC2HEX([.W226])" office:value-type="string" office:string-value="829">
            <text:p>829</text:p>
          </table:table-cell>
          <table:table-cell office:value-type="string">
            <text:p>name5</text:p>
          </table:table-cell>
          <table:table-cell table:formula="of:=[.Z225]+1" office:value-type="float" office:value="7">
            <text:p>7</text:p>
          </table:table-cell>
          <table:table-cell table:style-name="ce2" table:formula="of:=[.AA225]+1" office:value-type="float" office:value="2462">
            <text:p>2462</text:p>
          </table:table-cell>
          <table:table-cell table:formula="of:=DEC2HEX([.AA226])" office:value-type="string" office:string-value="99E">
            <text:p>99E</text:p>
          </table:table-cell>
          <table:table-cell office:value-type="string">
            <text:p>name5</text:p>
          </table:table-cell>
          <table:table-cell table:formula="of:=[.AD225]+1" office:value-type="float" office:value="7">
            <text:p>7</text:p>
          </table:table-cell>
          <table:table-cell table:style-name="ce2" table:formula="of:=[.AE225]+1" office:value-type="float" office:value="2835">
            <text:p>2835</text:p>
          </table:table-cell>
          <table:table-cell table:formula="of:=DEC2HEX([.AE226])" office:value-type="string" office:string-value="B13">
            <text:p>B13</text:p>
          </table:table-cell>
          <table:table-cell office:value-type="string">
            <text:p>name5</text:p>
          </table:table-cell>
          <table:table-cell table:formula="of:=[.AH225]+1" office:value-type="float" office:value="7">
            <text:p>7</text:p>
          </table:table-cell>
          <table:table-cell table:style-name="ce2" table:formula="of:=[.AI225]+1" office:value-type="float" office:value="3208">
            <text:p>3208</text:p>
          </table:table-cell>
          <table:table-cell table:formula="of:=DEC2HEX([.AI226])" office:value-type="string" office:string-value="C88">
            <text:p>C88</text:p>
          </table:table-cell>
          <table:table-cell office:value-type="string">
            <text:p>name5</text:p>
          </table:table-cell>
          <table:table-cell table:formula="of:=[.AL225]+1" office:value-type="float" office:value="7">
            <text:p>7</text:p>
          </table:table-cell>
          <table:table-cell table:style-name="ce2" table:formula="of:=[.AM225]+1" office:value-type="float" office:value="3581">
            <text:p>3581</text:p>
          </table:table-cell>
          <table:table-cell table:formula="of:=DEC2HEX([.AM226])" office:value-type="string" office:string-value="DFD">
            <text:p>DFD</text:p>
          </table:table-cell>
        </table:table-row>
        <table:table-row table:style-name="ro1">
          <table:table-cell office:value-type="string">
            <text:p>name6</text:p>
          </table:table-cell>
          <table:table-cell table:formula="of:=[.B226]+1" office:value-type="float" office:value="8">
            <text:p>8</text:p>
          </table:table-cell>
          <table:table-cell table:formula="of:=[.C226]+1" office:value-type="float" office:value="225">
            <text:p>225</text:p>
          </table:table-cell>
          <table:table-cell table:formula="of:=DEC2HEX([.C227])" office:value-type="string" office:string-value="E1">
            <text:p>E1</text:p>
          </table:table-cell>
          <table:table-cell office:value-type="string">
            <text:p>name6</text:p>
          </table:table-cell>
          <table:table-cell table:formula="of:=[.F226]+1" office:value-type="float" office:value="8">
            <text:p>8</text:p>
          </table:table-cell>
          <table:table-cell table:formula="of:=[.G226]+1" office:value-type="float" office:value="598">
            <text:p>598</text:p>
          </table:table-cell>
          <table:table-cell table:formula="of:=DEC2HEX([.G227])" office:value-type="string" office:string-value="256">
            <text:p>256</text:p>
          </table:table-cell>
          <table:table-cell office:value-type="string">
            <text:p>name6</text:p>
          </table:table-cell>
          <table:table-cell table:formula="of:=[.J226]+1" office:value-type="float" office:value="8">
            <text:p>8</text:p>
          </table:table-cell>
          <table:table-cell table:formula="of:=[.K226]+1" office:value-type="float" office:value="971">
            <text:p>971</text:p>
          </table:table-cell>
          <table:table-cell table:formula="of:=DEC2HEX([.K227])" office:value-type="string" office:string-value="3CB">
            <text:p>3CB</text:p>
          </table:table-cell>
          <table:table-cell office:value-type="string">
            <text:p>name6</text:p>
          </table:table-cell>
          <table:table-cell table:formula="of:=[.N226]+1" office:value-type="float" office:value="8">
            <text:p>8</text:p>
          </table:table-cell>
          <table:table-cell table:formula="of:=[.O226]+1" office:value-type="float" office:value="1344">
            <text:p>1344</text:p>
          </table:table-cell>
          <table:table-cell table:formula="of:=DEC2HEX([.O227])" office:value-type="string" office:string-value="540">
            <text:p>540</text:p>
          </table:table-cell>
          <table:table-cell office:value-type="string">
            <text:p>name6</text:p>
          </table:table-cell>
          <table:table-cell table:formula="of:=[.R226]+1" office:value-type="float" office:value="8">
            <text:p>8</text:p>
          </table:table-cell>
          <table:table-cell table:formula="of:=[.S226]+1" office:value-type="float" office:value="1717">
            <text:p>1717</text:p>
          </table:table-cell>
          <table:table-cell table:formula="of:=DEC2HEX([.S227])" office:value-type="string" office:string-value="6B5">
            <text:p>6B5</text:p>
          </table:table-cell>
          <table:table-cell office:value-type="string">
            <text:p>name6</text:p>
          </table:table-cell>
          <table:table-cell table:formula="of:=[.V226]+1" office:value-type="float" office:value="8">
            <text:p>8</text:p>
          </table:table-cell>
          <table:table-cell table:formula="of:=[.W226]+1" office:value-type="float" office:value="2090">
            <text:p>2090</text:p>
          </table:table-cell>
          <table:table-cell table:formula="of:=DEC2HEX([.W227])" office:value-type="string" office:string-value="82A">
            <text:p>82A</text:p>
          </table:table-cell>
          <table:table-cell office:value-type="string">
            <text:p>name6</text:p>
          </table:table-cell>
          <table:table-cell table:formula="of:=[.Z226]+1" office:value-type="float" office:value="8">
            <text:p>8</text:p>
          </table:table-cell>
          <table:table-cell table:style-name="ce2" table:formula="of:=[.AA226]+1" office:value-type="float" office:value="2463">
            <text:p>2463</text:p>
          </table:table-cell>
          <table:table-cell table:formula="of:=DEC2HEX([.AA227])" office:value-type="string" office:string-value="99F">
            <text:p>99F</text:p>
          </table:table-cell>
          <table:table-cell office:value-type="string">
            <text:p>name6</text:p>
          </table:table-cell>
          <table:table-cell table:formula="of:=[.AD226]+1" office:value-type="float" office:value="8">
            <text:p>8</text:p>
          </table:table-cell>
          <table:table-cell table:style-name="ce2" table:formula="of:=[.AE226]+1" office:value-type="float" office:value="2836">
            <text:p>2836</text:p>
          </table:table-cell>
          <table:table-cell table:formula="of:=DEC2HEX([.AE227])" office:value-type="string" office:string-value="B14">
            <text:p>B14</text:p>
          </table:table-cell>
          <table:table-cell office:value-type="string">
            <text:p>name6</text:p>
          </table:table-cell>
          <table:table-cell table:formula="of:=[.AH226]+1" office:value-type="float" office:value="8">
            <text:p>8</text:p>
          </table:table-cell>
          <table:table-cell table:style-name="ce2" table:formula="of:=[.AI226]+1" office:value-type="float" office:value="3209">
            <text:p>3209</text:p>
          </table:table-cell>
          <table:table-cell table:formula="of:=DEC2HEX([.AI227])" office:value-type="string" office:string-value="C89">
            <text:p>C89</text:p>
          </table:table-cell>
          <table:table-cell office:value-type="string">
            <text:p>name6</text:p>
          </table:table-cell>
          <table:table-cell table:formula="of:=[.AL226]+1" office:value-type="float" office:value="8">
            <text:p>8</text:p>
          </table:table-cell>
          <table:table-cell table:style-name="ce2" table:formula="of:=[.AM226]+1" office:value-type="float" office:value="3582">
            <text:p>3582</text:p>
          </table:table-cell>
          <table:table-cell table:formula="of:=DEC2HEX([.AM227])" office:value-type="string" office:string-value="DFE">
            <text:p>DFE</text:p>
          </table:table-cell>
        </table:table-row>
        <table:table-row table:style-name="ro1">
          <table:table-cell office:value-type="string">
            <text:p>name7</text:p>
          </table:table-cell>
          <table:table-cell table:formula="of:=[.B227]+1" office:value-type="float" office:value="9">
            <text:p>9</text:p>
          </table:table-cell>
          <table:table-cell table:formula="of:=[.C227]+1" office:value-type="float" office:value="226">
            <text:p>226</text:p>
          </table:table-cell>
          <table:table-cell table:formula="of:=DEC2HEX([.C228])" office:value-type="string" office:string-value="E2">
            <text:p>E2</text:p>
          </table:table-cell>
          <table:table-cell office:value-type="string">
            <text:p>name7</text:p>
          </table:table-cell>
          <table:table-cell table:formula="of:=[.F227]+1" office:value-type="float" office:value="9">
            <text:p>9</text:p>
          </table:table-cell>
          <table:table-cell table:formula="of:=[.G227]+1" office:value-type="float" office:value="599">
            <text:p>599</text:p>
          </table:table-cell>
          <table:table-cell table:formula="of:=DEC2HEX([.G228])" office:value-type="string" office:string-value="257">
            <text:p>257</text:p>
          </table:table-cell>
          <table:table-cell office:value-type="string">
            <text:p>name7</text:p>
          </table:table-cell>
          <table:table-cell table:formula="of:=[.J227]+1" office:value-type="float" office:value="9">
            <text:p>9</text:p>
          </table:table-cell>
          <table:table-cell table:formula="of:=[.K227]+1" office:value-type="float" office:value="972">
            <text:p>972</text:p>
          </table:table-cell>
          <table:table-cell table:formula="of:=DEC2HEX([.K228])" office:value-type="string" office:string-value="3CC">
            <text:p>3CC</text:p>
          </table:table-cell>
          <table:table-cell office:value-type="string">
            <text:p>name7</text:p>
          </table:table-cell>
          <table:table-cell table:formula="of:=[.N227]+1" office:value-type="float" office:value="9">
            <text:p>9</text:p>
          </table:table-cell>
          <table:table-cell table:formula="of:=[.O227]+1" office:value-type="float" office:value="1345">
            <text:p>1345</text:p>
          </table:table-cell>
          <table:table-cell table:formula="of:=DEC2HEX([.O228])" office:value-type="string" office:string-value="541">
            <text:p>541</text:p>
          </table:table-cell>
          <table:table-cell office:value-type="string">
            <text:p>name7</text:p>
          </table:table-cell>
          <table:table-cell table:formula="of:=[.R227]+1" office:value-type="float" office:value="9">
            <text:p>9</text:p>
          </table:table-cell>
          <table:table-cell table:formula="of:=[.S227]+1" office:value-type="float" office:value="1718">
            <text:p>1718</text:p>
          </table:table-cell>
          <table:table-cell table:formula="of:=DEC2HEX([.S228])" office:value-type="string" office:string-value="6B6">
            <text:p>6B6</text:p>
          </table:table-cell>
          <table:table-cell office:value-type="string">
            <text:p>name7</text:p>
          </table:table-cell>
          <table:table-cell table:formula="of:=[.V227]+1" office:value-type="float" office:value="9">
            <text:p>9</text:p>
          </table:table-cell>
          <table:table-cell table:formula="of:=[.W227]+1" office:value-type="float" office:value="2091">
            <text:p>2091</text:p>
          </table:table-cell>
          <table:table-cell table:formula="of:=DEC2HEX([.W228])" office:value-type="string" office:string-value="82B">
            <text:p>82B</text:p>
          </table:table-cell>
          <table:table-cell office:value-type="string">
            <text:p>name7</text:p>
          </table:table-cell>
          <table:table-cell table:formula="of:=[.Z227]+1" office:value-type="float" office:value="9">
            <text:p>9</text:p>
          </table:table-cell>
          <table:table-cell table:style-name="ce2" table:formula="of:=[.AA227]+1" office:value-type="float" office:value="2464">
            <text:p>2464</text:p>
          </table:table-cell>
          <table:table-cell table:formula="of:=DEC2HEX([.AA228])" office:value-type="string" office:string-value="9A0">
            <text:p>9A0</text:p>
          </table:table-cell>
          <table:table-cell office:value-type="string">
            <text:p>name7</text:p>
          </table:table-cell>
          <table:table-cell table:formula="of:=[.AD227]+1" office:value-type="float" office:value="9">
            <text:p>9</text:p>
          </table:table-cell>
          <table:table-cell table:style-name="ce2" table:formula="of:=[.AE227]+1" office:value-type="float" office:value="2837">
            <text:p>2837</text:p>
          </table:table-cell>
          <table:table-cell table:formula="of:=DEC2HEX([.AE228])" office:value-type="string" office:string-value="B15">
            <text:p>B15</text:p>
          </table:table-cell>
          <table:table-cell office:value-type="string">
            <text:p>name7</text:p>
          </table:table-cell>
          <table:table-cell table:formula="of:=[.AH227]+1" office:value-type="float" office:value="9">
            <text:p>9</text:p>
          </table:table-cell>
          <table:table-cell table:style-name="ce2" table:formula="of:=[.AI227]+1" office:value-type="float" office:value="3210">
            <text:p>3210</text:p>
          </table:table-cell>
          <table:table-cell table:formula="of:=DEC2HEX([.AI228])" office:value-type="string" office:string-value="C8A">
            <text:p>C8A</text:p>
          </table:table-cell>
          <table:table-cell office:value-type="string">
            <text:p>name7</text:p>
          </table:table-cell>
          <table:table-cell table:formula="of:=[.AL227]+1" office:value-type="float" office:value="9">
            <text:p>9</text:p>
          </table:table-cell>
          <table:table-cell table:style-name="ce2" table:formula="of:=[.AM227]+1" office:value-type="float" office:value="3583">
            <text:p>3583</text:p>
          </table:table-cell>
          <table:table-cell table:formula="of:=DEC2HEX([.AM228])" office:value-type="string" office:string-value="DFF">
            <text:p>DFF</text:p>
          </table:table-cell>
        </table:table-row>
        <table:table-row table:style-name="ro1">
          <table:table-cell office:value-type="string">
            <text:p>name8</text:p>
          </table:table-cell>
          <table:table-cell table:formula="of:=[.B228]+1" office:value-type="float" office:value="10">
            <text:p>10</text:p>
          </table:table-cell>
          <table:table-cell table:formula="of:=[.C228]+1" office:value-type="float" office:value="227">
            <text:p>227</text:p>
          </table:table-cell>
          <table:table-cell table:formula="of:=DEC2HEX([.C229])" office:value-type="string" office:string-value="E3">
            <text:p>E3</text:p>
          </table:table-cell>
          <table:table-cell office:value-type="string">
            <text:p>name8</text:p>
          </table:table-cell>
          <table:table-cell table:formula="of:=[.F228]+1" office:value-type="float" office:value="10">
            <text:p>10</text:p>
          </table:table-cell>
          <table:table-cell table:formula="of:=[.G228]+1" office:value-type="float" office:value="600">
            <text:p>600</text:p>
          </table:table-cell>
          <table:table-cell table:formula="of:=DEC2HEX([.G229])" office:value-type="string" office:string-value="258">
            <text:p>258</text:p>
          </table:table-cell>
          <table:table-cell office:value-type="string">
            <text:p>name8</text:p>
          </table:table-cell>
          <table:table-cell table:formula="of:=[.J228]+1" office:value-type="float" office:value="10">
            <text:p>10</text:p>
          </table:table-cell>
          <table:table-cell table:formula="of:=[.K228]+1" office:value-type="float" office:value="973">
            <text:p>973</text:p>
          </table:table-cell>
          <table:table-cell table:formula="of:=DEC2HEX([.K229])" office:value-type="string" office:string-value="3CD">
            <text:p>3CD</text:p>
          </table:table-cell>
          <table:table-cell office:value-type="string">
            <text:p>name8</text:p>
          </table:table-cell>
          <table:table-cell table:formula="of:=[.N228]+1" office:value-type="float" office:value="10">
            <text:p>10</text:p>
          </table:table-cell>
          <table:table-cell table:formula="of:=[.O228]+1" office:value-type="float" office:value="1346">
            <text:p>1346</text:p>
          </table:table-cell>
          <table:table-cell table:formula="of:=DEC2HEX([.O229])" office:value-type="string" office:string-value="542">
            <text:p>542</text:p>
          </table:table-cell>
          <table:table-cell office:value-type="string">
            <text:p>name8</text:p>
          </table:table-cell>
          <table:table-cell table:formula="of:=[.R228]+1" office:value-type="float" office:value="10">
            <text:p>10</text:p>
          </table:table-cell>
          <table:table-cell table:formula="of:=[.S228]+1" office:value-type="float" office:value="1719">
            <text:p>1719</text:p>
          </table:table-cell>
          <table:table-cell table:formula="of:=DEC2HEX([.S229])" office:value-type="string" office:string-value="6B7">
            <text:p>6B7</text:p>
          </table:table-cell>
          <table:table-cell office:value-type="string">
            <text:p>name8</text:p>
          </table:table-cell>
          <table:table-cell table:formula="of:=[.V228]+1" office:value-type="float" office:value="10">
            <text:p>10</text:p>
          </table:table-cell>
          <table:table-cell table:formula="of:=[.W228]+1" office:value-type="float" office:value="2092">
            <text:p>2092</text:p>
          </table:table-cell>
          <table:table-cell table:formula="of:=DEC2HEX([.W229])" office:value-type="string" office:string-value="82C">
            <text:p>82C</text:p>
          </table:table-cell>
          <table:table-cell office:value-type="string">
            <text:p>name8</text:p>
          </table:table-cell>
          <table:table-cell table:formula="of:=[.Z228]+1" office:value-type="float" office:value="10">
            <text:p>10</text:p>
          </table:table-cell>
          <table:table-cell table:style-name="ce2" table:formula="of:=[.AA228]+1" office:value-type="float" office:value="2465">
            <text:p>2465</text:p>
          </table:table-cell>
          <table:table-cell table:formula="of:=DEC2HEX([.AA229])" office:value-type="string" office:string-value="9A1">
            <text:p>9A1</text:p>
          </table:table-cell>
          <table:table-cell office:value-type="string">
            <text:p>name8</text:p>
          </table:table-cell>
          <table:table-cell table:formula="of:=[.AD228]+1" office:value-type="float" office:value="10">
            <text:p>10</text:p>
          </table:table-cell>
          <table:table-cell table:style-name="ce2" table:formula="of:=[.AE228]+1" office:value-type="float" office:value="2838">
            <text:p>2838</text:p>
          </table:table-cell>
          <table:table-cell table:formula="of:=DEC2HEX([.AE229])" office:value-type="string" office:string-value="B16">
            <text:p>B16</text:p>
          </table:table-cell>
          <table:table-cell office:value-type="string">
            <text:p>name8</text:p>
          </table:table-cell>
          <table:table-cell table:formula="of:=[.AH228]+1" office:value-type="float" office:value="10">
            <text:p>10</text:p>
          </table:table-cell>
          <table:table-cell table:style-name="ce2" table:formula="of:=[.AI228]+1" office:value-type="float" office:value="3211">
            <text:p>3211</text:p>
          </table:table-cell>
          <table:table-cell table:formula="of:=DEC2HEX([.AI229])" office:value-type="string" office:string-value="C8B">
            <text:p>C8B</text:p>
          </table:table-cell>
          <table:table-cell office:value-type="string">
            <text:p>name8</text:p>
          </table:table-cell>
          <table:table-cell table:formula="of:=[.AL228]+1" office:value-type="float" office:value="10">
            <text:p>10</text:p>
          </table:table-cell>
          <table:table-cell table:style-name="ce2" table:formula="of:=[.AM228]+1" office:value-type="float" office:value="3584">
            <text:p>3584</text:p>
          </table:table-cell>
          <table:table-cell table:formula="of:=DEC2HEX([.AM229])" office:value-type="string" office:string-value="E00">
            <text:p>E00</text:p>
          </table:table-cell>
        </table:table-row>
        <table:table-row table:style-name="ro1">
          <table:table-cell office:value-type="string">
            <text:p>name9</text:p>
          </table:table-cell>
          <table:table-cell table:formula="of:=[.B229]+1" office:value-type="float" office:value="11">
            <text:p>11</text:p>
          </table:table-cell>
          <table:table-cell table:formula="of:=[.C229]+1" office:value-type="float" office:value="228">
            <text:p>228</text:p>
          </table:table-cell>
          <table:table-cell table:formula="of:=DEC2HEX([.C230])" office:value-type="string" office:string-value="E4">
            <text:p>E4</text:p>
          </table:table-cell>
          <table:table-cell office:value-type="string">
            <text:p>name9</text:p>
          </table:table-cell>
          <table:table-cell table:formula="of:=[.F229]+1" office:value-type="float" office:value="11">
            <text:p>11</text:p>
          </table:table-cell>
          <table:table-cell table:formula="of:=[.G229]+1" office:value-type="float" office:value="601">
            <text:p>601</text:p>
          </table:table-cell>
          <table:table-cell table:formula="of:=DEC2HEX([.G230])" office:value-type="string" office:string-value="259">
            <text:p>259</text:p>
          </table:table-cell>
          <table:table-cell office:value-type="string">
            <text:p>name9</text:p>
          </table:table-cell>
          <table:table-cell table:formula="of:=[.J229]+1" office:value-type="float" office:value="11">
            <text:p>11</text:p>
          </table:table-cell>
          <table:table-cell table:formula="of:=[.K229]+1" office:value-type="float" office:value="974">
            <text:p>974</text:p>
          </table:table-cell>
          <table:table-cell table:formula="of:=DEC2HEX([.K230])" office:value-type="string" office:string-value="3CE">
            <text:p>3CE</text:p>
          </table:table-cell>
          <table:table-cell office:value-type="string">
            <text:p>name9</text:p>
          </table:table-cell>
          <table:table-cell table:formula="of:=[.N229]+1" office:value-type="float" office:value="11">
            <text:p>11</text:p>
          </table:table-cell>
          <table:table-cell table:formula="of:=[.O229]+1" office:value-type="float" office:value="1347">
            <text:p>1347</text:p>
          </table:table-cell>
          <table:table-cell table:formula="of:=DEC2HEX([.O230])" office:value-type="string" office:string-value="543">
            <text:p>543</text:p>
          </table:table-cell>
          <table:table-cell office:value-type="string">
            <text:p>name9</text:p>
          </table:table-cell>
          <table:table-cell table:formula="of:=[.R229]+1" office:value-type="float" office:value="11">
            <text:p>11</text:p>
          </table:table-cell>
          <table:table-cell table:formula="of:=[.S229]+1" office:value-type="float" office:value="1720">
            <text:p>1720</text:p>
          </table:table-cell>
          <table:table-cell table:formula="of:=DEC2HEX([.S230])" office:value-type="string" office:string-value="6B8">
            <text:p>6B8</text:p>
          </table:table-cell>
          <table:table-cell office:value-type="string">
            <text:p>name9</text:p>
          </table:table-cell>
          <table:table-cell table:formula="of:=[.V229]+1" office:value-type="float" office:value="11">
            <text:p>11</text:p>
          </table:table-cell>
          <table:table-cell table:formula="of:=[.W229]+1" office:value-type="float" office:value="2093">
            <text:p>2093</text:p>
          </table:table-cell>
          <table:table-cell table:formula="of:=DEC2HEX([.W230])" office:value-type="string" office:string-value="82D">
            <text:p>82D</text:p>
          </table:table-cell>
          <table:table-cell office:value-type="string">
            <text:p>name9</text:p>
          </table:table-cell>
          <table:table-cell table:formula="of:=[.Z229]+1" office:value-type="float" office:value="11">
            <text:p>11</text:p>
          </table:table-cell>
          <table:table-cell table:style-name="ce2" table:formula="of:=[.AA229]+1" office:value-type="float" office:value="2466">
            <text:p>2466</text:p>
          </table:table-cell>
          <table:table-cell table:formula="of:=DEC2HEX([.AA230])" office:value-type="string" office:string-value="9A2">
            <text:p>9A2</text:p>
          </table:table-cell>
          <table:table-cell office:value-type="string">
            <text:p>name9</text:p>
          </table:table-cell>
          <table:table-cell table:formula="of:=[.AD229]+1" office:value-type="float" office:value="11">
            <text:p>11</text:p>
          </table:table-cell>
          <table:table-cell table:style-name="ce2" table:formula="of:=[.AE229]+1" office:value-type="float" office:value="2839">
            <text:p>2839</text:p>
          </table:table-cell>
          <table:table-cell table:formula="of:=DEC2HEX([.AE230])" office:value-type="string" office:string-value="B17">
            <text:p>B17</text:p>
          </table:table-cell>
          <table:table-cell office:value-type="string">
            <text:p>name9</text:p>
          </table:table-cell>
          <table:table-cell table:formula="of:=[.AH229]+1" office:value-type="float" office:value="11">
            <text:p>11</text:p>
          </table:table-cell>
          <table:table-cell table:style-name="ce2" table:formula="of:=[.AI229]+1" office:value-type="float" office:value="3212">
            <text:p>3212</text:p>
          </table:table-cell>
          <table:table-cell table:formula="of:=DEC2HEX([.AI230])" office:value-type="string" office:string-value="C8C">
            <text:p>C8C</text:p>
          </table:table-cell>
          <table:table-cell office:value-type="string">
            <text:p>name9</text:p>
          </table:table-cell>
          <table:table-cell table:formula="of:=[.AL229]+1" office:value-type="float" office:value="11">
            <text:p>11</text:p>
          </table:table-cell>
          <table:table-cell table:style-name="ce2" table:formula="of:=[.AM229]+1" office:value-type="float" office:value="3585">
            <text:p>3585</text:p>
          </table:table-cell>
          <table:table-cell table:formula="of:=DEC2HEX([.AM230])" office:value-type="string" office:string-value="E01">
            <text:p>E01</text:p>
          </table:table-cell>
        </table:table-row>
        <table:table-row table:style-name="ro1">
          <table:table-cell table:style-name="ce1" office:value-type="string">
            <text:p>DT18</text:p>
          </table:table-cell>
          <table:table-cell office:value-type="float" office:value="0">
            <text:p>0</text:p>
          </table:table-cell>
          <table:table-cell table:formula="of:=[.C230]+1" office:value-type="float" office:value="229">
            <text:p>229</text:p>
          </table:table-cell>
          <table:table-cell table:formula="of:=DEC2HEX([.C231])" office:value-type="string" office:string-value="E5">
            <text:p>E5</text:p>
          </table:table-cell>
          <table:table-cell table:style-name="ce1" office:value-type="string">
            <text:p>DT18</text:p>
          </table:table-cell>
          <table:table-cell office:value-type="float" office:value="0">
            <text:p>0</text:p>
          </table:table-cell>
          <table:table-cell table:formula="of:=[.G230]+1" office:value-type="float" office:value="602">
            <text:p>602</text:p>
          </table:table-cell>
          <table:table-cell table:formula="of:=DEC2HEX([.G231])" office:value-type="string" office:string-value="25A">
            <text:p>25A</text:p>
          </table:table-cell>
          <table:table-cell table:style-name="ce1" office:value-type="string">
            <text:p>DT18</text:p>
          </table:table-cell>
          <table:table-cell office:value-type="float" office:value="0">
            <text:p>0</text:p>
          </table:table-cell>
          <table:table-cell table:formula="of:=[.K230]+1" office:value-type="float" office:value="975">
            <text:p>975</text:p>
          </table:table-cell>
          <table:table-cell table:formula="of:=DEC2HEX([.K231])" office:value-type="string" office:string-value="3CF">
            <text:p>3CF</text:p>
          </table:table-cell>
          <table:table-cell table:style-name="ce1" office:value-type="string">
            <text:p>DT18</text:p>
          </table:table-cell>
          <table:table-cell office:value-type="float" office:value="0">
            <text:p>0</text:p>
          </table:table-cell>
          <table:table-cell table:formula="of:=[.O230]+1" office:value-type="float" office:value="1348">
            <text:p>1348</text:p>
          </table:table-cell>
          <table:table-cell table:formula="of:=DEC2HEX([.O231])" office:value-type="string" office:string-value="544">
            <text:p>544</text:p>
          </table:table-cell>
          <table:table-cell table:style-name="ce1" office:value-type="string">
            <text:p>DT18</text:p>
          </table:table-cell>
          <table:table-cell office:value-type="float" office:value="0">
            <text:p>0</text:p>
          </table:table-cell>
          <table:table-cell table:formula="of:=[.S230]+1" office:value-type="float" office:value="1721">
            <text:p>1721</text:p>
          </table:table-cell>
          <table:table-cell table:formula="of:=DEC2HEX([.S231])" office:value-type="string" office:string-value="6B9">
            <text:p>6B9</text:p>
          </table:table-cell>
          <table:table-cell table:style-name="ce1" office:value-type="string">
            <text:p>DT18</text:p>
          </table:table-cell>
          <table:table-cell office:value-type="float" office:value="0">
            <text:p>0</text:p>
          </table:table-cell>
          <table:table-cell table:formula="of:=[.W230]+1" office:value-type="float" office:value="2094">
            <text:p>2094</text:p>
          </table:table-cell>
          <table:table-cell table:formula="of:=DEC2HEX([.W231])" office:value-type="string" office:string-value="82E">
            <text:p>82E</text:p>
          </table:table-cell>
          <table:table-cell table:style-name="ce1" office:value-type="string">
            <text:p>DT18</text:p>
          </table:table-cell>
          <table:table-cell office:value-type="float" office:value="0">
            <text:p>0</text:p>
          </table:table-cell>
          <table:table-cell table:style-name="ce2" table:formula="of:=[.AA230]+1" office:value-type="float" office:value="2467">
            <text:p>2467</text:p>
          </table:table-cell>
          <table:table-cell table:formula="of:=DEC2HEX([.AA231])" office:value-type="string" office:string-value="9A3">
            <text:p>9A3</text:p>
          </table:table-cell>
          <table:table-cell table:style-name="ce1" office:value-type="string">
            <text:p>DT18</text:p>
          </table:table-cell>
          <table:table-cell office:value-type="float" office:value="0">
            <text:p>0</text:p>
          </table:table-cell>
          <table:table-cell table:style-name="ce2" table:formula="of:=[.AE230]+1" office:value-type="float" office:value="2840">
            <text:p>2840</text:p>
          </table:table-cell>
          <table:table-cell table:formula="of:=DEC2HEX([.AE231])" office:value-type="string" office:string-value="B18">
            <text:p>B18</text:p>
          </table:table-cell>
          <table:table-cell table:style-name="ce1" office:value-type="string">
            <text:p>DT18</text:p>
          </table:table-cell>
          <table:table-cell office:value-type="float" office:value="0">
            <text:p>0</text:p>
          </table:table-cell>
          <table:table-cell table:style-name="ce2" table:formula="of:=[.AI230]+1" office:value-type="float" office:value="3213">
            <text:p>3213</text:p>
          </table:table-cell>
          <table:table-cell table:formula="of:=DEC2HEX([.AI231])" office:value-type="string" office:string-value="C8D">
            <text:p>C8D</text:p>
          </table:table-cell>
          <table:table-cell table:style-name="ce1" office:value-type="string">
            <text:p>DT18</text:p>
          </table:table-cell>
          <table:table-cell office:value-type="float" office:value="0">
            <text:p>0</text:p>
          </table:table-cell>
          <table:table-cell table:style-name="ce2" table:formula="of:=[.AM230]+1" office:value-type="float" office:value="3586">
            <text:p>3586</text:p>
          </table:table-cell>
          <table:table-cell table:formula="of:=DEC2HEX([.AM231])" office:value-type="string" office:string-value="E02">
            <text:p>E02</text:p>
          </table:table-cell>
        </table:table-row>
        <table:table-row table:style-name="ro1">
          <table:table-cell office:value-type="string">
            <text:p>id</text:p>
          </table:table-cell>
          <table:table-cell table:formula="of:=[.B231]+1" office:value-type="float" office:value="1">
            <text:p>1</text:p>
          </table:table-cell>
          <table:table-cell table:formula="of:=[.C231]+1" office:value-type="float" office:value="230">
            <text:p>230</text:p>
          </table:table-cell>
          <table:table-cell table:formula="of:=DEC2HEX([.C232])" office:value-type="string" office:string-value="E6">
            <text:p>E6</text:p>
          </table:table-cell>
          <table:table-cell office:value-type="string">
            <text:p>id</text:p>
          </table:table-cell>
          <table:table-cell table:formula="of:=[.F231]+1" office:value-type="float" office:value="1">
            <text:p>1</text:p>
          </table:table-cell>
          <table:table-cell table:formula="of:=[.G231]+1" office:value-type="float" office:value="603">
            <text:p>603</text:p>
          </table:table-cell>
          <table:table-cell table:formula="of:=DEC2HEX([.G232])" office:value-type="string" office:string-value="25B">
            <text:p>25B</text:p>
          </table:table-cell>
          <table:table-cell office:value-type="string">
            <text:p>id</text:p>
          </table:table-cell>
          <table:table-cell table:formula="of:=[.J231]+1" office:value-type="float" office:value="1">
            <text:p>1</text:p>
          </table:table-cell>
          <table:table-cell table:formula="of:=[.K231]+1" office:value-type="float" office:value="976">
            <text:p>976</text:p>
          </table:table-cell>
          <table:table-cell table:formula="of:=DEC2HEX([.K232])" office:value-type="string" office:string-value="3D0">
            <text:p>3D0</text:p>
          </table:table-cell>
          <table:table-cell office:value-type="string">
            <text:p>id</text:p>
          </table:table-cell>
          <table:table-cell table:formula="of:=[.N231]+1" office:value-type="float" office:value="1">
            <text:p>1</text:p>
          </table:table-cell>
          <table:table-cell table:formula="of:=[.O231]+1" office:value-type="float" office:value="1349">
            <text:p>1349</text:p>
          </table:table-cell>
          <table:table-cell table:formula="of:=DEC2HEX([.O232])" office:value-type="string" office:string-value="545">
            <text:p>545</text:p>
          </table:table-cell>
          <table:table-cell office:value-type="string">
            <text:p>id</text:p>
          </table:table-cell>
          <table:table-cell table:formula="of:=[.R231]+1" office:value-type="float" office:value="1">
            <text:p>1</text:p>
          </table:table-cell>
          <table:table-cell table:formula="of:=[.S231]+1" office:value-type="float" office:value="1722">
            <text:p>1722</text:p>
          </table:table-cell>
          <table:table-cell table:formula="of:=DEC2HEX([.S232])" office:value-type="string" office:string-value="6BA">
            <text:p>6BA</text:p>
          </table:table-cell>
          <table:table-cell office:value-type="string">
            <text:p>id</text:p>
          </table:table-cell>
          <table:table-cell table:formula="of:=[.V231]+1" office:value-type="float" office:value="1">
            <text:p>1</text:p>
          </table:table-cell>
          <table:table-cell table:formula="of:=[.W231]+1" office:value-type="float" office:value="2095">
            <text:p>2095</text:p>
          </table:table-cell>
          <table:table-cell table:formula="of:=DEC2HEX([.W232])" office:value-type="string" office:string-value="82F">
            <text:p>82F</text:p>
          </table:table-cell>
          <table:table-cell office:value-type="string">
            <text:p>id</text:p>
          </table:table-cell>
          <table:table-cell table:formula="of:=[.Z231]+1" office:value-type="float" office:value="1">
            <text:p>1</text:p>
          </table:table-cell>
          <table:table-cell table:style-name="ce2" table:formula="of:=[.AA231]+1" office:value-type="float" office:value="2468">
            <text:p>2468</text:p>
          </table:table-cell>
          <table:table-cell table:formula="of:=DEC2HEX([.AA232])" office:value-type="string" office:string-value="9A4">
            <text:p>9A4</text:p>
          </table:table-cell>
          <table:table-cell office:value-type="string">
            <text:p>id</text:p>
          </table:table-cell>
          <table:table-cell table:formula="of:=[.AD231]+1" office:value-type="float" office:value="1">
            <text:p>1</text:p>
          </table:table-cell>
          <table:table-cell table:style-name="ce2" table:formula="of:=[.AE231]+1" office:value-type="float" office:value="2841">
            <text:p>2841</text:p>
          </table:table-cell>
          <table:table-cell table:formula="of:=DEC2HEX([.AE232])" office:value-type="string" office:string-value="B19">
            <text:p>B19</text:p>
          </table:table-cell>
          <table:table-cell office:value-type="string">
            <text:p>id</text:p>
          </table:table-cell>
          <table:table-cell table:formula="of:=[.AH231]+1" office:value-type="float" office:value="1">
            <text:p>1</text:p>
          </table:table-cell>
          <table:table-cell table:style-name="ce2" table:formula="of:=[.AI231]+1" office:value-type="float" office:value="3214">
            <text:p>3214</text:p>
          </table:table-cell>
          <table:table-cell table:formula="of:=DEC2HEX([.AI232])" office:value-type="string" office:string-value="C8E">
            <text:p>C8E</text:p>
          </table:table-cell>
          <table:table-cell office:value-type="string">
            <text:p>id</text:p>
          </table:table-cell>
          <table:table-cell table:formula="of:=[.AL231]+1" office:value-type="float" office:value="1">
            <text:p>1</text:p>
          </table:table-cell>
          <table:table-cell table:style-name="ce2" table:formula="of:=[.AM231]+1" office:value-type="float" office:value="3587">
            <text:p>3587</text:p>
          </table:table-cell>
          <table:table-cell table:formula="of:=DEC2HEX([.AM232])" office:value-type="string" office:string-value="E03">
            <text:p>E03</text:p>
          </table:table-cell>
        </table:table-row>
        <table:table-row table:style-name="ro1">
          <table:table-cell office:value-type="string">
            <text:p>name0</text:p>
          </table:table-cell>
          <table:table-cell table:formula="of:=[.B232]+1" office:value-type="float" office:value="2">
            <text:p>2</text:p>
          </table:table-cell>
          <table:table-cell table:formula="of:=[.C232]+1" office:value-type="float" office:value="231">
            <text:p>231</text:p>
          </table:table-cell>
          <table:table-cell table:formula="of:=DEC2HEX([.C233])" office:value-type="string" office:string-value="E7">
            <text:p>E7</text:p>
          </table:table-cell>
          <table:table-cell office:value-type="string">
            <text:p>name0</text:p>
          </table:table-cell>
          <table:table-cell table:formula="of:=[.F232]+1" office:value-type="float" office:value="2">
            <text:p>2</text:p>
          </table:table-cell>
          <table:table-cell table:formula="of:=[.G232]+1" office:value-type="float" office:value="604">
            <text:p>604</text:p>
          </table:table-cell>
          <table:table-cell table:formula="of:=DEC2HEX([.G233])" office:value-type="string" office:string-value="25C">
            <text:p>25C</text:p>
          </table:table-cell>
          <table:table-cell office:value-type="string">
            <text:p>name0</text:p>
          </table:table-cell>
          <table:table-cell table:formula="of:=[.J232]+1" office:value-type="float" office:value="2">
            <text:p>2</text:p>
          </table:table-cell>
          <table:table-cell table:formula="of:=[.K232]+1" office:value-type="float" office:value="977">
            <text:p>977</text:p>
          </table:table-cell>
          <table:table-cell table:formula="of:=DEC2HEX([.K233])" office:value-type="string" office:string-value="3D1">
            <text:p>3D1</text:p>
          </table:table-cell>
          <table:table-cell office:value-type="string">
            <text:p>name0</text:p>
          </table:table-cell>
          <table:table-cell table:formula="of:=[.N232]+1" office:value-type="float" office:value="2">
            <text:p>2</text:p>
          </table:table-cell>
          <table:table-cell table:formula="of:=[.O232]+1" office:value-type="float" office:value="1350">
            <text:p>1350</text:p>
          </table:table-cell>
          <table:table-cell table:formula="of:=DEC2HEX([.O233])" office:value-type="string" office:string-value="546">
            <text:p>546</text:p>
          </table:table-cell>
          <table:table-cell office:value-type="string">
            <text:p>name0</text:p>
          </table:table-cell>
          <table:table-cell table:formula="of:=[.R232]+1" office:value-type="float" office:value="2">
            <text:p>2</text:p>
          </table:table-cell>
          <table:table-cell table:formula="of:=[.S232]+1" office:value-type="float" office:value="1723">
            <text:p>1723</text:p>
          </table:table-cell>
          <table:table-cell table:formula="of:=DEC2HEX([.S233])" office:value-type="string" office:string-value="6BB">
            <text:p>6BB</text:p>
          </table:table-cell>
          <table:table-cell office:value-type="string">
            <text:p>name0</text:p>
          </table:table-cell>
          <table:table-cell table:formula="of:=[.V232]+1" office:value-type="float" office:value="2">
            <text:p>2</text:p>
          </table:table-cell>
          <table:table-cell table:formula="of:=[.W232]+1" office:value-type="float" office:value="2096">
            <text:p>2096</text:p>
          </table:table-cell>
          <table:table-cell table:formula="of:=DEC2HEX([.W233])" office:value-type="string" office:string-value="830">
            <text:p>830</text:p>
          </table:table-cell>
          <table:table-cell office:value-type="string">
            <text:p>name0</text:p>
          </table:table-cell>
          <table:table-cell table:formula="of:=[.Z232]+1" office:value-type="float" office:value="2">
            <text:p>2</text:p>
          </table:table-cell>
          <table:table-cell table:style-name="ce2" table:formula="of:=[.AA232]+1" office:value-type="float" office:value="2469">
            <text:p>2469</text:p>
          </table:table-cell>
          <table:table-cell table:formula="of:=DEC2HEX([.AA233])" office:value-type="string" office:string-value="9A5">
            <text:p>9A5</text:p>
          </table:table-cell>
          <table:table-cell office:value-type="string">
            <text:p>name0</text:p>
          </table:table-cell>
          <table:table-cell table:formula="of:=[.AD232]+1" office:value-type="float" office:value="2">
            <text:p>2</text:p>
          </table:table-cell>
          <table:table-cell table:style-name="ce2" table:formula="of:=[.AE232]+1" office:value-type="float" office:value="2842">
            <text:p>2842</text:p>
          </table:table-cell>
          <table:table-cell table:formula="of:=DEC2HEX([.AE233])" office:value-type="string" office:string-value="B1A">
            <text:p>B1A</text:p>
          </table:table-cell>
          <table:table-cell office:value-type="string">
            <text:p>name0</text:p>
          </table:table-cell>
          <table:table-cell table:formula="of:=[.AH232]+1" office:value-type="float" office:value="2">
            <text:p>2</text:p>
          </table:table-cell>
          <table:table-cell table:style-name="ce2" table:formula="of:=[.AI232]+1" office:value-type="float" office:value="3215">
            <text:p>3215</text:p>
          </table:table-cell>
          <table:table-cell table:formula="of:=DEC2HEX([.AI233])" office:value-type="string" office:string-value="C8F">
            <text:p>C8F</text:p>
          </table:table-cell>
          <table:table-cell office:value-type="string">
            <text:p>name0</text:p>
          </table:table-cell>
          <table:table-cell table:formula="of:=[.AL232]+1" office:value-type="float" office:value="2">
            <text:p>2</text:p>
          </table:table-cell>
          <table:table-cell table:style-name="ce2" table:formula="of:=[.AM232]+1" office:value-type="float" office:value="3588">
            <text:p>3588</text:p>
          </table:table-cell>
          <table:table-cell table:formula="of:=DEC2HEX([.AM233])" office:value-type="string" office:string-value="E04">
            <text:p>E04</text:p>
          </table:table-cell>
        </table:table-row>
        <table:table-row table:style-name="ro1">
          <table:table-cell office:value-type="string">
            <text:p>name1</text:p>
          </table:table-cell>
          <table:table-cell table:formula="of:=[.B233]+1" office:value-type="float" office:value="3">
            <text:p>3</text:p>
          </table:table-cell>
          <table:table-cell table:formula="of:=[.C233]+1" office:value-type="float" office:value="232">
            <text:p>232</text:p>
          </table:table-cell>
          <table:table-cell table:formula="of:=DEC2HEX([.C234])" office:value-type="string" office:string-value="E8">
            <text:p>E8</text:p>
          </table:table-cell>
          <table:table-cell office:value-type="string">
            <text:p>name1</text:p>
          </table:table-cell>
          <table:table-cell table:formula="of:=[.F233]+1" office:value-type="float" office:value="3">
            <text:p>3</text:p>
          </table:table-cell>
          <table:table-cell table:formula="of:=[.G233]+1" office:value-type="float" office:value="605">
            <text:p>605</text:p>
          </table:table-cell>
          <table:table-cell table:formula="of:=DEC2HEX([.G234])" office:value-type="string" office:string-value="25D">
            <text:p>25D</text:p>
          </table:table-cell>
          <table:table-cell office:value-type="string">
            <text:p>name1</text:p>
          </table:table-cell>
          <table:table-cell table:formula="of:=[.J233]+1" office:value-type="float" office:value="3">
            <text:p>3</text:p>
          </table:table-cell>
          <table:table-cell table:formula="of:=[.K233]+1" office:value-type="float" office:value="978">
            <text:p>978</text:p>
          </table:table-cell>
          <table:table-cell table:formula="of:=DEC2HEX([.K234])" office:value-type="string" office:string-value="3D2">
            <text:p>3D2</text:p>
          </table:table-cell>
          <table:table-cell office:value-type="string">
            <text:p>name1</text:p>
          </table:table-cell>
          <table:table-cell table:formula="of:=[.N233]+1" office:value-type="float" office:value="3">
            <text:p>3</text:p>
          </table:table-cell>
          <table:table-cell table:formula="of:=[.O233]+1" office:value-type="float" office:value="1351">
            <text:p>1351</text:p>
          </table:table-cell>
          <table:table-cell table:formula="of:=DEC2HEX([.O234])" office:value-type="string" office:string-value="547">
            <text:p>547</text:p>
          </table:table-cell>
          <table:table-cell office:value-type="string">
            <text:p>name1</text:p>
          </table:table-cell>
          <table:table-cell table:formula="of:=[.R233]+1" office:value-type="float" office:value="3">
            <text:p>3</text:p>
          </table:table-cell>
          <table:table-cell table:formula="of:=[.S233]+1" office:value-type="float" office:value="1724">
            <text:p>1724</text:p>
          </table:table-cell>
          <table:table-cell table:formula="of:=DEC2HEX([.S234])" office:value-type="string" office:string-value="6BC">
            <text:p>6BC</text:p>
          </table:table-cell>
          <table:table-cell office:value-type="string">
            <text:p>name1</text:p>
          </table:table-cell>
          <table:table-cell table:formula="of:=[.V233]+1" office:value-type="float" office:value="3">
            <text:p>3</text:p>
          </table:table-cell>
          <table:table-cell table:formula="of:=[.W233]+1" office:value-type="float" office:value="2097">
            <text:p>2097</text:p>
          </table:table-cell>
          <table:table-cell table:formula="of:=DEC2HEX([.W234])" office:value-type="string" office:string-value="831">
            <text:p>831</text:p>
          </table:table-cell>
          <table:table-cell office:value-type="string">
            <text:p>name1</text:p>
          </table:table-cell>
          <table:table-cell table:formula="of:=[.Z233]+1" office:value-type="float" office:value="3">
            <text:p>3</text:p>
          </table:table-cell>
          <table:table-cell table:style-name="ce2" table:formula="of:=[.AA233]+1" office:value-type="float" office:value="2470">
            <text:p>2470</text:p>
          </table:table-cell>
          <table:table-cell table:formula="of:=DEC2HEX([.AA234])" office:value-type="string" office:string-value="9A6">
            <text:p>9A6</text:p>
          </table:table-cell>
          <table:table-cell office:value-type="string">
            <text:p>name1</text:p>
          </table:table-cell>
          <table:table-cell table:formula="of:=[.AD233]+1" office:value-type="float" office:value="3">
            <text:p>3</text:p>
          </table:table-cell>
          <table:table-cell table:style-name="ce2" table:formula="of:=[.AE233]+1" office:value-type="float" office:value="2843">
            <text:p>2843</text:p>
          </table:table-cell>
          <table:table-cell table:formula="of:=DEC2HEX([.AE234])" office:value-type="string" office:string-value="B1B">
            <text:p>B1B</text:p>
          </table:table-cell>
          <table:table-cell office:value-type="string">
            <text:p>name1</text:p>
          </table:table-cell>
          <table:table-cell table:formula="of:=[.AH233]+1" office:value-type="float" office:value="3">
            <text:p>3</text:p>
          </table:table-cell>
          <table:table-cell table:style-name="ce2" table:formula="of:=[.AI233]+1" office:value-type="float" office:value="3216">
            <text:p>3216</text:p>
          </table:table-cell>
          <table:table-cell table:formula="of:=DEC2HEX([.AI234])" office:value-type="string" office:string-value="C90">
            <text:p>C90</text:p>
          </table:table-cell>
          <table:table-cell office:value-type="string">
            <text:p>name1</text:p>
          </table:table-cell>
          <table:table-cell table:formula="of:=[.AL233]+1" office:value-type="float" office:value="3">
            <text:p>3</text:p>
          </table:table-cell>
          <table:table-cell table:style-name="ce2" table:formula="of:=[.AM233]+1" office:value-type="float" office:value="3589">
            <text:p>3589</text:p>
          </table:table-cell>
          <table:table-cell table:formula="of:=DEC2HEX([.AM234])" office:value-type="string" office:string-value="E05">
            <text:p>E05</text:p>
          </table:table-cell>
        </table:table-row>
        <table:table-row table:style-name="ro1">
          <table:table-cell office:value-type="string">
            <text:p>name2</text:p>
          </table:table-cell>
          <table:table-cell table:formula="of:=[.B234]+1" office:value-type="float" office:value="4">
            <text:p>4</text:p>
          </table:table-cell>
          <table:table-cell table:formula="of:=[.C234]+1" office:value-type="float" office:value="233">
            <text:p>233</text:p>
          </table:table-cell>
          <table:table-cell table:formula="of:=DEC2HEX([.C235])" office:value-type="string" office:string-value="E9">
            <text:p>E9</text:p>
          </table:table-cell>
          <table:table-cell office:value-type="string">
            <text:p>name2</text:p>
          </table:table-cell>
          <table:table-cell table:formula="of:=[.F234]+1" office:value-type="float" office:value="4">
            <text:p>4</text:p>
          </table:table-cell>
          <table:table-cell table:formula="of:=[.G234]+1" office:value-type="float" office:value="606">
            <text:p>606</text:p>
          </table:table-cell>
          <table:table-cell table:formula="of:=DEC2HEX([.G235])" office:value-type="string" office:string-value="25E">
            <text:p>25E</text:p>
          </table:table-cell>
          <table:table-cell office:value-type="string">
            <text:p>name2</text:p>
          </table:table-cell>
          <table:table-cell table:formula="of:=[.J234]+1" office:value-type="float" office:value="4">
            <text:p>4</text:p>
          </table:table-cell>
          <table:table-cell table:formula="of:=[.K234]+1" office:value-type="float" office:value="979">
            <text:p>979</text:p>
          </table:table-cell>
          <table:table-cell table:formula="of:=DEC2HEX([.K235])" office:value-type="string" office:string-value="3D3">
            <text:p>3D3</text:p>
          </table:table-cell>
          <table:table-cell office:value-type="string">
            <text:p>name2</text:p>
          </table:table-cell>
          <table:table-cell table:formula="of:=[.N234]+1" office:value-type="float" office:value="4">
            <text:p>4</text:p>
          </table:table-cell>
          <table:table-cell table:formula="of:=[.O234]+1" office:value-type="float" office:value="1352">
            <text:p>1352</text:p>
          </table:table-cell>
          <table:table-cell table:formula="of:=DEC2HEX([.O235])" office:value-type="string" office:string-value="548">
            <text:p>548</text:p>
          </table:table-cell>
          <table:table-cell office:value-type="string">
            <text:p>name2</text:p>
          </table:table-cell>
          <table:table-cell table:formula="of:=[.R234]+1" office:value-type="float" office:value="4">
            <text:p>4</text:p>
          </table:table-cell>
          <table:table-cell table:formula="of:=[.S234]+1" office:value-type="float" office:value="1725">
            <text:p>1725</text:p>
          </table:table-cell>
          <table:table-cell table:formula="of:=DEC2HEX([.S235])" office:value-type="string" office:string-value="6BD">
            <text:p>6BD</text:p>
          </table:table-cell>
          <table:table-cell office:value-type="string">
            <text:p>name2</text:p>
          </table:table-cell>
          <table:table-cell table:formula="of:=[.V234]+1" office:value-type="float" office:value="4">
            <text:p>4</text:p>
          </table:table-cell>
          <table:table-cell table:formula="of:=[.W234]+1" office:value-type="float" office:value="2098">
            <text:p>2098</text:p>
          </table:table-cell>
          <table:table-cell table:formula="of:=DEC2HEX([.W235])" office:value-type="string" office:string-value="832">
            <text:p>832</text:p>
          </table:table-cell>
          <table:table-cell office:value-type="string">
            <text:p>name2</text:p>
          </table:table-cell>
          <table:table-cell table:formula="of:=[.Z234]+1" office:value-type="float" office:value="4">
            <text:p>4</text:p>
          </table:table-cell>
          <table:table-cell table:style-name="ce2" table:formula="of:=[.AA234]+1" office:value-type="float" office:value="2471">
            <text:p>2471</text:p>
          </table:table-cell>
          <table:table-cell table:formula="of:=DEC2HEX([.AA235])" office:value-type="string" office:string-value="9A7">
            <text:p>9A7</text:p>
          </table:table-cell>
          <table:table-cell office:value-type="string">
            <text:p>name2</text:p>
          </table:table-cell>
          <table:table-cell table:formula="of:=[.AD234]+1" office:value-type="float" office:value="4">
            <text:p>4</text:p>
          </table:table-cell>
          <table:table-cell table:style-name="ce2" table:formula="of:=[.AE234]+1" office:value-type="float" office:value="2844">
            <text:p>2844</text:p>
          </table:table-cell>
          <table:table-cell table:formula="of:=DEC2HEX([.AE235])" office:value-type="string" office:string-value="B1C">
            <text:p>B1C</text:p>
          </table:table-cell>
          <table:table-cell office:value-type="string">
            <text:p>name2</text:p>
          </table:table-cell>
          <table:table-cell table:formula="of:=[.AH234]+1" office:value-type="float" office:value="4">
            <text:p>4</text:p>
          </table:table-cell>
          <table:table-cell table:style-name="ce2" table:formula="of:=[.AI234]+1" office:value-type="float" office:value="3217">
            <text:p>3217</text:p>
          </table:table-cell>
          <table:table-cell table:formula="of:=DEC2HEX([.AI235])" office:value-type="string" office:string-value="C91">
            <text:p>C91</text:p>
          </table:table-cell>
          <table:table-cell office:value-type="string">
            <text:p>name2</text:p>
          </table:table-cell>
          <table:table-cell table:formula="of:=[.AL234]+1" office:value-type="float" office:value="4">
            <text:p>4</text:p>
          </table:table-cell>
          <table:table-cell table:style-name="ce2" table:formula="of:=[.AM234]+1" office:value-type="float" office:value="3590">
            <text:p>3590</text:p>
          </table:table-cell>
          <table:table-cell table:formula="of:=DEC2HEX([.AM235])" office:value-type="string" office:string-value="E06">
            <text:p>E06</text:p>
          </table:table-cell>
        </table:table-row>
        <table:table-row table:style-name="ro1">
          <table:table-cell office:value-type="string">
            <text:p>name3</text:p>
          </table:table-cell>
          <table:table-cell table:formula="of:=[.B235]+1" office:value-type="float" office:value="5">
            <text:p>5</text:p>
          </table:table-cell>
          <table:table-cell table:formula="of:=[.C235]+1" office:value-type="float" office:value="234">
            <text:p>234</text:p>
          </table:table-cell>
          <table:table-cell table:formula="of:=DEC2HEX([.C236])" office:value-type="string" office:string-value="EA">
            <text:p>EA</text:p>
          </table:table-cell>
          <table:table-cell office:value-type="string">
            <text:p>name3</text:p>
          </table:table-cell>
          <table:table-cell table:formula="of:=[.F235]+1" office:value-type="float" office:value="5">
            <text:p>5</text:p>
          </table:table-cell>
          <table:table-cell table:formula="of:=[.G235]+1" office:value-type="float" office:value="607">
            <text:p>607</text:p>
          </table:table-cell>
          <table:table-cell table:formula="of:=DEC2HEX([.G236])" office:value-type="string" office:string-value="25F">
            <text:p>25F</text:p>
          </table:table-cell>
          <table:table-cell office:value-type="string">
            <text:p>name3</text:p>
          </table:table-cell>
          <table:table-cell table:formula="of:=[.J235]+1" office:value-type="float" office:value="5">
            <text:p>5</text:p>
          </table:table-cell>
          <table:table-cell table:formula="of:=[.K235]+1" office:value-type="float" office:value="980">
            <text:p>980</text:p>
          </table:table-cell>
          <table:table-cell table:formula="of:=DEC2HEX([.K236])" office:value-type="string" office:string-value="3D4">
            <text:p>3D4</text:p>
          </table:table-cell>
          <table:table-cell office:value-type="string">
            <text:p>name3</text:p>
          </table:table-cell>
          <table:table-cell table:formula="of:=[.N235]+1" office:value-type="float" office:value="5">
            <text:p>5</text:p>
          </table:table-cell>
          <table:table-cell table:formula="of:=[.O235]+1" office:value-type="float" office:value="1353">
            <text:p>1353</text:p>
          </table:table-cell>
          <table:table-cell table:formula="of:=DEC2HEX([.O236])" office:value-type="string" office:string-value="549">
            <text:p>549</text:p>
          </table:table-cell>
          <table:table-cell office:value-type="string">
            <text:p>name3</text:p>
          </table:table-cell>
          <table:table-cell table:formula="of:=[.R235]+1" office:value-type="float" office:value="5">
            <text:p>5</text:p>
          </table:table-cell>
          <table:table-cell table:formula="of:=[.S235]+1" office:value-type="float" office:value="1726">
            <text:p>1726</text:p>
          </table:table-cell>
          <table:table-cell table:formula="of:=DEC2HEX([.S236])" office:value-type="string" office:string-value="6BE">
            <text:p>6BE</text:p>
          </table:table-cell>
          <table:table-cell office:value-type="string">
            <text:p>name3</text:p>
          </table:table-cell>
          <table:table-cell table:formula="of:=[.V235]+1" office:value-type="float" office:value="5">
            <text:p>5</text:p>
          </table:table-cell>
          <table:table-cell table:formula="of:=[.W235]+1" office:value-type="float" office:value="2099">
            <text:p>2099</text:p>
          </table:table-cell>
          <table:table-cell table:formula="of:=DEC2HEX([.W236])" office:value-type="string" office:string-value="833">
            <text:p>833</text:p>
          </table:table-cell>
          <table:table-cell office:value-type="string">
            <text:p>name3</text:p>
          </table:table-cell>
          <table:table-cell table:formula="of:=[.Z235]+1" office:value-type="float" office:value="5">
            <text:p>5</text:p>
          </table:table-cell>
          <table:table-cell table:style-name="ce2" table:formula="of:=[.AA235]+1" office:value-type="float" office:value="2472">
            <text:p>2472</text:p>
          </table:table-cell>
          <table:table-cell table:formula="of:=DEC2HEX([.AA236])" office:value-type="string" office:string-value="9A8">
            <text:p>9A8</text:p>
          </table:table-cell>
          <table:table-cell office:value-type="string">
            <text:p>name3</text:p>
          </table:table-cell>
          <table:table-cell table:formula="of:=[.AD235]+1" office:value-type="float" office:value="5">
            <text:p>5</text:p>
          </table:table-cell>
          <table:table-cell table:style-name="ce2" table:formula="of:=[.AE235]+1" office:value-type="float" office:value="2845">
            <text:p>2845</text:p>
          </table:table-cell>
          <table:table-cell table:formula="of:=DEC2HEX([.AE236])" office:value-type="string" office:string-value="B1D">
            <text:p>B1D</text:p>
          </table:table-cell>
          <table:table-cell office:value-type="string">
            <text:p>name3</text:p>
          </table:table-cell>
          <table:table-cell table:formula="of:=[.AH235]+1" office:value-type="float" office:value="5">
            <text:p>5</text:p>
          </table:table-cell>
          <table:table-cell table:style-name="ce2" table:formula="of:=[.AI235]+1" office:value-type="float" office:value="3218">
            <text:p>3218</text:p>
          </table:table-cell>
          <table:table-cell table:formula="of:=DEC2HEX([.AI236])" office:value-type="string" office:string-value="C92">
            <text:p>C92</text:p>
          </table:table-cell>
          <table:table-cell office:value-type="string">
            <text:p>name3</text:p>
          </table:table-cell>
          <table:table-cell table:formula="of:=[.AL235]+1" office:value-type="float" office:value="5">
            <text:p>5</text:p>
          </table:table-cell>
          <table:table-cell table:style-name="ce2" table:formula="of:=[.AM235]+1" office:value-type="float" office:value="3591">
            <text:p>3591</text:p>
          </table:table-cell>
          <table:table-cell table:formula="of:=DEC2HEX([.AM236])" office:value-type="string" office:string-value="E07">
            <text:p>E07</text:p>
          </table:table-cell>
        </table:table-row>
        <table:table-row table:style-name="ro1">
          <table:table-cell office:value-type="string">
            <text:p>name4</text:p>
          </table:table-cell>
          <table:table-cell table:formula="of:=[.B236]+1" office:value-type="float" office:value="6">
            <text:p>6</text:p>
          </table:table-cell>
          <table:table-cell table:formula="of:=[.C236]+1" office:value-type="float" office:value="235">
            <text:p>235</text:p>
          </table:table-cell>
          <table:table-cell table:formula="of:=DEC2HEX([.C237])" office:value-type="string" office:string-value="EB">
            <text:p>EB</text:p>
          </table:table-cell>
          <table:table-cell office:value-type="string">
            <text:p>name4</text:p>
          </table:table-cell>
          <table:table-cell table:formula="of:=[.F236]+1" office:value-type="float" office:value="6">
            <text:p>6</text:p>
          </table:table-cell>
          <table:table-cell table:formula="of:=[.G236]+1" office:value-type="float" office:value="608">
            <text:p>608</text:p>
          </table:table-cell>
          <table:table-cell table:formula="of:=DEC2HEX([.G237])" office:value-type="string" office:string-value="260">
            <text:p>260</text:p>
          </table:table-cell>
          <table:table-cell office:value-type="string">
            <text:p>name4</text:p>
          </table:table-cell>
          <table:table-cell table:formula="of:=[.J236]+1" office:value-type="float" office:value="6">
            <text:p>6</text:p>
          </table:table-cell>
          <table:table-cell table:formula="of:=[.K236]+1" office:value-type="float" office:value="981">
            <text:p>981</text:p>
          </table:table-cell>
          <table:table-cell table:formula="of:=DEC2HEX([.K237])" office:value-type="string" office:string-value="3D5">
            <text:p>3D5</text:p>
          </table:table-cell>
          <table:table-cell office:value-type="string">
            <text:p>name4</text:p>
          </table:table-cell>
          <table:table-cell table:formula="of:=[.N236]+1" office:value-type="float" office:value="6">
            <text:p>6</text:p>
          </table:table-cell>
          <table:table-cell table:formula="of:=[.O236]+1" office:value-type="float" office:value="1354">
            <text:p>1354</text:p>
          </table:table-cell>
          <table:table-cell table:formula="of:=DEC2HEX([.O237])" office:value-type="string" office:string-value="54A">
            <text:p>54A</text:p>
          </table:table-cell>
          <table:table-cell office:value-type="string">
            <text:p>name4</text:p>
          </table:table-cell>
          <table:table-cell table:formula="of:=[.R236]+1" office:value-type="float" office:value="6">
            <text:p>6</text:p>
          </table:table-cell>
          <table:table-cell table:formula="of:=[.S236]+1" office:value-type="float" office:value="1727">
            <text:p>1727</text:p>
          </table:table-cell>
          <table:table-cell table:formula="of:=DEC2HEX([.S237])" office:value-type="string" office:string-value="6BF">
            <text:p>6BF</text:p>
          </table:table-cell>
          <table:table-cell office:value-type="string">
            <text:p>name4</text:p>
          </table:table-cell>
          <table:table-cell table:formula="of:=[.V236]+1" office:value-type="float" office:value="6">
            <text:p>6</text:p>
          </table:table-cell>
          <table:table-cell table:formula="of:=[.W236]+1" office:value-type="float" office:value="2100">
            <text:p>2100</text:p>
          </table:table-cell>
          <table:table-cell table:formula="of:=DEC2HEX([.W237])" office:value-type="string" office:string-value="834">
            <text:p>834</text:p>
          </table:table-cell>
          <table:table-cell office:value-type="string">
            <text:p>name4</text:p>
          </table:table-cell>
          <table:table-cell table:formula="of:=[.Z236]+1" office:value-type="float" office:value="6">
            <text:p>6</text:p>
          </table:table-cell>
          <table:table-cell table:style-name="ce2" table:formula="of:=[.AA236]+1" office:value-type="float" office:value="2473">
            <text:p>2473</text:p>
          </table:table-cell>
          <table:table-cell table:formula="of:=DEC2HEX([.AA237])" office:value-type="string" office:string-value="9A9">
            <text:p>9A9</text:p>
          </table:table-cell>
          <table:table-cell office:value-type="string">
            <text:p>name4</text:p>
          </table:table-cell>
          <table:table-cell table:formula="of:=[.AD236]+1" office:value-type="float" office:value="6">
            <text:p>6</text:p>
          </table:table-cell>
          <table:table-cell table:style-name="ce2" table:formula="of:=[.AE236]+1" office:value-type="float" office:value="2846">
            <text:p>2846</text:p>
          </table:table-cell>
          <table:table-cell table:formula="of:=DEC2HEX([.AE237])" office:value-type="string" office:string-value="B1E">
            <text:p>B1E</text:p>
          </table:table-cell>
          <table:table-cell office:value-type="string">
            <text:p>name4</text:p>
          </table:table-cell>
          <table:table-cell table:formula="of:=[.AH236]+1" office:value-type="float" office:value="6">
            <text:p>6</text:p>
          </table:table-cell>
          <table:table-cell table:style-name="ce2" table:formula="of:=[.AI236]+1" office:value-type="float" office:value="3219">
            <text:p>3219</text:p>
          </table:table-cell>
          <table:table-cell table:formula="of:=DEC2HEX([.AI237])" office:value-type="string" office:string-value="C93">
            <text:p>C93</text:p>
          </table:table-cell>
          <table:table-cell office:value-type="string">
            <text:p>name4</text:p>
          </table:table-cell>
          <table:table-cell table:formula="of:=[.AL236]+1" office:value-type="float" office:value="6">
            <text:p>6</text:p>
          </table:table-cell>
          <table:table-cell table:style-name="ce2" table:formula="of:=[.AM236]+1" office:value-type="float" office:value="3592">
            <text:p>3592</text:p>
          </table:table-cell>
          <table:table-cell table:formula="of:=DEC2HEX([.AM237])" office:value-type="string" office:string-value="E08">
            <text:p>E08</text:p>
          </table:table-cell>
        </table:table-row>
        <table:table-row table:style-name="ro1">
          <table:table-cell office:value-type="string">
            <text:p>name5</text:p>
          </table:table-cell>
          <table:table-cell table:formula="of:=[.B237]+1" office:value-type="float" office:value="7">
            <text:p>7</text:p>
          </table:table-cell>
          <table:table-cell table:formula="of:=[.C237]+1" office:value-type="float" office:value="236">
            <text:p>236</text:p>
          </table:table-cell>
          <table:table-cell table:formula="of:=DEC2HEX([.C238])" office:value-type="string" office:string-value="EC">
            <text:p>EC</text:p>
          </table:table-cell>
          <table:table-cell office:value-type="string">
            <text:p>name5</text:p>
          </table:table-cell>
          <table:table-cell table:formula="of:=[.F237]+1" office:value-type="float" office:value="7">
            <text:p>7</text:p>
          </table:table-cell>
          <table:table-cell table:formula="of:=[.G237]+1" office:value-type="float" office:value="609">
            <text:p>609</text:p>
          </table:table-cell>
          <table:table-cell table:formula="of:=DEC2HEX([.G238])" office:value-type="string" office:string-value="261">
            <text:p>261</text:p>
          </table:table-cell>
          <table:table-cell office:value-type="string">
            <text:p>name5</text:p>
          </table:table-cell>
          <table:table-cell table:formula="of:=[.J237]+1" office:value-type="float" office:value="7">
            <text:p>7</text:p>
          </table:table-cell>
          <table:table-cell table:formula="of:=[.K237]+1" office:value-type="float" office:value="982">
            <text:p>982</text:p>
          </table:table-cell>
          <table:table-cell table:formula="of:=DEC2HEX([.K238])" office:value-type="string" office:string-value="3D6">
            <text:p>3D6</text:p>
          </table:table-cell>
          <table:table-cell office:value-type="string">
            <text:p>name5</text:p>
          </table:table-cell>
          <table:table-cell table:formula="of:=[.N237]+1" office:value-type="float" office:value="7">
            <text:p>7</text:p>
          </table:table-cell>
          <table:table-cell table:formula="of:=[.O237]+1" office:value-type="float" office:value="1355">
            <text:p>1355</text:p>
          </table:table-cell>
          <table:table-cell table:formula="of:=DEC2HEX([.O238])" office:value-type="string" office:string-value="54B">
            <text:p>54B</text:p>
          </table:table-cell>
          <table:table-cell office:value-type="string">
            <text:p>name5</text:p>
          </table:table-cell>
          <table:table-cell table:formula="of:=[.R237]+1" office:value-type="float" office:value="7">
            <text:p>7</text:p>
          </table:table-cell>
          <table:table-cell table:formula="of:=[.S237]+1" office:value-type="float" office:value="1728">
            <text:p>1728</text:p>
          </table:table-cell>
          <table:table-cell table:formula="of:=DEC2HEX([.S238])" office:value-type="string" office:string-value="6C0">
            <text:p>6C0</text:p>
          </table:table-cell>
          <table:table-cell office:value-type="string">
            <text:p>name5</text:p>
          </table:table-cell>
          <table:table-cell table:formula="of:=[.V237]+1" office:value-type="float" office:value="7">
            <text:p>7</text:p>
          </table:table-cell>
          <table:table-cell table:formula="of:=[.W237]+1" office:value-type="float" office:value="2101">
            <text:p>2101</text:p>
          </table:table-cell>
          <table:table-cell table:formula="of:=DEC2HEX([.W238])" office:value-type="string" office:string-value="835">
            <text:p>835</text:p>
          </table:table-cell>
          <table:table-cell office:value-type="string">
            <text:p>name5</text:p>
          </table:table-cell>
          <table:table-cell table:formula="of:=[.Z237]+1" office:value-type="float" office:value="7">
            <text:p>7</text:p>
          </table:table-cell>
          <table:table-cell table:style-name="ce2" table:formula="of:=[.AA237]+1" office:value-type="float" office:value="2474">
            <text:p>2474</text:p>
          </table:table-cell>
          <table:table-cell table:formula="of:=DEC2HEX([.AA238])" office:value-type="string" office:string-value="9AA">
            <text:p>9AA</text:p>
          </table:table-cell>
          <table:table-cell office:value-type="string">
            <text:p>name5</text:p>
          </table:table-cell>
          <table:table-cell table:formula="of:=[.AD237]+1" office:value-type="float" office:value="7">
            <text:p>7</text:p>
          </table:table-cell>
          <table:table-cell table:style-name="ce2" table:formula="of:=[.AE237]+1" office:value-type="float" office:value="2847">
            <text:p>2847</text:p>
          </table:table-cell>
          <table:table-cell table:formula="of:=DEC2HEX([.AE238])" office:value-type="string" office:string-value="B1F">
            <text:p>B1F</text:p>
          </table:table-cell>
          <table:table-cell office:value-type="string">
            <text:p>name5</text:p>
          </table:table-cell>
          <table:table-cell table:formula="of:=[.AH237]+1" office:value-type="float" office:value="7">
            <text:p>7</text:p>
          </table:table-cell>
          <table:table-cell table:style-name="ce2" table:formula="of:=[.AI237]+1" office:value-type="float" office:value="3220">
            <text:p>3220</text:p>
          </table:table-cell>
          <table:table-cell table:formula="of:=DEC2HEX([.AI238])" office:value-type="string" office:string-value="C94">
            <text:p>C94</text:p>
          </table:table-cell>
          <table:table-cell office:value-type="string">
            <text:p>name5</text:p>
          </table:table-cell>
          <table:table-cell table:formula="of:=[.AL237]+1" office:value-type="float" office:value="7">
            <text:p>7</text:p>
          </table:table-cell>
          <table:table-cell table:style-name="ce2" table:formula="of:=[.AM237]+1" office:value-type="float" office:value="3593">
            <text:p>3593</text:p>
          </table:table-cell>
          <table:table-cell table:formula="of:=DEC2HEX([.AM238])" office:value-type="string" office:string-value="E09">
            <text:p>E09</text:p>
          </table:table-cell>
        </table:table-row>
        <table:table-row table:style-name="ro1">
          <table:table-cell office:value-type="string">
            <text:p>name6</text:p>
          </table:table-cell>
          <table:table-cell table:formula="of:=[.B238]+1" office:value-type="float" office:value="8">
            <text:p>8</text:p>
          </table:table-cell>
          <table:table-cell table:formula="of:=[.C238]+1" office:value-type="float" office:value="237">
            <text:p>237</text:p>
          </table:table-cell>
          <table:table-cell table:formula="of:=DEC2HEX([.C239])" office:value-type="string" office:string-value="ED">
            <text:p>ED</text:p>
          </table:table-cell>
          <table:table-cell office:value-type="string">
            <text:p>name6</text:p>
          </table:table-cell>
          <table:table-cell table:formula="of:=[.F238]+1" office:value-type="float" office:value="8">
            <text:p>8</text:p>
          </table:table-cell>
          <table:table-cell table:formula="of:=[.G238]+1" office:value-type="float" office:value="610">
            <text:p>610</text:p>
          </table:table-cell>
          <table:table-cell table:formula="of:=DEC2HEX([.G239])" office:value-type="string" office:string-value="262">
            <text:p>262</text:p>
          </table:table-cell>
          <table:table-cell office:value-type="string">
            <text:p>name6</text:p>
          </table:table-cell>
          <table:table-cell table:formula="of:=[.J238]+1" office:value-type="float" office:value="8">
            <text:p>8</text:p>
          </table:table-cell>
          <table:table-cell table:formula="of:=[.K238]+1" office:value-type="float" office:value="983">
            <text:p>983</text:p>
          </table:table-cell>
          <table:table-cell table:formula="of:=DEC2HEX([.K239])" office:value-type="string" office:string-value="3D7">
            <text:p>3D7</text:p>
          </table:table-cell>
          <table:table-cell office:value-type="string">
            <text:p>name6</text:p>
          </table:table-cell>
          <table:table-cell table:formula="of:=[.N238]+1" office:value-type="float" office:value="8">
            <text:p>8</text:p>
          </table:table-cell>
          <table:table-cell table:formula="of:=[.O238]+1" office:value-type="float" office:value="1356">
            <text:p>1356</text:p>
          </table:table-cell>
          <table:table-cell table:formula="of:=DEC2HEX([.O239])" office:value-type="string" office:string-value="54C">
            <text:p>54C</text:p>
          </table:table-cell>
          <table:table-cell office:value-type="string">
            <text:p>name6</text:p>
          </table:table-cell>
          <table:table-cell table:formula="of:=[.R238]+1" office:value-type="float" office:value="8">
            <text:p>8</text:p>
          </table:table-cell>
          <table:table-cell table:formula="of:=[.S238]+1" office:value-type="float" office:value="1729">
            <text:p>1729</text:p>
          </table:table-cell>
          <table:table-cell table:formula="of:=DEC2HEX([.S239])" office:value-type="string" office:string-value="6C1">
            <text:p>6C1</text:p>
          </table:table-cell>
          <table:table-cell office:value-type="string">
            <text:p>name6</text:p>
          </table:table-cell>
          <table:table-cell table:formula="of:=[.V238]+1" office:value-type="float" office:value="8">
            <text:p>8</text:p>
          </table:table-cell>
          <table:table-cell table:formula="of:=[.W238]+1" office:value-type="float" office:value="2102">
            <text:p>2102</text:p>
          </table:table-cell>
          <table:table-cell table:formula="of:=DEC2HEX([.W239])" office:value-type="string" office:string-value="836">
            <text:p>836</text:p>
          </table:table-cell>
          <table:table-cell office:value-type="string">
            <text:p>name6</text:p>
          </table:table-cell>
          <table:table-cell table:formula="of:=[.Z238]+1" office:value-type="float" office:value="8">
            <text:p>8</text:p>
          </table:table-cell>
          <table:table-cell table:style-name="ce2" table:formula="of:=[.AA238]+1" office:value-type="float" office:value="2475">
            <text:p>2475</text:p>
          </table:table-cell>
          <table:table-cell table:formula="of:=DEC2HEX([.AA239])" office:value-type="string" office:string-value="9AB">
            <text:p>9AB</text:p>
          </table:table-cell>
          <table:table-cell office:value-type="string">
            <text:p>name6</text:p>
          </table:table-cell>
          <table:table-cell table:formula="of:=[.AD238]+1" office:value-type="float" office:value="8">
            <text:p>8</text:p>
          </table:table-cell>
          <table:table-cell table:style-name="ce2" table:formula="of:=[.AE238]+1" office:value-type="float" office:value="2848">
            <text:p>2848</text:p>
          </table:table-cell>
          <table:table-cell table:formula="of:=DEC2HEX([.AE239])" office:value-type="string" office:string-value="B20">
            <text:p>B20</text:p>
          </table:table-cell>
          <table:table-cell office:value-type="string">
            <text:p>name6</text:p>
          </table:table-cell>
          <table:table-cell table:formula="of:=[.AH238]+1" office:value-type="float" office:value="8">
            <text:p>8</text:p>
          </table:table-cell>
          <table:table-cell table:style-name="ce2" table:formula="of:=[.AI238]+1" office:value-type="float" office:value="3221">
            <text:p>3221</text:p>
          </table:table-cell>
          <table:table-cell table:formula="of:=DEC2HEX([.AI239])" office:value-type="string" office:string-value="C95">
            <text:p>C95</text:p>
          </table:table-cell>
          <table:table-cell office:value-type="string">
            <text:p>name6</text:p>
          </table:table-cell>
          <table:table-cell table:formula="of:=[.AL238]+1" office:value-type="float" office:value="8">
            <text:p>8</text:p>
          </table:table-cell>
          <table:table-cell table:style-name="ce2" table:formula="of:=[.AM238]+1" office:value-type="float" office:value="3594">
            <text:p>3594</text:p>
          </table:table-cell>
          <table:table-cell table:formula="of:=DEC2HEX([.AM239])" office:value-type="string" office:string-value="E0A">
            <text:p>E0A</text:p>
          </table:table-cell>
        </table:table-row>
        <table:table-row table:style-name="ro1">
          <table:table-cell office:value-type="string">
            <text:p>name7</text:p>
          </table:table-cell>
          <table:table-cell table:formula="of:=[.B239]+1" office:value-type="float" office:value="9">
            <text:p>9</text:p>
          </table:table-cell>
          <table:table-cell table:formula="of:=[.C239]+1" office:value-type="float" office:value="238">
            <text:p>238</text:p>
          </table:table-cell>
          <table:table-cell table:formula="of:=DEC2HEX([.C240])" office:value-type="string" office:string-value="EE">
            <text:p>EE</text:p>
          </table:table-cell>
          <table:table-cell office:value-type="string">
            <text:p>name7</text:p>
          </table:table-cell>
          <table:table-cell table:formula="of:=[.F239]+1" office:value-type="float" office:value="9">
            <text:p>9</text:p>
          </table:table-cell>
          <table:table-cell table:formula="of:=[.G239]+1" office:value-type="float" office:value="611">
            <text:p>611</text:p>
          </table:table-cell>
          <table:table-cell table:formula="of:=DEC2HEX([.G240])" office:value-type="string" office:string-value="263">
            <text:p>263</text:p>
          </table:table-cell>
          <table:table-cell office:value-type="string">
            <text:p>name7</text:p>
          </table:table-cell>
          <table:table-cell table:formula="of:=[.J239]+1" office:value-type="float" office:value="9">
            <text:p>9</text:p>
          </table:table-cell>
          <table:table-cell table:formula="of:=[.K239]+1" office:value-type="float" office:value="984">
            <text:p>984</text:p>
          </table:table-cell>
          <table:table-cell table:formula="of:=DEC2HEX([.K240])" office:value-type="string" office:string-value="3D8">
            <text:p>3D8</text:p>
          </table:table-cell>
          <table:table-cell office:value-type="string">
            <text:p>name7</text:p>
          </table:table-cell>
          <table:table-cell table:formula="of:=[.N239]+1" office:value-type="float" office:value="9">
            <text:p>9</text:p>
          </table:table-cell>
          <table:table-cell table:formula="of:=[.O239]+1" office:value-type="float" office:value="1357">
            <text:p>1357</text:p>
          </table:table-cell>
          <table:table-cell table:formula="of:=DEC2HEX([.O240])" office:value-type="string" office:string-value="54D">
            <text:p>54D</text:p>
          </table:table-cell>
          <table:table-cell office:value-type="string">
            <text:p>name7</text:p>
          </table:table-cell>
          <table:table-cell table:formula="of:=[.R239]+1" office:value-type="float" office:value="9">
            <text:p>9</text:p>
          </table:table-cell>
          <table:table-cell table:formula="of:=[.S239]+1" office:value-type="float" office:value="1730">
            <text:p>1730</text:p>
          </table:table-cell>
          <table:table-cell table:formula="of:=DEC2HEX([.S240])" office:value-type="string" office:string-value="6C2">
            <text:p>6C2</text:p>
          </table:table-cell>
          <table:table-cell office:value-type="string">
            <text:p>name7</text:p>
          </table:table-cell>
          <table:table-cell table:formula="of:=[.V239]+1" office:value-type="float" office:value="9">
            <text:p>9</text:p>
          </table:table-cell>
          <table:table-cell table:formula="of:=[.W239]+1" office:value-type="float" office:value="2103">
            <text:p>2103</text:p>
          </table:table-cell>
          <table:table-cell table:formula="of:=DEC2HEX([.W240])" office:value-type="string" office:string-value="837">
            <text:p>837</text:p>
          </table:table-cell>
          <table:table-cell office:value-type="string">
            <text:p>name7</text:p>
          </table:table-cell>
          <table:table-cell table:formula="of:=[.Z239]+1" office:value-type="float" office:value="9">
            <text:p>9</text:p>
          </table:table-cell>
          <table:table-cell table:style-name="ce2" table:formula="of:=[.AA239]+1" office:value-type="float" office:value="2476">
            <text:p>2476</text:p>
          </table:table-cell>
          <table:table-cell table:formula="of:=DEC2HEX([.AA240])" office:value-type="string" office:string-value="9AC">
            <text:p>9AC</text:p>
          </table:table-cell>
          <table:table-cell office:value-type="string">
            <text:p>name7</text:p>
          </table:table-cell>
          <table:table-cell table:formula="of:=[.AD239]+1" office:value-type="float" office:value="9">
            <text:p>9</text:p>
          </table:table-cell>
          <table:table-cell table:style-name="ce2" table:formula="of:=[.AE239]+1" office:value-type="float" office:value="2849">
            <text:p>2849</text:p>
          </table:table-cell>
          <table:table-cell table:formula="of:=DEC2HEX([.AE240])" office:value-type="string" office:string-value="B21">
            <text:p>B21</text:p>
          </table:table-cell>
          <table:table-cell office:value-type="string">
            <text:p>name7</text:p>
          </table:table-cell>
          <table:table-cell table:formula="of:=[.AH239]+1" office:value-type="float" office:value="9">
            <text:p>9</text:p>
          </table:table-cell>
          <table:table-cell table:style-name="ce2" table:formula="of:=[.AI239]+1" office:value-type="float" office:value="3222">
            <text:p>3222</text:p>
          </table:table-cell>
          <table:table-cell table:formula="of:=DEC2HEX([.AI240])" office:value-type="string" office:string-value="C96">
            <text:p>C96</text:p>
          </table:table-cell>
          <table:table-cell office:value-type="string">
            <text:p>name7</text:p>
          </table:table-cell>
          <table:table-cell table:formula="of:=[.AL239]+1" office:value-type="float" office:value="9">
            <text:p>9</text:p>
          </table:table-cell>
          <table:table-cell table:style-name="ce2" table:formula="of:=[.AM239]+1" office:value-type="float" office:value="3595">
            <text:p>3595</text:p>
          </table:table-cell>
          <table:table-cell table:formula="of:=DEC2HEX([.AM240])" office:value-type="string" office:string-value="E0B">
            <text:p>E0B</text:p>
          </table:table-cell>
        </table:table-row>
        <table:table-row table:style-name="ro1">
          <table:table-cell office:value-type="string">
            <text:p>name8</text:p>
          </table:table-cell>
          <table:table-cell table:formula="of:=[.B240]+1" office:value-type="float" office:value="10">
            <text:p>10</text:p>
          </table:table-cell>
          <table:table-cell table:formula="of:=[.C240]+1" office:value-type="float" office:value="239">
            <text:p>239</text:p>
          </table:table-cell>
          <table:table-cell table:formula="of:=DEC2HEX([.C241])" office:value-type="string" office:string-value="EF">
            <text:p>EF</text:p>
          </table:table-cell>
          <table:table-cell office:value-type="string">
            <text:p>name8</text:p>
          </table:table-cell>
          <table:table-cell table:formula="of:=[.F240]+1" office:value-type="float" office:value="10">
            <text:p>10</text:p>
          </table:table-cell>
          <table:table-cell table:formula="of:=[.G240]+1" office:value-type="float" office:value="612">
            <text:p>612</text:p>
          </table:table-cell>
          <table:table-cell table:formula="of:=DEC2HEX([.G241])" office:value-type="string" office:string-value="264">
            <text:p>264</text:p>
          </table:table-cell>
          <table:table-cell office:value-type="string">
            <text:p>name8</text:p>
          </table:table-cell>
          <table:table-cell table:formula="of:=[.J240]+1" office:value-type="float" office:value="10">
            <text:p>10</text:p>
          </table:table-cell>
          <table:table-cell table:formula="of:=[.K240]+1" office:value-type="float" office:value="985">
            <text:p>985</text:p>
          </table:table-cell>
          <table:table-cell table:formula="of:=DEC2HEX([.K241])" office:value-type="string" office:string-value="3D9">
            <text:p>3D9</text:p>
          </table:table-cell>
          <table:table-cell office:value-type="string">
            <text:p>name8</text:p>
          </table:table-cell>
          <table:table-cell table:formula="of:=[.N240]+1" office:value-type="float" office:value="10">
            <text:p>10</text:p>
          </table:table-cell>
          <table:table-cell table:formula="of:=[.O240]+1" office:value-type="float" office:value="1358">
            <text:p>1358</text:p>
          </table:table-cell>
          <table:table-cell table:formula="of:=DEC2HEX([.O241])" office:value-type="string" office:string-value="54E">
            <text:p>54E</text:p>
          </table:table-cell>
          <table:table-cell office:value-type="string">
            <text:p>name8</text:p>
          </table:table-cell>
          <table:table-cell table:formula="of:=[.R240]+1" office:value-type="float" office:value="10">
            <text:p>10</text:p>
          </table:table-cell>
          <table:table-cell table:formula="of:=[.S240]+1" office:value-type="float" office:value="1731">
            <text:p>1731</text:p>
          </table:table-cell>
          <table:table-cell table:formula="of:=DEC2HEX([.S241])" office:value-type="string" office:string-value="6C3">
            <text:p>6C3</text:p>
          </table:table-cell>
          <table:table-cell office:value-type="string">
            <text:p>name8</text:p>
          </table:table-cell>
          <table:table-cell table:formula="of:=[.V240]+1" office:value-type="float" office:value="10">
            <text:p>10</text:p>
          </table:table-cell>
          <table:table-cell table:formula="of:=[.W240]+1" office:value-type="float" office:value="2104">
            <text:p>2104</text:p>
          </table:table-cell>
          <table:table-cell table:formula="of:=DEC2HEX([.W241])" office:value-type="string" office:string-value="838">
            <text:p>838</text:p>
          </table:table-cell>
          <table:table-cell office:value-type="string">
            <text:p>name8</text:p>
          </table:table-cell>
          <table:table-cell table:formula="of:=[.Z240]+1" office:value-type="float" office:value="10">
            <text:p>10</text:p>
          </table:table-cell>
          <table:table-cell table:style-name="ce2" table:formula="of:=[.AA240]+1" office:value-type="float" office:value="2477">
            <text:p>2477</text:p>
          </table:table-cell>
          <table:table-cell table:formula="of:=DEC2HEX([.AA241])" office:value-type="string" office:string-value="9AD">
            <text:p>9AD</text:p>
          </table:table-cell>
          <table:table-cell office:value-type="string">
            <text:p>name8</text:p>
          </table:table-cell>
          <table:table-cell table:formula="of:=[.AD240]+1" office:value-type="float" office:value="10">
            <text:p>10</text:p>
          </table:table-cell>
          <table:table-cell table:style-name="ce2" table:formula="of:=[.AE240]+1" office:value-type="float" office:value="2850">
            <text:p>2850</text:p>
          </table:table-cell>
          <table:table-cell table:formula="of:=DEC2HEX([.AE241])" office:value-type="string" office:string-value="B22">
            <text:p>B22</text:p>
          </table:table-cell>
          <table:table-cell office:value-type="string">
            <text:p>name8</text:p>
          </table:table-cell>
          <table:table-cell table:formula="of:=[.AH240]+1" office:value-type="float" office:value="10">
            <text:p>10</text:p>
          </table:table-cell>
          <table:table-cell table:style-name="ce2" table:formula="of:=[.AI240]+1" office:value-type="float" office:value="3223">
            <text:p>3223</text:p>
          </table:table-cell>
          <table:table-cell table:formula="of:=DEC2HEX([.AI241])" office:value-type="string" office:string-value="C97">
            <text:p>C97</text:p>
          </table:table-cell>
          <table:table-cell office:value-type="string">
            <text:p>name8</text:p>
          </table:table-cell>
          <table:table-cell table:formula="of:=[.AL240]+1" office:value-type="float" office:value="10">
            <text:p>10</text:p>
          </table:table-cell>
          <table:table-cell table:style-name="ce2" table:formula="of:=[.AM240]+1" office:value-type="float" office:value="3596">
            <text:p>3596</text:p>
          </table:table-cell>
          <table:table-cell table:formula="of:=DEC2HEX([.AM241])" office:value-type="string" office:string-value="E0C">
            <text:p>E0C</text:p>
          </table:table-cell>
        </table:table-row>
        <table:table-row table:style-name="ro1">
          <table:table-cell office:value-type="string">
            <text:p>name9</text:p>
          </table:table-cell>
          <table:table-cell table:formula="of:=[.B241]+1" office:value-type="float" office:value="11">
            <text:p>11</text:p>
          </table:table-cell>
          <table:table-cell table:formula="of:=[.C241]+1" office:value-type="float" office:value="240">
            <text:p>240</text:p>
          </table:table-cell>
          <table:table-cell table:formula="of:=DEC2HEX([.C242])" office:value-type="string" office:string-value="F0">
            <text:p>F0</text:p>
          </table:table-cell>
          <table:table-cell office:value-type="string">
            <text:p>name9</text:p>
          </table:table-cell>
          <table:table-cell table:formula="of:=[.F241]+1" office:value-type="float" office:value="11">
            <text:p>11</text:p>
          </table:table-cell>
          <table:table-cell table:formula="of:=[.G241]+1" office:value-type="float" office:value="613">
            <text:p>613</text:p>
          </table:table-cell>
          <table:table-cell table:formula="of:=DEC2HEX([.G242])" office:value-type="string" office:string-value="265">
            <text:p>265</text:p>
          </table:table-cell>
          <table:table-cell office:value-type="string">
            <text:p>name9</text:p>
          </table:table-cell>
          <table:table-cell table:formula="of:=[.J241]+1" office:value-type="float" office:value="11">
            <text:p>11</text:p>
          </table:table-cell>
          <table:table-cell table:formula="of:=[.K241]+1" office:value-type="float" office:value="986">
            <text:p>986</text:p>
          </table:table-cell>
          <table:table-cell table:formula="of:=DEC2HEX([.K242])" office:value-type="string" office:string-value="3DA">
            <text:p>3DA</text:p>
          </table:table-cell>
          <table:table-cell office:value-type="string">
            <text:p>name9</text:p>
          </table:table-cell>
          <table:table-cell table:formula="of:=[.N241]+1" office:value-type="float" office:value="11">
            <text:p>11</text:p>
          </table:table-cell>
          <table:table-cell table:formula="of:=[.O241]+1" office:value-type="float" office:value="1359">
            <text:p>1359</text:p>
          </table:table-cell>
          <table:table-cell table:formula="of:=DEC2HEX([.O242])" office:value-type="string" office:string-value="54F">
            <text:p>54F</text:p>
          </table:table-cell>
          <table:table-cell office:value-type="string">
            <text:p>name9</text:p>
          </table:table-cell>
          <table:table-cell table:formula="of:=[.R241]+1" office:value-type="float" office:value="11">
            <text:p>11</text:p>
          </table:table-cell>
          <table:table-cell table:formula="of:=[.S241]+1" office:value-type="float" office:value="1732">
            <text:p>1732</text:p>
          </table:table-cell>
          <table:table-cell table:formula="of:=DEC2HEX([.S242])" office:value-type="string" office:string-value="6C4">
            <text:p>6C4</text:p>
          </table:table-cell>
          <table:table-cell office:value-type="string">
            <text:p>name9</text:p>
          </table:table-cell>
          <table:table-cell table:formula="of:=[.V241]+1" office:value-type="float" office:value="11">
            <text:p>11</text:p>
          </table:table-cell>
          <table:table-cell table:formula="of:=[.W241]+1" office:value-type="float" office:value="2105">
            <text:p>2105</text:p>
          </table:table-cell>
          <table:table-cell table:formula="of:=DEC2HEX([.W242])" office:value-type="string" office:string-value="839">
            <text:p>839</text:p>
          </table:table-cell>
          <table:table-cell office:value-type="string">
            <text:p>name9</text:p>
          </table:table-cell>
          <table:table-cell table:formula="of:=[.Z241]+1" office:value-type="float" office:value="11">
            <text:p>11</text:p>
          </table:table-cell>
          <table:table-cell table:style-name="ce2" table:formula="of:=[.AA241]+1" office:value-type="float" office:value="2478">
            <text:p>2478</text:p>
          </table:table-cell>
          <table:table-cell table:formula="of:=DEC2HEX([.AA242])" office:value-type="string" office:string-value="9AE">
            <text:p>9AE</text:p>
          </table:table-cell>
          <table:table-cell office:value-type="string">
            <text:p>name9</text:p>
          </table:table-cell>
          <table:table-cell table:formula="of:=[.AD241]+1" office:value-type="float" office:value="11">
            <text:p>11</text:p>
          </table:table-cell>
          <table:table-cell table:style-name="ce2" table:formula="of:=[.AE241]+1" office:value-type="float" office:value="2851">
            <text:p>2851</text:p>
          </table:table-cell>
          <table:table-cell table:formula="of:=DEC2HEX([.AE242])" office:value-type="string" office:string-value="B23">
            <text:p>B23</text:p>
          </table:table-cell>
          <table:table-cell office:value-type="string">
            <text:p>name9</text:p>
          </table:table-cell>
          <table:table-cell table:formula="of:=[.AH241]+1" office:value-type="float" office:value="11">
            <text:p>11</text:p>
          </table:table-cell>
          <table:table-cell table:style-name="ce2" table:formula="of:=[.AI241]+1" office:value-type="float" office:value="3224">
            <text:p>3224</text:p>
          </table:table-cell>
          <table:table-cell table:formula="of:=DEC2HEX([.AI242])" office:value-type="string" office:string-value="C98">
            <text:p>C98</text:p>
          </table:table-cell>
          <table:table-cell office:value-type="string">
            <text:p>name9</text:p>
          </table:table-cell>
          <table:table-cell table:formula="of:=[.AL241]+1" office:value-type="float" office:value="11">
            <text:p>11</text:p>
          </table:table-cell>
          <table:table-cell table:style-name="ce2" table:formula="of:=[.AM241]+1" office:value-type="float" office:value="3597">
            <text:p>3597</text:p>
          </table:table-cell>
          <table:table-cell table:formula="of:=DEC2HEX([.AM242])" office:value-type="string" office:string-value="E0D">
            <text:p>E0D</text:p>
          </table:table-cell>
        </table:table-row>
        <table:table-row table:style-name="ro1">
          <table:table-cell table:style-name="ce1" office:value-type="string">
            <text:p>DT19</text:p>
          </table:table-cell>
          <table:table-cell office:value-type="float" office:value="0">
            <text:p>0</text:p>
          </table:table-cell>
          <table:table-cell table:formula="of:=[.C242]+1" office:value-type="float" office:value="241">
            <text:p>241</text:p>
          </table:table-cell>
          <table:table-cell table:formula="of:=DEC2HEX([.C243])" office:value-type="string" office:string-value="F1">
            <text:p>F1</text:p>
          </table:table-cell>
          <table:table-cell table:style-name="ce1" office:value-type="string">
            <text:p>DT19</text:p>
          </table:table-cell>
          <table:table-cell office:value-type="float" office:value="0">
            <text:p>0</text:p>
          </table:table-cell>
          <table:table-cell table:formula="of:=[.G242]+1" office:value-type="float" office:value="614">
            <text:p>614</text:p>
          </table:table-cell>
          <table:table-cell table:formula="of:=DEC2HEX([.G243])" office:value-type="string" office:string-value="266">
            <text:p>266</text:p>
          </table:table-cell>
          <table:table-cell table:style-name="ce1" office:value-type="string">
            <text:p>DT19</text:p>
          </table:table-cell>
          <table:table-cell office:value-type="float" office:value="0">
            <text:p>0</text:p>
          </table:table-cell>
          <table:table-cell table:formula="of:=[.K242]+1" office:value-type="float" office:value="987">
            <text:p>987</text:p>
          </table:table-cell>
          <table:table-cell table:formula="of:=DEC2HEX([.K243])" office:value-type="string" office:string-value="3DB">
            <text:p>3DB</text:p>
          </table:table-cell>
          <table:table-cell table:style-name="ce1" office:value-type="string">
            <text:p>DT19</text:p>
          </table:table-cell>
          <table:table-cell office:value-type="float" office:value="0">
            <text:p>0</text:p>
          </table:table-cell>
          <table:table-cell table:formula="of:=[.O242]+1" office:value-type="float" office:value="1360">
            <text:p>1360</text:p>
          </table:table-cell>
          <table:table-cell table:formula="of:=DEC2HEX([.O243])" office:value-type="string" office:string-value="550">
            <text:p>550</text:p>
          </table:table-cell>
          <table:table-cell table:style-name="ce1" office:value-type="string">
            <text:p>DT19</text:p>
          </table:table-cell>
          <table:table-cell office:value-type="float" office:value="0">
            <text:p>0</text:p>
          </table:table-cell>
          <table:table-cell table:formula="of:=[.S242]+1" office:value-type="float" office:value="1733">
            <text:p>1733</text:p>
          </table:table-cell>
          <table:table-cell table:formula="of:=DEC2HEX([.S243])" office:value-type="string" office:string-value="6C5">
            <text:p>6C5</text:p>
          </table:table-cell>
          <table:table-cell table:style-name="ce1" office:value-type="string">
            <text:p>DT19</text:p>
          </table:table-cell>
          <table:table-cell office:value-type="float" office:value="0">
            <text:p>0</text:p>
          </table:table-cell>
          <table:table-cell table:formula="of:=[.W242]+1" office:value-type="float" office:value="2106">
            <text:p>2106</text:p>
          </table:table-cell>
          <table:table-cell table:formula="of:=DEC2HEX([.W243])" office:value-type="string" office:string-value="83A">
            <text:p>83A</text:p>
          </table:table-cell>
          <table:table-cell table:style-name="ce1" office:value-type="string">
            <text:p>DT19</text:p>
          </table:table-cell>
          <table:table-cell office:value-type="float" office:value="0">
            <text:p>0</text:p>
          </table:table-cell>
          <table:table-cell table:style-name="ce2" table:formula="of:=[.AA242]+1" office:value-type="float" office:value="2479">
            <text:p>2479</text:p>
          </table:table-cell>
          <table:table-cell table:formula="of:=DEC2HEX([.AA243])" office:value-type="string" office:string-value="9AF">
            <text:p>9AF</text:p>
          </table:table-cell>
          <table:table-cell table:style-name="ce1" office:value-type="string">
            <text:p>DT19</text:p>
          </table:table-cell>
          <table:table-cell office:value-type="float" office:value="0">
            <text:p>0</text:p>
          </table:table-cell>
          <table:table-cell table:style-name="ce2" table:formula="of:=[.AE242]+1" office:value-type="float" office:value="2852">
            <text:p>2852</text:p>
          </table:table-cell>
          <table:table-cell table:formula="of:=DEC2HEX([.AE243])" office:value-type="string" office:string-value="B24">
            <text:p>B24</text:p>
          </table:table-cell>
          <table:table-cell table:style-name="ce1" office:value-type="string">
            <text:p>DT19</text:p>
          </table:table-cell>
          <table:table-cell office:value-type="float" office:value="0">
            <text:p>0</text:p>
          </table:table-cell>
          <table:table-cell table:style-name="ce2" table:formula="of:=[.AI242]+1" office:value-type="float" office:value="3225">
            <text:p>3225</text:p>
          </table:table-cell>
          <table:table-cell table:formula="of:=DEC2HEX([.AI243])" office:value-type="string" office:string-value="C99">
            <text:p>C99</text:p>
          </table:table-cell>
          <table:table-cell table:style-name="ce1" office:value-type="string">
            <text:p>DT19</text:p>
          </table:table-cell>
          <table:table-cell office:value-type="float" office:value="0">
            <text:p>0</text:p>
          </table:table-cell>
          <table:table-cell table:style-name="ce2" table:formula="of:=[.AM242]+1" office:value-type="float" office:value="3598">
            <text:p>3598</text:p>
          </table:table-cell>
          <table:table-cell table:formula="of:=DEC2HEX([.AM243])" office:value-type="string" office:string-value="E0E">
            <text:p>E0E</text:p>
          </table:table-cell>
        </table:table-row>
        <table:table-row table:style-name="ro1">
          <table:table-cell office:value-type="string">
            <text:p>id</text:p>
          </table:table-cell>
          <table:table-cell table:formula="of:=[.B243]+1" office:value-type="float" office:value="1">
            <text:p>1</text:p>
          </table:table-cell>
          <table:table-cell table:formula="of:=[.C243]+1" office:value-type="float" office:value="242">
            <text:p>242</text:p>
          </table:table-cell>
          <table:table-cell table:formula="of:=DEC2HEX([.C244])" office:value-type="string" office:string-value="F2">
            <text:p>F2</text:p>
          </table:table-cell>
          <table:table-cell office:value-type="string">
            <text:p>id</text:p>
          </table:table-cell>
          <table:table-cell table:formula="of:=[.F243]+1" office:value-type="float" office:value="1">
            <text:p>1</text:p>
          </table:table-cell>
          <table:table-cell table:formula="of:=[.G243]+1" office:value-type="float" office:value="615">
            <text:p>615</text:p>
          </table:table-cell>
          <table:table-cell table:formula="of:=DEC2HEX([.G244])" office:value-type="string" office:string-value="267">
            <text:p>267</text:p>
          </table:table-cell>
          <table:table-cell office:value-type="string">
            <text:p>id</text:p>
          </table:table-cell>
          <table:table-cell table:formula="of:=[.J243]+1" office:value-type="float" office:value="1">
            <text:p>1</text:p>
          </table:table-cell>
          <table:table-cell table:formula="of:=[.K243]+1" office:value-type="float" office:value="988">
            <text:p>988</text:p>
          </table:table-cell>
          <table:table-cell table:formula="of:=DEC2HEX([.K244])" office:value-type="string" office:string-value="3DC">
            <text:p>3DC</text:p>
          </table:table-cell>
          <table:table-cell office:value-type="string">
            <text:p>id</text:p>
          </table:table-cell>
          <table:table-cell table:formula="of:=[.N243]+1" office:value-type="float" office:value="1">
            <text:p>1</text:p>
          </table:table-cell>
          <table:table-cell table:formula="of:=[.O243]+1" office:value-type="float" office:value="1361">
            <text:p>1361</text:p>
          </table:table-cell>
          <table:table-cell table:formula="of:=DEC2HEX([.O244])" office:value-type="string" office:string-value="551">
            <text:p>551</text:p>
          </table:table-cell>
          <table:table-cell office:value-type="string">
            <text:p>id</text:p>
          </table:table-cell>
          <table:table-cell table:formula="of:=[.R243]+1" office:value-type="float" office:value="1">
            <text:p>1</text:p>
          </table:table-cell>
          <table:table-cell table:formula="of:=[.S243]+1" office:value-type="float" office:value="1734">
            <text:p>1734</text:p>
          </table:table-cell>
          <table:table-cell table:formula="of:=DEC2HEX([.S244])" office:value-type="string" office:string-value="6C6">
            <text:p>6C6</text:p>
          </table:table-cell>
          <table:table-cell office:value-type="string">
            <text:p>id</text:p>
          </table:table-cell>
          <table:table-cell table:formula="of:=[.V243]+1" office:value-type="float" office:value="1">
            <text:p>1</text:p>
          </table:table-cell>
          <table:table-cell table:formula="of:=[.W243]+1" office:value-type="float" office:value="2107">
            <text:p>2107</text:p>
          </table:table-cell>
          <table:table-cell table:formula="of:=DEC2HEX([.W244])" office:value-type="string" office:string-value="83B">
            <text:p>83B</text:p>
          </table:table-cell>
          <table:table-cell office:value-type="string">
            <text:p>id</text:p>
          </table:table-cell>
          <table:table-cell table:formula="of:=[.Z243]+1" office:value-type="float" office:value="1">
            <text:p>1</text:p>
          </table:table-cell>
          <table:table-cell table:style-name="ce2" table:formula="of:=[.AA243]+1" office:value-type="float" office:value="2480">
            <text:p>2480</text:p>
          </table:table-cell>
          <table:table-cell table:formula="of:=DEC2HEX([.AA244])" office:value-type="string" office:string-value="9B0">
            <text:p>9B0</text:p>
          </table:table-cell>
          <table:table-cell office:value-type="string">
            <text:p>id</text:p>
          </table:table-cell>
          <table:table-cell table:formula="of:=[.AD243]+1" office:value-type="float" office:value="1">
            <text:p>1</text:p>
          </table:table-cell>
          <table:table-cell table:style-name="ce2" table:formula="of:=[.AE243]+1" office:value-type="float" office:value="2853">
            <text:p>2853</text:p>
          </table:table-cell>
          <table:table-cell table:formula="of:=DEC2HEX([.AE244])" office:value-type="string" office:string-value="B25">
            <text:p>B25</text:p>
          </table:table-cell>
          <table:table-cell office:value-type="string">
            <text:p>id</text:p>
          </table:table-cell>
          <table:table-cell table:formula="of:=[.AH243]+1" office:value-type="float" office:value="1">
            <text:p>1</text:p>
          </table:table-cell>
          <table:table-cell table:style-name="ce2" table:formula="of:=[.AI243]+1" office:value-type="float" office:value="3226">
            <text:p>3226</text:p>
          </table:table-cell>
          <table:table-cell table:formula="of:=DEC2HEX([.AI244])" office:value-type="string" office:string-value="C9A">
            <text:p>C9A</text:p>
          </table:table-cell>
          <table:table-cell office:value-type="string">
            <text:p>id</text:p>
          </table:table-cell>
          <table:table-cell table:formula="of:=[.AL243]+1" office:value-type="float" office:value="1">
            <text:p>1</text:p>
          </table:table-cell>
          <table:table-cell table:style-name="ce2" table:formula="of:=[.AM243]+1" office:value-type="float" office:value="3599">
            <text:p>3599</text:p>
          </table:table-cell>
          <table:table-cell table:formula="of:=DEC2HEX([.AM244])" office:value-type="string" office:string-value="E0F">
            <text:p>E0F</text:p>
          </table:table-cell>
        </table:table-row>
        <table:table-row table:style-name="ro1">
          <table:table-cell office:value-type="string">
            <text:p>name0</text:p>
          </table:table-cell>
          <table:table-cell table:formula="of:=[.B244]+1" office:value-type="float" office:value="2">
            <text:p>2</text:p>
          </table:table-cell>
          <table:table-cell table:formula="of:=[.C244]+1" office:value-type="float" office:value="243">
            <text:p>243</text:p>
          </table:table-cell>
          <table:table-cell table:formula="of:=DEC2HEX([.C245])" office:value-type="string" office:string-value="F3">
            <text:p>F3</text:p>
          </table:table-cell>
          <table:table-cell office:value-type="string">
            <text:p>name0</text:p>
          </table:table-cell>
          <table:table-cell table:formula="of:=[.F244]+1" office:value-type="float" office:value="2">
            <text:p>2</text:p>
          </table:table-cell>
          <table:table-cell table:formula="of:=[.G244]+1" office:value-type="float" office:value="616">
            <text:p>616</text:p>
          </table:table-cell>
          <table:table-cell table:formula="of:=DEC2HEX([.G245])" office:value-type="string" office:string-value="268">
            <text:p>268</text:p>
          </table:table-cell>
          <table:table-cell office:value-type="string">
            <text:p>name0</text:p>
          </table:table-cell>
          <table:table-cell table:formula="of:=[.J244]+1" office:value-type="float" office:value="2">
            <text:p>2</text:p>
          </table:table-cell>
          <table:table-cell table:formula="of:=[.K244]+1" office:value-type="float" office:value="989">
            <text:p>989</text:p>
          </table:table-cell>
          <table:table-cell table:formula="of:=DEC2HEX([.K245])" office:value-type="string" office:string-value="3DD">
            <text:p>3DD</text:p>
          </table:table-cell>
          <table:table-cell office:value-type="string">
            <text:p>name0</text:p>
          </table:table-cell>
          <table:table-cell table:formula="of:=[.N244]+1" office:value-type="float" office:value="2">
            <text:p>2</text:p>
          </table:table-cell>
          <table:table-cell table:formula="of:=[.O244]+1" office:value-type="float" office:value="1362">
            <text:p>1362</text:p>
          </table:table-cell>
          <table:table-cell table:formula="of:=DEC2HEX([.O245])" office:value-type="string" office:string-value="552">
            <text:p>552</text:p>
          </table:table-cell>
          <table:table-cell office:value-type="string">
            <text:p>name0</text:p>
          </table:table-cell>
          <table:table-cell table:formula="of:=[.R244]+1" office:value-type="float" office:value="2">
            <text:p>2</text:p>
          </table:table-cell>
          <table:table-cell table:formula="of:=[.S244]+1" office:value-type="float" office:value="1735">
            <text:p>1735</text:p>
          </table:table-cell>
          <table:table-cell table:formula="of:=DEC2HEX([.S245])" office:value-type="string" office:string-value="6C7">
            <text:p>6C7</text:p>
          </table:table-cell>
          <table:table-cell office:value-type="string">
            <text:p>name0</text:p>
          </table:table-cell>
          <table:table-cell table:formula="of:=[.V244]+1" office:value-type="float" office:value="2">
            <text:p>2</text:p>
          </table:table-cell>
          <table:table-cell table:formula="of:=[.W244]+1" office:value-type="float" office:value="2108">
            <text:p>2108</text:p>
          </table:table-cell>
          <table:table-cell table:formula="of:=DEC2HEX([.W245])" office:value-type="string" office:string-value="83C">
            <text:p>83C</text:p>
          </table:table-cell>
          <table:table-cell office:value-type="string">
            <text:p>name0</text:p>
          </table:table-cell>
          <table:table-cell table:formula="of:=[.Z244]+1" office:value-type="float" office:value="2">
            <text:p>2</text:p>
          </table:table-cell>
          <table:table-cell table:style-name="ce2" table:formula="of:=[.AA244]+1" office:value-type="float" office:value="2481">
            <text:p>2481</text:p>
          </table:table-cell>
          <table:table-cell table:formula="of:=DEC2HEX([.AA245])" office:value-type="string" office:string-value="9B1">
            <text:p>9B1</text:p>
          </table:table-cell>
          <table:table-cell office:value-type="string">
            <text:p>name0</text:p>
          </table:table-cell>
          <table:table-cell table:formula="of:=[.AD244]+1" office:value-type="float" office:value="2">
            <text:p>2</text:p>
          </table:table-cell>
          <table:table-cell table:style-name="ce2" table:formula="of:=[.AE244]+1" office:value-type="float" office:value="2854">
            <text:p>2854</text:p>
          </table:table-cell>
          <table:table-cell table:formula="of:=DEC2HEX([.AE245])" office:value-type="string" office:string-value="B26">
            <text:p>B26</text:p>
          </table:table-cell>
          <table:table-cell office:value-type="string">
            <text:p>name0</text:p>
          </table:table-cell>
          <table:table-cell table:formula="of:=[.AH244]+1" office:value-type="float" office:value="2">
            <text:p>2</text:p>
          </table:table-cell>
          <table:table-cell table:style-name="ce2" table:formula="of:=[.AI244]+1" office:value-type="float" office:value="3227">
            <text:p>3227</text:p>
          </table:table-cell>
          <table:table-cell table:formula="of:=DEC2HEX([.AI245])" office:value-type="string" office:string-value="C9B">
            <text:p>C9B</text:p>
          </table:table-cell>
          <table:table-cell office:value-type="string">
            <text:p>name0</text:p>
          </table:table-cell>
          <table:table-cell table:formula="of:=[.AL244]+1" office:value-type="float" office:value="2">
            <text:p>2</text:p>
          </table:table-cell>
          <table:table-cell table:style-name="ce2" table:formula="of:=[.AM244]+1" office:value-type="float" office:value="3600">
            <text:p>3600</text:p>
          </table:table-cell>
          <table:table-cell table:formula="of:=DEC2HEX([.AM245])" office:value-type="string" office:string-value="E10">
            <text:p>E10</text:p>
          </table:table-cell>
        </table:table-row>
        <table:table-row table:style-name="ro1">
          <table:table-cell office:value-type="string">
            <text:p>name1</text:p>
          </table:table-cell>
          <table:table-cell table:formula="of:=[.B245]+1" office:value-type="float" office:value="3">
            <text:p>3</text:p>
          </table:table-cell>
          <table:table-cell table:formula="of:=[.C245]+1" office:value-type="float" office:value="244">
            <text:p>244</text:p>
          </table:table-cell>
          <table:table-cell table:formula="of:=DEC2HEX([.C246])" office:value-type="string" office:string-value="F4">
            <text:p>F4</text:p>
          </table:table-cell>
          <table:table-cell office:value-type="string">
            <text:p>name1</text:p>
          </table:table-cell>
          <table:table-cell table:formula="of:=[.F245]+1" office:value-type="float" office:value="3">
            <text:p>3</text:p>
          </table:table-cell>
          <table:table-cell table:formula="of:=[.G245]+1" office:value-type="float" office:value="617">
            <text:p>617</text:p>
          </table:table-cell>
          <table:table-cell table:formula="of:=DEC2HEX([.G246])" office:value-type="string" office:string-value="269">
            <text:p>269</text:p>
          </table:table-cell>
          <table:table-cell office:value-type="string">
            <text:p>name1</text:p>
          </table:table-cell>
          <table:table-cell table:formula="of:=[.J245]+1" office:value-type="float" office:value="3">
            <text:p>3</text:p>
          </table:table-cell>
          <table:table-cell table:formula="of:=[.K245]+1" office:value-type="float" office:value="990">
            <text:p>990</text:p>
          </table:table-cell>
          <table:table-cell table:formula="of:=DEC2HEX([.K246])" office:value-type="string" office:string-value="3DE">
            <text:p>3DE</text:p>
          </table:table-cell>
          <table:table-cell office:value-type="string">
            <text:p>name1</text:p>
          </table:table-cell>
          <table:table-cell table:formula="of:=[.N245]+1" office:value-type="float" office:value="3">
            <text:p>3</text:p>
          </table:table-cell>
          <table:table-cell table:formula="of:=[.O245]+1" office:value-type="float" office:value="1363">
            <text:p>1363</text:p>
          </table:table-cell>
          <table:table-cell table:formula="of:=DEC2HEX([.O246])" office:value-type="string" office:string-value="553">
            <text:p>553</text:p>
          </table:table-cell>
          <table:table-cell office:value-type="string">
            <text:p>name1</text:p>
          </table:table-cell>
          <table:table-cell table:formula="of:=[.R245]+1" office:value-type="float" office:value="3">
            <text:p>3</text:p>
          </table:table-cell>
          <table:table-cell table:formula="of:=[.S245]+1" office:value-type="float" office:value="1736">
            <text:p>1736</text:p>
          </table:table-cell>
          <table:table-cell table:formula="of:=DEC2HEX([.S246])" office:value-type="string" office:string-value="6C8">
            <text:p>6C8</text:p>
          </table:table-cell>
          <table:table-cell office:value-type="string">
            <text:p>name1</text:p>
          </table:table-cell>
          <table:table-cell table:formula="of:=[.V245]+1" office:value-type="float" office:value="3">
            <text:p>3</text:p>
          </table:table-cell>
          <table:table-cell table:formula="of:=[.W245]+1" office:value-type="float" office:value="2109">
            <text:p>2109</text:p>
          </table:table-cell>
          <table:table-cell table:formula="of:=DEC2HEX([.W246])" office:value-type="string" office:string-value="83D">
            <text:p>83D</text:p>
          </table:table-cell>
          <table:table-cell office:value-type="string">
            <text:p>name1</text:p>
          </table:table-cell>
          <table:table-cell table:formula="of:=[.Z245]+1" office:value-type="float" office:value="3">
            <text:p>3</text:p>
          </table:table-cell>
          <table:table-cell table:style-name="ce2" table:formula="of:=[.AA245]+1" office:value-type="float" office:value="2482">
            <text:p>2482</text:p>
          </table:table-cell>
          <table:table-cell table:formula="of:=DEC2HEX([.AA246])" office:value-type="string" office:string-value="9B2">
            <text:p>9B2</text:p>
          </table:table-cell>
          <table:table-cell office:value-type="string">
            <text:p>name1</text:p>
          </table:table-cell>
          <table:table-cell table:formula="of:=[.AD245]+1" office:value-type="float" office:value="3">
            <text:p>3</text:p>
          </table:table-cell>
          <table:table-cell table:style-name="ce2" table:formula="of:=[.AE245]+1" office:value-type="float" office:value="2855">
            <text:p>2855</text:p>
          </table:table-cell>
          <table:table-cell table:formula="of:=DEC2HEX([.AE246])" office:value-type="string" office:string-value="B27">
            <text:p>B27</text:p>
          </table:table-cell>
          <table:table-cell office:value-type="string">
            <text:p>name1</text:p>
          </table:table-cell>
          <table:table-cell table:formula="of:=[.AH245]+1" office:value-type="float" office:value="3">
            <text:p>3</text:p>
          </table:table-cell>
          <table:table-cell table:style-name="ce2" table:formula="of:=[.AI245]+1" office:value-type="float" office:value="3228">
            <text:p>3228</text:p>
          </table:table-cell>
          <table:table-cell table:formula="of:=DEC2HEX([.AI246])" office:value-type="string" office:string-value="C9C">
            <text:p>C9C</text:p>
          </table:table-cell>
          <table:table-cell office:value-type="string">
            <text:p>name1</text:p>
          </table:table-cell>
          <table:table-cell table:formula="of:=[.AL245]+1" office:value-type="float" office:value="3">
            <text:p>3</text:p>
          </table:table-cell>
          <table:table-cell table:style-name="ce2" table:formula="of:=[.AM245]+1" office:value-type="float" office:value="3601">
            <text:p>3601</text:p>
          </table:table-cell>
          <table:table-cell table:formula="of:=DEC2HEX([.AM246])" office:value-type="string" office:string-value="E11">
            <text:p>E11</text:p>
          </table:table-cell>
        </table:table-row>
        <table:table-row table:style-name="ro1">
          <table:table-cell office:value-type="string">
            <text:p>name2</text:p>
          </table:table-cell>
          <table:table-cell table:formula="of:=[.B246]+1" office:value-type="float" office:value="4">
            <text:p>4</text:p>
          </table:table-cell>
          <table:table-cell table:formula="of:=[.C246]+1" office:value-type="float" office:value="245">
            <text:p>245</text:p>
          </table:table-cell>
          <table:table-cell table:formula="of:=DEC2HEX([.C247])" office:value-type="string" office:string-value="F5">
            <text:p>F5</text:p>
          </table:table-cell>
          <table:table-cell office:value-type="string">
            <text:p>name2</text:p>
          </table:table-cell>
          <table:table-cell table:formula="of:=[.F246]+1" office:value-type="float" office:value="4">
            <text:p>4</text:p>
          </table:table-cell>
          <table:table-cell table:formula="of:=[.G246]+1" office:value-type="float" office:value="618">
            <text:p>618</text:p>
          </table:table-cell>
          <table:table-cell table:formula="of:=DEC2HEX([.G247])" office:value-type="string" office:string-value="26A">
            <text:p>26A</text:p>
          </table:table-cell>
          <table:table-cell office:value-type="string">
            <text:p>name2</text:p>
          </table:table-cell>
          <table:table-cell table:formula="of:=[.J246]+1" office:value-type="float" office:value="4">
            <text:p>4</text:p>
          </table:table-cell>
          <table:table-cell table:formula="of:=[.K246]+1" office:value-type="float" office:value="991">
            <text:p>991</text:p>
          </table:table-cell>
          <table:table-cell table:formula="of:=DEC2HEX([.K247])" office:value-type="string" office:string-value="3DF">
            <text:p>3DF</text:p>
          </table:table-cell>
          <table:table-cell office:value-type="string">
            <text:p>name2</text:p>
          </table:table-cell>
          <table:table-cell table:formula="of:=[.N246]+1" office:value-type="float" office:value="4">
            <text:p>4</text:p>
          </table:table-cell>
          <table:table-cell table:formula="of:=[.O246]+1" office:value-type="float" office:value="1364">
            <text:p>1364</text:p>
          </table:table-cell>
          <table:table-cell table:formula="of:=DEC2HEX([.O247])" office:value-type="string" office:string-value="554">
            <text:p>554</text:p>
          </table:table-cell>
          <table:table-cell office:value-type="string">
            <text:p>name2</text:p>
          </table:table-cell>
          <table:table-cell table:formula="of:=[.R246]+1" office:value-type="float" office:value="4">
            <text:p>4</text:p>
          </table:table-cell>
          <table:table-cell table:formula="of:=[.S246]+1" office:value-type="float" office:value="1737">
            <text:p>1737</text:p>
          </table:table-cell>
          <table:table-cell table:formula="of:=DEC2HEX([.S247])" office:value-type="string" office:string-value="6C9">
            <text:p>6C9</text:p>
          </table:table-cell>
          <table:table-cell office:value-type="string">
            <text:p>name2</text:p>
          </table:table-cell>
          <table:table-cell table:formula="of:=[.V246]+1" office:value-type="float" office:value="4">
            <text:p>4</text:p>
          </table:table-cell>
          <table:table-cell table:formula="of:=[.W246]+1" office:value-type="float" office:value="2110">
            <text:p>2110</text:p>
          </table:table-cell>
          <table:table-cell table:formula="of:=DEC2HEX([.W247])" office:value-type="string" office:string-value="83E">
            <text:p>83E</text:p>
          </table:table-cell>
          <table:table-cell office:value-type="string">
            <text:p>name2</text:p>
          </table:table-cell>
          <table:table-cell table:formula="of:=[.Z246]+1" office:value-type="float" office:value="4">
            <text:p>4</text:p>
          </table:table-cell>
          <table:table-cell table:style-name="ce2" table:formula="of:=[.AA246]+1" office:value-type="float" office:value="2483">
            <text:p>2483</text:p>
          </table:table-cell>
          <table:table-cell table:formula="of:=DEC2HEX([.AA247])" office:value-type="string" office:string-value="9B3">
            <text:p>9B3</text:p>
          </table:table-cell>
          <table:table-cell office:value-type="string">
            <text:p>name2</text:p>
          </table:table-cell>
          <table:table-cell table:formula="of:=[.AD246]+1" office:value-type="float" office:value="4">
            <text:p>4</text:p>
          </table:table-cell>
          <table:table-cell table:style-name="ce2" table:formula="of:=[.AE246]+1" office:value-type="float" office:value="2856">
            <text:p>2856</text:p>
          </table:table-cell>
          <table:table-cell table:formula="of:=DEC2HEX([.AE247])" office:value-type="string" office:string-value="B28">
            <text:p>B28</text:p>
          </table:table-cell>
          <table:table-cell office:value-type="string">
            <text:p>name2</text:p>
          </table:table-cell>
          <table:table-cell table:formula="of:=[.AH246]+1" office:value-type="float" office:value="4">
            <text:p>4</text:p>
          </table:table-cell>
          <table:table-cell table:style-name="ce2" table:formula="of:=[.AI246]+1" office:value-type="float" office:value="3229">
            <text:p>3229</text:p>
          </table:table-cell>
          <table:table-cell table:formula="of:=DEC2HEX([.AI247])" office:value-type="string" office:string-value="C9D">
            <text:p>C9D</text:p>
          </table:table-cell>
          <table:table-cell office:value-type="string">
            <text:p>name2</text:p>
          </table:table-cell>
          <table:table-cell table:formula="of:=[.AL246]+1" office:value-type="float" office:value="4">
            <text:p>4</text:p>
          </table:table-cell>
          <table:table-cell table:style-name="ce2" table:formula="of:=[.AM246]+1" office:value-type="float" office:value="3602">
            <text:p>3602</text:p>
          </table:table-cell>
          <table:table-cell table:formula="of:=DEC2HEX([.AM247])" office:value-type="string" office:string-value="E12">
            <text:p>E12</text:p>
          </table:table-cell>
        </table:table-row>
        <table:table-row table:style-name="ro1">
          <table:table-cell office:value-type="string">
            <text:p>name3</text:p>
          </table:table-cell>
          <table:table-cell table:formula="of:=[.B247]+1" office:value-type="float" office:value="5">
            <text:p>5</text:p>
          </table:table-cell>
          <table:table-cell table:formula="of:=[.C247]+1" office:value-type="float" office:value="246">
            <text:p>246</text:p>
          </table:table-cell>
          <table:table-cell table:formula="of:=DEC2HEX([.C248])" office:value-type="string" office:string-value="F6">
            <text:p>F6</text:p>
          </table:table-cell>
          <table:table-cell office:value-type="string">
            <text:p>name3</text:p>
          </table:table-cell>
          <table:table-cell table:formula="of:=[.F247]+1" office:value-type="float" office:value="5">
            <text:p>5</text:p>
          </table:table-cell>
          <table:table-cell table:formula="of:=[.G247]+1" office:value-type="float" office:value="619">
            <text:p>619</text:p>
          </table:table-cell>
          <table:table-cell table:formula="of:=DEC2HEX([.G248])" office:value-type="string" office:string-value="26B">
            <text:p>26B</text:p>
          </table:table-cell>
          <table:table-cell office:value-type="string">
            <text:p>name3</text:p>
          </table:table-cell>
          <table:table-cell table:formula="of:=[.J247]+1" office:value-type="float" office:value="5">
            <text:p>5</text:p>
          </table:table-cell>
          <table:table-cell table:formula="of:=[.K247]+1" office:value-type="float" office:value="992">
            <text:p>992</text:p>
          </table:table-cell>
          <table:table-cell table:formula="of:=DEC2HEX([.K248])" office:value-type="string" office:string-value="3E0">
            <text:p>3E0</text:p>
          </table:table-cell>
          <table:table-cell office:value-type="string">
            <text:p>name3</text:p>
          </table:table-cell>
          <table:table-cell table:formula="of:=[.N247]+1" office:value-type="float" office:value="5">
            <text:p>5</text:p>
          </table:table-cell>
          <table:table-cell table:formula="of:=[.O247]+1" office:value-type="float" office:value="1365">
            <text:p>1365</text:p>
          </table:table-cell>
          <table:table-cell table:formula="of:=DEC2HEX([.O248])" office:value-type="string" office:string-value="555">
            <text:p>555</text:p>
          </table:table-cell>
          <table:table-cell office:value-type="string">
            <text:p>name3</text:p>
          </table:table-cell>
          <table:table-cell table:formula="of:=[.R247]+1" office:value-type="float" office:value="5">
            <text:p>5</text:p>
          </table:table-cell>
          <table:table-cell table:formula="of:=[.S247]+1" office:value-type="float" office:value="1738">
            <text:p>1738</text:p>
          </table:table-cell>
          <table:table-cell table:formula="of:=DEC2HEX([.S248])" office:value-type="string" office:string-value="6CA">
            <text:p>6CA</text:p>
          </table:table-cell>
          <table:table-cell office:value-type="string">
            <text:p>name3</text:p>
          </table:table-cell>
          <table:table-cell table:formula="of:=[.V247]+1" office:value-type="float" office:value="5">
            <text:p>5</text:p>
          </table:table-cell>
          <table:table-cell table:formula="of:=[.W247]+1" office:value-type="float" office:value="2111">
            <text:p>2111</text:p>
          </table:table-cell>
          <table:table-cell table:formula="of:=DEC2HEX([.W248])" office:value-type="string" office:string-value="83F">
            <text:p>83F</text:p>
          </table:table-cell>
          <table:table-cell office:value-type="string">
            <text:p>name3</text:p>
          </table:table-cell>
          <table:table-cell table:formula="of:=[.Z247]+1" office:value-type="float" office:value="5">
            <text:p>5</text:p>
          </table:table-cell>
          <table:table-cell table:style-name="ce2" table:formula="of:=[.AA247]+1" office:value-type="float" office:value="2484">
            <text:p>2484</text:p>
          </table:table-cell>
          <table:table-cell table:formula="of:=DEC2HEX([.AA248])" office:value-type="string" office:string-value="9B4">
            <text:p>9B4</text:p>
          </table:table-cell>
          <table:table-cell office:value-type="string">
            <text:p>name3</text:p>
          </table:table-cell>
          <table:table-cell table:formula="of:=[.AD247]+1" office:value-type="float" office:value="5">
            <text:p>5</text:p>
          </table:table-cell>
          <table:table-cell table:style-name="ce2" table:formula="of:=[.AE247]+1" office:value-type="float" office:value="2857">
            <text:p>2857</text:p>
          </table:table-cell>
          <table:table-cell table:formula="of:=DEC2HEX([.AE248])" office:value-type="string" office:string-value="B29">
            <text:p>B29</text:p>
          </table:table-cell>
          <table:table-cell office:value-type="string">
            <text:p>name3</text:p>
          </table:table-cell>
          <table:table-cell table:formula="of:=[.AH247]+1" office:value-type="float" office:value="5">
            <text:p>5</text:p>
          </table:table-cell>
          <table:table-cell table:style-name="ce2" table:formula="of:=[.AI247]+1" office:value-type="float" office:value="3230">
            <text:p>3230</text:p>
          </table:table-cell>
          <table:table-cell table:formula="of:=DEC2HEX([.AI248])" office:value-type="string" office:string-value="C9E">
            <text:p>C9E</text:p>
          </table:table-cell>
          <table:table-cell office:value-type="string">
            <text:p>name3</text:p>
          </table:table-cell>
          <table:table-cell table:formula="of:=[.AL247]+1" office:value-type="float" office:value="5">
            <text:p>5</text:p>
          </table:table-cell>
          <table:table-cell table:style-name="ce2" table:formula="of:=[.AM247]+1" office:value-type="float" office:value="3603">
            <text:p>3603</text:p>
          </table:table-cell>
          <table:table-cell table:formula="of:=DEC2HEX([.AM248])" office:value-type="string" office:string-value="E13">
            <text:p>E13</text:p>
          </table:table-cell>
        </table:table-row>
        <table:table-row table:style-name="ro1">
          <table:table-cell office:value-type="string">
            <text:p>name4</text:p>
          </table:table-cell>
          <table:table-cell table:formula="of:=[.B248]+1" office:value-type="float" office:value="6">
            <text:p>6</text:p>
          </table:table-cell>
          <table:table-cell table:formula="of:=[.C248]+1" office:value-type="float" office:value="247">
            <text:p>247</text:p>
          </table:table-cell>
          <table:table-cell table:formula="of:=DEC2HEX([.C249])" office:value-type="string" office:string-value="F7">
            <text:p>F7</text:p>
          </table:table-cell>
          <table:table-cell office:value-type="string">
            <text:p>name4</text:p>
          </table:table-cell>
          <table:table-cell table:formula="of:=[.F248]+1" office:value-type="float" office:value="6">
            <text:p>6</text:p>
          </table:table-cell>
          <table:table-cell table:formula="of:=[.G248]+1" office:value-type="float" office:value="620">
            <text:p>620</text:p>
          </table:table-cell>
          <table:table-cell table:formula="of:=DEC2HEX([.G249])" office:value-type="string" office:string-value="26C">
            <text:p>26C</text:p>
          </table:table-cell>
          <table:table-cell office:value-type="string">
            <text:p>name4</text:p>
          </table:table-cell>
          <table:table-cell table:formula="of:=[.J248]+1" office:value-type="float" office:value="6">
            <text:p>6</text:p>
          </table:table-cell>
          <table:table-cell table:formula="of:=[.K248]+1" office:value-type="float" office:value="993">
            <text:p>993</text:p>
          </table:table-cell>
          <table:table-cell table:formula="of:=DEC2HEX([.K249])" office:value-type="string" office:string-value="3E1">
            <text:p>3E1</text:p>
          </table:table-cell>
          <table:table-cell office:value-type="string">
            <text:p>name4</text:p>
          </table:table-cell>
          <table:table-cell table:formula="of:=[.N248]+1" office:value-type="float" office:value="6">
            <text:p>6</text:p>
          </table:table-cell>
          <table:table-cell table:formula="of:=[.O248]+1" office:value-type="float" office:value="1366">
            <text:p>1366</text:p>
          </table:table-cell>
          <table:table-cell table:formula="of:=DEC2HEX([.O249])" office:value-type="string" office:string-value="556">
            <text:p>556</text:p>
          </table:table-cell>
          <table:table-cell office:value-type="string">
            <text:p>name4</text:p>
          </table:table-cell>
          <table:table-cell table:formula="of:=[.R248]+1" office:value-type="float" office:value="6">
            <text:p>6</text:p>
          </table:table-cell>
          <table:table-cell table:formula="of:=[.S248]+1" office:value-type="float" office:value="1739">
            <text:p>1739</text:p>
          </table:table-cell>
          <table:table-cell table:formula="of:=DEC2HEX([.S249])" office:value-type="string" office:string-value="6CB">
            <text:p>6CB</text:p>
          </table:table-cell>
          <table:table-cell office:value-type="string">
            <text:p>name4</text:p>
          </table:table-cell>
          <table:table-cell table:formula="of:=[.V248]+1" office:value-type="float" office:value="6">
            <text:p>6</text:p>
          </table:table-cell>
          <table:table-cell table:formula="of:=[.W248]+1" office:value-type="float" office:value="2112">
            <text:p>2112</text:p>
          </table:table-cell>
          <table:table-cell table:formula="of:=DEC2HEX([.W249])" office:value-type="string" office:string-value="840">
            <text:p>840</text:p>
          </table:table-cell>
          <table:table-cell office:value-type="string">
            <text:p>name4</text:p>
          </table:table-cell>
          <table:table-cell table:formula="of:=[.Z248]+1" office:value-type="float" office:value="6">
            <text:p>6</text:p>
          </table:table-cell>
          <table:table-cell table:style-name="ce2" table:formula="of:=[.AA248]+1" office:value-type="float" office:value="2485">
            <text:p>2485</text:p>
          </table:table-cell>
          <table:table-cell table:formula="of:=DEC2HEX([.AA249])" office:value-type="string" office:string-value="9B5">
            <text:p>9B5</text:p>
          </table:table-cell>
          <table:table-cell office:value-type="string">
            <text:p>name4</text:p>
          </table:table-cell>
          <table:table-cell table:formula="of:=[.AD248]+1" office:value-type="float" office:value="6">
            <text:p>6</text:p>
          </table:table-cell>
          <table:table-cell table:style-name="ce2" table:formula="of:=[.AE248]+1" office:value-type="float" office:value="2858">
            <text:p>2858</text:p>
          </table:table-cell>
          <table:table-cell table:formula="of:=DEC2HEX([.AE249])" office:value-type="string" office:string-value="B2A">
            <text:p>B2A</text:p>
          </table:table-cell>
          <table:table-cell office:value-type="string">
            <text:p>name4</text:p>
          </table:table-cell>
          <table:table-cell table:formula="of:=[.AH248]+1" office:value-type="float" office:value="6">
            <text:p>6</text:p>
          </table:table-cell>
          <table:table-cell table:style-name="ce2" table:formula="of:=[.AI248]+1" office:value-type="float" office:value="3231">
            <text:p>3231</text:p>
          </table:table-cell>
          <table:table-cell table:formula="of:=DEC2HEX([.AI249])" office:value-type="string" office:string-value="C9F">
            <text:p>C9F</text:p>
          </table:table-cell>
          <table:table-cell office:value-type="string">
            <text:p>name4</text:p>
          </table:table-cell>
          <table:table-cell table:formula="of:=[.AL248]+1" office:value-type="float" office:value="6">
            <text:p>6</text:p>
          </table:table-cell>
          <table:table-cell table:style-name="ce2" table:formula="of:=[.AM248]+1" office:value-type="float" office:value="3604">
            <text:p>3604</text:p>
          </table:table-cell>
          <table:table-cell table:formula="of:=DEC2HEX([.AM249])" office:value-type="string" office:string-value="E14">
            <text:p>E14</text:p>
          </table:table-cell>
        </table:table-row>
        <table:table-row table:style-name="ro1">
          <table:table-cell office:value-type="string">
            <text:p>name5</text:p>
          </table:table-cell>
          <table:table-cell table:formula="of:=[.B249]+1" office:value-type="float" office:value="7">
            <text:p>7</text:p>
          </table:table-cell>
          <table:table-cell table:formula="of:=[.C249]+1" office:value-type="float" office:value="248">
            <text:p>248</text:p>
          </table:table-cell>
          <table:table-cell table:formula="of:=DEC2HEX([.C250])" office:value-type="string" office:string-value="F8">
            <text:p>F8</text:p>
          </table:table-cell>
          <table:table-cell office:value-type="string">
            <text:p>name5</text:p>
          </table:table-cell>
          <table:table-cell table:formula="of:=[.F249]+1" office:value-type="float" office:value="7">
            <text:p>7</text:p>
          </table:table-cell>
          <table:table-cell table:formula="of:=[.G249]+1" office:value-type="float" office:value="621">
            <text:p>621</text:p>
          </table:table-cell>
          <table:table-cell table:formula="of:=DEC2HEX([.G250])" office:value-type="string" office:string-value="26D">
            <text:p>26D</text:p>
          </table:table-cell>
          <table:table-cell office:value-type="string">
            <text:p>name5</text:p>
          </table:table-cell>
          <table:table-cell table:formula="of:=[.J249]+1" office:value-type="float" office:value="7">
            <text:p>7</text:p>
          </table:table-cell>
          <table:table-cell table:formula="of:=[.K249]+1" office:value-type="float" office:value="994">
            <text:p>994</text:p>
          </table:table-cell>
          <table:table-cell table:formula="of:=DEC2HEX([.K250])" office:value-type="string" office:string-value="3E2">
            <text:p>3E2</text:p>
          </table:table-cell>
          <table:table-cell office:value-type="string">
            <text:p>name5</text:p>
          </table:table-cell>
          <table:table-cell table:formula="of:=[.N249]+1" office:value-type="float" office:value="7">
            <text:p>7</text:p>
          </table:table-cell>
          <table:table-cell table:formula="of:=[.O249]+1" office:value-type="float" office:value="1367">
            <text:p>1367</text:p>
          </table:table-cell>
          <table:table-cell table:formula="of:=DEC2HEX([.O250])" office:value-type="string" office:string-value="557">
            <text:p>557</text:p>
          </table:table-cell>
          <table:table-cell office:value-type="string">
            <text:p>name5</text:p>
          </table:table-cell>
          <table:table-cell table:formula="of:=[.R249]+1" office:value-type="float" office:value="7">
            <text:p>7</text:p>
          </table:table-cell>
          <table:table-cell table:formula="of:=[.S249]+1" office:value-type="float" office:value="1740">
            <text:p>1740</text:p>
          </table:table-cell>
          <table:table-cell table:formula="of:=DEC2HEX([.S250])" office:value-type="string" office:string-value="6CC">
            <text:p>6CC</text:p>
          </table:table-cell>
          <table:table-cell office:value-type="string">
            <text:p>name5</text:p>
          </table:table-cell>
          <table:table-cell table:formula="of:=[.V249]+1" office:value-type="float" office:value="7">
            <text:p>7</text:p>
          </table:table-cell>
          <table:table-cell table:formula="of:=[.W249]+1" office:value-type="float" office:value="2113">
            <text:p>2113</text:p>
          </table:table-cell>
          <table:table-cell table:formula="of:=DEC2HEX([.W250])" office:value-type="string" office:string-value="841">
            <text:p>841</text:p>
          </table:table-cell>
          <table:table-cell office:value-type="string">
            <text:p>name5</text:p>
          </table:table-cell>
          <table:table-cell table:formula="of:=[.Z249]+1" office:value-type="float" office:value="7">
            <text:p>7</text:p>
          </table:table-cell>
          <table:table-cell table:style-name="ce2" table:formula="of:=[.AA249]+1" office:value-type="float" office:value="2486">
            <text:p>2486</text:p>
          </table:table-cell>
          <table:table-cell table:formula="of:=DEC2HEX([.AA250])" office:value-type="string" office:string-value="9B6">
            <text:p>9B6</text:p>
          </table:table-cell>
          <table:table-cell office:value-type="string">
            <text:p>name5</text:p>
          </table:table-cell>
          <table:table-cell table:formula="of:=[.AD249]+1" office:value-type="float" office:value="7">
            <text:p>7</text:p>
          </table:table-cell>
          <table:table-cell table:style-name="ce2" table:formula="of:=[.AE249]+1" office:value-type="float" office:value="2859">
            <text:p>2859</text:p>
          </table:table-cell>
          <table:table-cell table:formula="of:=DEC2HEX([.AE250])" office:value-type="string" office:string-value="B2B">
            <text:p>B2B</text:p>
          </table:table-cell>
          <table:table-cell office:value-type="string">
            <text:p>name5</text:p>
          </table:table-cell>
          <table:table-cell table:formula="of:=[.AH249]+1" office:value-type="float" office:value="7">
            <text:p>7</text:p>
          </table:table-cell>
          <table:table-cell table:style-name="ce2" table:formula="of:=[.AI249]+1" office:value-type="float" office:value="3232">
            <text:p>3232</text:p>
          </table:table-cell>
          <table:table-cell table:formula="of:=DEC2HEX([.AI250])" office:value-type="string" office:string-value="CA0">
            <text:p>CA0</text:p>
          </table:table-cell>
          <table:table-cell office:value-type="string">
            <text:p>name5</text:p>
          </table:table-cell>
          <table:table-cell table:formula="of:=[.AL249]+1" office:value-type="float" office:value="7">
            <text:p>7</text:p>
          </table:table-cell>
          <table:table-cell table:style-name="ce2" table:formula="of:=[.AM249]+1" office:value-type="float" office:value="3605">
            <text:p>3605</text:p>
          </table:table-cell>
          <table:table-cell table:formula="of:=DEC2HEX([.AM250])" office:value-type="string" office:string-value="E15">
            <text:p>E15</text:p>
          </table:table-cell>
        </table:table-row>
        <table:table-row table:style-name="ro1">
          <table:table-cell office:value-type="string">
            <text:p>name6</text:p>
          </table:table-cell>
          <table:table-cell table:formula="of:=[.B250]+1" office:value-type="float" office:value="8">
            <text:p>8</text:p>
          </table:table-cell>
          <table:table-cell table:formula="of:=[.C250]+1" office:value-type="float" office:value="249">
            <text:p>249</text:p>
          </table:table-cell>
          <table:table-cell table:formula="of:=DEC2HEX([.C251])" office:value-type="string" office:string-value="F9">
            <text:p>F9</text:p>
          </table:table-cell>
          <table:table-cell office:value-type="string">
            <text:p>name6</text:p>
          </table:table-cell>
          <table:table-cell table:formula="of:=[.F250]+1" office:value-type="float" office:value="8">
            <text:p>8</text:p>
          </table:table-cell>
          <table:table-cell table:formula="of:=[.G250]+1" office:value-type="float" office:value="622">
            <text:p>622</text:p>
          </table:table-cell>
          <table:table-cell table:formula="of:=DEC2HEX([.G251])" office:value-type="string" office:string-value="26E">
            <text:p>26E</text:p>
          </table:table-cell>
          <table:table-cell office:value-type="string">
            <text:p>name6</text:p>
          </table:table-cell>
          <table:table-cell table:formula="of:=[.J250]+1" office:value-type="float" office:value="8">
            <text:p>8</text:p>
          </table:table-cell>
          <table:table-cell table:formula="of:=[.K250]+1" office:value-type="float" office:value="995">
            <text:p>995</text:p>
          </table:table-cell>
          <table:table-cell table:formula="of:=DEC2HEX([.K251])" office:value-type="string" office:string-value="3E3">
            <text:p>3E3</text:p>
          </table:table-cell>
          <table:table-cell office:value-type="string">
            <text:p>name6</text:p>
          </table:table-cell>
          <table:table-cell table:formula="of:=[.N250]+1" office:value-type="float" office:value="8">
            <text:p>8</text:p>
          </table:table-cell>
          <table:table-cell table:formula="of:=[.O250]+1" office:value-type="float" office:value="1368">
            <text:p>1368</text:p>
          </table:table-cell>
          <table:table-cell table:formula="of:=DEC2HEX([.O251])" office:value-type="string" office:string-value="558">
            <text:p>558</text:p>
          </table:table-cell>
          <table:table-cell office:value-type="string">
            <text:p>name6</text:p>
          </table:table-cell>
          <table:table-cell table:formula="of:=[.R250]+1" office:value-type="float" office:value="8">
            <text:p>8</text:p>
          </table:table-cell>
          <table:table-cell table:formula="of:=[.S250]+1" office:value-type="float" office:value="1741">
            <text:p>1741</text:p>
          </table:table-cell>
          <table:table-cell table:formula="of:=DEC2HEX([.S251])" office:value-type="string" office:string-value="6CD">
            <text:p>6CD</text:p>
          </table:table-cell>
          <table:table-cell office:value-type="string">
            <text:p>name6</text:p>
          </table:table-cell>
          <table:table-cell table:formula="of:=[.V250]+1" office:value-type="float" office:value="8">
            <text:p>8</text:p>
          </table:table-cell>
          <table:table-cell table:formula="of:=[.W250]+1" office:value-type="float" office:value="2114">
            <text:p>2114</text:p>
          </table:table-cell>
          <table:table-cell table:formula="of:=DEC2HEX([.W251])" office:value-type="string" office:string-value="842">
            <text:p>842</text:p>
          </table:table-cell>
          <table:table-cell office:value-type="string">
            <text:p>name6</text:p>
          </table:table-cell>
          <table:table-cell table:formula="of:=[.Z250]+1" office:value-type="float" office:value="8">
            <text:p>8</text:p>
          </table:table-cell>
          <table:table-cell table:style-name="ce2" table:formula="of:=[.AA250]+1" office:value-type="float" office:value="2487">
            <text:p>2487</text:p>
          </table:table-cell>
          <table:table-cell table:formula="of:=DEC2HEX([.AA251])" office:value-type="string" office:string-value="9B7">
            <text:p>9B7</text:p>
          </table:table-cell>
          <table:table-cell office:value-type="string">
            <text:p>name6</text:p>
          </table:table-cell>
          <table:table-cell table:formula="of:=[.AD250]+1" office:value-type="float" office:value="8">
            <text:p>8</text:p>
          </table:table-cell>
          <table:table-cell table:style-name="ce2" table:formula="of:=[.AE250]+1" office:value-type="float" office:value="2860">
            <text:p>2860</text:p>
          </table:table-cell>
          <table:table-cell table:formula="of:=DEC2HEX([.AE251])" office:value-type="string" office:string-value="B2C">
            <text:p>B2C</text:p>
          </table:table-cell>
          <table:table-cell office:value-type="string">
            <text:p>name6</text:p>
          </table:table-cell>
          <table:table-cell table:formula="of:=[.AH250]+1" office:value-type="float" office:value="8">
            <text:p>8</text:p>
          </table:table-cell>
          <table:table-cell table:style-name="ce2" table:formula="of:=[.AI250]+1" office:value-type="float" office:value="3233">
            <text:p>3233</text:p>
          </table:table-cell>
          <table:table-cell table:formula="of:=DEC2HEX([.AI251])" office:value-type="string" office:string-value="CA1">
            <text:p>CA1</text:p>
          </table:table-cell>
          <table:table-cell office:value-type="string">
            <text:p>name6</text:p>
          </table:table-cell>
          <table:table-cell table:formula="of:=[.AL250]+1" office:value-type="float" office:value="8">
            <text:p>8</text:p>
          </table:table-cell>
          <table:table-cell table:style-name="ce2" table:formula="of:=[.AM250]+1" office:value-type="float" office:value="3606">
            <text:p>3606</text:p>
          </table:table-cell>
          <table:table-cell table:formula="of:=DEC2HEX([.AM251])" office:value-type="string" office:string-value="E16">
            <text:p>E16</text:p>
          </table:table-cell>
        </table:table-row>
        <table:table-row table:style-name="ro1">
          <table:table-cell office:value-type="string">
            <text:p>name7</text:p>
          </table:table-cell>
          <table:table-cell table:formula="of:=[.B251]+1" office:value-type="float" office:value="9">
            <text:p>9</text:p>
          </table:table-cell>
          <table:table-cell table:formula="of:=[.C251]+1" office:value-type="float" office:value="250">
            <text:p>250</text:p>
          </table:table-cell>
          <table:table-cell table:formula="of:=DEC2HEX([.C252])" office:value-type="string" office:string-value="FA">
            <text:p>FA</text:p>
          </table:table-cell>
          <table:table-cell office:value-type="string">
            <text:p>name7</text:p>
          </table:table-cell>
          <table:table-cell table:formula="of:=[.F251]+1" office:value-type="float" office:value="9">
            <text:p>9</text:p>
          </table:table-cell>
          <table:table-cell table:formula="of:=[.G251]+1" office:value-type="float" office:value="623">
            <text:p>623</text:p>
          </table:table-cell>
          <table:table-cell table:formula="of:=DEC2HEX([.G252])" office:value-type="string" office:string-value="26F">
            <text:p>26F</text:p>
          </table:table-cell>
          <table:table-cell office:value-type="string">
            <text:p>name7</text:p>
          </table:table-cell>
          <table:table-cell table:formula="of:=[.J251]+1" office:value-type="float" office:value="9">
            <text:p>9</text:p>
          </table:table-cell>
          <table:table-cell table:formula="of:=[.K251]+1" office:value-type="float" office:value="996">
            <text:p>996</text:p>
          </table:table-cell>
          <table:table-cell table:formula="of:=DEC2HEX([.K252])" office:value-type="string" office:string-value="3E4">
            <text:p>3E4</text:p>
          </table:table-cell>
          <table:table-cell office:value-type="string">
            <text:p>name7</text:p>
          </table:table-cell>
          <table:table-cell table:formula="of:=[.N251]+1" office:value-type="float" office:value="9">
            <text:p>9</text:p>
          </table:table-cell>
          <table:table-cell table:formula="of:=[.O251]+1" office:value-type="float" office:value="1369">
            <text:p>1369</text:p>
          </table:table-cell>
          <table:table-cell table:formula="of:=DEC2HEX([.O252])" office:value-type="string" office:string-value="559">
            <text:p>559</text:p>
          </table:table-cell>
          <table:table-cell office:value-type="string">
            <text:p>name7</text:p>
          </table:table-cell>
          <table:table-cell table:formula="of:=[.R251]+1" office:value-type="float" office:value="9">
            <text:p>9</text:p>
          </table:table-cell>
          <table:table-cell table:formula="of:=[.S251]+1" office:value-type="float" office:value="1742">
            <text:p>1742</text:p>
          </table:table-cell>
          <table:table-cell table:formula="of:=DEC2HEX([.S252])" office:value-type="string" office:string-value="6CE">
            <text:p>6CE</text:p>
          </table:table-cell>
          <table:table-cell office:value-type="string">
            <text:p>name7</text:p>
          </table:table-cell>
          <table:table-cell table:formula="of:=[.V251]+1" office:value-type="float" office:value="9">
            <text:p>9</text:p>
          </table:table-cell>
          <table:table-cell table:formula="of:=[.W251]+1" office:value-type="float" office:value="2115">
            <text:p>2115</text:p>
          </table:table-cell>
          <table:table-cell table:formula="of:=DEC2HEX([.W252])" office:value-type="string" office:string-value="843">
            <text:p>843</text:p>
          </table:table-cell>
          <table:table-cell office:value-type="string">
            <text:p>name7</text:p>
          </table:table-cell>
          <table:table-cell table:formula="of:=[.Z251]+1" office:value-type="float" office:value="9">
            <text:p>9</text:p>
          </table:table-cell>
          <table:table-cell table:style-name="ce2" table:formula="of:=[.AA251]+1" office:value-type="float" office:value="2488">
            <text:p>2488</text:p>
          </table:table-cell>
          <table:table-cell table:formula="of:=DEC2HEX([.AA252])" office:value-type="string" office:string-value="9B8">
            <text:p>9B8</text:p>
          </table:table-cell>
          <table:table-cell office:value-type="string">
            <text:p>name7</text:p>
          </table:table-cell>
          <table:table-cell table:formula="of:=[.AD251]+1" office:value-type="float" office:value="9">
            <text:p>9</text:p>
          </table:table-cell>
          <table:table-cell table:style-name="ce2" table:formula="of:=[.AE251]+1" office:value-type="float" office:value="2861">
            <text:p>2861</text:p>
          </table:table-cell>
          <table:table-cell table:formula="of:=DEC2HEX([.AE252])" office:value-type="string" office:string-value="B2D">
            <text:p>B2D</text:p>
          </table:table-cell>
          <table:table-cell office:value-type="string">
            <text:p>name7</text:p>
          </table:table-cell>
          <table:table-cell table:formula="of:=[.AH251]+1" office:value-type="float" office:value="9">
            <text:p>9</text:p>
          </table:table-cell>
          <table:table-cell table:style-name="ce2" table:formula="of:=[.AI251]+1" office:value-type="float" office:value="3234">
            <text:p>3234</text:p>
          </table:table-cell>
          <table:table-cell table:formula="of:=DEC2HEX([.AI252])" office:value-type="string" office:string-value="CA2">
            <text:p>CA2</text:p>
          </table:table-cell>
          <table:table-cell office:value-type="string">
            <text:p>name7</text:p>
          </table:table-cell>
          <table:table-cell table:formula="of:=[.AL251]+1" office:value-type="float" office:value="9">
            <text:p>9</text:p>
          </table:table-cell>
          <table:table-cell table:style-name="ce2" table:formula="of:=[.AM251]+1" office:value-type="float" office:value="3607">
            <text:p>3607</text:p>
          </table:table-cell>
          <table:table-cell table:formula="of:=DEC2HEX([.AM252])" office:value-type="string" office:string-value="E17">
            <text:p>E17</text:p>
          </table:table-cell>
        </table:table-row>
        <table:table-row table:style-name="ro1">
          <table:table-cell office:value-type="string">
            <text:p>name8</text:p>
          </table:table-cell>
          <table:table-cell table:formula="of:=[.B252]+1" office:value-type="float" office:value="10">
            <text:p>10</text:p>
          </table:table-cell>
          <table:table-cell table:formula="of:=[.C252]+1" office:value-type="float" office:value="251">
            <text:p>251</text:p>
          </table:table-cell>
          <table:table-cell table:formula="of:=DEC2HEX([.C253])" office:value-type="string" office:string-value="FB">
            <text:p>FB</text:p>
          </table:table-cell>
          <table:table-cell office:value-type="string">
            <text:p>name8</text:p>
          </table:table-cell>
          <table:table-cell table:formula="of:=[.F252]+1" office:value-type="float" office:value="10">
            <text:p>10</text:p>
          </table:table-cell>
          <table:table-cell table:formula="of:=[.G252]+1" office:value-type="float" office:value="624">
            <text:p>624</text:p>
          </table:table-cell>
          <table:table-cell table:formula="of:=DEC2HEX([.G253])" office:value-type="string" office:string-value="270">
            <text:p>270</text:p>
          </table:table-cell>
          <table:table-cell office:value-type="string">
            <text:p>name8</text:p>
          </table:table-cell>
          <table:table-cell table:formula="of:=[.J252]+1" office:value-type="float" office:value="10">
            <text:p>10</text:p>
          </table:table-cell>
          <table:table-cell table:formula="of:=[.K252]+1" office:value-type="float" office:value="997">
            <text:p>997</text:p>
          </table:table-cell>
          <table:table-cell table:formula="of:=DEC2HEX([.K253])" office:value-type="string" office:string-value="3E5">
            <text:p>3E5</text:p>
          </table:table-cell>
          <table:table-cell office:value-type="string">
            <text:p>name8</text:p>
          </table:table-cell>
          <table:table-cell table:formula="of:=[.N252]+1" office:value-type="float" office:value="10">
            <text:p>10</text:p>
          </table:table-cell>
          <table:table-cell table:formula="of:=[.O252]+1" office:value-type="float" office:value="1370">
            <text:p>1370</text:p>
          </table:table-cell>
          <table:table-cell table:formula="of:=DEC2HEX([.O253])" office:value-type="string" office:string-value="55A">
            <text:p>55A</text:p>
          </table:table-cell>
          <table:table-cell office:value-type="string">
            <text:p>name8</text:p>
          </table:table-cell>
          <table:table-cell table:formula="of:=[.R252]+1" office:value-type="float" office:value="10">
            <text:p>10</text:p>
          </table:table-cell>
          <table:table-cell table:formula="of:=[.S252]+1" office:value-type="float" office:value="1743">
            <text:p>1743</text:p>
          </table:table-cell>
          <table:table-cell table:formula="of:=DEC2HEX([.S253])" office:value-type="string" office:string-value="6CF">
            <text:p>6CF</text:p>
          </table:table-cell>
          <table:table-cell office:value-type="string">
            <text:p>name8</text:p>
          </table:table-cell>
          <table:table-cell table:formula="of:=[.V252]+1" office:value-type="float" office:value="10">
            <text:p>10</text:p>
          </table:table-cell>
          <table:table-cell table:formula="of:=[.W252]+1" office:value-type="float" office:value="2116">
            <text:p>2116</text:p>
          </table:table-cell>
          <table:table-cell table:formula="of:=DEC2HEX([.W253])" office:value-type="string" office:string-value="844">
            <text:p>844</text:p>
          </table:table-cell>
          <table:table-cell office:value-type="string">
            <text:p>name8</text:p>
          </table:table-cell>
          <table:table-cell table:formula="of:=[.Z252]+1" office:value-type="float" office:value="10">
            <text:p>10</text:p>
          </table:table-cell>
          <table:table-cell table:style-name="ce2" table:formula="of:=[.AA252]+1" office:value-type="float" office:value="2489">
            <text:p>2489</text:p>
          </table:table-cell>
          <table:table-cell table:formula="of:=DEC2HEX([.AA253])" office:value-type="string" office:string-value="9B9">
            <text:p>9B9</text:p>
          </table:table-cell>
          <table:table-cell office:value-type="string">
            <text:p>name8</text:p>
          </table:table-cell>
          <table:table-cell table:formula="of:=[.AD252]+1" office:value-type="float" office:value="10">
            <text:p>10</text:p>
          </table:table-cell>
          <table:table-cell table:style-name="ce2" table:formula="of:=[.AE252]+1" office:value-type="float" office:value="2862">
            <text:p>2862</text:p>
          </table:table-cell>
          <table:table-cell table:formula="of:=DEC2HEX([.AE253])" office:value-type="string" office:string-value="B2E">
            <text:p>B2E</text:p>
          </table:table-cell>
          <table:table-cell office:value-type="string">
            <text:p>name8</text:p>
          </table:table-cell>
          <table:table-cell table:formula="of:=[.AH252]+1" office:value-type="float" office:value="10">
            <text:p>10</text:p>
          </table:table-cell>
          <table:table-cell table:style-name="ce2" table:formula="of:=[.AI252]+1" office:value-type="float" office:value="3235">
            <text:p>3235</text:p>
          </table:table-cell>
          <table:table-cell table:formula="of:=DEC2HEX([.AI253])" office:value-type="string" office:string-value="CA3">
            <text:p>CA3</text:p>
          </table:table-cell>
          <table:table-cell office:value-type="string">
            <text:p>name8</text:p>
          </table:table-cell>
          <table:table-cell table:formula="of:=[.AL252]+1" office:value-type="float" office:value="10">
            <text:p>10</text:p>
          </table:table-cell>
          <table:table-cell table:style-name="ce2" table:formula="of:=[.AM252]+1" office:value-type="float" office:value="3608">
            <text:p>3608</text:p>
          </table:table-cell>
          <table:table-cell table:formula="of:=DEC2HEX([.AM253])" office:value-type="string" office:string-value="E18">
            <text:p>E18</text:p>
          </table:table-cell>
        </table:table-row>
        <table:table-row table:style-name="ro1">
          <table:table-cell office:value-type="string">
            <text:p>name9</text:p>
          </table:table-cell>
          <table:table-cell table:formula="of:=[.B253]+1" office:value-type="float" office:value="11">
            <text:p>11</text:p>
          </table:table-cell>
          <table:table-cell table:formula="of:=[.C253]+1" office:value-type="float" office:value="252">
            <text:p>252</text:p>
          </table:table-cell>
          <table:table-cell table:formula="of:=DEC2HEX([.C254])" office:value-type="string" office:string-value="FC">
            <text:p>FC</text:p>
          </table:table-cell>
          <table:table-cell office:value-type="string">
            <text:p>name9</text:p>
          </table:table-cell>
          <table:table-cell table:formula="of:=[.F253]+1" office:value-type="float" office:value="11">
            <text:p>11</text:p>
          </table:table-cell>
          <table:table-cell table:formula="of:=[.G253]+1" office:value-type="float" office:value="625">
            <text:p>625</text:p>
          </table:table-cell>
          <table:table-cell table:formula="of:=DEC2HEX([.G254])" office:value-type="string" office:string-value="271">
            <text:p>271</text:p>
          </table:table-cell>
          <table:table-cell office:value-type="string">
            <text:p>name9</text:p>
          </table:table-cell>
          <table:table-cell table:formula="of:=[.J253]+1" office:value-type="float" office:value="11">
            <text:p>11</text:p>
          </table:table-cell>
          <table:table-cell table:formula="of:=[.K253]+1" office:value-type="float" office:value="998">
            <text:p>998</text:p>
          </table:table-cell>
          <table:table-cell table:formula="of:=DEC2HEX([.K254])" office:value-type="string" office:string-value="3E6">
            <text:p>3E6</text:p>
          </table:table-cell>
          <table:table-cell office:value-type="string">
            <text:p>name9</text:p>
          </table:table-cell>
          <table:table-cell table:formula="of:=[.N253]+1" office:value-type="float" office:value="11">
            <text:p>11</text:p>
          </table:table-cell>
          <table:table-cell table:formula="of:=[.O253]+1" office:value-type="float" office:value="1371">
            <text:p>1371</text:p>
          </table:table-cell>
          <table:table-cell table:formula="of:=DEC2HEX([.O254])" office:value-type="string" office:string-value="55B">
            <text:p>55B</text:p>
          </table:table-cell>
          <table:table-cell office:value-type="string">
            <text:p>name9</text:p>
          </table:table-cell>
          <table:table-cell table:formula="of:=[.R253]+1" office:value-type="float" office:value="11">
            <text:p>11</text:p>
          </table:table-cell>
          <table:table-cell table:formula="of:=[.S253]+1" office:value-type="float" office:value="1744">
            <text:p>1744</text:p>
          </table:table-cell>
          <table:table-cell table:formula="of:=DEC2HEX([.S254])" office:value-type="string" office:string-value="6D0">
            <text:p>6D0</text:p>
          </table:table-cell>
          <table:table-cell office:value-type="string">
            <text:p>name9</text:p>
          </table:table-cell>
          <table:table-cell table:formula="of:=[.V253]+1" office:value-type="float" office:value="11">
            <text:p>11</text:p>
          </table:table-cell>
          <table:table-cell table:formula="of:=[.W253]+1" office:value-type="float" office:value="2117">
            <text:p>2117</text:p>
          </table:table-cell>
          <table:table-cell table:formula="of:=DEC2HEX([.W254])" office:value-type="string" office:string-value="845">
            <text:p>845</text:p>
          </table:table-cell>
          <table:table-cell office:value-type="string">
            <text:p>name9</text:p>
          </table:table-cell>
          <table:table-cell table:formula="of:=[.Z253]+1" office:value-type="float" office:value="11">
            <text:p>11</text:p>
          </table:table-cell>
          <table:table-cell table:style-name="ce2" table:formula="of:=[.AA253]+1" office:value-type="float" office:value="2490">
            <text:p>2490</text:p>
          </table:table-cell>
          <table:table-cell table:formula="of:=DEC2HEX([.AA254])" office:value-type="string" office:string-value="9BA">
            <text:p>9BA</text:p>
          </table:table-cell>
          <table:table-cell office:value-type="string">
            <text:p>name9</text:p>
          </table:table-cell>
          <table:table-cell table:formula="of:=[.AD253]+1" office:value-type="float" office:value="11">
            <text:p>11</text:p>
          </table:table-cell>
          <table:table-cell table:style-name="ce2" table:formula="of:=[.AE253]+1" office:value-type="float" office:value="2863">
            <text:p>2863</text:p>
          </table:table-cell>
          <table:table-cell table:formula="of:=DEC2HEX([.AE254])" office:value-type="string" office:string-value="B2F">
            <text:p>B2F</text:p>
          </table:table-cell>
          <table:table-cell office:value-type="string">
            <text:p>name9</text:p>
          </table:table-cell>
          <table:table-cell table:formula="of:=[.AH253]+1" office:value-type="float" office:value="11">
            <text:p>11</text:p>
          </table:table-cell>
          <table:table-cell table:style-name="ce2" table:formula="of:=[.AI253]+1" office:value-type="float" office:value="3236">
            <text:p>3236</text:p>
          </table:table-cell>
          <table:table-cell table:formula="of:=DEC2HEX([.AI254])" office:value-type="string" office:string-value="CA4">
            <text:p>CA4</text:p>
          </table:table-cell>
          <table:table-cell office:value-type="string">
            <text:p>name9</text:p>
          </table:table-cell>
          <table:table-cell table:formula="of:=[.AL253]+1" office:value-type="float" office:value="11">
            <text:p>11</text:p>
          </table:table-cell>
          <table:table-cell table:style-name="ce2" table:formula="of:=[.AM253]+1" office:value-type="float" office:value="3609">
            <text:p>3609</text:p>
          </table:table-cell>
          <table:table-cell table:formula="of:=DEC2HEX([.AM254])" office:value-type="string" office:string-value="E19">
            <text:p>E19</text:p>
          </table:table-cell>
        </table:table-row>
        <table:table-row table:style-name="ro1">
          <table:table-cell table:style-name="ce1" office:value-type="string">
            <text:p>DT20</text:p>
          </table:table-cell>
          <table:table-cell office:value-type="float" office:value="0">
            <text:p>0</text:p>
          </table:table-cell>
          <table:table-cell table:formula="of:=[.C254]+1" office:value-type="float" office:value="253">
            <text:p>253</text:p>
          </table:table-cell>
          <table:table-cell table:formula="of:=DEC2HEX([.C255])" office:value-type="string" office:string-value="FD">
            <text:p>FD</text:p>
          </table:table-cell>
          <table:table-cell table:style-name="ce1" office:value-type="string">
            <text:p>DT20</text:p>
          </table:table-cell>
          <table:table-cell office:value-type="float" office:value="0">
            <text:p>0</text:p>
          </table:table-cell>
          <table:table-cell table:formula="of:=[.G254]+1" office:value-type="float" office:value="626">
            <text:p>626</text:p>
          </table:table-cell>
          <table:table-cell table:formula="of:=DEC2HEX([.G255])" office:value-type="string" office:string-value="272">
            <text:p>272</text:p>
          </table:table-cell>
          <table:table-cell table:style-name="ce1" office:value-type="string">
            <text:p>DT20</text:p>
          </table:table-cell>
          <table:table-cell office:value-type="float" office:value="0">
            <text:p>0</text:p>
          </table:table-cell>
          <table:table-cell table:formula="of:=[.K254]+1" office:value-type="float" office:value="999">
            <text:p>999</text:p>
          </table:table-cell>
          <table:table-cell table:formula="of:=DEC2HEX([.K255])" office:value-type="string" office:string-value="3E7">
            <text:p>3E7</text:p>
          </table:table-cell>
          <table:table-cell table:style-name="ce1" office:value-type="string">
            <text:p>DT20</text:p>
          </table:table-cell>
          <table:table-cell office:value-type="float" office:value="0">
            <text:p>0</text:p>
          </table:table-cell>
          <table:table-cell table:formula="of:=[.O254]+1" office:value-type="float" office:value="1372">
            <text:p>1372</text:p>
          </table:table-cell>
          <table:table-cell table:formula="of:=DEC2HEX([.O255])" office:value-type="string" office:string-value="55C">
            <text:p>55C</text:p>
          </table:table-cell>
          <table:table-cell table:style-name="ce1" office:value-type="string">
            <text:p>DT20</text:p>
          </table:table-cell>
          <table:table-cell office:value-type="float" office:value="0">
            <text:p>0</text:p>
          </table:table-cell>
          <table:table-cell table:formula="of:=[.S254]+1" office:value-type="float" office:value="1745">
            <text:p>1745</text:p>
          </table:table-cell>
          <table:table-cell table:formula="of:=DEC2HEX([.S255])" office:value-type="string" office:string-value="6D1">
            <text:p>6D1</text:p>
          </table:table-cell>
          <table:table-cell table:style-name="ce1" office:value-type="string">
            <text:p>DT20</text:p>
          </table:table-cell>
          <table:table-cell office:value-type="float" office:value="0">
            <text:p>0</text:p>
          </table:table-cell>
          <table:table-cell table:formula="of:=[.W254]+1" office:value-type="float" office:value="2118">
            <text:p>2118</text:p>
          </table:table-cell>
          <table:table-cell table:formula="of:=DEC2HEX([.W255])" office:value-type="string" office:string-value="846">
            <text:p>846</text:p>
          </table:table-cell>
          <table:table-cell table:style-name="ce1" office:value-type="string">
            <text:p>DT20</text:p>
          </table:table-cell>
          <table:table-cell office:value-type="float" office:value="0">
            <text:p>0</text:p>
          </table:table-cell>
          <table:table-cell table:style-name="ce2" table:formula="of:=[.AA254]+1" office:value-type="float" office:value="2491">
            <text:p>2491</text:p>
          </table:table-cell>
          <table:table-cell table:formula="of:=DEC2HEX([.AA255])" office:value-type="string" office:string-value="9BB">
            <text:p>9BB</text:p>
          </table:table-cell>
          <table:table-cell table:style-name="ce1" office:value-type="string">
            <text:p>DT20</text:p>
          </table:table-cell>
          <table:table-cell office:value-type="float" office:value="0">
            <text:p>0</text:p>
          </table:table-cell>
          <table:table-cell table:style-name="ce2" table:formula="of:=[.AE254]+1" office:value-type="float" office:value="2864">
            <text:p>2864</text:p>
          </table:table-cell>
          <table:table-cell table:formula="of:=DEC2HEX([.AE255])" office:value-type="string" office:string-value="B30">
            <text:p>B30</text:p>
          </table:table-cell>
          <table:table-cell table:style-name="ce1" office:value-type="string">
            <text:p>DT20</text:p>
          </table:table-cell>
          <table:table-cell office:value-type="float" office:value="0">
            <text:p>0</text:p>
          </table:table-cell>
          <table:table-cell table:style-name="ce2" table:formula="of:=[.AI254]+1" office:value-type="float" office:value="3237">
            <text:p>3237</text:p>
          </table:table-cell>
          <table:table-cell table:formula="of:=DEC2HEX([.AI255])" office:value-type="string" office:string-value="CA5">
            <text:p>CA5</text:p>
          </table:table-cell>
          <table:table-cell table:style-name="ce1" office:value-type="string">
            <text:p>DT20</text:p>
          </table:table-cell>
          <table:table-cell office:value-type="float" office:value="0">
            <text:p>0</text:p>
          </table:table-cell>
          <table:table-cell table:style-name="ce2" table:formula="of:=[.AM254]+1" office:value-type="float" office:value="3610">
            <text:p>3610</text:p>
          </table:table-cell>
          <table:table-cell table:formula="of:=DEC2HEX([.AM255])" office:value-type="string" office:string-value="E1A">
            <text:p>E1A</text:p>
          </table:table-cell>
        </table:table-row>
        <table:table-row table:style-name="ro1">
          <table:table-cell office:value-type="string">
            <text:p>id</text:p>
          </table:table-cell>
          <table:table-cell table:formula="of:=[.B255]+1" office:value-type="float" office:value="1">
            <text:p>1</text:p>
          </table:table-cell>
          <table:table-cell table:formula="of:=[.C255]+1" office:value-type="float" office:value="254">
            <text:p>254</text:p>
          </table:table-cell>
          <table:table-cell table:formula="of:=DEC2HEX([.C256])" office:value-type="string" office:string-value="FE">
            <text:p>FE</text:p>
          </table:table-cell>
          <table:table-cell office:value-type="string">
            <text:p>id</text:p>
          </table:table-cell>
          <table:table-cell table:formula="of:=[.F255]+1" office:value-type="float" office:value="1">
            <text:p>1</text:p>
          </table:table-cell>
          <table:table-cell table:formula="of:=[.G255]+1" office:value-type="float" office:value="627">
            <text:p>627</text:p>
          </table:table-cell>
          <table:table-cell table:formula="of:=DEC2HEX([.G256])" office:value-type="string" office:string-value="273">
            <text:p>273</text:p>
          </table:table-cell>
          <table:table-cell office:value-type="string">
            <text:p>id</text:p>
          </table:table-cell>
          <table:table-cell table:formula="of:=[.J255]+1" office:value-type="float" office:value="1">
            <text:p>1</text:p>
          </table:table-cell>
          <table:table-cell table:formula="of:=[.K255]+1" office:value-type="float" office:value="1000">
            <text:p>1000</text:p>
          </table:table-cell>
          <table:table-cell table:formula="of:=DEC2HEX([.K256])" office:value-type="string" office:string-value="3E8">
            <text:p>3E8</text:p>
          </table:table-cell>
          <table:table-cell office:value-type="string">
            <text:p>id</text:p>
          </table:table-cell>
          <table:table-cell table:formula="of:=[.N255]+1" office:value-type="float" office:value="1">
            <text:p>1</text:p>
          </table:table-cell>
          <table:table-cell table:formula="of:=[.O255]+1" office:value-type="float" office:value="1373">
            <text:p>1373</text:p>
          </table:table-cell>
          <table:table-cell table:formula="of:=DEC2HEX([.O256])" office:value-type="string" office:string-value="55D">
            <text:p>55D</text:p>
          </table:table-cell>
          <table:table-cell office:value-type="string">
            <text:p>id</text:p>
          </table:table-cell>
          <table:table-cell table:formula="of:=[.R255]+1" office:value-type="float" office:value="1">
            <text:p>1</text:p>
          </table:table-cell>
          <table:table-cell table:formula="of:=[.S255]+1" office:value-type="float" office:value="1746">
            <text:p>1746</text:p>
          </table:table-cell>
          <table:table-cell table:formula="of:=DEC2HEX([.S256])" office:value-type="string" office:string-value="6D2">
            <text:p>6D2</text:p>
          </table:table-cell>
          <table:table-cell office:value-type="string">
            <text:p>id</text:p>
          </table:table-cell>
          <table:table-cell table:formula="of:=[.V255]+1" office:value-type="float" office:value="1">
            <text:p>1</text:p>
          </table:table-cell>
          <table:table-cell table:formula="of:=[.W255]+1" office:value-type="float" office:value="2119">
            <text:p>2119</text:p>
          </table:table-cell>
          <table:table-cell table:formula="of:=DEC2HEX([.W256])" office:value-type="string" office:string-value="847">
            <text:p>847</text:p>
          </table:table-cell>
          <table:table-cell office:value-type="string">
            <text:p>id</text:p>
          </table:table-cell>
          <table:table-cell table:formula="of:=[.Z255]+1" office:value-type="float" office:value="1">
            <text:p>1</text:p>
          </table:table-cell>
          <table:table-cell table:style-name="ce2" table:formula="of:=[.AA255]+1" office:value-type="float" office:value="2492">
            <text:p>2492</text:p>
          </table:table-cell>
          <table:table-cell table:formula="of:=DEC2HEX([.AA256])" office:value-type="string" office:string-value="9BC">
            <text:p>9BC</text:p>
          </table:table-cell>
          <table:table-cell office:value-type="string">
            <text:p>id</text:p>
          </table:table-cell>
          <table:table-cell table:formula="of:=[.AD255]+1" office:value-type="float" office:value="1">
            <text:p>1</text:p>
          </table:table-cell>
          <table:table-cell table:style-name="ce2" table:formula="of:=[.AE255]+1" office:value-type="float" office:value="2865">
            <text:p>2865</text:p>
          </table:table-cell>
          <table:table-cell table:formula="of:=DEC2HEX([.AE256])" office:value-type="string" office:string-value="B31">
            <text:p>B31</text:p>
          </table:table-cell>
          <table:table-cell office:value-type="string">
            <text:p>id</text:p>
          </table:table-cell>
          <table:table-cell table:formula="of:=[.AH255]+1" office:value-type="float" office:value="1">
            <text:p>1</text:p>
          </table:table-cell>
          <table:table-cell table:style-name="ce2" table:formula="of:=[.AI255]+1" office:value-type="float" office:value="3238">
            <text:p>3238</text:p>
          </table:table-cell>
          <table:table-cell table:formula="of:=DEC2HEX([.AI256])" office:value-type="string" office:string-value="CA6">
            <text:p>CA6</text:p>
          </table:table-cell>
          <table:table-cell office:value-type="string">
            <text:p>id</text:p>
          </table:table-cell>
          <table:table-cell table:formula="of:=[.AL255]+1" office:value-type="float" office:value="1">
            <text:p>1</text:p>
          </table:table-cell>
          <table:table-cell table:style-name="ce2" table:formula="of:=[.AM255]+1" office:value-type="float" office:value="3611">
            <text:p>3611</text:p>
          </table:table-cell>
          <table:table-cell table:formula="of:=DEC2HEX([.AM256])" office:value-type="string" office:string-value="E1B">
            <text:p>E1B</text:p>
          </table:table-cell>
        </table:table-row>
        <table:table-row table:style-name="ro1">
          <table:table-cell office:value-type="string">
            <text:p>name0</text:p>
          </table:table-cell>
          <table:table-cell table:formula="of:=[.B256]+1" office:value-type="float" office:value="2">
            <text:p>2</text:p>
          </table:table-cell>
          <table:table-cell table:formula="of:=[.C256]+1" office:value-type="float" office:value="255">
            <text:p>255</text:p>
          </table:table-cell>
          <table:table-cell table:formula="of:=DEC2HEX([.C257])" office:value-type="string" office:string-value="FF">
            <text:p>FF</text:p>
          </table:table-cell>
          <table:table-cell office:value-type="string">
            <text:p>name0</text:p>
          </table:table-cell>
          <table:table-cell table:formula="of:=[.F256]+1" office:value-type="float" office:value="2">
            <text:p>2</text:p>
          </table:table-cell>
          <table:table-cell table:formula="of:=[.G256]+1" office:value-type="float" office:value="628">
            <text:p>628</text:p>
          </table:table-cell>
          <table:table-cell table:formula="of:=DEC2HEX([.G257])" office:value-type="string" office:string-value="274">
            <text:p>274</text:p>
          </table:table-cell>
          <table:table-cell office:value-type="string">
            <text:p>name0</text:p>
          </table:table-cell>
          <table:table-cell table:formula="of:=[.J256]+1" office:value-type="float" office:value="2">
            <text:p>2</text:p>
          </table:table-cell>
          <table:table-cell table:formula="of:=[.K256]+1" office:value-type="float" office:value="1001">
            <text:p>1001</text:p>
          </table:table-cell>
          <table:table-cell table:formula="of:=DEC2HEX([.K257])" office:value-type="string" office:string-value="3E9">
            <text:p>3E9</text:p>
          </table:table-cell>
          <table:table-cell office:value-type="string">
            <text:p>name0</text:p>
          </table:table-cell>
          <table:table-cell table:formula="of:=[.N256]+1" office:value-type="float" office:value="2">
            <text:p>2</text:p>
          </table:table-cell>
          <table:table-cell table:formula="of:=[.O256]+1" office:value-type="float" office:value="1374">
            <text:p>1374</text:p>
          </table:table-cell>
          <table:table-cell table:formula="of:=DEC2HEX([.O257])" office:value-type="string" office:string-value="55E">
            <text:p>55E</text:p>
          </table:table-cell>
          <table:table-cell office:value-type="string">
            <text:p>name0</text:p>
          </table:table-cell>
          <table:table-cell table:formula="of:=[.R256]+1" office:value-type="float" office:value="2">
            <text:p>2</text:p>
          </table:table-cell>
          <table:table-cell table:formula="of:=[.S256]+1" office:value-type="float" office:value="1747">
            <text:p>1747</text:p>
          </table:table-cell>
          <table:table-cell table:formula="of:=DEC2HEX([.S257])" office:value-type="string" office:string-value="6D3">
            <text:p>6D3</text:p>
          </table:table-cell>
          <table:table-cell office:value-type="string">
            <text:p>name0</text:p>
          </table:table-cell>
          <table:table-cell table:formula="of:=[.V256]+1" office:value-type="float" office:value="2">
            <text:p>2</text:p>
          </table:table-cell>
          <table:table-cell table:formula="of:=[.W256]+1" office:value-type="float" office:value="2120">
            <text:p>2120</text:p>
          </table:table-cell>
          <table:table-cell table:formula="of:=DEC2HEX([.W257])" office:value-type="string" office:string-value="848">
            <text:p>848</text:p>
          </table:table-cell>
          <table:table-cell office:value-type="string">
            <text:p>name0</text:p>
          </table:table-cell>
          <table:table-cell table:formula="of:=[.Z256]+1" office:value-type="float" office:value="2">
            <text:p>2</text:p>
          </table:table-cell>
          <table:table-cell table:style-name="ce2" table:formula="of:=[.AA256]+1" office:value-type="float" office:value="2493">
            <text:p>2493</text:p>
          </table:table-cell>
          <table:table-cell table:formula="of:=DEC2HEX([.AA257])" office:value-type="string" office:string-value="9BD">
            <text:p>9BD</text:p>
          </table:table-cell>
          <table:table-cell office:value-type="string">
            <text:p>name0</text:p>
          </table:table-cell>
          <table:table-cell table:formula="of:=[.AD256]+1" office:value-type="float" office:value="2">
            <text:p>2</text:p>
          </table:table-cell>
          <table:table-cell table:style-name="ce2" table:formula="of:=[.AE256]+1" office:value-type="float" office:value="2866">
            <text:p>2866</text:p>
          </table:table-cell>
          <table:table-cell table:formula="of:=DEC2HEX([.AE257])" office:value-type="string" office:string-value="B32">
            <text:p>B32</text:p>
          </table:table-cell>
          <table:table-cell office:value-type="string">
            <text:p>name0</text:p>
          </table:table-cell>
          <table:table-cell table:formula="of:=[.AH256]+1" office:value-type="float" office:value="2">
            <text:p>2</text:p>
          </table:table-cell>
          <table:table-cell table:style-name="ce2" table:formula="of:=[.AI256]+1" office:value-type="float" office:value="3239">
            <text:p>3239</text:p>
          </table:table-cell>
          <table:table-cell table:formula="of:=DEC2HEX([.AI257])" office:value-type="string" office:string-value="CA7">
            <text:p>CA7</text:p>
          </table:table-cell>
          <table:table-cell office:value-type="string">
            <text:p>name0</text:p>
          </table:table-cell>
          <table:table-cell table:formula="of:=[.AL256]+1" office:value-type="float" office:value="2">
            <text:p>2</text:p>
          </table:table-cell>
          <table:table-cell table:style-name="ce2" table:formula="of:=[.AM256]+1" office:value-type="float" office:value="3612">
            <text:p>3612</text:p>
          </table:table-cell>
          <table:table-cell table:formula="of:=DEC2HEX([.AM257])" office:value-type="string" office:string-value="E1C">
            <text:p>E1C</text:p>
          </table:table-cell>
        </table:table-row>
        <table:table-row table:style-name="ro1">
          <table:table-cell office:value-type="string">
            <text:p>name1</text:p>
          </table:table-cell>
          <table:table-cell table:formula="of:=[.B257]+1" office:value-type="float" office:value="3">
            <text:p>3</text:p>
          </table:table-cell>
          <table:table-cell table:formula="of:=[.C257]+1" office:value-type="float" office:value="256">
            <text:p>256</text:p>
          </table:table-cell>
          <table:table-cell table:formula="of:=DEC2HEX([.C258])" office:value-type="string" office:string-value="100">
            <text:p>100</text:p>
          </table:table-cell>
          <table:table-cell office:value-type="string">
            <text:p>name1</text:p>
          </table:table-cell>
          <table:table-cell table:formula="of:=[.F257]+1" office:value-type="float" office:value="3">
            <text:p>3</text:p>
          </table:table-cell>
          <table:table-cell table:formula="of:=[.G257]+1" office:value-type="float" office:value="629">
            <text:p>629</text:p>
          </table:table-cell>
          <table:table-cell table:formula="of:=DEC2HEX([.G258])" office:value-type="string" office:string-value="275">
            <text:p>275</text:p>
          </table:table-cell>
          <table:table-cell office:value-type="string">
            <text:p>name1</text:p>
          </table:table-cell>
          <table:table-cell table:formula="of:=[.J257]+1" office:value-type="float" office:value="3">
            <text:p>3</text:p>
          </table:table-cell>
          <table:table-cell table:formula="of:=[.K257]+1" office:value-type="float" office:value="1002">
            <text:p>1002</text:p>
          </table:table-cell>
          <table:table-cell table:formula="of:=DEC2HEX([.K258])" office:value-type="string" office:string-value="3EA">
            <text:p>3EA</text:p>
          </table:table-cell>
          <table:table-cell office:value-type="string">
            <text:p>name1</text:p>
          </table:table-cell>
          <table:table-cell table:formula="of:=[.N257]+1" office:value-type="float" office:value="3">
            <text:p>3</text:p>
          </table:table-cell>
          <table:table-cell table:formula="of:=[.O257]+1" office:value-type="float" office:value="1375">
            <text:p>1375</text:p>
          </table:table-cell>
          <table:table-cell table:formula="of:=DEC2HEX([.O258])" office:value-type="string" office:string-value="55F">
            <text:p>55F</text:p>
          </table:table-cell>
          <table:table-cell office:value-type="string">
            <text:p>name1</text:p>
          </table:table-cell>
          <table:table-cell table:formula="of:=[.R257]+1" office:value-type="float" office:value="3">
            <text:p>3</text:p>
          </table:table-cell>
          <table:table-cell table:formula="of:=[.S257]+1" office:value-type="float" office:value="1748">
            <text:p>1748</text:p>
          </table:table-cell>
          <table:table-cell table:formula="of:=DEC2HEX([.S258])" office:value-type="string" office:string-value="6D4">
            <text:p>6D4</text:p>
          </table:table-cell>
          <table:table-cell office:value-type="string">
            <text:p>name1</text:p>
          </table:table-cell>
          <table:table-cell table:formula="of:=[.V257]+1" office:value-type="float" office:value="3">
            <text:p>3</text:p>
          </table:table-cell>
          <table:table-cell table:formula="of:=[.W257]+1" office:value-type="float" office:value="2121">
            <text:p>2121</text:p>
          </table:table-cell>
          <table:table-cell table:formula="of:=DEC2HEX([.W258])" office:value-type="string" office:string-value="849">
            <text:p>849</text:p>
          </table:table-cell>
          <table:table-cell office:value-type="string">
            <text:p>name1</text:p>
          </table:table-cell>
          <table:table-cell table:formula="of:=[.Z257]+1" office:value-type="float" office:value="3">
            <text:p>3</text:p>
          </table:table-cell>
          <table:table-cell table:style-name="ce2" table:formula="of:=[.AA257]+1" office:value-type="float" office:value="2494">
            <text:p>2494</text:p>
          </table:table-cell>
          <table:table-cell table:formula="of:=DEC2HEX([.AA258])" office:value-type="string" office:string-value="9BE">
            <text:p>9BE</text:p>
          </table:table-cell>
          <table:table-cell office:value-type="string">
            <text:p>name1</text:p>
          </table:table-cell>
          <table:table-cell table:formula="of:=[.AD257]+1" office:value-type="float" office:value="3">
            <text:p>3</text:p>
          </table:table-cell>
          <table:table-cell table:style-name="ce2" table:formula="of:=[.AE257]+1" office:value-type="float" office:value="2867">
            <text:p>2867</text:p>
          </table:table-cell>
          <table:table-cell table:formula="of:=DEC2HEX([.AE258])" office:value-type="string" office:string-value="B33">
            <text:p>B33</text:p>
          </table:table-cell>
          <table:table-cell office:value-type="string">
            <text:p>name1</text:p>
          </table:table-cell>
          <table:table-cell table:formula="of:=[.AH257]+1" office:value-type="float" office:value="3">
            <text:p>3</text:p>
          </table:table-cell>
          <table:table-cell table:style-name="ce2" table:formula="of:=[.AI257]+1" office:value-type="float" office:value="3240">
            <text:p>3240</text:p>
          </table:table-cell>
          <table:table-cell table:formula="of:=DEC2HEX([.AI258])" office:value-type="string" office:string-value="CA8">
            <text:p>CA8</text:p>
          </table:table-cell>
          <table:table-cell office:value-type="string">
            <text:p>name1</text:p>
          </table:table-cell>
          <table:table-cell table:formula="of:=[.AL257]+1" office:value-type="float" office:value="3">
            <text:p>3</text:p>
          </table:table-cell>
          <table:table-cell table:style-name="ce2" table:formula="of:=[.AM257]+1" office:value-type="float" office:value="3613">
            <text:p>3613</text:p>
          </table:table-cell>
          <table:table-cell table:formula="of:=DEC2HEX([.AM258])" office:value-type="string" office:string-value="E1D">
            <text:p>E1D</text:p>
          </table:table-cell>
        </table:table-row>
        <table:table-row table:style-name="ro1">
          <table:table-cell office:value-type="string">
            <text:p>name2</text:p>
          </table:table-cell>
          <table:table-cell table:formula="of:=[.B258]+1" office:value-type="float" office:value="4">
            <text:p>4</text:p>
          </table:table-cell>
          <table:table-cell table:formula="of:=[.C258]+1" office:value-type="float" office:value="257">
            <text:p>257</text:p>
          </table:table-cell>
          <table:table-cell table:formula="of:=DEC2HEX([.C259])" office:value-type="string" office:string-value="101">
            <text:p>101</text:p>
          </table:table-cell>
          <table:table-cell office:value-type="string">
            <text:p>name2</text:p>
          </table:table-cell>
          <table:table-cell table:formula="of:=[.F258]+1" office:value-type="float" office:value="4">
            <text:p>4</text:p>
          </table:table-cell>
          <table:table-cell table:formula="of:=[.G258]+1" office:value-type="float" office:value="630">
            <text:p>630</text:p>
          </table:table-cell>
          <table:table-cell table:formula="of:=DEC2HEX([.G259])" office:value-type="string" office:string-value="276">
            <text:p>276</text:p>
          </table:table-cell>
          <table:table-cell office:value-type="string">
            <text:p>name2</text:p>
          </table:table-cell>
          <table:table-cell table:formula="of:=[.J258]+1" office:value-type="float" office:value="4">
            <text:p>4</text:p>
          </table:table-cell>
          <table:table-cell table:formula="of:=[.K258]+1" office:value-type="float" office:value="1003">
            <text:p>1003</text:p>
          </table:table-cell>
          <table:table-cell table:formula="of:=DEC2HEX([.K259])" office:value-type="string" office:string-value="3EB">
            <text:p>3EB</text:p>
          </table:table-cell>
          <table:table-cell office:value-type="string">
            <text:p>name2</text:p>
          </table:table-cell>
          <table:table-cell table:formula="of:=[.N258]+1" office:value-type="float" office:value="4">
            <text:p>4</text:p>
          </table:table-cell>
          <table:table-cell table:formula="of:=[.O258]+1" office:value-type="float" office:value="1376">
            <text:p>1376</text:p>
          </table:table-cell>
          <table:table-cell table:formula="of:=DEC2HEX([.O259])" office:value-type="string" office:string-value="560">
            <text:p>560</text:p>
          </table:table-cell>
          <table:table-cell office:value-type="string">
            <text:p>name2</text:p>
          </table:table-cell>
          <table:table-cell table:formula="of:=[.R258]+1" office:value-type="float" office:value="4">
            <text:p>4</text:p>
          </table:table-cell>
          <table:table-cell table:formula="of:=[.S258]+1" office:value-type="float" office:value="1749">
            <text:p>1749</text:p>
          </table:table-cell>
          <table:table-cell table:formula="of:=DEC2HEX([.S259])" office:value-type="string" office:string-value="6D5">
            <text:p>6D5</text:p>
          </table:table-cell>
          <table:table-cell office:value-type="string">
            <text:p>name2</text:p>
          </table:table-cell>
          <table:table-cell table:formula="of:=[.V258]+1" office:value-type="float" office:value="4">
            <text:p>4</text:p>
          </table:table-cell>
          <table:table-cell table:formula="of:=[.W258]+1" office:value-type="float" office:value="2122">
            <text:p>2122</text:p>
          </table:table-cell>
          <table:table-cell table:formula="of:=DEC2HEX([.W259])" office:value-type="string" office:string-value="84A">
            <text:p>84A</text:p>
          </table:table-cell>
          <table:table-cell office:value-type="string">
            <text:p>name2</text:p>
          </table:table-cell>
          <table:table-cell table:formula="of:=[.Z258]+1" office:value-type="float" office:value="4">
            <text:p>4</text:p>
          </table:table-cell>
          <table:table-cell table:style-name="ce2" table:formula="of:=[.AA258]+1" office:value-type="float" office:value="2495">
            <text:p>2495</text:p>
          </table:table-cell>
          <table:table-cell table:formula="of:=DEC2HEX([.AA259])" office:value-type="string" office:string-value="9BF">
            <text:p>9BF</text:p>
          </table:table-cell>
          <table:table-cell office:value-type="string">
            <text:p>name2</text:p>
          </table:table-cell>
          <table:table-cell table:formula="of:=[.AD258]+1" office:value-type="float" office:value="4">
            <text:p>4</text:p>
          </table:table-cell>
          <table:table-cell table:style-name="ce2" table:formula="of:=[.AE258]+1" office:value-type="float" office:value="2868">
            <text:p>2868</text:p>
          </table:table-cell>
          <table:table-cell table:formula="of:=DEC2HEX([.AE259])" office:value-type="string" office:string-value="B34">
            <text:p>B34</text:p>
          </table:table-cell>
          <table:table-cell office:value-type="string">
            <text:p>name2</text:p>
          </table:table-cell>
          <table:table-cell table:formula="of:=[.AH258]+1" office:value-type="float" office:value="4">
            <text:p>4</text:p>
          </table:table-cell>
          <table:table-cell table:style-name="ce2" table:formula="of:=[.AI258]+1" office:value-type="float" office:value="3241">
            <text:p>3241</text:p>
          </table:table-cell>
          <table:table-cell table:formula="of:=DEC2HEX([.AI259])" office:value-type="string" office:string-value="CA9">
            <text:p>CA9</text:p>
          </table:table-cell>
          <table:table-cell office:value-type="string">
            <text:p>name2</text:p>
          </table:table-cell>
          <table:table-cell table:formula="of:=[.AL258]+1" office:value-type="float" office:value="4">
            <text:p>4</text:p>
          </table:table-cell>
          <table:table-cell table:style-name="ce2" table:formula="of:=[.AM258]+1" office:value-type="float" office:value="3614">
            <text:p>3614</text:p>
          </table:table-cell>
          <table:table-cell table:formula="of:=DEC2HEX([.AM259])" office:value-type="string" office:string-value="E1E">
            <text:p>E1E</text:p>
          </table:table-cell>
        </table:table-row>
        <table:table-row table:style-name="ro1">
          <table:table-cell office:value-type="string">
            <text:p>name3</text:p>
          </table:table-cell>
          <table:table-cell table:formula="of:=[.B259]+1" office:value-type="float" office:value="5">
            <text:p>5</text:p>
          </table:table-cell>
          <table:table-cell table:formula="of:=[.C259]+1" office:value-type="float" office:value="258">
            <text:p>258</text:p>
          </table:table-cell>
          <table:table-cell table:formula="of:=DEC2HEX([.C260])" office:value-type="string" office:string-value="102">
            <text:p>102</text:p>
          </table:table-cell>
          <table:table-cell office:value-type="string">
            <text:p>name3</text:p>
          </table:table-cell>
          <table:table-cell table:formula="of:=[.F259]+1" office:value-type="float" office:value="5">
            <text:p>5</text:p>
          </table:table-cell>
          <table:table-cell table:formula="of:=[.G259]+1" office:value-type="float" office:value="631">
            <text:p>631</text:p>
          </table:table-cell>
          <table:table-cell table:formula="of:=DEC2HEX([.G260])" office:value-type="string" office:string-value="277">
            <text:p>277</text:p>
          </table:table-cell>
          <table:table-cell office:value-type="string">
            <text:p>name3</text:p>
          </table:table-cell>
          <table:table-cell table:formula="of:=[.J259]+1" office:value-type="float" office:value="5">
            <text:p>5</text:p>
          </table:table-cell>
          <table:table-cell table:formula="of:=[.K259]+1" office:value-type="float" office:value="1004">
            <text:p>1004</text:p>
          </table:table-cell>
          <table:table-cell table:formula="of:=DEC2HEX([.K260])" office:value-type="string" office:string-value="3EC">
            <text:p>3EC</text:p>
          </table:table-cell>
          <table:table-cell office:value-type="string">
            <text:p>name3</text:p>
          </table:table-cell>
          <table:table-cell table:formula="of:=[.N259]+1" office:value-type="float" office:value="5">
            <text:p>5</text:p>
          </table:table-cell>
          <table:table-cell table:formula="of:=[.O259]+1" office:value-type="float" office:value="1377">
            <text:p>1377</text:p>
          </table:table-cell>
          <table:table-cell table:formula="of:=DEC2HEX([.O260])" office:value-type="string" office:string-value="561">
            <text:p>561</text:p>
          </table:table-cell>
          <table:table-cell office:value-type="string">
            <text:p>name3</text:p>
          </table:table-cell>
          <table:table-cell table:formula="of:=[.R259]+1" office:value-type="float" office:value="5">
            <text:p>5</text:p>
          </table:table-cell>
          <table:table-cell table:formula="of:=[.S259]+1" office:value-type="float" office:value="1750">
            <text:p>1750</text:p>
          </table:table-cell>
          <table:table-cell table:formula="of:=DEC2HEX([.S260])" office:value-type="string" office:string-value="6D6">
            <text:p>6D6</text:p>
          </table:table-cell>
          <table:table-cell office:value-type="string">
            <text:p>name3</text:p>
          </table:table-cell>
          <table:table-cell table:formula="of:=[.V259]+1" office:value-type="float" office:value="5">
            <text:p>5</text:p>
          </table:table-cell>
          <table:table-cell table:formula="of:=[.W259]+1" office:value-type="float" office:value="2123">
            <text:p>2123</text:p>
          </table:table-cell>
          <table:table-cell table:formula="of:=DEC2HEX([.W260])" office:value-type="string" office:string-value="84B">
            <text:p>84B</text:p>
          </table:table-cell>
          <table:table-cell office:value-type="string">
            <text:p>name3</text:p>
          </table:table-cell>
          <table:table-cell table:formula="of:=[.Z259]+1" office:value-type="float" office:value="5">
            <text:p>5</text:p>
          </table:table-cell>
          <table:table-cell table:style-name="ce2" table:formula="of:=[.AA259]+1" office:value-type="float" office:value="2496">
            <text:p>2496</text:p>
          </table:table-cell>
          <table:table-cell table:formula="of:=DEC2HEX([.AA260])" office:value-type="string" office:string-value="9C0">
            <text:p>9C0</text:p>
          </table:table-cell>
          <table:table-cell office:value-type="string">
            <text:p>name3</text:p>
          </table:table-cell>
          <table:table-cell table:formula="of:=[.AD259]+1" office:value-type="float" office:value="5">
            <text:p>5</text:p>
          </table:table-cell>
          <table:table-cell table:style-name="ce2" table:formula="of:=[.AE259]+1" office:value-type="float" office:value="2869">
            <text:p>2869</text:p>
          </table:table-cell>
          <table:table-cell table:formula="of:=DEC2HEX([.AE260])" office:value-type="string" office:string-value="B35">
            <text:p>B35</text:p>
          </table:table-cell>
          <table:table-cell office:value-type="string">
            <text:p>name3</text:p>
          </table:table-cell>
          <table:table-cell table:formula="of:=[.AH259]+1" office:value-type="float" office:value="5">
            <text:p>5</text:p>
          </table:table-cell>
          <table:table-cell table:style-name="ce2" table:formula="of:=[.AI259]+1" office:value-type="float" office:value="3242">
            <text:p>3242</text:p>
          </table:table-cell>
          <table:table-cell table:formula="of:=DEC2HEX([.AI260])" office:value-type="string" office:string-value="CAA">
            <text:p>CAA</text:p>
          </table:table-cell>
          <table:table-cell office:value-type="string">
            <text:p>name3</text:p>
          </table:table-cell>
          <table:table-cell table:formula="of:=[.AL259]+1" office:value-type="float" office:value="5">
            <text:p>5</text:p>
          </table:table-cell>
          <table:table-cell table:style-name="ce2" table:formula="of:=[.AM259]+1" office:value-type="float" office:value="3615">
            <text:p>3615</text:p>
          </table:table-cell>
          <table:table-cell table:formula="of:=DEC2HEX([.AM260])" office:value-type="string" office:string-value="E1F">
            <text:p>E1F</text:p>
          </table:table-cell>
        </table:table-row>
        <table:table-row table:style-name="ro1">
          <table:table-cell office:value-type="string">
            <text:p>name4</text:p>
          </table:table-cell>
          <table:table-cell table:formula="of:=[.B260]+1" office:value-type="float" office:value="6">
            <text:p>6</text:p>
          </table:table-cell>
          <table:table-cell table:formula="of:=[.C260]+1" office:value-type="float" office:value="259">
            <text:p>259</text:p>
          </table:table-cell>
          <table:table-cell table:formula="of:=DEC2HEX([.C261])" office:value-type="string" office:string-value="103">
            <text:p>103</text:p>
          </table:table-cell>
          <table:table-cell office:value-type="string">
            <text:p>name4</text:p>
          </table:table-cell>
          <table:table-cell table:formula="of:=[.F260]+1" office:value-type="float" office:value="6">
            <text:p>6</text:p>
          </table:table-cell>
          <table:table-cell table:formula="of:=[.G260]+1" office:value-type="float" office:value="632">
            <text:p>632</text:p>
          </table:table-cell>
          <table:table-cell table:formula="of:=DEC2HEX([.G261])" office:value-type="string" office:string-value="278">
            <text:p>278</text:p>
          </table:table-cell>
          <table:table-cell office:value-type="string">
            <text:p>name4</text:p>
          </table:table-cell>
          <table:table-cell table:formula="of:=[.J260]+1" office:value-type="float" office:value="6">
            <text:p>6</text:p>
          </table:table-cell>
          <table:table-cell table:formula="of:=[.K260]+1" office:value-type="float" office:value="1005">
            <text:p>1005</text:p>
          </table:table-cell>
          <table:table-cell table:formula="of:=DEC2HEX([.K261])" office:value-type="string" office:string-value="3ED">
            <text:p>3ED</text:p>
          </table:table-cell>
          <table:table-cell office:value-type="string">
            <text:p>name4</text:p>
          </table:table-cell>
          <table:table-cell table:formula="of:=[.N260]+1" office:value-type="float" office:value="6">
            <text:p>6</text:p>
          </table:table-cell>
          <table:table-cell table:formula="of:=[.O260]+1" office:value-type="float" office:value="1378">
            <text:p>1378</text:p>
          </table:table-cell>
          <table:table-cell table:formula="of:=DEC2HEX([.O261])" office:value-type="string" office:string-value="562">
            <text:p>562</text:p>
          </table:table-cell>
          <table:table-cell office:value-type="string">
            <text:p>name4</text:p>
          </table:table-cell>
          <table:table-cell table:formula="of:=[.R260]+1" office:value-type="float" office:value="6">
            <text:p>6</text:p>
          </table:table-cell>
          <table:table-cell table:formula="of:=[.S260]+1" office:value-type="float" office:value="1751">
            <text:p>1751</text:p>
          </table:table-cell>
          <table:table-cell table:formula="of:=DEC2HEX([.S261])" office:value-type="string" office:string-value="6D7">
            <text:p>6D7</text:p>
          </table:table-cell>
          <table:table-cell office:value-type="string">
            <text:p>name4</text:p>
          </table:table-cell>
          <table:table-cell table:formula="of:=[.V260]+1" office:value-type="float" office:value="6">
            <text:p>6</text:p>
          </table:table-cell>
          <table:table-cell table:formula="of:=[.W260]+1" office:value-type="float" office:value="2124">
            <text:p>2124</text:p>
          </table:table-cell>
          <table:table-cell table:formula="of:=DEC2HEX([.W261])" office:value-type="string" office:string-value="84C">
            <text:p>84C</text:p>
          </table:table-cell>
          <table:table-cell office:value-type="string">
            <text:p>name4</text:p>
          </table:table-cell>
          <table:table-cell table:formula="of:=[.Z260]+1" office:value-type="float" office:value="6">
            <text:p>6</text:p>
          </table:table-cell>
          <table:table-cell table:style-name="ce2" table:formula="of:=[.AA260]+1" office:value-type="float" office:value="2497">
            <text:p>2497</text:p>
          </table:table-cell>
          <table:table-cell table:formula="of:=DEC2HEX([.AA261])" office:value-type="string" office:string-value="9C1">
            <text:p>9C1</text:p>
          </table:table-cell>
          <table:table-cell office:value-type="string">
            <text:p>name4</text:p>
          </table:table-cell>
          <table:table-cell table:formula="of:=[.AD260]+1" office:value-type="float" office:value="6">
            <text:p>6</text:p>
          </table:table-cell>
          <table:table-cell table:style-name="ce2" table:formula="of:=[.AE260]+1" office:value-type="float" office:value="2870">
            <text:p>2870</text:p>
          </table:table-cell>
          <table:table-cell table:formula="of:=DEC2HEX([.AE261])" office:value-type="string" office:string-value="B36">
            <text:p>B36</text:p>
          </table:table-cell>
          <table:table-cell office:value-type="string">
            <text:p>name4</text:p>
          </table:table-cell>
          <table:table-cell table:formula="of:=[.AH260]+1" office:value-type="float" office:value="6">
            <text:p>6</text:p>
          </table:table-cell>
          <table:table-cell table:style-name="ce2" table:formula="of:=[.AI260]+1" office:value-type="float" office:value="3243">
            <text:p>3243</text:p>
          </table:table-cell>
          <table:table-cell table:formula="of:=DEC2HEX([.AI261])" office:value-type="string" office:string-value="CAB">
            <text:p>CAB</text:p>
          </table:table-cell>
          <table:table-cell office:value-type="string">
            <text:p>name4</text:p>
          </table:table-cell>
          <table:table-cell table:formula="of:=[.AL260]+1" office:value-type="float" office:value="6">
            <text:p>6</text:p>
          </table:table-cell>
          <table:table-cell table:style-name="ce2" table:formula="of:=[.AM260]+1" office:value-type="float" office:value="3616">
            <text:p>3616</text:p>
          </table:table-cell>
          <table:table-cell table:formula="of:=DEC2HEX([.AM261])" office:value-type="string" office:string-value="E20">
            <text:p>E20</text:p>
          </table:table-cell>
        </table:table-row>
        <table:table-row table:style-name="ro1">
          <table:table-cell office:value-type="string">
            <text:p>name5</text:p>
          </table:table-cell>
          <table:table-cell table:formula="of:=[.B261]+1" office:value-type="float" office:value="7">
            <text:p>7</text:p>
          </table:table-cell>
          <table:table-cell table:formula="of:=[.C261]+1" office:value-type="float" office:value="260">
            <text:p>260</text:p>
          </table:table-cell>
          <table:table-cell table:formula="of:=DEC2HEX([.C262])" office:value-type="string" office:string-value="104">
            <text:p>104</text:p>
          </table:table-cell>
          <table:table-cell office:value-type="string">
            <text:p>name5</text:p>
          </table:table-cell>
          <table:table-cell table:formula="of:=[.F261]+1" office:value-type="float" office:value="7">
            <text:p>7</text:p>
          </table:table-cell>
          <table:table-cell table:formula="of:=[.G261]+1" office:value-type="float" office:value="633">
            <text:p>633</text:p>
          </table:table-cell>
          <table:table-cell table:formula="of:=DEC2HEX([.G262])" office:value-type="string" office:string-value="279">
            <text:p>279</text:p>
          </table:table-cell>
          <table:table-cell office:value-type="string">
            <text:p>name5</text:p>
          </table:table-cell>
          <table:table-cell table:formula="of:=[.J261]+1" office:value-type="float" office:value="7">
            <text:p>7</text:p>
          </table:table-cell>
          <table:table-cell table:formula="of:=[.K261]+1" office:value-type="float" office:value="1006">
            <text:p>1006</text:p>
          </table:table-cell>
          <table:table-cell table:formula="of:=DEC2HEX([.K262])" office:value-type="string" office:string-value="3EE">
            <text:p>3EE</text:p>
          </table:table-cell>
          <table:table-cell office:value-type="string">
            <text:p>name5</text:p>
          </table:table-cell>
          <table:table-cell table:formula="of:=[.N261]+1" office:value-type="float" office:value="7">
            <text:p>7</text:p>
          </table:table-cell>
          <table:table-cell table:formula="of:=[.O261]+1" office:value-type="float" office:value="1379">
            <text:p>1379</text:p>
          </table:table-cell>
          <table:table-cell table:formula="of:=DEC2HEX([.O262])" office:value-type="string" office:string-value="563">
            <text:p>563</text:p>
          </table:table-cell>
          <table:table-cell office:value-type="string">
            <text:p>name5</text:p>
          </table:table-cell>
          <table:table-cell table:formula="of:=[.R261]+1" office:value-type="float" office:value="7">
            <text:p>7</text:p>
          </table:table-cell>
          <table:table-cell table:formula="of:=[.S261]+1" office:value-type="float" office:value="1752">
            <text:p>1752</text:p>
          </table:table-cell>
          <table:table-cell table:formula="of:=DEC2HEX([.S262])" office:value-type="string" office:string-value="6D8">
            <text:p>6D8</text:p>
          </table:table-cell>
          <table:table-cell office:value-type="string">
            <text:p>name5</text:p>
          </table:table-cell>
          <table:table-cell table:formula="of:=[.V261]+1" office:value-type="float" office:value="7">
            <text:p>7</text:p>
          </table:table-cell>
          <table:table-cell table:formula="of:=[.W261]+1" office:value-type="float" office:value="2125">
            <text:p>2125</text:p>
          </table:table-cell>
          <table:table-cell table:formula="of:=DEC2HEX([.W262])" office:value-type="string" office:string-value="84D">
            <text:p>84D</text:p>
          </table:table-cell>
          <table:table-cell office:value-type="string">
            <text:p>name5</text:p>
          </table:table-cell>
          <table:table-cell table:formula="of:=[.Z261]+1" office:value-type="float" office:value="7">
            <text:p>7</text:p>
          </table:table-cell>
          <table:table-cell table:style-name="ce2" table:formula="of:=[.AA261]+1" office:value-type="float" office:value="2498">
            <text:p>2498</text:p>
          </table:table-cell>
          <table:table-cell table:formula="of:=DEC2HEX([.AA262])" office:value-type="string" office:string-value="9C2">
            <text:p>9C2</text:p>
          </table:table-cell>
          <table:table-cell office:value-type="string">
            <text:p>name5</text:p>
          </table:table-cell>
          <table:table-cell table:formula="of:=[.AD261]+1" office:value-type="float" office:value="7">
            <text:p>7</text:p>
          </table:table-cell>
          <table:table-cell table:style-name="ce2" table:formula="of:=[.AE261]+1" office:value-type="float" office:value="2871">
            <text:p>2871</text:p>
          </table:table-cell>
          <table:table-cell table:formula="of:=DEC2HEX([.AE262])" office:value-type="string" office:string-value="B37">
            <text:p>B37</text:p>
          </table:table-cell>
          <table:table-cell office:value-type="string">
            <text:p>name5</text:p>
          </table:table-cell>
          <table:table-cell table:formula="of:=[.AH261]+1" office:value-type="float" office:value="7">
            <text:p>7</text:p>
          </table:table-cell>
          <table:table-cell table:style-name="ce2" table:formula="of:=[.AI261]+1" office:value-type="float" office:value="3244">
            <text:p>3244</text:p>
          </table:table-cell>
          <table:table-cell table:formula="of:=DEC2HEX([.AI262])" office:value-type="string" office:string-value="CAC">
            <text:p>CAC</text:p>
          </table:table-cell>
          <table:table-cell office:value-type="string">
            <text:p>name5</text:p>
          </table:table-cell>
          <table:table-cell table:formula="of:=[.AL261]+1" office:value-type="float" office:value="7">
            <text:p>7</text:p>
          </table:table-cell>
          <table:table-cell table:style-name="ce2" table:formula="of:=[.AM261]+1" office:value-type="float" office:value="3617">
            <text:p>3617</text:p>
          </table:table-cell>
          <table:table-cell table:formula="of:=DEC2HEX([.AM262])" office:value-type="string" office:string-value="E21">
            <text:p>E21</text:p>
          </table:table-cell>
        </table:table-row>
        <table:table-row table:style-name="ro1">
          <table:table-cell office:value-type="string">
            <text:p>name6</text:p>
          </table:table-cell>
          <table:table-cell table:formula="of:=[.B262]+1" office:value-type="float" office:value="8">
            <text:p>8</text:p>
          </table:table-cell>
          <table:table-cell table:formula="of:=[.C262]+1" office:value-type="float" office:value="261">
            <text:p>261</text:p>
          </table:table-cell>
          <table:table-cell table:formula="of:=DEC2HEX([.C263])" office:value-type="string" office:string-value="105">
            <text:p>105</text:p>
          </table:table-cell>
          <table:table-cell office:value-type="string">
            <text:p>name6</text:p>
          </table:table-cell>
          <table:table-cell table:formula="of:=[.F262]+1" office:value-type="float" office:value="8">
            <text:p>8</text:p>
          </table:table-cell>
          <table:table-cell table:formula="of:=[.G262]+1" office:value-type="float" office:value="634">
            <text:p>634</text:p>
          </table:table-cell>
          <table:table-cell table:formula="of:=DEC2HEX([.G263])" office:value-type="string" office:string-value="27A">
            <text:p>27A</text:p>
          </table:table-cell>
          <table:table-cell office:value-type="string">
            <text:p>name6</text:p>
          </table:table-cell>
          <table:table-cell table:formula="of:=[.J262]+1" office:value-type="float" office:value="8">
            <text:p>8</text:p>
          </table:table-cell>
          <table:table-cell table:formula="of:=[.K262]+1" office:value-type="float" office:value="1007">
            <text:p>1007</text:p>
          </table:table-cell>
          <table:table-cell table:formula="of:=DEC2HEX([.K263])" office:value-type="string" office:string-value="3EF">
            <text:p>3EF</text:p>
          </table:table-cell>
          <table:table-cell office:value-type="string">
            <text:p>name6</text:p>
          </table:table-cell>
          <table:table-cell table:formula="of:=[.N262]+1" office:value-type="float" office:value="8">
            <text:p>8</text:p>
          </table:table-cell>
          <table:table-cell table:formula="of:=[.O262]+1" office:value-type="float" office:value="1380">
            <text:p>1380</text:p>
          </table:table-cell>
          <table:table-cell table:formula="of:=DEC2HEX([.O263])" office:value-type="string" office:string-value="564">
            <text:p>564</text:p>
          </table:table-cell>
          <table:table-cell office:value-type="string">
            <text:p>name6</text:p>
          </table:table-cell>
          <table:table-cell table:formula="of:=[.R262]+1" office:value-type="float" office:value="8">
            <text:p>8</text:p>
          </table:table-cell>
          <table:table-cell table:formula="of:=[.S262]+1" office:value-type="float" office:value="1753">
            <text:p>1753</text:p>
          </table:table-cell>
          <table:table-cell table:formula="of:=DEC2HEX([.S263])" office:value-type="string" office:string-value="6D9">
            <text:p>6D9</text:p>
          </table:table-cell>
          <table:table-cell office:value-type="string">
            <text:p>name6</text:p>
          </table:table-cell>
          <table:table-cell table:formula="of:=[.V262]+1" office:value-type="float" office:value="8">
            <text:p>8</text:p>
          </table:table-cell>
          <table:table-cell table:formula="of:=[.W262]+1" office:value-type="float" office:value="2126">
            <text:p>2126</text:p>
          </table:table-cell>
          <table:table-cell table:formula="of:=DEC2HEX([.W263])" office:value-type="string" office:string-value="84E">
            <text:p>84E</text:p>
          </table:table-cell>
          <table:table-cell office:value-type="string">
            <text:p>name6</text:p>
          </table:table-cell>
          <table:table-cell table:formula="of:=[.Z262]+1" office:value-type="float" office:value="8">
            <text:p>8</text:p>
          </table:table-cell>
          <table:table-cell table:style-name="ce2" table:formula="of:=[.AA262]+1" office:value-type="float" office:value="2499">
            <text:p>2499</text:p>
          </table:table-cell>
          <table:table-cell table:formula="of:=DEC2HEX([.AA263])" office:value-type="string" office:string-value="9C3">
            <text:p>9C3</text:p>
          </table:table-cell>
          <table:table-cell office:value-type="string">
            <text:p>name6</text:p>
          </table:table-cell>
          <table:table-cell table:formula="of:=[.AD262]+1" office:value-type="float" office:value="8">
            <text:p>8</text:p>
          </table:table-cell>
          <table:table-cell table:style-name="ce2" table:formula="of:=[.AE262]+1" office:value-type="float" office:value="2872">
            <text:p>2872</text:p>
          </table:table-cell>
          <table:table-cell table:formula="of:=DEC2HEX([.AE263])" office:value-type="string" office:string-value="B38">
            <text:p>B38</text:p>
          </table:table-cell>
          <table:table-cell office:value-type="string">
            <text:p>name6</text:p>
          </table:table-cell>
          <table:table-cell table:formula="of:=[.AH262]+1" office:value-type="float" office:value="8">
            <text:p>8</text:p>
          </table:table-cell>
          <table:table-cell table:style-name="ce2" table:formula="of:=[.AI262]+1" office:value-type="float" office:value="3245">
            <text:p>3245</text:p>
          </table:table-cell>
          <table:table-cell table:formula="of:=DEC2HEX([.AI263])" office:value-type="string" office:string-value="CAD">
            <text:p>CAD</text:p>
          </table:table-cell>
          <table:table-cell office:value-type="string">
            <text:p>name6</text:p>
          </table:table-cell>
          <table:table-cell table:formula="of:=[.AL262]+1" office:value-type="float" office:value="8">
            <text:p>8</text:p>
          </table:table-cell>
          <table:table-cell table:style-name="ce2" table:formula="of:=[.AM262]+1" office:value-type="float" office:value="3618">
            <text:p>3618</text:p>
          </table:table-cell>
          <table:table-cell table:formula="of:=DEC2HEX([.AM263])" office:value-type="string" office:string-value="E22">
            <text:p>E22</text:p>
          </table:table-cell>
        </table:table-row>
        <table:table-row table:style-name="ro1">
          <table:table-cell office:value-type="string">
            <text:p>name7</text:p>
          </table:table-cell>
          <table:table-cell table:formula="of:=[.B263]+1" office:value-type="float" office:value="9">
            <text:p>9</text:p>
          </table:table-cell>
          <table:table-cell table:formula="of:=[.C263]+1" office:value-type="float" office:value="262">
            <text:p>262</text:p>
          </table:table-cell>
          <table:table-cell table:formula="of:=DEC2HEX([.C264])" office:value-type="string" office:string-value="106">
            <text:p>106</text:p>
          </table:table-cell>
          <table:table-cell office:value-type="string">
            <text:p>name7</text:p>
          </table:table-cell>
          <table:table-cell table:formula="of:=[.F263]+1" office:value-type="float" office:value="9">
            <text:p>9</text:p>
          </table:table-cell>
          <table:table-cell table:formula="of:=[.G263]+1" office:value-type="float" office:value="635">
            <text:p>635</text:p>
          </table:table-cell>
          <table:table-cell table:formula="of:=DEC2HEX([.G264])" office:value-type="string" office:string-value="27B">
            <text:p>27B</text:p>
          </table:table-cell>
          <table:table-cell office:value-type="string">
            <text:p>name7</text:p>
          </table:table-cell>
          <table:table-cell table:formula="of:=[.J263]+1" office:value-type="float" office:value="9">
            <text:p>9</text:p>
          </table:table-cell>
          <table:table-cell table:formula="of:=[.K263]+1" office:value-type="float" office:value="1008">
            <text:p>1008</text:p>
          </table:table-cell>
          <table:table-cell table:formula="of:=DEC2HEX([.K264])" office:value-type="string" office:string-value="3F0">
            <text:p>3F0</text:p>
          </table:table-cell>
          <table:table-cell office:value-type="string">
            <text:p>name7</text:p>
          </table:table-cell>
          <table:table-cell table:formula="of:=[.N263]+1" office:value-type="float" office:value="9">
            <text:p>9</text:p>
          </table:table-cell>
          <table:table-cell table:formula="of:=[.O263]+1" office:value-type="float" office:value="1381">
            <text:p>1381</text:p>
          </table:table-cell>
          <table:table-cell table:formula="of:=DEC2HEX([.O264])" office:value-type="string" office:string-value="565">
            <text:p>565</text:p>
          </table:table-cell>
          <table:table-cell office:value-type="string">
            <text:p>name7</text:p>
          </table:table-cell>
          <table:table-cell table:formula="of:=[.R263]+1" office:value-type="float" office:value="9">
            <text:p>9</text:p>
          </table:table-cell>
          <table:table-cell table:formula="of:=[.S263]+1" office:value-type="float" office:value="1754">
            <text:p>1754</text:p>
          </table:table-cell>
          <table:table-cell table:formula="of:=DEC2HEX([.S264])" office:value-type="string" office:string-value="6DA">
            <text:p>6DA</text:p>
          </table:table-cell>
          <table:table-cell office:value-type="string">
            <text:p>name7</text:p>
          </table:table-cell>
          <table:table-cell table:formula="of:=[.V263]+1" office:value-type="float" office:value="9">
            <text:p>9</text:p>
          </table:table-cell>
          <table:table-cell table:formula="of:=[.W263]+1" office:value-type="float" office:value="2127">
            <text:p>2127</text:p>
          </table:table-cell>
          <table:table-cell table:formula="of:=DEC2HEX([.W264])" office:value-type="string" office:string-value="84F">
            <text:p>84F</text:p>
          </table:table-cell>
          <table:table-cell office:value-type="string">
            <text:p>name7</text:p>
          </table:table-cell>
          <table:table-cell table:formula="of:=[.Z263]+1" office:value-type="float" office:value="9">
            <text:p>9</text:p>
          </table:table-cell>
          <table:table-cell table:style-name="ce2" table:formula="of:=[.AA263]+1" office:value-type="float" office:value="2500">
            <text:p>2500</text:p>
          </table:table-cell>
          <table:table-cell table:formula="of:=DEC2HEX([.AA264])" office:value-type="string" office:string-value="9C4">
            <text:p>9C4</text:p>
          </table:table-cell>
          <table:table-cell office:value-type="string">
            <text:p>name7</text:p>
          </table:table-cell>
          <table:table-cell table:formula="of:=[.AD263]+1" office:value-type="float" office:value="9">
            <text:p>9</text:p>
          </table:table-cell>
          <table:table-cell table:style-name="ce2" table:formula="of:=[.AE263]+1" office:value-type="float" office:value="2873">
            <text:p>2873</text:p>
          </table:table-cell>
          <table:table-cell table:formula="of:=DEC2HEX([.AE264])" office:value-type="string" office:string-value="B39">
            <text:p>B39</text:p>
          </table:table-cell>
          <table:table-cell office:value-type="string">
            <text:p>name7</text:p>
          </table:table-cell>
          <table:table-cell table:formula="of:=[.AH263]+1" office:value-type="float" office:value="9">
            <text:p>9</text:p>
          </table:table-cell>
          <table:table-cell table:style-name="ce2" table:formula="of:=[.AI263]+1" office:value-type="float" office:value="3246">
            <text:p>3246</text:p>
          </table:table-cell>
          <table:table-cell table:formula="of:=DEC2HEX([.AI264])" office:value-type="string" office:string-value="CAE">
            <text:p>CAE</text:p>
          </table:table-cell>
          <table:table-cell office:value-type="string">
            <text:p>name7</text:p>
          </table:table-cell>
          <table:table-cell table:formula="of:=[.AL263]+1" office:value-type="float" office:value="9">
            <text:p>9</text:p>
          </table:table-cell>
          <table:table-cell table:style-name="ce2" table:formula="of:=[.AM263]+1" office:value-type="float" office:value="3619">
            <text:p>3619</text:p>
          </table:table-cell>
          <table:table-cell table:formula="of:=DEC2HEX([.AM264])" office:value-type="string" office:string-value="E23">
            <text:p>E23</text:p>
          </table:table-cell>
        </table:table-row>
        <table:table-row table:style-name="ro1">
          <table:table-cell office:value-type="string">
            <text:p>name8</text:p>
          </table:table-cell>
          <table:table-cell table:formula="of:=[.B264]+1" office:value-type="float" office:value="10">
            <text:p>10</text:p>
          </table:table-cell>
          <table:table-cell table:formula="of:=[.C264]+1" office:value-type="float" office:value="263">
            <text:p>263</text:p>
          </table:table-cell>
          <table:table-cell table:formula="of:=DEC2HEX([.C265])" office:value-type="string" office:string-value="107">
            <text:p>107</text:p>
          </table:table-cell>
          <table:table-cell office:value-type="string">
            <text:p>name8</text:p>
          </table:table-cell>
          <table:table-cell table:formula="of:=[.F264]+1" office:value-type="float" office:value="10">
            <text:p>10</text:p>
          </table:table-cell>
          <table:table-cell table:formula="of:=[.G264]+1" office:value-type="float" office:value="636">
            <text:p>636</text:p>
          </table:table-cell>
          <table:table-cell table:formula="of:=DEC2HEX([.G265])" office:value-type="string" office:string-value="27C">
            <text:p>27C</text:p>
          </table:table-cell>
          <table:table-cell office:value-type="string">
            <text:p>name8</text:p>
          </table:table-cell>
          <table:table-cell table:formula="of:=[.J264]+1" office:value-type="float" office:value="10">
            <text:p>10</text:p>
          </table:table-cell>
          <table:table-cell table:formula="of:=[.K264]+1" office:value-type="float" office:value="1009">
            <text:p>1009</text:p>
          </table:table-cell>
          <table:table-cell table:formula="of:=DEC2HEX([.K265])" office:value-type="string" office:string-value="3F1">
            <text:p>3F1</text:p>
          </table:table-cell>
          <table:table-cell office:value-type="string">
            <text:p>name8</text:p>
          </table:table-cell>
          <table:table-cell table:formula="of:=[.N264]+1" office:value-type="float" office:value="10">
            <text:p>10</text:p>
          </table:table-cell>
          <table:table-cell table:formula="of:=[.O264]+1" office:value-type="float" office:value="1382">
            <text:p>1382</text:p>
          </table:table-cell>
          <table:table-cell table:formula="of:=DEC2HEX([.O265])" office:value-type="string" office:string-value="566">
            <text:p>566</text:p>
          </table:table-cell>
          <table:table-cell office:value-type="string">
            <text:p>name8</text:p>
          </table:table-cell>
          <table:table-cell table:formula="of:=[.R264]+1" office:value-type="float" office:value="10">
            <text:p>10</text:p>
          </table:table-cell>
          <table:table-cell table:formula="of:=[.S264]+1" office:value-type="float" office:value="1755">
            <text:p>1755</text:p>
          </table:table-cell>
          <table:table-cell table:formula="of:=DEC2HEX([.S265])" office:value-type="string" office:string-value="6DB">
            <text:p>6DB</text:p>
          </table:table-cell>
          <table:table-cell office:value-type="string">
            <text:p>name8</text:p>
          </table:table-cell>
          <table:table-cell table:formula="of:=[.V264]+1" office:value-type="float" office:value="10">
            <text:p>10</text:p>
          </table:table-cell>
          <table:table-cell table:formula="of:=[.W264]+1" office:value-type="float" office:value="2128">
            <text:p>2128</text:p>
          </table:table-cell>
          <table:table-cell table:formula="of:=DEC2HEX([.W265])" office:value-type="string" office:string-value="850">
            <text:p>850</text:p>
          </table:table-cell>
          <table:table-cell office:value-type="string">
            <text:p>name8</text:p>
          </table:table-cell>
          <table:table-cell table:formula="of:=[.Z264]+1" office:value-type="float" office:value="10">
            <text:p>10</text:p>
          </table:table-cell>
          <table:table-cell table:style-name="ce2" table:formula="of:=[.AA264]+1" office:value-type="float" office:value="2501">
            <text:p>2501</text:p>
          </table:table-cell>
          <table:table-cell table:formula="of:=DEC2HEX([.AA265])" office:value-type="string" office:string-value="9C5">
            <text:p>9C5</text:p>
          </table:table-cell>
          <table:table-cell office:value-type="string">
            <text:p>name8</text:p>
          </table:table-cell>
          <table:table-cell table:formula="of:=[.AD264]+1" office:value-type="float" office:value="10">
            <text:p>10</text:p>
          </table:table-cell>
          <table:table-cell table:style-name="ce2" table:formula="of:=[.AE264]+1" office:value-type="float" office:value="2874">
            <text:p>2874</text:p>
          </table:table-cell>
          <table:table-cell table:formula="of:=DEC2HEX([.AE265])" office:value-type="string" office:string-value="B3A">
            <text:p>B3A</text:p>
          </table:table-cell>
          <table:table-cell office:value-type="string">
            <text:p>name8</text:p>
          </table:table-cell>
          <table:table-cell table:formula="of:=[.AH264]+1" office:value-type="float" office:value="10">
            <text:p>10</text:p>
          </table:table-cell>
          <table:table-cell table:style-name="ce2" table:formula="of:=[.AI264]+1" office:value-type="float" office:value="3247">
            <text:p>3247</text:p>
          </table:table-cell>
          <table:table-cell table:formula="of:=DEC2HEX([.AI265])" office:value-type="string" office:string-value="CAF">
            <text:p>CAF</text:p>
          </table:table-cell>
          <table:table-cell office:value-type="string">
            <text:p>name8</text:p>
          </table:table-cell>
          <table:table-cell table:formula="of:=[.AL264]+1" office:value-type="float" office:value="10">
            <text:p>10</text:p>
          </table:table-cell>
          <table:table-cell table:style-name="ce2" table:formula="of:=[.AM264]+1" office:value-type="float" office:value="3620">
            <text:p>3620</text:p>
          </table:table-cell>
          <table:table-cell table:formula="of:=DEC2HEX([.AM265])" office:value-type="string" office:string-value="E24">
            <text:p>E24</text:p>
          </table:table-cell>
        </table:table-row>
        <table:table-row table:style-name="ro1">
          <table:table-cell office:value-type="string">
            <text:p>name9</text:p>
          </table:table-cell>
          <table:table-cell table:formula="of:=[.B265]+1" office:value-type="float" office:value="11">
            <text:p>11</text:p>
          </table:table-cell>
          <table:table-cell table:formula="of:=[.C265]+1" office:value-type="float" office:value="264">
            <text:p>264</text:p>
          </table:table-cell>
          <table:table-cell table:formula="of:=DEC2HEX([.C266])" office:value-type="string" office:string-value="108">
            <text:p>108</text:p>
          </table:table-cell>
          <table:table-cell office:value-type="string">
            <text:p>name9</text:p>
          </table:table-cell>
          <table:table-cell table:formula="of:=[.F265]+1" office:value-type="float" office:value="11">
            <text:p>11</text:p>
          </table:table-cell>
          <table:table-cell table:formula="of:=[.G265]+1" office:value-type="float" office:value="637">
            <text:p>637</text:p>
          </table:table-cell>
          <table:table-cell table:formula="of:=DEC2HEX([.G266])" office:value-type="string" office:string-value="27D">
            <text:p>27D</text:p>
          </table:table-cell>
          <table:table-cell office:value-type="string">
            <text:p>name9</text:p>
          </table:table-cell>
          <table:table-cell table:formula="of:=[.J265]+1" office:value-type="float" office:value="11">
            <text:p>11</text:p>
          </table:table-cell>
          <table:table-cell table:formula="of:=[.K265]+1" office:value-type="float" office:value="1010">
            <text:p>1010</text:p>
          </table:table-cell>
          <table:table-cell table:formula="of:=DEC2HEX([.K266])" office:value-type="string" office:string-value="3F2">
            <text:p>3F2</text:p>
          </table:table-cell>
          <table:table-cell office:value-type="string">
            <text:p>name9</text:p>
          </table:table-cell>
          <table:table-cell table:formula="of:=[.N265]+1" office:value-type="float" office:value="11">
            <text:p>11</text:p>
          </table:table-cell>
          <table:table-cell table:formula="of:=[.O265]+1" office:value-type="float" office:value="1383">
            <text:p>1383</text:p>
          </table:table-cell>
          <table:table-cell table:formula="of:=DEC2HEX([.O266])" office:value-type="string" office:string-value="567">
            <text:p>567</text:p>
          </table:table-cell>
          <table:table-cell office:value-type="string">
            <text:p>name9</text:p>
          </table:table-cell>
          <table:table-cell table:formula="of:=[.R265]+1" office:value-type="float" office:value="11">
            <text:p>11</text:p>
          </table:table-cell>
          <table:table-cell table:formula="of:=[.S265]+1" office:value-type="float" office:value="1756">
            <text:p>1756</text:p>
          </table:table-cell>
          <table:table-cell table:formula="of:=DEC2HEX([.S266])" office:value-type="string" office:string-value="6DC">
            <text:p>6DC</text:p>
          </table:table-cell>
          <table:table-cell office:value-type="string">
            <text:p>name9</text:p>
          </table:table-cell>
          <table:table-cell table:formula="of:=[.V265]+1" office:value-type="float" office:value="11">
            <text:p>11</text:p>
          </table:table-cell>
          <table:table-cell table:formula="of:=[.W265]+1" office:value-type="float" office:value="2129">
            <text:p>2129</text:p>
          </table:table-cell>
          <table:table-cell table:formula="of:=DEC2HEX([.W266])" office:value-type="string" office:string-value="851">
            <text:p>851</text:p>
          </table:table-cell>
          <table:table-cell office:value-type="string">
            <text:p>name9</text:p>
          </table:table-cell>
          <table:table-cell table:formula="of:=[.Z265]+1" office:value-type="float" office:value="11">
            <text:p>11</text:p>
          </table:table-cell>
          <table:table-cell table:style-name="ce2" table:formula="of:=[.AA265]+1" office:value-type="float" office:value="2502">
            <text:p>2502</text:p>
          </table:table-cell>
          <table:table-cell table:formula="of:=DEC2HEX([.AA266])" office:value-type="string" office:string-value="9C6">
            <text:p>9C6</text:p>
          </table:table-cell>
          <table:table-cell office:value-type="string">
            <text:p>name9</text:p>
          </table:table-cell>
          <table:table-cell table:formula="of:=[.AD265]+1" office:value-type="float" office:value="11">
            <text:p>11</text:p>
          </table:table-cell>
          <table:table-cell table:style-name="ce2" table:formula="of:=[.AE265]+1" office:value-type="float" office:value="2875">
            <text:p>2875</text:p>
          </table:table-cell>
          <table:table-cell table:formula="of:=DEC2HEX([.AE266])" office:value-type="string" office:string-value="B3B">
            <text:p>B3B</text:p>
          </table:table-cell>
          <table:table-cell office:value-type="string">
            <text:p>name9</text:p>
          </table:table-cell>
          <table:table-cell table:formula="of:=[.AH265]+1" office:value-type="float" office:value="11">
            <text:p>11</text:p>
          </table:table-cell>
          <table:table-cell table:style-name="ce2" table:formula="of:=[.AI265]+1" office:value-type="float" office:value="3248">
            <text:p>3248</text:p>
          </table:table-cell>
          <table:table-cell table:formula="of:=DEC2HEX([.AI266])" office:value-type="string" office:string-value="CB0">
            <text:p>CB0</text:p>
          </table:table-cell>
          <table:table-cell office:value-type="string">
            <text:p>name9</text:p>
          </table:table-cell>
          <table:table-cell table:formula="of:=[.AL265]+1" office:value-type="float" office:value="11">
            <text:p>11</text:p>
          </table:table-cell>
          <table:table-cell table:style-name="ce2" table:formula="of:=[.AM265]+1" office:value-type="float" office:value="3621">
            <text:p>3621</text:p>
          </table:table-cell>
          <table:table-cell table:formula="of:=DEC2HEX([.AM266])" office:value-type="string" office:string-value="E25">
            <text:p>E25</text:p>
          </table:table-cell>
        </table:table-row>
        <table:table-row table:style-name="ro1">
          <table:table-cell table:style-name="ce1" office:value-type="string">
            <text:p>DT21</text:p>
          </table:table-cell>
          <table:table-cell office:value-type="float" office:value="0">
            <text:p>0</text:p>
          </table:table-cell>
          <table:table-cell table:formula="of:=[.C266]+1" office:value-type="float" office:value="265">
            <text:p>265</text:p>
          </table:table-cell>
          <table:table-cell table:formula="of:=DEC2HEX([.C267])" office:value-type="string" office:string-value="109">
            <text:p>109</text:p>
          </table:table-cell>
          <table:table-cell table:style-name="ce1" office:value-type="string">
            <text:p>DT21</text:p>
          </table:table-cell>
          <table:table-cell office:value-type="float" office:value="0">
            <text:p>0</text:p>
          </table:table-cell>
          <table:table-cell table:formula="of:=[.G266]+1" office:value-type="float" office:value="638">
            <text:p>638</text:p>
          </table:table-cell>
          <table:table-cell table:formula="of:=DEC2HEX([.G267])" office:value-type="string" office:string-value="27E">
            <text:p>27E</text:p>
          </table:table-cell>
          <table:table-cell table:style-name="ce1" office:value-type="string">
            <text:p>DT21</text:p>
          </table:table-cell>
          <table:table-cell office:value-type="float" office:value="0">
            <text:p>0</text:p>
          </table:table-cell>
          <table:table-cell table:formula="of:=[.K266]+1" office:value-type="float" office:value="1011">
            <text:p>1011</text:p>
          </table:table-cell>
          <table:table-cell table:formula="of:=DEC2HEX([.K267])" office:value-type="string" office:string-value="3F3">
            <text:p>3F3</text:p>
          </table:table-cell>
          <table:table-cell table:style-name="ce1" office:value-type="string">
            <text:p>DT21</text:p>
          </table:table-cell>
          <table:table-cell office:value-type="float" office:value="0">
            <text:p>0</text:p>
          </table:table-cell>
          <table:table-cell table:formula="of:=[.O266]+1" office:value-type="float" office:value="1384">
            <text:p>1384</text:p>
          </table:table-cell>
          <table:table-cell table:formula="of:=DEC2HEX([.O267])" office:value-type="string" office:string-value="568">
            <text:p>568</text:p>
          </table:table-cell>
          <table:table-cell table:style-name="ce1" office:value-type="string">
            <text:p>DT21</text:p>
          </table:table-cell>
          <table:table-cell office:value-type="float" office:value="0">
            <text:p>0</text:p>
          </table:table-cell>
          <table:table-cell table:formula="of:=[.S266]+1" office:value-type="float" office:value="1757">
            <text:p>1757</text:p>
          </table:table-cell>
          <table:table-cell table:formula="of:=DEC2HEX([.S267])" office:value-type="string" office:string-value="6DD">
            <text:p>6DD</text:p>
          </table:table-cell>
          <table:table-cell table:style-name="ce1" office:value-type="string">
            <text:p>DT21</text:p>
          </table:table-cell>
          <table:table-cell office:value-type="float" office:value="0">
            <text:p>0</text:p>
          </table:table-cell>
          <table:table-cell table:formula="of:=[.W266]+1" office:value-type="float" office:value="2130">
            <text:p>2130</text:p>
          </table:table-cell>
          <table:table-cell table:formula="of:=DEC2HEX([.W267])" office:value-type="string" office:string-value="852">
            <text:p>852</text:p>
          </table:table-cell>
          <table:table-cell table:style-name="ce1" office:value-type="string">
            <text:p>DT21</text:p>
          </table:table-cell>
          <table:table-cell office:value-type="float" office:value="0">
            <text:p>0</text:p>
          </table:table-cell>
          <table:table-cell table:style-name="ce2" table:formula="of:=[.AA266]+1" office:value-type="float" office:value="2503">
            <text:p>2503</text:p>
          </table:table-cell>
          <table:table-cell table:formula="of:=DEC2HEX([.AA267])" office:value-type="string" office:string-value="9C7">
            <text:p>9C7</text:p>
          </table:table-cell>
          <table:table-cell table:style-name="ce1" office:value-type="string">
            <text:p>DT21</text:p>
          </table:table-cell>
          <table:table-cell office:value-type="float" office:value="0">
            <text:p>0</text:p>
          </table:table-cell>
          <table:table-cell table:style-name="ce2" table:formula="of:=[.AE266]+1" office:value-type="float" office:value="2876">
            <text:p>2876</text:p>
          </table:table-cell>
          <table:table-cell table:formula="of:=DEC2HEX([.AE267])" office:value-type="string" office:string-value="B3C">
            <text:p>B3C</text:p>
          </table:table-cell>
          <table:table-cell table:style-name="ce1" office:value-type="string">
            <text:p>DT21</text:p>
          </table:table-cell>
          <table:table-cell office:value-type="float" office:value="0">
            <text:p>0</text:p>
          </table:table-cell>
          <table:table-cell table:style-name="ce2" table:formula="of:=[.AI266]+1" office:value-type="float" office:value="3249">
            <text:p>3249</text:p>
          </table:table-cell>
          <table:table-cell table:formula="of:=DEC2HEX([.AI267])" office:value-type="string" office:string-value="CB1">
            <text:p>CB1</text:p>
          </table:table-cell>
          <table:table-cell table:style-name="ce1" office:value-type="string">
            <text:p>DT21</text:p>
          </table:table-cell>
          <table:table-cell office:value-type="float" office:value="0">
            <text:p>0</text:p>
          </table:table-cell>
          <table:table-cell table:style-name="ce2" table:formula="of:=[.AM266]+1" office:value-type="float" office:value="3622">
            <text:p>3622</text:p>
          </table:table-cell>
          <table:table-cell table:formula="of:=DEC2HEX([.AM267])" office:value-type="string" office:string-value="E26">
            <text:p>E26</text:p>
          </table:table-cell>
        </table:table-row>
        <table:table-row table:style-name="ro1">
          <table:table-cell office:value-type="string">
            <text:p>id</text:p>
          </table:table-cell>
          <table:table-cell table:formula="of:=[.B267]+1" office:value-type="float" office:value="1">
            <text:p>1</text:p>
          </table:table-cell>
          <table:table-cell table:formula="of:=[.C267]+1" office:value-type="float" office:value="266">
            <text:p>266</text:p>
          </table:table-cell>
          <table:table-cell table:formula="of:=DEC2HEX([.C268])" office:value-type="string" office:string-value="10A">
            <text:p>10A</text:p>
          </table:table-cell>
          <table:table-cell office:value-type="string">
            <text:p>id</text:p>
          </table:table-cell>
          <table:table-cell table:formula="of:=[.F267]+1" office:value-type="float" office:value="1">
            <text:p>1</text:p>
          </table:table-cell>
          <table:table-cell table:formula="of:=[.G267]+1" office:value-type="float" office:value="639">
            <text:p>639</text:p>
          </table:table-cell>
          <table:table-cell table:formula="of:=DEC2HEX([.G268])" office:value-type="string" office:string-value="27F">
            <text:p>27F</text:p>
          </table:table-cell>
          <table:table-cell office:value-type="string">
            <text:p>id</text:p>
          </table:table-cell>
          <table:table-cell table:formula="of:=[.J267]+1" office:value-type="float" office:value="1">
            <text:p>1</text:p>
          </table:table-cell>
          <table:table-cell table:formula="of:=[.K267]+1" office:value-type="float" office:value="1012">
            <text:p>1012</text:p>
          </table:table-cell>
          <table:table-cell table:formula="of:=DEC2HEX([.K268])" office:value-type="string" office:string-value="3F4">
            <text:p>3F4</text:p>
          </table:table-cell>
          <table:table-cell office:value-type="string">
            <text:p>id</text:p>
          </table:table-cell>
          <table:table-cell table:formula="of:=[.N267]+1" office:value-type="float" office:value="1">
            <text:p>1</text:p>
          </table:table-cell>
          <table:table-cell table:formula="of:=[.O267]+1" office:value-type="float" office:value="1385">
            <text:p>1385</text:p>
          </table:table-cell>
          <table:table-cell table:formula="of:=DEC2HEX([.O268])" office:value-type="string" office:string-value="569">
            <text:p>569</text:p>
          </table:table-cell>
          <table:table-cell office:value-type="string">
            <text:p>id</text:p>
          </table:table-cell>
          <table:table-cell table:formula="of:=[.R267]+1" office:value-type="float" office:value="1">
            <text:p>1</text:p>
          </table:table-cell>
          <table:table-cell table:formula="of:=[.S267]+1" office:value-type="float" office:value="1758">
            <text:p>1758</text:p>
          </table:table-cell>
          <table:table-cell table:formula="of:=DEC2HEX([.S268])" office:value-type="string" office:string-value="6DE">
            <text:p>6DE</text:p>
          </table:table-cell>
          <table:table-cell office:value-type="string">
            <text:p>id</text:p>
          </table:table-cell>
          <table:table-cell table:formula="of:=[.V267]+1" office:value-type="float" office:value="1">
            <text:p>1</text:p>
          </table:table-cell>
          <table:table-cell table:formula="of:=[.W267]+1" office:value-type="float" office:value="2131">
            <text:p>2131</text:p>
          </table:table-cell>
          <table:table-cell table:formula="of:=DEC2HEX([.W268])" office:value-type="string" office:string-value="853">
            <text:p>853</text:p>
          </table:table-cell>
          <table:table-cell office:value-type="string">
            <text:p>id</text:p>
          </table:table-cell>
          <table:table-cell table:formula="of:=[.Z267]+1" office:value-type="float" office:value="1">
            <text:p>1</text:p>
          </table:table-cell>
          <table:table-cell table:style-name="ce2" table:formula="of:=[.AA267]+1" office:value-type="float" office:value="2504">
            <text:p>2504</text:p>
          </table:table-cell>
          <table:table-cell table:formula="of:=DEC2HEX([.AA268])" office:value-type="string" office:string-value="9C8">
            <text:p>9C8</text:p>
          </table:table-cell>
          <table:table-cell office:value-type="string">
            <text:p>id</text:p>
          </table:table-cell>
          <table:table-cell table:formula="of:=[.AD267]+1" office:value-type="float" office:value="1">
            <text:p>1</text:p>
          </table:table-cell>
          <table:table-cell table:style-name="ce2" table:formula="of:=[.AE267]+1" office:value-type="float" office:value="2877">
            <text:p>2877</text:p>
          </table:table-cell>
          <table:table-cell table:formula="of:=DEC2HEX([.AE268])" office:value-type="string" office:string-value="B3D">
            <text:p>B3D</text:p>
          </table:table-cell>
          <table:table-cell office:value-type="string">
            <text:p>id</text:p>
          </table:table-cell>
          <table:table-cell table:formula="of:=[.AH267]+1" office:value-type="float" office:value="1">
            <text:p>1</text:p>
          </table:table-cell>
          <table:table-cell table:style-name="ce2" table:formula="of:=[.AI267]+1" office:value-type="float" office:value="3250">
            <text:p>3250</text:p>
          </table:table-cell>
          <table:table-cell table:formula="of:=DEC2HEX([.AI268])" office:value-type="string" office:string-value="CB2">
            <text:p>CB2</text:p>
          </table:table-cell>
          <table:table-cell office:value-type="string">
            <text:p>id</text:p>
          </table:table-cell>
          <table:table-cell table:formula="of:=[.AL267]+1" office:value-type="float" office:value="1">
            <text:p>1</text:p>
          </table:table-cell>
          <table:table-cell table:style-name="ce2" table:formula="of:=[.AM267]+1" office:value-type="float" office:value="3623">
            <text:p>3623</text:p>
          </table:table-cell>
          <table:table-cell table:formula="of:=DEC2HEX([.AM268])" office:value-type="string" office:string-value="E27">
            <text:p>E27</text:p>
          </table:table-cell>
        </table:table-row>
        <table:table-row table:style-name="ro1">
          <table:table-cell office:value-type="string">
            <text:p>name0</text:p>
          </table:table-cell>
          <table:table-cell table:formula="of:=[.B268]+1" office:value-type="float" office:value="2">
            <text:p>2</text:p>
          </table:table-cell>
          <table:table-cell table:formula="of:=[.C268]+1" office:value-type="float" office:value="267">
            <text:p>267</text:p>
          </table:table-cell>
          <table:table-cell table:formula="of:=DEC2HEX([.C269])" office:value-type="string" office:string-value="10B">
            <text:p>10B</text:p>
          </table:table-cell>
          <table:table-cell office:value-type="string">
            <text:p>name0</text:p>
          </table:table-cell>
          <table:table-cell table:formula="of:=[.F268]+1" office:value-type="float" office:value="2">
            <text:p>2</text:p>
          </table:table-cell>
          <table:table-cell table:formula="of:=[.G268]+1" office:value-type="float" office:value="640">
            <text:p>640</text:p>
          </table:table-cell>
          <table:table-cell table:formula="of:=DEC2HEX([.G269])" office:value-type="string" office:string-value="280">
            <text:p>280</text:p>
          </table:table-cell>
          <table:table-cell office:value-type="string">
            <text:p>name0</text:p>
          </table:table-cell>
          <table:table-cell table:formula="of:=[.J268]+1" office:value-type="float" office:value="2">
            <text:p>2</text:p>
          </table:table-cell>
          <table:table-cell table:formula="of:=[.K268]+1" office:value-type="float" office:value="1013">
            <text:p>1013</text:p>
          </table:table-cell>
          <table:table-cell table:formula="of:=DEC2HEX([.K269])" office:value-type="string" office:string-value="3F5">
            <text:p>3F5</text:p>
          </table:table-cell>
          <table:table-cell office:value-type="string">
            <text:p>name0</text:p>
          </table:table-cell>
          <table:table-cell table:formula="of:=[.N268]+1" office:value-type="float" office:value="2">
            <text:p>2</text:p>
          </table:table-cell>
          <table:table-cell table:formula="of:=[.O268]+1" office:value-type="float" office:value="1386">
            <text:p>1386</text:p>
          </table:table-cell>
          <table:table-cell table:formula="of:=DEC2HEX([.O269])" office:value-type="string" office:string-value="56A">
            <text:p>56A</text:p>
          </table:table-cell>
          <table:table-cell office:value-type="string">
            <text:p>name0</text:p>
          </table:table-cell>
          <table:table-cell table:formula="of:=[.R268]+1" office:value-type="float" office:value="2">
            <text:p>2</text:p>
          </table:table-cell>
          <table:table-cell table:formula="of:=[.S268]+1" office:value-type="float" office:value="1759">
            <text:p>1759</text:p>
          </table:table-cell>
          <table:table-cell table:formula="of:=DEC2HEX([.S269])" office:value-type="string" office:string-value="6DF">
            <text:p>6DF</text:p>
          </table:table-cell>
          <table:table-cell office:value-type="string">
            <text:p>name0</text:p>
          </table:table-cell>
          <table:table-cell table:formula="of:=[.V268]+1" office:value-type="float" office:value="2">
            <text:p>2</text:p>
          </table:table-cell>
          <table:table-cell table:formula="of:=[.W268]+1" office:value-type="float" office:value="2132">
            <text:p>2132</text:p>
          </table:table-cell>
          <table:table-cell table:formula="of:=DEC2HEX([.W269])" office:value-type="string" office:string-value="854">
            <text:p>854</text:p>
          </table:table-cell>
          <table:table-cell office:value-type="string">
            <text:p>name0</text:p>
          </table:table-cell>
          <table:table-cell table:formula="of:=[.Z268]+1" office:value-type="float" office:value="2">
            <text:p>2</text:p>
          </table:table-cell>
          <table:table-cell table:style-name="ce2" table:formula="of:=[.AA268]+1" office:value-type="float" office:value="2505">
            <text:p>2505</text:p>
          </table:table-cell>
          <table:table-cell table:formula="of:=DEC2HEX([.AA269])" office:value-type="string" office:string-value="9C9">
            <text:p>9C9</text:p>
          </table:table-cell>
          <table:table-cell office:value-type="string">
            <text:p>name0</text:p>
          </table:table-cell>
          <table:table-cell table:formula="of:=[.AD268]+1" office:value-type="float" office:value="2">
            <text:p>2</text:p>
          </table:table-cell>
          <table:table-cell table:style-name="ce2" table:formula="of:=[.AE268]+1" office:value-type="float" office:value="2878">
            <text:p>2878</text:p>
          </table:table-cell>
          <table:table-cell table:formula="of:=DEC2HEX([.AE269])" office:value-type="string" office:string-value="B3E">
            <text:p>B3E</text:p>
          </table:table-cell>
          <table:table-cell office:value-type="string">
            <text:p>name0</text:p>
          </table:table-cell>
          <table:table-cell table:formula="of:=[.AH268]+1" office:value-type="float" office:value="2">
            <text:p>2</text:p>
          </table:table-cell>
          <table:table-cell table:style-name="ce2" table:formula="of:=[.AI268]+1" office:value-type="float" office:value="3251">
            <text:p>3251</text:p>
          </table:table-cell>
          <table:table-cell table:formula="of:=DEC2HEX([.AI269])" office:value-type="string" office:string-value="CB3">
            <text:p>CB3</text:p>
          </table:table-cell>
          <table:table-cell office:value-type="string">
            <text:p>name0</text:p>
          </table:table-cell>
          <table:table-cell table:formula="of:=[.AL268]+1" office:value-type="float" office:value="2">
            <text:p>2</text:p>
          </table:table-cell>
          <table:table-cell table:style-name="ce2" table:formula="of:=[.AM268]+1" office:value-type="float" office:value="3624">
            <text:p>3624</text:p>
          </table:table-cell>
          <table:table-cell table:formula="of:=DEC2HEX([.AM269])" office:value-type="string" office:string-value="E28">
            <text:p>E28</text:p>
          </table:table-cell>
        </table:table-row>
        <table:table-row table:style-name="ro1">
          <table:table-cell office:value-type="string">
            <text:p>name1</text:p>
          </table:table-cell>
          <table:table-cell table:formula="of:=[.B269]+1" office:value-type="float" office:value="3">
            <text:p>3</text:p>
          </table:table-cell>
          <table:table-cell table:formula="of:=[.C269]+1" office:value-type="float" office:value="268">
            <text:p>268</text:p>
          </table:table-cell>
          <table:table-cell table:formula="of:=DEC2HEX([.C270])" office:value-type="string" office:string-value="10C">
            <text:p>10C</text:p>
          </table:table-cell>
          <table:table-cell office:value-type="string">
            <text:p>name1</text:p>
          </table:table-cell>
          <table:table-cell table:formula="of:=[.F269]+1" office:value-type="float" office:value="3">
            <text:p>3</text:p>
          </table:table-cell>
          <table:table-cell table:formula="of:=[.G269]+1" office:value-type="float" office:value="641">
            <text:p>641</text:p>
          </table:table-cell>
          <table:table-cell table:formula="of:=DEC2HEX([.G270])" office:value-type="string" office:string-value="281">
            <text:p>281</text:p>
          </table:table-cell>
          <table:table-cell office:value-type="string">
            <text:p>name1</text:p>
          </table:table-cell>
          <table:table-cell table:formula="of:=[.J269]+1" office:value-type="float" office:value="3">
            <text:p>3</text:p>
          </table:table-cell>
          <table:table-cell table:formula="of:=[.K269]+1" office:value-type="float" office:value="1014">
            <text:p>1014</text:p>
          </table:table-cell>
          <table:table-cell table:formula="of:=DEC2HEX([.K270])" office:value-type="string" office:string-value="3F6">
            <text:p>3F6</text:p>
          </table:table-cell>
          <table:table-cell office:value-type="string">
            <text:p>name1</text:p>
          </table:table-cell>
          <table:table-cell table:formula="of:=[.N269]+1" office:value-type="float" office:value="3">
            <text:p>3</text:p>
          </table:table-cell>
          <table:table-cell table:formula="of:=[.O269]+1" office:value-type="float" office:value="1387">
            <text:p>1387</text:p>
          </table:table-cell>
          <table:table-cell table:formula="of:=DEC2HEX([.O270])" office:value-type="string" office:string-value="56B">
            <text:p>56B</text:p>
          </table:table-cell>
          <table:table-cell office:value-type="string">
            <text:p>name1</text:p>
          </table:table-cell>
          <table:table-cell table:formula="of:=[.R269]+1" office:value-type="float" office:value="3">
            <text:p>3</text:p>
          </table:table-cell>
          <table:table-cell table:formula="of:=[.S269]+1" office:value-type="float" office:value="1760">
            <text:p>1760</text:p>
          </table:table-cell>
          <table:table-cell table:formula="of:=DEC2HEX([.S270])" office:value-type="string" office:string-value="6E0">
            <text:p>6E0</text:p>
          </table:table-cell>
          <table:table-cell office:value-type="string">
            <text:p>name1</text:p>
          </table:table-cell>
          <table:table-cell table:formula="of:=[.V269]+1" office:value-type="float" office:value="3">
            <text:p>3</text:p>
          </table:table-cell>
          <table:table-cell table:formula="of:=[.W269]+1" office:value-type="float" office:value="2133">
            <text:p>2133</text:p>
          </table:table-cell>
          <table:table-cell table:formula="of:=DEC2HEX([.W270])" office:value-type="string" office:string-value="855">
            <text:p>855</text:p>
          </table:table-cell>
          <table:table-cell office:value-type="string">
            <text:p>name1</text:p>
          </table:table-cell>
          <table:table-cell table:formula="of:=[.Z269]+1" office:value-type="float" office:value="3">
            <text:p>3</text:p>
          </table:table-cell>
          <table:table-cell table:style-name="ce2" table:formula="of:=[.AA269]+1" office:value-type="float" office:value="2506">
            <text:p>2506</text:p>
          </table:table-cell>
          <table:table-cell table:formula="of:=DEC2HEX([.AA270])" office:value-type="string" office:string-value="9CA">
            <text:p>9CA</text:p>
          </table:table-cell>
          <table:table-cell office:value-type="string">
            <text:p>name1</text:p>
          </table:table-cell>
          <table:table-cell table:formula="of:=[.AD269]+1" office:value-type="float" office:value="3">
            <text:p>3</text:p>
          </table:table-cell>
          <table:table-cell table:style-name="ce2" table:formula="of:=[.AE269]+1" office:value-type="float" office:value="2879">
            <text:p>2879</text:p>
          </table:table-cell>
          <table:table-cell table:formula="of:=DEC2HEX([.AE270])" office:value-type="string" office:string-value="B3F">
            <text:p>B3F</text:p>
          </table:table-cell>
          <table:table-cell office:value-type="string">
            <text:p>name1</text:p>
          </table:table-cell>
          <table:table-cell table:formula="of:=[.AH269]+1" office:value-type="float" office:value="3">
            <text:p>3</text:p>
          </table:table-cell>
          <table:table-cell table:style-name="ce2" table:formula="of:=[.AI269]+1" office:value-type="float" office:value="3252">
            <text:p>3252</text:p>
          </table:table-cell>
          <table:table-cell table:formula="of:=DEC2HEX([.AI270])" office:value-type="string" office:string-value="CB4">
            <text:p>CB4</text:p>
          </table:table-cell>
          <table:table-cell office:value-type="string">
            <text:p>name1</text:p>
          </table:table-cell>
          <table:table-cell table:formula="of:=[.AL269]+1" office:value-type="float" office:value="3">
            <text:p>3</text:p>
          </table:table-cell>
          <table:table-cell table:style-name="ce2" table:formula="of:=[.AM269]+1" office:value-type="float" office:value="3625">
            <text:p>3625</text:p>
          </table:table-cell>
          <table:table-cell table:formula="of:=DEC2HEX([.AM270])" office:value-type="string" office:string-value="E29">
            <text:p>E29</text:p>
          </table:table-cell>
        </table:table-row>
        <table:table-row table:style-name="ro1">
          <table:table-cell office:value-type="string">
            <text:p>name2</text:p>
          </table:table-cell>
          <table:table-cell table:formula="of:=[.B270]+1" office:value-type="float" office:value="4">
            <text:p>4</text:p>
          </table:table-cell>
          <table:table-cell table:formula="of:=[.C270]+1" office:value-type="float" office:value="269">
            <text:p>269</text:p>
          </table:table-cell>
          <table:table-cell table:formula="of:=DEC2HEX([.C271])" office:value-type="string" office:string-value="10D">
            <text:p>10D</text:p>
          </table:table-cell>
          <table:table-cell office:value-type="string">
            <text:p>name2</text:p>
          </table:table-cell>
          <table:table-cell table:formula="of:=[.F270]+1" office:value-type="float" office:value="4">
            <text:p>4</text:p>
          </table:table-cell>
          <table:table-cell table:formula="of:=[.G270]+1" office:value-type="float" office:value="642">
            <text:p>642</text:p>
          </table:table-cell>
          <table:table-cell table:formula="of:=DEC2HEX([.G271])" office:value-type="string" office:string-value="282">
            <text:p>282</text:p>
          </table:table-cell>
          <table:table-cell office:value-type="string">
            <text:p>name2</text:p>
          </table:table-cell>
          <table:table-cell table:formula="of:=[.J270]+1" office:value-type="float" office:value="4">
            <text:p>4</text:p>
          </table:table-cell>
          <table:table-cell table:formula="of:=[.K270]+1" office:value-type="float" office:value="1015">
            <text:p>1015</text:p>
          </table:table-cell>
          <table:table-cell table:formula="of:=DEC2HEX([.K271])" office:value-type="string" office:string-value="3F7">
            <text:p>3F7</text:p>
          </table:table-cell>
          <table:table-cell office:value-type="string">
            <text:p>name2</text:p>
          </table:table-cell>
          <table:table-cell table:formula="of:=[.N270]+1" office:value-type="float" office:value="4">
            <text:p>4</text:p>
          </table:table-cell>
          <table:table-cell table:formula="of:=[.O270]+1" office:value-type="float" office:value="1388">
            <text:p>1388</text:p>
          </table:table-cell>
          <table:table-cell table:formula="of:=DEC2HEX([.O271])" office:value-type="string" office:string-value="56C">
            <text:p>56C</text:p>
          </table:table-cell>
          <table:table-cell office:value-type="string">
            <text:p>name2</text:p>
          </table:table-cell>
          <table:table-cell table:formula="of:=[.R270]+1" office:value-type="float" office:value="4">
            <text:p>4</text:p>
          </table:table-cell>
          <table:table-cell table:formula="of:=[.S270]+1" office:value-type="float" office:value="1761">
            <text:p>1761</text:p>
          </table:table-cell>
          <table:table-cell table:formula="of:=DEC2HEX([.S271])" office:value-type="string" office:string-value="6E1">
            <text:p>6E1</text:p>
          </table:table-cell>
          <table:table-cell office:value-type="string">
            <text:p>name2</text:p>
          </table:table-cell>
          <table:table-cell table:formula="of:=[.V270]+1" office:value-type="float" office:value="4">
            <text:p>4</text:p>
          </table:table-cell>
          <table:table-cell table:formula="of:=[.W270]+1" office:value-type="float" office:value="2134">
            <text:p>2134</text:p>
          </table:table-cell>
          <table:table-cell table:formula="of:=DEC2HEX([.W271])" office:value-type="string" office:string-value="856">
            <text:p>856</text:p>
          </table:table-cell>
          <table:table-cell office:value-type="string">
            <text:p>name2</text:p>
          </table:table-cell>
          <table:table-cell table:formula="of:=[.Z270]+1" office:value-type="float" office:value="4">
            <text:p>4</text:p>
          </table:table-cell>
          <table:table-cell table:style-name="ce2" table:formula="of:=[.AA270]+1" office:value-type="float" office:value="2507">
            <text:p>2507</text:p>
          </table:table-cell>
          <table:table-cell table:formula="of:=DEC2HEX([.AA271])" office:value-type="string" office:string-value="9CB">
            <text:p>9CB</text:p>
          </table:table-cell>
          <table:table-cell office:value-type="string">
            <text:p>name2</text:p>
          </table:table-cell>
          <table:table-cell table:formula="of:=[.AD270]+1" office:value-type="float" office:value="4">
            <text:p>4</text:p>
          </table:table-cell>
          <table:table-cell table:style-name="ce2" table:formula="of:=[.AE270]+1" office:value-type="float" office:value="2880">
            <text:p>2880</text:p>
          </table:table-cell>
          <table:table-cell table:formula="of:=DEC2HEX([.AE271])" office:value-type="string" office:string-value="B40">
            <text:p>B40</text:p>
          </table:table-cell>
          <table:table-cell office:value-type="string">
            <text:p>name2</text:p>
          </table:table-cell>
          <table:table-cell table:formula="of:=[.AH270]+1" office:value-type="float" office:value="4">
            <text:p>4</text:p>
          </table:table-cell>
          <table:table-cell table:style-name="ce2" table:formula="of:=[.AI270]+1" office:value-type="float" office:value="3253">
            <text:p>3253</text:p>
          </table:table-cell>
          <table:table-cell table:formula="of:=DEC2HEX([.AI271])" office:value-type="string" office:string-value="CB5">
            <text:p>CB5</text:p>
          </table:table-cell>
          <table:table-cell office:value-type="string">
            <text:p>name2</text:p>
          </table:table-cell>
          <table:table-cell table:formula="of:=[.AL270]+1" office:value-type="float" office:value="4">
            <text:p>4</text:p>
          </table:table-cell>
          <table:table-cell table:style-name="ce2" table:formula="of:=[.AM270]+1" office:value-type="float" office:value="3626">
            <text:p>3626</text:p>
          </table:table-cell>
          <table:table-cell table:formula="of:=DEC2HEX([.AM271])" office:value-type="string" office:string-value="E2A">
            <text:p>E2A</text:p>
          </table:table-cell>
        </table:table-row>
        <table:table-row table:style-name="ro1">
          <table:table-cell office:value-type="string">
            <text:p>name3</text:p>
          </table:table-cell>
          <table:table-cell table:formula="of:=[.B271]+1" office:value-type="float" office:value="5">
            <text:p>5</text:p>
          </table:table-cell>
          <table:table-cell table:formula="of:=[.C271]+1" office:value-type="float" office:value="270">
            <text:p>270</text:p>
          </table:table-cell>
          <table:table-cell table:formula="of:=DEC2HEX([.C272])" office:value-type="string" office:string-value="10E">
            <text:p>10E</text:p>
          </table:table-cell>
          <table:table-cell office:value-type="string">
            <text:p>name3</text:p>
          </table:table-cell>
          <table:table-cell table:formula="of:=[.F271]+1" office:value-type="float" office:value="5">
            <text:p>5</text:p>
          </table:table-cell>
          <table:table-cell table:formula="of:=[.G271]+1" office:value-type="float" office:value="643">
            <text:p>643</text:p>
          </table:table-cell>
          <table:table-cell table:formula="of:=DEC2HEX([.G272])" office:value-type="string" office:string-value="283">
            <text:p>283</text:p>
          </table:table-cell>
          <table:table-cell office:value-type="string">
            <text:p>name3</text:p>
          </table:table-cell>
          <table:table-cell table:formula="of:=[.J271]+1" office:value-type="float" office:value="5">
            <text:p>5</text:p>
          </table:table-cell>
          <table:table-cell table:formula="of:=[.K271]+1" office:value-type="float" office:value="1016">
            <text:p>1016</text:p>
          </table:table-cell>
          <table:table-cell table:formula="of:=DEC2HEX([.K272])" office:value-type="string" office:string-value="3F8">
            <text:p>3F8</text:p>
          </table:table-cell>
          <table:table-cell office:value-type="string">
            <text:p>name3</text:p>
          </table:table-cell>
          <table:table-cell table:formula="of:=[.N271]+1" office:value-type="float" office:value="5">
            <text:p>5</text:p>
          </table:table-cell>
          <table:table-cell table:formula="of:=[.O271]+1" office:value-type="float" office:value="1389">
            <text:p>1389</text:p>
          </table:table-cell>
          <table:table-cell table:formula="of:=DEC2HEX([.O272])" office:value-type="string" office:string-value="56D">
            <text:p>56D</text:p>
          </table:table-cell>
          <table:table-cell office:value-type="string">
            <text:p>name3</text:p>
          </table:table-cell>
          <table:table-cell table:formula="of:=[.R271]+1" office:value-type="float" office:value="5">
            <text:p>5</text:p>
          </table:table-cell>
          <table:table-cell table:formula="of:=[.S271]+1" office:value-type="float" office:value="1762">
            <text:p>1762</text:p>
          </table:table-cell>
          <table:table-cell table:formula="of:=DEC2HEX([.S272])" office:value-type="string" office:string-value="6E2">
            <text:p>6E2</text:p>
          </table:table-cell>
          <table:table-cell office:value-type="string">
            <text:p>name3</text:p>
          </table:table-cell>
          <table:table-cell table:formula="of:=[.V271]+1" office:value-type="float" office:value="5">
            <text:p>5</text:p>
          </table:table-cell>
          <table:table-cell table:formula="of:=[.W271]+1" office:value-type="float" office:value="2135">
            <text:p>2135</text:p>
          </table:table-cell>
          <table:table-cell table:formula="of:=DEC2HEX([.W272])" office:value-type="string" office:string-value="857">
            <text:p>857</text:p>
          </table:table-cell>
          <table:table-cell office:value-type="string">
            <text:p>name3</text:p>
          </table:table-cell>
          <table:table-cell table:formula="of:=[.Z271]+1" office:value-type="float" office:value="5">
            <text:p>5</text:p>
          </table:table-cell>
          <table:table-cell table:style-name="ce2" table:formula="of:=[.AA271]+1" office:value-type="float" office:value="2508">
            <text:p>2508</text:p>
          </table:table-cell>
          <table:table-cell table:formula="of:=DEC2HEX([.AA272])" office:value-type="string" office:string-value="9CC">
            <text:p>9CC</text:p>
          </table:table-cell>
          <table:table-cell office:value-type="string">
            <text:p>name3</text:p>
          </table:table-cell>
          <table:table-cell table:formula="of:=[.AD271]+1" office:value-type="float" office:value="5">
            <text:p>5</text:p>
          </table:table-cell>
          <table:table-cell table:style-name="ce2" table:formula="of:=[.AE271]+1" office:value-type="float" office:value="2881">
            <text:p>2881</text:p>
          </table:table-cell>
          <table:table-cell table:formula="of:=DEC2HEX([.AE272])" office:value-type="string" office:string-value="B41">
            <text:p>B41</text:p>
          </table:table-cell>
          <table:table-cell office:value-type="string">
            <text:p>name3</text:p>
          </table:table-cell>
          <table:table-cell table:formula="of:=[.AH271]+1" office:value-type="float" office:value="5">
            <text:p>5</text:p>
          </table:table-cell>
          <table:table-cell table:style-name="ce2" table:formula="of:=[.AI271]+1" office:value-type="float" office:value="3254">
            <text:p>3254</text:p>
          </table:table-cell>
          <table:table-cell table:formula="of:=DEC2HEX([.AI272])" office:value-type="string" office:string-value="CB6">
            <text:p>CB6</text:p>
          </table:table-cell>
          <table:table-cell office:value-type="string">
            <text:p>name3</text:p>
          </table:table-cell>
          <table:table-cell table:formula="of:=[.AL271]+1" office:value-type="float" office:value="5">
            <text:p>5</text:p>
          </table:table-cell>
          <table:table-cell table:style-name="ce2" table:formula="of:=[.AM271]+1" office:value-type="float" office:value="3627">
            <text:p>3627</text:p>
          </table:table-cell>
          <table:table-cell table:formula="of:=DEC2HEX([.AM272])" office:value-type="string" office:string-value="E2B">
            <text:p>E2B</text:p>
          </table:table-cell>
        </table:table-row>
        <table:table-row table:style-name="ro1">
          <table:table-cell office:value-type="string">
            <text:p>name4</text:p>
          </table:table-cell>
          <table:table-cell table:formula="of:=[.B272]+1" office:value-type="float" office:value="6">
            <text:p>6</text:p>
          </table:table-cell>
          <table:table-cell table:formula="of:=[.C272]+1" office:value-type="float" office:value="271">
            <text:p>271</text:p>
          </table:table-cell>
          <table:table-cell table:formula="of:=DEC2HEX([.C273])" office:value-type="string" office:string-value="10F">
            <text:p>10F</text:p>
          </table:table-cell>
          <table:table-cell office:value-type="string">
            <text:p>name4</text:p>
          </table:table-cell>
          <table:table-cell table:formula="of:=[.F272]+1" office:value-type="float" office:value="6">
            <text:p>6</text:p>
          </table:table-cell>
          <table:table-cell table:formula="of:=[.G272]+1" office:value-type="float" office:value="644">
            <text:p>644</text:p>
          </table:table-cell>
          <table:table-cell table:formula="of:=DEC2HEX([.G273])" office:value-type="string" office:string-value="284">
            <text:p>284</text:p>
          </table:table-cell>
          <table:table-cell office:value-type="string">
            <text:p>name4</text:p>
          </table:table-cell>
          <table:table-cell table:formula="of:=[.J272]+1" office:value-type="float" office:value="6">
            <text:p>6</text:p>
          </table:table-cell>
          <table:table-cell table:formula="of:=[.K272]+1" office:value-type="float" office:value="1017">
            <text:p>1017</text:p>
          </table:table-cell>
          <table:table-cell table:formula="of:=DEC2HEX([.K273])" office:value-type="string" office:string-value="3F9">
            <text:p>3F9</text:p>
          </table:table-cell>
          <table:table-cell office:value-type="string">
            <text:p>name4</text:p>
          </table:table-cell>
          <table:table-cell table:formula="of:=[.N272]+1" office:value-type="float" office:value="6">
            <text:p>6</text:p>
          </table:table-cell>
          <table:table-cell table:formula="of:=[.O272]+1" office:value-type="float" office:value="1390">
            <text:p>1390</text:p>
          </table:table-cell>
          <table:table-cell table:formula="of:=DEC2HEX([.O273])" office:value-type="string" office:string-value="56E">
            <text:p>56E</text:p>
          </table:table-cell>
          <table:table-cell office:value-type="string">
            <text:p>name4</text:p>
          </table:table-cell>
          <table:table-cell table:formula="of:=[.R272]+1" office:value-type="float" office:value="6">
            <text:p>6</text:p>
          </table:table-cell>
          <table:table-cell table:formula="of:=[.S272]+1" office:value-type="float" office:value="1763">
            <text:p>1763</text:p>
          </table:table-cell>
          <table:table-cell table:formula="of:=DEC2HEX([.S273])" office:value-type="string" office:string-value="6E3">
            <text:p>6E3</text:p>
          </table:table-cell>
          <table:table-cell office:value-type="string">
            <text:p>name4</text:p>
          </table:table-cell>
          <table:table-cell table:formula="of:=[.V272]+1" office:value-type="float" office:value="6">
            <text:p>6</text:p>
          </table:table-cell>
          <table:table-cell table:formula="of:=[.W272]+1" office:value-type="float" office:value="2136">
            <text:p>2136</text:p>
          </table:table-cell>
          <table:table-cell table:formula="of:=DEC2HEX([.W273])" office:value-type="string" office:string-value="858">
            <text:p>858</text:p>
          </table:table-cell>
          <table:table-cell office:value-type="string">
            <text:p>name4</text:p>
          </table:table-cell>
          <table:table-cell table:formula="of:=[.Z272]+1" office:value-type="float" office:value="6">
            <text:p>6</text:p>
          </table:table-cell>
          <table:table-cell table:style-name="ce2" table:formula="of:=[.AA272]+1" office:value-type="float" office:value="2509">
            <text:p>2509</text:p>
          </table:table-cell>
          <table:table-cell table:formula="of:=DEC2HEX([.AA273])" office:value-type="string" office:string-value="9CD">
            <text:p>9CD</text:p>
          </table:table-cell>
          <table:table-cell office:value-type="string">
            <text:p>name4</text:p>
          </table:table-cell>
          <table:table-cell table:formula="of:=[.AD272]+1" office:value-type="float" office:value="6">
            <text:p>6</text:p>
          </table:table-cell>
          <table:table-cell table:style-name="ce2" table:formula="of:=[.AE272]+1" office:value-type="float" office:value="2882">
            <text:p>2882</text:p>
          </table:table-cell>
          <table:table-cell table:formula="of:=DEC2HEX([.AE273])" office:value-type="string" office:string-value="B42">
            <text:p>B42</text:p>
          </table:table-cell>
          <table:table-cell office:value-type="string">
            <text:p>name4</text:p>
          </table:table-cell>
          <table:table-cell table:formula="of:=[.AH272]+1" office:value-type="float" office:value="6">
            <text:p>6</text:p>
          </table:table-cell>
          <table:table-cell table:style-name="ce2" table:formula="of:=[.AI272]+1" office:value-type="float" office:value="3255">
            <text:p>3255</text:p>
          </table:table-cell>
          <table:table-cell table:formula="of:=DEC2HEX([.AI273])" office:value-type="string" office:string-value="CB7">
            <text:p>CB7</text:p>
          </table:table-cell>
          <table:table-cell office:value-type="string">
            <text:p>name4</text:p>
          </table:table-cell>
          <table:table-cell table:formula="of:=[.AL272]+1" office:value-type="float" office:value="6">
            <text:p>6</text:p>
          </table:table-cell>
          <table:table-cell table:style-name="ce2" table:formula="of:=[.AM272]+1" office:value-type="float" office:value="3628">
            <text:p>3628</text:p>
          </table:table-cell>
          <table:table-cell table:formula="of:=DEC2HEX([.AM273])" office:value-type="string" office:string-value="E2C">
            <text:p>E2C</text:p>
          </table:table-cell>
        </table:table-row>
        <table:table-row table:style-name="ro1">
          <table:table-cell office:value-type="string">
            <text:p>name5</text:p>
          </table:table-cell>
          <table:table-cell table:formula="of:=[.B273]+1" office:value-type="float" office:value="7">
            <text:p>7</text:p>
          </table:table-cell>
          <table:table-cell table:formula="of:=[.C273]+1" office:value-type="float" office:value="272">
            <text:p>272</text:p>
          </table:table-cell>
          <table:table-cell table:formula="of:=DEC2HEX([.C274])" office:value-type="string" office:string-value="110">
            <text:p>110</text:p>
          </table:table-cell>
          <table:table-cell office:value-type="string">
            <text:p>name5</text:p>
          </table:table-cell>
          <table:table-cell table:formula="of:=[.F273]+1" office:value-type="float" office:value="7">
            <text:p>7</text:p>
          </table:table-cell>
          <table:table-cell table:formula="of:=[.G273]+1" office:value-type="float" office:value="645">
            <text:p>645</text:p>
          </table:table-cell>
          <table:table-cell table:formula="of:=DEC2HEX([.G274])" office:value-type="string" office:string-value="285">
            <text:p>285</text:p>
          </table:table-cell>
          <table:table-cell office:value-type="string">
            <text:p>name5</text:p>
          </table:table-cell>
          <table:table-cell table:formula="of:=[.J273]+1" office:value-type="float" office:value="7">
            <text:p>7</text:p>
          </table:table-cell>
          <table:table-cell table:formula="of:=[.K273]+1" office:value-type="float" office:value="1018">
            <text:p>1018</text:p>
          </table:table-cell>
          <table:table-cell table:formula="of:=DEC2HEX([.K274])" office:value-type="string" office:string-value="3FA">
            <text:p>3FA</text:p>
          </table:table-cell>
          <table:table-cell office:value-type="string">
            <text:p>name5</text:p>
          </table:table-cell>
          <table:table-cell table:formula="of:=[.N273]+1" office:value-type="float" office:value="7">
            <text:p>7</text:p>
          </table:table-cell>
          <table:table-cell table:formula="of:=[.O273]+1" office:value-type="float" office:value="1391">
            <text:p>1391</text:p>
          </table:table-cell>
          <table:table-cell table:formula="of:=DEC2HEX([.O274])" office:value-type="string" office:string-value="56F">
            <text:p>56F</text:p>
          </table:table-cell>
          <table:table-cell office:value-type="string">
            <text:p>name5</text:p>
          </table:table-cell>
          <table:table-cell table:formula="of:=[.R273]+1" office:value-type="float" office:value="7">
            <text:p>7</text:p>
          </table:table-cell>
          <table:table-cell table:formula="of:=[.S273]+1" office:value-type="float" office:value="1764">
            <text:p>1764</text:p>
          </table:table-cell>
          <table:table-cell table:formula="of:=DEC2HEX([.S274])" office:value-type="string" office:string-value="6E4">
            <text:p>6E4</text:p>
          </table:table-cell>
          <table:table-cell office:value-type="string">
            <text:p>name5</text:p>
          </table:table-cell>
          <table:table-cell table:formula="of:=[.V273]+1" office:value-type="float" office:value="7">
            <text:p>7</text:p>
          </table:table-cell>
          <table:table-cell table:formula="of:=[.W273]+1" office:value-type="float" office:value="2137">
            <text:p>2137</text:p>
          </table:table-cell>
          <table:table-cell table:formula="of:=DEC2HEX([.W274])" office:value-type="string" office:string-value="859">
            <text:p>859</text:p>
          </table:table-cell>
          <table:table-cell office:value-type="string">
            <text:p>name5</text:p>
          </table:table-cell>
          <table:table-cell table:formula="of:=[.Z273]+1" office:value-type="float" office:value="7">
            <text:p>7</text:p>
          </table:table-cell>
          <table:table-cell table:style-name="ce2" table:formula="of:=[.AA273]+1" office:value-type="float" office:value="2510">
            <text:p>2510</text:p>
          </table:table-cell>
          <table:table-cell table:formula="of:=DEC2HEX([.AA274])" office:value-type="string" office:string-value="9CE">
            <text:p>9CE</text:p>
          </table:table-cell>
          <table:table-cell office:value-type="string">
            <text:p>name5</text:p>
          </table:table-cell>
          <table:table-cell table:formula="of:=[.AD273]+1" office:value-type="float" office:value="7">
            <text:p>7</text:p>
          </table:table-cell>
          <table:table-cell table:style-name="ce2" table:formula="of:=[.AE273]+1" office:value-type="float" office:value="2883">
            <text:p>2883</text:p>
          </table:table-cell>
          <table:table-cell table:formula="of:=DEC2HEX([.AE274])" office:value-type="string" office:string-value="B43">
            <text:p>B43</text:p>
          </table:table-cell>
          <table:table-cell office:value-type="string">
            <text:p>name5</text:p>
          </table:table-cell>
          <table:table-cell table:formula="of:=[.AH273]+1" office:value-type="float" office:value="7">
            <text:p>7</text:p>
          </table:table-cell>
          <table:table-cell table:style-name="ce2" table:formula="of:=[.AI273]+1" office:value-type="float" office:value="3256">
            <text:p>3256</text:p>
          </table:table-cell>
          <table:table-cell table:formula="of:=DEC2HEX([.AI274])" office:value-type="string" office:string-value="CB8">
            <text:p>CB8</text:p>
          </table:table-cell>
          <table:table-cell office:value-type="string">
            <text:p>name5</text:p>
          </table:table-cell>
          <table:table-cell table:formula="of:=[.AL273]+1" office:value-type="float" office:value="7">
            <text:p>7</text:p>
          </table:table-cell>
          <table:table-cell table:style-name="ce2" table:formula="of:=[.AM273]+1" office:value-type="float" office:value="3629">
            <text:p>3629</text:p>
          </table:table-cell>
          <table:table-cell table:formula="of:=DEC2HEX([.AM274])" office:value-type="string" office:string-value="E2D">
            <text:p>E2D</text:p>
          </table:table-cell>
        </table:table-row>
        <table:table-row table:style-name="ro1">
          <table:table-cell office:value-type="string">
            <text:p>name6</text:p>
          </table:table-cell>
          <table:table-cell table:formula="of:=[.B274]+1" office:value-type="float" office:value="8">
            <text:p>8</text:p>
          </table:table-cell>
          <table:table-cell table:formula="of:=[.C274]+1" office:value-type="float" office:value="273">
            <text:p>273</text:p>
          </table:table-cell>
          <table:table-cell table:formula="of:=DEC2HEX([.C275])" office:value-type="string" office:string-value="111">
            <text:p>111</text:p>
          </table:table-cell>
          <table:table-cell office:value-type="string">
            <text:p>name6</text:p>
          </table:table-cell>
          <table:table-cell table:formula="of:=[.F274]+1" office:value-type="float" office:value="8">
            <text:p>8</text:p>
          </table:table-cell>
          <table:table-cell table:formula="of:=[.G274]+1" office:value-type="float" office:value="646">
            <text:p>646</text:p>
          </table:table-cell>
          <table:table-cell table:formula="of:=DEC2HEX([.G275])" office:value-type="string" office:string-value="286">
            <text:p>286</text:p>
          </table:table-cell>
          <table:table-cell office:value-type="string">
            <text:p>name6</text:p>
          </table:table-cell>
          <table:table-cell table:formula="of:=[.J274]+1" office:value-type="float" office:value="8">
            <text:p>8</text:p>
          </table:table-cell>
          <table:table-cell table:formula="of:=[.K274]+1" office:value-type="float" office:value="1019">
            <text:p>1019</text:p>
          </table:table-cell>
          <table:table-cell table:formula="of:=DEC2HEX([.K275])" office:value-type="string" office:string-value="3FB">
            <text:p>3FB</text:p>
          </table:table-cell>
          <table:table-cell office:value-type="string">
            <text:p>name6</text:p>
          </table:table-cell>
          <table:table-cell table:formula="of:=[.N274]+1" office:value-type="float" office:value="8">
            <text:p>8</text:p>
          </table:table-cell>
          <table:table-cell table:formula="of:=[.O274]+1" office:value-type="float" office:value="1392">
            <text:p>1392</text:p>
          </table:table-cell>
          <table:table-cell table:formula="of:=DEC2HEX([.O275])" office:value-type="string" office:string-value="570">
            <text:p>570</text:p>
          </table:table-cell>
          <table:table-cell office:value-type="string">
            <text:p>name6</text:p>
          </table:table-cell>
          <table:table-cell table:formula="of:=[.R274]+1" office:value-type="float" office:value="8">
            <text:p>8</text:p>
          </table:table-cell>
          <table:table-cell table:formula="of:=[.S274]+1" office:value-type="float" office:value="1765">
            <text:p>1765</text:p>
          </table:table-cell>
          <table:table-cell table:formula="of:=DEC2HEX([.S275])" office:value-type="string" office:string-value="6E5">
            <text:p>6E5</text:p>
          </table:table-cell>
          <table:table-cell office:value-type="string">
            <text:p>name6</text:p>
          </table:table-cell>
          <table:table-cell table:formula="of:=[.V274]+1" office:value-type="float" office:value="8">
            <text:p>8</text:p>
          </table:table-cell>
          <table:table-cell table:formula="of:=[.W274]+1" office:value-type="float" office:value="2138">
            <text:p>2138</text:p>
          </table:table-cell>
          <table:table-cell table:formula="of:=DEC2HEX([.W275])" office:value-type="string" office:string-value="85A">
            <text:p>85A</text:p>
          </table:table-cell>
          <table:table-cell office:value-type="string">
            <text:p>name6</text:p>
          </table:table-cell>
          <table:table-cell table:formula="of:=[.Z274]+1" office:value-type="float" office:value="8">
            <text:p>8</text:p>
          </table:table-cell>
          <table:table-cell table:style-name="ce2" table:formula="of:=[.AA274]+1" office:value-type="float" office:value="2511">
            <text:p>2511</text:p>
          </table:table-cell>
          <table:table-cell table:formula="of:=DEC2HEX([.AA275])" office:value-type="string" office:string-value="9CF">
            <text:p>9CF</text:p>
          </table:table-cell>
          <table:table-cell office:value-type="string">
            <text:p>name6</text:p>
          </table:table-cell>
          <table:table-cell table:formula="of:=[.AD274]+1" office:value-type="float" office:value="8">
            <text:p>8</text:p>
          </table:table-cell>
          <table:table-cell table:style-name="ce2" table:formula="of:=[.AE274]+1" office:value-type="float" office:value="2884">
            <text:p>2884</text:p>
          </table:table-cell>
          <table:table-cell table:formula="of:=DEC2HEX([.AE275])" office:value-type="string" office:string-value="B44">
            <text:p>B44</text:p>
          </table:table-cell>
          <table:table-cell office:value-type="string">
            <text:p>name6</text:p>
          </table:table-cell>
          <table:table-cell table:formula="of:=[.AH274]+1" office:value-type="float" office:value="8">
            <text:p>8</text:p>
          </table:table-cell>
          <table:table-cell table:style-name="ce2" table:formula="of:=[.AI274]+1" office:value-type="float" office:value="3257">
            <text:p>3257</text:p>
          </table:table-cell>
          <table:table-cell table:formula="of:=DEC2HEX([.AI275])" office:value-type="string" office:string-value="CB9">
            <text:p>CB9</text:p>
          </table:table-cell>
          <table:table-cell office:value-type="string">
            <text:p>name6</text:p>
          </table:table-cell>
          <table:table-cell table:formula="of:=[.AL274]+1" office:value-type="float" office:value="8">
            <text:p>8</text:p>
          </table:table-cell>
          <table:table-cell table:style-name="ce2" table:formula="of:=[.AM274]+1" office:value-type="float" office:value="3630">
            <text:p>3630</text:p>
          </table:table-cell>
          <table:table-cell table:formula="of:=DEC2HEX([.AM275])" office:value-type="string" office:string-value="E2E">
            <text:p>E2E</text:p>
          </table:table-cell>
        </table:table-row>
        <table:table-row table:style-name="ro1">
          <table:table-cell office:value-type="string">
            <text:p>name7</text:p>
          </table:table-cell>
          <table:table-cell table:formula="of:=[.B275]+1" office:value-type="float" office:value="9">
            <text:p>9</text:p>
          </table:table-cell>
          <table:table-cell table:formula="of:=[.C275]+1" office:value-type="float" office:value="274">
            <text:p>274</text:p>
          </table:table-cell>
          <table:table-cell table:formula="of:=DEC2HEX([.C276])" office:value-type="string" office:string-value="112">
            <text:p>112</text:p>
          </table:table-cell>
          <table:table-cell office:value-type="string">
            <text:p>name7</text:p>
          </table:table-cell>
          <table:table-cell table:formula="of:=[.F275]+1" office:value-type="float" office:value="9">
            <text:p>9</text:p>
          </table:table-cell>
          <table:table-cell table:formula="of:=[.G275]+1" office:value-type="float" office:value="647">
            <text:p>647</text:p>
          </table:table-cell>
          <table:table-cell table:formula="of:=DEC2HEX([.G276])" office:value-type="string" office:string-value="287">
            <text:p>287</text:p>
          </table:table-cell>
          <table:table-cell office:value-type="string">
            <text:p>name7</text:p>
          </table:table-cell>
          <table:table-cell table:formula="of:=[.J275]+1" office:value-type="float" office:value="9">
            <text:p>9</text:p>
          </table:table-cell>
          <table:table-cell table:formula="of:=[.K275]+1" office:value-type="float" office:value="1020">
            <text:p>1020</text:p>
          </table:table-cell>
          <table:table-cell table:formula="of:=DEC2HEX([.K276])" office:value-type="string" office:string-value="3FC">
            <text:p>3FC</text:p>
          </table:table-cell>
          <table:table-cell office:value-type="string">
            <text:p>name7</text:p>
          </table:table-cell>
          <table:table-cell table:formula="of:=[.N275]+1" office:value-type="float" office:value="9">
            <text:p>9</text:p>
          </table:table-cell>
          <table:table-cell table:formula="of:=[.O275]+1" office:value-type="float" office:value="1393">
            <text:p>1393</text:p>
          </table:table-cell>
          <table:table-cell table:formula="of:=DEC2HEX([.O276])" office:value-type="string" office:string-value="571">
            <text:p>571</text:p>
          </table:table-cell>
          <table:table-cell office:value-type="string">
            <text:p>name7</text:p>
          </table:table-cell>
          <table:table-cell table:formula="of:=[.R275]+1" office:value-type="float" office:value="9">
            <text:p>9</text:p>
          </table:table-cell>
          <table:table-cell table:formula="of:=[.S275]+1" office:value-type="float" office:value="1766">
            <text:p>1766</text:p>
          </table:table-cell>
          <table:table-cell table:formula="of:=DEC2HEX([.S276])" office:value-type="string" office:string-value="6E6">
            <text:p>6E6</text:p>
          </table:table-cell>
          <table:table-cell office:value-type="string">
            <text:p>name7</text:p>
          </table:table-cell>
          <table:table-cell table:formula="of:=[.V275]+1" office:value-type="float" office:value="9">
            <text:p>9</text:p>
          </table:table-cell>
          <table:table-cell table:formula="of:=[.W275]+1" office:value-type="float" office:value="2139">
            <text:p>2139</text:p>
          </table:table-cell>
          <table:table-cell table:formula="of:=DEC2HEX([.W276])" office:value-type="string" office:string-value="85B">
            <text:p>85B</text:p>
          </table:table-cell>
          <table:table-cell office:value-type="string">
            <text:p>name7</text:p>
          </table:table-cell>
          <table:table-cell table:formula="of:=[.Z275]+1" office:value-type="float" office:value="9">
            <text:p>9</text:p>
          </table:table-cell>
          <table:table-cell table:style-name="ce2" table:formula="of:=[.AA275]+1" office:value-type="float" office:value="2512">
            <text:p>2512</text:p>
          </table:table-cell>
          <table:table-cell table:formula="of:=DEC2HEX([.AA276])" office:value-type="string" office:string-value="9D0">
            <text:p>9D0</text:p>
          </table:table-cell>
          <table:table-cell office:value-type="string">
            <text:p>name7</text:p>
          </table:table-cell>
          <table:table-cell table:formula="of:=[.AD275]+1" office:value-type="float" office:value="9">
            <text:p>9</text:p>
          </table:table-cell>
          <table:table-cell table:style-name="ce2" table:formula="of:=[.AE275]+1" office:value-type="float" office:value="2885">
            <text:p>2885</text:p>
          </table:table-cell>
          <table:table-cell table:formula="of:=DEC2HEX([.AE276])" office:value-type="string" office:string-value="B45">
            <text:p>B45</text:p>
          </table:table-cell>
          <table:table-cell office:value-type="string">
            <text:p>name7</text:p>
          </table:table-cell>
          <table:table-cell table:formula="of:=[.AH275]+1" office:value-type="float" office:value="9">
            <text:p>9</text:p>
          </table:table-cell>
          <table:table-cell table:style-name="ce2" table:formula="of:=[.AI275]+1" office:value-type="float" office:value="3258">
            <text:p>3258</text:p>
          </table:table-cell>
          <table:table-cell table:formula="of:=DEC2HEX([.AI276])" office:value-type="string" office:string-value="CBA">
            <text:p>CBA</text:p>
          </table:table-cell>
          <table:table-cell office:value-type="string">
            <text:p>name7</text:p>
          </table:table-cell>
          <table:table-cell table:formula="of:=[.AL275]+1" office:value-type="float" office:value="9">
            <text:p>9</text:p>
          </table:table-cell>
          <table:table-cell table:style-name="ce2" table:formula="of:=[.AM275]+1" office:value-type="float" office:value="3631">
            <text:p>3631</text:p>
          </table:table-cell>
          <table:table-cell table:formula="of:=DEC2HEX([.AM276])" office:value-type="string" office:string-value="E2F">
            <text:p>E2F</text:p>
          </table:table-cell>
        </table:table-row>
        <table:table-row table:style-name="ro1">
          <table:table-cell office:value-type="string">
            <text:p>name8</text:p>
          </table:table-cell>
          <table:table-cell table:formula="of:=[.B276]+1" office:value-type="float" office:value="10">
            <text:p>10</text:p>
          </table:table-cell>
          <table:table-cell table:formula="of:=[.C276]+1" office:value-type="float" office:value="275">
            <text:p>275</text:p>
          </table:table-cell>
          <table:table-cell table:formula="of:=DEC2HEX([.C277])" office:value-type="string" office:string-value="113">
            <text:p>113</text:p>
          </table:table-cell>
          <table:table-cell office:value-type="string">
            <text:p>name8</text:p>
          </table:table-cell>
          <table:table-cell table:formula="of:=[.F276]+1" office:value-type="float" office:value="10">
            <text:p>10</text:p>
          </table:table-cell>
          <table:table-cell table:formula="of:=[.G276]+1" office:value-type="float" office:value="648">
            <text:p>648</text:p>
          </table:table-cell>
          <table:table-cell table:formula="of:=DEC2HEX([.G277])" office:value-type="string" office:string-value="288">
            <text:p>288</text:p>
          </table:table-cell>
          <table:table-cell office:value-type="string">
            <text:p>name8</text:p>
          </table:table-cell>
          <table:table-cell table:formula="of:=[.J276]+1" office:value-type="float" office:value="10">
            <text:p>10</text:p>
          </table:table-cell>
          <table:table-cell table:formula="of:=[.K276]+1" office:value-type="float" office:value="1021">
            <text:p>1021</text:p>
          </table:table-cell>
          <table:table-cell table:formula="of:=DEC2HEX([.K277])" office:value-type="string" office:string-value="3FD">
            <text:p>3FD</text:p>
          </table:table-cell>
          <table:table-cell office:value-type="string">
            <text:p>name8</text:p>
          </table:table-cell>
          <table:table-cell table:formula="of:=[.N276]+1" office:value-type="float" office:value="10">
            <text:p>10</text:p>
          </table:table-cell>
          <table:table-cell table:formula="of:=[.O276]+1" office:value-type="float" office:value="1394">
            <text:p>1394</text:p>
          </table:table-cell>
          <table:table-cell table:formula="of:=DEC2HEX([.O277])" office:value-type="string" office:string-value="572">
            <text:p>572</text:p>
          </table:table-cell>
          <table:table-cell office:value-type="string">
            <text:p>name8</text:p>
          </table:table-cell>
          <table:table-cell table:formula="of:=[.R276]+1" office:value-type="float" office:value="10">
            <text:p>10</text:p>
          </table:table-cell>
          <table:table-cell table:formula="of:=[.S276]+1" office:value-type="float" office:value="1767">
            <text:p>1767</text:p>
          </table:table-cell>
          <table:table-cell table:formula="of:=DEC2HEX([.S277])" office:value-type="string" office:string-value="6E7">
            <text:p>6E7</text:p>
          </table:table-cell>
          <table:table-cell office:value-type="string">
            <text:p>name8</text:p>
          </table:table-cell>
          <table:table-cell table:formula="of:=[.V276]+1" office:value-type="float" office:value="10">
            <text:p>10</text:p>
          </table:table-cell>
          <table:table-cell table:formula="of:=[.W276]+1" office:value-type="float" office:value="2140">
            <text:p>2140</text:p>
          </table:table-cell>
          <table:table-cell table:formula="of:=DEC2HEX([.W277])" office:value-type="string" office:string-value="85C">
            <text:p>85C</text:p>
          </table:table-cell>
          <table:table-cell office:value-type="string">
            <text:p>name8</text:p>
          </table:table-cell>
          <table:table-cell table:formula="of:=[.Z276]+1" office:value-type="float" office:value="10">
            <text:p>10</text:p>
          </table:table-cell>
          <table:table-cell table:style-name="ce2" table:formula="of:=[.AA276]+1" office:value-type="float" office:value="2513">
            <text:p>2513</text:p>
          </table:table-cell>
          <table:table-cell table:formula="of:=DEC2HEX([.AA277])" office:value-type="string" office:string-value="9D1">
            <text:p>9D1</text:p>
          </table:table-cell>
          <table:table-cell office:value-type="string">
            <text:p>name8</text:p>
          </table:table-cell>
          <table:table-cell table:formula="of:=[.AD276]+1" office:value-type="float" office:value="10">
            <text:p>10</text:p>
          </table:table-cell>
          <table:table-cell table:style-name="ce2" table:formula="of:=[.AE276]+1" office:value-type="float" office:value="2886">
            <text:p>2886</text:p>
          </table:table-cell>
          <table:table-cell table:formula="of:=DEC2HEX([.AE277])" office:value-type="string" office:string-value="B46">
            <text:p>B46</text:p>
          </table:table-cell>
          <table:table-cell office:value-type="string">
            <text:p>name8</text:p>
          </table:table-cell>
          <table:table-cell table:formula="of:=[.AH276]+1" office:value-type="float" office:value="10">
            <text:p>10</text:p>
          </table:table-cell>
          <table:table-cell table:style-name="ce2" table:formula="of:=[.AI276]+1" office:value-type="float" office:value="3259">
            <text:p>3259</text:p>
          </table:table-cell>
          <table:table-cell table:formula="of:=DEC2HEX([.AI277])" office:value-type="string" office:string-value="CBB">
            <text:p>CBB</text:p>
          </table:table-cell>
          <table:table-cell office:value-type="string">
            <text:p>name8</text:p>
          </table:table-cell>
          <table:table-cell table:formula="of:=[.AL276]+1" office:value-type="float" office:value="10">
            <text:p>10</text:p>
          </table:table-cell>
          <table:table-cell table:style-name="ce2" table:formula="of:=[.AM276]+1" office:value-type="float" office:value="3632">
            <text:p>3632</text:p>
          </table:table-cell>
          <table:table-cell table:formula="of:=DEC2HEX([.AM277])" office:value-type="string" office:string-value="E30">
            <text:p>E30</text:p>
          </table:table-cell>
        </table:table-row>
        <table:table-row table:style-name="ro1">
          <table:table-cell office:value-type="string">
            <text:p>name9</text:p>
          </table:table-cell>
          <table:table-cell table:formula="of:=[.B277]+1" office:value-type="float" office:value="11">
            <text:p>11</text:p>
          </table:table-cell>
          <table:table-cell table:formula="of:=[.C277]+1" office:value-type="float" office:value="276">
            <text:p>276</text:p>
          </table:table-cell>
          <table:table-cell table:formula="of:=DEC2HEX([.C278])" office:value-type="string" office:string-value="114">
            <text:p>114</text:p>
          </table:table-cell>
          <table:table-cell office:value-type="string">
            <text:p>name9</text:p>
          </table:table-cell>
          <table:table-cell table:formula="of:=[.F277]+1" office:value-type="float" office:value="11">
            <text:p>11</text:p>
          </table:table-cell>
          <table:table-cell table:formula="of:=[.G277]+1" office:value-type="float" office:value="649">
            <text:p>649</text:p>
          </table:table-cell>
          <table:table-cell table:formula="of:=DEC2HEX([.G278])" office:value-type="string" office:string-value="289">
            <text:p>289</text:p>
          </table:table-cell>
          <table:table-cell office:value-type="string">
            <text:p>name9</text:p>
          </table:table-cell>
          <table:table-cell table:formula="of:=[.J277]+1" office:value-type="float" office:value="11">
            <text:p>11</text:p>
          </table:table-cell>
          <table:table-cell table:formula="of:=[.K277]+1" office:value-type="float" office:value="1022">
            <text:p>1022</text:p>
          </table:table-cell>
          <table:table-cell table:formula="of:=DEC2HEX([.K278])" office:value-type="string" office:string-value="3FE">
            <text:p>3FE</text:p>
          </table:table-cell>
          <table:table-cell office:value-type="string">
            <text:p>name9</text:p>
          </table:table-cell>
          <table:table-cell table:formula="of:=[.N277]+1" office:value-type="float" office:value="11">
            <text:p>11</text:p>
          </table:table-cell>
          <table:table-cell table:formula="of:=[.O277]+1" office:value-type="float" office:value="1395">
            <text:p>1395</text:p>
          </table:table-cell>
          <table:table-cell table:formula="of:=DEC2HEX([.O278])" office:value-type="string" office:string-value="573">
            <text:p>573</text:p>
          </table:table-cell>
          <table:table-cell office:value-type="string">
            <text:p>name9</text:p>
          </table:table-cell>
          <table:table-cell table:formula="of:=[.R277]+1" office:value-type="float" office:value="11">
            <text:p>11</text:p>
          </table:table-cell>
          <table:table-cell table:formula="of:=[.S277]+1" office:value-type="float" office:value="1768">
            <text:p>1768</text:p>
          </table:table-cell>
          <table:table-cell table:formula="of:=DEC2HEX([.S278])" office:value-type="string" office:string-value="6E8">
            <text:p>6E8</text:p>
          </table:table-cell>
          <table:table-cell office:value-type="string">
            <text:p>name9</text:p>
          </table:table-cell>
          <table:table-cell table:formula="of:=[.V277]+1" office:value-type="float" office:value="11">
            <text:p>11</text:p>
          </table:table-cell>
          <table:table-cell table:formula="of:=[.W277]+1" office:value-type="float" office:value="2141">
            <text:p>2141</text:p>
          </table:table-cell>
          <table:table-cell table:formula="of:=DEC2HEX([.W278])" office:value-type="string" office:string-value="85D">
            <text:p>85D</text:p>
          </table:table-cell>
          <table:table-cell office:value-type="string">
            <text:p>name9</text:p>
          </table:table-cell>
          <table:table-cell table:formula="of:=[.Z277]+1" office:value-type="float" office:value="11">
            <text:p>11</text:p>
          </table:table-cell>
          <table:table-cell table:style-name="ce2" table:formula="of:=[.AA277]+1" office:value-type="float" office:value="2514">
            <text:p>2514</text:p>
          </table:table-cell>
          <table:table-cell table:formula="of:=DEC2HEX([.AA278])" office:value-type="string" office:string-value="9D2">
            <text:p>9D2</text:p>
          </table:table-cell>
          <table:table-cell office:value-type="string">
            <text:p>name9</text:p>
          </table:table-cell>
          <table:table-cell table:formula="of:=[.AD277]+1" office:value-type="float" office:value="11">
            <text:p>11</text:p>
          </table:table-cell>
          <table:table-cell table:style-name="ce2" table:formula="of:=[.AE277]+1" office:value-type="float" office:value="2887">
            <text:p>2887</text:p>
          </table:table-cell>
          <table:table-cell table:formula="of:=DEC2HEX([.AE278])" office:value-type="string" office:string-value="B47">
            <text:p>B47</text:p>
          </table:table-cell>
          <table:table-cell office:value-type="string">
            <text:p>name9</text:p>
          </table:table-cell>
          <table:table-cell table:formula="of:=[.AH277]+1" office:value-type="float" office:value="11">
            <text:p>11</text:p>
          </table:table-cell>
          <table:table-cell table:style-name="ce2" table:formula="of:=[.AI277]+1" office:value-type="float" office:value="3260">
            <text:p>3260</text:p>
          </table:table-cell>
          <table:table-cell table:formula="of:=DEC2HEX([.AI278])" office:value-type="string" office:string-value="CBC">
            <text:p>CBC</text:p>
          </table:table-cell>
          <table:table-cell office:value-type="string">
            <text:p>name9</text:p>
          </table:table-cell>
          <table:table-cell table:formula="of:=[.AL277]+1" office:value-type="float" office:value="11">
            <text:p>11</text:p>
          </table:table-cell>
          <table:table-cell table:style-name="ce2" table:formula="of:=[.AM277]+1" office:value-type="float" office:value="3633">
            <text:p>3633</text:p>
          </table:table-cell>
          <table:table-cell table:formula="of:=DEC2HEX([.AM278])" office:value-type="string" office:string-value="E31">
            <text:p>E31</text:p>
          </table:table-cell>
        </table:table-row>
        <table:table-row table:style-name="ro1">
          <table:table-cell table:style-name="ce1" office:value-type="string">
            <text:p>DT22</text:p>
          </table:table-cell>
          <table:table-cell office:value-type="float" office:value="0">
            <text:p>0</text:p>
          </table:table-cell>
          <table:table-cell table:formula="of:=[.C278]+1" office:value-type="float" office:value="277">
            <text:p>277</text:p>
          </table:table-cell>
          <table:table-cell table:formula="of:=DEC2HEX([.C279])" office:value-type="string" office:string-value="115">
            <text:p>115</text:p>
          </table:table-cell>
          <table:table-cell table:style-name="ce1" office:value-type="string">
            <text:p>DT22</text:p>
          </table:table-cell>
          <table:table-cell office:value-type="float" office:value="0">
            <text:p>0</text:p>
          </table:table-cell>
          <table:table-cell table:formula="of:=[.G278]+1" office:value-type="float" office:value="650">
            <text:p>650</text:p>
          </table:table-cell>
          <table:table-cell table:formula="of:=DEC2HEX([.G279])" office:value-type="string" office:string-value="28A">
            <text:p>28A</text:p>
          </table:table-cell>
          <table:table-cell table:style-name="ce1" office:value-type="string">
            <text:p>DT22</text:p>
          </table:table-cell>
          <table:table-cell office:value-type="float" office:value="0">
            <text:p>0</text:p>
          </table:table-cell>
          <table:table-cell table:formula="of:=[.K278]+1" office:value-type="float" office:value="1023">
            <text:p>1023</text:p>
          </table:table-cell>
          <table:table-cell table:formula="of:=DEC2HEX([.K279])" office:value-type="string" office:string-value="3FF">
            <text:p>3FF</text:p>
          </table:table-cell>
          <table:table-cell table:style-name="ce1" office:value-type="string">
            <text:p>DT22</text:p>
          </table:table-cell>
          <table:table-cell office:value-type="float" office:value="0">
            <text:p>0</text:p>
          </table:table-cell>
          <table:table-cell table:formula="of:=[.O278]+1" office:value-type="float" office:value="1396">
            <text:p>1396</text:p>
          </table:table-cell>
          <table:table-cell table:formula="of:=DEC2HEX([.O279])" office:value-type="string" office:string-value="574">
            <text:p>574</text:p>
          </table:table-cell>
          <table:table-cell table:style-name="ce1" office:value-type="string">
            <text:p>DT22</text:p>
          </table:table-cell>
          <table:table-cell office:value-type="float" office:value="0">
            <text:p>0</text:p>
          </table:table-cell>
          <table:table-cell table:formula="of:=[.S278]+1" office:value-type="float" office:value="1769">
            <text:p>1769</text:p>
          </table:table-cell>
          <table:table-cell table:formula="of:=DEC2HEX([.S279])" office:value-type="string" office:string-value="6E9">
            <text:p>6E9</text:p>
          </table:table-cell>
          <table:table-cell table:style-name="ce1" office:value-type="string">
            <text:p>DT22</text:p>
          </table:table-cell>
          <table:table-cell office:value-type="float" office:value="0">
            <text:p>0</text:p>
          </table:table-cell>
          <table:table-cell table:formula="of:=[.W278]+1" office:value-type="float" office:value="2142">
            <text:p>2142</text:p>
          </table:table-cell>
          <table:table-cell table:formula="of:=DEC2HEX([.W279])" office:value-type="string" office:string-value="85E">
            <text:p>85E</text:p>
          </table:table-cell>
          <table:table-cell table:style-name="ce1" office:value-type="string">
            <text:p>DT22</text:p>
          </table:table-cell>
          <table:table-cell office:value-type="float" office:value="0">
            <text:p>0</text:p>
          </table:table-cell>
          <table:table-cell table:style-name="ce2" table:formula="of:=[.AA278]+1" office:value-type="float" office:value="2515">
            <text:p>2515</text:p>
          </table:table-cell>
          <table:table-cell table:formula="of:=DEC2HEX([.AA279])" office:value-type="string" office:string-value="9D3">
            <text:p>9D3</text:p>
          </table:table-cell>
          <table:table-cell table:style-name="ce1" office:value-type="string">
            <text:p>DT22</text:p>
          </table:table-cell>
          <table:table-cell office:value-type="float" office:value="0">
            <text:p>0</text:p>
          </table:table-cell>
          <table:table-cell table:style-name="ce2" table:formula="of:=[.AE278]+1" office:value-type="float" office:value="2888">
            <text:p>2888</text:p>
          </table:table-cell>
          <table:table-cell table:formula="of:=DEC2HEX([.AE279])" office:value-type="string" office:string-value="B48">
            <text:p>B48</text:p>
          </table:table-cell>
          <table:table-cell table:style-name="ce1" office:value-type="string">
            <text:p>DT22</text:p>
          </table:table-cell>
          <table:table-cell office:value-type="float" office:value="0">
            <text:p>0</text:p>
          </table:table-cell>
          <table:table-cell table:style-name="ce2" table:formula="of:=[.AI278]+1" office:value-type="float" office:value="3261">
            <text:p>3261</text:p>
          </table:table-cell>
          <table:table-cell table:formula="of:=DEC2HEX([.AI279])" office:value-type="string" office:string-value="CBD">
            <text:p>CBD</text:p>
          </table:table-cell>
          <table:table-cell table:style-name="ce1" office:value-type="string">
            <text:p>DT22</text:p>
          </table:table-cell>
          <table:table-cell office:value-type="float" office:value="0">
            <text:p>0</text:p>
          </table:table-cell>
          <table:table-cell table:style-name="ce2" table:formula="of:=[.AM278]+1" office:value-type="float" office:value="3634">
            <text:p>3634</text:p>
          </table:table-cell>
          <table:table-cell table:formula="of:=DEC2HEX([.AM279])" office:value-type="string" office:string-value="E32">
            <text:p>E32</text:p>
          </table:table-cell>
        </table:table-row>
        <table:table-row table:style-name="ro1">
          <table:table-cell office:value-type="string">
            <text:p>id</text:p>
          </table:table-cell>
          <table:table-cell table:formula="of:=[.B279]+1" office:value-type="float" office:value="1">
            <text:p>1</text:p>
          </table:table-cell>
          <table:table-cell table:formula="of:=[.C279]+1" office:value-type="float" office:value="278">
            <text:p>278</text:p>
          </table:table-cell>
          <table:table-cell table:formula="of:=DEC2HEX([.C280])" office:value-type="string" office:string-value="116">
            <text:p>116</text:p>
          </table:table-cell>
          <table:table-cell office:value-type="string">
            <text:p>id</text:p>
          </table:table-cell>
          <table:table-cell table:formula="of:=[.F279]+1" office:value-type="float" office:value="1">
            <text:p>1</text:p>
          </table:table-cell>
          <table:table-cell table:formula="of:=[.G279]+1" office:value-type="float" office:value="651">
            <text:p>651</text:p>
          </table:table-cell>
          <table:table-cell table:formula="of:=DEC2HEX([.G280])" office:value-type="string" office:string-value="28B">
            <text:p>28B</text:p>
          </table:table-cell>
          <table:table-cell office:value-type="string">
            <text:p>id</text:p>
          </table:table-cell>
          <table:table-cell table:formula="of:=[.J279]+1" office:value-type="float" office:value="1">
            <text:p>1</text:p>
          </table:table-cell>
          <table:table-cell table:formula="of:=[.K279]+1" office:value-type="float" office:value="1024">
            <text:p>1024</text:p>
          </table:table-cell>
          <table:table-cell table:formula="of:=DEC2HEX([.K280])" office:value-type="string" office:string-value="400">
            <text:p>400</text:p>
          </table:table-cell>
          <table:table-cell office:value-type="string">
            <text:p>id</text:p>
          </table:table-cell>
          <table:table-cell table:formula="of:=[.N279]+1" office:value-type="float" office:value="1">
            <text:p>1</text:p>
          </table:table-cell>
          <table:table-cell table:formula="of:=[.O279]+1" office:value-type="float" office:value="1397">
            <text:p>1397</text:p>
          </table:table-cell>
          <table:table-cell table:formula="of:=DEC2HEX([.O280])" office:value-type="string" office:string-value="575">
            <text:p>575</text:p>
          </table:table-cell>
          <table:table-cell office:value-type="string">
            <text:p>id</text:p>
          </table:table-cell>
          <table:table-cell table:formula="of:=[.R279]+1" office:value-type="float" office:value="1">
            <text:p>1</text:p>
          </table:table-cell>
          <table:table-cell table:formula="of:=[.S279]+1" office:value-type="float" office:value="1770">
            <text:p>1770</text:p>
          </table:table-cell>
          <table:table-cell table:formula="of:=DEC2HEX([.S280])" office:value-type="string" office:string-value="6EA">
            <text:p>6EA</text:p>
          </table:table-cell>
          <table:table-cell office:value-type="string">
            <text:p>id</text:p>
          </table:table-cell>
          <table:table-cell table:formula="of:=[.V279]+1" office:value-type="float" office:value="1">
            <text:p>1</text:p>
          </table:table-cell>
          <table:table-cell table:formula="of:=[.W279]+1" office:value-type="float" office:value="2143">
            <text:p>2143</text:p>
          </table:table-cell>
          <table:table-cell table:formula="of:=DEC2HEX([.W280])" office:value-type="string" office:string-value="85F">
            <text:p>85F</text:p>
          </table:table-cell>
          <table:table-cell office:value-type="string">
            <text:p>id</text:p>
          </table:table-cell>
          <table:table-cell table:formula="of:=[.Z279]+1" office:value-type="float" office:value="1">
            <text:p>1</text:p>
          </table:table-cell>
          <table:table-cell table:style-name="ce2" table:formula="of:=[.AA279]+1" office:value-type="float" office:value="2516">
            <text:p>2516</text:p>
          </table:table-cell>
          <table:table-cell table:formula="of:=DEC2HEX([.AA280])" office:value-type="string" office:string-value="9D4">
            <text:p>9D4</text:p>
          </table:table-cell>
          <table:table-cell office:value-type="string">
            <text:p>id</text:p>
          </table:table-cell>
          <table:table-cell table:formula="of:=[.AD279]+1" office:value-type="float" office:value="1">
            <text:p>1</text:p>
          </table:table-cell>
          <table:table-cell table:style-name="ce2" table:formula="of:=[.AE279]+1" office:value-type="float" office:value="2889">
            <text:p>2889</text:p>
          </table:table-cell>
          <table:table-cell table:formula="of:=DEC2HEX([.AE280])" office:value-type="string" office:string-value="B49">
            <text:p>B49</text:p>
          </table:table-cell>
          <table:table-cell office:value-type="string">
            <text:p>id</text:p>
          </table:table-cell>
          <table:table-cell table:formula="of:=[.AH279]+1" office:value-type="float" office:value="1">
            <text:p>1</text:p>
          </table:table-cell>
          <table:table-cell table:style-name="ce2" table:formula="of:=[.AI279]+1" office:value-type="float" office:value="3262">
            <text:p>3262</text:p>
          </table:table-cell>
          <table:table-cell table:formula="of:=DEC2HEX([.AI280])" office:value-type="string" office:string-value="CBE">
            <text:p>CBE</text:p>
          </table:table-cell>
          <table:table-cell office:value-type="string">
            <text:p>id</text:p>
          </table:table-cell>
          <table:table-cell table:formula="of:=[.AL279]+1" office:value-type="float" office:value="1">
            <text:p>1</text:p>
          </table:table-cell>
          <table:table-cell table:style-name="ce2" table:formula="of:=[.AM279]+1" office:value-type="float" office:value="3635">
            <text:p>3635</text:p>
          </table:table-cell>
          <table:table-cell table:formula="of:=DEC2HEX([.AM280])" office:value-type="string" office:string-value="E33">
            <text:p>E33</text:p>
          </table:table-cell>
        </table:table-row>
        <table:table-row table:style-name="ro1">
          <table:table-cell office:value-type="string">
            <text:p>name0</text:p>
          </table:table-cell>
          <table:table-cell table:formula="of:=[.B280]+1" office:value-type="float" office:value="2">
            <text:p>2</text:p>
          </table:table-cell>
          <table:table-cell table:formula="of:=[.C280]+1" office:value-type="float" office:value="279">
            <text:p>279</text:p>
          </table:table-cell>
          <table:table-cell table:formula="of:=DEC2HEX([.C281])" office:value-type="string" office:string-value="117">
            <text:p>117</text:p>
          </table:table-cell>
          <table:table-cell office:value-type="string">
            <text:p>name0</text:p>
          </table:table-cell>
          <table:table-cell table:formula="of:=[.F280]+1" office:value-type="float" office:value="2">
            <text:p>2</text:p>
          </table:table-cell>
          <table:table-cell table:formula="of:=[.G280]+1" office:value-type="float" office:value="652">
            <text:p>652</text:p>
          </table:table-cell>
          <table:table-cell table:formula="of:=DEC2HEX([.G281])" office:value-type="string" office:string-value="28C">
            <text:p>28C</text:p>
          </table:table-cell>
          <table:table-cell office:value-type="string">
            <text:p>name0</text:p>
          </table:table-cell>
          <table:table-cell table:formula="of:=[.J280]+1" office:value-type="float" office:value="2">
            <text:p>2</text:p>
          </table:table-cell>
          <table:table-cell table:formula="of:=[.K280]+1" office:value-type="float" office:value="1025">
            <text:p>1025</text:p>
          </table:table-cell>
          <table:table-cell table:formula="of:=DEC2HEX([.K281])" office:value-type="string" office:string-value="401">
            <text:p>401</text:p>
          </table:table-cell>
          <table:table-cell office:value-type="string">
            <text:p>name0</text:p>
          </table:table-cell>
          <table:table-cell table:formula="of:=[.N280]+1" office:value-type="float" office:value="2">
            <text:p>2</text:p>
          </table:table-cell>
          <table:table-cell table:formula="of:=[.O280]+1" office:value-type="float" office:value="1398">
            <text:p>1398</text:p>
          </table:table-cell>
          <table:table-cell table:formula="of:=DEC2HEX([.O281])" office:value-type="string" office:string-value="576">
            <text:p>576</text:p>
          </table:table-cell>
          <table:table-cell office:value-type="string">
            <text:p>name0</text:p>
          </table:table-cell>
          <table:table-cell table:formula="of:=[.R280]+1" office:value-type="float" office:value="2">
            <text:p>2</text:p>
          </table:table-cell>
          <table:table-cell table:formula="of:=[.S280]+1" office:value-type="float" office:value="1771">
            <text:p>1771</text:p>
          </table:table-cell>
          <table:table-cell table:formula="of:=DEC2HEX([.S281])" office:value-type="string" office:string-value="6EB">
            <text:p>6EB</text:p>
          </table:table-cell>
          <table:table-cell office:value-type="string">
            <text:p>name0</text:p>
          </table:table-cell>
          <table:table-cell table:formula="of:=[.V280]+1" office:value-type="float" office:value="2">
            <text:p>2</text:p>
          </table:table-cell>
          <table:table-cell table:formula="of:=[.W280]+1" office:value-type="float" office:value="2144">
            <text:p>2144</text:p>
          </table:table-cell>
          <table:table-cell table:formula="of:=DEC2HEX([.W281])" office:value-type="string" office:string-value="860">
            <text:p>860</text:p>
          </table:table-cell>
          <table:table-cell office:value-type="string">
            <text:p>name0</text:p>
          </table:table-cell>
          <table:table-cell table:formula="of:=[.Z280]+1" office:value-type="float" office:value="2">
            <text:p>2</text:p>
          </table:table-cell>
          <table:table-cell table:style-name="ce2" table:formula="of:=[.AA280]+1" office:value-type="float" office:value="2517">
            <text:p>2517</text:p>
          </table:table-cell>
          <table:table-cell table:formula="of:=DEC2HEX([.AA281])" office:value-type="string" office:string-value="9D5">
            <text:p>9D5</text:p>
          </table:table-cell>
          <table:table-cell office:value-type="string">
            <text:p>name0</text:p>
          </table:table-cell>
          <table:table-cell table:formula="of:=[.AD280]+1" office:value-type="float" office:value="2">
            <text:p>2</text:p>
          </table:table-cell>
          <table:table-cell table:style-name="ce2" table:formula="of:=[.AE280]+1" office:value-type="float" office:value="2890">
            <text:p>2890</text:p>
          </table:table-cell>
          <table:table-cell table:formula="of:=DEC2HEX([.AE281])" office:value-type="string" office:string-value="B4A">
            <text:p>B4A</text:p>
          </table:table-cell>
          <table:table-cell office:value-type="string">
            <text:p>name0</text:p>
          </table:table-cell>
          <table:table-cell table:formula="of:=[.AH280]+1" office:value-type="float" office:value="2">
            <text:p>2</text:p>
          </table:table-cell>
          <table:table-cell table:style-name="ce2" table:formula="of:=[.AI280]+1" office:value-type="float" office:value="3263">
            <text:p>3263</text:p>
          </table:table-cell>
          <table:table-cell table:formula="of:=DEC2HEX([.AI281])" office:value-type="string" office:string-value="CBF">
            <text:p>CBF</text:p>
          </table:table-cell>
          <table:table-cell office:value-type="string">
            <text:p>name0</text:p>
          </table:table-cell>
          <table:table-cell table:formula="of:=[.AL280]+1" office:value-type="float" office:value="2">
            <text:p>2</text:p>
          </table:table-cell>
          <table:table-cell table:style-name="ce2" table:formula="of:=[.AM280]+1" office:value-type="float" office:value="3636">
            <text:p>3636</text:p>
          </table:table-cell>
          <table:table-cell table:formula="of:=DEC2HEX([.AM281])" office:value-type="string" office:string-value="E34">
            <text:p>E34</text:p>
          </table:table-cell>
        </table:table-row>
        <table:table-row table:style-name="ro1">
          <table:table-cell office:value-type="string">
            <text:p>name1</text:p>
          </table:table-cell>
          <table:table-cell table:formula="of:=[.B281]+1" office:value-type="float" office:value="3">
            <text:p>3</text:p>
          </table:table-cell>
          <table:table-cell table:formula="of:=[.C281]+1" office:value-type="float" office:value="280">
            <text:p>280</text:p>
          </table:table-cell>
          <table:table-cell table:formula="of:=DEC2HEX([.C282])" office:value-type="string" office:string-value="118">
            <text:p>118</text:p>
          </table:table-cell>
          <table:table-cell office:value-type="string">
            <text:p>name1</text:p>
          </table:table-cell>
          <table:table-cell table:formula="of:=[.F281]+1" office:value-type="float" office:value="3">
            <text:p>3</text:p>
          </table:table-cell>
          <table:table-cell table:formula="of:=[.G281]+1" office:value-type="float" office:value="653">
            <text:p>653</text:p>
          </table:table-cell>
          <table:table-cell table:formula="of:=DEC2HEX([.G282])" office:value-type="string" office:string-value="28D">
            <text:p>28D</text:p>
          </table:table-cell>
          <table:table-cell office:value-type="string">
            <text:p>name1</text:p>
          </table:table-cell>
          <table:table-cell table:formula="of:=[.J281]+1" office:value-type="float" office:value="3">
            <text:p>3</text:p>
          </table:table-cell>
          <table:table-cell table:formula="of:=[.K281]+1" office:value-type="float" office:value="1026">
            <text:p>1026</text:p>
          </table:table-cell>
          <table:table-cell table:formula="of:=DEC2HEX([.K282])" office:value-type="string" office:string-value="402">
            <text:p>402</text:p>
          </table:table-cell>
          <table:table-cell office:value-type="string">
            <text:p>name1</text:p>
          </table:table-cell>
          <table:table-cell table:formula="of:=[.N281]+1" office:value-type="float" office:value="3">
            <text:p>3</text:p>
          </table:table-cell>
          <table:table-cell table:formula="of:=[.O281]+1" office:value-type="float" office:value="1399">
            <text:p>1399</text:p>
          </table:table-cell>
          <table:table-cell table:formula="of:=DEC2HEX([.O282])" office:value-type="string" office:string-value="577">
            <text:p>577</text:p>
          </table:table-cell>
          <table:table-cell office:value-type="string">
            <text:p>name1</text:p>
          </table:table-cell>
          <table:table-cell table:formula="of:=[.R281]+1" office:value-type="float" office:value="3">
            <text:p>3</text:p>
          </table:table-cell>
          <table:table-cell table:formula="of:=[.S281]+1" office:value-type="float" office:value="1772">
            <text:p>1772</text:p>
          </table:table-cell>
          <table:table-cell table:formula="of:=DEC2HEX([.S282])" office:value-type="string" office:string-value="6EC">
            <text:p>6EC</text:p>
          </table:table-cell>
          <table:table-cell office:value-type="string">
            <text:p>name1</text:p>
          </table:table-cell>
          <table:table-cell table:formula="of:=[.V281]+1" office:value-type="float" office:value="3">
            <text:p>3</text:p>
          </table:table-cell>
          <table:table-cell table:formula="of:=[.W281]+1" office:value-type="float" office:value="2145">
            <text:p>2145</text:p>
          </table:table-cell>
          <table:table-cell table:formula="of:=DEC2HEX([.W282])" office:value-type="string" office:string-value="861">
            <text:p>861</text:p>
          </table:table-cell>
          <table:table-cell office:value-type="string">
            <text:p>name1</text:p>
          </table:table-cell>
          <table:table-cell table:formula="of:=[.Z281]+1" office:value-type="float" office:value="3">
            <text:p>3</text:p>
          </table:table-cell>
          <table:table-cell table:style-name="ce2" table:formula="of:=[.AA281]+1" office:value-type="float" office:value="2518">
            <text:p>2518</text:p>
          </table:table-cell>
          <table:table-cell table:formula="of:=DEC2HEX([.AA282])" office:value-type="string" office:string-value="9D6">
            <text:p>9D6</text:p>
          </table:table-cell>
          <table:table-cell office:value-type="string">
            <text:p>name1</text:p>
          </table:table-cell>
          <table:table-cell table:formula="of:=[.AD281]+1" office:value-type="float" office:value="3">
            <text:p>3</text:p>
          </table:table-cell>
          <table:table-cell table:style-name="ce2" table:formula="of:=[.AE281]+1" office:value-type="float" office:value="2891">
            <text:p>2891</text:p>
          </table:table-cell>
          <table:table-cell table:formula="of:=DEC2HEX([.AE282])" office:value-type="string" office:string-value="B4B">
            <text:p>B4B</text:p>
          </table:table-cell>
          <table:table-cell office:value-type="string">
            <text:p>name1</text:p>
          </table:table-cell>
          <table:table-cell table:formula="of:=[.AH281]+1" office:value-type="float" office:value="3">
            <text:p>3</text:p>
          </table:table-cell>
          <table:table-cell table:style-name="ce2" table:formula="of:=[.AI281]+1" office:value-type="float" office:value="3264">
            <text:p>3264</text:p>
          </table:table-cell>
          <table:table-cell table:formula="of:=DEC2HEX([.AI282])" office:value-type="string" office:string-value="CC0">
            <text:p>CC0</text:p>
          </table:table-cell>
          <table:table-cell office:value-type="string">
            <text:p>name1</text:p>
          </table:table-cell>
          <table:table-cell table:formula="of:=[.AL281]+1" office:value-type="float" office:value="3">
            <text:p>3</text:p>
          </table:table-cell>
          <table:table-cell table:style-name="ce2" table:formula="of:=[.AM281]+1" office:value-type="float" office:value="3637">
            <text:p>3637</text:p>
          </table:table-cell>
          <table:table-cell table:formula="of:=DEC2HEX([.AM282])" office:value-type="string" office:string-value="E35">
            <text:p>E35</text:p>
          </table:table-cell>
        </table:table-row>
        <table:table-row table:style-name="ro1">
          <table:table-cell office:value-type="string">
            <text:p>name2</text:p>
          </table:table-cell>
          <table:table-cell table:formula="of:=[.B282]+1" office:value-type="float" office:value="4">
            <text:p>4</text:p>
          </table:table-cell>
          <table:table-cell table:formula="of:=[.C282]+1" office:value-type="float" office:value="281">
            <text:p>281</text:p>
          </table:table-cell>
          <table:table-cell table:formula="of:=DEC2HEX([.C283])" office:value-type="string" office:string-value="119">
            <text:p>119</text:p>
          </table:table-cell>
          <table:table-cell office:value-type="string">
            <text:p>name2</text:p>
          </table:table-cell>
          <table:table-cell table:formula="of:=[.F282]+1" office:value-type="float" office:value="4">
            <text:p>4</text:p>
          </table:table-cell>
          <table:table-cell table:formula="of:=[.G282]+1" office:value-type="float" office:value="654">
            <text:p>654</text:p>
          </table:table-cell>
          <table:table-cell table:formula="of:=DEC2HEX([.G283])" office:value-type="string" office:string-value="28E">
            <text:p>28E</text:p>
          </table:table-cell>
          <table:table-cell office:value-type="string">
            <text:p>name2</text:p>
          </table:table-cell>
          <table:table-cell table:formula="of:=[.J282]+1" office:value-type="float" office:value="4">
            <text:p>4</text:p>
          </table:table-cell>
          <table:table-cell table:formula="of:=[.K282]+1" office:value-type="float" office:value="1027">
            <text:p>1027</text:p>
          </table:table-cell>
          <table:table-cell table:formula="of:=DEC2HEX([.K283])" office:value-type="string" office:string-value="403">
            <text:p>403</text:p>
          </table:table-cell>
          <table:table-cell office:value-type="string">
            <text:p>name2</text:p>
          </table:table-cell>
          <table:table-cell table:formula="of:=[.N282]+1" office:value-type="float" office:value="4">
            <text:p>4</text:p>
          </table:table-cell>
          <table:table-cell table:formula="of:=[.O282]+1" office:value-type="float" office:value="1400">
            <text:p>1400</text:p>
          </table:table-cell>
          <table:table-cell table:formula="of:=DEC2HEX([.O283])" office:value-type="string" office:string-value="578">
            <text:p>578</text:p>
          </table:table-cell>
          <table:table-cell office:value-type="string">
            <text:p>name2</text:p>
          </table:table-cell>
          <table:table-cell table:formula="of:=[.R282]+1" office:value-type="float" office:value="4">
            <text:p>4</text:p>
          </table:table-cell>
          <table:table-cell table:formula="of:=[.S282]+1" office:value-type="float" office:value="1773">
            <text:p>1773</text:p>
          </table:table-cell>
          <table:table-cell table:formula="of:=DEC2HEX([.S283])" office:value-type="string" office:string-value="6ED">
            <text:p>6ED</text:p>
          </table:table-cell>
          <table:table-cell office:value-type="string">
            <text:p>name2</text:p>
          </table:table-cell>
          <table:table-cell table:formula="of:=[.V282]+1" office:value-type="float" office:value="4">
            <text:p>4</text:p>
          </table:table-cell>
          <table:table-cell table:formula="of:=[.W282]+1" office:value-type="float" office:value="2146">
            <text:p>2146</text:p>
          </table:table-cell>
          <table:table-cell table:formula="of:=DEC2HEX([.W283])" office:value-type="string" office:string-value="862">
            <text:p>862</text:p>
          </table:table-cell>
          <table:table-cell office:value-type="string">
            <text:p>name2</text:p>
          </table:table-cell>
          <table:table-cell table:formula="of:=[.Z282]+1" office:value-type="float" office:value="4">
            <text:p>4</text:p>
          </table:table-cell>
          <table:table-cell table:style-name="ce2" table:formula="of:=[.AA282]+1" office:value-type="float" office:value="2519">
            <text:p>2519</text:p>
          </table:table-cell>
          <table:table-cell table:formula="of:=DEC2HEX([.AA283])" office:value-type="string" office:string-value="9D7">
            <text:p>9D7</text:p>
          </table:table-cell>
          <table:table-cell office:value-type="string">
            <text:p>name2</text:p>
          </table:table-cell>
          <table:table-cell table:formula="of:=[.AD282]+1" office:value-type="float" office:value="4">
            <text:p>4</text:p>
          </table:table-cell>
          <table:table-cell table:style-name="ce2" table:formula="of:=[.AE282]+1" office:value-type="float" office:value="2892">
            <text:p>2892</text:p>
          </table:table-cell>
          <table:table-cell table:formula="of:=DEC2HEX([.AE283])" office:value-type="string" office:string-value="B4C">
            <text:p>B4C</text:p>
          </table:table-cell>
          <table:table-cell office:value-type="string">
            <text:p>name2</text:p>
          </table:table-cell>
          <table:table-cell table:formula="of:=[.AH282]+1" office:value-type="float" office:value="4">
            <text:p>4</text:p>
          </table:table-cell>
          <table:table-cell table:style-name="ce2" table:formula="of:=[.AI282]+1" office:value-type="float" office:value="3265">
            <text:p>3265</text:p>
          </table:table-cell>
          <table:table-cell table:formula="of:=DEC2HEX([.AI283])" office:value-type="string" office:string-value="CC1">
            <text:p>CC1</text:p>
          </table:table-cell>
          <table:table-cell office:value-type="string">
            <text:p>name2</text:p>
          </table:table-cell>
          <table:table-cell table:formula="of:=[.AL282]+1" office:value-type="float" office:value="4">
            <text:p>4</text:p>
          </table:table-cell>
          <table:table-cell table:style-name="ce2" table:formula="of:=[.AM282]+1" office:value-type="float" office:value="3638">
            <text:p>3638</text:p>
          </table:table-cell>
          <table:table-cell table:formula="of:=DEC2HEX([.AM283])" office:value-type="string" office:string-value="E36">
            <text:p>E36</text:p>
          </table:table-cell>
        </table:table-row>
        <table:table-row table:style-name="ro1">
          <table:table-cell office:value-type="string">
            <text:p>name3</text:p>
          </table:table-cell>
          <table:table-cell table:formula="of:=[.B283]+1" office:value-type="float" office:value="5">
            <text:p>5</text:p>
          </table:table-cell>
          <table:table-cell table:formula="of:=[.C283]+1" office:value-type="float" office:value="282">
            <text:p>282</text:p>
          </table:table-cell>
          <table:table-cell table:formula="of:=DEC2HEX([.C284])" office:value-type="string" office:string-value="11A">
            <text:p>11A</text:p>
          </table:table-cell>
          <table:table-cell office:value-type="string">
            <text:p>name3</text:p>
          </table:table-cell>
          <table:table-cell table:formula="of:=[.F283]+1" office:value-type="float" office:value="5">
            <text:p>5</text:p>
          </table:table-cell>
          <table:table-cell table:formula="of:=[.G283]+1" office:value-type="float" office:value="655">
            <text:p>655</text:p>
          </table:table-cell>
          <table:table-cell table:formula="of:=DEC2HEX([.G284])" office:value-type="string" office:string-value="28F">
            <text:p>28F</text:p>
          </table:table-cell>
          <table:table-cell office:value-type="string">
            <text:p>name3</text:p>
          </table:table-cell>
          <table:table-cell table:formula="of:=[.J283]+1" office:value-type="float" office:value="5">
            <text:p>5</text:p>
          </table:table-cell>
          <table:table-cell table:formula="of:=[.K283]+1" office:value-type="float" office:value="1028">
            <text:p>1028</text:p>
          </table:table-cell>
          <table:table-cell table:formula="of:=DEC2HEX([.K284])" office:value-type="string" office:string-value="404">
            <text:p>404</text:p>
          </table:table-cell>
          <table:table-cell office:value-type="string">
            <text:p>name3</text:p>
          </table:table-cell>
          <table:table-cell table:formula="of:=[.N283]+1" office:value-type="float" office:value="5">
            <text:p>5</text:p>
          </table:table-cell>
          <table:table-cell table:formula="of:=[.O283]+1" office:value-type="float" office:value="1401">
            <text:p>1401</text:p>
          </table:table-cell>
          <table:table-cell table:formula="of:=DEC2HEX([.O284])" office:value-type="string" office:string-value="579">
            <text:p>579</text:p>
          </table:table-cell>
          <table:table-cell office:value-type="string">
            <text:p>name3</text:p>
          </table:table-cell>
          <table:table-cell table:formula="of:=[.R283]+1" office:value-type="float" office:value="5">
            <text:p>5</text:p>
          </table:table-cell>
          <table:table-cell table:formula="of:=[.S283]+1" office:value-type="float" office:value="1774">
            <text:p>1774</text:p>
          </table:table-cell>
          <table:table-cell table:formula="of:=DEC2HEX([.S284])" office:value-type="string" office:string-value="6EE">
            <text:p>6EE</text:p>
          </table:table-cell>
          <table:table-cell office:value-type="string">
            <text:p>name3</text:p>
          </table:table-cell>
          <table:table-cell table:formula="of:=[.V283]+1" office:value-type="float" office:value="5">
            <text:p>5</text:p>
          </table:table-cell>
          <table:table-cell table:formula="of:=[.W283]+1" office:value-type="float" office:value="2147">
            <text:p>2147</text:p>
          </table:table-cell>
          <table:table-cell table:formula="of:=DEC2HEX([.W284])" office:value-type="string" office:string-value="863">
            <text:p>863</text:p>
          </table:table-cell>
          <table:table-cell office:value-type="string">
            <text:p>name3</text:p>
          </table:table-cell>
          <table:table-cell table:formula="of:=[.Z283]+1" office:value-type="float" office:value="5">
            <text:p>5</text:p>
          </table:table-cell>
          <table:table-cell table:style-name="ce2" table:formula="of:=[.AA283]+1" office:value-type="float" office:value="2520">
            <text:p>2520</text:p>
          </table:table-cell>
          <table:table-cell table:formula="of:=DEC2HEX([.AA284])" office:value-type="string" office:string-value="9D8">
            <text:p>9D8</text:p>
          </table:table-cell>
          <table:table-cell office:value-type="string">
            <text:p>name3</text:p>
          </table:table-cell>
          <table:table-cell table:formula="of:=[.AD283]+1" office:value-type="float" office:value="5">
            <text:p>5</text:p>
          </table:table-cell>
          <table:table-cell table:style-name="ce2" table:formula="of:=[.AE283]+1" office:value-type="float" office:value="2893">
            <text:p>2893</text:p>
          </table:table-cell>
          <table:table-cell table:formula="of:=DEC2HEX([.AE284])" office:value-type="string" office:string-value="B4D">
            <text:p>B4D</text:p>
          </table:table-cell>
          <table:table-cell office:value-type="string">
            <text:p>name3</text:p>
          </table:table-cell>
          <table:table-cell table:formula="of:=[.AH283]+1" office:value-type="float" office:value="5">
            <text:p>5</text:p>
          </table:table-cell>
          <table:table-cell table:style-name="ce2" table:formula="of:=[.AI283]+1" office:value-type="float" office:value="3266">
            <text:p>3266</text:p>
          </table:table-cell>
          <table:table-cell table:formula="of:=DEC2HEX([.AI284])" office:value-type="string" office:string-value="CC2">
            <text:p>CC2</text:p>
          </table:table-cell>
          <table:table-cell office:value-type="string">
            <text:p>name3</text:p>
          </table:table-cell>
          <table:table-cell table:formula="of:=[.AL283]+1" office:value-type="float" office:value="5">
            <text:p>5</text:p>
          </table:table-cell>
          <table:table-cell table:style-name="ce2" table:formula="of:=[.AM283]+1" office:value-type="float" office:value="3639">
            <text:p>3639</text:p>
          </table:table-cell>
          <table:table-cell table:formula="of:=DEC2HEX([.AM284])" office:value-type="string" office:string-value="E37">
            <text:p>E37</text:p>
          </table:table-cell>
        </table:table-row>
        <table:table-row table:style-name="ro1">
          <table:table-cell office:value-type="string">
            <text:p>name4</text:p>
          </table:table-cell>
          <table:table-cell table:formula="of:=[.B284]+1" office:value-type="float" office:value="6">
            <text:p>6</text:p>
          </table:table-cell>
          <table:table-cell table:formula="of:=[.C284]+1" office:value-type="float" office:value="283">
            <text:p>283</text:p>
          </table:table-cell>
          <table:table-cell table:formula="of:=DEC2HEX([.C285])" office:value-type="string" office:string-value="11B">
            <text:p>11B</text:p>
          </table:table-cell>
          <table:table-cell office:value-type="string">
            <text:p>name4</text:p>
          </table:table-cell>
          <table:table-cell table:formula="of:=[.F284]+1" office:value-type="float" office:value="6">
            <text:p>6</text:p>
          </table:table-cell>
          <table:table-cell table:formula="of:=[.G284]+1" office:value-type="float" office:value="656">
            <text:p>656</text:p>
          </table:table-cell>
          <table:table-cell table:formula="of:=DEC2HEX([.G285])" office:value-type="string" office:string-value="290">
            <text:p>290</text:p>
          </table:table-cell>
          <table:table-cell office:value-type="string">
            <text:p>name4</text:p>
          </table:table-cell>
          <table:table-cell table:formula="of:=[.J284]+1" office:value-type="float" office:value="6">
            <text:p>6</text:p>
          </table:table-cell>
          <table:table-cell table:formula="of:=[.K284]+1" office:value-type="float" office:value="1029">
            <text:p>1029</text:p>
          </table:table-cell>
          <table:table-cell table:formula="of:=DEC2HEX([.K285])" office:value-type="string" office:string-value="405">
            <text:p>405</text:p>
          </table:table-cell>
          <table:table-cell office:value-type="string">
            <text:p>name4</text:p>
          </table:table-cell>
          <table:table-cell table:formula="of:=[.N284]+1" office:value-type="float" office:value="6">
            <text:p>6</text:p>
          </table:table-cell>
          <table:table-cell table:formula="of:=[.O284]+1" office:value-type="float" office:value="1402">
            <text:p>1402</text:p>
          </table:table-cell>
          <table:table-cell table:formula="of:=DEC2HEX([.O285])" office:value-type="string" office:string-value="57A">
            <text:p>57A</text:p>
          </table:table-cell>
          <table:table-cell office:value-type="string">
            <text:p>name4</text:p>
          </table:table-cell>
          <table:table-cell table:formula="of:=[.R284]+1" office:value-type="float" office:value="6">
            <text:p>6</text:p>
          </table:table-cell>
          <table:table-cell table:formula="of:=[.S284]+1" office:value-type="float" office:value="1775">
            <text:p>1775</text:p>
          </table:table-cell>
          <table:table-cell table:formula="of:=DEC2HEX([.S285])" office:value-type="string" office:string-value="6EF">
            <text:p>6EF</text:p>
          </table:table-cell>
          <table:table-cell office:value-type="string">
            <text:p>name4</text:p>
          </table:table-cell>
          <table:table-cell table:formula="of:=[.V284]+1" office:value-type="float" office:value="6">
            <text:p>6</text:p>
          </table:table-cell>
          <table:table-cell table:formula="of:=[.W284]+1" office:value-type="float" office:value="2148">
            <text:p>2148</text:p>
          </table:table-cell>
          <table:table-cell table:formula="of:=DEC2HEX([.W285])" office:value-type="string" office:string-value="864">
            <text:p>864</text:p>
          </table:table-cell>
          <table:table-cell office:value-type="string">
            <text:p>name4</text:p>
          </table:table-cell>
          <table:table-cell table:formula="of:=[.Z284]+1" office:value-type="float" office:value="6">
            <text:p>6</text:p>
          </table:table-cell>
          <table:table-cell table:style-name="ce2" table:formula="of:=[.AA284]+1" office:value-type="float" office:value="2521">
            <text:p>2521</text:p>
          </table:table-cell>
          <table:table-cell table:formula="of:=DEC2HEX([.AA285])" office:value-type="string" office:string-value="9D9">
            <text:p>9D9</text:p>
          </table:table-cell>
          <table:table-cell office:value-type="string">
            <text:p>name4</text:p>
          </table:table-cell>
          <table:table-cell table:formula="of:=[.AD284]+1" office:value-type="float" office:value="6">
            <text:p>6</text:p>
          </table:table-cell>
          <table:table-cell table:style-name="ce2" table:formula="of:=[.AE284]+1" office:value-type="float" office:value="2894">
            <text:p>2894</text:p>
          </table:table-cell>
          <table:table-cell table:formula="of:=DEC2HEX([.AE285])" office:value-type="string" office:string-value="B4E">
            <text:p>B4E</text:p>
          </table:table-cell>
          <table:table-cell office:value-type="string">
            <text:p>name4</text:p>
          </table:table-cell>
          <table:table-cell table:formula="of:=[.AH284]+1" office:value-type="float" office:value="6">
            <text:p>6</text:p>
          </table:table-cell>
          <table:table-cell table:style-name="ce2" table:formula="of:=[.AI284]+1" office:value-type="float" office:value="3267">
            <text:p>3267</text:p>
          </table:table-cell>
          <table:table-cell table:formula="of:=DEC2HEX([.AI285])" office:value-type="string" office:string-value="CC3">
            <text:p>CC3</text:p>
          </table:table-cell>
          <table:table-cell office:value-type="string">
            <text:p>name4</text:p>
          </table:table-cell>
          <table:table-cell table:formula="of:=[.AL284]+1" office:value-type="float" office:value="6">
            <text:p>6</text:p>
          </table:table-cell>
          <table:table-cell table:style-name="ce2" table:formula="of:=[.AM284]+1" office:value-type="float" office:value="3640">
            <text:p>3640</text:p>
          </table:table-cell>
          <table:table-cell table:formula="of:=DEC2HEX([.AM285])" office:value-type="string" office:string-value="E38">
            <text:p>E38</text:p>
          </table:table-cell>
        </table:table-row>
        <table:table-row table:style-name="ro1">
          <table:table-cell office:value-type="string">
            <text:p>name5</text:p>
          </table:table-cell>
          <table:table-cell table:formula="of:=[.B285]+1" office:value-type="float" office:value="7">
            <text:p>7</text:p>
          </table:table-cell>
          <table:table-cell table:formula="of:=[.C285]+1" office:value-type="float" office:value="284">
            <text:p>284</text:p>
          </table:table-cell>
          <table:table-cell table:formula="of:=DEC2HEX([.C286])" office:value-type="string" office:string-value="11C">
            <text:p>11C</text:p>
          </table:table-cell>
          <table:table-cell office:value-type="string">
            <text:p>name5</text:p>
          </table:table-cell>
          <table:table-cell table:formula="of:=[.F285]+1" office:value-type="float" office:value="7">
            <text:p>7</text:p>
          </table:table-cell>
          <table:table-cell table:formula="of:=[.G285]+1" office:value-type="float" office:value="657">
            <text:p>657</text:p>
          </table:table-cell>
          <table:table-cell table:formula="of:=DEC2HEX([.G286])" office:value-type="string" office:string-value="291">
            <text:p>291</text:p>
          </table:table-cell>
          <table:table-cell office:value-type="string">
            <text:p>name5</text:p>
          </table:table-cell>
          <table:table-cell table:formula="of:=[.J285]+1" office:value-type="float" office:value="7">
            <text:p>7</text:p>
          </table:table-cell>
          <table:table-cell table:formula="of:=[.K285]+1" office:value-type="float" office:value="1030">
            <text:p>1030</text:p>
          </table:table-cell>
          <table:table-cell table:formula="of:=DEC2HEX([.K286])" office:value-type="string" office:string-value="406">
            <text:p>406</text:p>
          </table:table-cell>
          <table:table-cell office:value-type="string">
            <text:p>name5</text:p>
          </table:table-cell>
          <table:table-cell table:formula="of:=[.N285]+1" office:value-type="float" office:value="7">
            <text:p>7</text:p>
          </table:table-cell>
          <table:table-cell table:formula="of:=[.O285]+1" office:value-type="float" office:value="1403">
            <text:p>1403</text:p>
          </table:table-cell>
          <table:table-cell table:formula="of:=DEC2HEX([.O286])" office:value-type="string" office:string-value="57B">
            <text:p>57B</text:p>
          </table:table-cell>
          <table:table-cell office:value-type="string">
            <text:p>name5</text:p>
          </table:table-cell>
          <table:table-cell table:formula="of:=[.R285]+1" office:value-type="float" office:value="7">
            <text:p>7</text:p>
          </table:table-cell>
          <table:table-cell table:formula="of:=[.S285]+1" office:value-type="float" office:value="1776">
            <text:p>1776</text:p>
          </table:table-cell>
          <table:table-cell table:formula="of:=DEC2HEX([.S286])" office:value-type="string" office:string-value="6F0">
            <text:p>6F0</text:p>
          </table:table-cell>
          <table:table-cell office:value-type="string">
            <text:p>name5</text:p>
          </table:table-cell>
          <table:table-cell table:formula="of:=[.V285]+1" office:value-type="float" office:value="7">
            <text:p>7</text:p>
          </table:table-cell>
          <table:table-cell table:formula="of:=[.W285]+1" office:value-type="float" office:value="2149">
            <text:p>2149</text:p>
          </table:table-cell>
          <table:table-cell table:formula="of:=DEC2HEX([.W286])" office:value-type="string" office:string-value="865">
            <text:p>865</text:p>
          </table:table-cell>
          <table:table-cell office:value-type="string">
            <text:p>name5</text:p>
          </table:table-cell>
          <table:table-cell table:formula="of:=[.Z285]+1" office:value-type="float" office:value="7">
            <text:p>7</text:p>
          </table:table-cell>
          <table:table-cell table:style-name="ce2" table:formula="of:=[.AA285]+1" office:value-type="float" office:value="2522">
            <text:p>2522</text:p>
          </table:table-cell>
          <table:table-cell table:formula="of:=DEC2HEX([.AA286])" office:value-type="string" office:string-value="9DA">
            <text:p>9DA</text:p>
          </table:table-cell>
          <table:table-cell office:value-type="string">
            <text:p>name5</text:p>
          </table:table-cell>
          <table:table-cell table:formula="of:=[.AD285]+1" office:value-type="float" office:value="7">
            <text:p>7</text:p>
          </table:table-cell>
          <table:table-cell table:style-name="ce2" table:formula="of:=[.AE285]+1" office:value-type="float" office:value="2895">
            <text:p>2895</text:p>
          </table:table-cell>
          <table:table-cell table:formula="of:=DEC2HEX([.AE286])" office:value-type="string" office:string-value="B4F">
            <text:p>B4F</text:p>
          </table:table-cell>
          <table:table-cell office:value-type="string">
            <text:p>name5</text:p>
          </table:table-cell>
          <table:table-cell table:formula="of:=[.AH285]+1" office:value-type="float" office:value="7">
            <text:p>7</text:p>
          </table:table-cell>
          <table:table-cell table:style-name="ce2" table:formula="of:=[.AI285]+1" office:value-type="float" office:value="3268">
            <text:p>3268</text:p>
          </table:table-cell>
          <table:table-cell table:formula="of:=DEC2HEX([.AI286])" office:value-type="string" office:string-value="CC4">
            <text:p>CC4</text:p>
          </table:table-cell>
          <table:table-cell office:value-type="string">
            <text:p>name5</text:p>
          </table:table-cell>
          <table:table-cell table:formula="of:=[.AL285]+1" office:value-type="float" office:value="7">
            <text:p>7</text:p>
          </table:table-cell>
          <table:table-cell table:style-name="ce2" table:formula="of:=[.AM285]+1" office:value-type="float" office:value="3641">
            <text:p>3641</text:p>
          </table:table-cell>
          <table:table-cell table:formula="of:=DEC2HEX([.AM286])" office:value-type="string" office:string-value="E39">
            <text:p>E39</text:p>
          </table:table-cell>
        </table:table-row>
        <table:table-row table:style-name="ro1">
          <table:table-cell office:value-type="string">
            <text:p>name6</text:p>
          </table:table-cell>
          <table:table-cell table:formula="of:=[.B286]+1" office:value-type="float" office:value="8">
            <text:p>8</text:p>
          </table:table-cell>
          <table:table-cell table:formula="of:=[.C286]+1" office:value-type="float" office:value="285">
            <text:p>285</text:p>
          </table:table-cell>
          <table:table-cell table:formula="of:=DEC2HEX([.C287])" office:value-type="string" office:string-value="11D">
            <text:p>11D</text:p>
          </table:table-cell>
          <table:table-cell office:value-type="string">
            <text:p>name6</text:p>
          </table:table-cell>
          <table:table-cell table:formula="of:=[.F286]+1" office:value-type="float" office:value="8">
            <text:p>8</text:p>
          </table:table-cell>
          <table:table-cell table:formula="of:=[.G286]+1" office:value-type="float" office:value="658">
            <text:p>658</text:p>
          </table:table-cell>
          <table:table-cell table:formula="of:=DEC2HEX([.G287])" office:value-type="string" office:string-value="292">
            <text:p>292</text:p>
          </table:table-cell>
          <table:table-cell office:value-type="string">
            <text:p>name6</text:p>
          </table:table-cell>
          <table:table-cell table:formula="of:=[.J286]+1" office:value-type="float" office:value="8">
            <text:p>8</text:p>
          </table:table-cell>
          <table:table-cell table:formula="of:=[.K286]+1" office:value-type="float" office:value="1031">
            <text:p>1031</text:p>
          </table:table-cell>
          <table:table-cell table:formula="of:=DEC2HEX([.K287])" office:value-type="string" office:string-value="407">
            <text:p>407</text:p>
          </table:table-cell>
          <table:table-cell office:value-type="string">
            <text:p>name6</text:p>
          </table:table-cell>
          <table:table-cell table:formula="of:=[.N286]+1" office:value-type="float" office:value="8">
            <text:p>8</text:p>
          </table:table-cell>
          <table:table-cell table:formula="of:=[.O286]+1" office:value-type="float" office:value="1404">
            <text:p>1404</text:p>
          </table:table-cell>
          <table:table-cell table:formula="of:=DEC2HEX([.O287])" office:value-type="string" office:string-value="57C">
            <text:p>57C</text:p>
          </table:table-cell>
          <table:table-cell office:value-type="string">
            <text:p>name6</text:p>
          </table:table-cell>
          <table:table-cell table:formula="of:=[.R286]+1" office:value-type="float" office:value="8">
            <text:p>8</text:p>
          </table:table-cell>
          <table:table-cell table:formula="of:=[.S286]+1" office:value-type="float" office:value="1777">
            <text:p>1777</text:p>
          </table:table-cell>
          <table:table-cell table:formula="of:=DEC2HEX([.S287])" office:value-type="string" office:string-value="6F1">
            <text:p>6F1</text:p>
          </table:table-cell>
          <table:table-cell office:value-type="string">
            <text:p>name6</text:p>
          </table:table-cell>
          <table:table-cell table:formula="of:=[.V286]+1" office:value-type="float" office:value="8">
            <text:p>8</text:p>
          </table:table-cell>
          <table:table-cell table:formula="of:=[.W286]+1" office:value-type="float" office:value="2150">
            <text:p>2150</text:p>
          </table:table-cell>
          <table:table-cell table:formula="of:=DEC2HEX([.W287])" office:value-type="string" office:string-value="866">
            <text:p>866</text:p>
          </table:table-cell>
          <table:table-cell office:value-type="string">
            <text:p>name6</text:p>
          </table:table-cell>
          <table:table-cell table:formula="of:=[.Z286]+1" office:value-type="float" office:value="8">
            <text:p>8</text:p>
          </table:table-cell>
          <table:table-cell table:style-name="ce2" table:formula="of:=[.AA286]+1" office:value-type="float" office:value="2523">
            <text:p>2523</text:p>
          </table:table-cell>
          <table:table-cell table:formula="of:=DEC2HEX([.AA287])" office:value-type="string" office:string-value="9DB">
            <text:p>9DB</text:p>
          </table:table-cell>
          <table:table-cell office:value-type="string">
            <text:p>name6</text:p>
          </table:table-cell>
          <table:table-cell table:formula="of:=[.AD286]+1" office:value-type="float" office:value="8">
            <text:p>8</text:p>
          </table:table-cell>
          <table:table-cell table:style-name="ce2" table:formula="of:=[.AE286]+1" office:value-type="float" office:value="2896">
            <text:p>2896</text:p>
          </table:table-cell>
          <table:table-cell table:formula="of:=DEC2HEX([.AE287])" office:value-type="string" office:string-value="B50">
            <text:p>B50</text:p>
          </table:table-cell>
          <table:table-cell office:value-type="string">
            <text:p>name6</text:p>
          </table:table-cell>
          <table:table-cell table:formula="of:=[.AH286]+1" office:value-type="float" office:value="8">
            <text:p>8</text:p>
          </table:table-cell>
          <table:table-cell table:style-name="ce2" table:formula="of:=[.AI286]+1" office:value-type="float" office:value="3269">
            <text:p>3269</text:p>
          </table:table-cell>
          <table:table-cell table:formula="of:=DEC2HEX([.AI287])" office:value-type="string" office:string-value="CC5">
            <text:p>CC5</text:p>
          </table:table-cell>
          <table:table-cell office:value-type="string">
            <text:p>name6</text:p>
          </table:table-cell>
          <table:table-cell table:formula="of:=[.AL286]+1" office:value-type="float" office:value="8">
            <text:p>8</text:p>
          </table:table-cell>
          <table:table-cell table:style-name="ce2" table:formula="of:=[.AM286]+1" office:value-type="float" office:value="3642">
            <text:p>3642</text:p>
          </table:table-cell>
          <table:table-cell table:formula="of:=DEC2HEX([.AM287])" office:value-type="string" office:string-value="E3A">
            <text:p>E3A</text:p>
          </table:table-cell>
        </table:table-row>
        <table:table-row table:style-name="ro1">
          <table:table-cell office:value-type="string">
            <text:p>name7</text:p>
          </table:table-cell>
          <table:table-cell table:formula="of:=[.B287]+1" office:value-type="float" office:value="9">
            <text:p>9</text:p>
          </table:table-cell>
          <table:table-cell table:formula="of:=[.C287]+1" office:value-type="float" office:value="286">
            <text:p>286</text:p>
          </table:table-cell>
          <table:table-cell table:formula="of:=DEC2HEX([.C288])" office:value-type="string" office:string-value="11E">
            <text:p>11E</text:p>
          </table:table-cell>
          <table:table-cell office:value-type="string">
            <text:p>name7</text:p>
          </table:table-cell>
          <table:table-cell table:formula="of:=[.F287]+1" office:value-type="float" office:value="9">
            <text:p>9</text:p>
          </table:table-cell>
          <table:table-cell table:formula="of:=[.G287]+1" office:value-type="float" office:value="659">
            <text:p>659</text:p>
          </table:table-cell>
          <table:table-cell table:formula="of:=DEC2HEX([.G288])" office:value-type="string" office:string-value="293">
            <text:p>293</text:p>
          </table:table-cell>
          <table:table-cell office:value-type="string">
            <text:p>name7</text:p>
          </table:table-cell>
          <table:table-cell table:formula="of:=[.J287]+1" office:value-type="float" office:value="9">
            <text:p>9</text:p>
          </table:table-cell>
          <table:table-cell table:formula="of:=[.K287]+1" office:value-type="float" office:value="1032">
            <text:p>1032</text:p>
          </table:table-cell>
          <table:table-cell table:formula="of:=DEC2HEX([.K288])" office:value-type="string" office:string-value="408">
            <text:p>408</text:p>
          </table:table-cell>
          <table:table-cell office:value-type="string">
            <text:p>name7</text:p>
          </table:table-cell>
          <table:table-cell table:formula="of:=[.N287]+1" office:value-type="float" office:value="9">
            <text:p>9</text:p>
          </table:table-cell>
          <table:table-cell table:formula="of:=[.O287]+1" office:value-type="float" office:value="1405">
            <text:p>1405</text:p>
          </table:table-cell>
          <table:table-cell table:formula="of:=DEC2HEX([.O288])" office:value-type="string" office:string-value="57D">
            <text:p>57D</text:p>
          </table:table-cell>
          <table:table-cell office:value-type="string">
            <text:p>name7</text:p>
          </table:table-cell>
          <table:table-cell table:formula="of:=[.R287]+1" office:value-type="float" office:value="9">
            <text:p>9</text:p>
          </table:table-cell>
          <table:table-cell table:formula="of:=[.S287]+1" office:value-type="float" office:value="1778">
            <text:p>1778</text:p>
          </table:table-cell>
          <table:table-cell table:formula="of:=DEC2HEX([.S288])" office:value-type="string" office:string-value="6F2">
            <text:p>6F2</text:p>
          </table:table-cell>
          <table:table-cell office:value-type="string">
            <text:p>name7</text:p>
          </table:table-cell>
          <table:table-cell table:formula="of:=[.V287]+1" office:value-type="float" office:value="9">
            <text:p>9</text:p>
          </table:table-cell>
          <table:table-cell table:formula="of:=[.W287]+1" office:value-type="float" office:value="2151">
            <text:p>2151</text:p>
          </table:table-cell>
          <table:table-cell table:formula="of:=DEC2HEX([.W288])" office:value-type="string" office:string-value="867">
            <text:p>867</text:p>
          </table:table-cell>
          <table:table-cell office:value-type="string">
            <text:p>name7</text:p>
          </table:table-cell>
          <table:table-cell table:formula="of:=[.Z287]+1" office:value-type="float" office:value="9">
            <text:p>9</text:p>
          </table:table-cell>
          <table:table-cell table:style-name="ce2" table:formula="of:=[.AA287]+1" office:value-type="float" office:value="2524">
            <text:p>2524</text:p>
          </table:table-cell>
          <table:table-cell table:formula="of:=DEC2HEX([.AA288])" office:value-type="string" office:string-value="9DC">
            <text:p>9DC</text:p>
          </table:table-cell>
          <table:table-cell office:value-type="string">
            <text:p>name7</text:p>
          </table:table-cell>
          <table:table-cell table:formula="of:=[.AD287]+1" office:value-type="float" office:value="9">
            <text:p>9</text:p>
          </table:table-cell>
          <table:table-cell table:style-name="ce2" table:formula="of:=[.AE287]+1" office:value-type="float" office:value="2897">
            <text:p>2897</text:p>
          </table:table-cell>
          <table:table-cell table:formula="of:=DEC2HEX([.AE288])" office:value-type="string" office:string-value="B51">
            <text:p>B51</text:p>
          </table:table-cell>
          <table:table-cell office:value-type="string">
            <text:p>name7</text:p>
          </table:table-cell>
          <table:table-cell table:formula="of:=[.AH287]+1" office:value-type="float" office:value="9">
            <text:p>9</text:p>
          </table:table-cell>
          <table:table-cell table:style-name="ce2" table:formula="of:=[.AI287]+1" office:value-type="float" office:value="3270">
            <text:p>3270</text:p>
          </table:table-cell>
          <table:table-cell table:formula="of:=DEC2HEX([.AI288])" office:value-type="string" office:string-value="CC6">
            <text:p>CC6</text:p>
          </table:table-cell>
          <table:table-cell office:value-type="string">
            <text:p>name7</text:p>
          </table:table-cell>
          <table:table-cell table:formula="of:=[.AL287]+1" office:value-type="float" office:value="9">
            <text:p>9</text:p>
          </table:table-cell>
          <table:table-cell table:style-name="ce2" table:formula="of:=[.AM287]+1" office:value-type="float" office:value="3643">
            <text:p>3643</text:p>
          </table:table-cell>
          <table:table-cell table:formula="of:=DEC2HEX([.AM288])" office:value-type="string" office:string-value="E3B">
            <text:p>E3B</text:p>
          </table:table-cell>
        </table:table-row>
        <table:table-row table:style-name="ro1">
          <table:table-cell office:value-type="string">
            <text:p>name8</text:p>
          </table:table-cell>
          <table:table-cell table:formula="of:=[.B288]+1" office:value-type="float" office:value="10">
            <text:p>10</text:p>
          </table:table-cell>
          <table:table-cell table:formula="of:=[.C288]+1" office:value-type="float" office:value="287">
            <text:p>287</text:p>
          </table:table-cell>
          <table:table-cell table:formula="of:=DEC2HEX([.C289])" office:value-type="string" office:string-value="11F">
            <text:p>11F</text:p>
          </table:table-cell>
          <table:table-cell office:value-type="string">
            <text:p>name8</text:p>
          </table:table-cell>
          <table:table-cell table:formula="of:=[.F288]+1" office:value-type="float" office:value="10">
            <text:p>10</text:p>
          </table:table-cell>
          <table:table-cell table:formula="of:=[.G288]+1" office:value-type="float" office:value="660">
            <text:p>660</text:p>
          </table:table-cell>
          <table:table-cell table:formula="of:=DEC2HEX([.G289])" office:value-type="string" office:string-value="294">
            <text:p>294</text:p>
          </table:table-cell>
          <table:table-cell office:value-type="string">
            <text:p>name8</text:p>
          </table:table-cell>
          <table:table-cell table:formula="of:=[.J288]+1" office:value-type="float" office:value="10">
            <text:p>10</text:p>
          </table:table-cell>
          <table:table-cell table:formula="of:=[.K288]+1" office:value-type="float" office:value="1033">
            <text:p>1033</text:p>
          </table:table-cell>
          <table:table-cell table:formula="of:=DEC2HEX([.K289])" office:value-type="string" office:string-value="409">
            <text:p>409</text:p>
          </table:table-cell>
          <table:table-cell office:value-type="string">
            <text:p>name8</text:p>
          </table:table-cell>
          <table:table-cell table:formula="of:=[.N288]+1" office:value-type="float" office:value="10">
            <text:p>10</text:p>
          </table:table-cell>
          <table:table-cell table:formula="of:=[.O288]+1" office:value-type="float" office:value="1406">
            <text:p>1406</text:p>
          </table:table-cell>
          <table:table-cell table:formula="of:=DEC2HEX([.O289])" office:value-type="string" office:string-value="57E">
            <text:p>57E</text:p>
          </table:table-cell>
          <table:table-cell office:value-type="string">
            <text:p>name8</text:p>
          </table:table-cell>
          <table:table-cell table:formula="of:=[.R288]+1" office:value-type="float" office:value="10">
            <text:p>10</text:p>
          </table:table-cell>
          <table:table-cell table:formula="of:=[.S288]+1" office:value-type="float" office:value="1779">
            <text:p>1779</text:p>
          </table:table-cell>
          <table:table-cell table:formula="of:=DEC2HEX([.S289])" office:value-type="string" office:string-value="6F3">
            <text:p>6F3</text:p>
          </table:table-cell>
          <table:table-cell office:value-type="string">
            <text:p>name8</text:p>
          </table:table-cell>
          <table:table-cell table:formula="of:=[.V288]+1" office:value-type="float" office:value="10">
            <text:p>10</text:p>
          </table:table-cell>
          <table:table-cell table:formula="of:=[.W288]+1" office:value-type="float" office:value="2152">
            <text:p>2152</text:p>
          </table:table-cell>
          <table:table-cell table:formula="of:=DEC2HEX([.W289])" office:value-type="string" office:string-value="868">
            <text:p>868</text:p>
          </table:table-cell>
          <table:table-cell office:value-type="string">
            <text:p>name8</text:p>
          </table:table-cell>
          <table:table-cell table:formula="of:=[.Z288]+1" office:value-type="float" office:value="10">
            <text:p>10</text:p>
          </table:table-cell>
          <table:table-cell table:style-name="ce2" table:formula="of:=[.AA288]+1" office:value-type="float" office:value="2525">
            <text:p>2525</text:p>
          </table:table-cell>
          <table:table-cell table:formula="of:=DEC2HEX([.AA289])" office:value-type="string" office:string-value="9DD">
            <text:p>9DD</text:p>
          </table:table-cell>
          <table:table-cell office:value-type="string">
            <text:p>name8</text:p>
          </table:table-cell>
          <table:table-cell table:formula="of:=[.AD288]+1" office:value-type="float" office:value="10">
            <text:p>10</text:p>
          </table:table-cell>
          <table:table-cell table:style-name="ce2" table:formula="of:=[.AE288]+1" office:value-type="float" office:value="2898">
            <text:p>2898</text:p>
          </table:table-cell>
          <table:table-cell table:formula="of:=DEC2HEX([.AE289])" office:value-type="string" office:string-value="B52">
            <text:p>B52</text:p>
          </table:table-cell>
          <table:table-cell office:value-type="string">
            <text:p>name8</text:p>
          </table:table-cell>
          <table:table-cell table:formula="of:=[.AH288]+1" office:value-type="float" office:value="10">
            <text:p>10</text:p>
          </table:table-cell>
          <table:table-cell table:style-name="ce2" table:formula="of:=[.AI288]+1" office:value-type="float" office:value="3271">
            <text:p>3271</text:p>
          </table:table-cell>
          <table:table-cell table:formula="of:=DEC2HEX([.AI289])" office:value-type="string" office:string-value="CC7">
            <text:p>CC7</text:p>
          </table:table-cell>
          <table:table-cell office:value-type="string">
            <text:p>name8</text:p>
          </table:table-cell>
          <table:table-cell table:formula="of:=[.AL288]+1" office:value-type="float" office:value="10">
            <text:p>10</text:p>
          </table:table-cell>
          <table:table-cell table:style-name="ce2" table:formula="of:=[.AM288]+1" office:value-type="float" office:value="3644">
            <text:p>3644</text:p>
          </table:table-cell>
          <table:table-cell table:formula="of:=DEC2HEX([.AM289])" office:value-type="string" office:string-value="E3C">
            <text:p>E3C</text:p>
          </table:table-cell>
        </table:table-row>
        <table:table-row table:style-name="ro1">
          <table:table-cell office:value-type="string">
            <text:p>name9</text:p>
          </table:table-cell>
          <table:table-cell table:formula="of:=[.B289]+1" office:value-type="float" office:value="11">
            <text:p>11</text:p>
          </table:table-cell>
          <table:table-cell table:formula="of:=[.C289]+1" office:value-type="float" office:value="288">
            <text:p>288</text:p>
          </table:table-cell>
          <table:table-cell table:formula="of:=DEC2HEX([.C290])" office:value-type="string" office:string-value="120">
            <text:p>120</text:p>
          </table:table-cell>
          <table:table-cell office:value-type="string">
            <text:p>name9</text:p>
          </table:table-cell>
          <table:table-cell table:formula="of:=[.F289]+1" office:value-type="float" office:value="11">
            <text:p>11</text:p>
          </table:table-cell>
          <table:table-cell table:formula="of:=[.G289]+1" office:value-type="float" office:value="661">
            <text:p>661</text:p>
          </table:table-cell>
          <table:table-cell table:formula="of:=DEC2HEX([.G290])" office:value-type="string" office:string-value="295">
            <text:p>295</text:p>
          </table:table-cell>
          <table:table-cell office:value-type="string">
            <text:p>name9</text:p>
          </table:table-cell>
          <table:table-cell table:formula="of:=[.J289]+1" office:value-type="float" office:value="11">
            <text:p>11</text:p>
          </table:table-cell>
          <table:table-cell table:formula="of:=[.K289]+1" office:value-type="float" office:value="1034">
            <text:p>1034</text:p>
          </table:table-cell>
          <table:table-cell table:formula="of:=DEC2HEX([.K290])" office:value-type="string" office:string-value="40A">
            <text:p>40A</text:p>
          </table:table-cell>
          <table:table-cell office:value-type="string">
            <text:p>name9</text:p>
          </table:table-cell>
          <table:table-cell table:formula="of:=[.N289]+1" office:value-type="float" office:value="11">
            <text:p>11</text:p>
          </table:table-cell>
          <table:table-cell table:formula="of:=[.O289]+1" office:value-type="float" office:value="1407">
            <text:p>1407</text:p>
          </table:table-cell>
          <table:table-cell table:formula="of:=DEC2HEX([.O290])" office:value-type="string" office:string-value="57F">
            <text:p>57F</text:p>
          </table:table-cell>
          <table:table-cell office:value-type="string">
            <text:p>name9</text:p>
          </table:table-cell>
          <table:table-cell table:formula="of:=[.R289]+1" office:value-type="float" office:value="11">
            <text:p>11</text:p>
          </table:table-cell>
          <table:table-cell table:formula="of:=[.S289]+1" office:value-type="float" office:value="1780">
            <text:p>1780</text:p>
          </table:table-cell>
          <table:table-cell table:formula="of:=DEC2HEX([.S290])" office:value-type="string" office:string-value="6F4">
            <text:p>6F4</text:p>
          </table:table-cell>
          <table:table-cell office:value-type="string">
            <text:p>name9</text:p>
          </table:table-cell>
          <table:table-cell table:formula="of:=[.V289]+1" office:value-type="float" office:value="11">
            <text:p>11</text:p>
          </table:table-cell>
          <table:table-cell table:formula="of:=[.W289]+1" office:value-type="float" office:value="2153">
            <text:p>2153</text:p>
          </table:table-cell>
          <table:table-cell table:formula="of:=DEC2HEX([.W290])" office:value-type="string" office:string-value="869">
            <text:p>869</text:p>
          </table:table-cell>
          <table:table-cell office:value-type="string">
            <text:p>name9</text:p>
          </table:table-cell>
          <table:table-cell table:formula="of:=[.Z289]+1" office:value-type="float" office:value="11">
            <text:p>11</text:p>
          </table:table-cell>
          <table:table-cell table:style-name="ce2" table:formula="of:=[.AA289]+1" office:value-type="float" office:value="2526">
            <text:p>2526</text:p>
          </table:table-cell>
          <table:table-cell table:formula="of:=DEC2HEX([.AA290])" office:value-type="string" office:string-value="9DE">
            <text:p>9DE</text:p>
          </table:table-cell>
          <table:table-cell office:value-type="string">
            <text:p>name9</text:p>
          </table:table-cell>
          <table:table-cell table:formula="of:=[.AD289]+1" office:value-type="float" office:value="11">
            <text:p>11</text:p>
          </table:table-cell>
          <table:table-cell table:style-name="ce2" table:formula="of:=[.AE289]+1" office:value-type="float" office:value="2899">
            <text:p>2899</text:p>
          </table:table-cell>
          <table:table-cell table:formula="of:=DEC2HEX([.AE290])" office:value-type="string" office:string-value="B53">
            <text:p>B53</text:p>
          </table:table-cell>
          <table:table-cell office:value-type="string">
            <text:p>name9</text:p>
          </table:table-cell>
          <table:table-cell table:formula="of:=[.AH289]+1" office:value-type="float" office:value="11">
            <text:p>11</text:p>
          </table:table-cell>
          <table:table-cell table:style-name="ce2" table:formula="of:=[.AI289]+1" office:value-type="float" office:value="3272">
            <text:p>3272</text:p>
          </table:table-cell>
          <table:table-cell table:formula="of:=DEC2HEX([.AI290])" office:value-type="string" office:string-value="CC8">
            <text:p>CC8</text:p>
          </table:table-cell>
          <table:table-cell office:value-type="string">
            <text:p>name9</text:p>
          </table:table-cell>
          <table:table-cell table:formula="of:=[.AL289]+1" office:value-type="float" office:value="11">
            <text:p>11</text:p>
          </table:table-cell>
          <table:table-cell table:style-name="ce2" table:formula="of:=[.AM289]+1" office:value-type="float" office:value="3645">
            <text:p>3645</text:p>
          </table:table-cell>
          <table:table-cell table:formula="of:=DEC2HEX([.AM290])" office:value-type="string" office:string-value="E3D">
            <text:p>E3D</text:p>
          </table:table-cell>
        </table:table-row>
        <table:table-row table:style-name="ro1">
          <table:table-cell table:style-name="ce1" office:value-type="string">
            <text:p>DT23</text:p>
          </table:table-cell>
          <table:table-cell office:value-type="float" office:value="0">
            <text:p>0</text:p>
          </table:table-cell>
          <table:table-cell table:formula="of:=[.C290]+1" office:value-type="float" office:value="289">
            <text:p>289</text:p>
          </table:table-cell>
          <table:table-cell table:formula="of:=DEC2HEX([.C291])" office:value-type="string" office:string-value="121">
            <text:p>121</text:p>
          </table:table-cell>
          <table:table-cell table:style-name="ce1" office:value-type="string">
            <text:p>DT23</text:p>
          </table:table-cell>
          <table:table-cell office:value-type="float" office:value="0">
            <text:p>0</text:p>
          </table:table-cell>
          <table:table-cell table:formula="of:=[.G290]+1" office:value-type="float" office:value="662">
            <text:p>662</text:p>
          </table:table-cell>
          <table:table-cell table:formula="of:=DEC2HEX([.G291])" office:value-type="string" office:string-value="296">
            <text:p>296</text:p>
          </table:table-cell>
          <table:table-cell table:style-name="ce1" office:value-type="string">
            <text:p>DT23</text:p>
          </table:table-cell>
          <table:table-cell office:value-type="float" office:value="0">
            <text:p>0</text:p>
          </table:table-cell>
          <table:table-cell table:formula="of:=[.K290]+1" office:value-type="float" office:value="1035">
            <text:p>1035</text:p>
          </table:table-cell>
          <table:table-cell table:formula="of:=DEC2HEX([.K291])" office:value-type="string" office:string-value="40B">
            <text:p>40B</text:p>
          </table:table-cell>
          <table:table-cell table:style-name="ce1" office:value-type="string">
            <text:p>DT23</text:p>
          </table:table-cell>
          <table:table-cell office:value-type="float" office:value="0">
            <text:p>0</text:p>
          </table:table-cell>
          <table:table-cell table:formula="of:=[.O290]+1" office:value-type="float" office:value="1408">
            <text:p>1408</text:p>
          </table:table-cell>
          <table:table-cell table:formula="of:=DEC2HEX([.O291])" office:value-type="string" office:string-value="580">
            <text:p>580</text:p>
          </table:table-cell>
          <table:table-cell table:style-name="ce1" office:value-type="string">
            <text:p>DT23</text:p>
          </table:table-cell>
          <table:table-cell office:value-type="float" office:value="0">
            <text:p>0</text:p>
          </table:table-cell>
          <table:table-cell table:formula="of:=[.S290]+1" office:value-type="float" office:value="1781">
            <text:p>1781</text:p>
          </table:table-cell>
          <table:table-cell table:formula="of:=DEC2HEX([.S291])" office:value-type="string" office:string-value="6F5">
            <text:p>6F5</text:p>
          </table:table-cell>
          <table:table-cell table:style-name="ce1" office:value-type="string">
            <text:p>DT23</text:p>
          </table:table-cell>
          <table:table-cell office:value-type="float" office:value="0">
            <text:p>0</text:p>
          </table:table-cell>
          <table:table-cell table:formula="of:=[.W290]+1" office:value-type="float" office:value="2154">
            <text:p>2154</text:p>
          </table:table-cell>
          <table:table-cell table:formula="of:=DEC2HEX([.W291])" office:value-type="string" office:string-value="86A">
            <text:p>86A</text:p>
          </table:table-cell>
          <table:table-cell table:style-name="ce1" office:value-type="string">
            <text:p>DT23</text:p>
          </table:table-cell>
          <table:table-cell office:value-type="float" office:value="0">
            <text:p>0</text:p>
          </table:table-cell>
          <table:table-cell table:style-name="ce2" table:formula="of:=[.AA290]+1" office:value-type="float" office:value="2527">
            <text:p>2527</text:p>
          </table:table-cell>
          <table:table-cell table:formula="of:=DEC2HEX([.AA291])" office:value-type="string" office:string-value="9DF">
            <text:p>9DF</text:p>
          </table:table-cell>
          <table:table-cell table:style-name="ce1" office:value-type="string">
            <text:p>DT23</text:p>
          </table:table-cell>
          <table:table-cell office:value-type="float" office:value="0">
            <text:p>0</text:p>
          </table:table-cell>
          <table:table-cell table:style-name="ce2" table:formula="of:=[.AE290]+1" office:value-type="float" office:value="2900">
            <text:p>2900</text:p>
          </table:table-cell>
          <table:table-cell table:formula="of:=DEC2HEX([.AE291])" office:value-type="string" office:string-value="B54">
            <text:p>B54</text:p>
          </table:table-cell>
          <table:table-cell table:style-name="ce1" office:value-type="string">
            <text:p>DT23</text:p>
          </table:table-cell>
          <table:table-cell office:value-type="float" office:value="0">
            <text:p>0</text:p>
          </table:table-cell>
          <table:table-cell table:style-name="ce2" table:formula="of:=[.AI290]+1" office:value-type="float" office:value="3273">
            <text:p>3273</text:p>
          </table:table-cell>
          <table:table-cell table:formula="of:=DEC2HEX([.AI291])" office:value-type="string" office:string-value="CC9">
            <text:p>CC9</text:p>
          </table:table-cell>
          <table:table-cell table:style-name="ce1" office:value-type="string">
            <text:p>DT23</text:p>
          </table:table-cell>
          <table:table-cell office:value-type="float" office:value="0">
            <text:p>0</text:p>
          </table:table-cell>
          <table:table-cell table:style-name="ce2" table:formula="of:=[.AM290]+1" office:value-type="float" office:value="3646">
            <text:p>3646</text:p>
          </table:table-cell>
          <table:table-cell table:formula="of:=DEC2HEX([.AM291])" office:value-type="string" office:string-value="E3E">
            <text:p>E3E</text:p>
          </table:table-cell>
        </table:table-row>
        <table:table-row table:style-name="ro1">
          <table:table-cell office:value-type="string">
            <text:p>id</text:p>
          </table:table-cell>
          <table:table-cell table:formula="of:=[.B291]+1" office:value-type="float" office:value="1">
            <text:p>1</text:p>
          </table:table-cell>
          <table:table-cell table:formula="of:=[.C291]+1" office:value-type="float" office:value="290">
            <text:p>290</text:p>
          </table:table-cell>
          <table:table-cell table:formula="of:=DEC2HEX([.C292])" office:value-type="string" office:string-value="122">
            <text:p>122</text:p>
          </table:table-cell>
          <table:table-cell office:value-type="string">
            <text:p>id</text:p>
          </table:table-cell>
          <table:table-cell table:formula="of:=[.F291]+1" office:value-type="float" office:value="1">
            <text:p>1</text:p>
          </table:table-cell>
          <table:table-cell table:formula="of:=[.G291]+1" office:value-type="float" office:value="663">
            <text:p>663</text:p>
          </table:table-cell>
          <table:table-cell table:formula="of:=DEC2HEX([.G292])" office:value-type="string" office:string-value="297">
            <text:p>297</text:p>
          </table:table-cell>
          <table:table-cell office:value-type="string">
            <text:p>id</text:p>
          </table:table-cell>
          <table:table-cell table:formula="of:=[.J291]+1" office:value-type="float" office:value="1">
            <text:p>1</text:p>
          </table:table-cell>
          <table:table-cell table:formula="of:=[.K291]+1" office:value-type="float" office:value="1036">
            <text:p>1036</text:p>
          </table:table-cell>
          <table:table-cell table:formula="of:=DEC2HEX([.K292])" office:value-type="string" office:string-value="40C">
            <text:p>40C</text:p>
          </table:table-cell>
          <table:table-cell office:value-type="string">
            <text:p>id</text:p>
          </table:table-cell>
          <table:table-cell table:formula="of:=[.N291]+1" office:value-type="float" office:value="1">
            <text:p>1</text:p>
          </table:table-cell>
          <table:table-cell table:formula="of:=[.O291]+1" office:value-type="float" office:value="1409">
            <text:p>1409</text:p>
          </table:table-cell>
          <table:table-cell table:formula="of:=DEC2HEX([.O292])" office:value-type="string" office:string-value="581">
            <text:p>581</text:p>
          </table:table-cell>
          <table:table-cell office:value-type="string">
            <text:p>id</text:p>
          </table:table-cell>
          <table:table-cell table:formula="of:=[.R291]+1" office:value-type="float" office:value="1">
            <text:p>1</text:p>
          </table:table-cell>
          <table:table-cell table:formula="of:=[.S291]+1" office:value-type="float" office:value="1782">
            <text:p>1782</text:p>
          </table:table-cell>
          <table:table-cell table:formula="of:=DEC2HEX([.S292])" office:value-type="string" office:string-value="6F6">
            <text:p>6F6</text:p>
          </table:table-cell>
          <table:table-cell office:value-type="string">
            <text:p>id</text:p>
          </table:table-cell>
          <table:table-cell table:formula="of:=[.V291]+1" office:value-type="float" office:value="1">
            <text:p>1</text:p>
          </table:table-cell>
          <table:table-cell table:formula="of:=[.W291]+1" office:value-type="float" office:value="2155">
            <text:p>2155</text:p>
          </table:table-cell>
          <table:table-cell table:formula="of:=DEC2HEX([.W292])" office:value-type="string" office:string-value="86B">
            <text:p>86B</text:p>
          </table:table-cell>
          <table:table-cell office:value-type="string">
            <text:p>id</text:p>
          </table:table-cell>
          <table:table-cell table:formula="of:=[.Z291]+1" office:value-type="float" office:value="1">
            <text:p>1</text:p>
          </table:table-cell>
          <table:table-cell table:style-name="ce2" table:formula="of:=[.AA291]+1" office:value-type="float" office:value="2528">
            <text:p>2528</text:p>
          </table:table-cell>
          <table:table-cell table:formula="of:=DEC2HEX([.AA292])" office:value-type="string" office:string-value="9E0">
            <text:p>9E0</text:p>
          </table:table-cell>
          <table:table-cell office:value-type="string">
            <text:p>id</text:p>
          </table:table-cell>
          <table:table-cell table:formula="of:=[.AD291]+1" office:value-type="float" office:value="1">
            <text:p>1</text:p>
          </table:table-cell>
          <table:table-cell table:style-name="ce2" table:formula="of:=[.AE291]+1" office:value-type="float" office:value="2901">
            <text:p>2901</text:p>
          </table:table-cell>
          <table:table-cell table:formula="of:=DEC2HEX([.AE292])" office:value-type="string" office:string-value="B55">
            <text:p>B55</text:p>
          </table:table-cell>
          <table:table-cell office:value-type="string">
            <text:p>id</text:p>
          </table:table-cell>
          <table:table-cell table:formula="of:=[.AH291]+1" office:value-type="float" office:value="1">
            <text:p>1</text:p>
          </table:table-cell>
          <table:table-cell table:style-name="ce2" table:formula="of:=[.AI291]+1" office:value-type="float" office:value="3274">
            <text:p>3274</text:p>
          </table:table-cell>
          <table:table-cell table:formula="of:=DEC2HEX([.AI292])" office:value-type="string" office:string-value="CCA">
            <text:p>CCA</text:p>
          </table:table-cell>
          <table:table-cell office:value-type="string">
            <text:p>id</text:p>
          </table:table-cell>
          <table:table-cell table:formula="of:=[.AL291]+1" office:value-type="float" office:value="1">
            <text:p>1</text:p>
          </table:table-cell>
          <table:table-cell table:style-name="ce2" table:formula="of:=[.AM291]+1" office:value-type="float" office:value="3647">
            <text:p>3647</text:p>
          </table:table-cell>
          <table:table-cell table:formula="of:=DEC2HEX([.AM292])" office:value-type="string" office:string-value="E3F">
            <text:p>E3F</text:p>
          </table:table-cell>
        </table:table-row>
        <table:table-row table:style-name="ro1">
          <table:table-cell office:value-type="string">
            <text:p>name0</text:p>
          </table:table-cell>
          <table:table-cell table:formula="of:=[.B292]+1" office:value-type="float" office:value="2">
            <text:p>2</text:p>
          </table:table-cell>
          <table:table-cell table:formula="of:=[.C292]+1" office:value-type="float" office:value="291">
            <text:p>291</text:p>
          </table:table-cell>
          <table:table-cell table:formula="of:=DEC2HEX([.C293])" office:value-type="string" office:string-value="123">
            <text:p>123</text:p>
          </table:table-cell>
          <table:table-cell office:value-type="string">
            <text:p>name0</text:p>
          </table:table-cell>
          <table:table-cell table:formula="of:=[.F292]+1" office:value-type="float" office:value="2">
            <text:p>2</text:p>
          </table:table-cell>
          <table:table-cell table:formula="of:=[.G292]+1" office:value-type="float" office:value="664">
            <text:p>664</text:p>
          </table:table-cell>
          <table:table-cell table:formula="of:=DEC2HEX([.G293])" office:value-type="string" office:string-value="298">
            <text:p>298</text:p>
          </table:table-cell>
          <table:table-cell office:value-type="string">
            <text:p>name0</text:p>
          </table:table-cell>
          <table:table-cell table:formula="of:=[.J292]+1" office:value-type="float" office:value="2">
            <text:p>2</text:p>
          </table:table-cell>
          <table:table-cell table:formula="of:=[.K292]+1" office:value-type="float" office:value="1037">
            <text:p>1037</text:p>
          </table:table-cell>
          <table:table-cell table:formula="of:=DEC2HEX([.K293])" office:value-type="string" office:string-value="40D">
            <text:p>40D</text:p>
          </table:table-cell>
          <table:table-cell office:value-type="string">
            <text:p>name0</text:p>
          </table:table-cell>
          <table:table-cell table:formula="of:=[.N292]+1" office:value-type="float" office:value="2">
            <text:p>2</text:p>
          </table:table-cell>
          <table:table-cell table:formula="of:=[.O292]+1" office:value-type="float" office:value="1410">
            <text:p>1410</text:p>
          </table:table-cell>
          <table:table-cell table:formula="of:=DEC2HEX([.O293])" office:value-type="string" office:string-value="582">
            <text:p>582</text:p>
          </table:table-cell>
          <table:table-cell office:value-type="string">
            <text:p>name0</text:p>
          </table:table-cell>
          <table:table-cell table:formula="of:=[.R292]+1" office:value-type="float" office:value="2">
            <text:p>2</text:p>
          </table:table-cell>
          <table:table-cell table:formula="of:=[.S292]+1" office:value-type="float" office:value="1783">
            <text:p>1783</text:p>
          </table:table-cell>
          <table:table-cell table:formula="of:=DEC2HEX([.S293])" office:value-type="string" office:string-value="6F7">
            <text:p>6F7</text:p>
          </table:table-cell>
          <table:table-cell office:value-type="string">
            <text:p>name0</text:p>
          </table:table-cell>
          <table:table-cell table:formula="of:=[.V292]+1" office:value-type="float" office:value="2">
            <text:p>2</text:p>
          </table:table-cell>
          <table:table-cell table:formula="of:=[.W292]+1" office:value-type="float" office:value="2156">
            <text:p>2156</text:p>
          </table:table-cell>
          <table:table-cell table:formula="of:=DEC2HEX([.W293])" office:value-type="string" office:string-value="86C">
            <text:p>86C</text:p>
          </table:table-cell>
          <table:table-cell office:value-type="string">
            <text:p>name0</text:p>
          </table:table-cell>
          <table:table-cell table:formula="of:=[.Z292]+1" office:value-type="float" office:value="2">
            <text:p>2</text:p>
          </table:table-cell>
          <table:table-cell table:style-name="ce2" table:formula="of:=[.AA292]+1" office:value-type="float" office:value="2529">
            <text:p>2529</text:p>
          </table:table-cell>
          <table:table-cell table:formula="of:=DEC2HEX([.AA293])" office:value-type="string" office:string-value="9E1">
            <text:p>9E1</text:p>
          </table:table-cell>
          <table:table-cell office:value-type="string">
            <text:p>name0</text:p>
          </table:table-cell>
          <table:table-cell table:formula="of:=[.AD292]+1" office:value-type="float" office:value="2">
            <text:p>2</text:p>
          </table:table-cell>
          <table:table-cell table:style-name="ce2" table:formula="of:=[.AE292]+1" office:value-type="float" office:value="2902">
            <text:p>2902</text:p>
          </table:table-cell>
          <table:table-cell table:formula="of:=DEC2HEX([.AE293])" office:value-type="string" office:string-value="B56">
            <text:p>B56</text:p>
          </table:table-cell>
          <table:table-cell office:value-type="string">
            <text:p>name0</text:p>
          </table:table-cell>
          <table:table-cell table:formula="of:=[.AH292]+1" office:value-type="float" office:value="2">
            <text:p>2</text:p>
          </table:table-cell>
          <table:table-cell table:style-name="ce2" table:formula="of:=[.AI292]+1" office:value-type="float" office:value="3275">
            <text:p>3275</text:p>
          </table:table-cell>
          <table:table-cell table:formula="of:=DEC2HEX([.AI293])" office:value-type="string" office:string-value="CCB">
            <text:p>CCB</text:p>
          </table:table-cell>
          <table:table-cell office:value-type="string">
            <text:p>name0</text:p>
          </table:table-cell>
          <table:table-cell table:formula="of:=[.AL292]+1" office:value-type="float" office:value="2">
            <text:p>2</text:p>
          </table:table-cell>
          <table:table-cell table:style-name="ce2" table:formula="of:=[.AM292]+1" office:value-type="float" office:value="3648">
            <text:p>3648</text:p>
          </table:table-cell>
          <table:table-cell table:formula="of:=DEC2HEX([.AM293])" office:value-type="string" office:string-value="E40">
            <text:p>E40</text:p>
          </table:table-cell>
        </table:table-row>
        <table:table-row table:style-name="ro1">
          <table:table-cell office:value-type="string">
            <text:p>name1</text:p>
          </table:table-cell>
          <table:table-cell table:formula="of:=[.B293]+1" office:value-type="float" office:value="3">
            <text:p>3</text:p>
          </table:table-cell>
          <table:table-cell table:formula="of:=[.C293]+1" office:value-type="float" office:value="292">
            <text:p>292</text:p>
          </table:table-cell>
          <table:table-cell table:formula="of:=DEC2HEX([.C294])" office:value-type="string" office:string-value="124">
            <text:p>124</text:p>
          </table:table-cell>
          <table:table-cell office:value-type="string">
            <text:p>name1</text:p>
          </table:table-cell>
          <table:table-cell table:formula="of:=[.F293]+1" office:value-type="float" office:value="3">
            <text:p>3</text:p>
          </table:table-cell>
          <table:table-cell table:formula="of:=[.G293]+1" office:value-type="float" office:value="665">
            <text:p>665</text:p>
          </table:table-cell>
          <table:table-cell table:formula="of:=DEC2HEX([.G294])" office:value-type="string" office:string-value="299">
            <text:p>299</text:p>
          </table:table-cell>
          <table:table-cell office:value-type="string">
            <text:p>name1</text:p>
          </table:table-cell>
          <table:table-cell table:formula="of:=[.J293]+1" office:value-type="float" office:value="3">
            <text:p>3</text:p>
          </table:table-cell>
          <table:table-cell table:formula="of:=[.K293]+1" office:value-type="float" office:value="1038">
            <text:p>1038</text:p>
          </table:table-cell>
          <table:table-cell table:formula="of:=DEC2HEX([.K294])" office:value-type="string" office:string-value="40E">
            <text:p>40E</text:p>
          </table:table-cell>
          <table:table-cell office:value-type="string">
            <text:p>name1</text:p>
          </table:table-cell>
          <table:table-cell table:formula="of:=[.N293]+1" office:value-type="float" office:value="3">
            <text:p>3</text:p>
          </table:table-cell>
          <table:table-cell table:formula="of:=[.O293]+1" office:value-type="float" office:value="1411">
            <text:p>1411</text:p>
          </table:table-cell>
          <table:table-cell table:formula="of:=DEC2HEX([.O294])" office:value-type="string" office:string-value="583">
            <text:p>583</text:p>
          </table:table-cell>
          <table:table-cell office:value-type="string">
            <text:p>name1</text:p>
          </table:table-cell>
          <table:table-cell table:formula="of:=[.R293]+1" office:value-type="float" office:value="3">
            <text:p>3</text:p>
          </table:table-cell>
          <table:table-cell table:formula="of:=[.S293]+1" office:value-type="float" office:value="1784">
            <text:p>1784</text:p>
          </table:table-cell>
          <table:table-cell table:formula="of:=DEC2HEX([.S294])" office:value-type="string" office:string-value="6F8">
            <text:p>6F8</text:p>
          </table:table-cell>
          <table:table-cell office:value-type="string">
            <text:p>name1</text:p>
          </table:table-cell>
          <table:table-cell table:formula="of:=[.V293]+1" office:value-type="float" office:value="3">
            <text:p>3</text:p>
          </table:table-cell>
          <table:table-cell table:formula="of:=[.W293]+1" office:value-type="float" office:value="2157">
            <text:p>2157</text:p>
          </table:table-cell>
          <table:table-cell table:formula="of:=DEC2HEX([.W294])" office:value-type="string" office:string-value="86D">
            <text:p>86D</text:p>
          </table:table-cell>
          <table:table-cell office:value-type="string">
            <text:p>name1</text:p>
          </table:table-cell>
          <table:table-cell table:formula="of:=[.Z293]+1" office:value-type="float" office:value="3">
            <text:p>3</text:p>
          </table:table-cell>
          <table:table-cell table:style-name="ce2" table:formula="of:=[.AA293]+1" office:value-type="float" office:value="2530">
            <text:p>2530</text:p>
          </table:table-cell>
          <table:table-cell table:formula="of:=DEC2HEX([.AA294])" office:value-type="string" office:string-value="9E2">
            <text:p>9E2</text:p>
          </table:table-cell>
          <table:table-cell office:value-type="string">
            <text:p>name1</text:p>
          </table:table-cell>
          <table:table-cell table:formula="of:=[.AD293]+1" office:value-type="float" office:value="3">
            <text:p>3</text:p>
          </table:table-cell>
          <table:table-cell table:style-name="ce2" table:formula="of:=[.AE293]+1" office:value-type="float" office:value="2903">
            <text:p>2903</text:p>
          </table:table-cell>
          <table:table-cell table:formula="of:=DEC2HEX([.AE294])" office:value-type="string" office:string-value="B57">
            <text:p>B57</text:p>
          </table:table-cell>
          <table:table-cell office:value-type="string">
            <text:p>name1</text:p>
          </table:table-cell>
          <table:table-cell table:formula="of:=[.AH293]+1" office:value-type="float" office:value="3">
            <text:p>3</text:p>
          </table:table-cell>
          <table:table-cell table:style-name="ce2" table:formula="of:=[.AI293]+1" office:value-type="float" office:value="3276">
            <text:p>3276</text:p>
          </table:table-cell>
          <table:table-cell table:formula="of:=DEC2HEX([.AI294])" office:value-type="string" office:string-value="CCC">
            <text:p>CCC</text:p>
          </table:table-cell>
          <table:table-cell office:value-type="string">
            <text:p>name1</text:p>
          </table:table-cell>
          <table:table-cell table:formula="of:=[.AL293]+1" office:value-type="float" office:value="3">
            <text:p>3</text:p>
          </table:table-cell>
          <table:table-cell table:style-name="ce2" table:formula="of:=[.AM293]+1" office:value-type="float" office:value="3649">
            <text:p>3649</text:p>
          </table:table-cell>
          <table:table-cell table:formula="of:=DEC2HEX([.AM294])" office:value-type="string" office:string-value="E41">
            <text:p>E41</text:p>
          </table:table-cell>
        </table:table-row>
        <table:table-row table:style-name="ro1">
          <table:table-cell office:value-type="string">
            <text:p>name2</text:p>
          </table:table-cell>
          <table:table-cell table:formula="of:=[.B294]+1" office:value-type="float" office:value="4">
            <text:p>4</text:p>
          </table:table-cell>
          <table:table-cell table:formula="of:=[.C294]+1" office:value-type="float" office:value="293">
            <text:p>293</text:p>
          </table:table-cell>
          <table:table-cell table:formula="of:=DEC2HEX([.C295])" office:value-type="string" office:string-value="125">
            <text:p>125</text:p>
          </table:table-cell>
          <table:table-cell office:value-type="string">
            <text:p>name2</text:p>
          </table:table-cell>
          <table:table-cell table:formula="of:=[.F294]+1" office:value-type="float" office:value="4">
            <text:p>4</text:p>
          </table:table-cell>
          <table:table-cell table:formula="of:=[.G294]+1" office:value-type="float" office:value="666">
            <text:p>666</text:p>
          </table:table-cell>
          <table:table-cell table:formula="of:=DEC2HEX([.G295])" office:value-type="string" office:string-value="29A">
            <text:p>29A</text:p>
          </table:table-cell>
          <table:table-cell office:value-type="string">
            <text:p>name2</text:p>
          </table:table-cell>
          <table:table-cell table:formula="of:=[.J294]+1" office:value-type="float" office:value="4">
            <text:p>4</text:p>
          </table:table-cell>
          <table:table-cell table:formula="of:=[.K294]+1" office:value-type="float" office:value="1039">
            <text:p>1039</text:p>
          </table:table-cell>
          <table:table-cell table:formula="of:=DEC2HEX([.K295])" office:value-type="string" office:string-value="40F">
            <text:p>40F</text:p>
          </table:table-cell>
          <table:table-cell office:value-type="string">
            <text:p>name2</text:p>
          </table:table-cell>
          <table:table-cell table:formula="of:=[.N294]+1" office:value-type="float" office:value="4">
            <text:p>4</text:p>
          </table:table-cell>
          <table:table-cell table:formula="of:=[.O294]+1" office:value-type="float" office:value="1412">
            <text:p>1412</text:p>
          </table:table-cell>
          <table:table-cell table:formula="of:=DEC2HEX([.O295])" office:value-type="string" office:string-value="584">
            <text:p>584</text:p>
          </table:table-cell>
          <table:table-cell office:value-type="string">
            <text:p>name2</text:p>
          </table:table-cell>
          <table:table-cell table:formula="of:=[.R294]+1" office:value-type="float" office:value="4">
            <text:p>4</text:p>
          </table:table-cell>
          <table:table-cell table:formula="of:=[.S294]+1" office:value-type="float" office:value="1785">
            <text:p>1785</text:p>
          </table:table-cell>
          <table:table-cell table:formula="of:=DEC2HEX([.S295])" office:value-type="string" office:string-value="6F9">
            <text:p>6F9</text:p>
          </table:table-cell>
          <table:table-cell office:value-type="string">
            <text:p>name2</text:p>
          </table:table-cell>
          <table:table-cell table:formula="of:=[.V294]+1" office:value-type="float" office:value="4">
            <text:p>4</text:p>
          </table:table-cell>
          <table:table-cell table:formula="of:=[.W294]+1" office:value-type="float" office:value="2158">
            <text:p>2158</text:p>
          </table:table-cell>
          <table:table-cell table:formula="of:=DEC2HEX([.W295])" office:value-type="string" office:string-value="86E">
            <text:p>86E</text:p>
          </table:table-cell>
          <table:table-cell office:value-type="string">
            <text:p>name2</text:p>
          </table:table-cell>
          <table:table-cell table:formula="of:=[.Z294]+1" office:value-type="float" office:value="4">
            <text:p>4</text:p>
          </table:table-cell>
          <table:table-cell table:style-name="ce2" table:formula="of:=[.AA294]+1" office:value-type="float" office:value="2531">
            <text:p>2531</text:p>
          </table:table-cell>
          <table:table-cell table:formula="of:=DEC2HEX([.AA295])" office:value-type="string" office:string-value="9E3">
            <text:p>9E3</text:p>
          </table:table-cell>
          <table:table-cell office:value-type="string">
            <text:p>name2</text:p>
          </table:table-cell>
          <table:table-cell table:formula="of:=[.AD294]+1" office:value-type="float" office:value="4">
            <text:p>4</text:p>
          </table:table-cell>
          <table:table-cell table:style-name="ce2" table:formula="of:=[.AE294]+1" office:value-type="float" office:value="2904">
            <text:p>2904</text:p>
          </table:table-cell>
          <table:table-cell table:formula="of:=DEC2HEX([.AE295])" office:value-type="string" office:string-value="B58">
            <text:p>B58</text:p>
          </table:table-cell>
          <table:table-cell office:value-type="string">
            <text:p>name2</text:p>
          </table:table-cell>
          <table:table-cell table:formula="of:=[.AH294]+1" office:value-type="float" office:value="4">
            <text:p>4</text:p>
          </table:table-cell>
          <table:table-cell table:style-name="ce2" table:formula="of:=[.AI294]+1" office:value-type="float" office:value="3277">
            <text:p>3277</text:p>
          </table:table-cell>
          <table:table-cell table:formula="of:=DEC2HEX([.AI295])" office:value-type="string" office:string-value="CCD">
            <text:p>CCD</text:p>
          </table:table-cell>
          <table:table-cell office:value-type="string">
            <text:p>name2</text:p>
          </table:table-cell>
          <table:table-cell table:formula="of:=[.AL294]+1" office:value-type="float" office:value="4">
            <text:p>4</text:p>
          </table:table-cell>
          <table:table-cell table:style-name="ce2" table:formula="of:=[.AM294]+1" office:value-type="float" office:value="3650">
            <text:p>3650</text:p>
          </table:table-cell>
          <table:table-cell table:formula="of:=DEC2HEX([.AM295])" office:value-type="string" office:string-value="E42">
            <text:p>E42</text:p>
          </table:table-cell>
        </table:table-row>
        <table:table-row table:style-name="ro1">
          <table:table-cell office:value-type="string">
            <text:p>name3</text:p>
          </table:table-cell>
          <table:table-cell table:formula="of:=[.B295]+1" office:value-type="float" office:value="5">
            <text:p>5</text:p>
          </table:table-cell>
          <table:table-cell table:formula="of:=[.C295]+1" office:value-type="float" office:value="294">
            <text:p>294</text:p>
          </table:table-cell>
          <table:table-cell table:formula="of:=DEC2HEX([.C296])" office:value-type="string" office:string-value="126">
            <text:p>126</text:p>
          </table:table-cell>
          <table:table-cell office:value-type="string">
            <text:p>name3</text:p>
          </table:table-cell>
          <table:table-cell table:formula="of:=[.F295]+1" office:value-type="float" office:value="5">
            <text:p>5</text:p>
          </table:table-cell>
          <table:table-cell table:formula="of:=[.G295]+1" office:value-type="float" office:value="667">
            <text:p>667</text:p>
          </table:table-cell>
          <table:table-cell table:formula="of:=DEC2HEX([.G296])" office:value-type="string" office:string-value="29B">
            <text:p>29B</text:p>
          </table:table-cell>
          <table:table-cell office:value-type="string">
            <text:p>name3</text:p>
          </table:table-cell>
          <table:table-cell table:formula="of:=[.J295]+1" office:value-type="float" office:value="5">
            <text:p>5</text:p>
          </table:table-cell>
          <table:table-cell table:formula="of:=[.K295]+1" office:value-type="float" office:value="1040">
            <text:p>1040</text:p>
          </table:table-cell>
          <table:table-cell table:formula="of:=DEC2HEX([.K296])" office:value-type="string" office:string-value="410">
            <text:p>410</text:p>
          </table:table-cell>
          <table:table-cell office:value-type="string">
            <text:p>name3</text:p>
          </table:table-cell>
          <table:table-cell table:formula="of:=[.N295]+1" office:value-type="float" office:value="5">
            <text:p>5</text:p>
          </table:table-cell>
          <table:table-cell table:formula="of:=[.O295]+1" office:value-type="float" office:value="1413">
            <text:p>1413</text:p>
          </table:table-cell>
          <table:table-cell table:formula="of:=DEC2HEX([.O296])" office:value-type="string" office:string-value="585">
            <text:p>585</text:p>
          </table:table-cell>
          <table:table-cell office:value-type="string">
            <text:p>name3</text:p>
          </table:table-cell>
          <table:table-cell table:formula="of:=[.R295]+1" office:value-type="float" office:value="5">
            <text:p>5</text:p>
          </table:table-cell>
          <table:table-cell table:formula="of:=[.S295]+1" office:value-type="float" office:value="1786">
            <text:p>1786</text:p>
          </table:table-cell>
          <table:table-cell table:formula="of:=DEC2HEX([.S296])" office:value-type="string" office:string-value="6FA">
            <text:p>6FA</text:p>
          </table:table-cell>
          <table:table-cell office:value-type="string">
            <text:p>name3</text:p>
          </table:table-cell>
          <table:table-cell table:formula="of:=[.V295]+1" office:value-type="float" office:value="5">
            <text:p>5</text:p>
          </table:table-cell>
          <table:table-cell table:formula="of:=[.W295]+1" office:value-type="float" office:value="2159">
            <text:p>2159</text:p>
          </table:table-cell>
          <table:table-cell table:formula="of:=DEC2HEX([.W296])" office:value-type="string" office:string-value="86F">
            <text:p>86F</text:p>
          </table:table-cell>
          <table:table-cell office:value-type="string">
            <text:p>name3</text:p>
          </table:table-cell>
          <table:table-cell table:formula="of:=[.Z295]+1" office:value-type="float" office:value="5">
            <text:p>5</text:p>
          </table:table-cell>
          <table:table-cell table:style-name="ce2" table:formula="of:=[.AA295]+1" office:value-type="float" office:value="2532">
            <text:p>2532</text:p>
          </table:table-cell>
          <table:table-cell table:formula="of:=DEC2HEX([.AA296])" office:value-type="string" office:string-value="9E4">
            <text:p>9E4</text:p>
          </table:table-cell>
          <table:table-cell office:value-type="string">
            <text:p>name3</text:p>
          </table:table-cell>
          <table:table-cell table:formula="of:=[.AD295]+1" office:value-type="float" office:value="5">
            <text:p>5</text:p>
          </table:table-cell>
          <table:table-cell table:style-name="ce2" table:formula="of:=[.AE295]+1" office:value-type="float" office:value="2905">
            <text:p>2905</text:p>
          </table:table-cell>
          <table:table-cell table:formula="of:=DEC2HEX([.AE296])" office:value-type="string" office:string-value="B59">
            <text:p>B59</text:p>
          </table:table-cell>
          <table:table-cell office:value-type="string">
            <text:p>name3</text:p>
          </table:table-cell>
          <table:table-cell table:formula="of:=[.AH295]+1" office:value-type="float" office:value="5">
            <text:p>5</text:p>
          </table:table-cell>
          <table:table-cell table:style-name="ce2" table:formula="of:=[.AI295]+1" office:value-type="float" office:value="3278">
            <text:p>3278</text:p>
          </table:table-cell>
          <table:table-cell table:formula="of:=DEC2HEX([.AI296])" office:value-type="string" office:string-value="CCE">
            <text:p>CCE</text:p>
          </table:table-cell>
          <table:table-cell office:value-type="string">
            <text:p>name3</text:p>
          </table:table-cell>
          <table:table-cell table:formula="of:=[.AL295]+1" office:value-type="float" office:value="5">
            <text:p>5</text:p>
          </table:table-cell>
          <table:table-cell table:style-name="ce2" table:formula="of:=[.AM295]+1" office:value-type="float" office:value="3651">
            <text:p>3651</text:p>
          </table:table-cell>
          <table:table-cell table:formula="of:=DEC2HEX([.AM296])" office:value-type="string" office:string-value="E43">
            <text:p>E43</text:p>
          </table:table-cell>
        </table:table-row>
        <table:table-row table:style-name="ro1">
          <table:table-cell office:value-type="string">
            <text:p>name4</text:p>
          </table:table-cell>
          <table:table-cell table:formula="of:=[.B296]+1" office:value-type="float" office:value="6">
            <text:p>6</text:p>
          </table:table-cell>
          <table:table-cell table:formula="of:=[.C296]+1" office:value-type="float" office:value="295">
            <text:p>295</text:p>
          </table:table-cell>
          <table:table-cell table:formula="of:=DEC2HEX([.C297])" office:value-type="string" office:string-value="127">
            <text:p>127</text:p>
          </table:table-cell>
          <table:table-cell office:value-type="string">
            <text:p>name4</text:p>
          </table:table-cell>
          <table:table-cell table:formula="of:=[.F296]+1" office:value-type="float" office:value="6">
            <text:p>6</text:p>
          </table:table-cell>
          <table:table-cell table:formula="of:=[.G296]+1" office:value-type="float" office:value="668">
            <text:p>668</text:p>
          </table:table-cell>
          <table:table-cell table:formula="of:=DEC2HEX([.G297])" office:value-type="string" office:string-value="29C">
            <text:p>29C</text:p>
          </table:table-cell>
          <table:table-cell office:value-type="string">
            <text:p>name4</text:p>
          </table:table-cell>
          <table:table-cell table:formula="of:=[.J296]+1" office:value-type="float" office:value="6">
            <text:p>6</text:p>
          </table:table-cell>
          <table:table-cell table:formula="of:=[.K296]+1" office:value-type="float" office:value="1041">
            <text:p>1041</text:p>
          </table:table-cell>
          <table:table-cell table:formula="of:=DEC2HEX([.K297])" office:value-type="string" office:string-value="411">
            <text:p>411</text:p>
          </table:table-cell>
          <table:table-cell office:value-type="string">
            <text:p>name4</text:p>
          </table:table-cell>
          <table:table-cell table:formula="of:=[.N296]+1" office:value-type="float" office:value="6">
            <text:p>6</text:p>
          </table:table-cell>
          <table:table-cell table:formula="of:=[.O296]+1" office:value-type="float" office:value="1414">
            <text:p>1414</text:p>
          </table:table-cell>
          <table:table-cell table:formula="of:=DEC2HEX([.O297])" office:value-type="string" office:string-value="586">
            <text:p>586</text:p>
          </table:table-cell>
          <table:table-cell office:value-type="string">
            <text:p>name4</text:p>
          </table:table-cell>
          <table:table-cell table:formula="of:=[.R296]+1" office:value-type="float" office:value="6">
            <text:p>6</text:p>
          </table:table-cell>
          <table:table-cell table:formula="of:=[.S296]+1" office:value-type="float" office:value="1787">
            <text:p>1787</text:p>
          </table:table-cell>
          <table:table-cell table:formula="of:=DEC2HEX([.S297])" office:value-type="string" office:string-value="6FB">
            <text:p>6FB</text:p>
          </table:table-cell>
          <table:table-cell office:value-type="string">
            <text:p>name4</text:p>
          </table:table-cell>
          <table:table-cell table:formula="of:=[.V296]+1" office:value-type="float" office:value="6">
            <text:p>6</text:p>
          </table:table-cell>
          <table:table-cell table:formula="of:=[.W296]+1" office:value-type="float" office:value="2160">
            <text:p>2160</text:p>
          </table:table-cell>
          <table:table-cell table:formula="of:=DEC2HEX([.W297])" office:value-type="string" office:string-value="870">
            <text:p>870</text:p>
          </table:table-cell>
          <table:table-cell office:value-type="string">
            <text:p>name4</text:p>
          </table:table-cell>
          <table:table-cell table:formula="of:=[.Z296]+1" office:value-type="float" office:value="6">
            <text:p>6</text:p>
          </table:table-cell>
          <table:table-cell table:style-name="ce2" table:formula="of:=[.AA296]+1" office:value-type="float" office:value="2533">
            <text:p>2533</text:p>
          </table:table-cell>
          <table:table-cell table:formula="of:=DEC2HEX([.AA297])" office:value-type="string" office:string-value="9E5">
            <text:p>9E5</text:p>
          </table:table-cell>
          <table:table-cell office:value-type="string">
            <text:p>name4</text:p>
          </table:table-cell>
          <table:table-cell table:formula="of:=[.AD296]+1" office:value-type="float" office:value="6">
            <text:p>6</text:p>
          </table:table-cell>
          <table:table-cell table:style-name="ce2" table:formula="of:=[.AE296]+1" office:value-type="float" office:value="2906">
            <text:p>2906</text:p>
          </table:table-cell>
          <table:table-cell table:formula="of:=DEC2HEX([.AE297])" office:value-type="string" office:string-value="B5A">
            <text:p>B5A</text:p>
          </table:table-cell>
          <table:table-cell office:value-type="string">
            <text:p>name4</text:p>
          </table:table-cell>
          <table:table-cell table:formula="of:=[.AH296]+1" office:value-type="float" office:value="6">
            <text:p>6</text:p>
          </table:table-cell>
          <table:table-cell table:style-name="ce2" table:formula="of:=[.AI296]+1" office:value-type="float" office:value="3279">
            <text:p>3279</text:p>
          </table:table-cell>
          <table:table-cell table:formula="of:=DEC2HEX([.AI297])" office:value-type="string" office:string-value="CCF">
            <text:p>CCF</text:p>
          </table:table-cell>
          <table:table-cell office:value-type="string">
            <text:p>name4</text:p>
          </table:table-cell>
          <table:table-cell table:formula="of:=[.AL296]+1" office:value-type="float" office:value="6">
            <text:p>6</text:p>
          </table:table-cell>
          <table:table-cell table:style-name="ce2" table:formula="of:=[.AM296]+1" office:value-type="float" office:value="3652">
            <text:p>3652</text:p>
          </table:table-cell>
          <table:table-cell table:formula="of:=DEC2HEX([.AM297])" office:value-type="string" office:string-value="E44">
            <text:p>E44</text:p>
          </table:table-cell>
        </table:table-row>
        <table:table-row table:style-name="ro1">
          <table:table-cell office:value-type="string">
            <text:p>name5</text:p>
          </table:table-cell>
          <table:table-cell table:formula="of:=[.B297]+1" office:value-type="float" office:value="7">
            <text:p>7</text:p>
          </table:table-cell>
          <table:table-cell table:formula="of:=[.C297]+1" office:value-type="float" office:value="296">
            <text:p>296</text:p>
          </table:table-cell>
          <table:table-cell table:formula="of:=DEC2HEX([.C298])" office:value-type="string" office:string-value="128">
            <text:p>128</text:p>
          </table:table-cell>
          <table:table-cell office:value-type="string">
            <text:p>name5</text:p>
          </table:table-cell>
          <table:table-cell table:formula="of:=[.F297]+1" office:value-type="float" office:value="7">
            <text:p>7</text:p>
          </table:table-cell>
          <table:table-cell table:formula="of:=[.G297]+1" office:value-type="float" office:value="669">
            <text:p>669</text:p>
          </table:table-cell>
          <table:table-cell table:formula="of:=DEC2HEX([.G298])" office:value-type="string" office:string-value="29D">
            <text:p>29D</text:p>
          </table:table-cell>
          <table:table-cell office:value-type="string">
            <text:p>name5</text:p>
          </table:table-cell>
          <table:table-cell table:formula="of:=[.J297]+1" office:value-type="float" office:value="7">
            <text:p>7</text:p>
          </table:table-cell>
          <table:table-cell table:formula="of:=[.K297]+1" office:value-type="float" office:value="1042">
            <text:p>1042</text:p>
          </table:table-cell>
          <table:table-cell table:formula="of:=DEC2HEX([.K298])" office:value-type="string" office:string-value="412">
            <text:p>412</text:p>
          </table:table-cell>
          <table:table-cell office:value-type="string">
            <text:p>name5</text:p>
          </table:table-cell>
          <table:table-cell table:formula="of:=[.N297]+1" office:value-type="float" office:value="7">
            <text:p>7</text:p>
          </table:table-cell>
          <table:table-cell table:formula="of:=[.O297]+1" office:value-type="float" office:value="1415">
            <text:p>1415</text:p>
          </table:table-cell>
          <table:table-cell table:formula="of:=DEC2HEX([.O298])" office:value-type="string" office:string-value="587">
            <text:p>587</text:p>
          </table:table-cell>
          <table:table-cell office:value-type="string">
            <text:p>name5</text:p>
          </table:table-cell>
          <table:table-cell table:formula="of:=[.R297]+1" office:value-type="float" office:value="7">
            <text:p>7</text:p>
          </table:table-cell>
          <table:table-cell table:formula="of:=[.S297]+1" office:value-type="float" office:value="1788">
            <text:p>1788</text:p>
          </table:table-cell>
          <table:table-cell table:formula="of:=DEC2HEX([.S298])" office:value-type="string" office:string-value="6FC">
            <text:p>6FC</text:p>
          </table:table-cell>
          <table:table-cell office:value-type="string">
            <text:p>name5</text:p>
          </table:table-cell>
          <table:table-cell table:formula="of:=[.V297]+1" office:value-type="float" office:value="7">
            <text:p>7</text:p>
          </table:table-cell>
          <table:table-cell table:formula="of:=[.W297]+1" office:value-type="float" office:value="2161">
            <text:p>2161</text:p>
          </table:table-cell>
          <table:table-cell table:formula="of:=DEC2HEX([.W298])" office:value-type="string" office:string-value="871">
            <text:p>871</text:p>
          </table:table-cell>
          <table:table-cell office:value-type="string">
            <text:p>name5</text:p>
          </table:table-cell>
          <table:table-cell table:formula="of:=[.Z297]+1" office:value-type="float" office:value="7">
            <text:p>7</text:p>
          </table:table-cell>
          <table:table-cell table:style-name="ce2" table:formula="of:=[.AA297]+1" office:value-type="float" office:value="2534">
            <text:p>2534</text:p>
          </table:table-cell>
          <table:table-cell table:formula="of:=DEC2HEX([.AA298])" office:value-type="string" office:string-value="9E6">
            <text:p>9E6</text:p>
          </table:table-cell>
          <table:table-cell office:value-type="string">
            <text:p>name5</text:p>
          </table:table-cell>
          <table:table-cell table:formula="of:=[.AD297]+1" office:value-type="float" office:value="7">
            <text:p>7</text:p>
          </table:table-cell>
          <table:table-cell table:style-name="ce2" table:formula="of:=[.AE297]+1" office:value-type="float" office:value="2907">
            <text:p>2907</text:p>
          </table:table-cell>
          <table:table-cell table:formula="of:=DEC2HEX([.AE298])" office:value-type="string" office:string-value="B5B">
            <text:p>B5B</text:p>
          </table:table-cell>
          <table:table-cell office:value-type="string">
            <text:p>name5</text:p>
          </table:table-cell>
          <table:table-cell table:formula="of:=[.AH297]+1" office:value-type="float" office:value="7">
            <text:p>7</text:p>
          </table:table-cell>
          <table:table-cell table:style-name="ce2" table:formula="of:=[.AI297]+1" office:value-type="float" office:value="3280">
            <text:p>3280</text:p>
          </table:table-cell>
          <table:table-cell table:formula="of:=DEC2HEX([.AI298])" office:value-type="string" office:string-value="CD0">
            <text:p>CD0</text:p>
          </table:table-cell>
          <table:table-cell office:value-type="string">
            <text:p>name5</text:p>
          </table:table-cell>
          <table:table-cell table:formula="of:=[.AL297]+1" office:value-type="float" office:value="7">
            <text:p>7</text:p>
          </table:table-cell>
          <table:table-cell table:style-name="ce2" table:formula="of:=[.AM297]+1" office:value-type="float" office:value="3653">
            <text:p>3653</text:p>
          </table:table-cell>
          <table:table-cell table:formula="of:=DEC2HEX([.AM298])" office:value-type="string" office:string-value="E45">
            <text:p>E45</text:p>
          </table:table-cell>
        </table:table-row>
        <table:table-row table:style-name="ro1">
          <table:table-cell office:value-type="string">
            <text:p>name6</text:p>
          </table:table-cell>
          <table:table-cell table:formula="of:=[.B298]+1" office:value-type="float" office:value="8">
            <text:p>8</text:p>
          </table:table-cell>
          <table:table-cell table:formula="of:=[.C298]+1" office:value-type="float" office:value="297">
            <text:p>297</text:p>
          </table:table-cell>
          <table:table-cell table:formula="of:=DEC2HEX([.C299])" office:value-type="string" office:string-value="129">
            <text:p>129</text:p>
          </table:table-cell>
          <table:table-cell office:value-type="string">
            <text:p>name6</text:p>
          </table:table-cell>
          <table:table-cell table:formula="of:=[.F298]+1" office:value-type="float" office:value="8">
            <text:p>8</text:p>
          </table:table-cell>
          <table:table-cell table:formula="of:=[.G298]+1" office:value-type="float" office:value="670">
            <text:p>670</text:p>
          </table:table-cell>
          <table:table-cell table:formula="of:=DEC2HEX([.G299])" office:value-type="string" office:string-value="29E">
            <text:p>29E</text:p>
          </table:table-cell>
          <table:table-cell office:value-type="string">
            <text:p>name6</text:p>
          </table:table-cell>
          <table:table-cell table:formula="of:=[.J298]+1" office:value-type="float" office:value="8">
            <text:p>8</text:p>
          </table:table-cell>
          <table:table-cell table:formula="of:=[.K298]+1" office:value-type="float" office:value="1043">
            <text:p>1043</text:p>
          </table:table-cell>
          <table:table-cell table:formula="of:=DEC2HEX([.K299])" office:value-type="string" office:string-value="413">
            <text:p>413</text:p>
          </table:table-cell>
          <table:table-cell office:value-type="string">
            <text:p>name6</text:p>
          </table:table-cell>
          <table:table-cell table:formula="of:=[.N298]+1" office:value-type="float" office:value="8">
            <text:p>8</text:p>
          </table:table-cell>
          <table:table-cell table:formula="of:=[.O298]+1" office:value-type="float" office:value="1416">
            <text:p>1416</text:p>
          </table:table-cell>
          <table:table-cell table:formula="of:=DEC2HEX([.O299])" office:value-type="string" office:string-value="588">
            <text:p>588</text:p>
          </table:table-cell>
          <table:table-cell office:value-type="string">
            <text:p>name6</text:p>
          </table:table-cell>
          <table:table-cell table:formula="of:=[.R298]+1" office:value-type="float" office:value="8">
            <text:p>8</text:p>
          </table:table-cell>
          <table:table-cell table:formula="of:=[.S298]+1" office:value-type="float" office:value="1789">
            <text:p>1789</text:p>
          </table:table-cell>
          <table:table-cell table:formula="of:=DEC2HEX([.S299])" office:value-type="string" office:string-value="6FD">
            <text:p>6FD</text:p>
          </table:table-cell>
          <table:table-cell office:value-type="string">
            <text:p>name6</text:p>
          </table:table-cell>
          <table:table-cell table:formula="of:=[.V298]+1" office:value-type="float" office:value="8">
            <text:p>8</text:p>
          </table:table-cell>
          <table:table-cell table:formula="of:=[.W298]+1" office:value-type="float" office:value="2162">
            <text:p>2162</text:p>
          </table:table-cell>
          <table:table-cell table:formula="of:=DEC2HEX([.W299])" office:value-type="string" office:string-value="872">
            <text:p>872</text:p>
          </table:table-cell>
          <table:table-cell office:value-type="string">
            <text:p>name6</text:p>
          </table:table-cell>
          <table:table-cell table:formula="of:=[.Z298]+1" office:value-type="float" office:value="8">
            <text:p>8</text:p>
          </table:table-cell>
          <table:table-cell table:style-name="ce2" table:formula="of:=[.AA298]+1" office:value-type="float" office:value="2535">
            <text:p>2535</text:p>
          </table:table-cell>
          <table:table-cell table:formula="of:=DEC2HEX([.AA299])" office:value-type="string" office:string-value="9E7">
            <text:p>9E7</text:p>
          </table:table-cell>
          <table:table-cell office:value-type="string">
            <text:p>name6</text:p>
          </table:table-cell>
          <table:table-cell table:formula="of:=[.AD298]+1" office:value-type="float" office:value="8">
            <text:p>8</text:p>
          </table:table-cell>
          <table:table-cell table:style-name="ce2" table:formula="of:=[.AE298]+1" office:value-type="float" office:value="2908">
            <text:p>2908</text:p>
          </table:table-cell>
          <table:table-cell table:formula="of:=DEC2HEX([.AE299])" office:value-type="string" office:string-value="B5C">
            <text:p>B5C</text:p>
          </table:table-cell>
          <table:table-cell office:value-type="string">
            <text:p>name6</text:p>
          </table:table-cell>
          <table:table-cell table:formula="of:=[.AH298]+1" office:value-type="float" office:value="8">
            <text:p>8</text:p>
          </table:table-cell>
          <table:table-cell table:style-name="ce2" table:formula="of:=[.AI298]+1" office:value-type="float" office:value="3281">
            <text:p>3281</text:p>
          </table:table-cell>
          <table:table-cell table:formula="of:=DEC2HEX([.AI299])" office:value-type="string" office:string-value="CD1">
            <text:p>CD1</text:p>
          </table:table-cell>
          <table:table-cell office:value-type="string">
            <text:p>name6</text:p>
          </table:table-cell>
          <table:table-cell table:formula="of:=[.AL298]+1" office:value-type="float" office:value="8">
            <text:p>8</text:p>
          </table:table-cell>
          <table:table-cell table:style-name="ce2" table:formula="of:=[.AM298]+1" office:value-type="float" office:value="3654">
            <text:p>3654</text:p>
          </table:table-cell>
          <table:table-cell table:formula="of:=DEC2HEX([.AM299])" office:value-type="string" office:string-value="E46">
            <text:p>E46</text:p>
          </table:table-cell>
        </table:table-row>
        <table:table-row table:style-name="ro1">
          <table:table-cell office:value-type="string">
            <text:p>name7</text:p>
          </table:table-cell>
          <table:table-cell table:formula="of:=[.B299]+1" office:value-type="float" office:value="9">
            <text:p>9</text:p>
          </table:table-cell>
          <table:table-cell table:formula="of:=[.C299]+1" office:value-type="float" office:value="298">
            <text:p>298</text:p>
          </table:table-cell>
          <table:table-cell table:formula="of:=DEC2HEX([.C300])" office:value-type="string" office:string-value="12A">
            <text:p>12A</text:p>
          </table:table-cell>
          <table:table-cell office:value-type="string">
            <text:p>name7</text:p>
          </table:table-cell>
          <table:table-cell table:formula="of:=[.F299]+1" office:value-type="float" office:value="9">
            <text:p>9</text:p>
          </table:table-cell>
          <table:table-cell table:formula="of:=[.G299]+1" office:value-type="float" office:value="671">
            <text:p>671</text:p>
          </table:table-cell>
          <table:table-cell table:formula="of:=DEC2HEX([.G300])" office:value-type="string" office:string-value="29F">
            <text:p>29F</text:p>
          </table:table-cell>
          <table:table-cell office:value-type="string">
            <text:p>name7</text:p>
          </table:table-cell>
          <table:table-cell table:formula="of:=[.J299]+1" office:value-type="float" office:value="9">
            <text:p>9</text:p>
          </table:table-cell>
          <table:table-cell table:formula="of:=[.K299]+1" office:value-type="float" office:value="1044">
            <text:p>1044</text:p>
          </table:table-cell>
          <table:table-cell table:formula="of:=DEC2HEX([.K300])" office:value-type="string" office:string-value="414">
            <text:p>414</text:p>
          </table:table-cell>
          <table:table-cell office:value-type="string">
            <text:p>name7</text:p>
          </table:table-cell>
          <table:table-cell table:formula="of:=[.N299]+1" office:value-type="float" office:value="9">
            <text:p>9</text:p>
          </table:table-cell>
          <table:table-cell table:formula="of:=[.O299]+1" office:value-type="float" office:value="1417">
            <text:p>1417</text:p>
          </table:table-cell>
          <table:table-cell table:formula="of:=DEC2HEX([.O300])" office:value-type="string" office:string-value="589">
            <text:p>589</text:p>
          </table:table-cell>
          <table:table-cell office:value-type="string">
            <text:p>name7</text:p>
          </table:table-cell>
          <table:table-cell table:formula="of:=[.R299]+1" office:value-type="float" office:value="9">
            <text:p>9</text:p>
          </table:table-cell>
          <table:table-cell table:formula="of:=[.S299]+1" office:value-type="float" office:value="1790">
            <text:p>1790</text:p>
          </table:table-cell>
          <table:table-cell table:formula="of:=DEC2HEX([.S300])" office:value-type="string" office:string-value="6FE">
            <text:p>6FE</text:p>
          </table:table-cell>
          <table:table-cell office:value-type="string">
            <text:p>name7</text:p>
          </table:table-cell>
          <table:table-cell table:formula="of:=[.V299]+1" office:value-type="float" office:value="9">
            <text:p>9</text:p>
          </table:table-cell>
          <table:table-cell table:formula="of:=[.W299]+1" office:value-type="float" office:value="2163">
            <text:p>2163</text:p>
          </table:table-cell>
          <table:table-cell table:formula="of:=DEC2HEX([.W300])" office:value-type="string" office:string-value="873">
            <text:p>873</text:p>
          </table:table-cell>
          <table:table-cell office:value-type="string">
            <text:p>name7</text:p>
          </table:table-cell>
          <table:table-cell table:formula="of:=[.Z299]+1" office:value-type="float" office:value="9">
            <text:p>9</text:p>
          </table:table-cell>
          <table:table-cell table:style-name="ce2" table:formula="of:=[.AA299]+1" office:value-type="float" office:value="2536">
            <text:p>2536</text:p>
          </table:table-cell>
          <table:table-cell table:formula="of:=DEC2HEX([.AA300])" office:value-type="string" office:string-value="9E8">
            <text:p>9E8</text:p>
          </table:table-cell>
          <table:table-cell office:value-type="string">
            <text:p>name7</text:p>
          </table:table-cell>
          <table:table-cell table:formula="of:=[.AD299]+1" office:value-type="float" office:value="9">
            <text:p>9</text:p>
          </table:table-cell>
          <table:table-cell table:style-name="ce2" table:formula="of:=[.AE299]+1" office:value-type="float" office:value="2909">
            <text:p>2909</text:p>
          </table:table-cell>
          <table:table-cell table:formula="of:=DEC2HEX([.AE300])" office:value-type="string" office:string-value="B5D">
            <text:p>B5D</text:p>
          </table:table-cell>
          <table:table-cell office:value-type="string">
            <text:p>name7</text:p>
          </table:table-cell>
          <table:table-cell table:formula="of:=[.AH299]+1" office:value-type="float" office:value="9">
            <text:p>9</text:p>
          </table:table-cell>
          <table:table-cell table:style-name="ce2" table:formula="of:=[.AI299]+1" office:value-type="float" office:value="3282">
            <text:p>3282</text:p>
          </table:table-cell>
          <table:table-cell table:formula="of:=DEC2HEX([.AI300])" office:value-type="string" office:string-value="CD2">
            <text:p>CD2</text:p>
          </table:table-cell>
          <table:table-cell office:value-type="string">
            <text:p>name7</text:p>
          </table:table-cell>
          <table:table-cell table:formula="of:=[.AL299]+1" office:value-type="float" office:value="9">
            <text:p>9</text:p>
          </table:table-cell>
          <table:table-cell table:style-name="ce2" table:formula="of:=[.AM299]+1" office:value-type="float" office:value="3655">
            <text:p>3655</text:p>
          </table:table-cell>
          <table:table-cell table:formula="of:=DEC2HEX([.AM300])" office:value-type="string" office:string-value="E47">
            <text:p>E47</text:p>
          </table:table-cell>
        </table:table-row>
        <table:table-row table:style-name="ro1">
          <table:table-cell office:value-type="string">
            <text:p>name8</text:p>
          </table:table-cell>
          <table:table-cell table:formula="of:=[.B300]+1" office:value-type="float" office:value="10">
            <text:p>10</text:p>
          </table:table-cell>
          <table:table-cell table:formula="of:=[.C300]+1" office:value-type="float" office:value="299">
            <text:p>299</text:p>
          </table:table-cell>
          <table:table-cell table:formula="of:=DEC2HEX([.C301])" office:value-type="string" office:string-value="12B">
            <text:p>12B</text:p>
          </table:table-cell>
          <table:table-cell office:value-type="string">
            <text:p>name8</text:p>
          </table:table-cell>
          <table:table-cell table:formula="of:=[.F300]+1" office:value-type="float" office:value="10">
            <text:p>10</text:p>
          </table:table-cell>
          <table:table-cell table:formula="of:=[.G300]+1" office:value-type="float" office:value="672">
            <text:p>672</text:p>
          </table:table-cell>
          <table:table-cell table:formula="of:=DEC2HEX([.G301])" office:value-type="string" office:string-value="2A0">
            <text:p>2A0</text:p>
          </table:table-cell>
          <table:table-cell office:value-type="string">
            <text:p>name8</text:p>
          </table:table-cell>
          <table:table-cell table:formula="of:=[.J300]+1" office:value-type="float" office:value="10">
            <text:p>10</text:p>
          </table:table-cell>
          <table:table-cell table:formula="of:=[.K300]+1" office:value-type="float" office:value="1045">
            <text:p>1045</text:p>
          </table:table-cell>
          <table:table-cell table:formula="of:=DEC2HEX([.K301])" office:value-type="string" office:string-value="415">
            <text:p>415</text:p>
          </table:table-cell>
          <table:table-cell office:value-type="string">
            <text:p>name8</text:p>
          </table:table-cell>
          <table:table-cell table:formula="of:=[.N300]+1" office:value-type="float" office:value="10">
            <text:p>10</text:p>
          </table:table-cell>
          <table:table-cell table:formula="of:=[.O300]+1" office:value-type="float" office:value="1418">
            <text:p>1418</text:p>
          </table:table-cell>
          <table:table-cell table:formula="of:=DEC2HEX([.O301])" office:value-type="string" office:string-value="58A">
            <text:p>58A</text:p>
          </table:table-cell>
          <table:table-cell office:value-type="string">
            <text:p>name8</text:p>
          </table:table-cell>
          <table:table-cell table:formula="of:=[.R300]+1" office:value-type="float" office:value="10">
            <text:p>10</text:p>
          </table:table-cell>
          <table:table-cell table:formula="of:=[.S300]+1" office:value-type="float" office:value="1791">
            <text:p>1791</text:p>
          </table:table-cell>
          <table:table-cell table:formula="of:=DEC2HEX([.S301])" office:value-type="string" office:string-value="6FF">
            <text:p>6FF</text:p>
          </table:table-cell>
          <table:table-cell office:value-type="string">
            <text:p>name8</text:p>
          </table:table-cell>
          <table:table-cell table:formula="of:=[.V300]+1" office:value-type="float" office:value="10">
            <text:p>10</text:p>
          </table:table-cell>
          <table:table-cell table:formula="of:=[.W300]+1" office:value-type="float" office:value="2164">
            <text:p>2164</text:p>
          </table:table-cell>
          <table:table-cell table:formula="of:=DEC2HEX([.W301])" office:value-type="string" office:string-value="874">
            <text:p>874</text:p>
          </table:table-cell>
          <table:table-cell office:value-type="string">
            <text:p>name8</text:p>
          </table:table-cell>
          <table:table-cell table:formula="of:=[.Z300]+1" office:value-type="float" office:value="10">
            <text:p>10</text:p>
          </table:table-cell>
          <table:table-cell table:style-name="ce2" table:formula="of:=[.AA300]+1" office:value-type="float" office:value="2537">
            <text:p>2537</text:p>
          </table:table-cell>
          <table:table-cell table:formula="of:=DEC2HEX([.AA301])" office:value-type="string" office:string-value="9E9">
            <text:p>9E9</text:p>
          </table:table-cell>
          <table:table-cell office:value-type="string">
            <text:p>name8</text:p>
          </table:table-cell>
          <table:table-cell table:formula="of:=[.AD300]+1" office:value-type="float" office:value="10">
            <text:p>10</text:p>
          </table:table-cell>
          <table:table-cell table:style-name="ce2" table:formula="of:=[.AE300]+1" office:value-type="float" office:value="2910">
            <text:p>2910</text:p>
          </table:table-cell>
          <table:table-cell table:formula="of:=DEC2HEX([.AE301])" office:value-type="string" office:string-value="B5E">
            <text:p>B5E</text:p>
          </table:table-cell>
          <table:table-cell office:value-type="string">
            <text:p>name8</text:p>
          </table:table-cell>
          <table:table-cell table:formula="of:=[.AH300]+1" office:value-type="float" office:value="10">
            <text:p>10</text:p>
          </table:table-cell>
          <table:table-cell table:style-name="ce2" table:formula="of:=[.AI300]+1" office:value-type="float" office:value="3283">
            <text:p>3283</text:p>
          </table:table-cell>
          <table:table-cell table:formula="of:=DEC2HEX([.AI301])" office:value-type="string" office:string-value="CD3">
            <text:p>CD3</text:p>
          </table:table-cell>
          <table:table-cell office:value-type="string">
            <text:p>name8</text:p>
          </table:table-cell>
          <table:table-cell table:formula="of:=[.AL300]+1" office:value-type="float" office:value="10">
            <text:p>10</text:p>
          </table:table-cell>
          <table:table-cell table:style-name="ce2" table:formula="of:=[.AM300]+1" office:value-type="float" office:value="3656">
            <text:p>3656</text:p>
          </table:table-cell>
          <table:table-cell table:formula="of:=DEC2HEX([.AM301])" office:value-type="string" office:string-value="E48">
            <text:p>E48</text:p>
          </table:table-cell>
        </table:table-row>
        <table:table-row table:style-name="ro1">
          <table:table-cell office:value-type="string">
            <text:p>name9</text:p>
          </table:table-cell>
          <table:table-cell table:formula="of:=[.B301]+1" office:value-type="float" office:value="11">
            <text:p>11</text:p>
          </table:table-cell>
          <table:table-cell table:formula="of:=[.C301]+1" office:value-type="float" office:value="300">
            <text:p>300</text:p>
          </table:table-cell>
          <table:table-cell table:formula="of:=DEC2HEX([.C302])" office:value-type="string" office:string-value="12C">
            <text:p>12C</text:p>
          </table:table-cell>
          <table:table-cell office:value-type="string">
            <text:p>name9</text:p>
          </table:table-cell>
          <table:table-cell table:formula="of:=[.F301]+1" office:value-type="float" office:value="11">
            <text:p>11</text:p>
          </table:table-cell>
          <table:table-cell table:formula="of:=[.G301]+1" office:value-type="float" office:value="673">
            <text:p>673</text:p>
          </table:table-cell>
          <table:table-cell table:formula="of:=DEC2HEX([.G302])" office:value-type="string" office:string-value="2A1">
            <text:p>2A1</text:p>
          </table:table-cell>
          <table:table-cell office:value-type="string">
            <text:p>name9</text:p>
          </table:table-cell>
          <table:table-cell table:formula="of:=[.J301]+1" office:value-type="float" office:value="11">
            <text:p>11</text:p>
          </table:table-cell>
          <table:table-cell table:formula="of:=[.K301]+1" office:value-type="float" office:value="1046">
            <text:p>1046</text:p>
          </table:table-cell>
          <table:table-cell table:formula="of:=DEC2HEX([.K302])" office:value-type="string" office:string-value="416">
            <text:p>416</text:p>
          </table:table-cell>
          <table:table-cell office:value-type="string">
            <text:p>name9</text:p>
          </table:table-cell>
          <table:table-cell table:formula="of:=[.N301]+1" office:value-type="float" office:value="11">
            <text:p>11</text:p>
          </table:table-cell>
          <table:table-cell table:formula="of:=[.O301]+1" office:value-type="float" office:value="1419">
            <text:p>1419</text:p>
          </table:table-cell>
          <table:table-cell table:formula="of:=DEC2HEX([.O302])" office:value-type="string" office:string-value="58B">
            <text:p>58B</text:p>
          </table:table-cell>
          <table:table-cell office:value-type="string">
            <text:p>name9</text:p>
          </table:table-cell>
          <table:table-cell table:formula="of:=[.R301]+1" office:value-type="float" office:value="11">
            <text:p>11</text:p>
          </table:table-cell>
          <table:table-cell table:formula="of:=[.S301]+1" office:value-type="float" office:value="1792">
            <text:p>1792</text:p>
          </table:table-cell>
          <table:table-cell table:formula="of:=DEC2HEX([.S302])" office:value-type="string" office:string-value="700">
            <text:p>700</text:p>
          </table:table-cell>
          <table:table-cell office:value-type="string">
            <text:p>name9</text:p>
          </table:table-cell>
          <table:table-cell table:formula="of:=[.V301]+1" office:value-type="float" office:value="11">
            <text:p>11</text:p>
          </table:table-cell>
          <table:table-cell table:formula="of:=[.W301]+1" office:value-type="float" office:value="2165">
            <text:p>2165</text:p>
          </table:table-cell>
          <table:table-cell table:formula="of:=DEC2HEX([.W302])" office:value-type="string" office:string-value="875">
            <text:p>875</text:p>
          </table:table-cell>
          <table:table-cell office:value-type="string">
            <text:p>name9</text:p>
          </table:table-cell>
          <table:table-cell table:formula="of:=[.Z301]+1" office:value-type="float" office:value="11">
            <text:p>11</text:p>
          </table:table-cell>
          <table:table-cell table:style-name="ce2" table:formula="of:=[.AA301]+1" office:value-type="float" office:value="2538">
            <text:p>2538</text:p>
          </table:table-cell>
          <table:table-cell table:formula="of:=DEC2HEX([.AA302])" office:value-type="string" office:string-value="9EA">
            <text:p>9EA</text:p>
          </table:table-cell>
          <table:table-cell office:value-type="string">
            <text:p>name9</text:p>
          </table:table-cell>
          <table:table-cell table:formula="of:=[.AD301]+1" office:value-type="float" office:value="11">
            <text:p>11</text:p>
          </table:table-cell>
          <table:table-cell table:style-name="ce2" table:formula="of:=[.AE301]+1" office:value-type="float" office:value="2911">
            <text:p>2911</text:p>
          </table:table-cell>
          <table:table-cell table:formula="of:=DEC2HEX([.AE302])" office:value-type="string" office:string-value="B5F">
            <text:p>B5F</text:p>
          </table:table-cell>
          <table:table-cell office:value-type="string">
            <text:p>name9</text:p>
          </table:table-cell>
          <table:table-cell table:formula="of:=[.AH301]+1" office:value-type="float" office:value="11">
            <text:p>11</text:p>
          </table:table-cell>
          <table:table-cell table:style-name="ce2" table:formula="of:=[.AI301]+1" office:value-type="float" office:value="3284">
            <text:p>3284</text:p>
          </table:table-cell>
          <table:table-cell table:formula="of:=DEC2HEX([.AI302])" office:value-type="string" office:string-value="CD4">
            <text:p>CD4</text:p>
          </table:table-cell>
          <table:table-cell office:value-type="string">
            <text:p>name9</text:p>
          </table:table-cell>
          <table:table-cell table:formula="of:=[.AL301]+1" office:value-type="float" office:value="11">
            <text:p>11</text:p>
          </table:table-cell>
          <table:table-cell table:style-name="ce2" table:formula="of:=[.AM301]+1" office:value-type="float" office:value="3657">
            <text:p>3657</text:p>
          </table:table-cell>
          <table:table-cell table:formula="of:=DEC2HEX([.AM302])" office:value-type="string" office:string-value="E49">
            <text:p>E49</text:p>
          </table:table-cell>
        </table:table-row>
        <table:table-row table:style-name="ro1">
          <table:table-cell table:style-name="ce1" office:value-type="string">
            <text:p>DT24</text:p>
          </table:table-cell>
          <table:table-cell office:value-type="float" office:value="0">
            <text:p>0</text:p>
          </table:table-cell>
          <table:table-cell table:formula="of:=[.C302]+1" office:value-type="float" office:value="301">
            <text:p>301</text:p>
          </table:table-cell>
          <table:table-cell table:formula="of:=DEC2HEX([.C303])" office:value-type="string" office:string-value="12D">
            <text:p>12D</text:p>
          </table:table-cell>
          <table:table-cell table:style-name="ce1" office:value-type="string">
            <text:p>DT24</text:p>
          </table:table-cell>
          <table:table-cell office:value-type="float" office:value="0">
            <text:p>0</text:p>
          </table:table-cell>
          <table:table-cell table:formula="of:=[.G302]+1" office:value-type="float" office:value="674">
            <text:p>674</text:p>
          </table:table-cell>
          <table:table-cell table:formula="of:=DEC2HEX([.G303])" office:value-type="string" office:string-value="2A2">
            <text:p>2A2</text:p>
          </table:table-cell>
          <table:table-cell table:style-name="ce1" office:value-type="string">
            <text:p>DT24</text:p>
          </table:table-cell>
          <table:table-cell office:value-type="float" office:value="0">
            <text:p>0</text:p>
          </table:table-cell>
          <table:table-cell table:formula="of:=[.K302]+1" office:value-type="float" office:value="1047">
            <text:p>1047</text:p>
          </table:table-cell>
          <table:table-cell table:formula="of:=DEC2HEX([.K303])" office:value-type="string" office:string-value="417">
            <text:p>417</text:p>
          </table:table-cell>
          <table:table-cell table:style-name="ce1" office:value-type="string">
            <text:p>DT24</text:p>
          </table:table-cell>
          <table:table-cell office:value-type="float" office:value="0">
            <text:p>0</text:p>
          </table:table-cell>
          <table:table-cell table:formula="of:=[.O302]+1" office:value-type="float" office:value="1420">
            <text:p>1420</text:p>
          </table:table-cell>
          <table:table-cell table:formula="of:=DEC2HEX([.O303])" office:value-type="string" office:string-value="58C">
            <text:p>58C</text:p>
          </table:table-cell>
          <table:table-cell table:style-name="ce1" office:value-type="string">
            <text:p>DT24</text:p>
          </table:table-cell>
          <table:table-cell office:value-type="float" office:value="0">
            <text:p>0</text:p>
          </table:table-cell>
          <table:table-cell table:formula="of:=[.S302]+1" office:value-type="float" office:value="1793">
            <text:p>1793</text:p>
          </table:table-cell>
          <table:table-cell table:formula="of:=DEC2HEX([.S303])" office:value-type="string" office:string-value="701">
            <text:p>701</text:p>
          </table:table-cell>
          <table:table-cell table:style-name="ce1" office:value-type="string">
            <text:p>DT24</text:p>
          </table:table-cell>
          <table:table-cell office:value-type="float" office:value="0">
            <text:p>0</text:p>
          </table:table-cell>
          <table:table-cell table:formula="of:=[.W302]+1" office:value-type="float" office:value="2166">
            <text:p>2166</text:p>
          </table:table-cell>
          <table:table-cell table:formula="of:=DEC2HEX([.W303])" office:value-type="string" office:string-value="876">
            <text:p>876</text:p>
          </table:table-cell>
          <table:table-cell table:style-name="ce1" office:value-type="string">
            <text:p>DT24</text:p>
          </table:table-cell>
          <table:table-cell office:value-type="float" office:value="0">
            <text:p>0</text:p>
          </table:table-cell>
          <table:table-cell table:style-name="ce2" table:formula="of:=[.AA302]+1" office:value-type="float" office:value="2539">
            <text:p>2539</text:p>
          </table:table-cell>
          <table:table-cell table:formula="of:=DEC2HEX([.AA303])" office:value-type="string" office:string-value="9EB">
            <text:p>9EB</text:p>
          </table:table-cell>
          <table:table-cell table:style-name="ce1" office:value-type="string">
            <text:p>DT24</text:p>
          </table:table-cell>
          <table:table-cell office:value-type="float" office:value="0">
            <text:p>0</text:p>
          </table:table-cell>
          <table:table-cell table:style-name="ce2" table:formula="of:=[.AE302]+1" office:value-type="float" office:value="2912">
            <text:p>2912</text:p>
          </table:table-cell>
          <table:table-cell table:formula="of:=DEC2HEX([.AE303])" office:value-type="string" office:string-value="B60">
            <text:p>B60</text:p>
          </table:table-cell>
          <table:table-cell table:style-name="ce1" office:value-type="string">
            <text:p>DT24</text:p>
          </table:table-cell>
          <table:table-cell office:value-type="float" office:value="0">
            <text:p>0</text:p>
          </table:table-cell>
          <table:table-cell table:style-name="ce2" table:formula="of:=[.AI302]+1" office:value-type="float" office:value="3285">
            <text:p>3285</text:p>
          </table:table-cell>
          <table:table-cell table:formula="of:=DEC2HEX([.AI303])" office:value-type="string" office:string-value="CD5">
            <text:p>CD5</text:p>
          </table:table-cell>
          <table:table-cell table:style-name="ce1" office:value-type="string">
            <text:p>DT24</text:p>
          </table:table-cell>
          <table:table-cell office:value-type="float" office:value="0">
            <text:p>0</text:p>
          </table:table-cell>
          <table:table-cell table:style-name="ce2" table:formula="of:=[.AM302]+1" office:value-type="float" office:value="3658">
            <text:p>3658</text:p>
          </table:table-cell>
          <table:table-cell table:formula="of:=DEC2HEX([.AM303])" office:value-type="string" office:string-value="E4A">
            <text:p>E4A</text:p>
          </table:table-cell>
        </table:table-row>
        <table:table-row table:style-name="ro1">
          <table:table-cell office:value-type="string">
            <text:p>id</text:p>
          </table:table-cell>
          <table:table-cell table:formula="of:=[.B303]+1" office:value-type="float" office:value="1">
            <text:p>1</text:p>
          </table:table-cell>
          <table:table-cell table:formula="of:=[.C303]+1" office:value-type="float" office:value="302">
            <text:p>302</text:p>
          </table:table-cell>
          <table:table-cell table:formula="of:=DEC2HEX([.C304])" office:value-type="string" office:string-value="12E">
            <text:p>12E</text:p>
          </table:table-cell>
          <table:table-cell office:value-type="string">
            <text:p>id</text:p>
          </table:table-cell>
          <table:table-cell table:formula="of:=[.F303]+1" office:value-type="float" office:value="1">
            <text:p>1</text:p>
          </table:table-cell>
          <table:table-cell table:formula="of:=[.G303]+1" office:value-type="float" office:value="675">
            <text:p>675</text:p>
          </table:table-cell>
          <table:table-cell table:formula="of:=DEC2HEX([.G304])" office:value-type="string" office:string-value="2A3">
            <text:p>2A3</text:p>
          </table:table-cell>
          <table:table-cell office:value-type="string">
            <text:p>id</text:p>
          </table:table-cell>
          <table:table-cell table:formula="of:=[.J303]+1" office:value-type="float" office:value="1">
            <text:p>1</text:p>
          </table:table-cell>
          <table:table-cell table:formula="of:=[.K303]+1" office:value-type="float" office:value="1048">
            <text:p>1048</text:p>
          </table:table-cell>
          <table:table-cell table:formula="of:=DEC2HEX([.K304])" office:value-type="string" office:string-value="418">
            <text:p>418</text:p>
          </table:table-cell>
          <table:table-cell office:value-type="string">
            <text:p>id</text:p>
          </table:table-cell>
          <table:table-cell table:formula="of:=[.N303]+1" office:value-type="float" office:value="1">
            <text:p>1</text:p>
          </table:table-cell>
          <table:table-cell table:formula="of:=[.O303]+1" office:value-type="float" office:value="1421">
            <text:p>1421</text:p>
          </table:table-cell>
          <table:table-cell table:formula="of:=DEC2HEX([.O304])" office:value-type="string" office:string-value="58D">
            <text:p>58D</text:p>
          </table:table-cell>
          <table:table-cell office:value-type="string">
            <text:p>id</text:p>
          </table:table-cell>
          <table:table-cell table:formula="of:=[.R303]+1" office:value-type="float" office:value="1">
            <text:p>1</text:p>
          </table:table-cell>
          <table:table-cell table:formula="of:=[.S303]+1" office:value-type="float" office:value="1794">
            <text:p>1794</text:p>
          </table:table-cell>
          <table:table-cell table:formula="of:=DEC2HEX([.S304])" office:value-type="string" office:string-value="702">
            <text:p>702</text:p>
          </table:table-cell>
          <table:table-cell office:value-type="string">
            <text:p>id</text:p>
          </table:table-cell>
          <table:table-cell table:formula="of:=[.V303]+1" office:value-type="float" office:value="1">
            <text:p>1</text:p>
          </table:table-cell>
          <table:table-cell table:formula="of:=[.W303]+1" office:value-type="float" office:value="2167">
            <text:p>2167</text:p>
          </table:table-cell>
          <table:table-cell table:formula="of:=DEC2HEX([.W304])" office:value-type="string" office:string-value="877">
            <text:p>877</text:p>
          </table:table-cell>
          <table:table-cell office:value-type="string">
            <text:p>id</text:p>
          </table:table-cell>
          <table:table-cell table:formula="of:=[.Z303]+1" office:value-type="float" office:value="1">
            <text:p>1</text:p>
          </table:table-cell>
          <table:table-cell table:style-name="ce2" table:formula="of:=[.AA303]+1" office:value-type="float" office:value="2540">
            <text:p>2540</text:p>
          </table:table-cell>
          <table:table-cell table:formula="of:=DEC2HEX([.AA304])" office:value-type="string" office:string-value="9EC">
            <text:p>9EC</text:p>
          </table:table-cell>
          <table:table-cell office:value-type="string">
            <text:p>id</text:p>
          </table:table-cell>
          <table:table-cell table:formula="of:=[.AD303]+1" office:value-type="float" office:value="1">
            <text:p>1</text:p>
          </table:table-cell>
          <table:table-cell table:style-name="ce2" table:formula="of:=[.AE303]+1" office:value-type="float" office:value="2913">
            <text:p>2913</text:p>
          </table:table-cell>
          <table:table-cell table:formula="of:=DEC2HEX([.AE304])" office:value-type="string" office:string-value="B61">
            <text:p>B61</text:p>
          </table:table-cell>
          <table:table-cell office:value-type="string">
            <text:p>id</text:p>
          </table:table-cell>
          <table:table-cell table:formula="of:=[.AH303]+1" office:value-type="float" office:value="1">
            <text:p>1</text:p>
          </table:table-cell>
          <table:table-cell table:style-name="ce2" table:formula="of:=[.AI303]+1" office:value-type="float" office:value="3286">
            <text:p>3286</text:p>
          </table:table-cell>
          <table:table-cell table:formula="of:=DEC2HEX([.AI304])" office:value-type="string" office:string-value="CD6">
            <text:p>CD6</text:p>
          </table:table-cell>
          <table:table-cell office:value-type="string">
            <text:p>id</text:p>
          </table:table-cell>
          <table:table-cell table:formula="of:=[.AL303]+1" office:value-type="float" office:value="1">
            <text:p>1</text:p>
          </table:table-cell>
          <table:table-cell table:style-name="ce2" table:formula="of:=[.AM303]+1" office:value-type="float" office:value="3659">
            <text:p>3659</text:p>
          </table:table-cell>
          <table:table-cell table:formula="of:=DEC2HEX([.AM304])" office:value-type="string" office:string-value="E4B">
            <text:p>E4B</text:p>
          </table:table-cell>
        </table:table-row>
        <table:table-row table:style-name="ro1">
          <table:table-cell office:value-type="string">
            <text:p>name0</text:p>
          </table:table-cell>
          <table:table-cell table:formula="of:=[.B304]+1" office:value-type="float" office:value="2">
            <text:p>2</text:p>
          </table:table-cell>
          <table:table-cell table:formula="of:=[.C304]+1" office:value-type="float" office:value="303">
            <text:p>303</text:p>
          </table:table-cell>
          <table:table-cell table:formula="of:=DEC2HEX([.C305])" office:value-type="string" office:string-value="12F">
            <text:p>12F</text:p>
          </table:table-cell>
          <table:table-cell office:value-type="string">
            <text:p>name0</text:p>
          </table:table-cell>
          <table:table-cell table:formula="of:=[.F304]+1" office:value-type="float" office:value="2">
            <text:p>2</text:p>
          </table:table-cell>
          <table:table-cell table:formula="of:=[.G304]+1" office:value-type="float" office:value="676">
            <text:p>676</text:p>
          </table:table-cell>
          <table:table-cell table:formula="of:=DEC2HEX([.G305])" office:value-type="string" office:string-value="2A4">
            <text:p>2A4</text:p>
          </table:table-cell>
          <table:table-cell office:value-type="string">
            <text:p>name0</text:p>
          </table:table-cell>
          <table:table-cell table:formula="of:=[.J304]+1" office:value-type="float" office:value="2">
            <text:p>2</text:p>
          </table:table-cell>
          <table:table-cell table:formula="of:=[.K304]+1" office:value-type="float" office:value="1049">
            <text:p>1049</text:p>
          </table:table-cell>
          <table:table-cell table:formula="of:=DEC2HEX([.K305])" office:value-type="string" office:string-value="419">
            <text:p>419</text:p>
          </table:table-cell>
          <table:table-cell office:value-type="string">
            <text:p>name0</text:p>
          </table:table-cell>
          <table:table-cell table:formula="of:=[.N304]+1" office:value-type="float" office:value="2">
            <text:p>2</text:p>
          </table:table-cell>
          <table:table-cell table:formula="of:=[.O304]+1" office:value-type="float" office:value="1422">
            <text:p>1422</text:p>
          </table:table-cell>
          <table:table-cell table:formula="of:=DEC2HEX([.O305])" office:value-type="string" office:string-value="58E">
            <text:p>58E</text:p>
          </table:table-cell>
          <table:table-cell office:value-type="string">
            <text:p>name0</text:p>
          </table:table-cell>
          <table:table-cell table:formula="of:=[.R304]+1" office:value-type="float" office:value="2">
            <text:p>2</text:p>
          </table:table-cell>
          <table:table-cell table:formula="of:=[.S304]+1" office:value-type="float" office:value="1795">
            <text:p>1795</text:p>
          </table:table-cell>
          <table:table-cell table:formula="of:=DEC2HEX([.S305])" office:value-type="string" office:string-value="703">
            <text:p>703</text:p>
          </table:table-cell>
          <table:table-cell office:value-type="string">
            <text:p>name0</text:p>
          </table:table-cell>
          <table:table-cell table:formula="of:=[.V304]+1" office:value-type="float" office:value="2">
            <text:p>2</text:p>
          </table:table-cell>
          <table:table-cell table:formula="of:=[.W304]+1" office:value-type="float" office:value="2168">
            <text:p>2168</text:p>
          </table:table-cell>
          <table:table-cell table:formula="of:=DEC2HEX([.W305])" office:value-type="string" office:string-value="878">
            <text:p>878</text:p>
          </table:table-cell>
          <table:table-cell office:value-type="string">
            <text:p>name0</text:p>
          </table:table-cell>
          <table:table-cell table:formula="of:=[.Z304]+1" office:value-type="float" office:value="2">
            <text:p>2</text:p>
          </table:table-cell>
          <table:table-cell table:style-name="ce2" table:formula="of:=[.AA304]+1" office:value-type="float" office:value="2541">
            <text:p>2541</text:p>
          </table:table-cell>
          <table:table-cell table:formula="of:=DEC2HEX([.AA305])" office:value-type="string" office:string-value="9ED">
            <text:p>9ED</text:p>
          </table:table-cell>
          <table:table-cell office:value-type="string">
            <text:p>name0</text:p>
          </table:table-cell>
          <table:table-cell table:formula="of:=[.AD304]+1" office:value-type="float" office:value="2">
            <text:p>2</text:p>
          </table:table-cell>
          <table:table-cell table:style-name="ce2" table:formula="of:=[.AE304]+1" office:value-type="float" office:value="2914">
            <text:p>2914</text:p>
          </table:table-cell>
          <table:table-cell table:formula="of:=DEC2HEX([.AE305])" office:value-type="string" office:string-value="B62">
            <text:p>B62</text:p>
          </table:table-cell>
          <table:table-cell office:value-type="string">
            <text:p>name0</text:p>
          </table:table-cell>
          <table:table-cell table:formula="of:=[.AH304]+1" office:value-type="float" office:value="2">
            <text:p>2</text:p>
          </table:table-cell>
          <table:table-cell table:style-name="ce2" table:formula="of:=[.AI304]+1" office:value-type="float" office:value="3287">
            <text:p>3287</text:p>
          </table:table-cell>
          <table:table-cell table:formula="of:=DEC2HEX([.AI305])" office:value-type="string" office:string-value="CD7">
            <text:p>CD7</text:p>
          </table:table-cell>
          <table:table-cell office:value-type="string">
            <text:p>name0</text:p>
          </table:table-cell>
          <table:table-cell table:formula="of:=[.AL304]+1" office:value-type="float" office:value="2">
            <text:p>2</text:p>
          </table:table-cell>
          <table:table-cell table:style-name="ce2" table:formula="of:=[.AM304]+1" office:value-type="float" office:value="3660">
            <text:p>3660</text:p>
          </table:table-cell>
          <table:table-cell table:formula="of:=DEC2HEX([.AM305])" office:value-type="string" office:string-value="E4C">
            <text:p>E4C</text:p>
          </table:table-cell>
        </table:table-row>
        <table:table-row table:style-name="ro1">
          <table:table-cell office:value-type="string">
            <text:p>name1</text:p>
          </table:table-cell>
          <table:table-cell table:formula="of:=[.B305]+1" office:value-type="float" office:value="3">
            <text:p>3</text:p>
          </table:table-cell>
          <table:table-cell table:formula="of:=[.C305]+1" office:value-type="float" office:value="304">
            <text:p>304</text:p>
          </table:table-cell>
          <table:table-cell table:formula="of:=DEC2HEX([.C306])" office:value-type="string" office:string-value="130">
            <text:p>130</text:p>
          </table:table-cell>
          <table:table-cell office:value-type="string">
            <text:p>name1</text:p>
          </table:table-cell>
          <table:table-cell table:formula="of:=[.F305]+1" office:value-type="float" office:value="3">
            <text:p>3</text:p>
          </table:table-cell>
          <table:table-cell table:formula="of:=[.G305]+1" office:value-type="float" office:value="677">
            <text:p>677</text:p>
          </table:table-cell>
          <table:table-cell table:formula="of:=DEC2HEX([.G306])" office:value-type="string" office:string-value="2A5">
            <text:p>2A5</text:p>
          </table:table-cell>
          <table:table-cell office:value-type="string">
            <text:p>name1</text:p>
          </table:table-cell>
          <table:table-cell table:formula="of:=[.J305]+1" office:value-type="float" office:value="3">
            <text:p>3</text:p>
          </table:table-cell>
          <table:table-cell table:formula="of:=[.K305]+1" office:value-type="float" office:value="1050">
            <text:p>1050</text:p>
          </table:table-cell>
          <table:table-cell table:formula="of:=DEC2HEX([.K306])" office:value-type="string" office:string-value="41A">
            <text:p>41A</text:p>
          </table:table-cell>
          <table:table-cell office:value-type="string">
            <text:p>name1</text:p>
          </table:table-cell>
          <table:table-cell table:formula="of:=[.N305]+1" office:value-type="float" office:value="3">
            <text:p>3</text:p>
          </table:table-cell>
          <table:table-cell table:formula="of:=[.O305]+1" office:value-type="float" office:value="1423">
            <text:p>1423</text:p>
          </table:table-cell>
          <table:table-cell table:formula="of:=DEC2HEX([.O306])" office:value-type="string" office:string-value="58F">
            <text:p>58F</text:p>
          </table:table-cell>
          <table:table-cell office:value-type="string">
            <text:p>name1</text:p>
          </table:table-cell>
          <table:table-cell table:formula="of:=[.R305]+1" office:value-type="float" office:value="3">
            <text:p>3</text:p>
          </table:table-cell>
          <table:table-cell table:formula="of:=[.S305]+1" office:value-type="float" office:value="1796">
            <text:p>1796</text:p>
          </table:table-cell>
          <table:table-cell table:formula="of:=DEC2HEX([.S306])" office:value-type="string" office:string-value="704">
            <text:p>704</text:p>
          </table:table-cell>
          <table:table-cell office:value-type="string">
            <text:p>name1</text:p>
          </table:table-cell>
          <table:table-cell table:formula="of:=[.V305]+1" office:value-type="float" office:value="3">
            <text:p>3</text:p>
          </table:table-cell>
          <table:table-cell table:formula="of:=[.W305]+1" office:value-type="float" office:value="2169">
            <text:p>2169</text:p>
          </table:table-cell>
          <table:table-cell table:formula="of:=DEC2HEX([.W306])" office:value-type="string" office:string-value="879">
            <text:p>879</text:p>
          </table:table-cell>
          <table:table-cell office:value-type="string">
            <text:p>name1</text:p>
          </table:table-cell>
          <table:table-cell table:formula="of:=[.Z305]+1" office:value-type="float" office:value="3">
            <text:p>3</text:p>
          </table:table-cell>
          <table:table-cell table:style-name="ce2" table:formula="of:=[.AA305]+1" office:value-type="float" office:value="2542">
            <text:p>2542</text:p>
          </table:table-cell>
          <table:table-cell table:formula="of:=DEC2HEX([.AA306])" office:value-type="string" office:string-value="9EE">
            <text:p>9EE</text:p>
          </table:table-cell>
          <table:table-cell office:value-type="string">
            <text:p>name1</text:p>
          </table:table-cell>
          <table:table-cell table:formula="of:=[.AD305]+1" office:value-type="float" office:value="3">
            <text:p>3</text:p>
          </table:table-cell>
          <table:table-cell table:style-name="ce2" table:formula="of:=[.AE305]+1" office:value-type="float" office:value="2915">
            <text:p>2915</text:p>
          </table:table-cell>
          <table:table-cell table:formula="of:=DEC2HEX([.AE306])" office:value-type="string" office:string-value="B63">
            <text:p>B63</text:p>
          </table:table-cell>
          <table:table-cell office:value-type="string">
            <text:p>name1</text:p>
          </table:table-cell>
          <table:table-cell table:formula="of:=[.AH305]+1" office:value-type="float" office:value="3">
            <text:p>3</text:p>
          </table:table-cell>
          <table:table-cell table:style-name="ce2" table:formula="of:=[.AI305]+1" office:value-type="float" office:value="3288">
            <text:p>3288</text:p>
          </table:table-cell>
          <table:table-cell table:formula="of:=DEC2HEX([.AI306])" office:value-type="string" office:string-value="CD8">
            <text:p>CD8</text:p>
          </table:table-cell>
          <table:table-cell office:value-type="string">
            <text:p>name1</text:p>
          </table:table-cell>
          <table:table-cell table:formula="of:=[.AL305]+1" office:value-type="float" office:value="3">
            <text:p>3</text:p>
          </table:table-cell>
          <table:table-cell table:style-name="ce2" table:formula="of:=[.AM305]+1" office:value-type="float" office:value="3661">
            <text:p>3661</text:p>
          </table:table-cell>
          <table:table-cell table:formula="of:=DEC2HEX([.AM306])" office:value-type="string" office:string-value="E4D">
            <text:p>E4D</text:p>
          </table:table-cell>
        </table:table-row>
        <table:table-row table:style-name="ro1">
          <table:table-cell office:value-type="string">
            <text:p>name2</text:p>
          </table:table-cell>
          <table:table-cell table:formula="of:=[.B306]+1" office:value-type="float" office:value="4">
            <text:p>4</text:p>
          </table:table-cell>
          <table:table-cell table:formula="of:=[.C306]+1" office:value-type="float" office:value="305">
            <text:p>305</text:p>
          </table:table-cell>
          <table:table-cell table:formula="of:=DEC2HEX([.C307])" office:value-type="string" office:string-value="131">
            <text:p>131</text:p>
          </table:table-cell>
          <table:table-cell office:value-type="string">
            <text:p>name2</text:p>
          </table:table-cell>
          <table:table-cell table:formula="of:=[.F306]+1" office:value-type="float" office:value="4">
            <text:p>4</text:p>
          </table:table-cell>
          <table:table-cell table:formula="of:=[.G306]+1" office:value-type="float" office:value="678">
            <text:p>678</text:p>
          </table:table-cell>
          <table:table-cell table:formula="of:=DEC2HEX([.G307])" office:value-type="string" office:string-value="2A6">
            <text:p>2A6</text:p>
          </table:table-cell>
          <table:table-cell office:value-type="string">
            <text:p>name2</text:p>
          </table:table-cell>
          <table:table-cell table:formula="of:=[.J306]+1" office:value-type="float" office:value="4">
            <text:p>4</text:p>
          </table:table-cell>
          <table:table-cell table:formula="of:=[.K306]+1" office:value-type="float" office:value="1051">
            <text:p>1051</text:p>
          </table:table-cell>
          <table:table-cell table:formula="of:=DEC2HEX([.K307])" office:value-type="string" office:string-value="41B">
            <text:p>41B</text:p>
          </table:table-cell>
          <table:table-cell office:value-type="string">
            <text:p>name2</text:p>
          </table:table-cell>
          <table:table-cell table:formula="of:=[.N306]+1" office:value-type="float" office:value="4">
            <text:p>4</text:p>
          </table:table-cell>
          <table:table-cell table:formula="of:=[.O306]+1" office:value-type="float" office:value="1424">
            <text:p>1424</text:p>
          </table:table-cell>
          <table:table-cell table:formula="of:=DEC2HEX([.O307])" office:value-type="string" office:string-value="590">
            <text:p>590</text:p>
          </table:table-cell>
          <table:table-cell office:value-type="string">
            <text:p>name2</text:p>
          </table:table-cell>
          <table:table-cell table:formula="of:=[.R306]+1" office:value-type="float" office:value="4">
            <text:p>4</text:p>
          </table:table-cell>
          <table:table-cell table:formula="of:=[.S306]+1" office:value-type="float" office:value="1797">
            <text:p>1797</text:p>
          </table:table-cell>
          <table:table-cell table:formula="of:=DEC2HEX([.S307])" office:value-type="string" office:string-value="705">
            <text:p>705</text:p>
          </table:table-cell>
          <table:table-cell office:value-type="string">
            <text:p>name2</text:p>
          </table:table-cell>
          <table:table-cell table:formula="of:=[.V306]+1" office:value-type="float" office:value="4">
            <text:p>4</text:p>
          </table:table-cell>
          <table:table-cell table:formula="of:=[.W306]+1" office:value-type="float" office:value="2170">
            <text:p>2170</text:p>
          </table:table-cell>
          <table:table-cell table:formula="of:=DEC2HEX([.W307])" office:value-type="string" office:string-value="87A">
            <text:p>87A</text:p>
          </table:table-cell>
          <table:table-cell office:value-type="string">
            <text:p>name2</text:p>
          </table:table-cell>
          <table:table-cell table:formula="of:=[.Z306]+1" office:value-type="float" office:value="4">
            <text:p>4</text:p>
          </table:table-cell>
          <table:table-cell table:style-name="ce2" table:formula="of:=[.AA306]+1" office:value-type="float" office:value="2543">
            <text:p>2543</text:p>
          </table:table-cell>
          <table:table-cell table:formula="of:=DEC2HEX([.AA307])" office:value-type="string" office:string-value="9EF">
            <text:p>9EF</text:p>
          </table:table-cell>
          <table:table-cell office:value-type="string">
            <text:p>name2</text:p>
          </table:table-cell>
          <table:table-cell table:formula="of:=[.AD306]+1" office:value-type="float" office:value="4">
            <text:p>4</text:p>
          </table:table-cell>
          <table:table-cell table:style-name="ce2" table:formula="of:=[.AE306]+1" office:value-type="float" office:value="2916">
            <text:p>2916</text:p>
          </table:table-cell>
          <table:table-cell table:formula="of:=DEC2HEX([.AE307])" office:value-type="string" office:string-value="B64">
            <text:p>B64</text:p>
          </table:table-cell>
          <table:table-cell office:value-type="string">
            <text:p>name2</text:p>
          </table:table-cell>
          <table:table-cell table:formula="of:=[.AH306]+1" office:value-type="float" office:value="4">
            <text:p>4</text:p>
          </table:table-cell>
          <table:table-cell table:style-name="ce2" table:formula="of:=[.AI306]+1" office:value-type="float" office:value="3289">
            <text:p>3289</text:p>
          </table:table-cell>
          <table:table-cell table:formula="of:=DEC2HEX([.AI307])" office:value-type="string" office:string-value="CD9">
            <text:p>CD9</text:p>
          </table:table-cell>
          <table:table-cell office:value-type="string">
            <text:p>name2</text:p>
          </table:table-cell>
          <table:table-cell table:formula="of:=[.AL306]+1" office:value-type="float" office:value="4">
            <text:p>4</text:p>
          </table:table-cell>
          <table:table-cell table:style-name="ce2" table:formula="of:=[.AM306]+1" office:value-type="float" office:value="3662">
            <text:p>3662</text:p>
          </table:table-cell>
          <table:table-cell table:formula="of:=DEC2HEX([.AM307])" office:value-type="string" office:string-value="E4E">
            <text:p>E4E</text:p>
          </table:table-cell>
        </table:table-row>
        <table:table-row table:style-name="ro1">
          <table:table-cell office:value-type="string">
            <text:p>name3</text:p>
          </table:table-cell>
          <table:table-cell table:formula="of:=[.B307]+1" office:value-type="float" office:value="5">
            <text:p>5</text:p>
          </table:table-cell>
          <table:table-cell table:formula="of:=[.C307]+1" office:value-type="float" office:value="306">
            <text:p>306</text:p>
          </table:table-cell>
          <table:table-cell table:formula="of:=DEC2HEX([.C308])" office:value-type="string" office:string-value="132">
            <text:p>132</text:p>
          </table:table-cell>
          <table:table-cell office:value-type="string">
            <text:p>name3</text:p>
          </table:table-cell>
          <table:table-cell table:formula="of:=[.F307]+1" office:value-type="float" office:value="5">
            <text:p>5</text:p>
          </table:table-cell>
          <table:table-cell table:formula="of:=[.G307]+1" office:value-type="float" office:value="679">
            <text:p>679</text:p>
          </table:table-cell>
          <table:table-cell table:formula="of:=DEC2HEX([.G308])" office:value-type="string" office:string-value="2A7">
            <text:p>2A7</text:p>
          </table:table-cell>
          <table:table-cell office:value-type="string">
            <text:p>name3</text:p>
          </table:table-cell>
          <table:table-cell table:formula="of:=[.J307]+1" office:value-type="float" office:value="5">
            <text:p>5</text:p>
          </table:table-cell>
          <table:table-cell table:formula="of:=[.K307]+1" office:value-type="float" office:value="1052">
            <text:p>1052</text:p>
          </table:table-cell>
          <table:table-cell table:formula="of:=DEC2HEX([.K308])" office:value-type="string" office:string-value="41C">
            <text:p>41C</text:p>
          </table:table-cell>
          <table:table-cell office:value-type="string">
            <text:p>name3</text:p>
          </table:table-cell>
          <table:table-cell table:formula="of:=[.N307]+1" office:value-type="float" office:value="5">
            <text:p>5</text:p>
          </table:table-cell>
          <table:table-cell table:formula="of:=[.O307]+1" office:value-type="float" office:value="1425">
            <text:p>1425</text:p>
          </table:table-cell>
          <table:table-cell table:formula="of:=DEC2HEX([.O308])" office:value-type="string" office:string-value="591">
            <text:p>591</text:p>
          </table:table-cell>
          <table:table-cell office:value-type="string">
            <text:p>name3</text:p>
          </table:table-cell>
          <table:table-cell table:formula="of:=[.R307]+1" office:value-type="float" office:value="5">
            <text:p>5</text:p>
          </table:table-cell>
          <table:table-cell table:formula="of:=[.S307]+1" office:value-type="float" office:value="1798">
            <text:p>1798</text:p>
          </table:table-cell>
          <table:table-cell table:formula="of:=DEC2HEX([.S308])" office:value-type="string" office:string-value="706">
            <text:p>706</text:p>
          </table:table-cell>
          <table:table-cell office:value-type="string">
            <text:p>name3</text:p>
          </table:table-cell>
          <table:table-cell table:formula="of:=[.V307]+1" office:value-type="float" office:value="5">
            <text:p>5</text:p>
          </table:table-cell>
          <table:table-cell table:formula="of:=[.W307]+1" office:value-type="float" office:value="2171">
            <text:p>2171</text:p>
          </table:table-cell>
          <table:table-cell table:formula="of:=DEC2HEX([.W308])" office:value-type="string" office:string-value="87B">
            <text:p>87B</text:p>
          </table:table-cell>
          <table:table-cell office:value-type="string">
            <text:p>name3</text:p>
          </table:table-cell>
          <table:table-cell table:formula="of:=[.Z307]+1" office:value-type="float" office:value="5">
            <text:p>5</text:p>
          </table:table-cell>
          <table:table-cell table:style-name="ce2" table:formula="of:=[.AA307]+1" office:value-type="float" office:value="2544">
            <text:p>2544</text:p>
          </table:table-cell>
          <table:table-cell table:formula="of:=DEC2HEX([.AA308])" office:value-type="string" office:string-value="9F0">
            <text:p>9F0</text:p>
          </table:table-cell>
          <table:table-cell office:value-type="string">
            <text:p>name3</text:p>
          </table:table-cell>
          <table:table-cell table:formula="of:=[.AD307]+1" office:value-type="float" office:value="5">
            <text:p>5</text:p>
          </table:table-cell>
          <table:table-cell table:style-name="ce2" table:formula="of:=[.AE307]+1" office:value-type="float" office:value="2917">
            <text:p>2917</text:p>
          </table:table-cell>
          <table:table-cell table:formula="of:=DEC2HEX([.AE308])" office:value-type="string" office:string-value="B65">
            <text:p>B65</text:p>
          </table:table-cell>
          <table:table-cell office:value-type="string">
            <text:p>name3</text:p>
          </table:table-cell>
          <table:table-cell table:formula="of:=[.AH307]+1" office:value-type="float" office:value="5">
            <text:p>5</text:p>
          </table:table-cell>
          <table:table-cell table:style-name="ce2" table:formula="of:=[.AI307]+1" office:value-type="float" office:value="3290">
            <text:p>3290</text:p>
          </table:table-cell>
          <table:table-cell table:formula="of:=DEC2HEX([.AI308])" office:value-type="string" office:string-value="CDA">
            <text:p>CDA</text:p>
          </table:table-cell>
          <table:table-cell office:value-type="string">
            <text:p>name3</text:p>
          </table:table-cell>
          <table:table-cell table:formula="of:=[.AL307]+1" office:value-type="float" office:value="5">
            <text:p>5</text:p>
          </table:table-cell>
          <table:table-cell table:style-name="ce2" table:formula="of:=[.AM307]+1" office:value-type="float" office:value="3663">
            <text:p>3663</text:p>
          </table:table-cell>
          <table:table-cell table:formula="of:=DEC2HEX([.AM308])" office:value-type="string" office:string-value="E4F">
            <text:p>E4F</text:p>
          </table:table-cell>
        </table:table-row>
        <table:table-row table:style-name="ro1">
          <table:table-cell office:value-type="string">
            <text:p>name4</text:p>
          </table:table-cell>
          <table:table-cell table:formula="of:=[.B308]+1" office:value-type="float" office:value="6">
            <text:p>6</text:p>
          </table:table-cell>
          <table:table-cell table:formula="of:=[.C308]+1" office:value-type="float" office:value="307">
            <text:p>307</text:p>
          </table:table-cell>
          <table:table-cell table:formula="of:=DEC2HEX([.C309])" office:value-type="string" office:string-value="133">
            <text:p>133</text:p>
          </table:table-cell>
          <table:table-cell office:value-type="string">
            <text:p>name4</text:p>
          </table:table-cell>
          <table:table-cell table:formula="of:=[.F308]+1" office:value-type="float" office:value="6">
            <text:p>6</text:p>
          </table:table-cell>
          <table:table-cell table:formula="of:=[.G308]+1" office:value-type="float" office:value="680">
            <text:p>680</text:p>
          </table:table-cell>
          <table:table-cell table:formula="of:=DEC2HEX([.G309])" office:value-type="string" office:string-value="2A8">
            <text:p>2A8</text:p>
          </table:table-cell>
          <table:table-cell office:value-type="string">
            <text:p>name4</text:p>
          </table:table-cell>
          <table:table-cell table:formula="of:=[.J308]+1" office:value-type="float" office:value="6">
            <text:p>6</text:p>
          </table:table-cell>
          <table:table-cell table:formula="of:=[.K308]+1" office:value-type="float" office:value="1053">
            <text:p>1053</text:p>
          </table:table-cell>
          <table:table-cell table:formula="of:=DEC2HEX([.K309])" office:value-type="string" office:string-value="41D">
            <text:p>41D</text:p>
          </table:table-cell>
          <table:table-cell office:value-type="string">
            <text:p>name4</text:p>
          </table:table-cell>
          <table:table-cell table:formula="of:=[.N308]+1" office:value-type="float" office:value="6">
            <text:p>6</text:p>
          </table:table-cell>
          <table:table-cell table:formula="of:=[.O308]+1" office:value-type="float" office:value="1426">
            <text:p>1426</text:p>
          </table:table-cell>
          <table:table-cell table:formula="of:=DEC2HEX([.O309])" office:value-type="string" office:string-value="592">
            <text:p>592</text:p>
          </table:table-cell>
          <table:table-cell office:value-type="string">
            <text:p>name4</text:p>
          </table:table-cell>
          <table:table-cell table:formula="of:=[.R308]+1" office:value-type="float" office:value="6">
            <text:p>6</text:p>
          </table:table-cell>
          <table:table-cell table:formula="of:=[.S308]+1" office:value-type="float" office:value="1799">
            <text:p>1799</text:p>
          </table:table-cell>
          <table:table-cell table:formula="of:=DEC2HEX([.S309])" office:value-type="string" office:string-value="707">
            <text:p>707</text:p>
          </table:table-cell>
          <table:table-cell office:value-type="string">
            <text:p>name4</text:p>
          </table:table-cell>
          <table:table-cell table:formula="of:=[.V308]+1" office:value-type="float" office:value="6">
            <text:p>6</text:p>
          </table:table-cell>
          <table:table-cell table:formula="of:=[.W308]+1" office:value-type="float" office:value="2172">
            <text:p>2172</text:p>
          </table:table-cell>
          <table:table-cell table:formula="of:=DEC2HEX([.W309])" office:value-type="string" office:string-value="87C">
            <text:p>87C</text:p>
          </table:table-cell>
          <table:table-cell office:value-type="string">
            <text:p>name4</text:p>
          </table:table-cell>
          <table:table-cell table:formula="of:=[.Z308]+1" office:value-type="float" office:value="6">
            <text:p>6</text:p>
          </table:table-cell>
          <table:table-cell table:style-name="ce2" table:formula="of:=[.AA308]+1" office:value-type="float" office:value="2545">
            <text:p>2545</text:p>
          </table:table-cell>
          <table:table-cell table:formula="of:=DEC2HEX([.AA309])" office:value-type="string" office:string-value="9F1">
            <text:p>9F1</text:p>
          </table:table-cell>
          <table:table-cell office:value-type="string">
            <text:p>name4</text:p>
          </table:table-cell>
          <table:table-cell table:formula="of:=[.AD308]+1" office:value-type="float" office:value="6">
            <text:p>6</text:p>
          </table:table-cell>
          <table:table-cell table:style-name="ce2" table:formula="of:=[.AE308]+1" office:value-type="float" office:value="2918">
            <text:p>2918</text:p>
          </table:table-cell>
          <table:table-cell table:formula="of:=DEC2HEX([.AE309])" office:value-type="string" office:string-value="B66">
            <text:p>B66</text:p>
          </table:table-cell>
          <table:table-cell office:value-type="string">
            <text:p>name4</text:p>
          </table:table-cell>
          <table:table-cell table:formula="of:=[.AH308]+1" office:value-type="float" office:value="6">
            <text:p>6</text:p>
          </table:table-cell>
          <table:table-cell table:style-name="ce2" table:formula="of:=[.AI308]+1" office:value-type="float" office:value="3291">
            <text:p>3291</text:p>
          </table:table-cell>
          <table:table-cell table:formula="of:=DEC2HEX([.AI309])" office:value-type="string" office:string-value="CDB">
            <text:p>CDB</text:p>
          </table:table-cell>
          <table:table-cell office:value-type="string">
            <text:p>name4</text:p>
          </table:table-cell>
          <table:table-cell table:formula="of:=[.AL308]+1" office:value-type="float" office:value="6">
            <text:p>6</text:p>
          </table:table-cell>
          <table:table-cell table:style-name="ce2" table:formula="of:=[.AM308]+1" office:value-type="float" office:value="3664">
            <text:p>3664</text:p>
          </table:table-cell>
          <table:table-cell table:formula="of:=DEC2HEX([.AM309])" office:value-type="string" office:string-value="E50">
            <text:p>E50</text:p>
          </table:table-cell>
        </table:table-row>
        <table:table-row table:style-name="ro1">
          <table:table-cell office:value-type="string">
            <text:p>name5</text:p>
          </table:table-cell>
          <table:table-cell table:formula="of:=[.B309]+1" office:value-type="float" office:value="7">
            <text:p>7</text:p>
          </table:table-cell>
          <table:table-cell table:formula="of:=[.C309]+1" office:value-type="float" office:value="308">
            <text:p>308</text:p>
          </table:table-cell>
          <table:table-cell table:formula="of:=DEC2HEX([.C310])" office:value-type="string" office:string-value="134">
            <text:p>134</text:p>
          </table:table-cell>
          <table:table-cell office:value-type="string">
            <text:p>name5</text:p>
          </table:table-cell>
          <table:table-cell table:formula="of:=[.F309]+1" office:value-type="float" office:value="7">
            <text:p>7</text:p>
          </table:table-cell>
          <table:table-cell table:formula="of:=[.G309]+1" office:value-type="float" office:value="681">
            <text:p>681</text:p>
          </table:table-cell>
          <table:table-cell table:formula="of:=DEC2HEX([.G310])" office:value-type="string" office:string-value="2A9">
            <text:p>2A9</text:p>
          </table:table-cell>
          <table:table-cell office:value-type="string">
            <text:p>name5</text:p>
          </table:table-cell>
          <table:table-cell table:formula="of:=[.J309]+1" office:value-type="float" office:value="7">
            <text:p>7</text:p>
          </table:table-cell>
          <table:table-cell table:formula="of:=[.K309]+1" office:value-type="float" office:value="1054">
            <text:p>1054</text:p>
          </table:table-cell>
          <table:table-cell table:formula="of:=DEC2HEX([.K310])" office:value-type="string" office:string-value="41E">
            <text:p>41E</text:p>
          </table:table-cell>
          <table:table-cell office:value-type="string">
            <text:p>name5</text:p>
          </table:table-cell>
          <table:table-cell table:formula="of:=[.N309]+1" office:value-type="float" office:value="7">
            <text:p>7</text:p>
          </table:table-cell>
          <table:table-cell table:formula="of:=[.O309]+1" office:value-type="float" office:value="1427">
            <text:p>1427</text:p>
          </table:table-cell>
          <table:table-cell table:formula="of:=DEC2HEX([.O310])" office:value-type="string" office:string-value="593">
            <text:p>593</text:p>
          </table:table-cell>
          <table:table-cell office:value-type="string">
            <text:p>name5</text:p>
          </table:table-cell>
          <table:table-cell table:formula="of:=[.R309]+1" office:value-type="float" office:value="7">
            <text:p>7</text:p>
          </table:table-cell>
          <table:table-cell table:formula="of:=[.S309]+1" office:value-type="float" office:value="1800">
            <text:p>1800</text:p>
          </table:table-cell>
          <table:table-cell table:formula="of:=DEC2HEX([.S310])" office:value-type="string" office:string-value="708">
            <text:p>708</text:p>
          </table:table-cell>
          <table:table-cell office:value-type="string">
            <text:p>name5</text:p>
          </table:table-cell>
          <table:table-cell table:formula="of:=[.V309]+1" office:value-type="float" office:value="7">
            <text:p>7</text:p>
          </table:table-cell>
          <table:table-cell table:formula="of:=[.W309]+1" office:value-type="float" office:value="2173">
            <text:p>2173</text:p>
          </table:table-cell>
          <table:table-cell table:formula="of:=DEC2HEX([.W310])" office:value-type="string" office:string-value="87D">
            <text:p>87D</text:p>
          </table:table-cell>
          <table:table-cell office:value-type="string">
            <text:p>name5</text:p>
          </table:table-cell>
          <table:table-cell table:formula="of:=[.Z309]+1" office:value-type="float" office:value="7">
            <text:p>7</text:p>
          </table:table-cell>
          <table:table-cell table:style-name="ce2" table:formula="of:=[.AA309]+1" office:value-type="float" office:value="2546">
            <text:p>2546</text:p>
          </table:table-cell>
          <table:table-cell table:formula="of:=DEC2HEX([.AA310])" office:value-type="string" office:string-value="9F2">
            <text:p>9F2</text:p>
          </table:table-cell>
          <table:table-cell office:value-type="string">
            <text:p>name5</text:p>
          </table:table-cell>
          <table:table-cell table:formula="of:=[.AD309]+1" office:value-type="float" office:value="7">
            <text:p>7</text:p>
          </table:table-cell>
          <table:table-cell table:style-name="ce2" table:formula="of:=[.AE309]+1" office:value-type="float" office:value="2919">
            <text:p>2919</text:p>
          </table:table-cell>
          <table:table-cell table:formula="of:=DEC2HEX([.AE310])" office:value-type="string" office:string-value="B67">
            <text:p>B67</text:p>
          </table:table-cell>
          <table:table-cell office:value-type="string">
            <text:p>name5</text:p>
          </table:table-cell>
          <table:table-cell table:formula="of:=[.AH309]+1" office:value-type="float" office:value="7">
            <text:p>7</text:p>
          </table:table-cell>
          <table:table-cell table:style-name="ce2" table:formula="of:=[.AI309]+1" office:value-type="float" office:value="3292">
            <text:p>3292</text:p>
          </table:table-cell>
          <table:table-cell table:formula="of:=DEC2HEX([.AI310])" office:value-type="string" office:string-value="CDC">
            <text:p>CDC</text:p>
          </table:table-cell>
          <table:table-cell office:value-type="string">
            <text:p>name5</text:p>
          </table:table-cell>
          <table:table-cell table:formula="of:=[.AL309]+1" office:value-type="float" office:value="7">
            <text:p>7</text:p>
          </table:table-cell>
          <table:table-cell table:style-name="ce2" table:formula="of:=[.AM309]+1" office:value-type="float" office:value="3665">
            <text:p>3665</text:p>
          </table:table-cell>
          <table:table-cell table:formula="of:=DEC2HEX([.AM310])" office:value-type="string" office:string-value="E51">
            <text:p>E51</text:p>
          </table:table-cell>
        </table:table-row>
        <table:table-row table:style-name="ro1">
          <table:table-cell office:value-type="string">
            <text:p>name6</text:p>
          </table:table-cell>
          <table:table-cell table:formula="of:=[.B310]+1" office:value-type="float" office:value="8">
            <text:p>8</text:p>
          </table:table-cell>
          <table:table-cell table:formula="of:=[.C310]+1" office:value-type="float" office:value="309">
            <text:p>309</text:p>
          </table:table-cell>
          <table:table-cell table:formula="of:=DEC2HEX([.C311])" office:value-type="string" office:string-value="135">
            <text:p>135</text:p>
          </table:table-cell>
          <table:table-cell office:value-type="string">
            <text:p>name6</text:p>
          </table:table-cell>
          <table:table-cell table:formula="of:=[.F310]+1" office:value-type="float" office:value="8">
            <text:p>8</text:p>
          </table:table-cell>
          <table:table-cell table:formula="of:=[.G310]+1" office:value-type="float" office:value="682">
            <text:p>682</text:p>
          </table:table-cell>
          <table:table-cell table:formula="of:=DEC2HEX([.G311])" office:value-type="string" office:string-value="2AA">
            <text:p>2AA</text:p>
          </table:table-cell>
          <table:table-cell office:value-type="string">
            <text:p>name6</text:p>
          </table:table-cell>
          <table:table-cell table:formula="of:=[.J310]+1" office:value-type="float" office:value="8">
            <text:p>8</text:p>
          </table:table-cell>
          <table:table-cell table:formula="of:=[.K310]+1" office:value-type="float" office:value="1055">
            <text:p>1055</text:p>
          </table:table-cell>
          <table:table-cell table:formula="of:=DEC2HEX([.K311])" office:value-type="string" office:string-value="41F">
            <text:p>41F</text:p>
          </table:table-cell>
          <table:table-cell office:value-type="string">
            <text:p>name6</text:p>
          </table:table-cell>
          <table:table-cell table:formula="of:=[.N310]+1" office:value-type="float" office:value="8">
            <text:p>8</text:p>
          </table:table-cell>
          <table:table-cell table:formula="of:=[.O310]+1" office:value-type="float" office:value="1428">
            <text:p>1428</text:p>
          </table:table-cell>
          <table:table-cell table:formula="of:=DEC2HEX([.O311])" office:value-type="string" office:string-value="594">
            <text:p>594</text:p>
          </table:table-cell>
          <table:table-cell office:value-type="string">
            <text:p>name6</text:p>
          </table:table-cell>
          <table:table-cell table:formula="of:=[.R310]+1" office:value-type="float" office:value="8">
            <text:p>8</text:p>
          </table:table-cell>
          <table:table-cell table:formula="of:=[.S310]+1" office:value-type="float" office:value="1801">
            <text:p>1801</text:p>
          </table:table-cell>
          <table:table-cell table:formula="of:=DEC2HEX([.S311])" office:value-type="string" office:string-value="709">
            <text:p>709</text:p>
          </table:table-cell>
          <table:table-cell office:value-type="string">
            <text:p>name6</text:p>
          </table:table-cell>
          <table:table-cell table:formula="of:=[.V310]+1" office:value-type="float" office:value="8">
            <text:p>8</text:p>
          </table:table-cell>
          <table:table-cell table:formula="of:=[.W310]+1" office:value-type="float" office:value="2174">
            <text:p>2174</text:p>
          </table:table-cell>
          <table:table-cell table:formula="of:=DEC2HEX([.W311])" office:value-type="string" office:string-value="87E">
            <text:p>87E</text:p>
          </table:table-cell>
          <table:table-cell office:value-type="string">
            <text:p>name6</text:p>
          </table:table-cell>
          <table:table-cell table:formula="of:=[.Z310]+1" office:value-type="float" office:value="8">
            <text:p>8</text:p>
          </table:table-cell>
          <table:table-cell table:style-name="ce2" table:formula="of:=[.AA310]+1" office:value-type="float" office:value="2547">
            <text:p>2547</text:p>
          </table:table-cell>
          <table:table-cell table:formula="of:=DEC2HEX([.AA311])" office:value-type="string" office:string-value="9F3">
            <text:p>9F3</text:p>
          </table:table-cell>
          <table:table-cell office:value-type="string">
            <text:p>name6</text:p>
          </table:table-cell>
          <table:table-cell table:formula="of:=[.AD310]+1" office:value-type="float" office:value="8">
            <text:p>8</text:p>
          </table:table-cell>
          <table:table-cell table:style-name="ce2" table:formula="of:=[.AE310]+1" office:value-type="float" office:value="2920">
            <text:p>2920</text:p>
          </table:table-cell>
          <table:table-cell table:formula="of:=DEC2HEX([.AE311])" office:value-type="string" office:string-value="B68">
            <text:p>B68</text:p>
          </table:table-cell>
          <table:table-cell office:value-type="string">
            <text:p>name6</text:p>
          </table:table-cell>
          <table:table-cell table:formula="of:=[.AH310]+1" office:value-type="float" office:value="8">
            <text:p>8</text:p>
          </table:table-cell>
          <table:table-cell table:style-name="ce2" table:formula="of:=[.AI310]+1" office:value-type="float" office:value="3293">
            <text:p>3293</text:p>
          </table:table-cell>
          <table:table-cell table:formula="of:=DEC2HEX([.AI311])" office:value-type="string" office:string-value="CDD">
            <text:p>CDD</text:p>
          </table:table-cell>
          <table:table-cell office:value-type="string">
            <text:p>name6</text:p>
          </table:table-cell>
          <table:table-cell table:formula="of:=[.AL310]+1" office:value-type="float" office:value="8">
            <text:p>8</text:p>
          </table:table-cell>
          <table:table-cell table:style-name="ce2" table:formula="of:=[.AM310]+1" office:value-type="float" office:value="3666">
            <text:p>3666</text:p>
          </table:table-cell>
          <table:table-cell table:formula="of:=DEC2HEX([.AM311])" office:value-type="string" office:string-value="E52">
            <text:p>E52</text:p>
          </table:table-cell>
        </table:table-row>
        <table:table-row table:style-name="ro1">
          <table:table-cell office:value-type="string">
            <text:p>name7</text:p>
          </table:table-cell>
          <table:table-cell table:formula="of:=[.B311]+1" office:value-type="float" office:value="9">
            <text:p>9</text:p>
          </table:table-cell>
          <table:table-cell table:formula="of:=[.C311]+1" office:value-type="float" office:value="310">
            <text:p>310</text:p>
          </table:table-cell>
          <table:table-cell table:formula="of:=DEC2HEX([.C312])" office:value-type="string" office:string-value="136">
            <text:p>136</text:p>
          </table:table-cell>
          <table:table-cell office:value-type="string">
            <text:p>name7</text:p>
          </table:table-cell>
          <table:table-cell table:formula="of:=[.F311]+1" office:value-type="float" office:value="9">
            <text:p>9</text:p>
          </table:table-cell>
          <table:table-cell table:formula="of:=[.G311]+1" office:value-type="float" office:value="683">
            <text:p>683</text:p>
          </table:table-cell>
          <table:table-cell table:formula="of:=DEC2HEX([.G312])" office:value-type="string" office:string-value="2AB">
            <text:p>2AB</text:p>
          </table:table-cell>
          <table:table-cell office:value-type="string">
            <text:p>name7</text:p>
          </table:table-cell>
          <table:table-cell table:formula="of:=[.J311]+1" office:value-type="float" office:value="9">
            <text:p>9</text:p>
          </table:table-cell>
          <table:table-cell table:formula="of:=[.K311]+1" office:value-type="float" office:value="1056">
            <text:p>1056</text:p>
          </table:table-cell>
          <table:table-cell table:formula="of:=DEC2HEX([.K312])" office:value-type="string" office:string-value="420">
            <text:p>420</text:p>
          </table:table-cell>
          <table:table-cell office:value-type="string">
            <text:p>name7</text:p>
          </table:table-cell>
          <table:table-cell table:formula="of:=[.N311]+1" office:value-type="float" office:value="9">
            <text:p>9</text:p>
          </table:table-cell>
          <table:table-cell table:formula="of:=[.O311]+1" office:value-type="float" office:value="1429">
            <text:p>1429</text:p>
          </table:table-cell>
          <table:table-cell table:formula="of:=DEC2HEX([.O312])" office:value-type="string" office:string-value="595">
            <text:p>595</text:p>
          </table:table-cell>
          <table:table-cell office:value-type="string">
            <text:p>name7</text:p>
          </table:table-cell>
          <table:table-cell table:formula="of:=[.R311]+1" office:value-type="float" office:value="9">
            <text:p>9</text:p>
          </table:table-cell>
          <table:table-cell table:formula="of:=[.S311]+1" office:value-type="float" office:value="1802">
            <text:p>1802</text:p>
          </table:table-cell>
          <table:table-cell table:formula="of:=DEC2HEX([.S312])" office:value-type="string" office:string-value="70A">
            <text:p>70A</text:p>
          </table:table-cell>
          <table:table-cell office:value-type="string">
            <text:p>name7</text:p>
          </table:table-cell>
          <table:table-cell table:formula="of:=[.V311]+1" office:value-type="float" office:value="9">
            <text:p>9</text:p>
          </table:table-cell>
          <table:table-cell table:formula="of:=[.W311]+1" office:value-type="float" office:value="2175">
            <text:p>2175</text:p>
          </table:table-cell>
          <table:table-cell table:formula="of:=DEC2HEX([.W312])" office:value-type="string" office:string-value="87F">
            <text:p>87F</text:p>
          </table:table-cell>
          <table:table-cell office:value-type="string">
            <text:p>name7</text:p>
          </table:table-cell>
          <table:table-cell table:formula="of:=[.Z311]+1" office:value-type="float" office:value="9">
            <text:p>9</text:p>
          </table:table-cell>
          <table:table-cell table:style-name="ce2" table:formula="of:=[.AA311]+1" office:value-type="float" office:value="2548">
            <text:p>2548</text:p>
          </table:table-cell>
          <table:table-cell table:formula="of:=DEC2HEX([.AA312])" office:value-type="string" office:string-value="9F4">
            <text:p>9F4</text:p>
          </table:table-cell>
          <table:table-cell office:value-type="string">
            <text:p>name7</text:p>
          </table:table-cell>
          <table:table-cell table:formula="of:=[.AD311]+1" office:value-type="float" office:value="9">
            <text:p>9</text:p>
          </table:table-cell>
          <table:table-cell table:style-name="ce2" table:formula="of:=[.AE311]+1" office:value-type="float" office:value="2921">
            <text:p>2921</text:p>
          </table:table-cell>
          <table:table-cell table:formula="of:=DEC2HEX([.AE312])" office:value-type="string" office:string-value="B69">
            <text:p>B69</text:p>
          </table:table-cell>
          <table:table-cell office:value-type="string">
            <text:p>name7</text:p>
          </table:table-cell>
          <table:table-cell table:formula="of:=[.AH311]+1" office:value-type="float" office:value="9">
            <text:p>9</text:p>
          </table:table-cell>
          <table:table-cell table:style-name="ce2" table:formula="of:=[.AI311]+1" office:value-type="float" office:value="3294">
            <text:p>3294</text:p>
          </table:table-cell>
          <table:table-cell table:formula="of:=DEC2HEX([.AI312])" office:value-type="string" office:string-value="CDE">
            <text:p>CDE</text:p>
          </table:table-cell>
          <table:table-cell office:value-type="string">
            <text:p>name7</text:p>
          </table:table-cell>
          <table:table-cell table:formula="of:=[.AL311]+1" office:value-type="float" office:value="9">
            <text:p>9</text:p>
          </table:table-cell>
          <table:table-cell table:style-name="ce2" table:formula="of:=[.AM311]+1" office:value-type="float" office:value="3667">
            <text:p>3667</text:p>
          </table:table-cell>
          <table:table-cell table:formula="of:=DEC2HEX([.AM312])" office:value-type="string" office:string-value="E53">
            <text:p>E53</text:p>
          </table:table-cell>
        </table:table-row>
        <table:table-row table:style-name="ro1">
          <table:table-cell office:value-type="string">
            <text:p>name8</text:p>
          </table:table-cell>
          <table:table-cell table:formula="of:=[.B312]+1" office:value-type="float" office:value="10">
            <text:p>10</text:p>
          </table:table-cell>
          <table:table-cell table:formula="of:=[.C312]+1" office:value-type="float" office:value="311">
            <text:p>311</text:p>
          </table:table-cell>
          <table:table-cell table:formula="of:=DEC2HEX([.C313])" office:value-type="string" office:string-value="137">
            <text:p>137</text:p>
          </table:table-cell>
          <table:table-cell office:value-type="string">
            <text:p>name8</text:p>
          </table:table-cell>
          <table:table-cell table:formula="of:=[.F312]+1" office:value-type="float" office:value="10">
            <text:p>10</text:p>
          </table:table-cell>
          <table:table-cell table:formula="of:=[.G312]+1" office:value-type="float" office:value="684">
            <text:p>684</text:p>
          </table:table-cell>
          <table:table-cell table:formula="of:=DEC2HEX([.G313])" office:value-type="string" office:string-value="2AC">
            <text:p>2AC</text:p>
          </table:table-cell>
          <table:table-cell office:value-type="string">
            <text:p>name8</text:p>
          </table:table-cell>
          <table:table-cell table:formula="of:=[.J312]+1" office:value-type="float" office:value="10">
            <text:p>10</text:p>
          </table:table-cell>
          <table:table-cell table:formula="of:=[.K312]+1" office:value-type="float" office:value="1057">
            <text:p>1057</text:p>
          </table:table-cell>
          <table:table-cell table:formula="of:=DEC2HEX([.K313])" office:value-type="string" office:string-value="421">
            <text:p>421</text:p>
          </table:table-cell>
          <table:table-cell office:value-type="string">
            <text:p>name8</text:p>
          </table:table-cell>
          <table:table-cell table:formula="of:=[.N312]+1" office:value-type="float" office:value="10">
            <text:p>10</text:p>
          </table:table-cell>
          <table:table-cell table:formula="of:=[.O312]+1" office:value-type="float" office:value="1430">
            <text:p>1430</text:p>
          </table:table-cell>
          <table:table-cell table:formula="of:=DEC2HEX([.O313])" office:value-type="string" office:string-value="596">
            <text:p>596</text:p>
          </table:table-cell>
          <table:table-cell office:value-type="string">
            <text:p>name8</text:p>
          </table:table-cell>
          <table:table-cell table:formula="of:=[.R312]+1" office:value-type="float" office:value="10">
            <text:p>10</text:p>
          </table:table-cell>
          <table:table-cell table:formula="of:=[.S312]+1" office:value-type="float" office:value="1803">
            <text:p>1803</text:p>
          </table:table-cell>
          <table:table-cell table:formula="of:=DEC2HEX([.S313])" office:value-type="string" office:string-value="70B">
            <text:p>70B</text:p>
          </table:table-cell>
          <table:table-cell office:value-type="string">
            <text:p>name8</text:p>
          </table:table-cell>
          <table:table-cell table:formula="of:=[.V312]+1" office:value-type="float" office:value="10">
            <text:p>10</text:p>
          </table:table-cell>
          <table:table-cell table:formula="of:=[.W312]+1" office:value-type="float" office:value="2176">
            <text:p>2176</text:p>
          </table:table-cell>
          <table:table-cell table:formula="of:=DEC2HEX([.W313])" office:value-type="string" office:string-value="880">
            <text:p>880</text:p>
          </table:table-cell>
          <table:table-cell office:value-type="string">
            <text:p>name8</text:p>
          </table:table-cell>
          <table:table-cell table:formula="of:=[.Z312]+1" office:value-type="float" office:value="10">
            <text:p>10</text:p>
          </table:table-cell>
          <table:table-cell table:style-name="ce2" table:formula="of:=[.AA312]+1" office:value-type="float" office:value="2549">
            <text:p>2549</text:p>
          </table:table-cell>
          <table:table-cell table:formula="of:=DEC2HEX([.AA313])" office:value-type="string" office:string-value="9F5">
            <text:p>9F5</text:p>
          </table:table-cell>
          <table:table-cell office:value-type="string">
            <text:p>name8</text:p>
          </table:table-cell>
          <table:table-cell table:formula="of:=[.AD312]+1" office:value-type="float" office:value="10">
            <text:p>10</text:p>
          </table:table-cell>
          <table:table-cell table:style-name="ce2" table:formula="of:=[.AE312]+1" office:value-type="float" office:value="2922">
            <text:p>2922</text:p>
          </table:table-cell>
          <table:table-cell table:formula="of:=DEC2HEX([.AE313])" office:value-type="string" office:string-value="B6A">
            <text:p>B6A</text:p>
          </table:table-cell>
          <table:table-cell office:value-type="string">
            <text:p>name8</text:p>
          </table:table-cell>
          <table:table-cell table:formula="of:=[.AH312]+1" office:value-type="float" office:value="10">
            <text:p>10</text:p>
          </table:table-cell>
          <table:table-cell table:style-name="ce2" table:formula="of:=[.AI312]+1" office:value-type="float" office:value="3295">
            <text:p>3295</text:p>
          </table:table-cell>
          <table:table-cell table:formula="of:=DEC2HEX([.AI313])" office:value-type="string" office:string-value="CDF">
            <text:p>CDF</text:p>
          </table:table-cell>
          <table:table-cell office:value-type="string">
            <text:p>name8</text:p>
          </table:table-cell>
          <table:table-cell table:formula="of:=[.AL312]+1" office:value-type="float" office:value="10">
            <text:p>10</text:p>
          </table:table-cell>
          <table:table-cell table:style-name="ce2" table:formula="of:=[.AM312]+1" office:value-type="float" office:value="3668">
            <text:p>3668</text:p>
          </table:table-cell>
          <table:table-cell table:formula="of:=DEC2HEX([.AM313])" office:value-type="string" office:string-value="E54">
            <text:p>E54</text:p>
          </table:table-cell>
        </table:table-row>
        <table:table-row table:style-name="ro1">
          <table:table-cell office:value-type="string">
            <text:p>name9</text:p>
          </table:table-cell>
          <table:table-cell table:formula="of:=[.B313]+1" office:value-type="float" office:value="11">
            <text:p>11</text:p>
          </table:table-cell>
          <table:table-cell table:formula="of:=[.C313]+1" office:value-type="float" office:value="312">
            <text:p>312</text:p>
          </table:table-cell>
          <table:table-cell table:formula="of:=DEC2HEX([.C314])" office:value-type="string" office:string-value="138">
            <text:p>138</text:p>
          </table:table-cell>
          <table:table-cell office:value-type="string">
            <text:p>name9</text:p>
          </table:table-cell>
          <table:table-cell table:formula="of:=[.F313]+1" office:value-type="float" office:value="11">
            <text:p>11</text:p>
          </table:table-cell>
          <table:table-cell table:formula="of:=[.G313]+1" office:value-type="float" office:value="685">
            <text:p>685</text:p>
          </table:table-cell>
          <table:table-cell table:formula="of:=DEC2HEX([.G314])" office:value-type="string" office:string-value="2AD">
            <text:p>2AD</text:p>
          </table:table-cell>
          <table:table-cell office:value-type="string">
            <text:p>name9</text:p>
          </table:table-cell>
          <table:table-cell table:formula="of:=[.J313]+1" office:value-type="float" office:value="11">
            <text:p>11</text:p>
          </table:table-cell>
          <table:table-cell table:formula="of:=[.K313]+1" office:value-type="float" office:value="1058">
            <text:p>1058</text:p>
          </table:table-cell>
          <table:table-cell table:formula="of:=DEC2HEX([.K314])" office:value-type="string" office:string-value="422">
            <text:p>422</text:p>
          </table:table-cell>
          <table:table-cell office:value-type="string">
            <text:p>name9</text:p>
          </table:table-cell>
          <table:table-cell table:formula="of:=[.N313]+1" office:value-type="float" office:value="11">
            <text:p>11</text:p>
          </table:table-cell>
          <table:table-cell table:formula="of:=[.O313]+1" office:value-type="float" office:value="1431">
            <text:p>1431</text:p>
          </table:table-cell>
          <table:table-cell table:formula="of:=DEC2HEX([.O314])" office:value-type="string" office:string-value="597">
            <text:p>597</text:p>
          </table:table-cell>
          <table:table-cell office:value-type="string">
            <text:p>name9</text:p>
          </table:table-cell>
          <table:table-cell table:formula="of:=[.R313]+1" office:value-type="float" office:value="11">
            <text:p>11</text:p>
          </table:table-cell>
          <table:table-cell table:formula="of:=[.S313]+1" office:value-type="float" office:value="1804">
            <text:p>1804</text:p>
          </table:table-cell>
          <table:table-cell table:formula="of:=DEC2HEX([.S314])" office:value-type="string" office:string-value="70C">
            <text:p>70C</text:p>
          </table:table-cell>
          <table:table-cell office:value-type="string">
            <text:p>name9</text:p>
          </table:table-cell>
          <table:table-cell table:formula="of:=[.V313]+1" office:value-type="float" office:value="11">
            <text:p>11</text:p>
          </table:table-cell>
          <table:table-cell table:formula="of:=[.W313]+1" office:value-type="float" office:value="2177">
            <text:p>2177</text:p>
          </table:table-cell>
          <table:table-cell table:formula="of:=DEC2HEX([.W314])" office:value-type="string" office:string-value="881">
            <text:p>881</text:p>
          </table:table-cell>
          <table:table-cell office:value-type="string">
            <text:p>name9</text:p>
          </table:table-cell>
          <table:table-cell table:formula="of:=[.Z313]+1" office:value-type="float" office:value="11">
            <text:p>11</text:p>
          </table:table-cell>
          <table:table-cell table:style-name="ce2" table:formula="of:=[.AA313]+1" office:value-type="float" office:value="2550">
            <text:p>2550</text:p>
          </table:table-cell>
          <table:table-cell table:formula="of:=DEC2HEX([.AA314])" office:value-type="string" office:string-value="9F6">
            <text:p>9F6</text:p>
          </table:table-cell>
          <table:table-cell office:value-type="string">
            <text:p>name9</text:p>
          </table:table-cell>
          <table:table-cell table:formula="of:=[.AD313]+1" office:value-type="float" office:value="11">
            <text:p>11</text:p>
          </table:table-cell>
          <table:table-cell table:style-name="ce2" table:formula="of:=[.AE313]+1" office:value-type="float" office:value="2923">
            <text:p>2923</text:p>
          </table:table-cell>
          <table:table-cell table:formula="of:=DEC2HEX([.AE314])" office:value-type="string" office:string-value="B6B">
            <text:p>B6B</text:p>
          </table:table-cell>
          <table:table-cell office:value-type="string">
            <text:p>name9</text:p>
          </table:table-cell>
          <table:table-cell table:formula="of:=[.AH313]+1" office:value-type="float" office:value="11">
            <text:p>11</text:p>
          </table:table-cell>
          <table:table-cell table:style-name="ce2" table:formula="of:=[.AI313]+1" office:value-type="float" office:value="3296">
            <text:p>3296</text:p>
          </table:table-cell>
          <table:table-cell table:formula="of:=DEC2HEX([.AI314])" office:value-type="string" office:string-value="CE0">
            <text:p>CE0</text:p>
          </table:table-cell>
          <table:table-cell office:value-type="string">
            <text:p>name9</text:p>
          </table:table-cell>
          <table:table-cell table:formula="of:=[.AL313]+1" office:value-type="float" office:value="11">
            <text:p>11</text:p>
          </table:table-cell>
          <table:table-cell table:style-name="ce2" table:formula="of:=[.AM313]+1" office:value-type="float" office:value="3669">
            <text:p>3669</text:p>
          </table:table-cell>
          <table:table-cell table:formula="of:=DEC2HEX([.AM314])" office:value-type="string" office:string-value="E55">
            <text:p>E55</text:p>
          </table:table-cell>
        </table:table-row>
        <table:table-row table:style-name="ro1">
          <table:table-cell table:style-name="ce1" office:value-type="string">
            <text:p>DT25</text:p>
          </table:table-cell>
          <table:table-cell office:value-type="float" office:value="0">
            <text:p>0</text:p>
          </table:table-cell>
          <table:table-cell table:formula="of:=[.C314]+1" office:value-type="float" office:value="313">
            <text:p>313</text:p>
          </table:table-cell>
          <table:table-cell table:formula="of:=DEC2HEX([.C315])" office:value-type="string" office:string-value="139">
            <text:p>139</text:p>
          </table:table-cell>
          <table:table-cell table:style-name="ce1" office:value-type="string">
            <text:p>DT25</text:p>
          </table:table-cell>
          <table:table-cell office:value-type="float" office:value="0">
            <text:p>0</text:p>
          </table:table-cell>
          <table:table-cell table:formula="of:=[.G314]+1" office:value-type="float" office:value="686">
            <text:p>686</text:p>
          </table:table-cell>
          <table:table-cell table:formula="of:=DEC2HEX([.G315])" office:value-type="string" office:string-value="2AE">
            <text:p>2AE</text:p>
          </table:table-cell>
          <table:table-cell table:style-name="ce1" office:value-type="string">
            <text:p>DT25</text:p>
          </table:table-cell>
          <table:table-cell office:value-type="float" office:value="0">
            <text:p>0</text:p>
          </table:table-cell>
          <table:table-cell table:formula="of:=[.K314]+1" office:value-type="float" office:value="1059">
            <text:p>1059</text:p>
          </table:table-cell>
          <table:table-cell table:formula="of:=DEC2HEX([.K315])" office:value-type="string" office:string-value="423">
            <text:p>423</text:p>
          </table:table-cell>
          <table:table-cell table:style-name="ce1" office:value-type="string">
            <text:p>DT25</text:p>
          </table:table-cell>
          <table:table-cell office:value-type="float" office:value="0">
            <text:p>0</text:p>
          </table:table-cell>
          <table:table-cell table:formula="of:=[.O314]+1" office:value-type="float" office:value="1432">
            <text:p>1432</text:p>
          </table:table-cell>
          <table:table-cell table:formula="of:=DEC2HEX([.O315])" office:value-type="string" office:string-value="598">
            <text:p>598</text:p>
          </table:table-cell>
          <table:table-cell table:style-name="ce1" office:value-type="string">
            <text:p>DT25</text:p>
          </table:table-cell>
          <table:table-cell office:value-type="float" office:value="0">
            <text:p>0</text:p>
          </table:table-cell>
          <table:table-cell table:formula="of:=[.S314]+1" office:value-type="float" office:value="1805">
            <text:p>1805</text:p>
          </table:table-cell>
          <table:table-cell table:formula="of:=DEC2HEX([.S315])" office:value-type="string" office:string-value="70D">
            <text:p>70D</text:p>
          </table:table-cell>
          <table:table-cell table:style-name="ce1" office:value-type="string">
            <text:p>DT25</text:p>
          </table:table-cell>
          <table:table-cell office:value-type="float" office:value="0">
            <text:p>0</text:p>
          </table:table-cell>
          <table:table-cell table:formula="of:=[.W314]+1" office:value-type="float" office:value="2178">
            <text:p>2178</text:p>
          </table:table-cell>
          <table:table-cell table:formula="of:=DEC2HEX([.W315])" office:value-type="string" office:string-value="882">
            <text:p>882</text:p>
          </table:table-cell>
          <table:table-cell table:style-name="ce1" office:value-type="string">
            <text:p>DT25</text:p>
          </table:table-cell>
          <table:table-cell office:value-type="float" office:value="0">
            <text:p>0</text:p>
          </table:table-cell>
          <table:table-cell table:style-name="ce2" table:formula="of:=[.AA314]+1" office:value-type="float" office:value="2551">
            <text:p>2551</text:p>
          </table:table-cell>
          <table:table-cell table:formula="of:=DEC2HEX([.AA315])" office:value-type="string" office:string-value="9F7">
            <text:p>9F7</text:p>
          </table:table-cell>
          <table:table-cell table:style-name="ce1" office:value-type="string">
            <text:p>DT25</text:p>
          </table:table-cell>
          <table:table-cell office:value-type="float" office:value="0">
            <text:p>0</text:p>
          </table:table-cell>
          <table:table-cell table:style-name="ce2" table:formula="of:=[.AE314]+1" office:value-type="float" office:value="2924">
            <text:p>2924</text:p>
          </table:table-cell>
          <table:table-cell table:formula="of:=DEC2HEX([.AE315])" office:value-type="string" office:string-value="B6C">
            <text:p>B6C</text:p>
          </table:table-cell>
          <table:table-cell table:style-name="ce1" office:value-type="string">
            <text:p>DT25</text:p>
          </table:table-cell>
          <table:table-cell office:value-type="float" office:value="0">
            <text:p>0</text:p>
          </table:table-cell>
          <table:table-cell table:style-name="ce2" table:formula="of:=[.AI314]+1" office:value-type="float" office:value="3297">
            <text:p>3297</text:p>
          </table:table-cell>
          <table:table-cell table:formula="of:=DEC2HEX([.AI315])" office:value-type="string" office:string-value="CE1">
            <text:p>CE1</text:p>
          </table:table-cell>
          <table:table-cell table:style-name="ce1" office:value-type="string">
            <text:p>DT25</text:p>
          </table:table-cell>
          <table:table-cell office:value-type="float" office:value="0">
            <text:p>0</text:p>
          </table:table-cell>
          <table:table-cell table:style-name="ce2" table:formula="of:=[.AM314]+1" office:value-type="float" office:value="3670">
            <text:p>3670</text:p>
          </table:table-cell>
          <table:table-cell table:formula="of:=DEC2HEX([.AM315])" office:value-type="string" office:string-value="E56">
            <text:p>E56</text:p>
          </table:table-cell>
        </table:table-row>
        <table:table-row table:style-name="ro1">
          <table:table-cell office:value-type="string">
            <text:p>id</text:p>
          </table:table-cell>
          <table:table-cell table:formula="of:=[.B315]+1" office:value-type="float" office:value="1">
            <text:p>1</text:p>
          </table:table-cell>
          <table:table-cell table:formula="of:=[.C315]+1" office:value-type="float" office:value="314">
            <text:p>314</text:p>
          </table:table-cell>
          <table:table-cell table:formula="of:=DEC2HEX([.C316])" office:value-type="string" office:string-value="13A">
            <text:p>13A</text:p>
          </table:table-cell>
          <table:table-cell office:value-type="string">
            <text:p>id</text:p>
          </table:table-cell>
          <table:table-cell table:formula="of:=[.F315]+1" office:value-type="float" office:value="1">
            <text:p>1</text:p>
          </table:table-cell>
          <table:table-cell table:formula="of:=[.G315]+1" office:value-type="float" office:value="687">
            <text:p>687</text:p>
          </table:table-cell>
          <table:table-cell table:formula="of:=DEC2HEX([.G316])" office:value-type="string" office:string-value="2AF">
            <text:p>2AF</text:p>
          </table:table-cell>
          <table:table-cell office:value-type="string">
            <text:p>id</text:p>
          </table:table-cell>
          <table:table-cell table:formula="of:=[.J315]+1" office:value-type="float" office:value="1">
            <text:p>1</text:p>
          </table:table-cell>
          <table:table-cell table:formula="of:=[.K315]+1" office:value-type="float" office:value="1060">
            <text:p>1060</text:p>
          </table:table-cell>
          <table:table-cell table:formula="of:=DEC2HEX([.K316])" office:value-type="string" office:string-value="424">
            <text:p>424</text:p>
          </table:table-cell>
          <table:table-cell office:value-type="string">
            <text:p>id</text:p>
          </table:table-cell>
          <table:table-cell table:formula="of:=[.N315]+1" office:value-type="float" office:value="1">
            <text:p>1</text:p>
          </table:table-cell>
          <table:table-cell table:formula="of:=[.O315]+1" office:value-type="float" office:value="1433">
            <text:p>1433</text:p>
          </table:table-cell>
          <table:table-cell table:formula="of:=DEC2HEX([.O316])" office:value-type="string" office:string-value="599">
            <text:p>599</text:p>
          </table:table-cell>
          <table:table-cell office:value-type="string">
            <text:p>id</text:p>
          </table:table-cell>
          <table:table-cell table:formula="of:=[.R315]+1" office:value-type="float" office:value="1">
            <text:p>1</text:p>
          </table:table-cell>
          <table:table-cell table:formula="of:=[.S315]+1" office:value-type="float" office:value="1806">
            <text:p>1806</text:p>
          </table:table-cell>
          <table:table-cell table:formula="of:=DEC2HEX([.S316])" office:value-type="string" office:string-value="70E">
            <text:p>70E</text:p>
          </table:table-cell>
          <table:table-cell office:value-type="string">
            <text:p>id</text:p>
          </table:table-cell>
          <table:table-cell table:formula="of:=[.V315]+1" office:value-type="float" office:value="1">
            <text:p>1</text:p>
          </table:table-cell>
          <table:table-cell table:formula="of:=[.W315]+1" office:value-type="float" office:value="2179">
            <text:p>2179</text:p>
          </table:table-cell>
          <table:table-cell table:formula="of:=DEC2HEX([.W316])" office:value-type="string" office:string-value="883">
            <text:p>883</text:p>
          </table:table-cell>
          <table:table-cell office:value-type="string">
            <text:p>id</text:p>
          </table:table-cell>
          <table:table-cell table:formula="of:=[.Z315]+1" office:value-type="float" office:value="1">
            <text:p>1</text:p>
          </table:table-cell>
          <table:table-cell table:style-name="ce2" table:formula="of:=[.AA315]+1" office:value-type="float" office:value="2552">
            <text:p>2552</text:p>
          </table:table-cell>
          <table:table-cell table:formula="of:=DEC2HEX([.AA316])" office:value-type="string" office:string-value="9F8">
            <text:p>9F8</text:p>
          </table:table-cell>
          <table:table-cell office:value-type="string">
            <text:p>id</text:p>
          </table:table-cell>
          <table:table-cell table:formula="of:=[.AD315]+1" office:value-type="float" office:value="1">
            <text:p>1</text:p>
          </table:table-cell>
          <table:table-cell table:style-name="ce2" table:formula="of:=[.AE315]+1" office:value-type="float" office:value="2925">
            <text:p>2925</text:p>
          </table:table-cell>
          <table:table-cell table:formula="of:=DEC2HEX([.AE316])" office:value-type="string" office:string-value="B6D">
            <text:p>B6D</text:p>
          </table:table-cell>
          <table:table-cell office:value-type="string">
            <text:p>id</text:p>
          </table:table-cell>
          <table:table-cell table:formula="of:=[.AH315]+1" office:value-type="float" office:value="1">
            <text:p>1</text:p>
          </table:table-cell>
          <table:table-cell table:style-name="ce2" table:formula="of:=[.AI315]+1" office:value-type="float" office:value="3298">
            <text:p>3298</text:p>
          </table:table-cell>
          <table:table-cell table:formula="of:=DEC2HEX([.AI316])" office:value-type="string" office:string-value="CE2">
            <text:p>CE2</text:p>
          </table:table-cell>
          <table:table-cell office:value-type="string">
            <text:p>id</text:p>
          </table:table-cell>
          <table:table-cell table:formula="of:=[.AL315]+1" office:value-type="float" office:value="1">
            <text:p>1</text:p>
          </table:table-cell>
          <table:table-cell table:style-name="ce2" table:formula="of:=[.AM315]+1" office:value-type="float" office:value="3671">
            <text:p>3671</text:p>
          </table:table-cell>
          <table:table-cell table:formula="of:=DEC2HEX([.AM316])" office:value-type="string" office:string-value="E57">
            <text:p>E57</text:p>
          </table:table-cell>
        </table:table-row>
        <table:table-row table:style-name="ro1">
          <table:table-cell office:value-type="string">
            <text:p>name0</text:p>
          </table:table-cell>
          <table:table-cell table:formula="of:=[.B316]+1" office:value-type="float" office:value="2">
            <text:p>2</text:p>
          </table:table-cell>
          <table:table-cell table:formula="of:=[.C316]+1" office:value-type="float" office:value="315">
            <text:p>315</text:p>
          </table:table-cell>
          <table:table-cell table:formula="of:=DEC2HEX([.C317])" office:value-type="string" office:string-value="13B">
            <text:p>13B</text:p>
          </table:table-cell>
          <table:table-cell office:value-type="string">
            <text:p>name0</text:p>
          </table:table-cell>
          <table:table-cell table:formula="of:=[.F316]+1" office:value-type="float" office:value="2">
            <text:p>2</text:p>
          </table:table-cell>
          <table:table-cell table:formula="of:=[.G316]+1" office:value-type="float" office:value="688">
            <text:p>688</text:p>
          </table:table-cell>
          <table:table-cell table:formula="of:=DEC2HEX([.G317])" office:value-type="string" office:string-value="2B0">
            <text:p>2B0</text:p>
          </table:table-cell>
          <table:table-cell office:value-type="string">
            <text:p>name0</text:p>
          </table:table-cell>
          <table:table-cell table:formula="of:=[.J316]+1" office:value-type="float" office:value="2">
            <text:p>2</text:p>
          </table:table-cell>
          <table:table-cell table:formula="of:=[.K316]+1" office:value-type="float" office:value="1061">
            <text:p>1061</text:p>
          </table:table-cell>
          <table:table-cell table:formula="of:=DEC2HEX([.K317])" office:value-type="string" office:string-value="425">
            <text:p>425</text:p>
          </table:table-cell>
          <table:table-cell office:value-type="string">
            <text:p>name0</text:p>
          </table:table-cell>
          <table:table-cell table:formula="of:=[.N316]+1" office:value-type="float" office:value="2">
            <text:p>2</text:p>
          </table:table-cell>
          <table:table-cell table:formula="of:=[.O316]+1" office:value-type="float" office:value="1434">
            <text:p>1434</text:p>
          </table:table-cell>
          <table:table-cell table:formula="of:=DEC2HEX([.O317])" office:value-type="string" office:string-value="59A">
            <text:p>59A</text:p>
          </table:table-cell>
          <table:table-cell office:value-type="string">
            <text:p>name0</text:p>
          </table:table-cell>
          <table:table-cell table:formula="of:=[.R316]+1" office:value-type="float" office:value="2">
            <text:p>2</text:p>
          </table:table-cell>
          <table:table-cell table:formula="of:=[.S316]+1" office:value-type="float" office:value="1807">
            <text:p>1807</text:p>
          </table:table-cell>
          <table:table-cell table:formula="of:=DEC2HEX([.S317])" office:value-type="string" office:string-value="70F">
            <text:p>70F</text:p>
          </table:table-cell>
          <table:table-cell office:value-type="string">
            <text:p>name0</text:p>
          </table:table-cell>
          <table:table-cell table:formula="of:=[.V316]+1" office:value-type="float" office:value="2">
            <text:p>2</text:p>
          </table:table-cell>
          <table:table-cell table:formula="of:=[.W316]+1" office:value-type="float" office:value="2180">
            <text:p>2180</text:p>
          </table:table-cell>
          <table:table-cell table:formula="of:=DEC2HEX([.W317])" office:value-type="string" office:string-value="884">
            <text:p>884</text:p>
          </table:table-cell>
          <table:table-cell office:value-type="string">
            <text:p>name0</text:p>
          </table:table-cell>
          <table:table-cell table:formula="of:=[.Z316]+1" office:value-type="float" office:value="2">
            <text:p>2</text:p>
          </table:table-cell>
          <table:table-cell table:style-name="ce2" table:formula="of:=[.AA316]+1" office:value-type="float" office:value="2553">
            <text:p>2553</text:p>
          </table:table-cell>
          <table:table-cell table:formula="of:=DEC2HEX([.AA317])" office:value-type="string" office:string-value="9F9">
            <text:p>9F9</text:p>
          </table:table-cell>
          <table:table-cell office:value-type="string">
            <text:p>name0</text:p>
          </table:table-cell>
          <table:table-cell table:formula="of:=[.AD316]+1" office:value-type="float" office:value="2">
            <text:p>2</text:p>
          </table:table-cell>
          <table:table-cell table:style-name="ce2" table:formula="of:=[.AE316]+1" office:value-type="float" office:value="2926">
            <text:p>2926</text:p>
          </table:table-cell>
          <table:table-cell table:formula="of:=DEC2HEX([.AE317])" office:value-type="string" office:string-value="B6E">
            <text:p>B6E</text:p>
          </table:table-cell>
          <table:table-cell office:value-type="string">
            <text:p>name0</text:p>
          </table:table-cell>
          <table:table-cell table:formula="of:=[.AH316]+1" office:value-type="float" office:value="2">
            <text:p>2</text:p>
          </table:table-cell>
          <table:table-cell table:style-name="ce2" table:formula="of:=[.AI316]+1" office:value-type="float" office:value="3299">
            <text:p>3299</text:p>
          </table:table-cell>
          <table:table-cell table:formula="of:=DEC2HEX([.AI317])" office:value-type="string" office:string-value="CE3">
            <text:p>CE3</text:p>
          </table:table-cell>
          <table:table-cell office:value-type="string">
            <text:p>name0</text:p>
          </table:table-cell>
          <table:table-cell table:formula="of:=[.AL316]+1" office:value-type="float" office:value="2">
            <text:p>2</text:p>
          </table:table-cell>
          <table:table-cell table:style-name="ce2" table:formula="of:=[.AM316]+1" office:value-type="float" office:value="3672">
            <text:p>3672</text:p>
          </table:table-cell>
          <table:table-cell table:formula="of:=DEC2HEX([.AM317])" office:value-type="string" office:string-value="E58">
            <text:p>E58</text:p>
          </table:table-cell>
        </table:table-row>
        <table:table-row table:style-name="ro1">
          <table:table-cell office:value-type="string">
            <text:p>name1</text:p>
          </table:table-cell>
          <table:table-cell table:formula="of:=[.B317]+1" office:value-type="float" office:value="3">
            <text:p>3</text:p>
          </table:table-cell>
          <table:table-cell table:formula="of:=[.C317]+1" office:value-type="float" office:value="316">
            <text:p>316</text:p>
          </table:table-cell>
          <table:table-cell table:formula="of:=DEC2HEX([.C318])" office:value-type="string" office:string-value="13C">
            <text:p>13C</text:p>
          </table:table-cell>
          <table:table-cell office:value-type="string">
            <text:p>name1</text:p>
          </table:table-cell>
          <table:table-cell table:formula="of:=[.F317]+1" office:value-type="float" office:value="3">
            <text:p>3</text:p>
          </table:table-cell>
          <table:table-cell table:formula="of:=[.G317]+1" office:value-type="float" office:value="689">
            <text:p>689</text:p>
          </table:table-cell>
          <table:table-cell table:formula="of:=DEC2HEX([.G318])" office:value-type="string" office:string-value="2B1">
            <text:p>2B1</text:p>
          </table:table-cell>
          <table:table-cell office:value-type="string">
            <text:p>name1</text:p>
          </table:table-cell>
          <table:table-cell table:formula="of:=[.J317]+1" office:value-type="float" office:value="3">
            <text:p>3</text:p>
          </table:table-cell>
          <table:table-cell table:formula="of:=[.K317]+1" office:value-type="float" office:value="1062">
            <text:p>1062</text:p>
          </table:table-cell>
          <table:table-cell table:formula="of:=DEC2HEX([.K318])" office:value-type="string" office:string-value="426">
            <text:p>426</text:p>
          </table:table-cell>
          <table:table-cell office:value-type="string">
            <text:p>name1</text:p>
          </table:table-cell>
          <table:table-cell table:formula="of:=[.N317]+1" office:value-type="float" office:value="3">
            <text:p>3</text:p>
          </table:table-cell>
          <table:table-cell table:formula="of:=[.O317]+1" office:value-type="float" office:value="1435">
            <text:p>1435</text:p>
          </table:table-cell>
          <table:table-cell table:formula="of:=DEC2HEX([.O318])" office:value-type="string" office:string-value="59B">
            <text:p>59B</text:p>
          </table:table-cell>
          <table:table-cell office:value-type="string">
            <text:p>name1</text:p>
          </table:table-cell>
          <table:table-cell table:formula="of:=[.R317]+1" office:value-type="float" office:value="3">
            <text:p>3</text:p>
          </table:table-cell>
          <table:table-cell table:formula="of:=[.S317]+1" office:value-type="float" office:value="1808">
            <text:p>1808</text:p>
          </table:table-cell>
          <table:table-cell table:formula="of:=DEC2HEX([.S318])" office:value-type="string" office:string-value="710">
            <text:p>710</text:p>
          </table:table-cell>
          <table:table-cell office:value-type="string">
            <text:p>name1</text:p>
          </table:table-cell>
          <table:table-cell table:formula="of:=[.V317]+1" office:value-type="float" office:value="3">
            <text:p>3</text:p>
          </table:table-cell>
          <table:table-cell table:formula="of:=[.W317]+1" office:value-type="float" office:value="2181">
            <text:p>2181</text:p>
          </table:table-cell>
          <table:table-cell table:formula="of:=DEC2HEX([.W318])" office:value-type="string" office:string-value="885">
            <text:p>885</text:p>
          </table:table-cell>
          <table:table-cell office:value-type="string">
            <text:p>name1</text:p>
          </table:table-cell>
          <table:table-cell table:formula="of:=[.Z317]+1" office:value-type="float" office:value="3">
            <text:p>3</text:p>
          </table:table-cell>
          <table:table-cell table:style-name="ce2" table:formula="of:=[.AA317]+1" office:value-type="float" office:value="2554">
            <text:p>2554</text:p>
          </table:table-cell>
          <table:table-cell table:formula="of:=DEC2HEX([.AA318])" office:value-type="string" office:string-value="9FA">
            <text:p>9FA</text:p>
          </table:table-cell>
          <table:table-cell office:value-type="string">
            <text:p>name1</text:p>
          </table:table-cell>
          <table:table-cell table:formula="of:=[.AD317]+1" office:value-type="float" office:value="3">
            <text:p>3</text:p>
          </table:table-cell>
          <table:table-cell table:style-name="ce2" table:formula="of:=[.AE317]+1" office:value-type="float" office:value="2927">
            <text:p>2927</text:p>
          </table:table-cell>
          <table:table-cell table:formula="of:=DEC2HEX([.AE318])" office:value-type="string" office:string-value="B6F">
            <text:p>B6F</text:p>
          </table:table-cell>
          <table:table-cell office:value-type="string">
            <text:p>name1</text:p>
          </table:table-cell>
          <table:table-cell table:formula="of:=[.AH317]+1" office:value-type="float" office:value="3">
            <text:p>3</text:p>
          </table:table-cell>
          <table:table-cell table:style-name="ce2" table:formula="of:=[.AI317]+1" office:value-type="float" office:value="3300">
            <text:p>3300</text:p>
          </table:table-cell>
          <table:table-cell table:formula="of:=DEC2HEX([.AI318])" office:value-type="string" office:string-value="CE4">
            <text:p>CE4</text:p>
          </table:table-cell>
          <table:table-cell office:value-type="string">
            <text:p>name1</text:p>
          </table:table-cell>
          <table:table-cell table:formula="of:=[.AL317]+1" office:value-type="float" office:value="3">
            <text:p>3</text:p>
          </table:table-cell>
          <table:table-cell table:style-name="ce2" table:formula="of:=[.AM317]+1" office:value-type="float" office:value="3673">
            <text:p>3673</text:p>
          </table:table-cell>
          <table:table-cell table:formula="of:=DEC2HEX([.AM318])" office:value-type="string" office:string-value="E59">
            <text:p>E59</text:p>
          </table:table-cell>
        </table:table-row>
        <table:table-row table:style-name="ro1">
          <table:table-cell office:value-type="string">
            <text:p>name2</text:p>
          </table:table-cell>
          <table:table-cell table:formula="of:=[.B318]+1" office:value-type="float" office:value="4">
            <text:p>4</text:p>
          </table:table-cell>
          <table:table-cell table:formula="of:=[.C318]+1" office:value-type="float" office:value="317">
            <text:p>317</text:p>
          </table:table-cell>
          <table:table-cell table:formula="of:=DEC2HEX([.C319])" office:value-type="string" office:string-value="13D">
            <text:p>13D</text:p>
          </table:table-cell>
          <table:table-cell office:value-type="string">
            <text:p>name2</text:p>
          </table:table-cell>
          <table:table-cell table:formula="of:=[.F318]+1" office:value-type="float" office:value="4">
            <text:p>4</text:p>
          </table:table-cell>
          <table:table-cell table:formula="of:=[.G318]+1" office:value-type="float" office:value="690">
            <text:p>690</text:p>
          </table:table-cell>
          <table:table-cell table:formula="of:=DEC2HEX([.G319])" office:value-type="string" office:string-value="2B2">
            <text:p>2B2</text:p>
          </table:table-cell>
          <table:table-cell office:value-type="string">
            <text:p>name2</text:p>
          </table:table-cell>
          <table:table-cell table:formula="of:=[.J318]+1" office:value-type="float" office:value="4">
            <text:p>4</text:p>
          </table:table-cell>
          <table:table-cell table:formula="of:=[.K318]+1" office:value-type="float" office:value="1063">
            <text:p>1063</text:p>
          </table:table-cell>
          <table:table-cell table:formula="of:=DEC2HEX([.K319])" office:value-type="string" office:string-value="427">
            <text:p>427</text:p>
          </table:table-cell>
          <table:table-cell office:value-type="string">
            <text:p>name2</text:p>
          </table:table-cell>
          <table:table-cell table:formula="of:=[.N318]+1" office:value-type="float" office:value="4">
            <text:p>4</text:p>
          </table:table-cell>
          <table:table-cell table:formula="of:=[.O318]+1" office:value-type="float" office:value="1436">
            <text:p>1436</text:p>
          </table:table-cell>
          <table:table-cell table:formula="of:=DEC2HEX([.O319])" office:value-type="string" office:string-value="59C">
            <text:p>59C</text:p>
          </table:table-cell>
          <table:table-cell office:value-type="string">
            <text:p>name2</text:p>
          </table:table-cell>
          <table:table-cell table:formula="of:=[.R318]+1" office:value-type="float" office:value="4">
            <text:p>4</text:p>
          </table:table-cell>
          <table:table-cell table:formula="of:=[.S318]+1" office:value-type="float" office:value="1809">
            <text:p>1809</text:p>
          </table:table-cell>
          <table:table-cell table:formula="of:=DEC2HEX([.S319])" office:value-type="string" office:string-value="711">
            <text:p>711</text:p>
          </table:table-cell>
          <table:table-cell office:value-type="string">
            <text:p>name2</text:p>
          </table:table-cell>
          <table:table-cell table:formula="of:=[.V318]+1" office:value-type="float" office:value="4">
            <text:p>4</text:p>
          </table:table-cell>
          <table:table-cell table:formula="of:=[.W318]+1" office:value-type="float" office:value="2182">
            <text:p>2182</text:p>
          </table:table-cell>
          <table:table-cell table:formula="of:=DEC2HEX([.W319])" office:value-type="string" office:string-value="886">
            <text:p>886</text:p>
          </table:table-cell>
          <table:table-cell office:value-type="string">
            <text:p>name2</text:p>
          </table:table-cell>
          <table:table-cell table:formula="of:=[.Z318]+1" office:value-type="float" office:value="4">
            <text:p>4</text:p>
          </table:table-cell>
          <table:table-cell table:style-name="ce2" table:formula="of:=[.AA318]+1" office:value-type="float" office:value="2555">
            <text:p>2555</text:p>
          </table:table-cell>
          <table:table-cell table:formula="of:=DEC2HEX([.AA319])" office:value-type="string" office:string-value="9FB">
            <text:p>9FB</text:p>
          </table:table-cell>
          <table:table-cell office:value-type="string">
            <text:p>name2</text:p>
          </table:table-cell>
          <table:table-cell table:formula="of:=[.AD318]+1" office:value-type="float" office:value="4">
            <text:p>4</text:p>
          </table:table-cell>
          <table:table-cell table:style-name="ce2" table:formula="of:=[.AE318]+1" office:value-type="float" office:value="2928">
            <text:p>2928</text:p>
          </table:table-cell>
          <table:table-cell table:formula="of:=DEC2HEX([.AE319])" office:value-type="string" office:string-value="B70">
            <text:p>B70</text:p>
          </table:table-cell>
          <table:table-cell office:value-type="string">
            <text:p>name2</text:p>
          </table:table-cell>
          <table:table-cell table:formula="of:=[.AH318]+1" office:value-type="float" office:value="4">
            <text:p>4</text:p>
          </table:table-cell>
          <table:table-cell table:style-name="ce2" table:formula="of:=[.AI318]+1" office:value-type="float" office:value="3301">
            <text:p>3301</text:p>
          </table:table-cell>
          <table:table-cell table:formula="of:=DEC2HEX([.AI319])" office:value-type="string" office:string-value="CE5">
            <text:p>CE5</text:p>
          </table:table-cell>
          <table:table-cell office:value-type="string">
            <text:p>name2</text:p>
          </table:table-cell>
          <table:table-cell table:formula="of:=[.AL318]+1" office:value-type="float" office:value="4">
            <text:p>4</text:p>
          </table:table-cell>
          <table:table-cell table:style-name="ce2" table:formula="of:=[.AM318]+1" office:value-type="float" office:value="3674">
            <text:p>3674</text:p>
          </table:table-cell>
          <table:table-cell table:formula="of:=DEC2HEX([.AM319])" office:value-type="string" office:string-value="E5A">
            <text:p>E5A</text:p>
          </table:table-cell>
        </table:table-row>
        <table:table-row table:style-name="ro1">
          <table:table-cell office:value-type="string">
            <text:p>name3</text:p>
          </table:table-cell>
          <table:table-cell table:formula="of:=[.B319]+1" office:value-type="float" office:value="5">
            <text:p>5</text:p>
          </table:table-cell>
          <table:table-cell table:formula="of:=[.C319]+1" office:value-type="float" office:value="318">
            <text:p>318</text:p>
          </table:table-cell>
          <table:table-cell table:formula="of:=DEC2HEX([.C320])" office:value-type="string" office:string-value="13E">
            <text:p>13E</text:p>
          </table:table-cell>
          <table:table-cell office:value-type="string">
            <text:p>name3</text:p>
          </table:table-cell>
          <table:table-cell table:formula="of:=[.F319]+1" office:value-type="float" office:value="5">
            <text:p>5</text:p>
          </table:table-cell>
          <table:table-cell table:formula="of:=[.G319]+1" office:value-type="float" office:value="691">
            <text:p>691</text:p>
          </table:table-cell>
          <table:table-cell table:formula="of:=DEC2HEX([.G320])" office:value-type="string" office:string-value="2B3">
            <text:p>2B3</text:p>
          </table:table-cell>
          <table:table-cell office:value-type="string">
            <text:p>name3</text:p>
          </table:table-cell>
          <table:table-cell table:formula="of:=[.J319]+1" office:value-type="float" office:value="5">
            <text:p>5</text:p>
          </table:table-cell>
          <table:table-cell table:formula="of:=[.K319]+1" office:value-type="float" office:value="1064">
            <text:p>1064</text:p>
          </table:table-cell>
          <table:table-cell table:formula="of:=DEC2HEX([.K320])" office:value-type="string" office:string-value="428">
            <text:p>428</text:p>
          </table:table-cell>
          <table:table-cell office:value-type="string">
            <text:p>name3</text:p>
          </table:table-cell>
          <table:table-cell table:formula="of:=[.N319]+1" office:value-type="float" office:value="5">
            <text:p>5</text:p>
          </table:table-cell>
          <table:table-cell table:formula="of:=[.O319]+1" office:value-type="float" office:value="1437">
            <text:p>1437</text:p>
          </table:table-cell>
          <table:table-cell table:formula="of:=DEC2HEX([.O320])" office:value-type="string" office:string-value="59D">
            <text:p>59D</text:p>
          </table:table-cell>
          <table:table-cell office:value-type="string">
            <text:p>name3</text:p>
          </table:table-cell>
          <table:table-cell table:formula="of:=[.R319]+1" office:value-type="float" office:value="5">
            <text:p>5</text:p>
          </table:table-cell>
          <table:table-cell table:formula="of:=[.S319]+1" office:value-type="float" office:value="1810">
            <text:p>1810</text:p>
          </table:table-cell>
          <table:table-cell table:formula="of:=DEC2HEX([.S320])" office:value-type="string" office:string-value="712">
            <text:p>712</text:p>
          </table:table-cell>
          <table:table-cell office:value-type="string">
            <text:p>name3</text:p>
          </table:table-cell>
          <table:table-cell table:formula="of:=[.V319]+1" office:value-type="float" office:value="5">
            <text:p>5</text:p>
          </table:table-cell>
          <table:table-cell table:formula="of:=[.W319]+1" office:value-type="float" office:value="2183">
            <text:p>2183</text:p>
          </table:table-cell>
          <table:table-cell table:formula="of:=DEC2HEX([.W320])" office:value-type="string" office:string-value="887">
            <text:p>887</text:p>
          </table:table-cell>
          <table:table-cell office:value-type="string">
            <text:p>name3</text:p>
          </table:table-cell>
          <table:table-cell table:formula="of:=[.Z319]+1" office:value-type="float" office:value="5">
            <text:p>5</text:p>
          </table:table-cell>
          <table:table-cell table:style-name="ce2" table:formula="of:=[.AA319]+1" office:value-type="float" office:value="2556">
            <text:p>2556</text:p>
          </table:table-cell>
          <table:table-cell table:formula="of:=DEC2HEX([.AA320])" office:value-type="string" office:string-value="9FC">
            <text:p>9FC</text:p>
          </table:table-cell>
          <table:table-cell office:value-type="string">
            <text:p>name3</text:p>
          </table:table-cell>
          <table:table-cell table:formula="of:=[.AD319]+1" office:value-type="float" office:value="5">
            <text:p>5</text:p>
          </table:table-cell>
          <table:table-cell table:style-name="ce2" table:formula="of:=[.AE319]+1" office:value-type="float" office:value="2929">
            <text:p>2929</text:p>
          </table:table-cell>
          <table:table-cell table:formula="of:=DEC2HEX([.AE320])" office:value-type="string" office:string-value="B71">
            <text:p>B71</text:p>
          </table:table-cell>
          <table:table-cell office:value-type="string">
            <text:p>name3</text:p>
          </table:table-cell>
          <table:table-cell table:formula="of:=[.AH319]+1" office:value-type="float" office:value="5">
            <text:p>5</text:p>
          </table:table-cell>
          <table:table-cell table:style-name="ce2" table:formula="of:=[.AI319]+1" office:value-type="float" office:value="3302">
            <text:p>3302</text:p>
          </table:table-cell>
          <table:table-cell table:formula="of:=DEC2HEX([.AI320])" office:value-type="string" office:string-value="CE6">
            <text:p>CE6</text:p>
          </table:table-cell>
          <table:table-cell office:value-type="string">
            <text:p>name3</text:p>
          </table:table-cell>
          <table:table-cell table:formula="of:=[.AL319]+1" office:value-type="float" office:value="5">
            <text:p>5</text:p>
          </table:table-cell>
          <table:table-cell table:style-name="ce2" table:formula="of:=[.AM319]+1" office:value-type="float" office:value="3675">
            <text:p>3675</text:p>
          </table:table-cell>
          <table:table-cell table:formula="of:=DEC2HEX([.AM320])" office:value-type="string" office:string-value="E5B">
            <text:p>E5B</text:p>
          </table:table-cell>
        </table:table-row>
        <table:table-row table:style-name="ro1">
          <table:table-cell office:value-type="string">
            <text:p>name4</text:p>
          </table:table-cell>
          <table:table-cell table:formula="of:=[.B320]+1" office:value-type="float" office:value="6">
            <text:p>6</text:p>
          </table:table-cell>
          <table:table-cell table:formula="of:=[.C320]+1" office:value-type="float" office:value="319">
            <text:p>319</text:p>
          </table:table-cell>
          <table:table-cell table:formula="of:=DEC2HEX([.C321])" office:value-type="string" office:string-value="13F">
            <text:p>13F</text:p>
          </table:table-cell>
          <table:table-cell office:value-type="string">
            <text:p>name4</text:p>
          </table:table-cell>
          <table:table-cell table:formula="of:=[.F320]+1" office:value-type="float" office:value="6">
            <text:p>6</text:p>
          </table:table-cell>
          <table:table-cell table:formula="of:=[.G320]+1" office:value-type="float" office:value="692">
            <text:p>692</text:p>
          </table:table-cell>
          <table:table-cell table:formula="of:=DEC2HEX([.G321])" office:value-type="string" office:string-value="2B4">
            <text:p>2B4</text:p>
          </table:table-cell>
          <table:table-cell office:value-type="string">
            <text:p>name4</text:p>
          </table:table-cell>
          <table:table-cell table:formula="of:=[.J320]+1" office:value-type="float" office:value="6">
            <text:p>6</text:p>
          </table:table-cell>
          <table:table-cell table:formula="of:=[.K320]+1" office:value-type="float" office:value="1065">
            <text:p>1065</text:p>
          </table:table-cell>
          <table:table-cell table:formula="of:=DEC2HEX([.K321])" office:value-type="string" office:string-value="429">
            <text:p>429</text:p>
          </table:table-cell>
          <table:table-cell office:value-type="string">
            <text:p>name4</text:p>
          </table:table-cell>
          <table:table-cell table:formula="of:=[.N320]+1" office:value-type="float" office:value="6">
            <text:p>6</text:p>
          </table:table-cell>
          <table:table-cell table:formula="of:=[.O320]+1" office:value-type="float" office:value="1438">
            <text:p>1438</text:p>
          </table:table-cell>
          <table:table-cell table:formula="of:=DEC2HEX([.O321])" office:value-type="string" office:string-value="59E">
            <text:p>59E</text:p>
          </table:table-cell>
          <table:table-cell office:value-type="string">
            <text:p>name4</text:p>
          </table:table-cell>
          <table:table-cell table:formula="of:=[.R320]+1" office:value-type="float" office:value="6">
            <text:p>6</text:p>
          </table:table-cell>
          <table:table-cell table:formula="of:=[.S320]+1" office:value-type="float" office:value="1811">
            <text:p>1811</text:p>
          </table:table-cell>
          <table:table-cell table:formula="of:=DEC2HEX([.S321])" office:value-type="string" office:string-value="713">
            <text:p>713</text:p>
          </table:table-cell>
          <table:table-cell office:value-type="string">
            <text:p>name4</text:p>
          </table:table-cell>
          <table:table-cell table:formula="of:=[.V320]+1" office:value-type="float" office:value="6">
            <text:p>6</text:p>
          </table:table-cell>
          <table:table-cell table:formula="of:=[.W320]+1" office:value-type="float" office:value="2184">
            <text:p>2184</text:p>
          </table:table-cell>
          <table:table-cell table:formula="of:=DEC2HEX([.W321])" office:value-type="string" office:string-value="888">
            <text:p>888</text:p>
          </table:table-cell>
          <table:table-cell office:value-type="string">
            <text:p>name4</text:p>
          </table:table-cell>
          <table:table-cell table:formula="of:=[.Z320]+1" office:value-type="float" office:value="6">
            <text:p>6</text:p>
          </table:table-cell>
          <table:table-cell table:style-name="ce2" table:formula="of:=[.AA320]+1" office:value-type="float" office:value="2557">
            <text:p>2557</text:p>
          </table:table-cell>
          <table:table-cell table:formula="of:=DEC2HEX([.AA321])" office:value-type="string" office:string-value="9FD">
            <text:p>9FD</text:p>
          </table:table-cell>
          <table:table-cell office:value-type="string">
            <text:p>name4</text:p>
          </table:table-cell>
          <table:table-cell table:formula="of:=[.AD320]+1" office:value-type="float" office:value="6">
            <text:p>6</text:p>
          </table:table-cell>
          <table:table-cell table:style-name="ce2" table:formula="of:=[.AE320]+1" office:value-type="float" office:value="2930">
            <text:p>2930</text:p>
          </table:table-cell>
          <table:table-cell table:formula="of:=DEC2HEX([.AE321])" office:value-type="string" office:string-value="B72">
            <text:p>B72</text:p>
          </table:table-cell>
          <table:table-cell office:value-type="string">
            <text:p>name4</text:p>
          </table:table-cell>
          <table:table-cell table:formula="of:=[.AH320]+1" office:value-type="float" office:value="6">
            <text:p>6</text:p>
          </table:table-cell>
          <table:table-cell table:style-name="ce2" table:formula="of:=[.AI320]+1" office:value-type="float" office:value="3303">
            <text:p>3303</text:p>
          </table:table-cell>
          <table:table-cell table:formula="of:=DEC2HEX([.AI321])" office:value-type="string" office:string-value="CE7">
            <text:p>CE7</text:p>
          </table:table-cell>
          <table:table-cell office:value-type="string">
            <text:p>name4</text:p>
          </table:table-cell>
          <table:table-cell table:formula="of:=[.AL320]+1" office:value-type="float" office:value="6">
            <text:p>6</text:p>
          </table:table-cell>
          <table:table-cell table:style-name="ce2" table:formula="of:=[.AM320]+1" office:value-type="float" office:value="3676">
            <text:p>3676</text:p>
          </table:table-cell>
          <table:table-cell table:formula="of:=DEC2HEX([.AM321])" office:value-type="string" office:string-value="E5C">
            <text:p>E5C</text:p>
          </table:table-cell>
        </table:table-row>
        <table:table-row table:style-name="ro1">
          <table:table-cell office:value-type="string">
            <text:p>name5</text:p>
          </table:table-cell>
          <table:table-cell table:formula="of:=[.B321]+1" office:value-type="float" office:value="7">
            <text:p>7</text:p>
          </table:table-cell>
          <table:table-cell table:formula="of:=[.C321]+1" office:value-type="float" office:value="320">
            <text:p>320</text:p>
          </table:table-cell>
          <table:table-cell table:formula="of:=DEC2HEX([.C322])" office:value-type="string" office:string-value="140">
            <text:p>140</text:p>
          </table:table-cell>
          <table:table-cell office:value-type="string">
            <text:p>name5</text:p>
          </table:table-cell>
          <table:table-cell table:formula="of:=[.F321]+1" office:value-type="float" office:value="7">
            <text:p>7</text:p>
          </table:table-cell>
          <table:table-cell table:formula="of:=[.G321]+1" office:value-type="float" office:value="693">
            <text:p>693</text:p>
          </table:table-cell>
          <table:table-cell table:formula="of:=DEC2HEX([.G322])" office:value-type="string" office:string-value="2B5">
            <text:p>2B5</text:p>
          </table:table-cell>
          <table:table-cell office:value-type="string">
            <text:p>name5</text:p>
          </table:table-cell>
          <table:table-cell table:formula="of:=[.J321]+1" office:value-type="float" office:value="7">
            <text:p>7</text:p>
          </table:table-cell>
          <table:table-cell table:formula="of:=[.K321]+1" office:value-type="float" office:value="1066">
            <text:p>1066</text:p>
          </table:table-cell>
          <table:table-cell table:formula="of:=DEC2HEX([.K322])" office:value-type="string" office:string-value="42A">
            <text:p>42A</text:p>
          </table:table-cell>
          <table:table-cell office:value-type="string">
            <text:p>name5</text:p>
          </table:table-cell>
          <table:table-cell table:formula="of:=[.N321]+1" office:value-type="float" office:value="7">
            <text:p>7</text:p>
          </table:table-cell>
          <table:table-cell table:formula="of:=[.O321]+1" office:value-type="float" office:value="1439">
            <text:p>1439</text:p>
          </table:table-cell>
          <table:table-cell table:formula="of:=DEC2HEX([.O322])" office:value-type="string" office:string-value="59F">
            <text:p>59F</text:p>
          </table:table-cell>
          <table:table-cell office:value-type="string">
            <text:p>name5</text:p>
          </table:table-cell>
          <table:table-cell table:formula="of:=[.R321]+1" office:value-type="float" office:value="7">
            <text:p>7</text:p>
          </table:table-cell>
          <table:table-cell table:formula="of:=[.S321]+1" office:value-type="float" office:value="1812">
            <text:p>1812</text:p>
          </table:table-cell>
          <table:table-cell table:formula="of:=DEC2HEX([.S322])" office:value-type="string" office:string-value="714">
            <text:p>714</text:p>
          </table:table-cell>
          <table:table-cell office:value-type="string">
            <text:p>name5</text:p>
          </table:table-cell>
          <table:table-cell table:formula="of:=[.V321]+1" office:value-type="float" office:value="7">
            <text:p>7</text:p>
          </table:table-cell>
          <table:table-cell table:formula="of:=[.W321]+1" office:value-type="float" office:value="2185">
            <text:p>2185</text:p>
          </table:table-cell>
          <table:table-cell table:formula="of:=DEC2HEX([.W322])" office:value-type="string" office:string-value="889">
            <text:p>889</text:p>
          </table:table-cell>
          <table:table-cell office:value-type="string">
            <text:p>name5</text:p>
          </table:table-cell>
          <table:table-cell table:formula="of:=[.Z321]+1" office:value-type="float" office:value="7">
            <text:p>7</text:p>
          </table:table-cell>
          <table:table-cell table:style-name="ce2" table:formula="of:=[.AA321]+1" office:value-type="float" office:value="2558">
            <text:p>2558</text:p>
          </table:table-cell>
          <table:table-cell table:formula="of:=DEC2HEX([.AA322])" office:value-type="string" office:string-value="9FE">
            <text:p>9FE</text:p>
          </table:table-cell>
          <table:table-cell office:value-type="string">
            <text:p>name5</text:p>
          </table:table-cell>
          <table:table-cell table:formula="of:=[.AD321]+1" office:value-type="float" office:value="7">
            <text:p>7</text:p>
          </table:table-cell>
          <table:table-cell table:style-name="ce2" table:formula="of:=[.AE321]+1" office:value-type="float" office:value="2931">
            <text:p>2931</text:p>
          </table:table-cell>
          <table:table-cell table:formula="of:=DEC2HEX([.AE322])" office:value-type="string" office:string-value="B73">
            <text:p>B73</text:p>
          </table:table-cell>
          <table:table-cell office:value-type="string">
            <text:p>name5</text:p>
          </table:table-cell>
          <table:table-cell table:formula="of:=[.AH321]+1" office:value-type="float" office:value="7">
            <text:p>7</text:p>
          </table:table-cell>
          <table:table-cell table:style-name="ce2" table:formula="of:=[.AI321]+1" office:value-type="float" office:value="3304">
            <text:p>3304</text:p>
          </table:table-cell>
          <table:table-cell table:formula="of:=DEC2HEX([.AI322])" office:value-type="string" office:string-value="CE8">
            <text:p>CE8</text:p>
          </table:table-cell>
          <table:table-cell office:value-type="string">
            <text:p>name5</text:p>
          </table:table-cell>
          <table:table-cell table:formula="of:=[.AL321]+1" office:value-type="float" office:value="7">
            <text:p>7</text:p>
          </table:table-cell>
          <table:table-cell table:style-name="ce2" table:formula="of:=[.AM321]+1" office:value-type="float" office:value="3677">
            <text:p>3677</text:p>
          </table:table-cell>
          <table:table-cell table:formula="of:=DEC2HEX([.AM322])" office:value-type="string" office:string-value="E5D">
            <text:p>E5D</text:p>
          </table:table-cell>
        </table:table-row>
        <table:table-row table:style-name="ro1">
          <table:table-cell office:value-type="string">
            <text:p>name6</text:p>
          </table:table-cell>
          <table:table-cell table:formula="of:=[.B322]+1" office:value-type="float" office:value="8">
            <text:p>8</text:p>
          </table:table-cell>
          <table:table-cell table:formula="of:=[.C322]+1" office:value-type="float" office:value="321">
            <text:p>321</text:p>
          </table:table-cell>
          <table:table-cell table:formula="of:=DEC2HEX([.C323])" office:value-type="string" office:string-value="141">
            <text:p>141</text:p>
          </table:table-cell>
          <table:table-cell office:value-type="string">
            <text:p>name6</text:p>
          </table:table-cell>
          <table:table-cell table:formula="of:=[.F322]+1" office:value-type="float" office:value="8">
            <text:p>8</text:p>
          </table:table-cell>
          <table:table-cell table:formula="of:=[.G322]+1" office:value-type="float" office:value="694">
            <text:p>694</text:p>
          </table:table-cell>
          <table:table-cell table:formula="of:=DEC2HEX([.G323])" office:value-type="string" office:string-value="2B6">
            <text:p>2B6</text:p>
          </table:table-cell>
          <table:table-cell office:value-type="string">
            <text:p>name6</text:p>
          </table:table-cell>
          <table:table-cell table:formula="of:=[.J322]+1" office:value-type="float" office:value="8">
            <text:p>8</text:p>
          </table:table-cell>
          <table:table-cell table:formula="of:=[.K322]+1" office:value-type="float" office:value="1067">
            <text:p>1067</text:p>
          </table:table-cell>
          <table:table-cell table:formula="of:=DEC2HEX([.K323])" office:value-type="string" office:string-value="42B">
            <text:p>42B</text:p>
          </table:table-cell>
          <table:table-cell office:value-type="string">
            <text:p>name6</text:p>
          </table:table-cell>
          <table:table-cell table:formula="of:=[.N322]+1" office:value-type="float" office:value="8">
            <text:p>8</text:p>
          </table:table-cell>
          <table:table-cell table:formula="of:=[.O322]+1" office:value-type="float" office:value="1440">
            <text:p>1440</text:p>
          </table:table-cell>
          <table:table-cell table:formula="of:=DEC2HEX([.O323])" office:value-type="string" office:string-value="5A0">
            <text:p>5A0</text:p>
          </table:table-cell>
          <table:table-cell office:value-type="string">
            <text:p>name6</text:p>
          </table:table-cell>
          <table:table-cell table:formula="of:=[.R322]+1" office:value-type="float" office:value="8">
            <text:p>8</text:p>
          </table:table-cell>
          <table:table-cell table:formula="of:=[.S322]+1" office:value-type="float" office:value="1813">
            <text:p>1813</text:p>
          </table:table-cell>
          <table:table-cell table:formula="of:=DEC2HEX([.S323])" office:value-type="string" office:string-value="715">
            <text:p>715</text:p>
          </table:table-cell>
          <table:table-cell office:value-type="string">
            <text:p>name6</text:p>
          </table:table-cell>
          <table:table-cell table:formula="of:=[.V322]+1" office:value-type="float" office:value="8">
            <text:p>8</text:p>
          </table:table-cell>
          <table:table-cell table:formula="of:=[.W322]+1" office:value-type="float" office:value="2186">
            <text:p>2186</text:p>
          </table:table-cell>
          <table:table-cell table:formula="of:=DEC2HEX([.W323])" office:value-type="string" office:string-value="88A">
            <text:p>88A</text:p>
          </table:table-cell>
          <table:table-cell office:value-type="string">
            <text:p>name6</text:p>
          </table:table-cell>
          <table:table-cell table:formula="of:=[.Z322]+1" office:value-type="float" office:value="8">
            <text:p>8</text:p>
          </table:table-cell>
          <table:table-cell table:style-name="ce2" table:formula="of:=[.AA322]+1" office:value-type="float" office:value="2559">
            <text:p>2559</text:p>
          </table:table-cell>
          <table:table-cell table:formula="of:=DEC2HEX([.AA323])" office:value-type="string" office:string-value="9FF">
            <text:p>9FF</text:p>
          </table:table-cell>
          <table:table-cell office:value-type="string">
            <text:p>name6</text:p>
          </table:table-cell>
          <table:table-cell table:formula="of:=[.AD322]+1" office:value-type="float" office:value="8">
            <text:p>8</text:p>
          </table:table-cell>
          <table:table-cell table:style-name="ce2" table:formula="of:=[.AE322]+1" office:value-type="float" office:value="2932">
            <text:p>2932</text:p>
          </table:table-cell>
          <table:table-cell table:formula="of:=DEC2HEX([.AE323])" office:value-type="string" office:string-value="B74">
            <text:p>B74</text:p>
          </table:table-cell>
          <table:table-cell office:value-type="string">
            <text:p>name6</text:p>
          </table:table-cell>
          <table:table-cell table:formula="of:=[.AH322]+1" office:value-type="float" office:value="8">
            <text:p>8</text:p>
          </table:table-cell>
          <table:table-cell table:style-name="ce2" table:formula="of:=[.AI322]+1" office:value-type="float" office:value="3305">
            <text:p>3305</text:p>
          </table:table-cell>
          <table:table-cell table:formula="of:=DEC2HEX([.AI323])" office:value-type="string" office:string-value="CE9">
            <text:p>CE9</text:p>
          </table:table-cell>
          <table:table-cell office:value-type="string">
            <text:p>name6</text:p>
          </table:table-cell>
          <table:table-cell table:formula="of:=[.AL322]+1" office:value-type="float" office:value="8">
            <text:p>8</text:p>
          </table:table-cell>
          <table:table-cell table:style-name="ce2" table:formula="of:=[.AM322]+1" office:value-type="float" office:value="3678">
            <text:p>3678</text:p>
          </table:table-cell>
          <table:table-cell table:formula="of:=DEC2HEX([.AM323])" office:value-type="string" office:string-value="E5E">
            <text:p>E5E</text:p>
          </table:table-cell>
        </table:table-row>
        <table:table-row table:style-name="ro1">
          <table:table-cell office:value-type="string">
            <text:p>name7</text:p>
          </table:table-cell>
          <table:table-cell table:formula="of:=[.B323]+1" office:value-type="float" office:value="9">
            <text:p>9</text:p>
          </table:table-cell>
          <table:table-cell table:formula="of:=[.C323]+1" office:value-type="float" office:value="322">
            <text:p>322</text:p>
          </table:table-cell>
          <table:table-cell table:formula="of:=DEC2HEX([.C324])" office:value-type="string" office:string-value="142">
            <text:p>142</text:p>
          </table:table-cell>
          <table:table-cell office:value-type="string">
            <text:p>name7</text:p>
          </table:table-cell>
          <table:table-cell table:formula="of:=[.F323]+1" office:value-type="float" office:value="9">
            <text:p>9</text:p>
          </table:table-cell>
          <table:table-cell table:formula="of:=[.G323]+1" office:value-type="float" office:value="695">
            <text:p>695</text:p>
          </table:table-cell>
          <table:table-cell table:formula="of:=DEC2HEX([.G324])" office:value-type="string" office:string-value="2B7">
            <text:p>2B7</text:p>
          </table:table-cell>
          <table:table-cell office:value-type="string">
            <text:p>name7</text:p>
          </table:table-cell>
          <table:table-cell table:formula="of:=[.J323]+1" office:value-type="float" office:value="9">
            <text:p>9</text:p>
          </table:table-cell>
          <table:table-cell table:formula="of:=[.K323]+1" office:value-type="float" office:value="1068">
            <text:p>1068</text:p>
          </table:table-cell>
          <table:table-cell table:formula="of:=DEC2HEX([.K324])" office:value-type="string" office:string-value="42C">
            <text:p>42C</text:p>
          </table:table-cell>
          <table:table-cell office:value-type="string">
            <text:p>name7</text:p>
          </table:table-cell>
          <table:table-cell table:formula="of:=[.N323]+1" office:value-type="float" office:value="9">
            <text:p>9</text:p>
          </table:table-cell>
          <table:table-cell table:formula="of:=[.O323]+1" office:value-type="float" office:value="1441">
            <text:p>1441</text:p>
          </table:table-cell>
          <table:table-cell table:formula="of:=DEC2HEX([.O324])" office:value-type="string" office:string-value="5A1">
            <text:p>5A1</text:p>
          </table:table-cell>
          <table:table-cell office:value-type="string">
            <text:p>name7</text:p>
          </table:table-cell>
          <table:table-cell table:formula="of:=[.R323]+1" office:value-type="float" office:value="9">
            <text:p>9</text:p>
          </table:table-cell>
          <table:table-cell table:formula="of:=[.S323]+1" office:value-type="float" office:value="1814">
            <text:p>1814</text:p>
          </table:table-cell>
          <table:table-cell table:formula="of:=DEC2HEX([.S324])" office:value-type="string" office:string-value="716">
            <text:p>716</text:p>
          </table:table-cell>
          <table:table-cell office:value-type="string">
            <text:p>name7</text:p>
          </table:table-cell>
          <table:table-cell table:formula="of:=[.V323]+1" office:value-type="float" office:value="9">
            <text:p>9</text:p>
          </table:table-cell>
          <table:table-cell table:formula="of:=[.W323]+1" office:value-type="float" office:value="2187">
            <text:p>2187</text:p>
          </table:table-cell>
          <table:table-cell table:formula="of:=DEC2HEX([.W324])" office:value-type="string" office:string-value="88B">
            <text:p>88B</text:p>
          </table:table-cell>
          <table:table-cell office:value-type="string">
            <text:p>name7</text:p>
          </table:table-cell>
          <table:table-cell table:formula="of:=[.Z323]+1" office:value-type="float" office:value="9">
            <text:p>9</text:p>
          </table:table-cell>
          <table:table-cell table:style-name="ce2" table:formula="of:=[.AA323]+1" office:value-type="float" office:value="2560">
            <text:p>2560</text:p>
          </table:table-cell>
          <table:table-cell table:formula="of:=DEC2HEX([.AA324])" office:value-type="string" office:string-value="A00">
            <text:p>A00</text:p>
          </table:table-cell>
          <table:table-cell office:value-type="string">
            <text:p>name7</text:p>
          </table:table-cell>
          <table:table-cell table:formula="of:=[.AD323]+1" office:value-type="float" office:value="9">
            <text:p>9</text:p>
          </table:table-cell>
          <table:table-cell table:style-name="ce2" table:formula="of:=[.AE323]+1" office:value-type="float" office:value="2933">
            <text:p>2933</text:p>
          </table:table-cell>
          <table:table-cell table:formula="of:=DEC2HEX([.AE324])" office:value-type="string" office:string-value="B75">
            <text:p>B75</text:p>
          </table:table-cell>
          <table:table-cell office:value-type="string">
            <text:p>name7</text:p>
          </table:table-cell>
          <table:table-cell table:formula="of:=[.AH323]+1" office:value-type="float" office:value="9">
            <text:p>9</text:p>
          </table:table-cell>
          <table:table-cell table:style-name="ce2" table:formula="of:=[.AI323]+1" office:value-type="float" office:value="3306">
            <text:p>3306</text:p>
          </table:table-cell>
          <table:table-cell table:formula="of:=DEC2HEX([.AI324])" office:value-type="string" office:string-value="CEA">
            <text:p>CEA</text:p>
          </table:table-cell>
          <table:table-cell office:value-type="string">
            <text:p>name7</text:p>
          </table:table-cell>
          <table:table-cell table:formula="of:=[.AL323]+1" office:value-type="float" office:value="9">
            <text:p>9</text:p>
          </table:table-cell>
          <table:table-cell table:style-name="ce2" table:formula="of:=[.AM323]+1" office:value-type="float" office:value="3679">
            <text:p>3679</text:p>
          </table:table-cell>
          <table:table-cell table:formula="of:=DEC2HEX([.AM324])" office:value-type="string" office:string-value="E5F">
            <text:p>E5F</text:p>
          </table:table-cell>
        </table:table-row>
        <table:table-row table:style-name="ro1">
          <table:table-cell office:value-type="string">
            <text:p>name8</text:p>
          </table:table-cell>
          <table:table-cell table:formula="of:=[.B324]+1" office:value-type="float" office:value="10">
            <text:p>10</text:p>
          </table:table-cell>
          <table:table-cell table:formula="of:=[.C324]+1" office:value-type="float" office:value="323">
            <text:p>323</text:p>
          </table:table-cell>
          <table:table-cell table:formula="of:=DEC2HEX([.C325])" office:value-type="string" office:string-value="143">
            <text:p>143</text:p>
          </table:table-cell>
          <table:table-cell office:value-type="string">
            <text:p>name8</text:p>
          </table:table-cell>
          <table:table-cell table:formula="of:=[.F324]+1" office:value-type="float" office:value="10">
            <text:p>10</text:p>
          </table:table-cell>
          <table:table-cell table:formula="of:=[.G324]+1" office:value-type="float" office:value="696">
            <text:p>696</text:p>
          </table:table-cell>
          <table:table-cell table:formula="of:=DEC2HEX([.G325])" office:value-type="string" office:string-value="2B8">
            <text:p>2B8</text:p>
          </table:table-cell>
          <table:table-cell office:value-type="string">
            <text:p>name8</text:p>
          </table:table-cell>
          <table:table-cell table:formula="of:=[.J324]+1" office:value-type="float" office:value="10">
            <text:p>10</text:p>
          </table:table-cell>
          <table:table-cell table:formula="of:=[.K324]+1" office:value-type="float" office:value="1069">
            <text:p>1069</text:p>
          </table:table-cell>
          <table:table-cell table:formula="of:=DEC2HEX([.K325])" office:value-type="string" office:string-value="42D">
            <text:p>42D</text:p>
          </table:table-cell>
          <table:table-cell office:value-type="string">
            <text:p>name8</text:p>
          </table:table-cell>
          <table:table-cell table:formula="of:=[.N324]+1" office:value-type="float" office:value="10">
            <text:p>10</text:p>
          </table:table-cell>
          <table:table-cell table:formula="of:=[.O324]+1" office:value-type="float" office:value="1442">
            <text:p>1442</text:p>
          </table:table-cell>
          <table:table-cell table:formula="of:=DEC2HEX([.O325])" office:value-type="string" office:string-value="5A2">
            <text:p>5A2</text:p>
          </table:table-cell>
          <table:table-cell office:value-type="string">
            <text:p>name8</text:p>
          </table:table-cell>
          <table:table-cell table:formula="of:=[.R324]+1" office:value-type="float" office:value="10">
            <text:p>10</text:p>
          </table:table-cell>
          <table:table-cell table:formula="of:=[.S324]+1" office:value-type="float" office:value="1815">
            <text:p>1815</text:p>
          </table:table-cell>
          <table:table-cell table:formula="of:=DEC2HEX([.S325])" office:value-type="string" office:string-value="717">
            <text:p>717</text:p>
          </table:table-cell>
          <table:table-cell office:value-type="string">
            <text:p>name8</text:p>
          </table:table-cell>
          <table:table-cell table:formula="of:=[.V324]+1" office:value-type="float" office:value="10">
            <text:p>10</text:p>
          </table:table-cell>
          <table:table-cell table:formula="of:=[.W324]+1" office:value-type="float" office:value="2188">
            <text:p>2188</text:p>
          </table:table-cell>
          <table:table-cell table:formula="of:=DEC2HEX([.W325])" office:value-type="string" office:string-value="88C">
            <text:p>88C</text:p>
          </table:table-cell>
          <table:table-cell office:value-type="string">
            <text:p>name8</text:p>
          </table:table-cell>
          <table:table-cell table:formula="of:=[.Z324]+1" office:value-type="float" office:value="10">
            <text:p>10</text:p>
          </table:table-cell>
          <table:table-cell table:style-name="ce2" table:formula="of:=[.AA324]+1" office:value-type="float" office:value="2561">
            <text:p>2561</text:p>
          </table:table-cell>
          <table:table-cell table:formula="of:=DEC2HEX([.AA325])" office:value-type="string" office:string-value="A01">
            <text:p>A01</text:p>
          </table:table-cell>
          <table:table-cell office:value-type="string">
            <text:p>name8</text:p>
          </table:table-cell>
          <table:table-cell table:formula="of:=[.AD324]+1" office:value-type="float" office:value="10">
            <text:p>10</text:p>
          </table:table-cell>
          <table:table-cell table:style-name="ce2" table:formula="of:=[.AE324]+1" office:value-type="float" office:value="2934">
            <text:p>2934</text:p>
          </table:table-cell>
          <table:table-cell table:formula="of:=DEC2HEX([.AE325])" office:value-type="string" office:string-value="B76">
            <text:p>B76</text:p>
          </table:table-cell>
          <table:table-cell office:value-type="string">
            <text:p>name8</text:p>
          </table:table-cell>
          <table:table-cell table:formula="of:=[.AH324]+1" office:value-type="float" office:value="10">
            <text:p>10</text:p>
          </table:table-cell>
          <table:table-cell table:style-name="ce2" table:formula="of:=[.AI324]+1" office:value-type="float" office:value="3307">
            <text:p>3307</text:p>
          </table:table-cell>
          <table:table-cell table:formula="of:=DEC2HEX([.AI325])" office:value-type="string" office:string-value="CEB">
            <text:p>CEB</text:p>
          </table:table-cell>
          <table:table-cell office:value-type="string">
            <text:p>name8</text:p>
          </table:table-cell>
          <table:table-cell table:formula="of:=[.AL324]+1" office:value-type="float" office:value="10">
            <text:p>10</text:p>
          </table:table-cell>
          <table:table-cell table:style-name="ce2" table:formula="of:=[.AM324]+1" office:value-type="float" office:value="3680">
            <text:p>3680</text:p>
          </table:table-cell>
          <table:table-cell table:formula="of:=DEC2HEX([.AM325])" office:value-type="string" office:string-value="E60">
            <text:p>E60</text:p>
          </table:table-cell>
        </table:table-row>
        <table:table-row table:style-name="ro1">
          <table:table-cell office:value-type="string">
            <text:p>name9</text:p>
          </table:table-cell>
          <table:table-cell table:formula="of:=[.B325]+1" office:value-type="float" office:value="11">
            <text:p>11</text:p>
          </table:table-cell>
          <table:table-cell table:formula="of:=[.C325]+1" office:value-type="float" office:value="324">
            <text:p>324</text:p>
          </table:table-cell>
          <table:table-cell table:formula="of:=DEC2HEX([.C326])" office:value-type="string" office:string-value="144">
            <text:p>144</text:p>
          </table:table-cell>
          <table:table-cell office:value-type="string">
            <text:p>name9</text:p>
          </table:table-cell>
          <table:table-cell table:formula="of:=[.F325]+1" office:value-type="float" office:value="11">
            <text:p>11</text:p>
          </table:table-cell>
          <table:table-cell table:formula="of:=[.G325]+1" office:value-type="float" office:value="697">
            <text:p>697</text:p>
          </table:table-cell>
          <table:table-cell table:formula="of:=DEC2HEX([.G326])" office:value-type="string" office:string-value="2B9">
            <text:p>2B9</text:p>
          </table:table-cell>
          <table:table-cell office:value-type="string">
            <text:p>name9</text:p>
          </table:table-cell>
          <table:table-cell table:formula="of:=[.J325]+1" office:value-type="float" office:value="11">
            <text:p>11</text:p>
          </table:table-cell>
          <table:table-cell table:formula="of:=[.K325]+1" office:value-type="float" office:value="1070">
            <text:p>1070</text:p>
          </table:table-cell>
          <table:table-cell table:formula="of:=DEC2HEX([.K326])" office:value-type="string" office:string-value="42E">
            <text:p>42E</text:p>
          </table:table-cell>
          <table:table-cell office:value-type="string">
            <text:p>name9</text:p>
          </table:table-cell>
          <table:table-cell table:formula="of:=[.N325]+1" office:value-type="float" office:value="11">
            <text:p>11</text:p>
          </table:table-cell>
          <table:table-cell table:formula="of:=[.O325]+1" office:value-type="float" office:value="1443">
            <text:p>1443</text:p>
          </table:table-cell>
          <table:table-cell table:formula="of:=DEC2HEX([.O326])" office:value-type="string" office:string-value="5A3">
            <text:p>5A3</text:p>
          </table:table-cell>
          <table:table-cell office:value-type="string">
            <text:p>name9</text:p>
          </table:table-cell>
          <table:table-cell table:formula="of:=[.R325]+1" office:value-type="float" office:value="11">
            <text:p>11</text:p>
          </table:table-cell>
          <table:table-cell table:formula="of:=[.S325]+1" office:value-type="float" office:value="1816">
            <text:p>1816</text:p>
          </table:table-cell>
          <table:table-cell table:formula="of:=DEC2HEX([.S326])" office:value-type="string" office:string-value="718">
            <text:p>718</text:p>
          </table:table-cell>
          <table:table-cell office:value-type="string">
            <text:p>name9</text:p>
          </table:table-cell>
          <table:table-cell table:formula="of:=[.V325]+1" office:value-type="float" office:value="11">
            <text:p>11</text:p>
          </table:table-cell>
          <table:table-cell table:formula="of:=[.W325]+1" office:value-type="float" office:value="2189">
            <text:p>2189</text:p>
          </table:table-cell>
          <table:table-cell table:formula="of:=DEC2HEX([.W326])" office:value-type="string" office:string-value="88D">
            <text:p>88D</text:p>
          </table:table-cell>
          <table:table-cell office:value-type="string">
            <text:p>name9</text:p>
          </table:table-cell>
          <table:table-cell table:formula="of:=[.Z325]+1" office:value-type="float" office:value="11">
            <text:p>11</text:p>
          </table:table-cell>
          <table:table-cell table:style-name="ce2" table:formula="of:=[.AA325]+1" office:value-type="float" office:value="2562">
            <text:p>2562</text:p>
          </table:table-cell>
          <table:table-cell table:formula="of:=DEC2HEX([.AA326])" office:value-type="string" office:string-value="A02">
            <text:p>A02</text:p>
          </table:table-cell>
          <table:table-cell office:value-type="string">
            <text:p>name9</text:p>
          </table:table-cell>
          <table:table-cell table:formula="of:=[.AD325]+1" office:value-type="float" office:value="11">
            <text:p>11</text:p>
          </table:table-cell>
          <table:table-cell table:style-name="ce2" table:formula="of:=[.AE325]+1" office:value-type="float" office:value="2935">
            <text:p>2935</text:p>
          </table:table-cell>
          <table:table-cell table:formula="of:=DEC2HEX([.AE326])" office:value-type="string" office:string-value="B77">
            <text:p>B77</text:p>
          </table:table-cell>
          <table:table-cell office:value-type="string">
            <text:p>name9</text:p>
          </table:table-cell>
          <table:table-cell table:formula="of:=[.AH325]+1" office:value-type="float" office:value="11">
            <text:p>11</text:p>
          </table:table-cell>
          <table:table-cell table:style-name="ce2" table:formula="of:=[.AI325]+1" office:value-type="float" office:value="3308">
            <text:p>3308</text:p>
          </table:table-cell>
          <table:table-cell table:formula="of:=DEC2HEX([.AI326])" office:value-type="string" office:string-value="CEC">
            <text:p>CEC</text:p>
          </table:table-cell>
          <table:table-cell office:value-type="string">
            <text:p>name9</text:p>
          </table:table-cell>
          <table:table-cell table:formula="of:=[.AL325]+1" office:value-type="float" office:value="11">
            <text:p>11</text:p>
          </table:table-cell>
          <table:table-cell table:style-name="ce2" table:formula="of:=[.AM325]+1" office:value-type="float" office:value="3681">
            <text:p>3681</text:p>
          </table:table-cell>
          <table:table-cell table:formula="of:=DEC2HEX([.AM326])" office:value-type="string" office:string-value="E61">
            <text:p>E61</text:p>
          </table:table-cell>
        </table:table-row>
        <table:table-row table:style-name="ro1">
          <table:table-cell table:style-name="ce1" office:value-type="string">
            <text:p>DT26</text:p>
          </table:table-cell>
          <table:table-cell office:value-type="float" office:value="0">
            <text:p>0</text:p>
          </table:table-cell>
          <table:table-cell table:formula="of:=[.C326]+1" office:value-type="float" office:value="325">
            <text:p>325</text:p>
          </table:table-cell>
          <table:table-cell table:formula="of:=DEC2HEX([.C327])" office:value-type="string" office:string-value="145">
            <text:p>145</text:p>
          </table:table-cell>
          <table:table-cell table:style-name="ce1" office:value-type="string">
            <text:p>DT26</text:p>
          </table:table-cell>
          <table:table-cell office:value-type="float" office:value="0">
            <text:p>0</text:p>
          </table:table-cell>
          <table:table-cell table:formula="of:=[.G326]+1" office:value-type="float" office:value="698">
            <text:p>698</text:p>
          </table:table-cell>
          <table:table-cell table:formula="of:=DEC2HEX([.G327])" office:value-type="string" office:string-value="2BA">
            <text:p>2BA</text:p>
          </table:table-cell>
          <table:table-cell table:style-name="ce1" office:value-type="string">
            <text:p>DT26</text:p>
          </table:table-cell>
          <table:table-cell office:value-type="float" office:value="0">
            <text:p>0</text:p>
          </table:table-cell>
          <table:table-cell table:formula="of:=[.K326]+1" office:value-type="float" office:value="1071">
            <text:p>1071</text:p>
          </table:table-cell>
          <table:table-cell table:formula="of:=DEC2HEX([.K327])" office:value-type="string" office:string-value="42F">
            <text:p>42F</text:p>
          </table:table-cell>
          <table:table-cell table:style-name="ce1" office:value-type="string">
            <text:p>DT26</text:p>
          </table:table-cell>
          <table:table-cell office:value-type="float" office:value="0">
            <text:p>0</text:p>
          </table:table-cell>
          <table:table-cell table:formula="of:=[.O326]+1" office:value-type="float" office:value="1444">
            <text:p>1444</text:p>
          </table:table-cell>
          <table:table-cell table:formula="of:=DEC2HEX([.O327])" office:value-type="string" office:string-value="5A4">
            <text:p>5A4</text:p>
          </table:table-cell>
          <table:table-cell table:style-name="ce1" office:value-type="string">
            <text:p>DT26</text:p>
          </table:table-cell>
          <table:table-cell office:value-type="float" office:value="0">
            <text:p>0</text:p>
          </table:table-cell>
          <table:table-cell table:formula="of:=[.S326]+1" office:value-type="float" office:value="1817">
            <text:p>1817</text:p>
          </table:table-cell>
          <table:table-cell table:formula="of:=DEC2HEX([.S327])" office:value-type="string" office:string-value="719">
            <text:p>719</text:p>
          </table:table-cell>
          <table:table-cell table:style-name="ce1" office:value-type="string">
            <text:p>DT26</text:p>
          </table:table-cell>
          <table:table-cell office:value-type="float" office:value="0">
            <text:p>0</text:p>
          </table:table-cell>
          <table:table-cell table:formula="of:=[.W326]+1" office:value-type="float" office:value="2190">
            <text:p>2190</text:p>
          </table:table-cell>
          <table:table-cell table:formula="of:=DEC2HEX([.W327])" office:value-type="string" office:string-value="88E">
            <text:p>88E</text:p>
          </table:table-cell>
          <table:table-cell table:style-name="ce1" office:value-type="string">
            <text:p>DT26</text:p>
          </table:table-cell>
          <table:table-cell office:value-type="float" office:value="0">
            <text:p>0</text:p>
          </table:table-cell>
          <table:table-cell table:style-name="ce2" table:formula="of:=[.AA326]+1" office:value-type="float" office:value="2563">
            <text:p>2563</text:p>
          </table:table-cell>
          <table:table-cell table:formula="of:=DEC2HEX([.AA327])" office:value-type="string" office:string-value="A03">
            <text:p>A03</text:p>
          </table:table-cell>
          <table:table-cell table:style-name="ce1" office:value-type="string">
            <text:p>DT26</text:p>
          </table:table-cell>
          <table:table-cell office:value-type="float" office:value="0">
            <text:p>0</text:p>
          </table:table-cell>
          <table:table-cell table:style-name="ce2" table:formula="of:=[.AE326]+1" office:value-type="float" office:value="2936">
            <text:p>2936</text:p>
          </table:table-cell>
          <table:table-cell table:formula="of:=DEC2HEX([.AE327])" office:value-type="string" office:string-value="B78">
            <text:p>B78</text:p>
          </table:table-cell>
          <table:table-cell table:style-name="ce1" office:value-type="string">
            <text:p>DT26</text:p>
          </table:table-cell>
          <table:table-cell office:value-type="float" office:value="0">
            <text:p>0</text:p>
          </table:table-cell>
          <table:table-cell table:style-name="ce2" table:formula="of:=[.AI326]+1" office:value-type="float" office:value="3309">
            <text:p>3309</text:p>
          </table:table-cell>
          <table:table-cell table:formula="of:=DEC2HEX([.AI327])" office:value-type="string" office:string-value="CED">
            <text:p>CED</text:p>
          </table:table-cell>
          <table:table-cell table:style-name="ce1" office:value-type="string">
            <text:p>DT26</text:p>
          </table:table-cell>
          <table:table-cell office:value-type="float" office:value="0">
            <text:p>0</text:p>
          </table:table-cell>
          <table:table-cell table:style-name="ce2" table:formula="of:=[.AM326]+1" office:value-type="float" office:value="3682">
            <text:p>3682</text:p>
          </table:table-cell>
          <table:table-cell table:formula="of:=DEC2HEX([.AM327])" office:value-type="string" office:string-value="E62">
            <text:p>E62</text:p>
          </table:table-cell>
        </table:table-row>
        <table:table-row table:style-name="ro1">
          <table:table-cell office:value-type="string">
            <text:p>id</text:p>
          </table:table-cell>
          <table:table-cell table:formula="of:=[.B327]+1" office:value-type="float" office:value="1">
            <text:p>1</text:p>
          </table:table-cell>
          <table:table-cell table:formula="of:=[.C327]+1" office:value-type="float" office:value="326">
            <text:p>326</text:p>
          </table:table-cell>
          <table:table-cell table:formula="of:=DEC2HEX([.C328])" office:value-type="string" office:string-value="146">
            <text:p>146</text:p>
          </table:table-cell>
          <table:table-cell office:value-type="string">
            <text:p>id</text:p>
          </table:table-cell>
          <table:table-cell table:formula="of:=[.F327]+1" office:value-type="float" office:value="1">
            <text:p>1</text:p>
          </table:table-cell>
          <table:table-cell table:formula="of:=[.G327]+1" office:value-type="float" office:value="699">
            <text:p>699</text:p>
          </table:table-cell>
          <table:table-cell table:formula="of:=DEC2HEX([.G328])" office:value-type="string" office:string-value="2BB">
            <text:p>2BB</text:p>
          </table:table-cell>
          <table:table-cell office:value-type="string">
            <text:p>id</text:p>
          </table:table-cell>
          <table:table-cell table:formula="of:=[.J327]+1" office:value-type="float" office:value="1">
            <text:p>1</text:p>
          </table:table-cell>
          <table:table-cell table:formula="of:=[.K327]+1" office:value-type="float" office:value="1072">
            <text:p>1072</text:p>
          </table:table-cell>
          <table:table-cell table:formula="of:=DEC2HEX([.K328])" office:value-type="string" office:string-value="430">
            <text:p>430</text:p>
          </table:table-cell>
          <table:table-cell office:value-type="string">
            <text:p>id</text:p>
          </table:table-cell>
          <table:table-cell table:formula="of:=[.N327]+1" office:value-type="float" office:value="1">
            <text:p>1</text:p>
          </table:table-cell>
          <table:table-cell table:formula="of:=[.O327]+1" office:value-type="float" office:value="1445">
            <text:p>1445</text:p>
          </table:table-cell>
          <table:table-cell table:formula="of:=DEC2HEX([.O328])" office:value-type="string" office:string-value="5A5">
            <text:p>5A5</text:p>
          </table:table-cell>
          <table:table-cell office:value-type="string">
            <text:p>id</text:p>
          </table:table-cell>
          <table:table-cell table:formula="of:=[.R327]+1" office:value-type="float" office:value="1">
            <text:p>1</text:p>
          </table:table-cell>
          <table:table-cell table:formula="of:=[.S327]+1" office:value-type="float" office:value="1818">
            <text:p>1818</text:p>
          </table:table-cell>
          <table:table-cell table:formula="of:=DEC2HEX([.S328])" office:value-type="string" office:string-value="71A">
            <text:p>71A</text:p>
          </table:table-cell>
          <table:table-cell office:value-type="string">
            <text:p>id</text:p>
          </table:table-cell>
          <table:table-cell table:formula="of:=[.V327]+1" office:value-type="float" office:value="1">
            <text:p>1</text:p>
          </table:table-cell>
          <table:table-cell table:formula="of:=[.W327]+1" office:value-type="float" office:value="2191">
            <text:p>2191</text:p>
          </table:table-cell>
          <table:table-cell table:formula="of:=DEC2HEX([.W328])" office:value-type="string" office:string-value="88F">
            <text:p>88F</text:p>
          </table:table-cell>
          <table:table-cell office:value-type="string">
            <text:p>id</text:p>
          </table:table-cell>
          <table:table-cell table:formula="of:=[.Z327]+1" office:value-type="float" office:value="1">
            <text:p>1</text:p>
          </table:table-cell>
          <table:table-cell table:style-name="ce2" table:formula="of:=[.AA327]+1" office:value-type="float" office:value="2564">
            <text:p>2564</text:p>
          </table:table-cell>
          <table:table-cell table:formula="of:=DEC2HEX([.AA328])" office:value-type="string" office:string-value="A04">
            <text:p>A04</text:p>
          </table:table-cell>
          <table:table-cell office:value-type="string">
            <text:p>id</text:p>
          </table:table-cell>
          <table:table-cell table:formula="of:=[.AD327]+1" office:value-type="float" office:value="1">
            <text:p>1</text:p>
          </table:table-cell>
          <table:table-cell table:style-name="ce2" table:formula="of:=[.AE327]+1" office:value-type="float" office:value="2937">
            <text:p>2937</text:p>
          </table:table-cell>
          <table:table-cell table:formula="of:=DEC2HEX([.AE328])" office:value-type="string" office:string-value="B79">
            <text:p>B79</text:p>
          </table:table-cell>
          <table:table-cell office:value-type="string">
            <text:p>id</text:p>
          </table:table-cell>
          <table:table-cell table:formula="of:=[.AH327]+1" office:value-type="float" office:value="1">
            <text:p>1</text:p>
          </table:table-cell>
          <table:table-cell table:style-name="ce2" table:formula="of:=[.AI327]+1" office:value-type="float" office:value="3310">
            <text:p>3310</text:p>
          </table:table-cell>
          <table:table-cell table:formula="of:=DEC2HEX([.AI328])" office:value-type="string" office:string-value="CEE">
            <text:p>CEE</text:p>
          </table:table-cell>
          <table:table-cell office:value-type="string">
            <text:p>id</text:p>
          </table:table-cell>
          <table:table-cell table:formula="of:=[.AL327]+1" office:value-type="float" office:value="1">
            <text:p>1</text:p>
          </table:table-cell>
          <table:table-cell table:style-name="ce2" table:formula="of:=[.AM327]+1" office:value-type="float" office:value="3683">
            <text:p>3683</text:p>
          </table:table-cell>
          <table:table-cell table:formula="of:=DEC2HEX([.AM328])" office:value-type="string" office:string-value="E63">
            <text:p>E63</text:p>
          </table:table-cell>
        </table:table-row>
        <table:table-row table:style-name="ro1">
          <table:table-cell office:value-type="string">
            <text:p>name0</text:p>
          </table:table-cell>
          <table:table-cell table:formula="of:=[.B328]+1" office:value-type="float" office:value="2">
            <text:p>2</text:p>
          </table:table-cell>
          <table:table-cell table:formula="of:=[.C328]+1" office:value-type="float" office:value="327">
            <text:p>327</text:p>
          </table:table-cell>
          <table:table-cell table:formula="of:=DEC2HEX([.C329])" office:value-type="string" office:string-value="147">
            <text:p>147</text:p>
          </table:table-cell>
          <table:table-cell office:value-type="string">
            <text:p>name0</text:p>
          </table:table-cell>
          <table:table-cell table:formula="of:=[.F328]+1" office:value-type="float" office:value="2">
            <text:p>2</text:p>
          </table:table-cell>
          <table:table-cell table:formula="of:=[.G328]+1" office:value-type="float" office:value="700">
            <text:p>700</text:p>
          </table:table-cell>
          <table:table-cell table:formula="of:=DEC2HEX([.G329])" office:value-type="string" office:string-value="2BC">
            <text:p>2BC</text:p>
          </table:table-cell>
          <table:table-cell office:value-type="string">
            <text:p>name0</text:p>
          </table:table-cell>
          <table:table-cell table:formula="of:=[.J328]+1" office:value-type="float" office:value="2">
            <text:p>2</text:p>
          </table:table-cell>
          <table:table-cell table:formula="of:=[.K328]+1" office:value-type="float" office:value="1073">
            <text:p>1073</text:p>
          </table:table-cell>
          <table:table-cell table:formula="of:=DEC2HEX([.K329])" office:value-type="string" office:string-value="431">
            <text:p>431</text:p>
          </table:table-cell>
          <table:table-cell office:value-type="string">
            <text:p>name0</text:p>
          </table:table-cell>
          <table:table-cell table:formula="of:=[.N328]+1" office:value-type="float" office:value="2">
            <text:p>2</text:p>
          </table:table-cell>
          <table:table-cell table:formula="of:=[.O328]+1" office:value-type="float" office:value="1446">
            <text:p>1446</text:p>
          </table:table-cell>
          <table:table-cell table:formula="of:=DEC2HEX([.O329])" office:value-type="string" office:string-value="5A6">
            <text:p>5A6</text:p>
          </table:table-cell>
          <table:table-cell office:value-type="string">
            <text:p>name0</text:p>
          </table:table-cell>
          <table:table-cell table:formula="of:=[.R328]+1" office:value-type="float" office:value="2">
            <text:p>2</text:p>
          </table:table-cell>
          <table:table-cell table:formula="of:=[.S328]+1" office:value-type="float" office:value="1819">
            <text:p>1819</text:p>
          </table:table-cell>
          <table:table-cell table:formula="of:=DEC2HEX([.S329])" office:value-type="string" office:string-value="71B">
            <text:p>71B</text:p>
          </table:table-cell>
          <table:table-cell office:value-type="string">
            <text:p>name0</text:p>
          </table:table-cell>
          <table:table-cell table:formula="of:=[.V328]+1" office:value-type="float" office:value="2">
            <text:p>2</text:p>
          </table:table-cell>
          <table:table-cell table:formula="of:=[.W328]+1" office:value-type="float" office:value="2192">
            <text:p>2192</text:p>
          </table:table-cell>
          <table:table-cell table:formula="of:=DEC2HEX([.W329])" office:value-type="string" office:string-value="890">
            <text:p>890</text:p>
          </table:table-cell>
          <table:table-cell office:value-type="string">
            <text:p>name0</text:p>
          </table:table-cell>
          <table:table-cell table:formula="of:=[.Z328]+1" office:value-type="float" office:value="2">
            <text:p>2</text:p>
          </table:table-cell>
          <table:table-cell table:style-name="ce2" table:formula="of:=[.AA328]+1" office:value-type="float" office:value="2565">
            <text:p>2565</text:p>
          </table:table-cell>
          <table:table-cell table:formula="of:=DEC2HEX([.AA329])" office:value-type="string" office:string-value="A05">
            <text:p>A05</text:p>
          </table:table-cell>
          <table:table-cell office:value-type="string">
            <text:p>name0</text:p>
          </table:table-cell>
          <table:table-cell table:formula="of:=[.AD328]+1" office:value-type="float" office:value="2">
            <text:p>2</text:p>
          </table:table-cell>
          <table:table-cell table:style-name="ce2" table:formula="of:=[.AE328]+1" office:value-type="float" office:value="2938">
            <text:p>2938</text:p>
          </table:table-cell>
          <table:table-cell table:formula="of:=DEC2HEX([.AE329])" office:value-type="string" office:string-value="B7A">
            <text:p>B7A</text:p>
          </table:table-cell>
          <table:table-cell office:value-type="string">
            <text:p>name0</text:p>
          </table:table-cell>
          <table:table-cell table:formula="of:=[.AH328]+1" office:value-type="float" office:value="2">
            <text:p>2</text:p>
          </table:table-cell>
          <table:table-cell table:style-name="ce2" table:formula="of:=[.AI328]+1" office:value-type="float" office:value="3311">
            <text:p>3311</text:p>
          </table:table-cell>
          <table:table-cell table:formula="of:=DEC2HEX([.AI329])" office:value-type="string" office:string-value="CEF">
            <text:p>CEF</text:p>
          </table:table-cell>
          <table:table-cell office:value-type="string">
            <text:p>name0</text:p>
          </table:table-cell>
          <table:table-cell table:formula="of:=[.AL328]+1" office:value-type="float" office:value="2">
            <text:p>2</text:p>
          </table:table-cell>
          <table:table-cell table:style-name="ce2" table:formula="of:=[.AM328]+1" office:value-type="float" office:value="3684">
            <text:p>3684</text:p>
          </table:table-cell>
          <table:table-cell table:formula="of:=DEC2HEX([.AM329])" office:value-type="string" office:string-value="E64">
            <text:p>E64</text:p>
          </table:table-cell>
        </table:table-row>
        <table:table-row table:style-name="ro1">
          <table:table-cell office:value-type="string">
            <text:p>name1</text:p>
          </table:table-cell>
          <table:table-cell table:formula="of:=[.B329]+1" office:value-type="float" office:value="3">
            <text:p>3</text:p>
          </table:table-cell>
          <table:table-cell table:formula="of:=[.C329]+1" office:value-type="float" office:value="328">
            <text:p>328</text:p>
          </table:table-cell>
          <table:table-cell table:formula="of:=DEC2HEX([.C330])" office:value-type="string" office:string-value="148">
            <text:p>148</text:p>
          </table:table-cell>
          <table:table-cell office:value-type="string">
            <text:p>name1</text:p>
          </table:table-cell>
          <table:table-cell table:formula="of:=[.F329]+1" office:value-type="float" office:value="3">
            <text:p>3</text:p>
          </table:table-cell>
          <table:table-cell table:formula="of:=[.G329]+1" office:value-type="float" office:value="701">
            <text:p>701</text:p>
          </table:table-cell>
          <table:table-cell table:formula="of:=DEC2HEX([.G330])" office:value-type="string" office:string-value="2BD">
            <text:p>2BD</text:p>
          </table:table-cell>
          <table:table-cell office:value-type="string">
            <text:p>name1</text:p>
          </table:table-cell>
          <table:table-cell table:formula="of:=[.J329]+1" office:value-type="float" office:value="3">
            <text:p>3</text:p>
          </table:table-cell>
          <table:table-cell table:formula="of:=[.K329]+1" office:value-type="float" office:value="1074">
            <text:p>1074</text:p>
          </table:table-cell>
          <table:table-cell table:formula="of:=DEC2HEX([.K330])" office:value-type="string" office:string-value="432">
            <text:p>432</text:p>
          </table:table-cell>
          <table:table-cell office:value-type="string">
            <text:p>name1</text:p>
          </table:table-cell>
          <table:table-cell table:formula="of:=[.N329]+1" office:value-type="float" office:value="3">
            <text:p>3</text:p>
          </table:table-cell>
          <table:table-cell table:formula="of:=[.O329]+1" office:value-type="float" office:value="1447">
            <text:p>1447</text:p>
          </table:table-cell>
          <table:table-cell table:formula="of:=DEC2HEX([.O330])" office:value-type="string" office:string-value="5A7">
            <text:p>5A7</text:p>
          </table:table-cell>
          <table:table-cell office:value-type="string">
            <text:p>name1</text:p>
          </table:table-cell>
          <table:table-cell table:formula="of:=[.R329]+1" office:value-type="float" office:value="3">
            <text:p>3</text:p>
          </table:table-cell>
          <table:table-cell table:formula="of:=[.S329]+1" office:value-type="float" office:value="1820">
            <text:p>1820</text:p>
          </table:table-cell>
          <table:table-cell table:formula="of:=DEC2HEX([.S330])" office:value-type="string" office:string-value="71C">
            <text:p>71C</text:p>
          </table:table-cell>
          <table:table-cell office:value-type="string">
            <text:p>name1</text:p>
          </table:table-cell>
          <table:table-cell table:formula="of:=[.V329]+1" office:value-type="float" office:value="3">
            <text:p>3</text:p>
          </table:table-cell>
          <table:table-cell table:formula="of:=[.W329]+1" office:value-type="float" office:value="2193">
            <text:p>2193</text:p>
          </table:table-cell>
          <table:table-cell table:formula="of:=DEC2HEX([.W330])" office:value-type="string" office:string-value="891">
            <text:p>891</text:p>
          </table:table-cell>
          <table:table-cell office:value-type="string">
            <text:p>name1</text:p>
          </table:table-cell>
          <table:table-cell table:formula="of:=[.Z329]+1" office:value-type="float" office:value="3">
            <text:p>3</text:p>
          </table:table-cell>
          <table:table-cell table:style-name="ce2" table:formula="of:=[.AA329]+1" office:value-type="float" office:value="2566">
            <text:p>2566</text:p>
          </table:table-cell>
          <table:table-cell table:formula="of:=DEC2HEX([.AA330])" office:value-type="string" office:string-value="A06">
            <text:p>A06</text:p>
          </table:table-cell>
          <table:table-cell office:value-type="string">
            <text:p>name1</text:p>
          </table:table-cell>
          <table:table-cell table:formula="of:=[.AD329]+1" office:value-type="float" office:value="3">
            <text:p>3</text:p>
          </table:table-cell>
          <table:table-cell table:style-name="ce2" table:formula="of:=[.AE329]+1" office:value-type="float" office:value="2939">
            <text:p>2939</text:p>
          </table:table-cell>
          <table:table-cell table:formula="of:=DEC2HEX([.AE330])" office:value-type="string" office:string-value="B7B">
            <text:p>B7B</text:p>
          </table:table-cell>
          <table:table-cell office:value-type="string">
            <text:p>name1</text:p>
          </table:table-cell>
          <table:table-cell table:formula="of:=[.AH329]+1" office:value-type="float" office:value="3">
            <text:p>3</text:p>
          </table:table-cell>
          <table:table-cell table:style-name="ce2" table:formula="of:=[.AI329]+1" office:value-type="float" office:value="3312">
            <text:p>3312</text:p>
          </table:table-cell>
          <table:table-cell table:formula="of:=DEC2HEX([.AI330])" office:value-type="string" office:string-value="CF0">
            <text:p>CF0</text:p>
          </table:table-cell>
          <table:table-cell office:value-type="string">
            <text:p>name1</text:p>
          </table:table-cell>
          <table:table-cell table:formula="of:=[.AL329]+1" office:value-type="float" office:value="3">
            <text:p>3</text:p>
          </table:table-cell>
          <table:table-cell table:style-name="ce2" table:formula="of:=[.AM329]+1" office:value-type="float" office:value="3685">
            <text:p>3685</text:p>
          </table:table-cell>
          <table:table-cell table:formula="of:=DEC2HEX([.AM330])" office:value-type="string" office:string-value="E65">
            <text:p>E65</text:p>
          </table:table-cell>
        </table:table-row>
        <table:table-row table:style-name="ro1">
          <table:table-cell office:value-type="string">
            <text:p>name2</text:p>
          </table:table-cell>
          <table:table-cell table:formula="of:=[.B330]+1" office:value-type="float" office:value="4">
            <text:p>4</text:p>
          </table:table-cell>
          <table:table-cell table:formula="of:=[.C330]+1" office:value-type="float" office:value="329">
            <text:p>329</text:p>
          </table:table-cell>
          <table:table-cell table:formula="of:=DEC2HEX([.C331])" office:value-type="string" office:string-value="149">
            <text:p>149</text:p>
          </table:table-cell>
          <table:table-cell office:value-type="string">
            <text:p>name2</text:p>
          </table:table-cell>
          <table:table-cell table:formula="of:=[.F330]+1" office:value-type="float" office:value="4">
            <text:p>4</text:p>
          </table:table-cell>
          <table:table-cell table:formula="of:=[.G330]+1" office:value-type="float" office:value="702">
            <text:p>702</text:p>
          </table:table-cell>
          <table:table-cell table:formula="of:=DEC2HEX([.G331])" office:value-type="string" office:string-value="2BE">
            <text:p>2BE</text:p>
          </table:table-cell>
          <table:table-cell office:value-type="string">
            <text:p>name2</text:p>
          </table:table-cell>
          <table:table-cell table:formula="of:=[.J330]+1" office:value-type="float" office:value="4">
            <text:p>4</text:p>
          </table:table-cell>
          <table:table-cell table:formula="of:=[.K330]+1" office:value-type="float" office:value="1075">
            <text:p>1075</text:p>
          </table:table-cell>
          <table:table-cell table:formula="of:=DEC2HEX([.K331])" office:value-type="string" office:string-value="433">
            <text:p>433</text:p>
          </table:table-cell>
          <table:table-cell office:value-type="string">
            <text:p>name2</text:p>
          </table:table-cell>
          <table:table-cell table:formula="of:=[.N330]+1" office:value-type="float" office:value="4">
            <text:p>4</text:p>
          </table:table-cell>
          <table:table-cell table:formula="of:=[.O330]+1" office:value-type="float" office:value="1448">
            <text:p>1448</text:p>
          </table:table-cell>
          <table:table-cell table:formula="of:=DEC2HEX([.O331])" office:value-type="string" office:string-value="5A8">
            <text:p>5A8</text:p>
          </table:table-cell>
          <table:table-cell office:value-type="string">
            <text:p>name2</text:p>
          </table:table-cell>
          <table:table-cell table:formula="of:=[.R330]+1" office:value-type="float" office:value="4">
            <text:p>4</text:p>
          </table:table-cell>
          <table:table-cell table:formula="of:=[.S330]+1" office:value-type="float" office:value="1821">
            <text:p>1821</text:p>
          </table:table-cell>
          <table:table-cell table:formula="of:=DEC2HEX([.S331])" office:value-type="string" office:string-value="71D">
            <text:p>71D</text:p>
          </table:table-cell>
          <table:table-cell office:value-type="string">
            <text:p>name2</text:p>
          </table:table-cell>
          <table:table-cell table:formula="of:=[.V330]+1" office:value-type="float" office:value="4">
            <text:p>4</text:p>
          </table:table-cell>
          <table:table-cell table:formula="of:=[.W330]+1" office:value-type="float" office:value="2194">
            <text:p>2194</text:p>
          </table:table-cell>
          <table:table-cell table:formula="of:=DEC2HEX([.W331])" office:value-type="string" office:string-value="892">
            <text:p>892</text:p>
          </table:table-cell>
          <table:table-cell office:value-type="string">
            <text:p>name2</text:p>
          </table:table-cell>
          <table:table-cell table:formula="of:=[.Z330]+1" office:value-type="float" office:value="4">
            <text:p>4</text:p>
          </table:table-cell>
          <table:table-cell table:style-name="ce2" table:formula="of:=[.AA330]+1" office:value-type="float" office:value="2567">
            <text:p>2567</text:p>
          </table:table-cell>
          <table:table-cell table:formula="of:=DEC2HEX([.AA331])" office:value-type="string" office:string-value="A07">
            <text:p>A07</text:p>
          </table:table-cell>
          <table:table-cell office:value-type="string">
            <text:p>name2</text:p>
          </table:table-cell>
          <table:table-cell table:formula="of:=[.AD330]+1" office:value-type="float" office:value="4">
            <text:p>4</text:p>
          </table:table-cell>
          <table:table-cell table:style-name="ce2" table:formula="of:=[.AE330]+1" office:value-type="float" office:value="2940">
            <text:p>2940</text:p>
          </table:table-cell>
          <table:table-cell table:formula="of:=DEC2HEX([.AE331])" office:value-type="string" office:string-value="B7C">
            <text:p>B7C</text:p>
          </table:table-cell>
          <table:table-cell office:value-type="string">
            <text:p>name2</text:p>
          </table:table-cell>
          <table:table-cell table:formula="of:=[.AH330]+1" office:value-type="float" office:value="4">
            <text:p>4</text:p>
          </table:table-cell>
          <table:table-cell table:style-name="ce2" table:formula="of:=[.AI330]+1" office:value-type="float" office:value="3313">
            <text:p>3313</text:p>
          </table:table-cell>
          <table:table-cell table:formula="of:=DEC2HEX([.AI331])" office:value-type="string" office:string-value="CF1">
            <text:p>CF1</text:p>
          </table:table-cell>
          <table:table-cell office:value-type="string">
            <text:p>name2</text:p>
          </table:table-cell>
          <table:table-cell table:formula="of:=[.AL330]+1" office:value-type="float" office:value="4">
            <text:p>4</text:p>
          </table:table-cell>
          <table:table-cell table:style-name="ce2" table:formula="of:=[.AM330]+1" office:value-type="float" office:value="3686">
            <text:p>3686</text:p>
          </table:table-cell>
          <table:table-cell table:formula="of:=DEC2HEX([.AM331])" office:value-type="string" office:string-value="E66">
            <text:p>E66</text:p>
          </table:table-cell>
        </table:table-row>
        <table:table-row table:style-name="ro1">
          <table:table-cell office:value-type="string">
            <text:p>name3</text:p>
          </table:table-cell>
          <table:table-cell table:formula="of:=[.B331]+1" office:value-type="float" office:value="5">
            <text:p>5</text:p>
          </table:table-cell>
          <table:table-cell table:formula="of:=[.C331]+1" office:value-type="float" office:value="330">
            <text:p>330</text:p>
          </table:table-cell>
          <table:table-cell table:formula="of:=DEC2HEX([.C332])" office:value-type="string" office:string-value="14A">
            <text:p>14A</text:p>
          </table:table-cell>
          <table:table-cell office:value-type="string">
            <text:p>name3</text:p>
          </table:table-cell>
          <table:table-cell table:formula="of:=[.F331]+1" office:value-type="float" office:value="5">
            <text:p>5</text:p>
          </table:table-cell>
          <table:table-cell table:formula="of:=[.G331]+1" office:value-type="float" office:value="703">
            <text:p>703</text:p>
          </table:table-cell>
          <table:table-cell table:formula="of:=DEC2HEX([.G332])" office:value-type="string" office:string-value="2BF">
            <text:p>2BF</text:p>
          </table:table-cell>
          <table:table-cell office:value-type="string">
            <text:p>name3</text:p>
          </table:table-cell>
          <table:table-cell table:formula="of:=[.J331]+1" office:value-type="float" office:value="5">
            <text:p>5</text:p>
          </table:table-cell>
          <table:table-cell table:formula="of:=[.K331]+1" office:value-type="float" office:value="1076">
            <text:p>1076</text:p>
          </table:table-cell>
          <table:table-cell table:formula="of:=DEC2HEX([.K332])" office:value-type="string" office:string-value="434">
            <text:p>434</text:p>
          </table:table-cell>
          <table:table-cell office:value-type="string">
            <text:p>name3</text:p>
          </table:table-cell>
          <table:table-cell table:formula="of:=[.N331]+1" office:value-type="float" office:value="5">
            <text:p>5</text:p>
          </table:table-cell>
          <table:table-cell table:formula="of:=[.O331]+1" office:value-type="float" office:value="1449">
            <text:p>1449</text:p>
          </table:table-cell>
          <table:table-cell table:formula="of:=DEC2HEX([.O332])" office:value-type="string" office:string-value="5A9">
            <text:p>5A9</text:p>
          </table:table-cell>
          <table:table-cell office:value-type="string">
            <text:p>name3</text:p>
          </table:table-cell>
          <table:table-cell table:formula="of:=[.R331]+1" office:value-type="float" office:value="5">
            <text:p>5</text:p>
          </table:table-cell>
          <table:table-cell table:formula="of:=[.S331]+1" office:value-type="float" office:value="1822">
            <text:p>1822</text:p>
          </table:table-cell>
          <table:table-cell table:formula="of:=DEC2HEX([.S332])" office:value-type="string" office:string-value="71E">
            <text:p>71E</text:p>
          </table:table-cell>
          <table:table-cell office:value-type="string">
            <text:p>name3</text:p>
          </table:table-cell>
          <table:table-cell table:formula="of:=[.V331]+1" office:value-type="float" office:value="5">
            <text:p>5</text:p>
          </table:table-cell>
          <table:table-cell table:formula="of:=[.W331]+1" office:value-type="float" office:value="2195">
            <text:p>2195</text:p>
          </table:table-cell>
          <table:table-cell table:formula="of:=DEC2HEX([.W332])" office:value-type="string" office:string-value="893">
            <text:p>893</text:p>
          </table:table-cell>
          <table:table-cell office:value-type="string">
            <text:p>name3</text:p>
          </table:table-cell>
          <table:table-cell table:formula="of:=[.Z331]+1" office:value-type="float" office:value="5">
            <text:p>5</text:p>
          </table:table-cell>
          <table:table-cell table:style-name="ce2" table:formula="of:=[.AA331]+1" office:value-type="float" office:value="2568">
            <text:p>2568</text:p>
          </table:table-cell>
          <table:table-cell table:formula="of:=DEC2HEX([.AA332])" office:value-type="string" office:string-value="A08">
            <text:p>A08</text:p>
          </table:table-cell>
          <table:table-cell office:value-type="string">
            <text:p>name3</text:p>
          </table:table-cell>
          <table:table-cell table:formula="of:=[.AD331]+1" office:value-type="float" office:value="5">
            <text:p>5</text:p>
          </table:table-cell>
          <table:table-cell table:style-name="ce2" table:formula="of:=[.AE331]+1" office:value-type="float" office:value="2941">
            <text:p>2941</text:p>
          </table:table-cell>
          <table:table-cell table:formula="of:=DEC2HEX([.AE332])" office:value-type="string" office:string-value="B7D">
            <text:p>B7D</text:p>
          </table:table-cell>
          <table:table-cell office:value-type="string">
            <text:p>name3</text:p>
          </table:table-cell>
          <table:table-cell table:formula="of:=[.AH331]+1" office:value-type="float" office:value="5">
            <text:p>5</text:p>
          </table:table-cell>
          <table:table-cell table:style-name="ce2" table:formula="of:=[.AI331]+1" office:value-type="float" office:value="3314">
            <text:p>3314</text:p>
          </table:table-cell>
          <table:table-cell table:formula="of:=DEC2HEX([.AI332])" office:value-type="string" office:string-value="CF2">
            <text:p>CF2</text:p>
          </table:table-cell>
          <table:table-cell office:value-type="string">
            <text:p>name3</text:p>
          </table:table-cell>
          <table:table-cell table:formula="of:=[.AL331]+1" office:value-type="float" office:value="5">
            <text:p>5</text:p>
          </table:table-cell>
          <table:table-cell table:style-name="ce2" table:formula="of:=[.AM331]+1" office:value-type="float" office:value="3687">
            <text:p>3687</text:p>
          </table:table-cell>
          <table:table-cell table:formula="of:=DEC2HEX([.AM332])" office:value-type="string" office:string-value="E67">
            <text:p>E67</text:p>
          </table:table-cell>
        </table:table-row>
        <table:table-row table:style-name="ro1">
          <table:table-cell office:value-type="string">
            <text:p>name4</text:p>
          </table:table-cell>
          <table:table-cell table:formula="of:=[.B332]+1" office:value-type="float" office:value="6">
            <text:p>6</text:p>
          </table:table-cell>
          <table:table-cell table:formula="of:=[.C332]+1" office:value-type="float" office:value="331">
            <text:p>331</text:p>
          </table:table-cell>
          <table:table-cell table:formula="of:=DEC2HEX([.C333])" office:value-type="string" office:string-value="14B">
            <text:p>14B</text:p>
          </table:table-cell>
          <table:table-cell office:value-type="string">
            <text:p>name4</text:p>
          </table:table-cell>
          <table:table-cell table:formula="of:=[.F332]+1" office:value-type="float" office:value="6">
            <text:p>6</text:p>
          </table:table-cell>
          <table:table-cell table:formula="of:=[.G332]+1" office:value-type="float" office:value="704">
            <text:p>704</text:p>
          </table:table-cell>
          <table:table-cell table:formula="of:=DEC2HEX([.G333])" office:value-type="string" office:string-value="2C0">
            <text:p>2C0</text:p>
          </table:table-cell>
          <table:table-cell office:value-type="string">
            <text:p>name4</text:p>
          </table:table-cell>
          <table:table-cell table:formula="of:=[.J332]+1" office:value-type="float" office:value="6">
            <text:p>6</text:p>
          </table:table-cell>
          <table:table-cell table:formula="of:=[.K332]+1" office:value-type="float" office:value="1077">
            <text:p>1077</text:p>
          </table:table-cell>
          <table:table-cell table:formula="of:=DEC2HEX([.K333])" office:value-type="string" office:string-value="435">
            <text:p>435</text:p>
          </table:table-cell>
          <table:table-cell office:value-type="string">
            <text:p>name4</text:p>
          </table:table-cell>
          <table:table-cell table:formula="of:=[.N332]+1" office:value-type="float" office:value="6">
            <text:p>6</text:p>
          </table:table-cell>
          <table:table-cell table:formula="of:=[.O332]+1" office:value-type="float" office:value="1450">
            <text:p>1450</text:p>
          </table:table-cell>
          <table:table-cell table:formula="of:=DEC2HEX([.O333])" office:value-type="string" office:string-value="5AA">
            <text:p>5AA</text:p>
          </table:table-cell>
          <table:table-cell office:value-type="string">
            <text:p>name4</text:p>
          </table:table-cell>
          <table:table-cell table:formula="of:=[.R332]+1" office:value-type="float" office:value="6">
            <text:p>6</text:p>
          </table:table-cell>
          <table:table-cell table:formula="of:=[.S332]+1" office:value-type="float" office:value="1823">
            <text:p>1823</text:p>
          </table:table-cell>
          <table:table-cell table:formula="of:=DEC2HEX([.S333])" office:value-type="string" office:string-value="71F">
            <text:p>71F</text:p>
          </table:table-cell>
          <table:table-cell office:value-type="string">
            <text:p>name4</text:p>
          </table:table-cell>
          <table:table-cell table:formula="of:=[.V332]+1" office:value-type="float" office:value="6">
            <text:p>6</text:p>
          </table:table-cell>
          <table:table-cell table:formula="of:=[.W332]+1" office:value-type="float" office:value="2196">
            <text:p>2196</text:p>
          </table:table-cell>
          <table:table-cell table:formula="of:=DEC2HEX([.W333])" office:value-type="string" office:string-value="894">
            <text:p>894</text:p>
          </table:table-cell>
          <table:table-cell office:value-type="string">
            <text:p>name4</text:p>
          </table:table-cell>
          <table:table-cell table:formula="of:=[.Z332]+1" office:value-type="float" office:value="6">
            <text:p>6</text:p>
          </table:table-cell>
          <table:table-cell table:style-name="ce2" table:formula="of:=[.AA332]+1" office:value-type="float" office:value="2569">
            <text:p>2569</text:p>
          </table:table-cell>
          <table:table-cell table:formula="of:=DEC2HEX([.AA333])" office:value-type="string" office:string-value="A09">
            <text:p>A09</text:p>
          </table:table-cell>
          <table:table-cell office:value-type="string">
            <text:p>name4</text:p>
          </table:table-cell>
          <table:table-cell table:formula="of:=[.AD332]+1" office:value-type="float" office:value="6">
            <text:p>6</text:p>
          </table:table-cell>
          <table:table-cell table:style-name="ce2" table:formula="of:=[.AE332]+1" office:value-type="float" office:value="2942">
            <text:p>2942</text:p>
          </table:table-cell>
          <table:table-cell table:formula="of:=DEC2HEX([.AE333])" office:value-type="string" office:string-value="B7E">
            <text:p>B7E</text:p>
          </table:table-cell>
          <table:table-cell office:value-type="string">
            <text:p>name4</text:p>
          </table:table-cell>
          <table:table-cell table:formula="of:=[.AH332]+1" office:value-type="float" office:value="6">
            <text:p>6</text:p>
          </table:table-cell>
          <table:table-cell table:style-name="ce2" table:formula="of:=[.AI332]+1" office:value-type="float" office:value="3315">
            <text:p>3315</text:p>
          </table:table-cell>
          <table:table-cell table:formula="of:=DEC2HEX([.AI333])" office:value-type="string" office:string-value="CF3">
            <text:p>CF3</text:p>
          </table:table-cell>
          <table:table-cell office:value-type="string">
            <text:p>name4</text:p>
          </table:table-cell>
          <table:table-cell table:formula="of:=[.AL332]+1" office:value-type="float" office:value="6">
            <text:p>6</text:p>
          </table:table-cell>
          <table:table-cell table:style-name="ce2" table:formula="of:=[.AM332]+1" office:value-type="float" office:value="3688">
            <text:p>3688</text:p>
          </table:table-cell>
          <table:table-cell table:formula="of:=DEC2HEX([.AM333])" office:value-type="string" office:string-value="E68">
            <text:p>E68</text:p>
          </table:table-cell>
        </table:table-row>
        <table:table-row table:style-name="ro1">
          <table:table-cell office:value-type="string">
            <text:p>name5</text:p>
          </table:table-cell>
          <table:table-cell table:formula="of:=[.B333]+1" office:value-type="float" office:value="7">
            <text:p>7</text:p>
          </table:table-cell>
          <table:table-cell table:formula="of:=[.C333]+1" office:value-type="float" office:value="332">
            <text:p>332</text:p>
          </table:table-cell>
          <table:table-cell table:formula="of:=DEC2HEX([.C334])" office:value-type="string" office:string-value="14C">
            <text:p>14C</text:p>
          </table:table-cell>
          <table:table-cell office:value-type="string">
            <text:p>name5</text:p>
          </table:table-cell>
          <table:table-cell table:formula="of:=[.F333]+1" office:value-type="float" office:value="7">
            <text:p>7</text:p>
          </table:table-cell>
          <table:table-cell table:formula="of:=[.G333]+1" office:value-type="float" office:value="705">
            <text:p>705</text:p>
          </table:table-cell>
          <table:table-cell table:formula="of:=DEC2HEX([.G334])" office:value-type="string" office:string-value="2C1">
            <text:p>2C1</text:p>
          </table:table-cell>
          <table:table-cell office:value-type="string">
            <text:p>name5</text:p>
          </table:table-cell>
          <table:table-cell table:formula="of:=[.J333]+1" office:value-type="float" office:value="7">
            <text:p>7</text:p>
          </table:table-cell>
          <table:table-cell table:formula="of:=[.K333]+1" office:value-type="float" office:value="1078">
            <text:p>1078</text:p>
          </table:table-cell>
          <table:table-cell table:formula="of:=DEC2HEX([.K334])" office:value-type="string" office:string-value="436">
            <text:p>436</text:p>
          </table:table-cell>
          <table:table-cell office:value-type="string">
            <text:p>name5</text:p>
          </table:table-cell>
          <table:table-cell table:formula="of:=[.N333]+1" office:value-type="float" office:value="7">
            <text:p>7</text:p>
          </table:table-cell>
          <table:table-cell table:formula="of:=[.O333]+1" office:value-type="float" office:value="1451">
            <text:p>1451</text:p>
          </table:table-cell>
          <table:table-cell table:formula="of:=DEC2HEX([.O334])" office:value-type="string" office:string-value="5AB">
            <text:p>5AB</text:p>
          </table:table-cell>
          <table:table-cell office:value-type="string">
            <text:p>name5</text:p>
          </table:table-cell>
          <table:table-cell table:formula="of:=[.R333]+1" office:value-type="float" office:value="7">
            <text:p>7</text:p>
          </table:table-cell>
          <table:table-cell table:formula="of:=[.S333]+1" office:value-type="float" office:value="1824">
            <text:p>1824</text:p>
          </table:table-cell>
          <table:table-cell table:formula="of:=DEC2HEX([.S334])" office:value-type="string" office:string-value="720">
            <text:p>720</text:p>
          </table:table-cell>
          <table:table-cell office:value-type="string">
            <text:p>name5</text:p>
          </table:table-cell>
          <table:table-cell table:formula="of:=[.V333]+1" office:value-type="float" office:value="7">
            <text:p>7</text:p>
          </table:table-cell>
          <table:table-cell table:formula="of:=[.W333]+1" office:value-type="float" office:value="2197">
            <text:p>2197</text:p>
          </table:table-cell>
          <table:table-cell table:formula="of:=DEC2HEX([.W334])" office:value-type="string" office:string-value="895">
            <text:p>895</text:p>
          </table:table-cell>
          <table:table-cell office:value-type="string">
            <text:p>name5</text:p>
          </table:table-cell>
          <table:table-cell table:formula="of:=[.Z333]+1" office:value-type="float" office:value="7">
            <text:p>7</text:p>
          </table:table-cell>
          <table:table-cell table:style-name="ce2" table:formula="of:=[.AA333]+1" office:value-type="float" office:value="2570">
            <text:p>2570</text:p>
          </table:table-cell>
          <table:table-cell table:formula="of:=DEC2HEX([.AA334])" office:value-type="string" office:string-value="A0A">
            <text:p>A0A</text:p>
          </table:table-cell>
          <table:table-cell office:value-type="string">
            <text:p>name5</text:p>
          </table:table-cell>
          <table:table-cell table:formula="of:=[.AD333]+1" office:value-type="float" office:value="7">
            <text:p>7</text:p>
          </table:table-cell>
          <table:table-cell table:style-name="ce2" table:formula="of:=[.AE333]+1" office:value-type="float" office:value="2943">
            <text:p>2943</text:p>
          </table:table-cell>
          <table:table-cell table:formula="of:=DEC2HEX([.AE334])" office:value-type="string" office:string-value="B7F">
            <text:p>B7F</text:p>
          </table:table-cell>
          <table:table-cell office:value-type="string">
            <text:p>name5</text:p>
          </table:table-cell>
          <table:table-cell table:formula="of:=[.AH333]+1" office:value-type="float" office:value="7">
            <text:p>7</text:p>
          </table:table-cell>
          <table:table-cell table:style-name="ce2" table:formula="of:=[.AI333]+1" office:value-type="float" office:value="3316">
            <text:p>3316</text:p>
          </table:table-cell>
          <table:table-cell table:formula="of:=DEC2HEX([.AI334])" office:value-type="string" office:string-value="CF4">
            <text:p>CF4</text:p>
          </table:table-cell>
          <table:table-cell office:value-type="string">
            <text:p>name5</text:p>
          </table:table-cell>
          <table:table-cell table:formula="of:=[.AL333]+1" office:value-type="float" office:value="7">
            <text:p>7</text:p>
          </table:table-cell>
          <table:table-cell table:style-name="ce2" table:formula="of:=[.AM333]+1" office:value-type="float" office:value="3689">
            <text:p>3689</text:p>
          </table:table-cell>
          <table:table-cell table:formula="of:=DEC2HEX([.AM334])" office:value-type="string" office:string-value="E69">
            <text:p>E69</text:p>
          </table:table-cell>
        </table:table-row>
        <table:table-row table:style-name="ro1">
          <table:table-cell office:value-type="string">
            <text:p>name6</text:p>
          </table:table-cell>
          <table:table-cell table:formula="of:=[.B334]+1" office:value-type="float" office:value="8">
            <text:p>8</text:p>
          </table:table-cell>
          <table:table-cell table:formula="of:=[.C334]+1" office:value-type="float" office:value="333">
            <text:p>333</text:p>
          </table:table-cell>
          <table:table-cell table:formula="of:=DEC2HEX([.C335])" office:value-type="string" office:string-value="14D">
            <text:p>14D</text:p>
          </table:table-cell>
          <table:table-cell office:value-type="string">
            <text:p>name6</text:p>
          </table:table-cell>
          <table:table-cell table:formula="of:=[.F334]+1" office:value-type="float" office:value="8">
            <text:p>8</text:p>
          </table:table-cell>
          <table:table-cell table:formula="of:=[.G334]+1" office:value-type="float" office:value="706">
            <text:p>706</text:p>
          </table:table-cell>
          <table:table-cell table:formula="of:=DEC2HEX([.G335])" office:value-type="string" office:string-value="2C2">
            <text:p>2C2</text:p>
          </table:table-cell>
          <table:table-cell office:value-type="string">
            <text:p>name6</text:p>
          </table:table-cell>
          <table:table-cell table:formula="of:=[.J334]+1" office:value-type="float" office:value="8">
            <text:p>8</text:p>
          </table:table-cell>
          <table:table-cell table:formula="of:=[.K334]+1" office:value-type="float" office:value="1079">
            <text:p>1079</text:p>
          </table:table-cell>
          <table:table-cell table:formula="of:=DEC2HEX([.K335])" office:value-type="string" office:string-value="437">
            <text:p>437</text:p>
          </table:table-cell>
          <table:table-cell office:value-type="string">
            <text:p>name6</text:p>
          </table:table-cell>
          <table:table-cell table:formula="of:=[.N334]+1" office:value-type="float" office:value="8">
            <text:p>8</text:p>
          </table:table-cell>
          <table:table-cell table:formula="of:=[.O334]+1" office:value-type="float" office:value="1452">
            <text:p>1452</text:p>
          </table:table-cell>
          <table:table-cell table:formula="of:=DEC2HEX([.O335])" office:value-type="string" office:string-value="5AC">
            <text:p>5AC</text:p>
          </table:table-cell>
          <table:table-cell office:value-type="string">
            <text:p>name6</text:p>
          </table:table-cell>
          <table:table-cell table:formula="of:=[.R334]+1" office:value-type="float" office:value="8">
            <text:p>8</text:p>
          </table:table-cell>
          <table:table-cell table:formula="of:=[.S334]+1" office:value-type="float" office:value="1825">
            <text:p>1825</text:p>
          </table:table-cell>
          <table:table-cell table:formula="of:=DEC2HEX([.S335])" office:value-type="string" office:string-value="721">
            <text:p>721</text:p>
          </table:table-cell>
          <table:table-cell office:value-type="string">
            <text:p>name6</text:p>
          </table:table-cell>
          <table:table-cell table:formula="of:=[.V334]+1" office:value-type="float" office:value="8">
            <text:p>8</text:p>
          </table:table-cell>
          <table:table-cell table:formula="of:=[.W334]+1" office:value-type="float" office:value="2198">
            <text:p>2198</text:p>
          </table:table-cell>
          <table:table-cell table:formula="of:=DEC2HEX([.W335])" office:value-type="string" office:string-value="896">
            <text:p>896</text:p>
          </table:table-cell>
          <table:table-cell office:value-type="string">
            <text:p>name6</text:p>
          </table:table-cell>
          <table:table-cell table:formula="of:=[.Z334]+1" office:value-type="float" office:value="8">
            <text:p>8</text:p>
          </table:table-cell>
          <table:table-cell table:style-name="ce2" table:formula="of:=[.AA334]+1" office:value-type="float" office:value="2571">
            <text:p>2571</text:p>
          </table:table-cell>
          <table:table-cell table:formula="of:=DEC2HEX([.AA335])" office:value-type="string" office:string-value="A0B">
            <text:p>A0B</text:p>
          </table:table-cell>
          <table:table-cell office:value-type="string">
            <text:p>name6</text:p>
          </table:table-cell>
          <table:table-cell table:formula="of:=[.AD334]+1" office:value-type="float" office:value="8">
            <text:p>8</text:p>
          </table:table-cell>
          <table:table-cell table:style-name="ce2" table:formula="of:=[.AE334]+1" office:value-type="float" office:value="2944">
            <text:p>2944</text:p>
          </table:table-cell>
          <table:table-cell table:formula="of:=DEC2HEX([.AE335])" office:value-type="string" office:string-value="B80">
            <text:p>B80</text:p>
          </table:table-cell>
          <table:table-cell office:value-type="string">
            <text:p>name6</text:p>
          </table:table-cell>
          <table:table-cell table:formula="of:=[.AH334]+1" office:value-type="float" office:value="8">
            <text:p>8</text:p>
          </table:table-cell>
          <table:table-cell table:style-name="ce2" table:formula="of:=[.AI334]+1" office:value-type="float" office:value="3317">
            <text:p>3317</text:p>
          </table:table-cell>
          <table:table-cell table:formula="of:=DEC2HEX([.AI335])" office:value-type="string" office:string-value="CF5">
            <text:p>CF5</text:p>
          </table:table-cell>
          <table:table-cell office:value-type="string">
            <text:p>name6</text:p>
          </table:table-cell>
          <table:table-cell table:formula="of:=[.AL334]+1" office:value-type="float" office:value="8">
            <text:p>8</text:p>
          </table:table-cell>
          <table:table-cell table:style-name="ce2" table:formula="of:=[.AM334]+1" office:value-type="float" office:value="3690">
            <text:p>3690</text:p>
          </table:table-cell>
          <table:table-cell table:formula="of:=DEC2HEX([.AM335])" office:value-type="string" office:string-value="E6A">
            <text:p>E6A</text:p>
          </table:table-cell>
        </table:table-row>
        <table:table-row table:style-name="ro1">
          <table:table-cell office:value-type="string">
            <text:p>name7</text:p>
          </table:table-cell>
          <table:table-cell table:formula="of:=[.B335]+1" office:value-type="float" office:value="9">
            <text:p>9</text:p>
          </table:table-cell>
          <table:table-cell table:formula="of:=[.C335]+1" office:value-type="float" office:value="334">
            <text:p>334</text:p>
          </table:table-cell>
          <table:table-cell table:formula="of:=DEC2HEX([.C336])" office:value-type="string" office:string-value="14E">
            <text:p>14E</text:p>
          </table:table-cell>
          <table:table-cell office:value-type="string">
            <text:p>name7</text:p>
          </table:table-cell>
          <table:table-cell table:formula="of:=[.F335]+1" office:value-type="float" office:value="9">
            <text:p>9</text:p>
          </table:table-cell>
          <table:table-cell table:formula="of:=[.G335]+1" office:value-type="float" office:value="707">
            <text:p>707</text:p>
          </table:table-cell>
          <table:table-cell table:formula="of:=DEC2HEX([.G336])" office:value-type="string" office:string-value="2C3">
            <text:p>2C3</text:p>
          </table:table-cell>
          <table:table-cell office:value-type="string">
            <text:p>name7</text:p>
          </table:table-cell>
          <table:table-cell table:formula="of:=[.J335]+1" office:value-type="float" office:value="9">
            <text:p>9</text:p>
          </table:table-cell>
          <table:table-cell table:formula="of:=[.K335]+1" office:value-type="float" office:value="1080">
            <text:p>1080</text:p>
          </table:table-cell>
          <table:table-cell table:formula="of:=DEC2HEX([.K336])" office:value-type="string" office:string-value="438">
            <text:p>438</text:p>
          </table:table-cell>
          <table:table-cell office:value-type="string">
            <text:p>name7</text:p>
          </table:table-cell>
          <table:table-cell table:formula="of:=[.N335]+1" office:value-type="float" office:value="9">
            <text:p>9</text:p>
          </table:table-cell>
          <table:table-cell table:formula="of:=[.O335]+1" office:value-type="float" office:value="1453">
            <text:p>1453</text:p>
          </table:table-cell>
          <table:table-cell table:formula="of:=DEC2HEX([.O336])" office:value-type="string" office:string-value="5AD">
            <text:p>5AD</text:p>
          </table:table-cell>
          <table:table-cell office:value-type="string">
            <text:p>name7</text:p>
          </table:table-cell>
          <table:table-cell table:formula="of:=[.R335]+1" office:value-type="float" office:value="9">
            <text:p>9</text:p>
          </table:table-cell>
          <table:table-cell table:formula="of:=[.S335]+1" office:value-type="float" office:value="1826">
            <text:p>1826</text:p>
          </table:table-cell>
          <table:table-cell table:formula="of:=DEC2HEX([.S336])" office:value-type="string" office:string-value="722">
            <text:p>722</text:p>
          </table:table-cell>
          <table:table-cell office:value-type="string">
            <text:p>name7</text:p>
          </table:table-cell>
          <table:table-cell table:formula="of:=[.V335]+1" office:value-type="float" office:value="9">
            <text:p>9</text:p>
          </table:table-cell>
          <table:table-cell table:formula="of:=[.W335]+1" office:value-type="float" office:value="2199">
            <text:p>2199</text:p>
          </table:table-cell>
          <table:table-cell table:formula="of:=DEC2HEX([.W336])" office:value-type="string" office:string-value="897">
            <text:p>897</text:p>
          </table:table-cell>
          <table:table-cell office:value-type="string">
            <text:p>name7</text:p>
          </table:table-cell>
          <table:table-cell table:formula="of:=[.Z335]+1" office:value-type="float" office:value="9">
            <text:p>9</text:p>
          </table:table-cell>
          <table:table-cell table:style-name="ce2" table:formula="of:=[.AA335]+1" office:value-type="float" office:value="2572">
            <text:p>2572</text:p>
          </table:table-cell>
          <table:table-cell table:formula="of:=DEC2HEX([.AA336])" office:value-type="string" office:string-value="A0C">
            <text:p>A0C</text:p>
          </table:table-cell>
          <table:table-cell office:value-type="string">
            <text:p>name7</text:p>
          </table:table-cell>
          <table:table-cell table:formula="of:=[.AD335]+1" office:value-type="float" office:value="9">
            <text:p>9</text:p>
          </table:table-cell>
          <table:table-cell table:style-name="ce2" table:formula="of:=[.AE335]+1" office:value-type="float" office:value="2945">
            <text:p>2945</text:p>
          </table:table-cell>
          <table:table-cell table:formula="of:=DEC2HEX([.AE336])" office:value-type="string" office:string-value="B81">
            <text:p>B81</text:p>
          </table:table-cell>
          <table:table-cell office:value-type="string">
            <text:p>name7</text:p>
          </table:table-cell>
          <table:table-cell table:formula="of:=[.AH335]+1" office:value-type="float" office:value="9">
            <text:p>9</text:p>
          </table:table-cell>
          <table:table-cell table:style-name="ce2" table:formula="of:=[.AI335]+1" office:value-type="float" office:value="3318">
            <text:p>3318</text:p>
          </table:table-cell>
          <table:table-cell table:formula="of:=DEC2HEX([.AI336])" office:value-type="string" office:string-value="CF6">
            <text:p>CF6</text:p>
          </table:table-cell>
          <table:table-cell office:value-type="string">
            <text:p>name7</text:p>
          </table:table-cell>
          <table:table-cell table:formula="of:=[.AL335]+1" office:value-type="float" office:value="9">
            <text:p>9</text:p>
          </table:table-cell>
          <table:table-cell table:style-name="ce2" table:formula="of:=[.AM335]+1" office:value-type="float" office:value="3691">
            <text:p>3691</text:p>
          </table:table-cell>
          <table:table-cell table:formula="of:=DEC2HEX([.AM336])" office:value-type="string" office:string-value="E6B">
            <text:p>E6B</text:p>
          </table:table-cell>
        </table:table-row>
        <table:table-row table:style-name="ro1">
          <table:table-cell office:value-type="string">
            <text:p>name8</text:p>
          </table:table-cell>
          <table:table-cell table:formula="of:=[.B336]+1" office:value-type="float" office:value="10">
            <text:p>10</text:p>
          </table:table-cell>
          <table:table-cell table:formula="of:=[.C336]+1" office:value-type="float" office:value="335">
            <text:p>335</text:p>
          </table:table-cell>
          <table:table-cell table:formula="of:=DEC2HEX([.C337])" office:value-type="string" office:string-value="14F">
            <text:p>14F</text:p>
          </table:table-cell>
          <table:table-cell office:value-type="string">
            <text:p>name8</text:p>
          </table:table-cell>
          <table:table-cell table:formula="of:=[.F336]+1" office:value-type="float" office:value="10">
            <text:p>10</text:p>
          </table:table-cell>
          <table:table-cell table:formula="of:=[.G336]+1" office:value-type="float" office:value="708">
            <text:p>708</text:p>
          </table:table-cell>
          <table:table-cell table:formula="of:=DEC2HEX([.G337])" office:value-type="string" office:string-value="2C4">
            <text:p>2C4</text:p>
          </table:table-cell>
          <table:table-cell office:value-type="string">
            <text:p>name8</text:p>
          </table:table-cell>
          <table:table-cell table:formula="of:=[.J336]+1" office:value-type="float" office:value="10">
            <text:p>10</text:p>
          </table:table-cell>
          <table:table-cell table:formula="of:=[.K336]+1" office:value-type="float" office:value="1081">
            <text:p>1081</text:p>
          </table:table-cell>
          <table:table-cell table:formula="of:=DEC2HEX([.K337])" office:value-type="string" office:string-value="439">
            <text:p>439</text:p>
          </table:table-cell>
          <table:table-cell office:value-type="string">
            <text:p>name8</text:p>
          </table:table-cell>
          <table:table-cell table:formula="of:=[.N336]+1" office:value-type="float" office:value="10">
            <text:p>10</text:p>
          </table:table-cell>
          <table:table-cell table:formula="of:=[.O336]+1" office:value-type="float" office:value="1454">
            <text:p>1454</text:p>
          </table:table-cell>
          <table:table-cell table:formula="of:=DEC2HEX([.O337])" office:value-type="string" office:string-value="5AE">
            <text:p>5AE</text:p>
          </table:table-cell>
          <table:table-cell office:value-type="string">
            <text:p>name8</text:p>
          </table:table-cell>
          <table:table-cell table:formula="of:=[.R336]+1" office:value-type="float" office:value="10">
            <text:p>10</text:p>
          </table:table-cell>
          <table:table-cell table:formula="of:=[.S336]+1" office:value-type="float" office:value="1827">
            <text:p>1827</text:p>
          </table:table-cell>
          <table:table-cell table:formula="of:=DEC2HEX([.S337])" office:value-type="string" office:string-value="723">
            <text:p>723</text:p>
          </table:table-cell>
          <table:table-cell office:value-type="string">
            <text:p>name8</text:p>
          </table:table-cell>
          <table:table-cell table:formula="of:=[.V336]+1" office:value-type="float" office:value="10">
            <text:p>10</text:p>
          </table:table-cell>
          <table:table-cell table:formula="of:=[.W336]+1" office:value-type="float" office:value="2200">
            <text:p>2200</text:p>
          </table:table-cell>
          <table:table-cell table:formula="of:=DEC2HEX([.W337])" office:value-type="string" office:string-value="898">
            <text:p>898</text:p>
          </table:table-cell>
          <table:table-cell office:value-type="string">
            <text:p>name8</text:p>
          </table:table-cell>
          <table:table-cell table:formula="of:=[.Z336]+1" office:value-type="float" office:value="10">
            <text:p>10</text:p>
          </table:table-cell>
          <table:table-cell table:style-name="ce2" table:formula="of:=[.AA336]+1" office:value-type="float" office:value="2573">
            <text:p>2573</text:p>
          </table:table-cell>
          <table:table-cell table:formula="of:=DEC2HEX([.AA337])" office:value-type="string" office:string-value="A0D">
            <text:p>A0D</text:p>
          </table:table-cell>
          <table:table-cell office:value-type="string">
            <text:p>name8</text:p>
          </table:table-cell>
          <table:table-cell table:formula="of:=[.AD336]+1" office:value-type="float" office:value="10">
            <text:p>10</text:p>
          </table:table-cell>
          <table:table-cell table:style-name="ce2" table:formula="of:=[.AE336]+1" office:value-type="float" office:value="2946">
            <text:p>2946</text:p>
          </table:table-cell>
          <table:table-cell table:formula="of:=DEC2HEX([.AE337])" office:value-type="string" office:string-value="B82">
            <text:p>B82</text:p>
          </table:table-cell>
          <table:table-cell office:value-type="string">
            <text:p>name8</text:p>
          </table:table-cell>
          <table:table-cell table:formula="of:=[.AH336]+1" office:value-type="float" office:value="10">
            <text:p>10</text:p>
          </table:table-cell>
          <table:table-cell table:style-name="ce2" table:formula="of:=[.AI336]+1" office:value-type="float" office:value="3319">
            <text:p>3319</text:p>
          </table:table-cell>
          <table:table-cell table:formula="of:=DEC2HEX([.AI337])" office:value-type="string" office:string-value="CF7">
            <text:p>CF7</text:p>
          </table:table-cell>
          <table:table-cell office:value-type="string">
            <text:p>name8</text:p>
          </table:table-cell>
          <table:table-cell table:formula="of:=[.AL336]+1" office:value-type="float" office:value="10">
            <text:p>10</text:p>
          </table:table-cell>
          <table:table-cell table:style-name="ce2" table:formula="of:=[.AM336]+1" office:value-type="float" office:value="3692">
            <text:p>3692</text:p>
          </table:table-cell>
          <table:table-cell table:formula="of:=DEC2HEX([.AM337])" office:value-type="string" office:string-value="E6C">
            <text:p>E6C</text:p>
          </table:table-cell>
        </table:table-row>
        <table:table-row table:style-name="ro1">
          <table:table-cell office:value-type="string">
            <text:p>name9</text:p>
          </table:table-cell>
          <table:table-cell table:formula="of:=[.B337]+1" office:value-type="float" office:value="11">
            <text:p>11</text:p>
          </table:table-cell>
          <table:table-cell table:formula="of:=[.C337]+1" office:value-type="float" office:value="336">
            <text:p>336</text:p>
          </table:table-cell>
          <table:table-cell table:formula="of:=DEC2HEX([.C338])" office:value-type="string" office:string-value="150">
            <text:p>150</text:p>
          </table:table-cell>
          <table:table-cell office:value-type="string">
            <text:p>name9</text:p>
          </table:table-cell>
          <table:table-cell table:formula="of:=[.F337]+1" office:value-type="float" office:value="11">
            <text:p>11</text:p>
          </table:table-cell>
          <table:table-cell table:formula="of:=[.G337]+1" office:value-type="float" office:value="709">
            <text:p>709</text:p>
          </table:table-cell>
          <table:table-cell table:formula="of:=DEC2HEX([.G338])" office:value-type="string" office:string-value="2C5">
            <text:p>2C5</text:p>
          </table:table-cell>
          <table:table-cell office:value-type="string">
            <text:p>name9</text:p>
          </table:table-cell>
          <table:table-cell table:formula="of:=[.J337]+1" office:value-type="float" office:value="11">
            <text:p>11</text:p>
          </table:table-cell>
          <table:table-cell table:formula="of:=[.K337]+1" office:value-type="float" office:value="1082">
            <text:p>1082</text:p>
          </table:table-cell>
          <table:table-cell table:formula="of:=DEC2HEX([.K338])" office:value-type="string" office:string-value="43A">
            <text:p>43A</text:p>
          </table:table-cell>
          <table:table-cell office:value-type="string">
            <text:p>name9</text:p>
          </table:table-cell>
          <table:table-cell table:formula="of:=[.N337]+1" office:value-type="float" office:value="11">
            <text:p>11</text:p>
          </table:table-cell>
          <table:table-cell table:formula="of:=[.O337]+1" office:value-type="float" office:value="1455">
            <text:p>1455</text:p>
          </table:table-cell>
          <table:table-cell table:formula="of:=DEC2HEX([.O338])" office:value-type="string" office:string-value="5AF">
            <text:p>5AF</text:p>
          </table:table-cell>
          <table:table-cell office:value-type="string">
            <text:p>name9</text:p>
          </table:table-cell>
          <table:table-cell table:formula="of:=[.R337]+1" office:value-type="float" office:value="11">
            <text:p>11</text:p>
          </table:table-cell>
          <table:table-cell table:formula="of:=[.S337]+1" office:value-type="float" office:value="1828">
            <text:p>1828</text:p>
          </table:table-cell>
          <table:table-cell table:formula="of:=DEC2HEX([.S338])" office:value-type="string" office:string-value="724">
            <text:p>724</text:p>
          </table:table-cell>
          <table:table-cell office:value-type="string">
            <text:p>name9</text:p>
          </table:table-cell>
          <table:table-cell table:formula="of:=[.V337]+1" office:value-type="float" office:value="11">
            <text:p>11</text:p>
          </table:table-cell>
          <table:table-cell table:formula="of:=[.W337]+1" office:value-type="float" office:value="2201">
            <text:p>2201</text:p>
          </table:table-cell>
          <table:table-cell table:formula="of:=DEC2HEX([.W338])" office:value-type="string" office:string-value="899">
            <text:p>899</text:p>
          </table:table-cell>
          <table:table-cell office:value-type="string">
            <text:p>name9</text:p>
          </table:table-cell>
          <table:table-cell table:formula="of:=[.Z337]+1" office:value-type="float" office:value="11">
            <text:p>11</text:p>
          </table:table-cell>
          <table:table-cell table:style-name="ce2" table:formula="of:=[.AA337]+1" office:value-type="float" office:value="2574">
            <text:p>2574</text:p>
          </table:table-cell>
          <table:table-cell table:formula="of:=DEC2HEX([.AA338])" office:value-type="string" office:string-value="A0E">
            <text:p>A0E</text:p>
          </table:table-cell>
          <table:table-cell office:value-type="string">
            <text:p>name9</text:p>
          </table:table-cell>
          <table:table-cell table:formula="of:=[.AD337]+1" office:value-type="float" office:value="11">
            <text:p>11</text:p>
          </table:table-cell>
          <table:table-cell table:style-name="ce2" table:formula="of:=[.AE337]+1" office:value-type="float" office:value="2947">
            <text:p>2947</text:p>
          </table:table-cell>
          <table:table-cell table:formula="of:=DEC2HEX([.AE338])" office:value-type="string" office:string-value="B83">
            <text:p>B83</text:p>
          </table:table-cell>
          <table:table-cell office:value-type="string">
            <text:p>name9</text:p>
          </table:table-cell>
          <table:table-cell table:formula="of:=[.AH337]+1" office:value-type="float" office:value="11">
            <text:p>11</text:p>
          </table:table-cell>
          <table:table-cell table:style-name="ce2" table:formula="of:=[.AI337]+1" office:value-type="float" office:value="3320">
            <text:p>3320</text:p>
          </table:table-cell>
          <table:table-cell table:formula="of:=DEC2HEX([.AI338])" office:value-type="string" office:string-value="CF8">
            <text:p>CF8</text:p>
          </table:table-cell>
          <table:table-cell office:value-type="string">
            <text:p>name9</text:p>
          </table:table-cell>
          <table:table-cell table:formula="of:=[.AL337]+1" office:value-type="float" office:value="11">
            <text:p>11</text:p>
          </table:table-cell>
          <table:table-cell table:style-name="ce2" table:formula="of:=[.AM337]+1" office:value-type="float" office:value="3693">
            <text:p>3693</text:p>
          </table:table-cell>
          <table:table-cell table:formula="of:=DEC2HEX([.AM338])" office:value-type="string" office:string-value="E6D">
            <text:p>E6D</text:p>
          </table:table-cell>
        </table:table-row>
        <table:table-row table:style-name="ro1">
          <table:table-cell table:style-name="ce1" office:value-type="string">
            <text:p>DT27</text:p>
          </table:table-cell>
          <table:table-cell office:value-type="float" office:value="0">
            <text:p>0</text:p>
          </table:table-cell>
          <table:table-cell table:formula="of:=[.C338]+1" office:value-type="float" office:value="337">
            <text:p>337</text:p>
          </table:table-cell>
          <table:table-cell table:formula="of:=DEC2HEX([.C339])" office:value-type="string" office:string-value="151">
            <text:p>151</text:p>
          </table:table-cell>
          <table:table-cell table:style-name="ce1" office:value-type="string">
            <text:p>DT27</text:p>
          </table:table-cell>
          <table:table-cell office:value-type="float" office:value="0">
            <text:p>0</text:p>
          </table:table-cell>
          <table:table-cell table:formula="of:=[.G338]+1" office:value-type="float" office:value="710">
            <text:p>710</text:p>
          </table:table-cell>
          <table:table-cell table:formula="of:=DEC2HEX([.G339])" office:value-type="string" office:string-value="2C6">
            <text:p>2C6</text:p>
          </table:table-cell>
          <table:table-cell table:style-name="ce1" office:value-type="string">
            <text:p>DT27</text:p>
          </table:table-cell>
          <table:table-cell office:value-type="float" office:value="0">
            <text:p>0</text:p>
          </table:table-cell>
          <table:table-cell table:formula="of:=[.K338]+1" office:value-type="float" office:value="1083">
            <text:p>1083</text:p>
          </table:table-cell>
          <table:table-cell table:formula="of:=DEC2HEX([.K339])" office:value-type="string" office:string-value="43B">
            <text:p>43B</text:p>
          </table:table-cell>
          <table:table-cell table:style-name="ce1" office:value-type="string">
            <text:p>DT27</text:p>
          </table:table-cell>
          <table:table-cell office:value-type="float" office:value="0">
            <text:p>0</text:p>
          </table:table-cell>
          <table:table-cell table:formula="of:=[.O338]+1" office:value-type="float" office:value="1456">
            <text:p>1456</text:p>
          </table:table-cell>
          <table:table-cell table:formula="of:=DEC2HEX([.O339])" office:value-type="string" office:string-value="5B0">
            <text:p>5B0</text:p>
          </table:table-cell>
          <table:table-cell table:style-name="ce1" office:value-type="string">
            <text:p>DT27</text:p>
          </table:table-cell>
          <table:table-cell office:value-type="float" office:value="0">
            <text:p>0</text:p>
          </table:table-cell>
          <table:table-cell table:formula="of:=[.S338]+1" office:value-type="float" office:value="1829">
            <text:p>1829</text:p>
          </table:table-cell>
          <table:table-cell table:formula="of:=DEC2HEX([.S339])" office:value-type="string" office:string-value="725">
            <text:p>725</text:p>
          </table:table-cell>
          <table:table-cell table:style-name="ce1" office:value-type="string">
            <text:p>DT27</text:p>
          </table:table-cell>
          <table:table-cell office:value-type="float" office:value="0">
            <text:p>0</text:p>
          </table:table-cell>
          <table:table-cell table:formula="of:=[.W338]+1" office:value-type="float" office:value="2202">
            <text:p>2202</text:p>
          </table:table-cell>
          <table:table-cell table:formula="of:=DEC2HEX([.W339])" office:value-type="string" office:string-value="89A">
            <text:p>89A</text:p>
          </table:table-cell>
          <table:table-cell table:style-name="ce1" office:value-type="string">
            <text:p>DT27</text:p>
          </table:table-cell>
          <table:table-cell office:value-type="float" office:value="0">
            <text:p>0</text:p>
          </table:table-cell>
          <table:table-cell table:style-name="ce2" table:formula="of:=[.AA338]+1" office:value-type="float" office:value="2575">
            <text:p>2575</text:p>
          </table:table-cell>
          <table:table-cell table:formula="of:=DEC2HEX([.AA339])" office:value-type="string" office:string-value="A0F">
            <text:p>A0F</text:p>
          </table:table-cell>
          <table:table-cell table:style-name="ce1" office:value-type="string">
            <text:p>DT27</text:p>
          </table:table-cell>
          <table:table-cell office:value-type="float" office:value="0">
            <text:p>0</text:p>
          </table:table-cell>
          <table:table-cell table:style-name="ce2" table:formula="of:=[.AE338]+1" office:value-type="float" office:value="2948">
            <text:p>2948</text:p>
          </table:table-cell>
          <table:table-cell table:formula="of:=DEC2HEX([.AE339])" office:value-type="string" office:string-value="B84">
            <text:p>B84</text:p>
          </table:table-cell>
          <table:table-cell table:style-name="ce1" office:value-type="string">
            <text:p>DT27</text:p>
          </table:table-cell>
          <table:table-cell office:value-type="float" office:value="0">
            <text:p>0</text:p>
          </table:table-cell>
          <table:table-cell table:style-name="ce2" table:formula="of:=[.AI338]+1" office:value-type="float" office:value="3321">
            <text:p>3321</text:p>
          </table:table-cell>
          <table:table-cell table:formula="of:=DEC2HEX([.AI339])" office:value-type="string" office:string-value="CF9">
            <text:p>CF9</text:p>
          </table:table-cell>
          <table:table-cell table:style-name="ce1" office:value-type="string">
            <text:p>DT27</text:p>
          </table:table-cell>
          <table:table-cell office:value-type="float" office:value="0">
            <text:p>0</text:p>
          </table:table-cell>
          <table:table-cell table:style-name="ce2" table:formula="of:=[.AM338]+1" office:value-type="float" office:value="3694">
            <text:p>3694</text:p>
          </table:table-cell>
          <table:table-cell table:formula="of:=DEC2HEX([.AM339])" office:value-type="string" office:string-value="E6E">
            <text:p>E6E</text:p>
          </table:table-cell>
        </table:table-row>
        <table:table-row table:style-name="ro1">
          <table:table-cell office:value-type="string">
            <text:p>id</text:p>
          </table:table-cell>
          <table:table-cell table:formula="of:=[.B339]+1" office:value-type="float" office:value="1">
            <text:p>1</text:p>
          </table:table-cell>
          <table:table-cell table:formula="of:=[.C339]+1" office:value-type="float" office:value="338">
            <text:p>338</text:p>
          </table:table-cell>
          <table:table-cell table:formula="of:=DEC2HEX([.C340])" office:value-type="string" office:string-value="152">
            <text:p>152</text:p>
          </table:table-cell>
          <table:table-cell office:value-type="string">
            <text:p>id</text:p>
          </table:table-cell>
          <table:table-cell table:formula="of:=[.F339]+1" office:value-type="float" office:value="1">
            <text:p>1</text:p>
          </table:table-cell>
          <table:table-cell table:formula="of:=[.G339]+1" office:value-type="float" office:value="711">
            <text:p>711</text:p>
          </table:table-cell>
          <table:table-cell table:formula="of:=DEC2HEX([.G340])" office:value-type="string" office:string-value="2C7">
            <text:p>2C7</text:p>
          </table:table-cell>
          <table:table-cell office:value-type="string">
            <text:p>id</text:p>
          </table:table-cell>
          <table:table-cell table:formula="of:=[.J339]+1" office:value-type="float" office:value="1">
            <text:p>1</text:p>
          </table:table-cell>
          <table:table-cell table:formula="of:=[.K339]+1" office:value-type="float" office:value="1084">
            <text:p>1084</text:p>
          </table:table-cell>
          <table:table-cell table:formula="of:=DEC2HEX([.K340])" office:value-type="string" office:string-value="43C">
            <text:p>43C</text:p>
          </table:table-cell>
          <table:table-cell office:value-type="string">
            <text:p>id</text:p>
          </table:table-cell>
          <table:table-cell table:formula="of:=[.N339]+1" office:value-type="float" office:value="1">
            <text:p>1</text:p>
          </table:table-cell>
          <table:table-cell table:formula="of:=[.O339]+1" office:value-type="float" office:value="1457">
            <text:p>1457</text:p>
          </table:table-cell>
          <table:table-cell table:formula="of:=DEC2HEX([.O340])" office:value-type="string" office:string-value="5B1">
            <text:p>5B1</text:p>
          </table:table-cell>
          <table:table-cell office:value-type="string">
            <text:p>id</text:p>
          </table:table-cell>
          <table:table-cell table:formula="of:=[.R339]+1" office:value-type="float" office:value="1">
            <text:p>1</text:p>
          </table:table-cell>
          <table:table-cell table:formula="of:=[.S339]+1" office:value-type="float" office:value="1830">
            <text:p>1830</text:p>
          </table:table-cell>
          <table:table-cell table:formula="of:=DEC2HEX([.S340])" office:value-type="string" office:string-value="726">
            <text:p>726</text:p>
          </table:table-cell>
          <table:table-cell office:value-type="string">
            <text:p>id</text:p>
          </table:table-cell>
          <table:table-cell table:formula="of:=[.V339]+1" office:value-type="float" office:value="1">
            <text:p>1</text:p>
          </table:table-cell>
          <table:table-cell table:formula="of:=[.W339]+1" office:value-type="float" office:value="2203">
            <text:p>2203</text:p>
          </table:table-cell>
          <table:table-cell table:formula="of:=DEC2HEX([.W340])" office:value-type="string" office:string-value="89B">
            <text:p>89B</text:p>
          </table:table-cell>
          <table:table-cell office:value-type="string">
            <text:p>id</text:p>
          </table:table-cell>
          <table:table-cell table:formula="of:=[.Z339]+1" office:value-type="float" office:value="1">
            <text:p>1</text:p>
          </table:table-cell>
          <table:table-cell table:style-name="ce2" table:formula="of:=[.AA339]+1" office:value-type="float" office:value="2576">
            <text:p>2576</text:p>
          </table:table-cell>
          <table:table-cell table:formula="of:=DEC2HEX([.AA340])" office:value-type="string" office:string-value="A10">
            <text:p>A10</text:p>
          </table:table-cell>
          <table:table-cell office:value-type="string">
            <text:p>id</text:p>
          </table:table-cell>
          <table:table-cell table:formula="of:=[.AD339]+1" office:value-type="float" office:value="1">
            <text:p>1</text:p>
          </table:table-cell>
          <table:table-cell table:style-name="ce2" table:formula="of:=[.AE339]+1" office:value-type="float" office:value="2949">
            <text:p>2949</text:p>
          </table:table-cell>
          <table:table-cell table:formula="of:=DEC2HEX([.AE340])" office:value-type="string" office:string-value="B85">
            <text:p>B85</text:p>
          </table:table-cell>
          <table:table-cell office:value-type="string">
            <text:p>id</text:p>
          </table:table-cell>
          <table:table-cell table:formula="of:=[.AH339]+1" office:value-type="float" office:value="1">
            <text:p>1</text:p>
          </table:table-cell>
          <table:table-cell table:style-name="ce2" table:formula="of:=[.AI339]+1" office:value-type="float" office:value="3322">
            <text:p>3322</text:p>
          </table:table-cell>
          <table:table-cell table:formula="of:=DEC2HEX([.AI340])" office:value-type="string" office:string-value="CFA">
            <text:p>CFA</text:p>
          </table:table-cell>
          <table:table-cell office:value-type="string">
            <text:p>id</text:p>
          </table:table-cell>
          <table:table-cell table:formula="of:=[.AL339]+1" office:value-type="float" office:value="1">
            <text:p>1</text:p>
          </table:table-cell>
          <table:table-cell table:style-name="ce2" table:formula="of:=[.AM339]+1" office:value-type="float" office:value="3695">
            <text:p>3695</text:p>
          </table:table-cell>
          <table:table-cell table:formula="of:=DEC2HEX([.AM340])" office:value-type="string" office:string-value="E6F">
            <text:p>E6F</text:p>
          </table:table-cell>
        </table:table-row>
        <table:table-row table:style-name="ro1">
          <table:table-cell office:value-type="string">
            <text:p>name0</text:p>
          </table:table-cell>
          <table:table-cell table:formula="of:=[.B340]+1" office:value-type="float" office:value="2">
            <text:p>2</text:p>
          </table:table-cell>
          <table:table-cell table:formula="of:=[.C340]+1" office:value-type="float" office:value="339">
            <text:p>339</text:p>
          </table:table-cell>
          <table:table-cell table:formula="of:=DEC2HEX([.C341])" office:value-type="string" office:string-value="153">
            <text:p>153</text:p>
          </table:table-cell>
          <table:table-cell office:value-type="string">
            <text:p>name0</text:p>
          </table:table-cell>
          <table:table-cell table:formula="of:=[.F340]+1" office:value-type="float" office:value="2">
            <text:p>2</text:p>
          </table:table-cell>
          <table:table-cell table:formula="of:=[.G340]+1" office:value-type="float" office:value="712">
            <text:p>712</text:p>
          </table:table-cell>
          <table:table-cell table:formula="of:=DEC2HEX([.G341])" office:value-type="string" office:string-value="2C8">
            <text:p>2C8</text:p>
          </table:table-cell>
          <table:table-cell office:value-type="string">
            <text:p>name0</text:p>
          </table:table-cell>
          <table:table-cell table:formula="of:=[.J340]+1" office:value-type="float" office:value="2">
            <text:p>2</text:p>
          </table:table-cell>
          <table:table-cell table:formula="of:=[.K340]+1" office:value-type="float" office:value="1085">
            <text:p>1085</text:p>
          </table:table-cell>
          <table:table-cell table:formula="of:=DEC2HEX([.K341])" office:value-type="string" office:string-value="43D">
            <text:p>43D</text:p>
          </table:table-cell>
          <table:table-cell office:value-type="string">
            <text:p>name0</text:p>
          </table:table-cell>
          <table:table-cell table:formula="of:=[.N340]+1" office:value-type="float" office:value="2">
            <text:p>2</text:p>
          </table:table-cell>
          <table:table-cell table:formula="of:=[.O340]+1" office:value-type="float" office:value="1458">
            <text:p>1458</text:p>
          </table:table-cell>
          <table:table-cell table:formula="of:=DEC2HEX([.O341])" office:value-type="string" office:string-value="5B2">
            <text:p>5B2</text:p>
          </table:table-cell>
          <table:table-cell office:value-type="string">
            <text:p>name0</text:p>
          </table:table-cell>
          <table:table-cell table:formula="of:=[.R340]+1" office:value-type="float" office:value="2">
            <text:p>2</text:p>
          </table:table-cell>
          <table:table-cell table:formula="of:=[.S340]+1" office:value-type="float" office:value="1831">
            <text:p>1831</text:p>
          </table:table-cell>
          <table:table-cell table:formula="of:=DEC2HEX([.S341])" office:value-type="string" office:string-value="727">
            <text:p>727</text:p>
          </table:table-cell>
          <table:table-cell office:value-type="string">
            <text:p>name0</text:p>
          </table:table-cell>
          <table:table-cell table:formula="of:=[.V340]+1" office:value-type="float" office:value="2">
            <text:p>2</text:p>
          </table:table-cell>
          <table:table-cell table:formula="of:=[.W340]+1" office:value-type="float" office:value="2204">
            <text:p>2204</text:p>
          </table:table-cell>
          <table:table-cell table:formula="of:=DEC2HEX([.W341])" office:value-type="string" office:string-value="89C">
            <text:p>89C</text:p>
          </table:table-cell>
          <table:table-cell office:value-type="string">
            <text:p>name0</text:p>
          </table:table-cell>
          <table:table-cell table:formula="of:=[.Z340]+1" office:value-type="float" office:value="2">
            <text:p>2</text:p>
          </table:table-cell>
          <table:table-cell table:style-name="ce2" table:formula="of:=[.AA340]+1" office:value-type="float" office:value="2577">
            <text:p>2577</text:p>
          </table:table-cell>
          <table:table-cell table:formula="of:=DEC2HEX([.AA341])" office:value-type="string" office:string-value="A11">
            <text:p>A11</text:p>
          </table:table-cell>
          <table:table-cell office:value-type="string">
            <text:p>name0</text:p>
          </table:table-cell>
          <table:table-cell table:formula="of:=[.AD340]+1" office:value-type="float" office:value="2">
            <text:p>2</text:p>
          </table:table-cell>
          <table:table-cell table:style-name="ce2" table:formula="of:=[.AE340]+1" office:value-type="float" office:value="2950">
            <text:p>2950</text:p>
          </table:table-cell>
          <table:table-cell table:formula="of:=DEC2HEX([.AE341])" office:value-type="string" office:string-value="B86">
            <text:p>B86</text:p>
          </table:table-cell>
          <table:table-cell office:value-type="string">
            <text:p>name0</text:p>
          </table:table-cell>
          <table:table-cell table:formula="of:=[.AH340]+1" office:value-type="float" office:value="2">
            <text:p>2</text:p>
          </table:table-cell>
          <table:table-cell table:style-name="ce2" table:formula="of:=[.AI340]+1" office:value-type="float" office:value="3323">
            <text:p>3323</text:p>
          </table:table-cell>
          <table:table-cell table:formula="of:=DEC2HEX([.AI341])" office:value-type="string" office:string-value="CFB">
            <text:p>CFB</text:p>
          </table:table-cell>
          <table:table-cell office:value-type="string">
            <text:p>name0</text:p>
          </table:table-cell>
          <table:table-cell table:formula="of:=[.AL340]+1" office:value-type="float" office:value="2">
            <text:p>2</text:p>
          </table:table-cell>
          <table:table-cell table:style-name="ce2" table:formula="of:=[.AM340]+1" office:value-type="float" office:value="3696">
            <text:p>3696</text:p>
          </table:table-cell>
          <table:table-cell table:formula="of:=DEC2HEX([.AM341])" office:value-type="string" office:string-value="E70">
            <text:p>E70</text:p>
          </table:table-cell>
        </table:table-row>
        <table:table-row table:style-name="ro1">
          <table:table-cell office:value-type="string">
            <text:p>name1</text:p>
          </table:table-cell>
          <table:table-cell table:formula="of:=[.B341]+1" office:value-type="float" office:value="3">
            <text:p>3</text:p>
          </table:table-cell>
          <table:table-cell table:formula="of:=[.C341]+1" office:value-type="float" office:value="340">
            <text:p>340</text:p>
          </table:table-cell>
          <table:table-cell table:formula="of:=DEC2HEX([.C342])" office:value-type="string" office:string-value="154">
            <text:p>154</text:p>
          </table:table-cell>
          <table:table-cell office:value-type="string">
            <text:p>name1</text:p>
          </table:table-cell>
          <table:table-cell table:formula="of:=[.F341]+1" office:value-type="float" office:value="3">
            <text:p>3</text:p>
          </table:table-cell>
          <table:table-cell table:formula="of:=[.G341]+1" office:value-type="float" office:value="713">
            <text:p>713</text:p>
          </table:table-cell>
          <table:table-cell table:formula="of:=DEC2HEX([.G342])" office:value-type="string" office:string-value="2C9">
            <text:p>2C9</text:p>
          </table:table-cell>
          <table:table-cell office:value-type="string">
            <text:p>name1</text:p>
          </table:table-cell>
          <table:table-cell table:formula="of:=[.J341]+1" office:value-type="float" office:value="3">
            <text:p>3</text:p>
          </table:table-cell>
          <table:table-cell table:formula="of:=[.K341]+1" office:value-type="float" office:value="1086">
            <text:p>1086</text:p>
          </table:table-cell>
          <table:table-cell table:formula="of:=DEC2HEX([.K342])" office:value-type="string" office:string-value="43E">
            <text:p>43E</text:p>
          </table:table-cell>
          <table:table-cell office:value-type="string">
            <text:p>name1</text:p>
          </table:table-cell>
          <table:table-cell table:formula="of:=[.N341]+1" office:value-type="float" office:value="3">
            <text:p>3</text:p>
          </table:table-cell>
          <table:table-cell table:formula="of:=[.O341]+1" office:value-type="float" office:value="1459">
            <text:p>1459</text:p>
          </table:table-cell>
          <table:table-cell table:formula="of:=DEC2HEX([.O342])" office:value-type="string" office:string-value="5B3">
            <text:p>5B3</text:p>
          </table:table-cell>
          <table:table-cell office:value-type="string">
            <text:p>name1</text:p>
          </table:table-cell>
          <table:table-cell table:formula="of:=[.R341]+1" office:value-type="float" office:value="3">
            <text:p>3</text:p>
          </table:table-cell>
          <table:table-cell table:formula="of:=[.S341]+1" office:value-type="float" office:value="1832">
            <text:p>1832</text:p>
          </table:table-cell>
          <table:table-cell table:formula="of:=DEC2HEX([.S342])" office:value-type="string" office:string-value="728">
            <text:p>728</text:p>
          </table:table-cell>
          <table:table-cell office:value-type="string">
            <text:p>name1</text:p>
          </table:table-cell>
          <table:table-cell table:formula="of:=[.V341]+1" office:value-type="float" office:value="3">
            <text:p>3</text:p>
          </table:table-cell>
          <table:table-cell table:formula="of:=[.W341]+1" office:value-type="float" office:value="2205">
            <text:p>2205</text:p>
          </table:table-cell>
          <table:table-cell table:formula="of:=DEC2HEX([.W342])" office:value-type="string" office:string-value="89D">
            <text:p>89D</text:p>
          </table:table-cell>
          <table:table-cell office:value-type="string">
            <text:p>name1</text:p>
          </table:table-cell>
          <table:table-cell table:formula="of:=[.Z341]+1" office:value-type="float" office:value="3">
            <text:p>3</text:p>
          </table:table-cell>
          <table:table-cell table:style-name="ce2" table:formula="of:=[.AA341]+1" office:value-type="float" office:value="2578">
            <text:p>2578</text:p>
          </table:table-cell>
          <table:table-cell table:formula="of:=DEC2HEX([.AA342])" office:value-type="string" office:string-value="A12">
            <text:p>A12</text:p>
          </table:table-cell>
          <table:table-cell office:value-type="string">
            <text:p>name1</text:p>
          </table:table-cell>
          <table:table-cell table:formula="of:=[.AD341]+1" office:value-type="float" office:value="3">
            <text:p>3</text:p>
          </table:table-cell>
          <table:table-cell table:style-name="ce2" table:formula="of:=[.AE341]+1" office:value-type="float" office:value="2951">
            <text:p>2951</text:p>
          </table:table-cell>
          <table:table-cell table:formula="of:=DEC2HEX([.AE342])" office:value-type="string" office:string-value="B87">
            <text:p>B87</text:p>
          </table:table-cell>
          <table:table-cell office:value-type="string">
            <text:p>name1</text:p>
          </table:table-cell>
          <table:table-cell table:formula="of:=[.AH341]+1" office:value-type="float" office:value="3">
            <text:p>3</text:p>
          </table:table-cell>
          <table:table-cell table:style-name="ce2" table:formula="of:=[.AI341]+1" office:value-type="float" office:value="3324">
            <text:p>3324</text:p>
          </table:table-cell>
          <table:table-cell table:formula="of:=DEC2HEX([.AI342])" office:value-type="string" office:string-value="CFC">
            <text:p>CFC</text:p>
          </table:table-cell>
          <table:table-cell office:value-type="string">
            <text:p>name1</text:p>
          </table:table-cell>
          <table:table-cell table:formula="of:=[.AL341]+1" office:value-type="float" office:value="3">
            <text:p>3</text:p>
          </table:table-cell>
          <table:table-cell table:style-name="ce2" table:formula="of:=[.AM341]+1" office:value-type="float" office:value="3697">
            <text:p>3697</text:p>
          </table:table-cell>
          <table:table-cell table:formula="of:=DEC2HEX([.AM342])" office:value-type="string" office:string-value="E71">
            <text:p>E71</text:p>
          </table:table-cell>
        </table:table-row>
        <table:table-row table:style-name="ro1">
          <table:table-cell office:value-type="string">
            <text:p>name2</text:p>
          </table:table-cell>
          <table:table-cell table:formula="of:=[.B342]+1" office:value-type="float" office:value="4">
            <text:p>4</text:p>
          </table:table-cell>
          <table:table-cell table:formula="of:=[.C342]+1" office:value-type="float" office:value="341">
            <text:p>341</text:p>
          </table:table-cell>
          <table:table-cell table:formula="of:=DEC2HEX([.C343])" office:value-type="string" office:string-value="155">
            <text:p>155</text:p>
          </table:table-cell>
          <table:table-cell office:value-type="string">
            <text:p>name2</text:p>
          </table:table-cell>
          <table:table-cell table:formula="of:=[.F342]+1" office:value-type="float" office:value="4">
            <text:p>4</text:p>
          </table:table-cell>
          <table:table-cell table:formula="of:=[.G342]+1" office:value-type="float" office:value="714">
            <text:p>714</text:p>
          </table:table-cell>
          <table:table-cell table:formula="of:=DEC2HEX([.G343])" office:value-type="string" office:string-value="2CA">
            <text:p>2CA</text:p>
          </table:table-cell>
          <table:table-cell office:value-type="string">
            <text:p>name2</text:p>
          </table:table-cell>
          <table:table-cell table:formula="of:=[.J342]+1" office:value-type="float" office:value="4">
            <text:p>4</text:p>
          </table:table-cell>
          <table:table-cell table:formula="of:=[.K342]+1" office:value-type="float" office:value="1087">
            <text:p>1087</text:p>
          </table:table-cell>
          <table:table-cell table:formula="of:=DEC2HEX([.K343])" office:value-type="string" office:string-value="43F">
            <text:p>43F</text:p>
          </table:table-cell>
          <table:table-cell office:value-type="string">
            <text:p>name2</text:p>
          </table:table-cell>
          <table:table-cell table:formula="of:=[.N342]+1" office:value-type="float" office:value="4">
            <text:p>4</text:p>
          </table:table-cell>
          <table:table-cell table:formula="of:=[.O342]+1" office:value-type="float" office:value="1460">
            <text:p>1460</text:p>
          </table:table-cell>
          <table:table-cell table:formula="of:=DEC2HEX([.O343])" office:value-type="string" office:string-value="5B4">
            <text:p>5B4</text:p>
          </table:table-cell>
          <table:table-cell office:value-type="string">
            <text:p>name2</text:p>
          </table:table-cell>
          <table:table-cell table:formula="of:=[.R342]+1" office:value-type="float" office:value="4">
            <text:p>4</text:p>
          </table:table-cell>
          <table:table-cell table:formula="of:=[.S342]+1" office:value-type="float" office:value="1833">
            <text:p>1833</text:p>
          </table:table-cell>
          <table:table-cell table:formula="of:=DEC2HEX([.S343])" office:value-type="string" office:string-value="729">
            <text:p>729</text:p>
          </table:table-cell>
          <table:table-cell office:value-type="string">
            <text:p>name2</text:p>
          </table:table-cell>
          <table:table-cell table:formula="of:=[.V342]+1" office:value-type="float" office:value="4">
            <text:p>4</text:p>
          </table:table-cell>
          <table:table-cell table:formula="of:=[.W342]+1" office:value-type="float" office:value="2206">
            <text:p>2206</text:p>
          </table:table-cell>
          <table:table-cell table:formula="of:=DEC2HEX([.W343])" office:value-type="string" office:string-value="89E">
            <text:p>89E</text:p>
          </table:table-cell>
          <table:table-cell office:value-type="string">
            <text:p>name2</text:p>
          </table:table-cell>
          <table:table-cell table:formula="of:=[.Z342]+1" office:value-type="float" office:value="4">
            <text:p>4</text:p>
          </table:table-cell>
          <table:table-cell table:style-name="ce2" table:formula="of:=[.AA342]+1" office:value-type="float" office:value="2579">
            <text:p>2579</text:p>
          </table:table-cell>
          <table:table-cell table:formula="of:=DEC2HEX([.AA343])" office:value-type="string" office:string-value="A13">
            <text:p>A13</text:p>
          </table:table-cell>
          <table:table-cell office:value-type="string">
            <text:p>name2</text:p>
          </table:table-cell>
          <table:table-cell table:formula="of:=[.AD342]+1" office:value-type="float" office:value="4">
            <text:p>4</text:p>
          </table:table-cell>
          <table:table-cell table:style-name="ce2" table:formula="of:=[.AE342]+1" office:value-type="float" office:value="2952">
            <text:p>2952</text:p>
          </table:table-cell>
          <table:table-cell table:formula="of:=DEC2HEX([.AE343])" office:value-type="string" office:string-value="B88">
            <text:p>B88</text:p>
          </table:table-cell>
          <table:table-cell office:value-type="string">
            <text:p>name2</text:p>
          </table:table-cell>
          <table:table-cell table:formula="of:=[.AH342]+1" office:value-type="float" office:value="4">
            <text:p>4</text:p>
          </table:table-cell>
          <table:table-cell table:style-name="ce2" table:formula="of:=[.AI342]+1" office:value-type="float" office:value="3325">
            <text:p>3325</text:p>
          </table:table-cell>
          <table:table-cell table:formula="of:=DEC2HEX([.AI343])" office:value-type="string" office:string-value="CFD">
            <text:p>CFD</text:p>
          </table:table-cell>
          <table:table-cell office:value-type="string">
            <text:p>name2</text:p>
          </table:table-cell>
          <table:table-cell table:formula="of:=[.AL342]+1" office:value-type="float" office:value="4">
            <text:p>4</text:p>
          </table:table-cell>
          <table:table-cell table:style-name="ce2" table:formula="of:=[.AM342]+1" office:value-type="float" office:value="3698">
            <text:p>3698</text:p>
          </table:table-cell>
          <table:table-cell table:formula="of:=DEC2HEX([.AM343])" office:value-type="string" office:string-value="E72">
            <text:p>E72</text:p>
          </table:table-cell>
        </table:table-row>
        <table:table-row table:style-name="ro1">
          <table:table-cell office:value-type="string">
            <text:p>name3</text:p>
          </table:table-cell>
          <table:table-cell table:formula="of:=[.B343]+1" office:value-type="float" office:value="5">
            <text:p>5</text:p>
          </table:table-cell>
          <table:table-cell table:formula="of:=[.C343]+1" office:value-type="float" office:value="342">
            <text:p>342</text:p>
          </table:table-cell>
          <table:table-cell table:formula="of:=DEC2HEX([.C344])" office:value-type="string" office:string-value="156">
            <text:p>156</text:p>
          </table:table-cell>
          <table:table-cell office:value-type="string">
            <text:p>name3</text:p>
          </table:table-cell>
          <table:table-cell table:formula="of:=[.F343]+1" office:value-type="float" office:value="5">
            <text:p>5</text:p>
          </table:table-cell>
          <table:table-cell table:formula="of:=[.G343]+1" office:value-type="float" office:value="715">
            <text:p>715</text:p>
          </table:table-cell>
          <table:table-cell table:formula="of:=DEC2HEX([.G344])" office:value-type="string" office:string-value="2CB">
            <text:p>2CB</text:p>
          </table:table-cell>
          <table:table-cell office:value-type="string">
            <text:p>name3</text:p>
          </table:table-cell>
          <table:table-cell table:formula="of:=[.J343]+1" office:value-type="float" office:value="5">
            <text:p>5</text:p>
          </table:table-cell>
          <table:table-cell table:formula="of:=[.K343]+1" office:value-type="float" office:value="1088">
            <text:p>1088</text:p>
          </table:table-cell>
          <table:table-cell table:formula="of:=DEC2HEX([.K344])" office:value-type="string" office:string-value="440">
            <text:p>440</text:p>
          </table:table-cell>
          <table:table-cell office:value-type="string">
            <text:p>name3</text:p>
          </table:table-cell>
          <table:table-cell table:formula="of:=[.N343]+1" office:value-type="float" office:value="5">
            <text:p>5</text:p>
          </table:table-cell>
          <table:table-cell table:formula="of:=[.O343]+1" office:value-type="float" office:value="1461">
            <text:p>1461</text:p>
          </table:table-cell>
          <table:table-cell table:formula="of:=DEC2HEX([.O344])" office:value-type="string" office:string-value="5B5">
            <text:p>5B5</text:p>
          </table:table-cell>
          <table:table-cell office:value-type="string">
            <text:p>name3</text:p>
          </table:table-cell>
          <table:table-cell table:formula="of:=[.R343]+1" office:value-type="float" office:value="5">
            <text:p>5</text:p>
          </table:table-cell>
          <table:table-cell table:formula="of:=[.S343]+1" office:value-type="float" office:value="1834">
            <text:p>1834</text:p>
          </table:table-cell>
          <table:table-cell table:formula="of:=DEC2HEX([.S344])" office:value-type="string" office:string-value="72A">
            <text:p>72A</text:p>
          </table:table-cell>
          <table:table-cell office:value-type="string">
            <text:p>name3</text:p>
          </table:table-cell>
          <table:table-cell table:formula="of:=[.V343]+1" office:value-type="float" office:value="5">
            <text:p>5</text:p>
          </table:table-cell>
          <table:table-cell table:formula="of:=[.W343]+1" office:value-type="float" office:value="2207">
            <text:p>2207</text:p>
          </table:table-cell>
          <table:table-cell table:formula="of:=DEC2HEX([.W344])" office:value-type="string" office:string-value="89F">
            <text:p>89F</text:p>
          </table:table-cell>
          <table:table-cell office:value-type="string">
            <text:p>name3</text:p>
          </table:table-cell>
          <table:table-cell table:formula="of:=[.Z343]+1" office:value-type="float" office:value="5">
            <text:p>5</text:p>
          </table:table-cell>
          <table:table-cell table:style-name="ce2" table:formula="of:=[.AA343]+1" office:value-type="float" office:value="2580">
            <text:p>2580</text:p>
          </table:table-cell>
          <table:table-cell table:formula="of:=DEC2HEX([.AA344])" office:value-type="string" office:string-value="A14">
            <text:p>A14</text:p>
          </table:table-cell>
          <table:table-cell office:value-type="string">
            <text:p>name3</text:p>
          </table:table-cell>
          <table:table-cell table:formula="of:=[.AD343]+1" office:value-type="float" office:value="5">
            <text:p>5</text:p>
          </table:table-cell>
          <table:table-cell table:style-name="ce2" table:formula="of:=[.AE343]+1" office:value-type="float" office:value="2953">
            <text:p>2953</text:p>
          </table:table-cell>
          <table:table-cell table:formula="of:=DEC2HEX([.AE344])" office:value-type="string" office:string-value="B89">
            <text:p>B89</text:p>
          </table:table-cell>
          <table:table-cell office:value-type="string">
            <text:p>name3</text:p>
          </table:table-cell>
          <table:table-cell table:formula="of:=[.AH343]+1" office:value-type="float" office:value="5">
            <text:p>5</text:p>
          </table:table-cell>
          <table:table-cell table:style-name="ce2" table:formula="of:=[.AI343]+1" office:value-type="float" office:value="3326">
            <text:p>3326</text:p>
          </table:table-cell>
          <table:table-cell table:formula="of:=DEC2HEX([.AI344])" office:value-type="string" office:string-value="CFE">
            <text:p>CFE</text:p>
          </table:table-cell>
          <table:table-cell office:value-type="string">
            <text:p>name3</text:p>
          </table:table-cell>
          <table:table-cell table:formula="of:=[.AL343]+1" office:value-type="float" office:value="5">
            <text:p>5</text:p>
          </table:table-cell>
          <table:table-cell table:style-name="ce2" table:formula="of:=[.AM343]+1" office:value-type="float" office:value="3699">
            <text:p>3699</text:p>
          </table:table-cell>
          <table:table-cell table:formula="of:=DEC2HEX([.AM344])" office:value-type="string" office:string-value="E73">
            <text:p>E73</text:p>
          </table:table-cell>
        </table:table-row>
        <table:table-row table:style-name="ro1">
          <table:table-cell office:value-type="string">
            <text:p>name4</text:p>
          </table:table-cell>
          <table:table-cell table:formula="of:=[.B344]+1" office:value-type="float" office:value="6">
            <text:p>6</text:p>
          </table:table-cell>
          <table:table-cell table:formula="of:=[.C344]+1" office:value-type="float" office:value="343">
            <text:p>343</text:p>
          </table:table-cell>
          <table:table-cell table:formula="of:=DEC2HEX([.C345])" office:value-type="string" office:string-value="157">
            <text:p>157</text:p>
          </table:table-cell>
          <table:table-cell office:value-type="string">
            <text:p>name4</text:p>
          </table:table-cell>
          <table:table-cell table:formula="of:=[.F344]+1" office:value-type="float" office:value="6">
            <text:p>6</text:p>
          </table:table-cell>
          <table:table-cell table:formula="of:=[.G344]+1" office:value-type="float" office:value="716">
            <text:p>716</text:p>
          </table:table-cell>
          <table:table-cell table:formula="of:=DEC2HEX([.G345])" office:value-type="string" office:string-value="2CC">
            <text:p>2CC</text:p>
          </table:table-cell>
          <table:table-cell office:value-type="string">
            <text:p>name4</text:p>
          </table:table-cell>
          <table:table-cell table:formula="of:=[.J344]+1" office:value-type="float" office:value="6">
            <text:p>6</text:p>
          </table:table-cell>
          <table:table-cell table:formula="of:=[.K344]+1" office:value-type="float" office:value="1089">
            <text:p>1089</text:p>
          </table:table-cell>
          <table:table-cell table:formula="of:=DEC2HEX([.K345])" office:value-type="string" office:string-value="441">
            <text:p>441</text:p>
          </table:table-cell>
          <table:table-cell office:value-type="string">
            <text:p>name4</text:p>
          </table:table-cell>
          <table:table-cell table:formula="of:=[.N344]+1" office:value-type="float" office:value="6">
            <text:p>6</text:p>
          </table:table-cell>
          <table:table-cell table:formula="of:=[.O344]+1" office:value-type="float" office:value="1462">
            <text:p>1462</text:p>
          </table:table-cell>
          <table:table-cell table:formula="of:=DEC2HEX([.O345])" office:value-type="string" office:string-value="5B6">
            <text:p>5B6</text:p>
          </table:table-cell>
          <table:table-cell office:value-type="string">
            <text:p>name4</text:p>
          </table:table-cell>
          <table:table-cell table:formula="of:=[.R344]+1" office:value-type="float" office:value="6">
            <text:p>6</text:p>
          </table:table-cell>
          <table:table-cell table:formula="of:=[.S344]+1" office:value-type="float" office:value="1835">
            <text:p>1835</text:p>
          </table:table-cell>
          <table:table-cell table:formula="of:=DEC2HEX([.S345])" office:value-type="string" office:string-value="72B">
            <text:p>72B</text:p>
          </table:table-cell>
          <table:table-cell office:value-type="string">
            <text:p>name4</text:p>
          </table:table-cell>
          <table:table-cell table:formula="of:=[.V344]+1" office:value-type="float" office:value="6">
            <text:p>6</text:p>
          </table:table-cell>
          <table:table-cell table:formula="of:=[.W344]+1" office:value-type="float" office:value="2208">
            <text:p>2208</text:p>
          </table:table-cell>
          <table:table-cell table:formula="of:=DEC2HEX([.W345])" office:value-type="string" office:string-value="8A0">
            <text:p>8A0</text:p>
          </table:table-cell>
          <table:table-cell office:value-type="string">
            <text:p>name4</text:p>
          </table:table-cell>
          <table:table-cell table:formula="of:=[.Z344]+1" office:value-type="float" office:value="6">
            <text:p>6</text:p>
          </table:table-cell>
          <table:table-cell table:style-name="ce2" table:formula="of:=[.AA344]+1" office:value-type="float" office:value="2581">
            <text:p>2581</text:p>
          </table:table-cell>
          <table:table-cell table:formula="of:=DEC2HEX([.AA345])" office:value-type="string" office:string-value="A15">
            <text:p>A15</text:p>
          </table:table-cell>
          <table:table-cell office:value-type="string">
            <text:p>name4</text:p>
          </table:table-cell>
          <table:table-cell table:formula="of:=[.AD344]+1" office:value-type="float" office:value="6">
            <text:p>6</text:p>
          </table:table-cell>
          <table:table-cell table:style-name="ce2" table:formula="of:=[.AE344]+1" office:value-type="float" office:value="2954">
            <text:p>2954</text:p>
          </table:table-cell>
          <table:table-cell table:formula="of:=DEC2HEX([.AE345])" office:value-type="string" office:string-value="B8A">
            <text:p>B8A</text:p>
          </table:table-cell>
          <table:table-cell office:value-type="string">
            <text:p>name4</text:p>
          </table:table-cell>
          <table:table-cell table:formula="of:=[.AH344]+1" office:value-type="float" office:value="6">
            <text:p>6</text:p>
          </table:table-cell>
          <table:table-cell table:style-name="ce2" table:formula="of:=[.AI344]+1" office:value-type="float" office:value="3327">
            <text:p>3327</text:p>
          </table:table-cell>
          <table:table-cell table:formula="of:=DEC2HEX([.AI345])" office:value-type="string" office:string-value="CFF">
            <text:p>CFF</text:p>
          </table:table-cell>
          <table:table-cell office:value-type="string">
            <text:p>name4</text:p>
          </table:table-cell>
          <table:table-cell table:formula="of:=[.AL344]+1" office:value-type="float" office:value="6">
            <text:p>6</text:p>
          </table:table-cell>
          <table:table-cell table:style-name="ce2" table:formula="of:=[.AM344]+1" office:value-type="float" office:value="3700">
            <text:p>3700</text:p>
          </table:table-cell>
          <table:table-cell table:formula="of:=DEC2HEX([.AM345])" office:value-type="string" office:string-value="E74">
            <text:p>E74</text:p>
          </table:table-cell>
        </table:table-row>
        <table:table-row table:style-name="ro1">
          <table:table-cell office:value-type="string">
            <text:p>name5</text:p>
          </table:table-cell>
          <table:table-cell table:formula="of:=[.B345]+1" office:value-type="float" office:value="7">
            <text:p>7</text:p>
          </table:table-cell>
          <table:table-cell table:formula="of:=[.C345]+1" office:value-type="float" office:value="344">
            <text:p>344</text:p>
          </table:table-cell>
          <table:table-cell table:formula="of:=DEC2HEX([.C346])" office:value-type="string" office:string-value="158">
            <text:p>158</text:p>
          </table:table-cell>
          <table:table-cell office:value-type="string">
            <text:p>name5</text:p>
          </table:table-cell>
          <table:table-cell table:formula="of:=[.F345]+1" office:value-type="float" office:value="7">
            <text:p>7</text:p>
          </table:table-cell>
          <table:table-cell table:formula="of:=[.G345]+1" office:value-type="float" office:value="717">
            <text:p>717</text:p>
          </table:table-cell>
          <table:table-cell table:formula="of:=DEC2HEX([.G346])" office:value-type="string" office:string-value="2CD">
            <text:p>2CD</text:p>
          </table:table-cell>
          <table:table-cell office:value-type="string">
            <text:p>name5</text:p>
          </table:table-cell>
          <table:table-cell table:formula="of:=[.J345]+1" office:value-type="float" office:value="7">
            <text:p>7</text:p>
          </table:table-cell>
          <table:table-cell table:formula="of:=[.K345]+1" office:value-type="float" office:value="1090">
            <text:p>1090</text:p>
          </table:table-cell>
          <table:table-cell table:formula="of:=DEC2HEX([.K346])" office:value-type="string" office:string-value="442">
            <text:p>442</text:p>
          </table:table-cell>
          <table:table-cell office:value-type="string">
            <text:p>name5</text:p>
          </table:table-cell>
          <table:table-cell table:formula="of:=[.N345]+1" office:value-type="float" office:value="7">
            <text:p>7</text:p>
          </table:table-cell>
          <table:table-cell table:formula="of:=[.O345]+1" office:value-type="float" office:value="1463">
            <text:p>1463</text:p>
          </table:table-cell>
          <table:table-cell table:formula="of:=DEC2HEX([.O346])" office:value-type="string" office:string-value="5B7">
            <text:p>5B7</text:p>
          </table:table-cell>
          <table:table-cell office:value-type="string">
            <text:p>name5</text:p>
          </table:table-cell>
          <table:table-cell table:formula="of:=[.R345]+1" office:value-type="float" office:value="7">
            <text:p>7</text:p>
          </table:table-cell>
          <table:table-cell table:formula="of:=[.S345]+1" office:value-type="float" office:value="1836">
            <text:p>1836</text:p>
          </table:table-cell>
          <table:table-cell table:formula="of:=DEC2HEX([.S346])" office:value-type="string" office:string-value="72C">
            <text:p>72C</text:p>
          </table:table-cell>
          <table:table-cell office:value-type="string">
            <text:p>name5</text:p>
          </table:table-cell>
          <table:table-cell table:formula="of:=[.V345]+1" office:value-type="float" office:value="7">
            <text:p>7</text:p>
          </table:table-cell>
          <table:table-cell table:formula="of:=[.W345]+1" office:value-type="float" office:value="2209">
            <text:p>2209</text:p>
          </table:table-cell>
          <table:table-cell table:formula="of:=DEC2HEX([.W346])" office:value-type="string" office:string-value="8A1">
            <text:p>8A1</text:p>
          </table:table-cell>
          <table:table-cell office:value-type="string">
            <text:p>name5</text:p>
          </table:table-cell>
          <table:table-cell table:formula="of:=[.Z345]+1" office:value-type="float" office:value="7">
            <text:p>7</text:p>
          </table:table-cell>
          <table:table-cell table:style-name="ce2" table:formula="of:=[.AA345]+1" office:value-type="float" office:value="2582">
            <text:p>2582</text:p>
          </table:table-cell>
          <table:table-cell table:formula="of:=DEC2HEX([.AA346])" office:value-type="string" office:string-value="A16">
            <text:p>A16</text:p>
          </table:table-cell>
          <table:table-cell office:value-type="string">
            <text:p>name5</text:p>
          </table:table-cell>
          <table:table-cell table:formula="of:=[.AD345]+1" office:value-type="float" office:value="7">
            <text:p>7</text:p>
          </table:table-cell>
          <table:table-cell table:style-name="ce2" table:formula="of:=[.AE345]+1" office:value-type="float" office:value="2955">
            <text:p>2955</text:p>
          </table:table-cell>
          <table:table-cell table:formula="of:=DEC2HEX([.AE346])" office:value-type="string" office:string-value="B8B">
            <text:p>B8B</text:p>
          </table:table-cell>
          <table:table-cell office:value-type="string">
            <text:p>name5</text:p>
          </table:table-cell>
          <table:table-cell table:formula="of:=[.AH345]+1" office:value-type="float" office:value="7">
            <text:p>7</text:p>
          </table:table-cell>
          <table:table-cell table:style-name="ce2" table:formula="of:=[.AI345]+1" office:value-type="float" office:value="3328">
            <text:p>3328</text:p>
          </table:table-cell>
          <table:table-cell table:formula="of:=DEC2HEX([.AI346])" office:value-type="string" office:string-value="D00">
            <text:p>D00</text:p>
          </table:table-cell>
          <table:table-cell office:value-type="string">
            <text:p>name5</text:p>
          </table:table-cell>
          <table:table-cell table:formula="of:=[.AL345]+1" office:value-type="float" office:value="7">
            <text:p>7</text:p>
          </table:table-cell>
          <table:table-cell table:style-name="ce2" table:formula="of:=[.AM345]+1" office:value-type="float" office:value="3701">
            <text:p>3701</text:p>
          </table:table-cell>
          <table:table-cell table:formula="of:=DEC2HEX([.AM346])" office:value-type="string" office:string-value="E75">
            <text:p>E75</text:p>
          </table:table-cell>
        </table:table-row>
        <table:table-row table:style-name="ro1">
          <table:table-cell office:value-type="string">
            <text:p>name6</text:p>
          </table:table-cell>
          <table:table-cell table:formula="of:=[.B346]+1" office:value-type="float" office:value="8">
            <text:p>8</text:p>
          </table:table-cell>
          <table:table-cell table:formula="of:=[.C346]+1" office:value-type="float" office:value="345">
            <text:p>345</text:p>
          </table:table-cell>
          <table:table-cell table:formula="of:=DEC2HEX([.C347])" office:value-type="string" office:string-value="159">
            <text:p>159</text:p>
          </table:table-cell>
          <table:table-cell office:value-type="string">
            <text:p>name6</text:p>
          </table:table-cell>
          <table:table-cell table:formula="of:=[.F346]+1" office:value-type="float" office:value="8">
            <text:p>8</text:p>
          </table:table-cell>
          <table:table-cell table:formula="of:=[.G346]+1" office:value-type="float" office:value="718">
            <text:p>718</text:p>
          </table:table-cell>
          <table:table-cell table:formula="of:=DEC2HEX([.G347])" office:value-type="string" office:string-value="2CE">
            <text:p>2CE</text:p>
          </table:table-cell>
          <table:table-cell office:value-type="string">
            <text:p>name6</text:p>
          </table:table-cell>
          <table:table-cell table:formula="of:=[.J346]+1" office:value-type="float" office:value="8">
            <text:p>8</text:p>
          </table:table-cell>
          <table:table-cell table:formula="of:=[.K346]+1" office:value-type="float" office:value="1091">
            <text:p>1091</text:p>
          </table:table-cell>
          <table:table-cell table:formula="of:=DEC2HEX([.K347])" office:value-type="string" office:string-value="443">
            <text:p>443</text:p>
          </table:table-cell>
          <table:table-cell office:value-type="string">
            <text:p>name6</text:p>
          </table:table-cell>
          <table:table-cell table:formula="of:=[.N346]+1" office:value-type="float" office:value="8">
            <text:p>8</text:p>
          </table:table-cell>
          <table:table-cell table:formula="of:=[.O346]+1" office:value-type="float" office:value="1464">
            <text:p>1464</text:p>
          </table:table-cell>
          <table:table-cell table:formula="of:=DEC2HEX([.O347])" office:value-type="string" office:string-value="5B8">
            <text:p>5B8</text:p>
          </table:table-cell>
          <table:table-cell office:value-type="string">
            <text:p>name6</text:p>
          </table:table-cell>
          <table:table-cell table:formula="of:=[.R346]+1" office:value-type="float" office:value="8">
            <text:p>8</text:p>
          </table:table-cell>
          <table:table-cell table:formula="of:=[.S346]+1" office:value-type="float" office:value="1837">
            <text:p>1837</text:p>
          </table:table-cell>
          <table:table-cell table:formula="of:=DEC2HEX([.S347])" office:value-type="string" office:string-value="72D">
            <text:p>72D</text:p>
          </table:table-cell>
          <table:table-cell office:value-type="string">
            <text:p>name6</text:p>
          </table:table-cell>
          <table:table-cell table:formula="of:=[.V346]+1" office:value-type="float" office:value="8">
            <text:p>8</text:p>
          </table:table-cell>
          <table:table-cell table:formula="of:=[.W346]+1" office:value-type="float" office:value="2210">
            <text:p>2210</text:p>
          </table:table-cell>
          <table:table-cell table:formula="of:=DEC2HEX([.W347])" office:value-type="string" office:string-value="8A2">
            <text:p>8A2</text:p>
          </table:table-cell>
          <table:table-cell office:value-type="string">
            <text:p>name6</text:p>
          </table:table-cell>
          <table:table-cell table:formula="of:=[.Z346]+1" office:value-type="float" office:value="8">
            <text:p>8</text:p>
          </table:table-cell>
          <table:table-cell table:style-name="ce2" table:formula="of:=[.AA346]+1" office:value-type="float" office:value="2583">
            <text:p>2583</text:p>
          </table:table-cell>
          <table:table-cell table:formula="of:=DEC2HEX([.AA347])" office:value-type="string" office:string-value="A17">
            <text:p>A17</text:p>
          </table:table-cell>
          <table:table-cell office:value-type="string">
            <text:p>name6</text:p>
          </table:table-cell>
          <table:table-cell table:formula="of:=[.AD346]+1" office:value-type="float" office:value="8">
            <text:p>8</text:p>
          </table:table-cell>
          <table:table-cell table:style-name="ce2" table:formula="of:=[.AE346]+1" office:value-type="float" office:value="2956">
            <text:p>2956</text:p>
          </table:table-cell>
          <table:table-cell table:formula="of:=DEC2HEX([.AE347])" office:value-type="string" office:string-value="B8C">
            <text:p>B8C</text:p>
          </table:table-cell>
          <table:table-cell office:value-type="string">
            <text:p>name6</text:p>
          </table:table-cell>
          <table:table-cell table:formula="of:=[.AH346]+1" office:value-type="float" office:value="8">
            <text:p>8</text:p>
          </table:table-cell>
          <table:table-cell table:style-name="ce2" table:formula="of:=[.AI346]+1" office:value-type="float" office:value="3329">
            <text:p>3329</text:p>
          </table:table-cell>
          <table:table-cell table:formula="of:=DEC2HEX([.AI347])" office:value-type="string" office:string-value="D01">
            <text:p>D01</text:p>
          </table:table-cell>
          <table:table-cell office:value-type="string">
            <text:p>name6</text:p>
          </table:table-cell>
          <table:table-cell table:formula="of:=[.AL346]+1" office:value-type="float" office:value="8">
            <text:p>8</text:p>
          </table:table-cell>
          <table:table-cell table:style-name="ce2" table:formula="of:=[.AM346]+1" office:value-type="float" office:value="3702">
            <text:p>3702</text:p>
          </table:table-cell>
          <table:table-cell table:formula="of:=DEC2HEX([.AM347])" office:value-type="string" office:string-value="E76">
            <text:p>E76</text:p>
          </table:table-cell>
        </table:table-row>
        <table:table-row table:style-name="ro1">
          <table:table-cell office:value-type="string">
            <text:p>name7</text:p>
          </table:table-cell>
          <table:table-cell table:formula="of:=[.B347]+1" office:value-type="float" office:value="9">
            <text:p>9</text:p>
          </table:table-cell>
          <table:table-cell table:formula="of:=[.C347]+1" office:value-type="float" office:value="346">
            <text:p>346</text:p>
          </table:table-cell>
          <table:table-cell table:formula="of:=DEC2HEX([.C348])" office:value-type="string" office:string-value="15A">
            <text:p>15A</text:p>
          </table:table-cell>
          <table:table-cell office:value-type="string">
            <text:p>name7</text:p>
          </table:table-cell>
          <table:table-cell table:formula="of:=[.F347]+1" office:value-type="float" office:value="9">
            <text:p>9</text:p>
          </table:table-cell>
          <table:table-cell table:formula="of:=[.G347]+1" office:value-type="float" office:value="719">
            <text:p>719</text:p>
          </table:table-cell>
          <table:table-cell table:formula="of:=DEC2HEX([.G348])" office:value-type="string" office:string-value="2CF">
            <text:p>2CF</text:p>
          </table:table-cell>
          <table:table-cell office:value-type="string">
            <text:p>name7</text:p>
          </table:table-cell>
          <table:table-cell table:formula="of:=[.J347]+1" office:value-type="float" office:value="9">
            <text:p>9</text:p>
          </table:table-cell>
          <table:table-cell table:formula="of:=[.K347]+1" office:value-type="float" office:value="1092">
            <text:p>1092</text:p>
          </table:table-cell>
          <table:table-cell table:formula="of:=DEC2HEX([.K348])" office:value-type="string" office:string-value="444">
            <text:p>444</text:p>
          </table:table-cell>
          <table:table-cell office:value-type="string">
            <text:p>name7</text:p>
          </table:table-cell>
          <table:table-cell table:formula="of:=[.N347]+1" office:value-type="float" office:value="9">
            <text:p>9</text:p>
          </table:table-cell>
          <table:table-cell table:formula="of:=[.O347]+1" office:value-type="float" office:value="1465">
            <text:p>1465</text:p>
          </table:table-cell>
          <table:table-cell table:formula="of:=DEC2HEX([.O348])" office:value-type="string" office:string-value="5B9">
            <text:p>5B9</text:p>
          </table:table-cell>
          <table:table-cell office:value-type="string">
            <text:p>name7</text:p>
          </table:table-cell>
          <table:table-cell table:formula="of:=[.R347]+1" office:value-type="float" office:value="9">
            <text:p>9</text:p>
          </table:table-cell>
          <table:table-cell table:formula="of:=[.S347]+1" office:value-type="float" office:value="1838">
            <text:p>1838</text:p>
          </table:table-cell>
          <table:table-cell table:formula="of:=DEC2HEX([.S348])" office:value-type="string" office:string-value="72E">
            <text:p>72E</text:p>
          </table:table-cell>
          <table:table-cell office:value-type="string">
            <text:p>name7</text:p>
          </table:table-cell>
          <table:table-cell table:formula="of:=[.V347]+1" office:value-type="float" office:value="9">
            <text:p>9</text:p>
          </table:table-cell>
          <table:table-cell table:formula="of:=[.W347]+1" office:value-type="float" office:value="2211">
            <text:p>2211</text:p>
          </table:table-cell>
          <table:table-cell table:formula="of:=DEC2HEX([.W348])" office:value-type="string" office:string-value="8A3">
            <text:p>8A3</text:p>
          </table:table-cell>
          <table:table-cell office:value-type="string">
            <text:p>name7</text:p>
          </table:table-cell>
          <table:table-cell table:formula="of:=[.Z347]+1" office:value-type="float" office:value="9">
            <text:p>9</text:p>
          </table:table-cell>
          <table:table-cell table:style-name="ce2" table:formula="of:=[.AA347]+1" office:value-type="float" office:value="2584">
            <text:p>2584</text:p>
          </table:table-cell>
          <table:table-cell table:formula="of:=DEC2HEX([.AA348])" office:value-type="string" office:string-value="A18">
            <text:p>A18</text:p>
          </table:table-cell>
          <table:table-cell office:value-type="string">
            <text:p>name7</text:p>
          </table:table-cell>
          <table:table-cell table:formula="of:=[.AD347]+1" office:value-type="float" office:value="9">
            <text:p>9</text:p>
          </table:table-cell>
          <table:table-cell table:style-name="ce2" table:formula="of:=[.AE347]+1" office:value-type="float" office:value="2957">
            <text:p>2957</text:p>
          </table:table-cell>
          <table:table-cell table:formula="of:=DEC2HEX([.AE348])" office:value-type="string" office:string-value="B8D">
            <text:p>B8D</text:p>
          </table:table-cell>
          <table:table-cell office:value-type="string">
            <text:p>name7</text:p>
          </table:table-cell>
          <table:table-cell table:formula="of:=[.AH347]+1" office:value-type="float" office:value="9">
            <text:p>9</text:p>
          </table:table-cell>
          <table:table-cell table:style-name="ce2" table:formula="of:=[.AI347]+1" office:value-type="float" office:value="3330">
            <text:p>3330</text:p>
          </table:table-cell>
          <table:table-cell table:formula="of:=DEC2HEX([.AI348])" office:value-type="string" office:string-value="D02">
            <text:p>D02</text:p>
          </table:table-cell>
          <table:table-cell office:value-type="string">
            <text:p>name7</text:p>
          </table:table-cell>
          <table:table-cell table:formula="of:=[.AL347]+1" office:value-type="float" office:value="9">
            <text:p>9</text:p>
          </table:table-cell>
          <table:table-cell table:style-name="ce2" table:formula="of:=[.AM347]+1" office:value-type="float" office:value="3703">
            <text:p>3703</text:p>
          </table:table-cell>
          <table:table-cell table:formula="of:=DEC2HEX([.AM348])" office:value-type="string" office:string-value="E77">
            <text:p>E77</text:p>
          </table:table-cell>
        </table:table-row>
        <table:table-row table:style-name="ro1">
          <table:table-cell office:value-type="string">
            <text:p>name8</text:p>
          </table:table-cell>
          <table:table-cell table:formula="of:=[.B348]+1" office:value-type="float" office:value="10">
            <text:p>10</text:p>
          </table:table-cell>
          <table:table-cell table:formula="of:=[.C348]+1" office:value-type="float" office:value="347">
            <text:p>347</text:p>
          </table:table-cell>
          <table:table-cell table:formula="of:=DEC2HEX([.C349])" office:value-type="string" office:string-value="15B">
            <text:p>15B</text:p>
          </table:table-cell>
          <table:table-cell office:value-type="string">
            <text:p>name8</text:p>
          </table:table-cell>
          <table:table-cell table:formula="of:=[.F348]+1" office:value-type="float" office:value="10">
            <text:p>10</text:p>
          </table:table-cell>
          <table:table-cell table:formula="of:=[.G348]+1" office:value-type="float" office:value="720">
            <text:p>720</text:p>
          </table:table-cell>
          <table:table-cell table:formula="of:=DEC2HEX([.G349])" office:value-type="string" office:string-value="2D0">
            <text:p>2D0</text:p>
          </table:table-cell>
          <table:table-cell office:value-type="string">
            <text:p>name8</text:p>
          </table:table-cell>
          <table:table-cell table:formula="of:=[.J348]+1" office:value-type="float" office:value="10">
            <text:p>10</text:p>
          </table:table-cell>
          <table:table-cell table:formula="of:=[.K348]+1" office:value-type="float" office:value="1093">
            <text:p>1093</text:p>
          </table:table-cell>
          <table:table-cell table:formula="of:=DEC2HEX([.K349])" office:value-type="string" office:string-value="445">
            <text:p>445</text:p>
          </table:table-cell>
          <table:table-cell office:value-type="string">
            <text:p>name8</text:p>
          </table:table-cell>
          <table:table-cell table:formula="of:=[.N348]+1" office:value-type="float" office:value="10">
            <text:p>10</text:p>
          </table:table-cell>
          <table:table-cell table:formula="of:=[.O348]+1" office:value-type="float" office:value="1466">
            <text:p>1466</text:p>
          </table:table-cell>
          <table:table-cell table:formula="of:=DEC2HEX([.O349])" office:value-type="string" office:string-value="5BA">
            <text:p>5BA</text:p>
          </table:table-cell>
          <table:table-cell office:value-type="string">
            <text:p>name8</text:p>
          </table:table-cell>
          <table:table-cell table:formula="of:=[.R348]+1" office:value-type="float" office:value="10">
            <text:p>10</text:p>
          </table:table-cell>
          <table:table-cell table:formula="of:=[.S348]+1" office:value-type="float" office:value="1839">
            <text:p>1839</text:p>
          </table:table-cell>
          <table:table-cell table:formula="of:=DEC2HEX([.S349])" office:value-type="string" office:string-value="72F">
            <text:p>72F</text:p>
          </table:table-cell>
          <table:table-cell office:value-type="string">
            <text:p>name8</text:p>
          </table:table-cell>
          <table:table-cell table:formula="of:=[.V348]+1" office:value-type="float" office:value="10">
            <text:p>10</text:p>
          </table:table-cell>
          <table:table-cell table:formula="of:=[.W348]+1" office:value-type="float" office:value="2212">
            <text:p>2212</text:p>
          </table:table-cell>
          <table:table-cell table:formula="of:=DEC2HEX([.W349])" office:value-type="string" office:string-value="8A4">
            <text:p>8A4</text:p>
          </table:table-cell>
          <table:table-cell office:value-type="string">
            <text:p>name8</text:p>
          </table:table-cell>
          <table:table-cell table:formula="of:=[.Z348]+1" office:value-type="float" office:value="10">
            <text:p>10</text:p>
          </table:table-cell>
          <table:table-cell table:style-name="ce2" table:formula="of:=[.AA348]+1" office:value-type="float" office:value="2585">
            <text:p>2585</text:p>
          </table:table-cell>
          <table:table-cell table:formula="of:=DEC2HEX([.AA349])" office:value-type="string" office:string-value="A19">
            <text:p>A19</text:p>
          </table:table-cell>
          <table:table-cell office:value-type="string">
            <text:p>name8</text:p>
          </table:table-cell>
          <table:table-cell table:formula="of:=[.AD348]+1" office:value-type="float" office:value="10">
            <text:p>10</text:p>
          </table:table-cell>
          <table:table-cell table:style-name="ce2" table:formula="of:=[.AE348]+1" office:value-type="float" office:value="2958">
            <text:p>2958</text:p>
          </table:table-cell>
          <table:table-cell table:formula="of:=DEC2HEX([.AE349])" office:value-type="string" office:string-value="B8E">
            <text:p>B8E</text:p>
          </table:table-cell>
          <table:table-cell office:value-type="string">
            <text:p>name8</text:p>
          </table:table-cell>
          <table:table-cell table:formula="of:=[.AH348]+1" office:value-type="float" office:value="10">
            <text:p>10</text:p>
          </table:table-cell>
          <table:table-cell table:style-name="ce2" table:formula="of:=[.AI348]+1" office:value-type="float" office:value="3331">
            <text:p>3331</text:p>
          </table:table-cell>
          <table:table-cell table:formula="of:=DEC2HEX([.AI349])" office:value-type="string" office:string-value="D03">
            <text:p>D03</text:p>
          </table:table-cell>
          <table:table-cell office:value-type="string">
            <text:p>name8</text:p>
          </table:table-cell>
          <table:table-cell table:formula="of:=[.AL348]+1" office:value-type="float" office:value="10">
            <text:p>10</text:p>
          </table:table-cell>
          <table:table-cell table:style-name="ce2" table:formula="of:=[.AM348]+1" office:value-type="float" office:value="3704">
            <text:p>3704</text:p>
          </table:table-cell>
          <table:table-cell table:formula="of:=DEC2HEX([.AM349])" office:value-type="string" office:string-value="E78">
            <text:p>E78</text:p>
          </table:table-cell>
        </table:table-row>
        <table:table-row table:style-name="ro1">
          <table:table-cell office:value-type="string">
            <text:p>name9</text:p>
          </table:table-cell>
          <table:table-cell table:formula="of:=[.B349]+1" office:value-type="float" office:value="11">
            <text:p>11</text:p>
          </table:table-cell>
          <table:table-cell table:formula="of:=[.C349]+1" office:value-type="float" office:value="348">
            <text:p>348</text:p>
          </table:table-cell>
          <table:table-cell table:formula="of:=DEC2HEX([.C350])" office:value-type="string" office:string-value="15C">
            <text:p>15C</text:p>
          </table:table-cell>
          <table:table-cell office:value-type="string">
            <text:p>name9</text:p>
          </table:table-cell>
          <table:table-cell table:formula="of:=[.F349]+1" office:value-type="float" office:value="11">
            <text:p>11</text:p>
          </table:table-cell>
          <table:table-cell table:formula="of:=[.G349]+1" office:value-type="float" office:value="721">
            <text:p>721</text:p>
          </table:table-cell>
          <table:table-cell table:formula="of:=DEC2HEX([.G350])" office:value-type="string" office:string-value="2D1">
            <text:p>2D1</text:p>
          </table:table-cell>
          <table:table-cell office:value-type="string">
            <text:p>name9</text:p>
          </table:table-cell>
          <table:table-cell table:formula="of:=[.J349]+1" office:value-type="float" office:value="11">
            <text:p>11</text:p>
          </table:table-cell>
          <table:table-cell table:formula="of:=[.K349]+1" office:value-type="float" office:value="1094">
            <text:p>1094</text:p>
          </table:table-cell>
          <table:table-cell table:formula="of:=DEC2HEX([.K350])" office:value-type="string" office:string-value="446">
            <text:p>446</text:p>
          </table:table-cell>
          <table:table-cell office:value-type="string">
            <text:p>name9</text:p>
          </table:table-cell>
          <table:table-cell table:formula="of:=[.N349]+1" office:value-type="float" office:value="11">
            <text:p>11</text:p>
          </table:table-cell>
          <table:table-cell table:formula="of:=[.O349]+1" office:value-type="float" office:value="1467">
            <text:p>1467</text:p>
          </table:table-cell>
          <table:table-cell table:formula="of:=DEC2HEX([.O350])" office:value-type="string" office:string-value="5BB">
            <text:p>5BB</text:p>
          </table:table-cell>
          <table:table-cell office:value-type="string">
            <text:p>name9</text:p>
          </table:table-cell>
          <table:table-cell table:formula="of:=[.R349]+1" office:value-type="float" office:value="11">
            <text:p>11</text:p>
          </table:table-cell>
          <table:table-cell table:formula="of:=[.S349]+1" office:value-type="float" office:value="1840">
            <text:p>1840</text:p>
          </table:table-cell>
          <table:table-cell table:formula="of:=DEC2HEX([.S350])" office:value-type="string" office:string-value="730">
            <text:p>730</text:p>
          </table:table-cell>
          <table:table-cell office:value-type="string">
            <text:p>name9</text:p>
          </table:table-cell>
          <table:table-cell table:formula="of:=[.V349]+1" office:value-type="float" office:value="11">
            <text:p>11</text:p>
          </table:table-cell>
          <table:table-cell table:formula="of:=[.W349]+1" office:value-type="float" office:value="2213">
            <text:p>2213</text:p>
          </table:table-cell>
          <table:table-cell table:formula="of:=DEC2HEX([.W350])" office:value-type="string" office:string-value="8A5">
            <text:p>8A5</text:p>
          </table:table-cell>
          <table:table-cell office:value-type="string">
            <text:p>name9</text:p>
          </table:table-cell>
          <table:table-cell table:formula="of:=[.Z349]+1" office:value-type="float" office:value="11">
            <text:p>11</text:p>
          </table:table-cell>
          <table:table-cell table:style-name="ce2" table:formula="of:=[.AA349]+1" office:value-type="float" office:value="2586">
            <text:p>2586</text:p>
          </table:table-cell>
          <table:table-cell table:formula="of:=DEC2HEX([.AA350])" office:value-type="string" office:string-value="A1A">
            <text:p>A1A</text:p>
          </table:table-cell>
          <table:table-cell office:value-type="string">
            <text:p>name9</text:p>
          </table:table-cell>
          <table:table-cell table:formula="of:=[.AD349]+1" office:value-type="float" office:value="11">
            <text:p>11</text:p>
          </table:table-cell>
          <table:table-cell table:style-name="ce2" table:formula="of:=[.AE349]+1" office:value-type="float" office:value="2959">
            <text:p>2959</text:p>
          </table:table-cell>
          <table:table-cell table:formula="of:=DEC2HEX([.AE350])" office:value-type="string" office:string-value="B8F">
            <text:p>B8F</text:p>
          </table:table-cell>
          <table:table-cell office:value-type="string">
            <text:p>name9</text:p>
          </table:table-cell>
          <table:table-cell table:formula="of:=[.AH349]+1" office:value-type="float" office:value="11">
            <text:p>11</text:p>
          </table:table-cell>
          <table:table-cell table:style-name="ce2" table:formula="of:=[.AI349]+1" office:value-type="float" office:value="3332">
            <text:p>3332</text:p>
          </table:table-cell>
          <table:table-cell table:formula="of:=DEC2HEX([.AI350])" office:value-type="string" office:string-value="D04">
            <text:p>D04</text:p>
          </table:table-cell>
          <table:table-cell office:value-type="string">
            <text:p>name9</text:p>
          </table:table-cell>
          <table:table-cell table:formula="of:=[.AL349]+1" office:value-type="float" office:value="11">
            <text:p>11</text:p>
          </table:table-cell>
          <table:table-cell table:style-name="ce2" table:formula="of:=[.AM349]+1" office:value-type="float" office:value="3705">
            <text:p>3705</text:p>
          </table:table-cell>
          <table:table-cell table:formula="of:=DEC2HEX([.AM350])" office:value-type="string" office:string-value="E79">
            <text:p>E79</text:p>
          </table:table-cell>
        </table:table-row>
        <table:table-row table:style-name="ro1">
          <table:table-cell table:style-name="ce1" office:value-type="string">
            <text:p>DT28</text:p>
          </table:table-cell>
          <table:table-cell office:value-type="float" office:value="0">
            <text:p>0</text:p>
          </table:table-cell>
          <table:table-cell table:formula="of:=[.C350]+1" office:value-type="float" office:value="349">
            <text:p>349</text:p>
          </table:table-cell>
          <table:table-cell table:formula="of:=DEC2HEX([.C351])" office:value-type="string" office:string-value="15D">
            <text:p>15D</text:p>
          </table:table-cell>
          <table:table-cell table:style-name="ce1" office:value-type="string">
            <text:p>DT28</text:p>
          </table:table-cell>
          <table:table-cell office:value-type="float" office:value="0">
            <text:p>0</text:p>
          </table:table-cell>
          <table:table-cell table:formula="of:=[.G350]+1" office:value-type="float" office:value="722">
            <text:p>722</text:p>
          </table:table-cell>
          <table:table-cell table:formula="of:=DEC2HEX([.G351])" office:value-type="string" office:string-value="2D2">
            <text:p>2D2</text:p>
          </table:table-cell>
          <table:table-cell table:style-name="ce1" office:value-type="string">
            <text:p>DT28</text:p>
          </table:table-cell>
          <table:table-cell office:value-type="float" office:value="0">
            <text:p>0</text:p>
          </table:table-cell>
          <table:table-cell table:formula="of:=[.K350]+1" office:value-type="float" office:value="1095">
            <text:p>1095</text:p>
          </table:table-cell>
          <table:table-cell table:formula="of:=DEC2HEX([.K351])" office:value-type="string" office:string-value="447">
            <text:p>447</text:p>
          </table:table-cell>
          <table:table-cell table:style-name="ce1" office:value-type="string">
            <text:p>DT28</text:p>
          </table:table-cell>
          <table:table-cell office:value-type="float" office:value="0">
            <text:p>0</text:p>
          </table:table-cell>
          <table:table-cell table:formula="of:=[.O350]+1" office:value-type="float" office:value="1468">
            <text:p>1468</text:p>
          </table:table-cell>
          <table:table-cell table:formula="of:=DEC2HEX([.O351])" office:value-type="string" office:string-value="5BC">
            <text:p>5BC</text:p>
          </table:table-cell>
          <table:table-cell table:style-name="ce1" office:value-type="string">
            <text:p>DT28</text:p>
          </table:table-cell>
          <table:table-cell office:value-type="float" office:value="0">
            <text:p>0</text:p>
          </table:table-cell>
          <table:table-cell table:formula="of:=[.S350]+1" office:value-type="float" office:value="1841">
            <text:p>1841</text:p>
          </table:table-cell>
          <table:table-cell table:formula="of:=DEC2HEX([.S351])" office:value-type="string" office:string-value="731">
            <text:p>731</text:p>
          </table:table-cell>
          <table:table-cell table:style-name="ce1" office:value-type="string">
            <text:p>DT28</text:p>
          </table:table-cell>
          <table:table-cell office:value-type="float" office:value="0">
            <text:p>0</text:p>
          </table:table-cell>
          <table:table-cell table:formula="of:=[.W350]+1" office:value-type="float" office:value="2214">
            <text:p>2214</text:p>
          </table:table-cell>
          <table:table-cell table:formula="of:=DEC2HEX([.W351])" office:value-type="string" office:string-value="8A6">
            <text:p>8A6</text:p>
          </table:table-cell>
          <table:table-cell table:style-name="ce1" office:value-type="string">
            <text:p>DT28</text:p>
          </table:table-cell>
          <table:table-cell office:value-type="float" office:value="0">
            <text:p>0</text:p>
          </table:table-cell>
          <table:table-cell table:style-name="ce2" table:formula="of:=[.AA350]+1" office:value-type="float" office:value="2587">
            <text:p>2587</text:p>
          </table:table-cell>
          <table:table-cell table:formula="of:=DEC2HEX([.AA351])" office:value-type="string" office:string-value="A1B">
            <text:p>A1B</text:p>
          </table:table-cell>
          <table:table-cell table:style-name="ce1" office:value-type="string">
            <text:p>DT28</text:p>
          </table:table-cell>
          <table:table-cell office:value-type="float" office:value="0">
            <text:p>0</text:p>
          </table:table-cell>
          <table:table-cell table:style-name="ce2" table:formula="of:=[.AE350]+1" office:value-type="float" office:value="2960">
            <text:p>2960</text:p>
          </table:table-cell>
          <table:table-cell table:formula="of:=DEC2HEX([.AE351])" office:value-type="string" office:string-value="B90">
            <text:p>B90</text:p>
          </table:table-cell>
          <table:table-cell table:style-name="ce1" office:value-type="string">
            <text:p>DT28</text:p>
          </table:table-cell>
          <table:table-cell office:value-type="float" office:value="0">
            <text:p>0</text:p>
          </table:table-cell>
          <table:table-cell table:style-name="ce2" table:formula="of:=[.AI350]+1" office:value-type="float" office:value="3333">
            <text:p>3333</text:p>
          </table:table-cell>
          <table:table-cell table:formula="of:=DEC2HEX([.AI351])" office:value-type="string" office:string-value="D05">
            <text:p>D05</text:p>
          </table:table-cell>
          <table:table-cell table:style-name="ce1" office:value-type="string">
            <text:p>DT28</text:p>
          </table:table-cell>
          <table:table-cell office:value-type="float" office:value="0">
            <text:p>0</text:p>
          </table:table-cell>
          <table:table-cell table:style-name="ce2" table:formula="of:=[.AM350]+1" office:value-type="float" office:value="3706">
            <text:p>3706</text:p>
          </table:table-cell>
          <table:table-cell table:formula="of:=DEC2HEX([.AM351])" office:value-type="string" office:string-value="E7A">
            <text:p>E7A</text:p>
          </table:table-cell>
        </table:table-row>
        <table:table-row table:style-name="ro1">
          <table:table-cell office:value-type="string">
            <text:p>id</text:p>
          </table:table-cell>
          <table:table-cell table:formula="of:=[.B351]+1" office:value-type="float" office:value="1">
            <text:p>1</text:p>
          </table:table-cell>
          <table:table-cell table:formula="of:=[.C351]+1" office:value-type="float" office:value="350">
            <text:p>350</text:p>
          </table:table-cell>
          <table:table-cell table:formula="of:=DEC2HEX([.C352])" office:value-type="string" office:string-value="15E">
            <text:p>15E</text:p>
          </table:table-cell>
          <table:table-cell office:value-type="string">
            <text:p>id</text:p>
          </table:table-cell>
          <table:table-cell table:formula="of:=[.F351]+1" office:value-type="float" office:value="1">
            <text:p>1</text:p>
          </table:table-cell>
          <table:table-cell table:formula="of:=[.G351]+1" office:value-type="float" office:value="723">
            <text:p>723</text:p>
          </table:table-cell>
          <table:table-cell table:formula="of:=DEC2HEX([.G352])" office:value-type="string" office:string-value="2D3">
            <text:p>2D3</text:p>
          </table:table-cell>
          <table:table-cell office:value-type="string">
            <text:p>id</text:p>
          </table:table-cell>
          <table:table-cell table:formula="of:=[.J351]+1" office:value-type="float" office:value="1">
            <text:p>1</text:p>
          </table:table-cell>
          <table:table-cell table:formula="of:=[.K351]+1" office:value-type="float" office:value="1096">
            <text:p>1096</text:p>
          </table:table-cell>
          <table:table-cell table:formula="of:=DEC2HEX([.K352])" office:value-type="string" office:string-value="448">
            <text:p>448</text:p>
          </table:table-cell>
          <table:table-cell office:value-type="string">
            <text:p>id</text:p>
          </table:table-cell>
          <table:table-cell table:formula="of:=[.N351]+1" office:value-type="float" office:value="1">
            <text:p>1</text:p>
          </table:table-cell>
          <table:table-cell table:formula="of:=[.O351]+1" office:value-type="float" office:value="1469">
            <text:p>1469</text:p>
          </table:table-cell>
          <table:table-cell table:formula="of:=DEC2HEX([.O352])" office:value-type="string" office:string-value="5BD">
            <text:p>5BD</text:p>
          </table:table-cell>
          <table:table-cell office:value-type="string">
            <text:p>id</text:p>
          </table:table-cell>
          <table:table-cell table:formula="of:=[.R351]+1" office:value-type="float" office:value="1">
            <text:p>1</text:p>
          </table:table-cell>
          <table:table-cell table:formula="of:=[.S351]+1" office:value-type="float" office:value="1842">
            <text:p>1842</text:p>
          </table:table-cell>
          <table:table-cell table:formula="of:=DEC2HEX([.S352])" office:value-type="string" office:string-value="732">
            <text:p>732</text:p>
          </table:table-cell>
          <table:table-cell office:value-type="string">
            <text:p>id</text:p>
          </table:table-cell>
          <table:table-cell table:formula="of:=[.V351]+1" office:value-type="float" office:value="1">
            <text:p>1</text:p>
          </table:table-cell>
          <table:table-cell table:formula="of:=[.W351]+1" office:value-type="float" office:value="2215">
            <text:p>2215</text:p>
          </table:table-cell>
          <table:table-cell table:formula="of:=DEC2HEX([.W352])" office:value-type="string" office:string-value="8A7">
            <text:p>8A7</text:p>
          </table:table-cell>
          <table:table-cell office:value-type="string">
            <text:p>id</text:p>
          </table:table-cell>
          <table:table-cell table:formula="of:=[.Z351]+1" office:value-type="float" office:value="1">
            <text:p>1</text:p>
          </table:table-cell>
          <table:table-cell table:style-name="ce2" table:formula="of:=[.AA351]+1" office:value-type="float" office:value="2588">
            <text:p>2588</text:p>
          </table:table-cell>
          <table:table-cell table:formula="of:=DEC2HEX([.AA352])" office:value-type="string" office:string-value="A1C">
            <text:p>A1C</text:p>
          </table:table-cell>
          <table:table-cell office:value-type="string">
            <text:p>id</text:p>
          </table:table-cell>
          <table:table-cell table:formula="of:=[.AD351]+1" office:value-type="float" office:value="1">
            <text:p>1</text:p>
          </table:table-cell>
          <table:table-cell table:style-name="ce2" table:formula="of:=[.AE351]+1" office:value-type="float" office:value="2961">
            <text:p>2961</text:p>
          </table:table-cell>
          <table:table-cell table:formula="of:=DEC2HEX([.AE352])" office:value-type="string" office:string-value="B91">
            <text:p>B91</text:p>
          </table:table-cell>
          <table:table-cell office:value-type="string">
            <text:p>id</text:p>
          </table:table-cell>
          <table:table-cell table:formula="of:=[.AH351]+1" office:value-type="float" office:value="1">
            <text:p>1</text:p>
          </table:table-cell>
          <table:table-cell table:style-name="ce2" table:formula="of:=[.AI351]+1" office:value-type="float" office:value="3334">
            <text:p>3334</text:p>
          </table:table-cell>
          <table:table-cell table:formula="of:=DEC2HEX([.AI352])" office:value-type="string" office:string-value="D06">
            <text:p>D06</text:p>
          </table:table-cell>
          <table:table-cell office:value-type="string">
            <text:p>id</text:p>
          </table:table-cell>
          <table:table-cell table:formula="of:=[.AL351]+1" office:value-type="float" office:value="1">
            <text:p>1</text:p>
          </table:table-cell>
          <table:table-cell table:style-name="ce2" table:formula="of:=[.AM351]+1" office:value-type="float" office:value="3707">
            <text:p>3707</text:p>
          </table:table-cell>
          <table:table-cell table:formula="of:=DEC2HEX([.AM352])" office:value-type="string" office:string-value="E7B">
            <text:p>E7B</text:p>
          </table:table-cell>
        </table:table-row>
        <table:table-row table:style-name="ro1">
          <table:table-cell office:value-type="string">
            <text:p>name0</text:p>
          </table:table-cell>
          <table:table-cell table:formula="of:=[.B352]+1" office:value-type="float" office:value="2">
            <text:p>2</text:p>
          </table:table-cell>
          <table:table-cell table:formula="of:=[.C352]+1" office:value-type="float" office:value="351">
            <text:p>351</text:p>
          </table:table-cell>
          <table:table-cell table:formula="of:=DEC2HEX([.C353])" office:value-type="string" office:string-value="15F">
            <text:p>15F</text:p>
          </table:table-cell>
          <table:table-cell office:value-type="string">
            <text:p>name0</text:p>
          </table:table-cell>
          <table:table-cell table:formula="of:=[.F352]+1" office:value-type="float" office:value="2">
            <text:p>2</text:p>
          </table:table-cell>
          <table:table-cell table:formula="of:=[.G352]+1" office:value-type="float" office:value="724">
            <text:p>724</text:p>
          </table:table-cell>
          <table:table-cell table:formula="of:=DEC2HEX([.G353])" office:value-type="string" office:string-value="2D4">
            <text:p>2D4</text:p>
          </table:table-cell>
          <table:table-cell office:value-type="string">
            <text:p>name0</text:p>
          </table:table-cell>
          <table:table-cell table:formula="of:=[.J352]+1" office:value-type="float" office:value="2">
            <text:p>2</text:p>
          </table:table-cell>
          <table:table-cell table:formula="of:=[.K352]+1" office:value-type="float" office:value="1097">
            <text:p>1097</text:p>
          </table:table-cell>
          <table:table-cell table:formula="of:=DEC2HEX([.K353])" office:value-type="string" office:string-value="449">
            <text:p>449</text:p>
          </table:table-cell>
          <table:table-cell office:value-type="string">
            <text:p>name0</text:p>
          </table:table-cell>
          <table:table-cell table:formula="of:=[.N352]+1" office:value-type="float" office:value="2">
            <text:p>2</text:p>
          </table:table-cell>
          <table:table-cell table:formula="of:=[.O352]+1" office:value-type="float" office:value="1470">
            <text:p>1470</text:p>
          </table:table-cell>
          <table:table-cell table:formula="of:=DEC2HEX([.O353])" office:value-type="string" office:string-value="5BE">
            <text:p>5BE</text:p>
          </table:table-cell>
          <table:table-cell office:value-type="string">
            <text:p>name0</text:p>
          </table:table-cell>
          <table:table-cell table:formula="of:=[.R352]+1" office:value-type="float" office:value="2">
            <text:p>2</text:p>
          </table:table-cell>
          <table:table-cell table:formula="of:=[.S352]+1" office:value-type="float" office:value="1843">
            <text:p>1843</text:p>
          </table:table-cell>
          <table:table-cell table:formula="of:=DEC2HEX([.S353])" office:value-type="string" office:string-value="733">
            <text:p>733</text:p>
          </table:table-cell>
          <table:table-cell office:value-type="string">
            <text:p>name0</text:p>
          </table:table-cell>
          <table:table-cell table:formula="of:=[.V352]+1" office:value-type="float" office:value="2">
            <text:p>2</text:p>
          </table:table-cell>
          <table:table-cell table:formula="of:=[.W352]+1" office:value-type="float" office:value="2216">
            <text:p>2216</text:p>
          </table:table-cell>
          <table:table-cell table:formula="of:=DEC2HEX([.W353])" office:value-type="string" office:string-value="8A8">
            <text:p>8A8</text:p>
          </table:table-cell>
          <table:table-cell office:value-type="string">
            <text:p>name0</text:p>
          </table:table-cell>
          <table:table-cell table:formula="of:=[.Z352]+1" office:value-type="float" office:value="2">
            <text:p>2</text:p>
          </table:table-cell>
          <table:table-cell table:style-name="ce2" table:formula="of:=[.AA352]+1" office:value-type="float" office:value="2589">
            <text:p>2589</text:p>
          </table:table-cell>
          <table:table-cell table:formula="of:=DEC2HEX([.AA353])" office:value-type="string" office:string-value="A1D">
            <text:p>A1D</text:p>
          </table:table-cell>
          <table:table-cell office:value-type="string">
            <text:p>name0</text:p>
          </table:table-cell>
          <table:table-cell table:formula="of:=[.AD352]+1" office:value-type="float" office:value="2">
            <text:p>2</text:p>
          </table:table-cell>
          <table:table-cell table:style-name="ce2" table:formula="of:=[.AE352]+1" office:value-type="float" office:value="2962">
            <text:p>2962</text:p>
          </table:table-cell>
          <table:table-cell table:formula="of:=DEC2HEX([.AE353])" office:value-type="string" office:string-value="B92">
            <text:p>B92</text:p>
          </table:table-cell>
          <table:table-cell office:value-type="string">
            <text:p>name0</text:p>
          </table:table-cell>
          <table:table-cell table:formula="of:=[.AH352]+1" office:value-type="float" office:value="2">
            <text:p>2</text:p>
          </table:table-cell>
          <table:table-cell table:style-name="ce2" table:formula="of:=[.AI352]+1" office:value-type="float" office:value="3335">
            <text:p>3335</text:p>
          </table:table-cell>
          <table:table-cell table:formula="of:=DEC2HEX([.AI353])" office:value-type="string" office:string-value="D07">
            <text:p>D07</text:p>
          </table:table-cell>
          <table:table-cell office:value-type="string">
            <text:p>name0</text:p>
          </table:table-cell>
          <table:table-cell table:formula="of:=[.AL352]+1" office:value-type="float" office:value="2">
            <text:p>2</text:p>
          </table:table-cell>
          <table:table-cell table:style-name="ce2" table:formula="of:=[.AM352]+1" office:value-type="float" office:value="3708">
            <text:p>3708</text:p>
          </table:table-cell>
          <table:table-cell table:formula="of:=DEC2HEX([.AM353])" office:value-type="string" office:string-value="E7C">
            <text:p>E7C</text:p>
          </table:table-cell>
        </table:table-row>
        <table:table-row table:style-name="ro1">
          <table:table-cell office:value-type="string">
            <text:p>name1</text:p>
          </table:table-cell>
          <table:table-cell table:formula="of:=[.B353]+1" office:value-type="float" office:value="3">
            <text:p>3</text:p>
          </table:table-cell>
          <table:table-cell table:formula="of:=[.C353]+1" office:value-type="float" office:value="352">
            <text:p>352</text:p>
          </table:table-cell>
          <table:table-cell table:formula="of:=DEC2HEX([.C354])" office:value-type="string" office:string-value="160">
            <text:p>160</text:p>
          </table:table-cell>
          <table:table-cell office:value-type="string">
            <text:p>name1</text:p>
          </table:table-cell>
          <table:table-cell table:formula="of:=[.F353]+1" office:value-type="float" office:value="3">
            <text:p>3</text:p>
          </table:table-cell>
          <table:table-cell table:formula="of:=[.G353]+1" office:value-type="float" office:value="725">
            <text:p>725</text:p>
          </table:table-cell>
          <table:table-cell table:formula="of:=DEC2HEX([.G354])" office:value-type="string" office:string-value="2D5">
            <text:p>2D5</text:p>
          </table:table-cell>
          <table:table-cell office:value-type="string">
            <text:p>name1</text:p>
          </table:table-cell>
          <table:table-cell table:formula="of:=[.J353]+1" office:value-type="float" office:value="3">
            <text:p>3</text:p>
          </table:table-cell>
          <table:table-cell table:formula="of:=[.K353]+1" office:value-type="float" office:value="1098">
            <text:p>1098</text:p>
          </table:table-cell>
          <table:table-cell table:formula="of:=DEC2HEX([.K354])" office:value-type="string" office:string-value="44A">
            <text:p>44A</text:p>
          </table:table-cell>
          <table:table-cell office:value-type="string">
            <text:p>name1</text:p>
          </table:table-cell>
          <table:table-cell table:formula="of:=[.N353]+1" office:value-type="float" office:value="3">
            <text:p>3</text:p>
          </table:table-cell>
          <table:table-cell table:formula="of:=[.O353]+1" office:value-type="float" office:value="1471">
            <text:p>1471</text:p>
          </table:table-cell>
          <table:table-cell table:formula="of:=DEC2HEX([.O354])" office:value-type="string" office:string-value="5BF">
            <text:p>5BF</text:p>
          </table:table-cell>
          <table:table-cell office:value-type="string">
            <text:p>name1</text:p>
          </table:table-cell>
          <table:table-cell table:formula="of:=[.R353]+1" office:value-type="float" office:value="3">
            <text:p>3</text:p>
          </table:table-cell>
          <table:table-cell table:formula="of:=[.S353]+1" office:value-type="float" office:value="1844">
            <text:p>1844</text:p>
          </table:table-cell>
          <table:table-cell table:formula="of:=DEC2HEX([.S354])" office:value-type="string" office:string-value="734">
            <text:p>734</text:p>
          </table:table-cell>
          <table:table-cell office:value-type="string">
            <text:p>name1</text:p>
          </table:table-cell>
          <table:table-cell table:formula="of:=[.V353]+1" office:value-type="float" office:value="3">
            <text:p>3</text:p>
          </table:table-cell>
          <table:table-cell table:formula="of:=[.W353]+1" office:value-type="float" office:value="2217">
            <text:p>2217</text:p>
          </table:table-cell>
          <table:table-cell table:formula="of:=DEC2HEX([.W354])" office:value-type="string" office:string-value="8A9">
            <text:p>8A9</text:p>
          </table:table-cell>
          <table:table-cell office:value-type="string">
            <text:p>name1</text:p>
          </table:table-cell>
          <table:table-cell table:formula="of:=[.Z353]+1" office:value-type="float" office:value="3">
            <text:p>3</text:p>
          </table:table-cell>
          <table:table-cell table:style-name="ce2" table:formula="of:=[.AA353]+1" office:value-type="float" office:value="2590">
            <text:p>2590</text:p>
          </table:table-cell>
          <table:table-cell table:formula="of:=DEC2HEX([.AA354])" office:value-type="string" office:string-value="A1E">
            <text:p>A1E</text:p>
          </table:table-cell>
          <table:table-cell office:value-type="string">
            <text:p>name1</text:p>
          </table:table-cell>
          <table:table-cell table:formula="of:=[.AD353]+1" office:value-type="float" office:value="3">
            <text:p>3</text:p>
          </table:table-cell>
          <table:table-cell table:style-name="ce2" table:formula="of:=[.AE353]+1" office:value-type="float" office:value="2963">
            <text:p>2963</text:p>
          </table:table-cell>
          <table:table-cell table:formula="of:=DEC2HEX([.AE354])" office:value-type="string" office:string-value="B93">
            <text:p>B93</text:p>
          </table:table-cell>
          <table:table-cell office:value-type="string">
            <text:p>name1</text:p>
          </table:table-cell>
          <table:table-cell table:formula="of:=[.AH353]+1" office:value-type="float" office:value="3">
            <text:p>3</text:p>
          </table:table-cell>
          <table:table-cell table:style-name="ce2" table:formula="of:=[.AI353]+1" office:value-type="float" office:value="3336">
            <text:p>3336</text:p>
          </table:table-cell>
          <table:table-cell table:formula="of:=DEC2HEX([.AI354])" office:value-type="string" office:string-value="D08">
            <text:p>D08</text:p>
          </table:table-cell>
          <table:table-cell office:value-type="string">
            <text:p>name1</text:p>
          </table:table-cell>
          <table:table-cell table:formula="of:=[.AL353]+1" office:value-type="float" office:value="3">
            <text:p>3</text:p>
          </table:table-cell>
          <table:table-cell table:style-name="ce2" table:formula="of:=[.AM353]+1" office:value-type="float" office:value="3709">
            <text:p>3709</text:p>
          </table:table-cell>
          <table:table-cell table:formula="of:=DEC2HEX([.AM354])" office:value-type="string" office:string-value="E7D">
            <text:p>E7D</text:p>
          </table:table-cell>
        </table:table-row>
        <table:table-row table:style-name="ro1">
          <table:table-cell office:value-type="string">
            <text:p>name2</text:p>
          </table:table-cell>
          <table:table-cell table:formula="of:=[.B354]+1" office:value-type="float" office:value="4">
            <text:p>4</text:p>
          </table:table-cell>
          <table:table-cell table:formula="of:=[.C354]+1" office:value-type="float" office:value="353">
            <text:p>353</text:p>
          </table:table-cell>
          <table:table-cell table:formula="of:=DEC2HEX([.C355])" office:value-type="string" office:string-value="161">
            <text:p>161</text:p>
          </table:table-cell>
          <table:table-cell office:value-type="string">
            <text:p>name2</text:p>
          </table:table-cell>
          <table:table-cell table:formula="of:=[.F354]+1" office:value-type="float" office:value="4">
            <text:p>4</text:p>
          </table:table-cell>
          <table:table-cell table:formula="of:=[.G354]+1" office:value-type="float" office:value="726">
            <text:p>726</text:p>
          </table:table-cell>
          <table:table-cell table:formula="of:=DEC2HEX([.G355])" office:value-type="string" office:string-value="2D6">
            <text:p>2D6</text:p>
          </table:table-cell>
          <table:table-cell office:value-type="string">
            <text:p>name2</text:p>
          </table:table-cell>
          <table:table-cell table:formula="of:=[.J354]+1" office:value-type="float" office:value="4">
            <text:p>4</text:p>
          </table:table-cell>
          <table:table-cell table:formula="of:=[.K354]+1" office:value-type="float" office:value="1099">
            <text:p>1099</text:p>
          </table:table-cell>
          <table:table-cell table:formula="of:=DEC2HEX([.K355])" office:value-type="string" office:string-value="44B">
            <text:p>44B</text:p>
          </table:table-cell>
          <table:table-cell office:value-type="string">
            <text:p>name2</text:p>
          </table:table-cell>
          <table:table-cell table:formula="of:=[.N354]+1" office:value-type="float" office:value="4">
            <text:p>4</text:p>
          </table:table-cell>
          <table:table-cell table:formula="of:=[.O354]+1" office:value-type="float" office:value="1472">
            <text:p>1472</text:p>
          </table:table-cell>
          <table:table-cell table:formula="of:=DEC2HEX([.O355])" office:value-type="string" office:string-value="5C0">
            <text:p>5C0</text:p>
          </table:table-cell>
          <table:table-cell office:value-type="string">
            <text:p>name2</text:p>
          </table:table-cell>
          <table:table-cell table:formula="of:=[.R354]+1" office:value-type="float" office:value="4">
            <text:p>4</text:p>
          </table:table-cell>
          <table:table-cell table:formula="of:=[.S354]+1" office:value-type="float" office:value="1845">
            <text:p>1845</text:p>
          </table:table-cell>
          <table:table-cell table:formula="of:=DEC2HEX([.S355])" office:value-type="string" office:string-value="735">
            <text:p>735</text:p>
          </table:table-cell>
          <table:table-cell office:value-type="string">
            <text:p>name2</text:p>
          </table:table-cell>
          <table:table-cell table:formula="of:=[.V354]+1" office:value-type="float" office:value="4">
            <text:p>4</text:p>
          </table:table-cell>
          <table:table-cell table:formula="of:=[.W354]+1" office:value-type="float" office:value="2218">
            <text:p>2218</text:p>
          </table:table-cell>
          <table:table-cell table:formula="of:=DEC2HEX([.W355])" office:value-type="string" office:string-value="8AA">
            <text:p>8AA</text:p>
          </table:table-cell>
          <table:table-cell office:value-type="string">
            <text:p>name2</text:p>
          </table:table-cell>
          <table:table-cell table:formula="of:=[.Z354]+1" office:value-type="float" office:value="4">
            <text:p>4</text:p>
          </table:table-cell>
          <table:table-cell table:style-name="ce2" table:formula="of:=[.AA354]+1" office:value-type="float" office:value="2591">
            <text:p>2591</text:p>
          </table:table-cell>
          <table:table-cell table:formula="of:=DEC2HEX([.AA355])" office:value-type="string" office:string-value="A1F">
            <text:p>A1F</text:p>
          </table:table-cell>
          <table:table-cell office:value-type="string">
            <text:p>name2</text:p>
          </table:table-cell>
          <table:table-cell table:formula="of:=[.AD354]+1" office:value-type="float" office:value="4">
            <text:p>4</text:p>
          </table:table-cell>
          <table:table-cell table:style-name="ce2" table:formula="of:=[.AE354]+1" office:value-type="float" office:value="2964">
            <text:p>2964</text:p>
          </table:table-cell>
          <table:table-cell table:formula="of:=DEC2HEX([.AE355])" office:value-type="string" office:string-value="B94">
            <text:p>B94</text:p>
          </table:table-cell>
          <table:table-cell office:value-type="string">
            <text:p>name2</text:p>
          </table:table-cell>
          <table:table-cell table:formula="of:=[.AH354]+1" office:value-type="float" office:value="4">
            <text:p>4</text:p>
          </table:table-cell>
          <table:table-cell table:style-name="ce2" table:formula="of:=[.AI354]+1" office:value-type="float" office:value="3337">
            <text:p>3337</text:p>
          </table:table-cell>
          <table:table-cell table:formula="of:=DEC2HEX([.AI355])" office:value-type="string" office:string-value="D09">
            <text:p>D09</text:p>
          </table:table-cell>
          <table:table-cell office:value-type="string">
            <text:p>name2</text:p>
          </table:table-cell>
          <table:table-cell table:formula="of:=[.AL354]+1" office:value-type="float" office:value="4">
            <text:p>4</text:p>
          </table:table-cell>
          <table:table-cell table:style-name="ce2" table:formula="of:=[.AM354]+1" office:value-type="float" office:value="3710">
            <text:p>3710</text:p>
          </table:table-cell>
          <table:table-cell table:formula="of:=DEC2HEX([.AM355])" office:value-type="string" office:string-value="E7E">
            <text:p>E7E</text:p>
          </table:table-cell>
        </table:table-row>
        <table:table-row table:style-name="ro1">
          <table:table-cell office:value-type="string">
            <text:p>name3</text:p>
          </table:table-cell>
          <table:table-cell table:formula="of:=[.B355]+1" office:value-type="float" office:value="5">
            <text:p>5</text:p>
          </table:table-cell>
          <table:table-cell table:formula="of:=[.C355]+1" office:value-type="float" office:value="354">
            <text:p>354</text:p>
          </table:table-cell>
          <table:table-cell table:formula="of:=DEC2HEX([.C356])" office:value-type="string" office:string-value="162">
            <text:p>162</text:p>
          </table:table-cell>
          <table:table-cell office:value-type="string">
            <text:p>name3</text:p>
          </table:table-cell>
          <table:table-cell table:formula="of:=[.F355]+1" office:value-type="float" office:value="5">
            <text:p>5</text:p>
          </table:table-cell>
          <table:table-cell table:formula="of:=[.G355]+1" office:value-type="float" office:value="727">
            <text:p>727</text:p>
          </table:table-cell>
          <table:table-cell table:formula="of:=DEC2HEX([.G356])" office:value-type="string" office:string-value="2D7">
            <text:p>2D7</text:p>
          </table:table-cell>
          <table:table-cell office:value-type="string">
            <text:p>name3</text:p>
          </table:table-cell>
          <table:table-cell table:formula="of:=[.J355]+1" office:value-type="float" office:value="5">
            <text:p>5</text:p>
          </table:table-cell>
          <table:table-cell table:formula="of:=[.K355]+1" office:value-type="float" office:value="1100">
            <text:p>1100</text:p>
          </table:table-cell>
          <table:table-cell table:formula="of:=DEC2HEX([.K356])" office:value-type="string" office:string-value="44C">
            <text:p>44C</text:p>
          </table:table-cell>
          <table:table-cell office:value-type="string">
            <text:p>name3</text:p>
          </table:table-cell>
          <table:table-cell table:formula="of:=[.N355]+1" office:value-type="float" office:value="5">
            <text:p>5</text:p>
          </table:table-cell>
          <table:table-cell table:formula="of:=[.O355]+1" office:value-type="float" office:value="1473">
            <text:p>1473</text:p>
          </table:table-cell>
          <table:table-cell table:formula="of:=DEC2HEX([.O356])" office:value-type="string" office:string-value="5C1">
            <text:p>5C1</text:p>
          </table:table-cell>
          <table:table-cell office:value-type="string">
            <text:p>name3</text:p>
          </table:table-cell>
          <table:table-cell table:formula="of:=[.R355]+1" office:value-type="float" office:value="5">
            <text:p>5</text:p>
          </table:table-cell>
          <table:table-cell table:formula="of:=[.S355]+1" office:value-type="float" office:value="1846">
            <text:p>1846</text:p>
          </table:table-cell>
          <table:table-cell table:formula="of:=DEC2HEX([.S356])" office:value-type="string" office:string-value="736">
            <text:p>736</text:p>
          </table:table-cell>
          <table:table-cell office:value-type="string">
            <text:p>name3</text:p>
          </table:table-cell>
          <table:table-cell table:formula="of:=[.V355]+1" office:value-type="float" office:value="5">
            <text:p>5</text:p>
          </table:table-cell>
          <table:table-cell table:formula="of:=[.W355]+1" office:value-type="float" office:value="2219">
            <text:p>2219</text:p>
          </table:table-cell>
          <table:table-cell table:formula="of:=DEC2HEX([.W356])" office:value-type="string" office:string-value="8AB">
            <text:p>8AB</text:p>
          </table:table-cell>
          <table:table-cell office:value-type="string">
            <text:p>name3</text:p>
          </table:table-cell>
          <table:table-cell table:formula="of:=[.Z355]+1" office:value-type="float" office:value="5">
            <text:p>5</text:p>
          </table:table-cell>
          <table:table-cell table:style-name="ce2" table:formula="of:=[.AA355]+1" office:value-type="float" office:value="2592">
            <text:p>2592</text:p>
          </table:table-cell>
          <table:table-cell table:formula="of:=DEC2HEX([.AA356])" office:value-type="string" office:string-value="A20">
            <text:p>A20</text:p>
          </table:table-cell>
          <table:table-cell office:value-type="string">
            <text:p>name3</text:p>
          </table:table-cell>
          <table:table-cell table:formula="of:=[.AD355]+1" office:value-type="float" office:value="5">
            <text:p>5</text:p>
          </table:table-cell>
          <table:table-cell table:style-name="ce2" table:formula="of:=[.AE355]+1" office:value-type="float" office:value="2965">
            <text:p>2965</text:p>
          </table:table-cell>
          <table:table-cell table:formula="of:=DEC2HEX([.AE356])" office:value-type="string" office:string-value="B95">
            <text:p>B95</text:p>
          </table:table-cell>
          <table:table-cell office:value-type="string">
            <text:p>name3</text:p>
          </table:table-cell>
          <table:table-cell table:formula="of:=[.AH355]+1" office:value-type="float" office:value="5">
            <text:p>5</text:p>
          </table:table-cell>
          <table:table-cell table:style-name="ce2" table:formula="of:=[.AI355]+1" office:value-type="float" office:value="3338">
            <text:p>3338</text:p>
          </table:table-cell>
          <table:table-cell table:formula="of:=DEC2HEX([.AI356])" office:value-type="string" office:string-value="D0A">
            <text:p>D0A</text:p>
          </table:table-cell>
          <table:table-cell office:value-type="string">
            <text:p>name3</text:p>
          </table:table-cell>
          <table:table-cell table:formula="of:=[.AL355]+1" office:value-type="float" office:value="5">
            <text:p>5</text:p>
          </table:table-cell>
          <table:table-cell table:style-name="ce2" table:formula="of:=[.AM355]+1" office:value-type="float" office:value="3711">
            <text:p>3711</text:p>
          </table:table-cell>
          <table:table-cell table:formula="of:=DEC2HEX([.AM356])" office:value-type="string" office:string-value="E7F">
            <text:p>E7F</text:p>
          </table:table-cell>
        </table:table-row>
        <table:table-row table:style-name="ro1">
          <table:table-cell office:value-type="string">
            <text:p>name4</text:p>
          </table:table-cell>
          <table:table-cell table:formula="of:=[.B356]+1" office:value-type="float" office:value="6">
            <text:p>6</text:p>
          </table:table-cell>
          <table:table-cell table:formula="of:=[.C356]+1" office:value-type="float" office:value="355">
            <text:p>355</text:p>
          </table:table-cell>
          <table:table-cell table:formula="of:=DEC2HEX([.C357])" office:value-type="string" office:string-value="163">
            <text:p>163</text:p>
          </table:table-cell>
          <table:table-cell office:value-type="string">
            <text:p>name4</text:p>
          </table:table-cell>
          <table:table-cell table:formula="of:=[.F356]+1" office:value-type="float" office:value="6">
            <text:p>6</text:p>
          </table:table-cell>
          <table:table-cell table:formula="of:=[.G356]+1" office:value-type="float" office:value="728">
            <text:p>728</text:p>
          </table:table-cell>
          <table:table-cell table:formula="of:=DEC2HEX([.G357])" office:value-type="string" office:string-value="2D8">
            <text:p>2D8</text:p>
          </table:table-cell>
          <table:table-cell office:value-type="string">
            <text:p>name4</text:p>
          </table:table-cell>
          <table:table-cell table:formula="of:=[.J356]+1" office:value-type="float" office:value="6">
            <text:p>6</text:p>
          </table:table-cell>
          <table:table-cell table:formula="of:=[.K356]+1" office:value-type="float" office:value="1101">
            <text:p>1101</text:p>
          </table:table-cell>
          <table:table-cell table:formula="of:=DEC2HEX([.K357])" office:value-type="string" office:string-value="44D">
            <text:p>44D</text:p>
          </table:table-cell>
          <table:table-cell office:value-type="string">
            <text:p>name4</text:p>
          </table:table-cell>
          <table:table-cell table:formula="of:=[.N356]+1" office:value-type="float" office:value="6">
            <text:p>6</text:p>
          </table:table-cell>
          <table:table-cell table:formula="of:=[.O356]+1" office:value-type="float" office:value="1474">
            <text:p>1474</text:p>
          </table:table-cell>
          <table:table-cell table:formula="of:=DEC2HEX([.O357])" office:value-type="string" office:string-value="5C2">
            <text:p>5C2</text:p>
          </table:table-cell>
          <table:table-cell office:value-type="string">
            <text:p>name4</text:p>
          </table:table-cell>
          <table:table-cell table:formula="of:=[.R356]+1" office:value-type="float" office:value="6">
            <text:p>6</text:p>
          </table:table-cell>
          <table:table-cell table:formula="of:=[.S356]+1" office:value-type="float" office:value="1847">
            <text:p>1847</text:p>
          </table:table-cell>
          <table:table-cell table:formula="of:=DEC2HEX([.S357])" office:value-type="string" office:string-value="737">
            <text:p>737</text:p>
          </table:table-cell>
          <table:table-cell office:value-type="string">
            <text:p>name4</text:p>
          </table:table-cell>
          <table:table-cell table:formula="of:=[.V356]+1" office:value-type="float" office:value="6">
            <text:p>6</text:p>
          </table:table-cell>
          <table:table-cell table:formula="of:=[.W356]+1" office:value-type="float" office:value="2220">
            <text:p>2220</text:p>
          </table:table-cell>
          <table:table-cell table:formula="of:=DEC2HEX([.W357])" office:value-type="string" office:string-value="8AC">
            <text:p>8AC</text:p>
          </table:table-cell>
          <table:table-cell office:value-type="string">
            <text:p>name4</text:p>
          </table:table-cell>
          <table:table-cell table:formula="of:=[.Z356]+1" office:value-type="float" office:value="6">
            <text:p>6</text:p>
          </table:table-cell>
          <table:table-cell table:style-name="ce2" table:formula="of:=[.AA356]+1" office:value-type="float" office:value="2593">
            <text:p>2593</text:p>
          </table:table-cell>
          <table:table-cell table:formula="of:=DEC2HEX([.AA357])" office:value-type="string" office:string-value="A21">
            <text:p>A21</text:p>
          </table:table-cell>
          <table:table-cell office:value-type="string">
            <text:p>name4</text:p>
          </table:table-cell>
          <table:table-cell table:formula="of:=[.AD356]+1" office:value-type="float" office:value="6">
            <text:p>6</text:p>
          </table:table-cell>
          <table:table-cell table:style-name="ce2" table:formula="of:=[.AE356]+1" office:value-type="float" office:value="2966">
            <text:p>2966</text:p>
          </table:table-cell>
          <table:table-cell table:formula="of:=DEC2HEX([.AE357])" office:value-type="string" office:string-value="B96">
            <text:p>B96</text:p>
          </table:table-cell>
          <table:table-cell office:value-type="string">
            <text:p>name4</text:p>
          </table:table-cell>
          <table:table-cell table:formula="of:=[.AH356]+1" office:value-type="float" office:value="6">
            <text:p>6</text:p>
          </table:table-cell>
          <table:table-cell table:style-name="ce2" table:formula="of:=[.AI356]+1" office:value-type="float" office:value="3339">
            <text:p>3339</text:p>
          </table:table-cell>
          <table:table-cell table:formula="of:=DEC2HEX([.AI357])" office:value-type="string" office:string-value="D0B">
            <text:p>D0B</text:p>
          </table:table-cell>
          <table:table-cell office:value-type="string">
            <text:p>name4</text:p>
          </table:table-cell>
          <table:table-cell table:formula="of:=[.AL356]+1" office:value-type="float" office:value="6">
            <text:p>6</text:p>
          </table:table-cell>
          <table:table-cell table:style-name="ce2" table:formula="of:=[.AM356]+1" office:value-type="float" office:value="3712">
            <text:p>3712</text:p>
          </table:table-cell>
          <table:table-cell table:formula="of:=DEC2HEX([.AM357])" office:value-type="string" office:string-value="E80">
            <text:p>E80</text:p>
          </table:table-cell>
        </table:table-row>
        <table:table-row table:style-name="ro1">
          <table:table-cell office:value-type="string">
            <text:p>name5</text:p>
          </table:table-cell>
          <table:table-cell table:formula="of:=[.B357]+1" office:value-type="float" office:value="7">
            <text:p>7</text:p>
          </table:table-cell>
          <table:table-cell table:formula="of:=[.C357]+1" office:value-type="float" office:value="356">
            <text:p>356</text:p>
          </table:table-cell>
          <table:table-cell table:formula="of:=DEC2HEX([.C358])" office:value-type="string" office:string-value="164">
            <text:p>164</text:p>
          </table:table-cell>
          <table:table-cell office:value-type="string">
            <text:p>name5</text:p>
          </table:table-cell>
          <table:table-cell table:formula="of:=[.F357]+1" office:value-type="float" office:value="7">
            <text:p>7</text:p>
          </table:table-cell>
          <table:table-cell table:formula="of:=[.G357]+1" office:value-type="float" office:value="729">
            <text:p>729</text:p>
          </table:table-cell>
          <table:table-cell table:formula="of:=DEC2HEX([.G358])" office:value-type="string" office:string-value="2D9">
            <text:p>2D9</text:p>
          </table:table-cell>
          <table:table-cell office:value-type="string">
            <text:p>name5</text:p>
          </table:table-cell>
          <table:table-cell table:formula="of:=[.J357]+1" office:value-type="float" office:value="7">
            <text:p>7</text:p>
          </table:table-cell>
          <table:table-cell table:formula="of:=[.K357]+1" office:value-type="float" office:value="1102">
            <text:p>1102</text:p>
          </table:table-cell>
          <table:table-cell table:formula="of:=DEC2HEX([.K358])" office:value-type="string" office:string-value="44E">
            <text:p>44E</text:p>
          </table:table-cell>
          <table:table-cell office:value-type="string">
            <text:p>name5</text:p>
          </table:table-cell>
          <table:table-cell table:formula="of:=[.N357]+1" office:value-type="float" office:value="7">
            <text:p>7</text:p>
          </table:table-cell>
          <table:table-cell table:formula="of:=[.O357]+1" office:value-type="float" office:value="1475">
            <text:p>1475</text:p>
          </table:table-cell>
          <table:table-cell table:formula="of:=DEC2HEX([.O358])" office:value-type="string" office:string-value="5C3">
            <text:p>5C3</text:p>
          </table:table-cell>
          <table:table-cell office:value-type="string">
            <text:p>name5</text:p>
          </table:table-cell>
          <table:table-cell table:formula="of:=[.R357]+1" office:value-type="float" office:value="7">
            <text:p>7</text:p>
          </table:table-cell>
          <table:table-cell table:formula="of:=[.S357]+1" office:value-type="float" office:value="1848">
            <text:p>1848</text:p>
          </table:table-cell>
          <table:table-cell table:formula="of:=DEC2HEX([.S358])" office:value-type="string" office:string-value="738">
            <text:p>738</text:p>
          </table:table-cell>
          <table:table-cell office:value-type="string">
            <text:p>name5</text:p>
          </table:table-cell>
          <table:table-cell table:formula="of:=[.V357]+1" office:value-type="float" office:value="7">
            <text:p>7</text:p>
          </table:table-cell>
          <table:table-cell table:formula="of:=[.W357]+1" office:value-type="float" office:value="2221">
            <text:p>2221</text:p>
          </table:table-cell>
          <table:table-cell table:formula="of:=DEC2HEX([.W358])" office:value-type="string" office:string-value="8AD">
            <text:p>8AD</text:p>
          </table:table-cell>
          <table:table-cell office:value-type="string">
            <text:p>name5</text:p>
          </table:table-cell>
          <table:table-cell table:formula="of:=[.Z357]+1" office:value-type="float" office:value="7">
            <text:p>7</text:p>
          </table:table-cell>
          <table:table-cell table:style-name="ce2" table:formula="of:=[.AA357]+1" office:value-type="float" office:value="2594">
            <text:p>2594</text:p>
          </table:table-cell>
          <table:table-cell table:formula="of:=DEC2HEX([.AA358])" office:value-type="string" office:string-value="A22">
            <text:p>A22</text:p>
          </table:table-cell>
          <table:table-cell office:value-type="string">
            <text:p>name5</text:p>
          </table:table-cell>
          <table:table-cell table:formula="of:=[.AD357]+1" office:value-type="float" office:value="7">
            <text:p>7</text:p>
          </table:table-cell>
          <table:table-cell table:style-name="ce2" table:formula="of:=[.AE357]+1" office:value-type="float" office:value="2967">
            <text:p>2967</text:p>
          </table:table-cell>
          <table:table-cell table:formula="of:=DEC2HEX([.AE358])" office:value-type="string" office:string-value="B97">
            <text:p>B97</text:p>
          </table:table-cell>
          <table:table-cell office:value-type="string">
            <text:p>name5</text:p>
          </table:table-cell>
          <table:table-cell table:formula="of:=[.AH357]+1" office:value-type="float" office:value="7">
            <text:p>7</text:p>
          </table:table-cell>
          <table:table-cell table:style-name="ce2" table:formula="of:=[.AI357]+1" office:value-type="float" office:value="3340">
            <text:p>3340</text:p>
          </table:table-cell>
          <table:table-cell table:formula="of:=DEC2HEX([.AI358])" office:value-type="string" office:string-value="D0C">
            <text:p>D0C</text:p>
          </table:table-cell>
          <table:table-cell office:value-type="string">
            <text:p>name5</text:p>
          </table:table-cell>
          <table:table-cell table:formula="of:=[.AL357]+1" office:value-type="float" office:value="7">
            <text:p>7</text:p>
          </table:table-cell>
          <table:table-cell table:style-name="ce2" table:formula="of:=[.AM357]+1" office:value-type="float" office:value="3713">
            <text:p>3713</text:p>
          </table:table-cell>
          <table:table-cell table:formula="of:=DEC2HEX([.AM358])" office:value-type="string" office:string-value="E81">
            <text:p>E81</text:p>
          </table:table-cell>
        </table:table-row>
        <table:table-row table:style-name="ro1">
          <table:table-cell office:value-type="string">
            <text:p>name6</text:p>
          </table:table-cell>
          <table:table-cell table:formula="of:=[.B358]+1" office:value-type="float" office:value="8">
            <text:p>8</text:p>
          </table:table-cell>
          <table:table-cell table:formula="of:=[.C358]+1" office:value-type="float" office:value="357">
            <text:p>357</text:p>
          </table:table-cell>
          <table:table-cell table:formula="of:=DEC2HEX([.C359])" office:value-type="string" office:string-value="165">
            <text:p>165</text:p>
          </table:table-cell>
          <table:table-cell office:value-type="string">
            <text:p>name6</text:p>
          </table:table-cell>
          <table:table-cell table:formula="of:=[.F358]+1" office:value-type="float" office:value="8">
            <text:p>8</text:p>
          </table:table-cell>
          <table:table-cell table:formula="of:=[.G358]+1" office:value-type="float" office:value="730">
            <text:p>730</text:p>
          </table:table-cell>
          <table:table-cell table:formula="of:=DEC2HEX([.G359])" office:value-type="string" office:string-value="2DA">
            <text:p>2DA</text:p>
          </table:table-cell>
          <table:table-cell office:value-type="string">
            <text:p>name6</text:p>
          </table:table-cell>
          <table:table-cell table:formula="of:=[.J358]+1" office:value-type="float" office:value="8">
            <text:p>8</text:p>
          </table:table-cell>
          <table:table-cell table:formula="of:=[.K358]+1" office:value-type="float" office:value="1103">
            <text:p>1103</text:p>
          </table:table-cell>
          <table:table-cell table:formula="of:=DEC2HEX([.K359])" office:value-type="string" office:string-value="44F">
            <text:p>44F</text:p>
          </table:table-cell>
          <table:table-cell office:value-type="string">
            <text:p>name6</text:p>
          </table:table-cell>
          <table:table-cell table:formula="of:=[.N358]+1" office:value-type="float" office:value="8">
            <text:p>8</text:p>
          </table:table-cell>
          <table:table-cell table:formula="of:=[.O358]+1" office:value-type="float" office:value="1476">
            <text:p>1476</text:p>
          </table:table-cell>
          <table:table-cell table:formula="of:=DEC2HEX([.O359])" office:value-type="string" office:string-value="5C4">
            <text:p>5C4</text:p>
          </table:table-cell>
          <table:table-cell office:value-type="string">
            <text:p>name6</text:p>
          </table:table-cell>
          <table:table-cell table:formula="of:=[.R358]+1" office:value-type="float" office:value="8">
            <text:p>8</text:p>
          </table:table-cell>
          <table:table-cell table:formula="of:=[.S358]+1" office:value-type="float" office:value="1849">
            <text:p>1849</text:p>
          </table:table-cell>
          <table:table-cell table:formula="of:=DEC2HEX([.S359])" office:value-type="string" office:string-value="739">
            <text:p>739</text:p>
          </table:table-cell>
          <table:table-cell office:value-type="string">
            <text:p>name6</text:p>
          </table:table-cell>
          <table:table-cell table:formula="of:=[.V358]+1" office:value-type="float" office:value="8">
            <text:p>8</text:p>
          </table:table-cell>
          <table:table-cell table:formula="of:=[.W358]+1" office:value-type="float" office:value="2222">
            <text:p>2222</text:p>
          </table:table-cell>
          <table:table-cell table:formula="of:=DEC2HEX([.W359])" office:value-type="string" office:string-value="8AE">
            <text:p>8AE</text:p>
          </table:table-cell>
          <table:table-cell office:value-type="string">
            <text:p>name6</text:p>
          </table:table-cell>
          <table:table-cell table:formula="of:=[.Z358]+1" office:value-type="float" office:value="8">
            <text:p>8</text:p>
          </table:table-cell>
          <table:table-cell table:style-name="ce2" table:formula="of:=[.AA358]+1" office:value-type="float" office:value="2595">
            <text:p>2595</text:p>
          </table:table-cell>
          <table:table-cell table:formula="of:=DEC2HEX([.AA359])" office:value-type="string" office:string-value="A23">
            <text:p>A23</text:p>
          </table:table-cell>
          <table:table-cell office:value-type="string">
            <text:p>name6</text:p>
          </table:table-cell>
          <table:table-cell table:formula="of:=[.AD358]+1" office:value-type="float" office:value="8">
            <text:p>8</text:p>
          </table:table-cell>
          <table:table-cell table:style-name="ce2" table:formula="of:=[.AE358]+1" office:value-type="float" office:value="2968">
            <text:p>2968</text:p>
          </table:table-cell>
          <table:table-cell table:formula="of:=DEC2HEX([.AE359])" office:value-type="string" office:string-value="B98">
            <text:p>B98</text:p>
          </table:table-cell>
          <table:table-cell office:value-type="string">
            <text:p>name6</text:p>
          </table:table-cell>
          <table:table-cell table:formula="of:=[.AH358]+1" office:value-type="float" office:value="8">
            <text:p>8</text:p>
          </table:table-cell>
          <table:table-cell table:style-name="ce2" table:formula="of:=[.AI358]+1" office:value-type="float" office:value="3341">
            <text:p>3341</text:p>
          </table:table-cell>
          <table:table-cell table:formula="of:=DEC2HEX([.AI359])" office:value-type="string" office:string-value="D0D">
            <text:p>D0D</text:p>
          </table:table-cell>
          <table:table-cell office:value-type="string">
            <text:p>name6</text:p>
          </table:table-cell>
          <table:table-cell table:formula="of:=[.AL358]+1" office:value-type="float" office:value="8">
            <text:p>8</text:p>
          </table:table-cell>
          <table:table-cell table:style-name="ce2" table:formula="of:=[.AM358]+1" office:value-type="float" office:value="3714">
            <text:p>3714</text:p>
          </table:table-cell>
          <table:table-cell table:formula="of:=DEC2HEX([.AM359])" office:value-type="string" office:string-value="E82">
            <text:p>E82</text:p>
          </table:table-cell>
        </table:table-row>
        <table:table-row table:style-name="ro1">
          <table:table-cell office:value-type="string">
            <text:p>name7</text:p>
          </table:table-cell>
          <table:table-cell table:formula="of:=[.B359]+1" office:value-type="float" office:value="9">
            <text:p>9</text:p>
          </table:table-cell>
          <table:table-cell table:formula="of:=[.C359]+1" office:value-type="float" office:value="358">
            <text:p>358</text:p>
          </table:table-cell>
          <table:table-cell table:formula="of:=DEC2HEX([.C360])" office:value-type="string" office:string-value="166">
            <text:p>166</text:p>
          </table:table-cell>
          <table:table-cell office:value-type="string">
            <text:p>name7</text:p>
          </table:table-cell>
          <table:table-cell table:formula="of:=[.F359]+1" office:value-type="float" office:value="9">
            <text:p>9</text:p>
          </table:table-cell>
          <table:table-cell table:formula="of:=[.G359]+1" office:value-type="float" office:value="731">
            <text:p>731</text:p>
          </table:table-cell>
          <table:table-cell table:formula="of:=DEC2HEX([.G360])" office:value-type="string" office:string-value="2DB">
            <text:p>2DB</text:p>
          </table:table-cell>
          <table:table-cell office:value-type="string">
            <text:p>name7</text:p>
          </table:table-cell>
          <table:table-cell table:formula="of:=[.J359]+1" office:value-type="float" office:value="9">
            <text:p>9</text:p>
          </table:table-cell>
          <table:table-cell table:formula="of:=[.K359]+1" office:value-type="float" office:value="1104">
            <text:p>1104</text:p>
          </table:table-cell>
          <table:table-cell table:formula="of:=DEC2HEX([.K360])" office:value-type="string" office:string-value="450">
            <text:p>450</text:p>
          </table:table-cell>
          <table:table-cell office:value-type="string">
            <text:p>name7</text:p>
          </table:table-cell>
          <table:table-cell table:formula="of:=[.N359]+1" office:value-type="float" office:value="9">
            <text:p>9</text:p>
          </table:table-cell>
          <table:table-cell table:formula="of:=[.O359]+1" office:value-type="float" office:value="1477">
            <text:p>1477</text:p>
          </table:table-cell>
          <table:table-cell table:formula="of:=DEC2HEX([.O360])" office:value-type="string" office:string-value="5C5">
            <text:p>5C5</text:p>
          </table:table-cell>
          <table:table-cell office:value-type="string">
            <text:p>name7</text:p>
          </table:table-cell>
          <table:table-cell table:formula="of:=[.R359]+1" office:value-type="float" office:value="9">
            <text:p>9</text:p>
          </table:table-cell>
          <table:table-cell table:formula="of:=[.S359]+1" office:value-type="float" office:value="1850">
            <text:p>1850</text:p>
          </table:table-cell>
          <table:table-cell table:formula="of:=DEC2HEX([.S360])" office:value-type="string" office:string-value="73A">
            <text:p>73A</text:p>
          </table:table-cell>
          <table:table-cell office:value-type="string">
            <text:p>name7</text:p>
          </table:table-cell>
          <table:table-cell table:formula="of:=[.V359]+1" office:value-type="float" office:value="9">
            <text:p>9</text:p>
          </table:table-cell>
          <table:table-cell table:formula="of:=[.W359]+1" office:value-type="float" office:value="2223">
            <text:p>2223</text:p>
          </table:table-cell>
          <table:table-cell table:formula="of:=DEC2HEX([.W360])" office:value-type="string" office:string-value="8AF">
            <text:p>8AF</text:p>
          </table:table-cell>
          <table:table-cell office:value-type="string">
            <text:p>name7</text:p>
          </table:table-cell>
          <table:table-cell table:formula="of:=[.Z359]+1" office:value-type="float" office:value="9">
            <text:p>9</text:p>
          </table:table-cell>
          <table:table-cell table:style-name="ce2" table:formula="of:=[.AA359]+1" office:value-type="float" office:value="2596">
            <text:p>2596</text:p>
          </table:table-cell>
          <table:table-cell table:formula="of:=DEC2HEX([.AA360])" office:value-type="string" office:string-value="A24">
            <text:p>A24</text:p>
          </table:table-cell>
          <table:table-cell office:value-type="string">
            <text:p>name7</text:p>
          </table:table-cell>
          <table:table-cell table:formula="of:=[.AD359]+1" office:value-type="float" office:value="9">
            <text:p>9</text:p>
          </table:table-cell>
          <table:table-cell table:style-name="ce2" table:formula="of:=[.AE359]+1" office:value-type="float" office:value="2969">
            <text:p>2969</text:p>
          </table:table-cell>
          <table:table-cell table:formula="of:=DEC2HEX([.AE360])" office:value-type="string" office:string-value="B99">
            <text:p>B99</text:p>
          </table:table-cell>
          <table:table-cell office:value-type="string">
            <text:p>name7</text:p>
          </table:table-cell>
          <table:table-cell table:formula="of:=[.AH359]+1" office:value-type="float" office:value="9">
            <text:p>9</text:p>
          </table:table-cell>
          <table:table-cell table:style-name="ce2" table:formula="of:=[.AI359]+1" office:value-type="float" office:value="3342">
            <text:p>3342</text:p>
          </table:table-cell>
          <table:table-cell table:formula="of:=DEC2HEX([.AI360])" office:value-type="string" office:string-value="D0E">
            <text:p>D0E</text:p>
          </table:table-cell>
          <table:table-cell office:value-type="string">
            <text:p>name7</text:p>
          </table:table-cell>
          <table:table-cell table:formula="of:=[.AL359]+1" office:value-type="float" office:value="9">
            <text:p>9</text:p>
          </table:table-cell>
          <table:table-cell table:style-name="ce2" table:formula="of:=[.AM359]+1" office:value-type="float" office:value="3715">
            <text:p>3715</text:p>
          </table:table-cell>
          <table:table-cell table:formula="of:=DEC2HEX([.AM360])" office:value-type="string" office:string-value="E83">
            <text:p>E83</text:p>
          </table:table-cell>
        </table:table-row>
        <table:table-row table:style-name="ro1">
          <table:table-cell office:value-type="string">
            <text:p>name8</text:p>
          </table:table-cell>
          <table:table-cell table:formula="of:=[.B360]+1" office:value-type="float" office:value="10">
            <text:p>10</text:p>
          </table:table-cell>
          <table:table-cell table:formula="of:=[.C360]+1" office:value-type="float" office:value="359">
            <text:p>359</text:p>
          </table:table-cell>
          <table:table-cell table:formula="of:=DEC2HEX([.C361])" office:value-type="string" office:string-value="167">
            <text:p>167</text:p>
          </table:table-cell>
          <table:table-cell office:value-type="string">
            <text:p>name8</text:p>
          </table:table-cell>
          <table:table-cell table:formula="of:=[.F360]+1" office:value-type="float" office:value="10">
            <text:p>10</text:p>
          </table:table-cell>
          <table:table-cell table:formula="of:=[.G360]+1" office:value-type="float" office:value="732">
            <text:p>732</text:p>
          </table:table-cell>
          <table:table-cell table:formula="of:=DEC2HEX([.G361])" office:value-type="string" office:string-value="2DC">
            <text:p>2DC</text:p>
          </table:table-cell>
          <table:table-cell office:value-type="string">
            <text:p>name8</text:p>
          </table:table-cell>
          <table:table-cell table:formula="of:=[.J360]+1" office:value-type="float" office:value="10">
            <text:p>10</text:p>
          </table:table-cell>
          <table:table-cell table:formula="of:=[.K360]+1" office:value-type="float" office:value="1105">
            <text:p>1105</text:p>
          </table:table-cell>
          <table:table-cell table:formula="of:=DEC2HEX([.K361])" office:value-type="string" office:string-value="451">
            <text:p>451</text:p>
          </table:table-cell>
          <table:table-cell office:value-type="string">
            <text:p>name8</text:p>
          </table:table-cell>
          <table:table-cell table:formula="of:=[.N360]+1" office:value-type="float" office:value="10">
            <text:p>10</text:p>
          </table:table-cell>
          <table:table-cell table:formula="of:=[.O360]+1" office:value-type="float" office:value="1478">
            <text:p>1478</text:p>
          </table:table-cell>
          <table:table-cell table:formula="of:=DEC2HEX([.O361])" office:value-type="string" office:string-value="5C6">
            <text:p>5C6</text:p>
          </table:table-cell>
          <table:table-cell office:value-type="string">
            <text:p>name8</text:p>
          </table:table-cell>
          <table:table-cell table:formula="of:=[.R360]+1" office:value-type="float" office:value="10">
            <text:p>10</text:p>
          </table:table-cell>
          <table:table-cell table:formula="of:=[.S360]+1" office:value-type="float" office:value="1851">
            <text:p>1851</text:p>
          </table:table-cell>
          <table:table-cell table:formula="of:=DEC2HEX([.S361])" office:value-type="string" office:string-value="73B">
            <text:p>73B</text:p>
          </table:table-cell>
          <table:table-cell office:value-type="string">
            <text:p>name8</text:p>
          </table:table-cell>
          <table:table-cell table:formula="of:=[.V360]+1" office:value-type="float" office:value="10">
            <text:p>10</text:p>
          </table:table-cell>
          <table:table-cell table:formula="of:=[.W360]+1" office:value-type="float" office:value="2224">
            <text:p>2224</text:p>
          </table:table-cell>
          <table:table-cell table:formula="of:=DEC2HEX([.W361])" office:value-type="string" office:string-value="8B0">
            <text:p>8B0</text:p>
          </table:table-cell>
          <table:table-cell office:value-type="string">
            <text:p>name8</text:p>
          </table:table-cell>
          <table:table-cell table:formula="of:=[.Z360]+1" office:value-type="float" office:value="10">
            <text:p>10</text:p>
          </table:table-cell>
          <table:table-cell table:style-name="ce2" table:formula="of:=[.AA360]+1" office:value-type="float" office:value="2597">
            <text:p>2597</text:p>
          </table:table-cell>
          <table:table-cell table:formula="of:=DEC2HEX([.AA361])" office:value-type="string" office:string-value="A25">
            <text:p>A25</text:p>
          </table:table-cell>
          <table:table-cell office:value-type="string">
            <text:p>name8</text:p>
          </table:table-cell>
          <table:table-cell table:formula="of:=[.AD360]+1" office:value-type="float" office:value="10">
            <text:p>10</text:p>
          </table:table-cell>
          <table:table-cell table:style-name="ce2" table:formula="of:=[.AE360]+1" office:value-type="float" office:value="2970">
            <text:p>2970</text:p>
          </table:table-cell>
          <table:table-cell table:formula="of:=DEC2HEX([.AE361])" office:value-type="string" office:string-value="B9A">
            <text:p>B9A</text:p>
          </table:table-cell>
          <table:table-cell office:value-type="string">
            <text:p>name8</text:p>
          </table:table-cell>
          <table:table-cell table:formula="of:=[.AH360]+1" office:value-type="float" office:value="10">
            <text:p>10</text:p>
          </table:table-cell>
          <table:table-cell table:style-name="ce2" table:formula="of:=[.AI360]+1" office:value-type="float" office:value="3343">
            <text:p>3343</text:p>
          </table:table-cell>
          <table:table-cell table:formula="of:=DEC2HEX([.AI361])" office:value-type="string" office:string-value="D0F">
            <text:p>D0F</text:p>
          </table:table-cell>
          <table:table-cell office:value-type="string">
            <text:p>name8</text:p>
          </table:table-cell>
          <table:table-cell table:formula="of:=[.AL360]+1" office:value-type="float" office:value="10">
            <text:p>10</text:p>
          </table:table-cell>
          <table:table-cell table:style-name="ce2" table:formula="of:=[.AM360]+1" office:value-type="float" office:value="3716">
            <text:p>3716</text:p>
          </table:table-cell>
          <table:table-cell table:formula="of:=DEC2HEX([.AM361])" office:value-type="string" office:string-value="E84">
            <text:p>E84</text:p>
          </table:table-cell>
        </table:table-row>
        <table:table-row table:style-name="ro1">
          <table:table-cell office:value-type="string">
            <text:p>name9</text:p>
          </table:table-cell>
          <table:table-cell table:formula="of:=[.B361]+1" office:value-type="float" office:value="11">
            <text:p>11</text:p>
          </table:table-cell>
          <table:table-cell table:formula="of:=[.C361]+1" office:value-type="float" office:value="360">
            <text:p>360</text:p>
          </table:table-cell>
          <table:table-cell table:formula="of:=DEC2HEX([.C362])" office:value-type="string" office:string-value="168">
            <text:p>168</text:p>
          </table:table-cell>
          <table:table-cell office:value-type="string">
            <text:p>name9</text:p>
          </table:table-cell>
          <table:table-cell table:formula="of:=[.F361]+1" office:value-type="float" office:value="11">
            <text:p>11</text:p>
          </table:table-cell>
          <table:table-cell table:formula="of:=[.G361]+1" office:value-type="float" office:value="733">
            <text:p>733</text:p>
          </table:table-cell>
          <table:table-cell table:formula="of:=DEC2HEX([.G362])" office:value-type="string" office:string-value="2DD">
            <text:p>2DD</text:p>
          </table:table-cell>
          <table:table-cell office:value-type="string">
            <text:p>name9</text:p>
          </table:table-cell>
          <table:table-cell table:formula="of:=[.J361]+1" office:value-type="float" office:value="11">
            <text:p>11</text:p>
          </table:table-cell>
          <table:table-cell table:formula="of:=[.K361]+1" office:value-type="float" office:value="1106">
            <text:p>1106</text:p>
          </table:table-cell>
          <table:table-cell table:formula="of:=DEC2HEX([.K362])" office:value-type="string" office:string-value="452">
            <text:p>452</text:p>
          </table:table-cell>
          <table:table-cell office:value-type="string">
            <text:p>name9</text:p>
          </table:table-cell>
          <table:table-cell table:formula="of:=[.N361]+1" office:value-type="float" office:value="11">
            <text:p>11</text:p>
          </table:table-cell>
          <table:table-cell table:formula="of:=[.O361]+1" office:value-type="float" office:value="1479">
            <text:p>1479</text:p>
          </table:table-cell>
          <table:table-cell table:formula="of:=DEC2HEX([.O362])" office:value-type="string" office:string-value="5C7">
            <text:p>5C7</text:p>
          </table:table-cell>
          <table:table-cell office:value-type="string">
            <text:p>name9</text:p>
          </table:table-cell>
          <table:table-cell table:formula="of:=[.R361]+1" office:value-type="float" office:value="11">
            <text:p>11</text:p>
          </table:table-cell>
          <table:table-cell table:formula="of:=[.S361]+1" office:value-type="float" office:value="1852">
            <text:p>1852</text:p>
          </table:table-cell>
          <table:table-cell table:formula="of:=DEC2HEX([.S362])" office:value-type="string" office:string-value="73C">
            <text:p>73C</text:p>
          </table:table-cell>
          <table:table-cell office:value-type="string">
            <text:p>name9</text:p>
          </table:table-cell>
          <table:table-cell table:formula="of:=[.V361]+1" office:value-type="float" office:value="11">
            <text:p>11</text:p>
          </table:table-cell>
          <table:table-cell table:formula="of:=[.W361]+1" office:value-type="float" office:value="2225">
            <text:p>2225</text:p>
          </table:table-cell>
          <table:table-cell table:formula="of:=DEC2HEX([.W362])" office:value-type="string" office:string-value="8B1">
            <text:p>8B1</text:p>
          </table:table-cell>
          <table:table-cell office:value-type="string">
            <text:p>name9</text:p>
          </table:table-cell>
          <table:table-cell table:formula="of:=[.Z361]+1" office:value-type="float" office:value="11">
            <text:p>11</text:p>
          </table:table-cell>
          <table:table-cell table:style-name="ce2" table:formula="of:=[.AA361]+1" office:value-type="float" office:value="2598">
            <text:p>2598</text:p>
          </table:table-cell>
          <table:table-cell table:formula="of:=DEC2HEX([.AA362])" office:value-type="string" office:string-value="A26">
            <text:p>A26</text:p>
          </table:table-cell>
          <table:table-cell office:value-type="string">
            <text:p>name9</text:p>
          </table:table-cell>
          <table:table-cell table:formula="of:=[.AD361]+1" office:value-type="float" office:value="11">
            <text:p>11</text:p>
          </table:table-cell>
          <table:table-cell table:style-name="ce2" table:formula="of:=[.AE361]+1" office:value-type="float" office:value="2971">
            <text:p>2971</text:p>
          </table:table-cell>
          <table:table-cell table:formula="of:=DEC2HEX([.AE362])" office:value-type="string" office:string-value="B9B">
            <text:p>B9B</text:p>
          </table:table-cell>
          <table:table-cell office:value-type="string">
            <text:p>name9</text:p>
          </table:table-cell>
          <table:table-cell table:formula="of:=[.AH361]+1" office:value-type="float" office:value="11">
            <text:p>11</text:p>
          </table:table-cell>
          <table:table-cell table:style-name="ce2" table:formula="of:=[.AI361]+1" office:value-type="float" office:value="3344">
            <text:p>3344</text:p>
          </table:table-cell>
          <table:table-cell table:formula="of:=DEC2HEX([.AI362])" office:value-type="string" office:string-value="D10">
            <text:p>D10</text:p>
          </table:table-cell>
          <table:table-cell office:value-type="string">
            <text:p>name9</text:p>
          </table:table-cell>
          <table:table-cell table:formula="of:=[.AL361]+1" office:value-type="float" office:value="11">
            <text:p>11</text:p>
          </table:table-cell>
          <table:table-cell table:style-name="ce2" table:formula="of:=[.AM361]+1" office:value-type="float" office:value="3717">
            <text:p>3717</text:p>
          </table:table-cell>
          <table:table-cell table:formula="of:=DEC2HEX([.AM362])" office:value-type="string" office:string-value="E85">
            <text:p>E85</text:p>
          </table:table-cell>
        </table:table-row>
        <table:table-row table:style-name="ro1">
          <table:table-cell table:style-name="ce1" office:value-type="string">
            <text:p>DT29</text:p>
          </table:table-cell>
          <table:table-cell office:value-type="float" office:value="0">
            <text:p>0</text:p>
          </table:table-cell>
          <table:table-cell table:formula="of:=[.C362]+1" office:value-type="float" office:value="361">
            <text:p>361</text:p>
          </table:table-cell>
          <table:table-cell table:formula="of:=DEC2HEX([.C363])" office:value-type="string" office:string-value="169">
            <text:p>169</text:p>
          </table:table-cell>
          <table:table-cell table:style-name="ce1" office:value-type="string">
            <text:p>DT29</text:p>
          </table:table-cell>
          <table:table-cell office:value-type="float" office:value="0">
            <text:p>0</text:p>
          </table:table-cell>
          <table:table-cell table:formula="of:=[.G362]+1" office:value-type="float" office:value="734">
            <text:p>734</text:p>
          </table:table-cell>
          <table:table-cell table:formula="of:=DEC2HEX([.G363])" office:value-type="string" office:string-value="2DE">
            <text:p>2DE</text:p>
          </table:table-cell>
          <table:table-cell table:style-name="ce1" office:value-type="string">
            <text:p>DT29</text:p>
          </table:table-cell>
          <table:table-cell office:value-type="float" office:value="0">
            <text:p>0</text:p>
          </table:table-cell>
          <table:table-cell table:formula="of:=[.K362]+1" office:value-type="float" office:value="1107">
            <text:p>1107</text:p>
          </table:table-cell>
          <table:table-cell table:formula="of:=DEC2HEX([.K363])" office:value-type="string" office:string-value="453">
            <text:p>453</text:p>
          </table:table-cell>
          <table:table-cell table:style-name="ce1" office:value-type="string">
            <text:p>DT29</text:p>
          </table:table-cell>
          <table:table-cell office:value-type="float" office:value="0">
            <text:p>0</text:p>
          </table:table-cell>
          <table:table-cell table:formula="of:=[.O362]+1" office:value-type="float" office:value="1480">
            <text:p>1480</text:p>
          </table:table-cell>
          <table:table-cell table:formula="of:=DEC2HEX([.O363])" office:value-type="string" office:string-value="5C8">
            <text:p>5C8</text:p>
          </table:table-cell>
          <table:table-cell table:style-name="ce1" office:value-type="string">
            <text:p>DT29</text:p>
          </table:table-cell>
          <table:table-cell office:value-type="float" office:value="0">
            <text:p>0</text:p>
          </table:table-cell>
          <table:table-cell table:formula="of:=[.S362]+1" office:value-type="float" office:value="1853">
            <text:p>1853</text:p>
          </table:table-cell>
          <table:table-cell table:formula="of:=DEC2HEX([.S363])" office:value-type="string" office:string-value="73D">
            <text:p>73D</text:p>
          </table:table-cell>
          <table:table-cell table:style-name="ce1" office:value-type="string">
            <text:p>DT29</text:p>
          </table:table-cell>
          <table:table-cell office:value-type="float" office:value="0">
            <text:p>0</text:p>
          </table:table-cell>
          <table:table-cell table:formula="of:=[.W362]+1" office:value-type="float" office:value="2226">
            <text:p>2226</text:p>
          </table:table-cell>
          <table:table-cell table:formula="of:=DEC2HEX([.W363])" office:value-type="string" office:string-value="8B2">
            <text:p>8B2</text:p>
          </table:table-cell>
          <table:table-cell table:style-name="ce1" office:value-type="string">
            <text:p>DT29</text:p>
          </table:table-cell>
          <table:table-cell office:value-type="float" office:value="0">
            <text:p>0</text:p>
          </table:table-cell>
          <table:table-cell table:style-name="ce2" table:formula="of:=[.AA362]+1" office:value-type="float" office:value="2599">
            <text:p>2599</text:p>
          </table:table-cell>
          <table:table-cell table:formula="of:=DEC2HEX([.AA363])" office:value-type="string" office:string-value="A27">
            <text:p>A27</text:p>
          </table:table-cell>
          <table:table-cell table:style-name="ce1" office:value-type="string">
            <text:p>DT29</text:p>
          </table:table-cell>
          <table:table-cell office:value-type="float" office:value="0">
            <text:p>0</text:p>
          </table:table-cell>
          <table:table-cell table:style-name="ce2" table:formula="of:=[.AE362]+1" office:value-type="float" office:value="2972">
            <text:p>2972</text:p>
          </table:table-cell>
          <table:table-cell table:formula="of:=DEC2HEX([.AE363])" office:value-type="string" office:string-value="B9C">
            <text:p>B9C</text:p>
          </table:table-cell>
          <table:table-cell table:style-name="ce1" office:value-type="string">
            <text:p>DT29</text:p>
          </table:table-cell>
          <table:table-cell office:value-type="float" office:value="0">
            <text:p>0</text:p>
          </table:table-cell>
          <table:table-cell table:style-name="ce2" table:formula="of:=[.AI362]+1" office:value-type="float" office:value="3345">
            <text:p>3345</text:p>
          </table:table-cell>
          <table:table-cell table:formula="of:=DEC2HEX([.AI363])" office:value-type="string" office:string-value="D11">
            <text:p>D11</text:p>
          </table:table-cell>
          <table:table-cell table:style-name="ce1" office:value-type="string">
            <text:p>DT29</text:p>
          </table:table-cell>
          <table:table-cell office:value-type="float" office:value="0">
            <text:p>0</text:p>
          </table:table-cell>
          <table:table-cell table:style-name="ce2" table:formula="of:=[.AM362]+1" office:value-type="float" office:value="3718">
            <text:p>3718</text:p>
          </table:table-cell>
          <table:table-cell table:formula="of:=DEC2HEX([.AM363])" office:value-type="string" office:string-value="E86">
            <text:p>E86</text:p>
          </table:table-cell>
        </table:table-row>
        <table:table-row table:style-name="ro1">
          <table:table-cell office:value-type="string">
            <text:p>id</text:p>
          </table:table-cell>
          <table:table-cell table:formula="of:=[.B363]+1" office:value-type="float" office:value="1">
            <text:p>1</text:p>
          </table:table-cell>
          <table:table-cell table:formula="of:=[.C363]+1" office:value-type="float" office:value="362">
            <text:p>362</text:p>
          </table:table-cell>
          <table:table-cell table:formula="of:=DEC2HEX([.C364])" office:value-type="string" office:string-value="16A">
            <text:p>16A</text:p>
          </table:table-cell>
          <table:table-cell office:value-type="string">
            <text:p>id</text:p>
          </table:table-cell>
          <table:table-cell table:formula="of:=[.F363]+1" office:value-type="float" office:value="1">
            <text:p>1</text:p>
          </table:table-cell>
          <table:table-cell table:formula="of:=[.G363]+1" office:value-type="float" office:value="735">
            <text:p>735</text:p>
          </table:table-cell>
          <table:table-cell table:formula="of:=DEC2HEX([.G364])" office:value-type="string" office:string-value="2DF">
            <text:p>2DF</text:p>
          </table:table-cell>
          <table:table-cell office:value-type="string">
            <text:p>id</text:p>
          </table:table-cell>
          <table:table-cell table:formula="of:=[.J363]+1" office:value-type="float" office:value="1">
            <text:p>1</text:p>
          </table:table-cell>
          <table:table-cell table:formula="of:=[.K363]+1" office:value-type="float" office:value="1108">
            <text:p>1108</text:p>
          </table:table-cell>
          <table:table-cell table:formula="of:=DEC2HEX([.K364])" office:value-type="string" office:string-value="454">
            <text:p>454</text:p>
          </table:table-cell>
          <table:table-cell office:value-type="string">
            <text:p>id</text:p>
          </table:table-cell>
          <table:table-cell table:formula="of:=[.N363]+1" office:value-type="float" office:value="1">
            <text:p>1</text:p>
          </table:table-cell>
          <table:table-cell table:formula="of:=[.O363]+1" office:value-type="float" office:value="1481">
            <text:p>1481</text:p>
          </table:table-cell>
          <table:table-cell table:formula="of:=DEC2HEX([.O364])" office:value-type="string" office:string-value="5C9">
            <text:p>5C9</text:p>
          </table:table-cell>
          <table:table-cell office:value-type="string">
            <text:p>id</text:p>
          </table:table-cell>
          <table:table-cell table:formula="of:=[.R363]+1" office:value-type="float" office:value="1">
            <text:p>1</text:p>
          </table:table-cell>
          <table:table-cell table:formula="of:=[.S363]+1" office:value-type="float" office:value="1854">
            <text:p>1854</text:p>
          </table:table-cell>
          <table:table-cell table:formula="of:=DEC2HEX([.S364])" office:value-type="string" office:string-value="73E">
            <text:p>73E</text:p>
          </table:table-cell>
          <table:table-cell office:value-type="string">
            <text:p>id</text:p>
          </table:table-cell>
          <table:table-cell table:formula="of:=[.V363]+1" office:value-type="float" office:value="1">
            <text:p>1</text:p>
          </table:table-cell>
          <table:table-cell table:formula="of:=[.W363]+1" office:value-type="float" office:value="2227">
            <text:p>2227</text:p>
          </table:table-cell>
          <table:table-cell table:formula="of:=DEC2HEX([.W364])" office:value-type="string" office:string-value="8B3">
            <text:p>8B3</text:p>
          </table:table-cell>
          <table:table-cell office:value-type="string">
            <text:p>id</text:p>
          </table:table-cell>
          <table:table-cell table:formula="of:=[.Z363]+1" office:value-type="float" office:value="1">
            <text:p>1</text:p>
          </table:table-cell>
          <table:table-cell table:style-name="ce2" table:formula="of:=[.AA363]+1" office:value-type="float" office:value="2600">
            <text:p>2600</text:p>
          </table:table-cell>
          <table:table-cell table:formula="of:=DEC2HEX([.AA364])" office:value-type="string" office:string-value="A28">
            <text:p>A28</text:p>
          </table:table-cell>
          <table:table-cell office:value-type="string">
            <text:p>id</text:p>
          </table:table-cell>
          <table:table-cell table:formula="of:=[.AD363]+1" office:value-type="float" office:value="1">
            <text:p>1</text:p>
          </table:table-cell>
          <table:table-cell table:style-name="ce2" table:formula="of:=[.AE363]+1" office:value-type="float" office:value="2973">
            <text:p>2973</text:p>
          </table:table-cell>
          <table:table-cell table:formula="of:=DEC2HEX([.AE364])" office:value-type="string" office:string-value="B9D">
            <text:p>B9D</text:p>
          </table:table-cell>
          <table:table-cell office:value-type="string">
            <text:p>id</text:p>
          </table:table-cell>
          <table:table-cell table:formula="of:=[.AH363]+1" office:value-type="float" office:value="1">
            <text:p>1</text:p>
          </table:table-cell>
          <table:table-cell table:style-name="ce2" table:formula="of:=[.AI363]+1" office:value-type="float" office:value="3346">
            <text:p>3346</text:p>
          </table:table-cell>
          <table:table-cell table:formula="of:=DEC2HEX([.AI364])" office:value-type="string" office:string-value="D12">
            <text:p>D12</text:p>
          </table:table-cell>
          <table:table-cell office:value-type="string">
            <text:p>id</text:p>
          </table:table-cell>
          <table:table-cell table:formula="of:=[.AL363]+1" office:value-type="float" office:value="1">
            <text:p>1</text:p>
          </table:table-cell>
          <table:table-cell table:style-name="ce2" table:formula="of:=[.AM363]+1" office:value-type="float" office:value="3719">
            <text:p>3719</text:p>
          </table:table-cell>
          <table:table-cell table:formula="of:=DEC2HEX([.AM364])" office:value-type="string" office:string-value="E87">
            <text:p>E87</text:p>
          </table:table-cell>
        </table:table-row>
        <table:table-row table:style-name="ro1">
          <table:table-cell office:value-type="string">
            <text:p>name0</text:p>
          </table:table-cell>
          <table:table-cell table:formula="of:=[.B364]+1" office:value-type="float" office:value="2">
            <text:p>2</text:p>
          </table:table-cell>
          <table:table-cell table:formula="of:=[.C364]+1" office:value-type="float" office:value="363">
            <text:p>363</text:p>
          </table:table-cell>
          <table:table-cell table:formula="of:=DEC2HEX([.C365])" office:value-type="string" office:string-value="16B">
            <text:p>16B</text:p>
          </table:table-cell>
          <table:table-cell office:value-type="string">
            <text:p>name0</text:p>
          </table:table-cell>
          <table:table-cell table:formula="of:=[.F364]+1" office:value-type="float" office:value="2">
            <text:p>2</text:p>
          </table:table-cell>
          <table:table-cell table:formula="of:=[.G364]+1" office:value-type="float" office:value="736">
            <text:p>736</text:p>
          </table:table-cell>
          <table:table-cell table:formula="of:=DEC2HEX([.G365])" office:value-type="string" office:string-value="2E0">
            <text:p>2E0</text:p>
          </table:table-cell>
          <table:table-cell office:value-type="string">
            <text:p>name0</text:p>
          </table:table-cell>
          <table:table-cell table:formula="of:=[.J364]+1" office:value-type="float" office:value="2">
            <text:p>2</text:p>
          </table:table-cell>
          <table:table-cell table:formula="of:=[.K364]+1" office:value-type="float" office:value="1109">
            <text:p>1109</text:p>
          </table:table-cell>
          <table:table-cell table:formula="of:=DEC2HEX([.K365])" office:value-type="string" office:string-value="455">
            <text:p>455</text:p>
          </table:table-cell>
          <table:table-cell office:value-type="string">
            <text:p>name0</text:p>
          </table:table-cell>
          <table:table-cell table:formula="of:=[.N364]+1" office:value-type="float" office:value="2">
            <text:p>2</text:p>
          </table:table-cell>
          <table:table-cell table:formula="of:=[.O364]+1" office:value-type="float" office:value="1482">
            <text:p>1482</text:p>
          </table:table-cell>
          <table:table-cell table:formula="of:=DEC2HEX([.O365])" office:value-type="string" office:string-value="5CA">
            <text:p>5CA</text:p>
          </table:table-cell>
          <table:table-cell office:value-type="string">
            <text:p>name0</text:p>
          </table:table-cell>
          <table:table-cell table:formula="of:=[.R364]+1" office:value-type="float" office:value="2">
            <text:p>2</text:p>
          </table:table-cell>
          <table:table-cell table:formula="of:=[.S364]+1" office:value-type="float" office:value="1855">
            <text:p>1855</text:p>
          </table:table-cell>
          <table:table-cell table:formula="of:=DEC2HEX([.S365])" office:value-type="string" office:string-value="73F">
            <text:p>73F</text:p>
          </table:table-cell>
          <table:table-cell office:value-type="string">
            <text:p>name0</text:p>
          </table:table-cell>
          <table:table-cell table:formula="of:=[.V364]+1" office:value-type="float" office:value="2">
            <text:p>2</text:p>
          </table:table-cell>
          <table:table-cell table:formula="of:=[.W364]+1" office:value-type="float" office:value="2228">
            <text:p>2228</text:p>
          </table:table-cell>
          <table:table-cell table:formula="of:=DEC2HEX([.W365])" office:value-type="string" office:string-value="8B4">
            <text:p>8B4</text:p>
          </table:table-cell>
          <table:table-cell office:value-type="string">
            <text:p>name0</text:p>
          </table:table-cell>
          <table:table-cell table:formula="of:=[.Z364]+1" office:value-type="float" office:value="2">
            <text:p>2</text:p>
          </table:table-cell>
          <table:table-cell table:style-name="ce2" table:formula="of:=[.AA364]+1" office:value-type="float" office:value="2601">
            <text:p>2601</text:p>
          </table:table-cell>
          <table:table-cell table:formula="of:=DEC2HEX([.AA365])" office:value-type="string" office:string-value="A29">
            <text:p>A29</text:p>
          </table:table-cell>
          <table:table-cell office:value-type="string">
            <text:p>name0</text:p>
          </table:table-cell>
          <table:table-cell table:formula="of:=[.AD364]+1" office:value-type="float" office:value="2">
            <text:p>2</text:p>
          </table:table-cell>
          <table:table-cell table:style-name="ce2" table:formula="of:=[.AE364]+1" office:value-type="float" office:value="2974">
            <text:p>2974</text:p>
          </table:table-cell>
          <table:table-cell table:formula="of:=DEC2HEX([.AE365])" office:value-type="string" office:string-value="B9E">
            <text:p>B9E</text:p>
          </table:table-cell>
          <table:table-cell office:value-type="string">
            <text:p>name0</text:p>
          </table:table-cell>
          <table:table-cell table:formula="of:=[.AH364]+1" office:value-type="float" office:value="2">
            <text:p>2</text:p>
          </table:table-cell>
          <table:table-cell table:style-name="ce2" table:formula="of:=[.AI364]+1" office:value-type="float" office:value="3347">
            <text:p>3347</text:p>
          </table:table-cell>
          <table:table-cell table:formula="of:=DEC2HEX([.AI365])" office:value-type="string" office:string-value="D13">
            <text:p>D13</text:p>
          </table:table-cell>
          <table:table-cell office:value-type="string">
            <text:p>name0</text:p>
          </table:table-cell>
          <table:table-cell table:formula="of:=[.AL364]+1" office:value-type="float" office:value="2">
            <text:p>2</text:p>
          </table:table-cell>
          <table:table-cell table:style-name="ce2" table:formula="of:=[.AM364]+1" office:value-type="float" office:value="3720">
            <text:p>3720</text:p>
          </table:table-cell>
          <table:table-cell table:formula="of:=DEC2HEX([.AM365])" office:value-type="string" office:string-value="E88">
            <text:p>E88</text:p>
          </table:table-cell>
        </table:table-row>
        <table:table-row table:style-name="ro1">
          <table:table-cell office:value-type="string">
            <text:p>name1</text:p>
          </table:table-cell>
          <table:table-cell table:formula="of:=[.B365]+1" office:value-type="float" office:value="3">
            <text:p>3</text:p>
          </table:table-cell>
          <table:table-cell table:formula="of:=[.C365]+1" office:value-type="float" office:value="364">
            <text:p>364</text:p>
          </table:table-cell>
          <table:table-cell table:formula="of:=DEC2HEX([.C366])" office:value-type="string" office:string-value="16C">
            <text:p>16C</text:p>
          </table:table-cell>
          <table:table-cell office:value-type="string">
            <text:p>name1</text:p>
          </table:table-cell>
          <table:table-cell table:formula="of:=[.F365]+1" office:value-type="float" office:value="3">
            <text:p>3</text:p>
          </table:table-cell>
          <table:table-cell table:formula="of:=[.G365]+1" office:value-type="float" office:value="737">
            <text:p>737</text:p>
          </table:table-cell>
          <table:table-cell table:formula="of:=DEC2HEX([.G366])" office:value-type="string" office:string-value="2E1">
            <text:p>2E1</text:p>
          </table:table-cell>
          <table:table-cell office:value-type="string">
            <text:p>name1</text:p>
          </table:table-cell>
          <table:table-cell table:formula="of:=[.J365]+1" office:value-type="float" office:value="3">
            <text:p>3</text:p>
          </table:table-cell>
          <table:table-cell table:formula="of:=[.K365]+1" office:value-type="float" office:value="1110">
            <text:p>1110</text:p>
          </table:table-cell>
          <table:table-cell table:formula="of:=DEC2HEX([.K366])" office:value-type="string" office:string-value="456">
            <text:p>456</text:p>
          </table:table-cell>
          <table:table-cell office:value-type="string">
            <text:p>name1</text:p>
          </table:table-cell>
          <table:table-cell table:formula="of:=[.N365]+1" office:value-type="float" office:value="3">
            <text:p>3</text:p>
          </table:table-cell>
          <table:table-cell table:formula="of:=[.O365]+1" office:value-type="float" office:value="1483">
            <text:p>1483</text:p>
          </table:table-cell>
          <table:table-cell table:formula="of:=DEC2HEX([.O366])" office:value-type="string" office:string-value="5CB">
            <text:p>5CB</text:p>
          </table:table-cell>
          <table:table-cell office:value-type="string">
            <text:p>name1</text:p>
          </table:table-cell>
          <table:table-cell table:formula="of:=[.R365]+1" office:value-type="float" office:value="3">
            <text:p>3</text:p>
          </table:table-cell>
          <table:table-cell table:formula="of:=[.S365]+1" office:value-type="float" office:value="1856">
            <text:p>1856</text:p>
          </table:table-cell>
          <table:table-cell table:formula="of:=DEC2HEX([.S366])" office:value-type="string" office:string-value="740">
            <text:p>740</text:p>
          </table:table-cell>
          <table:table-cell office:value-type="string">
            <text:p>name1</text:p>
          </table:table-cell>
          <table:table-cell table:formula="of:=[.V365]+1" office:value-type="float" office:value="3">
            <text:p>3</text:p>
          </table:table-cell>
          <table:table-cell table:formula="of:=[.W365]+1" office:value-type="float" office:value="2229">
            <text:p>2229</text:p>
          </table:table-cell>
          <table:table-cell table:formula="of:=DEC2HEX([.W366])" office:value-type="string" office:string-value="8B5">
            <text:p>8B5</text:p>
          </table:table-cell>
          <table:table-cell office:value-type="string">
            <text:p>name1</text:p>
          </table:table-cell>
          <table:table-cell table:formula="of:=[.Z365]+1" office:value-type="float" office:value="3">
            <text:p>3</text:p>
          </table:table-cell>
          <table:table-cell table:style-name="ce2" table:formula="of:=[.AA365]+1" office:value-type="float" office:value="2602">
            <text:p>2602</text:p>
          </table:table-cell>
          <table:table-cell table:formula="of:=DEC2HEX([.AA366])" office:value-type="string" office:string-value="A2A">
            <text:p>A2A</text:p>
          </table:table-cell>
          <table:table-cell office:value-type="string">
            <text:p>name1</text:p>
          </table:table-cell>
          <table:table-cell table:formula="of:=[.AD365]+1" office:value-type="float" office:value="3">
            <text:p>3</text:p>
          </table:table-cell>
          <table:table-cell table:style-name="ce2" table:formula="of:=[.AE365]+1" office:value-type="float" office:value="2975">
            <text:p>2975</text:p>
          </table:table-cell>
          <table:table-cell table:formula="of:=DEC2HEX([.AE366])" office:value-type="string" office:string-value="B9F">
            <text:p>B9F</text:p>
          </table:table-cell>
          <table:table-cell office:value-type="string">
            <text:p>name1</text:p>
          </table:table-cell>
          <table:table-cell table:formula="of:=[.AH365]+1" office:value-type="float" office:value="3">
            <text:p>3</text:p>
          </table:table-cell>
          <table:table-cell table:style-name="ce2" table:formula="of:=[.AI365]+1" office:value-type="float" office:value="3348">
            <text:p>3348</text:p>
          </table:table-cell>
          <table:table-cell table:formula="of:=DEC2HEX([.AI366])" office:value-type="string" office:string-value="D14">
            <text:p>D14</text:p>
          </table:table-cell>
          <table:table-cell office:value-type="string">
            <text:p>name1</text:p>
          </table:table-cell>
          <table:table-cell table:formula="of:=[.AL365]+1" office:value-type="float" office:value="3">
            <text:p>3</text:p>
          </table:table-cell>
          <table:table-cell table:style-name="ce2" table:formula="of:=[.AM365]+1" office:value-type="float" office:value="3721">
            <text:p>3721</text:p>
          </table:table-cell>
          <table:table-cell table:formula="of:=DEC2HEX([.AM366])" office:value-type="string" office:string-value="E89">
            <text:p>E89</text:p>
          </table:table-cell>
        </table:table-row>
        <table:table-row table:style-name="ro1">
          <table:table-cell office:value-type="string">
            <text:p>name2</text:p>
          </table:table-cell>
          <table:table-cell table:formula="of:=[.B366]+1" office:value-type="float" office:value="4">
            <text:p>4</text:p>
          </table:table-cell>
          <table:table-cell table:formula="of:=[.C366]+1" office:value-type="float" office:value="365">
            <text:p>365</text:p>
          </table:table-cell>
          <table:table-cell table:formula="of:=DEC2HEX([.C367])" office:value-type="string" office:string-value="16D">
            <text:p>16D</text:p>
          </table:table-cell>
          <table:table-cell office:value-type="string">
            <text:p>name2</text:p>
          </table:table-cell>
          <table:table-cell table:formula="of:=[.F366]+1" office:value-type="float" office:value="4">
            <text:p>4</text:p>
          </table:table-cell>
          <table:table-cell table:formula="of:=[.G366]+1" office:value-type="float" office:value="738">
            <text:p>738</text:p>
          </table:table-cell>
          <table:table-cell table:formula="of:=DEC2HEX([.G367])" office:value-type="string" office:string-value="2E2">
            <text:p>2E2</text:p>
          </table:table-cell>
          <table:table-cell office:value-type="string">
            <text:p>name2</text:p>
          </table:table-cell>
          <table:table-cell table:formula="of:=[.J366]+1" office:value-type="float" office:value="4">
            <text:p>4</text:p>
          </table:table-cell>
          <table:table-cell table:formula="of:=[.K366]+1" office:value-type="float" office:value="1111">
            <text:p>1111</text:p>
          </table:table-cell>
          <table:table-cell table:formula="of:=DEC2HEX([.K367])" office:value-type="string" office:string-value="457">
            <text:p>457</text:p>
          </table:table-cell>
          <table:table-cell office:value-type="string">
            <text:p>name2</text:p>
          </table:table-cell>
          <table:table-cell table:formula="of:=[.N366]+1" office:value-type="float" office:value="4">
            <text:p>4</text:p>
          </table:table-cell>
          <table:table-cell table:formula="of:=[.O366]+1" office:value-type="float" office:value="1484">
            <text:p>1484</text:p>
          </table:table-cell>
          <table:table-cell table:formula="of:=DEC2HEX([.O367])" office:value-type="string" office:string-value="5CC">
            <text:p>5CC</text:p>
          </table:table-cell>
          <table:table-cell office:value-type="string">
            <text:p>name2</text:p>
          </table:table-cell>
          <table:table-cell table:formula="of:=[.R366]+1" office:value-type="float" office:value="4">
            <text:p>4</text:p>
          </table:table-cell>
          <table:table-cell table:formula="of:=[.S366]+1" office:value-type="float" office:value="1857">
            <text:p>1857</text:p>
          </table:table-cell>
          <table:table-cell table:formula="of:=DEC2HEX([.S367])" office:value-type="string" office:string-value="741">
            <text:p>741</text:p>
          </table:table-cell>
          <table:table-cell office:value-type="string">
            <text:p>name2</text:p>
          </table:table-cell>
          <table:table-cell table:formula="of:=[.V366]+1" office:value-type="float" office:value="4">
            <text:p>4</text:p>
          </table:table-cell>
          <table:table-cell table:formula="of:=[.W366]+1" office:value-type="float" office:value="2230">
            <text:p>2230</text:p>
          </table:table-cell>
          <table:table-cell table:formula="of:=DEC2HEX([.W367])" office:value-type="string" office:string-value="8B6">
            <text:p>8B6</text:p>
          </table:table-cell>
          <table:table-cell office:value-type="string">
            <text:p>name2</text:p>
          </table:table-cell>
          <table:table-cell table:formula="of:=[.Z366]+1" office:value-type="float" office:value="4">
            <text:p>4</text:p>
          </table:table-cell>
          <table:table-cell table:style-name="ce2" table:formula="of:=[.AA366]+1" office:value-type="float" office:value="2603">
            <text:p>2603</text:p>
          </table:table-cell>
          <table:table-cell table:formula="of:=DEC2HEX([.AA367])" office:value-type="string" office:string-value="A2B">
            <text:p>A2B</text:p>
          </table:table-cell>
          <table:table-cell office:value-type="string">
            <text:p>name2</text:p>
          </table:table-cell>
          <table:table-cell table:formula="of:=[.AD366]+1" office:value-type="float" office:value="4">
            <text:p>4</text:p>
          </table:table-cell>
          <table:table-cell table:style-name="ce2" table:formula="of:=[.AE366]+1" office:value-type="float" office:value="2976">
            <text:p>2976</text:p>
          </table:table-cell>
          <table:table-cell table:formula="of:=DEC2HEX([.AE367])" office:value-type="string" office:string-value="BA0">
            <text:p>BA0</text:p>
          </table:table-cell>
          <table:table-cell office:value-type="string">
            <text:p>name2</text:p>
          </table:table-cell>
          <table:table-cell table:formula="of:=[.AH366]+1" office:value-type="float" office:value="4">
            <text:p>4</text:p>
          </table:table-cell>
          <table:table-cell table:style-name="ce2" table:formula="of:=[.AI366]+1" office:value-type="float" office:value="3349">
            <text:p>3349</text:p>
          </table:table-cell>
          <table:table-cell table:formula="of:=DEC2HEX([.AI367])" office:value-type="string" office:string-value="D15">
            <text:p>D15</text:p>
          </table:table-cell>
          <table:table-cell office:value-type="string">
            <text:p>name2</text:p>
          </table:table-cell>
          <table:table-cell table:formula="of:=[.AL366]+1" office:value-type="float" office:value="4">
            <text:p>4</text:p>
          </table:table-cell>
          <table:table-cell table:style-name="ce2" table:formula="of:=[.AM366]+1" office:value-type="float" office:value="3722">
            <text:p>3722</text:p>
          </table:table-cell>
          <table:table-cell table:formula="of:=DEC2HEX([.AM367])" office:value-type="string" office:string-value="E8A">
            <text:p>E8A</text:p>
          </table:table-cell>
        </table:table-row>
        <table:table-row table:style-name="ro1">
          <table:table-cell office:value-type="string">
            <text:p>name3</text:p>
          </table:table-cell>
          <table:table-cell table:formula="of:=[.B367]+1" office:value-type="float" office:value="5">
            <text:p>5</text:p>
          </table:table-cell>
          <table:table-cell table:formula="of:=[.C367]+1" office:value-type="float" office:value="366">
            <text:p>366</text:p>
          </table:table-cell>
          <table:table-cell table:formula="of:=DEC2HEX([.C368])" office:value-type="string" office:string-value="16E">
            <text:p>16E</text:p>
          </table:table-cell>
          <table:table-cell office:value-type="string">
            <text:p>name3</text:p>
          </table:table-cell>
          <table:table-cell table:formula="of:=[.F367]+1" office:value-type="float" office:value="5">
            <text:p>5</text:p>
          </table:table-cell>
          <table:table-cell table:formula="of:=[.G367]+1" office:value-type="float" office:value="739">
            <text:p>739</text:p>
          </table:table-cell>
          <table:table-cell table:formula="of:=DEC2HEX([.G368])" office:value-type="string" office:string-value="2E3">
            <text:p>2E3</text:p>
          </table:table-cell>
          <table:table-cell office:value-type="string">
            <text:p>name3</text:p>
          </table:table-cell>
          <table:table-cell table:formula="of:=[.J367]+1" office:value-type="float" office:value="5">
            <text:p>5</text:p>
          </table:table-cell>
          <table:table-cell table:formula="of:=[.K367]+1" office:value-type="float" office:value="1112">
            <text:p>1112</text:p>
          </table:table-cell>
          <table:table-cell table:formula="of:=DEC2HEX([.K368])" office:value-type="string" office:string-value="458">
            <text:p>458</text:p>
          </table:table-cell>
          <table:table-cell office:value-type="string">
            <text:p>name3</text:p>
          </table:table-cell>
          <table:table-cell table:formula="of:=[.N367]+1" office:value-type="float" office:value="5">
            <text:p>5</text:p>
          </table:table-cell>
          <table:table-cell table:formula="of:=[.O367]+1" office:value-type="float" office:value="1485">
            <text:p>1485</text:p>
          </table:table-cell>
          <table:table-cell table:formula="of:=DEC2HEX([.O368])" office:value-type="string" office:string-value="5CD">
            <text:p>5CD</text:p>
          </table:table-cell>
          <table:table-cell office:value-type="string">
            <text:p>name3</text:p>
          </table:table-cell>
          <table:table-cell table:formula="of:=[.R367]+1" office:value-type="float" office:value="5">
            <text:p>5</text:p>
          </table:table-cell>
          <table:table-cell table:formula="of:=[.S367]+1" office:value-type="float" office:value="1858">
            <text:p>1858</text:p>
          </table:table-cell>
          <table:table-cell table:formula="of:=DEC2HEX([.S368])" office:value-type="string" office:string-value="742">
            <text:p>742</text:p>
          </table:table-cell>
          <table:table-cell office:value-type="string">
            <text:p>name3</text:p>
          </table:table-cell>
          <table:table-cell table:formula="of:=[.V367]+1" office:value-type="float" office:value="5">
            <text:p>5</text:p>
          </table:table-cell>
          <table:table-cell table:formula="of:=[.W367]+1" office:value-type="float" office:value="2231">
            <text:p>2231</text:p>
          </table:table-cell>
          <table:table-cell table:formula="of:=DEC2HEX([.W368])" office:value-type="string" office:string-value="8B7">
            <text:p>8B7</text:p>
          </table:table-cell>
          <table:table-cell office:value-type="string">
            <text:p>name3</text:p>
          </table:table-cell>
          <table:table-cell table:formula="of:=[.Z367]+1" office:value-type="float" office:value="5">
            <text:p>5</text:p>
          </table:table-cell>
          <table:table-cell table:style-name="ce2" table:formula="of:=[.AA367]+1" office:value-type="float" office:value="2604">
            <text:p>2604</text:p>
          </table:table-cell>
          <table:table-cell table:formula="of:=DEC2HEX([.AA368])" office:value-type="string" office:string-value="A2C">
            <text:p>A2C</text:p>
          </table:table-cell>
          <table:table-cell office:value-type="string">
            <text:p>name3</text:p>
          </table:table-cell>
          <table:table-cell table:formula="of:=[.AD367]+1" office:value-type="float" office:value="5">
            <text:p>5</text:p>
          </table:table-cell>
          <table:table-cell table:style-name="ce2" table:formula="of:=[.AE367]+1" office:value-type="float" office:value="2977">
            <text:p>2977</text:p>
          </table:table-cell>
          <table:table-cell table:formula="of:=DEC2HEX([.AE368])" office:value-type="string" office:string-value="BA1">
            <text:p>BA1</text:p>
          </table:table-cell>
          <table:table-cell office:value-type="string">
            <text:p>name3</text:p>
          </table:table-cell>
          <table:table-cell table:formula="of:=[.AH367]+1" office:value-type="float" office:value="5">
            <text:p>5</text:p>
          </table:table-cell>
          <table:table-cell table:style-name="ce2" table:formula="of:=[.AI367]+1" office:value-type="float" office:value="3350">
            <text:p>3350</text:p>
          </table:table-cell>
          <table:table-cell table:formula="of:=DEC2HEX([.AI368])" office:value-type="string" office:string-value="D16">
            <text:p>D16</text:p>
          </table:table-cell>
          <table:table-cell office:value-type="string">
            <text:p>name3</text:p>
          </table:table-cell>
          <table:table-cell table:formula="of:=[.AL367]+1" office:value-type="float" office:value="5">
            <text:p>5</text:p>
          </table:table-cell>
          <table:table-cell table:style-name="ce2" table:formula="of:=[.AM367]+1" office:value-type="float" office:value="3723">
            <text:p>3723</text:p>
          </table:table-cell>
          <table:table-cell table:formula="of:=DEC2HEX([.AM368])" office:value-type="string" office:string-value="E8B">
            <text:p>E8B</text:p>
          </table:table-cell>
        </table:table-row>
        <table:table-row table:style-name="ro1">
          <table:table-cell office:value-type="string">
            <text:p>name4</text:p>
          </table:table-cell>
          <table:table-cell table:formula="of:=[.B368]+1" office:value-type="float" office:value="6">
            <text:p>6</text:p>
          </table:table-cell>
          <table:table-cell table:formula="of:=[.C368]+1" office:value-type="float" office:value="367">
            <text:p>367</text:p>
          </table:table-cell>
          <table:table-cell table:formula="of:=DEC2HEX([.C369])" office:value-type="string" office:string-value="16F">
            <text:p>16F</text:p>
          </table:table-cell>
          <table:table-cell office:value-type="string">
            <text:p>name4</text:p>
          </table:table-cell>
          <table:table-cell table:formula="of:=[.F368]+1" office:value-type="float" office:value="6">
            <text:p>6</text:p>
          </table:table-cell>
          <table:table-cell table:formula="of:=[.G368]+1" office:value-type="float" office:value="740">
            <text:p>740</text:p>
          </table:table-cell>
          <table:table-cell table:formula="of:=DEC2HEX([.G369])" office:value-type="string" office:string-value="2E4">
            <text:p>2E4</text:p>
          </table:table-cell>
          <table:table-cell office:value-type="string">
            <text:p>name4</text:p>
          </table:table-cell>
          <table:table-cell table:formula="of:=[.J368]+1" office:value-type="float" office:value="6">
            <text:p>6</text:p>
          </table:table-cell>
          <table:table-cell table:formula="of:=[.K368]+1" office:value-type="float" office:value="1113">
            <text:p>1113</text:p>
          </table:table-cell>
          <table:table-cell table:formula="of:=DEC2HEX([.K369])" office:value-type="string" office:string-value="459">
            <text:p>459</text:p>
          </table:table-cell>
          <table:table-cell office:value-type="string">
            <text:p>name4</text:p>
          </table:table-cell>
          <table:table-cell table:formula="of:=[.N368]+1" office:value-type="float" office:value="6">
            <text:p>6</text:p>
          </table:table-cell>
          <table:table-cell table:formula="of:=[.O368]+1" office:value-type="float" office:value="1486">
            <text:p>1486</text:p>
          </table:table-cell>
          <table:table-cell table:formula="of:=DEC2HEX([.O369])" office:value-type="string" office:string-value="5CE">
            <text:p>5CE</text:p>
          </table:table-cell>
          <table:table-cell office:value-type="string">
            <text:p>name4</text:p>
          </table:table-cell>
          <table:table-cell table:formula="of:=[.R368]+1" office:value-type="float" office:value="6">
            <text:p>6</text:p>
          </table:table-cell>
          <table:table-cell table:formula="of:=[.S368]+1" office:value-type="float" office:value="1859">
            <text:p>1859</text:p>
          </table:table-cell>
          <table:table-cell table:formula="of:=DEC2HEX([.S369])" office:value-type="string" office:string-value="743">
            <text:p>743</text:p>
          </table:table-cell>
          <table:table-cell office:value-type="string">
            <text:p>name4</text:p>
          </table:table-cell>
          <table:table-cell table:formula="of:=[.V368]+1" office:value-type="float" office:value="6">
            <text:p>6</text:p>
          </table:table-cell>
          <table:table-cell table:formula="of:=[.W368]+1" office:value-type="float" office:value="2232">
            <text:p>2232</text:p>
          </table:table-cell>
          <table:table-cell table:formula="of:=DEC2HEX([.W369])" office:value-type="string" office:string-value="8B8">
            <text:p>8B8</text:p>
          </table:table-cell>
          <table:table-cell office:value-type="string">
            <text:p>name4</text:p>
          </table:table-cell>
          <table:table-cell table:formula="of:=[.Z368]+1" office:value-type="float" office:value="6">
            <text:p>6</text:p>
          </table:table-cell>
          <table:table-cell table:style-name="ce2" table:formula="of:=[.AA368]+1" office:value-type="float" office:value="2605">
            <text:p>2605</text:p>
          </table:table-cell>
          <table:table-cell table:formula="of:=DEC2HEX([.AA369])" office:value-type="string" office:string-value="A2D">
            <text:p>A2D</text:p>
          </table:table-cell>
          <table:table-cell office:value-type="string">
            <text:p>name4</text:p>
          </table:table-cell>
          <table:table-cell table:formula="of:=[.AD368]+1" office:value-type="float" office:value="6">
            <text:p>6</text:p>
          </table:table-cell>
          <table:table-cell table:style-name="ce2" table:formula="of:=[.AE368]+1" office:value-type="float" office:value="2978">
            <text:p>2978</text:p>
          </table:table-cell>
          <table:table-cell table:formula="of:=DEC2HEX([.AE369])" office:value-type="string" office:string-value="BA2">
            <text:p>BA2</text:p>
          </table:table-cell>
          <table:table-cell office:value-type="string">
            <text:p>name4</text:p>
          </table:table-cell>
          <table:table-cell table:formula="of:=[.AH368]+1" office:value-type="float" office:value="6">
            <text:p>6</text:p>
          </table:table-cell>
          <table:table-cell table:style-name="ce2" table:formula="of:=[.AI368]+1" office:value-type="float" office:value="3351">
            <text:p>3351</text:p>
          </table:table-cell>
          <table:table-cell table:formula="of:=DEC2HEX([.AI369])" office:value-type="string" office:string-value="D17">
            <text:p>D17</text:p>
          </table:table-cell>
          <table:table-cell office:value-type="string">
            <text:p>name4</text:p>
          </table:table-cell>
          <table:table-cell table:formula="of:=[.AL368]+1" office:value-type="float" office:value="6">
            <text:p>6</text:p>
          </table:table-cell>
          <table:table-cell table:style-name="ce2" table:formula="of:=[.AM368]+1" office:value-type="float" office:value="3724">
            <text:p>3724</text:p>
          </table:table-cell>
          <table:table-cell table:formula="of:=DEC2HEX([.AM369])" office:value-type="string" office:string-value="E8C">
            <text:p>E8C</text:p>
          </table:table-cell>
        </table:table-row>
        <table:table-row table:style-name="ro1">
          <table:table-cell office:value-type="string">
            <text:p>name5</text:p>
          </table:table-cell>
          <table:table-cell table:formula="of:=[.B369]+1" office:value-type="float" office:value="7">
            <text:p>7</text:p>
          </table:table-cell>
          <table:table-cell table:formula="of:=[.C369]+1" office:value-type="float" office:value="368">
            <text:p>368</text:p>
          </table:table-cell>
          <table:table-cell table:formula="of:=DEC2HEX([.C370])" office:value-type="string" office:string-value="170">
            <text:p>170</text:p>
          </table:table-cell>
          <table:table-cell office:value-type="string">
            <text:p>name5</text:p>
          </table:table-cell>
          <table:table-cell table:formula="of:=[.F369]+1" office:value-type="float" office:value="7">
            <text:p>7</text:p>
          </table:table-cell>
          <table:table-cell table:formula="of:=[.G369]+1" office:value-type="float" office:value="741">
            <text:p>741</text:p>
          </table:table-cell>
          <table:table-cell table:formula="of:=DEC2HEX([.G370])" office:value-type="string" office:string-value="2E5">
            <text:p>2E5</text:p>
          </table:table-cell>
          <table:table-cell office:value-type="string">
            <text:p>name5</text:p>
          </table:table-cell>
          <table:table-cell table:formula="of:=[.J369]+1" office:value-type="float" office:value="7">
            <text:p>7</text:p>
          </table:table-cell>
          <table:table-cell table:formula="of:=[.K369]+1" office:value-type="float" office:value="1114">
            <text:p>1114</text:p>
          </table:table-cell>
          <table:table-cell table:formula="of:=DEC2HEX([.K370])" office:value-type="string" office:string-value="45A">
            <text:p>45A</text:p>
          </table:table-cell>
          <table:table-cell office:value-type="string">
            <text:p>name5</text:p>
          </table:table-cell>
          <table:table-cell table:formula="of:=[.N369]+1" office:value-type="float" office:value="7">
            <text:p>7</text:p>
          </table:table-cell>
          <table:table-cell table:formula="of:=[.O369]+1" office:value-type="float" office:value="1487">
            <text:p>1487</text:p>
          </table:table-cell>
          <table:table-cell table:formula="of:=DEC2HEX([.O370])" office:value-type="string" office:string-value="5CF">
            <text:p>5CF</text:p>
          </table:table-cell>
          <table:table-cell office:value-type="string">
            <text:p>name5</text:p>
          </table:table-cell>
          <table:table-cell table:formula="of:=[.R369]+1" office:value-type="float" office:value="7">
            <text:p>7</text:p>
          </table:table-cell>
          <table:table-cell table:formula="of:=[.S369]+1" office:value-type="float" office:value="1860">
            <text:p>1860</text:p>
          </table:table-cell>
          <table:table-cell table:formula="of:=DEC2HEX([.S370])" office:value-type="string" office:string-value="744">
            <text:p>744</text:p>
          </table:table-cell>
          <table:table-cell office:value-type="string">
            <text:p>name5</text:p>
          </table:table-cell>
          <table:table-cell table:formula="of:=[.V369]+1" office:value-type="float" office:value="7">
            <text:p>7</text:p>
          </table:table-cell>
          <table:table-cell table:formula="of:=[.W369]+1" office:value-type="float" office:value="2233">
            <text:p>2233</text:p>
          </table:table-cell>
          <table:table-cell table:formula="of:=DEC2HEX([.W370])" office:value-type="string" office:string-value="8B9">
            <text:p>8B9</text:p>
          </table:table-cell>
          <table:table-cell office:value-type="string">
            <text:p>name5</text:p>
          </table:table-cell>
          <table:table-cell table:formula="of:=[.Z369]+1" office:value-type="float" office:value="7">
            <text:p>7</text:p>
          </table:table-cell>
          <table:table-cell table:style-name="ce2" table:formula="of:=[.AA369]+1" office:value-type="float" office:value="2606">
            <text:p>2606</text:p>
          </table:table-cell>
          <table:table-cell table:formula="of:=DEC2HEX([.AA370])" office:value-type="string" office:string-value="A2E">
            <text:p>A2E</text:p>
          </table:table-cell>
          <table:table-cell office:value-type="string">
            <text:p>name5</text:p>
          </table:table-cell>
          <table:table-cell table:formula="of:=[.AD369]+1" office:value-type="float" office:value="7">
            <text:p>7</text:p>
          </table:table-cell>
          <table:table-cell table:style-name="ce2" table:formula="of:=[.AE369]+1" office:value-type="float" office:value="2979">
            <text:p>2979</text:p>
          </table:table-cell>
          <table:table-cell table:formula="of:=DEC2HEX([.AE370])" office:value-type="string" office:string-value="BA3">
            <text:p>BA3</text:p>
          </table:table-cell>
          <table:table-cell office:value-type="string">
            <text:p>name5</text:p>
          </table:table-cell>
          <table:table-cell table:formula="of:=[.AH369]+1" office:value-type="float" office:value="7">
            <text:p>7</text:p>
          </table:table-cell>
          <table:table-cell table:style-name="ce2" table:formula="of:=[.AI369]+1" office:value-type="float" office:value="3352">
            <text:p>3352</text:p>
          </table:table-cell>
          <table:table-cell table:formula="of:=DEC2HEX([.AI370])" office:value-type="string" office:string-value="D18">
            <text:p>D18</text:p>
          </table:table-cell>
          <table:table-cell office:value-type="string">
            <text:p>name5</text:p>
          </table:table-cell>
          <table:table-cell table:formula="of:=[.AL369]+1" office:value-type="float" office:value="7">
            <text:p>7</text:p>
          </table:table-cell>
          <table:table-cell table:style-name="ce2" table:formula="of:=[.AM369]+1" office:value-type="float" office:value="3725">
            <text:p>3725</text:p>
          </table:table-cell>
          <table:table-cell table:formula="of:=DEC2HEX([.AM370])" office:value-type="string" office:string-value="E8D">
            <text:p>E8D</text:p>
          </table:table-cell>
        </table:table-row>
        <table:table-row table:style-name="ro1">
          <table:table-cell office:value-type="string">
            <text:p>name6</text:p>
          </table:table-cell>
          <table:table-cell table:formula="of:=[.B370]+1" office:value-type="float" office:value="8">
            <text:p>8</text:p>
          </table:table-cell>
          <table:table-cell table:formula="of:=[.C370]+1" office:value-type="float" office:value="369">
            <text:p>369</text:p>
          </table:table-cell>
          <table:table-cell table:formula="of:=DEC2HEX([.C371])" office:value-type="string" office:string-value="171">
            <text:p>171</text:p>
          </table:table-cell>
          <table:table-cell office:value-type="string">
            <text:p>name6</text:p>
          </table:table-cell>
          <table:table-cell table:formula="of:=[.F370]+1" office:value-type="float" office:value="8">
            <text:p>8</text:p>
          </table:table-cell>
          <table:table-cell table:formula="of:=[.G370]+1" office:value-type="float" office:value="742">
            <text:p>742</text:p>
          </table:table-cell>
          <table:table-cell table:formula="of:=DEC2HEX([.G371])" office:value-type="string" office:string-value="2E6">
            <text:p>2E6</text:p>
          </table:table-cell>
          <table:table-cell office:value-type="string">
            <text:p>name6</text:p>
          </table:table-cell>
          <table:table-cell table:formula="of:=[.J370]+1" office:value-type="float" office:value="8">
            <text:p>8</text:p>
          </table:table-cell>
          <table:table-cell table:formula="of:=[.K370]+1" office:value-type="float" office:value="1115">
            <text:p>1115</text:p>
          </table:table-cell>
          <table:table-cell table:formula="of:=DEC2HEX([.K371])" office:value-type="string" office:string-value="45B">
            <text:p>45B</text:p>
          </table:table-cell>
          <table:table-cell office:value-type="string">
            <text:p>name6</text:p>
          </table:table-cell>
          <table:table-cell table:formula="of:=[.N370]+1" office:value-type="float" office:value="8">
            <text:p>8</text:p>
          </table:table-cell>
          <table:table-cell table:formula="of:=[.O370]+1" office:value-type="float" office:value="1488">
            <text:p>1488</text:p>
          </table:table-cell>
          <table:table-cell table:formula="of:=DEC2HEX([.O371])" office:value-type="string" office:string-value="5D0">
            <text:p>5D0</text:p>
          </table:table-cell>
          <table:table-cell office:value-type="string">
            <text:p>name6</text:p>
          </table:table-cell>
          <table:table-cell table:formula="of:=[.R370]+1" office:value-type="float" office:value="8">
            <text:p>8</text:p>
          </table:table-cell>
          <table:table-cell table:formula="of:=[.S370]+1" office:value-type="float" office:value="1861">
            <text:p>1861</text:p>
          </table:table-cell>
          <table:table-cell table:formula="of:=DEC2HEX([.S371])" office:value-type="string" office:string-value="745">
            <text:p>745</text:p>
          </table:table-cell>
          <table:table-cell office:value-type="string">
            <text:p>name6</text:p>
          </table:table-cell>
          <table:table-cell table:formula="of:=[.V370]+1" office:value-type="float" office:value="8">
            <text:p>8</text:p>
          </table:table-cell>
          <table:table-cell table:formula="of:=[.W370]+1" office:value-type="float" office:value="2234">
            <text:p>2234</text:p>
          </table:table-cell>
          <table:table-cell table:formula="of:=DEC2HEX([.W371])" office:value-type="string" office:string-value="8BA">
            <text:p>8BA</text:p>
          </table:table-cell>
          <table:table-cell office:value-type="string">
            <text:p>name6</text:p>
          </table:table-cell>
          <table:table-cell table:formula="of:=[.Z370]+1" office:value-type="float" office:value="8">
            <text:p>8</text:p>
          </table:table-cell>
          <table:table-cell table:style-name="ce2" table:formula="of:=[.AA370]+1" office:value-type="float" office:value="2607">
            <text:p>2607</text:p>
          </table:table-cell>
          <table:table-cell table:formula="of:=DEC2HEX([.AA371])" office:value-type="string" office:string-value="A2F">
            <text:p>A2F</text:p>
          </table:table-cell>
          <table:table-cell office:value-type="string">
            <text:p>name6</text:p>
          </table:table-cell>
          <table:table-cell table:formula="of:=[.AD370]+1" office:value-type="float" office:value="8">
            <text:p>8</text:p>
          </table:table-cell>
          <table:table-cell table:style-name="ce2" table:formula="of:=[.AE370]+1" office:value-type="float" office:value="2980">
            <text:p>2980</text:p>
          </table:table-cell>
          <table:table-cell table:formula="of:=DEC2HEX([.AE371])" office:value-type="string" office:string-value="BA4">
            <text:p>BA4</text:p>
          </table:table-cell>
          <table:table-cell office:value-type="string">
            <text:p>name6</text:p>
          </table:table-cell>
          <table:table-cell table:formula="of:=[.AH370]+1" office:value-type="float" office:value="8">
            <text:p>8</text:p>
          </table:table-cell>
          <table:table-cell table:style-name="ce2" table:formula="of:=[.AI370]+1" office:value-type="float" office:value="3353">
            <text:p>3353</text:p>
          </table:table-cell>
          <table:table-cell table:formula="of:=DEC2HEX([.AI371])" office:value-type="string" office:string-value="D19">
            <text:p>D19</text:p>
          </table:table-cell>
          <table:table-cell office:value-type="string">
            <text:p>name6</text:p>
          </table:table-cell>
          <table:table-cell table:formula="of:=[.AL370]+1" office:value-type="float" office:value="8">
            <text:p>8</text:p>
          </table:table-cell>
          <table:table-cell table:style-name="ce2" table:formula="of:=[.AM370]+1" office:value-type="float" office:value="3726">
            <text:p>3726</text:p>
          </table:table-cell>
          <table:table-cell table:formula="of:=DEC2HEX([.AM371])" office:value-type="string" office:string-value="E8E">
            <text:p>E8E</text:p>
          </table:table-cell>
        </table:table-row>
        <table:table-row table:style-name="ro1">
          <table:table-cell office:value-type="string">
            <text:p>name7</text:p>
          </table:table-cell>
          <table:table-cell table:formula="of:=[.B371]+1" office:value-type="float" office:value="9">
            <text:p>9</text:p>
          </table:table-cell>
          <table:table-cell table:formula="of:=[.C371]+1" office:value-type="float" office:value="370">
            <text:p>370</text:p>
          </table:table-cell>
          <table:table-cell table:formula="of:=DEC2HEX([.C372])" office:value-type="string" office:string-value="172">
            <text:p>172</text:p>
          </table:table-cell>
          <table:table-cell office:value-type="string">
            <text:p>name7</text:p>
          </table:table-cell>
          <table:table-cell table:formula="of:=[.F371]+1" office:value-type="float" office:value="9">
            <text:p>9</text:p>
          </table:table-cell>
          <table:table-cell table:formula="of:=[.G371]+1" office:value-type="float" office:value="743">
            <text:p>743</text:p>
          </table:table-cell>
          <table:table-cell table:formula="of:=DEC2HEX([.G372])" office:value-type="string" office:string-value="2E7">
            <text:p>2E7</text:p>
          </table:table-cell>
          <table:table-cell office:value-type="string">
            <text:p>name7</text:p>
          </table:table-cell>
          <table:table-cell table:formula="of:=[.J371]+1" office:value-type="float" office:value="9">
            <text:p>9</text:p>
          </table:table-cell>
          <table:table-cell table:formula="of:=[.K371]+1" office:value-type="float" office:value="1116">
            <text:p>1116</text:p>
          </table:table-cell>
          <table:table-cell table:formula="of:=DEC2HEX([.K372])" office:value-type="string" office:string-value="45C">
            <text:p>45C</text:p>
          </table:table-cell>
          <table:table-cell office:value-type="string">
            <text:p>name7</text:p>
          </table:table-cell>
          <table:table-cell table:formula="of:=[.N371]+1" office:value-type="float" office:value="9">
            <text:p>9</text:p>
          </table:table-cell>
          <table:table-cell table:formula="of:=[.O371]+1" office:value-type="float" office:value="1489">
            <text:p>1489</text:p>
          </table:table-cell>
          <table:table-cell table:formula="of:=DEC2HEX([.O372])" office:value-type="string" office:string-value="5D1">
            <text:p>5D1</text:p>
          </table:table-cell>
          <table:table-cell office:value-type="string">
            <text:p>name7</text:p>
          </table:table-cell>
          <table:table-cell table:formula="of:=[.R371]+1" office:value-type="float" office:value="9">
            <text:p>9</text:p>
          </table:table-cell>
          <table:table-cell table:formula="of:=[.S371]+1" office:value-type="float" office:value="1862">
            <text:p>1862</text:p>
          </table:table-cell>
          <table:table-cell table:formula="of:=DEC2HEX([.S372])" office:value-type="string" office:string-value="746">
            <text:p>746</text:p>
          </table:table-cell>
          <table:table-cell office:value-type="string">
            <text:p>name7</text:p>
          </table:table-cell>
          <table:table-cell table:formula="of:=[.V371]+1" office:value-type="float" office:value="9">
            <text:p>9</text:p>
          </table:table-cell>
          <table:table-cell table:formula="of:=[.W371]+1" office:value-type="float" office:value="2235">
            <text:p>2235</text:p>
          </table:table-cell>
          <table:table-cell table:formula="of:=DEC2HEX([.W372])" office:value-type="string" office:string-value="8BB">
            <text:p>8BB</text:p>
          </table:table-cell>
          <table:table-cell office:value-type="string">
            <text:p>name7</text:p>
          </table:table-cell>
          <table:table-cell table:formula="of:=[.Z371]+1" office:value-type="float" office:value="9">
            <text:p>9</text:p>
          </table:table-cell>
          <table:table-cell table:style-name="ce2" table:formula="of:=[.AA371]+1" office:value-type="float" office:value="2608">
            <text:p>2608</text:p>
          </table:table-cell>
          <table:table-cell table:formula="of:=DEC2HEX([.AA372])" office:value-type="string" office:string-value="A30">
            <text:p>A30</text:p>
          </table:table-cell>
          <table:table-cell office:value-type="string">
            <text:p>name7</text:p>
          </table:table-cell>
          <table:table-cell table:formula="of:=[.AD371]+1" office:value-type="float" office:value="9">
            <text:p>9</text:p>
          </table:table-cell>
          <table:table-cell table:style-name="ce2" table:formula="of:=[.AE371]+1" office:value-type="float" office:value="2981">
            <text:p>2981</text:p>
          </table:table-cell>
          <table:table-cell table:formula="of:=DEC2HEX([.AE372])" office:value-type="string" office:string-value="BA5">
            <text:p>BA5</text:p>
          </table:table-cell>
          <table:table-cell office:value-type="string">
            <text:p>name7</text:p>
          </table:table-cell>
          <table:table-cell table:formula="of:=[.AH371]+1" office:value-type="float" office:value="9">
            <text:p>9</text:p>
          </table:table-cell>
          <table:table-cell table:style-name="ce2" table:formula="of:=[.AI371]+1" office:value-type="float" office:value="3354">
            <text:p>3354</text:p>
          </table:table-cell>
          <table:table-cell table:formula="of:=DEC2HEX([.AI372])" office:value-type="string" office:string-value="D1A">
            <text:p>D1A</text:p>
          </table:table-cell>
          <table:table-cell office:value-type="string">
            <text:p>name7</text:p>
          </table:table-cell>
          <table:table-cell table:formula="of:=[.AL371]+1" office:value-type="float" office:value="9">
            <text:p>9</text:p>
          </table:table-cell>
          <table:table-cell table:style-name="ce2" table:formula="of:=[.AM371]+1" office:value-type="float" office:value="3727">
            <text:p>3727</text:p>
          </table:table-cell>
          <table:table-cell table:formula="of:=DEC2HEX([.AM372])" office:value-type="string" office:string-value="E8F">
            <text:p>E8F</text:p>
          </table:table-cell>
        </table:table-row>
        <table:table-row table:style-name="ro1">
          <table:table-cell office:value-type="string">
            <text:p>name8</text:p>
          </table:table-cell>
          <table:table-cell table:formula="of:=[.B372]+1" office:value-type="float" office:value="10">
            <text:p>10</text:p>
          </table:table-cell>
          <table:table-cell table:formula="of:=[.C372]+1" office:value-type="float" office:value="371">
            <text:p>371</text:p>
          </table:table-cell>
          <table:table-cell table:formula="of:=DEC2HEX([.C373])" office:value-type="string" office:string-value="173">
            <text:p>173</text:p>
          </table:table-cell>
          <table:table-cell office:value-type="string">
            <text:p>name8</text:p>
          </table:table-cell>
          <table:table-cell table:formula="of:=[.F372]+1" office:value-type="float" office:value="10">
            <text:p>10</text:p>
          </table:table-cell>
          <table:table-cell table:formula="of:=[.G372]+1" office:value-type="float" office:value="744">
            <text:p>744</text:p>
          </table:table-cell>
          <table:table-cell table:formula="of:=DEC2HEX([.G373])" office:value-type="string" office:string-value="2E8">
            <text:p>2E8</text:p>
          </table:table-cell>
          <table:table-cell office:value-type="string">
            <text:p>name8</text:p>
          </table:table-cell>
          <table:table-cell table:formula="of:=[.J372]+1" office:value-type="float" office:value="10">
            <text:p>10</text:p>
          </table:table-cell>
          <table:table-cell table:formula="of:=[.K372]+1" office:value-type="float" office:value="1117">
            <text:p>1117</text:p>
          </table:table-cell>
          <table:table-cell table:formula="of:=DEC2HEX([.K373])" office:value-type="string" office:string-value="45D">
            <text:p>45D</text:p>
          </table:table-cell>
          <table:table-cell office:value-type="string">
            <text:p>name8</text:p>
          </table:table-cell>
          <table:table-cell table:formula="of:=[.N372]+1" office:value-type="float" office:value="10">
            <text:p>10</text:p>
          </table:table-cell>
          <table:table-cell table:formula="of:=[.O372]+1" office:value-type="float" office:value="1490">
            <text:p>1490</text:p>
          </table:table-cell>
          <table:table-cell table:formula="of:=DEC2HEX([.O373])" office:value-type="string" office:string-value="5D2">
            <text:p>5D2</text:p>
          </table:table-cell>
          <table:table-cell office:value-type="string">
            <text:p>name8</text:p>
          </table:table-cell>
          <table:table-cell table:formula="of:=[.R372]+1" office:value-type="float" office:value="10">
            <text:p>10</text:p>
          </table:table-cell>
          <table:table-cell table:formula="of:=[.S372]+1" office:value-type="float" office:value="1863">
            <text:p>1863</text:p>
          </table:table-cell>
          <table:table-cell table:formula="of:=DEC2HEX([.S373])" office:value-type="string" office:string-value="747">
            <text:p>747</text:p>
          </table:table-cell>
          <table:table-cell office:value-type="string">
            <text:p>name8</text:p>
          </table:table-cell>
          <table:table-cell table:formula="of:=[.V372]+1" office:value-type="float" office:value="10">
            <text:p>10</text:p>
          </table:table-cell>
          <table:table-cell table:formula="of:=[.W372]+1" office:value-type="float" office:value="2236">
            <text:p>2236</text:p>
          </table:table-cell>
          <table:table-cell table:formula="of:=DEC2HEX([.W373])" office:value-type="string" office:string-value="8BC">
            <text:p>8BC</text:p>
          </table:table-cell>
          <table:table-cell office:value-type="string">
            <text:p>name8</text:p>
          </table:table-cell>
          <table:table-cell table:formula="of:=[.Z372]+1" office:value-type="float" office:value="10">
            <text:p>10</text:p>
          </table:table-cell>
          <table:table-cell table:style-name="ce2" table:formula="of:=[.AA372]+1" office:value-type="float" office:value="2609">
            <text:p>2609</text:p>
          </table:table-cell>
          <table:table-cell table:formula="of:=DEC2HEX([.AA373])" office:value-type="string" office:string-value="A31">
            <text:p>A31</text:p>
          </table:table-cell>
          <table:table-cell office:value-type="string">
            <text:p>name8</text:p>
          </table:table-cell>
          <table:table-cell table:formula="of:=[.AD372]+1" office:value-type="float" office:value="10">
            <text:p>10</text:p>
          </table:table-cell>
          <table:table-cell table:style-name="ce2" table:formula="of:=[.AE372]+1" office:value-type="float" office:value="2982">
            <text:p>2982</text:p>
          </table:table-cell>
          <table:table-cell table:formula="of:=DEC2HEX([.AE373])" office:value-type="string" office:string-value="BA6">
            <text:p>BA6</text:p>
          </table:table-cell>
          <table:table-cell office:value-type="string">
            <text:p>name8</text:p>
          </table:table-cell>
          <table:table-cell table:formula="of:=[.AH372]+1" office:value-type="float" office:value="10">
            <text:p>10</text:p>
          </table:table-cell>
          <table:table-cell table:style-name="ce2" table:formula="of:=[.AI372]+1" office:value-type="float" office:value="3355">
            <text:p>3355</text:p>
          </table:table-cell>
          <table:table-cell table:formula="of:=DEC2HEX([.AI373])" office:value-type="string" office:string-value="D1B">
            <text:p>D1B</text:p>
          </table:table-cell>
          <table:table-cell office:value-type="string">
            <text:p>name8</text:p>
          </table:table-cell>
          <table:table-cell table:formula="of:=[.AL372]+1" office:value-type="float" office:value="10">
            <text:p>10</text:p>
          </table:table-cell>
          <table:table-cell table:style-name="ce2" table:formula="of:=[.AM372]+1" office:value-type="float" office:value="3728">
            <text:p>3728</text:p>
          </table:table-cell>
          <table:table-cell table:formula="of:=DEC2HEX([.AM373])" office:value-type="string" office:string-value="E90">
            <text:p>E90</text:p>
          </table:table-cell>
        </table:table-row>
        <table:table-row table:style-name="ro1">
          <table:table-cell office:value-type="string">
            <text:p>name9</text:p>
          </table:table-cell>
          <table:table-cell table:formula="of:=[.B373]+1" office:value-type="float" office:value="11">
            <text:p>11</text:p>
          </table:table-cell>
          <table:table-cell table:formula="of:=[.C373]+1" office:value-type="float" office:value="372">
            <text:p>372</text:p>
          </table:table-cell>
          <table:table-cell table:formula="of:=DEC2HEX([.C374])" office:value-type="string" office:string-value="174">
            <text:p>174</text:p>
          </table:table-cell>
          <table:table-cell office:value-type="string">
            <text:p>name9</text:p>
          </table:table-cell>
          <table:table-cell table:formula="of:=[.F373]+1" office:value-type="float" office:value="11">
            <text:p>11</text:p>
          </table:table-cell>
          <table:table-cell table:formula="of:=[.G373]+1" office:value-type="float" office:value="745">
            <text:p>745</text:p>
          </table:table-cell>
          <table:table-cell table:formula="of:=DEC2HEX([.G374])" office:value-type="string" office:string-value="2E9">
            <text:p>2E9</text:p>
          </table:table-cell>
          <table:table-cell office:value-type="string">
            <text:p>name9</text:p>
          </table:table-cell>
          <table:table-cell table:formula="of:=[.J373]+1" office:value-type="float" office:value="11">
            <text:p>11</text:p>
          </table:table-cell>
          <table:table-cell table:formula="of:=[.K373]+1" office:value-type="float" office:value="1118">
            <text:p>1118</text:p>
          </table:table-cell>
          <table:table-cell table:formula="of:=DEC2HEX([.K374])" office:value-type="string" office:string-value="45E">
            <text:p>45E</text:p>
          </table:table-cell>
          <table:table-cell office:value-type="string">
            <text:p>name9</text:p>
          </table:table-cell>
          <table:table-cell table:formula="of:=[.N373]+1" office:value-type="float" office:value="11">
            <text:p>11</text:p>
          </table:table-cell>
          <table:table-cell table:formula="of:=[.O373]+1" office:value-type="float" office:value="1491">
            <text:p>1491</text:p>
          </table:table-cell>
          <table:table-cell table:formula="of:=DEC2HEX([.O374])" office:value-type="string" office:string-value="5D3">
            <text:p>5D3</text:p>
          </table:table-cell>
          <table:table-cell office:value-type="string">
            <text:p>name9</text:p>
          </table:table-cell>
          <table:table-cell table:formula="of:=[.R373]+1" office:value-type="float" office:value="11">
            <text:p>11</text:p>
          </table:table-cell>
          <table:table-cell table:formula="of:=[.S373]+1" office:value-type="float" office:value="1864">
            <text:p>1864</text:p>
          </table:table-cell>
          <table:table-cell table:formula="of:=DEC2HEX([.S374])" office:value-type="string" office:string-value="748">
            <text:p>748</text:p>
          </table:table-cell>
          <table:table-cell office:value-type="string">
            <text:p>name9</text:p>
          </table:table-cell>
          <table:table-cell table:formula="of:=[.V373]+1" office:value-type="float" office:value="11">
            <text:p>11</text:p>
          </table:table-cell>
          <table:table-cell table:formula="of:=[.W373]+1" office:value-type="float" office:value="2237">
            <text:p>2237</text:p>
          </table:table-cell>
          <table:table-cell table:formula="of:=DEC2HEX([.W374])" office:value-type="string" office:string-value="8BD">
            <text:p>8BD</text:p>
          </table:table-cell>
          <table:table-cell office:value-type="string">
            <text:p>name9</text:p>
          </table:table-cell>
          <table:table-cell table:formula="of:=[.Z373]+1" office:value-type="float" office:value="11">
            <text:p>11</text:p>
          </table:table-cell>
          <table:table-cell table:style-name="ce2" table:formula="of:=[.AA373]+1" office:value-type="float" office:value="2610">
            <text:p>2610</text:p>
          </table:table-cell>
          <table:table-cell table:formula="of:=DEC2HEX([.AA374])" office:value-type="string" office:string-value="A32">
            <text:p>A32</text:p>
          </table:table-cell>
          <table:table-cell office:value-type="string">
            <text:p>name9</text:p>
          </table:table-cell>
          <table:table-cell table:formula="of:=[.AD373]+1" office:value-type="float" office:value="11">
            <text:p>11</text:p>
          </table:table-cell>
          <table:table-cell table:style-name="ce2" table:formula="of:=[.AE373]+1" office:value-type="float" office:value="2983">
            <text:p>2983</text:p>
          </table:table-cell>
          <table:table-cell table:formula="of:=DEC2HEX([.AE374])" office:value-type="string" office:string-value="BA7">
            <text:p>BA7</text:p>
          </table:table-cell>
          <table:table-cell office:value-type="string">
            <text:p>name9</text:p>
          </table:table-cell>
          <table:table-cell table:formula="of:=[.AH373]+1" office:value-type="float" office:value="11">
            <text:p>11</text:p>
          </table:table-cell>
          <table:table-cell table:style-name="ce2" table:formula="of:=[.AI373]+1" office:value-type="float" office:value="3356">
            <text:p>3356</text:p>
          </table:table-cell>
          <table:table-cell table:formula="of:=DEC2HEX([.AI374])" office:value-type="string" office:string-value="D1C">
            <text:p>D1C</text:p>
          </table:table-cell>
          <table:table-cell office:value-type="string">
            <text:p>name9</text:p>
          </table:table-cell>
          <table:table-cell table:formula="of:=[.AL373]+1" office:value-type="float" office:value="11">
            <text:p>11</text:p>
          </table:table-cell>
          <table:table-cell table:style-name="ce2" table:formula="of:=[.AM373]+1" office:value-type="float" office:value="3729">
            <text:p>3729</text:p>
          </table:table-cell>
          <table:table-cell table:formula="of:=DEC2HEX([.AM374])" office:value-type="string" office:string-value="E91">
            <text:p>E91</text:p>
          </table:table-cell>
        </table:table-row>
        <table:table-row table:style-name="ro1" table:number-rows-repeated="1048201">
          <table:table-cell table:number-columns-repeated="40"/>
        </table:table-row>
        <table:table-row table:style-name="ro1">
          <table:table-cell table:number-columns-repeated="40"/>
        </table:table-row>
      </table:table>
      <table:table table:name="EEPacket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9" table:default-cell-style-name="Default"/>
        <table:table-column table:style-name="co20" table:default-cell-style-name="Default"/>
        <table:table-column table:style-name="co9" table:number-columns-repeated="8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size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mask</text:p>
          </table:table-cell>
          <table:table-cell table:number-columns-repeated="4"/>
          <table:table-cell office:value-type="string">
            <text:p>SIZE?? <text:s/>to include RF bytes on Send?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string">
            <text:p>INT</text:p>
          </table:table-cell>
          <table:table-cell office:value-type="string">
            <text:p>To RF Addr</text:p>
          </table:table-cell>
          <table:table-cell table:number-columns-repeated="11"/>
          <table:table-cell office:value-type="string">
            <text:p>Tx</text:p>
          </table:table-cell>
        </table:table-row>
        <table:table-row table:style-name="ro1">
          <table:table-cell table:formula="of:=[.A3]+1" office:value-type="float" office:value="1">
            <text:p>1</text:p>
          </table:table-cell>
          <table:table-cell table:style-name="ce2"/>
          <table:table-cell table:number-columns-repeated="12"/>
          <table:table-cell office:value-type="string">
            <text:p>PKT_PING</text:p>
          </table:table-cell>
        </table:table-row>
        <table:table-row table:style-name="ro1">
          <table:table-cell table:formula="of:=[.A4]+1" office:value-type="float" office:value="2">
            <text:p>2</text:p>
          </table:table-cell>
          <table:table-cell office:value-type="string">
            <text:p>BYTE</text:p>
          </table:table-cell>
          <table:table-cell office:value-type="string">
            <text:p>Channel (3b-Unused)</text:p>
          </table:table-cell>
          <table:table-cell table:number-columns-repeated="11"/>
          <table:table-cell office:value-type="string">
            <text:p>PKT_GETCONFIG</text:p>
          </table:table-cell>
        </table:table-row>
        <table:table-row table:style-name="ro1">
          <table:table-cell table:formula="of:=[.A5]+1" office:value-type="float" office:value="3">
            <text:p>3</text:p>
          </table:table-cell>
          <table:table-cell table:style-name="ce7" office:value-type="string">
            <text:p>INT</text:p>
          </table:table-cell>
          <table:table-cell office:value-type="string">
            <text:p>SecNet + PktSize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"/>
          <table:table-cell office:value-type="string">
            <text:p>PKT_GETVALS</text:p>
          </table:table-cell>
        </table:table-row>
        <table:table-row table:style-name="ro1">
          <table:table-cell table:formula="of:=[.A6]+1" office:value-type="float" office:value="4">
            <text:p>4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number-columns-repeated="10"/>
          <table:table-cell office:value-type="string">
            <text:p>PKT_GETVAL</text:p>
          </table:table-cell>
        </table:table-row>
        <table:table-row table:style-name="ro1">
          <table:table-cell table:formula="of:=[.A7]+1" office:value-type="float" office:value="5">
            <text:p>5</text:p>
          </table:table-cell>
          <table:table-cell office:value-type="string">
            <text:p>BYTE</text:p>
          </table:table-cell>
          <table:table-cell office:value-type="string">
            <text:p>Size + PacketType</text:p>
          </table:table-cell>
          <table:table-cell office:value-type="float" office:value="2">
            <text:p>2</text:p>
          </table:table-cell>
          <table:table-cell office:value-type="string">
            <text:p>GOTVALS</text:p>
          </table:table-cell>
          <table:table-cell/>
          <table:table-cell office:value-type="string">
            <text:p>SETVAL</text:p>
          </table:table-cell>
          <table:table-cell/>
          <table:table-cell office:value-type="string">
            <text:p>GOTCONFIG</text:p>
          </table:table-cell>
          <table:table-cell/>
          <table:table-cell office:value-type="string">
            <text:p>GETCONFIG</text:p>
          </table:table-cell>
          <table:table-cell table:number-columns-repeated="3"/>
          <table:table-cell office:value-type="string">
            <text:p>PKT_SETVAL</text:p>
          </table:table-cell>
        </table:table-row>
        <table:table-row table:style-name="ro1">
          <table:table-cell table:formula="of:=[.A8]+1" office:value-type="float" office:value="6">
            <text:p>6</text:p>
          </table:table-cell>
          <table:table-cell table:style-name="ce8" office:value-type="string">
            <text:p>INT</text:p>
          </table:table-cell>
          <table:table-cell office:value-type="string">
            <text:p>From RFAddr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formula="of:=[.A9]+1" office:value-type="float" office:value="7">
            <text:p>7</text:p>
          </table:table-cell>
          <table:table-cell table:style-name="ce8"/>
          <table:table-cell/>
          <table:table-cell office:value-type="float" office:value="4">
            <text:p>4</text:p>
          </table:table-cell>
          <table:table-cell table:number-columns-repeated="10"/>
          <table:table-cell office:value-type="string">
            <text:p>Rx</text:p>
          </table:table-cell>
        </table:table-row>
        <table:table-row table:style-name="ro1">
          <table:table-cell table:formula="of:=[.A10]+1" office:value-type="float" office:value="8">
            <text:p>8</text:p>
          </table:table-cell>
          <table:table-cell office:value-type="string">
            <text:p>BYTE</text:p>
          </table:table-cell>
          <table:table-cell office:value-type="string">
            <text:p>VERSION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VERSION</text:p>
          </table:table-cell>
          <table:table-cell table:number-columns-repeated="5"/>
          <table:table-cell office:value-type="string">
            <text:p>PKT_PINGBACK</text:p>
          </table:table-cell>
        </table:table-row>
        <table:table-row table:style-name="ro1">
          <table:table-cell table:formula="of:=[.A11]+1" office:value-type="float" office:value="9">
            <text:p>9</text:p>
          </table:table-cell>
          <table:table-cell table:number-columns-repeated="2"/>
          <table:table-cell office:value-type="string">
            <text:p>0x001F</text:p>
          </table:table-cell>
          <table:table-cell office:value-type="string">
            <text:p>INDEX (5b &gt;31)</text:p>
          </table:table-cell>
          <table:table-cell office:value-type="string">
            <text:p>0x001F</text:p>
          </table:table-cell>
          <table:table-cell office:value-type="string">
            <text:p>INDEX (5b &gt;31)</text:p>
          </table:table-cell>
          <table:table-cell office:value-type="string">
            <text:p>PACKET#</text:p>
          </table:table-cell>
          <table:table-cell table:number-columns-repeated="6"/>
          <table:table-cell office:value-type="string">
            <text:p>PKT_GOTCONFIG</text:p>
          </table:table-cell>
        </table:table-row>
        <table:table-row table:style-name="ro1">
          <table:table-cell table:formula="of:=[.A12]+1" office:value-type="float" office:value="10">
            <text:p>10</text:p>
          </table:table-cell>
          <table:table-cell table:number-columns-repeated="2"/>
          <table:table-cell office:value-type="string">
            <text:p>0xFFE0</text:p>
          </table:table-cell>
          <table:table-cell office:value-type="string">
            <text:p>VALUE (11b &gt;2047)</text:p>
          </table:table-cell>
          <table:table-cell office:value-type="string">
            <text:p>0xFFE0</text:p>
          </table:table-cell>
          <table:table-cell office:value-type="string">
            <text:p>VALUE (11b &gt;2047)</text:p>
          </table:table-cell>
          <table:table-cell office:value-type="string">
            <text:p>OF#</text:p>
          </table:table-cell>
          <table:table-cell table:number-columns-repeated="2"/>
          <table:table-cell office:value-type="string">
            <text:p>(To:7 total8)</text:p>
          </table:table-cell>
          <table:table-cell office:value-type="string">
            <text:p>8*58</text:p>
          </table:table-cell>
          <table:table-cell table:number-columns-repeated="2"/>
          <table:table-cell office:value-type="string">
            <text:p>PKT_GOTVALS</text:p>
          </table:table-cell>
        </table:table-row>
        <table:table-row table:style-name="ro1">
          <table:table-cell table:formula="of:=[.A13]+1" office:value-type="float" office:value="11">
            <text:p>11</text:p>
          </table:table-cell>
          <table:table-cell table:number-columns-repeated="3"/>
          <table:table-cell office:value-type="string">
            <text:p>...etc...</text:p>
          </table:table-cell>
          <table:table-cell table:number-columns-repeated="2"/>
          <table:table-cell office:value-type="string">
            <text:p>TODE</text:p>
          </table:table-cell>
          <table:table-cell office:value-type="string">
            <text:p>devTYPE</text:p>
          </table:table-cell>
          <table:table-cell office:value-type="string">
            <text:p>DEV3,7,11</text:p>
          </table:table-cell>
          <table:table-cell office:value-type="string">
            <text:p>devTYPE</text:p>
          </table:table-cell>
          <table:table-cell office:value-type="float" office:value="464">
            <text:p>464</text:p>
          </table:table-cell>
          <table:table-cell office:value-type="float" office:value="373">
            <text:p>373</text:p>
          </table:table-cell>
          <table:table-cell/>
          <table:table-cell office:value-type="string">
            <text:p>PKT_GOTVAL</text:p>
          </table:table-cell>
        </table:table-row>
        <table:table-row table:style-name="ro1">
          <table:table-cell table:formula="of:=[.A14]+1" office:value-type="float" office:value="12">
            <text:p>12</text:p>
          </table:table-cell>
          <table:table-cell table:number-columns-repeated="7"/>
          <table:table-cell office:value-type="string">
            <text:p>TNAMEchr0</text:p>
          </table:table-cell>
          <table:table-cell office:value-type="string">
            <text:p>15,19,23,27</text:p>
          </table:table-cell>
          <table:table-cell office:value-type="string">
            <text:p>DNAMEchr0</text:p>
          </table:table-cell>
          <table:table-cell table:number-columns-repeated="4"/>
        </table:table-row>
        <table:table-row table:style-name="ro1">
          <table:table-cell table:formula="of:=[.A15]+1" office:value-type="float" office:value="13">
            <text:p>13</text:p>
          </table:table-cell>
          <table:table-cell table:number-columns-repeated="7"/>
          <table:table-cell office:value-type="string">
            <text:p>TNAMEchr1</text:p>
          </table:table-cell>
          <table:table-cell/>
          <table:table-cell office:value-type="string">
            <text:p>DNAMEchr1</text:p>
          </table:table-cell>
          <table:table-cell table:number-columns-repeated="4"/>
        </table:table-row>
        <table:table-row table:style-name="ro1">
          <table:table-cell table:formula="of:=[.A16]+1" office:value-type="float" office:value="14">
            <text:p>14</text:p>
          </table:table-cell>
          <table:table-cell table:number-columns-repeated="7"/>
          <table:table-cell office:value-type="string">
            <text:p>TNAMEchr2</text:p>
          </table:table-cell>
          <table:table-cell/>
          <table:table-cell office:value-type="string">
            <text:p>DNAMEchr2</text:p>
          </table:table-cell>
          <table:table-cell table:number-columns-repeated="4"/>
        </table:table-row>
        <table:table-row table:style-name="ro1">
          <table:table-cell table:formula="of:=[.A17]+1" office:value-type="float" office:value="15">
            <text:p>15</text:p>
          </table:table-cell>
          <table:table-cell table:number-columns-repeated="7"/>
          <table:table-cell office:value-type="string">
            <text:p>TNAMEchr3</text:p>
          </table:table-cell>
          <table:table-cell/>
          <table:table-cell office:value-type="string">
            <text:p>DNAMEchr3</text:p>
          </table:table-cell>
          <table:table-cell table:number-columns-repeated="4"/>
        </table:table-row>
        <table:table-row table:style-name="ro1">
          <table:table-cell table:formula="of:=[.A18]+1" office:value-type="float" office:value="16">
            <text:p>16</text:p>
          </table:table-cell>
          <table:table-cell table:number-columns-repeated="7"/>
          <table:table-cell office:value-type="string">
            <text:p>TNAMEchr4</text:p>
          </table:table-cell>
          <table:table-cell/>
          <table:table-cell office:value-type="string">
            <text:p>DNAMEchr4</text:p>
          </table:table-cell>
          <table:table-cell table:number-columns-repeated="4"/>
        </table:table-row>
        <table:table-row table:style-name="ro1">
          <table:table-cell table:formula="of:=[.A19]+1" office:value-type="float" office:value="17">
            <text:p>17</text:p>
          </table:table-cell>
          <table:table-cell table:number-columns-repeated="7"/>
          <table:table-cell office:value-type="string">
            <text:p>TNAMEchr5</text:p>
          </table:table-cell>
          <table:table-cell/>
          <table:table-cell office:value-type="string">
            <text:p>DNAMEchr5</text:p>
          </table:table-cell>
          <table:table-cell table:number-columns-repeated="4"/>
        </table:table-row>
        <table:table-row table:style-name="ro1">
          <table:table-cell table:formula="of:=[.A20]+1" office:value-type="float" office:value="18">
            <text:p>18</text:p>
          </table:table-cell>
          <table:table-cell table:number-columns-repeated="7"/>
          <table:table-cell office:value-type="string">
            <text:p>TNAMEchr6</text:p>
          </table:table-cell>
          <table:table-cell/>
          <table:table-cell office:value-type="string">
            <text:p>DNAMEchr6</text:p>
          </table:table-cell>
          <table:table-cell table:number-columns-repeated="4"/>
        </table:table-row>
        <table:table-row table:style-name="ro1">
          <table:table-cell table:formula="of:=[.A21]+1" office:value-type="float" office:value="19">
            <text:p>19</text:p>
          </table:table-cell>
          <table:table-cell table:number-columns-repeated="7"/>
          <table:table-cell office:value-type="string">
            <text:p>TNAMEchr7</text:p>
          </table:table-cell>
          <table:table-cell/>
          <table:table-cell office:value-type="string">
            <text:p>DNAMEchr7</text:p>
          </table:table-cell>
          <table:table-cell table:number-columns-repeated="4"/>
        </table:table-row>
        <table:table-row table:style-name="ro1">
          <table:table-cell table:formula="of:=[.A22]+1" office:value-type="float" office:value="20">
            <text:p>20</text:p>
          </table:table-cell>
          <table:table-cell table:number-columns-repeated="7"/>
          <table:table-cell office:value-type="string">
            <text:p>TNAMEchr8</text:p>
          </table:table-cell>
          <table:table-cell/>
          <table:table-cell office:value-type="string">
            <text:p>DNAMEchr8</text:p>
          </table:table-cell>
          <table:table-cell table:number-columns-repeated="4"/>
        </table:table-row>
        <table:table-row table:style-name="ro1">
          <table:table-cell table:formula="of:=[.A23]+1" office:value-type="float" office:value="21">
            <text:p>21</text:p>
          </table:table-cell>
          <table:table-cell table:number-columns-repeated="7"/>
          <table:table-cell office:value-type="string">
            <text:p>TNAMEchr9</text:p>
          </table:table-cell>
          <table:table-cell/>
          <table:table-cell office:value-type="string">
            <text:p>DNAMEchr9</text:p>
          </table:table-cell>
          <table:table-cell table:number-columns-repeated="4"/>
        </table:table-row>
        <table:table-row table:style-name="ro1">
          <table:table-cell table:formula="of:=[.A24]+1" office:value-type="float" office:value="22">
            <text:p>22</text:p>
          </table:table-cell>
          <table:table-cell table:number-columns-repeated="6"/>
          <table:table-cell office:value-type="string">
            <text:p>DEV0</text:p>
          </table:table-cell>
          <table:table-cell office:value-type="string">
            <text:p>devTYPE</text:p>
          </table:table-cell>
          <table:table-cell office:value-type="string">
            <text:p>DEV4,8,12</text:p>
          </table:table-cell>
          <table:table-cell office:value-type="string">
            <text:p>devTYPE</text:p>
          </table:table-cell>
          <table:table-cell table:number-columns-repeated="4"/>
        </table:table-row>
        <table:table-row table:style-name="ro1">
          <table:table-cell table:formula="of:=[.A25]+1" office:value-type="float" office:value="23">
            <text:p>23</text:p>
          </table:table-cell>
          <table:table-cell table:number-columns-repeated="7"/>
          <table:table-cell office:value-type="string">
            <text:p>DNAMEchr0</text:p>
          </table:table-cell>
          <table:table-cell office:value-type="string">
            <text:p>16,20,24,28</text:p>
          </table:table-cell>
          <table:table-cell office:value-type="string">
            <text:p>DNAMEchr0</text:p>
          </table:table-cell>
          <table:table-cell table:number-columns-repeated="4"/>
        </table:table-row>
        <table:table-row table:style-name="ro1">
          <table:table-cell table:formula="of:=[.A26]+1" office:value-type="float" office:value="24">
            <text:p>24</text:p>
          </table:table-cell>
          <table:table-cell table:number-columns-repeated="7"/>
          <table:table-cell office:value-type="string">
            <text:p>DNAMEchr1</text:p>
          </table:table-cell>
          <table:table-cell/>
          <table:table-cell office:value-type="string">
            <text:p>DNAMEchr1</text:p>
          </table:table-cell>
          <table:table-cell table:number-columns-repeated="4"/>
        </table:table-row>
        <table:table-row table:style-name="ro1">
          <table:table-cell table:formula="of:=[.A27]+1" office:value-type="float" office:value="25">
            <text:p>25</text:p>
          </table:table-cell>
          <table:table-cell table:number-columns-repeated="7"/>
          <table:table-cell office:value-type="string">
            <text:p>DNAMEchr2</text:p>
          </table:table-cell>
          <table:table-cell/>
          <table:table-cell office:value-type="string">
            <text:p>DNAMEchr2</text:p>
          </table:table-cell>
          <table:table-cell table:number-columns-repeated="4"/>
        </table:table-row>
        <table:table-row table:style-name="ro1">
          <table:table-cell table:formula="of:=[.A28]+1" office:value-type="float" office:value="26">
            <text:p>26</text:p>
          </table:table-cell>
          <table:table-cell table:number-columns-repeated="7"/>
          <table:table-cell office:value-type="string">
            <text:p>DNAMEchr3</text:p>
          </table:table-cell>
          <table:table-cell/>
          <table:table-cell office:value-type="string">
            <text:p>DNAMEchr3</text:p>
          </table:table-cell>
          <table:table-cell table:number-columns-repeated="4"/>
        </table:table-row>
        <table:table-row table:style-name="ro1">
          <table:table-cell table:formula="of:=[.A29]+1" office:value-type="float" office:value="27">
            <text:p>27</text:p>
          </table:table-cell>
          <table:table-cell table:number-columns-repeated="7"/>
          <table:table-cell office:value-type="string">
            <text:p>DNAMEchr4</text:p>
          </table:table-cell>
          <table:table-cell/>
          <table:table-cell office:value-type="string">
            <text:p>DNAMEchr4</text:p>
          </table:table-cell>
          <table:table-cell table:number-columns-repeated="4"/>
        </table:table-row>
        <table:table-row table:style-name="ro1">
          <table:table-cell table:formula="of:=[.A30]+1" office:value-type="float" office:value="28">
            <text:p>28</text:p>
          </table:table-cell>
          <table:table-cell table:number-columns-repeated="7"/>
          <table:table-cell office:value-type="string">
            <text:p>DNAMEchr5</text:p>
          </table:table-cell>
          <table:table-cell/>
          <table:table-cell office:value-type="string">
            <text:p>DNAMEchr5</text:p>
          </table:table-cell>
          <table:table-cell table:number-columns-repeated="4"/>
        </table:table-row>
        <table:table-row table:style-name="ro1">
          <table:table-cell table:formula="of:=[.A31]+1" office:value-type="float" office:value="29">
            <text:p>29</text:p>
          </table:table-cell>
          <table:table-cell table:number-columns-repeated="7"/>
          <table:table-cell office:value-type="string">
            <text:p>DNAMEchr6</text:p>
          </table:table-cell>
          <table:table-cell/>
          <table:table-cell office:value-type="string">
            <text:p>DNAMEchr6</text:p>
          </table:table-cell>
          <table:table-cell table:number-columns-repeated="4"/>
        </table:table-row>
        <table:table-row table:style-name="ro1">
          <table:table-cell table:formula="of:=[.A32]+1" office:value-type="float" office:value="30">
            <text:p>30</text:p>
          </table:table-cell>
          <table:table-cell table:number-columns-repeated="7"/>
          <table:table-cell office:value-type="string">
            <text:p>DNAMEchr7</text:p>
          </table:table-cell>
          <table:table-cell/>
          <table:table-cell office:value-type="string">
            <text:p>DNAMEchr7</text:p>
          </table:table-cell>
          <table:table-cell table:number-columns-repeated="4"/>
        </table:table-row>
        <table:table-row table:style-name="ro1">
          <table:table-cell table:formula="of:=[.A33]+1" office:value-type="float" office:value="31">
            <text:p>31</text:p>
          </table:table-cell>
          <table:table-cell table:number-columns-repeated="7"/>
          <table:table-cell office:value-type="string">
            <text:p>DNAMEchr8</text:p>
          </table:table-cell>
          <table:table-cell/>
          <table:table-cell office:value-type="string">
            <text:p>DNAMEchr8</text:p>
          </table:table-cell>
          <table:table-cell table:number-columns-repeated="4"/>
        </table:table-row>
        <table:table-row table:style-name="ro1">
          <table:table-cell table:formula="of:=[.A34]+1" office:value-type="float" office:value="32">
            <text:p>32</text:p>
          </table:table-cell>
          <table:table-cell table:number-columns-repeated="7"/>
          <table:table-cell office:value-type="string">
            <text:p>DNAMEchr9</text:p>
          </table:table-cell>
          <table:table-cell/>
          <table:table-cell office:value-type="string">
            <text:p>DNAMEchr9</text:p>
          </table:table-cell>
          <table:table-cell table:number-columns-repeated="4"/>
        </table:table-row>
        <table:table-row table:style-name="ro1">
          <table:table-cell table:formula="of:=[.A35]+1" office:value-type="float" office:value="33">
            <text:p>33</text:p>
          </table:table-cell>
          <table:table-cell table:number-columns-repeated="6"/>
          <table:table-cell office:value-type="string">
            <text:p>DEV1</text:p>
          </table:table-cell>
          <table:table-cell office:value-type="string">
            <text:p>devTYPE</text:p>
          </table:table-cell>
          <table:table-cell office:value-type="string">
            <text:p>DEV5,9,13</text:p>
          </table:table-cell>
          <table:table-cell office:value-type="string">
            <text:p>devTYPE</text:p>
          </table:table-cell>
          <table:table-cell table:number-columns-repeated="4"/>
        </table:table-row>
        <table:table-row table:style-name="ro1">
          <table:table-cell table:formula="of:=[.A36]+1" office:value-type="float" office:value="34">
            <text:p>34</text:p>
          </table:table-cell>
          <table:table-cell table:number-columns-repeated="7"/>
          <table:table-cell office:value-type="string">
            <text:p>DNAMEchr0</text:p>
          </table:table-cell>
          <table:table-cell office:value-type="string">
            <text:p>17,21,25,29</text:p>
          </table:table-cell>
          <table:table-cell office:value-type="string">
            <text:p>DNAMEchr0</text:p>
          </table:table-cell>
          <table:table-cell table:number-columns-repeated="4"/>
        </table:table-row>
        <table:table-row table:style-name="ro1">
          <table:table-cell table:formula="of:=[.A37]+1" office:value-type="float" office:value="35">
            <text:p>35</text:p>
          </table:table-cell>
          <table:table-cell table:number-columns-repeated="7"/>
          <table:table-cell office:value-type="string">
            <text:p>DNAMEchr1</text:p>
          </table:table-cell>
          <table:table-cell/>
          <table:table-cell office:value-type="string">
            <text:p>DNAMEchr1</text:p>
          </table:table-cell>
          <table:table-cell table:number-columns-repeated="4"/>
        </table:table-row>
        <table:table-row table:style-name="ro1">
          <table:table-cell table:formula="of:=[.A38]+1" office:value-type="float" office:value="36">
            <text:p>36</text:p>
          </table:table-cell>
          <table:table-cell table:number-columns-repeated="7"/>
          <table:table-cell office:value-type="string">
            <text:p>DNAMEchr2</text:p>
          </table:table-cell>
          <table:table-cell/>
          <table:table-cell office:value-type="string">
            <text:p>DNAMEchr2</text:p>
          </table:table-cell>
          <table:table-cell table:number-columns-repeated="4"/>
        </table:table-row>
        <table:table-row table:style-name="ro1">
          <table:table-cell table:formula="of:=[.A39]+1" office:value-type="float" office:value="37">
            <text:p>37</text:p>
          </table:table-cell>
          <table:table-cell table:number-columns-repeated="7"/>
          <table:table-cell office:value-type="string">
            <text:p>DNAMEchr3</text:p>
          </table:table-cell>
          <table:table-cell/>
          <table:table-cell office:value-type="string">
            <text:p>DNAMEchr3</text:p>
          </table:table-cell>
          <table:table-cell table:number-columns-repeated="4"/>
        </table:table-row>
        <table:table-row table:style-name="ro1">
          <table:table-cell table:formula="of:=[.A40]+1" office:value-type="float" office:value="38">
            <text:p>38</text:p>
          </table:table-cell>
          <table:table-cell table:number-columns-repeated="7"/>
          <table:table-cell office:value-type="string">
            <text:p>DNAMEchr4</text:p>
          </table:table-cell>
          <table:table-cell/>
          <table:table-cell office:value-type="string">
            <text:p>DNAMEchr4</text:p>
          </table:table-cell>
          <table:table-cell table:number-columns-repeated="4"/>
        </table:table-row>
        <table:table-row table:style-name="ro1">
          <table:table-cell table:formula="of:=[.A41]+1" office:value-type="float" office:value="39">
            <text:p>39</text:p>
          </table:table-cell>
          <table:table-cell table:number-columns-repeated="7"/>
          <table:table-cell office:value-type="string">
            <text:p>DNAMEchr5</text:p>
          </table:table-cell>
          <table:table-cell/>
          <table:table-cell office:value-type="string">
            <text:p>DNAMEchr5</text:p>
          </table:table-cell>
          <table:table-cell table:number-columns-repeated="4"/>
        </table:table-row>
        <table:table-row table:style-name="ro1">
          <table:table-cell table:formula="of:=[.A42]+1" office:value-type="float" office:value="40">
            <text:p>40</text:p>
          </table:table-cell>
          <table:table-cell table:number-columns-repeated="7"/>
          <table:table-cell office:value-type="string">
            <text:p>DNAMEchr6</text:p>
          </table:table-cell>
          <table:table-cell/>
          <table:table-cell office:value-type="string">
            <text:p>DNAMEchr6</text:p>
          </table:table-cell>
          <table:table-cell table:number-columns-repeated="4"/>
        </table:table-row>
        <table:table-row table:style-name="ro1">
          <table:table-cell table:formula="of:=[.A43]+1" office:value-type="float" office:value="41">
            <text:p>41</text:p>
          </table:table-cell>
          <table:table-cell table:number-columns-repeated="7"/>
          <table:table-cell office:value-type="string">
            <text:p>DNAMEchr7</text:p>
          </table:table-cell>
          <table:table-cell/>
          <table:table-cell office:value-type="string">
            <text:p>DNAMEchr7</text:p>
          </table:table-cell>
          <table:table-cell table:number-columns-repeated="4"/>
        </table:table-row>
        <table:table-row table:style-name="ro1">
          <table:table-cell table:formula="of:=[.A44]+1" office:value-type="float" office:value="42">
            <text:p>42</text:p>
          </table:table-cell>
          <table:table-cell table:number-columns-repeated="7"/>
          <table:table-cell office:value-type="string">
            <text:p>DNAMEchr8</text:p>
          </table:table-cell>
          <table:table-cell/>
          <table:table-cell office:value-type="string">
            <text:p>DNAMEchr8</text:p>
          </table:table-cell>
          <table:table-cell table:number-columns-repeated="4"/>
        </table:table-row>
        <table:table-row table:style-name="ro1">
          <table:table-cell table:formula="of:=[.A45]+1" office:value-type="float" office:value="43">
            <text:p>43</text:p>
          </table:table-cell>
          <table:table-cell table:number-columns-repeated="7"/>
          <table:table-cell office:value-type="string">
            <text:p>DNAMEchr9</text:p>
          </table:table-cell>
          <table:table-cell/>
          <table:table-cell office:value-type="string">
            <text:p>DNAMEchr9</text:p>
          </table:table-cell>
          <table:table-cell table:number-columns-repeated="4"/>
        </table:table-row>
        <table:table-row table:style-name="ro1">
          <table:table-cell table:formula="of:=[.A46]+1" office:value-type="float" office:value="44">
            <text:p>44</text:p>
          </table:table-cell>
          <table:table-cell table:number-columns-repeated="6"/>
          <table:table-cell office:value-type="string">
            <text:p>DEV2</text:p>
          </table:table-cell>
          <table:table-cell office:value-type="string">
            <text:p>devTYPE</text:p>
          </table:table-cell>
          <table:table-cell office:value-type="string">
            <text:p>DEV6,10,14</text:p>
          </table:table-cell>
          <table:table-cell office:value-type="string">
            <text:p>devTYPE</text:p>
          </table:table-cell>
          <table:table-cell table:number-columns-repeated="4"/>
        </table:table-row>
        <table:table-row table:style-name="ro1">
          <table:table-cell table:formula="of:=[.A47]+1" office:value-type="float" office:value="45">
            <text:p>45</text:p>
          </table:table-cell>
          <table:table-cell table:number-columns-repeated="7"/>
          <table:table-cell office:value-type="string">
            <text:p>DNAMEchr0</text:p>
          </table:table-cell>
          <table:table-cell office:value-type="string">
            <text:p>18,22,26,X</text:p>
          </table:table-cell>
          <table:table-cell office:value-type="string">
            <text:p>DNAMEchr0</text:p>
          </table:table-cell>
          <table:table-cell table:number-columns-repeated="4"/>
        </table:table-row>
        <table:table-row table:style-name="ro1">
          <table:table-cell table:formula="of:=[.A48]+1" office:value-type="float" office:value="46">
            <text:p>46</text:p>
          </table:table-cell>
          <table:table-cell table:number-columns-repeated="7"/>
          <table:table-cell office:value-type="string">
            <text:p>DNAMEchr1</text:p>
          </table:table-cell>
          <table:table-cell/>
          <table:table-cell office:value-type="string">
            <text:p>DNAMEchr1</text:p>
          </table:table-cell>
          <table:table-cell table:number-columns-repeated="4"/>
        </table:table-row>
        <table:table-row table:style-name="ro1">
          <table:table-cell table:formula="of:=[.A49]+1" office:value-type="float" office:value="47">
            <text:p>47</text:p>
          </table:table-cell>
          <table:table-cell table:number-columns-repeated="7"/>
          <table:table-cell office:value-type="string">
            <text:p>DNAMEchr2</text:p>
          </table:table-cell>
          <table:table-cell/>
          <table:table-cell office:value-type="string">
            <text:p>DNAMEchr2</text:p>
          </table:table-cell>
          <table:table-cell table:number-columns-repeated="4"/>
        </table:table-row>
        <table:table-row table:style-name="ro1">
          <table:table-cell table:formula="of:=[.A50]+1" office:value-type="float" office:value="48">
            <text:p>48</text:p>
          </table:table-cell>
          <table:table-cell table:number-columns-repeated="7"/>
          <table:table-cell office:value-type="string">
            <text:p>DNAMEchr3</text:p>
          </table:table-cell>
          <table:table-cell/>
          <table:table-cell office:value-type="string">
            <text:p>DNAMEchr3</text:p>
          </table:table-cell>
          <table:table-cell table:number-columns-repeated="4"/>
        </table:table-row>
        <table:table-row table:style-name="ro1">
          <table:table-cell table:formula="of:=[.A51]+1" office:value-type="float" office:value="49">
            <text:p>49</text:p>
          </table:table-cell>
          <table:table-cell table:number-columns-repeated="7"/>
          <table:table-cell office:value-type="string">
            <text:p>DNAMEchr4</text:p>
          </table:table-cell>
          <table:table-cell/>
          <table:table-cell office:value-type="string">
            <text:p>DNAMEchr4</text:p>
          </table:table-cell>
          <table:table-cell table:number-columns-repeated="4"/>
        </table:table-row>
        <table:table-row table:style-name="ro1">
          <table:table-cell table:formula="of:=[.A52]+1" office:value-type="float" office:value="50">
            <text:p>50</text:p>
          </table:table-cell>
          <table:table-cell table:number-columns-repeated="7"/>
          <table:table-cell office:value-type="string">
            <text:p>DNAMEchr5</text:p>
          </table:table-cell>
          <table:table-cell/>
          <table:table-cell office:value-type="string">
            <text:p>DNAMEchr5</text:p>
          </table:table-cell>
          <table:table-cell table:number-columns-repeated="4"/>
        </table:table-row>
        <table:table-row table:style-name="ro1">
          <table:table-cell table:formula="of:=[.A53]+1" office:value-type="float" office:value="51">
            <text:p>51</text:p>
          </table:table-cell>
          <table:table-cell table:number-columns-repeated="7"/>
          <table:table-cell office:value-type="string">
            <text:p>DNAMEchr6</text:p>
          </table:table-cell>
          <table:table-cell/>
          <table:table-cell office:value-type="string">
            <text:p>DNAMEchr6</text:p>
          </table:table-cell>
          <table:table-cell table:number-columns-repeated="4"/>
        </table:table-row>
        <table:table-row table:style-name="ro1">
          <table:table-cell table:formula="of:=[.A54]+1" office:value-type="float" office:value="52">
            <text:p>52</text:p>
          </table:table-cell>
          <table:table-cell table:number-columns-repeated="7"/>
          <table:table-cell office:value-type="string">
            <text:p>DNAMEchr7</text:p>
          </table:table-cell>
          <table:table-cell/>
          <table:table-cell office:value-type="string">
            <text:p>DNAMEchr7</text:p>
          </table:table-cell>
          <table:table-cell table:number-columns-repeated="4"/>
        </table:table-row>
        <table:table-row table:style-name="ro1">
          <table:table-cell table:formula="of:=[.A55]+1" office:value-type="float" office:value="53">
            <text:p>53</text:p>
          </table:table-cell>
          <table:table-cell table:number-columns-repeated="7"/>
          <table:table-cell office:value-type="string">
            <text:p>DNAMEchr8</text:p>
          </table:table-cell>
          <table:table-cell/>
          <table:table-cell office:value-type="string">
            <text:p>DNAMEchr8</text:p>
          </table:table-cell>
          <table:table-cell table:number-columns-repeated="4"/>
        </table:table-row>
        <table:table-row table:style-name="ro1">
          <table:table-cell table:formula="of:=[.A56]+1" office:value-type="float" office:value="54">
            <text:p>54</text:p>
          </table:table-cell>
          <table:table-cell table:number-columns-repeated="7"/>
          <table:table-cell office:value-type="string">
            <text:p>DNAMEchr9</text:p>
          </table:table-cell>
          <table:table-cell/>
          <table:table-cell office:value-type="string">
            <text:p>DNAMEchr9</text:p>
          </table:table-cell>
          <table:table-cell table:number-columns-repeated="4"/>
        </table:table-row>
        <table:table-row table:style-name="ro1">
          <table:table-cell table:formula="of:=[.A57]+1" office:value-type="float" office:value="55">
            <text:p>55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58]+1" office:value-type="float" office:value="56">
            <text:p>56</text:p>
          </table:table-cell>
          <table:table-cell table:number-columns-repeated="7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[.A59]+1" office:value-type="float" office:value="57">
            <text:p>57</text:p>
          </table:table-cell>
          <table:table-cell table:number-columns-repeated="7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formula="of:=[.A60]+1" office:value-type="float" office:value="58">
            <text:p>58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</table:table>
      <table:table table:name="6ASCII" table:style-name="ta1" table:print="false">
        <table:table-column table:style-name="co2" table:default-cell-style-name="ce5"/>
        <table:table-column table:style-name="co13" table:number-columns-repeated="3" table:default-cell-style-name="ce5"/>
        <table:table-column table:style-name="co2" table:number-columns-repeated="2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9" table:number-columns-repeated="1015" table:default-cell-style-name="Default"/>
        <table:table-row table:style-name="ro1">
          <table:table-cell table:number-columns-repeated="2"/>
          <table:table-cell office:value-type="string">
            <text:p>ASCII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6b</text:p>
          </table:table-cell>
          <table:table-cell table:style-name="ce6" office:value-type="string">
            <text:p>MATH</text:p>
          </table:table-cell>
          <table:table-cell table:style-name="ce6" office:value-type="string">
            <text:p>8b</text:p>
          </table:table-cell>
          <table:table-cell table:style-name="ce6" office:value-type="string">
            <text:p>CHAR</text:p>
          </table:table-cell>
          <table:table-cell table:style-name="ce6"/>
          <table:table-cell table:style-name="ce6" office:value-type="string">
            <text:p>6b</text:p>
          </table:table-cell>
          <table:table-cell table:style-name="ce6" office:value-type="string">
            <text:p>MATH</text:p>
          </table:table-cell>
          <table:table-cell table:style-name="ce6" office:value-type="string">
            <text:p>8b</text:p>
          </table:table-cell>
          <table:table-cell table:style-name="ce6" office:value-type="string">
            <text:p>CHAR</text:p>
          </table:table-cell>
          <table:table-cell table:style-name="ce1"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if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plus53</text:p>
          </table:table-cell>
          <table:table-cell table:formula="of:=[.F3]+53" office:value-type="float" office:value="85">
            <text:p>85</text:p>
          </table:table-cell>
          <table:table-cell office:value-type="string">
            <text:p>U</text:p>
          </table:table-cell>
          <table:table-cell table:number-columns-repeated="1015"/>
        </table:table-row>
        <table:table-row table:style-name="ro1">
          <table:table-cell table:formula="of:=[.A3]+1" office:value-type="float" office:value="1">
            <text:p>1</text:p>
          </table:table-cell>
          <table:table-cell office:value-type="string">
            <text:p>if</text:p>
          </table:table-cell>
          <table:table-cell office:value-type="float" office:value="32">
            <text:p>32</text:p>
          </table:table-cell>
          <table:table-cell office:value-type="string">
            <text:p>space</text:p>
          </table:table-cell>
          <table:table-cell/>
          <table:table-cell table:formula="of:=[.F3]+1" office:value-type="float" office:value="33">
            <text:p>33</text:p>
          </table:table-cell>
          <table:table-cell/>
          <table:table-cell table:formula="of:=[.F4]+53" office:value-type="float" office:value="86">
            <text:p>86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">
          <table:table-cell table:formula="of:=[.A4]+1" office:value-type="float" office:value="2">
            <text:p>2</text:p>
          </table:table-cell>
          <table:table-cell office:value-type="string">
            <text:p>plus4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/>
          <table:table-cell table:formula="of:=[.F4]+1" office:value-type="float" office:value="34">
            <text:p>34</text:p>
          </table:table-cell>
          <table:table-cell/>
          <table:table-cell table:formula="of:=[.F5]+53" office:value-type="float" office:value="87">
            <text:p>87</text:p>
          </table:table-cell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table:formula="of:=[.A5]+1" office:value-type="float" office:value="3">
            <text:p>3</text:p>
          </table:table-cell>
          <table:table-cell/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/>
          <table:table-cell table:formula="of:=[.F5]+1" office:value-type="float" office:value="35">
            <text:p>35</text:p>
          </table:table-cell>
          <table:table-cell/>
          <table:table-cell table:formula="of:=[.F6]+53" office:value-type="float" office:value="88">
            <text:p>88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formula="of:=[.A6]+1" office:value-type="float" office:value="4">
            <text:p>4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/>
          <table:table-cell table:formula="of:=[.F6]+1" office:value-type="float" office:value="36">
            <text:p>36</text:p>
          </table:table-cell>
          <table:table-cell/>
          <table:table-cell table:formula="of:=[.F7]+53" office:value-type="float" office:value="89">
            <text:p>89</text:p>
          </table:table-cell>
          <table:table-cell office:value-type="string">
            <text:p>Y</text:p>
          </table:table-cell>
          <table:table-cell table:number-columns-repeated="1015"/>
        </table:table-row>
        <table:table-row table:style-name="ro1">
          <table:table-cell table:formula="of:=[.A7]+1" office:value-type="float" office:value="5">
            <text:p>5</text:p>
          </table:table-cell>
          <table:table-cell/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/>
          <table:table-cell table:formula="of:=[.F7]+1" office:value-type="float" office:value="37">
            <text:p>37</text:p>
          </table:table-cell>
          <table:table-cell/>
          <table:table-cell table:formula="of:=[.F8]+53" office:value-type="float" office:value="90">
            <text:p>90</text:p>
          </table:table-cell>
          <table:table-cell office:value-type="string">
            <text:p>Z</text:p>
          </table:table-cell>
          <table:table-cell table:number-columns-repeated="1015"/>
        </table:table-row>
        <table:table-row table:style-name="ro1">
          <table:table-cell table:formula="of:=[.A8]+1" office:value-type="float" office:value="6">
            <text:p>6</text:p>
          </table:table-cell>
          <table:table-cell/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/>
          <table:table-cell table:formula="of:=[.F8]+1" office:value-type="float" office:value="38">
            <text:p>38</text:p>
          </table:table-cell>
          <table:table-cell office:value-type="string">
            <text:p>plus59</text:p>
          </table:table-cell>
          <table:table-cell table:formula="of:=[.F9]+59" office:value-type="float" office:value="97">
            <text:p>97</text:p>
          </table:table-cell>
          <table:table-cell office:value-type="string">
            <text:p>a</text:p>
          </table:table-cell>
          <table:table-cell table:number-columns-repeated="1015"/>
        </table:table-row>
        <table:table-row table:style-name="ro1">
          <table:table-cell table:formula="of:=[.A9]+1" office:value-type="float" office:value="7">
            <text:p>7</text:p>
          </table:table-cell>
          <table:table-cell/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/>
          <table:table-cell table:formula="of:=[.F9]+1" office:value-type="float" office:value="39">
            <text:p>39</text:p>
          </table:table-cell>
          <table:table-cell/>
          <table:table-cell table:formula="of:=[.F10]+59" office:value-type="float" office:value="98">
            <text:p>98</text:p>
          </table:table-cell>
          <table:table-cell office:value-type="string">
            <text:p>b</text:p>
          </table:table-cell>
          <table:table-cell table:number-columns-repeated="1015"/>
        </table:table-row>
        <table:table-row table:style-name="ro1">
          <table:table-cell table:formula="of:=[.A10]+1" office:value-type="float" office:value="8">
            <text:p>8</text:p>
          </table:table-cell>
          <table:table-cell/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/>
          <table:table-cell table:formula="of:=[.F10]+1" office:value-type="float" office:value="40">
            <text:p>40</text:p>
          </table:table-cell>
          <table:table-cell/>
          <table:table-cell table:formula="of:=[.F11]+59" office:value-type="float" office:value="99">
            <text:p>99</text:p>
          </table:table-cell>
          <table:table-cell office:value-type="string">
            <text:p>c</text:p>
          </table:table-cell>
          <table:table-cell table:number-columns-repeated="1015"/>
        </table:table-row>
        <table:table-row table:style-name="ro1">
          <table:table-cell table:formula="of:=[.A11]+1" office:value-type="float" office:value="9">
            <text:p>9</text:p>
          </table:table-cell>
          <table:table-cell/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/>
          <table:table-cell table:formula="of:=[.F11]+1" office:value-type="float" office:value="41">
            <text:p>41</text:p>
          </table:table-cell>
          <table:table-cell/>
          <table:table-cell table:formula="of:=[.F12]+59" office:value-type="float" office:value="100">
            <text:p>100</text:p>
          </table:table-cell>
          <table:table-cell office:value-type="string">
            <text:p>d</text:p>
          </table:table-cell>
          <table:table-cell table:number-columns-repeated="1015"/>
        </table:table-row>
        <table:table-row table:style-name="ro1">
          <table:table-cell table:formula="of:=[.A12]+1" office:value-type="float" office:value="10">
            <text:p>10</text:p>
          </table:table-cell>
          <table:table-cell/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/>
          <table:table-cell table:formula="of:=[.F12]+1" office:value-type="float" office:value="42">
            <text:p>42</text:p>
          </table:table-cell>
          <table:table-cell/>
          <table:table-cell table:formula="of:=[.F13]+59" office:value-type="float" office:value="101">
            <text:p>101</text:p>
          </table:table-cell>
          <table:table-cell office:value-type="string">
            <text:p>e</text:p>
          </table:table-cell>
          <table:table-cell table:number-columns-repeated="1015"/>
        </table:table-row>
        <table:table-row table:style-name="ro1">
          <table:table-cell table:formula="of:=[.A13]+1" office:value-type="float" office:value="11">
            <text:p>11</text:p>
          </table:table-cell>
          <table:table-cell/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/>
          <table:table-cell table:formula="of:=[.F13]+1" office:value-type="float" office:value="43">
            <text:p>43</text:p>
          </table:table-cell>
          <table:table-cell/>
          <table:table-cell table:formula="of:=[.F14]+59" office:value-type="float" office:value="102">
            <text:p>102</text:p>
          </table:table-cell>
          <table:table-cell office:value-type="string">
            <text:p>f</text:p>
          </table:table-cell>
          <table:table-cell table:number-columns-repeated="1015"/>
        </table:table-row>
        <table:table-row table:style-name="ro1">
          <table:table-cell table:formula="of:=[.A14]+1" office:value-type="float" office:value="12">
            <text:p>12</text:p>
          </table:table-cell>
          <table:table-cell office:value-type="string">
            <text:p>plus53</text:p>
          </table:table-cell>
          <table:table-cell table:formula="of:=[.A15]+53" office:value-type="float" office:value="65">
            <text:p>65</text:p>
          </table:table-cell>
          <table:table-cell office:value-type="string">
            <text:p>A</text:p>
          </table:table-cell>
          <table:table-cell/>
          <table:table-cell table:formula="of:=[.F14]+1" office:value-type="float" office:value="44">
            <text:p>44</text:p>
          </table:table-cell>
          <table:table-cell/>
          <table:table-cell table:formula="of:=[.F15]+59" office:value-type="float" office:value="103">
            <text:p>103</text:p>
          </table:table-cell>
          <table:table-cell office:value-type="string">
            <text:p>g</text:p>
          </table:table-cell>
          <table:table-cell table:number-columns-repeated="1015"/>
        </table:table-row>
        <table:table-row table:style-name="ro1">
          <table:table-cell table:formula="of:=[.A15]+1" office:value-type="float" office:value="13">
            <text:p>13</text:p>
          </table:table-cell>
          <table:table-cell/>
          <table:table-cell table:formula="of:=[.A16]+53" office:value-type="float" office:value="66">
            <text:p>66</text:p>
          </table:table-cell>
          <table:table-cell office:value-type="string">
            <text:p>B</text:p>
          </table:table-cell>
          <table:table-cell/>
          <table:table-cell table:formula="of:=[.F15]+1" office:value-type="float" office:value="45">
            <text:p>45</text:p>
          </table:table-cell>
          <table:table-cell/>
          <table:table-cell table:formula="of:=[.F16]+59" office:value-type="float" office:value="104">
            <text:p>104</text:p>
          </table:table-cell>
          <table:table-cell office:value-type="string">
            <text:p>h</text:p>
          </table:table-cell>
          <table:table-cell table:number-columns-repeated="1015"/>
        </table:table-row>
        <table:table-row table:style-name="ro1">
          <table:table-cell table:formula="of:=[.A16]+1" office:value-type="float" office:value="14">
            <text:p>14</text:p>
          </table:table-cell>
          <table:table-cell/>
          <table:table-cell table:formula="of:=[.A17]+53" office:value-type="float" office:value="67">
            <text:p>67</text:p>
          </table:table-cell>
          <table:table-cell office:value-type="string">
            <text:p>C</text:p>
          </table:table-cell>
          <table:table-cell/>
          <table:table-cell table:formula="of:=[.F16]+1" office:value-type="float" office:value="46">
            <text:p>46</text:p>
          </table:table-cell>
          <table:table-cell/>
          <table:table-cell table:formula="of:=[.F17]+59" office:value-type="float" office:value="105">
            <text:p>105</text:p>
          </table:table-cell>
          <table:table-cell office:value-type="string">
            <text:p>i</text:p>
          </table:table-cell>
          <table:table-cell table:number-columns-repeated="1015"/>
        </table:table-row>
        <table:table-row table:style-name="ro1">
          <table:table-cell table:formula="of:=[.A17]+1" office:value-type="float" office:value="15">
            <text:p>15</text:p>
          </table:table-cell>
          <table:table-cell/>
          <table:table-cell table:formula="of:=[.A18]+53" office:value-type="float" office:value="68">
            <text:p>68</text:p>
          </table:table-cell>
          <table:table-cell office:value-type="string">
            <text:p>D</text:p>
          </table:table-cell>
          <table:table-cell/>
          <table:table-cell table:formula="of:=[.F17]+1" office:value-type="float" office:value="47">
            <text:p>47</text:p>
          </table:table-cell>
          <table:table-cell/>
          <table:table-cell table:formula="of:=[.F18]+59" office:value-type="float" office:value="106">
            <text:p>106</text:p>
          </table:table-cell>
          <table:table-cell office:value-type="string">
            <text:p>j</text:p>
          </table:table-cell>
          <table:table-cell table:number-columns-repeated="1015"/>
        </table:table-row>
        <table:table-row table:style-name="ro1">
          <table:table-cell table:formula="of:=[.A18]+1" office:value-type="float" office:value="16">
            <text:p>16</text:p>
          </table:table-cell>
          <table:table-cell/>
          <table:table-cell table:formula="of:=[.A19]+53" office:value-type="float" office:value="69">
            <text:p>69</text:p>
          </table:table-cell>
          <table:table-cell office:value-type="string">
            <text:p>E</text:p>
          </table:table-cell>
          <table:table-cell/>
          <table:table-cell table:formula="of:=[.F18]+1" office:value-type="float" office:value="48">
            <text:p>48</text:p>
          </table:table-cell>
          <table:table-cell/>
          <table:table-cell table:formula="of:=[.F19]+59" office:value-type="float" office:value="107">
            <text:p>107</text:p>
          </table:table-cell>
          <table:table-cell office:value-type="string">
            <text:p>k</text:p>
          </table:table-cell>
          <table:table-cell table:number-columns-repeated="1015"/>
        </table:table-row>
        <table:table-row table:style-name="ro1">
          <table:table-cell table:formula="of:=[.A19]+1" office:value-type="float" office:value="17">
            <text:p>17</text:p>
          </table:table-cell>
          <table:table-cell/>
          <table:table-cell table:formula="of:=[.A20]+53" office:value-type="float" office:value="70">
            <text:p>70</text:p>
          </table:table-cell>
          <table:table-cell office:value-type="string">
            <text:p>F</text:p>
          </table:table-cell>
          <table:table-cell/>
          <table:table-cell table:formula="of:=[.F19]+1" office:value-type="float" office:value="49">
            <text:p>49</text:p>
          </table:table-cell>
          <table:table-cell/>
          <table:table-cell table:formula="of:=[.F20]+59" office:value-type="float" office:value="108">
            <text:p>108</text:p>
          </table:table-cell>
          <table:table-cell office:value-type="string">
            <text:p>l</text:p>
          </table:table-cell>
          <table:table-cell table:number-columns-repeated="1015"/>
        </table:table-row>
        <table:table-row table:style-name="ro1">
          <table:table-cell table:formula="of:=[.A20]+1" office:value-type="float" office:value="18">
            <text:p>18</text:p>
          </table:table-cell>
          <table:table-cell/>
          <table:table-cell table:formula="of:=[.A21]+53" office:value-type="float" office:value="71">
            <text:p>71</text:p>
          </table:table-cell>
          <table:table-cell office:value-type="string">
            <text:p>G</text:p>
          </table:table-cell>
          <table:table-cell/>
          <table:table-cell table:formula="of:=[.F20]+1" office:value-type="float" office:value="50">
            <text:p>50</text:p>
          </table:table-cell>
          <table:table-cell/>
          <table:table-cell table:formula="of:=[.F21]+59" office:value-type="float" office:value="109">
            <text:p>109</text:p>
          </table:table-cell>
          <table:table-cell office:value-type="string">
            <text:p>m</text:p>
          </table:table-cell>
          <table:table-cell table:number-columns-repeated="1015"/>
        </table:table-row>
        <table:table-row table:style-name="ro1">
          <table:table-cell table:formula="of:=[.A21]+1" office:value-type="float" office:value="19">
            <text:p>19</text:p>
          </table:table-cell>
          <table:table-cell/>
          <table:table-cell table:formula="of:=[.A22]+53" office:value-type="float" office:value="72">
            <text:p>72</text:p>
          </table:table-cell>
          <table:table-cell office:value-type="string">
            <text:p>H</text:p>
          </table:table-cell>
          <table:table-cell/>
          <table:table-cell table:formula="of:=[.F21]+1" office:value-type="float" office:value="51">
            <text:p>51</text:p>
          </table:table-cell>
          <table:table-cell/>
          <table:table-cell table:formula="of:=[.F22]+59" office:value-type="float" office:value="110">
            <text:p>110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1">
          <table:table-cell table:formula="of:=[.A22]+1" office:value-type="float" office:value="20">
            <text:p>20</text:p>
          </table:table-cell>
          <table:table-cell/>
          <table:table-cell table:formula="of:=[.A23]+53" office:value-type="float" office:value="73">
            <text:p>73</text:p>
          </table:table-cell>
          <table:table-cell office:value-type="string">
            <text:p>I</text:p>
          </table:table-cell>
          <table:table-cell/>
          <table:table-cell table:formula="of:=[.F22]+1" office:value-type="float" office:value="52">
            <text:p>52</text:p>
          </table:table-cell>
          <table:table-cell/>
          <table:table-cell table:formula="of:=[.F23]+59" office:value-type="float" office:value="111">
            <text:p>111</text:p>
          </table:table-cell>
          <table:table-cell office:value-type="string">
            <text:p>o</text:p>
          </table:table-cell>
          <table:table-cell table:number-columns-repeated="1015"/>
        </table:table-row>
        <table:table-row table:style-name="ro1">
          <table:table-cell table:formula="of:=[.A23]+1" office:value-type="float" office:value="21">
            <text:p>21</text:p>
          </table:table-cell>
          <table:table-cell/>
          <table:table-cell table:formula="of:=[.A24]+53" office:value-type="float" office:value="74">
            <text:p>74</text:p>
          </table:table-cell>
          <table:table-cell office:value-type="string">
            <text:p>J</text:p>
          </table:table-cell>
          <table:table-cell/>
          <table:table-cell table:formula="of:=[.F23]+1" office:value-type="float" office:value="53">
            <text:p>53</text:p>
          </table:table-cell>
          <table:table-cell/>
          <table:table-cell table:formula="of:=[.F24]+59" office:value-type="float" office:value="112">
            <text:p>112</text:p>
          </table:table-cell>
          <table:table-cell office:value-type="string">
            <text:p>p</text:p>
          </table:table-cell>
          <table:table-cell table:number-columns-repeated="1015"/>
        </table:table-row>
        <table:table-row table:style-name="ro1">
          <table:table-cell table:formula="of:=[.A24]+1" office:value-type="float" office:value="22">
            <text:p>22</text:p>
          </table:table-cell>
          <table:table-cell/>
          <table:table-cell table:formula="of:=[.A25]+53" office:value-type="float" office:value="75">
            <text:p>75</text:p>
          </table:table-cell>
          <table:table-cell office:value-type="string">
            <text:p>K</text:p>
          </table:table-cell>
          <table:table-cell/>
          <table:table-cell table:formula="of:=[.F24]+1" office:value-type="float" office:value="54">
            <text:p>54</text:p>
          </table:table-cell>
          <table:table-cell/>
          <table:table-cell table:formula="of:=[.F25]+59" office:value-type="float" office:value="113">
            <text:p>113</text:p>
          </table:table-cell>
          <table:table-cell office:value-type="string">
            <text:p>q</text:p>
          </table:table-cell>
          <table:table-cell table:number-columns-repeated="1015"/>
        </table:table-row>
        <table:table-row table:style-name="ro1">
          <table:table-cell table:formula="of:=[.A25]+1" office:value-type="float" office:value="23">
            <text:p>23</text:p>
          </table:table-cell>
          <table:table-cell/>
          <table:table-cell table:formula="of:=[.A26]+53" office:value-type="float" office:value="76">
            <text:p>76</text:p>
          </table:table-cell>
          <table:table-cell office:value-type="string">
            <text:p>L</text:p>
          </table:table-cell>
          <table:table-cell/>
          <table:table-cell table:formula="of:=[.F25]+1" office:value-type="float" office:value="55">
            <text:p>55</text:p>
          </table:table-cell>
          <table:table-cell/>
          <table:table-cell table:formula="of:=[.F26]+59" office:value-type="float" office:value="114">
            <text:p>114</text:p>
          </table:table-cell>
          <table:table-cell office:value-type="string">
            <text:p>r</text:p>
          </table:table-cell>
          <table:table-cell table:number-columns-repeated="1015"/>
        </table:table-row>
        <table:table-row table:style-name="ro1">
          <table:table-cell table:formula="of:=[.A26]+1" office:value-type="float" office:value="24">
            <text:p>24</text:p>
          </table:table-cell>
          <table:table-cell/>
          <table:table-cell table:formula="of:=[.A27]+53" office:value-type="float" office:value="77">
            <text:p>77</text:p>
          </table:table-cell>
          <table:table-cell office:value-type="string">
            <text:p>M</text:p>
          </table:table-cell>
          <table:table-cell/>
          <table:table-cell table:formula="of:=[.F26]+1" office:value-type="float" office:value="56">
            <text:p>56</text:p>
          </table:table-cell>
          <table:table-cell/>
          <table:table-cell table:formula="of:=[.F27]+59" office:value-type="float" office:value="115">
            <text:p>115</text:p>
          </table:table-cell>
          <table:table-cell office:value-type="string">
            <text:p>s</text:p>
          </table:table-cell>
          <table:table-cell table:number-columns-repeated="1015"/>
        </table:table-row>
        <table:table-row table:style-name="ro1">
          <table:table-cell table:formula="of:=[.A27]+1" office:value-type="float" office:value="25">
            <text:p>25</text:p>
          </table:table-cell>
          <table:table-cell/>
          <table:table-cell table:formula="of:=[.A28]+53" office:value-type="float" office:value="78">
            <text:p>78</text:p>
          </table:table-cell>
          <table:table-cell office:value-type="string">
            <text:p>N</text:p>
          </table:table-cell>
          <table:table-cell/>
          <table:table-cell table:formula="of:=[.F27]+1" office:value-type="float" office:value="57">
            <text:p>57</text:p>
          </table:table-cell>
          <table:table-cell/>
          <table:table-cell table:formula="of:=[.F28]+59" office:value-type="float" office:value="116">
            <text:p>116</text:p>
          </table:table-cell>
          <table:table-cell office:value-type="string">
            <text:p>t</text:p>
          </table:table-cell>
          <table:table-cell table:number-columns-repeated="1015"/>
        </table:table-row>
        <table:table-row table:style-name="ro1">
          <table:table-cell table:formula="of:=[.A28]+1" office:value-type="float" office:value="26">
            <text:p>26</text:p>
          </table:table-cell>
          <table:table-cell/>
          <table:table-cell table:formula="of:=[.A29]+53" office:value-type="float" office:value="79">
            <text:p>79</text:p>
          </table:table-cell>
          <table:table-cell office:value-type="string">
            <text:p>O</text:p>
          </table:table-cell>
          <table:table-cell/>
          <table:table-cell table:formula="of:=[.F28]+1" office:value-type="float" office:value="58">
            <text:p>58</text:p>
          </table:table-cell>
          <table:table-cell/>
          <table:table-cell table:formula="of:=[.F29]+59" office:value-type="float" office:value="117">
            <text:p>117</text:p>
          </table:table-cell>
          <table:table-cell office:value-type="string">
            <text:p>u</text:p>
          </table:table-cell>
          <table:table-cell table:number-columns-repeated="1015"/>
        </table:table-row>
        <table:table-row table:style-name="ro1">
          <table:table-cell table:formula="of:=[.A29]+1" office:value-type="float" office:value="27">
            <text:p>27</text:p>
          </table:table-cell>
          <table:table-cell/>
          <table:table-cell table:formula="of:=[.A30]+53" office:value-type="float" office:value="80">
            <text:p>80</text:p>
          </table:table-cell>
          <table:table-cell office:value-type="string">
            <text:p>P</text:p>
          </table:table-cell>
          <table:table-cell/>
          <table:table-cell table:formula="of:=[.F29]+1" office:value-type="float" office:value="59">
            <text:p>59</text:p>
          </table:table-cell>
          <table:table-cell/>
          <table:table-cell table:formula="of:=[.F30]+59" office:value-type="float" office:value="118">
            <text:p>118</text:p>
          </table:table-cell>
          <table:table-cell office:value-type="string">
            <text:p>v</text:p>
          </table:table-cell>
          <table:table-cell table:number-columns-repeated="1015"/>
        </table:table-row>
        <table:table-row table:style-name="ro1">
          <table:table-cell table:formula="of:=[.A30]+1" office:value-type="float" office:value="28">
            <text:p>28</text:p>
          </table:table-cell>
          <table:table-cell/>
          <table:table-cell table:formula="of:=[.A31]+53" office:value-type="float" office:value="81">
            <text:p>81</text:p>
          </table:table-cell>
          <table:table-cell office:value-type="string">
            <text:p>Q</text:p>
          </table:table-cell>
          <table:table-cell/>
          <table:table-cell table:formula="of:=[.F30]+1" office:value-type="float" office:value="60">
            <text:p>60</text:p>
          </table:table-cell>
          <table:table-cell/>
          <table:table-cell table:formula="of:=[.F31]+59" office:value-type="float" office:value="119">
            <text:p>119</text:p>
          </table:table-cell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 table:formula="of:=[.A31]+1" office:value-type="float" office:value="29">
            <text:p>29</text:p>
          </table:table-cell>
          <table:table-cell/>
          <table:table-cell table:formula="of:=[.A32]+53" office:value-type="float" office:value="82">
            <text:p>82</text:p>
          </table:table-cell>
          <table:table-cell office:value-type="string">
            <text:p>R</text:p>
          </table:table-cell>
          <table:table-cell/>
          <table:table-cell table:formula="of:=[.F31]+1" office:value-type="float" office:value="61">
            <text:p>61</text:p>
          </table:table-cell>
          <table:table-cell/>
          <table:table-cell table:formula="of:=[.F32]+59" office:value-type="float" office:value="120">
            <text:p>120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formula="of:=[.A32]+1" office:value-type="float" office:value="30">
            <text:p>30</text:p>
          </table:table-cell>
          <table:table-cell/>
          <table:table-cell table:formula="of:=[.A33]+53" office:value-type="float" office:value="83">
            <text:p>83</text:p>
          </table:table-cell>
          <table:table-cell office:value-type="string">
            <text:p>S</text:p>
          </table:table-cell>
          <table:table-cell/>
          <table:table-cell table:formula="of:=[.F32]+1" office:value-type="float" office:value="62">
            <text:p>62</text:p>
          </table:table-cell>
          <table:table-cell/>
          <table:table-cell table:formula="of:=[.F33]+59" office:value-type="float" office:value="121">
            <text:p>121</text:p>
          </table:table-cell>
          <table:table-cell office:value-type="string">
            <text:p>y</text:p>
          </table:table-cell>
          <table:table-cell table:number-columns-repeated="1015"/>
        </table:table-row>
        <table:table-row table:style-name="ro1">
          <table:table-cell table:formula="of:=[.A33]+1" office:value-type="float" office:value="31">
            <text:p>31</text:p>
          </table:table-cell>
          <table:table-cell/>
          <table:table-cell table:formula="of:=[.A34]+53" office:value-type="float" office:value="84">
            <text:p>84</text:p>
          </table:table-cell>
          <table:table-cell office:value-type="string">
            <text:p>T</text:p>
          </table:table-cell>
          <table:table-cell/>
          <table:table-cell table:formula="of:=[.F33]+1" office:value-type="float" office:value="63">
            <text:p>63</text:p>
          </table:table-cell>
          <table:table-cell/>
          <table:table-cell table:formula="of:=[.F34]+59" office:value-type="float" office:value="122">
            <text:p>122</text:p>
          </table:table-cell>
          <table:table-cell office:value-type="string">
            <text:p>z</text:p>
          </table:table-cell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6">12/26/2020</text:date>, <text:time>07:4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GIT-TECH </meta:initial-creator>
    <meta:creation-date>2020-12-15T14:42:56.41</meta:creation-date>
    <meta:generator>OpenOffice/4.1.7$Win32 OpenOffice.org_project/417m1$Build-9800</meta:generator>
    <dc:date>2020-12-26T07:44:42.12</dc:date>
    <dc:creator>TGIT-TECH </dc:creator>
    <meta:editing-duration>P9DT2H32M9S</meta:editing-duration>
    <meta:editing-cycles>26</meta:editing-cycles>
    <meta:document-statistic meta:table-count="3" meta:cell-count="15387" meta:object-count="0"/>
  </office:meta>
</office:document-meta>
</file>